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1047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1.5917in"/>
    </style:style>
    <style:style style:name="co5" style:family="table-column">
      <style:table-column-properties fo:break-before="auto" style:column-width="1.502in"/>
    </style:style>
    <style:style style:name="co6" style:family="table-column">
      <style:table-column-properties fo:break-before="auto" style:column-width="1.9874in"/>
    </style:style>
    <style:style style:name="co7" style:family="table-column">
      <style:table-column-properties fo:break-before="auto" style:column-width="1.8047in"/>
    </style:style>
    <style:style style:name="co8" style:family="table-column">
      <style:table-column-properties fo:break-before="auto" style:column-width="1.3453in"/>
    </style:style>
    <style:style style:name="co9" style:family="table-column">
      <style:table-column-properties fo:break-before="auto" style:column-width="2.0945in"/>
    </style:style>
    <style:style style:name="co10" style:family="table-column">
      <style:table-column-properties fo:break-before="auto" style:column-width="3.778in"/>
    </style:style>
    <style:style style:name="co11" style:family="table-column">
      <style:table-column-properties fo:break-before="auto" style:column-width="1.008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style:use-window-font-color="true"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0" table:default-cell-style-name="Default"/>
        <table:table-row table:style-name="ro3">
          <table:table-cell table:style-name="ce1" office:value-type="string" table:number-columns-spanned="21" table:number-rows-spanned="1">
            <text:p>SKU Attributes</text:p>
          </table:table-cell>
          <table:covered-table-cell table:number-columns-repeated="20"/>
          <table:table-cell table:style-name="ce2" office:value-type="string" table:number-columns-spanned="2" table:number-rows-spanned="1">
            <text:p>Eng Attributes</text:p>
          </table:table-cell>
          <table:covered-table-cell/>
          <table:table-cell table:style-name="ce2" office:value-type="string">
            <text:p>Stage_Accounts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SKU</text:p>
          </table:table-cell>
          <table:table-cell table:style-name="ce2" office:value-type="string">
            <text:p>Product Name</text:p>
          </table:table-cell>
          <table:table-cell table:style-name="ce2" office:value-type="string">
            <text:p>Virt Limit</text:p>
          </table:table-cell>
          <table:table-cell table:style-name="ce2" office:value-type="string">
            <text:p>Socket(s)</text:p>
          </table:table-cell>
          <table:table-cell table:style-name="ce2" office:value-type="string">
            <text:p>VCPU</text:p>
          </table:table-cell>
          <table:table-cell table:style-name="ce2" office:value-type="string">
            <text:p>Multiplier</text:p>
          </table:table-cell>
          <table:table-cell table:style-name="ce2" office:value-type="string">
            <text:p>Unlimited Product</text:p>
          </table:table-cell>
          <table:table-cell table:style-name="ce2" office:value-type="string">
            <text:p>Required Consumer Type</text:p>
          </table:table-cell>
          <table:table-cell table:style-name="ce2" office:value-type="string">
            <text:p>Product Family</text:p>
          </table:table-cell>
          <table:table-cell table:style-name="ce2" office:value-type="string">
            <text:p>Product Category</text:p>
          </table:table-cell>
          <table:table-cell table:style-name="ce2" office:value-type="string">
            <text:p>Product Line</text:p>
          </table:table-cell>
          <table:table-cell table:style-name="ce2" office:value-type="string">
            <text:p>Product Name</text:p>
          </table:table-cell>
          <table:table-cell table:style-name="ce2" office:value-type="string">
            <text:p>Management Enabled</text:p>
          </table:table-cell>
          <table:table-cell table:style-name="ce2" office:value-type="string">
            <text:p>Variant</text:p>
          </table:table-cell>
          <table:table-cell table:style-name="ce2" office:value-type="string">
            <text:p>Service Level</text:p>
          </table:table-cell>
          <table:table-cell table:style-name="ce2" office:value-type="string">
            <text:p>Service Type</text:p>
          </table:table-cell>
          <table:table-cell table:style-name="ce2" office:value-type="string">
            <text:p>Enabled Consumer Types</text:p>
          </table:table-cell>
          <table:table-cell table:style-name="ce2" office:value-type="string">
            <text:p>Virt-only</text:p>
          </table:table-cell>
          <table:table-cell table:style-name="ce2" office:value-type="string">
            <text:p>Cores</text:p>
          </table:table-cell>
          <table:table-cell table:style-name="ce2" office:value-type="string">
            <text:p>JON Management</text:p>
          </table:table-cell>
          <table:table-cell table:style-name="ce2" office:value-type="string">
            <text:p>RAM</text:p>
          </table:table-cell>
          <table:table-cell table:style-name="ce2" office:value-type="string">
            <text:p>Eng Productid(s) </text:p>
          </table:table-cell>
          <table:table-cell table:style-name="ce2" office:value-type="string">
            <text:p>Arch</text:p>
          </table:table-cell>
          <table:table-cell table:style-name="ce2" office:value-type="string">
            <text:p>Username</text:p>
          </table:table-cell>
          <table:table-cell table:number-columns-repeated="1000"/>
        </table:table-row>
        <table:table-row table:style-name="ro3">
          <table:table-cell table:style-name="ce3" office:value-type="string">
            <text:p>RH00276</text:p>
          </table:table-cell>
          <table:table-cell table:style-name="ce4" office:value-type="string">
            <text:p>Red Hat Enterprise Linux for IBM Power, BE, Premium (IFL) (Up to 4 LPARs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77</text:p>
          </table:table-cell>
          <table:table-cell table:style-name="ce4" office:value-type="string">
            <text:p>Red Hat Enterprise Linux for IBM Power, BE, Standard (IFL) (Up to 4 LPARs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78</text:p>
          </table:table-cell>
          <table:table-cell table:style-name="ce4" office:value-type="string">
            <text:p>Red Hat Enterprise Linux for IBM Power, BE with Smart Management, Premium (IFL) (Up to 4 LPARs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79</text:p>
          </table:table-cell>
          <table:table-cell table:style-name="ce4" office:value-type="string">
            <text:p>Red Hat Enterprise Linux for IBM Power, BE with Smart Management, Standard (IFL) (Up to 4 LPARs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80</text:p>
          </table:table-cell>
          <table:table-cell table:style-name="ce4" office:value-type="string">
            <text:p>Red Hat Enterprise Linux for IBM Power, BE, Premium (IFL) (Up to 4 LPARs) (L3 Only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81</text:p>
          </table:table-cell>
          <table:table-cell table:style-name="ce4" office:value-type="string">
            <text:p>Red Hat Enterprise Linux for IBM Power, BE, Standard (IFL) (Up to 4 LPARs) (L3 Only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82</text:p>
          </table:table-cell>
          <table:table-cell table:style-name="ce4" office:value-type="string">
            <text:p>Red Hat Enterprise Linux for IBM Power, BE with Smart Management, Premium (IFL) (Up to 4 LPARs) (L3 Only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83</text:p>
          </table:table-cell>
          <table:table-cell table:style-name="ce4" office:value-type="string">
            <text:p>Red Hat Enterprise Linux for IBM Power, BE with Smart Management, Standard (IFL) (Up to 4 LPARs) (L3 Only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84</text:p>
          </table:table-cell>
          <table:table-cell table:style-name="ce4" office:value-type="string">
            <text:p>Red Hat Enterprise Linux for IBM Power, LE, Premium (IFL) (Up to 4 LPARs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85</text:p>
          </table:table-cell>
          <table:table-cell table:style-name="ce4" office:value-type="string">
            <text:p>Red Hat Enterprise Linux for IBM Power, LE, Standard (IFL) (Up to 4 LPARs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86</text:p>
          </table:table-cell>
          <table:table-cell table:style-name="ce4" office:value-type="string">
            <text:p>Red Hat Enterprise Linux for IBM Power, LE with Smart Management, Premium (IFL) (Up to 4 LPARs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87</text:p>
          </table:table-cell>
          <table:table-cell table:style-name="ce4" office:value-type="string">
            <text:p>Red Hat Enterprise Linux for IBM Power, LE with Smart Management, Standard (IFL) (Up to 4 LPARs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88</text:p>
          </table:table-cell>
          <table:table-cell table:style-name="ce4" office:value-type="string">
            <text:p>Red Hat Enterprise Linux for IBM Power, LE, Premium (IFL) (Up to 4 LPARs) (L3 Only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89</text:p>
          </table:table-cell>
          <table:table-cell table:style-name="ce4" office:value-type="string">
            <text:p>Red Hat Enterprise Linux for IBM Power, LE, Standard (IFL) (Up to 4 LPARs) (L3 Only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90</text:p>
          </table:table-cell>
          <table:table-cell table:style-name="ce4" office:value-type="string">
            <text:p>Red Hat Enterprise Linux for IBM Power, LE with Smart Management, Premium (IFL) (Up to 4 LPARs) (L3 Only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91</text:p>
          </table:table-cell>
          <table:table-cell table:style-name="ce4" office:value-type="string">
            <text:p>Red Hat Enterprise Linux for IBM Power, LE with Smart Management, Standard (IFL) (Up to 4 LPARs) (L3 Only)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92</text:p>
          </table:table-cell>
          <table:table-cell table:style-name="ce4" office:value-type="string">
            <text:p>Red Hat Enterprise Linux for IBM PowerLinux, BE, Premium (1 Socket-Pair) (Up to 15 LPARs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93</text:p>
          </table:table-cell>
          <table:table-cell table:style-name="ce4" office:value-type="string">
            <text:p>Red Hat Enterprise Linux for IBM PowerLinux, BE, Standard (1 Socket-Pair) (Up to 15 LPARs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94</text:p>
          </table:table-cell>
          <table:table-cell table:style-name="ce4" office:value-type="string">
            <text:p>Red Hat Enterprise Linux for IBM PowerLinux, BE with Smart Management, Premium (1 Socket-Pair) (Up to 15 LPARs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95</text:p>
          </table:table-cell>
          <table:table-cell table:style-name="ce4" office:value-type="string">
            <text:p>Red Hat Enterprise Linux for IBM PowerLinux, BE with Smart Management, Standard (1 Socket-Pair) (Up to 15 LPARs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96</text:p>
          </table:table-cell>
          <table:table-cell table:style-name="ce4" office:value-type="string">
            <text:p>Red Hat Enterprise Linux for IBM PowerLinux, BE, Premium (1 Socket-Pair) (Up to 15 LPARs) (L3 Only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97</text:p>
          </table:table-cell>
          <table:table-cell table:style-name="ce4" office:value-type="string">
            <text:p>Red Hat Enterprise Linux for IBM PowerLinux, BE, Standard (1 Socket-Pair) (Up to 15 LPARs) (L3 Only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98</text:p>
          </table:table-cell>
          <table:table-cell table:style-name="ce4" office:value-type="string">
            <text:p>Red Hat Enterprise Linux for IBM PowerLinux, BE with Smart Management, Premium (1 Socket-Pair) (Up to 15 LPARs) (L3 Only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299</text:p>
          </table:table-cell>
          <table:table-cell table:style-name="ce4" office:value-type="string">
            <text:p>Red Hat Enterprise Linux for IBM PowerLinux, BE with Smart Management, Standard (1 Socket-Pair) (Up to 15 LPARs) (L3 Only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80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00</text:p>
          </table:table-cell>
          <table:table-cell table:style-name="ce4" office:value-type="string">
            <text:p>Red Hat Enterprise Linux for IBM PowerLinux, LE, Premium (1 Socket-Pair) (Up to 15 LPARs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01</text:p>
          </table:table-cell>
          <table:table-cell table:style-name="ce4" office:value-type="string">
            <text:p>Red Hat Enterprise Linux for IBM PowerLinux, LE, Standard (1 Socket-Pair) (Up to 15 LPARs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02</text:p>
          </table:table-cell>
          <table:table-cell table:style-name="ce4" office:value-type="string">
            <text:p>Red Hat Enterprise Linux for IBM PowerLinux, LE with Smart Management, Premium (1 Socket-Pair) (Up to 15 LPARs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03</text:p>
          </table:table-cell>
          <table:table-cell table:style-name="ce4" office:value-type="string">
            <text:p>Red Hat Enterprise Linux for IBM PowerLinux, LE with Smart Management, Standard (1 Socket-Pair) (Up to 15 LPARs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04</text:p>
          </table:table-cell>
          <table:table-cell table:style-name="ce4" office:value-type="string">
            <text:p>Red Hat Enterprise Linux for IBM PowerLinux, LE, Premium (1 Socket-Pair) (Up to 15 LPARs) (L3 Only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05</text:p>
          </table:table-cell>
          <table:table-cell table:style-name="ce4" office:value-type="string">
            <text:p>Red Hat Enterprise Linux for IBM PowerLinux, LE, Standard (1 Socket-Pair) (Up to 15 LPARs) (L3 Only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06</text:p>
          </table:table-cell>
          <table:table-cell table:style-name="ce4" office:value-type="string">
            <text:p>Red Hat Enterprise Linux for IBM PowerLinux, LE with Smart Management, Premium (1 Socket-Pair) (Up to 15 LPARs) (L3 Only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07</text:p>
          </table:table-cell>
          <table:table-cell table:style-name="ce4" office:value-type="string">
            <text:p>Red Hat Enterprise Linux for IBM PowerLinux, LE with Smart Management, Standard (1 Socket-Pair) (Up to 15 LPARs) (L3 Only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80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4">
          <table:table-cell table:style-name="ce3" office:value-type="string">
            <text:p>RH00308</text:p>
          </table:table-cell>
          <table:table-cell table:style-name="ce4" office:value-type="string">
            <text:p>Red Hat Enterprise Virtualization for IBM Power, Premium (1 Socket-Pair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V</text:p>
          </table:table-cell>
          <table:table-cell table:style-name="ce6" office:value-type="string">
            <text:p>RHEV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3, 276</text:p>
          </table:table-cell>
          <table:table-cell table:style-name="ce3" office:value-type="string">
            <text:p>x86, x86_64, ppc64</text:p>
          </table:table-cell>
          <table:table-cell table:style-name="ce3" table:number-columns-repeated="1000"/>
          <table:table-cell table:style-name="ce8"/>
        </table:table-row>
        <table:table-row table:style-name="ro4">
          <table:table-cell table:style-name="ce3" office:value-type="string">
            <text:p>RH00309</text:p>
          </table:table-cell>
          <table:table-cell table:style-name="ce4" office:value-type="string">
            <text:p>Red Hat Enterprise Virtualization for IBM Power, Standard (1 Socket-Pair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V</text:p>
          </table:table-cell>
          <table:table-cell table:style-name="ce6" office:value-type="string">
            <text:p>RHEV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3, 276</text:p>
          </table:table-cell>
          <table:table-cell table:style-name="ce3" office:value-type="string">
            <text:p>x86, x86_64, ppc64</text:p>
          </table:table-cell>
          <table:table-cell table:style-name="ce3" table:number-columns-repeated="1000"/>
          <table:table-cell table:style-name="ce8"/>
        </table:table-row>
        <table:table-row table:style-name="ro4">
          <table:table-cell table:style-name="ce3" office:value-type="string">
            <text:p>RH00310</text:p>
          </table:table-cell>
          <table:table-cell table:style-name="ce4" office:value-type="string">
            <text:p>Red Hat Enterprise Virtualization for IBM Power, Premium (1 Socket-Pair) (L3 Only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V</text:p>
          </table:table-cell>
          <table:table-cell table:style-name="ce6" office:value-type="string">
            <text:p>RHEV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3, 276</text:p>
          </table:table-cell>
          <table:table-cell table:style-name="ce3" office:value-type="string">
            <text:p>x86, x86_64, ppc64</text:p>
          </table:table-cell>
          <table:table-cell table:style-name="ce3" table:number-columns-repeated="1000"/>
          <table:table-cell table:style-name="ce8"/>
        </table:table-row>
        <table:table-row table:style-name="ro4">
          <table:table-cell table:style-name="ce3" office:value-type="string">
            <text:p>RH00311</text:p>
          </table:table-cell>
          <table:table-cell table:style-name="ce4" office:value-type="string">
            <text:p>Red Hat Enterprise Virtualization for IBM Power, Standard (1 Socket-Pair) (L3 Only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V</text:p>
          </table:table-cell>
          <table:table-cell table:style-name="ce6" office:value-type="string">
            <text:p>RHEV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3, 276</text:p>
          </table:table-cell>
          <table:table-cell table:style-name="ce3" office:value-type="string">
            <text:p>x86, x86_64, ppc64</text:p>
          </table:table-cell>
          <table:table-cell table:style-name="ce3" table:number-columns-repeated="1000"/>
          <table:table-cell table:style-name="ce8"/>
        </table:table-row>
        <table:table-row table:style-name="ro3">
          <table:table-cell table:style-name="ce3" office:value-type="string">
            <text:p>RH00312</text:p>
          </table:table-cell>
          <table:table-cell table:style-name="ce4" office:value-type="string">
            <text:p>Red Hat Enterprise Linux for IBM PowerLinux, BE with Smart Virtualization, Premium (1 Socket-Pair) (Unlimited Guests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50, 180, 183, 276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13</text:p>
          </table:table-cell>
          <table:table-cell table:style-name="ce4" office:value-type="string">
            <text:p>Red Hat Enterprise Linux for IBM PowerLinux, BE with Smart Virtualization, Standard <text:s/>(1 Socket-Pair) (Unlimited Guests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50, 180, 183, 276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5">
          <table:table-cell table:style-name="ce3" office:value-type="string">
            <text:p>RH00314</text:p>
          </table:table-cell>
          <table:table-cell table:style-name="ce4" office:value-type="string">
            <text:p>Red Hat Enterprise Linux for IBM PowerLinux, BE with Smart Virtualization and Management, Premium <text:s/>(1 Socket-Pair) (Unlimited Guests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50, 180, 183, 276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5">
          <table:table-cell table:style-name="ce3" office:value-type="string">
            <text:p>RH00315</text:p>
          </table:table-cell>
          <table:table-cell table:style-name="ce4" office:value-type="string">
            <text:p>Red Hat Enterprise Linux for IBM PowerLinux, BE with Smart Virtualization and Management, Standard <text:s/>(1 Socket-Pair) (Unlimited Guests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50, 180, 183, 276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16</text:p>
          </table:table-cell>
          <table:table-cell table:style-name="ce4" office:value-type="string">
            <text:p>Red Hat Enterprise Linux for IBM PowerLinux, BE with Smart Virtualization, Premium (1 Socket-Pair) (Unlimited Guests) (L3 Only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50, 180, 183, 276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5">
          <table:table-cell table:style-name="ce3" office:value-type="string">
            <text:p>RH00317</text:p>
          </table:table-cell>
          <table:table-cell table:style-name="ce4" office:value-type="string">
            <text:p>Red Hat Enterprise Linux for IBM PowerLinux, BE with Smart Virtualization, Standard <text:s/>(1 Socket-Pair) (Unlimited Guests) (L3 Only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50, 180, 183, 276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5">
          <table:table-cell table:style-name="ce3" office:value-type="string">
            <text:p>RH00318</text:p>
          </table:table-cell>
          <table:table-cell table:style-name="ce4" office:value-type="string">
            <text:p>Red Hat Enterprise Linux for IBM PowerLinux, BE with Smart Virtualization and Management, Premium <text:s/>(1 Socket-Pair) (Unlimited Guests) (L3 Only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50, 180, 183, 276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5">
          <table:table-cell table:style-name="ce3" office:value-type="string">
            <text:p>RH00319</text:p>
          </table:table-cell>
          <table:table-cell table:style-name="ce4" office:value-type="string">
            <text:p>Red Hat Enterprise Linux for IBM PowerLinux, BE with Smart Virtualization and Management, Standard <text:s/>(1 Socket-Pair) (Unlimited Guests) (L3 Only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74, 150, 180, 183, 276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20</text:p>
          </table:table-cell>
          <table:table-cell table:style-name="ce4" office:value-type="string">
            <text:p>Red Hat Enterprise Linux for IBM PowerLinux, LE with Smart Virtualization, Premium (1 Socket-Pair) (Unlimited Guests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0, 183, 276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21</text:p>
          </table:table-cell>
          <table:table-cell table:style-name="ce4" office:value-type="string">
            <text:p>Red Hat Enterprise Linux for IBM PowerLinux, LE with Smart Virtualization, Standard <text:s/>(1 Socket-Pair) (Unlimited Guests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0, 183, 276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5">
          <table:table-cell table:style-name="ce3" office:value-type="string">
            <text:p>RH00322</text:p>
          </table:table-cell>
          <table:table-cell table:style-name="ce4" office:value-type="string">
            <text:p>Red Hat Enterprise Linux for IBM PowerLinux, LE with Smart Virtualization and Management, Premium <text:s/>(1 Socket-Pair) (Unlimited Guests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0, 183, 276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5">
          <table:table-cell table:style-name="ce3" office:value-type="string">
            <text:p>RH00323</text:p>
          </table:table-cell>
          <table:table-cell table:style-name="ce4" office:value-type="string">
            <text:p>Red Hat Enterprise Linux for IBM PowerLinux, LE with Smart Virtualization and Management, Standard <text:s/>(1 Socket-Pair) (Unlimited Guests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1-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0, 183, 276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24</text:p>
          </table:table-cell>
          <table:table-cell table:style-name="ce4" office:value-type="string">
            <text:p>Red Hat Enterprise Linux for IBM PowerLinux, LE with Smart Virtualization, Premium (1 Socket-Pair) (Unlimited Guests) (L3 Only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0, 183, 276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3">
          <table:table-cell table:style-name="ce3" office:value-type="string">
            <text:p>RH00325</text:p>
          </table:table-cell>
          <table:table-cell table:style-name="ce4" office:value-type="string">
            <text:p>Red Hat Enterprise Linux for IBM PowerLinux, LE with Smart Virtualization, Standard <text:s/>(1 Socket-Pair) (Unlimited Guests) (L3 Only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NA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0, 183, 276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5">
          <table:table-cell table:style-name="ce3" office:value-type="string">
            <text:p>RH00326</text:p>
          </table:table-cell>
          <table:table-cell table:style-name="ce4" office:value-type="string">
            <text:p>Red Hat Enterprise Linux for IBM PowerLinux, LE with Smart Virtualization and Management, Premium <text:s/>(1 Socket-Pair) (Unlimited Guests) (L3 Only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Premium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0, 183, 276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5">
          <table:table-cell table:style-name="ce3" office:value-type="string">
            <text:p>RH00327</text:p>
          </table:table-cell>
          <table:table-cell table:style-name="ce4" office:value-type="string">
            <text:p>Red Hat Enterprise Linux for IBM PowerLinux, LE with Smart Virtualization and Management, Standard <text:s/>(1 Socket-Pair) (Unlimited Guests) (L3 Only)</text:p>
          </table:table-cell>
          <table:table-cell table:style-name="ce5" office:value-type="string">
            <text:p>Unlimite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NA</text:p>
          </table:table-cell>
          <table:table-cell table:style-name="ce3" office:value-type="string">
            <text:p>Red Hat Enterprise Linux</text:p>
          </table:table-cell>
          <table:table-cell table:style-name="ce3" office:value-type="string">
            <text:p>Subscriptions</text:p>
          </table:table-cell>
          <table:table-cell table:style-name="ce6" office:value-type="string">
            <text:p>RHEL</text:p>
          </table:table-cell>
          <table:table-cell table:style-name="ce6" office:value-type="string">
            <text:p>RHEL for IBM POWER</text:p>
          </table:table-cell>
          <table:table-cell table:style-name="ce5" office:value-type="string">
            <text:p>Y</text:p>
          </table:table-cell>
          <table:table-cell table:style-name="ce6" office:value-type="string">
            <text:p>IBM POWER</text:p>
          </table:table-cell>
          <table:table-cell table:style-name="ce5" office:value-type="string">
            <text:p>L3</text:p>
          </table:table-cell>
          <table:table-cell table:style-name="ce5" office:value-type="string">
            <text:p>Standard</text:p>
          </table:table-cell>
          <table:table-cell table:style-name="ce6" office:value-type="string">
            <text:p>SAM</text:p>
          </table:table-cell>
          <table:table-cell table:number-columns-repeated="4" table:style-name="ce3" office:value-type="string">
            <text:p>NA</text:p>
          </table:table-cell>
          <table:table-cell table:style-name="ce7" office:value-type="string">
            <text:p>150, 180, 183, 276, 279</text:p>
          </table:table-cell>
          <table:table-cell table:style-name="ce3" office:value-type="string">
            <text:p>x86, x86_64, ia64, s390x, ppc, s390, ppc64</text:p>
          </table:table-cell>
          <table:table-cell table:style-name="ce3" table:number-columns-repeated="1000"/>
          <table:table-cell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3:Sheet1.AMI10485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">
      <number:currency-symbol number:language="en" number:country="US">$</number:currency-symbol>
      <number:number number:decimal-places="2" number:min-integer-digits="1" number:grouping="true"/>
    </number:currency-style>
    <number:number-style style:name="N119">
      <number:number number:decimal-places="0" number:min-integer-digits="1" number:grouping="true"/>
      <number:text> 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number:text>-</number:text>
      <number:number number:decimal-places="0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1P0"/>
    </number:number-style>
    <number:number-style style:name="N122">
      <number:number number:decimal-places="2" number:min-integer-digits="1" number:grouping="true"/>
      <number:text> </number:text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number:text>-</number:text>
      <number:number number: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number-style style:name="N126">
      <number:scientific-number number:decimal-places="1" number:min-integer-digits="1" number:min-exponent-digits="1"/>
    </number:number-style>
    <number:number-style style:name="N127">
      <number:number number:decimal-places="0" number:min-integer-digits="1" number:grouping="true"/>
      <number:text> DM</number:text>
    </number:number-style>
    <number:number-style style:name="N128P0" style:volatile="true">
      <number:number number:decimal-places="0" number:min-integer-digits="1" number:grouping="true"/>
      <number:text> DM</number:text>
    </number:number-style>
    <number:number-style style:name="N128">
      <number:text>-</number:text>
      <number:number number:decimal-places="0" number:min-integer-digits="1" number:grouping="true"/>
      <number:text> DM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DM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9P0"/>
    </number:number-style>
    <number:number-style style:name="N130">
      <number:number number:decimal-places="2" number:min-integer-digits="1" number:grouping="true"/>
      <number:text> DM</number:text>
    </number:number-style>
    <number:number-style style:name="N131P0" style:volatile="true">
      <number:number number:decimal-places="2" number:min-integer-digits="1" number:grouping="true"/>
      <number:text> DM</number:text>
    </number:number-style>
    <number:number-style style:name="N131">
      <number:text>-</number:text>
      <number:number number:decimal-places="2" number:min-integer-digits="1" number:grouping="true"/>
      <number:text> DM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DM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2P0"/>
    </number:number-style>
    <number:number-style style:name="N133">
      <number:text>-</number:text>
      <number:number number:decimal-places="0" number:min-integer-digits="1" number:grouping="true"/>
      <number:text> DM</number:text>
    </number:number-style>
    <number:number-style style:name="N134P0" style:volatile="true">
      <number:number number:decimal-places="0" number:min-integer-digits="1" number:grouping="true"/>
      <number:text> DM</number:text>
    </number:number-style>
    <number:number-style style:name="N134P1" style:volatile="true">
      <number:text>-</number:text>
      <number:number number:decimal-places="0" number:min-integer-digits="1" number:grouping="true"/>
      <number:text> DM</number:text>
    </number:number-style>
    <number:number-style style:name="N134">
      <number:text>- DM</number:text>
      <style:map style:condition="value()&gt;0" style:apply-style-name="N134P0"/>
      <style:map style:condition="value()&lt;0" style:apply-style-name="N134P1"/>
    </number:number-style>
    <number:number-style style:name="N135">
      <number:text>-</number:text>
      <number:number number:decimal-places="0" number:min-integer-digits="1" number:grouping="true"/>
      <number:text> </number:text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">
      <number:text>-</number:text>
      <number:number number:decimal-places="2" number:min-integer-digits="1" number:grouping="true"/>
      <number:text> DM</number:text>
    </number:number-style>
    <number:number-style style:name="N138P0" style:volatile="true">
      <number:number number:decimal-places="2" number:min-integer-digits="1" number:grouping="true"/>
      <number:text> DM</number:text>
    </number:number-style>
    <number:number-style style:name="N138P1" style:volatile="true">
      <number:text>-</number:text>
      <number:number number:decimal-places="2" number:min-integer-digits="1" number:grouping="true"/>
      <number:text> DM</number:text>
    </number:number-style>
    <number:number-style style:name="N138">
      <number:text>-</number:text>
      <number:number number:decimal-places="0" number:min-integer-digits="0"/>
      <number:text> DM</number:text>
      <style:map style:condition="value()&gt;0" style:apply-style-name="N138P0"/>
      <style:map style:condition="value()&lt;0" style:apply-style-name="N138P1"/>
    </number:number-style>
    <number:number-style style:name="N139">
      <number:text>-</number:text>
      <number:number number:decimal-places="2" number:min-integer-digits="1" number:grouping="true"/>
      <number:text> </number:text>
    </number:number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integer-digits="1" number:grouping="true"/>
      <number:text> </number:text>
    </number:number-style>
    <number:number-style style:name="N140">
      <number:text>-</number:text>
      <number:number number:decimal-places="0" number:min-integer-digits="0"/>
      <number:text> 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1" number:min-integer-digits="1"/>
    </number:number-style>
    <number:currency-style style:name="N142">
      <number:currency-symbol number:language="en" number:country="US">$</number:currency-symbol>
      <number:number number:decimal-places="1" number:min-integer-digits="1" number:grouping="true"/>
    </number:currency-style>
    <number:currency-style style:name="N143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43">
      <style:text-properties fo:color="#00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43P0"/>
    </number:currency-style>
    <number:number-style style:name="N144">
      <number:number number:decimal-places="3" number:min-integer-digits="1"/>
    </number:number-style>
    <number:number-style style:name="N145">
      <number:number number:decimal-places="1" number:min-integer-digits="1" number:grouping="true"/>
    </number:number-style>
    <number:number-style style:name="N146">
      <number:number number:decimal-places="3" number:min-integer-digits="1" number:grouping="true"/>
    </number:number-style>
    <number:date-style style:name="N147">
      <number:day number:style="long"/>
      <number:text>.</number:text>
      <number:month number:style="long"/>
      <number:text>.</number:text>
      <number:year/>
    </number:date-style>
    <number:date-style style:name="N148">
      <number:day number:style="long"/>
      <number:text>. </number:text>
      <number:month number:textual="true"/>
      <number:text> </number:text>
      <number:year/>
    </number:date-style>
    <number:date-style style:name="N149">
      <number:day number:style="long"/>
      <number:text>. </number:text>
      <number:month number:textual="true"/>
    </number:date-style>
    <number:date-style style:name="N150">
      <number:month number:textual="true"/>
      <number:text> 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number number:decimal-places="0" number:min-integer-digits="1" number:grouping="true"/>
      <number:text>   </number:text>
    </number:number-style>
    <number:number-style style:name="N157P0" style:volatile="true">
      <number:number number:decimal-places="0" number:min-integer-digits="1" number:grouping="true"/>
      <number:text>   </number:text>
    </number:number-style>
    <number:number-style style:name="N157">
      <number:text>-</number:text>
      <number:number number:decimal-places="0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58P0"/>
    </number:number-style>
    <number:number-style style:name="N159">
      <number:number number:decimal-places="2" number:min-integer-digits="1" number:grouping="true"/>
      <number:text>   </number:text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  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P0"/>
    </number:number-style>
    <number:number-style style:name="N164P0" style:volatile="true">
      <number:number number:decimal-places="0" number:min-integer-digits="1" number:grouping="true"/>
      <number:text> DM </number:text>
    </number:number-style>
    <number:number-style style:name="N164P1" style:volatile="true">
      <number:text>-</number:text>
      <number:number number:decimal-places="0" number:min-integer-digits="1" number:grouping="true"/>
      <number:text> DM </number:text>
    </number:number-style>
    <number:number-style style:name="N164">
      <number:text> - DM </number:text>
      <style:map style:condition="value()&gt;0" style:apply-style-name="N164P0"/>
      <style:map style:condition="value()&lt;0" style:apply-style-name="N164P1"/>
    </number:number-style>
    <number:number-style style:name="N167P0" style:volatile="true">
      <number:number number:decimal-places="0" number:min-integer-digits="1" number:grouping="true"/>
      <number:text>       </number:text>
    </number:number-style>
    <number:number-style style:name="N167P1" style:volatile="true">
      <number:text>-</number:text>
      <number:number number:decimal-places="0" number:min-integer-digits="1" number:grouping="true"/>
      <number:text>       </number:text>
    </number:number-style>
    <number:number-style style:name="N167">
      <number:text> -       </number:text>
      <style:map style:condition="value()&gt;0" style:apply-style-name="N167P0"/>
      <style:map style:condition="value()&lt;0" style:apply-style-name="N167P1"/>
    </number:number-style>
    <number:number-style style:name="N170P0" style:volatile="true">
      <number:number number:decimal-places="2" number:min-integer-digits="1" number:grouping="true"/>
      <number:text> DM </number:text>
    </number:number-style>
    <number:number-style style:name="N170P1" style:volatile="true">
      <number:text>-</number:text>
      <number:number number:decimal-places="2" number:min-integer-digits="1" number:grouping="true"/>
      <number:text> DM </number:text>
    </number:number-style>
    <number:number-style style:name="N170">
      <number:text> -</number:text>
      <number:number number:decimal-places="0" number:min-integer-digits="0"/>
      <number:text> DM </number:text>
      <style:map style:condition="value()&gt;0" style:apply-style-name="N170P0"/>
      <style:map style:condition="value()&lt;0" style:apply-style-name="N170P1"/>
    </number:number-style>
    <number:number-style style:name="N173P0" style:volatile="true">
      <number:number number:decimal-places="2" number:min-integer-digits="1" number:grouping="true"/>
      <number:text>       </number:text>
    </number:number-style>
    <number:number-style style:name="N173P1" style:volatile="true">
      <number:text>-</number:text>
      <number:number number:decimal-places="2" number:min-integer-digits="1" number:grouping="true"/>
      <number:text>       </number:text>
    </number:number-style>
    <number:number-style style:name="N173">
      <number:text> -</number:text>
      <number:number number:decimal-places="0" number:min-integer-digits="0"/>
      <number:text>      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min-integer-digits="1"/>
      <number:text/>
    </number:number-style>
    <number:number-style style:name="N174P1" style:volatile="true">
      <number:text>-</number:text>
      <number:number number:decimal-places="0" number:min-integer-digits="1" number:grouping="true"/>
      <number:text> DM </number:text>
    </number:number-style>
    <number:number-style style:name="N174">
      <number:text> - DM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min-integer-digits="1"/>
      <number:text/>
    </number:number-style>
    <number:number-style style:name="N175P1" style:volatile="true">
      <number:text>-</number:text>
      <number:number number:decimal-places="0" number:min-integer-digits="1" number:grouping="true"/>
      <number:text>       </number:text>
    </number:number-style>
    <number:number-style style:name="N175">
      <number:text> -      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min-integer-digits="1"/>
      <number:text/>
    </number:number-style>
    <number:number-style style:name="N176P1" style:volatile="true">
      <number:text>-</number:text>
      <number:number number:decimal-places="2" number:min-integer-digits="1" number:grouping="true"/>
      <number:text> DM </number:text>
    </number:number-style>
    <number:number-style style:name="N176">
      <number:text> -</number:text>
      <number:number number:decimal-places="0" number:min-integer-digits="0"/>
      <number:text> DM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min-integer-digits="1"/>
      <number:text/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">
      <number:text> -</number:text>
      <number:number number:decimal-places="0" number:min-integer-digits="0"/>
      <number:text>      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number:min-integer-digits="1" number:grouping="true"/>
      <number:text>   </number:text>
    </number:number-style>
    <number:number-style style:name="N178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78P0"/>
    </number:number-style>
    <number:number-style style:name="N179P0" style:volatile="true">
      <number:number number:decimal-places="2" number:min-integer-digits="1" number:grouping="true"/>
      <number:text>   </number:text>
    </number:number-style>
    <number:number-style style:name="N179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DM</number:text>
    </number:number-style>
    <number:number-style style:name="N180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80P0"/>
    </number:number-style>
    <number:number-style style:name="N181P0" style:volatile="true">
      <number:number number:decimal-places="2" number:min-integer-digits="1" number:grouping="true"/>
      <number:text> DM</number:text>
    </number:number-style>
    <number:number-style style:name="N181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81P0"/>
    </number:number-style>
    <number:currency-style style:name="N182">
      <number:currency-symbol number:language="en" number:country="US">$</number:currency-symbol>
      <number:number number:decimal-places="4" number:min-integer-digits="1" number:grouping="true"/>
    </number:currency-style>
    <number:currency-style style:name="N183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3">
      <style:text-properties fo:color="#00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3P0"/>
    </number:currency-style>
    <number:currency-style style:name="N18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4"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4P0"/>
    </number:currency-style>
    <number:currency-style style:name="N186P0" style:volatile="true">
      <number:currency-symbol/>
      <number:number number:decimal-places="0" number:min-integer-digits="1" number:grouping="true"/>
      <number:text> </number:text>
    </number:currency-style>
    <number:currency-style style:name="N186">
      <number:currency-symbol/>
      <number:text>(</number:text>
      <number:number number:decimal-places="0" number:min-integer-digits="1" number:grouping="true"/>
      <number:text>)</number:text>
      <style:map style:condition="value()&gt;=0" style:apply-style-name="N186P0"/>
    </number:currency-style>
    <number:percentage-style style:name="N187">
      <number:number number:decimal-places="1" number:min-integer-digits="1"/>
      <number:text>%</number:text>
    </number:percentage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</number:text>
    </number:number-style>
    <number:number-style style:name="N189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89P0"/>
    </number:number-style>
    <number:currency-style style:name="N191P0" style:volatile="true">
      <number:currency-symbol number:language="en" number:country="US">$</number:currency-symbol>
      <number:number number:decimal-places="0" number:min-integer-digits="0" number:grouping="true"/>
    </number:currency-style>
    <number:currency-style style:name="N191">
      <style:text-properties fo:color="#000000"/>
      <number:text>-</number:text>
      <number:currency-symbol number:language="en" number:country="US">$</number:currency-symbol>
      <number:number number:decimal-places="0" number:min-integer-digits="0" number:grouping="true"/>
      <style:map style:condition="value()&gt;=0" style:apply-style-name="N191P0"/>
    </number:currency-style>
    <number:currency-style style:name="N192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92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92P0"/>
    </number:currency-style>
    <number:currency-style style:name="N193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93"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93P0"/>
    </number:currency-style>
    <number:currency-style style:name="N195P0" style:volatile="true">
      <number:number number:decimal-places="2" number:min-integer-digits="1" number:grouping="true"/>
      <number:text> </number:text>
      <number:currency-symbol number:language="fi" number:country="FI">mk</number:currency-symbol>
    </number:currency-style>
    <number:currency-style style:name="N195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195P0"/>
    </number:currency-style>
    <number:number-style style:name="N196">
      <number:number number:decimal-places="0" number:min-integer-digits="12"/>
    </number:number-style>
    <number:number-style style:name="N197">
      <number:number number:decimal-places="0" number:min-integer-digits="8"/>
    </number:number-style>
    <number:currency-style style:name="N198">
      <number:currency-symbol number:language="en" number:country="US">$</number:currency-symbol>
      <number:number number:decimal-places="3" number:min-integer-digits="1" number:grouping="true"/>
    </number:currency-style>
    <number:currency-style style:name="N199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99"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99P0"/>
    </number:currency-style>
    <number:currency-style style:name="N200P0" style:volatile="true">
      <number:currency-symbol number:language="en" number:country="US">$</number:currency-symbol>
      <number:number number:decimal-places="0" number:min-integer-digits="0" number:grouping="true"/>
    </number:currency-style>
    <number:currency-style style:name="N200">
      <number:text>-</number:text>
      <number:currency-symbol number:language="en" number:country="US">$</number:currency-symbol>
      <number:number number:decimal-places="0" number:min-integer-digits="0" number:grouping="true"/>
      <style:map style:condition="value()&gt;=0" style:apply-style-name="N200P0"/>
    </number:currency-style>
    <number:currency-style style:name="N201P0" style:volatile="true">
      <number:number number:decimal-places="2" number:min-integer-digits="1" number:grouping="true"/>
      <number:text> </number:text>
      <number:currency-symbol number:language="fi" number:country="FI">mk</number:currency-symbol>
    </number:currency-style>
    <number:currency-style style:name="N201">
      <number:text>-</number:text>
      <number:number number: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201P0"/>
    </number:currency-style>
    <number:currency-style style:name="N203P0" style:volatile="true">
      <number:number number:decimal-places="2" number:min-integer-digits="1" number:grouping="true"/>
      <number:text> </number:text>
      <number:currency-symbol>GBP</number:currency-symbol>
    </number:currency-style>
    <number:currency-style style:name="N203">
      <number:text>-</number:text>
      <number:number number:decimal-places="2" number:min-integer-digits="1" number:grouping="true"/>
      <number:text> </number:text>
      <number:currency-symbol>GBP</number:currency-symbol>
      <style:map style:condition="value()&gt;=0" style:apply-style-name="N203P0"/>
    </number:currency-style>
    <number:currency-style style:name="N20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205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205P0"/>
    </number:currency-style>
    <number:currency-style style:name="N207P0" style:volatile="true">
      <number:number number:decimal-places="0" number:min-integer-digits="1" number:grouping="true"/>
      <number:text> </number:text>
      <number:currency-symbol>JPY</number:currency-symbol>
    </number:currency-style>
    <number:currency-style style:name="N207">
      <number:text>-</number:text>
      <number:number number:decimal-places="0" number:min-integer-digits="1" number:grouping="true"/>
      <number:text> </number:text>
      <number:currency-symbol>JPY</number:currency-symbol>
      <style:map style:condition="value()&gt;=0" style:apply-style-name="N207P0"/>
    </number:currency-style>
    <number:currency-style style:name="N209P0" style:volatile="true">
      <number:number number:decimal-places="2" number:min-integer-digits="1" number:grouping="true"/>
      <number:text> </number:text>
      <number:currency-symbol>HKD</number:currency-symbol>
    </number:currency-style>
    <number:currency-style style:name="N209">
      <number:text>-</number:text>
      <number:number number:decimal-places="2" number:min-integer-digits="1" number:grouping="true"/>
      <number:text> </number:text>
      <number:currency-symbol>HKD</number:currency-symbol>
      <style:map style:condition="value()&gt;=0" style:apply-style-name="N209P0"/>
    </number:currency-style>
    <number:currency-style style:name="N211P0" style:volatile="true">
      <number:number number:decimal-places="2" number:min-integer-digits="1" number:grouping="true"/>
      <number:text> </number:text>
      <number:currency-symbol>AUD</number:currency-symbol>
    </number:currency-style>
    <number:currency-style style:name="N211">
      <number:text>-</number:text>
      <number:number number:decimal-places="2" number:min-integer-digits="1" number:grouping="true"/>
      <number:text> </number:text>
      <number:currency-symbol>AUD</number:currency-symbol>
      <style:map style:condition="value()&gt;=0" style:apply-style-name="N211P0"/>
    </number:currency-style>
    <number:currency-style style:name="N213P0" style:volatile="true">
      <number:number number:decimal-places="2" number:min-integer-digits="1" number:grouping="true"/>
      <number:text> </number:text>
      <number:currency-symbol>SGD</number:currency-symbol>
    </number:currency-style>
    <number:currency-style style:name="N213">
      <number:text>-</number:text>
      <number:number number:decimal-places="2" number:min-integer-digits="1" number:grouping="true"/>
      <number:text> </number:text>
      <number:currency-symbol>SGD</number:currency-symbol>
      <style:map style:condition="value()&gt;=0" style:apply-style-name="N213P0"/>
    </number:currency-style>
    <number:currency-style style:name="N215P0" style:volatile="true">
      <number:number number:decimal-places="0" number:min-integer-digits="1" number:grouping="true"/>
      <number:text> </number:text>
      <number:currency-symbol>KRW</number:currency-symbol>
    </number:currency-style>
    <number:currency-style style:name="N215">
      <number:text>-</number:text>
      <number:number number:decimal-places="0" number:min-integer-digits="1" number:grouping="true"/>
      <number:text> </number:text>
      <number:currency-symbol>KRW</number:currency-symbol>
      <style:map style:condition="value()&gt;=0" style:apply-style-name="N215P0"/>
    </number:currency-style>
    <number:number-style style:name="N217P0" style:volatile="true">
      <number:text>$</number:text>
      <number:number number:decimal-places="0" number:min-integer-digits="1" number:grouping="true"/>
      <number:text> </number:text>
    </number:number-style>
    <number:number-style style:name="N217">
      <number:text>($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$</number:text>
      <number:number number:decimal-places="2" number:min-integer-digits="1" number:grouping="true"/>
      <number:text> </number:text>
    </number:number-style>
    <number:number-style style:name="N219">
      <number:text>($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">
      <number:number number:decimal-places="0" number:min-integer-digits="4"/>
    </number:number-style>
    <number:number-style style:name="N222P0" style:volatile="true">
      <number:number number:decimal-places="0" number:min-integer-digits="1" number:grouping="true"/>
      <number:text> $</number:text>
    </number:number-style>
    <number:number-style style:name="N222">
      <number:text>-</number:text>
      <number:number number:decimal-places="0" number:min-integer-digits="1" number:grouping="true"/>
      <number:text> $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$</number:text>
    </number:number-style>
    <number:number-style style:name="N224">
      <number:text>-</number:text>
      <number:number number:decimal-places="2" number:min-integer-digits="1" number:grouping="true"/>
      <number:text> $</number:text>
      <style:map style:condition="value()&gt;=0" style:apply-style-name="N224P0"/>
    </number:number-style>
    <number:number-style style:name="N228P0" style:volatile="true">
      <number:number number:decimal-places="0" number:min-integer-digits="1" number:grouping="true"/>
      <number:text> $ </number:text>
    </number:number-style>
    <number:number-style style:name="N228P1" style:volatile="true">
      <number:text>-</number:text>
      <number:number number:decimal-places="0" number:min-integer-digits="1" number:grouping="true"/>
      <number:text> $ </number:text>
    </number:number-style>
    <number:number-style style:name="N228P2" style:volatile="true">
      <number:text> - $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0" number:min-integer-digits="1" number:grouping="true"/>
      <number:text>    </number:text>
    </number:number-style>
    <number:number-style style:name="N232P0" style:volatile="true">
      <number:number number:decimal-places="0" number:min-integer-digits="1" number:grouping="true"/>
      <number:text>    </number:text>
    </number:number-style>
    <number:number-style style:name="N232P1" style:volatile="true">
      <number:text>-</number:text>
      <number:number number:decimal-places="0" number:min-integer-digits="1" number:grouping="true"/>
      <number:text>    </number:text>
    </number:number-style>
    <number:number-style style:name="N232P2" style:volatile="true">
      <number:text> - 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number number:decimal-places="2" number:min-integer-digits="1" number:grouping="true"/>
      <number:text> $ </number:text>
    </number:number-style>
    <number:number-style style:name="N236P1" style:volatile="true">
      <number:text>-</number:text>
      <number:number number:decimal-places="2" number:min-integer-digits="1" number:grouping="true"/>
      <number:text> $ </number:text>
    </number:number-style>
    <number:number-style style:name="N236P2" style:volatile="true">
      <number:text> -</number:text>
      <number:number number:decimal-places="0" number:min-integer-digits="0"/>
      <number:text> $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number number: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integer-digits="1" number:grouping="true"/>
      <number:text>    </number:text>
    </number:number-style>
    <number:number-style style:name="N240P2" style:volatile="true">
      <number:text> -</number:text>
      <number:number number: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number:number number:decimal-places="0" number:min-integer-digits="1" number:grouping="true"/>
      <number:text> $</number:text>
    </number:number-style>
    <number:number-style style:name="N241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241P0"/>
    </number:number-style>
    <number:number-style style:name="N242P0" style:volatile="true">
      <number:number number:decimal-places="2" number:min-integer-digits="1" number:grouping="true"/>
      <number:text> $</number:text>
    </number:number-style>
    <number:number-style style:name="N242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242P0"/>
    </number:number-style>
    <number:number-style style:name="N244P0" style:volatile="true">
      <number:number number:decimal-places="0" number:min-integer-digits="1" number:grouping="true"/>
      <number:text> DM </number:text>
    </number:number-style>
    <number:number-style style:name="N244P1" style:volatile="true">
      <number:text>-</number:text>
      <number:number number:decimal-places="0" number:min-integer-digits="1" number:grouping="true"/>
      <number:text> DM </number:text>
    </number:number-style>
    <number:number-style style:name="N244P2" style:volatile="true">
      <number:text> - DM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number number:decimal-places="0" number:min-integer-digits="1" number:grouping="true"/>
      <number:text>       </number:text>
    </number:number-style>
    <number:number-style style:name="N246P1" style:volatile="true">
      <number:text>-</number:text>
      <number:number number:decimal-places="0" number:min-integer-digits="1" number:grouping="true"/>
      <number:text>       </number:text>
    </number:number-style>
    <number:number-style style:name="N246P2" style:volatile="true">
      <number:text> - 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integer-digits="1" number:grouping="true"/>
      <number:text> DM </number:text>
    </number:number-style>
    <number:number-style style:name="N248P1" style:volatile="true">
      <number:text>-</number:text>
      <number:number number:decimal-places="2" number:min-integer-digits="1" number:grouping="true"/>
      <number:text> DM </number:text>
    </number:number-style>
    <number:number-style style:name="N248P2" style:volatile="true">
      <number:text> -</number:text>
      <number:number number:decimal-places="0" number:min-integer-digits="0"/>
      <number:text> DM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2" number:min-integer-digits="1" number:grouping="true"/>
      <number:text>       </number:text>
    </number:number-style>
    <number:number-style style:name="N250P1" style:volatile="true">
      <number:text>-</number:text>
      <number:number number:decimal-places="2" number:min-integer-digits="1" number:grouping="true"/>
      <number:text>       </number:text>
    </number:number-style>
    <number:number-style style:name="N250P2" style:volatile="true">
      <number:text> -</number:text>
      <number:number number:decimal-places="0" number:min-integer-digits="0"/>
      <number:text>   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text>$</number:text>
      <number:number number:decimal-places="0" number:min-integer-digits="1" number:grouping="true"/>
      <number:text> </number:text>
    </number:number-style>
    <number:number-style style:name="N251">
      <style:text-properties fo:color="#000000"/>
      <number:text>($</number:text>
      <number:number number:decimal-places="0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$</number:text>
      <number:number number:decimal-places="2" number:min-integer-digits="1" number:grouping="true"/>
      <number:text> </number:text>
    </number:number-style>
    <number:number-style style:name="N252">
      <style:text-properties fo:color="#000000"/>
      <number:text>($</number:text>
      <number:number number:decimal-places="2" number:min-integer-digits="1" number:grouping="true"/>
      <number:text>)</number:text>
      <style:map style:condition="value()&gt;=0" style:apply-style-name="N252P0"/>
    </number:number-style>
    <number:number-style style:name="N256P0" style:volatile="true">
      <number:text> $</number:text>
      <number:number number:decimal-places="0" number:min-integer-digits="1" number:grouping="true"/>
      <number:text> </number:text>
    </number:number-style>
    <number:number-style style:name="N256P1" style:volatile="true">
      <number:text> $(</number:text>
      <number:number number:decimal-places="0" number:min-integer-digits="1" number:grouping="true"/>
      <number:text>)</number:text>
    </number:number-style>
    <number:number-style style:name="N256P2" style:volatile="true">
      <number:text> $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9P0" style:volatile="true">
      <number:number number:decimal-places="0" number:min-integer-digits="1" number:grouping="true"/>
      <number:text> </number:text>
    </number:number-style>
    <number:number-style style:name="N259P1" style:volatile="true">
      <number:text> (</number:text>
      <number:number number:decimal-places="0" number:min-integer-digits="1" number:grouping="true"/>
      <number:text>)</number:text>
    </number:number-style>
    <number:number-style style:name="N259P2" style:volatile="true">
      <number:text> -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3P0" style:volatile="true">
      <number:text> $</number:text>
      <number:number number:decimal-places="2" number:min-integer-digits="1" number:grouping="true"/>
      <number:text> </number:text>
    </number:number-style>
    <number:number-style style:name="N263P1" style:volatile="true">
      <number:text> $(</number:text>
      <number:number number:decimal-places="2" number:min-integer-digits="1" number:grouping="true"/>
      <number:text>)</number:text>
    </number:number-style>
    <number:number-style style:name="N263P2" style:volatile="true">
      <number:text> $-</number:text>
      <number:number number: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6P0" style:volatile="true">
      <number:number number:decimal-places="2" number:min-integer-digits="1" number:grouping="true"/>
      <number:text> </number:text>
    </number:number-style>
    <number:number-style style:name="N266P1" style:volatile="true">
      <number:text> (</number:text>
      <number:number number:decimal-places="2" number:min-integer-digits="1" number:grouping="true"/>
      <number:text>)</number:text>
    </number:number-style>
    <number:number-style style:name="N266P2" style:volatile="true">
      <number:text> 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currency-style style:name="N267P0" style:volatile="true">
      <number:number number:decimal-places="2" number:min-integer-digits="1" number:grouping="true"/>
      <number:text> </number:text>
      <number:currency-symbol>GBP</number:currency-symbol>
    </number:currency-style>
    <number:currency-style style:name="N267">
      <style:text-properties fo:color="#ff0000"/>
      <number:text>-</number:text>
      <number:number number:decimal-places="2" number:min-integer-digits="1" number:grouping="true"/>
      <number:text> </number:text>
      <number:currency-symbol>GBP</number:currency-symbol>
      <style:map style:condition="value()&gt;=0" style:apply-style-name="N267P0"/>
    </number:currency-style>
    <number:currency-style style:name="N26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268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268P0"/>
    </number:currency-style>
    <number:currency-style style:name="N269P0" style:volatile="true">
      <number:number number:decimal-places="0" number:min-integer-digits="1" number:grouping="true"/>
      <number:text> </number:text>
      <number:currency-symbol>JPY</number:currency-symbol>
    </number:currency-style>
    <number:currency-style style:name="N269">
      <style:text-properties fo:color="#ff0000"/>
      <number:text>-</number:text>
      <number:number number:decimal-places="0" number:min-integer-digits="1" number:grouping="true"/>
      <number:text> </number:text>
      <number:currency-symbol>JPY</number:currency-symbol>
      <style:map style:condition="value()&gt;=0" style:apply-style-name="N269P0"/>
    </number:currency-style>
    <number:currency-style style:name="N270P0" style:volatile="true">
      <number:number number:decimal-places="2" number:min-integer-digits="1" number:grouping="true"/>
      <number:text> </number:text>
      <number:currency-symbol>HKD</number:currency-symbol>
    </number:currency-style>
    <number:currency-style style:name="N270">
      <style:text-properties fo:color="#ff0000"/>
      <number:text>-</number:text>
      <number:number number:decimal-places="2" number:min-integer-digits="1" number:grouping="true"/>
      <number:text> </number:text>
      <number:currency-symbol>HKD</number:currency-symbol>
      <style:map style:condition="value()&gt;=0" style:apply-style-name="N270P0"/>
    </number:currency-style>
    <number:currency-style style:name="N271P0" style:volatile="true">
      <number:number number:decimal-places="2" number:min-integer-digits="1" number:grouping="true"/>
      <number:text> </number:text>
      <number:currency-symbol>AUD</number:currency-symbol>
    </number:currency-style>
    <number:currency-style style:name="N271">
      <style:text-properties fo:color="#ff0000"/>
      <number:text>-</number:text>
      <number:number number:decimal-places="2" number:min-integer-digits="1" number:grouping="true"/>
      <number:text> </number:text>
      <number:currency-symbol>AUD</number:currency-symbol>
      <style:map style:condition="value()&gt;=0" style:apply-style-name="N271P0"/>
    </number:currency-style>
    <number:currency-style style:name="N272P0" style:volatile="true">
      <number:number number:decimal-places="2" number:min-integer-digits="1" number:grouping="true"/>
      <number:text> </number:text>
      <number:currency-symbol>SGD</number:currency-symbol>
    </number:currency-style>
    <number:currency-style style:name="N272">
      <style:text-properties fo:color="#ff0000"/>
      <number:text>-</number:text>
      <number:number number:decimal-places="2" number:min-integer-digits="1" number:grouping="true"/>
      <number:text> </number:text>
      <number:currency-symbol>SGD</number:currency-symbol>
      <style:map style:condition="value()&gt;=0" style:apply-style-name="N272P0"/>
    </number:currency-style>
    <number:currency-style style:name="N273P0" style:volatile="true">
      <number:number number:decimal-places="0" number:min-integer-digits="1" number:grouping="true"/>
      <number:text> </number:text>
      <number:currency-symbol>KRW</number:currency-symbol>
    </number:currency-style>
    <number:currency-style style:name="N273">
      <style:text-properties fo:color="#ff0000"/>
      <number:text>-</number:text>
      <number:number number:decimal-places="0" number:min-integer-digits="1" number:grouping="true"/>
      <number:text> </number:text>
      <number:currency-symbol>KRW</number:currency-symbol>
      <style:map style:condition="value()&gt;=0" style:apply-style-name="N273P0"/>
    </number:currency-style>
    <number:currency-style style:name="N274P0" style:volatile="true">
      <number:number number:decimal-places="2" number:min-integer-digits="1" number:grouping="true"/>
      <number:text> </number:text>
      <number:currency-symbol number:language="fi" number:country="FI">mk</number:currency-symbol>
    </number:currency-style>
    <number:currency-style style:name="N274">
      <style:text-properties fo:color="#000000"/>
      <number:text>-</number:text>
      <number:number number: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274P0"/>
    </number:currency-style>
    <number:currency-style style:name="N275P0" style:volatile="true">
      <number:number number:decimal-places="2" number:min-integer-digits="1" number:grouping="true"/>
      <number:text> </number:text>
      <number:currency-symbol>GBP</number:currency-symbol>
    </number:currency-style>
    <number:currency-style style:name="N275">
      <style:text-properties fo:color="#000000"/>
      <number:text>-</number:text>
      <number:number number:decimal-places="2" number:min-integer-digits="1" number:grouping="true"/>
      <number:text> </number:text>
      <number:currency-symbol>GBP</number:currency-symbol>
      <style:map style:condition="value()&gt;=0" style:apply-style-name="N275P0"/>
    </number:currency-style>
    <number:currency-style style:name="N276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276">
      <style:text-properties fo:color="#00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276P0"/>
    </number:currency-style>
    <number:currency-style style:name="N277P0" style:volatile="true">
      <number:number number:decimal-places="0" number:min-integer-digits="1" number:grouping="true"/>
      <number:text> </number:text>
      <number:currency-symbol>JPY</number:currency-symbol>
    </number:currency-style>
    <number:currency-style style:name="N277">
      <style:text-properties fo:color="#000000"/>
      <number:text>-</number:text>
      <number:number number:decimal-places="0" number:min-integer-digits="1" number:grouping="true"/>
      <number:text> </number:text>
      <number:currency-symbol>JPY</number:currency-symbol>
      <style:map style:condition="value()&gt;=0" style:apply-style-name="N277P0"/>
    </number:currency-style>
    <number:currency-style style:name="N278P0" style:volatile="true">
      <number:number number:decimal-places="2" number:min-integer-digits="1" number:grouping="true"/>
      <number:text> </number:text>
      <number:currency-symbol>HKD</number:currency-symbol>
    </number:currency-style>
    <number:currency-style style:name="N278">
      <style:text-properties fo:color="#000000"/>
      <number:text>-</number:text>
      <number:number number:decimal-places="2" number:min-integer-digits="1" number:grouping="true"/>
      <number:text> </number:text>
      <number:currency-symbol>HKD</number:currency-symbol>
      <style:map style:condition="value()&gt;=0" style:apply-style-name="N278P0"/>
    </number:currency-style>
    <number:currency-style style:name="N279P0" style:volatile="true">
      <number:number number:decimal-places="2" number:min-integer-digits="1" number:grouping="true"/>
      <number:text> </number:text>
      <number:currency-symbol>AUD</number:currency-symbol>
    </number:currency-style>
    <number:currency-style style:name="N279">
      <style:text-properties fo:color="#000000"/>
      <number:text>-</number:text>
      <number:number number:decimal-places="2" number:min-integer-digits="1" number:grouping="true"/>
      <number:text> </number:text>
      <number:currency-symbol>AUD</number:currency-symbol>
      <style:map style:condition="value()&gt;=0" style:apply-style-name="N279P0"/>
    </number:currency-style>
    <number:currency-style style:name="N280P0" style:volatile="true">
      <number:number number:decimal-places="2" number:min-integer-digits="1" number:grouping="true"/>
      <number:text> </number:text>
      <number:currency-symbol>SGD</number:currency-symbol>
    </number:currency-style>
    <number:currency-style style:name="N280">
      <style:text-properties fo:color="#000000"/>
      <number:text>-</number:text>
      <number:number number:decimal-places="2" number:min-integer-digits="1" number:grouping="true"/>
      <number:text> </number:text>
      <number:currency-symbol>SGD</number:currency-symbol>
      <style:map style:condition="value()&gt;=0" style:apply-style-name="N280P0"/>
    </number:currency-style>
    <number:currency-style style:name="N281P0" style:volatile="true">
      <number:number number:decimal-places="0" number:min-integer-digits="1" number:grouping="true"/>
      <number:text> </number:text>
      <number:currency-symbol>KRW</number:currency-symbol>
    </number:currency-style>
    <number:currency-style style:name="N281">
      <style:text-properties fo:color="#000000"/>
      <number:text>-</number:text>
      <number:number number:decimal-places="0" number:min-integer-digits="1" number:grouping="true"/>
      <number:text> </number:text>
      <number:currency-symbol>KRW</number:currency-symbol>
      <style:map style:condition="value()&gt;=0" style:apply-style-name="N281P0"/>
    </number:currency-style>
    <number:number-style style:name="N282">
      <number:text>Yes</number:text>
    </number:number-style>
    <number:number-style style:name="N283P0" style:volatile="true">
      <number:text>Yes</number:text>
    </number:number-style>
    <number:number-style style:name="N283P1" style:volatile="true">
      <number:text>Yes</number:text>
    </number:number-style>
    <number:number-style style:name="N283">
      <number:text>No</number:text>
      <style:map style:condition="value()&gt;0" style:apply-style-name="N283P0"/>
      <style:map style:condition="value()&lt;0" style:apply-style-name="N283P1"/>
    </number:number-style>
    <number:number-style style:name="N284">
      <number:text>True</number:text>
    </number:number-style>
    <number:number-style style:name="N285P0" style:volatile="true">
      <number:text>True</number:text>
    </number:number-style>
    <number:number-style style:name="N285P1" style:volatile="true">
      <number:text>True</number:text>
    </number:number-style>
    <number:number-style style:name="N285">
      <number:text>False</number:text>
      <style:map style:condition="value()&gt;0" style:apply-style-name="N285P0"/>
      <style:map style:condition="value()&lt;0" style:apply-style-name="N285P1"/>
    </number:number-style>
    <number:number-style style:name="N286">
      <number:text>On</number:text>
    </number:number-style>
    <number:number-style style:name="N287P0" style:volatile="true">
      <number:text>On</number:text>
    </number:number-style>
    <number:number-style style:name="N287P1" style:volatile="true">
      <number:text>On</number:text>
    </number:number-style>
    <number:number-style style:name="N287">
      <number:text>Off</number:text>
      <style:map style:condition="value()&gt;0" style:apply-style-name="N287P0"/>
      <style:map style:condition="value()&lt;0" style:apply-style-name="N287P1"/>
    </number:number-style>
    <number:number-style style:name="N288">
      <number:text>$</number:text>
      <number:number number:decimal-places="4" number:min-integer-digits="1" number:grouping="true"/>
    </number:number-style>
    <number:currency-style style:name="N289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289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289P0"/>
    </number:currency-style>
    <number:number-style style:name="N290P0" style:volatile="true">
      <number:number number:decimal-places="0" number:min-integer-digits="1" number:grouping="true"/>
      <number:text> $</number:text>
    </number:number-style>
    <number:number-style style:name="N290">
      <style:text-properties fo:color="#000000"/>
      <number:text>-</number:text>
      <number:number number:decimal-places="0" number:min-integer-digits="1" number:grouping="true"/>
      <number:text> $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$</number:text>
    </number:number-style>
    <number:number-style style:name="N291">
      <style:text-properties fo:color="#000000"/>
      <number:text>-</number:text>
      <number:number number:decimal-places="2" number:min-integer-digits="1" number:grouping="true"/>
      <number:text> $</number:text>
      <style:map style:condition="value()&gt;=0" style:apply-style-name="N291P0"/>
    </number:number-style>
    <number:number-style style:name="N292">
      <number:text>$</number:text>
      <number:number number:decimal-places="2" number:min-integer-digits="1" number:grouping="true"/>
    </number:number-style>
    <number:number-style style:name="N293P0" style:volatile="true">
      <number:number number:decimal-places="0" number:min-integer-digits="1" number:grouping="true"/>
    </number:number-style>
    <number:number-style style:name="N293">
      <style:text-properties fo:color="#ff0000"/>
      <number:text>-</number:text>
      <number:number number:decimal-places="0" number:min-integer-digits="1" number:grouping="true"/>
      <style:map style:condition="value()&gt;=0" style:apply-style-name="N293P0"/>
    </number:number-style>
    <number:number-style style:name="N296P0" style:volatile="true">
      <number:text>Yes</number:text>
    </number:number-style>
    <number:number-style style:name="N296P1" style:volatile="true">
      <number:text>ERROR</number:text>
    </number:number-style>
    <number:number-style style:name="N296P2" style:volatile="true">
      <number:text>No</number:text>
    </number:number-style>
    <number:text-style style:name="N296">
      <number:text>ERROR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percentage-style style:name="N297P0" style:volatile="true">
      <number:number number:decimal-places="1" number:min-integer-digits="1"/>
      <number:text>%</number:text>
    </number:percentage-style>
    <number:percentage-style style:name="N297">
      <style:text-properties fo:color="#ff0000"/>
      <number:text>-</number:text>
      <number:number number:decimal-places="1" number:min-integer-digits="1"/>
      <number:text>%</number:text>
      <style:map style:condition="value()&gt;=0" style:apply-style-name="N297P0"/>
    </number:percentage-style>
    <number:number-style style:name="N298">
      <number:text>1:1</number:text>
    </number:number-style>
    <number:percentage-style style:name="N299">
      <number:number number:decimal-places="3" number:min-integer-digits="1"/>
      <number:text>%</number:text>
    </number:percentage-style>
    <number:percentage-style style:name="N300">
      <number:number number:decimal-places="4" number:min-integer-digits="1"/>
      <number:text>%</number:text>
    </number:percentage-style>
    <number:date-style style:name="N301P0" style:volatile="true">
      <number:month/>
      <number:text>/</number:text>
      <number:day/>
      <number:text>/</number:text>
      <number:year/>
    </number:date-style>
    <number:text-style style:name="N301">
      <number:text-content/>
      <style:map style:condition="value()&gt;=0" style:apply-style-name="N301P0"/>
    </number:text-style>
    <number:number-style style:name="N302P0" style:volatile="true">
      <number:number number:decimal-places="2" number:min-integer-digits="1"/>
    </number:number-style>
    <number:number-style style:name="N302">
      <number:number number:decimal-places="2" number:min-integer-digits="1"/>
      <style:map style:condition="value()&gt;=0" style:apply-style-name="N302P0"/>
    </number:number-style>
    <number:date-style style:name="N303P0" style:volatile="true">
      <number:month number:style="long"/>
      <number:text>/</number:text>
      <number:day number:style="long"/>
      <number:text>/</number:text>
      <number:year/>
    </number:date-style>
    <number:text-style style:name="N303">
      <number:text-content/>
      <style:map style:condition="value()&gt;=0" style:apply-style-name="N303P0"/>
    </number:text-style>
    <number:number-style style:name="N304">
      <number:number number:decimal-places="0" number:min-integer-digits="6"/>
    </number:number-style>
    <number:number-style style:name="N305P0" style:volatile="true">
      <number:number number:decimal-places="0" number:min-integer-digits="1" number:grouping="true"/>
    </number:number-style>
    <number:number-style style:name="N305">
      <style:text-properties fo:color="#000000"/>
      <number:text>-</number:text>
      <number:number number:decimal-places="0" number:min-integer-digits="1" number:grouping="true"/>
      <style:map style:condition="value()&gt;=0" style:apply-style-name="N305P0"/>
    </number:number-style>
    <number:percentage-style style:name="N306P0" style:volatile="true">
      <number:number number:decimal-places="1" number:min-integer-digits="1"/>
      <number:text>%</number:text>
    </number:percentage-style>
    <number:percentage-style style:name="N306">
      <style:text-properties fo:color="#000000"/>
      <number:text>-</number:text>
      <number:number number:decimal-places="1" number:min-integer-digits="1"/>
      <number:text>%</number:text>
      <style:map style:condition="value()&gt;=0" style:apply-style-name="N306P0"/>
    </number:percentage-style>
    <number:currency-style style:name="N307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307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307P0"/>
    </number:currency-style>
    <number:number-style style:name="N310P0" style:volatile="true">
      <number:text> $</number:text>
      <number:number number:decimal-places="1" number:min-integer-digits="1" number:grouping="true"/>
      <number:text> </number:text>
    </number:number-style>
    <number:number-style style:name="N310P1" style:volatile="true">
      <number:text> $(</number:text>
      <number:number number:decimal-places="1" number:min-integer-digits="1" number:grouping="true"/>
      <number:text>)</number:text>
    </number:number-style>
    <number:number-style style:name="N310P2" style:volatile="true">
      <number:text> $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text> $</number:text>
      <number:number number:decimal-places="0" number:min-integer-digits="1" number:grouping="true"/>
      <number:text> </number:text>
    </number:number-style>
    <number:number-style style:name="N311P1" style:volatile="true">
      <number:text> $(</number:text>
      <number:number number:decimal-places="0" number:min-integer-digits="1" number:grouping="true"/>
      <number:text>)</number:text>
    </number:number-style>
    <number:number-style style:name="N311P2" style:volatile="true">
      <number:text> $-</number:text>
      <number:number number:decimal-places="0" number:min-integer-digits="0"/>
      <number:text>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312">
      <number:text-content/>
      <style:map style:condition="value()&gt;=0" style:apply-style-name="N312P0"/>
    </number:text-style>
    <number:currency-style style:name="N31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14"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14P0"/>
    </number:currency-style>
    <number:number-style style:name="N315P0" style:volatile="true">
      <number:text>$</number:text>
      <number:number number:decimal-places="0" number:min-integer-digits="1" number:grouping="true"/>
      <number:text> </number:text>
    </number:number-style>
    <number:number-style style:name="N3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315P0"/>
    </number:number-style>
    <number:number-style style:name="N316P0" style:volatile="true">
      <number:text>$</number:text>
      <number:number number:decimal-places="2" number:min-integer-digits="1" number:grouping="true"/>
      <number:text> </number:text>
    </number:number-style>
    <number:number-style style:name="N3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16P0"/>
    </number:number-style>
    <number:number-style style:name="N317">
      <number:text>$</number:text>
      <number:number number:decimal-places="0" number:min-integer-digits="1" number:grouping="true"/>
    </number:number-style>
    <number:number-style style:name="N318">
      <number:text>$</number:text>
      <number:number number:decimal-places="1" number:min-integer-digits="1" number:grouping="true"/>
    </number:number-style>
    <number:number-style style:name="N319">
      <number:number number:decimal-places="1" number:min-integer-digits="1" number:grouping="true"/>
      <number:text> </number:text>
    </number:number-style>
    <number:number-style style:name="N321P0" style:volatile="true">
      <number:number number:decimal-places="1" number:min-integer-digits="1" number:grouping="true"/>
      <number:text> </number:text>
    </number:number-style>
    <number:number-style style:name="N321P1" style:volatile="true">
      <number:text> (</number:text>
      <number:number number:decimal-places="1" number:min-integer-digits="1" number:grouping="true"/>
      <number:text>)</number:text>
    </number:number-style>
    <number:number-style style:name="N321P2" style:volatile="true">
      <number:text> -</number:text>
      <number:number number: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P0" style:volatile="true">
      <number:number number:decimal-places="0" number:min-integer-digits="1" number:grouping="true"/>
      <number:text> </number:text>
    </number:number-style>
    <number:number-style style:name="N322P1" style:volatile="true">
      <number:text> (</number:text>
      <number:number number:decimal-places="0" number:min-integer-digits="1" number:grouping="true"/>
      <number:text>)</number:text>
    </number:number-style>
    <number:number-style style:name="N322P2" style:volatile="true">
      <number:text> -</number:text>
      <number:number number:decimal-places="0" number:min-integer-digits="0"/>
      <number:text>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3">
      <number:number number:decimal-places="0" number:min-integer-digits="1"/>
      <number:text> </number:text>
    </number:number-style>
    <number:number-style style:name="N324P0" style:volatile="true">
      <number:number number:decimal-places="0" number:min-integer-digits="1"/>
      <number:text> </number:text>
    </number:number-style>
    <number:number-style style:name="N324">
      <number:text>(</number:text>
      <number:number number:decimal-places="0" number:min-integer-digits="1"/>
      <number:text>)</number:text>
      <style:map style:condition="value()&gt;=0" style:apply-style-name="N324P0"/>
    </number:number-style>
    <number:currency-style style:name="N3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25P0"/>
    </number:currency-style>
    <number:currency-style style:name="N32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26">
      <style:text-properties fo:color="#00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26P0"/>
    </number:currency-style>
    <number:number-style style:name="N327">
      <number:number number:decimal-places="4" number:min-integer-digits="1"/>
    </number:number-style>
    <number:number-style style:name="N328">
      <number:number number:decimal-places="5" number:min-integer-digits="1"/>
    </number:number-style>
    <number:number-style style:name="N329">
      <number:number number:decimal-places="6" number:min-integer-digits="1"/>
    </number:number-style>
    <number:currency-style style:name="N331P0" style:volatile="true">
      <number:currency-symbol>€</number:currency-symbol>
      <number:text> </number:text>
      <number:number number:decimal-places="0" number:min-integer-digits="1" number:grouping="true"/>
      <number:text> </number:text>
    </number:currency-style>
    <number:currency-style style:name="N331">
      <style:text-properties fo:color="#000000"/>
      <number:text>(</number:text>
      <number:currency-symbol>€</number:currency-symbol>
      <number:text> </number:text>
      <number:number number:decimal-places="0" number:min-integer-digits="1" number:grouping="true"/>
      <number:text>)</number:text>
      <style:map style:condition="value()&gt;=0" style:apply-style-name="N331P0"/>
    </number:currency-style>
    <number:currency-style style:name="N333P0" style:volatile="true">
      <number:currency-symbol>GBP</number:currency-symbol>
      <number:text> </number:text>
      <number:number number:decimal-places="0" number:min-integer-digits="1" number:grouping="true"/>
      <number:text> </number:text>
    </number:currency-style>
    <number:currency-style style:name="N333">
      <style:text-properties fo:color="#000000"/>
      <number:text>(</number:text>
      <number:currency-symbol>GBP</number:currency-symbol>
      <number:text> </number:text>
      <number:number number:decimal-places="0" number:min-integer-digits="1" number:grouping="true"/>
      <number:text>)</number:text>
      <style:map style:condition="value()&gt;=0" style:apply-style-name="N333P0"/>
    </number:currency-style>
    <number:currency-style style:name="N334">
      <number:currency-symbol number:language="en" number:country="GB">£</number:currency-symbol>
      <number:number number:decimal-places="0" number:min-integer-digits="1" number:grouping="true"/>
    </number:currency-style>
    <number:currency-style style:name="N335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335">
      <style:text-properties fo:color="#00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35P0"/>
    </number:currency-style>
    <number:currency-style style:name="N337P0" style:volatile="true">
      <number:currency-symbol>JPY</number:currency-symbol>
      <number:text> </number:text>
      <number:number number:decimal-places="0" number:min-integer-digits="1" number:grouping="true"/>
      <number:text> </number:text>
    </number:currency-style>
    <number:currency-style style:name="N337">
      <style:text-properties fo:color="#000000"/>
      <number:text>(</number:text>
      <number:currency-symbol>JPY</number:currency-symbol>
      <number:text> </number:text>
      <number:number number:decimal-places="0" number:min-integer-digits="1" number:grouping="true"/>
      <number:text>)</number:text>
      <style:map style:condition="value()&gt;=0" style:apply-style-name="N337P0"/>
    </number:currency-style>
    <number:currency-style style:name="N338">
      <number:currency-symbol>INR</number:currency-symbol>
      <number:text> </number:text>
      <number:number number:decimal-places="0" number:min-integer-digits="1" number:grouping="true"/>
    </number:currency-style>
    <number:currency-style style:name="N340P0" style:volatile="true">
      <number:currency-symbol>INR</number:currency-symbol>
      <number:text> </number:text>
      <number:number number:decimal-places="0" number:min-integer-digits="1" number:grouping="true"/>
      <number:text> </number:text>
    </number:currency-style>
    <number:currency-style style:name="N340">
      <style:text-properties fo:color="#000000"/>
      <number:text>(</number:text>
      <number:currency-symbol>INR</number:currency-symbol>
      <number:text> </number:text>
      <number:number number:decimal-places="0" number:min-integer-digits="1" number:grouping="true"/>
      <number:text>)</number:text>
      <style:map style:condition="value()&gt;=0" style:apply-style-name="N340P0"/>
    </number:currency-style>
    <number:currency-style style:name="N341">
      <number:currency-symbol>€</number:currency-symbol>
      <number:text> </number:text>
      <number:number number:decimal-places="0" number:min-integer-digits="1" number:grouping="true"/>
    </number:currency-style>
    <number:currency-style style:name="N343P0" style:volatile="true">
      <number:currency-symbol>INR</number:currency-symbol>
      <number:text> </number:text>
      <number:number number:decimal-places="1" number:min-integer-digits="1" number:grouping="true"/>
      <number:text> </number:text>
    </number:currency-style>
    <number:currency-style style:name="N343">
      <style:text-properties fo:color="#000000"/>
      <number:text>(</number:text>
      <number:currency-symbol>INR</number:currency-symbol>
      <number:text> </number:text>
      <number:number number:decimal-places="1" number:min-integer-digits="1" number:grouping="true"/>
      <number:text>)</number:text>
      <style:map style:condition="value()&gt;=0" style:apply-style-name="N343P0"/>
    </number:currency-style>
    <number:currency-style style:name="N345P0" style:volatile="true">
      <number:currency-symbol>INR</number:currency-symbol>
      <number:text> </number:text>
      <number:number number:decimal-places="2" number:min-integer-digits="1" number:grouping="true"/>
      <number:text> </number:text>
    </number:currency-style>
    <number:currency-style style:name="N345">
      <style:text-properties fo:color="#000000"/>
      <number:text>(</number:text>
      <number:currency-symbol>INR</number:currency-symbol>
      <number:text> </number:text>
      <number:number number:decimal-places="2" number:min-integer-digits="1" number:grouping="true"/>
      <number:text>)</number:text>
      <style:map style:condition="value()&gt;=0" style:apply-style-name="N345P0"/>
    </number:currency-style>
    <number:currency-style style:name="N347P0" style:volatile="true">
      <number:currency-symbol>INR</number:currency-symbol>
      <number:text> </number:text>
      <number:number number:decimal-places="3" number:min-integer-digits="1" number:grouping="true"/>
      <number:text> </number:text>
    </number:currency-style>
    <number:currency-style style:name="N347">
      <style:text-properties fo:color="#000000"/>
      <number:text>(</number:text>
      <number:currency-symbol>INR</number:currency-symbol>
      <number:text> </number:text>
      <number:number number:decimal-places="3" number:min-integer-digits="1" number:grouping="true"/>
      <number:text>)</number:text>
      <style:map style:condition="value()&gt;=0" style:apply-style-name="N347P0"/>
    </number:currency-style>
    <number:currency-style style:name="N349P0" style:volatile="true">
      <number:currency-symbol>INR</number:currency-symbol>
      <number:text> </number:text>
      <number:number number:decimal-places="4" number:min-integer-digits="1" number:grouping="true"/>
      <number:text> </number:text>
    </number:currency-style>
    <number:currency-style style:name="N349">
      <style:text-properties fo:color="#000000"/>
      <number:text>(</number:text>
      <number:currency-symbol>INR</number:currency-symbol>
      <number:text> </number:text>
      <number:number number:decimal-places="4" number:min-integer-digits="1" number:grouping="true"/>
      <number:text>)</number:text>
      <style:map style:condition="value()&gt;=0" style:apply-style-name="N349P0"/>
    </number:currency-style>
    <number:currency-style style:name="N351P0" style:volatile="true">
      <number:currency-symbol>INR</number:currency-symbol>
      <number:text> </number:text>
      <number:number number:decimal-places="5" number:min-integer-digits="1" number:grouping="true"/>
      <number:text> </number:text>
    </number:currency-style>
    <number:currency-style style:name="N351">
      <style:text-properties fo:color="#000000"/>
      <number:text>(</number:text>
      <number:currency-symbol>INR</number:currency-symbol>
      <number:text> </number:text>
      <number:number number:decimal-places="5" number:min-integer-digits="1" number:grouping="true"/>
      <number:text>)</number:text>
      <style:map style:condition="value()&gt;=0" style:apply-style-name="N351P0"/>
    </number:currency-style>
    <number:currency-style style:name="N353P0" style:volatile="true">
      <number:currency-symbol>INR</number:currency-symbol>
      <number:text> </number:text>
      <number:number number:decimal-places="6" number:min-integer-digits="1" number:grouping="true"/>
      <number:text> </number:text>
    </number:currency-style>
    <number:currency-style style:name="N353">
      <style:text-properties fo:color="#000000"/>
      <number:text>(</number:text>
      <number:currency-symbol>INR</number:currency-symbol>
      <number:text> </number:text>
      <number:number number:decimal-places="6" number:min-integer-digits="1" number:grouping="true"/>
      <number:text>)</number:text>
      <style:map style:condition="value()&gt;=0" style:apply-style-name="N353P0"/>
    </number:currency-style>
    <number:currency-style style:name="N355P0" style:volatile="true">
      <number:currency-symbol>INR</number:currency-symbol>
      <number:text> </number:text>
      <number:number number:decimal-places="7" number:min-integer-digits="1" number:grouping="true"/>
      <number:text> </number:text>
    </number:currency-style>
    <number:currency-style style:name="N355">
      <style:text-properties fo:color="#000000"/>
      <number:text>(</number:text>
      <number:currency-symbol>INR</number:currency-symbol>
      <number:text> </number:text>
      <number:number number:decimal-places="7" number:min-integer-digits="1" number:grouping="true"/>
      <number:text>)</number:text>
      <style:map style:condition="value()&gt;=0" style:apply-style-name="N355P0"/>
    </number:currency-style>
    <number:currency-style style:name="N357P0" style:volatile="true">
      <number:currency-symbol>INR</number:currency-symbol>
      <number:text> </number:text>
      <number:number number:decimal-places="8" number:min-integer-digits="1" number:grouping="true"/>
      <number:text> </number:text>
    </number:currency-style>
    <number:currency-style style:name="N357">
      <style:text-properties fo:color="#000000"/>
      <number:text>(</number:text>
      <number:currency-symbol>INR</number:currency-symbol>
      <number:text> </number:text>
      <number:number number:decimal-places="8" number:min-integer-digits="1" number:grouping="true"/>
      <number:text>)</number:text>
      <style:map style:condition="value()&gt;=0" style:apply-style-name="N357P0"/>
    </number:currency-style>
    <number:currency-style style:name="N359P0" style:volatile="true">
      <number:currency-symbol>INR</number:currency-symbol>
      <number:text> </number:text>
      <number:number number:decimal-places="9" number:min-integer-digits="1" number:grouping="true"/>
      <number:text> </number:text>
    </number:currency-style>
    <number:currency-style style:name="N359">
      <style:text-properties fo:color="#000000"/>
      <number:text>(</number:text>
      <number:currency-symbol>INR</number:currency-symbol>
      <number:text> </number:text>
      <number:number number:decimal-places="9" number:min-integer-digits="1" number:grouping="true"/>
      <number:text>)</number:text>
      <style:map style:condition="value()&gt;=0" style:apply-style-name="N359P0"/>
    </number:currency-style>
    <number:currency-style style:name="N361P0" style:volatile="true">
      <number:currency-symbol>INR</number:currency-symbol>
      <number:text> </number:text>
      <number:number number:decimal-places="10" number:min-integer-digits="1" number:grouping="true"/>
      <number:text> </number:text>
    </number:currency-style>
    <number:currency-style style:name="N361">
      <style:text-properties fo:color="#000000"/>
      <number:text>(</number:text>
      <number:currency-symbol>INR</number:currency-symbol>
      <number:text> </number:text>
      <number:number number:decimal-places="10" number:min-integer-digits="1" number:grouping="true"/>
      <number:text>)</number:text>
      <style:map style:condition="value()&gt;=0" style:apply-style-name="N361P0"/>
    </number:currency-style>
    <number:currency-style style:name="N363P0" style:volatile="true">
      <number:currency-symbol>INR</number:currency-symbol>
      <number:text> </number:text>
      <number:number number:decimal-places="11" number:min-integer-digits="1" number:grouping="true"/>
      <number:text> </number:text>
    </number:currency-style>
    <number:currency-style style:name="N363">
      <style:text-properties fo:color="#000000"/>
      <number:text>(</number:text>
      <number:currency-symbol>INR</number:currency-symbol>
      <number:text> </number:text>
      <number:number number:decimal-places="11" number:min-integer-digits="1" number:grouping="true"/>
      <number:text>)</number:text>
      <style:map style:condition="value()&gt;=0" style:apply-style-name="N363P0"/>
    </number:currency-style>
    <number:currency-style style:name="N365P0" style:volatile="true">
      <number:currency-symbol>INR</number:currency-symbol>
      <number:text> </number:text>
      <number:number number:decimal-places="12" number:min-integer-digits="1" number:grouping="true"/>
      <number:text> </number:text>
    </number:currency-style>
    <number:currency-style style:name="N365">
      <style:text-properties fo:color="#000000"/>
      <number:text>(</number:text>
      <number:currency-symbol>INR</number:currency-symbol>
      <number:text> </number:text>
      <number:number number:decimal-places="12" number:min-integer-digits="1" number:grouping="true"/>
      <number:text>)</number:text>
      <style:map style:condition="value()&gt;=0" style:apply-style-name="N365P0"/>
    </number:currency-style>
    <number:currency-style style:name="N367P0" style:volatile="true">
      <number:currency-symbol>HKD</number:currency-symbol>
      <number:text> </number:text>
      <number:number number:decimal-places="0" number:min-integer-digits="1" number:grouping="true"/>
      <number:text> </number:text>
    </number:currency-style>
    <number:currency-style style:name="N367">
      <style:text-properties fo:color="#000000"/>
      <number:text>(</number:text>
      <number:currency-symbol>HKD</number:currency-symbol>
      <number:text> </number:text>
      <number:number number:decimal-places="0" number:min-integer-digits="1" number:grouping="true"/>
      <number:text>)</number:text>
      <style:map style:condition="value()&gt;=0" style:apply-style-name="N367P0"/>
    </number:currency-style>
    <number:currency-style style:name="N369P0" style:volatile="true">
      <number:currency-symbol>SGD</number:currency-symbol>
      <number:text> </number:text>
      <number:number number:decimal-places="0" number:min-integer-digits="1" number:grouping="true"/>
      <number:text> </number:text>
    </number:currency-style>
    <number:currency-style style:name="N369">
      <style:text-properties fo:color="#000000"/>
      <number:text>(</number:text>
      <number:currency-symbol>SGD</number:currency-symbol>
      <number:text> </number:text>
      <number:number number:decimal-places="0" number:min-integer-digits="1" number:grouping="true"/>
      <number:text>)</number:text>
      <style:map style:condition="value()&gt;=0" style:apply-style-name="N369P0"/>
    </number:currency-style>
    <number:currency-style style:name="N371P0" style:volatile="true">
      <number:currency-symbol>AUD</number:currency-symbol>
      <number:text> </number:text>
      <number:number number:decimal-places="0" number:min-integer-digits="1" number:grouping="true"/>
      <number:text> </number:text>
    </number:currency-style>
    <number:currency-style style:name="N371">
      <style:text-properties fo:color="#000000"/>
      <number:text>(</number:text>
      <number:currency-symbol>AUD</number:currency-symbol>
      <number:text> </number:text>
      <number:number number:decimal-places="0" number:min-integer-digits="1" number:grouping="true"/>
      <number:text>)</number:text>
      <style:map style:condition="value()&gt;=0" style:apply-style-name="N371P0"/>
    </number:currency-style>
    <number:currency-style style:name="N373P0" style:volatile="true">
      <number:currency-symbol>KRW</number:currency-symbol>
      <number:text> </number:text>
      <number:number number:decimal-places="0" number:min-integer-digits="1" number:grouping="true"/>
      <number:text> </number:text>
    </number:currency-style>
    <number:currency-style style:name="N373">
      <style:text-properties fo:color="#000000"/>
      <number:text>(</number:text>
      <number:currency-symbol>KRW</number:currency-symbol>
      <number:text> </number:text>
      <number:number number:decimal-places="0" number:min-integer-digits="1" number:grouping="true"/>
      <number:text>)</number:text>
      <style:map style:condition="value()&gt;=0" style:apply-style-name="N373P0"/>
    </number:currency-style>
    <number:currency-style style:name="N374">
      <number:currency-symbol>JPY</number:currency-symbol>
      <number:text> </number:text>
      <number:number number:decimal-places="0" number:min-integer-digits="1" number:grouping="true"/>
    </number:currency-style>
    <number:currency-style style:name="N375P0" style:volatile="true">
      <number:currency-symbol>JPY</number:currency-symbol>
      <number:text> </number:text>
      <number:number number:decimal-places="0" number:min-integer-digits="1" number:grouping="true"/>
    </number:currency-style>
    <number:currency-style style:name="N375">
      <style:text-properties fo:color="#000000"/>
      <number:currency-symbol>JPY</number:currency-symbol>
      <number:text> </number:text>
      <number:number number:decimal-places="0" number:min-integer-digits="1" number:grouping="true"/>
      <style:map style:condition="value()&gt;=0" style:apply-style-name="N375P0"/>
    </number:currency-style>
    <number:currency-style style:name="N376P0" style:volatile="true">
      <number:currency-symbol>INR</number:currency-symbol>
      <number:text> </number:text>
      <number:number number:decimal-places="0" number:min-integer-digits="1" number:grouping="true"/>
    </number:currency-style>
    <number:currency-style style:name="N376">
      <style:text-properties fo:color="#000000"/>
      <number:currency-symbol>INR</number:currency-symbol>
      <number:text> </number:text>
      <number:number number:decimal-places="0" number:min-integer-digits="1" number:grouping="true"/>
      <style:map style:condition="value()&gt;=0" style:apply-style-name="N376P0"/>
    </number:currency-style>
    <number:currency-style style:name="N378P0" style:volatile="true">
      <number:currency-symbol>HKD</number:currency-symbol>
      <number:text> </number:text>
      <number:number number:decimal-places="0" number:min-integer-digits="1" number:grouping="true"/>
    </number:currency-style>
    <number:currency-style style:name="N378">
      <style:text-properties fo:color="#000000"/>
      <number:currency-symbol>HKD</number:currency-symbol>
      <number:text> </number:text>
      <number:number number:decimal-places="0" number:min-integer-digits="1" number:grouping="true"/>
      <style:map style:condition="value()&gt;=0" style:apply-style-name="N378P0"/>
    </number:currency-style>
    <number:currency-style style:name="N380P0" style:volatile="true">
      <number:currency-symbol>SGD</number:currency-symbol>
      <number:text> </number:text>
      <number:number number:decimal-places="0" number:min-integer-digits="1" number:grouping="true"/>
    </number:currency-style>
    <number:currency-style style:name="N380">
      <style:text-properties fo:color="#000000"/>
      <number:currency-symbol>SGD</number:currency-symbol>
      <number:text> </number:text>
      <number:number number:decimal-places="0" number:min-integer-digits="1" number:grouping="true"/>
      <style:map style:condition="value()&gt;=0" style:apply-style-name="N380P0"/>
    </number:currency-style>
    <number:currency-style style:name="N382P0" style:volatile="true">
      <number:currency-symbol>AUD</number:currency-symbol>
      <number:text> </number:text>
      <number:number number:decimal-places="0" number:min-integer-digits="1" number:grouping="true"/>
    </number:currency-style>
    <number:currency-style style:name="N382">
      <style:text-properties fo:color="#000000"/>
      <number:currency-symbol>AUD</number:currency-symbol>
      <number:text> </number:text>
      <number:number number:decimal-places="0" number:min-integer-digits="1" number:grouping="true"/>
      <style:map style:condition="value()&gt;=0" style:apply-style-name="N382P0"/>
    </number:currency-style>
    <number:number-style style:name="N384P0" style:volatile="true">
      <number:text>$</number:text>
      <number:number number:decimal-places="1" number:min-integer-digits="1" number:grouping="true"/>
      <number:text> </number:text>
    </number:number-style>
    <number:number-style style:name="N384">
      <style:text-properties fo:color="#000000"/>
      <number:text>($</number:text>
      <number:number number:decimal-places="1" number:min-integer-digits="1" number:grouping="true"/>
      <number:text>)</number:text>
      <style:map style:condition="value()&gt;=0" style:apply-style-name="N384P0"/>
    </number:number-style>
    <number:currency-style style:name="N385P0" style:volatile="true">
      <number:currency-symbol>€</number:currency-symbol>
      <number:text> </number:text>
      <number:number number:decimal-places="0" number:min-integer-digits="1" number:grouping="true"/>
      <number:text> </number:text>
    </number:currency-style>
    <number:currency-style style:name="N385">
      <number:text>(</number:text>
      <number:currency-symbol>€</number:currency-symbol>
      <number:text> </number:text>
      <number:number number:decimal-places="0" number:min-integer-digits="1" number:grouping="true"/>
      <number:text>)</number:text>
      <style:map style:condition="value()&gt;=0" style:apply-style-name="N385P0"/>
    </number:currency-style>
    <number:currency-style style:name="N386P0" style:volatile="true">
      <number:currency-symbol>GBP</number:currency-symbol>
      <number:text> </number:text>
      <number:number number:decimal-places="0" number:min-integer-digits="1" number:grouping="true"/>
      <number:text> </number:text>
    </number:currency-style>
    <number:currency-style style:name="N386">
      <number:text>(</number:text>
      <number:currency-symbol>GBP</number:currency-symbol>
      <number:text> </number:text>
      <number:number number:decimal-places="0" number:min-integer-digits="1" number:grouping="true"/>
      <number:text>)</number:text>
      <style:map style:condition="value()&gt;=0" style:apply-style-name="N386P0"/>
    </number:currency-style>
    <number:currency-style style:name="N387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387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87P0"/>
    </number:currency-style>
    <number:currency-style style:name="N388P0" style:volatile="true">
      <number:currency-symbol>JPY</number:currency-symbol>
      <number:text> </number:text>
      <number:number number:decimal-places="0" number:min-integer-digits="1" number:grouping="true"/>
      <number:text> </number:text>
    </number:currency-style>
    <number:currency-style style:name="N388">
      <number:text>(</number:text>
      <number:currency-symbol>JPY</number:currency-symbol>
      <number:text> </number:text>
      <number:number number:decimal-places="0" number:min-integer-digits="1" number:grouping="true"/>
      <number:text>)</number:text>
      <style:map style:condition="value()&gt;=0" style:apply-style-name="N388P0"/>
    </number:currency-style>
    <number:currency-style style:name="N389P0" style:volatile="true">
      <number:currency-symbol>INR</number:currency-symbol>
      <number:text> </number:text>
      <number:number number:decimal-places="0" number:min-integer-digits="1" number:grouping="true"/>
      <number:text> </number:text>
    </number:currency-style>
    <number:currency-style style:name="N389">
      <number:text>(</number:text>
      <number:currency-symbol>INR</number:currency-symbol>
      <number:text> </number:text>
      <number:number number:decimal-places="0" number:min-integer-digits="1" number:grouping="true"/>
      <number:text>)</number:text>
      <style:map style:condition="value()&gt;=0" style:apply-style-name="N389P0"/>
    </number:currency-style>
    <number:currency-style style:name="N390P0" style:volatile="true">
      <number:currency-symbol>INR</number:currency-symbol>
      <number:text> </number:text>
      <number:number number:decimal-places="1" number:min-integer-digits="1" number:grouping="true"/>
      <number:text> </number:text>
    </number:currency-style>
    <number:currency-style style:name="N390">
      <number:text>(</number:text>
      <number:currency-symbol>INR</number:currency-symbol>
      <number:text> </number:text>
      <number:number number:decimal-places="1" number:min-integer-digits="1" number:grouping="true"/>
      <number:text>)</number:text>
      <style:map style:condition="value()&gt;=0" style:apply-style-name="N390P0"/>
    </number:currency-style>
    <number:currency-style style:name="N391P0" style:volatile="true">
      <number:currency-symbol>INR</number:currency-symbol>
      <number:text> </number:text>
      <number:number number:decimal-places="2" number:min-integer-digits="1" number:grouping="true"/>
      <number:text> </number:text>
    </number:currency-style>
    <number:currency-style style:name="N391">
      <number:text>(</number:text>
      <number:currency-symbol>INR</number:currency-symbol>
      <number:text> </number:text>
      <number:number number:decimal-places="2" number:min-integer-digits="1" number:grouping="true"/>
      <number:text>)</number:text>
      <style:map style:condition="value()&gt;=0" style:apply-style-name="N391P0"/>
    </number:currency-style>
    <number:currency-style style:name="N392P0" style:volatile="true">
      <number:currency-symbol>INR</number:currency-symbol>
      <number:text> </number:text>
      <number:number number:decimal-places="3" number:min-integer-digits="1" number:grouping="true"/>
      <number:text> </number:text>
    </number:currency-style>
    <number:currency-style style:name="N392">
      <number:text>(</number:text>
      <number:currency-symbol>INR</number:currency-symbol>
      <number:text> </number:text>
      <number:number number:decimal-places="3" number:min-integer-digits="1" number:grouping="true"/>
      <number:text>)</number:text>
      <style:map style:condition="value()&gt;=0" style:apply-style-name="N392P0"/>
    </number:currency-style>
    <number:currency-style style:name="N393P0" style:volatile="true">
      <number:currency-symbol>INR</number:currency-symbol>
      <number:text> </number:text>
      <number:number number:decimal-places="4" number:min-integer-digits="1" number:grouping="true"/>
      <number:text> </number:text>
    </number:currency-style>
    <number:currency-style style:name="N393">
      <number:text>(</number:text>
      <number:currency-symbol>INR</number:currency-symbol>
      <number:text> </number:text>
      <number:number number:decimal-places="4" number:min-integer-digits="1" number:grouping="true"/>
      <number:text>)</number:text>
      <style:map style:condition="value()&gt;=0" style:apply-style-name="N393P0"/>
    </number:currency-style>
    <number:currency-style style:name="N394P0" style:volatile="true">
      <number:currency-symbol>INR</number:currency-symbol>
      <number:text> </number:text>
      <number:number number:decimal-places="5" number:min-integer-digits="1" number:grouping="true"/>
      <number:text> </number:text>
    </number:currency-style>
    <number:currency-style style:name="N394">
      <number:text>(</number:text>
      <number:currency-symbol>INR</number:currency-symbol>
      <number:text> </number:text>
      <number:number number:decimal-places="5" number:min-integer-digits="1" number:grouping="true"/>
      <number:text>)</number:text>
      <style:map style:condition="value()&gt;=0" style:apply-style-name="N394P0"/>
    </number:currency-style>
    <number:currency-style style:name="N395P0" style:volatile="true">
      <number:currency-symbol>INR</number:currency-symbol>
      <number:text> </number:text>
      <number:number number:decimal-places="6" number:min-integer-digits="1" number:grouping="true"/>
      <number:text> </number:text>
    </number:currency-style>
    <number:currency-style style:name="N395">
      <number:text>(</number:text>
      <number:currency-symbol>INR</number:currency-symbol>
      <number:text> </number:text>
      <number:number number:decimal-places="6" number:min-integer-digits="1" number:grouping="true"/>
      <number:text>)</number:text>
      <style:map style:condition="value()&gt;=0" style:apply-style-name="N395P0"/>
    </number:currency-style>
    <number:currency-style style:name="N396P0" style:volatile="true">
      <number:currency-symbol>INR</number:currency-symbol>
      <number:text> </number:text>
      <number:number number:decimal-places="7" number:min-integer-digits="1" number:grouping="true"/>
      <number:text> </number:text>
    </number:currency-style>
    <number:currency-style style:name="N396">
      <number:text>(</number:text>
      <number:currency-symbol>INR</number:currency-symbol>
      <number:text> </number:text>
      <number:number number:decimal-places="7" number:min-integer-digits="1" number:grouping="true"/>
      <number:text>)</number:text>
      <style:map style:condition="value()&gt;=0" style:apply-style-name="N396P0"/>
    </number:currency-style>
    <number:currency-style style:name="N397P0" style:volatile="true">
      <number:currency-symbol>INR</number:currency-symbol>
      <number:text> </number:text>
      <number:number number:decimal-places="8" number:min-integer-digits="1" number:grouping="true"/>
      <number:text> </number:text>
    </number:currency-style>
    <number:currency-style style:name="N397">
      <number:text>(</number:text>
      <number:currency-symbol>INR</number:currency-symbol>
      <number:text> </number:text>
      <number:number number:decimal-places="8" number:min-integer-digits="1" number:grouping="true"/>
      <number:text>)</number:text>
      <style:map style:condition="value()&gt;=0" style:apply-style-name="N397P0"/>
    </number:currency-style>
    <number:currency-style style:name="N398P0" style:volatile="true">
      <number:currency-symbol>INR</number:currency-symbol>
      <number:text> </number:text>
      <number:number number:decimal-places="9" number:min-integer-digits="1" number:grouping="true"/>
      <number:text> </number:text>
    </number:currency-style>
    <number:currency-style style:name="N398">
      <number:text>(</number:text>
      <number:currency-symbol>INR</number:currency-symbol>
      <number:text> </number:text>
      <number:number number:decimal-places="9" number:min-integer-digits="1" number:grouping="true"/>
      <number:text>)</number:text>
      <style:map style:condition="value()&gt;=0" style:apply-style-name="N398P0"/>
    </number:currency-style>
    <number:currency-style style:name="N399P0" style:volatile="true">
      <number:currency-symbol>INR</number:currency-symbol>
      <number:text> </number:text>
      <number:number number:decimal-places="10" number:min-integer-digits="1" number:grouping="true"/>
      <number:text> </number:text>
    </number:currency-style>
    <number:currency-style style:name="N399">
      <number:text>(</number:text>
      <number:currency-symbol>INR</number:currency-symbol>
      <number:text> </number:text>
      <number:number number:decimal-places="10" number:min-integer-digits="1" number:grouping="true"/>
      <number:text>)</number:text>
      <style:map style:condition="value()&gt;=0" style:apply-style-name="N399P0"/>
    </number:currency-style>
    <number:currency-style style:name="N400P0" style:volatile="true">
      <number:currency-symbol>INR</number:currency-symbol>
      <number:text> </number:text>
      <number:number number:decimal-places="11" number:min-integer-digits="1" number:grouping="true"/>
      <number:text> </number:text>
    </number:currency-style>
    <number:currency-style style:name="N400">
      <number:text>(</number:text>
      <number:currency-symbol>INR</number:currency-symbol>
      <number:text> </number:text>
      <number:number number:decimal-places="11" number:min-integer-digits="1" number:grouping="true"/>
      <number:text>)</number:text>
      <style:map style:condition="value()&gt;=0" style:apply-style-name="N400P0"/>
    </number:currency-style>
    <number:currency-style style:name="N401P0" style:volatile="true">
      <number:currency-symbol>INR</number:currency-symbol>
      <number:text> </number:text>
      <number:number number:decimal-places="12" number:min-integer-digits="1" number:grouping="true"/>
      <number:text> </number:text>
    </number:currency-style>
    <number:currency-style style:name="N401">
      <number:text>(</number:text>
      <number:currency-symbol>INR</number:currency-symbol>
      <number:text> </number:text>
      <number:number number:decimal-places="12" number:min-integer-digits="1" number:grouping="true"/>
      <number:text>)</number:text>
      <style:map style:condition="value()&gt;=0" style:apply-style-name="N401P0"/>
    </number:currency-style>
    <number:currency-style style:name="N402P0" style:volatile="true">
      <number:currency-symbol>HKD</number:currency-symbol>
      <number:text> </number:text>
      <number:number number:decimal-places="0" number:min-integer-digits="1" number:grouping="true"/>
      <number:text> </number:text>
    </number:currency-style>
    <number:currency-style style:name="N402">
      <number:text>(</number:text>
      <number:currency-symbol>HKD</number:currency-symbol>
      <number:text> </number:text>
      <number:number number:decimal-places="0" number:min-integer-digits="1" number:grouping="true"/>
      <number:text>)</number:text>
      <style:map style:condition="value()&gt;=0" style:apply-style-name="N402P0"/>
    </number:currency-style>
    <number:currency-style style:name="N403P0" style:volatile="true">
      <number:currency-symbol>SGD</number:currency-symbol>
      <number:text> </number:text>
      <number:number number:decimal-places="0" number:min-integer-digits="1" number:grouping="true"/>
      <number:text> </number:text>
    </number:currency-style>
    <number:currency-style style:name="N403">
      <number:text>(</number:text>
      <number:currency-symbol>SGD</number:currency-symbol>
      <number:text> </number:text>
      <number:number number:decimal-places="0" number:min-integer-digits="1" number:grouping="true"/>
      <number:text>)</number:text>
      <style:map style:condition="value()&gt;=0" style:apply-style-name="N403P0"/>
    </number:currency-style>
    <number:currency-style style:name="N404P0" style:volatile="true">
      <number:currency-symbol>AUD</number:currency-symbol>
      <number:text> </number:text>
      <number:number number:decimal-places="0" number:min-integer-digits="1" number:grouping="true"/>
      <number:text> </number:text>
    </number:currency-style>
    <number:currency-style style:name="N404">
      <number:text>(</number:text>
      <number:currency-symbol>AUD</number:currency-symbol>
      <number:text> </number:text>
      <number:number number:decimal-places="0" number:min-integer-digits="1" number:grouping="true"/>
      <number:text>)</number:text>
      <style:map style:condition="value()&gt;=0" style:apply-style-name="N404P0"/>
    </number:currency-style>
    <number:currency-style style:name="N405P0" style:volatile="true">
      <number:currency-symbol>JPY</number:currency-symbol>
      <number:text> </number:text>
      <number:number number:decimal-places="0" number:min-integer-digits="1" number:grouping="true"/>
    </number:currency-style>
    <number:currency-style style:name="N405">
      <number:currency-symbol>JPY</number:currency-symbol>
      <number:text> </number:text>
      <number:number number:decimal-places="0" number:min-integer-digits="1" number:grouping="true"/>
      <style:map style:condition="value()&gt;=0" style:apply-style-name="N405P0"/>
    </number:currency-style>
    <number:currency-style style:name="N406P0" style:volatile="true">
      <number:currency-symbol>INR</number:currency-symbol>
      <number:text> </number:text>
      <number:number number:decimal-places="0" number:min-integer-digits="1" number:grouping="true"/>
    </number:currency-style>
    <number:currency-style style:name="N406">
      <number:currency-symbol>INR</number:currency-symbol>
      <number:text> </number:text>
      <number:number number:decimal-places="0" number:min-integer-digits="1" number:grouping="true"/>
      <style:map style:condition="value()&gt;=0" style:apply-style-name="N406P0"/>
    </number:currency-style>
    <number:currency-style style:name="N407P0" style:volatile="true">
      <number:currency-symbol>HKD</number:currency-symbol>
      <number:text> </number:text>
      <number:number number:decimal-places="0" number:min-integer-digits="1" number:grouping="true"/>
    </number:currency-style>
    <number:currency-style style:name="N407">
      <number:currency-symbol>HKD</number:currency-symbol>
      <number:text> </number:text>
      <number:number number:decimal-places="0" number:min-integer-digits="1" number:grouping="true"/>
      <style:map style:condition="value()&gt;=0" style:apply-style-name="N407P0"/>
    </number:currency-style>
    <number:currency-style style:name="N408P0" style:volatile="true">
      <number:currency-symbol>SGD</number:currency-symbol>
      <number:text> </number:text>
      <number:number number:decimal-places="0" number:min-integer-digits="1" number:grouping="true"/>
    </number:currency-style>
    <number:currency-style style:name="N408">
      <number:currency-symbol>SGD</number:currency-symbol>
      <number:text> </number:text>
      <number:number number:decimal-places="0" number:min-integer-digits="1" number:grouping="true"/>
      <style:map style:condition="value()&gt;=0" style:apply-style-name="N408P0"/>
    </number:currency-style>
    <number:currency-style style:name="N409P0" style:volatile="true">
      <number:currency-symbol>AUD</number:currency-symbol>
      <number:text> </number:text>
      <number:number number:decimal-places="0" number:min-integer-digits="1" number:grouping="true"/>
    </number:currency-style>
    <number:currency-style style:name="N409">
      <number:currency-symbol>AUD</number:currency-symbol>
      <number:text> </number:text>
      <number:number number:decimal-places="0" number:min-integer-digits="1" number:grouping="true"/>
      <style:map style:condition="value()&gt;=0" style:apply-style-name="N409P0"/>
    </number:currency-style>
    <number:number-style style:name="N410P0" style:volatile="true">
      <number:text>$</number:text>
      <number:number number:decimal-places="1" number:min-integer-digits="1" number:grouping="true"/>
      <number:text> </number:text>
    </number:number-style>
    <number:number-style style:name="N410">
      <number:text>($</number:text>
      <number:number number:decimal-places="1" number:min-integer-digits="1" number:grouping="true"/>
      <number:text>)</number:text>
      <style:map style:condition="value()&gt;=0" style:apply-style-name="N410P0"/>
    </number:number-style>
    <number:currency-style style:name="N411">
      <number:currency-symbol>€</number:currency-symbol>
      <number:text> </number:text>
      <number:number number:decimal-places="1" number:min-integer-digits="1" number:grouping="true"/>
    </number:currency-style>
    <number:currency-style style:name="N412">
      <number:currency-symbol number:language="en" number:country="GB">£</number:currency-symbol>
      <number:number number:decimal-places="1" number:min-integer-digits="1" number:grouping="true"/>
    </number:currency-style>
    <number:currency-style style:name="N413P0" style:volatile="true">
      <number:currency-symbol number:language="en" number:country="GB">£</number:currency-symbol>
      <number:number number:decimal-places="1" number:min-integer-digits="1" number:grouping="true"/>
    </number:currency-style>
    <number:currency-style style:name="N413">
      <number:currency-symbol number:language="en" number:country="GB">£</number:currency-symbol>
      <number:number number:decimal-places="1" number:min-integer-digits="1" number:grouping="true"/>
      <style:map style:condition="value()&gt;=0" style:apply-style-name="N413P0"/>
    </number:currency-style>
    <number:currency-style style:name="N415P0" style:volatile="true">
      <number:currency-symbol number:language="en" number:country="IE">€</number:currency-symbol>
      <number:number number:decimal-places="0" number:min-integer-digits="1" number:grouping="true"/>
    </number:currency-style>
    <number:currency-style style:name="N415">
      <number:text>-</number:text>
      <number:currency-symbol number:language="en" number:country="IE">€</number:currency-symbol>
      <number:number number:decimal-places="0" number:min-integer-digits="1" number:grouping="true"/>
      <style:map style:condition="value()&gt;=0" style:apply-style-name="N415P0"/>
    </number:currency-style>
    <number:currency-style style:name="N416P0" style:volatile="true">
      <number:currency-symbol>€</number:currency-symbol>
      <number:text> </number:text>
      <number:number number:decimal-places="0" number:min-integer-digits="1" number:grouping="true"/>
    </number:currency-style>
    <number:currency-style style:name="N416">
      <number:currency-symbol>€</number:currency-symbol>
      <number:text> </number:text>
      <number:number number:decimal-places="0" number:min-integer-digits="1" number:grouping="true"/>
      <style:map style:condition="value()&gt;=0" style:apply-style-name="N416P0"/>
    </number:currency-style>
    <number:number-style style:name="N417">
      <number:scientific-number number:decimal-places="1" number:min-integer-digits="3" number:min-exponent-digits="1"/>
    </number:number-style>
    <number:currency-style style:name="N4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418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418P0"/>
    </number:currency-style>
    <number:number-style style:name="N421P0" style:volatile="true">
      <number:number number:decimal-places="3" number:min-integer-digits="1" number:grouping="true"/>
      <number:text> $ </number:text>
    </number:number-style>
    <number:number-style style:name="N421P1" style:volatile="true">
      <number:text>-</number:text>
      <number:number number:decimal-places="3" number:min-integer-digits="1" number:grouping="true"/>
      <number:text> $ </number:text>
    </number:number-style>
    <number:number-style style:name="N421P2" style:volatile="true">
      <number:text> -</number:text>
      <number:number number:decimal-places="0" number:min-integer-digits="0"/>
      <number:text> $ </number:text>
    </number:number-style>
    <number:text-style style:name="N421">
      <number:text-content/>
      <number:text> </number:text>
      <style:map style:condition="value()&gt;0" style:apply-style-name="N421P0"/>
      <style:map style:condition="value()&lt;0" style:apply-style-name="N421P1"/>
      <style:map style:condition="value()=0" style:apply-style-name="N421P2"/>
    </number:text-style>
    <number:number-style style:name="N424P0" style:volatile="true">
      <number:number number:decimal-places="4" number:min-integer-digits="1" number:grouping="true"/>
      <number:text> $ </number:text>
    </number:number-style>
    <number:number-style style:name="N424P1" style:volatile="true">
      <number:text>-</number:text>
      <number:number number:decimal-places="4" number:min-integer-digits="1" number:grouping="true"/>
      <number:text> $ </number:text>
    </number:number-style>
    <number:number-style style:name="N424P2" style:volatile="true">
      <number:text> -</number:text>
      <number:number number:decimal-places="0" number:min-integer-digits="0"/>
      <number:text> $ </number:text>
    </number:number-style>
    <number:text-style style:name="N424">
      <number:text-content/>
      <number:text> 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number-style style:name="N427P0" style:volatile="true">
      <number:number number:decimal-places="1" number:min-integer-digits="1" number:grouping="true"/>
      <number:text> $ </number:text>
    </number:number-style>
    <number:number-style style:name="N427P1" style:volatile="true">
      <number:text>-</number:text>
      <number:number number:decimal-places="1" number:min-integer-digits="1" number:grouping="true"/>
      <number:text> $ </number:text>
    </number:number-style>
    <number:number-style style:name="N427P2" style:volatile="true">
      <number:text> -</number:text>
      <number:number number:decimal-places="0" number:min-integer-digits="0"/>
      <number:text> $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428P0" style:volatile="true">
      <number:number number:decimal-places="0" number:min-integer-digits="1" number:grouping="true"/>
      <number:text> $ </number:text>
    </number:number-style>
    <number:number-style style:name="N428P1" style:volatile="true">
      <number:text>-</number:text>
      <number:number number:decimal-places="0" number:min-integer-digits="1" number:grouping="true"/>
      <number:text> $ </number:text>
    </number:number-style>
    <number:number-style style:name="N428P2" style:volatile="true">
      <number:text> -</number:text>
      <number:number number:decimal-places="0" number:min-integer-digits="0"/>
      <number:text> $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P0" style:volatile="true">
      <number:text>$</number:text>
      <number:number number:decimal-places="1" number:min-integer-digits="1" number:grouping="true"/>
      <number:text> </number:text>
    </number:number-style>
    <number:number-style style:name="N429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429P0"/>
    </number:number-style>
    <number:number-style style:name="N430">
      <number:number number:decimal-places="2" number:min-integer-digits="1"/>
      <number:text> </number:text>
    </number:number-style>
    <number:number-style style:name="N431P0" style:volatile="true">
      <number:number number:decimal-places="2" number:min-integer-digits="1"/>
      <number:text> </number:text>
    </number:number-style>
    <number:number-style style:name="N431">
      <style:text-properties fo:color="#ff0000"/>
      <number:text>(</number:text>
      <number:number number:decimal-places="2" number:min-integer-digits="1"/>
      <number:text>)</number:text>
      <style:map style:condition="value()&gt;=0" style:apply-style-name="N431P0"/>
    </number:number-style>
    <number:currency-style style:name="N432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32">
      <style:text-properties fo:color="#ff0000"/>
      <number:currency-symbol number:language="en" number:country="US">$</number:currency-symbol>
      <number:number number:decimal-places="1" number:min-integer-digits="1" number:grouping="true"/>
      <style:map style:condition="value()&gt;=0" style:apply-style-name="N432P0"/>
    </number:currency-style>
    <number:number-style style:name="N434P0" style:volatile="true">
      <number:text>$</number:text>
      <number:number number:decimal-places="3" number:min-integer-digits="1" number:grouping="true"/>
      <number:text> </number:text>
    </number:number-style>
    <number:number-style style:name="N434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434P0"/>
    </number:number-style>
    <number:number-style style:name="N436P0" style:volatile="true">
      <number:text>$</number:text>
      <number:number number:decimal-places="4" number:min-integer-digits="1" number:grouping="true"/>
      <number:text> </number:text>
    </number:number-style>
    <number:number-style style:name="N436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436P0"/>
    </number:number-style>
    <number:currency-style style:name="N43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438">
      <style:text-properties fo:color="#ff0000"/>
      <number:currency-symbol number:language="en" number:country="US">$</number:currency-symbol>
      <number:number number:decimal-places="0" number:min-integer-digits="1" number:grouping="true"/>
      <style:map style:condition="value()&gt;=0" style:apply-style-name="N438P0"/>
    </number:currency-style>
    <number:currency-style style:name="N439P0" style:volatile="true">
      <number:currency-symbol>€</number:currency-symbol>
      <number:text> </number:text>
      <number:number number:decimal-places="0" number:min-integer-digits="1" number:grouping="true"/>
      <number:text> </number:text>
    </number:currency-style>
    <number:currency-style style:name="N439">
      <style:text-properties fo:color="#ff0000"/>
      <number:text>(</number:text>
      <number:currency-symbol>€</number:currency-symbol>
      <number:text> </number:text>
      <number:number number:decimal-places="0" number:min-integer-digits="1" number:grouping="true"/>
      <number:text>)</number:text>
      <style:map style:condition="value()&gt;=0" style:apply-style-name="N439P0"/>
    </number:currency-style>
    <number:currency-style style:name="N440P0" style:volatile="true">
      <number:currency-symbol>GBP</number:currency-symbol>
      <number:text> </number:text>
      <number:number number:decimal-places="0" number:min-integer-digits="1" number:grouping="true"/>
      <number:text> </number:text>
    </number:currency-style>
    <number:currency-style style:name="N440">
      <style:text-properties fo:color="#ff0000"/>
      <number:text>(</number:text>
      <number:currency-symbol>GBP</number:currency-symbol>
      <number:text> </number:text>
      <number:number number:decimal-places="0" number:min-integer-digits="1" number:grouping="true"/>
      <number:text>)</number:text>
      <style:map style:condition="value()&gt;=0" style:apply-style-name="N440P0"/>
    </number:currency-style>
    <number:currency-style style:name="N44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441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441P0"/>
    </number:currency-style>
    <number:currency-style style:name="N442P0" style:volatile="true">
      <number:currency-symbol>JPY</number:currency-symbol>
      <number:text> </number:text>
      <number:number number:decimal-places="0" number:min-integer-digits="1" number:grouping="true"/>
      <number:text> </number:text>
    </number:currency-style>
    <number:currency-style style:name="N442">
      <style:text-properties fo:color="#ff0000"/>
      <number:text>(</number:text>
      <number:currency-symbol>JPY</number:currency-symbol>
      <number:text> </number:text>
      <number:number number:decimal-places="0" number:min-integer-digits="1" number:grouping="true"/>
      <number:text>)</number:text>
      <style:map style:condition="value()&gt;=0" style:apply-style-name="N442P0"/>
    </number:currency-style>
    <number:currency-style style:name="N443P0" style:volatile="true">
      <number:currency-symbol>INR</number:currency-symbol>
      <number:text> </number:text>
      <number:number number:decimal-places="0" number:min-integer-digits="1" number:grouping="true"/>
      <number:text> </number:text>
    </number:currency-style>
    <number:currency-style style:name="N443">
      <style:text-properties fo:color="#ff0000"/>
      <number:text>(</number:text>
      <number:currency-symbol>INR</number:currency-symbol>
      <number:text> </number:text>
      <number:number number:decimal-places="0" number:min-integer-digits="1" number:grouping="true"/>
      <number:text>)</number:text>
      <style:map style:condition="value()&gt;=0" style:apply-style-name="N443P0"/>
    </number:currency-style>
    <number:currency-style style:name="N444P0" style:volatile="true">
      <number:currency-symbol>INR</number:currency-symbol>
      <number:text> </number:text>
      <number:number number:decimal-places="1" number:min-integer-digits="1" number:grouping="true"/>
      <number:text> </number:text>
    </number:currency-style>
    <number:currency-style style:name="N444">
      <style:text-properties fo:color="#ff0000"/>
      <number:text>(</number:text>
      <number:currency-symbol>INR</number:currency-symbol>
      <number:text> </number:text>
      <number:number number:decimal-places="1" number:min-integer-digits="1" number:grouping="true"/>
      <number:text>)</number:text>
      <style:map style:condition="value()&gt;=0" style:apply-style-name="N444P0"/>
    </number:currency-style>
    <number:currency-style style:name="N445P0" style:volatile="true">
      <number:currency-symbol>INR</number:currency-symbol>
      <number:text> </number:text>
      <number:number number:decimal-places="2" number:min-integer-digits="1" number:grouping="true"/>
      <number:text> </number:text>
    </number:currency-style>
    <number:currency-style style:name="N445">
      <style:text-properties fo:color="#ff0000"/>
      <number:text>(</number:text>
      <number:currency-symbol>INR</number:currency-symbol>
      <number:text> </number:text>
      <number:number number:decimal-places="2" number:min-integer-digits="1" number:grouping="true"/>
      <number:text>)</number:text>
      <style:map style:condition="value()&gt;=0" style:apply-style-name="N445P0"/>
    </number:currency-style>
    <number:currency-style style:name="N446P0" style:volatile="true">
      <number:currency-symbol>INR</number:currency-symbol>
      <number:text> </number:text>
      <number:number number:decimal-places="3" number:min-integer-digits="1" number:grouping="true"/>
      <number:text> </number:text>
    </number:currency-style>
    <number:currency-style style:name="N446">
      <style:text-properties fo:color="#ff0000"/>
      <number:text>(</number:text>
      <number:currency-symbol>INR</number:currency-symbol>
      <number:text> </number:text>
      <number:number number:decimal-places="3" number:min-integer-digits="1" number:grouping="true"/>
      <number:text>)</number:text>
      <style:map style:condition="value()&gt;=0" style:apply-style-name="N446P0"/>
    </number:currency-style>
    <number:currency-style style:name="N447P0" style:volatile="true">
      <number:currency-symbol>INR</number:currency-symbol>
      <number:text> </number:text>
      <number:number number:decimal-places="4" number:min-integer-digits="1" number:grouping="true"/>
      <number:text> </number:text>
    </number:currency-style>
    <number:currency-style style:name="N447">
      <style:text-properties fo:color="#ff0000"/>
      <number:text>(</number:text>
      <number:currency-symbol>INR</number:currency-symbol>
      <number:text> </number:text>
      <number:number number:decimal-places="4" number:min-integer-digits="1" number:grouping="true"/>
      <number:text>)</number:text>
      <style:map style:condition="value()&gt;=0" style:apply-style-name="N447P0"/>
    </number:currency-style>
    <number:currency-style style:name="N448P0" style:volatile="true">
      <number:currency-symbol>INR</number:currency-symbol>
      <number:text> </number:text>
      <number:number number:decimal-places="5" number:min-integer-digits="1" number:grouping="true"/>
      <number:text> </number:text>
    </number:currency-style>
    <number:currency-style style:name="N448">
      <style:text-properties fo:color="#ff0000"/>
      <number:text>(</number:text>
      <number:currency-symbol>INR</number:currency-symbol>
      <number:text> </number:text>
      <number:number number:decimal-places="5" number:min-integer-digits="1" number:grouping="true"/>
      <number:text>)</number:text>
      <style:map style:condition="value()&gt;=0" style:apply-style-name="N448P0"/>
    </number:currency-style>
    <number:currency-style style:name="N449P0" style:volatile="true">
      <number:currency-symbol>INR</number:currency-symbol>
      <number:text> </number:text>
      <number:number number:decimal-places="6" number:min-integer-digits="1" number:grouping="true"/>
      <number:text> </number:text>
    </number:currency-style>
    <number:currency-style style:name="N449">
      <style:text-properties fo:color="#ff0000"/>
      <number:text>(</number:text>
      <number:currency-symbol>INR</number:currency-symbol>
      <number:text> </number:text>
      <number:number number:decimal-places="6" number:min-integer-digits="1" number:grouping="true"/>
      <number:text>)</number:text>
      <style:map style:condition="value()&gt;=0" style:apply-style-name="N449P0"/>
    </number:currency-style>
    <number:currency-style style:name="N450P0" style:volatile="true">
      <number:currency-symbol>INR</number:currency-symbol>
      <number:text> </number:text>
      <number:number number:decimal-places="7" number:min-integer-digits="1" number:grouping="true"/>
      <number:text> </number:text>
    </number:currency-style>
    <number:currency-style style:name="N450">
      <style:text-properties fo:color="#ff0000"/>
      <number:text>(</number:text>
      <number:currency-symbol>INR</number:currency-symbol>
      <number:text> </number:text>
      <number:number number:decimal-places="7" number:min-integer-digits="1" number:grouping="true"/>
      <number:text>)</number:text>
      <style:map style:condition="value()&gt;=0" style:apply-style-name="N450P0"/>
    </number:currency-style>
    <number:currency-style style:name="N451P0" style:volatile="true">
      <number:currency-symbol>INR</number:currency-symbol>
      <number:text> </number:text>
      <number:number number:decimal-places="8" number:min-integer-digits="1" number:grouping="true"/>
      <number:text> </number:text>
    </number:currency-style>
    <number:currency-style style:name="N451">
      <style:text-properties fo:color="#ff0000"/>
      <number:text>(</number:text>
      <number:currency-symbol>INR</number:currency-symbol>
      <number:text> </number:text>
      <number:number number:decimal-places="8" number:min-integer-digits="1" number:grouping="true"/>
      <number:text>)</number:text>
      <style:map style:condition="value()&gt;=0" style:apply-style-name="N451P0"/>
    </number:currency-style>
    <number:currency-style style:name="N452P0" style:volatile="true">
      <number:currency-symbol>INR</number:currency-symbol>
      <number:text> </number:text>
      <number:number number:decimal-places="9" number:min-integer-digits="1" number:grouping="true"/>
      <number:text> </number:text>
    </number:currency-style>
    <number:currency-style style:name="N452">
      <style:text-properties fo:color="#ff0000"/>
      <number:text>(</number:text>
      <number:currency-symbol>INR</number:currency-symbol>
      <number:text> </number:text>
      <number:number number:decimal-places="9" number:min-integer-digits="1" number:grouping="true"/>
      <number:text>)</number:text>
      <style:map style:condition="value()&gt;=0" style:apply-style-name="N452P0"/>
    </number:currency-style>
    <number:currency-style style:name="N453P0" style:volatile="true">
      <number:currency-symbol>INR</number:currency-symbol>
      <number:text> </number:text>
      <number:number number:decimal-places="10" number:min-integer-digits="1" number:grouping="true"/>
      <number:text> </number:text>
    </number:currency-style>
    <number:currency-style style:name="N453">
      <style:text-properties fo:color="#ff0000"/>
      <number:text>(</number:text>
      <number:currency-symbol>INR</number:currency-symbol>
      <number:text> </number:text>
      <number:number number:decimal-places="10" number:min-integer-digits="1" number:grouping="true"/>
      <number:text>)</number:text>
      <style:map style:condition="value()&gt;=0" style:apply-style-name="N453P0"/>
    </number:currency-style>
    <number:currency-style style:name="N454P0" style:volatile="true">
      <number:currency-symbol>INR</number:currency-symbol>
      <number:text> </number:text>
      <number:number number:decimal-places="11" number:min-integer-digits="1" number:grouping="true"/>
      <number:text> </number:text>
    </number:currency-style>
    <number:currency-style style:name="N454">
      <style:text-properties fo:color="#ff0000"/>
      <number:text>(</number:text>
      <number:currency-symbol>INR</number:currency-symbol>
      <number:text> </number:text>
      <number:number number:decimal-places="11" number:min-integer-digits="1" number:grouping="true"/>
      <number:text>)</number:text>
      <style:map style:condition="value()&gt;=0" style:apply-style-name="N454P0"/>
    </number:currency-style>
    <number:currency-style style:name="N455P0" style:volatile="true">
      <number:currency-symbol>INR</number:currency-symbol>
      <number:text> </number:text>
      <number:number number:decimal-places="12" number:min-integer-digits="1" number:grouping="true"/>
      <number:text> </number:text>
    </number:currency-style>
    <number:currency-style style:name="N455">
      <style:text-properties fo:color="#ff0000"/>
      <number:text>(</number:text>
      <number:currency-symbol>INR</number:currency-symbol>
      <number:text> </number:text>
      <number:number number:decimal-places="12" number:min-integer-digits="1" number:grouping="true"/>
      <number:text>)</number:text>
      <style:map style:condition="value()&gt;=0" style:apply-style-name="N455P0"/>
    </number:currency-style>
    <number:currency-style style:name="N456P0" style:volatile="true">
      <number:currency-symbol>HKD</number:currency-symbol>
      <number:text> </number:text>
      <number:number number:decimal-places="0" number:min-integer-digits="1" number:grouping="true"/>
      <number:text> </number:text>
    </number:currency-style>
    <number:currency-style style:name="N456">
      <style:text-properties fo:color="#ff0000"/>
      <number:text>(</number:text>
      <number:currency-symbol>HKD</number:currency-symbol>
      <number:text> </number:text>
      <number:number number:decimal-places="0" number:min-integer-digits="1" number:grouping="true"/>
      <number:text>)</number:text>
      <style:map style:condition="value()&gt;=0" style:apply-style-name="N456P0"/>
    </number:currency-style>
    <number:currency-style style:name="N457P0" style:volatile="true">
      <number:currency-symbol>SGD</number:currency-symbol>
      <number:text> </number:text>
      <number:number number:decimal-places="0" number:min-integer-digits="1" number:grouping="true"/>
      <number:text> </number:text>
    </number:currency-style>
    <number:currency-style style:name="N457">
      <style:text-properties fo:color="#ff0000"/>
      <number:text>(</number:text>
      <number:currency-symbol>SGD</number:currency-symbol>
      <number:text> </number:text>
      <number:number number:decimal-places="0" number:min-integer-digits="1" number:grouping="true"/>
      <number:text>)</number:text>
      <style:map style:condition="value()&gt;=0" style:apply-style-name="N457P0"/>
    </number:currency-style>
    <number:currency-style style:name="N458P0" style:volatile="true">
      <number:currency-symbol>AUD</number:currency-symbol>
      <number:text> </number:text>
      <number:number number:decimal-places="0" number:min-integer-digits="1" number:grouping="true"/>
      <number:text> </number:text>
    </number:currency-style>
    <number:currency-style style:name="N458">
      <style:text-properties fo:color="#ff0000"/>
      <number:text>(</number:text>
      <number:currency-symbol>AUD</number:currency-symbol>
      <number:text> </number:text>
      <number:number number:decimal-places="0" number:min-integer-digits="1" number:grouping="true"/>
      <number:text>)</number:text>
      <style:map style:condition="value()&gt;=0" style:apply-style-name="N458P0"/>
    </number:currency-style>
    <number:currency-style style:name="N459P0" style:volatile="true">
      <number:currency-symbol>KRW</number:currency-symbol>
      <number:text> </number:text>
      <number:number number:decimal-places="0" number:min-integer-digits="1" number:grouping="true"/>
      <number:text> </number:text>
    </number:currency-style>
    <number:currency-style style:name="N459">
      <style:text-properties fo:color="#ff0000"/>
      <number:text>(</number:text>
      <number:currency-symbol>KRW</number:currency-symbol>
      <number:text> </number:text>
      <number:number number:decimal-places="0" number:min-integer-digits="1" number:grouping="true"/>
      <number:text>)</number:text>
      <style:map style:condition="value()&gt;=0" style:apply-style-name="N459P0"/>
    </number:currency-style>
    <number:currency-style style:name="N460P0" style:volatile="true">
      <number:currency-symbol>JPY</number:currency-symbol>
      <number:text> </number:text>
      <number:number number:decimal-places="0" number:min-integer-digits="1" number:grouping="true"/>
    </number:currency-style>
    <number:currency-style style:name="N460">
      <style:text-properties fo:color="#ff0000"/>
      <number:currency-symbol>JPY</number:currency-symbol>
      <number:text> </number:text>
      <number:number number:decimal-places="0" number:min-integer-digits="1" number:grouping="true"/>
      <style:map style:condition="value()&gt;=0" style:apply-style-name="N460P0"/>
    </number:currency-style>
    <number:currency-style style:name="N461P0" style:volatile="true">
      <number:currency-symbol>INR</number:currency-symbol>
      <number:text> </number:text>
      <number:number number:decimal-places="0" number:min-integer-digits="1" number:grouping="true"/>
    </number:currency-style>
    <number:currency-style style:name="N461">
      <style:text-properties fo:color="#ff0000"/>
      <number:currency-symbol>INR</number:currency-symbol>
      <number:text> </number:text>
      <number:number number:decimal-places="0" number:min-integer-digits="1" number:grouping="true"/>
      <style:map style:condition="value()&gt;=0" style:apply-style-name="N461P0"/>
    </number:currency-style>
    <number:currency-style style:name="N462P0" style:volatile="true">
      <number:currency-symbol>HKD</number:currency-symbol>
      <number:text> </number:text>
      <number:number number:decimal-places="0" number:min-integer-digits="1" number:grouping="true"/>
    </number:currency-style>
    <number:currency-style style:name="N462">
      <style:text-properties fo:color="#ff0000"/>
      <number:currency-symbol>HKD</number:currency-symbol>
      <number:text> </number:text>
      <number:number number:decimal-places="0" number:min-integer-digits="1" number:grouping="true"/>
      <style:map style:condition="value()&gt;=0" style:apply-style-name="N462P0"/>
    </number:currency-style>
    <number:currency-style style:name="N463P0" style:volatile="true">
      <number:currency-symbol>SGD</number:currency-symbol>
      <number:text> </number:text>
      <number:number number:decimal-places="0" number:min-integer-digits="1" number:grouping="true"/>
    </number:currency-style>
    <number:currency-style style:name="N463">
      <style:text-properties fo:color="#ff0000"/>
      <number:currency-symbol>SGD</number:currency-symbol>
      <number:text> </number:text>
      <number:number number:decimal-places="0" number:min-integer-digits="1" number:grouping="true"/>
      <style:map style:condition="value()&gt;=0" style:apply-style-name="N463P0"/>
    </number:currency-style>
    <number:currency-style style:name="N464P0" style:volatile="true">
      <number:currency-symbol>AUD</number:currency-symbol>
      <number:text> </number:text>
      <number:number number:decimal-places="0" number:min-integer-digits="1" number:grouping="true"/>
    </number:currency-style>
    <number:currency-style style:name="N464">
      <style:text-properties fo:color="#ff0000"/>
      <number:currency-symbol>AUD</number:currency-symbol>
      <number:text> </number:text>
      <number:number number:decimal-places="0" number:min-integer-digits="1" number:grouping="true"/>
      <style:map style:condition="value()&gt;=0" style:apply-style-name="N464P0"/>
    </number:currency-style>
    <number:currency-style style:name="N466P0" style:volatile="true">
      <number:currency-symbol>BRL</number:currency-symbol>
      <number:text> </number:text>
      <number:number number:decimal-places="0" number:min-integer-digits="1" number:grouping="true"/>
      <number:text> </number:text>
    </number:currency-style>
    <number:currency-style style:name="N466">
      <style:text-properties fo:color="#ff0000"/>
      <number:text>(</number:text>
      <number:currency-symbol>BRL</number:currency-symbol>
      <number:text> </number:text>
      <number:number number:decimal-places="0" number:min-integer-digits="1" number:grouping="true"/>
      <number:text>)</number:text>
      <style:map style:condition="value()&gt;=0" style:apply-style-name="N466P0"/>
    </number:currency-style>
    <number:number-style style:name="N467">
      <number:text>£</number:text>
      <number:number number:decimal-places="0" number:min-integer-digits="1" number:grouping="true"/>
    </number:number-style>
    <number:number-style style:name="N468P0" style:volatile="true">
      <number:text>£</number:text>
      <number:number number:decimal-places="0" number:min-integer-digits="1" number:grouping="true"/>
    </number:number-style>
    <number:number-style style:name="N468">
      <number:text>-£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£</number:text>
      <number:number number:decimal-places="0" number:min-integer-digits="1" number:grouping="true"/>
    </number:number-style>
    <number:number-style style:name="N469">
      <style:text-properties fo:color="#ff0000"/>
      <number:text>-£</number:text>
      <number:number number:decimal-places="0" number:min-integer-digits="1" number:grouping="true"/>
      <style:map style:condition="value()&gt;=0" style:apply-style-name="N469P0"/>
    </number:number-style>
    <number:number-style style:name="N470">
      <number:text>£</number:text>
      <number:number number:decimal-places="2" number:min-integer-digits="1" number:grouping="true"/>
    </number:number-style>
    <number:number-style style:name="N471P0" style:volatile="true">
      <number:text>£</number:text>
      <number:number number:decimal-places="2" number:min-integer-digits="1" number:grouping="true"/>
    </number:number-style>
    <number:number-style style:name="N471">
      <number:text>-£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£</number:text>
      <number:number number:decimal-places="2" number:min-integer-digits="1" number:grouping="true"/>
    </number:number-style>
    <number:number-style style:name="N472">
      <style:text-properties fo:color="#ff0000"/>
      <number:text>-£</number:text>
      <number:number number:decimal-places="2" number:min-integer-digits="1" number:grouping="true"/>
      <style:map style:condition="value()&gt;=0" style:apply-style-name="N472P0"/>
    </number:number-style>
    <number:number-style style:name="N476P0" style:volatile="true">
      <number:text> £</number:text>
      <number:number number:decimal-places="0" number:min-integer-digits="1" number:grouping="true"/>
      <number:text> </number:text>
    </number:number-style>
    <number:number-style style:name="N476P1" style:volatile="true">
      <number:text>-£</number:text>
      <number:number number:decimal-places="0" number:min-integer-digits="1" number:grouping="true"/>
      <number:text> </number:text>
    </number:number-style>
    <number:number-style style:name="N476P2" style:volatile="true">
      <number:text> £-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77P0" style:volatile="true">
      <number:number number:decimal-places="0" number:min-integer-digits="1" number:grouping="true"/>
      <number:text> </number:text>
    </number:number-style>
    <number:number-style style:name="N477P1" style:volatile="true">
      <number:text>-</number:text>
      <number:number number:decimal-places="0" number:min-integer-digits="1" number:grouping="true"/>
      <number:text> </number:text>
    </number:number-style>
    <number:number-style style:name="N477P2" style:volatile="true">
      <number:text> -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81P0" style:volatile="true">
      <number:text> £</number:text>
      <number:number number:decimal-places="2" number:min-integer-digits="1" number:grouping="true"/>
      <number:text> </number:text>
    </number:number-style>
    <number:number-style style:name="N481P1" style:volatile="true">
      <number:text>-£</number:text>
      <number:number number:decimal-places="2" number:min-integer-digits="1" number:grouping="true"/>
      <number:text> </number:text>
    </number:number-style>
    <number:number-style style:name="N481P2" style:volatile="true">
      <number:text> £-</number:text>
      <number:number number:decimal-places="0" number:min-integer-digits="0"/>
      <number:text> </number:text>
    </number:number-style>
    <number:text-style style:name="N481"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number-style style:name="N482P0" style:volatile="true">
      <number:number number:decimal-places="2" number:min-integer-digits="1" number:grouping="true"/>
      <number:text> </number:text>
    </number:number-style>
    <number:number-style style:name="N482P1" style:volatile="true">
      <number:text>-</number:text>
      <number:number number:decimal-places="2" number:min-integer-digits="1" number:grouping="true"/>
      <number:text> </number:text>
    </number:number-style>
    <number:number-style style:name="N482P2" style:volatile="true">
      <number:text> -</number:text>
      <number:number number:decimal-places="0" number:min-integer-digits="0"/>
      <number:text> </number:text>
    </number:number-style>
    <number:text-style style:name="N482">
      <number:text-content/>
      <number:text> </number:text>
      <style:map style:condition="value()&gt;0" style:apply-style-name="N482P0"/>
      <style:map style:condition="value()&lt;0" style:apply-style-name="N482P1"/>
      <style:map style:condition="value()=0" style:apply-style-name="N482P2"/>
    </number:text-style>
    <number:currency-style style:name="N483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484">
      <number:currency-symbol>€</number:currency-symbol>
      <number:text> </number:text>
      <number:number number:decimal-places="2" number:min-integer-digits="1" number:grouping="true"/>
    </number:currency-style>
    <number:currency-style style:name="N486P0" style:volatile="true">
      <number:number number:decimal-places="1" number:min-integer-digits="1" number:grouping="true"/>
      <number:text> </number:text>
      <number:currency-symbol>EUR</number:currency-symbol>
    </number:currency-style>
    <number:currency-style style:name="N486">
      <style:text-properties fo:color="#ff0000"/>
      <number:text>-</number:text>
      <number:number number:decimal-places="1" number:min-integer-digits="1" number:grouping="true"/>
      <number:text> </number:text>
      <number:currency-symbol>EUR</number:currency-symbol>
      <style:map style:condition="value()&gt;=0" style:apply-style-name="N486P0"/>
    </number:currency-style>
    <number:currency-style style:name="N488P0" style:volatile="true">
      <number:number number:decimal-places="0" number:min-integer-digits="1" number:grouping="true"/>
      <number:text> </number:text>
      <number:currency-symbol>EUR</number:currency-symbol>
    </number:currency-style>
    <number:currency-style style:name="N488">
      <style:text-properties fo:color="#ff0000"/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488P0"/>
    </number:currency-style>
    <number:currency-style style:name="N490P0" style:volatile="true">
      <number:currency-symbol number:language="ga" number:country="IE">€</number:currency-symbol>
      <number:number number:decimal-places="0" number:min-integer-digits="1" number:grouping="true"/>
    </number:currency-style>
    <number:currency-style style:name="N490">
      <style:text-properties fo:color="#ff0000"/>
      <number:text>-</number:text>
      <number:currency-symbol number:language="ga" number:country="IE">€</number:currency-symbol>
      <number:number number:decimal-places="0" number:min-integer-digits="1" number:grouping="true"/>
      <style:map style:condition="value()&gt;=0" style:apply-style-name="N490P0"/>
    </number:currency-style>
    <number:currency-style style:name="N49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49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92P0"/>
    </number:currency-style>
    <number:currency-style style:name="N494P0" style:volatile="true">
      <number:number number:decimal-places="2" number:min-integer-digits="1" number:grouping="true"/>
      <number:text> </number:text>
      <number:currency-symbol>INR</number:currency-symbol>
    </number:currency-style>
    <number:currency-style style:name="N494">
      <style:text-properties fo:color="#ff0000"/>
      <number:text>-</number:text>
      <number:number number:decimal-places="2" number:min-integer-digits="1" number:grouping="true"/>
      <number:text> </number:text>
      <number:currency-symbol>INR</number:currency-symbol>
      <style:map style:condition="value()&gt;=0" style:apply-style-name="N494P0"/>
    </number:currency-style>
    <number:currency-style style:name="N496P0" style:volatile="true">
      <number:number number:decimal-places="1" number:min-integer-digits="1" number:grouping="true"/>
      <number:text> </number:text>
      <number:currency-symbol>INR</number:currency-symbol>
    </number:currency-style>
    <number:currency-style style:name="N496">
      <style:text-properties fo:color="#ff0000"/>
      <number:text>-</number:text>
      <number:number number:decimal-places="1" number:min-integer-digits="1" number:grouping="true"/>
      <number:text> </number:text>
      <number:currency-symbol>INR</number:currency-symbol>
      <style:map style:condition="value()&gt;=0" style:apply-style-name="N496P0"/>
    </number:currency-style>
    <number:currency-style style:name="N498P0" style:volatile="true">
      <number:number number:decimal-places="0" number:min-integer-digits="1" number:grouping="true"/>
      <number:text> </number:text>
      <number:currency-symbol>INR</number:currency-symbol>
    </number:currency-style>
    <number:currency-style style:name="N498">
      <style:text-properties fo:color="#ff0000"/>
      <number:text>-</number:text>
      <number:number number:decimal-places="0" number:min-integer-digits="1" number:grouping="true"/>
      <number:text> </number:text>
      <number:currency-symbol>INR</number:currency-symbol>
      <style:map style:condition="value()&gt;=0" style:apply-style-name="N498P0"/>
    </number:currency-style>
    <number:currency-style style:name="N500P0" style:volatile="true">
      <number:number number:decimal-places="0" number:min-integer-digits="1" number:grouping="true"/>
      <number:text> </number:text>
      <number:currency-symbol>HKD</number:currency-symbol>
    </number:currency-style>
    <number:currency-style style:name="N500">
      <style:text-properties fo:color="#ff0000"/>
      <number:text>-</number:text>
      <number:number number:decimal-places="0" number:min-integer-digits="1" number:grouping="true"/>
      <number:text> </number:text>
      <number:currency-symbol>HKD</number:currency-symbol>
      <style:map style:condition="value()&gt;=0" style:apply-style-name="N500P0"/>
    </number:currency-style>
    <number:currency-style style:name="N502P0" style:volatile="true">
      <number:number number:decimal-places="0" number:min-integer-digits="1" number:grouping="true"/>
      <number:text> </number:text>
      <number:currency-symbol>SGD</number:currency-symbol>
    </number:currency-style>
    <number:currency-style style:name="N502">
      <style:text-properties fo:color="#ff0000"/>
      <number:text>-</number:text>
      <number:number number:decimal-places="0" number:min-integer-digits="1" number:grouping="true"/>
      <number:text> </number:text>
      <number:currency-symbol>SGD</number:currency-symbol>
      <style:map style:condition="value()&gt;=0" style:apply-style-name="N502P0"/>
    </number:currency-style>
    <number:currency-style style:name="N504P0" style:volatile="true">
      <number:number number:decimal-places="0" number:min-integer-digits="1" number:grouping="true"/>
      <number:text> </number:text>
      <number:currency-symbol>AUD</number:currency-symbol>
    </number:currency-style>
    <number:currency-style style:name="N504">
      <style:text-properties fo:color="#ff0000"/>
      <number:text>-</number:text>
      <number:number number:decimal-places="0" number:min-integer-digits="1" number:grouping="true"/>
      <number:text> </number:text>
      <number:currency-symbol>AUD</number:currency-symbol>
      <style:map style:condition="value()&gt;=0" style:apply-style-name="N504P0"/>
    </number:currency-style>
    <number:currency-style style:name="N506P0" style:volatile="true">
      <number:number number:decimal-places="2" number:min-integer-digits="1" number:grouping="true"/>
      <number:text> </number:text>
      <number:currency-symbol>BRL</number:currency-symbol>
    </number:currency-style>
    <number:currency-style style:name="N506">
      <style:text-properties fo:color="#ff0000"/>
      <number:text>-</number:text>
      <number:number number:decimal-places="2" number:min-integer-digits="1" number:grouping="true"/>
      <number:text> </number:text>
      <number:currency-symbol>BRL</number:currency-symbol>
      <style:map style:condition="value()&gt;=0" style:apply-style-name="N506P0"/>
    </number:currency-style>
    <number:currency-style style:name="N508P0" style:volatile="true">
      <number:number number:decimal-places="0" number:min-integer-digits="1" number:grouping="true"/>
      <number:text> </number:text>
      <number:currency-symbol>BRL</number:currency-symbol>
    </number:currency-style>
    <number:currency-style style:name="N508">
      <style:text-properties fo:color="#ff0000"/>
      <number:text>-</number:text>
      <number:number number:decimal-places="0" number:min-integer-digits="1" number:grouping="true"/>
      <number:text> </number:text>
      <number:currency-symbol>BRL</number:currency-symbol>
      <style:map style:condition="value()&gt;=0" style:apply-style-name="N508P0"/>
    </number:currency-style>
    <number:number-style style:name="N509P0" style:volatile="true">
      <number:number number:decimal-places="1" number:min-integer-digits="1" number:grouping="true"/>
    </number:number-style>
    <number:number-style style:name="N509">
      <style:text-properties fo:color="#ff0000"/>
      <number:text>-</number:text>
      <number:number number:decimal-places="1" number:min-integer-digits="1" number:grouping="true"/>
      <style:map style:condition="value()&gt;=0" style:apply-style-name="N509P0"/>
    </number:number-style>
    <number:number-style style:name="N510P0" style:volatile="true">
      <number:number number:decimal-places="2" number:min-integer-digits="1" number:grouping="true"/>
    </number:number-style>
    <number:number-style style:name="N510">
      <style:text-properties fo:color="#ff0000"/>
      <number:text>-</number:text>
      <number:number number:decimal-places="2" number:min-integer-digits="1" number:grouping="true"/>
      <style:map style:condition="value()&gt;=0" style:apply-style-name="N510P0"/>
    </number:number-style>
    <number:number-style style:name="N511">
      <number:number number:decimal-places="0" number:min-integer-digits="0"/>
    </number:number-style>
    <number:currency-style style:name="N512P0" style:volatile="true">
      <number:currency-symbol>€</number:currency-symbol>
      <number:text> </number:text>
      <number:number number:decimal-places="0" number:min-integer-digits="1" number:grouping="true"/>
    </number:currency-style>
    <number:currency-style style:name="N512">
      <style:text-properties fo:color="#ff0000"/>
      <number:currency-symbol>€</number:currency-symbol>
      <number:text> </number:text>
      <number:number number:decimal-places="0" number:min-integer-digits="1" number:grouping="true"/>
      <style:map style:condition="value()&gt;=0" style:apply-style-name="N512P0"/>
    </number:currency-style>
    <number:currency-style style:name="N514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514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514P0"/>
    </number:currency-style>
    <number:currency-style style:name="N516P0" style:volatile="true">
      <number:currency-symbol number:language="en" number:country="IE">€</number:currency-symbol>
      <number:number number:decimal-places="1" number:min-integer-digits="1" number:grouping="true"/>
    </number:currency-style>
    <number:currency-style style:name="N516">
      <style:text-properties fo:color="#ff0000"/>
      <number:text>-</number:text>
      <number:currency-symbol number:language="en" number:country="IE">€</number:currency-symbol>
      <number:number number:decimal-places="1" number:min-integer-digits="1" number:grouping="true"/>
      <style:map style:condition="value()&gt;=0" style:apply-style-name="N516P0"/>
    </number:currency-style>
    <number:currency-style style:name="N517P0" style:volatile="true">
      <number:currency-symbol number:language="en" number:country="IE">€</number:currency-symbol>
      <number:number number:decimal-places="0" number:min-integer-digits="1" number:grouping="true"/>
    </number:currency-style>
    <number:currency-style style:name="N517">
      <style:text-properties fo:color="#ff0000"/>
      <number:text>-</number:text>
      <number:currency-symbol number:language="en" number:country="IE">€</number:currency-symbol>
      <number:number number:decimal-places="0" number:min-integer-digits="1" number:grouping="true"/>
      <style:map style:condition="value()&gt;=0" style:apply-style-name="N517P0"/>
    </number:currency-style>
    <number:currency-style style:name="N518">
      <number:currency-symbol number:language="en" number:country="GB">£</number:currency-symbol>
      <number:number number:decimal-places="2" number:min-integer-digits="1" number:grouping="true"/>
    </number:currency-style>
    <number:currency-style style:name="N5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5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9P0"/>
    </number:currency-style>
    <number:currency-style style:name="N520P0" style:volatile="true">
      <number:currency-symbol number:language="en" number:country="GB">£</number:currency-symbol>
      <number:number number:decimal-places="1" number:min-integer-digits="1" number:grouping="true"/>
    </number:currency-style>
    <number:currency-style style:name="N520">
      <style:text-properties fo:color="#ff0000"/>
      <number:text>-</number:text>
      <number:currency-symbol number:language="en" number:country="GB">£</number:currency-symbol>
      <number:number number:decimal-places="1" number:min-integer-digits="1" number:grouping="true"/>
      <style:map style:condition="value()&gt;=0" style:apply-style-name="N520P0"/>
    </number:currency-style>
    <number:currency-style style:name="N522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522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522P0"/>
    </number:currency-style>
    <number:currency-style style:name="N524P0" style:volatile="true">
      <number:number number:decimal-places="1" number:min-integer-digits="1" number:grouping="true"/>
      <number:text> </number:text>
      <number:currency-symbol>HKD</number:currency-symbol>
    </number:currency-style>
    <number:currency-style style:name="N524">
      <style:text-properties fo:color="#ff0000"/>
      <number:text>-</number:text>
      <number:number number:decimal-places="1" number:min-integer-digits="1" number:grouping="true"/>
      <number:text> </number:text>
      <number:currency-symbol>HKD</number:currency-symbol>
      <style:map style:condition="value()&gt;=0" style:apply-style-name="N524P0"/>
    </number:currency-style>
    <number:currency-style style:name="N526P0" style:volatile="true">
      <number:number number:decimal-places="1" number:min-integer-digits="1" number:grouping="true"/>
      <number:text> </number:text>
      <number:currency-symbol>SGD</number:currency-symbol>
    </number:currency-style>
    <number:currency-style style:name="N526">
      <style:text-properties fo:color="#ff0000"/>
      <number:text>-</number:text>
      <number:number number:decimal-places="1" number:min-integer-digits="1" number:grouping="true"/>
      <number:text> </number:text>
      <number:currency-symbol>SGD</number:currency-symbol>
      <style:map style:condition="value()&gt;=0" style:apply-style-name="N526P0"/>
    </number:currency-style>
    <number:currency-style style:name="N528P0" style:volatile="true">
      <number:number number:decimal-places="1" number:min-integer-digits="1" number:grouping="true"/>
      <number:text> </number:text>
      <number:currency-symbol>AUD</number:currency-symbol>
    </number:currency-style>
    <number:currency-style style:name="N528">
      <style:text-properties fo:color="#ff0000"/>
      <number:text>-</number:text>
      <number:number number:decimal-places="1" number:min-integer-digits="1" number:grouping="true"/>
      <number:text> </number:text>
      <number:currency-symbol>AUD</number:currency-symbol>
      <style:map style:condition="value()&gt;=0" style:apply-style-name="N528P0"/>
    </number:currency-style>
    <number:currency-style style:name="N530P0" style:volatile="true">
      <number:number number:decimal-places="1" number:min-integer-digits="1" number:grouping="true"/>
      <number:text> </number:text>
      <number:currency-symbol>BRL</number:currency-symbol>
    </number:currency-style>
    <number:currency-style style:name="N530">
      <style:text-properties fo:color="#ff0000"/>
      <number:text>-</number:text>
      <number:number number:decimal-places="1" number:min-integer-digits="1" number:grouping="true"/>
      <number:text> </number:text>
      <number:currency-symbol>BRL</number:currency-symbol>
      <style:map style:condition="value()&gt;=0" style:apply-style-name="N530P0"/>
    </number:currency-style>
    <number:currency-style style:name="N53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53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532P0"/>
    </number:currency-style>
    <number:currency-style style:name="N533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533">
      <style:text-properties fo:color="#ff0000"/>
      <number:currency-symbol>€</number:currency-symbol>
      <number:text> </number:text>
      <number:number number:decimal-places="2" number:min-integer-digits="1" number:grouping="true"/>
      <style:map style:condition="value()&gt;=0" style:apply-style-name="N533P0"/>
    </number:currency-style>
    <number:currency-style style:name="N5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534">
      <style:text-properties fo:color="#ff0000"/>
      <number:currency-symbol number:language="en" number:country="GB">£</number:currency-symbol>
      <number:number number:decimal-places="2" number:min-integer-digits="1" number:grouping="true"/>
      <style:map style:condition="value()&gt;=0" style:apply-style-name="N534P0"/>
    </number:currency-style>
    <number:currency-style style:name="N536P0" style:volatile="true">
      <number:currency-symbol number:language="ga" number:country="IE">€</number:currency-symbol>
      <number:number number:decimal-places="2" number:min-integer-digits="1" number:grouping="true"/>
    </number:currency-style>
    <number:currency-style style:name="N536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536P0"/>
    </number:currency-style>
    <number:currency-style style:name="N538P0" style:volatile="true">
      <number:currency-symbol number:language="ga" number:country="IE">€</number:currency-symbol>
      <number:number number:decimal-places="1" number:min-integer-digits="1" number:grouping="true"/>
    </number:currency-style>
    <number:currency-style style:name="N538">
      <style:text-properties fo:color="#ff0000"/>
      <number:text>-</number:text>
      <number:currency-symbol number:language="ga" number:country="IE">€</number:currency-symbol>
      <number:number number:decimal-places="1" number:min-integer-digits="1" number:grouping="true"/>
      <style:map style:condition="value()&gt;=0" style:apply-style-name="N538P0"/>
    </number:currency-style>
    <number:currency-style style:name="N540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540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540P0"/>
    </number:currency-style>
    <number:currency-style style:name="N542P0" style:volatile="true">
      <number:currency-symbol number:language="en" number:country="IE">€</number:currency-symbol>
      <number:number number:decimal-places="4" number:min-integer-digits="1" number:grouping="true"/>
    </number:currency-style>
    <number:currency-style style:name="N542">
      <style:text-properties fo:color="#ff0000"/>
      <number:text>-</number:text>
      <number:currency-symbol number:language="en" number:country="IE">€</number:currency-symbol>
      <number:number number:decimal-places="4" number:min-integer-digits="1" number:grouping="true"/>
      <style:map style:condition="value()&gt;=0" style:apply-style-name="N542P0"/>
    </number:currency-style>
    <number:number-style style:name="N543P0" style:volatile="true">
      <number:number number:decimal-places="0" number:min-integer-digits="1" number:grouping="true"/>
      <number:text>   </number:text>
    </number:number-style>
    <number:number-style style:name="N543">
      <style:text-properties fo:color="#ffffff"/>
      <number:text>-</number:text>
      <number:number number:decimal-places="0" number:min-integer-digits="1" number:grouping="true"/>
      <number:text>   </number:text>
      <style:map style:condition="value()&gt;=0" style:apply-style-name="N543P0"/>
    </number:number-style>
    <number:number-style style:name="N544P0" style:volatile="true">
      <number:number number:decimal-places="2" number:min-integer-digits="1" number:grouping="true"/>
      <number:text>   </number:text>
    </number:number-style>
    <number:number-style style:name="N544">
      <style:text-properties fo:color="#ffffff"/>
      <number:text>-</number:text>
      <number:number number:decimal-places="2" number:min-integer-digits="1" number:grouping="true"/>
      <number:text>   </number:text>
      <style:map style:condition="value()&gt;=0" style:apply-style-name="N544P0"/>
    </number:number-style>
    <number:number-style style:name="N545P0" style:volatile="true">
      <number:text>$</number:text>
      <number:number number:decimal-places="0" number:min-integer-digits="1" number:grouping="true"/>
      <number:text> </number:text>
    </number:number-style>
    <number:number-style style:name="N545">
      <style:text-properties fo:color="#ffffff"/>
      <number:text>($</number:text>
      <number:number number:decimal-places="0" number:min-integer-digits="1" number:grouping="true"/>
      <number:text>)</number:text>
      <style:map style:condition="value()&gt;=0" style:apply-style-name="N545P0"/>
    </number:number-style>
    <number:number-style style:name="N546P0" style:volatile="true">
      <number:text>$</number:text>
      <number:number number:decimal-places="2" number:min-integer-digits="1" number:grouping="true"/>
      <number:text> </number:text>
    </number:number-style>
    <number:number-style style:name="N546">
      <style:text-properties fo:color="#ffffff"/>
      <number:text>($</number:text>
      <number:number number:decimal-places="2" number:min-integer-digits="1" number:grouping="true"/>
      <number:text>)</number:text>
      <style:map style:condition="value()&gt;=0" style:apply-style-name="N546P0"/>
    </number:number-style>
    <number:number-style style:name="N547P0" style:volatile="true">
      <number:number number:decimal-places="0" number:min-integer-digits="1" number:grouping="true"/>
      <number:text> $</number:text>
    </number:number-style>
    <number:number-style style:name="N547">
      <style:text-properties fo:color="#ffffff"/>
      <number:text>-</number:text>
      <number:number number:decimal-places="0" number:min-integer-digits="1" number:grouping="true"/>
      <number:text> $</number:text>
      <style:map style:condition="value()&gt;=0" style:apply-style-name="N547P0"/>
    </number:number-style>
    <number:number-style style:name="N548P0" style:volatile="true">
      <number:number number:decimal-places="2" number:min-integer-digits="1" number:grouping="true"/>
      <number:text> $</number:text>
    </number:number-style>
    <number:number-style style:name="N548">
      <style:text-properties fo:color="#ffffff"/>
      <number:text>-</number:text>
      <number:number number:decimal-places="2" number:min-integer-digits="1" number:grouping="true"/>
      <number:text> $</number:text>
      <style:map style:condition="value()&gt;=0" style:apply-style-name="N548P0"/>
    </number:number-style>
    <number:currency-style style:name="N54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549">
      <style:text-properties fo:color="#ffffff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49P0"/>
    </number:currency-style>
    <number:currency-style style:name="N550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550">
      <style:text-properties fo:color="#ffffff"/>
      <number:currency-symbol>€</number:currency-symbol>
      <number:text> </number:text>
      <number:number number:decimal-places="2" number:min-integer-digits="1" number:grouping="true"/>
      <style:map style:condition="value()&gt;=0" style:apply-style-name="N550P0"/>
    </number:currency-style>
    <number:currency-style style:name="N552P0" style:volatile="true">
      <number:number number:decimal-places="3" number:min-integer-digits="1" number:grouping="true"/>
      <number:text> </number:text>
      <number:currency-symbol>AUD</number:currency-symbol>
    </number:currency-style>
    <number:currency-style style:name="N552">
      <style:text-properties fo:color="#ff0000"/>
      <number:text>-</number:text>
      <number:number number:decimal-places="3" number:min-integer-digits="1" number:grouping="true"/>
      <number:text> </number:text>
      <number:currency-symbol>AUD</number:currency-symbol>
      <style:map style:condition="value()&gt;=0" style:apply-style-name="N552P0"/>
    </number:currency-style>
    <number:currency-style style:name="N553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5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54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54P0"/>
    </number:currency-style>
    <number:currency-style style:name="N556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556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556P0"/>
    </number:currency-style>
    <number:currency-style style:name="N557P0" style:volatile="true">
      <number:number number:decimal-places="0" number:min-integer-digits="1" number:grouping="true"/>
      <number:text> </number:text>
      <number:currency-symbol>EUR</number:currency-symbol>
    </number:currency-style>
    <number:currency-style style:name="N557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557P0"/>
    </number:currency-style>
    <number:currency-style style:name="N559P0" style:volatile="true">
      <number:number number:decimal-places="2" number:min-integer-digits="1" number:grouping="true"/>
      <number:text> </number:text>
      <number:currency-symbol>CNY</number:currency-symbol>
    </number:currency-style>
    <number:currency-style style:name="N559">
      <style:text-properties fo:color="#ff0000"/>
      <number:text>-</number:text>
      <number:number number:decimal-places="2" number:min-integer-digits="1" number:grouping="true"/>
      <number:text> </number:text>
      <number:currency-symbol>CNY</number:currency-symbol>
      <style:map style:condition="value()&gt;=0" style:apply-style-name="N559P0"/>
    </number:currency-style>
    <number:currency-style style:name="N561P0" style:volatile="true">
      <number:number number:decimal-places="0" number:min-integer-digits="1" number:grouping="true"/>
      <number:text> </number:text>
      <number:currency-symbol>CNY</number:currency-symbol>
    </number:currency-style>
    <number:currency-style style:name="N561">
      <style:text-properties fo:color="#ff0000"/>
      <number:text>-</number:text>
      <number:number number:decimal-places="0" number:min-integer-digits="1" number:grouping="true"/>
      <number:text> </number:text>
      <number:currency-symbol>CNY</number:currency-symbol>
      <style:map style:condition="value()&gt;=0" style:apply-style-name="N561P0"/>
    </number:currency-style>
    <number:currency-style style:name="N563P0" style:volatile="true">
      <number:number number:decimal-places="2" number:min-integer-digits="1" number:grouping="true"/>
      <number:text> </number:text>
      <number:currency-symbol>NZD</number:currency-symbol>
    </number:currency-style>
    <number:currency-style style:name="N563">
      <style:text-properties fo:color="#ff0000"/>
      <number:text>-</number:text>
      <number:number number:decimal-places="2" number:min-integer-digits="1" number:grouping="true"/>
      <number:text> </number:text>
      <number:currency-symbol>NZD</number:currency-symbol>
      <style:map style:condition="value()&gt;=0" style:apply-style-name="N563P0"/>
    </number:currency-style>
    <number:currency-style style:name="N565P0" style:volatile="true">
      <number:number number:decimal-places="0" number:min-integer-digits="1" number:grouping="true"/>
      <number:text> </number:text>
      <number:currency-symbol>NZD</number:currency-symbol>
    </number:currency-style>
    <number:currency-style style:name="N565">
      <style:text-properties fo:color="#ff0000"/>
      <number:text>-</number:text>
      <number:number number:decimal-places="0" number:min-integer-digits="1" number:grouping="true"/>
      <number:text> </number:text>
      <number:currency-symbol>NZD</number:currency-symbol>
      <style:map style:condition="value()&gt;=0" style:apply-style-name="N565P0"/>
    </number:currency-style>
    <number:currency-style style:name="N56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66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66P0"/>
    </number:currency-style>
    <number:number-style style:name="N567P0" style:volatile="true">
      <number:number number:decimal-places="0" number:min-integer-digits="1"/>
    </number:number-style>
    <number:number-style style:name="N567">
      <style:text-properties fo:color="#ff0000"/>
      <number:text>-</number:text>
      <number:number number:decimal-places="0" number:min-integer-digits="1"/>
      <style:map style:condition="value()&gt;=0" style:apply-style-name="N567P0"/>
    </number:number-style>
    <number:currency-style style:name="N56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569"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569P0"/>
    </number:currency-style>
    <number:number-style style:name="N570">
      <number:text>¥</number:text>
      <number:number number:decimal-places="0" number:min-integer-digits="1" number:grouping="true"/>
    </number:number-style>
    <number:number-style style:name="N571P0" style:volatile="true">
      <number:text>¥</number:text>
      <number:number number:decimal-places="0" number:min-integer-digits="1" number:grouping="true"/>
    </number:number-style>
    <number:number-style style:name="N571">
      <number:text>-¥</number:text>
      <number:number number:decimal-places="0" number:min-integer-digits="1" number:grouping="true"/>
      <style:map style:condition="value()&gt;=0" style:apply-style-name="N571P0"/>
    </number:number-style>
    <number:number-style style:name="N573P0" style:volatile="true">
      <number:text>¥</number:text>
      <number:number number:decimal-places="2" number:min-integer-digits="1" number:grouping="true"/>
    </number:number-style>
    <number:number-style style:name="N573">
      <number:text>-¥</number:text>
      <number:number number:decimal-places="2" number:min-integer-digits="1" number:grouping="true"/>
      <style:map style:condition="value()&gt;=0" style:apply-style-name="N573P0"/>
    </number:number-style>
    <number:number-style style:name="N575P0" style:volatile="true">
      <number:text>¥</number:text>
      <number:number number:decimal-places="0" number:min-integer-digits="1" number:grouping="true"/>
    </number:number-style>
    <number:number-style style:name="N575P1" style:volatile="true">
      <number:text>-¥</number:text>
      <number:number number:decimal-places="0" number:min-integer-digits="1" number:grouping="true"/>
    </number:number-style>
    <number:number-style style:name="N575">
      <number:text>¥-</number:text>
      <style:map style:condition="value()&gt;0" style:apply-style-name="N575P0"/>
      <style:map style:condition="value()&lt;0" style:apply-style-name="N575P1"/>
    </number:number-style>
    <number:number-style style:name="N576">
      <number:text>-</number:text>
      <number:number number:decimal-places="0" number:min-integer-digits="1" number:grouping="true"/>
    </number:number-style>
    <number:number-style style:name="N577P0" style:volatile="true">
      <number:number number:decimal-places="0" number:min-integer-digits="1" number:grouping="true"/>
    </number:number-style>
    <number:number-style style:name="N577P1" style:volatile="true">
      <number:text>-</number:text>
      <number:number number:decimal-places="0" number:min-integer-digits="1" number:grouping="true"/>
    </number:number-style>
    <number:number-style style:name="N577">
      <number:text>-</number:text>
      <style:map style:condition="value()&gt;0" style:apply-style-name="N577P0"/>
      <style:map style:condition="value()&lt;0" style:apply-style-name="N577P1"/>
    </number:number-style>
    <number:number-style style:name="N579P0" style:volatile="true">
      <number:text>¥</number:text>
      <number:number number:decimal-places="2" number:min-integer-digits="1" number:grouping="true"/>
    </number:number-style>
    <number:number-style style:name="N579P1" style:volatile="true">
      <number:text>-¥</number:text>
      <number:number number:decimal-places="2" number:min-integer-digits="1" number:grouping="true"/>
    </number:number-style>
    <number:number-style style:name="N579">
      <number:text>¥-</number:text>
      <number:number number:decimal-places="0" number:min-integer-digits="0"/>
      <style:map style:condition="value()&gt;0" style:apply-style-name="N579P0"/>
      <style:map style:condition="value()&lt;0" style:apply-style-name="N579P1"/>
    </number:number-style>
    <number:number-style style:name="N580">
      <number:text>-</number:text>
      <number:number number:decimal-places="2" number:min-integer-digits="1" number:grouping="true"/>
    </number:number-style>
    <number:number-style style:name="N581P0" style:volatile="true">
      <number:number number:decimal-places="2" number:min-integer-digits="1" number:grouping="true"/>
    </number:number-style>
    <number:number-style style:name="N581P1" style:volatile="true">
      <number:text>-</number:text>
      <number:number number:decimal-places="2" number:min-integer-digits="1" number:grouping="true"/>
    </number:number-style>
    <number:number-style style:name="N581">
      <number:text>-</number:text>
      <number:number number:decimal-places="0" number:min-integer-digits="0"/>
      <style:map style:condition="value()&gt;0" style:apply-style-name="N581P0"/>
      <style:map style:condition="value()&lt;0" style:apply-style-name="N581P1"/>
    </number:number-style>
    <number:number-style style:name="N582P0" style:volatile="true">
      <number:number number:decimal-places="0" number:min-integer-digits="1" number:grouping="true"/>
    </number:number-style>
    <number:number-style style:name="N582">
      <number:text>(</number:text>
      <number:number number:decimal-places="0" number:min-integer-digits="1" number:grouping="true"/>
      <number:text>)</number:text>
      <style:map style:condition="value()&gt;=0" style:apply-style-name="N582P0"/>
    </number:number-style>
    <number:date-style style:name="N583">
      <number:month/>
      <number:text>/</number:text>
      <number:day/>
    </number:date-style>
    <number:currency-style style:name="N584">
      <number:currency-symbol number:language="en" number:country="AU">$</number:currency-symbol>
      <number:number number:decimal-places="2" number:min-integer-digits="1" number:grouping="true"/>
    </number:currency-style>
    <number:currency-style style:name="N585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585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85P0"/>
    </number:currency-style>
    <number:number-style style:name="N586">
      <number:text>\</number:text>
      <number:number number:decimal-places="0" number:min-integer-digits="1" number:grouping="true"/>
    </number:number-style>
    <number:number-style style:name="N587P0" style:volatile="true">
      <number:text>\</number:text>
      <number:number number:decimal-places="0" number:min-integer-digits="1" number:grouping="true"/>
    </number:number-style>
    <number:number-style style:name="N587">
      <number:text>-\</number:text>
      <number:number number:decimal-places="0" number:min-integer-digits="1" number:grouping="true"/>
      <style:map style:condition="value()&gt;=0" style:apply-style-name="N587P0"/>
    </number:number-style>
    <number:number-style style:name="N588">
      <number:text>\</number:text>
      <number:number number:decimal-places="2" number:min-integer-digits="1" number:grouping="true"/>
    </number:number-style>
    <number:number-style style:name="N589P0" style:volatile="true">
      <number:text>\</number:text>
      <number:number number:decimal-places="2" number:min-integer-digits="1" number:grouping="true"/>
    </number:number-style>
    <number:number-style style:name="N589">
      <number:text>-\</number:text>
      <number:number number:decimal-places="2" number:min-integer-digits="1" number:grouping="true"/>
      <style:map style:condition="value()&gt;=0" style:apply-style-name="N589P0"/>
    </number:number-style>
    <number:number-style style:name="N591P0" style:volatile="true">
      <number:text>\</number:text>
      <number:number number:decimal-places="0" number:min-integer-digits="1" number:grouping="true"/>
    </number:number-style>
    <number:number-style style:name="N591P1" style:volatile="true">
      <number:text>-\</number:text>
      <number:number number:decimal-places="0" number:min-integer-digits="1" number:grouping="true"/>
    </number:number-style>
    <number:number-style style:name="N591">
      <number:text>\-</number:text>
      <style:map style:condition="value()&gt;0" style:apply-style-name="N591P0"/>
      <style:map style:condition="value()&lt;0" style:apply-style-name="N591P1"/>
    </number:number-style>
    <number:number-style style:name="N593P0" style:volatile="true">
      <number:text>\</number:text>
      <number:number number:decimal-places="2" number:min-integer-digits="1" number:grouping="true"/>
    </number:number-style>
    <number:number-style style:name="N593P1" style:volatile="true">
      <number:text>-\</number:text>
      <number:number number:decimal-places="2" number:min-integer-digits="1" number:grouping="true"/>
    </number:number-style>
    <number:number-style style:name="N593">
      <number:text>\-</number:text>
      <number:number number:decimal-places="0" number:min-integer-digits="0"/>
      <style:map style:condition="value()&gt;0" style:apply-style-name="N593P0"/>
      <style:map style:condition="value()&lt;0" style:apply-style-name="N593P1"/>
    </number:number-style>
    <number:number-style style:name="N594P0" style:volatile="true">
      <number:number number:decimal-places="1" number:min-integer-digits="1" number:grouping="true"/>
    </number:number-style>
    <number:number-style style:name="N594" number:title="User-defined">
      <number:text>-</number:text>
      <number:number number:decimal-places="1" number:min-integer-digits="1" number:grouping="true"/>
      <style:map style:condition="value()&gt;=0" style:apply-style-name="N594P0"/>
    </number:number-style>
    <number:number-style style:name="N595P0" style:volatile="true">
      <number:number number:decimal-places="0" number:min-integer-digits="1" number:grouping="true"/>
    </number:number-style>
    <number:number-style style:name="N595">
      <number:text>-</number:text>
      <number:number number:decimal-places="0" number:min-integer-digits="1" number:grouping="true"/>
      <style:map style:condition="value()&gt;=0" style:apply-style-name="N595P0"/>
    </number:number-style>
    <number:number-style style:name="N596P0" style:volatile="true">
      <number:number number:decimal-places="2" number:min-integer-digits="1" number:grouping="true"/>
    </number:number-style>
    <number:number-style style:name="N596">
      <number:text>-</number:text>
      <number:number number:decimal-places="2" number:min-integer-digits="1" number:grouping="true"/>
      <style:map style:condition="value()&gt;=0" style:apply-style-name="N596P0"/>
    </number:number-style>
    <number:number-style style:name="N597P0" style:volatile="true">
      <number:number number:decimal-places="3" number:min-integer-digits="1" number:grouping="true"/>
    </number:number-style>
    <number:number-style style:name="N597">
      <number:text>-</number:text>
      <number:number number:decimal-places="3" number:min-integer-digits="1" number:grouping="true"/>
      <style:map style:condition="value()&gt;=0" style:apply-style-name="N597P0"/>
    </number:number-style>
    <number:number-style style:name="N598P0" style:volatile="true">
      <number:text>$</number:text>
      <number:number number:decimal-places="0" number:min-integer-digits="1" number:grouping="true"/>
    </number:number-style>
    <number:number-style style:name="N598">
      <number:text>($</number:text>
      <number:number number:decimal-places="0" number:min-integer-digits="1" number:grouping="true"/>
      <number:text>)</number:text>
      <style:map style:condition="value()&gt;=0" style:apply-style-name="N598P0"/>
    </number:number-style>
    <number:number-style style:name="N599P0" style:volatile="true">
      <number:text>$</number:text>
      <number:number number:decimal-places="2" number:min-integer-digits="1" number:grouping="true"/>
    </number:number-style>
    <number:number-style style:name="N599">
      <number:text>($</number:text>
      <number:number number:decimal-places="2" number:min-integer-digits="1" number:grouping="true"/>
      <number:text>)</number:text>
      <style:map style:condition="value()&gt;=0" style:apply-style-name="N599P0"/>
    </number:number-style>
    <number:number-style style:name="N600">
      <number:text>$(</number:text>
      <number:number number:decimal-places="0" number:min-integer-digits="1" number:grouping="true"/>
      <number:text>)</number:text>
    </number:number-style>
    <number:number-style style:name="N601P0" style:volatile="true">
      <number:text>$</number:text>
      <number:number number:decimal-places="0" number:min-integer-digits="1" number:grouping="true"/>
    </number:number-style>
    <number:number-style style:name="N601P1" style:volatile="true">
      <number:text>$(</number:text>
      <number:number number:decimal-places="0" number:min-integer-digits="1" number:grouping="true"/>
      <number:text>)</number:text>
    </number:number-style>
    <number:number-style style:name="N601">
      <number:text>$-</number:text>
      <style:map style:condition="value()&gt;0" style:apply-style-name="N601P0"/>
      <style:map style:condition="value()&lt;0" style:apply-style-name="N601P1"/>
    </number:number-style>
    <number:number-style style:name="N602">
      <number:text>(</number:text>
      <number:number number:decimal-places="0" number:min-integer-digits="1" number:grouping="true"/>
      <number:text>)</number:text>
    </number:number-style>
    <number:number-style style:name="N603P0" style:volatile="true">
      <number:number number:decimal-places="0" number:min-integer-digits="1" number:grouping="true"/>
    </number:number-style>
    <number:number-style style:name="N603P1" style:volatile="true">
      <number:text>(</number:text>
      <number:number number:decimal-places="0" number:min-integer-digits="1" number:grouping="true"/>
      <number:text>)</number:text>
    </number:number-style>
    <number:number-style style:name="N603">
      <number:text>-</number:text>
      <style:map style:condition="value()&gt;0" style:apply-style-name="N603P0"/>
      <style:map style:condition="value()&lt;0" style:apply-style-name="N603P1"/>
    </number:number-style>
    <number:number-style style:name="N604">
      <number:text>$(</number:text>
      <number:number number:decimal-places="2" number:min-integer-digits="1" number:grouping="true"/>
      <number:text>)</number:text>
    </number:number-style>
    <number:number-style style:name="N605P0" style:volatile="true">
      <number:text>$</number:text>
      <number:number number:decimal-places="2" number:min-integer-digits="1" number:grouping="true"/>
    </number:number-style>
    <number:number-style style:name="N605P1" style:volatile="true">
      <number:text>$(</number:text>
      <number:number number:decimal-places="2" number:min-integer-digits="1" number:grouping="true"/>
      <number:text>)</number:text>
    </number:number-style>
    <number:number-style style:name="N605">
      <number:text>$-</number:text>
      <number:number number:decimal-places="0" number:min-integer-digits="0"/>
      <style:map style:condition="value()&gt;0" style:apply-style-name="N605P0"/>
      <style:map style:condition="value()&lt;0" style:apply-style-name="N605P1"/>
    </number:number-style>
    <number:number-style style:name="N606">
      <number:text>(</number:text>
      <number:number number:decimal-places="2" number:min-integer-digits="1" number:grouping="true"/>
      <number:text>)</number:text>
    </number:number-style>
    <number:number-style style:name="N607P0" style:volatile="true">
      <number:number number:decimal-places="2" number:min-integer-digits="1" number:grouping="true"/>
    </number:number-style>
    <number:number-style style:name="N607P1" style:volatile="true">
      <number:text>(</number:text>
      <number:number number:decimal-places="2" number:min-integer-digits="1" number:grouping="true"/>
      <number:text>)</number:text>
    </number:number-style>
    <number:number-style style:name="N607">
      <number:text>-</number:text>
      <number:number number:decimal-places="0" number:min-integer-digits="0"/>
      <style:map style:condition="value()&gt;0" style:apply-style-name="N607P0"/>
      <style:map style:condition="value()&lt;0" style:apply-style-name="N607P1"/>
    </number:number-style>
    <number:number-style style:name="N608P0" style:volatile="true">
      <number:text>$</number:text>
      <number:number number:decimal-places="0" number:min-integer-digits="1" number:grouping="true"/>
    </number:number-style>
    <number:number-style style:name="N608">
      <number:text>$</number:text>
      <number:number number:decimal-places="0" number:min-integer-digits="1" number:grouping="true"/>
      <style:map style:condition="value()&gt;=0" style:apply-style-name="N608P0"/>
    </number:number-style>
    <number:number-style style:name="N609">
      <number:number number:decimal-places="4" number:min-integer-digits="1" number:grouping="true"/>
    </number:number-style>
    <number:number-style style:name="N610P0" style:volatile="true">
      <number:number number:decimal-places="4" number:min-integer-digits="1" number:grouping="true"/>
    </number:number-style>
    <number:number-style style:name="N610">
      <number:text>-</number:text>
      <number:number number:decimal-places="4" number:min-integer-digits="1" number:grouping="true"/>
      <style:map style:condition="value()&gt;=0" style:apply-style-name="N610P0"/>
    </number:number-style>
    <number:number-style style:name="N611P0" style:volatile="true">
      <number:text>$</number:text>
      <number:number number:decimal-places="1" number:min-integer-digits="1" number:grouping="true"/>
    </number:number-style>
    <number:number-style style:name="N611">
      <number:text>($</number:text>
      <number:number number:decimal-places="1" number:min-integer-digits="1" number:grouping="true"/>
      <number:text>)</number:text>
      <style:map style:condition="value()&gt;=0" style:apply-style-name="N611P0"/>
    </number:number-style>
    <number:number-style style:name="N612">
      <number:text>$</number:text>
      <number:number number:decimal-places="3" number:min-integer-digits="1" number:grouping="true"/>
    </number:number-style>
    <number:number-style style:name="N613P0" style:volatile="true">
      <number:text>$</number:text>
      <number:number number:decimal-places="3" number:min-integer-digits="1" number:grouping="true"/>
    </number:number-style>
    <number:number-style style:name="N613">
      <number:text>($</number:text>
      <number:number number:decimal-places="3" number:min-integer-digits="1" number:grouping="true"/>
      <number:text>)</number:text>
      <style:map style:condition="value()&gt;=0" style:apply-style-name="N613P0"/>
    </number:number-style>
    <number:number-style style:name="N614P0" style:volatile="true">
      <number:text>$</number:text>
      <number:number number:decimal-places="4" number:min-integer-digits="1" number:grouping="true"/>
    </number:number-style>
    <number:number-style style:name="N614">
      <number:text>($</number:text>
      <number:number number:decimal-places="4" number:min-integer-digits="1" number:grouping="true"/>
      <number:text>)</number:text>
      <style:map style:condition="value()&gt;=0" style:apply-style-name="N614P0"/>
    </number:number-style>
    <number:number-style style:name="N615">
      <number:text>$</number:text>
      <number:number number:decimal-places="5" number:min-integer-digits="1" number:grouping="true"/>
    </number:number-style>
    <number:number-style style:name="N616P0" style:volatile="true">
      <number:text>$</number:text>
      <number:number number:decimal-places="5" number:min-integer-digits="1" number:grouping="true"/>
    </number:number-style>
    <number:number-style style:name="N616">
      <number:text>($</number:text>
      <number:number number:decimal-places="5" number:min-integer-digits="1" number:grouping="true"/>
      <number:text>)</number:text>
      <style:map style:condition="value()&gt;=0" style:apply-style-name="N616P0"/>
    </number:number-style>
    <number:number-style style:name="N617">
      <number:text>$</number:text>
      <number:number number:decimal-places="6" number:min-integer-digits="1" number:grouping="true"/>
    </number:number-style>
    <number:number-style style:name="N618P0" style:volatile="true">
      <number:text>$</number:text>
      <number:number number:decimal-places="6" number:min-integer-digits="1" number:grouping="true"/>
    </number:number-style>
    <number:number-style style:name="N618">
      <number:text>($</number:text>
      <number:number number:decimal-places="6" number:min-integer-digits="1" number:grouping="true"/>
      <number:text>)</number:text>
      <style:map style:condition="value()&gt;=0" style:apply-style-name="N618P0"/>
    </number:number-style>
    <number:number-style style:name="N619">
      <number:number number:decimal-places="5" number:min-integer-digits="1" number:grouping="true"/>
    </number:number-style>
    <number:number-style style:name="N620">
      <number:number number:decimal-places="6" number:min-integer-digits="1" number:grouping="true"/>
    </number:number-style>
    <number:percentage-style style:name="N621">
      <number:number number:decimal-places="5" number:min-integer-digits="1"/>
      <number:text>%</number:text>
    </number:percentage-style>
    <number:percentage-style style:name="N622">
      <number:number number:decimal-places="6" number:min-integer-digits="1"/>
      <number:text>%</number:text>
    </number:percentage-style>
    <number:date-style style:name="N623">
      <number:day number:style="long"/>
      <number:text>.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date-style style:name="N624">
      <number:day number:style="long"/>
      <number:text>. </number:text>
      <number:month number:textual="true"/>
      <number:text> </number:text>
      <number:hours number:style="long"/>
      <number:text>:</number:text>
      <number:minutes number:style="long"/>
    </number:date-style>
    <number:date-style style:name="N625">
      <number:day number:style="long"/>
      <number:month number:textual="true"/>
      <number:text> </number:text>
      <number:hours number:style="long"/>
      <number:text>:</number:text>
      <number:minutes number:style="long"/>
    </number:date-style>
    <number:number-style style:name="N626P0" style:volatile="true">
      <number:text>$</number:text>
      <number:number number:decimal-places="0" number:min-integer-digits="1" number:grouping="true"/>
    </number:number-style>
    <number:number-style style:name="N626">
      <number:text>$-</number:text>
      <number:number number:decimal-places="0" number:min-integer-digits="1" number:grouping="true"/>
      <style:map style:condition="value()&gt;=0" style:apply-style-name="N626P0"/>
    </number:number-style>
    <number:number-style style:name="N627P0" style:volatile="true">
      <number:text>$</number:text>
      <number:number number:decimal-places="2" number:min-integer-digits="1" number:grouping="true"/>
    </number:number-style>
    <number:number-style style:name="N627">
      <number:text>$-</number:text>
      <number:number number:decimal-places="2" number:min-integer-digits="1" number:grouping="true"/>
      <style:map style:condition="value()&gt;=0" style:apply-style-name="N627P0"/>
    </number:number-style>
    <number:number-style style:name="N629P0" style:volatile="true">
      <number:text>$</number:text>
      <number:number number:decimal-places="0" number:min-integer-digits="1" number:grouping="true"/>
    </number:number-style>
    <number:number-style style:name="N629P1" style:volatile="true">
      <number:text>$-</number:text>
      <number:number number:decimal-places="0" number:min-integer-digits="1" number:grouping="true"/>
    </number:number-style>
    <number:number-style style:name="N629">
      <number:text>$-</number:text>
      <style:map style:condition="value()&gt;0" style:apply-style-name="N629P0"/>
      <style:map style:condition="value()&lt;0" style:apply-style-name="N629P1"/>
    </number:number-style>
    <number:number-style style:name="N631P0" style:volatile="true">
      <number:text>$</number:text>
      <number:number number:decimal-places="2" number:min-integer-digits="1" number:grouping="true"/>
    </number:number-style>
    <number:number-style style:name="N631P1" style:volatile="true">
      <number:text>$-</number:text>
      <number:number number:decimal-places="2" number:min-integer-digits="1" number:grouping="true"/>
    </number:number-style>
    <number:number-style style:name="N631">
      <number:text>$-</number:text>
      <number:number number:decimal-places="0" number:min-integer-digits="0"/>
      <style:map style:condition="value()&gt;0" style:apply-style-name="N631P0"/>
      <style:map style:condition="value()&lt;0" style:apply-style-name="N631P1"/>
    </number:number-style>
    <number:number-style style:name="N632P0" style:volatile="true">
      <number:text>$</number:text>
      <number:number number:decimal-places="0" number:min-integer-digits="1" number:grouping="true"/>
    </number:number-style>
    <number:number-style style:name="N632">
      <number:text>-$</number:text>
      <number:number number:decimal-places="0" number:min-integer-digits="1" number:grouping="true"/>
      <style:map style:condition="value()&gt;=0" style:apply-style-name="N632P0"/>
    </number:number-style>
    <number:number-style style:name="N633P0" style:volatile="true">
      <number:text>$</number:text>
      <number:number number:decimal-places="2" number:min-integer-digits="1" number:grouping="true"/>
    </number:number-style>
    <number:number-style style:name="N633">
      <number:text>-$</number:text>
      <number:number number:decimal-places="2" number:min-integer-digits="1" number:grouping="true"/>
      <style:map style:condition="value()&gt;=0" style:apply-style-name="N633P0"/>
    </number:number-style>
    <number:number-style style:name="N634">
      <number:text>-$</number:text>
      <number:number number:decimal-places="0" number:min-integer-digits="1" number:grouping="true"/>
    </number:number-style>
    <number:number-style style:name="N635P0" style:volatile="true">
      <number:text>$</number:text>
      <number:number number:decimal-places="0" number:min-integer-digits="1" number:grouping="true"/>
    </number:number-style>
    <number:number-style style:name="N635P1" style:volatile="true">
      <number:text>-$</number:text>
      <number:number number:decimal-places="0" number:min-integer-digits="1" number:grouping="true"/>
    </number:number-style>
    <number:number-style style:name="N635">
      <number:text>$-</number:text>
      <style:map style:condition="value()&gt;0" style:apply-style-name="N635P0"/>
      <style:map style:condition="value()&lt;0" style:apply-style-name="N635P1"/>
    </number:number-style>
    <number:number-style style:name="N636">
      <number:text>-$</number:text>
      <number:number number:decimal-places="2" number:min-integer-digits="1" number:grouping="true"/>
    </number:number-style>
    <number:number-style style:name="N637P0" style:volatile="true">
      <number:text>$</number:text>
      <number:number number:decimal-places="2" number:min-integer-digits="1" number:grouping="true"/>
    </number:number-style>
    <number:number-style style:name="N637P1" style:volatile="true">
      <number:text>-$</number:text>
      <number:number number:decimal-places="2" number:min-integer-digits="1" number:grouping="true"/>
    </number:number-style>
    <number:number-style style:name="N637">
      <number:text>$-</number:text>
      <number:number number:decimal-places="0" number:min-integer-digits="0"/>
      <style:map style:condition="value()&gt;0" style:apply-style-name="N637P0"/>
      <style:map style:condition="value()&lt;0" style:apply-style-name="N637P1"/>
    </number:number-style>
    <number:date-style style:name="N638">
      <number:month/>
      <number:text>/</number:text>
      <number:day/>
      <number:text>/</number:text>
      <number:year number:style="long"/>
    </number:date-style>
    <number:number-style style:name="N639P0" style:volatile="true">
      <number:number number:decimal-places="0" number:min-integer-digits="1" number:grouping="true"/>
    </number:number-style>
    <number:number-style style:name="N639P1" style:volatile="true">
      <number:text>(</number:text>
      <number:number number:decimal-places="0" number:min-integer-digits="1" number:grouping="true"/>
      <number:text>)</number:text>
    </number:number-style>
    <number:number-style style:name="N639">
      <number:text>-</number:text>
      <number:number number:decimal-places="0" number:min-integer-digits="0"/>
      <style:map style:condition="value()&gt;0" style:apply-style-name="N639P0"/>
      <style:map style:condition="value()&lt;0" style:apply-style-name="N639P1"/>
    </number:number-style>
    <number:number-style style:name="N640P0" style:volatile="true">
      <number:number number:decimal-places="1" number:min-integer-digits="1" number:grouping="true"/>
    </number:number-style>
    <number:number-style style:name="N640">
      <number:text>(</number:text>
      <number:number number:decimal-places="1" number:min-integer-digits="1" number:grouping="true"/>
      <number:text>)</number:text>
      <style:map style:condition="value()&gt;=0" style:apply-style-name="N640P0"/>
    </number:number-style>
    <number:number-style style:name="N641P0" style:volatile="true">
      <number:text>\</number:text>
      <number:number number:decimal-places="0" number:min-integer-digits="1" number:grouping="true"/>
    </number:number-style>
    <number:number-style style:name="N641">
      <number:text>\-</number:text>
      <number:number number:decimal-places="0" number:min-integer-digits="1" number:grouping="true"/>
      <style:map style:condition="value()&gt;=0" style:apply-style-name="N641P0"/>
    </number:number-style>
    <number:number-style style:name="N642P0" style:volatile="true">
      <number:text>\</number:text>
      <number:number number:decimal-places="2" number:min-integer-digits="1" number:grouping="true"/>
    </number:number-style>
    <number:number-style style:name="N642">
      <number:text>\-</number:text>
      <number:number number:decimal-places="2" number:min-integer-digits="1" number:grouping="true"/>
      <style:map style:condition="value()&gt;=0" style:apply-style-name="N642P0"/>
    </number:number-style>
    <number:number-style style:name="N644P0" style:volatile="true">
      <number:text>\</number:text>
      <number:number number:decimal-places="0" number:min-integer-digits="1" number:grouping="true"/>
    </number:number-style>
    <number:number-style style:name="N644P1" style:volatile="true">
      <number:text>\-</number:text>
      <number:number number:decimal-places="0" number:min-integer-digits="1" number:grouping="true"/>
    </number:number-style>
    <number:number-style style:name="N644">
      <number:text>\-</number:text>
      <style:map style:condition="value()&gt;0" style:apply-style-name="N644P0"/>
      <style:map style:condition="value()&lt;0" style:apply-style-name="N644P1"/>
    </number:number-style>
    <number:number-style style:name="N646P0" style:volatile="true">
      <number:text>\</number:text>
      <number:number number:decimal-places="2" number:min-integer-digits="1" number:grouping="true"/>
    </number:number-style>
    <number:number-style style:name="N646P1" style:volatile="true">
      <number:text>\-</number:text>
      <number:number number:decimal-places="2" number:min-integer-digits="1" number:grouping="true"/>
    </number:number-style>
    <number:number-style style:name="N646">
      <number:text>\-</number:text>
      <number:number number:decimal-places="0" number:min-integer-digits="0"/>
      <style:map style:condition="value()&gt;0" style:apply-style-name="N646P0"/>
      <style:map style:condition="value()&lt;0" style:apply-style-name="N646P1"/>
    </number:number-style>
    <number:date-style style:name="N647">
      <number:month number:textual="true"/>
      <number:text>-</number:text>
      <number:year/>
    </number:date-style>
    <number:date-style style:name="N648P0" style:volatile="true">
      <number:month number:textual="true"/>
      <number:text>-</number:text>
      <number:year/>
    </number:date-style>
    <number:text-style style:name="N648">
      <number:text-content/>
      <style:map style:condition="value()&gt;=0" style:apply-style-name="N648P0"/>
    </number:text-style>
    <number:date-style style:name="N649">
      <number:month number:textual="true"/>
      <number:text>-</number:text>
      <number:year number:style="long"/>
    </number:date-style>
    <number:number-style style:name="N650P0" style:volatile="true">
      <number:number number:decimal-places="0" number:min-integer-digits="1"/>
    </number:number-style>
    <number:number-style style:name="N650">
      <number:text>-</number:text>
      <number:number number:decimal-places="0" number:min-integer-digits="1"/>
      <number:text> </number:text>
      <style:map style:condition="value()&gt;=0" style:apply-style-name="N650P0"/>
    </number:number-style>
    <number:number-style style:name="N651">
      <number:number number:decimal-places="7" number:min-integer-digits="1"/>
    </number:number-style>
    <number:number-style style:name="N652">
      <number:number number:decimal-places="0" number:min-integer-digits="2"/>
    </number:number-style>
    <number:number-style style:name="N653">
      <number:number number:decimal-places="0" number:min-integer-digits="3"/>
    </number:number-style>
    <number:number-style style:name="N654P0" style:volatile="true">
      <number:text>\</number:text>
      <number:number number:decimal-places="0" number:min-integer-digits="1" number:grouping="true"/>
    </number:number-style>
    <number:number-style style:name="N654">
      <number:text>(\</number:text>
      <number:number number:decimal-places="0" number:min-integer-digits="1" number:grouping="true"/>
      <number:text>)</number:text>
      <style:map style:condition="value()&gt;=0" style:apply-style-name="N654P0"/>
    </number:number-style>
    <number:number-style style:name="N655">
      <number:text>US$</number:text>
      <number:number number:decimal-places="2" number:min-integer-digits="1" number:grouping="true"/>
    </number:number-style>
    <number:number-style style:name="N656P0" style:volatile="true">
      <number:text>US$</number:text>
      <number:number number:decimal-places="2" number:min-integer-digits="1" number:grouping="true"/>
    </number:number-style>
    <number:number-style style:name="N656">
      <number:text>(US$</number:text>
      <number:number number:decimal-places="2" number:min-integer-digits="1" number:grouping="true"/>
      <number:text>)</number:text>
      <style:map style:condition="value()&gt;=0" style:apply-style-name="N656P0"/>
    </number:number-style>
    <number:currency-style style:name="N658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658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658P0"/>
    </number:currency-style>
    <number:date-style style:name="N659">
      <number:day number:style="long"/>
      <number:text>-</number:text>
      <number:month number:textual="true"/>
      <number:text>-</number:text>
      <number:year/>
    </number:date-style>
    <number:number-style style:name="N660">
      <number:text>(</number:text>
      <number:number number:decimal-places="1" number:min-integer-digits="1" number:grouping="true"/>
      <number:text>)</number:text>
    </number:number-style>
    <number:number-style style:name="N661P0" style:volatile="true">
      <number:number number:decimal-places="1" number:min-integer-digits="1" number:grouping="true"/>
    </number:number-style>
    <number:number-style style:name="N661P1" style:volatile="true">
      <number:text>(</number:text>
      <number:number number:decimal-places="1" number:min-integer-digits="1" number:grouping="true"/>
      <number:text>)</number:text>
    </number:number-style>
    <number:number-style style:name="N661">
      <number:text>-</number:text>
      <number:number number:decimal-places="0" number:min-integer-digits="0"/>
      <style:map style:condition="value()&gt;0" style:apply-style-name="N661P0"/>
      <style:map style:condition="value()&lt;0" style:apply-style-name="N661P1"/>
    </number:number-style>
    <number:number-style style:name="N662">
      <number:text>$(</number:text>
      <number:number number:decimal-places="1" number:min-integer-digits="1" number:grouping="true"/>
      <number:text>)</number:text>
    </number:number-style>
    <number:number-style style:name="N663P0" style:volatile="true">
      <number:text>$</number:text>
      <number:number number:decimal-places="1" number:min-integer-digits="1" number:grouping="true"/>
    </number:number-style>
    <number:number-style style:name="N663P1" style:volatile="true">
      <number:text>$(</number:text>
      <number:number number:decimal-places="1" number:min-integer-digits="1" number:grouping="true"/>
      <number:text>)</number:text>
    </number:number-style>
    <number:number-style style:name="N663">
      <number:text>$-</number:text>
      <number:number number:decimal-places="0" number:min-integer-digits="0"/>
      <style:map style:condition="value()&gt;0" style:apply-style-name="N663P0"/>
      <style:map style:condition="value()&lt;0" style:apply-style-name="N663P1"/>
    </number:number-style>
    <number:number-style style:name="N664P0" style:volatile="true">
      <number:text>$</number:text>
      <number:number number:decimal-places="0" number:min-integer-digits="1" number:grouping="true"/>
    </number:number-style>
    <number:number-style style:name="N664P1" style:volatile="true">
      <number:text>$(</number:text>
      <number:number number:decimal-places="0" number:min-integer-digits="1" number:grouping="true"/>
      <number:text>)</number:text>
    </number:number-style>
    <number:number-style style:name="N664">
      <number:text>$-</number:text>
      <number:number number:decimal-places="0" number:min-integer-digits="0"/>
      <style:map style:condition="value()&gt;0" style:apply-style-name="N664P0"/>
      <style:map style:condition="value()&lt;0" style:apply-style-name="N664P1"/>
    </number:number-style>
    <number:number-style style:name="N665P0" style:volatile="true">
      <number:number number:decimal-places="0" number:min-integer-digits="1"/>
    </number:number-style>
    <number:number-style style:name="N665">
      <number:text>(</number:text>
      <number:number number:decimal-places="0" number:min-integer-digits="1"/>
      <number:text>)</number:text>
      <style:map style:condition="value()&gt;=0" style:apply-style-name="N665P0"/>
    </number:number-style>
    <number:number-style style:name="N666P0" style:volatile="true">
      <number:number number:decimal-places="0" number:min-integer-digits="1" number:grouping="true"/>
      <number:text> </number:text>
    </number:number-style>
    <number:number-style style:name="N666P1" style:volatile="true">
      <number:text>-</number:text>
      <number:number number:decimal-places="0" number:min-integer-digits="1" number:grouping="true"/>
      <number:text> </number:text>
    </number:number-style>
    <number:number-style style:name="N666">
      <number:text>-</number:text>
      <number:number number:decimal-places="0" number:min-integer-digits="0"/>
      <number:text> </number:text>
      <style:map style:condition="value()&gt;0" style:apply-style-name="N666P0"/>
      <style:map style:condition="value()&lt;0" style:apply-style-name="N666P1"/>
    </number:number-style>
    <number:number-style style:name="N667P0" style:volatile="true">
      <number:number number:decimal-places="0" number:min-integer-digits="1" number:grouping="true"/>
    </number:number-style>
    <number:number-style style:name="N667P1" style:volatile="true">
      <number:text>-</number:text>
      <number:number number:decimal-places="0" number:min-integer-digits="1" number:grouping="true"/>
    </number:number-style>
    <number:number-style style:name="N667">
      <number:text>-</number:text>
      <number:number number:decimal-places="0" number:min-integer-digits="0"/>
      <style:map style:condition="value()&gt;0" style:apply-style-name="N667P0"/>
      <style:map style:condition="value()&lt;0" style:apply-style-name="N667P1"/>
    </number:number-style>
    <number:date-style style:name="N668">
      <number:day number:style="long"/>
      <number:text>/ </number:text>
      <number:month number:textual="true"/>
    </number:date-style>
    <number:date-style style:name="N669">
      <number:day number:style="long"/>
      <number:text>/ </number:text>
      <number:month number:textual="true"/>
      <number:text> </number:text>
      <number:year/>
    </number:date-style>
    <number:date-style style:name="N67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671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67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672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672P0"/>
    </number:currency-style>
    <number:currency-style style:name="N67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674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674P0"/>
    </number:currency-style>
    <number:currency-style style:name="N676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676"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676P0"/>
    </number:currency-style>
    <number:currency-style style:name="N67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67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78P0"/>
    </number:currency-style>
    <number:number-style style:name="N679P0" style:volatile="true">
      <number:number number:decimal-places="0" number:min-integer-digits="1" number:grouping="true"/>
    </number:number-style>
    <number:number-style style:name="N679P1" style:volatile="true">
      <number:text>-</number:text>
      <number:number number:decimal-places="0" number:min-integer-digits="1" number:grouping="true"/>
    </number:number-style>
    <number:number-style style:name="N679">
      <number:text>- </number:text>
      <style:map style:condition="value()&gt;0" style:apply-style-name="N679P0"/>
      <style:map style:condition="value()&lt;0" style:apply-style-name="N679P1"/>
    </number:number-style>
    <number:currency-style style:name="N681P0" style:volatile="true">
      <number:currency-symbol/>
      <number:number number:decimal-places="3" number:min-integer-digits="1" number:grouping="true"/>
    </number:currency-style>
    <number:currency-style style:name="N681">
      <number:text>-</number:text>
      <number:currency-symbol/>
      <number:number number:decimal-places="3" number:min-integer-digits="1" number:grouping="true"/>
      <style:map style:condition="value()&gt;=0" style:apply-style-name="N681P0"/>
    </number:currency-style>
    <number:number-style style:name="N682P0" style:volatile="true">
      <number:number number:decimal-places="3" number:min-integer-digits="1" number:grouping="true"/>
    </number:number-style>
    <number:number-style style:name="N682">
      <number:text>(</number:text>
      <number:number number:decimal-places="3" number:min-integer-digits="1" number:grouping="true"/>
      <number:text>)</number:text>
      <style:map style:condition="value()&gt;=0" style:apply-style-name="N682P0"/>
    </number:number-style>
    <number:number-style style:name="N683">
      <number:text>-£</number:text>
      <number:number number:decimal-places="0" number:min-integer-digits="1" number:grouping="true"/>
    </number:number-style>
    <number:number-style style:name="N684P0" style:volatile="true">
      <number:text>£</number:text>
      <number:number number:decimal-places="0" number:min-integer-digits="1" number:grouping="true"/>
    </number:number-style>
    <number:number-style style:name="N684P1" style:volatile="true">
      <number:text>-£</number:text>
      <number:number number:decimal-places="0" number:min-integer-digits="1" number:grouping="true"/>
    </number:number-style>
    <number:number-style style:name="N684">
      <number:text>£-</number:text>
      <style:map style:condition="value()&gt;0" style:apply-style-name="N684P0"/>
      <style:map style:condition="value()&lt;0" style:apply-style-name="N684P1"/>
    </number:number-style>
    <number:number-style style:name="N685">
      <number:text>-£</number:text>
      <number:number number:decimal-places="2" number:min-integer-digits="1" number:grouping="true"/>
    </number:number-style>
    <number:number-style style:name="N686P0" style:volatile="true">
      <number:text>£</number:text>
      <number:number number:decimal-places="2" number:min-integer-digits="1" number:grouping="true"/>
    </number:number-style>
    <number:number-style style:name="N686P1" style:volatile="true">
      <number:text>-£</number:text>
      <number:number number:decimal-places="2" number:min-integer-digits="1" number:grouping="true"/>
    </number:number-style>
    <number:number-style style:name="N686">
      <number:text>£-</number:text>
      <number:number number:decimal-places="0" number:min-integer-digits="0"/>
      <style:map style:condition="value()&gt;0" style:apply-style-name="N686P0"/>
      <style:map style:condition="value()&lt;0" style:apply-style-name="N686P1"/>
    </number:number-style>
    <number:number-style style:name="N688P0" style:volatile="true">
      <number:number number:decimal-places="1" number:min-integer-digits="1" number:grouping="true"/>
    </number:number-style>
    <number:number-style style:name="N688P1" style:volatile="true">
      <number:text>-</number:text>
      <number:number number:decimal-places="1" number:min-integer-digits="1" number:grouping="true"/>
    </number:number-style>
    <number:number-style style:name="N688">
      <number:text>-</number:text>
      <number:number number:decimal-places="0" number:min-integer-digits="0"/>
      <style:map style:condition="value()&gt;0" style:apply-style-name="N688P0"/>
      <style:map style:condition="value()&lt;0" style:apply-style-name="N688P1"/>
    </number:number-style>
    <number:number-style style:name="N690P0" style:volatile="true">
      <number:number number:decimal-places="1" number:min-integer-digits="1" number:grouping="true"/>
      <number:text> </number:text>
    </number:number-style>
    <number:number-style style:name="N690P1" style:volatile="true">
      <number:text>-</number:text>
      <number:number number:decimal-places="1" number:min-integer-digits="1" number:grouping="true"/>
      <number:text> </number:text>
    </number:number-style>
    <number:number-style style:name="N690">
      <number:text>-</number:text>
      <number:number number:decimal-places="0" number:min-integer-digits="0"/>
      <number:text> </number:text>
      <style:map style:condition="value()&gt;0" style:apply-style-name="N690P0"/>
      <style:map style:condition="value()&lt;0" style:apply-style-name="N690P1"/>
    </number:number-style>
    <number:currency-style style:name="N691">
      <number:currency-symbol/>
      <number:number number:decimal-places="1" number:min-integer-digits="1" number:grouping="true"/>
    </number:currency-style>
    <number:currency-style style:name="N692P0" style:volatile="true">
      <number:currency-symbol/>
      <number:number number:decimal-places="1" number:min-integer-digits="1" number:grouping="true"/>
    </number:currency-style>
    <number:currency-style style:name="N692">
      <number:text>-</number:text>
      <number:currency-symbol/>
      <number:number number:decimal-places="1" number:min-integer-digits="1" number:grouping="true"/>
      <style:map style:condition="value()&gt;=0" style:apply-style-name="N692P0"/>
    </number:currency-style>
    <number:currency-style style:name="N693P0" style:volatile="true">
      <number:currency-symbol number:language="en" number:country="GB">£</number:currency-symbol>
      <number:number number:decimal-places="1" number:min-integer-digits="1" number:grouping="true"/>
    </number:currency-style>
    <number:currency-style style:name="N693">
      <number:text>-</number:text>
      <number:currency-symbol number:language="en" number:country="GB">£</number:currency-symbol>
      <number:number number:decimal-places="1" number:min-integer-digits="1" number:grouping="true"/>
      <style:map style:condition="value()&gt;=0" style:apply-style-name="N693P0"/>
    </number:currency-style>
    <number:currency-style style:name="N695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695"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695P0"/>
    </number:currency-style>
    <number:currency-style style:name="N69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697"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697P0"/>
    </number:currency-style>
    <number:number-style style:name="N698">
      <number:number number:decimal-places="10" number:min-integer-digits="1"/>
    </number:number-style>
    <number:number-style style:name="N699">
      <number:text>US$</number:text>
      <number:number number:decimal-places="0" number:min-integer-digits="1" number:grouping="true"/>
    </number:number-style>
    <number:number-style style:name="N700P0" style:volatile="true">
      <number:text>US$</number:text>
      <number:number number:decimal-places="0" number:min-integer-digits="1" number:grouping="true"/>
    </number:number-style>
    <number:number-style style:name="N700">
      <number:text>-US$</number:text>
      <number:number number:decimal-places="0" number:min-integer-digits="1" number:grouping="true"/>
      <style:map style:condition="value()&gt;=0" style:apply-style-name="N700P0"/>
    </number:number-style>
    <number:date-style style:name="N701">
      <number:day/>
      <number:text>-</number:text>
      <number:month number:textual="true"/>
      <number:text>-</number:text>
      <number:year/>
    </number:date-style>
    <number:date-style style:name="N702P0" style:volatile="true">
      <number:day/>
      <number:text>-</number:text>
      <number:month number:textual="true"/>
      <number:text>-</number:text>
      <number:year/>
    </number:date-style>
    <number:text-style style:name="N702">
      <number:text-content/>
      <style:map style:condition="value()&gt;=0" style:apply-style-name="N702P0"/>
    </number:text-style>
    <number:currency-style style:name="N704P0" style:volatile="true">
      <number:currency-symbol number:language="en" number:country="AU">$</number:currency-symbol>
      <number:number number:decimal-places="1" number:min-integer-digits="1" number:grouping="true"/>
    </number:currency-style>
    <number:currency-style style:name="N704">
      <number:text>-</number:text>
      <number:currency-symbol number:language="en" number:country="AU">$</number:currency-symbol>
      <number:number number:decimal-places="1" number:min-integer-digits="1" number:grouping="true"/>
      <style:map style:condition="value()&gt;=0" style:apply-style-name="N704P0"/>
    </number:currency-style>
    <number:number-style style:name="N705P0" style:volatile="true">
      <number:number number:min-integer-digits="1"/>
      <number:text/>
    </number:number-style>
    <number:number-style style:name="N705P1" style:volatile="true">
      <number:text> (</number:text>
      <number:number number:decimal-places="0" number:min-integer-digits="1" number:grouping="true"/>
      <number:text>)</number:text>
    </number:number-style>
    <number:number-style style:name="N705">
      <number:text> -</number:text>
      <number:number number:decimal-places="0" number:min-integer-digits="0"/>
      <number:text> </number:text>
      <style:map style:condition="value()&gt;0" style:apply-style-name="N705P0"/>
      <style:map style:condition="value()&lt;0" style:apply-style-name="N705P1"/>
    </number:number-style>
    <number:date-style style:name="N706">
      <number:day/>
      <number:text> </number:text>
      <number:month number:textual="true"/>
      <number:text> </number:text>
      <number:year/>
    </number:date-style>
    <number:currency-style style:name="N7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707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707P0"/>
    </number:currency-style>
    <number:date-style style:name="N708">
      <number:day number:style="long"/>
      <number:text>/</number:text>
      <number:month number:style="long"/>
      <number:text>/</number:text>
      <number:year/>
    </number:date-style>
    <number:date-style style:name="N709">
      <number:day number:style="long"/>
      <number:text>/</number:text>
      <number:month number:style="long"/>
      <number:text>/</number:text>
      <number:year number:style="long"/>
    </number:date-style>
    <number:number-style style:name="N711P0" style:volatile="true">
      <number:number number:min-integer-digits="1"/>
      <number:text/>
    </number:number-style>
    <number:number-style style:name="N711P1" style:volatile="true">
      <number:text> -</number:text>
      <number:number number:decimal-places="2" number:min-integer-digits="1" number:grouping="true"/>
      <number:text> </number:text>
    </number:number-style>
    <number:number-style style:name="N711">
      <number:text> -</number:text>
      <number:number number:decimal-places="0" number:min-integer-digits="0"/>
      <number:text> </number:text>
      <style:map style:condition="value()&gt;0" style:apply-style-name="N711P0"/>
      <style:map style:condition="value()&lt;0" style:apply-style-name="N711P1"/>
    </number:number-style>
    <number:number-style style:name="N712P0" style:volatile="true">
      <number:text> $</number:text>
      <number:number number:decimal-places="0" number:min-integer-digits="1" number:grouping="true"/>
      <number:text> </number:text>
    </number:number-style>
    <number:number-style style:name="N712P1" style:volatile="true">
      <number:text> $(</number:text>
      <number:number number:decimal-places="0" number:min-integer-digits="1" number:grouping="true"/>
      <number:text>)</number:text>
    </number:number-style>
    <number:number-style style:name="N712">
      <number:text> $- </number:text>
      <style:map style:condition="value()&gt;0" style:apply-style-name="N712P0"/>
      <style:map style:condition="value()&lt;0" style:apply-style-name="N712P1"/>
    </number:number-style>
    <number:number-style style:name="N713P0" style:volatile="true">
      <number:number number:min-integer-digits="1"/>
      <number:text/>
    </number:number-style>
    <number:number-style style:name="N713P1" style:volatile="true">
      <number:text> (</number:text>
      <number:number number:decimal-places="0" number:min-integer-digits="1" number:grouping="true"/>
      <number:text>)</number:text>
    </number:number-style>
    <number:number-style style:name="N713">
      <number:text> - </number:text>
      <style:map style:condition="value()&gt;0" style:apply-style-name="N713P0"/>
      <style:map style:condition="value()&lt;0" style:apply-style-name="N713P1"/>
    </number:number-style>
    <number:number-style style:name="N714P0" style:volatile="true">
      <number:text> $</number:text>
      <number:number number:decimal-places="2" number:min-integer-digits="1" number:grouping="true"/>
      <number:text> </number:text>
    </number:number-style>
    <number:number-style style:name="N714P1" style:volatile="true">
      <number:text> $(</number:text>
      <number:number number:decimal-places="2" number:min-integer-digits="1" number:grouping="true"/>
      <number:text>)</number:text>
    </number:number-style>
    <number:number-style style:name="N714">
      <number:text> $-</number:text>
      <number:number number:decimal-places="0" number:min-integer-digits="0"/>
      <number:text> </number:text>
      <style:map style:condition="value()&gt;0" style:apply-style-name="N714P0"/>
      <style:map style:condition="value()&lt;0" style:apply-style-name="N714P1"/>
    </number:number-style>
    <number:number-style style:name="N715P0" style:volatile="true">
      <number:number number:min-integer-digits="1"/>
      <number:text/>
    </number:number-style>
    <number:number-style style:name="N715P1" style:volatile="true">
      <number:text> (</number:text>
      <number:number number:decimal-places="2" number:min-integer-digits="1" number:grouping="true"/>
      <number:text>)</number:text>
    </number:number-style>
    <number:number-style style:name="N715">
      <number:text> -</number:text>
      <number:number number:decimal-places="0" number:min-integer-digits="0"/>
      <number:text> </number:text>
      <style:map style:condition="value()&gt;0" style:apply-style-name="N715P0"/>
      <style:map style:condition="value()&lt;0" style:apply-style-name="N715P1"/>
    </number:number-style>
    <number:number-style style:name="N716P0" style:volatile="true">
      <number:number number:min-integer-digits="1"/>
      <number:text/>
    </number:number-style>
    <number:number-style style:name="N716P1" style:volatile="true">
      <number:text>-</number:text>
      <number:number number:decimal-places="0" number:min-integer-digits="1" number:grouping="true"/>
      <number:text> </number:text>
    </number:number-style>
    <number:number-style style:name="N716">
      <number:text> -</number:text>
      <number:number number:decimal-places="0" number:min-integer-digits="0"/>
      <number:text> </number:text>
      <style:map style:condition="value()&gt;0" style:apply-style-name="N716P0"/>
      <style:map style:condition="value()&lt;0" style:apply-style-name="N716P1"/>
    </number:number-style>
    <number:number-style style:name="N717P0" style:volatile="true">
      <number:number number:min-integer-digits="1"/>
      <number:text/>
    </number:number-style>
    <number:number-style style:name="N717P1" style:volatile="true">
      <number:text>-</number:text>
      <number:number number:decimal-places="2" number:min-integer-digits="1" number:grouping="true"/>
      <number:text> </number:text>
    </number:number-style>
    <number:number-style style:name="N717">
      <number:text> -</number:text>
      <number:number number:decimal-places="0" number:min-integer-digits="0"/>
      <number:text> </number:text>
      <style:map style:condition="value()&gt;0" style:apply-style-name="N717P0"/>
      <style:map style:condition="value()&lt;0" style:apply-style-name="N717P1"/>
    </number:number-style>
    <number:number-style style:name="N718P0" style:volatile="true">
      <number:number number:decimal-places="0" number:min-integer-digits="1" number:grouping="true"/>
      <number:text> </number:text>
    </number:number-style>
    <number:number-style style:name="N718">
      <number:text>(</number:text>
      <number:number number:decimal-places="0" number:min-integer-digits="1" number:grouping="true"/>
      <number:text>)</number:text>
      <style:map style:condition="value()&gt;=0" style:apply-style-name="N718P0"/>
    </number:number-style>
    <number:currency-style style:name="N720P0" style:volatile="true">
      <number:currency-symbol number:language="en" number:country="US">$</number:currency-symbol>
      <number:number number:decimal-places="0" number:min-integer-digits="3" number:grouping="true"/>
    </number:currency-style>
    <number:currency-style style:name="N720">
      <number:text>-</number:text>
      <number:currency-symbol number:language="en" number:country="US">$</number:currency-symbol>
      <number:number number:decimal-places="0" number:min-integer-digits="3" number:grouping="true"/>
      <style:map style:condition="value()&gt;=0" style:apply-style-name="N720P0"/>
    </number:currency-style>
    <number:date-style style:name="N721">
      <number:month/>
      <number:text>.</number:text>
      <number:day/>
      <number:text>.</number:text>
      <number:year number:style="long"/>
    </number:date-style>
    <number:date-style style:name="N722">
      <number:day/>
      <number:text>. </number:text>
      <number:month number:textual="true"/>
      <number:text> </number:text>
      <number:year number:style="long"/>
    </number:date-style>
    <number:date-style style:name="N723">
      <number:month number:textual="true"/>
    </number:date-style>
    <number:date-style style:name="N724">
      <number:month number:style="long" number:textual="true"/>
      <number:text>-</number:text>
      <number:year/>
    </number:date-style>
    <number:percentage-style style:name="N725">
      <number:number number:decimal-places="0" number:min-integer-digits="2"/>
      <number:text>%</number:text>
    </number:percentage-style>
    <number:number-style style:name="N726">
      <number:number number:decimal-places="7" number:min-integer-digits="1" number:grouping="true"/>
    </number:number-style>
    <number:number-style style:name="N727">
      <number:number number:decimal-places="8" number:min-integer-digits="1" number:grouping="true"/>
    </number:number-style>
    <number:number-style style:name="N728">
      <number:number number:decimal-places="9" number:min-integer-digits="1" number:grouping="true"/>
    </number:number-style>
    <number:currency-style style:name="N729">
      <number:number number:decimal-places="2" number:min-integer-digits="1" number:grouping="true"/>
      <number:text> </number:text>
      <number:currency-symbol>USD</number:currency-symbol>
    </number:currency-style>
    <number:currency-style style:name="N73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3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30P0"/>
    </number:currency-style>
    <number:number-style style:name="N731P0" style:volatile="true">
      <number:number number:decimal-places="0" number:min-integer-digits="1" number:grouping="true"/>
      <number:text> </number:text>
    </number:number-style>
    <number:number-style style:name="N731P1" style:volatile="true">
      <number:text> (</number:text>
      <number:number number:decimal-places="0" number:min-integer-digits="1" number:grouping="true"/>
      <number:text>)</number:text>
    </number:number-style>
    <number:number-style style:name="N731">
      <number:text> - </number:text>
      <style:map style:condition="value()&gt;0" style:apply-style-name="N731P0"/>
      <style:map style:condition="value()&lt;0" style:apply-style-name="N731P1"/>
    </number:number-style>
    <number:number-style style:name="N732P0" style:volatile="true">
      <number:number number:decimal-places="2" number:min-integer-digits="1" number:grouping="true"/>
      <number:text> </number:text>
    </number:number-style>
    <number:number-style style:name="N732P1" style:volatile="true">
      <number:text> (</number:text>
      <number:number number:decimal-places="2" number:min-integer-digits="1" number:grouping="true"/>
      <number:text>)</number:text>
    </number:number-style>
    <number:number-style style:name="N732">
      <number:text> -</number:text>
      <number:number number:decimal-places="0" number:min-integer-digits="0"/>
      <number:text> </number:text>
      <style:map style:condition="value()&gt;0" style:apply-style-name="N732P0"/>
      <style:map style:condition="value()&lt;0" style:apply-style-name="N732P1"/>
    </number:number-style>
    <number:date-style style:name="N733">
      <number:year/>
      <number:text>/</number:text>
      <number:month/>
      <number:text>/</number:text>
      <number:day/>
    </number:date-style>
    <number:number-style style:name="N734">
      <number:number number:decimal-places="0" number:min-integer-digits="3" number:grouping="true"/>
    </number:number-style>
    <number:date-style style:name="N735">
      <number:text>NN, </number:text>
      <number:month number:textual="true"/>
      <number:text> </number:text>
      <number:day/>
      <number:text>, </number:text>
      <number:year/>
    </number:date-style>
    <number:number-style style:name="N736P0" style:volatile="true">
      <number:number number:decimal-places="2" number:min-integer-digits="1" number:grouping="true"/>
      <number:text> </number:text>
    </number:number-style>
    <number:number-style style:name="N736">
      <number:text>(</number:text>
      <number:number number:decimal-places="2" number:min-integer-digits="1" number:grouping="true"/>
      <number:text>)</number:text>
      <style:map style:condition="value()&gt;=0" style:apply-style-name="N736P0"/>
    </number:number-style>
    <number:date-style style:name="N737">
      <number:year/>
      <number:text>年</number:text>
      <number:month/>
      <number:text>月</number:text>
      <number:day/>
      <number:text>日</number:text>
    </number:date-style>
    <number:date-style style:name="N738">
      <number:year/>
      <number:text>/</number:text>
      <number:month number:style="long"/>
    </number:date-style>
    <number:date-style style:name="N739">
      <number:year/>
      <number:text>/</number:text>
      <number:month number:style="long"/>
      <number:text>/</number:text>
      <number:day number:style="long"/>
    </number:date-style>
    <number:number-style style:name="N741P0" style:volatile="true">
      <number:number number:decimal-places="0" number:min-integer-digits="0">
        <number:embedded-text number:position="4">-</number:embedded-text>
      </number:number>
    </number:number-style>
    <number:number-style style:name="N741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741P0"/>
    </number:number-style>
    <number:currency-style style:name="N742P0" style:volatile="true">
      <number:currency-symbol/>
      <number:number number:decimal-places="0" number:min-integer-digits="1" number:grouping="true"/>
      <number:text> </number:text>
    </number:currency-style>
    <number:currency-style style:name="N742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742P0"/>
    </number:currency-style>
    <number:currency-style style:name="N744P0" style:volatile="true">
      <number:currency-symbol/>
      <number:number number:decimal-places="2" number:min-integer-digits="1" number:grouping="true"/>
      <number:text> </number:text>
    </number:currency-style>
    <number:currency-style style:name="N744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744P0"/>
    </number:currency-style>
    <number:number-style style:name="N746P0" style:volatile="true">
      <number:number number:min-integer-digits="1"/>
      <number:text/>
    </number:number-style>
    <number:currency-style style:name="N74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746">
      <number:currency-symbol/>
      <number:text>- </number:text>
      <style:map style:condition="value()&gt;0" style:apply-style-name="N746P0"/>
      <style:map style:condition="value()&lt;0" style:apply-style-name="N746P1"/>
    </number:currency-style>
    <number:number-style style:name="N748P0" style:volatile="true">
      <number:number number:min-integer-digits="1"/>
      <number:text/>
    </number:number-style>
    <number:currency-style style:name="N748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748">
      <number:currency-symbol/>
      <number:text>-</number:text>
      <number:number number:decimal-places="0" number:min-integer-digits="0"/>
      <number:text> </number:text>
      <style:map style:condition="value()&gt;0" style:apply-style-name="N748P0"/>
      <style:map style:condition="value()&lt;0" style:apply-style-name="N748P1"/>
    </number:currency-style>
    <number:number-style style:name="N749P0" style:volatile="true">
      <number:number number:min-integer-digits="1"/>
      <number:text/>
    </number:number-style>
    <number:number-style style:name="N749P1" style:volatile="true">
      <number:number number:min-integer-digits="1"/>
      <number:text/>
    </number:number-style>
    <number:currency-style style:name="N749">
      <number:currency-symbol/>
      <number:text>- </number:text>
      <style:map style:condition="value()&gt;0" style:apply-style-name="N749P0"/>
      <style:map style:condition="value()&lt;0" style:apply-style-name="N749P1"/>
    </number:currency-style>
    <number:number-style style:name="N750P0" style:volatile="true">
      <number:number number:min-integer-digits="1"/>
      <number:text/>
    </number:number-style>
    <number:number-style style:name="N750P1" style:volatile="true">
      <number:number number:min-integer-digits="1"/>
      <number:text/>
    </number:number-style>
    <number:currency-style style:name="N750">
      <number:currency-symbol/>
      <number:text>-</number:text>
      <number:number number:decimal-places="0" number:min-integer-digits="0"/>
      <number:text> </number:text>
      <style:map style:condition="value()&gt;0" style:apply-style-name="N750P0"/>
      <style:map style:condition="value()&lt;0" style:apply-style-name="N750P1"/>
    </number:currency-style>
    <number:number-style style:name="N753P0" style:volatile="true">
      <number:text> ¥</number:text>
      <number:number number:decimal-places="0" number:min-integer-digits="1" number:grouping="true"/>
      <number:text> </number:text>
    </number:number-style>
    <number:number-style style:name="N753P1" style:volatile="true">
      <number:text>-¥</number:text>
      <number:number number:decimal-places="0" number:min-integer-digits="1" number:grouping="true"/>
      <number:text> </number:text>
    </number:number-style>
    <number:number-style style:name="N753">
      <number:text> ¥- </number:text>
      <style:map style:condition="value()&gt;0" style:apply-style-name="N753P0"/>
      <style:map style:condition="value()&lt;0" style:apply-style-name="N753P1"/>
    </number:number-style>
    <number:number-style style:name="N754P0" style:volatile="true">
      <number:number number:min-integer-digits="1"/>
      <number:text/>
    </number:number-style>
    <number:number-style style:name="N754P1" style:volatile="true">
      <number:text>-</number:text>
      <number:number number:decimal-places="0" number:min-integer-digits="1" number:grouping="true"/>
      <number:text> </number:text>
    </number:number-style>
    <number:number-style style:name="N754">
      <number:text> - </number:text>
      <style:map style:condition="value()&gt;0" style:apply-style-name="N754P0"/>
      <style:map style:condition="value()&lt;0" style:apply-style-name="N754P1"/>
    </number:number-style>
    <number:number-style style:name="N757P0" style:volatile="true">
      <number:text> ¥</number:text>
      <number:number number:decimal-places="2" number:min-integer-digits="1" number:grouping="true"/>
      <number:text> </number:text>
    </number:number-style>
    <number:number-style style:name="N757P1" style:volatile="true">
      <number:text>-¥</number:text>
      <number:number number:decimal-places="2" number:min-integer-digits="1" number:grouping="true"/>
      <number:text> </number:text>
    </number:number-style>
    <number:number-style style:name="N757">
      <number:text> ¥-</number:text>
      <number:number number:decimal-places="0" number:min-integer-digits="0"/>
      <number:text> </number:text>
      <style:map style:condition="value()&gt;0" style:apply-style-name="N757P0"/>
      <style:map style:condition="value()&lt;0" style:apply-style-name="N757P1"/>
    </number:number-style>
    <number:currency-style style:name="N758">
      <number:number number:decimal-places="1" number:min-integer-digits="1" number:grouping="true"/>
      <number:text> </number:text>
      <number:currency-symbol>USD</number:currency-symbol>
    </number:currency-style>
    <number:currency-style style:name="N759P0" style:volatile="true">
      <number:number number:decimal-places="1" number:min-integer-digits="1" number:grouping="true"/>
      <number:text> </number:text>
      <number:currency-symbol>USD</number:currency-symbol>
    </number:currency-style>
    <number:currency-style style:name="N759">
      <number:text>-</number:text>
      <number:number number:decimal-places="1" number:min-integer-digits="1" number:grouping="true"/>
      <number:text> </number:text>
      <number:currency-symbol>USD</number:currency-symbol>
      <style:map style:condition="value()&gt;=0" style:apply-style-name="N759P0"/>
    </number:currency-style>
    <number:currency-style style:name="N760">
      <number:number number:decimal-places="0" number:min-integer-digits="1" number:grouping="true"/>
      <number:text> </number:text>
      <number:currency-symbol>USD</number:currency-symbol>
    </number:currency-style>
    <number:currency-style style:name="N761P0" style:volatile="true">
      <number:number number:decimal-places="0" number:min-integer-digits="1" number:grouping="true"/>
      <number:text> </number:text>
      <number:currency-symbol>USD</number:currency-symbol>
    </number:currency-style>
    <number:currency-style style:name="N761">
      <number:text>-</number:text>
      <number:number number:decimal-places="0" number:min-integer-digits="1" number:grouping="true"/>
      <number:text> </number:text>
      <number:currency-symbol>USD</number:currency-symbol>
      <style:map style:condition="value()&gt;=0" style:apply-style-name="N761P0"/>
    </number:currency-style>
    <number:currency-style style:name="N762P0" style:volatile="true">
      <number:number number:decimal-places="1" number:min-integer-digits="1" number:grouping="true"/>
      <number:text> </number:text>
      <number:currency-symbol>AUD</number:currency-symbol>
    </number:currency-style>
    <number:currency-style style:name="N762">
      <number:text>-</number:text>
      <number:number number:decimal-places="1" number:min-integer-digits="1" number:grouping="true"/>
      <number:text> </number:text>
      <number:currency-symbol>AUD</number:currency-symbol>
      <style:map style:condition="value()&gt;=0" style:apply-style-name="N762P0"/>
    </number:currency-style>
    <number:currency-style style:name="N763P0" style:volatile="true">
      <number:number number:decimal-places="0" number:min-integer-digits="1" number:grouping="true"/>
      <number:text> </number:text>
      <number:currency-symbol>AUD</number:currency-symbol>
    </number:currency-style>
    <number:currency-style style:name="N763">
      <number:text>-</number:text>
      <number:number number:decimal-places="0" number:min-integer-digits="1" number:grouping="true"/>
      <number:text> </number:text>
      <number:currency-symbol>AUD</number:currency-symbol>
      <style:map style:condition="value()&gt;=0" style:apply-style-name="N763P0"/>
    </number:currency-style>
    <number:number-style style:name="N764P0" style:volatile="true">
      <number:text>£</number:text>
      <number:number number:decimal-places="2" number:min-integer-digits="1" number:grouping="true"/>
    </number:number-style>
    <number:number-style style:name="N764">
      <number:text>£</number:text>
      <number:number number:decimal-places="2" number:min-integer-digits="1" number:grouping="true"/>
      <style:map style:condition="value()&gt;=0" style:apply-style-name="N764P0"/>
    </number:number-style>
    <number:number-style style:name="N765">
      <number:number number:decimal-places="1" number:min-integer-digits="0"/>
    </number:number-style>
    <number:number-style style:name="N766">
      <number:number number:decimal-places="2" number:min-integer-digits="0"/>
    </number:number-style>
    <number:currency-style style:name="N768P0" style:volatile="true">
      <number:currency-symbol number:language="en" number:country="AU">$</number:currency-symbol>
      <number:number number:decimal-places="3" number:min-integer-digits="1" number:grouping="true"/>
    </number:currency-style>
    <number:currency-style style:name="N768">
      <number:text>-</number:text>
      <number:currency-symbol number:language="en" number:country="AU">$</number:currency-symbol>
      <number:number number:decimal-places="3" number:min-integer-digits="1" number:grouping="true"/>
      <style:map style:condition="value()&gt;=0" style:apply-style-name="N768P0"/>
    </number:currency-style>
    <number:currency-style style:name="N769">
      <number:currency-symbol number:language="en" number:country="AU">$</number:currency-symbol>
      <number:number number:decimal-places="0" number:min-integer-digits="1" number:grouping="true"/>
    </number:currency-style>
    <number:currency-style style:name="N770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770"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770P0"/>
    </number:currency-style>
    <number:number-style style:name="N771">
      <number:number number:decimal-places="3" number:min-integer-digits="1"/>
      <number:text> </number:text>
    </number:number-style>
    <number:number-style style:name="N772">
      <number:number number:decimal-places="3" number:min-integer-digits="1" number:grouping="true"/>
      <number:text> </number:text>
    </number:number-style>
    <number:number-style style:name="N773P0" style:volatile="true">
      <number:number number:decimal-places="0" number:min-integer-digits="1"/>
    </number:number-style>
    <number:number-style style:name="N773" number:title="User-defined">
      <number:text>-</number:text>
      <number:number number:decimal-places="0" number:min-integer-digits="1"/>
      <style:map style:condition="value()&gt;=0" style:apply-style-name="N773P0"/>
    </number:number-style>
    <number:number-style style:name="N774">
      <number:number number:decimal-places="20" number:min-integer-digits="1" number:grouping="true"/>
    </number:number-style>
    <number:number-style style:name="N775">
      <number:number number:decimal-places="0" number:min-integer-digits="0" number:grouping="true"/>
    </number:number-style>
    <number:currency-style style:name="N77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776"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776P0"/>
    </number:currency-style>
    <number:currency-style style:name="N777">
      <number:currency-symbol number:language="en" number:country="GB">£</number:currency-symbol>
      <number:number number:decimal-places="4" number:min-integer-digits="1" number:grouping="true"/>
    </number:currency-style>
    <number:currency-style style:name="N77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778P0"/>
    </number:currency-style>
    <number:number-style style:name="N779P0" style:volatile="true">
      <number:number number:decimal-places="0" number:min-integer-digits="1" number:grouping="true"/>
      <number:text> $ </number:text>
    </number:number-style>
    <number:number-style style:name="N779P1" style:volatile="true">
      <number:text>-</number:text>
      <number:number number:decimal-places="0" number:min-integer-digits="1" number:grouping="true"/>
      <number:text> $ </number:text>
    </number:number-style>
    <number:number-style style:name="N779">
      <number:text> - $ </number:text>
      <style:map style:condition="value()&gt;0" style:apply-style-name="N779P0"/>
      <style:map style:condition="value()&lt;0" style:apply-style-name="N779P1"/>
    </number:number-style>
    <number:number-style style:name="N780P0" style:volatile="true">
      <number:number number:decimal-places="0" number:min-integer-digits="1" number:grouping="true"/>
      <number:text>    </number:text>
    </number:number-style>
    <number:number-style style:name="N780P1" style:volatile="true">
      <number:text>-</number:text>
      <number:number number:decimal-places="0" number:min-integer-digits="1" number:grouping="true"/>
      <number:text>    </number:text>
    </number:number-style>
    <number:number-style style:name="N780">
      <number:text> -    </number:text>
      <style:map style:condition="value()&gt;0" style:apply-style-name="N780P0"/>
      <style:map style:condition="value()&lt;0" style:apply-style-name="N780P1"/>
    </number:number-style>
    <number:number-style style:name="N781P0" style:volatile="true">
      <number:number number:decimal-places="2" number:min-integer-digits="1" number:grouping="true"/>
      <number:text> $ </number:text>
    </number:number-style>
    <number:number-style style:name="N781P1" style:volatile="true">
      <number:text>-</number:text>
      <number:number number:decimal-places="2" number:min-integer-digits="1" number:grouping="true"/>
      <number:text> $ </number:text>
    </number:number-style>
    <number:number-style style:name="N781">
      <number:text> -</number:text>
      <number:number number:decimal-places="0" number:min-integer-digits="0"/>
      <number:text> $ </number:text>
      <style:map style:condition="value()&gt;0" style:apply-style-name="N781P0"/>
      <style:map style:condition="value()&lt;0" style:apply-style-name="N781P1"/>
    </number:number-style>
    <number:number-style style:name="N782P0" style:volatile="true">
      <number:number number:decimal-places="2" number:min-integer-digits="1" number:grouping="true"/>
      <number:text>    </number:text>
    </number:number-style>
    <number:number-style style:name="N782P1" style:volatile="true">
      <number:text>-</number:text>
      <number:number number:decimal-places="2" number:min-integer-digits="1" number:grouping="true"/>
      <number:text>    </number:text>
    </number:number-style>
    <number:number-style style:name="N782">
      <number:text> -</number:text>
      <number:number number:decimal-places="0" number:min-integer-digits="0"/>
      <number:text>    </number:text>
      <style:map style:condition="value()&gt;0" style:apply-style-name="N782P0"/>
      <style:map style:condition="value()&lt;0" style:apply-style-name="N782P1"/>
    </number:number-style>
    <number:number-style style:name="N783P0" style:volatile="true">
      <number:number number:decimal-places="2" number:min-integer-digits="1"/>
    </number:number-style>
    <number:number-style style:name="N783">
      <number:text>(</number:text>
      <number:number number:decimal-places="2" number:min-integer-digits="1"/>
      <number:text>)</number:text>
      <style:map style:condition="value()&gt;=0" style:apply-style-name="N783P0"/>
    </number:number-style>
    <number:currency-style style:name="N78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785"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785P0"/>
    </number:currency-style>
    <number:currency-style style:name="N78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786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786P0"/>
    </number:currency-style>
    <number:number-style style:name="N788P0" style:volatile="true">
      <number:text>IR£</number:text>
      <number:number number:decimal-places="0" number:min-integer-digits="1" number:grouping="true"/>
    </number:number-style>
    <number:number-style style:name="N788">
      <number:text>-IR£</number:text>
      <number:number number:decimal-places="0" number:min-integer-digits="1" number:grouping="true"/>
      <style:map style:condition="value()&gt;=0" style:apply-style-name="N788P0"/>
    </number:number-style>
    <number:number-style style:name="N790P0" style:volatile="true">
      <number:text>IR£</number:text>
      <number:number number:decimal-places="2" number:min-integer-digits="1" number:grouping="true"/>
    </number:number-style>
    <number:number-style style:name="N790">
      <number:text>-IR£</number:text>
      <number:number number:decimal-places="2" number:min-integer-digits="1" number:grouping="true"/>
      <style:map style:condition="value()&gt;=0" style:apply-style-name="N790P0"/>
    </number:number-style>
    <number:number-style style:name="N792P0" style:volatile="true">
      <number:text>IR£</number:text>
      <number:number number:decimal-places="0" number:min-integer-digits="1" number:grouping="true"/>
    </number:number-style>
    <number:number-style style:name="N792P1" style:volatile="true">
      <number:text>-IR£</number:text>
      <number:number number:decimal-places="0" number:min-integer-digits="1" number:grouping="true"/>
    </number:number-style>
    <number:number-style style:name="N792">
      <number:text>IR£-</number:text>
      <style:map style:condition="value()&gt;0" style:apply-style-name="N792P0"/>
      <style:map style:condition="value()&lt;0" style:apply-style-name="N792P1"/>
    </number:number-style>
    <number:number-style style:name="N794P0" style:volatile="true">
      <number:text>IR£</number:text>
      <number:number number:decimal-places="2" number:min-integer-digits="1" number:grouping="true"/>
    </number:number-style>
    <number:number-style style:name="N794P1" style:volatile="true">
      <number:text>-IR£</number:text>
      <number:number number:decimal-places="2" number:min-integer-digits="1" number:grouping="true"/>
    </number:number-style>
    <number:number-style style:name="N794">
      <number:text>IR£-</number:text>
      <number:number number:decimal-places="0" number:min-integer-digits="0"/>
      <style:map style:condition="value()&gt;0" style:apply-style-name="N794P0"/>
      <style:map style:condition="value()&lt;0" style:apply-style-name="N794P1"/>
    </number:number-style>
    <number:number-style style:name="N795P0" style:volatile="true">
      <number:number number:decimal-places="2" number:min-integer-digits="1" number:grouping="true"/>
    </number:number-style>
    <number:number-style style:name="N795">
      <number:number number:decimal-places="2" number:min-integer-digits="1" number:grouping="true"/>
      <style:map style:condition="value()&gt;=0" style:apply-style-name="N795P0"/>
    </number:number-style>
    <number:number-style style:name="N796P0" style:volatile="true">
      <number:number number:decimal-places="0" number:min-integer-digits="1" number:grouping="true"/>
    </number:number-style>
    <number:number-style style:name="N796">
      <number:number number:decimal-places="0" number:min-integer-digits="1" number:grouping="true"/>
      <style:map style:condition="value()&gt;=0" style:apply-style-name="N796P0"/>
    </number:number-style>
    <number:number-style style:name="N798P0" style:volatile="true">
      <number:number number:decimal-places="3" number:min-integer-digits="1" number:grouping="true"/>
    </number:number-style>
    <number:number-style style:name="N798P1" style:volatile="true">
      <number:text>-</number:text>
      <number:number number:decimal-places="3" number:min-integer-digits="1" number:grouping="true"/>
    </number:number-style>
    <number:number-style style:name="N798">
      <number:text>-</number:text>
      <number:number number:decimal-places="0" number:min-integer-digits="0"/>
      <style:map style:condition="value()&gt;0" style:apply-style-name="N798P0"/>
      <style:map style:condition="value()&lt;0" style:apply-style-name="N798P1"/>
    </number:number-style>
    <number:number-style style:name="N800P0" style:volatile="true">
      <number:number number:decimal-places="4" number:min-integer-digits="1" number:grouping="true"/>
    </number:number-style>
    <number:number-style style:name="N800P1" style:volatile="true">
      <number:text>-</number:text>
      <number:number number:decimal-places="4" number:min-integer-digits="1" number:grouping="true"/>
    </number:number-style>
    <number:number-style style:name="N800">
      <number:text>-</number:text>
      <number:number number:decimal-places="0" number:min-integer-digits="0"/>
      <style:map style:condition="value()&gt;0" style:apply-style-name="N800P0"/>
      <style:map style:condition="value()&lt;0" style:apply-style-name="N800P1"/>
    </number:number-style>
    <number:number-style style:name="N802P0" style:volatile="true">
      <number:number number:decimal-places="0" number:min-integer-digits="0" number:grouping="true"/>
    </number:number-style>
    <number:number-style style:name="N802P1" style:volatile="true">
      <number:text>(</number:text>
      <number:number number:decimal-places="0" number:min-integer-digits="0" number:grouping="true"/>
      <number:text>)</number:text>
    </number:number-style>
    <number:number-style style:name="N802">
      <number:text>-</number:text>
      <style:map style:condition="value()&gt;0" style:apply-style-name="N802P0"/>
      <style:map style:condition="value()&lt;0" style:apply-style-name="N802P1"/>
    </number:number-style>
    <number:number-style style:name="N803">
      <number:text>$</number:text>
      <number:number number:decimal-places="0" number:min-integer-digits="0" number:grouping="true"/>
    </number:number-style>
    <number:number-style style:name="N805P0" style:volatile="true">
      <number:text>$</number:text>
      <number:number number:decimal-places="0" number:min-integer-digits="0" number:grouping="true"/>
    </number:number-style>
    <number:number-style style:name="N805P1" style:volatile="true">
      <number:text>$(</number:text>
      <number:number number:decimal-places="0" number:min-integer-digits="0" number:grouping="true"/>
      <number:text>)</number:text>
    </number:number-style>
    <number:number-style style:name="N805">
      <number:text>$-</number:text>
      <style:map style:condition="value()&gt;0" style:apply-style-name="N805P0"/>
      <style:map style:condition="value()&lt;0" style:apply-style-name="N805P1"/>
    </number:number-style>
    <number:number-style style:name="N807P0" style:volatile="true">
      <number:number number:decimal-places="3" number:min-integer-digits="1" number:grouping="true"/>
    </number:number-style>
    <number:number-style style:name="N807P1" style:volatile="true">
      <number:text>(</number:text>
      <number:number number:decimal-places="3" number:min-integer-digits="1" number:grouping="true"/>
      <number:text>)</number:text>
    </number:number-style>
    <number:number-style style:name="N807">
      <number:text>-</number:text>
      <number:number number:decimal-places="0" number:min-integer-digits="0"/>
      <style:map style:condition="value()&gt;0" style:apply-style-name="N807P0"/>
      <style:map style:condition="value()&lt;0" style:apply-style-name="N807P1"/>
    </number:number-style>
    <number:number-style style:name="N809P0" style:volatile="true">
      <number:number number:decimal-places="4" number:min-integer-digits="1" number:grouping="true"/>
    </number:number-style>
    <number:number-style style:name="N809P1" style:volatile="true">
      <number:text>(</number:text>
      <number:number number:decimal-places="4" number:min-integer-digits="1" number:grouping="true"/>
      <number:text>)</number:text>
    </number:number-style>
    <number:number-style style:name="N809">
      <number:text>-</number:text>
      <number:number number:decimal-places="0" number:min-integer-digits="0"/>
      <style:map style:condition="value()&gt;0" style:apply-style-name="N809P0"/>
      <style:map style:condition="value()&lt;0" style:apply-style-name="N809P1"/>
    </number:number-style>
    <number:number-style style:name="N810">
      <number:number number:decimal-places="1" number:min-integer-digits="0" number:grouping="true"/>
    </number:number-style>
    <number:number-style style:name="N812P0" style:volatile="true">
      <number:number number:decimal-places="1" number:min-integer-digits="0" number:grouping="true"/>
    </number:number-style>
    <number:number-style style:name="N812P1" style:volatile="true">
      <number:text>(</number:text>
      <number:number number:decimal-places="1" number:min-integer-digits="0" number:grouping="true"/>
      <number:text>)</number:text>
    </number:number-style>
    <number:number-style style:name="N812">
      <number:text>-</number:text>
      <style:map style:condition="value()&gt;0" style:apply-style-name="N812P0"/>
      <style:map style:condition="value()&lt;0" style:apply-style-name="N812P1"/>
    </number:number-style>
    <number:number-style style:name="N813">
      <number:text>(</number:text>
      <number:number number:decimal-places="2" number:min-integer-digits="0" number:grouping="true"/>
      <number:text>)</number:text>
    </number:number-style>
    <number:number-style style:name="N814P0" style:volatile="true">
      <number:number number:decimal-places="2" number:min-integer-digits="0" number:grouping="true"/>
    </number:number-style>
    <number:number-style style:name="N814P1" style:volatile="true">
      <number:text>(</number:text>
      <number:number number:decimal-places="2" number:min-integer-digits="0" number:grouping="true"/>
      <number:text>)</number:text>
    </number:number-style>
    <number:number-style style:name="N814">
      <number:text>-</number:text>
      <style:map style:condition="value()&gt;0" style:apply-style-name="N814P0"/>
      <style:map style:condition="value()&lt;0" style:apply-style-name="N814P1"/>
    </number:number-style>
    <number:number-style style:name="N815">
      <number:text>$(</number:text>
      <number:number number:decimal-places="3" number:min-integer-digits="1" number:grouping="true"/>
      <number:text>)</number:text>
    </number:number-style>
    <number:number-style style:name="N816P0" style:volatile="true">
      <number:text>$</number:text>
      <number:number number:decimal-places="3" number:min-integer-digits="1" number:grouping="true"/>
    </number:number-style>
    <number:number-style style:name="N816P1" style:volatile="true">
      <number:text>$(</number:text>
      <number:number number:decimal-places="3" number:min-integer-digits="1" number:grouping="true"/>
      <number:text>)</number:text>
    </number:number-style>
    <number:number-style style:name="N816">
      <number:text>$-</number:text>
      <number:number number:decimal-places="0" number:min-integer-digits="0"/>
      <style:map style:condition="value()&gt;0" style:apply-style-name="N816P0"/>
      <style:map style:condition="value()&lt;0" style:apply-style-name="N816P1"/>
    </number:number-style>
    <number:number-style style:name="N817">
      <number:text>$(</number:text>
      <number:number number:decimal-places="4" number:min-integer-digits="1" number:grouping="true"/>
      <number:text>)</number:text>
    </number:number-style>
    <number:number-style style:name="N818P0" style:volatile="true">
      <number:text>$</number:text>
      <number:number number:decimal-places="4" number:min-integer-digits="1" number:grouping="true"/>
    </number:number-style>
    <number:number-style style:name="N818P1" style:volatile="true">
      <number:text>$(</number:text>
      <number:number number:decimal-places="4" number:min-integer-digits="1" number:grouping="true"/>
      <number:text>)</number:text>
    </number:number-style>
    <number:number-style style:name="N818">
      <number:text>$-</number:text>
      <number:number number:decimal-places="0" number:min-integer-digits="0"/>
      <style:map style:condition="value()&gt;0" style:apply-style-name="N818P0"/>
      <style:map style:condition="value()&lt;0" style:apply-style-name="N818P1"/>
    </number:number-style>
    <number:number-style style:name="N819P0" style:volatile="true">
      <number:number number:decimal-places="1" number:min-integer-digits="1"/>
    </number:number-style>
    <number:number-style style:name="N819">
      <number:text>-</number:text>
      <number:number number:decimal-places="1" number:min-integer-digits="1"/>
      <style:map style:condition="value()&gt;=0" style:apply-style-name="N819P0"/>
    </number:number-style>
    <number:percentage-style style:name="N820P0" style:volatile="true">
      <number:number number:decimal-places="1" number:min-integer-digits="1"/>
      <number:text>%</number:text>
    </number:percentage-style>
    <number:percentage-style style:name="N820" number:title="User-defined">
      <number:text>-</number:text>
      <number:number number:decimal-places="1" number:min-integer-digits="1"/>
      <number:text>%</number:text>
      <style:map style:condition="value()&gt;=0" style:apply-style-name="N820P0"/>
    </number:percentage-style>
    <number:number-style style:name="N821P0" style:volatile="true">
      <number:number number:decimal-places="2" number:min-integer-digits="1"/>
    </number:number-style>
    <number:number-style style:name="N821">
      <number:text>-</number:text>
      <number:number number:decimal-places="2" number:min-integer-digits="1"/>
      <style:map style:condition="value()&gt;=0" style:apply-style-name="N821P0"/>
    </number:number-style>
    <number:number-style style:name="N823P0" style:volatile="true">
      <number:text>US$</number:text>
      <number:number number:decimal-places="0" number:min-integer-digits="1" number:grouping="true"/>
      <number:text> </number:text>
    </number:number-style>
    <number:number-style style:name="N823">
      <number:text>(US$</number:text>
      <number:number number:decimal-places="0" number:min-integer-digits="1" number:grouping="true"/>
      <number:text>)</number:text>
      <style:map style:condition="value()&gt;=0" style:apply-style-name="N823P0"/>
    </number:number-style>
    <number:number-style style:name="N825P0" style:volatile="true">
      <number:number number:decimal-places="0" number:min-integer-digits="1" number:grouping="true"/>
      <number:text> </number:text>
    </number:number-style>
    <number:number-style style:name="N825P1" style:volatile="true">
      <number:text> -</number:text>
      <number:number number:decimal-places="0" number:min-integer-digits="1" number:grouping="true"/>
      <number:text> </number:text>
    </number:number-style>
    <number:number-style style:name="N825">
      <number:text> - </number:text>
      <style:map style:condition="value()&gt;0" style:apply-style-name="N825P0"/>
      <style:map style:condition="value()&lt;0" style:apply-style-name="N825P1"/>
    </number:number-style>
    <number:number-style style:name="N826P0" style:volatile="true">
      <number:number number:decimal-places="2" number:min-integer-digits="1" number:grouping="true"/>
      <number:text> </number:text>
    </number:number-style>
    <number:number-style style:name="N826P1" style:volatile="true">
      <number:text> -</number:text>
      <number:number number:decimal-places="2" number:min-integer-digits="1" number:grouping="true"/>
      <number:text> </number:text>
    </number:number-style>
    <number:number-style style:name="N826">
      <number:text> -</number:text>
      <number:number number:decimal-places="0" number:min-integer-digits="0"/>
      <number:text> </number:text>
      <style:map style:condition="value()&gt;0" style:apply-style-name="N826P0"/>
      <style:map style:condition="value()&lt;0" style:apply-style-name="N826P1"/>
    </number:number-style>
    <number:number-style style:name="N828P0" style:volatile="true">
      <number:text>F </number:text>
      <number:number number:decimal-places="2" number:min-integer-digits="1" number:grouping="true"/>
      <number:text> </number:text>
    </number:number-style>
    <number:number-style style:name="N828">
      <number:text>F </number:text>
      <number:number number:decimal-places="2" number:min-integer-digits="1" number:grouping="true"/>
      <number:text>-</number:text>
      <style:map style:condition="value()&gt;=0" style:apply-style-name="N828P0"/>
    </number:number-style>
    <number:number-style style:name="N831P0" style:volatile="true">
      <number:text> $</number:text>
      <number:number number:decimal-places="3" number:min-integer-digits="1" number:grouping="true"/>
      <number:text> </number:text>
    </number:number-style>
    <number:number-style style:name="N831P1" style:volatile="true">
      <number:text> $(</number:text>
      <number:number number:decimal-places="3" number:min-integer-digits="1" number:grouping="true"/>
      <number:text>)</number:text>
    </number:number-style>
    <number:number-style style:name="N831">
      <number:text> $-</number:text>
      <number:number number:decimal-places="0" number:min-integer-digits="0"/>
      <number:text> </number:text>
      <style:map style:condition="value()&gt;0" style:apply-style-name="N831P0"/>
      <style:map style:condition="value()&lt;0" style:apply-style-name="N831P1"/>
    </number:number-style>
    <number:number-style style:name="N832P0" style:volatile="true">
      <number:text> $</number:text>
      <number:number number:decimal-places="1" number:min-integer-digits="1" number:grouping="true"/>
      <number:text> </number:text>
    </number:number-style>
    <number:number-style style:name="N832P1" style:volatile="true">
      <number:text> $(</number:text>
      <number:number number:decimal-places="1" number:min-integer-digits="1" number:grouping="true"/>
      <number:text>)</number:text>
    </number:number-style>
    <number:number-style style:name="N832">
      <number:text> $-</number:text>
      <number:number number:decimal-places="0" number:min-integer-digits="0"/>
      <number:text> </number:text>
      <style:map style:condition="value()&gt;0" style:apply-style-name="N832P0"/>
      <style:map style:condition="value()&lt;0" style:apply-style-name="N832P1"/>
    </number:number-style>
    <number:number-style style:name="N833P0" style:volatile="true">
      <number:text> $</number:text>
      <number:number number:decimal-places="0" number:min-integer-digits="1" number:grouping="true"/>
      <number:text> </number:text>
    </number:number-style>
    <number:number-style style:name="N833P1" style:volatile="true">
      <number:text> $(</number:text>
      <number:number number:decimal-places="0" number:min-integer-digits="1" number:grouping="true"/>
      <number:text>)</number:text>
    </number:number-style>
    <number:number-style style:name="N833">
      <number:text> $-</number:text>
      <number:number number:decimal-places="0" number:min-integer-digits="0"/>
      <number:text> </number:text>
      <style:map style:condition="value()&gt;0" style:apply-style-name="N833P0"/>
      <style:map style:condition="value()&lt;0" style:apply-style-name="N833P1"/>
    </number:number-style>
    <number:number-style style:name="N834">
      <number:text>+</number:text>
      <number:number number:decimal-places="0" number:min-integer-digits="1" number:grouping="true"/>
    </number:number-style>
    <number:date-style style:name="N835">
      <number:month number:style="long"/>
      <number:text>-</number:text>
      <number:day number:style="long"/>
      <number:text>-</number:text>
      <number:year/>
    </number:date-style>
    <number:date-style style:name="N836">
      <number:month number:textual="true"/>
      <number:text>-</number:text>
      <number:day number:style="long"/>
      <number:text>-</number:text>
      <number:year number:style="long"/>
    </number:date-style>
    <number:date-style style:name="N837">
      <number:day number:style="long"/>
      <number:text> </number:text>
      <number:month number:style="long" number:textual="true"/>
      <number:text>, </number:text>
      <number:year number:style="long"/>
    </number:date-style>
    <number:date-style style:name="N838">
      <number:month number:style="long"/>
      <number:text>.</number:text>
      <number:day number:style="long"/>
      <number:text>.</number:text>
      <number:year/>
    </number:date-style>
    <number:date-style style:name="N839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840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1">
      <number:day number:style="long"/>
      <number:text>-</number:text>
      <number:month number:textual="true"/>
      <number:text>-</number:text>
      <number:year number:style="long"/>
    </number:date-style>
    <number:number-style style:name="N842">
      <number:number number:decimal-places="4" number:min-integer-digits="1" number:grouping="true"/>
      <number:text> </number:text>
    </number:number-style>
    <number:number-style style:name="N843P0" style:volatile="true">
      <number:number number:decimal-places="4" number:min-integer-digits="1" number:grouping="true"/>
      <number:text> </number:text>
    </number:number-style>
    <number:number-style style:name="N843">
      <number:text>(</number:text>
      <number:number number:decimal-places="4" number:min-integer-digits="1" number:grouping="true"/>
      <number:text>)</number:text>
      <style:map style:condition="value()&gt;=0" style:apply-style-name="N843P0"/>
    </number:number-style>
    <number:number-style style:name="N844P0" style:volatile="true">
      <number:number number:decimal-places="1" number:min-integer-digits="1" number:grouping="true"/>
      <number:text> </number:text>
    </number:number-style>
    <number:number-style style:name="N844P1" style:volatile="true">
      <number:text> (</number:text>
      <number:number number:decimal-places="1" number:min-integer-digits="1" number:grouping="true"/>
      <number:text>)</number:text>
    </number:number-style>
    <number:number-style style:name="N844">
      <number:text> -</number:text>
      <number:number number:decimal-places="0" number:min-integer-digits="0"/>
      <number:text> </number:text>
      <style:map style:condition="value()&gt;0" style:apply-style-name="N844P0"/>
      <style:map style:condition="value()&lt;0" style:apply-style-name="N844P1"/>
    </number:number-style>
    <number:number-style style:name="N845P0" style:volatile="true">
      <number:number number:decimal-places="0" number:min-integer-digits="1" number:grouping="true"/>
      <number:text> </number:text>
    </number:number-style>
    <number:number-style style:name="N845P1" style:volatile="true">
      <number:text> (</number:text>
      <number:number number:decimal-places="0" number:min-integer-digits="1" number:grouping="true"/>
      <number:text>)</number:text>
    </number:number-style>
    <number:number-style style:name="N845">
      <number:text> -</number:text>
      <number:number number:decimal-places="0" number:min-integer-digits="0"/>
      <number:text> </number:text>
      <style:map style:condition="value()&gt;0" style:apply-style-name="N845P0"/>
      <style:map style:condition="value()&lt;0" style:apply-style-name="N845P1"/>
    </number:number-style>
    <number:number-style style:name="N846">
      <number:number number:decimal-places="15" number:min-integer-digits="1"/>
    </number:number-style>
    <number:number-style style:name="N848P0" style:volatile="true">
      <number:text>$</number:text>
      <number:number number:decimal-places="2" number:min-integer-digits="1" number:grouping="true"/>
    </number:number-style>
    <number:number-style style:name="N848P1" style:volatile="true">
      <number:text>($</number:text>
      <number:number number:decimal-places="2" number:min-integer-digits="1" number:grouping="true"/>
      <number:text>)</number:text>
    </number:number-style>
    <number:number-style style:name="N848">
      <number:text>$</number:text>
      <number:number number:decimal-places="2" number:min-integer-digits="1"/>
      <style:map style:condition="value()&gt;0" style:apply-style-name="N848P0"/>
      <style:map style:condition="value()&lt;0" style:apply-style-name="N848P1"/>
    </number:number-style>
    <number:date-style style:name="N849">
      <number:year number:style="long"/>
      <number:month number:style="long"/>
      <number:day number:style="long"/>
    </number:date-style>
    <number:number-style style:name="N850P0" style:volatile="true">
      <number:number number:decimal-places="0" number:min-integer-digits="1"/>
    </number:number-style>
    <number:number-style style:name="N850">
      <number:text>- </number:text>
      <number:number number:decimal-places="0" number:min-integer-digits="1"/>
      <number:text> </number:text>
      <style:map style:condition="value()&gt;=0" style:apply-style-name="N850P0"/>
    </number:number-style>
    <number:number-style style:name="N852P0" style:volatile="true">
      <number:number number:decimal-places="3" number:min-integer-digits="1" number:grouping="true"/>
      <number:text> </number:text>
    </number:number-style>
    <number:number-style style:name="N852P1" style:volatile="true">
      <number:text> (</number:text>
      <number:number number:decimal-places="3" number:min-integer-digits="1" number:grouping="true"/>
      <number:text>)</number:text>
    </number:number-style>
    <number:number-style style:name="N852">
      <number:text> -</number:text>
      <number:number number:decimal-places="0" number:min-integer-digits="0"/>
      <number:text> </number:text>
      <style:map style:condition="value()&gt;0" style:apply-style-name="N852P0"/>
      <style:map style:condition="value()&lt;0" style:apply-style-name="N852P1"/>
    </number:number-style>
    <number:number-style style:name="N854P0" style:volatile="true">
      <number:number number:decimal-places="4" number:min-integer-digits="1" number:grouping="true"/>
      <number:text> </number:text>
    </number:number-style>
    <number:number-style style:name="N854P1" style:volatile="true">
      <number:text> (</number:text>
      <number:number number:decimal-places="4" number:min-integer-digits="1" number:grouping="true"/>
      <number:text>)</number:text>
    </number:number-style>
    <number:number-style style:name="N854">
      <number:text> -</number:text>
      <number:number number:decimal-places="0" number:min-integer-digits="0"/>
      <number:text> </number:text>
      <style:map style:condition="value()&gt;0" style:apply-style-name="N854P0"/>
      <style:map style:condition="value()&lt;0" style:apply-style-name="N854P1"/>
    </number:number-style>
    <number:number-style style:name="N855P0" style:volatile="true">
      <number:number number:min-integer-digits="1"/>
      <number:text/>
    </number:number-style>
    <number:number-style style:name="N855P1" style:volatile="true">
      <number:text> (</number:text>
      <number:number number:decimal-places="4" number:min-integer-digits="1" number:grouping="true"/>
      <number:text>)</number:text>
    </number:number-style>
    <number:number-style style:name="N855">
      <number:text> -</number:text>
      <number:number number:decimal-places="0" number:min-integer-digits="0"/>
      <number:text> </number:text>
      <style:map style:condition="value()&gt;0" style:apply-style-name="N855P0"/>
      <style:map style:condition="value()&lt;0" style:apply-style-name="N855P1"/>
    </number:number-style>
    <number:number-style style:name="N856">
      <number:text>1</number:text>
      <number:number number:decimal-places="0" number:min-integer-digits="2"/>
    </number:number-style>
    <number:number-style style:name="N857">
      <number:number number:decimal-places="2" number:min-integer-digits="2" number:grouping="true"/>
    </number:number-style>
    <number:number-style style:name="N858">
      <number:number number:decimal-places="1" number:min-integer-digits="2"/>
    </number:number-style>
    <number:currency-style style:name="N860P0" style:volatile="true">
      <number:currency-symbol number:language="en" number:country="US">$</number:currency-symbol>
      <number:number number:decimal-places="2" number:min-integer-digits="1"/>
    </number:currency-style>
    <number:currency-style style:name="N860"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860P0"/>
    </number:currency-style>
    <number:number-style style:name="N862P0" style:volatile="true">
      <number:number number:decimal-places="0" number:min-integer-digits="1" number:grouping="true"/>
      <number:text> £</number:text>
    </number:number-style>
    <number:number-style style:name="N862">
      <number:text>-</number:text>
      <number:number number:decimal-places="0" number:min-integer-digits="1" number:grouping="true"/>
      <number:text> £</number:text>
      <style:map style:condition="value()&gt;=0" style:apply-style-name="N862P0"/>
    </number:number-style>
    <number:number-style style:name="N864P0" style:volatile="true">
      <number:number number:decimal-places="2" number:min-integer-digits="1" number:grouping="true"/>
      <number:text> £</number:text>
    </number:number-style>
    <number:number-style style:name="N864">
      <number:text>-</number:text>
      <number:number number:decimal-places="2" number:min-integer-digits="1" number:grouping="true"/>
      <number:text> £</number:text>
      <style:map style:condition="value()&gt;=0" style:apply-style-name="N864P0"/>
    </number:number-style>
    <number:number-style style:name="N865">
      <number:number number:decimal-places="3" number:min-integer-digits="0" number:grouping="true"/>
    </number:number-style>
    <number:number-style style:name="N867P0" style:volatile="true">
      <number:number number:decimal-places="0" number:min-integer-digits="1" number:grouping="true"/>
      <number:text> ¥</number:text>
    </number:number-style>
    <number:number-style style:name="N867">
      <number:text>-</number:text>
      <number:number number:decimal-places="0" number:min-integer-digits="1" number:grouping="true"/>
      <number:text> ¥</number:text>
      <style:map style:condition="value()&gt;=0" style:apply-style-name="N867P0"/>
    </number:number-style>
    <number:number-style style:name="N869P0" style:volatile="true">
      <number:number number:decimal-places="2" number:min-integer-digits="1" number:grouping="true"/>
      <number:text> ¥</number:text>
    </number:number-style>
    <number:number-style style:name="N869">
      <number:text>-</number:text>
      <number:number number:decimal-places="2" number:min-integer-digits="1" number:grouping="true"/>
      <number:text> ¥</number:text>
      <style:map style:condition="value()&gt;=0" style:apply-style-name="N869P0"/>
    </number:number-style>
    <number:number-style style:name="N870P0" style:volatile="true">
      <number:number number:decimal-places="1" number:min-integer-digits="1" number:grouping="true"/>
      <number:text> </number:text>
    </number:number-style>
    <number:number-style style:name="N870">
      <number:text>(</number:text>
      <number:number number:decimal-places="1" number:min-integer-digits="1" number:grouping="true"/>
      <number:text>)</number:text>
      <style:map style:condition="value()&gt;=0" style:apply-style-name="N870P0"/>
    </number:number-style>
    <number:date-style style:name="N871">
      <number:month/>
      <number:text>月</number:text>
      <number:day/>
      <number:text>日</number:text>
    </number:date-style>
    <number:number-style style:name="N872">
      <number:number number:decimal-places="1" number:min-integer-digits="1"/>
      <number:text> </number:text>
    </number:number-style>
    <number:number-style style:name="N873P0" style:volatile="true">
      <number:number number:decimal-places="1" number:min-integer-digits="1"/>
      <number:text> </number:text>
    </number:number-style>
    <number:number-style style:name="N873">
      <number:text>(</number:text>
      <number:number number:decimal-places="1" number:min-integer-digits="1"/>
      <number:text>)</number:text>
      <style:map style:condition="value()&gt;=0" style:apply-style-name="N873P0"/>
    </number:number-style>
    <number:date-style style:name="N874">
      <number:year number:style="long"/>
      <number:text>/</number:text>
      <number:month/>
      <number:text>/</number:text>
      <number:day/>
    </number:date-style>
    <number:number-style style:name="N875P0" style:volatile="true">
      <number:number number:decimal-places="2" number:min-integer-digits="1"/>
      <number:text> </number:text>
    </number:number-style>
    <number:number-style style:name="N875">
      <number:text>(</number:text>
      <number:number number:decimal-places="2" number:min-integer-digits="1"/>
      <number:text>)</number:text>
      <style:map style:condition="value()&gt;=0" style:apply-style-name="N875P0"/>
    </number:number-style>
    <number:number-style style:name="N876">
      <number:number number:decimal-places="0" number:min-integer-digits="10"/>
    </number:number-style>
    <number:number-style style:name="N878P0" style:volatile="true">
      <number:number number:decimal-places="1" number:min-integer-digits="1" number:grouping="true"/>
      <number:text>   </number:text>
    </number:number-style>
    <number:number-style style:name="N878">
      <number:text>-</number:text>
      <number:number number:decimal-places="1" number:min-integer-digits="1" number:grouping="true"/>
      <number:text>   </number:text>
      <style:map style:condition="value()&gt;=0" style:apply-style-name="N878P0"/>
    </number:number-style>
    <number:currency-style style:name="N879">
      <number:currency-symbol/>
      <number:number number:decimal-places="0" number:min-integer-digits="1" number:grouping="true"/>
    </number:currency-style>
    <number:currency-style style:name="N881P0" style:volatile="true">
      <number:currency-symbol/>
      <number:number number:decimal-places="0" number:min-integer-digits="1" number:grouping="true"/>
      <number:text>   </number:text>
    </number:currency-style>
    <number:number-style style:name="N881">
      <number:text>-</number:text>
      <number:number number:decimal-places="0" number:min-integer-digits="1" number:grouping="true"/>
      <number:text>   </number:text>
      <style:map style:condition="value()&gt;=0" style:apply-style-name="N881P0"/>
    </number:number-style>
    <number:number-style style:name="N882">
      <number:number number:decimal-places="0" number:min-integer-digits="0" number:grouping="true"/>
      <number:text> </number:text>
    </number:number-style>
    <number:number-style style:name="N883P0" style:volatile="true">
      <number:number number:decimal-places="0" number:min-integer-digits="0" number:grouping="true"/>
      <number:text> </number:text>
    </number:number-style>
    <number:number-style style:name="N883P1" style:volatile="true">
      <number:text>(</number:text>
      <number:number number:decimal-places="0" number:min-integer-digits="0" number:grouping="true"/>
      <number:text>)</number:text>
    </number:number-style>
    <number:number-style style:name="N883">
      <number:text>- </number:text>
      <style:map style:condition="value()&gt;0" style:apply-style-name="N883P0"/>
      <style:map style:condition="value()&lt;0" style:apply-style-name="N883P1"/>
    </number:number-style>
    <number:number-style style:name="N885P0" style:volatile="true">
      <number:text>$</number:text>
      <number:number number:decimal-places="0" number:min-integer-digits="0" number:grouping="true"/>
      <number:text> </number:text>
    </number:number-style>
    <number:number-style style:name="N885P1" style:volatile="true">
      <number:text>$(</number:text>
      <number:number number:decimal-places="0" number:min-integer-digits="0" number:grouping="true"/>
      <number:text>)</number:text>
    </number:number-style>
    <number:number-style style:name="N885">
      <number:text>$- </number:text>
      <style:map style:condition="value()&gt;0" style:apply-style-name="N885P0"/>
      <style:map style:condition="value()&lt;0" style:apply-style-name="N885P1"/>
    </number:number-style>
    <number:number-style style:name="N886P0" style:volatile="true">
      <number:text>$</number:text>
      <number:number number:decimal-places="4" number:min-integer-digits="1" number:grouping="true"/>
      <number:text> </number:text>
    </number:number-style>
    <number:number-style style:name="N886">
      <number:text>($</number:text>
      <number:number number:decimal-places="4" number:min-integer-digits="1" number:grouping="true"/>
      <number:text>)</number:text>
      <style:map style:condition="value()&gt;=0" style:apply-style-name="N886P0"/>
    </number:number-style>
    <number:number-style style:name="N887P0" style:volatile="true">
      <number:text>$</number:text>
      <number:number number:decimal-places="3" number:min-integer-digits="1" number:grouping="true"/>
      <number:text> </number:text>
    </number:number-style>
    <number:number-style style:name="N887">
      <number:text>($</number:text>
      <number:number number:decimal-places="3" number:min-integer-digits="1" number:grouping="true"/>
      <number:text>)</number:text>
      <style:map style:condition="value()&gt;=0" style:apply-style-name="N887P0"/>
    </number:number-style>
    <number:number-style style:name="N891P0" style:volatile="true">
      <number:text> \</number:text>
      <number:number number:decimal-places="0" number:min-integer-digits="1" number:grouping="true"/>
      <number:text> </number:text>
    </number:number-style>
    <number:number-style style:name="N891P1" style:volatile="true">
      <number:text> \-</number:text>
      <number:number number:decimal-places="0" number:min-integer-digits="1" number:grouping="true"/>
      <number:text> </number:text>
    </number:number-style>
    <number:number-style style:name="N891P2" style:volatile="true">
      <number:text> \- </number:text>
    </number:number-style>
    <number:text-style style:name="N891">
      <number:text-content/>
      <number:text> </number:text>
      <style:map style:condition="value()&gt;0" style:apply-style-name="N891P0"/>
      <style:map style:condition="value()&lt;0" style:apply-style-name="N891P1"/>
      <style:map style:condition="value()=0" style:apply-style-name="N891P2"/>
    </number:text-style>
    <number:number-style style:name="N892P0" style:volatile="true">
      <number:number number:decimal-places="0" number:min-integer-digits="1" number:grouping="true"/>
      <number:text> </number:text>
    </number:number-style>
    <number:number-style style:name="N892P1" style:volatile="true">
      <number:text> -</number:text>
      <number:number number:decimal-places="0" number:min-integer-digits="1" number:grouping="true"/>
      <number:text> </number:text>
    </number:number-style>
    <number:number-style style:name="N892P2" style:volatile="true">
      <number:text> - </number:text>
    </number:number-style>
    <number:text-style style:name="N892">
      <number:text-content/>
      <number:text> </number:text>
      <style:map style:condition="value()&gt;0" style:apply-style-name="N892P0"/>
      <style:map style:condition="value()&lt;0" style:apply-style-name="N892P1"/>
      <style:map style:condition="value()=0" style:apply-style-name="N892P2"/>
    </number:text-style>
    <number:number-style style:name="N896P0" style:volatile="true">
      <number:text> \</number:text>
      <number:number number:decimal-places="2" number:min-integer-digits="1" number:grouping="true"/>
      <number:text> </number:text>
    </number:number-style>
    <number:number-style style:name="N896P1" style:volatile="true">
      <number:text> \-</number:text>
      <number:number number:decimal-places="2" number:min-integer-digits="1" number:grouping="true"/>
      <number:text> </number:text>
    </number:number-style>
    <number:number-style style:name="N896P2" style:volatile="true">
      <number:text> \-</number:text>
      <number:number number:decimal-places="0" number:min-integer-digits="0"/>
      <number:text> </number:text>
    </number:number-style>
    <number:text-style style:name="N896">
      <number:text-content/>
      <number:text> </number:text>
      <style:map style:condition="value()&gt;0" style:apply-style-name="N896P0"/>
      <style:map style:condition="value()&lt;0" style:apply-style-name="N896P1"/>
      <style:map style:condition="value()=0" style:apply-style-name="N896P2"/>
    </number:text-style>
    <number:number-style style:name="N897P0" style:volatile="true">
      <number:number number:decimal-places="2" number:min-integer-digits="1" number:grouping="true"/>
      <number:text> </number:text>
    </number:number-style>
    <number:number-style style:name="N897P1" style:volatile="true">
      <number:text> -</number:text>
      <number:number number:decimal-places="2" number:min-integer-digits="1" number:grouping="true"/>
      <number:text> </number:text>
    </number:number-style>
    <number:number-style style:name="N897P2" style:volatile="true">
      <number:text> -</number:text>
      <number:number number:decimal-places="0" number:min-integer-digits="0"/>
      <number:text> </number:text>
    </number:number-style>
    <number:text-style style:name="N897">
      <number:text-content/>
      <number:text> </number:text>
      <style:map style:condition="value()&gt;0" style:apply-style-name="N897P0"/>
      <style:map style:condition="value()&lt;0" style:apply-style-name="N897P1"/>
      <style:map style:condition="value()=0" style:apply-style-name="N897P2"/>
    </number:text-style>
    <number:number-style style:name="N900P0" style:volatile="true">
      <number:number number:decimal-places="1" number:min-integer-digits="1" number:grouping="true"/>
      <number:text>    </number:text>
    </number:number-style>
    <number:number-style style:name="N900P1" style:volatile="true">
      <number:text>-</number:text>
      <number:number number:decimal-places="1" number:min-integer-digits="1" number:grouping="true"/>
      <number:text>    </number:text>
    </number:number-style>
    <number:number-style style:name="N900P2" style:volatile="true">
      <number:text> -</number:text>
      <number:number number:decimal-places="0" number:min-integer-digits="0"/>
      <number:text>    </number:text>
    </number:number-style>
    <number:text-style style:name="N900"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1P0" style:volatile="true">
      <number:number number:decimal-places="0" number:min-integer-digits="1" number:grouping="true"/>
      <number:text>    </number:text>
    </number:number-style>
    <number:number-style style:name="N901P1" style:volatile="true">
      <number:text>-</number:text>
      <number:number number:decimal-places="0" number:min-integer-digits="1" number:grouping="true"/>
      <number:text>    </number:text>
    </number:number-style>
    <number:number-style style:name="N901P2" style:volatile="true">
      <number:text> -</number:text>
      <number:number number:decimal-places="0" number:min-integer-digits="0"/>
      <number:text>    </number:text>
    </number:number-style>
    <number:text-style style:name="N901">
      <number:text-content/>
      <number:text> </number:text>
      <style:map style:condition="value()&gt;0" style:apply-style-name="N901P0"/>
      <style:map style:condition="value()&lt;0" style:apply-style-name="N901P1"/>
      <style:map style:condition="value()=0" style:apply-style-name="N901P2"/>
    </number:text-style>
    <number:currency-style style:name="N903P0" style:volatile="true">
      <number:currency-symbol/>
      <number:number number:decimal-places="4" number:min-integer-digits="1" number:grouping="true"/>
    </number:currency-style>
    <number:currency-style style:name="N903">
      <number:text>-</number:text>
      <number:currency-symbol/>
      <number:number number:decimal-places="4" number:min-integer-digits="1" number:grouping="true"/>
      <style:map style:condition="value()&gt;=0" style:apply-style-name="N903P0"/>
    </number:currency-style>
    <number:number-style style:name="N904">
      <number:number number:decimal-places="8" number:min-integer-digits="1"/>
    </number:number-style>
    <number:number-style style:name="N905">
      <number:number number:decimal-places="9" number:min-integer-digits="1"/>
    </number:number-style>
    <number:number-style style:name="N906">
      <number:number number:decimal-places="11" number:min-integer-digits="1"/>
    </number:number-style>
    <number:number-style style:name="N907">
      <number:number number:decimal-places="12" number:min-integer-digits="1"/>
    </number:number-style>
    <number:number-style style:name="N911P0" style:volatile="true">
      <number:number number:decimal-places="0" number:min-integer-digits="1" number:grouping="true"/>
      <number:text> £ </number:text>
    </number:number-style>
    <number:number-style style:name="N911P1" style:volatile="true">
      <number:text>-</number:text>
      <number:number number:decimal-places="0" number:min-integer-digits="1" number:grouping="true"/>
      <number:text> £ </number:text>
    </number:number-style>
    <number:number-style style:name="N911P2" style:volatile="true">
      <number:text> - £ </number:text>
    </number:number-style>
    <number:text-style style:name="N911">
      <number:text-content/>
      <number:text> </number:text>
      <style:map style:condition="value()&gt;0" style:apply-style-name="N911P0"/>
      <style:map style:condition="value()&lt;0" style:apply-style-name="N911P1"/>
      <style:map style:condition="value()=0" style:apply-style-name="N911P2"/>
    </number:text-style>
    <number:number-style style:name="N915P0" style:volatile="true">
      <number:number number:decimal-places="2" number:min-integer-digits="1" number:grouping="true"/>
      <number:text> £ </number:text>
    </number:number-style>
    <number:number-style style:name="N915P1" style:volatile="true">
      <number:text>-</number:text>
      <number:number number:decimal-places="2" number:min-integer-digits="1" number:grouping="true"/>
      <number:text> £ </number:text>
    </number:number-style>
    <number:number-style style:name="N915P2" style:volatile="true">
      <number:text> -</number:text>
      <number:number number:decimal-places="0" number:min-integer-digits="0"/>
      <number:text> £ </number:text>
    </number:number-style>
    <number:text-style style:name="N915">
      <number:text-content/>
      <number:text> </number:text>
      <style:map style:condition="value()&gt;0" style:apply-style-name="N915P0"/>
      <style:map style:condition="value()&lt;0" style:apply-style-name="N915P1"/>
      <style:map style:condition="value()=0" style:apply-style-name="N915P2"/>
    </number:text-style>
    <number:number-style style:name="N916P0" style:volatile="true">
      <number:number number:min-integer-digits="1"/>
      <number:text/>
    </number:number-style>
    <number:number-style style:name="N916P1" style:volatile="true">
      <number:text>-</number:text>
      <number:number number:decimal-places="0" number:min-integer-digits="1" number:grouping="true"/>
      <number:text> $ </number:text>
    </number:number-style>
    <number:number-style style:name="N916">
      <number:text> - $ </number:text>
      <style:map style:condition="value()&gt;0" style:apply-style-name="N916P0"/>
      <style:map style:condition="value()&lt;0" style:apply-style-name="N916P1"/>
    </number:number-style>
    <number:number-style style:name="N917P0" style:volatile="true">
      <number:number number:min-integer-digits="1"/>
      <number:text/>
    </number:number-style>
    <number:number-style style:name="N917P1" style:volatile="true">
      <number:text>-</number:text>
      <number:number number:decimal-places="0" number:min-integer-digits="1" number:grouping="true"/>
      <number:text>    </number:text>
    </number:number-style>
    <number:number-style style:name="N917">
      <number:text> -    </number:text>
      <style:map style:condition="value()&gt;0" style:apply-style-name="N917P0"/>
      <style:map style:condition="value()&lt;0" style:apply-style-name="N917P1"/>
    </number:number-style>
    <number:number-style style:name="N918P0" style:volatile="true">
      <number:number number:min-integer-digits="1"/>
      <number:text/>
    </number:number-style>
    <number:number-style style:name="N918P1" style:volatile="true">
      <number:text>-</number:text>
      <number:number number:decimal-places="2" number:min-integer-digits="1" number:grouping="true"/>
      <number:text> $ </number:text>
    </number:number-style>
    <number:number-style style:name="N918">
      <number:text> -</number:text>
      <number:number number:decimal-places="0" number:min-integer-digits="0"/>
      <number:text> $ </number:text>
      <style:map style:condition="value()&gt;0" style:apply-style-name="N918P0"/>
      <style:map style:condition="value()&lt;0" style:apply-style-name="N918P1"/>
    </number:number-style>
    <number:number-style style:name="N919P0" style:volatile="true">
      <number:number number:min-integer-digits="1"/>
      <number:text/>
    </number:number-style>
    <number:number-style style:name="N919P1" style:volatile="true">
      <number:text>-</number:text>
      <number:number number:decimal-places="2" number:min-integer-digits="1" number:grouping="true"/>
      <number:text>    </number:text>
    </number:number-style>
    <number:number-style style:name="N919">
      <number:text> -</number:text>
      <number:number number:decimal-places="0" number:min-integer-digits="0"/>
      <number:text>    </number:text>
      <style:map style:condition="value()&gt;0" style:apply-style-name="N919P0"/>
      <style:map style:condition="value()&lt;0" style:apply-style-name="N919P1"/>
    </number:number-style>
    <number:currency-style style:name="N920P0" style:volatile="true">
      <number:number number:decimal-places="2" number:min-integer-digits="1" number:grouping="true"/>
      <number:text> </number:text>
      <number:currency-symbol>INR</number:currency-symbol>
    </number:currency-style>
    <number:currency-style style:name="N920">
      <number:text>-</number:text>
      <number:number number:decimal-places="2" number:min-integer-digits="1" number:grouping="true"/>
      <number:text> </number:text>
      <number:currency-symbol>INR</number:currency-symbol>
      <style:map style:condition="value()&gt;=0" style:apply-style-name="N920P0"/>
    </number:currency-style>
    <number:number-style style:name="N922P0" style:volatile="true">
      <number:text>$</number:text>
      <number:number number:decimal-places="5" number:min-integer-digits="1" number:grouping="true"/>
      <number:text> </number:text>
    </number:number-style>
    <number:number-style style:name="N922">
      <number:text>($</number:text>
      <number:number number:decimal-places="5" number:min-integer-digits="1" number:grouping="true"/>
      <number:text>)</number:text>
      <style:map style:condition="value()&gt;=0" style:apply-style-name="N922P0"/>
    </number:number-style>
    <number:number-style style:name="N924P0" style:volatile="true">
      <number:text>$</number:text>
      <number:number number:decimal-places="6" number:min-integer-digits="1" number:grouping="true"/>
      <number:text> </number:text>
    </number:number-style>
    <number:number-style style:name="N924">
      <number:text>($</number:text>
      <number:number number:decimal-places="6" number:min-integer-digits="1" number:grouping="true"/>
      <number:text>)</number:text>
      <style:map style:condition="value()&gt;=0" style:apply-style-name="N924P0"/>
    </number:number-style>
    <number:date-style style:name="N925">
      <number:day/>
      <number:text>. </number:text>
      <number:month number:textual="true"/>
      <number:text> </number:text>
      <number:year/>
    </number:date-style>
    <number:currency-style style:name="N927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927"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927P0"/>
    </number:currency-style>
    <number:currency-style style:name="N929P0" style:volatile="true">
      <number:currency-symbol number:language="en" number:country="US">$</number:currency-symbol>
      <number:number number:decimal-places="0" number:min-integer-digits="1"/>
    </number:currency-style>
    <number:currency-style style:name="N929">
      <number:text>-</number:text>
      <number:currency-symbol number:language="en" number:country="US">$</number:currency-symbol>
      <number:number number:decimal-places="0" number:min-integer-digits="1"/>
      <style:map style:condition="value()&gt;=0" style:apply-style-name="N929P0"/>
    </number:currency-style>
    <number:date-style style:name="N930P0" style:volatile="true">
      <number:month/>
      <number:text>/</number:text>
      <number:day/>
    </number:date-style>
    <number:text-style style:name="N930">
      <number:text-content/>
      <style:map style:condition="value()&gt;=0" style:apply-style-name="N930P0"/>
    </number:text-style>
    <number:number-style style:name="N931P0" style:volatile="true">
      <number:number number:min-integer-digits="1"/>
      <number:text/>
    </number:number-style>
    <number:number-style style:name="N931P1" style:volatile="true">
      <number:text>-</number:text>
      <number:number number:decimal-places="1" number:min-integer-digits="1" number:grouping="true"/>
      <number:text> </number:text>
    </number:number-style>
    <number:number-style style:name="N931">
      <number:text> -</number:text>
      <number:number number:decimal-places="0" number:min-integer-digits="0"/>
      <number:text> </number:text>
      <style:map style:condition="value()&gt;0" style:apply-style-name="N931P0"/>
      <style:map style:condition="value()&lt;0" style:apply-style-name="N931P1"/>
    </number:number-style>
    <number:number-style style:name="N933P0" style:volatile="true">
      <number:number number:decimal-places="0" number:min-integer-digits="1" number:grouping="true"/>
      <number:text>£ </number:text>
    </number:number-style>
    <number:number-style style:name="N933">
      <number:text>(</number:text>
      <number:number number:decimal-places="0" number:min-integer-digits="1" number:grouping="true"/>
      <number:text>£)</number:text>
      <style:map style:condition="value()&gt;=0" style:apply-style-name="N933P0"/>
    </number:number-style>
    <number:number-style style:name="N935P0" style:volatile="true">
      <number:number number:decimal-places="2" number:min-integer-digits="1" number:grouping="true"/>
      <number:text>£ </number:text>
    </number:number-style>
    <number:number-style style:name="N935">
      <number:text>(</number:text>
      <number:number number:decimal-places="2" number:min-integer-digits="1" number:grouping="true"/>
      <number:text>£)</number:text>
      <style:map style:condition="value()&gt;=0" style:apply-style-name="N935P0"/>
    </number:number-style>
    <number:number-style style:name="N937P0" style:volatile="true">
      <number:number number:decimal-places="0" number:min-integer-digits="1" number:grouping="true"/>
      <number:text> £ </number:text>
    </number:number-style>
    <number:number-style style:name="N937P1" style:volatile="true">
      <number:text> (</number:text>
      <number:number number:decimal-places="0" number:min-integer-digits="1" number:grouping="true"/>
      <number:text>)£ </number:text>
    </number:number-style>
    <number:number-style style:name="N937">
      <number:text> - £ </number:text>
      <style:map style:condition="value()&gt;0" style:apply-style-name="N937P0"/>
      <style:map style:condition="value()&lt;0" style:apply-style-name="N937P1"/>
    </number:number-style>
    <number:percentage-style style:name="N938">
      <number:number number:decimal-places="8" number:min-integer-digits="1"/>
      <number:text>%</number:text>
    </number:percentage-style>
    <number:date-style style:name="N939">
      <number:day-of-week/>
      <number:text>,</number:text>
      <number:month/>
      <number:text>/</number:text>
      <number:day/>
    </number:date-style>
    <number:number-style style:name="N940P0" style:volatile="true">
      <number:number number:decimal-places="0" number:min-integer-digits="1" number:grouping="true"/>
    </number:number-style>
    <number:number-style style:name="N940P1" style:volatile="true">
      <number:text>(</number:text>
      <number:number number:decimal-places="0" number:min-integer-digits="1" number:grouping="true"/>
      <number:text>)</number:text>
    </number:number-style>
    <number:number-style style:name="N940">
      <number:text>  - </number:text>
      <style:map style:condition="value()&gt;0" style:apply-style-name="N940P0"/>
      <style:map style:condition="value()&lt;0" style:apply-style-name="N940P1"/>
    </number:number-style>
    <number:date-style style:name="N941">
      <number:day-of-week/>
      <number:text>,</number:text>
      <number:month/>
      <number:text>/</number:text>
      <number:day/>
      <number:text>/</number:text>
      <number:year/>
    </number:date-style>
    <number:percentage-style style:name="N942P0" style:volatile="true">
      <number:number number:decimal-places="1" number:min-integer-digits="1"/>
      <number:text>%</number:text>
    </number:percentage-style>
    <number:percentage-style style:name="N942">
      <number:text>(</number:text>
      <number:number number:decimal-places="1" number:min-integer-digits="1"/>
      <number:text>%)</number:text>
      <style:map style:condition="value()&gt;=0" style:apply-style-name="N942P0"/>
    </number:percentage-style>
    <number:number-style style:name="N943P0" style:volatile="true">
      <number:number number:decimal-places="3" number:min-integer-digits="1" number:grouping="true"/>
      <number:text> </number:text>
    </number:number-style>
    <number:number-style style:name="N943">
      <number:text>(</number:text>
      <number:number number:decimal-places="3" number:min-integer-digits="1" number:grouping="true"/>
      <number:text>)</number:text>
      <style:map style:condition="value()&gt;=0" style:apply-style-name="N943P0"/>
    </number:number-style>
    <number:number-style style:name="N945P0" style:volatile="true">
      <number:text> $</number:text>
      <number:number number:decimal-places="0" number:min-integer-digits="1" number:grouping="true"/>
      <number:text> </number:text>
    </number:number-style>
    <number:number-style style:name="N945P1" style:volatile="true">
      <number:text>-$</number:text>
      <number:number number:decimal-places="0" number:min-integer-digits="1" number:grouping="true"/>
      <number:text> </number:text>
    </number:number-style>
    <number:number-style style:name="N945">
      <number:text> $- </number:text>
      <style:map style:condition="value()&gt;0" style:apply-style-name="N945P0"/>
      <style:map style:condition="value()&lt;0" style:apply-style-name="N945P1"/>
    </number:number-style>
    <number:number-style style:name="N947P0" style:volatile="true">
      <number:text> $</number:text>
      <number:number number:decimal-places="2" number:min-integer-digits="1" number:grouping="true"/>
      <number:text> </number:text>
    </number:number-style>
    <number:number-style style:name="N947P1" style:volatile="true">
      <number:text>-$</number:text>
      <number:number number:decimal-places="2" number:min-integer-digits="1" number:grouping="true"/>
      <number:text> </number:text>
    </number:number-style>
    <number:number-style style:name="N947">
      <number:text> $-</number:text>
      <number:number number:decimal-places="0" number:min-integer-digits="0"/>
      <number:text> </number:text>
      <style:map style:condition="value()&gt;0" style:apply-style-name="N947P0"/>
      <style:map style:condition="value()&lt;0" style:apply-style-name="N947P1"/>
    </number:number-style>
    <number:number-style style:name="N948P0" style:volatile="true">
      <number:number number:min-integer-digits="1"/>
      <number:text/>
    </number:number-style>
    <number:number-style style:name="N948P1" style:volatile="true">
      <number:text> (</number:text>
      <number:number number:decimal-places="1" number:min-integer-digits="1" number:grouping="true"/>
      <number:text>)</number:text>
    </number:number-style>
    <number:number-style style:name="N948">
      <number:text> -</number:text>
      <number:number number:decimal-places="0" number:min-integer-digits="0"/>
      <number:text> </number:text>
      <style:map style:condition="value()&gt;0" style:apply-style-name="N948P0"/>
      <style:map style:condition="value()&lt;0" style:apply-style-name="N948P1"/>
    </number:number-style>
    <number:number-style style:name="N950P0" style:volatile="true">
      <number:number number:decimal-places="0" number:min-integer-digits="1" number:grouping="true"/>
      <number:text> €</number:text>
    </number:number-style>
    <number:number-style style:name="N950">
      <number:text>-</number:text>
      <number:number number:decimal-places="0" number:min-integer-digits="1" number:grouping="true"/>
      <number:text> €</number:text>
      <style:map style:condition="value()&gt;=0" style:apply-style-name="N950P0"/>
    </number:number-style>
    <number:number-style style:name="N951">
      <number:number number:decimal-places="2" number:min-integer-digits="1" number:grouping="true"/>
      <number:text> €</number:text>
    </number:number-style>
    <number:number-style style:name="N952P0" style:volatile="true">
      <number:number number:decimal-places="2" number:min-integer-digits="1" number:grouping="true"/>
      <number:text> €</number:text>
    </number:number-style>
    <number:number-style style:name="N952">
      <number:text>-</number:text>
      <number:number number:decimal-places="2" number:min-integer-digits="1" number:grouping="true"/>
      <number:text> €</number:text>
      <style:map style:condition="value()&gt;=0" style:apply-style-name="N952P0"/>
    </number:number-style>
    <number:number-style style:name="N953">
      <number:number number:decimal-places="4" number:min-integer-digits="0" number:grouping="true"/>
    </number:number-style>
    <number:number-style style:name="N957P0" style:volatile="true">
      <number:number number:decimal-places="0" number:min-integer-digits="1" number:grouping="true"/>
      <number:text> € </number:text>
    </number:number-style>
    <number:number-style style:name="N957P1" style:volatile="true">
      <number:text>-</number:text>
      <number:number number:decimal-places="0" number:min-integer-digits="1" number:grouping="true"/>
      <number:text> € </number:text>
    </number:number-style>
    <number:number-style style:name="N957P2" style:volatile="true">
      <number:text> - € </number:text>
    </number:number-style>
    <number:text-style style:name="N957">
      <number:text-content/>
      <number:text> </number:text>
      <style:map style:condition="value()&gt;0" style:apply-style-name="N957P0"/>
      <style:map style:condition="value()&lt;0" style:apply-style-name="N957P1"/>
      <style:map style:condition="value()=0" style:apply-style-name="N957P2"/>
    </number:text-style>
    <number:number-style style:name="N961P0" style:volatile="true">
      <number:number number:decimal-places="2" number:min-integer-digits="1" number:grouping="true"/>
      <number:text> € </number:text>
    </number:number-style>
    <number:number-style style:name="N961P1" style:volatile="true">
      <number:text>-</number:text>
      <number:number number:decimal-places="2" number:min-integer-digits="1" number:grouping="true"/>
      <number:text> € </number:text>
    </number:number-style>
    <number:number-style style:name="N961P2" style:volatile="true">
      <number:text> -</number:text>
      <number:number number:decimal-places="0" number:min-integer-digits="0"/>
      <number:text> € </number:text>
    </number:number-style>
    <number:text-style style:name="N961">
      <number:text-content/>
      <number:text> </number:text>
      <style:map style:condition="value()&gt;0" style:apply-style-name="N961P0"/>
      <style:map style:condition="value()&lt;0" style:apply-style-name="N961P1"/>
      <style:map style:condition="value()=0" style:apply-style-name="N961P2"/>
    </number:text-style>
    <number:date-style style:name="N962">
      <number:day number:style="long"/>
      <number:text>/</number:text>
      <number:month number:textual="true"/>
    </number:date-style>
    <number:currency-style style:name="N963">
      <number:currency-symbol number:language="en" number:country="US">$</number:currency-symbol>
      <number:number number:decimal-places="5" number:min-integer-digits="1" number:grouping="true"/>
    </number:currency-style>
    <number:currency-style style:name="N964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964"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964P0"/>
    </number:currency-style>
    <number:number-style style:name="N967P0" style:volatile="true">
      <number:text>yes</number:text>
    </number:number-style>
    <number:number-style style:name="N967P1" style:volatile="true">
      <number:text>ERROR</number:text>
    </number:number-style>
    <number:number-style style:name="N967P2" style:volatile="true">
      <number:text>no</number:text>
    </number:number-style>
    <number:text-style style:name="N967">
      <number:text>ERROR</number:text>
      <style:map style:condition="value()&gt;0" style:apply-style-name="N967P0"/>
      <style:map style:condition="value()&lt;0" style:apply-style-name="N967P1"/>
      <style:map style:condition="value()=0" style:apply-style-name="N967P2"/>
    </number:text-style>
    <number:number-style style:name="N970P0" style:volatile="true">
      <number:text>YES</number:text>
    </number:number-style>
    <number:number-style style:name="N970P1" style:volatile="true">
      <number:text>ERROR</number:text>
    </number:number-style>
    <number:number-style style:name="N970P2" style:volatile="true">
      <number:text>NO</number:text>
    </number:number-style>
    <number:text-style style:name="N970">
      <number:text>ERROR</number:text>
      <style:map style:condition="value()&gt;0" style:apply-style-name="N970P0"/>
      <style:map style:condition="value()&lt;0" style:apply-style-name="N970P1"/>
      <style:map style:condition="value()=0" style:apply-style-name="N970P2"/>
    </number:text-style>
    <number:number-style style:name="N971">
      <number:text>CY</number:text>
      <number:number number:decimal-places="0" number:min-integer-digits="0"/>
    </number:number-style>
    <number:number-style style:name="N972">
      <number:text>Q</number:text>
      <number:number number:decimal-places="0" number:min-integer-digits="0"/>
    </number:number-style>
    <number:percentage-style style:name="N973P0" style:volatile="true">
      <number:number number:decimal-places="0" number:min-integer-digits="1"/>
      <number:text>%</number:text>
    </number:percentage-style>
    <number:percentage-style style:name="N973">
      <number:text>(</number:text>
      <number:number number:decimal-places="0" number:min-integer-digits="1"/>
      <number:text>%)</number:text>
      <style:map style:condition="value()&gt;=0" style:apply-style-name="N973P0"/>
    </number:percentage-style>
    <number:number-style style:name="N974">
      <number:text>FY</number:text>
      <number:number number:decimal-places="0" number:min-integer-digits="0"/>
    </number:number-style>
    <number:percentage-style style:name="N976P0" style:volatile="true">
      <number:number number:decimal-places="1" number:min-integer-digits="1"/>
      <number:text>% </number:text>
    </number:percentage-style>
    <number:percentage-style style:name="N976">
      <number:text>(</number:text>
      <number:number number:decimal-places="1" number:min-integer-digits="1"/>
      <number:text>%)</number:text>
      <style:map style:condition="value()&gt;=0" style:apply-style-name="N976P0"/>
    </number:percentage-style>
    <number:number-style style:name="N977">
      <number:number number:decimal-places="0" number:min-integer-digits="0"/>
      <number:text> Share Price</number:text>
    </number:number-style>
    <number:number-style style:name="N980P0" style:volatile="true">
      <number:text>$</number:text>
      <number:number number:decimal-places="1" number:min-integer-digits="1" number:grouping="true"/>
      <number:text>    </number:text>
    </number:number-style>
    <number:number-style style:name="N980P1" style:volatile="true">
      <number:text>($</number:text>
      <number:number number:decimal-places="1" number:min-integer-digits="1" number:grouping="true"/>
      <number:text>)   </number:text>
    </number:number-style>
    <number:number-style style:name="N980P2" style:volatile="true">
      <number:text>$</number:text>
      <number:number number:decimal-places="1" number:min-integer-digits="1" number:grouping="true"/>
      <number:text>    </number:text>
    </number:number-style>
    <number:text-style style:name="N980">
      <number:text-content/>
      <number:text>    </number:text>
      <style:map style:condition="value()&gt;0" style:apply-style-name="N980P0"/>
      <style:map style:condition="value()&lt;0" style:apply-style-name="N980P1"/>
      <style:map style:condition="value()=0" style:apply-style-name="N980P2"/>
    </number:text-style>
    <number:number-style style:name="N983P0" style:volatile="true">
      <number:text>Mgmt</number:text>
    </number:number-style>
    <number:number-style style:name="N983P1" style:volatile="true">
      <number:text>ERROR</number:text>
    </number:number-style>
    <number:number-style style:name="N983P2" style:volatile="true">
      <number:text>Alt.</number:text>
    </number:number-style>
    <number:text-style style:name="N983">
      <number:text>ERROR</number:text>
      <style:map style:condition="value()&gt;0" style:apply-style-name="N983P0"/>
      <style:map style:condition="value()&lt;0" style:apply-style-name="N983P1"/>
      <style:map style:condition="value()=0" style:apply-style-name="N983P2"/>
    </number:text-style>
    <number:percentage-style style:name="N984P0" style:volatile="true">
      <number:number number:decimal-places="2" number:min-integer-digits="1"/>
      <number:text>%</number:text>
    </number:percentage-style>
    <number:percentage-style style:name="N984">
      <number:text>(</number:text>
      <number:number number:decimal-places="2" number:min-integer-digits="1"/>
      <number:text>%)</number:text>
      <style:map style:condition="value()&gt;=0" style:apply-style-name="N984P0"/>
    </number:percentage-style>
    <number:currency-style style:name="N985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985">
      <number:currency-symbol number:language="en" number:country="US">$</number:currency-symbol>
      <number:number number:decimal-places="1" number:min-integer-digits="1" number:grouping="true"/>
      <style:map style:condition="value()&gt;=0" style:apply-style-name="N985P0"/>
    </number:currency-style>
    <number:number-style style:name="N986">
      <number:text/>
    </number:number-style>
    <number:number-style style:name="N987P0" style:volatile="true">
      <number:text/>
    </number:number-style>
    <number:number-style style:name="N987P1" style:volatile="true">
      <number:text/>
    </number:number-style>
    <number:number-style style:name="N987P2" style:volatile="true">
      <number:text/>
    </number:number-style>
    <number:text-style style:name="N987">
      <number:text/>
      <style:map style:condition="value()&gt;0" style:apply-style-name="N987P0"/>
      <style:map style:condition="value()&lt;0" style:apply-style-name="N987P1"/>
      <style:map style:condition="value()=0" style:apply-style-name="N987P2"/>
    </number:text-style>
    <number:number-style style:name="N988">
      <number:number number:decimal-places="0" number:min-integer-digits="1"/>
      <number:text>x</number:text>
    </number:number-style>
    <number:number-style style:name="N989P0" style:volatile="true">
      <number:number number:decimal-places="0" number:min-integer-digits="1"/>
      <number:text>x</number:text>
    </number:number-style>
    <number:number-style style:name="N989">
      <number:text>(</number:text>
      <number:number number:decimal-places="0" number:min-integer-digits="1"/>
      <number:text>x)</number:text>
      <style:map style:condition="value()&gt;=0" style:apply-style-name="N989P0"/>
    </number:number-style>
    <number:date-style style:name="N990">
      <number:day/>
      <number:text>-</number:text>
      <number:month number:textual="true"/>
      <number:text>-</number:text>
      <number:year number:style="long"/>
    </number:date-style>
    <number:number-style style:name="N991P0" style:volatile="true">
      <number:number number:decimal-places="3" number:min-integer-digits="1" number:grouping="true"/>
      <number:text> </number:text>
    </number:number-style>
    <number:number-style style:name="N991P1" style:volatile="true">
      <number:text> (</number:text>
      <number:number number:decimal-places="3" number:min-integer-digits="1" number:grouping="true"/>
      <number:text>)</number:text>
    </number:number-style>
    <number:number-style style:name="N991P2" style:volatile="true">
      <number:text> -</number:text>
      <number:number number:decimal-places="0" number:min-integer-digits="0"/>
      <number:text> </number:text>
    </number:number-style>
    <number:text-style style:name="N991">
      <number:text-content/>
      <number:text> </number:text>
      <style:map style:condition="value()&gt;0" style:apply-style-name="N991P0"/>
      <style:map style:condition="value()&lt;0" style:apply-style-name="N991P1"/>
      <style:map style:condition="value()=0" style:apply-style-name="N991P2"/>
    </number:text-style>
    <number:number-style style:name="N992P0" style:volatile="true">
      <number:text> $</number:text>
      <number:number number:decimal-places="3" number:min-integer-digits="1" number:grouping="true"/>
      <number:text> </number:text>
    </number:number-style>
    <number:number-style style:name="N992P1" style:volatile="true">
      <number:text> $(</number:text>
      <number:number number:decimal-places="3" number:min-integer-digits="1" number:grouping="true"/>
      <number:text>)</number:text>
    </number:number-style>
    <number:number-style style:name="N992P2" style:volatile="true">
      <number:text> $-</number:text>
      <number:number number:decimal-places="0" number:min-integer-digits="0"/>
      <number:text> </number:text>
    </number:number-style>
    <number:text-style style:name="N992">
      <number:text-content/>
      <number:text> </number:text>
      <style:map style:condition="value()&gt;0" style:apply-style-name="N992P0"/>
      <style:map style:condition="value()&lt;0" style:apply-style-name="N992P1"/>
      <style:map style:condition="value()=0" style:apply-style-name="N992P2"/>
    </number:text-style>
    <number:number-style style:name="N993P0" style:volatile="true">
      <number:number number:decimal-places="4" number:min-integer-digits="1" number:grouping="true"/>
      <number:text> </number:text>
    </number:number-style>
    <number:number-style style:name="N993P1" style:volatile="true">
      <number:text> (</number:text>
      <number:number number:decimal-places="4" number:min-integer-digits="1" number:grouping="true"/>
      <number:text>)</number:text>
    </number:number-style>
    <number:number-style style:name="N993P2" style:volatile="true">
      <number:text> -</number:text>
      <number:number number:decimal-places="0" number:min-integer-digits="0"/>
      <number:text> </number:text>
    </number:number-style>
    <number:text-style style:name="N993">
      <number:text-content/>
      <number:text> </number:text>
      <style:map style:condition="value()&gt;0" style:apply-style-name="N993P0"/>
      <style:map style:condition="value()&lt;0" style:apply-style-name="N993P1"/>
      <style:map style:condition="value()=0" style:apply-style-name="N993P2"/>
    </number:text-style>
    <number:percentage-style style:name="N994">
      <number:number number:decimal-places="15" number:min-integer-digits="1"/>
      <number:text>%</number:text>
    </number:percentage-style>
    <number:number-style style:name="N995P0" style:volatile="true">
      <number:number number:decimal-places="1" number:min-integer-digits="1" number:grouping="true"/>
      <number:text> </number:text>
    </number:number-style>
    <number:number-style style:name="N995">
      <style:text-properties fo:color="#000000"/>
      <number:text>(</number:text>
      <number:number number:decimal-places="1" number:min-integer-digits="1" number:grouping="true"/>
      <number:text>)</number:text>
      <style:map style:condition="value()&gt;=0" style:apply-style-name="N995P0"/>
    </number:number-style>
    <number:number-style style:name="N996P0" style:volatile="true">
      <number:number number:decimal-places="0" number:min-integer-digits="1"/>
    </number:number-style>
    <number:number-style style:name="N996">
      <style:text-properties fo:color="#000000"/>
      <number:number number:decimal-places="0" number:min-integer-digits="1"/>
      <style:map style:condition="value()&gt;=0" style:apply-style-name="N996P0"/>
    </number:number-style>
    <number:number-style style:name="N997P0" style:volatile="true">
      <number:number number:decimal-places="1" number:min-integer-digits="1"/>
    </number:number-style>
    <number:number-style style:name="N997">
      <style:text-properties fo:color="#000000"/>
      <number:number number:decimal-places="1" number:min-integer-digits="1"/>
      <style:map style:condition="value()&gt;=0" style:apply-style-name="N997P0"/>
    </number:number-style>
    <number:number-style style:name="N998P0" style:volatile="true">
      <number:number number:decimal-places="2" number:min-integer-digits="1"/>
    </number:number-style>
    <number:number-style style:name="N998">
      <style:text-properties fo:color="#000000"/>
      <number:number number:decimal-places="2" number:min-integer-digits="1"/>
      <style:map style:condition="value()&gt;=0" style:apply-style-name="N998P0"/>
    </number:number-style>
    <number:number-style style:name="N999P0" style:volatile="true">
      <number:number number:decimal-places="0" number:min-integer-digits="1" number:grouping="true"/>
    </number:number-style>
    <number:number-style style:name="N999">
      <style:text-properties fo:color="#000000"/>
      <number:number number:decimal-places="0" number:min-integer-digits="1" number:grouping="true"/>
      <style:map style:condition="value()&gt;=0" style:apply-style-name="N999P0"/>
    </number:number-style>
    <number:number-style style:name="N1000P0" style:volatile="true">
      <number:number number:decimal-places="0" number:min-integer-digits="1"/>
      <number:text> </number:text>
    </number:number-style>
    <number:number-style style:name="N1000">
      <style:text-properties fo:color="#000000"/>
      <number:text>(</number:text>
      <number:number number:decimal-places="0" number:min-integer-digits="1"/>
      <number:text>)</number:text>
      <style:map style:condition="value()&gt;=0" style:apply-style-name="N1000P0"/>
    </number:number-style>
    <number:number-style style:name="N1001P0" style:volatile="true">
      <number:number number:decimal-places="2" number:min-integer-digits="1" number:grouping="true"/>
      <number:text> </number:text>
    </number:number-style>
    <number:number-style style:name="N1001">
      <number:text>-</number:text>
      <number:number number:decimal-places="2" number:min-integer-digits="1" number:grouping="true"/>
      <style:map style:condition="value()&gt;=0" style:apply-style-name="N1001P0"/>
    </number:number-style>
    <number:number-style style:name="N1002">
      <number:number number:decimal-places="5" number:min-integer-digits="1" number:grouping="true"/>
      <number:text> </number:text>
    </number:number-style>
    <number:number-style style:name="N1004P0" style:volatile="true">
      <number:number number:decimal-places="5" number:min-integer-digits="1" number:grouping="true"/>
      <number:text> </number:text>
    </number:number-style>
    <number:number-style style:name="N1004P1" style:volatile="true">
      <number:text> (</number:text>
      <number:number number:decimal-places="5" number:min-integer-digits="1" number:grouping="true"/>
      <number:text>)</number:text>
    </number:number-style>
    <number:number-style style:name="N1004P2" style:volatile="true">
      <number:text> -</number:text>
      <number:number number:decimal-places="0" number:min-integer-digits="0"/>
      <number:text> </number:text>
    </number:number-style>
    <number:text-style style:name="N1004">
      <number:text-content/>
      <number:text> </number:text>
      <style:map style:condition="value()&gt;0" style:apply-style-name="N1004P0"/>
      <style:map style:condition="value()&lt;0" style:apply-style-name="N1004P1"/>
      <style:map style:condition="value()=0" style:apply-style-name="N1004P2"/>
    </number:text-style>
    <number:number-style style:name="N1007P0" style:volatile="true">
      <number:number number:decimal-places="6" number:min-integer-digits="1" number:grouping="true"/>
      <number:text> </number:text>
    </number:number-style>
    <number:number-style style:name="N1007P1" style:volatile="true">
      <number:text> (</number:text>
      <number:number number:decimal-places="6" number:min-integer-digits="1" number:grouping="true"/>
      <number:text>)</number:text>
    </number:number-style>
    <number:number-style style:name="N1007P2" style:volatile="true">
      <number:text> -</number:text>
      <number:number number:decimal-places="0" number:min-integer-digits="0"/>
      <number:text> </number:text>
    </number:number-style>
    <number:text-style style:name="N1007">
      <number:text-content/>
      <number:text> </number:text>
      <style:map style:condition="value()&gt;0" style:apply-style-name="N1007P0"/>
      <style:map style:condition="value()&lt;0" style:apply-style-name="N1007P1"/>
      <style:map style:condition="value()=0" style:apply-style-name="N1007P2"/>
    </number:text-style>
    <number:percentage-style style:name="N1008">
      <number:number number:decimal-places="16" number:min-integer-digits="1"/>
      <number:text>%</number:text>
    </number:percentage-style>
    <number:number-style style:name="N1011P0" style:volatile="true">
      <number:text> $</number:text>
      <number:number number:decimal-places="4" number:min-integer-digits="1" number:grouping="true"/>
      <number:text> </number:text>
    </number:number-style>
    <number:number-style style:name="N1011P1" style:volatile="true">
      <number:text> $(</number:text>
      <number:number number:decimal-places="4" number:min-integer-digits="1" number:grouping="true"/>
      <number:text>)</number:text>
    </number:number-style>
    <number:number-style style:name="N1011P2" style:volatile="true">
      <number:text> $-</number:text>
      <number:number number:decimal-places="0" number:min-integer-digits="0"/>
      <number:text> </number:text>
    </number:number-style>
    <number:text-style style:name="N1011">
      <number:text-content/>
      <number:text> </number:text>
      <style:map style:condition="value()&gt;0" style:apply-style-name="N1011P0"/>
      <style:map style:condition="value()&lt;0" style:apply-style-name="N1011P1"/>
      <style:map style:condition="value()=0" style:apply-style-name="N1011P2"/>
    </number:text-style>
    <number:date-style style:name="N1012P0" style:volatile="true">
      <number:month number:style="long" number:textual="true"/>
      <number:text>-</number:text>
      <number:year/>
    </number:date-style>
    <number:text-style style:name="N1012">
      <number:text-content/>
      <style:map style:condition="value()&gt;=0" style:apply-style-name="N1012P0"/>
    </number:text-style>
    <number:number-style style:name="N1015P0" style:volatile="true">
      <number:text> $</number:text>
      <number:number number:decimal-places="5" number:min-integer-digits="1" number:grouping="true"/>
      <number:text> </number:text>
    </number:number-style>
    <number:number-style style:name="N1015P1" style:volatile="true">
      <number:text> $(</number:text>
      <number:number number:decimal-places="5" number:min-integer-digits="1" number:grouping="true"/>
      <number:text>)</number:text>
    </number:number-style>
    <number:number-style style:name="N1015P2" style:volatile="true">
      <number:text> $-</number:text>
      <number:number number:decimal-places="0" number:min-integer-digits="0"/>
      <number:text> </number:text>
    </number:number-style>
    <number:text-style style:name="N1015">
      <number:text-content/>
      <number:text> </number:text>
      <style:map style:condition="value()&gt;0" style:apply-style-name="N1015P0"/>
      <style:map style:condition="value()&lt;0" style:apply-style-name="N1015P1"/>
      <style:map style:condition="value()=0" style:apply-style-name="N1015P2"/>
    </number:text-style>
    <number:currency-style style:name="N1016">
      <number:currency-symbol>$</number:currency-symbol>
      <number:text> </number:text>
      <number:number number:decimal-places="0" number:min-integer-digits="1" number:grouping="true"/>
    </number:currency-style>
    <number:number-style style:name="N1017P0" style:volatile="true">
      <number:number number:decimal-places="0" number:min-integer-digits="1" number:grouping="true"/>
      <number:text> €</number:text>
    </number:number-style>
    <number:number-style style:name="N1017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017P0"/>
    </number:number-style>
    <number:number-style style:name="N1018P0" style:volatile="true">
      <number:number number:decimal-places="2" number:min-integer-digits="1" number:grouping="true"/>
      <number:text> €</number:text>
    </number:number-style>
    <number:number-style style:name="N1018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018P0"/>
    </number:number-style>
    <number:date-style style:name="N1019">
      <number:month number:textual="true"/>
      <number:text>, </number:text>
      <number:year number:style="long"/>
    </number:date-style>
    <number:number-style style:name="N1020">
      <number:number number:decimal-places="13" number:min-integer-digits="1"/>
    </number:number-style>
    <number:number-style style:name="N1021P0" style:volatile="true">
      <number:number number:decimal-places="2" number:min-integer-digits="1" number:grouping="true"/>
    </number:number-style>
    <number:number-style style:name="N1021">
      <number:text>&lt;</number:text>
      <number:number number:decimal-places="2" number:min-integer-digits="1" number:grouping="true"/>
      <number:text>&gt;</number:text>
      <style:map style:condition="value()&gt;=0" style:apply-style-name="N1021P0"/>
    </number:number-style>
    <number:number-style style:name="N1022P0" style:volatile="true">
      <number:number number:decimal-places="2" number:min-integer-digits="1" number:grouping="true"/>
    </number:number-style>
    <number:number-style style:name="N1022">
      <number:text>(</number:text>
      <number:number number:decimal-places="2" number:min-integer-digits="1" number:grouping="true"/>
      <number:text>)</number:text>
      <style:map style:condition="value()&gt;=0" style:apply-style-name="N1022P0"/>
    </number:number-style>
    <number:percentage-style style:name="N1024P0" style:volatile="true">
      <number:number number:decimal-places="0" number:min-integer-digits="1"/>
      <number:text>% </number:text>
    </number:percentage-style>
    <number:percentage-style style:name="N1024">
      <number:text>(</number:text>
      <number:number number:decimal-places="0" number:min-integer-digits="1"/>
      <number:text>%)</number:text>
      <style:map style:condition="value()&gt;=0" style:apply-style-name="N1024P0"/>
    </number:percentage-style>
    <number:number-style style:name="N1026P0" style:volatile="true">
      <number:text>CY </number:text>
      <number:number number:decimal-places="0" number:min-integer-digits="1"/>
    </number:number-style>
    <number:number-style style:name="N1026">
      <number:text>-</number:text>
      <number:number number:decimal-places="0" number:min-integer-digits="1"/>
      <style:map style:condition="value()&gt;=0" style:apply-style-name="N1026P0"/>
    </number:number-style>
    <number:percentage-style style:name="N1027P0" style:volatile="true">
      <number:number number:decimal-places="2" number:min-integer-digits="1"/>
      <number:text>%</number:text>
    </number:percentage-style>
    <number:percentage-style style:name="N1027">
      <style:text-properties fo:color="#ff0000"/>
      <number:text>-</number:text>
      <number:number number:decimal-places="2" number:min-integer-digits="1"/>
      <number:text>%</number:text>
      <style:map style:condition="value()&gt;=0" style:apply-style-name="N1027P0"/>
    </number:percentage-style>
    <number:number-style style:name="N1028P0" style:volatile="true">
      <number:number number:decimal-places="1" number:min-integer-digits="1" number:grouping="true"/>
      <number:text> </number:text>
    </number:number-style>
    <number:number-style style:name="N1028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028P0"/>
    </number:number-style>
    <number:number-style style:name="N1029P0" style:volatile="true">
      <number:number number:decimal-places="0" number:min-integer-digits="1"/>
      <number:text> </number:text>
    </number:number-style>
    <number:number-style style:name="N1029">
      <style:text-properties fo:color="#ff0000"/>
      <number:text>(</number:text>
      <number:number number:decimal-places="0" number:min-integer-digits="1"/>
      <number:text>)</number:text>
      <style:map style:condition="value()&gt;=0" style:apply-style-name="N1029P0"/>
    </number:number-style>
    <number:number-style style:name="N1030P0" style:volatile="true">
      <number:number number:decimal-places="0" number:min-integer-digits="1" number:grouping="true"/>
      <number:text> €</number:text>
    </number:number-style>
    <number:number-style style:name="N103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30P0"/>
    </number:number-style>
    <number:number-style style:name="N1031P0" style:volatile="true">
      <number:number number:decimal-places="2" number:min-integer-digits="1" number:grouping="true"/>
      <number:text> €</number:text>
    </number:number-style>
    <number:number-style style:name="N10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31P0"/>
    </number:number-style>
    <number:number-style style:name="N1032P0" style:volatile="true">
      <number:text>CY </number:text>
      <number:number number:decimal-places="0" number:min-integer-digits="1"/>
    </number:number-style>
    <number:number-style style:name="N1032">
      <style:text-properties fo:color="#ff0000"/>
      <number:text>-</number:text>
      <number:number number:decimal-places="0" number:min-integer-digits="1"/>
      <style:map style:condition="value()&gt;=0" style:apply-style-name="N1032P0"/>
    </number:number-style>
    <number:number-style style:name="N1033">
      <number:text>Month </number:text>
      <number:number number:decimal-places="0" number:min-integer-digits="2"/>
    </number:number-style>
    <number:currency-style style:name="N10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34">
      <number:text>-</number:text>
      <number:currency-symbol number:language="en" number:country="US">$</number:currency-symbol>
      <number:number number:decimal-places="2" number:min-integer-digits="1" number:grouping="true"/>
      <number:text> / Month</number:text>
      <style:map style:condition="value()&gt;=0" style:apply-style-name="N1034P0"/>
    </number:currency-style>
    <number:currency-style style:name="N103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35">
      <number:text>-</number:text>
      <number:currency-symbol number:language="en" number:country="US">$</number:currency-symbol>
      <number:number number:decimal-places="2" number:min-integer-digits="1" number:grouping="true"/>
      <number:text> '/ Month'</number:text>
      <style:map style:condition="value()&gt;=0" style:apply-style-name="N1035P0"/>
    </number:currency-style>
    <number:currency-style style:name="N103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36">
      <number:text>-</number:text>
      <number:currency-symbol number:language="en" number:country="US">$</number:currency-symbol>
      <number:number number:decimal-places="2" number:min-integer-digits="1" number:grouping="true"/>
      <number:text> /Month</number:text>
      <style:map style:condition="value()&gt;=0" style:apply-style-name="N1036P0"/>
    </number:currency-style>
    <number:currency-style style:name="N1038P0" style:volatile="true">
      <number:currency-symbol number:language="en" number:country="US">$</number:currency-symbol>
      <number:number number:decimal-places="2" number:min-integer-digits="1" number:grouping="true"/>
      <number:text> /Month</number:text>
    </number:currency-style>
    <number:currency-style style:name="N103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38P0"/>
    </number:currency-style>
    <number:number-style style:name="N1039P0" style:volatile="true">
      <number:text>IR£</number:text>
      <number:number number:decimal-places="0" number:min-integer-digits="1" number:grouping="true"/>
    </number:number-style>
    <number:number-style style:name="N1039">
      <style:text-properties fo:color="#000000"/>
      <number:text>-IR£</number:text>
      <number:number number:decimal-places="0" number:min-integer-digits="1" number:grouping="true"/>
      <style:map style:condition="value()&gt;=0" style:apply-style-name="N1039P0"/>
    </number:number-style>
    <number:number-style style:name="N1040P0" style:volatile="true">
      <number:text>IR£</number:text>
      <number:number number:decimal-places="2" number:min-integer-digits="1" number:grouping="true"/>
    </number:number-style>
    <number:number-style style:name="N1040">
      <style:text-properties fo:color="#000000"/>
      <number:text>-IR£</number:text>
      <number:number number:decimal-places="2" number:min-integer-digits="1" number:grouping="true"/>
      <style:map style:condition="value()&gt;=0" style:apply-style-name="N1040P0"/>
    </number:number-style>
    <number:number-style style:name="N1044P0" style:volatile="true">
      <number:text> IR£</number:text>
      <number:number number:decimal-places="0" number:min-integer-digits="1" number:grouping="true"/>
      <number:text> </number:text>
    </number:number-style>
    <number:number-style style:name="N1044P1" style:volatile="true">
      <number:text>-IR£</number:text>
      <number:number number:decimal-places="0" number:min-integer-digits="1" number:grouping="true"/>
      <number:text> </number:text>
    </number:number-style>
    <number:number-style style:name="N1044P2" style:volatile="true">
      <number:text> IR£- </number:text>
    </number:number-style>
    <number:text-style style:name="N1044">
      <number:text-content/>
      <number:text> </number:text>
      <style:map style:condition="value()&gt;0" style:apply-style-name="N1044P0"/>
      <style:map style:condition="value()&lt;0" style:apply-style-name="N1044P1"/>
      <style:map style:condition="value()=0" style:apply-style-name="N1044P2"/>
    </number:text-style>
    <number:number-style style:name="N1048P0" style:volatile="true">
      <number:text> IR£</number:text>
      <number:number number:decimal-places="2" number:min-integer-digits="1" number:grouping="true"/>
      <number:text> </number:text>
    </number:number-style>
    <number:number-style style:name="N1048P1" style:volatile="true">
      <number:text>-IR£</number:text>
      <number:number number:decimal-places="2" number:min-integer-digits="1" number:grouping="true"/>
      <number:text> </number:text>
    </number:number-style>
    <number:number-style style:name="N1048P2" style:volatile="true">
      <number:text> IR£-</number:text>
      <number:number number:decimal-places="0" number:min-integer-digits="0"/>
      <number:text> </number:text>
    </number:number-style>
    <number:text-style style:name="N1048">
      <number:text-content/>
      <number:text> </number:text>
      <style:map style:condition="value()&gt;0" style:apply-style-name="N1048P0"/>
      <style:map style:condition="value()&lt;0" style:apply-style-name="N1048P1"/>
      <style:map style:condition="value()=0" style:apply-style-name="N1048P2"/>
    </number:text-style>
    <number:currency-style style:name="N1050P0" style:volatile="true">
      <number:number number:decimal-places="1" number:min-integer-digits="1" number:grouping="true"/>
      <number:text> </number:text>
      <number:currency-symbol>GBP</number:currency-symbol>
    </number:currency-style>
    <number:currency-style style:name="N1050">
      <number:text>-</number:text>
      <number:number number:decimal-places="1" number:min-integer-digits="1" number:grouping="true"/>
      <number:text> </number:text>
      <number:currency-symbol>GBP</number:currency-symbol>
      <style:map style:condition="value()&gt;=0" style:apply-style-name="N1050P0"/>
    </number:currency-style>
    <number:currency-style style:name="N1052P0" style:volatile="true">
      <number:number number:decimal-places="0" number:min-integer-digits="1" number:grouping="true"/>
      <number:text> </number:text>
      <number:currency-symbol>GBP</number:currency-symbol>
    </number:currency-style>
    <number:currency-style style:name="N1052">
      <number:text>-</number:text>
      <number:number number:decimal-places="0" number:min-integer-digits="1" number:grouping="true"/>
      <number:text> </number:text>
      <number:currency-symbol>GBP</number:currency-symbol>
      <style:map style:condition="value()&gt;=0" style:apply-style-name="N1052P0"/>
    </number:currency-style>
    <number:currency-style style:name="N1053P0" style:volatile="true">
      <number:number number:decimal-places="1" number:min-integer-digits="1" number:grouping="true"/>
      <number:text> </number:text>
      <number:currency-symbol>EUR</number:currency-symbol>
    </number:currency-style>
    <number:currency-style style:name="N1053">
      <number:text>-</number:text>
      <number:number number:decimal-places="1" number:min-integer-digits="1" number:grouping="true"/>
      <number:text> </number:text>
      <number:currency-symbol>EUR</number:currency-symbol>
      <style:map style:condition="value()&gt;=0" style:apply-style-name="N1053P0"/>
    </number:currency-style>
    <number:currency-style style:name="N1054P0" style:volatile="true">
      <number:number number:decimal-places="1" number:min-integer-digits="1" number:grouping="true"/>
      <number:text> </number:text>
      <number:currency-symbol>HKD</number:currency-symbol>
    </number:currency-style>
    <number:currency-style style:name="N1054">
      <number:text>-</number:text>
      <number:number number:decimal-places="1" number:min-integer-digits="1" number:grouping="true"/>
      <number:text> </number:text>
      <number:currency-symbol>HKD</number:currency-symbol>
      <style:map style:condition="value()&gt;=0" style:apply-style-name="N1054P0"/>
    </number:currency-style>
    <number:currency-style style:name="N1055P0" style:volatile="true">
      <number:number number:decimal-places="0" number:min-integer-digits="1" number:grouping="true"/>
      <number:text> </number:text>
      <number:currency-symbol>HKD</number:currency-symbol>
    </number:currency-style>
    <number:currency-style style:name="N1055">
      <number:text>-</number:text>
      <number:number number:decimal-places="0" number:min-integer-digits="1" number:grouping="true"/>
      <number:text> </number:text>
      <number:currency-symbol>HKD</number:currency-symbol>
      <style:map style:condition="value()&gt;=0" style:apply-style-name="N1055P0"/>
    </number:currency-style>
    <number:currency-style style:name="N1056P0" style:volatile="true">
      <number:number number:decimal-places="0" number:min-integer-digits="1" number:grouping="true"/>
      <number:text> </number:text>
      <number:currency-symbol>INR</number:currency-symbol>
    </number:currency-style>
    <number:currency-style style:name="N1056">
      <number:text>-</number:text>
      <number:number number:decimal-places="0" number:min-integer-digits="1" number:grouping="true"/>
      <number:text> </number:text>
      <number:currency-symbol>INR</number:currency-symbol>
      <style:map style:condition="value()&gt;=0" style:apply-style-name="N1056P0"/>
    </number:currency-style>
    <number:currency-style style:name="N1057P0" style:volatile="true">
      <number:number number:decimal-places="1" number:min-integer-digits="1" number:grouping="true"/>
      <number:text> </number:text>
      <number:currency-symbol>SGD</number:currency-symbol>
    </number:currency-style>
    <number:currency-style style:name="N1057">
      <number:text>-</number:text>
      <number:number number:decimal-places="1" number:min-integer-digits="1" number:grouping="true"/>
      <number:text> </number:text>
      <number:currency-symbol>SGD</number:currency-symbol>
      <style:map style:condition="value()&gt;=0" style:apply-style-name="N1057P0"/>
    </number:currency-style>
    <number:currency-style style:name="N1058P0" style:volatile="true">
      <number:number number:decimal-places="0" number:min-integer-digits="1" number:grouping="true"/>
      <number:text> </number:text>
      <number:currency-symbol>SGD</number:currency-symbol>
    </number:currency-style>
    <number:currency-style style:name="N1058">
      <number:text>-</number:text>
      <number:number number:decimal-places="0" number:min-integer-digits="1" number:grouping="true"/>
      <number:text> </number:text>
      <number:currency-symbol>SGD</number:currency-symbol>
      <style:map style:condition="value()&gt;=0" style:apply-style-name="N1058P0"/>
    </number:currency-style>
    <number:currency-style style:name="N1059P0" style:volatile="true">
      <number:currency-symbol>KRW</number:currency-symbol>
      <number:text> </number:text>
      <number:number number:decimal-places="0" number:min-integer-digits="1" number:grouping="true"/>
      <number:text> </number:text>
    </number:currency-style>
    <number:currency-style style:name="N1059">
      <number:text>(</number:text>
      <number:currency-symbol>KRW</number:currency-symbol>
      <number:text> </number:text>
      <number:number number:decimal-places="0" number:min-integer-digits="1" number:grouping="true"/>
      <number:text>)</number:text>
      <style:map style:condition="value()&gt;=0" style:apply-style-name="N1059P0"/>
    </number:currency-style>
    <number:date-style style:name="N1060">
      <number:day number:style="long"/>
      <number:text>.</number:text>
      <number:month number:textual="true"/>
      <number:text>.</number:text>
      <number:year number:style="long"/>
    </number:date-style>
    <number:currency-style style:name="N1061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061">
      <style:text-properties fo:color="#00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061P0"/>
    </number:currency-style>
    <number:date-style style:name="N1062">
      <number:year/>
      <number:text>.</number:text>
      <number:month number:style="long"/>
      <number:text>.</number:text>
      <number:day number:style="long"/>
    </number:date-style>
    <number:currency-style style:name="N1063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63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63P0"/>
    </number:currency-style>
    <number:currency-style style:name="N1064P0" style:volatile="true">
      <number:number number:decimal-places="2" number:min-integer-digits="1" number:grouping="true"/>
      <number:text> </number:text>
      <number:currency-symbol>BRL</number:currency-symbol>
    </number:currency-style>
    <number:currency-style style:name="N1064">
      <number:text>-</number:text>
      <number:number number:decimal-places="2" number:min-integer-digits="1" number:grouping="true"/>
      <number:text> </number:text>
      <number:currency-symbol>BRL</number:currency-symbol>
      <style:map style:condition="value()&gt;=0" style:apply-style-name="N1064P0"/>
    </number:currency-style>
    <number:currency-style style:name="N1065P0" style:volatile="true">
      <number:number number:decimal-places="2" number:min-integer-digits="1" number:grouping="true"/>
      <number:text> </number:text>
      <number:currency-symbol>CNY</number:currency-symbol>
    </number:currency-style>
    <number:currency-style style:name="N1065">
      <number:text>-</number:text>
      <number:number number:decimal-places="2" number:min-integer-digits="1" number:grouping="true"/>
      <number:text> </number:text>
      <number:currency-symbol>CNY</number:currency-symbol>
      <style:map style:condition="value()&gt;=0" style:apply-style-name="N1065P0"/>
    </number:currency-style>
    <number:currency-style style:name="N1066P0" style:volatile="true">
      <number:number number:decimal-places="2" number:min-integer-digits="1" number:grouping="true"/>
      <number:text> </number:text>
      <number:currency-symbol>NZD</number:currency-symbol>
    </number:currency-style>
    <number:currency-style style:name="N1066">
      <number:text>-</number:text>
      <number:number number:decimal-places="2" number:min-integer-digits="1" number:grouping="true"/>
      <number:text> </number:text>
      <number:currency-symbol>NZD</number:currency-symbol>
      <style:map style:condition="value()&gt;=0" style:apply-style-name="N1066P0"/>
    </number:currency-style>
    <number:currency-style style:name="N106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67">
      <style:text-properties fo:color="#00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67P0"/>
    </number:currency-style>
    <number:currency-style style:name="N1068P0" style:volatile="true">
      <number:number number:decimal-places="0" number:min-integer-digits="1" number:grouping="true"/>
      <number:text> </number:text>
      <number:currency-symbol>EUR</number:currency-symbol>
    </number:currency-style>
    <number:currency-style style:name="N1068">
      <style:text-properties fo:color="#000000"/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1068P0"/>
    </number:currency-style>
    <number:currency-style style:name="N1069P0" style:volatile="true">
      <number:number number:decimal-places="0" number:min-integer-digits="1" number:grouping="true"/>
      <number:text> </number:text>
      <number:currency-symbol>GBP</number:currency-symbol>
    </number:currency-style>
    <number:currency-style style:name="N1069">
      <style:text-properties fo:color="#000000"/>
      <number:text>-</number:text>
      <number:number number:decimal-places="0" number:min-integer-digits="1" number:grouping="true"/>
      <number:text> </number:text>
      <number:currency-symbol>GBP</number:currency-symbol>
      <style:map style:condition="value()&gt;=0" style:apply-style-name="N1069P0"/>
    </number:currency-style>
    <number:currency-style style:name="N1071P0" style:volatile="true">
      <number:number number:decimal-places="1" number:min-integer-digits="1" number:grouping="true"/>
      <number:text> </number:text>
      <number:currency-symbol>NZD</number:currency-symbol>
    </number:currency-style>
    <number:currency-style style:name="N1071">
      <style:text-properties fo:color="#ff0000"/>
      <number:text>-</number:text>
      <number:number number:decimal-places="1" number:min-integer-digits="1" number:grouping="true"/>
      <number:text> </number:text>
      <number:currency-symbol>NZD</number:currency-symbol>
      <style:map style:condition="value()&gt;=0" style:apply-style-name="N1071P0"/>
    </number:currency-style>
    <number:currency-style style:name="N1073P0" style:volatile="true">
      <number:number number:decimal-places="1" number:min-integer-digits="1" number:grouping="true"/>
      <number:text> </number:text>
      <number:currency-symbol>CNY</number:currency-symbol>
    </number:currency-style>
    <number:currency-style style:name="N1073">
      <style:text-properties fo:color="#ff0000"/>
      <number:text>-</number:text>
      <number:number number:decimal-places="1" number:min-integer-digits="1" number:grouping="true"/>
      <number:text> </number:text>
      <number:currency-symbol>CNY</number:currency-symbol>
      <style:map style:condition="value()&gt;=0" style:apply-style-name="N1073P0"/>
    </number:currency-style>
    <number:currency-style style:name="N107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4P0"/>
    </number:currency-style>
    <number:currency-style style:name="N1075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75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75P0"/>
    </number:currency-style>
    <number:currency-style style:name="N1076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76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76P0"/>
    </number:currency-style>
    <number:currency-style style:name="N1077P0" style:volatile="true">
      <number:number number:decimal-places="0" number:min-integer-digits="1" number:grouping="true"/>
      <number:text> </number:text>
      <number:currency-symbol>BRL</number:currency-symbol>
    </number:currency-style>
    <number:currency-style style:name="N1077">
      <number:text>-</number:text>
      <number:number number:decimal-places="0" number:min-integer-digits="1" number:grouping="true"/>
      <number:text> </number:text>
      <number:currency-symbol>BRL</number:currency-symbol>
      <style:map style:condition="value()&gt;=0" style:apply-style-name="N1077P0"/>
    </number:currency-style>
    <number:currency-style style:name="N1078">
      <number:currency-symbol>USD</number:currency-symbol>
      <number:text> </number:text>
      <number:number number:decimal-places="2" number:min-integer-digits="1" number:grouping="true"/>
    </number:currency-style>
    <number:currency-style style:name="N1079P0" style:volatile="true">
      <number:currency-symbol>USD</number:currency-symbol>
      <number:text> </number:text>
      <number:number number:decimal-places="2" number:min-integer-digits="1" number:grouping="true"/>
    </number:currency-style>
    <number:currency-style style:name="N1079">
      <number:currency-symbol>USD</number:currency-symbol>
      <number:text> </number:text>
      <number:number number:decimal-places="2" number:min-integer-digits="1" number:grouping="true"/>
      <style:map style:condition="value()&gt;=0" style:apply-style-name="N1079P0"/>
    </number:currency-style>
    <number:number-style style:name="N1080">
      <number:number number:decimal-places="0" number:min-integer-digits="5"/>
    </number:number-style>
    <number:currency-style style:name="N1081">
      <number:currency-symbol number:language="zh" number:country="TW">NT$</number:currency-symbol>
      <number:number number:decimal-places="2" number:min-integer-digits="1" number:grouping="true"/>
    </number:currency-style>
    <number:currency-style style:name="N1083P0" style:volatile="true">
      <number:number number:decimal-places="2" number:min-integer-digits="1" number:grouping="true"/>
      <number:text> </number:text>
      <number:currency-symbol>JPY</number:currency-symbol>
    </number:currency-style>
    <number:currency-style style:name="N1083">
      <number:text>-</number:text>
      <number:number number:decimal-places="2" number:min-integer-digits="1" number:grouping="true"/>
      <number:text> </number:text>
      <number:currency-symbol>JPY</number:currency-symbol>
      <style:map style:condition="value()&gt;=0" style:apply-style-name="N1083P0"/>
    </number:currency-style>
    <number:currency-style style:name="N1085P0" style:volatile="true">
      <number:currency-symbol>HKD</number:currency-symbol>
      <number:text> </number:text>
      <number:number number:decimal-places="2" number:min-integer-digits="1" number:grouping="true"/>
      <number:text> </number:text>
    </number:currency-style>
    <number:currency-style style:name="N1085">
      <number:text>(</number:text>
      <number:currency-symbol>HKD</number:currency-symbol>
      <number:text> </number:text>
      <number:number number:decimal-places="2" number:min-integer-digits="1" number:grouping="true"/>
      <number:text>)</number:text>
      <style:map style:condition="value()&gt;=0" style:apply-style-name="N1085P0"/>
    </number:currency-style>
    <number:currency-style style:name="N1087P0" style:volatile="true">
      <number:currency-symbol>HKD</number:currency-symbol>
      <number:text> </number:text>
      <number:number number:decimal-places="2" number:min-integer-digits="1" number:grouping="true"/>
    </number:currency-style>
    <number:currency-style style:name="N1087">
      <number:currency-symbol>HKD</number:currency-symbol>
      <number:text> </number:text>
      <number:number number:decimal-places="2" number:min-integer-digits="1" number:grouping="true"/>
      <style:map style:condition="value()&gt;=0" style:apply-style-name="N1087P0"/>
    </number:currency-style>
    <number:currency-style style:name="N1088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88">
      <style:text-properties fo:color="#00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88P0"/>
    </number:currency-style>
    <number:currency-style style:name="N1089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089">
      <style:text-properties fo:color="#00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089P0"/>
    </number:currency-style>
    <number:number-style style:name="N1090P0" style:volatile="true">
      <number:text>\</number:text>
      <number:number number:decimal-places="0" number:min-integer-digits="1" number:grouping="true"/>
    </number:number-style>
    <number:number-style style:name="N1090">
      <style:text-properties fo:color="#000000"/>
      <number:text>\-</number:text>
      <number:number number:decimal-places="0" number:min-integer-digits="1" number:grouping="true"/>
      <style:map style:condition="value()&gt;=0" style:apply-style-name="N1090P0"/>
    </number:number-style>
    <number:number-style style:name="N1091P0" style:volatile="true">
      <number:text>\</number:text>
      <number:number number:decimal-places="2" number:min-integer-digits="1" number:grouping="true"/>
    </number:number-style>
    <number:number-style style:name="N1091">
      <style:text-properties fo:color="#000000"/>
      <number:text>\-</number:text>
      <number:number number:decimal-places="2" number:min-integer-digits="1" number:grouping="true"/>
      <style:map style:condition="value()&gt;=0" style:apply-style-name="N1091P0"/>
    </number:number-style>
    <number:number-style style:name="N1092P0" style:volatile="true">
      <number:number number:decimal-places="2" number:min-integer-digits="1" number:grouping="true"/>
    </number:number-style>
    <number:number-style style:name="N1092">
      <style:text-properties fo:color="#000000"/>
      <number:text>-</number:text>
      <number:number number:decimal-places="2" number:min-integer-digits="1" number:grouping="true"/>
      <style:map style:condition="value()&gt;=0" style:apply-style-name="N1092P0"/>
    </number:number-style>
    <number:currency-style style:name="N1093P0" style:volatile="true">
      <number:number number:decimal-places="0" number:min-integer-digits="1" number:grouping="true"/>
      <number:text> </number:text>
      <number:currency-symbol>USD</number:currency-symbol>
    </number:currency-style>
    <number:currency-style style:name="N1093">
      <style:text-properties fo:color="#000000"/>
      <number:text>-</number:text>
      <number:number number:decimal-places="0" number:min-integer-digits="1" number:grouping="true"/>
      <number:text> </number:text>
      <number:currency-symbol>USD</number:currency-symbol>
      <style:map style:condition="value()&gt;=0" style:apply-style-name="N1093P0"/>
    </number:currency-style>
    <number:number-style style:name="N1097P0" style:volatile="true">
      <number:number number:decimal-places="0" number:min-integer-digits="1" number:grouping="true"/>
      <number:text> ¥ </number:text>
    </number:number-style>
    <number:number-style style:name="N1097P1" style:volatile="true">
      <number:text>-</number:text>
      <number:number number:decimal-places="0" number:min-integer-digits="1" number:grouping="true"/>
      <number:text> ¥ </number:text>
    </number:number-style>
    <number:number-style style:name="N1097P2" style:volatile="true">
      <number:text> - ¥ </number:text>
    </number:number-style>
    <number:text-style style:name="N1097">
      <number:text-content/>
      <number:text> </number:text>
      <style:map style:condition="value()&gt;0" style:apply-style-name="N1097P0"/>
      <style:map style:condition="value()&lt;0" style:apply-style-name="N1097P1"/>
      <style:map style:condition="value()=0" style:apply-style-name="N1097P2"/>
    </number:text-style>
    <number:number-style style:name="N1101P0" style:volatile="true">
      <number:number number:decimal-places="2" number:min-integer-digits="1" number:grouping="true"/>
      <number:text> ¥ </number:text>
    </number:number-style>
    <number:number-style style:name="N1101P1" style:volatile="true">
      <number:text>-</number:text>
      <number:number number:decimal-places="2" number:min-integer-digits="1" number:grouping="true"/>
      <number:text> ¥ </number:text>
    </number:number-style>
    <number:number-style style:name="N1101P2" style:volatile="true">
      <number:text> -</number:text>
      <number:number number:decimal-places="0" number:min-integer-digits="0"/>
      <number:text> ¥ </number:text>
    </number:number-style>
    <number:text-style style:name="N1101">
      <number:text-content/>
      <number:text> </number:text>
      <style:map style:condition="value()&gt;0" style:apply-style-name="N1101P0"/>
      <style:map style:condition="value()&lt;0" style:apply-style-name="N1101P1"/>
      <style:map style:condition="value()=0" style:apply-style-name="N1101P2"/>
    </number:text-style>
    <number:number-style style:name="N1102P0" style:volatile="true">
      <number:text>US$</number:text>
      <number:number number:decimal-places="2" number:min-integer-digits="1" number:grouping="true"/>
    </number:number-style>
    <number:number-style style:name="N1102">
      <number:text>-US$</number:text>
      <number:number number:decimal-places="2" number:min-integer-digits="1" number:grouping="true"/>
      <style:map style:condition="value()&gt;=0" style:apply-style-name="N1102P0"/>
    </number:number-style>
    <number:number-style style:name="N1104P0" style:volatile="true">
      <number:text>US$</number:text>
      <number:number number:decimal-places="2" number:min-integer-digits="1" number:grouping="true"/>
      <number:text> </number:text>
    </number:number-style>
    <number:number-style style:name="N1104">
      <number:text>(US$</number:text>
      <number:number number:decimal-places="2" number:min-integer-digits="1" number:grouping="true"/>
      <number:text>)</number:text>
      <style:map style:condition="value()&gt;=0" style:apply-style-name="N1104P0"/>
    </number:number-style>
    <number:number-style style:name="N1105">
      <number:text>\</number:text>
      <number:number number:decimal-places="0" number:min-integer-digits="1" number:grouping="true"/>
      <number:text> </number:text>
    </number:number-style>
    <number:number-style style:name="N1106P0" style:volatile="true">
      <number:text>\</number:text>
      <number:number number:decimal-places="0" number:min-integer-digits="1" number:grouping="true"/>
      <number:text> </number:text>
    </number:number-style>
    <number:number-style style:name="N1106">
      <number:text>(\</number:text>
      <number:number number:decimal-places="0" number:min-integer-digits="1" number:grouping="true"/>
      <number:text>)</number:text>
      <style:map style:condition="value()&gt;=0" style:apply-style-name="N1106P0"/>
    </number:number-style>
    <number:date-style style:name="N1107">
      <number:era/>
      <number:text>/標準</number:text>
    </number:date-style>
    <number:time-style style:name="N1108">
      <number:hours/>
      <number:text>時</number:text>
      <number:minutes number:style="long"/>
      <number:text>分</number:text>
    </number:time-style>
    <number:time-style style:name="N1109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110">
      <number:year number:style="long"/>
      <number:text>年</number:text>
      <number:month/>
      <number:text>月</number:text>
      <number:day/>
      <number:text>日</number:text>
    </number:date-style>
    <number:currency-style style:name="N1111P0" style:volatile="true">
      <number:number number:decimal-places="0" number:min-integer-digits="1" number:grouping="true"/>
      <number:text> </number:text>
      <number:currency-symbol>CNY</number:currency-symbol>
    </number:currency-style>
    <number:currency-style style:name="N1111">
      <number:text>-</number:text>
      <number:number number:decimal-places="0" number:min-integer-digits="1" number:grouping="true"/>
      <number:text> </number:text>
      <number:currency-symbol>CNY</number:currency-symbol>
      <style:map style:condition="value()&gt;=0" style:apply-style-name="N1111P0"/>
    </number:currency-style>
    <number:currency-style style:name="N1112P0" style:volatile="true">
      <number:number number:decimal-places="0" number:min-integer-digits="1" number:grouping="true"/>
      <number:text> </number:text>
      <number:currency-symbol>NZD</number:currency-symbol>
    </number:currency-style>
    <number:currency-style style:name="N1112">
      <number:text>-</number:text>
      <number:number number:decimal-places="0" number:min-integer-digits="1" number:grouping="true"/>
      <number:text> </number:text>
      <number:currency-symbol>NZD</number:currency-symbol>
      <style:map style:condition="value()&gt;=0" style:apply-style-name="N1112P0"/>
    </number:currency-style>
    <number:currency-style style:name="N1114P0" style:volatile="true">
      <number:number number:decimal-places="2" number:min-integer-digits="1" number:grouping="true"/>
      <number:text> </number:text>
      <number:currency-symbol>TWD</number:currency-symbol>
    </number:currency-style>
    <number:currency-style style:name="N1114">
      <style:text-properties fo:color="#ff0000"/>
      <number:text>-</number:text>
      <number:number number:decimal-places="2" number:min-integer-digits="1" number:grouping="true"/>
      <number:text> </number:text>
      <number:currency-symbol>TWD</number:currency-symbol>
      <style:map style:condition="value()&gt;=0" style:apply-style-name="N1114P0"/>
    </number:currency-style>
    <number:currency-style style:name="N1116P0" style:volatile="true">
      <number:number number:decimal-places="0" number:min-integer-digits="1" number:grouping="true"/>
      <number:text> </number:text>
      <number:currency-symbol>TWD</number:currency-symbol>
    </number:currency-style>
    <number:currency-style style:name="N1116">
      <style:text-properties fo:color="#ff0000"/>
      <number:text>-</number:text>
      <number:number number:decimal-places="0" number:min-integer-digits="1" number:grouping="true"/>
      <number:text> </number:text>
      <number:currency-symbol>TWD</number:currency-symbol>
      <style:map style:condition="value()&gt;=0" style:apply-style-name="N1116P0"/>
    </number:currency-style>
    <number:currency-style style:name="N1118P0" style:volatile="true">
      <number:number number:decimal-places="1" number:min-integer-digits="1" number:grouping="true"/>
      <number:text> </number:text>
      <number:currency-symbol>JPY</number:currency-symbol>
    </number:currency-style>
    <number:currency-style style:name="N1118">
      <style:text-properties fo:color="#ff0000"/>
      <number:text>-</number:text>
      <number:number number:decimal-places="1" number:min-integer-digits="1" number:grouping="true"/>
      <number:text> </number:text>
      <number:currency-symbol>JPY</number:currency-symbol>
      <style:map style:condition="value()&gt;=0" style:apply-style-name="N1118P0"/>
    </number:currency-style>
    <number:currency-style style:name="N1119P0" style:volatile="true">
      <number:number number:decimal-places="2" number:min-integer-digits="1" number:grouping="true"/>
      <number:text> </number:text>
      <number:currency-symbol>JPY</number:currency-symbol>
    </number:currency-style>
    <number:currency-style style:name="N1119">
      <style:text-properties fo:color="#ff0000"/>
      <number:text>-</number:text>
      <number:number number:decimal-places="2" number:min-integer-digits="1" number:grouping="true"/>
      <number:text> </number:text>
      <number:currency-symbol>JPY</number:currency-symbol>
      <style:map style:condition="value()&gt;=0" style:apply-style-name="N1119P0"/>
    </number:currency-style>
    <number:currency-style style:name="N1120P0" style:volatile="true">
      <number:number number:decimal-places="0" number:min-integer-digits="1" number:grouping="true"/>
      <number:text> </number:text>
      <number:currency-symbol>GBP</number:currency-symbol>
    </number:currency-style>
    <number:currency-style style:name="N1120">
      <style:text-properties fo:color="#ff0000"/>
      <number:text>-</number:text>
      <number:number number:decimal-places="0" number:min-integer-digits="1" number:grouping="true"/>
      <number:text> </number:text>
      <number:currency-symbol>GBP</number:currency-symbol>
      <style:map style:condition="value()&gt;=0" style:apply-style-name="N1120P0"/>
    </number:currency-style>
    <number:number-style style:name="N1121P0" style:volatile="true">
      <number:number number:decimal-places="3" number:min-integer-digits="1" number:grouping="true"/>
    </number:number-style>
    <number:number-style style:name="N1121">
      <style:text-properties fo:color="#ff0000"/>
      <number:text>-</number:text>
      <number:number number:decimal-places="3" number:min-integer-digits="1" number:grouping="true"/>
      <style:map style:condition="value()&gt;=0" style:apply-style-name="N1121P0"/>
    </number:number-style>
    <number:number-style style:name="N1122P0" style:volatile="true">
      <number:text>$</number:text>
      <number:number number:decimal-places="0" number:min-integer-digits="1" number:grouping="true"/>
    </number:number-style>
    <number:number-style style:name="N1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2P0"/>
    </number:number-style>
    <number:number-style style:name="N1123P0" style:volatile="true">
      <number:text>$</number:text>
      <number:number number:decimal-places="2" number:min-integer-digits="1" number:grouping="true"/>
    </number:number-style>
    <number:number-style style:name="N1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3P0"/>
    </number:number-style>
    <number:number-style style:name="N1124P0" style:volatile="true">
      <number:text>$</number:text>
      <number:number number:decimal-places="0" number:min-integer-digits="1" number:grouping="true"/>
    </number:number-style>
    <number:number-style style:name="N1124">
      <style:text-properties fo:color="#ff0000"/>
      <number:text>$</number:text>
      <number:number number:decimal-places="0" number:min-integer-digits="1" number:grouping="true"/>
      <style:map style:condition="value()&gt;=0" style:apply-style-name="N1124P0"/>
    </number:number-style>
    <number:number-style style:name="N1125P0" style:volatile="true">
      <number:number number:decimal-places="4" number:min-integer-digits="1" number:grouping="true"/>
    </number:number-style>
    <number:number-style style:name="N1125">
      <style:text-properties fo:color="#ff0000"/>
      <number:text>-</number:text>
      <number:number number:decimal-places="4" number:min-integer-digits="1" number:grouping="true"/>
      <style:map style:condition="value()&gt;=0" style:apply-style-name="N1125P0"/>
    </number:number-style>
    <number:number-style style:name="N1126P0" style:volatile="true">
      <number:text>$</number:text>
      <number:number number:decimal-places="0" number:min-integer-digits="1" number:grouping="true"/>
    </number:number-style>
    <number:number-style style:name="N1126">
      <style:text-properties fo:color="#000000"/>
      <number:text>($</number:text>
      <number:number number:decimal-places="0" number:min-integer-digits="1" number:grouping="true"/>
      <number:text>)</number:text>
      <style:map style:condition="value()&gt;=0" style:apply-style-name="N1126P0"/>
    </number:number-style>
    <number:number-style style:name="N1127P0" style:volatile="true">
      <number:text>$</number:text>
      <number:number number:decimal-places="2" number:min-integer-digits="1" number:grouping="true"/>
    </number:number-style>
    <number:number-style style:name="N1127">
      <style:text-properties fo:color="#000000"/>
      <number:text>($</number:text>
      <number:number number:decimal-places="2" number:min-integer-digits="1" number:grouping="true"/>
      <number:text>)</number:text>
      <style:map style:condition="value()&gt;=0" style:apply-style-name="N1127P0"/>
    </number:number-style>
    <number:number-style style:name="N1128P0" style:volatile="true">
      <number:text>$</number:text>
      <number:number number:decimal-places="1" number:min-integer-digits="1" number:grouping="true"/>
    </number:number-style>
    <number:number-style style:name="N1128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128P0"/>
    </number:number-style>
    <number:number-style style:name="N1129P0" style:volatile="true">
      <number:text>$</number:text>
      <number:number number:decimal-places="3" number:min-integer-digits="1" number:grouping="true"/>
    </number:number-style>
    <number:number-style style:name="N1129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129P0"/>
    </number:number-style>
    <number:number-style style:name="N1130P0" style:volatile="true">
      <number:number number:decimal-places="0" number:min-integer-digits="1"/>
    </number:number-style>
    <number:number-style style:name="N1130">
      <style:text-properties fo:color="#ff0000"/>
      <number:text>(</number:text>
      <number:number number:decimal-places="0" number:min-integer-digits="1"/>
      <number:text>)</number:text>
      <style:map style:condition="value()&gt;=0" style:apply-style-name="N1130P0"/>
    </number:number-style>
    <number:number-style style:name="N1131P0" style:volatile="true">
      <number:text>$</number:text>
      <number:number number:decimal-places="4" number:min-integer-digits="1" number:grouping="true"/>
    </number:number-style>
    <number:number-style style:name="N1131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1131P0"/>
    </number:number-style>
    <number:number-style style:name="N1132P0" style:volatile="true">
      <number:number number:decimal-places="0" number:min-integer-digits="1" number:grouping="true"/>
    </number:number-style>
    <number:number-style style:name="N1132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132P0"/>
    </number:number-style>
    <number:currency-style style:name="N113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3P0"/>
    </number:currency-style>
    <number:number-style style:name="N1134P0" style:volatile="true">
      <number:number number:decimal-places="0" number:min-integer-digits="1" number:grouping="true"/>
      <number:text> </number:text>
    </number:number-style>
    <number:number-style style:name="N1134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134P0"/>
    </number:number-style>
    <number:currency-style style:name="N1135P0" style:volatile="true">
      <number:currency-symbol number:language="en" number:country="US">$</number:currency-symbol>
      <number:number number:decimal-places="0" number:min-integer-digits="3" number:grouping="true"/>
    </number:currency-style>
    <number:currency-style style:name="N1135">
      <style:text-properties fo:color="#ff0000"/>
      <number:text>-</number:text>
      <number:currency-symbol number:language="en" number:country="US">$</number:currency-symbol>
      <number:number number:decimal-places="0" number:min-integer-digits="3" number:grouping="true"/>
      <style:map style:condition="value()&gt;=0" style:apply-style-name="N1135P0"/>
    </number:currency-style>
    <number:currency-style style:name="N1136P0" style:volatile="true">
      <number:currency-symbol number:language="en" number:country="US">$</number:currency-symbol>
      <number:number number:decimal-places="0" number:min-integer-digits="0" number:grouping="true"/>
    </number:currency-style>
    <number:currency-style style:name="N1136">
      <style:text-properties fo:color="#ff0000"/>
      <number:text>-</number:text>
      <number:currency-symbol number:language="en" number:country="US">$</number:currency-symbol>
      <number:number number:decimal-places="0" number:min-integer-digits="0" number:grouping="true"/>
      <style:map style:condition="value()&gt;=0" style:apply-style-name="N1136P0"/>
    </number:currency-style>
    <number:number-style style:name="N1137P0" style:volatile="true">
      <number:text>¥</number:text>
      <number:number number:decimal-places="0" number:min-integer-digits="1" number:grouping="true"/>
    </number:number-style>
    <number:number-style style:name="N1137">
      <style:text-properties fo:color="#ff0000"/>
      <number:text>-¥</number:text>
      <number:number number:decimal-places="0" number:min-integer-digits="1" number:grouping="true"/>
      <style:map style:condition="value()&gt;=0" style:apply-style-name="N1137P0"/>
    </number:number-style>
    <number:number-style style:name="N1138P0" style:volatile="true">
      <number:text>¥</number:text>
      <number:number number:decimal-places="2" number:min-integer-digits="1" number:grouping="true"/>
    </number:number-style>
    <number:number-style style:name="N1138">
      <style:text-properties fo:color="#ff0000"/>
      <number:text>-¥</number:text>
      <number:number number:decimal-places="2" number:min-integer-digits="1" number:grouping="true"/>
      <style:map style:condition="value()&gt;=0" style:apply-style-name="N1138P0"/>
    </number:number-style>
    <number:currency-style style:name="N1139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39">
      <style:text-properties fo:color="#00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39P0"/>
    </number:currency-style>
    <number:currency-style style:name="N1140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40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40P0"/>
    </number:currency-style>
    <number:number-style style:name="N1141P0" style:volatile="true">
      <number:text>\</number:text>
      <number:number number:decimal-places="0" number:min-integer-digits="1" number:grouping="true"/>
    </number:number-style>
    <number:number-style style:name="N1141">
      <style:text-properties fo:color="#ff0000"/>
      <number:text>-\</number:text>
      <number:number number:decimal-places="0" number:min-integer-digits="1" number:grouping="true"/>
      <style:map style:condition="value()&gt;=0" style:apply-style-name="N1141P0"/>
    </number:number-style>
    <number:number-style style:name="N1142P0" style:volatile="true">
      <number:text>\</number:text>
      <number:number number:decimal-places="2" number:min-integer-digits="1" number:grouping="true"/>
    </number:number-style>
    <number:number-style style:name="N1142">
      <style:text-properties fo:color="#ff0000"/>
      <number:text>-\</number:text>
      <number:number number:decimal-places="2" number:min-integer-digits="1" number:grouping="true"/>
      <style:map style:condition="value()&gt;=0" style:apply-style-name="N1142P0"/>
    </number:number-style>
    <number:number-style style:name="N1143P0" style:volatile="true">
      <number:text>$</number:text>
      <number:number number:decimal-places="0" number:min-integer-digits="1" number:grouping="true"/>
    </number:number-style>
    <number:number-style style:name="N1143">
      <style:text-properties fo:color="#000000"/>
      <number:text>$</number:text>
      <number:number number:decimal-places="0" number:min-integer-digits="1" number:grouping="true"/>
      <style:map style:condition="value()&gt;=0" style:apply-style-name="N1143P0"/>
    </number:number-style>
    <number:number-style style:name="N1144P0" style:volatile="true">
      <number:number number:decimal-places="4" number:min-integer-digits="1" number:grouping="true"/>
    </number:number-style>
    <number:number-style style:name="N1144">
      <style:text-properties fo:color="#000000"/>
      <number:text>-</number:text>
      <number:number number:decimal-places="4" number:min-integer-digits="1" number:grouping="true"/>
      <style:map style:condition="value()&gt;=0" style:apply-style-name="N1144P0"/>
    </number:number-style>
    <number:number-style style:name="N1145P0" style:volatile="true">
      <number:text>$</number:text>
      <number:number number:decimal-places="0" number:min-integer-digits="1" number:grouping="true"/>
    </number:number-style>
    <number:number-style style:name="N1145">
      <style:text-properties fo:color="#000000"/>
      <number:text>$-</number:text>
      <number:number number:decimal-places="0" number:min-integer-digits="1" number:grouping="true"/>
      <style:map style:condition="value()&gt;=0" style:apply-style-name="N1145P0"/>
    </number:number-style>
    <number:number-style style:name="N1146P0" style:volatile="true">
      <number:text>$</number:text>
      <number:number number:decimal-places="2" number:min-integer-digits="1" number:grouping="true"/>
    </number:number-style>
    <number:number-style style:name="N1146">
      <style:text-properties fo:color="#000000"/>
      <number:text>$-</number:text>
      <number:number number:decimal-places="2" number:min-integer-digits="1" number:grouping="true"/>
      <style:map style:condition="value()&gt;=0" style:apply-style-name="N1146P0"/>
    </number:number-style>
    <number:number-style style:name="N1147P0" style:volatile="true">
      <number:text>$</number:text>
      <number:number number:decimal-places="0" number:min-integer-digits="1" number:grouping="true"/>
    </number:number-style>
    <number:number-style style:name="N1147">
      <style:text-properties fo:color="#000000"/>
      <number:text>-$</number:text>
      <number:number number:decimal-places="0" number:min-integer-digits="1" number:grouping="true"/>
      <style:map style:condition="value()&gt;=0" style:apply-style-name="N1147P0"/>
    </number:number-style>
    <number:number-style style:name="N1148P0" style:volatile="true">
      <number:text>$</number:text>
      <number:number number:decimal-places="2" number:min-integer-digits="1" number:grouping="true"/>
    </number:number-style>
    <number:number-style style:name="N1148">
      <style:text-properties fo:color="#000000"/>
      <number:text>-$</number:text>
      <number:number number:decimal-places="2" number:min-integer-digits="1" number:grouping="true"/>
      <style:map style:condition="value()&gt;=0" style:apply-style-name="N1148P0"/>
    </number:number-style>
    <number:number-style style:name="N1149P0" style:volatile="true">
      <number:number number:decimal-places="1" number:min-integer-digits="1" number:grouping="true"/>
    </number:number-style>
    <number:number-style style:name="N1149">
      <style:text-properties fo:color="#000000"/>
      <number:text>(</number:text>
      <number:number number:decimal-places="1" number:min-integer-digits="1" number:grouping="true"/>
      <number:text>)</number:text>
      <style:map style:condition="value()&gt;=0" style:apply-style-name="N1149P0"/>
    </number:number-style>
    <number:number-style style:name="N1150P0" style:volatile="true">
      <number:number number:decimal-places="0" number:min-integer-digits="1" number:grouping="true"/>
    </number:number-style>
    <number:number-style style:name="N1150">
      <style:text-properties fo:color="#000000"/>
      <number:text>(</number:text>
      <number:number number:decimal-places="0" number:min-integer-digits="1" number:grouping="true"/>
      <number:text>)</number:text>
      <style:map style:condition="value()&gt;=0" style:apply-style-name="N1150P0"/>
    </number:number-style>
    <number:number-style style:name="N1151P0" style:volatile="true">
      <number:number number:decimal-places="0" number:min-integer-digits="1"/>
    </number:number-style>
    <number:number-style style:name="N1151">
      <style:text-properties fo:color="#000000"/>
      <number:text>-</number:text>
      <number:number number:decimal-places="0" number:min-integer-digits="1"/>
      <number:text> </number:text>
      <style:map style:condition="value()&gt;=0" style:apply-style-name="N1151P0"/>
    </number:number-style>
    <number:number-style style:name="N1152P0" style:volatile="true">
      <number:text>\</number:text>
      <number:number number:decimal-places="0" number:min-integer-digits="1" number:grouping="true"/>
    </number:number-style>
    <number:number-style style:name="N1152">
      <style:text-properties fo:color="#000000"/>
      <number:text>(\</number:text>
      <number:number number:decimal-places="0" number:min-integer-digits="1" number:grouping="true"/>
      <number:text>)</number:text>
      <style:map style:condition="value()&gt;=0" style:apply-style-name="N1152P0"/>
    </number:number-style>
    <number:number-style style:name="N1153P0" style:volatile="true">
      <number:text>US$</number:text>
      <number:number number:decimal-places="2" number:min-integer-digits="1" number:grouping="true"/>
    </number:number-style>
    <number:number-style style:name="N1153">
      <style:text-properties fo:color="#000000"/>
      <number:text>(US$</number:text>
      <number:number number:decimal-places="2" number:min-integer-digits="1" number:grouping="true"/>
      <number:text>)</number:text>
      <style:map style:condition="value()&gt;=0" style:apply-style-name="N1153P0"/>
    </number:number-style>
    <number:number-style style:name="N1154P0" style:volatile="true">
      <number:number number:decimal-places="0" number:min-integer-digits="1"/>
    </number:number-style>
    <number:number-style style:name="N1154">
      <style:text-properties fo:color="#000000"/>
      <number:text>(</number:text>
      <number:number number:decimal-places="0" number:min-integer-digits="1"/>
      <number:text>)</number:text>
      <style:map style:condition="value()&gt;=0" style:apply-style-name="N1154P0"/>
    </number:number-style>
    <number:number-style style:name="N1155P0" style:volatile="true">
      <number:number number:decimal-places="2" number:min-integer-digits="1"/>
    </number:number-style>
    <number:number-style style:name="N1155">
      <style:text-properties fo:color="#000000"/>
      <number:text>(</number:text>
      <number:number number:decimal-places="2" number:min-integer-digits="1"/>
      <number:text>)</number:text>
      <style:map style:condition="value()&gt;=0" style:apply-style-name="N1155P0"/>
    </number:number-style>
    <number:currency-style style:name="N115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56">
      <style:text-properties fo:color="#00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56P0"/>
    </number:currency-style>
    <number:currency-style style:name="N115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57">
      <style:text-properties fo:color="#00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57P0"/>
    </number:currency-style>
    <number:number-style style:name="N1158P0" style:volatile="true">
      <number:number number:decimal-places="2" number:min-integer-digits="1" number:grouping="true"/>
    </number:number-style>
    <number:number-style style:name="N1158">
      <style:text-properties fo:color="#000000"/>
      <number:number number:decimal-places="2" number:min-integer-digits="1" number:grouping="true"/>
      <style:map style:condition="value()&gt;=0" style:apply-style-name="N1158P0"/>
    </number:number-style>
    <number:number-style style:name="N1159P0" style:volatile="true">
      <number:text>$</number:text>
      <number:number number:decimal-places="0" number:min-integer-digits="1" number:grouping="true"/>
    </number:number-style>
    <number:number-style style:name="N1159">
      <style:text-properties fo:color="#ff0000"/>
      <number:text>$-</number:text>
      <number:number number:decimal-places="0" number:min-integer-digits="1" number:grouping="true"/>
      <style:map style:condition="value()&gt;=0" style:apply-style-name="N1159P0"/>
    </number:number-style>
    <number:number-style style:name="N1160P0" style:volatile="true">
      <number:text>$</number:text>
      <number:number number:decimal-places="2" number:min-integer-digits="1" number:grouping="true"/>
    </number:number-style>
    <number:number-style style:name="N1160">
      <style:text-properties fo:color="#ff0000"/>
      <number:text>$-</number:text>
      <number:number number:decimal-places="2" number:min-integer-digits="1" number:grouping="true"/>
      <style:map style:condition="value()&gt;=0" style:apply-style-name="N1160P0"/>
    </number:number-style>
    <number:number-style style:name="N1161P0" style:volatile="true">
      <number:text>$</number:text>
      <number:number number:decimal-places="0" number:min-integer-digits="1" number:grouping="true"/>
    </number:number-style>
    <number:number-style style:name="N1161">
      <style:text-properties fo:color="#ff0000"/>
      <number:text>-$</number:text>
      <number:number number:decimal-places="0" number:min-integer-digits="1" number:grouping="true"/>
      <style:map style:condition="value()&gt;=0" style:apply-style-name="N1161P0"/>
    </number:number-style>
    <number:number-style style:name="N1162P0" style:volatile="true">
      <number:text>$</number:text>
      <number:number number:decimal-places="2" number:min-integer-digits="1" number:grouping="true"/>
    </number:number-style>
    <number:number-style style:name="N1162">
      <style:text-properties fo:color="#ff0000"/>
      <number:text>-$</number:text>
      <number:number number:decimal-places="2" number:min-integer-digits="1" number:grouping="true"/>
      <style:map style:condition="value()&gt;=0" style:apply-style-name="N1162P0"/>
    </number:number-style>
    <number:number-style style:name="N1163P0" style:volatile="true">
      <number:number number:decimal-places="2" number:min-integer-digits="1"/>
    </number:number-style>
    <number:number-style style:name="N1163">
      <style:text-properties fo:color="#ff0000"/>
      <number:number number:decimal-places="2" number:min-integer-digits="1"/>
      <style:map style:condition="value()&gt;=0" style:apply-style-name="N1163P0"/>
    </number:number-style>
    <number:number-style style:name="N1164P0" style:volatile="true">
      <number:number number:decimal-places="1" number:min-integer-digits="1" number:grouping="true"/>
    </number:number-style>
    <number:number-style style:name="N1164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164P0"/>
    </number:number-style>
    <number:number-style style:name="N1165P0" style:volatile="true">
      <number:text>\</number:text>
      <number:number number:decimal-places="0" number:min-integer-digits="1" number:grouping="true"/>
    </number:number-style>
    <number:number-style style:name="N1165">
      <style:text-properties fo:color="#ff0000"/>
      <number:text>\-</number:text>
      <number:number number:decimal-places="0" number:min-integer-digits="1" number:grouping="true"/>
      <style:map style:condition="value()&gt;=0" style:apply-style-name="N1165P0"/>
    </number:number-style>
    <number:number-style style:name="N1166P0" style:volatile="true">
      <number:text>\</number:text>
      <number:number number:decimal-places="2" number:min-integer-digits="1" number:grouping="true"/>
    </number:number-style>
    <number:number-style style:name="N1166">
      <style:text-properties fo:color="#ff0000"/>
      <number:text>\-</number:text>
      <number:number number:decimal-places="2" number:min-integer-digits="1" number:grouping="true"/>
      <style:map style:condition="value()&gt;=0" style:apply-style-name="N1166P0"/>
    </number:number-style>
    <number:number-style style:name="N1167P0" style:volatile="true">
      <number:number number:decimal-places="0" number:min-integer-digits="1"/>
    </number:number-style>
    <number:number-style style:name="N1167">
      <style:text-properties fo:color="#ff0000"/>
      <number:text>-</number:text>
      <number:number number:decimal-places="0" number:min-integer-digits="1"/>
      <number:text> </number:text>
      <style:map style:condition="value()&gt;=0" style:apply-style-name="N1167P0"/>
    </number:number-style>
    <number:number-style style:name="N1168P0" style:volatile="true">
      <number:text>\</number:text>
      <number:number number:decimal-places="0" number:min-integer-digits="1" number:grouping="true"/>
    </number:number-style>
    <number:number-style style:name="N1168">
      <style:text-properties fo:color="#ff0000"/>
      <number:text>(\</number:text>
      <number:number number:decimal-places="0" number:min-integer-digits="1" number:grouping="true"/>
      <number:text>)</number:text>
      <style:map style:condition="value()&gt;=0" style:apply-style-name="N1168P0"/>
    </number:number-style>
    <number:number-style style:name="N1169P0" style:volatile="true">
      <number:text>US$</number:text>
      <number:number number:decimal-places="2" number:min-integer-digits="1" number:grouping="true"/>
    </number:number-style>
    <number:number-style style:name="N116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169P0"/>
    </number:number-style>
    <number:number-style style:name="N1170P0" style:volatile="true">
      <number:number number:decimal-places="2" number:min-integer-digits="1"/>
    </number:number-style>
    <number:number-style style:name="N1170">
      <style:text-properties fo:color="#ff0000"/>
      <number:text>(</number:text>
      <number:number number:decimal-places="2" number:min-integer-digits="1"/>
      <number:text>)</number:text>
      <style:map style:condition="value()&gt;=0" style:apply-style-name="N1170P0"/>
    </number:number-style>
    <number:currency-style style:name="N1171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71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71P0"/>
    </number:currency-style>
    <number:number-style style:name="N1172P0" style:volatile="true">
      <number:text>IR£</number:text>
      <number:number number:decimal-places="0" number:min-integer-digits="1" number:grouping="true"/>
    </number:number-style>
    <number:number-style style:name="N1172">
      <style:text-properties fo:color="#ff0000"/>
      <number:text>-IR£</number:text>
      <number:number number:decimal-places="0" number:min-integer-digits="1" number:grouping="true"/>
      <style:map style:condition="value()&gt;=0" style:apply-style-name="N1172P0"/>
    </number:number-style>
    <number:number-style style:name="N1173P0" style:volatile="true">
      <number:text>IR£</number:text>
      <number:number number:decimal-places="2" number:min-integer-digits="1" number:grouping="true"/>
    </number:number-style>
    <number:number-style style:name="N1173">
      <style:text-properties fo:color="#ff0000"/>
      <number:text>-IR£</number:text>
      <number:number number:decimal-places="2" number:min-integer-digits="1" number:grouping="true"/>
      <style:map style:condition="value()&gt;=0" style:apply-style-name="N1173P0"/>
    </number:number-style>
    <number:number-style style:name="N1174P0" style:volatile="true">
      <number:number number:decimal-places="2" number:min-integer-digits="1" number:grouping="true"/>
    </number:number-style>
    <number:number-style style:name="N1174">
      <style:text-properties fo:color="#ff0000"/>
      <number:number number:decimal-places="2" number:min-integer-digits="1" number:grouping="true"/>
      <style:map style:condition="value()&gt;=0" style:apply-style-name="N1174P0"/>
    </number:number-style>
    <number:number-style style:name="N1175P0" style:volatile="true">
      <number:number number:decimal-places="0" number:min-integer-digits="1" number:grouping="true"/>
    </number:number-style>
    <number:number-style style:name="N1175">
      <style:text-properties fo:color="#ff0000"/>
      <number:number number:decimal-places="0" number:min-integer-digits="1" number:grouping="true"/>
      <style:map style:condition="value()&gt;=0" style:apply-style-name="N1175P0"/>
    </number:number-style>
    <number:currency-style style:name="N117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6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76P0"/>
    </number:currency-style>
    <number:currency-style style:name="N1177P0" style:volatile="true">
      <number:currency-symbol number:language="en" number:country="GB">£</number:currency-symbol>
      <number:number number:decimal-places="1" number:min-integer-digits="1" number:grouping="true"/>
    </number:currency-style>
    <number:currency-style style:name="N1177">
      <style:text-properties fo:color="#000000"/>
      <number:text>-</number:text>
      <number:currency-symbol number:language="en" number:country="GB">£</number:currency-symbol>
      <number:number number:decimal-places="1" number:min-integer-digits="1" number:grouping="true"/>
      <style:map style:condition="value()&gt;=0" style:apply-style-name="N1177P0"/>
    </number:currency-style>
    <number:number-style style:name="N1178P0" style:volatile="true">
      <number:text>£</number:text>
      <number:number number:decimal-places="0" number:min-integer-digits="1" number:grouping="true"/>
    </number:number-style>
    <number:number-style style:name="N1178">
      <style:text-properties fo:color="#000000"/>
      <number:text>-£</number:text>
      <number:number number:decimal-places="0" number:min-integer-digits="1" number:grouping="true"/>
      <style:map style:condition="value()&gt;=0" style:apply-style-name="N1178P0"/>
    </number:number-style>
    <number:number-style style:name="N1179P0" style:volatile="true">
      <number:text>£</number:text>
      <number:number number:decimal-places="2" number:min-integer-digits="1" number:grouping="true"/>
    </number:number-style>
    <number:number-style style:name="N1179">
      <style:text-properties fo:color="#000000"/>
      <number:text>-£</number:text>
      <number:number number:decimal-places="2" number:min-integer-digits="1" number:grouping="true"/>
      <style:map style:condition="value()&gt;=0" style:apply-style-name="N1179P0"/>
    </number:number-style>
    <number:number-style style:name="N1180P0" style:volatile="true">
      <number:number number:decimal-places="1" number:min-integer-digits="1" number:grouping="true"/>
    </number:number-style>
    <number:number-style style:name="N1180">
      <style:text-properties fo:color="#000000"/>
      <number:text>-</number:text>
      <number:number number:decimal-places="1" number:min-integer-digits="1" number:grouping="true"/>
      <style:map style:condition="value()&gt;=0" style:apply-style-name="N1180P0"/>
    </number:number-style>
    <number:number-style style:name="N1181P0" style:volatile="true">
      <number:number number:decimal-places="3" number:min-integer-digits="1" number:grouping="true"/>
    </number:number-style>
    <number:number-style style:name="N1181">
      <style:text-properties fo:color="#000000"/>
      <number:text>-</number:text>
      <number:number number:decimal-places="3" number:min-integer-digits="1" number:grouping="true"/>
      <style:map style:condition="value()&gt;=0" style:apply-style-name="N1181P0"/>
    </number:number-style>
    <number:currency-style style:name="N1182P0" style:volatile="true">
      <number:currency-symbol number:language="en" number:country="AU">$</number:currency-symbol>
      <number:number number:decimal-places="1" number:min-integer-digits="1" number:grouping="true"/>
    </number:currency-style>
    <number:currency-style style:name="N1182">
      <style:text-properties fo:color="#000000"/>
      <number:text>-</number:text>
      <number:currency-symbol number:language="en" number:country="AU">$</number:currency-symbol>
      <number:number number:decimal-places="1" number:min-integer-digits="1" number:grouping="true"/>
      <style:map style:condition="value()&gt;=0" style:apply-style-name="N1182P0"/>
    </number:currency-style>
    <number:number-style style:name="N1183P0" style:volatile="true">
      <number:text>\</number:text>
      <number:number number:decimal-places="0" number:min-integer-digits="1" number:grouping="true"/>
    </number:number-style>
    <number:number-style style:name="N1183">
      <style:text-properties fo:color="#000000"/>
      <number:text>-\</number:text>
      <number:number number:decimal-places="0" number:min-integer-digits="1" number:grouping="true"/>
      <style:map style:condition="value()&gt;=0" style:apply-style-name="N1183P0"/>
    </number:number-style>
    <number:number-style style:name="N1184P0" style:volatile="true">
      <number:text>\</number:text>
      <number:number number:decimal-places="2" number:min-integer-digits="1" number:grouping="true"/>
    </number:number-style>
    <number:number-style style:name="N1184">
      <style:text-properties fo:color="#000000"/>
      <number:text>-\</number:text>
      <number:number number:decimal-places="2" number:min-integer-digits="1" number:grouping="true"/>
      <style:map style:condition="value()&gt;=0" style:apply-style-name="N1184P0"/>
    </number:number-style>
    <number:currency-style style:name="N1185P0" style:volatile="true">
      <number:currency-symbol number:language="en" number:country="AU">$</number:currency-symbol>
      <number:number number:decimal-places="1" number:min-integer-digits="1" number:grouping="true"/>
    </number:currency-style>
    <number:currency-style style:name="N1185">
      <style:text-properties fo:color="#ff0000"/>
      <number:text>-</number:text>
      <number:currency-symbol number:language="en" number:country="AU">$</number:currency-symbol>
      <number:number number:decimal-places="1" number:min-integer-digits="1" number:grouping="true"/>
      <style:map style:condition="value()&gt;=0" style:apply-style-name="N1185P0"/>
    </number:currency-style>
    <number:number-style style:name="N1188P0" style:volatile="true">
      <style:text-properties fo:color="#000000"/>
      <number:number number:decimal-places="0" number:min-integer-digits="0" number:grouping="true"/>
    </number:number-style>
    <number:number-style style:name="N1188P1" style:volatile="true">
      <style:text-properties fo:color="#000000"/>
      <number:text>(</number:text>
      <number:number number:decimal-places="0" number:min-integer-digits="0" number:grouping="true"/>
      <number:text>)</number:text>
    </number:number-style>
    <number:number-style style:name="N1188">
      <number:text>-</number:text>
      <style:map style:condition="value()&gt;0" style:apply-style-name="N1188P0"/>
      <style:map style:condition="value()&lt;0" style:apply-style-name="N1188P1"/>
    </number:number-style>
    <number:number-style style:name="N1191P0" style:volatile="true">
      <style:text-properties fo:color="#000000"/>
      <number:text>$</number:text>
      <number:number number:decimal-places="0" number:min-integer-digits="0" number:grouping="true"/>
    </number:number-style>
    <number:number-style style:name="N1191P1" style:volatile="true">
      <style:text-properties fo:color="#000000"/>
      <number:text>$(</number:text>
      <number:number number:decimal-places="0" number:min-integer-digits="0" number:grouping="true"/>
      <number:text>)</number:text>
    </number:number-style>
    <number:number-style style:name="N1191">
      <style:text-properties fo:color="#000000"/>
      <number:text>$-</number:text>
      <style:map style:condition="value()&gt;0" style:apply-style-name="N1191P0"/>
      <style:map style:condition="value()&lt;0" style:apply-style-name="N1191P1"/>
    </number:number-style>
    <number:number-style style:name="N1192P0" style:volatile="true">
      <style:text-properties fo:color="#000000"/>
      <number:number number:decimal-places="0" number:min-integer-digits="0" number:grouping="true"/>
    </number:number-style>
    <number:number-style style:name="N1192P1" style:volatile="true">
      <style:text-properties fo:color="#000000"/>
      <number:text>(</number:text>
      <number:number number:decimal-places="0" number:min-integer-digits="0" number:grouping="true"/>
      <number:text>)</number:text>
    </number:number-style>
    <number:number-style style:name="N1192">
      <style:text-properties fo:color="#000000"/>
      <number:text>-</number:text>
      <style:map style:condition="value()&gt;0" style:apply-style-name="N1192P0"/>
      <style:map style:condition="value()&lt;0" style:apply-style-name="N1192P1"/>
    </number:number-style>
    <number:number-style style:name="N1195P0" style:volatile="true">
      <style:text-properties fo:color="#000000"/>
      <number:number number:decimal-places="1" number:min-integer-digits="0" number:grouping="true"/>
    </number:number-style>
    <number:number-style style:name="N1195P1" style:volatile="true">
      <style:text-properties fo:color="#000000"/>
      <number:text>(</number:text>
      <number:number number:decimal-places="1" number:min-integer-digits="0" number:grouping="true"/>
      <number:text>)</number:text>
    </number:number-style>
    <number:number-style style:name="N1195">
      <number:text>-</number:text>
      <style:map style:condition="value()&gt;0" style:apply-style-name="N1195P0"/>
      <style:map style:condition="value()&lt;0" style:apply-style-name="N1195P1"/>
    </number:number-style>
    <number:number-style style:name="N1198P0" style:volatile="true">
      <style:text-properties fo:color="#000000"/>
      <number:number number:decimal-places="2" number:min-integer-digits="0" number:grouping="true"/>
    </number:number-style>
    <number:number-style style:name="N1198P1" style:volatile="true">
      <style:text-properties fo:color="#000000"/>
      <number:text>(</number:text>
      <number:number number:decimal-places="2" number:min-integer-digits="0" number:grouping="true"/>
      <number:text>)</number:text>
    </number:number-style>
    <number:number-style style:name="N1198">
      <number:text>-</number:text>
      <style:map style:condition="value()&gt;0" style:apply-style-name="N1198P0"/>
      <style:map style:condition="value()&lt;0" style:apply-style-name="N1198P1"/>
    </number:number-style>
    <number:number-style style:name="N1199P0" style:volatile="true">
      <number:number number:decimal-places="1" number:min-integer-digits="1"/>
    </number:number-style>
    <number:number-style style:name="N1199">
      <style:text-properties fo:color="#ff0000"/>
      <number:text>-</number:text>
      <number:number number:decimal-places="1" number:min-integer-digits="1"/>
      <style:map style:condition="value()&gt;=0" style:apply-style-name="N1199P0"/>
    </number:number-style>
    <number:number-style style:name="N1200P0" style:volatile="true">
      <number:number number:decimal-places="2" number:min-integer-digits="1"/>
    </number:number-style>
    <number:number-style style:name="N1200">
      <style:text-properties fo:color="#ff0000"/>
      <number:text>-</number:text>
      <number:number number:decimal-places="2" number:min-integer-digits="1"/>
      <style:map style:condition="value()&gt;=0" style:apply-style-name="N1200P0"/>
    </number:number-style>
    <number:currency-style style:name="N1201P0" style:volatile="true">
      <number:number number:decimal-places="2" number:min-integer-digits="1" number:grouping="true"/>
      <number:text> </number:text>
      <number:currency-symbol>TWD</number:currency-symbol>
    </number:currency-style>
    <number:currency-style style:name="N1201">
      <style:text-properties fo:color="#000000"/>
      <number:text>-</number:text>
      <number:number number:decimal-places="2" number:min-integer-digits="1" number:grouping="true"/>
      <number:text> </number:text>
      <number:currency-symbol>TWD</number:currency-symbol>
      <style:map style:condition="value()&gt;=0" style:apply-style-name="N1201P0"/>
    </number:currency-style>
    <number:currency-style style:name="N1202P0" style:volatile="true">
      <number:number number:decimal-places="0" number:min-integer-digits="1" number:grouping="true"/>
      <number:text> </number:text>
      <number:currency-symbol>TWD</number:currency-symbol>
    </number:currency-style>
    <number:currency-style style:name="N1202">
      <style:text-properties fo:color="#000000"/>
      <number:text>-</number:text>
      <number:number number:decimal-places="0" number:min-integer-digits="1" number:grouping="true"/>
      <number:text> </number:text>
      <number:currency-symbol>TWD</number:currency-symbol>
      <style:map style:condition="value()&gt;=0" style:apply-style-name="N1202P0"/>
    </number:currency-style>
    <number:currency-style style:name="N1203P0" style:volatile="true">
      <number:number number:decimal-places="1" number:min-integer-digits="1" number:grouping="true"/>
      <number:text> </number:text>
      <number:currency-symbol>JPY</number:currency-symbol>
    </number:currency-style>
    <number:currency-style style:name="N1203">
      <style:text-properties fo:color="#000000"/>
      <number:text>-</number:text>
      <number:number number:decimal-places="1" number:min-integer-digits="1" number:grouping="true"/>
      <number:text> </number:text>
      <number:currency-symbol>JPY</number:currency-symbol>
      <style:map style:condition="value()&gt;=0" style:apply-style-name="N1203P0"/>
    </number:currency-style>
    <number:currency-style style:name="N1204P0" style:volatile="true">
      <number:number number:decimal-places="2" number:min-integer-digits="1" number:grouping="true"/>
      <number:text> </number:text>
      <number:currency-symbol>JPY</number:currency-symbol>
    </number:currency-style>
    <number:currency-style style:name="N1204">
      <style:text-properties fo:color="#000000"/>
      <number:text>-</number:text>
      <number:number number:decimal-places="2" number:min-integer-digits="1" number:grouping="true"/>
      <number:text> </number:text>
      <number:currency-symbol>JPY</number:currency-symbol>
      <style:map style:condition="value()&gt;=0" style:apply-style-name="N1204P0"/>
    </number:currency-style>
    <number:currency-style style:name="N120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0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05P0"/>
    </number:currency-style>
    <number:currency-style style:name="N1207P0" style:volatile="true"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1207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style:map style:condition="value()&gt;=0" style:apply-style-name="N1207P0"/>
    </number:currency-style>
    <number:currency-style style:name="N1209P0" style:volatile="true">
      <number:currency-symbol number:language="la" number:country="VA">€</number:currency-symbol>
      <number:text> </number:text>
      <number:number number:decimal-places="1" number:min-integer-digits="1" number:grouping="true"/>
    </number:currency-style>
    <number:currency-style style:name="N1209">
      <style:text-properties fo:color="#ff0000"/>
      <number:text>-</number:text>
      <number:currency-symbol number:language="la" number:country="VA">€</number:currency-symbol>
      <number:text> </number:text>
      <number:number number:decimal-places="1" number:min-integer-digits="1" number:grouping="true"/>
      <style:map style:condition="value()&gt;=0" style:apply-style-name="N1209P0"/>
    </number:currency-style>
    <number:currency-style style:name="N1211P0" style:volatile="true">
      <number:currency-symbol number:language="la" number:country="VA">€</number:currency-symbol>
      <number:text> </number:text>
      <number:number number:decimal-places="0" number:min-integer-digits="1" number:grouping="true"/>
    </number:currency-style>
    <number:currency-style style:name="N1211">
      <style:text-properties fo:color="#ff0000"/>
      <number:text>-</number:text>
      <number:currency-symbol number:language="la" number:country="VA">€</number:currency-symbol>
      <number:text> </number:text>
      <number:number number:decimal-places="0" number:min-integer-digits="1" number:grouping="true"/>
      <style:map style:condition="value()&gt;=0" style:apply-style-name="N1211P0"/>
    </number:currency-style>
    <number:currency-style style:name="N1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13P0"/>
    </number:currency-style>
    <number:currency-style style:name="N1215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15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15P0"/>
    </number:currency-style>
    <number:currency-style style:name="N1217P0" style:volatile="true">
      <number:number number:decimal-places="2" number:min-integer-digits="1" number:grouping="true"/>
      <number:text> </number:text>
      <number:currency-symbol number:language="fr" number:country="MC">€</number:currency-symbol>
    </number:currency-style>
    <number:currency-style style:name="N12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MC">€</number:currency-symbol>
      <style:map style:condition="value()&gt;=0" style:apply-style-name="N1217P0"/>
    </number:currency-style>
    <number:currency-style style:name="N1219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219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219P0"/>
    </number:currency-style>
    <number:currency-style style:name="N1221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1P0"/>
    </number:currency-style>
    <number:currency-style style:name="N1222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22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22P0"/>
    </number:currency-style>
    <number:currency-style style:name="N1223P0" style:volatile="true">
      <number:number number:decimal-places="0" number:min-integer-digits="1" number:grouping="true"/>
      <number:text> </number:text>
      <number:currency-symbol>USD</number:currency-symbol>
    </number:currency-style>
    <number:currency-style style:name="N1223">
      <style:text-properties fo:color="#ff0000"/>
      <number:text>-</number:text>
      <number:number number:decimal-places="0" number:min-integer-digits="1" number:grouping="true"/>
      <number:text> </number:text>
      <number:currency-symbol>USD</number:currency-symbol>
      <style:map style:condition="value()&gt;=0" style:apply-style-name="N1223P0"/>
    </number:currency-style>
    <number:currency-style style:name="N122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4">
      <number:currency-symbol number:language="en" number:country="US">$</number:currency-symbol>
      <number:number number:decimal-places="2" number:min-integer-digits="1" number:grouping="true"/>
      <style:map style:condition="value()&gt;=0" style:apply-style-name="N1224P0"/>
    </number:currency-style>
    <number:currency-style style:name="N122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225">
      <number:currency-symbol number:language="en" number:country="US">$</number:currency-symbol>
      <number:number number:decimal-places="0" number:min-integer-digits="1" number:grouping="true"/>
      <style:map style:condition="value()&gt;=0" style:apply-style-name="N1225P0"/>
    </number:currency-style>
    <number:currency-style style:name="N1226P0" style:volatile="true">
      <number:currency-symbol>BRL</number:currency-symbol>
      <number:text> </number:text>
      <number:number number:decimal-places="0" number:min-integer-digits="1" number:grouping="true"/>
      <number:text> </number:text>
    </number:currency-style>
    <number:currency-style style:name="N1226">
      <number:text>(</number:text>
      <number:currency-symbol>BRL</number:currency-symbol>
      <number:text> </number:text>
      <number:number number:decimal-places="0" number:min-integer-digits="1" number:grouping="true"/>
      <number:text>)</number:text>
      <style:map style:condition="value()&gt;=0" style:apply-style-name="N1226P0"/>
    </number:currency-style>
    <number:currency-style style:name="N1227P0" style:volatile="true">
      <number:currency-symbol number:language="ga" number:country="IE">€</number:currency-symbol>
      <number:number number:decimal-places="0" number:min-integer-digits="1" number:grouping="true"/>
    </number:currency-style>
    <number:currency-style style:name="N1227">
      <number:text>-</number:text>
      <number:currency-symbol number:language="ga" number:country="IE">€</number:currency-symbol>
      <number:number number:decimal-places="0" number:min-integer-digits="1" number:grouping="true"/>
      <style:map style:condition="value()&gt;=0" style:apply-style-name="N1227P0"/>
    </number:currency-style>
    <number:currency-style style:name="N1228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28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28P0"/>
    </number:currency-style>
    <number:currency-style style:name="N1229P0" style:volatile="true">
      <number:number number:decimal-places="1" number:min-integer-digits="1" number:grouping="true"/>
      <number:text> </number:text>
      <number:currency-symbol>INR</number:currency-symbol>
    </number:currency-style>
    <number:currency-style style:name="N1229">
      <number:text>-</number:text>
      <number:number number:decimal-places="1" number:min-integer-digits="1" number:grouping="true"/>
      <number:text> </number:text>
      <number:currency-symbol>INR</number:currency-symbol>
      <style:map style:condition="value()&gt;=0" style:apply-style-name="N1229P0"/>
    </number:currency-style>
    <number:currency-style style:name="N1230P0" style:volatile="true">
      <number:currency-symbol number:language="en" number:country="IE">€</number:currency-symbol>
      <number:number number:decimal-places="1" number:min-integer-digits="1" number:grouping="true"/>
    </number:currency-style>
    <number:currency-style style:name="N1230">
      <number:text>-</number:text>
      <number:currency-symbol number:language="en" number:country="IE">€</number:currency-symbol>
      <number:number number:decimal-places="1" number:min-integer-digits="1" number:grouping="true"/>
      <style:map style:condition="value()&gt;=0" style:apply-style-name="N1230P0"/>
    </number:currency-style>
    <number:currency-style style:name="N1231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1"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1P0"/>
    </number:currency-style>
    <number:currency-style style:name="N1232P0" style:volatile="true">
      <number:number number:decimal-places="1" number:min-integer-digits="1" number:grouping="true"/>
      <number:text> </number:text>
      <number:currency-symbol>BRL</number:currency-symbol>
    </number:currency-style>
    <number:currency-style style:name="N1232">
      <number:text>-</number:text>
      <number:number number:decimal-places="1" number:min-integer-digits="1" number:grouping="true"/>
      <number:text> </number:text>
      <number:currency-symbol>BRL</number:currency-symbol>
      <style:map style:condition="value()&gt;=0" style:apply-style-name="N1232P0"/>
    </number:currency-style>
    <number:currency-style style:name="N1233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1233">
      <number:currency-symbol>€</number:currency-symbol>
      <number:text> </number:text>
      <number:number number:decimal-places="2" number:min-integer-digits="1" number:grouping="true"/>
      <style:map style:condition="value()&gt;=0" style:apply-style-name="N1233P0"/>
    </number:currency-style>
    <number:currency-style style:name="N12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4"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4P0"/>
    </number:currency-style>
    <number:currency-style style:name="N1235P0" style:volatile="true">
      <number:currency-symbol number:language="ga" number:country="IE">€</number:currency-symbol>
      <number:number number:decimal-places="2" number:min-integer-digits="1" number:grouping="true"/>
    </number:currency-style>
    <number:currency-style style:name="N1235"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1235P0"/>
    </number:currency-style>
    <number:currency-style style:name="N1236P0" style:volatile="true">
      <number:currency-symbol number:language="ga" number:country="IE">€</number:currency-symbol>
      <number:number number:decimal-places="1" number:min-integer-digits="1" number:grouping="true"/>
    </number:currency-style>
    <number:currency-style style:name="N1236">
      <number:text>-</number:text>
      <number:currency-symbol number:language="ga" number:country="IE">€</number:currency-symbol>
      <number:number number:decimal-places="1" number:min-integer-digits="1" number:grouping="true"/>
      <style:map style:condition="value()&gt;=0" style:apply-style-name="N1236P0"/>
    </number:currency-style>
    <number:currency-style style:name="N1237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237"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237P0"/>
    </number:currency-style>
    <number:currency-style style:name="N1238P0" style:volatile="true">
      <number:currency-symbol number:language="en" number:country="IE">€</number:currency-symbol>
      <number:number number:decimal-places="4" number:min-integer-digits="1" number:grouping="true"/>
    </number:currency-style>
    <number:currency-style style:name="N1238">
      <number:text>-</number:text>
      <number:currency-symbol number:language="en" number:country="IE">€</number:currency-symbol>
      <number:number number:decimal-places="4" number:min-integer-digits="1" number:grouping="true"/>
      <style:map style:condition="value()&gt;=0" style:apply-style-name="N1238P0"/>
    </number:currency-style>
    <number:currency-style style:name="N1239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1239">
      <style:text-properties fo:color="#000000"/>
      <number:currency-symbol>€</number:currency-symbol>
      <number:text> </number:text>
      <number:number number:decimal-places="2" number:min-integer-digits="1" number:grouping="true"/>
      <style:map style:condition="value()&gt;=0" style:apply-style-name="N1239P0"/>
    </number:currency-style>
    <number:currency-style style:name="N1240P0" style:volatile="true">
      <number:number number:decimal-places="3" number:min-integer-digits="1" number:grouping="true"/>
      <number:text> </number:text>
      <number:currency-symbol>AUD</number:currency-symbol>
    </number:currency-style>
    <number:currency-style style:name="N1240">
      <number:text>-</number:text>
      <number:number number:decimal-places="3" number:min-integer-digits="1" number:grouping="true"/>
      <number:text> </number:text>
      <number:currency-symbol>AUD</number:currency-symbol>
      <style:map style:condition="value()&gt;=0" style:apply-style-name="N1240P0"/>
    </number:currency-style>
    <number:currency-style style:name="N1241P0" style:volatile="true">
      <number:number number:decimal-places="1" number:min-integer-digits="1" number:grouping="true"/>
      <number:text> </number:text>
      <number:currency-symbol>NZD</number:currency-symbol>
    </number:currency-style>
    <number:currency-style style:name="N1241">
      <number:text>-</number:text>
      <number:number number:decimal-places="1" number:min-integer-digits="1" number:grouping="true"/>
      <number:text> </number:text>
      <number:currency-symbol>NZD</number:currency-symbol>
      <style:map style:condition="value()&gt;=0" style:apply-style-name="N1241P0"/>
    </number:currency-style>
    <number:currency-style style:name="N1242P0" style:volatile="true">
      <number:number number:decimal-places="1" number:min-integer-digits="1" number:grouping="true"/>
      <number:text> </number:text>
      <number:currency-symbol>CNY</number:currency-symbol>
    </number:currency-style>
    <number:currency-style style:name="N1242">
      <number:text>-</number:text>
      <number:number number:decimal-places="1" number:min-integer-digits="1" number:grouping="true"/>
      <number:text> </number:text>
      <number:currency-symbol>CNY</number:currency-symbol>
      <style:map style:condition="value()&gt;=0" style:apply-style-name="N1242P0"/>
    </number:currency-style>
    <number:currency-style style:name="N1243P0" style:volatile="true">
      <number:number number:decimal-places="2" number:min-integer-digits="1" number:grouping="true"/>
      <number:text> </number:text>
      <number:currency-symbol>TWD</number:currency-symbol>
    </number:currency-style>
    <number:currency-style style:name="N1243">
      <number:text>-</number:text>
      <number:number number:decimal-places="2" number:min-integer-digits="1" number:grouping="true"/>
      <number:text> </number:text>
      <number:currency-symbol>TWD</number:currency-symbol>
      <style:map style:condition="value()&gt;=0" style:apply-style-name="N1243P0"/>
    </number:currency-style>
    <number:currency-style style:name="N1244P0" style:volatile="true">
      <number:number number:decimal-places="0" number:min-integer-digits="1" number:grouping="true"/>
      <number:text> </number:text>
      <number:currency-symbol>TWD</number:currency-symbol>
    </number:currency-style>
    <number:currency-style style:name="N1244">
      <number:text>-</number:text>
      <number:number number:decimal-places="0" number:min-integer-digits="1" number:grouping="true"/>
      <number:text> </number:text>
      <number:currency-symbol>TWD</number:currency-symbol>
      <style:map style:condition="value()&gt;=0" style:apply-style-name="N1244P0"/>
    </number:currency-style>
    <number:currency-style style:name="N1245P0" style:volatile="true">
      <number:number number:decimal-places="1" number:min-integer-digits="1" number:grouping="true"/>
      <number:text> </number:text>
      <number:currency-symbol>JPY</number:currency-symbol>
    </number:currency-style>
    <number:currency-style style:name="N1245">
      <number:text>-</number:text>
      <number:number number:decimal-places="1" number:min-integer-digits="1" number:grouping="true"/>
      <number:text> </number:text>
      <number:currency-symbol>JPY</number:currency-symbol>
      <style:map style:condition="value()&gt;=0" style:apply-style-name="N1245P0"/>
    </number:currency-style>
    <number:currency-style style:name="N124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46">
      <style:text-properties fo:color="#00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1246P0"/>
    </number:currency-style>
    <number:number-style style:name="N1247P0" style:volatile="true">
      <number:number number:decimal-places="2" number:min-integer-digits="1"/>
      <number:text> </number:text>
    </number:number-style>
    <number:number-style style:name="N1247">
      <style:text-properties fo:color="#000000"/>
      <number:text>(</number:text>
      <number:number number:decimal-places="2" number:min-integer-digits="1"/>
      <number:text>)</number:text>
      <style:map style:condition="value()&gt;=0" style:apply-style-name="N1247P0"/>
    </number:number-style>
    <number:currency-style style:name="N1248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48">
      <style:text-properties fo:color="#000000"/>
      <number:currency-symbol number:language="en" number:country="US">$</number:currency-symbol>
      <number:number number:decimal-places="1" number:min-integer-digits="1" number:grouping="true"/>
      <style:map style:condition="value()&gt;=0" style:apply-style-name="N1248P0"/>
    </number:currency-style>
    <number:number-style style:name="N1249P0" style:volatile="true">
      <number:text>$</number:text>
      <number:number number:decimal-places="3" number:min-integer-digits="1" number:grouping="true"/>
      <number:text> </number:text>
    </number:number-style>
    <number:number-style style:name="N1249">
      <style:text-properties fo:color="#000000"/>
      <number:text>($</number:text>
      <number:number number:decimal-places="3" number:min-integer-digits="1" number:grouping="true"/>
      <number:text>)</number:text>
      <style:map style:condition="value()&gt;=0" style:apply-style-name="N1249P0"/>
    </number:number-style>
    <number:number-style style:name="N1250P0" style:volatile="true">
      <number:text>$</number:text>
      <number:number number:decimal-places="4" number:min-integer-digits="1" number:grouping="true"/>
      <number:text> </number:text>
    </number:number-style>
    <number:number-style style:name="N1250">
      <style:text-properties fo:color="#000000"/>
      <number:text>($</number:text>
      <number:number number:decimal-places="4" number:min-integer-digits="1" number:grouping="true"/>
      <number:text>)</number:text>
      <style:map style:condition="value()&gt;=0" style:apply-style-name="N1250P0"/>
    </number:number-style>
    <number:currency-style style:name="N125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251">
      <style:text-properties fo:color="#000000"/>
      <number:currency-symbol number:language="en" number:country="US">$</number:currency-symbol>
      <number:number number:decimal-places="0" number:min-integer-digits="1" number:grouping="true"/>
      <style:map style:condition="value()&gt;=0" style:apply-style-name="N1251P0"/>
    </number:currency-style>
    <number:currency-style style:name="N1252P0" style:volatile="true">
      <number:currency-symbol>BRL</number:currency-symbol>
      <number:text> </number:text>
      <number:number number:decimal-places="0" number:min-integer-digits="1" number:grouping="true"/>
      <number:text> </number:text>
    </number:currency-style>
    <number:currency-style style:name="N1252">
      <style:text-properties fo:color="#000000"/>
      <number:text>(</number:text>
      <number:currency-symbol>BRL</number:currency-symbol>
      <number:text> </number:text>
      <number:number number:decimal-places="0" number:min-integer-digits="1" number:grouping="true"/>
      <number:text>)</number:text>
      <style:map style:condition="value()&gt;=0" style:apply-style-name="N1252P0"/>
    </number:currency-style>
    <number:currency-style style:name="N1253P0" style:volatile="true">
      <number:number number:decimal-places="1" number:min-integer-digits="1" number:grouping="true"/>
      <number:text> </number:text>
      <number:currency-symbol>EUR</number:currency-symbol>
    </number:currency-style>
    <number:currency-style style:name="N1253">
      <style:text-properties fo:color="#000000"/>
      <number:text>-</number:text>
      <number:number number:decimal-places="1" number:min-integer-digits="1" number:grouping="true"/>
      <number:text> </number:text>
      <number:currency-symbol>EUR</number:currency-symbol>
      <style:map style:condition="value()&gt;=0" style:apply-style-name="N1253P0"/>
    </number:currency-style>
    <number:currency-style style:name="N1254P0" style:volatile="true">
      <number:currency-symbol number:language="ga" number:country="IE">€</number:currency-symbol>
      <number:number number:decimal-places="0" number:min-integer-digits="1" number:grouping="true"/>
    </number:currency-style>
    <number:currency-style style:name="N1254">
      <style:text-properties fo:color="#000000"/>
      <number:text>-</number:text>
      <number:currency-symbol number:language="ga" number:country="IE">€</number:currency-symbol>
      <number:number number:decimal-places="0" number:min-integer-digits="1" number:grouping="true"/>
      <style:map style:condition="value()&gt;=0" style:apply-style-name="N1254P0"/>
    </number:currency-style>
    <number:currency-style style:name="N1255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55">
      <style:text-properties fo:color="#00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55P0"/>
    </number:currency-style>
    <number:currency-style style:name="N1256P0" style:volatile="true">
      <number:number number:decimal-places="2" number:min-integer-digits="1" number:grouping="true"/>
      <number:text> </number:text>
      <number:currency-symbol>INR</number:currency-symbol>
    </number:currency-style>
    <number:currency-style style:name="N1256">
      <style:text-properties fo:color="#000000"/>
      <number:text>-</number:text>
      <number:number number:decimal-places="2" number:min-integer-digits="1" number:grouping="true"/>
      <number:text> </number:text>
      <number:currency-symbol>INR</number:currency-symbol>
      <style:map style:condition="value()&gt;=0" style:apply-style-name="N1256P0"/>
    </number:currency-style>
    <number:currency-style style:name="N1257P0" style:volatile="true">
      <number:number number:decimal-places="1" number:min-integer-digits="1" number:grouping="true"/>
      <number:text> </number:text>
      <number:currency-symbol>INR</number:currency-symbol>
    </number:currency-style>
    <number:currency-style style:name="N1257">
      <style:text-properties fo:color="#000000"/>
      <number:text>-</number:text>
      <number:number number:decimal-places="1" number:min-integer-digits="1" number:grouping="true"/>
      <number:text> </number:text>
      <number:currency-symbol>INR</number:currency-symbol>
      <style:map style:condition="value()&gt;=0" style:apply-style-name="N1257P0"/>
    </number:currency-style>
    <number:currency-style style:name="N1258P0" style:volatile="true">
      <number:number number:decimal-places="0" number:min-integer-digits="1" number:grouping="true"/>
      <number:text> </number:text>
      <number:currency-symbol>INR</number:currency-symbol>
    </number:currency-style>
    <number:currency-style style:name="N1258">
      <style:text-properties fo:color="#000000"/>
      <number:text>-</number:text>
      <number:number number:decimal-places="0" number:min-integer-digits="1" number:grouping="true"/>
      <number:text> </number:text>
      <number:currency-symbol>INR</number:currency-symbol>
      <style:map style:condition="value()&gt;=0" style:apply-style-name="N1258P0"/>
    </number:currency-style>
    <number:currency-style style:name="N1259P0" style:volatile="true">
      <number:number number:decimal-places="0" number:min-integer-digits="1" number:grouping="true"/>
      <number:text> </number:text>
      <number:currency-symbol>HKD</number:currency-symbol>
    </number:currency-style>
    <number:currency-style style:name="N1259">
      <style:text-properties fo:color="#000000"/>
      <number:text>-</number:text>
      <number:number number:decimal-places="0" number:min-integer-digits="1" number:grouping="true"/>
      <number:text> </number:text>
      <number:currency-symbol>HKD</number:currency-symbol>
      <style:map style:condition="value()&gt;=0" style:apply-style-name="N1259P0"/>
    </number:currency-style>
    <number:currency-style style:name="N1260P0" style:volatile="true">
      <number:number number:decimal-places="0" number:min-integer-digits="1" number:grouping="true"/>
      <number:text> </number:text>
      <number:currency-symbol>SGD</number:currency-symbol>
    </number:currency-style>
    <number:currency-style style:name="N1260">
      <style:text-properties fo:color="#000000"/>
      <number:text>-</number:text>
      <number:number number:decimal-places="0" number:min-integer-digits="1" number:grouping="true"/>
      <number:text> </number:text>
      <number:currency-symbol>SGD</number:currency-symbol>
      <style:map style:condition="value()&gt;=0" style:apply-style-name="N1260P0"/>
    </number:currency-style>
    <number:currency-style style:name="N1261P0" style:volatile="true">
      <number:number number:decimal-places="0" number:min-integer-digits="1" number:grouping="true"/>
      <number:text> </number:text>
      <number:currency-symbol>AUD</number:currency-symbol>
    </number:currency-style>
    <number:currency-style style:name="N1261">
      <style:text-properties fo:color="#000000"/>
      <number:text>-</number:text>
      <number:number number:decimal-places="0" number:min-integer-digits="1" number:grouping="true"/>
      <number:text> </number:text>
      <number:currency-symbol>AUD</number:currency-symbol>
      <style:map style:condition="value()&gt;=0" style:apply-style-name="N1261P0"/>
    </number:currency-style>
    <number:currency-style style:name="N1262P0" style:volatile="true">
      <number:number number:decimal-places="2" number:min-integer-digits="1" number:grouping="true"/>
      <number:text> </number:text>
      <number:currency-symbol>BRL</number:currency-symbol>
    </number:currency-style>
    <number:currency-style style:name="N1262">
      <style:text-properties fo:color="#000000"/>
      <number:text>-</number:text>
      <number:number number:decimal-places="2" number:min-integer-digits="1" number:grouping="true"/>
      <number:text> </number:text>
      <number:currency-symbol>BRL</number:currency-symbol>
      <style:map style:condition="value()&gt;=0" style:apply-style-name="N1262P0"/>
    </number:currency-style>
    <number:currency-style style:name="N1263P0" style:volatile="true">
      <number:number number:decimal-places="0" number:min-integer-digits="1" number:grouping="true"/>
      <number:text> </number:text>
      <number:currency-symbol>BRL</number:currency-symbol>
    </number:currency-style>
    <number:currency-style style:name="N1263">
      <style:text-properties fo:color="#000000"/>
      <number:text>-</number:text>
      <number:number number:decimal-places="0" number:min-integer-digits="1" number:grouping="true"/>
      <number:text> </number:text>
      <number:currency-symbol>BRL</number:currency-symbol>
      <style:map style:condition="value()&gt;=0" style:apply-style-name="N1263P0"/>
    </number:currency-style>
    <number:currency-style style:name="N1264P0" style:volatile="true">
      <number:currency-symbol>€</number:currency-symbol>
      <number:text> </number:text>
      <number:number number:decimal-places="0" number:min-integer-digits="1" number:grouping="true"/>
    </number:currency-style>
    <number:currency-style style:name="N1264">
      <style:text-properties fo:color="#000000"/>
      <number:currency-symbol>€</number:currency-symbol>
      <number:text> </number:text>
      <number:number number:decimal-places="0" number:min-integer-digits="1" number:grouping="true"/>
      <style:map style:condition="value()&gt;=0" style:apply-style-name="N1264P0"/>
    </number:currency-style>
    <number:currency-style style:name="N1265P0" style:volatile="true">
      <number:currency-symbol number:language="en" number:country="IE">€</number:currency-symbol>
      <number:number number:decimal-places="1" number:min-integer-digits="1" number:grouping="true"/>
    </number:currency-style>
    <number:currency-style style:name="N1265">
      <style:text-properties fo:color="#000000"/>
      <number:text>-</number:text>
      <number:currency-symbol number:language="en" number:country="IE">€</number:currency-symbol>
      <number:number number:decimal-places="1" number:min-integer-digits="1" number:grouping="true"/>
      <style:map style:condition="value()&gt;=0" style:apply-style-name="N1265P0"/>
    </number:currency-style>
    <number:currency-style style:name="N1266P0" style:volatile="true">
      <number:currency-symbol number:language="en" number:country="IE">€</number:currency-symbol>
      <number:number number:decimal-places="0" number:min-integer-digits="1" number:grouping="true"/>
    </number:currency-style>
    <number:currency-style style:name="N1266">
      <style:text-properties fo:color="#000000"/>
      <number:text>-</number:text>
      <number:currency-symbol number:language="en" number:country="IE">€</number:currency-symbol>
      <number:number number:decimal-places="0" number:min-integer-digits="1" number:grouping="true"/>
      <style:map style:condition="value()&gt;=0" style:apply-style-name="N1266P0"/>
    </number:currency-style>
    <number:currency-style style:name="N1267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67">
      <style:text-properties fo:color="#00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67P0"/>
    </number:currency-style>
    <number:currency-style style:name="N1268P0" style:volatile="true">
      <number:number number:decimal-places="1" number:min-integer-digits="1" number:grouping="true"/>
      <number:text> </number:text>
      <number:currency-symbol>HKD</number:currency-symbol>
    </number:currency-style>
    <number:currency-style style:name="N1268">
      <style:text-properties fo:color="#000000"/>
      <number:text>-</number:text>
      <number:number number:decimal-places="1" number:min-integer-digits="1" number:grouping="true"/>
      <number:text> </number:text>
      <number:currency-symbol>HKD</number:currency-symbol>
      <style:map style:condition="value()&gt;=0" style:apply-style-name="N1268P0"/>
    </number:currency-style>
    <number:currency-style style:name="N1269P0" style:volatile="true">
      <number:number number:decimal-places="1" number:min-integer-digits="1" number:grouping="true"/>
      <number:text> </number:text>
      <number:currency-symbol>SGD</number:currency-symbol>
    </number:currency-style>
    <number:currency-style style:name="N1269">
      <style:text-properties fo:color="#000000"/>
      <number:text>-</number:text>
      <number:number number:decimal-places="1" number:min-integer-digits="1" number:grouping="true"/>
      <number:text> </number:text>
      <number:currency-symbol>SGD</number:currency-symbol>
      <style:map style:condition="value()&gt;=0" style:apply-style-name="N1269P0"/>
    </number:currency-style>
    <number:currency-style style:name="N1270P0" style:volatile="true">
      <number:number number:decimal-places="1" number:min-integer-digits="1" number:grouping="true"/>
      <number:text> </number:text>
      <number:currency-symbol>AUD</number:currency-symbol>
    </number:currency-style>
    <number:currency-style style:name="N1270">
      <style:text-properties fo:color="#000000"/>
      <number:text>-</number:text>
      <number:number number:decimal-places="1" number:min-integer-digits="1" number:grouping="true"/>
      <number:text> </number:text>
      <number:currency-symbol>AUD</number:currency-symbol>
      <style:map style:condition="value()&gt;=0" style:apply-style-name="N1270P0"/>
    </number:currency-style>
    <number:currency-style style:name="N1271P0" style:volatile="true">
      <number:number number:decimal-places="1" number:min-integer-digits="1" number:grouping="true"/>
      <number:text> </number:text>
      <number:currency-symbol>BRL</number:currency-symbol>
    </number:currency-style>
    <number:currency-style style:name="N1271">
      <style:text-properties fo:color="#000000"/>
      <number:text>-</number:text>
      <number:number number:decimal-places="1" number:min-integer-digits="1" number:grouping="true"/>
      <number:text> </number:text>
      <number:currency-symbol>BRL</number:currency-symbol>
      <style:map style:condition="value()&gt;=0" style:apply-style-name="N1271P0"/>
    </number:currency-style>
    <number:currency-style style:name="N127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272">
      <style:text-properties fo:color="#00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272P0"/>
    </number:currency-style>
    <number:currency-style style:name="N127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73">
      <style:text-properties fo:color="#000000"/>
      <number:currency-symbol number:language="en" number:country="GB">£</number:currency-symbol>
      <number:number number:decimal-places="2" number:min-integer-digits="1" number:grouping="true"/>
      <style:map style:condition="value()&gt;=0" style:apply-style-name="N1273P0"/>
    </number:currency-style>
    <number:currency-style style:name="N1274P0" style:volatile="true">
      <number:currency-symbol number:language="ga" number:country="IE">€</number:currency-symbol>
      <number:number number:decimal-places="2" number:min-integer-digits="1" number:grouping="true"/>
    </number:currency-style>
    <number:currency-style style:name="N1274">
      <style:text-properties fo:color="#00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1274P0"/>
    </number:currency-style>
    <number:currency-style style:name="N1275P0" style:volatile="true">
      <number:currency-symbol number:language="ga" number:country="IE">€</number:currency-symbol>
      <number:number number:decimal-places="1" number:min-integer-digits="1" number:grouping="true"/>
    </number:currency-style>
    <number:currency-style style:name="N1275">
      <style:text-properties fo:color="#000000"/>
      <number:text>-</number:text>
      <number:currency-symbol number:language="ga" number:country="IE">€</number:currency-symbol>
      <number:number number:decimal-places="1" number:min-integer-digits="1" number:grouping="true"/>
      <style:map style:condition="value()&gt;=0" style:apply-style-name="N1275P0"/>
    </number:currency-style>
    <number:currency-style style:name="N1276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276">
      <style:text-properties fo:color="#00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276P0"/>
    </number:currency-style>
    <number:currency-style style:name="N1277P0" style:volatile="true">
      <number:currency-symbol number:language="en" number:country="IE">€</number:currency-symbol>
      <number:number number:decimal-places="4" number:min-integer-digits="1" number:grouping="true"/>
    </number:currency-style>
    <number:currency-style style:name="N1277">
      <style:text-properties fo:color="#000000"/>
      <number:text>-</number:text>
      <number:currency-symbol number:language="en" number:country="IE">€</number:currency-symbol>
      <number:number number:decimal-places="4" number:min-integer-digits="1" number:grouping="true"/>
      <style:map style:condition="value()&gt;=0" style:apply-style-name="N1277P0"/>
    </number:currency-style>
    <number:currency-style style:name="N1278P0" style:volatile="true">
      <number:number number:decimal-places="3" number:min-integer-digits="1" number:grouping="true"/>
      <number:text> </number:text>
      <number:currency-symbol>AUD</number:currency-symbol>
    </number:currency-style>
    <number:currency-style style:name="N1278">
      <style:text-properties fo:color="#000000"/>
      <number:text>-</number:text>
      <number:number number:decimal-places="3" number:min-integer-digits="1" number:grouping="true"/>
      <number:text> </number:text>
      <number:currency-symbol>AUD</number:currency-symbol>
      <style:map style:condition="value()&gt;=0" style:apply-style-name="N1278P0"/>
    </number:currency-style>
    <number:currency-style style:name="N1279P0" style:volatile="true">
      <number:number number:decimal-places="2" number:min-integer-digits="1" number:grouping="true"/>
      <number:text> </number:text>
      <number:currency-symbol>NZD</number:currency-symbol>
    </number:currency-style>
    <number:currency-style style:name="N1279">
      <style:text-properties fo:color="#000000"/>
      <number:text>-</number:text>
      <number:number number:decimal-places="2" number:min-integer-digits="1" number:grouping="true"/>
      <number:text> </number:text>
      <number:currency-symbol>NZD</number:currency-symbol>
      <style:map style:condition="value()&gt;=0" style:apply-style-name="N1279P0"/>
    </number:currency-style>
    <number:currency-style style:name="N1280P0" style:volatile="true">
      <number:number number:decimal-places="1" number:min-integer-digits="1" number:grouping="true"/>
      <number:text> </number:text>
      <number:currency-symbol>NZD</number:currency-symbol>
    </number:currency-style>
    <number:currency-style style:name="N1280">
      <style:text-properties fo:color="#000000"/>
      <number:text>-</number:text>
      <number:number number:decimal-places="1" number:min-integer-digits="1" number:grouping="true"/>
      <number:text> </number:text>
      <number:currency-symbol>NZD</number:currency-symbol>
      <style:map style:condition="value()&gt;=0" style:apply-style-name="N1280P0"/>
    </number:currency-style>
    <number:currency-style style:name="N1281P0" style:volatile="true">
      <number:number number:decimal-places="0" number:min-integer-digits="1" number:grouping="true"/>
      <number:text> </number:text>
      <number:currency-symbol>NZD</number:currency-symbol>
    </number:currency-style>
    <number:currency-style style:name="N1281">
      <style:text-properties fo:color="#000000"/>
      <number:text>-</number:text>
      <number:number number:decimal-places="0" number:min-integer-digits="1" number:grouping="true"/>
      <number:text> </number:text>
      <number:currency-symbol>NZD</number:currency-symbol>
      <style:map style:condition="value()&gt;=0" style:apply-style-name="N1281P0"/>
    </number:currency-style>
    <number:currency-style style:name="N1282P0" style:volatile="true">
      <number:number number:decimal-places="2" number:min-integer-digits="1" number:grouping="true"/>
      <number:text> </number:text>
      <number:currency-symbol>CNY</number:currency-symbol>
    </number:currency-style>
    <number:currency-style style:name="N1282">
      <style:text-properties fo:color="#000000"/>
      <number:text>-</number:text>
      <number:number number:decimal-places="2" number:min-integer-digits="1" number:grouping="true"/>
      <number:text> </number:text>
      <number:currency-symbol>CNY</number:currency-symbol>
      <style:map style:condition="value()&gt;=0" style:apply-style-name="N1282P0"/>
    </number:currency-style>
    <number:currency-style style:name="N1283P0" style:volatile="true">
      <number:number number:decimal-places="1" number:min-integer-digits="1" number:grouping="true"/>
      <number:text> </number:text>
      <number:currency-symbol>CNY</number:currency-symbol>
    </number:currency-style>
    <number:currency-style style:name="N1283">
      <style:text-properties fo:color="#000000"/>
      <number:text>-</number:text>
      <number:number number:decimal-places="1" number:min-integer-digits="1" number:grouping="true"/>
      <number:text> </number:text>
      <number:currency-symbol>CNY</number:currency-symbol>
      <style:map style:condition="value()&gt;=0" style:apply-style-name="N1283P0"/>
    </number:currency-style>
    <number:currency-style style:name="N1284P0" style:volatile="true">
      <number:number number:decimal-places="0" number:min-integer-digits="1" number:grouping="true"/>
      <number:text> </number:text>
      <number:currency-symbol>CNY</number:currency-symbol>
    </number:currency-style>
    <number:currency-style style:name="N1284">
      <style:text-properties fo:color="#000000"/>
      <number:text>-</number:text>
      <number:number number:decimal-places="0" number:min-integer-digits="1" number:grouping="true"/>
      <number:text> </number:text>
      <number:currency-symbol>CNY</number:currency-symbol>
      <style:map style:condition="value()&gt;=0" style:apply-style-name="N1284P0"/>
    </number:currency-style>
    <number:currency-style style:name="N1286P0" style:volatile="true">
      <number:number number:decimal-places="1" number:min-integer-digits="1" number:grouping="true"/>
      <number:text> </number:text>
      <number:currency-symbol>KRW</number:currency-symbol>
    </number:currency-style>
    <number:currency-style style:name="N1286">
      <style:text-properties fo:color="#ff0000"/>
      <number:text>-</number:text>
      <number:number number:decimal-places="1" number:min-integer-digits="1" number:grouping="true"/>
      <number:text> </number:text>
      <number:currency-symbol>KRW</number:currency-symbol>
      <style:map style:condition="value()&gt;=0" style:apply-style-name="N1286P0"/>
    </number:currency-style>
    <number:currency-style style:name="N1288P0" style:volatile="true">
      <number:number number:decimal-places="2" number:min-integer-digits="1" number:grouping="true"/>
      <number:text> </number:text>
      <number:currency-symbol>KRW</number:currency-symbol>
    </number:currency-style>
    <number:currency-style style:name="N1288">
      <style:text-properties fo:color="#ff0000"/>
      <number:text>-</number:text>
      <number:number number:decimal-places="2" number:min-integer-digits="1" number:grouping="true"/>
      <number:text> </number:text>
      <number:currency-symbol>KRW</number:currency-symbol>
      <style:map style:condition="value()&gt;=0" style:apply-style-name="N1288P0"/>
    </number:currency-style>
    <number:number-style style:name="N1289P0" style:volatile="true">
      <number:number number:decimal-places="2" number:min-integer-digits="1" number:grouping="true"/>
      <number:text> </number:text>
    </number:number-style>
    <number:number-style style:name="N1289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89P0"/>
    </number:number-style>
    <number:number-style style:name="N1290P0" style:volatile="true">
      <number:number number:decimal-places="0" number:min-integer-digits="1" number:grouping="true"/>
      <number:text> ¥</number:text>
    </number:number-style>
    <number:number-style style:name="N1290">
      <style:text-properties fo:color="#ff0000"/>
      <number:text>-</number:text>
      <number:number number:decimal-places="0" number:min-integer-digits="1" number:grouping="true"/>
      <number:text> ¥</number:text>
      <style:map style:condition="value()&gt;=0" style:apply-style-name="N1290P0"/>
    </number:number-style>
    <number:number-style style:name="N1291P0" style:volatile="true">
      <number:number number:decimal-places="2" number:min-integer-digits="1" number:grouping="true"/>
      <number:text> ¥</number:text>
    </number:number-style>
    <number:number-style style:name="N1291">
      <style:text-properties fo:color="#ff0000"/>
      <number:text>-</number:text>
      <number:number number:decimal-places="2" number:min-integer-digits="1" number:grouping="true"/>
      <number:text> ¥</number:text>
      <style:map style:condition="value()&gt;=0" style:apply-style-name="N1291P0"/>
    </number:number-style>
    <number:number-style style:name="N1292P0" style:volatile="true">
      <number:text>US$</number:text>
      <number:number number:decimal-places="2" number:min-integer-digits="1" number:grouping="true"/>
      <number:text> </number:text>
    </number:number-style>
    <number:number-style style:name="N129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92P0"/>
    </number:number-style>
    <number:number-style style:name="N1293P0" style:volatile="true">
      <number:text>US$</number:text>
      <number:number number:decimal-places="2" number:min-integer-digits="1" number:grouping="true"/>
      <number:text> </number:text>
    </number:number-style>
    <number:number-style style:name="N1293">
      <style:text-properties fo:color="#000000"/>
      <number:text>(US$</number:text>
      <number:number number:decimal-places="2" number:min-integer-digits="1" number:grouping="true"/>
      <number:text>)</number:text>
      <style:map style:condition="value()&gt;=0" style:apply-style-name="N1293P0"/>
    </number:number-style>
    <number:number-style style:name="N1294P0" style:volatile="true">
      <number:text>\</number:text>
      <number:number number:decimal-places="0" number:min-integer-digits="1" number:grouping="true"/>
      <number:text> </number:text>
    </number:number-style>
    <number:number-style style:name="N1294">
      <style:text-properties fo:color="#ff0000"/>
      <number:text>(\</number:text>
      <number:number number:decimal-places="0" number:min-integer-digits="1" number:grouping="true"/>
      <number:text>)</number:text>
      <style:map style:condition="value()&gt;=0" style:apply-style-name="N1294P0"/>
    </number:number-style>
    <number:number-style style:name="N1295P0" style:volatile="true">
      <number:text>\</number:text>
      <number:number number:decimal-places="0" number:min-integer-digits="1" number:grouping="true"/>
      <number:text> </number:text>
    </number:number-style>
    <number:number-style style:name="N1295">
      <style:text-properties fo:color="#000000"/>
      <number:text>(\</number:text>
      <number:number number:decimal-places="0" number:min-integer-digits="1" number:grouping="true"/>
      <number:text>)</number:text>
      <style:map style:condition="value()&gt;=0" style:apply-style-name="N1295P0"/>
    </number:number-style>
    <number:date-style style:name="N1296">
      <number:year number:style="long"/>
      <number:text>年</number:text>
      <number:month/>
      <number:text>月</number:text>
    </number:date-style>
    <number:date-style style:name="N1297P0" style:volatile="true">
      <number:year number:style="long"/>
      <number:text>年</number:text>
      <number:month/>
      <number:text>月</number:text>
    </number:date-style>
    <number:text-style style:name="N1297">
      <number:text-content/>
      <style:map style:condition="value()&gt;=0" style:apply-style-name="N1297P0"/>
    </number:text-style>
    <number:number-style style:name="N1298P0" style:volatile="true">
      <number:number number:decimal-places="5" number:min-integer-digits="1" number:grouping="true"/>
    </number:number-style>
    <number:number-style style:name="N1298">
      <style:text-properties fo:color="#ff0000"/>
      <number:text>-</number:text>
      <number:number number:decimal-places="5" number:min-integer-digits="1" number:grouping="true"/>
      <style:map style:condition="value()&gt;=0" style:apply-style-name="N1298P0"/>
    </number:number-style>
    <number:currency-style style:name="N1300P0" style:volatile="true">
      <number:number number:decimal-places="3" number:min-integer-digits="1" number:grouping="true"/>
      <number:text> </number:text>
      <number:currency-symbol>JPY</number:currency-symbol>
    </number:currency-style>
    <number:currency-style style:name="N1300">
      <number:text>-</number:text>
      <number:number number:decimal-places="0" number:min-integer-digits="1" number:grouping="true"/>
      <number:text> </number:text>
      <number:currency-symbol>JPY</number:currency-symbol>
      <style:map style:condition="value()&gt;=0" style:apply-style-name="N1300P0"/>
    </number:currency-style>
    <number:number-style style:name="N1301P0" style:volatile="true">
      <number:number number:decimal-places="6" number:min-integer-digits="1" number:grouping="true"/>
    </number:number-style>
    <number:number-style style:name="N1301">
      <style:text-properties fo:color="#ff0000"/>
      <number:text>-</number:text>
      <number:number number:decimal-places="6" number:min-integer-digits="1" number:grouping="true"/>
      <style:map style:condition="value()&gt;=0" style:apply-style-name="N1301P0"/>
    </number:number-style>
    <number:number-style style:name="N1302P0" style:volatile="true">
      <number:number number:decimal-places="7" number:min-integer-digits="1" number:grouping="true"/>
    </number:number-style>
    <number:number-style style:name="N1302">
      <style:text-properties fo:color="#ff0000"/>
      <number:text>-</number:text>
      <number:number number:decimal-places="7" number:min-integer-digits="1" number:grouping="true"/>
      <style:map style:condition="value()&gt;=0" style:apply-style-name="N1302P0"/>
    </number:number-style>
    <number:currency-style style:name="N1303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number-style style:name="N1304">
      <number:number number:decimal-places="5" number:min-integer-digits="1" number:decimal-replacement="" number:grouping="true"/>
    </number:number-style>
    <number:currency-style style:name="N1308P0" style:volatile="true">
      <number:currency-symbol number:language="en" number:country="AU">$</number:currency-symbol>
      <number:number number:decimal-places="0" number:min-integer-digits="1" number:grouping="true"/>
      <number:text> </number:text>
    </number:currency-style>
    <number:currency-style style:name="N1308P1" style:volatile="true">
      <number:text>-</number:text>
      <number:currency-symbol number:language="en" number:country="AU">$</number:currency-symbol>
      <number:number number:decimal-places="0" number:min-integer-digits="1" number:grouping="true"/>
      <number:text> </number:text>
    </number:currency-style>
    <number:currency-style style:name="N1308P2" style:volatile="true">
      <number:currency-symbol number:language="en" number:country="AU">$</number:currency-symbol>
      <number:text>- </number:text>
    </number:currency-style>
    <number:text-style style:name="N1308">
      <number:text-content/>
      <number:text> </number:text>
      <style:map style:condition="value()&gt;0" style:apply-style-name="N1308P0"/>
      <style:map style:condition="value()&lt;0" style:apply-style-name="N1308P1"/>
      <style:map style:condition="value()=0" style:apply-style-name="N1308P2"/>
    </number:text-style>
    <number:currency-style style:name="N1309P0" style:volatile="true">
      <number:currency-symbol/>
      <number:number number:decimal-places="0" number:min-integer-digits="1" number:grouping="true"/>
      <number:text> </number:text>
    </number:currency-style>
    <number:currency-style style:name="N1309">
      <style:text-properties fo:color="#00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309P0"/>
    </number:currency-style>
    <number:currency-style style:name="N1310P0" style:volatile="true">
      <number:currency-symbol/>
      <number:number number:decimal-places="2" number:min-integer-digits="1" number:grouping="true"/>
      <number:text> </number:text>
    </number:currency-style>
    <number:currency-style style:name="N1310">
      <style:text-properties fo:color="#00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310P0"/>
    </number:currency-style>
    <number:number-style style:name="N1311P0" style:volatile="true">
      <number:text>$</number:text>
      <number:number number:decimal-places="1" number:min-integer-digits="1" number:grouping="true"/>
    </number:number-style>
    <number:number-style style:name="N1311">
      <style:text-properties fo:color="#000000"/>
      <number:text>($</number:text>
      <number:number number:decimal-places="1" number:min-integer-digits="1" number:grouping="true"/>
      <number:text>)</number:text>
      <style:map style:condition="value()&gt;=0" style:apply-style-name="N1311P0"/>
    </number:number-style>
    <number:number-style style:name="N1312P0" style:volatile="true">
      <number:text>$</number:text>
      <number:number number:decimal-places="3" number:min-integer-digits="1" number:grouping="true"/>
    </number:number-style>
    <number:number-style style:name="N1312">
      <style:text-properties fo:color="#000000"/>
      <number:text>($</number:text>
      <number:number number:decimal-places="3" number:min-integer-digits="1" number:grouping="true"/>
      <number:text>)</number:text>
      <style:map style:condition="value()&gt;=0" style:apply-style-name="N1312P0"/>
    </number:number-style>
    <number:number-style style:name="N1313P0" style:volatile="true">
      <number:text>$</number:text>
      <number:number number:decimal-places="4" number:min-integer-digits="1" number:grouping="true"/>
    </number:number-style>
    <number:number-style style:name="N1313">
      <style:text-properties fo:color="#000000"/>
      <number:text>($</number:text>
      <number:number number:decimal-places="4" number:min-integer-digits="1" number:grouping="true"/>
      <number:text>)</number:text>
      <style:map style:condition="value()&gt;=0" style:apply-style-name="N1313P0"/>
    </number:number-style>
    <number:currency-style style:name="N1314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314">
      <style:text-properties fo:color="#00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314P0"/>
    </number:currency-style>
    <number:currency-style style:name="N1315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315">
      <style:text-properties fo:color="#00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15P0"/>
    </number:currency-style>
    <number:currency-style style:name="N1316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316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16P0"/>
    </number:currency-style>
    <number:currency-style style:name="N131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17">
      <style:text-properties fo:color="#00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17P0"/>
    </number:currency-style>
    <number:currency-style style:name="N13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8">
      <style:text-properties fo:color="#00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8P0"/>
    </number:currency-style>
    <number:number-style style:name="N1319P0" style:volatile="true">
      <number:number number:decimal-places="0" number:min-integer-digits="1" number:grouping="true"/>
      <number:text> </number:text>
    </number:number-style>
    <number:number-style style:name="N1319">
      <style:text-properties fo:color="#000000"/>
      <number:text>(</number:text>
      <number:number number:decimal-places="0" number:min-integer-digits="1" number:grouping="true"/>
      <number:text>)</number:text>
      <style:map style:condition="value()&gt;=0" style:apply-style-name="N1319P0"/>
    </number:number-style>
    <number:currency-style style:name="N1320P0" style:volatile="true">
      <number:currency-symbol number:language="en" number:country="US">$</number:currency-symbol>
      <number:number number:decimal-places="0" number:min-integer-digits="3" number:grouping="true"/>
    </number:currency-style>
    <number:currency-style style:name="N1320">
      <style:text-properties fo:color="#000000"/>
      <number:text>-</number:text>
      <number:currency-symbol number:language="en" number:country="US">$</number:currency-symbol>
      <number:number number:decimal-places="0" number:min-integer-digits="3" number:grouping="true"/>
      <style:map style:condition="value()&gt;=0" style:apply-style-name="N1320P0"/>
    </number:currency-style>
    <number:number-style style:name="N1321P0" style:volatile="true">
      <number:text>¥</number:text>
      <number:number number:decimal-places="0" number:min-integer-digits="1" number:grouping="true"/>
    </number:number-style>
    <number:number-style style:name="N1321">
      <style:text-properties fo:color="#000000"/>
      <number:text>-¥</number:text>
      <number:number number:decimal-places="0" number:min-integer-digits="1" number:grouping="true"/>
      <style:map style:condition="value()&gt;=0" style:apply-style-name="N1321P0"/>
    </number:number-style>
    <number:number-style style:name="N1322P0" style:volatile="true">
      <number:text>¥</number:text>
      <number:number number:decimal-places="2" number:min-integer-digits="1" number:grouping="true"/>
    </number:number-style>
    <number:number-style style:name="N1322">
      <style:text-properties fo:color="#000000"/>
      <number:text>-¥</number:text>
      <number:number number:decimal-places="2" number:min-integer-digits="1" number:grouping="true"/>
      <style:map style:condition="value()&gt;=0" style:apply-style-name="N1322P0"/>
    </number:number-style>
    <number:number-style style:name="N1323P0" style:volatile="true">
      <number:number number:decimal-places="1" number:min-integer-digits="1"/>
    </number:number-style>
    <number:number-style style:name="N1323">
      <style:text-properties fo:color="#000000"/>
      <number:text>-</number:text>
      <number:number number:decimal-places="1" number:min-integer-digits="1"/>
      <style:map style:condition="value()&gt;=0" style:apply-style-name="N1323P0"/>
    </number:number-style>
    <number:number-style style:name="N1324P0" style:volatile="true">
      <number:number number:decimal-places="0" number:min-integer-digits="1"/>
    </number:number-style>
    <number:number-style style:name="N1324" number:title="User-defined">
      <style:text-properties fo:color="#000000"/>
      <number:text>-</number:text>
      <number:number number:decimal-places="0" number:min-integer-digits="1"/>
      <style:map style:condition="value()&gt;=0" style:apply-style-name="N1324P0"/>
    </number:number-style>
    <number:number-style style:name="N1325P0" style:volatile="true">
      <number:number number:decimal-places="2" number:min-integer-digits="1"/>
    </number:number-style>
    <number:number-style style:name="N1325">
      <style:text-properties fo:color="#000000"/>
      <number:text>-</number:text>
      <number:number number:decimal-places="2" number:min-integer-digits="1"/>
      <style:map style:condition="value()&gt;=0" style:apply-style-name="N1325P0"/>
    </number:number-style>
    <number:number-style style:name="N1326P0" style:volatile="true">
      <number:text>F </number:text>
      <number:number number:decimal-places="2" number:min-integer-digits="1" number:grouping="true"/>
      <number:text> </number:text>
    </number:number-style>
    <number:number-style style:name="N1326">
      <style:text-properties fo:color="#ff0000"/>
      <number:text>F </number:text>
      <number:number number:decimal-places="2" number:min-integer-digits="1" number:grouping="true"/>
      <number:text>-</number:text>
      <style:map style:condition="value()&gt;=0" style:apply-style-name="N1326P0"/>
    </number:number-style>
    <number:number-style style:name="N1327P0" style:volatile="true">
      <number:number number:decimal-places="0" number:min-integer-digits="1"/>
    </number:number-style>
    <number:number-style style:name="N1327">
      <style:text-properties fo:color="#ff0000"/>
      <number:text>- </number:text>
      <number:number number:decimal-places="0" number:min-integer-digits="1"/>
      <number:text> </number:text>
      <style:map style:condition="value()&gt;=0" style:apply-style-name="N1327P0"/>
    </number:number-style>
    <number:number-style style:name="N1328">
      <number:number number:decimal-places="0" number:min-integer-digits="9">
        <number:embedded-text number:position="4">-</number:embedded-text>
      </number:number>
    </number:number-style>
    <number:currency-style style:name="N1330P0" style:volatile="true">
      <number:currency-symbol number:language="en" number:country="US">$</number:currency-symbol>
      <number:number number:decimal-places="1" number:min-integer-digits="0" number:grouping="true"/>
    </number:currency-style>
    <number:currency-style style:name="N1330">
      <number:text>-</number:text>
      <number:currency-symbol number:language="en" number:country="US">$</number:currency-symbol>
      <number:number number:decimal-places="1" number:min-integer-digits="0" number:grouping="true"/>
      <style:map style:condition="value()&gt;=0" style:apply-style-name="N1330P0"/>
    </number:currency-style>
    <number:currency-style style:name="N1332P0" style:volatile="true">
      <number:currency-symbol number:language="en" number:country="US">$</number:currency-symbol>
      <number:number number:decimal-places="2" number:min-integer-digits="0" number:grouping="true"/>
    </number:currency-style>
    <number:currency-style style:name="N1332">
      <number:text>-</number:text>
      <number:currency-symbol number:language="en" number:country="US">$</number:currency-symbol>
      <number:number number:decimal-places="2" number:min-integer-digits="0" number:grouping="true"/>
      <style:map style:condition="value()&gt;=0" style:apply-style-name="N1332P0"/>
    </number:currency-style>
    <number:date-style style:name="N1333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33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334">
      <number:text-content/>
      <style:map style:condition="value()&gt;=0" style:apply-style-name="N1334P0"/>
    </number:text-style>
    <number:number-style style:name="N1335P0" style:volatile="true">
      <number:number number:decimal-places="1" number:min-integer-digits="1" number:grouping="true"/>
      <number:text> </number:text>
    </number:number-style>
    <number:number-style style:name="N1335P1" style:volatile="true">
      <number:text> (</number:text>
      <number:number number:decimal-places="1" number:min-integer-digits="1" number:grouping="true"/>
      <number:text>)</number:text>
    </number:number-style>
    <number:number-style style:name="N1335P2" style:volatile="true">
      <number:text> - </number:text>
    </number:number-style>
    <number:text-style style:name="N1335">
      <number:text-content/>
      <number:text> </number:text>
      <style:map style:condition="value()&gt;0" style:apply-style-name="N1335P0"/>
      <style:map style:condition="value()&lt;0" style:apply-style-name="N1335P1"/>
      <style:map style:condition="value()=0" style:apply-style-name="N1335P2"/>
    </number:text-style>
    <number:number-style style:name="N1337P0" style:volatile="true">
      <number:number number:decimal-places="1" number:min-integer-digits="1" number:grouping="true"/>
      <number:text> </number:text>
    </number:number-style>
    <number:number-style style:name="N1337P1" style:volatile="true">
      <number:text> -</number:text>
      <number:number number:decimal-places="1" number:min-integer-digits="1" number:grouping="true"/>
      <number:text> </number:text>
    </number:number-style>
    <number:number-style style:name="N1337P2" style:volatile="true">
      <number:text> -</number:text>
      <number:number number:decimal-places="0" number:min-integer-digits="0"/>
      <number:text> </number:text>
    </number:number-style>
    <number:text-style style:name="N1337">
      <number:text-content/>
      <number:text> </number:text>
      <style:map style:condition="value()&gt;0" style:apply-style-name="N1337P0"/>
      <style:map style:condition="value()&lt;0" style:apply-style-name="N1337P1"/>
      <style:map style:condition="value()=0" style:apply-style-name="N1337P2"/>
    </number:text-style>
    <number:number-style style:name="N1338P0" style:volatile="true">
      <number:number number:decimal-places="1" number:min-integer-digits="1"/>
      <number:text> </number:text>
    </number:number-style>
    <number:number-style style:name="N1338">
      <style:text-properties fo:color="#ff0000"/>
      <number:text>(</number:text>
      <number:number number:decimal-places="1" number:min-integer-digits="1"/>
      <number:text>)</number:text>
      <style:map style:condition="value()&gt;=0" style:apply-style-name="N1338P0"/>
    </number:number-style>
    <number:currency-style style:name="N1339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339">
      <style:text-properties fo:color="#ff00ff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339P0"/>
    </number:currency-style>
    <number:currency-style style:name="N1340P0" style:volatile="true">
      <number:number number:decimal-places="2" number:min-integer-digits="1" number:grouping="true"/>
      <number:text> </number:text>
      <number:currency-symbol number:language="fi" number:country="FI">mk</number:currency-symbol>
    </number:currency-style>
    <number:currency-style style:name="N1340">
      <style:text-properties fo:color="#00ffff"/>
      <number:text>-</number:text>
      <number:number number: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1340P0"/>
    </number:currency-style>
    <number:currency-style style:name="N1341P0" style:volatile="true">
      <number:number number:decimal-places="2" number:min-integer-digits="1" number:grouping="true"/>
      <number:text> </number:text>
      <number:currency-symbol>GBP</number:currency-symbol>
    </number:currency-style>
    <number:currency-style style:name="N1341">
      <style:text-properties fo:color="#00ffff"/>
      <number:text>-</number:text>
      <number:number number:decimal-places="2" number:min-integer-digits="1" number:grouping="true"/>
      <number:text> </number:text>
      <number:currency-symbol>GBP</number:currency-symbol>
      <style:map style:condition="value()&gt;=0" style:apply-style-name="N1341P0"/>
    </number:currency-style>
    <number:currency-style style:name="N1342P0" style:volatile="true">
      <number:number number:decimal-places="0" number:min-integer-digits="1" number:grouping="true"/>
      <number:text> </number:text>
      <number:currency-symbol>JPY</number:currency-symbol>
    </number:currency-style>
    <number:currency-style style:name="N1342">
      <style:text-properties fo:color="#00ffff"/>
      <number:text>-</number:text>
      <number:number number:decimal-places="0" number:min-integer-digits="1" number:grouping="true"/>
      <number:text> </number:text>
      <number:currency-symbol>JPY</number:currency-symbol>
      <style:map style:condition="value()&gt;=0" style:apply-style-name="N1342P0"/>
    </number:currency-style>
    <number:currency-style style:name="N1343P0" style:volatile="true">
      <number:number number:decimal-places="2" number:min-integer-digits="1" number:grouping="true"/>
      <number:text> </number:text>
      <number:currency-symbol>HKD</number:currency-symbol>
    </number:currency-style>
    <number:currency-style style:name="N1343">
      <style:text-properties fo:color="#00ffff"/>
      <number:text>-</number:text>
      <number:number number:decimal-places="2" number:min-integer-digits="1" number:grouping="true"/>
      <number:text> </number:text>
      <number:currency-symbol>HKD</number:currency-symbol>
      <style:map style:condition="value()&gt;=0" style:apply-style-name="N1343P0"/>
    </number:currency-style>
    <number:currency-style style:name="N1344P0" style:volatile="true">
      <number:number number:decimal-places="2" number:min-integer-digits="1" number:grouping="true"/>
      <number:text> </number:text>
      <number:currency-symbol>AUD</number:currency-symbol>
    </number:currency-style>
    <number:currency-style style:name="N1344">
      <style:text-properties fo:color="#00ffff"/>
      <number:text>-</number:text>
      <number:number number:decimal-places="2" number:min-integer-digits="1" number:grouping="true"/>
      <number:text> </number:text>
      <number:currency-symbol>AUD</number:currency-symbol>
      <style:map style:condition="value()&gt;=0" style:apply-style-name="N1344P0"/>
    </number:currency-style>
    <number:currency-style style:name="N1345P0" style:volatile="true">
      <number:number number:decimal-places="2" number:min-integer-digits="1" number:grouping="true"/>
      <number:text> </number:text>
      <number:currency-symbol>SGD</number:currency-symbol>
    </number:currency-style>
    <number:currency-style style:name="N1345">
      <style:text-properties fo:color="#00ffff"/>
      <number:text>-</number:text>
      <number:number number:decimal-places="2" number:min-integer-digits="1" number:grouping="true"/>
      <number:text> </number:text>
      <number:currency-symbol>SGD</number:currency-symbol>
      <style:map style:condition="value()&gt;=0" style:apply-style-name="N1345P0"/>
    </number:currency-style>
    <number:currency-style style:name="N1346P0" style:volatile="true">
      <number:number number:decimal-places="0" number:min-integer-digits="1" number:grouping="true"/>
      <number:text> </number:text>
      <number:currency-symbol>KRW</number:currency-symbol>
    </number:currency-style>
    <number:currency-style style:name="N1346">
      <style:text-properties fo:color="#00ffff"/>
      <number:text>-</number:text>
      <number:number number:decimal-places="0" number:min-integer-digits="1" number:grouping="true"/>
      <number:text> </number:text>
      <number:currency-symbol>KRW</number:currency-symbol>
      <style:map style:condition="value()&gt;=0" style:apply-style-name="N1346P0"/>
    </number:currency-style>
    <number:number-style style:name="N1347P0" style:volatile="true">
      <number:number number:decimal-places="2" number:min-integer-digits="1" number:grouping="true"/>
      <number:text> </number:text>
    </number:number-style>
    <number:number-style style:name="N1347">
      <style:text-properties fo:color="#000000"/>
      <number:text>(</number:text>
      <number:number number:decimal-places="2" number:min-integer-digits="1" number:grouping="true"/>
      <number:text>)</number:text>
      <style:map style:condition="value()&gt;=0" style:apply-style-name="N1347P0"/>
    </number:number-style>
    <number:number-style style:name="N1348P0" style:volatile="true">
      <number:text>F </number:text>
      <number:number number:decimal-places="2" number:min-integer-digits="1" number:grouping="true"/>
      <number:text> </number:text>
    </number:number-style>
    <number:number-style style:name="N1348">
      <style:text-properties fo:color="#000000"/>
      <number:text>F </number:text>
      <number:number number:decimal-places="2" number:min-integer-digits="1" number:grouping="true"/>
      <number:text>-</number:text>
      <style:map style:condition="value()&gt;=0" style:apply-style-name="N1348P0"/>
    </number:number-style>
    <number:number-style style:name="N1349P0" style:volatile="true">
      <number:number number:decimal-places="0" number:min-integer-digits="1"/>
    </number:number-style>
    <number:number-style style:name="N1349">
      <style:text-properties fo:color="#000000"/>
      <number:text>- </number:text>
      <number:number number:decimal-places="0" number:min-integer-digits="1"/>
      <number:text> </number:text>
      <style:map style:condition="value()&gt;=0" style:apply-style-name="N1349P0"/>
    </number:number-style>
    <number:number-style style:name="N1350P0" style:volatile="true">
      <number:number number:decimal-places="0" number:min-integer-digits="1" number:grouping="true"/>
      <number:text> ¥</number:text>
    </number:number-style>
    <number:number-style style:name="N1350">
      <style:text-properties fo:color="#000000"/>
      <number:text>-</number:text>
      <number:number number:decimal-places="0" number:min-integer-digits="1" number:grouping="true"/>
      <number:text> ¥</number:text>
      <style:map style:condition="value()&gt;=0" style:apply-style-name="N1350P0"/>
    </number:number-style>
    <number:number-style style:name="N1351P0" style:volatile="true">
      <number:number number:decimal-places="2" number:min-integer-digits="1" number:grouping="true"/>
      <number:text> ¥</number:text>
    </number:number-style>
    <number:number-style style:name="N1351">
      <style:text-properties fo:color="#000000"/>
      <number:text>-</number:text>
      <number:number number:decimal-places="2" number:min-integer-digits="1" number:grouping="true"/>
      <number:text> ¥</number:text>
      <style:map style:condition="value()&gt;=0" style:apply-style-name="N1351P0"/>
    </number:number-style>
    <number:number-style style:name="N1352P0" style:volatile="true">
      <number:number number:decimal-places="1" number:min-integer-digits="1"/>
      <number:text> </number:text>
    </number:number-style>
    <number:number-style style:name="N1352">
      <style:text-properties fo:color="#000000"/>
      <number:text>(</number:text>
      <number:number number:decimal-places="1" number:min-integer-digits="1"/>
      <number:text>)</number:text>
      <style:map style:condition="value()&gt;=0" style:apply-style-name="N1352P0"/>
    </number:number-style>
    <number:currency-style style:name="N1354P0" style:volatile="true">
      <number:currency-symbol number:language="en" number:country="US">$</number:currency-symbol>
      <number:number number:decimal-places="1" number:min-integer-digits="1" number:grouping="true"/>
      <number:text> k</number:text>
    </number:currency-style>
    <number:currency-style style:name="N1354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number:text> k</number:text>
      <style:map style:condition="value()&gt;=0" style:apply-style-name="N1354P0"/>
    </number:currency-style>
    <number:date-style style:name="N1355P0" style:volatile="true">
      <number:day number:style="long"/>
      <number:text>-</number:text>
      <number:month number:textual="true"/>
      <number:text>-</number:text>
      <number:year/>
    </number:date-style>
    <number:text-style style:name="N1355">
      <number:text-content/>
      <style:map style:condition="value()&gt;=0" style:apply-style-name="N1355P0"/>
    </number:text-style>
    <number:currency-style style:name="N135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56">
      <style:text-properties fo:color="#00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356P0"/>
    </number:currency-style>
    <number:number-style style:name="N1357">
      <number:number number:decimal-places="5" number:min-integer-digits="0" number:grouping="true"/>
    </number:number-style>
    <number:number-style style:name="N1358P0" style:volatile="true">
      <number:number number:decimal-places="0" number:min-integer-digits="1" number:grouping="true"/>
      <number:text> ¥ </number:text>
    </number:number-style>
    <number:number-style style:name="N1358P1" style:volatile="true">
      <number:text>-</number:text>
      <number:number number:decimal-places="0" number:min-integer-digits="1" number:grouping="true"/>
      <number:text> ¥ </number:text>
    </number:number-style>
    <number:number-style style:name="N1358">
      <number:text> - ¥ </number:text>
      <style:map style:condition="value()&gt;0" style:apply-style-name="N1358P0"/>
      <style:map style:condition="value()&lt;0" style:apply-style-name="N1358P1"/>
    </number:number-style>
    <number:number-style style:name="N1359P0" style:volatile="true">
      <number:number number:decimal-places="2" number:min-integer-digits="1" number:grouping="true"/>
      <number:text> ¥ </number:text>
    </number:number-style>
    <number:number-style style:name="N1359P1" style:volatile="true">
      <number:text>-</number:text>
      <number:number number:decimal-places="2" number:min-integer-digits="1" number:grouping="true"/>
      <number:text> ¥ </number:text>
    </number:number-style>
    <number:number-style style:name="N1359">
      <number:text> -</number:text>
      <number:number number:decimal-places="0" number:min-integer-digits="0"/>
      <number:text> ¥ </number:text>
      <style:map style:condition="value()&gt;0" style:apply-style-name="N1359P0"/>
      <style:map style:condition="value()&lt;0" style:apply-style-name="N1359P1"/>
    </number:number-style>
    <number:number-style style:name="N1360P0" style:volatile="true">
      <number:number number:decimal-places="0" number:min-integer-digits="1" number:grouping="true"/>
      <number:text> £ </number:text>
    </number:number-style>
    <number:number-style style:name="N1360P1" style:volatile="true">
      <number:text>-</number:text>
      <number:number number:decimal-places="0" number:min-integer-digits="1" number:grouping="true"/>
      <number:text> £ </number:text>
    </number:number-style>
    <number:number-style style:name="N1360">
      <number:text> - £ </number:text>
      <style:map style:condition="value()&gt;0" style:apply-style-name="N1360P0"/>
      <style:map style:condition="value()&lt;0" style:apply-style-name="N1360P1"/>
    </number:number-style>
    <number:number-style style:name="N1361P0" style:volatile="true">
      <number:number number:decimal-places="2" number:min-integer-digits="1" number:grouping="true"/>
      <number:text> £ </number:text>
    </number:number-style>
    <number:number-style style:name="N1361P1" style:volatile="true">
      <number:text>-</number:text>
      <number:number number:decimal-places="2" number:min-integer-digits="1" number:grouping="true"/>
      <number:text> £ </number:text>
    </number:number-style>
    <number:number-style style:name="N1361">
      <number:text> -</number:text>
      <number:number number:decimal-places="0" number:min-integer-digits="0"/>
      <number:text> £ </number:text>
      <style:map style:condition="value()&gt;0" style:apply-style-name="N1361P0"/>
      <style:map style:condition="value()&lt;0" style:apply-style-name="N1361P1"/>
    </number:number-style>
    <number:number-style style:name="N1362P0" style:volatile="true">
      <number:number number:decimal-places="2" number:min-integer-digits="1"/>
      <number:text> </number:text>
    </number:number-style>
    <number:number-style style:name="N1362">
      <number:text>-</number:text>
      <number:number number:decimal-places="2" number:min-integer-digits="1"/>
      <style:map style:condition="value()&gt;=0" style:apply-style-name="N1362P0"/>
    </number:number-style>
    <number:currency-style style:name="N1363P0" style:volatile="true">
      <number:currency-symbol number:language="en" number:country="US">$</number:currency-symbol>
      <number:number number:decimal-places="1" number:min-integer-digits="1" number:grouping="true"/>
      <number:text> k</number:text>
    </number:currency-style>
    <number:currency-style style:name="N1363">
      <style:text-properties fo:color="#000000"/>
      <number:text>-</number:text>
      <number:currency-symbol number:language="en" number:country="US">$</number:currency-symbol>
      <number:number number:decimal-places="1" number:min-integer-digits="1" number:grouping="true"/>
      <number:text> k</number:text>
      <style:map style:condition="value()&gt;=0" style:apply-style-name="N1363P0"/>
    </number:currency-style>
    <number:currency-style style:name="N1365P0" style:volatile="true">
      <number:currency-symbol number:language="en">$</number:currency-symbol>
      <number:number number:decimal-places="2" number:min-integer-digits="1" number:grouping="true"/>
    </number:currency-style>
    <number:currency-style style:name="N1365"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365P0"/>
    </number:currency-style>
    <number:currency-style style:name="N1367P0" style:volatile="true">
      <number:currency-symbol number:language="en">$</number:currency-symbol>
      <number:number number:decimal-places="0" number:min-integer-digits="1" number:grouping="true"/>
    </number:currency-style>
    <number:currency-style style:name="N1367">
      <number:text>-</number:text>
      <number:currency-symbol number:language="en">$</number:currency-symbol>
      <number:number number:decimal-places="0" number:min-integer-digits="1" number:grouping="true"/>
      <style:map style:condition="value()&gt;=0" style:apply-style-name="N1367P0"/>
    </number:currency-style>
    <number:currency-style style:name="N136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9"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9P0"/>
    </number:currency-style>
    <number:currency-style style:name="N1371P0" style:volatile="true">
      <number:number number:decimal-places="0" number:min-integer-digits="1" number:grouping="true"/>
      <number:text> </number:text>
      <number:currency-symbol number:language="ca" number:country="ES">€</number:currency-symbol>
    </number:currency-style>
    <number:currency-style style:name="N1371">
      <number:text>-</number:text>
      <number:number number: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371P0"/>
    </number:currency-style>
    <number:date-style style:name="N1372">
      <number:year number:calendar="ROC"/>
      <number:text>/</number:text>
      <number:month number:calendar="ROC"/>
      <number:text>/</number:text>
      <number:day number:calendar="ROC"/>
    </number:date-style>
    <number:date-style style:name="N1373">
      <number:year/>
      <number:text>年 </number:text>
      <number:month/>
      <number:text>月 </number:text>
      <number:day/>
      <number:text>日</number:text>
    </number:date-style>
    <number:number-style style:name="N1374P0" style:volatile="true">
      <number:number number:decimal-places="2" number:min-integer-digits="0" number:grouping="true"/>
    </number:number-style>
    <number:number-style style:name="N1374">
      <number:text>-</number:text>
      <number:number number:decimal-places="2" number:min-integer-digits="0" number:grouping="true"/>
      <style:map style:condition="value()&gt;=0" style:apply-style-name="N1374P0"/>
    </number:number-style>
    <number:number-style style:name="N1375P0" style:volatile="true">
      <number:number number:decimal-places="0" number:min-integer-digits="0" number:grouping="true"/>
    </number:number-style>
    <number:number-style style:name="N1375">
      <number:text>-</number:text>
      <number:number number:decimal-places="0" number:min-integer-digits="0" number:grouping="true"/>
      <style:map style:condition="value()&gt;=0" style:apply-style-name="N1375P0"/>
    </number:number-style>
    <number:number-style style:name="N1376P0" style:volatile="true">
      <number:text>(</number:text>
      <number:number number:decimal-places="0" number:min-integer-digits="0" number:grouping="true"/>
      <number:text>)</number:text>
    </number:number-style>
    <number:number-style style:name="N1376">
      <number:text>-</number:text>
      <number:number number:decimal-places="0" number:min-integer-digits="0" number:grouping="true"/>
      <style:map style:condition="value()&gt;=0" style:apply-style-name="N1376P0"/>
    </number:number-style>
    <number:percentage-style style:name="N1377P0" style:volatile="true">
      <number:number number:decimal-places="0" number:min-integer-digits="1"/>
      <number:text>%</number:text>
    </number:percentage-style>
    <number:percentage-style style:name="N1377">
      <number:text>-</number:text>
      <number:number number:decimal-places="0" number:min-integer-digits="1"/>
      <number:text>%</number:text>
      <style:map style:condition="value()&gt;=0" style:apply-style-name="N1377P0"/>
    </number:percentage-style>
    <number:currency-style style:name="N1379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379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379P0"/>
    </number:currency-style>
    <number:currency-style style:name="N1381P0" style:volatile="true">
      <number:currency-symbol number:language="en" number:country="CA">$</number:currency-symbol>
      <number:number number:decimal-places="0" number:min-integer-digits="1" number:grouping="true"/>
    </number:currency-style>
    <number:currency-style style:name="N1381">
      <number:text>-</number:text>
      <number:currency-symbol number:language="en" number:country="CA">$</number:currency-symbol>
      <number:number number:decimal-places="0" number:min-integer-digits="1" number:grouping="true"/>
      <style:map style:condition="value()&gt;=0" style:apply-style-name="N1381P0"/>
    </number:currency-style>
    <number:currency-style style:name="N1383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383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383P0"/>
    </number:currency-style>
    <number:currency-style style:name="N1385P0" style:volatile="true">
      <number:number number:decimal-places="3" number:min-integer-digits="0"/>
      <number:text> </number:text>
      <number:currency-symbol number:language="fr" number:country="FR">€</number:currency-symbol>
    </number:currency-style>
    <number:currency-style style:name="N1385">
      <number:text>-</number:text>
      <number:number number:decimal-places="3" number:min-integer-digits="0"/>
      <number:text> </number:text>
      <number:currency-symbol number:language="fr" number:country="FR">€</number:currency-symbol>
      <style:map style:condition="value()&gt;=0" style:apply-style-name="N1385P0"/>
    </number:currency-style>
    <number:currency-style style:name="N1387P0" style:volatile="true">
      <number:number number:decimal-places="3" number:min-integer-digits="0" number:grouping="true"/>
      <number:text> </number:text>
      <number:currency-symbol number:language="fr" number:country="FR">€</number:currency-symbol>
    </number:currency-style>
    <number:currency-style style:name="N1387">
      <number:text>-</number:text>
      <number:number number:decimal-places="3" number:min-integer-digits="0" number:grouping="true"/>
      <number:text> </number:text>
      <number:currency-symbol number:language="fr" number:country="FR">€</number:currency-symbol>
      <style:map style:condition="value()&gt;=0" style:apply-style-name="N1387P0"/>
    </number:currency-style>
    <number:currency-style style:name="N1389P0" style:volatile="true">
      <number:currency-symbol number:language="en" number:country="CA">$</number:currency-symbol>
      <number:number number:decimal-places="2" number:min-integer-digits="1" number:decimal-replacement="--" number:grouping="true"/>
    </number:currency-style>
    <number:currency-style style:name="N1389">
      <number:text>-</number:text>
      <number:currency-symbol number:language="en" number:country="CA">$</number:currency-symbol>
      <number:number number:decimal-places="2" number:min-integer-digits="1" number:decimal-replacement="--" number:grouping="true"/>
      <style:map style:condition="value()&gt;=0" style:apply-style-name="N1389P0"/>
    </number:currency-style>
    <number:number-style style:name="N1391P0" style:volatile="true">
      <number:number number:decimal-places="0" number:min-integer-digits="1" number:grouping="true"/>
      <number:text> €</number:text>
    </number:number-style>
    <number:number-style style:name="N1391P1" style:volatile="true">
      <number:text>-</number:text>
      <number:number number:decimal-places="0" number:min-integer-digits="1" number:grouping="true"/>
      <number:text> €</number:text>
    </number:number-style>
    <number:number-style style:name="N1391">
      <number:text>- €</number:text>
      <style:map style:condition="value()&gt;0" style:apply-style-name="N1391P0"/>
      <style:map style:condition="value()&lt;0" style:apply-style-name="N1391P1"/>
    </number:number-style>
    <number:number-style style:name="N1393P0" style:volatile="true">
      <number:number number:decimal-places="2" number:min-integer-digits="1" number:grouping="true"/>
      <number:text> €</number:text>
    </number:number-style>
    <number:number-style style:name="N1393P1" style:volatile="true">
      <number:text>-</number:text>
      <number:number number:decimal-places="2" number:min-integer-digits="1" number:grouping="true"/>
      <number:text> €</number:text>
    </number:number-style>
    <number:number-style style:name="N1393">
      <number:text>-</number:text>
      <number:number number:decimal-places="0" number:min-integer-digits="0"/>
      <number:text> €</number:text>
      <style:map style:condition="value()&gt;0" style:apply-style-name="N1393P0"/>
      <style:map style:condition="value()&lt;0" style:apply-style-name="N1393P1"/>
    </number:number-style>
    <number:currency-style style:name="N139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94"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394P0"/>
    </number:currency-style>
    <number:number-style style:name="N1395">
      <number:number number:decimal-places="0" number:min-integer-digits="1" number:grouping="true" number:display-factor="1000"/>
    </number:number-style>
    <number:number-style style:name="N1396P0" style:volatile="true">
      <number:number number:decimal-places="0" number:min-integer-digits="1" number:grouping="true" number:display-factor="1000"/>
    </number:number-style>
    <number:number-style style:name="N1396">
      <number:text>-</number:text>
      <number:number number:decimal-places="0" number:min-integer-digits="1" number:grouping="true" number:display-factor="1000"/>
      <style:map style:condition="value()&gt;=0" style:apply-style-name="N1396P0"/>
    </number:number-style>
    <number:number-style style:name="N1397">
      <number:number number:decimal-places="2" number:min-integer-digits="1" number:grouping="true" number:display-factor="1000"/>
    </number:number-style>
    <number:number-style style:name="N1398P0" style:volatile="true">
      <number:number number:decimal-places="2" number:min-integer-digits="1" number:grouping="true" number:display-factor="1000"/>
    </number:number-style>
    <number:number-style style:name="N1398">
      <number:text>-</number:text>
      <number:number number:decimal-places="2" number:min-integer-digits="1" number:grouping="true" number:display-factor="1000"/>
      <style:map style:condition="value()&gt;=0" style:apply-style-name="N1398P0"/>
    </number:number-style>
    <number:number-style style:name="N1399">
      <number:text>-</number:text>
      <number:number number:decimal-places="0" number:min-integer-digits="1" number:grouping="true" number:display-factor="1000"/>
    </number:number-style>
    <number:number-style style:name="N1400P0" style:volatile="true">
      <number:number number:decimal-places="0" number:min-integer-digits="1" number:grouping="true" number:display-factor="1000"/>
    </number:number-style>
    <number:number-style style:name="N1400P1" style:volatile="true">
      <number:text>-</number:text>
      <number:number number:decimal-places="0" number:min-integer-digits="1" number:grouping="true" number:display-factor="1000"/>
    </number:number-style>
    <number:number-style style:name="N1400">
      <number:text>- </number:text>
      <style:map style:condition="value()&gt;0" style:apply-style-name="N1400P0"/>
      <style:map style:condition="value()&lt;0" style:apply-style-name="N1400P1"/>
    </number:number-style>
    <number:number-style style:name="N1401">
      <number:text>-</number:text>
      <number:number number:decimal-places="2" number:min-integer-digits="1" number:grouping="true" number:display-factor="1000"/>
    </number:number-style>
    <number:number-style style:name="N1402P0" style:volatile="true">
      <number:number number:decimal-places="2" number:min-integer-digits="1" number:grouping="true" number:display-factor="1000"/>
    </number:number-style>
    <number:number-style style:name="N1402P1" style:volatile="true">
      <number:text>-</number:text>
      <number:number number:decimal-places="2" number:min-integer-digits="1" number:grouping="true" number:display-factor="1000"/>
    </number:number-style>
    <number:number-style style:name="N1402">
      <number:text>-</number:text>
      <number:number number:decimal-places="0" number:min-integer-digits="0" number:display-factor="1000"/>
      <style:map style:condition="value()&gt;0" style:apply-style-name="N1402P0"/>
      <style:map style:condition="value()&lt;0" style:apply-style-name="N1402P1"/>
    </number:number-style>
    <number:date-style style:name="N1403">
      <number:day/>
      <number:text>/</number:text>
      <number:month/>
      <number:text>/</number:text>
      <number:year/>
    </number:date-style>
    <number:currency-style style:name="N14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05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05P0"/>
    </number:currency-style>
    <number:date-style style:name="N1406">
      <number:day/>
      <number:text>.</number:text>
      <number:month/>
      <number:text>.</number:text>
      <number:year/>
    </number:date-style>
    <number:time-style style:name="N1407" number:truncate-on-overflow="false">
      <number:hours number:style="long"/>
      <number:text>.</number:text>
      <number:minutes number:style="long"/>
      <number:text>.</number:text>
      <number:seconds number:style="long"/>
    </number:time-style>
    <number:number-style style:name="N1409P0" style:volatile="true">
      <number:text>$</number:text>
      <number:number number:decimal-places="0" number:min-integer-digits="1" number:grouping="true" number:display-factor="1000"/>
    </number:number-style>
    <number:number-style style:name="N1409">
      <number:text>($</number:text>
      <number:number number:decimal-places="0" number:min-integer-digits="1" number:grouping="true"/>
      <number:text>)</number:text>
      <style:map style:condition="value()&gt;=0" style:apply-style-name="N1409P0"/>
    </number:number-style>
    <number:number-style style:name="N1411P0" style:volatile="true">
      <number:text>$</number:text>
      <number:number number:decimal-places="2" number:min-integer-digits="1" number:grouping="true" number:display-factor="1000"/>
    </number:number-style>
    <number:number-style style:name="N1411">
      <number:text>($</number:text>
      <number:number number:decimal-places="2" number:min-integer-digits="1" number:grouping="true"/>
      <number:text>)</number:text>
      <style:map style:condition="value()&gt;=0" style:apply-style-name="N1411P0"/>
    </number:number-style>
    <number:number-style style:name="N1413P0" style:volatile="true">
      <number:text> $</number:text>
      <number:number number:decimal-places="0" number:min-integer-digits="1" number:grouping="true" number:display-factor="1000"/>
    </number:number-style>
    <number:number-style style:name="N1413P1" style:volatile="true">
      <number:text> $(</number:text>
      <number:number number:decimal-places="0" number:min-integer-digits="1" number:grouping="true"/>
      <number:text>)</number:text>
    </number:number-style>
    <number:number-style style:name="N1413">
      <number:text> $- </number:text>
      <style:map style:condition="value()&gt;0" style:apply-style-name="N1413P0"/>
      <style:map style:condition="value()&lt;0" style:apply-style-name="N1413P1"/>
    </number:number-style>
    <number:number-style style:name="N1415P0" style:volatile="true">
      <number:text> $</number:text>
      <number:number number:decimal-places="2" number:min-integer-digits="1" number:grouping="true" number:display-factor="1000"/>
    </number:number-style>
    <number:number-style style:name="N1415P1" style:volatile="true">
      <number:text> $(</number:text>
      <number:number number:decimal-places="2" number:min-integer-digits="1" number:grouping="true"/>
      <number:text>)</number:text>
    </number:number-style>
    <number:number-style style:name="N1415">
      <number:text> $-</number:text>
      <number:number number:decimal-places="0" number:min-integer-digits="0" number:display-factor="1000"/>
      <style:map style:condition="value()&gt;0" style:apply-style-name="N1415P0"/>
      <style:map style:condition="value()&lt;0" style:apply-style-name="N1415P1"/>
    </number:number-style>
    <number:number-style style:name="N1416P0" style:volatile="true">
      <number:number number:min-integer-digits="1"/>
      <number:text/>
    </number:number-style>
    <number:number-style style:name="N1416P1" style:volatile="true">
      <number:text> (</number:text>
      <number:number number:decimal-places="2" number:min-integer-digits="1" number:grouping="true"/>
      <number:text>)</number:text>
    </number:number-style>
    <number:number-style style:name="N1416">
      <number:text> -</number:text>
      <number:number number:decimal-places="0" number:min-integer-digits="0" number:display-factor="1000"/>
      <style:map style:condition="value()&gt;0" style:apply-style-name="N1416P0"/>
      <style:map style:condition="value()&lt;0" style:apply-style-name="N1416P1"/>
    </number:number-style>
    <number:number-style style:name="N1417P0" style:volatile="true">
      <number:number number:decimal-places="3" number:min-integer-digits="1"/>
    </number:number-style>
    <number:number-style style:name="N1417">
      <number:text>-</number:text>
      <number:number number:decimal-places="3" number:min-integer-digits="1"/>
      <style:map style:condition="value()&gt;=0" style:apply-style-name="N1417P0"/>
    </number:number-style>
    <number:number-style style:name="N1418">
      <number:text>2</number:text>
      <number:number number:decimal-places="1" number:min-integer-digits="0"/>
    </number:number-style>
    <number:number-style style:name="N1419">
      <number:number number:decimal-places="6" number:min-integer-digits="0" number:grouping="true"/>
    </number:number-style>
    <number:percentage-style style:name="N1420">
      <number:number number:decimal-places="0" number:min-integer-digits="5"/>
      <number:text>%</number:text>
    </number:percentage-style>
    <number:percentage-style style:name="N1421">
      <number:number number:decimal-places="2" number:min-integer-digits="2"/>
      <number:text>%</number:text>
    </number:percentage-style>
    <number:number-style style:name="N1422P0" style:volatile="true">
      <number:text>$</number:text>
      <number:number number:decimal-places="2" number:min-integer-digits="1" number:grouping="true"/>
    </number:number-style>
    <number:number-style style:name="N1422">
      <number:text>$</number:text>
      <number:number number:decimal-places="2" number:min-integer-digits="1" number:grouping="true"/>
      <style:map style:condition="value()&gt;=0" style:apply-style-name="N1422P0"/>
    </number:number-style>
    <number:number-style style:name="N1423P0" style:volatile="true">
      <number:text>$</number:text>
      <number:number number:decimal-places="6" number:min-integer-digits="1" number:grouping="true"/>
    </number:number-style>
    <number:number-style style:name="N1423">
      <number:text>$</number:text>
      <number:number number:decimal-places="6" number:min-integer-digits="1" number:grouping="true"/>
      <style:map style:condition="value()&gt;=0" style:apply-style-name="N1423P0"/>
    </number:number-style>
    <number:number-style style:name="N1424">
      <number:text>$</number:text>
      <number:number number:decimal-places="8" number:min-integer-digits="1" number:grouping="true"/>
    </number:number-style>
    <number:number-style style:name="N1425P0" style:volatile="true">
      <number:text>$</number:text>
      <number:number number:decimal-places="8" number:min-integer-digits="1" number:grouping="true"/>
    </number:number-style>
    <number:number-style style:name="N1425">
      <number:text>$</number:text>
      <number:number number:decimal-places="8" number:min-integer-digits="1" number:grouping="true"/>
      <style:map style:condition="value()&gt;=0" style:apply-style-name="N1425P0"/>
    </number:number-style>
    <number:currency-style style:name="N1426">
      <number:currency-symbol>SGD</number:currency-symbol>
      <number:text> </number:text>
      <number:number number:decimal-places="3" number:min-integer-digits="1" number:grouping="true"/>
    </number:currency-style>
    <number:number-style style:name="N1428P0" style:volatile="true">
      <number:text>Grand Total: </number:text>
      <number:number number:decimal-places="2" number:min-integer-digits="0" number:grouping="true"/>
    </number:number-style>
    <number:number-style style:name="N1428">
      <number:text>Grand Total: -</number:text>
      <number:number number:decimal-places="2" number:min-integer-digits="0" number:grouping="true"/>
      <style:map style:condition="value()&gt;=0" style:apply-style-name="N1428P0"/>
    </number:number-style>
    <number:number-style style:name="N1430P0" style:volatile="true">
      <number:text>SubTotal: </number:text>
      <number:number number:decimal-places="2" number:min-integer-digits="0" number:grouping="true"/>
    </number:number-style>
    <number:number-style style:name="N1430">
      <number:text>SubTotal: -</number:text>
      <number:number number:decimal-places="2" number:min-integer-digits="0" number:grouping="true"/>
      <style:map style:condition="value()&gt;=0" style:apply-style-name="N1430P0"/>
    </number:number-style>
    <number:number-style style:name="N1431P0" style:volatile="true">
      <number:number number:decimal-places="2" number:min-integer-digits="1" number:grouping="true"/>
      <number:text> </number:text>
    </number:number-style>
    <number:number-style style:name="N1431P1" style:volatile="true">
      <number:text> (</number:text>
      <number:number number:decimal-places="2" number:min-integer-digits="1" number:grouping="true"/>
      <number:text>)</number:text>
    </number:number-style>
    <number:number-style style:name="N1431P2" style:volatile="true">
      <number:text> - </number:text>
    </number:number-style>
    <number:text-style style:name="N1431">
      <number:text-content/>
      <number:text> </number:text>
      <style:map style:condition="value()&gt;0" style:apply-style-name="N1431P0"/>
      <style:map style:condition="value()&lt;0" style:apply-style-name="N1431P1"/>
      <style:map style:condition="value()=0" style:apply-style-name="N1431P2"/>
    </number:text-style>
    <number:number-style style:name="N1432P0" style:volatile="true">
      <number:number number:decimal-places="0" number:min-integer-digits="1" number:grouping="true"/>
      <number:text> </number:text>
    </number:number-style>
    <number:number-style style:name="N1432P1" style:volatile="true">
      <number:text>-</number:text>
      <number:number number:decimal-places="0" number:min-integer-digits="1" number:grouping="true"/>
      <number:text> </number:text>
    </number:number-style>
    <number:number-style style:name="N1432">
      <number:text> - </number:text>
      <style:map style:condition="value()&gt;0" style:apply-style-name="N1432P0"/>
      <style:map style:condition="value()&lt;0" style:apply-style-name="N1432P1"/>
    </number:number-style>
    <number:number-style style:name="N1433P0" style:volatile="true">
      <number:number number:decimal-places="2" number:min-integer-digits="1" number:grouping="true"/>
      <number:text> </number:text>
    </number:number-style>
    <number:number-style style:name="N1433P1" style:volatile="true">
      <number:text>-</number:text>
      <number:number number:decimal-places="2" number:min-integer-digits="1" number:grouping="true"/>
      <number:text> </number:text>
    </number:number-style>
    <number:number-style style:name="N1433">
      <number:text> -</number:text>
      <number:number number:decimal-places="0" number:min-integer-digits="0"/>
      <number:text> </number:text>
      <style:map style:condition="value()&gt;0" style:apply-style-name="N1433P0"/>
      <style:map style:condition="value()&lt;0" style:apply-style-name="N1433P1"/>
    </number:number-style>
    <number:percentage-style style:name="N1434">
      <number:number number:decimal-places="0" number:min-integer-digits="0"/>
      <number:text>%</number:text>
    </number:percentage-style>
    <number:currency-style style:name="N1435P0" style:volatile="true">
      <number:currency-symbol number:language="en" number:country="US">$</number:currency-symbol>
      <number:number number:decimal-places="1" number:min-integer-digits="1" number:grouping="true"/>
      <number:text> k</number:text>
    </number:currency-style>
    <number:currency-style style:name="N1435">
      <number:text>-</number:text>
      <number:currency-symbol number:language="en" number:country="US">$</number:currency-symbol>
      <number:number number:decimal-places="1" number:min-integer-digits="1" number:grouping="true"/>
      <number:text> k</number:text>
      <style:map style:condition="value()&gt;=0" style:apply-style-name="N1435P0"/>
    </number:currency-style>
    <number:number-style style:name="N1436P0" style:volatile="true">
      <number:text> $</number:text>
      <number:number number:decimal-places="0" number:min-integer-digits="1" number:grouping="true"/>
      <number:text> </number:text>
    </number:number-style>
    <number:number-style style:name="N1436P1" style:volatile="true">
      <number:text>-$</number:text>
      <number:number number:decimal-places="0" number:min-integer-digits="1" number:grouping="true"/>
      <number:text> </number:text>
    </number:number-style>
    <number:number-style style:name="N1436P2" style:volatile="true">
      <number:text> $- </number:text>
    </number:number-style>
    <number:text-style style:name="N1436">
      <number:text-content/>
      <number:text> </number:text>
      <style:map style:condition="value()&gt;0" style:apply-style-name="N1436P0"/>
      <style:map style:condition="value()&lt;0" style:apply-style-name="N1436P1"/>
      <style:map style:condition="value()=0" style:apply-style-name="N1436P2"/>
    </number:text-style>
    <number:number-style style:name="N1437P0" style:volatile="true">
      <number:text> $</number:text>
      <number:number number:decimal-places="2" number:min-integer-digits="1" number:grouping="true"/>
      <number:text> </number:text>
    </number:number-style>
    <number:number-style style:name="N1437P1" style:volatile="true">
      <number:text>-$</number:text>
      <number:number number:decimal-places="2" number:min-integer-digits="1" number:grouping="true"/>
      <number:text> </number:text>
    </number:number-style>
    <number:number-style style:name="N1437P2" style:volatile="true">
      <number:text> $-</number:text>
      <number:number number:decimal-places="0" number:min-integer-digits="0"/>
      <number:text> </number:text>
    </number:number-style>
    <number:text-style style:name="N1437">
      <number:text-content/>
      <number:text> </number:text>
      <style:map style:condition="value()&gt;0" style:apply-style-name="N1437P0"/>
      <style:map style:condition="value()&lt;0" style:apply-style-name="N1437P1"/>
      <style:map style:condition="value()=0" style:apply-style-name="N1437P2"/>
    </number:text-style>
    <number:number-style style:name="N1438">
      <number:fraction number:min-integer-digits="0" number:min-numerator-digits="3" number:min-denominator-digits="3"/>
    </number:number-style>
    <number:date-style style:name="N1439">
      <number:day/>
      <number:text>/</number:text>
      <number:month number:style="long"/>
      <number:text>/</number:text>
      <number:year number:style="long"/>
    </number:date-style>
    <number:date-style style:name="N1440">
      <number:day/>
      <number:text>-</number:text>
      <number:month number:textual="true"/>
    </number:date-style>
    <number:time-style style:name="N1441">
      <number:hours/>
      <number:text>:</number:text>
      <number:minutes number:style="long"/>
    </number:time-style>
    <number:time-style style:name="N1442">
      <number:hours/>
      <number:text>:</number:text>
      <number:minutes number:style="long"/>
      <number:text>:</number:text>
      <number:seconds number:style="long"/>
    </number:time-style>
    <number:date-style style:name="N1443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4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5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5P0"/>
    </number:currency-style>
    <number:percentage-style style:name="N1446">
      <number:number number:decimal-places="14" number:min-integer-digits="1"/>
      <number:text>%</number:text>
    </number:percentage-style>
    <number:date-style style:name="N14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48">
      <number:currency-symbol number:language="en" number:country="US">$</number:currency-symbol>
      <number:number number:decimal-places="6" number:min-integer-digits="1" number:grouping="true"/>
    </number:currency-style>
    <number:currency-style style:name="N1449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449"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449P0"/>
    </number:currency-style>
    <number:number-style style:name="N1451P0" style:volatile="true">
      <number:number number:decimal-places="0" number:min-integer-digits="1" number:grouping="true"/>
      <number:text> \</number:text>
    </number:number-style>
    <number:number-style style:name="N1451">
      <number:text>-</number:text>
      <number:number number:decimal-places="0" number:min-integer-digits="1" number:grouping="true"/>
      <number:text> \</number:text>
      <style:map style:condition="value()&gt;=0" style:apply-style-name="N1451P0"/>
    </number:number-style>
    <number:number-style style:name="N1453P0" style:volatile="true">
      <number:number number:decimal-places="2" number:min-integer-digits="1" number:grouping="true"/>
      <number:text> \</number:text>
    </number:number-style>
    <number:number-style style:name="N1453">
      <number:text>-</number:text>
      <number:number number:decimal-places="2" number:min-integer-digits="1" number:grouping="true"/>
      <number:text> \</number:text>
      <style:map style:condition="value()&gt;=0" style:apply-style-name="N1453P0"/>
    </number:number-style>
    <number:number-style style:name="N1454P0" style:volatile="true">
      <number:number number:decimal-places="5" number:min-integer-digits="1" number:grouping="true"/>
      <number:text> </number:text>
    </number:number-style>
    <number:number-style style:name="N1454P1" style:volatile="true">
      <number:text> (</number:text>
      <number:number number:decimal-places="5" number:min-integer-digits="1" number:grouping="true"/>
      <number:text>)</number:text>
    </number:number-style>
    <number:number-style style:name="N1454">
      <number:text> -</number:text>
      <number:number number:decimal-places="0" number:min-integer-digits="0"/>
      <number:text> </number:text>
      <style:map style:condition="value()&gt;0" style:apply-style-name="N1454P0"/>
      <style:map style:condition="value()&lt;0" style:apply-style-name="N1454P1"/>
    </number:number-style>
    <number:number-style style:name="N1455P0" style:volatile="true">
      <number:number number:min-integer-digits="1"/>
      <number:text/>
    </number:number-style>
    <number:number-style style:name="N1455P1" style:volatile="true">
      <number:text> (</number:text>
      <number:number number:decimal-places="3" number:min-integer-digits="1" number:grouping="true"/>
      <number:text>)</number:text>
    </number:number-style>
    <number:number-style style:name="N1455">
      <number:text> -</number:text>
      <number:number number:decimal-places="0" number:min-integer-digits="0"/>
      <number:text> </number:text>
      <style:map style:condition="value()&gt;0" style:apply-style-name="N1455P0"/>
      <style:map style:condition="value()&lt;0" style:apply-style-name="N1455P1"/>
    </number:number-style>
    <number:number-style style:name="N1456P0" style:volatile="true">
      <number:number number:decimal-places="0" number:min-integer-digits="1" number:grouping="true"/>
      <number:text> </number:text>
    </number:number-style>
    <number:number-style style:name="N1456P1" style:volatile="true">
      <number:text>-</number:text>
      <number:number number:decimal-places="0" number:min-integer-digits="1" number:grouping="true"/>
      <number:text> </number:text>
    </number:number-style>
    <number:number-style style:name="N1456">
      <number:text> -</number:text>
      <number:number number:decimal-places="0" number:min-integer-digits="0"/>
      <number:text> </number:text>
      <style:map style:condition="value()&gt;0" style:apply-style-name="N1456P0"/>
      <style:map style:condition="value()&lt;0" style:apply-style-name="N1456P1"/>
    </number:number-style>
    <number:number-style style:name="N1458P0" style:volatile="true">
      <number:text>HK$</number:text>
      <number:number number:decimal-places="0" number:min-integer-digits="1" number:grouping="true"/>
      <number:text> </number:text>
    </number:number-style>
    <number:number-style style:name="N1458">
      <number:text>(HK$</number:text>
      <number:number number:decimal-places="0" number:min-integer-digits="1" number:grouping="true"/>
      <number:text>)</number:text>
      <style:map style:condition="value()&gt;=0" style:apply-style-name="N1458P0"/>
    </number:number-style>
    <number:number-style style:name="N1460P0" style:volatile="true">
      <number:text>HK$</number:text>
      <number:number number:decimal-places="2" number:min-integer-digits="1" number:grouping="true"/>
      <number:text> </number:text>
    </number:number-style>
    <number:number-style style:name="N1460">
      <number:text>(HK$</number:text>
      <number:number number:decimal-places="2" number:min-integer-digits="1" number:grouping="true"/>
      <number:text>)</number:text>
      <style:map style:condition="value()&gt;=0" style:apply-style-name="N1460P0"/>
    </number:number-style>
    <number:number-style style:name="N1464P0" style:volatile="true">
      <number:text> HK$</number:text>
      <number:number number:decimal-places="0" number:min-integer-digits="1" number:grouping="true"/>
      <number:text> </number:text>
    </number:number-style>
    <number:number-style style:name="N1464P1" style:volatile="true">
      <number:text> HK$(</number:text>
      <number:number number:decimal-places="0" number:min-integer-digits="1" number:grouping="true"/>
      <number:text>)</number:text>
    </number:number-style>
    <number:number-style style:name="N1464P2" style:volatile="true">
      <number:text> HK$- </number:text>
    </number:number-style>
    <number:text-style style:name="N1464">
      <number:text-content/>
      <number:text> </number:text>
      <style:map style:condition="value()&gt;0" style:apply-style-name="N1464P0"/>
      <style:map style:condition="value()&lt;0" style:apply-style-name="N1464P1"/>
      <style:map style:condition="value()=0" style:apply-style-name="N1464P2"/>
    </number:text-style>
    <number:number-style style:name="N1468P0" style:volatile="true">
      <number:text> HK$</number:text>
      <number:number number:decimal-places="2" number:min-integer-digits="1" number:grouping="true"/>
      <number:text> </number:text>
    </number:number-style>
    <number:number-style style:name="N1468P1" style:volatile="true">
      <number:text> HK$(</number:text>
      <number:number number:decimal-places="2" number:min-integer-digits="1" number:grouping="true"/>
      <number:text>)</number:text>
    </number:number-style>
    <number:number-style style:name="N1468P2" style:volatile="true">
      <number:text> HK$-</number:text>
      <number:number number:decimal-places="0" number:min-integer-digits="0"/>
      <number:text> </number:text>
    </number:number-style>
    <number:text-style style:name="N1468">
      <number:text-content/>
      <number:text> </number:text>
      <style:map style:condition="value()&gt;0" style:apply-style-name="N1468P0"/>
      <style:map style:condition="value()&lt;0" style:apply-style-name="N1468P1"/>
      <style:map style:condition="value()=0" style:apply-style-name="N1468P2"/>
    </number:text-style>
    <number:number-style style:name="N1469">
      <number:number number:decimal-places="16" number:min-integer-digits="1"/>
      <number:text> </number:text>
    </number:number-style>
    <number:number-style style:name="N1470">
      <number:number number:decimal-places="15" number:min-integer-digits="1" number:grouping="true"/>
    </number:number-style>
    <number:number-style style:name="N1471P0" style:volatile="true">
      <number:number number:decimal-places="15" number:min-integer-digits="1" number:grouping="true"/>
    </number:number-style>
    <number:number-style style:name="N1471">
      <number:text>-</number:text>
      <number:number number:decimal-places="15" number:min-integer-digits="1" number:grouping="true"/>
      <style:map style:condition="value()&gt;=0" style:apply-style-name="N1471P0"/>
    </number:number-style>
    <number:date-style style:name="N1472P0" style:volatile="true">
      <number:year number:style="long"/>
      <number:text>/</number:text>
      <number:month/>
      <number:text>/</number:text>
      <number:day/>
    </number:date-style>
    <number:text-style style:name="N1472">
      <number:text-content/>
      <style:map style:condition="value()&gt;=0" style:apply-style-name="N1472P0"/>
    </number:text-style>
    <number:number-style style:name="N1474P0" style:volatile="true">
      <number:number number:decimal-places="0" number:min-integer-digits="1" number:grouping="true"/>
      <number:text> days</number:text>
    </number:number-style>
    <number:number-style style:name="N1474">
      <number:text>-</number:text>
      <number:number number:decimal-places="0" number:min-integer-digits="1" number:grouping="true"/>
      <style:map style:condition="value()&gt;=0" style:apply-style-name="N1474P0"/>
    </number:number-style>
    <number:date-style style:name="N1475">
      <number:year/>
      <number:text>／</number:text>
      <number:month/>
      <number:text>／</number:text>
      <number:day/>
    </number:date-style>
    <number:currency-style style:name="N1476">
      <number:currency-symbol number:language="en" number:country="US">$</number:currency-symbol>
      <number:number number:decimal-places="7" number:min-integer-digits="1" number:grouping="true"/>
    </number:currency-style>
    <number:currency-style style:name="N1477P0" style:volatile="true">
      <number:currency-symbol number:language="en" number:country="US">$</number:currency-symbol>
      <number:number number:decimal-places="7" number:min-integer-digits="1" number:grouping="true"/>
    </number:currency-style>
    <number:currency-style style:name="N1477">
      <number:text>-</number:text>
      <number:currency-symbol number:language="en" number:country="US">$</number:currency-symbol>
      <number:number number:decimal-places="7" number:min-integer-digits="1" number:grouping="true"/>
      <style:map style:condition="value()&gt;=0" style:apply-style-name="N1477P0"/>
    </number:currency-style>
    <number:currency-style style:name="N1478">
      <number:currency-symbol number:language="en" number:country="US">$</number:currency-symbol>
      <number:number number:decimal-places="8" number:min-integer-digits="1" number:grouping="true"/>
    </number:currency-style>
    <number:currency-style style:name="N1479P0" style:volatile="true">
      <number:currency-symbol number:language="en" number:country="US">$</number:currency-symbol>
      <number:number number:decimal-places="8" number:min-integer-digits="1" number:grouping="true"/>
    </number:currency-style>
    <number:currency-style style:name="N1479">
      <number:text>-</number:text>
      <number:currency-symbol number:language="en" number:country="US">$</number:currency-symbol>
      <number:number number:decimal-places="8" number:min-integer-digits="1" number:grouping="true"/>
      <style:map style:condition="value()&gt;=0" style:apply-style-name="N1479P0"/>
    </number:currency-style>
    <number:currency-style style:name="N1480">
      <number:currency-symbol number:language="en" number:country="US">$</number:currency-symbol>
      <number:number number:decimal-places="9" number:min-integer-digits="1" number:grouping="true"/>
    </number:currency-style>
    <number:currency-style style:name="N1481P0" style:volatile="true">
      <number:currency-symbol number:language="en" number:country="US">$</number:currency-symbol>
      <number:number number:decimal-places="9" number:min-integer-digits="1" number:grouping="true"/>
    </number:currency-style>
    <number:currency-style style:name="N1481">
      <number:text>-</number:text>
      <number:currency-symbol number:language="en" number:country="US">$</number:currency-symbol>
      <number:number number:decimal-places="9" number:min-integer-digits="1" number:grouping="true"/>
      <style:map style:condition="value()&gt;=0" style:apply-style-name="N1481P0"/>
    </number:currency-style>
    <number:number-style style:name="N1482P0" style:volatile="true">
      <number:number number:decimal-places="2" number:min-integer-digits="0" number:grouping="true"/>
    </number:number-style>
    <number:number-style style:name="N1482">
      <style:text-properties fo:color="#000000"/>
      <number:text>-</number:text>
      <number:number number:decimal-places="2" number:min-integer-digits="0" number:grouping="true"/>
      <style:map style:condition="value()&gt;=0" style:apply-style-name="N1482P0"/>
    </number:number-style>
    <number:number-style style:name="N1483P0" style:volatile="true">
      <number:number number:decimal-places="0" number:min-integer-digits="0" number:grouping="true"/>
    </number:number-style>
    <number:number-style style:name="N1483">
      <style:text-properties fo:color="#000000"/>
      <number:text>-</number:text>
      <number:number number:decimal-places="0" number:min-integer-digits="0" number:grouping="true"/>
      <style:map style:condition="value()&gt;=0" style:apply-style-name="N1483P0"/>
    </number:number-style>
    <number:number-style style:name="N1484P0" style:volatile="true">
      <number:text>(</number:text>
      <number:number number:decimal-places="0" number:min-integer-digits="0" number:grouping="true"/>
      <number:text>)</number:text>
    </number:number-style>
    <number:number-style style:name="N1484">
      <style:text-properties fo:color="#000000"/>
      <number:text>-</number:text>
      <number:number number:decimal-places="0" number:min-integer-digits="0" number:grouping="true"/>
      <style:map style:condition="value()&gt;=0" style:apply-style-name="N1484P0"/>
    </number:number-style>
    <number:currency-style style:name="N148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485">
      <style:text-properties fo:color="#00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485P0"/>
    </number:currency-style>
    <number:currency-style style:name="N1486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486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486P0"/>
    </number:currency-style>
    <number:currency-style style:name="N1487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487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487P0"/>
    </number:currency-style>
    <number:currency-style style:name="N1488P0" style:volatile="true">
      <number:currency-symbol number:language="en" number:country="US">$</number:currency-symbol>
      <number:number number:decimal-places="7" number:min-integer-digits="1" number:grouping="true"/>
    </number:currency-style>
    <number:currency-style style:name="N1488">
      <style:text-properties fo:color="#ff0000"/>
      <number:text>-</number:text>
      <number:currency-symbol number:language="en" number:country="US">$</number:currency-symbol>
      <number:number number:decimal-places="7" number:min-integer-digits="1" number:grouping="true"/>
      <style:map style:condition="value()&gt;=0" style:apply-style-name="N1488P0"/>
    </number:currency-style>
    <number:currency-style style:name="N1489P0" style:volatile="true">
      <number:currency-symbol number:language="en" number:country="US">$</number:currency-symbol>
      <number:number number:decimal-places="8" number:min-integer-digits="1" number:grouping="true"/>
    </number:currency-style>
    <number:currency-style style:name="N1489">
      <style:text-properties fo:color="#ff0000"/>
      <number:text>-</number:text>
      <number:currency-symbol number:language="en" number:country="US">$</number:currency-symbol>
      <number:number number:decimal-places="8" number:min-integer-digits="1" number:grouping="true"/>
      <style:map style:condition="value()&gt;=0" style:apply-style-name="N1489P0"/>
    </number:currency-style>
    <number:currency-style style:name="N1490P0" style:volatile="true">
      <number:currency-symbol number:language="en" number:country="US">$</number:currency-symbol>
      <number:number number:decimal-places="9" number:min-integer-digits="1" number:grouping="true"/>
    </number:currency-style>
    <number:currency-style style:name="N1490">
      <style:text-properties fo:color="#ff0000"/>
      <number:text>-</number:text>
      <number:currency-symbol number:language="en" number:country="US">$</number:currency-symbol>
      <number:number number:decimal-places="9" number:min-integer-digits="1" number:grouping="true"/>
      <style:map style:condition="value()&gt;=0" style:apply-style-name="N1490P0"/>
    </number:currency-style>
    <number:number-style style:name="N1491P0" style:volatile="true">
      <number:text>HK$</number:text>
      <number:number number:decimal-places="0" number:min-integer-digits="1" number:grouping="true"/>
      <number:text> </number:text>
    </number:number-style>
    <number:number-style style:name="N1491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491P0"/>
    </number:number-style>
    <number:number-style style:name="N1492P0" style:volatile="true">
      <number:text>HK$</number:text>
      <number:number number:decimal-places="2" number:min-integer-digits="1" number:grouping="true"/>
      <number:text> </number:text>
    </number:number-style>
    <number:number-style style:name="N1492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492P0"/>
    </number:number-style>
    <number:number-style style:name="N1493P0" style:volatile="true">
      <number:number number:decimal-places="15" number:min-integer-digits="1" number:grouping="true"/>
    </number:number-style>
    <number:number-style style:name="N1493">
      <style:text-properties fo:color="#ff0000"/>
      <number:text>-</number:text>
      <number:number number:decimal-places="15" number:min-integer-digits="1" number:grouping="true"/>
      <style:map style:condition="value()&gt;=0" style:apply-style-name="N1493P0"/>
    </number:number-style>
    <number:number-style style:name="N1494P0" style:volatile="true">
      <number:number number:decimal-places="0" number:min-integer-digits="1" number:grouping="true"/>
      <number:text> days</number:text>
    </number:number-style>
    <number:number-style style:name="N1494">
      <style:text-properties fo:color="#ff0000"/>
      <number:text>-</number:text>
      <number:number number:decimal-places="0" number:min-integer-digits="1" number:grouping="true"/>
      <style:map style:condition="value()&gt;=0" style:apply-style-name="N1494P0"/>
    </number:number-style>
    <number:number-style style:name="N1495P0" style:volatile="true">
      <number:number number:decimal-places="0" number:min-integer-digits="1" number:grouping="true"/>
      <number:text> £</number:text>
    </number:number-style>
    <number:number-style style:name="N1495">
      <style:text-properties fo:color="#000000"/>
      <number:text>-</number:text>
      <number:number number:decimal-places="0" number:min-integer-digits="1" number:grouping="true"/>
      <number:text> £</number:text>
      <style:map style:condition="value()&gt;=0" style:apply-style-name="N1495P0"/>
    </number:number-style>
    <number:number-style style:name="N1496P0" style:volatile="true">
      <number:number number:decimal-places="2" number:min-integer-digits="1" number:grouping="true"/>
      <number:text> £</number:text>
    </number:number-style>
    <number:number-style style:name="N1496">
      <style:text-properties fo:color="#000000"/>
      <number:text>-</number:text>
      <number:number number:decimal-places="2" number:min-integer-digits="1" number:grouping="true"/>
      <number:text> £</number:text>
      <style:map style:condition="value()&gt;=0" style:apply-style-name="N1496P0"/>
    </number:number-style>
    <number:number-style style:name="N1498P0" style:volatile="true">
      <number:number number:decimal-places="0" number:min-integer-digits="1" number:grouping="true"/>
      <number:text> pta</number:text>
    </number:number-style>
    <number:number-style style:name="N1498">
      <number:text>-</number:text>
      <number:number number:decimal-places="0" number:min-integer-digits="1" number:grouping="true"/>
      <number:text> pta</number:text>
      <style:map style:condition="value()&gt;=0" style:apply-style-name="N1498P0"/>
    </number:number-style>
    <number:number-style style:name="N1499P0" style:volatile="true">
      <number:number number:decimal-places="0" number:min-integer-digits="1" number:grouping="true"/>
      <number:text> pta</number:text>
    </number:number-style>
    <number:number-style style:name="N1499">
      <style:text-properties fo:color="#000000"/>
      <number:text>-</number:text>
      <number:number number:decimal-places="0" number:min-integer-digits="1" number:grouping="true"/>
      <number:text> pta</number:text>
      <style:map style:condition="value()&gt;=0" style:apply-style-name="N1499P0"/>
    </number:number-style>
    <number:number-style style:name="N1501P0" style:volatile="true">
      <number:number number:decimal-places="2" number:min-integer-digits="1" number:grouping="true"/>
      <number:text> pta</number:text>
    </number:number-style>
    <number:number-style style:name="N1501">
      <number:text>-</number:text>
      <number:number number:decimal-places="2" number:min-integer-digits="1" number:grouping="true"/>
      <number:text> pta</number:text>
      <style:map style:condition="value()&gt;=0" style:apply-style-name="N1501P0"/>
    </number:number-style>
    <number:number-style style:name="N1502P0" style:volatile="true">
      <number:number number:decimal-places="2" number:min-integer-digits="1" number:grouping="true"/>
      <number:text> pta</number:text>
    </number:number-style>
    <number:number-style style:name="N1502">
      <style:text-properties fo:color="#000000"/>
      <number:text>-</number:text>
      <number:number number:decimal-places="2" number:min-integer-digits="1" number:grouping="true"/>
      <number:text> pta</number:text>
      <style:map style:condition="value()&gt;=0" style:apply-style-name="N1502P0"/>
    </number:number-style>
    <number:number-style style:name="N1506P0" style:volatile="true">
      <number:number number:decimal-places="0" number:min-integer-digits="1" number:grouping="true"/>
      <number:text> pta </number:text>
    </number:number-style>
    <number:number-style style:name="N1506P1" style:volatile="true">
      <number:text>-</number:text>
      <number:number number:decimal-places="0" number:min-integer-digits="1" number:grouping="true"/>
      <number:text> pta </number:text>
    </number:number-style>
    <number:number-style style:name="N1506P2" style:volatile="true">
      <number:text> - pta </number:text>
    </number:number-style>
    <number:text-style style:name="N1506">
      <number:text-content/>
      <number:text> </number:text>
      <style:map style:condition="value()&gt;0" style:apply-style-name="N1506P0"/>
      <style:map style:condition="value()&lt;0" style:apply-style-name="N1506P1"/>
      <style:map style:condition="value()=0" style:apply-style-name="N1506P2"/>
    </number:text-style>
    <number:number-style style:name="N1510P0" style:volatile="true">
      <number:number number:decimal-places="2" number:min-integer-digits="1" number:grouping="true"/>
      <number:text> pta </number:text>
    </number:number-style>
    <number:number-style style:name="N1510P1" style:volatile="true">
      <number:text>-</number:text>
      <number:number number:decimal-places="2" number:min-integer-digits="1" number:grouping="true"/>
      <number:text> pta </number:text>
    </number:number-style>
    <number:number-style style:name="N1510P2" style:volatile="true">
      <number:text> -</number:text>
      <number:number number:decimal-places="0" number:min-integer-digits="0"/>
      <number:text> pta </number:text>
    </number:number-style>
    <number:text-style style:name="N1510">
      <number:text-content/>
      <number:text> </number:text>
      <style:map style:condition="value()&gt;0" style:apply-style-name="N1510P0"/>
      <style:map style:condition="value()&lt;0" style:apply-style-name="N1510P1"/>
      <style:map style:condition="value()=0" style:apply-style-name="N1510P2"/>
    </number:text-style>
    <number:number-style style:name="N1512P0" style:volatile="true">
      <number:text>€ </number:text>
      <number:number number:decimal-places="5" number:min-integer-digits="0" number:decimal-replacement=""/>
    </number:number-style>
    <number:number-style style:name="N1512">
      <number:text>-€ </number:text>
      <number:number number:decimal-places="5" number:min-integer-digits="0" number:decimal-replacement=""/>
      <style:map style:condition="value()&gt;=0" style:apply-style-name="N1512P0"/>
    </number:number-style>
    <number:percentage-style style:name="N1513">
      <number:number number:decimal-places="7" number:min-integer-digits="1"/>
      <number:text>%</number:text>
    </number:percentage-style>
    <number:currency-style style:name="N1515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515">
      <style:text-properties fo:color="#00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515P0"/>
    </number:currency-style>
    <number:number-style style:name="N1517P0" style:volatile="true">
      <number:text>fl</number:text>
      <number:number number:decimal-places="3" number:min-integer-digits="1" number:grouping="true"/>
    </number:number-style>
    <number:number-style style:name="N1517">
      <number:text>-fl</number:text>
      <number:number number:decimal-places="3" number:min-integer-digits="1" number:grouping="true"/>
      <style:map style:condition="value()&gt;=0" style:apply-style-name="N1517P0"/>
    </number:number-style>
    <number:number-style style:name="N1518">
      <number:text>fl</number:text>
      <number:number number:decimal-places="1" number:min-integer-digits="1" number:grouping="true"/>
    </number:number-style>
    <number:number-style style:name="N1519P0" style:volatile="true">
      <number:text>fl</number:text>
      <number:number number:decimal-places="1" number:min-integer-digits="1" number:grouping="true"/>
    </number:number-style>
    <number:number-style style:name="N1519">
      <number:text>-fl</number:text>
      <number:number number:decimal-places="1" number:min-integer-digits="1" number:grouping="true"/>
      <style:map style:condition="value()&gt;=0" style:apply-style-name="N1519P0"/>
    </number:number-style>
    <number:currency-style style:name="N1520P0" style:volatile="true">
      <number:currency-symbol number:language="en" number:country="AU">$</number:currency-symbol>
      <number:number number:decimal-places="3" number:min-integer-digits="1" number:grouping="true"/>
    </number:currency-style>
    <number:currency-style style:name="N1520">
      <style:text-properties fo:color="#000000"/>
      <number:text>-</number:text>
      <number:currency-symbol number:language="en" number:country="AU">$</number:currency-symbol>
      <number:number number:decimal-places="3" number:min-integer-digits="1" number:grouping="true"/>
      <style:map style:condition="value()&gt;=0" style:apply-style-name="N1520P0"/>
    </number:currency-style>
    <number:currency-style style:name="N1521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521">
      <style:text-properties fo:color="#00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521P0"/>
    </number:currency-style>
    <number:currency-style style:name="N1522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522">
      <style:text-properties fo:color="#00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522P0"/>
    </number:currency-style>
    <number:currency-style style:name="N1523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523">
      <style:text-properties fo:color="#00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523P0"/>
    </number:currency-style>
    <number:number-style style:name="N1524P0" style:volatile="true">
      <number:number number:decimal-places="0" number:min-integer-digits="1" number:grouping="true" number:display-factor="1000"/>
    </number:number-style>
    <number:number-style style:name="N1524P1" style:volatile="true">
      <number:text> (</number:text>
      <number:number number:decimal-places="0" number:min-integer-digits="1" number:grouping="true"/>
      <number:text>)</number:text>
    </number:number-style>
    <number:number-style style:name="N1524">
      <number:text> - </number:text>
      <style:map style:condition="value()&gt;0" style:apply-style-name="N1524P0"/>
      <style:map style:condition="value()&lt;0" style:apply-style-name="N1524P1"/>
    </number:number-style>
    <number:number-style style:name="N1525P0" style:volatile="true">
      <number:number number:decimal-places="2" number:min-integer-digits="1" number:grouping="true" number:display-factor="1000"/>
    </number:number-style>
    <number:number-style style:name="N1525P1" style:volatile="true">
      <number:text> (</number:text>
      <number:number number:decimal-places="2" number:min-integer-digits="1" number:grouping="true"/>
      <number:text>)</number:text>
    </number:number-style>
    <number:number-style style:name="N1525">
      <number:text> -</number:text>
      <number:number number:decimal-places="0" number:min-integer-digits="0" number:display-factor="1000"/>
      <style:map style:condition="value()&gt;0" style:apply-style-name="N1525P0"/>
      <style:map style:condition="value()&lt;0" style:apply-style-name="N1525P1"/>
    </number:number-style>
    <number:currency-style style:name="N1527P0" style:volatile="true">
      <number:currency-symbol/>
      <number:number number:decimal-places="0" number:min-integer-digits="1" number:grouping="true" number:display-factor="1000"/>
    </number:currency-style>
    <number:currency-style style:name="N1527">
      <number:currency-symbol/>
      <number:text>(</number:text>
      <number:number number:decimal-places="0" number:min-integer-digits="1" number:grouping="true"/>
      <number:text>)</number:text>
      <style:map style:condition="value()&gt;=0" style:apply-style-name="N1527P0"/>
    </number:currency-style>
    <number:number-style style:name="N1528P0" style:volatile="true">
      <number:text> $</number:text>
      <number:number number:decimal-places="0" number:min-integer-digits="1" number:grouping="true" number:display-factor="1000"/>
    </number:number-style>
    <number:number-style style:name="N1528P1" style:volatile="true">
      <number:text> $(</number:text>
      <number:number number:decimal-places="0" number:min-integer-digits="1" number:grouping="true"/>
      <number:text>)</number:text>
    </number:number-style>
    <number:number-style style:name="N1528P2" style:volatile="true">
      <number:text> $- </number:text>
    </number:number-style>
    <number:text-style style:name="N1528">
      <number:text-content/>
      <number:text> </number:text>
      <style:map style:condition="value()&gt;0" style:apply-style-name="N1528P0"/>
      <style:map style:condition="value()&lt;0" style:apply-style-name="N1528P1"/>
      <style:map style:condition="value()=0" style:apply-style-name="N1528P2"/>
    </number:text-style>
    <number:number-style style:name="N1529P0" style:volatile="true">
      <number:number number:decimal-places="0" number:min-integer-digits="1" number:grouping="true" number:display-factor="1000"/>
    </number:number-style>
    <number:number-style style:name="N1529P1" style:volatile="true">
      <number:text> (</number:text>
      <number:number number:decimal-places="0" number:min-integer-digits="1" number:grouping="true"/>
      <number:text>)</number:text>
    </number:number-style>
    <number:number-style style:name="N1529P2" style:volatile="true">
      <number:text> - </number:text>
    </number:number-style>
    <number:text-style style:name="N1529">
      <number:text-content/>
      <number:text> </number:text>
      <style:map style:condition="value()&gt;0" style:apply-style-name="N1529P0"/>
      <style:map style:condition="value()&lt;0" style:apply-style-name="N1529P1"/>
      <style:map style:condition="value()=0" style:apply-style-name="N1529P2"/>
    </number:text-style>
    <number:number-style style:name="N1531P0" style:volatile="true">
      <number:text> $</number:text>
      <number:number number:decimal-places="2" number:min-integer-digits="1" number:grouping="true" number:display-factor="1000"/>
    </number:number-style>
    <number:number-style style:name="N1531P1" style:volatile="true">
      <number:text> $(</number:text>
      <number:number number:decimal-places="2" number:min-integer-digits="1" number:grouping="true"/>
      <number:text>)</number:text>
    </number:number-style>
    <number:number-style style:name="N1531P2" style:volatile="true">
      <number:text> $-</number:text>
      <number:number number:decimal-places="0" number:min-integer-digits="0" number:display-factor="1000"/>
    </number:number-style>
    <number:text-style style:name="N1531">
      <number:text-content/>
      <number:text> </number:text>
      <style:map style:condition="value()&gt;0" style:apply-style-name="N1531P0"/>
      <style:map style:condition="value()&lt;0" style:apply-style-name="N1531P1"/>
      <style:map style:condition="value()=0" style:apply-style-name="N1531P2"/>
    </number:text-style>
    <number:number-style style:name="N1533P0" style:volatile="true">
      <number:number number:decimal-places="2" number:min-integer-digits="1" number:grouping="true" number:display-factor="1000"/>
    </number:number-style>
    <number:number-style style:name="N1533P1" style:volatile="true">
      <number:text> (</number:text>
      <number:number number:decimal-places="2" number:min-integer-digits="1" number:grouping="true"/>
      <number:text>)</number:text>
    </number:number-style>
    <number:number-style style:name="N1533P2" style:volatile="true">
      <number:text> -</number:text>
      <number:number number:decimal-places="0" number:min-integer-digits="0" number:display-factor="1000"/>
    </number:number-style>
    <number:text-style style:name="N1533">
      <number:text-content/>
      <number:text> </number:text>
      <style:map style:condition="value()&gt;0" style:apply-style-name="N1533P0"/>
      <style:map style:condition="value()&lt;0" style:apply-style-name="N1533P1"/>
      <style:map style:condition="value()=0" style:apply-style-name="N1533P2"/>
    </number:text-style>
    <number:currency-style style:name="N1535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535"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535P0"/>
    </number:currency-style>
    <number:number-style style:name="N1536P0" style:volatile="true">
      <number:text>$</number:text>
      <number:number number:decimal-places="0" number:min-integer-digits="1" number:grouping="true" number:display-factor="1000"/>
    </number:number-style>
    <number:number-style style:name="N1536">
      <style:text-properties fo:color="#000000"/>
      <number:text>($</number:text>
      <number:number number:decimal-places="0" number:min-integer-digits="1" number:grouping="true"/>
      <number:text>)</number:text>
      <style:map style:condition="value()&gt;=0" style:apply-style-name="N1536P0"/>
    </number:number-style>
    <number:number-style style:name="N1537P0" style:volatile="true">
      <number:text>$</number:text>
      <number:number number:decimal-places="2" number:min-integer-digits="1" number:grouping="true" number:display-factor="1000"/>
    </number:number-style>
    <number:number-style style:name="N1537">
      <style:text-properties fo:color="#000000"/>
      <number:text>($</number:text>
      <number:number number:decimal-places="2" number:min-integer-digits="1" number:grouping="true"/>
      <number:text>)</number:text>
      <style:map style:condition="value()&gt;=0" style:apply-style-name="N1537P0"/>
    </number:number-style>
    <number:number-style style:name="N1538P0" style:volatile="true">
      <number:number number:decimal-places="0" number:min-integer-digits="1"/>
    </number:number-style>
    <number:number-style style:name="N1538">
      <number:text>-</number:text>
      <number:number number:decimal-places="0" number:min-integer-digits="1" number:display-factor="1000"/>
      <style:map style:condition="value()&gt;=0" style:apply-style-name="N1538P0"/>
    </number:number-style>
    <number:number-style style:name="N1539P0" style:volatile="true">
      <number:number number:decimal-places="0" number:min-integer-digits="1" number:grouping="true" number:display-factor="1000"/>
    </number:number-style>
    <number:number-style style:name="N1539P1" style:volatile="true">
      <number:text>-</number:text>
      <number:number number:decimal-places="0" number:min-integer-digits="1" number:grouping="true" number:display-factor="1000"/>
    </number:number-style>
    <number:number-style style:name="N1539">
      <number:text>-</number:text>
      <number:number number:decimal-places="0" number:min-integer-digits="0" number:display-factor="1000"/>
      <style:map style:condition="value()&gt;0" style:apply-style-name="N1539P0"/>
      <style:map style:condition="value()&lt;0" style:apply-style-name="N1539P1"/>
    </number:number-style>
    <number:number-style style:name="N1540P0" style:volatile="true">
      <number:number number:decimal-places="0" number:min-integer-digits="1" number:grouping="true" number:display-factor="1000"/>
    </number:number-style>
    <number:number-style style:name="N1540">
      <style:text-properties fo:color="#000000"/>
      <number:text>-</number:text>
      <number:number number:decimal-places="0" number:min-integer-digits="1" number:grouping="true" number:display-factor="1000"/>
      <style:map style:condition="value()&gt;=0" style:apply-style-name="N1540P0"/>
    </number:number-style>
    <number:number-style style:name="N1541P0" style:volatile="true">
      <number:number number:decimal-places="2" number:min-integer-digits="1" number:grouping="true" number:display-factor="1000"/>
    </number:number-style>
    <number:number-style style:name="N1541">
      <style:text-properties fo:color="#000000"/>
      <number:text>-</number:text>
      <number:number number:decimal-places="2" number:min-integer-digits="1" number:grouping="true" number:display-factor="1000"/>
      <style:map style:condition="value()&gt;=0" style:apply-style-name="N1541P0"/>
    </number:number-style>
    <number:number-style style:name="N1544P0" style:volatile="true">
      <number:number number:decimal-places="1" number:min-integer-digits="1" number:grouping="true" number:display-factor="1000"/>
    </number:number-style>
    <number:number-style style:name="N1544P1" style:volatile="true">
      <number:text>-</number:text>
      <number:number number:decimal-places="1" number:min-integer-digits="1" number:grouping="true" number:display-factor="1000"/>
    </number:number-style>
    <number:number-style style:name="N1544">
      <number:text>-</number:text>
      <number:number number:decimal-places="0" number:min-integer-digits="0" number:display-factor="1000"/>
      <style:map style:condition="value()&gt;0" style:apply-style-name="N1544P0"/>
      <style:map style:condition="value()&lt;0" style:apply-style-name="N1544P1"/>
    </number:number-style>
    <number:number-style style:name="N1545P0" style:volatile="true">
      <number:number number:decimal-places="0" number:min-integer-digits="1"/>
    </number:number-style>
    <number:number-style style:name="N1545">
      <style:text-properties fo:color="#000000"/>
      <number:text>-</number:text>
      <number:number number:decimal-places="0" number:min-integer-digits="1" number:display-factor="1000"/>
      <style:map style:condition="value()&gt;=0" style:apply-style-name="N1545P0"/>
    </number:number-style>
    <number:number-style style:name="N1546P0" style:volatile="true">
      <number:number number:min-integer-digits="1"/>
      <number:text/>
    </number:number-style>
    <number:number-style style:name="N1546P1" style:volatile="true">
      <number:text> (</number:text>
      <number:number number:decimal-places="0" number:min-integer-digits="1" number:grouping="true"/>
      <number:text>)</number:text>
    </number:number-style>
    <number:number-style style:name="N1546">
      <number:text> -</number:text>
      <number:number number:decimal-places="0" number:min-integer-digits="0" number:display-factor="1000"/>
      <style:map style:condition="value()&gt;0" style:apply-style-name="N1546P0"/>
      <style:map style:condition="value()&lt;0" style:apply-style-name="N1546P1"/>
    </number:number-style>
    <number:number-style style:name="N1548P0" style:volatile="true">
      <number:number number:min-integer-digits="1"/>
      <number:text/>
    </number:number-style>
    <number:number-style style:name="N1548P1" style:volatile="true">
      <number:text> -</number:text>
      <number:number number:decimal-places="2" number:min-integer-digits="1" number:grouping="true" number:display-factor="1000"/>
    </number:number-style>
    <number:number-style style:name="N1548">
      <number:text> -</number:text>
      <number:number number:decimal-places="0" number:min-integer-digits="0" number:display-factor="1000"/>
      <style:map style:condition="value()&gt;0" style:apply-style-name="N1548P0"/>
      <style:map style:condition="value()&lt;0" style:apply-style-name="N1548P1"/>
    </number:number-style>
    <number:number-style style:name="N1549P0" style:volatile="true">
      <number:number number:min-integer-digits="1"/>
      <number:text/>
    </number:number-style>
    <number:number-style style:name="N1549P1" style:volatile="true">
      <number:text>-</number:text>
      <number:number number:decimal-places="0" number:min-integer-digits="1" number:grouping="true" number:display-factor="1000"/>
    </number:number-style>
    <number:number-style style:name="N1549">
      <number:text> -</number:text>
      <number:number number:decimal-places="0" number:min-integer-digits="0" number:display-factor="1000"/>
      <style:map style:condition="value()&gt;0" style:apply-style-name="N1549P0"/>
      <style:map style:condition="value()&lt;0" style:apply-style-name="N1549P1"/>
    </number:number-style>
    <number:number-style style:name="N1550P0" style:volatile="true">
      <number:number number:min-integer-digits="1"/>
      <number:text/>
    </number:number-style>
    <number:number-style style:name="N1550P1" style:volatile="true">
      <number:text>-</number:text>
      <number:number number:decimal-places="2" number:min-integer-digits="1" number:grouping="true" number:display-factor="1000"/>
    </number:number-style>
    <number:number-style style:name="N1550">
      <number:text> -</number:text>
      <number:number number:decimal-places="0" number:min-integer-digits="0" number:display-factor="1000"/>
      <style:map style:condition="value()&gt;0" style:apply-style-name="N1550P0"/>
      <style:map style:condition="value()&lt;0" style:apply-style-name="N1550P1"/>
    </number:number-style>
    <number:number-style style:name="N1551P0" style:volatile="true">
      <number:number number:decimal-places="0" number:min-integer-digits="1" number:grouping="true" number:display-factor="1000"/>
    </number:number-style>
    <number:number-style style:name="N1551">
      <style:text-properties fo:color="#000000"/>
      <number:text>(</number:text>
      <number:number number:decimal-places="0" number:min-integer-digits="1" number:grouping="true"/>
      <number:text>)</number:text>
      <style:map style:condition="value()&gt;=0" style:apply-style-name="N1551P0"/>
    </number:number-style>
    <number:number-style style:name="N1552P0" style:volatile="true">
      <number:number number:decimal-places="0" number:min-integer-digits="1" number:grouping="true" number:display-factor="1000"/>
    </number:number-style>
    <number:number-style style:name="N1552">
      <number:text>(</number:text>
      <number:number number:decimal-places="0" number:min-integer-digits="1" number:grouping="true"/>
      <number:text>)</number:text>
      <style:map style:condition="value()&gt;=0" style:apply-style-name="N1552P0"/>
    </number:number-style>
    <number:number-style style:name="N1553">
      <number:number number:decimal-places="3" number:min-integer-digits="1" number:display-factor="1000"/>
    </number:number-style>
    <number:number-style style:name="N1554">
      <number:number number:decimal-places="3" number:min-integer-digits="1" number:grouping="true" number:display-factor="1000"/>
    </number:number-style>
    <number:number-style style:name="N1555P0" style:volatile="true">
      <number:number number:decimal-places="0" number:min-integer-digits="1" number:grouping="true" number:display-factor="1000"/>
    </number:number-style>
    <number:number-style style:name="N1555P1" style:volatile="true">
      <number:text> (</number:text>
      <number:number number:decimal-places="0" number:min-integer-digits="1" number:grouping="true"/>
      <number:text>)</number:text>
    </number:number-style>
    <number:number-style style:name="N1555P2" style:volatile="true">
      <number:text> -</number:text>
      <number:number number:decimal-places="0" number:min-integer-digits="0" number:display-factor="1000"/>
    </number:number-style>
    <number:text-style style:name="N1555">
      <number:text-content/>
      <number:text> </number:text>
      <style:map style:condition="value()&gt;0" style:apply-style-name="N1555P0"/>
      <style:map style:condition="value()&lt;0" style:apply-style-name="N1555P1"/>
      <style:map style:condition="value()=0" style:apply-style-name="N1555P2"/>
    </number:text-style>
    <number:number-style style:name="N1556P0" style:volatile="true">
      <number:number number:decimal-places="1" number:min-integer-digits="1" number:grouping="true" number:display-factor="1000"/>
    </number:number-style>
    <number:number-style style:name="N1556P1" style:volatile="true">
      <number:text> (</number:text>
      <number:number number:decimal-places="1" number:min-integer-digits="1" number:grouping="true"/>
      <number:text>)</number:text>
    </number:number-style>
    <number:number-style style:name="N1556P2" style:volatile="true">
      <number:text> -</number:text>
      <number:number number:decimal-places="0" number:min-integer-digits="0" number:display-factor="1000"/>
    </number:number-style>
    <number:text-style style:name="N1556">
      <number:text-content/>
      <number:text> </number:text>
      <style:map style:condition="value()&gt;0" style:apply-style-name="N1556P0"/>
      <style:map style:condition="value()&lt;0" style:apply-style-name="N1556P1"/>
      <style:map style:condition="value()=0" style:apply-style-name="N1556P2"/>
    </number:text-style>
    <number:currency-style style:name="N1557P0" style:volatile="true">
      <number:currency-symbol/>
      <number:number number:decimal-places="0" number:min-integer-digits="1" number:grouping="true" number:display-factor="1000"/>
    </number:currency-style>
    <number:currency-style style:name="N155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557P0"/>
    </number:currency-style>
    <number:currency-style style:name="N1559P0" style:volatile="true">
      <number:currency-symbol/>
      <number:number number:decimal-places="2" number:min-integer-digits="1" number:grouping="true" number:display-factor="1000"/>
    </number:currency-style>
    <number:currency-style style:name="N1559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559P0"/>
    </number:currency-style>
    <number:number-style style:name="N1560P0" style:volatile="true">
      <number:number number:min-integer-digits="1"/>
      <number:text/>
    </number:number-style>
    <number:currency-style style:name="N1560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560">
      <number:currency-symbol/>
      <number:text>-</number:text>
      <number:number number:decimal-places="0" number:min-integer-digits="0" number:display-factor="1000"/>
      <style:map style:condition="value()&gt;0" style:apply-style-name="N1560P0"/>
      <style:map style:condition="value()&lt;0" style:apply-style-name="N1560P1"/>
    </number:currency-style>
    <number:number-style style:name="N1563P0" style:volatile="true">
      <number:text> ¥</number:text>
      <number:number number:decimal-places="0" number:min-integer-digits="1" number:grouping="true" number:display-factor="1000"/>
    </number:number-style>
    <number:number-style style:name="N1563P1" style:volatile="true">
      <number:text>-¥</number:text>
      <number:number number:decimal-places="0" number:min-integer-digits="1" number:grouping="true" number:display-factor="1000"/>
    </number:number-style>
    <number:number-style style:name="N1563">
      <number:text> ¥- </number:text>
      <style:map style:condition="value()&gt;0" style:apply-style-name="N1563P0"/>
      <style:map style:condition="value()&lt;0" style:apply-style-name="N1563P1"/>
    </number:number-style>
    <number:number-style style:name="N1564P0" style:volatile="true">
      <number:number number:min-integer-digits="1"/>
      <number:text/>
    </number:number-style>
    <number:number-style style:name="N1564P1" style:volatile="true">
      <number:text>-</number:text>
      <number:number number:decimal-places="0" number:min-integer-digits="1" number:grouping="true" number:display-factor="1000"/>
    </number:number-style>
    <number:number-style style:name="N1564">
      <number:text> - </number:text>
      <style:map style:condition="value()&gt;0" style:apply-style-name="N1564P0"/>
      <style:map style:condition="value()&lt;0" style:apply-style-name="N1564P1"/>
    </number:number-style>
    <number:number-style style:name="N1567P0" style:volatile="true">
      <number:text> ¥</number:text>
      <number:number number:decimal-places="2" number:min-integer-digits="1" number:grouping="true" number:display-factor="1000"/>
    </number:number-style>
    <number:number-style style:name="N1567P1" style:volatile="true">
      <number:text>-¥</number:text>
      <number:number number:decimal-places="2" number:min-integer-digits="1" number:grouping="true" number:display-factor="1000"/>
    </number:number-style>
    <number:number-style style:name="N1567">
      <number:text> ¥-</number:text>
      <number:number number:decimal-places="0" number:min-integer-digits="0" number:display-factor="1000"/>
      <style:map style:condition="value()&gt;0" style:apply-style-name="N1567P0"/>
      <style:map style:condition="value()&lt;0" style:apply-style-name="N1567P1"/>
    </number:number-style>
    <number:number-style style:name="N1568P0" style:volatile="true">
      <number:text>$</number:text>
      <number:number number:decimal-places="2" number:min-integer-digits="1" number:grouping="true"/>
    </number:number-style>
    <number:number-style style:name="N1568">
      <style:text-properties fo:color="#000000"/>
      <number:text>$</number:text>
      <number:number number:decimal-places="2" number:min-integer-digits="1" number:grouping="true"/>
      <style:map style:condition="value()&gt;=0" style:apply-style-name="N1568P0"/>
    </number:number-style>
    <number:number-style style:name="N1569P0" style:volatile="true">
      <number:text>$</number:text>
      <number:number number:decimal-places="6" number:min-integer-digits="1" number:grouping="true"/>
    </number:number-style>
    <number:number-style style:name="N1569">
      <style:text-properties fo:color="#000000"/>
      <number:text>$</number:text>
      <number:number number:decimal-places="6" number:min-integer-digits="1" number:grouping="true"/>
      <style:map style:condition="value()&gt;=0" style:apply-style-name="N1569P0"/>
    </number:number-style>
    <number:number-style style:name="N1570P0" style:volatile="true">
      <number:text>$</number:text>
      <number:number number:decimal-places="8" number:min-integer-digits="1" number:grouping="true"/>
    </number:number-style>
    <number:number-style style:name="N1570">
      <style:text-properties fo:color="#000000"/>
      <number:text>$</number:text>
      <number:number number:decimal-places="8" number:min-integer-digits="1" number:grouping="true"/>
      <style:map style:condition="value()&gt;=0" style:apply-style-name="N1570P0"/>
    </number:number-style>
    <number:date-style style:name="N1571">
      <number:month number:style="long"/>
      <number:text>.</number:text>
      <number:year/>
    </number:date-style>
    <number:date-style style:name="N1572">
      <number:week-of-year/>
      <number:text>/</number:text>
      <number:year number:style="long"/>
    </number:date-style>
    <number:date-style style:name="N1573">
      <number:week-of-year/>
      <number:text>/</number:text>
      <number:year/>
    </number:date-style>
    <number:number-style style:name="N1574P0" style:volatile="true">
      <number:number number:decimal-places="0" number:min-integer-digits="1" number:grouping="true"/>
      <number:text> \</number:text>
    </number:number-style>
    <number:number-style style:name="N1574">
      <style:text-properties fo:color="#000000"/>
      <number:text>-</number:text>
      <number:number number:decimal-places="0" number:min-integer-digits="1" number:grouping="true"/>
      <number:text> \</number:text>
      <style:map style:condition="value()&gt;=0" style:apply-style-name="N1574P0"/>
    </number:number-style>
    <number:number-style style:name="N1575P0" style:volatile="true">
      <number:number number:decimal-places="2" number:min-integer-digits="1" number:grouping="true"/>
      <number:text> \</number:text>
    </number:number-style>
    <number:number-style style:name="N1575">
      <style:text-properties fo:color="#000000"/>
      <number:text>-</number:text>
      <number:number number:decimal-places="2" number:min-integer-digits="1" number:grouping="true"/>
      <number:text> \</number:text>
      <style:map style:condition="value()&gt;=0" style:apply-style-name="N1575P0"/>
    </number:number-style>
    <number:number-style style:name="N1579P0" style:volatile="true">
      <number:number number:decimal-places="0" number:min-integer-digits="1" number:grouping="true"/>
      <number:text> \ </number:text>
    </number:number-style>
    <number:number-style style:name="N1579P1" style:volatile="true">
      <number:text>-</number:text>
      <number:number number:decimal-places="0" number:min-integer-digits="1" number:grouping="true"/>
      <number:text> \ </number:text>
    </number:number-style>
    <number:number-style style:name="N1579P2" style:volatile="true">
      <number:text> - \ </number:text>
    </number:number-style>
    <number:text-style style:name="N1579">
      <number:text-content/>
      <number:text> </number:text>
      <style:map style:condition="value()&gt;0" style:apply-style-name="N1579P0"/>
      <style:map style:condition="value()&lt;0" style:apply-style-name="N1579P1"/>
      <style:map style:condition="value()=0" style:apply-style-name="N1579P2"/>
    </number:text-style>
    <number:number-style style:name="N1583P0" style:volatile="true">
      <number:number number:decimal-places="2" number:min-integer-digits="1" number:grouping="true"/>
      <number:text> \ </number:text>
    </number:number-style>
    <number:number-style style:name="N1583P1" style:volatile="true">
      <number:text>-</number:text>
      <number:number number:decimal-places="2" number:min-integer-digits="1" number:grouping="true"/>
      <number:text> \ </number:text>
    </number:number-style>
    <number:number-style style:name="N1583P2" style:volatile="true">
      <number:text> -</number:text>
      <number:number number:decimal-places="0" number:min-integer-digits="0"/>
      <number:text> \ </number:text>
    </number:number-style>
    <number:text-style style:name="N1583">
      <number:text-content/>
      <number:text> </number:text>
      <style:map style:condition="value()&gt;0" style:apply-style-name="N1583P0"/>
      <style:map style:condition="value()&lt;0" style:apply-style-name="N1583P1"/>
      <style:map style:condition="value()=0" style:apply-style-name="N1583P2"/>
    </number:text-style>
    <number:number-style style:name="N1584">
      <number:text>3</number:text>
      <number:number number:decimal-places="0" number:min-integer-digits="2"/>
    </number:number-style>
    <number:currency-style style:name="N158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585">
      <style:text-properties fo:color="#00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585P0"/>
    </number:currency-style>
    <number:currency-style style:name="N1586P0" style:volatile="true">
      <number:currency-symbol number:language="en" number:country="CA">$</number:currency-symbol>
      <number:number number:decimal-places="0" number:min-integer-digits="1" number:grouping="true"/>
    </number:currency-style>
    <number:currency-style style:name="N1586">
      <style:text-properties fo:color="#000000"/>
      <number:text>-</number:text>
      <number:currency-symbol number:language="en" number:country="CA">$</number:currency-symbol>
      <number:number number:decimal-places="0" number:min-integer-digits="1" number:grouping="true"/>
      <style:map style:condition="value()&gt;=0" style:apply-style-name="N1586P0"/>
    </number:currency-style>
    <number:currency-style style:name="N1587P0" style:volatile="true">
      <number:currency-symbol number:language="en" number:country="CA">$</number:currency-symbol>
      <number:number number:decimal-places="2" number:min-integer-digits="1" number:decimal-replacement="--" number:grouping="true"/>
    </number:currency-style>
    <number:currency-style style:name="N1587">
      <style:text-properties fo:color="#000000"/>
      <number:text>-</number:text>
      <number:currency-symbol number:language="en" number:country="CA">$</number:currency-symbol>
      <number:number number:decimal-places="2" number:min-integer-digits="1" number:decimal-replacement="--" number:grouping="true"/>
      <style:map style:condition="value()&gt;=0" style:apply-style-name="N1587P0"/>
    </number:currency-style>
    <number:currency-style style:name="N158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88">
      <style:text-properties fo:color="#00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588P0"/>
    </number:currency-style>
    <number:currency-style style:name="N158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589"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589P0"/>
    </number:currency-style>
    <number:currency-style style:name="N1590P0" style:volatile="true">
      <number:number number:decimal-places="1" number:min-integer-digits="1" number:grouping="true"/>
      <number:text> </number:text>
      <number:currency-symbol>GBP</number:currency-symbol>
    </number:currency-style>
    <number:currency-style style:name="N1590">
      <style:text-properties fo:color="#ff0000"/>
      <number:text>-</number:text>
      <number:number number:decimal-places="1" number:min-integer-digits="1" number:grouping="true"/>
      <number:text> </number:text>
      <number:currency-symbol>GBP</number:currency-symbol>
      <style:map style:condition="value()&gt;=0" style:apply-style-name="N1590P0"/>
    </number:currency-style>
    <number:number-style style:name="N1591P0" style:volatile="true">
      <number:number number:decimal-places="3" number:min-integer-digits="1" number:grouping="true"/>
      <number:text> </number:text>
    </number:number-style>
    <number:number-style style:name="N1591P1" style:volatile="true">
      <number:text> (</number:text>
      <number:number number:decimal-places="3" number:min-integer-digits="1" number:grouping="true"/>
      <number:text>)</number:text>
    </number:number-style>
    <number:number-style style:name="N1591P2" style:volatile="true">
      <number:text> - </number:text>
    </number:number-style>
    <number:text-style style:name="N1591">
      <number:text-content/>
      <number:text> </number:text>
      <style:map style:condition="value()&gt;0" style:apply-style-name="N1591P0"/>
      <style:map style:condition="value()&lt;0" style:apply-style-name="N1591P1"/>
      <style:map style:condition="value()=0" style:apply-style-name="N1591P2"/>
    </number:text-style>
    <number:date-style style:name="N1592">
      <number:month number:style="long"/>
      <number:text>/</number:text>
      <number:day number:style="long"/>
      <number:text>/</number:text>
      <number:year/>
      <number:text> </number:text>
    </number:date-style>
    <number:number-style style:name="N1593">
      <number:text>$</number:text>
      <number:number number:decimal-places="7" number:min-integer-digits="1" number:grouping="true"/>
    </number:number-style>
    <number:number-style style:name="N1596P0" style:volatile="true">
      <number:text> $</number:text>
      <number:number number:decimal-places="7" number:min-integer-digits="1" number:grouping="true"/>
      <number:text> </number:text>
    </number:number-style>
    <number:number-style style:name="N1596P1" style:volatile="true">
      <number:text> $(</number:text>
      <number:number number:decimal-places="7" number:min-integer-digits="1" number:grouping="true"/>
      <number:text>)</number:text>
    </number:number-style>
    <number:number-style style:name="N1596P2" style:volatile="true">
      <number:text> $-</number:text>
      <number:number number:decimal-places="0" number:min-integer-digits="0"/>
      <number:text> </number:text>
    </number:number-style>
    <number:text-style style:name="N1596">
      <number:text-content/>
      <number:text> </number:text>
      <style:map style:condition="value()&gt;0" style:apply-style-name="N1596P0"/>
      <style:map style:condition="value()&lt;0" style:apply-style-name="N1596P1"/>
      <style:map style:condition="value()=0" style:apply-style-name="N1596P2"/>
    </number:text-style>
    <number:currency-style style:name="N1597P0" style:volatile="true">
      <number:currency-symbol/>
      <number:number number:decimal-places="0" number:min-integer-digits="1" number:grouping="true"/>
      <number:text> </number:text>
    </number:currency-style>
    <number:currency-style style:name="N1597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597P0"/>
    </number:currency-style>
    <number:currency-style style:name="N1598P0" style:volatile="true">
      <number:currency-symbol/>
      <number:number number:decimal-places="2" number:min-integer-digits="1" number:grouping="true"/>
      <number:text> </number:text>
    </number:currency-style>
    <number:currency-style style:name="N1598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598P0"/>
    </number:currency-style>
    <number:currency-style style:name="N1599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599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599P0"/>
    </number:currency-style>
    <number:currency-style style:name="N1600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600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600P0"/>
    </number:currency-style>
    <number:currency-style style:name="N160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60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601P0"/>
    </number:currency-style>
    <number:currency-style style:name="N1602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602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602P0"/>
    </number:currency-style>
    <number:date-style style:name="N1603P0" style:volatile="true">
      <number:day/>
      <number:text>-</number:text>
      <number:month number:textual="true"/>
    </number:date-style>
    <number:text-style style:name="N1603">
      <number:text-content/>
      <style:map style:condition="value()&gt;=0" style:apply-style-name="N1603P0"/>
    </number:text-style>
    <number:currency-style style:name="N1604">
      <number:currency-symbol>$</number:currency-symbol>
      <number:number number:decimal-places="2" number:min-integer-digits="1" number:grouping="true"/>
    </number:currency-style>
    <number:currency-style style:name="N1605P0" style:volatile="true">
      <number:currency-symbol>$</number:currency-symbol>
      <number:number number:decimal-places="2" number:min-integer-digits="1" number:grouping="true"/>
    </number:currency-style>
    <number:currency-style style:name="N1605">
      <number:text>-</number:text>
      <number:currency-symbol>$</number:currency-symbol>
      <number:number number:decimal-places="2" number:min-integer-digits="1" number:grouping="true"/>
      <style:map style:condition="value()&gt;=0" style:apply-style-name="N1605P0"/>
    </number:currency-style>
    <number:date-style style:name="N1606">
      <number:day/>
      <number:year/>
      <number:text>fault</number:text>
    </number:date-style>
    <number:date-style style:name="N1607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608">
      <number:text>+</number:text>
      <number:number number:decimal-places="0" number:min-integer-digits="1"/>
    </number:number-style>
    <number:number-style style:name="N1609">
      <number:text>+</number:text>
      <number:number number:decimal-places="2" number:min-integer-digits="1"/>
    </number:number-style>
    <number:number-style style:name="N1610">
      <number:text>+</number:text>
      <number:number number:decimal-places="2" number:min-integer-digits="1" number:grouping="true"/>
    </number:number-style>
    <number:number-style style:name="N1611">
      <number:number number:decimal-places="0" number:min-integer-digits="4" number:grouping="true"/>
    </number:number-style>
    <number:number-style style:name="N1612">
      <number:number number:decimal-places="2" number:min-integer-digits="4" number:grouping="true"/>
    </number:number-style>
    <number:number-style style:name="N1613">
      <number:text>+</number:text>
      <number:number number:decimal-places="0" number:min-integer-digits="4" number:grouping="true"/>
    </number:number-style>
    <number:number-style style:name="N1614">
      <number:text>+</number:text>
      <number:number number:decimal-places="2" number:min-integer-digits="4" number:grouping="true"/>
    </number:number-style>
    <number:currency-style style:name="N1615P0" style:volatile="true">
      <number:currency-symbol/>
      <number:number number:decimal-places="0" number:min-integer-digits="1" number:grouping="true"/>
    </number:currency-style>
    <number:currency-style style:name="N1615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5P0"/>
    </number:currency-style>
    <number:currency-style style:name="N1616">
      <number:currency-symbol/>
      <number:number number:decimal-places="2" number:min-integer-digits="1" number:grouping="true"/>
    </number:currency-style>
    <number:currency-style style:name="N1617P0" style:volatile="true">
      <number:currency-symbol/>
      <number:number number:decimal-places="2" number:min-integer-digits="1" number:grouping="true"/>
    </number:currency-style>
    <number:currency-style style:name="N1617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7P0"/>
    </number:currency-style>
    <number:currency-style style:name="N1618">
      <number:text>+</number:text>
      <number:currency-symbol/>
      <number:number number:decimal-places="0" number:min-integer-digits="1" number:grouping="true"/>
    </number:currency-style>
    <number:currency-style style:name="N1619">
      <number:text>+</number:text>
      <number:currency-symbol/>
      <number:number number:decimal-places="2" number:min-integer-digits="1" number:grouping="true"/>
    </number:currency-style>
    <number:percentage-style style:name="N1620">
      <number:text>+</number:text>
      <number:number number:decimal-places="0" number:min-integer-digits="1"/>
      <number:text>%</number:text>
    </number:percentage-style>
    <number:date-style style:name="N1621">
      <number:month number:style="long"/>
      <number:text>/</number:text>
      <number:day number:style="long"/>
    </number:date-style>
    <number:date-style style:name="N1622">
      <number:day number:style="long"/>
      <number:text>-</number:text>
      <number:month number:textual="true"/>
    </number:date-style>
    <number:number-style style:name="N1623P0" style:volatile="true">
      <number:number number:decimal-places="0" number:min-integer-digits="4" number:grouping="true"/>
    </number:number-style>
    <number:number-style style:name="N1623">
      <number:text>-</number:text>
      <number:number number:decimal-places="0" number:min-integer-digits="4" number:grouping="true"/>
      <style:map style:condition="value()&gt;=0" style:apply-style-name="N1623P0"/>
    </number:number-style>
    <number:number-style style:name="N1624">
      <number:number number:decimal-places="4" number:min-integer-digits="1" number:decimal-replacement="" number:grouping="true"/>
    </number:number-style>
    <number:number-style style:name="N1626P0" style:volatile="true">
      <number:number number:decimal-places="0" number:min-integer-digits="1" number:grouping="true"/>
      <number:text> </number:text>
    </number:number-style>
    <number:number-style style:name="N1626P1" style:volatile="true">
      <number:text> \\\-</number:text>
      <number:number number:decimal-places="0" number:min-integer-digits="1" number:grouping="true"/>
      <number:text> </number:text>
    </number:number-style>
    <number:number-style style:name="N1626P2" style:volatile="true">
      <number:text> - </number:text>
    </number:number-style>
    <number:text-style style:name="N1626">
      <number:text-content/>
      <number:text> </number:text>
      <style:map style:condition="value()&gt;0" style:apply-style-name="N1626P0"/>
      <style:map style:condition="value()&lt;0" style:apply-style-name="N1626P1"/>
      <style:map style:condition="value()=0" style:apply-style-name="N1626P2"/>
    </number:text-style>
    <number:number-style style:name="N1628P0" style:volatile="true">
      <number:number number:decimal-places="5" number:min-integer-digits="1" number:grouping="true"/>
      <number:text> </number:text>
    </number:number-style>
    <number:number-style style:name="N1628P1" style:volatile="true">
      <number:text>\\\\-</number:text>
      <number:number number:decimal-places="5" number:min-integer-digits="1" number:grouping="true"/>
      <number:text> </number:text>
    </number:number-style>
    <number:number-style style:name="N1628P2" style:volatile="true">
      <number:text> -</number:text>
      <number:number number:decimal-places="0" number:min-integer-digits="0"/>
      <number:text> </number:text>
    </number:number-style>
    <number:text-style style:name="N1628">
      <number:text-content/>
      <number:text> </number:text>
      <style:map style:condition="value()&gt;0" style:apply-style-name="N1628P0"/>
      <style:map style:condition="value()&lt;0" style:apply-style-name="N1628P1"/>
      <style:map style:condition="value()=0" style:apply-style-name="N1628P2"/>
    </number:text-style>
    <number:number-style style:name="N1629P0" style:volatile="true">
      <number:number number:decimal-places="0" number:min-integer-digits="1" number:grouping="true"/>
    </number:number-style>
    <number:number-style style:name="N1629">
      <number:text>\\\\(</number:text>
      <number:number number:decimal-places="0" number:min-integer-digits="1" number:grouping="true"/>
      <number:text>\\\\)</number:text>
      <style:map style:condition="value()&gt;=0" style:apply-style-name="N1629P0"/>
    </number:number-style>
    <number:number-style style:name="N1631P0" style:volatile="true">
      <number:text>\\\\$</number:text>
      <number:number number:decimal-places="2" number:min-integer-digits="1" number:grouping="true"/>
    </number:number-style>
    <number:number-style style:name="N1631">
      <number:text>\\\\(\\\\$</number:text>
      <number:number number:decimal-places="2" number:min-integer-digits="1" number:grouping="true"/>
      <number:text>\\\\)</number:text>
      <style:map style:condition="value()&gt;=0" style:apply-style-name="N1631P0"/>
    </number:number-style>
    <number:number-style style:name="N1633P0" style:volatile="true">
      <number:text>\\\\$</number:text>
      <number:number number:decimal-places="0" number:min-integer-digits="1" number:grouping="true"/>
    </number:number-style>
    <number:number-style style:name="N1633">
      <number:text>\\\\(\\\\$</number:text>
      <number:number number:decimal-places="0" number:min-integer-digits="1" number:grouping="true"/>
      <number:text>\\\\)</number:text>
      <style:map style:condition="value()&gt;=0" style:apply-style-name="N1633P0"/>
    </number:number-style>
    <number:number-style style:name="N1634P0" style:volatile="true">
      <number:text>$</number:text>
      <number:number number:decimal-places="2" number:min-integer-digits="1" number:grouping="true"/>
      <number:text> </number:text>
    </number:number-style>
    <number:number-style style:name="N1634">
      <number:text>\\\\\($</number:text>
      <number:number number:decimal-places="2" number:min-integer-digits="1" number:grouping="true"/>
      <number:text>\\\\\)</number:text>
      <style:map style:condition="value()&gt;=0" style:apply-style-name="N1634P0"/>
    </number:number-style>
    <number:number-style style:name="N1636P0" style:volatile="true">
      <number:number number:decimal-places="1" number:min-integer-digits="1" number:grouping="true"/>
      <number:text> </number:text>
    </number:number-style>
    <number:number-style style:name="N1636P1" style:volatile="true">
      <number:text> \\\\(</number:text>
      <number:number number:decimal-places="1" number:min-integer-digits="1" number:grouping="true"/>
      <number:text>\\\\)</number:text>
    </number:number-style>
    <number:number-style style:name="N1636P2" style:volatile="true">
      <number:text> - </number:text>
    </number:number-style>
    <number:text-style style:name="N1636">
      <number:text-content/>
      <number:text> </number:text>
      <style:map style:condition="value()&gt;0" style:apply-style-name="N1636P0"/>
      <style:map style:condition="value()&lt;0" style:apply-style-name="N1636P1"/>
      <style:map style:condition="value()=0" style:apply-style-name="N1636P2"/>
    </number:text-style>
    <number:currency-style style:name="N1637P0" style:volatile="true">
      <number:currency-symbol>$</number:currency-symbol>
      <number:number number:decimal-places="2" number:min-integer-digits="1" number:grouping="true"/>
    </number:currency-style>
    <number:currency-style style:name="N1637">
      <style:text-properties fo:color="#000000"/>
      <number:text>-</number:text>
      <number:currency-symbol>$</number:currency-symbol>
      <number:number number:decimal-places="2" number:min-integer-digits="1" number:grouping="true"/>
      <style:map style:condition="value()&gt;=0" style:apply-style-name="N1637P0"/>
    </number:currency-style>
    <number:number-style style:name="N1638P0" style:volatile="true">
      <number:number number:decimal-places="0" number:min-integer-digits="4" number:grouping="true"/>
    </number:number-style>
    <number:number-style style:name="N1638">
      <style:text-properties fo:color="#000000"/>
      <number:text>-</number:text>
      <number:number number:decimal-places="0" number:min-integer-digits="4" number:grouping="true"/>
      <style:map style:condition="value()&gt;=0" style:apply-style-name="N1638P0"/>
    </number:number-style>
    <number:currency-style style:name="N1639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639">
      <style:text-properties fo:color="#00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639P0"/>
    </number:currency-style>
    <number:currency-style style:name="N1640P0" style:volatile="true">
      <number:currency-symbol number:language="en" number:country="US">$</number:currency-symbol>
      <number:number number:decimal-places="7" number:min-integer-digits="1" number:grouping="true"/>
    </number:currency-style>
    <number:currency-style style:name="N1640">
      <style:text-properties fo:color="#000000"/>
      <number:text>-</number:text>
      <number:currency-symbol number:language="en" number:country="US">$</number:currency-symbol>
      <number:number number:decimal-places="7" number:min-integer-digits="1" number:grouping="true"/>
      <style:map style:condition="value()&gt;=0" style:apply-style-name="N1640P0"/>
    </number:currency-style>
    <number:currency-style style:name="N1641P0" style:volatile="true">
      <number:currency-symbol number:language="en" number:country="US">$</number:currency-symbol>
      <number:number number:decimal-places="8" number:min-integer-digits="1" number:grouping="true"/>
    </number:currency-style>
    <number:currency-style style:name="N1641">
      <style:text-properties fo:color="#000000"/>
      <number:text>-</number:text>
      <number:currency-symbol number:language="en" number:country="US">$</number:currency-symbol>
      <number:number number:decimal-places="8" number:min-integer-digits="1" number:grouping="true"/>
      <style:map style:condition="value()&gt;=0" style:apply-style-name="N1641P0"/>
    </number:currency-style>
    <number:currency-style style:name="N1642P0" style:volatile="true">
      <number:currency-symbol number:language="en" number:country="US">$</number:currency-symbol>
      <number:number number:decimal-places="9" number:min-integer-digits="1" number:grouping="true"/>
    </number:currency-style>
    <number:currency-style style:name="N1642">
      <style:text-properties fo:color="#000000"/>
      <number:text>-</number:text>
      <number:currency-symbol number:language="en" number:country="US">$</number:currency-symbol>
      <number:number number:decimal-places="9" number:min-integer-digits="1" number:grouping="true"/>
      <style:map style:condition="value()&gt;=0" style:apply-style-name="N1642P0"/>
    </number:currency-style>
    <number:number-style style:name="N1643P0" style:volatile="true">
      <number:text>HK$</number:text>
      <number:number number:decimal-places="0" number:min-integer-digits="1" number:grouping="true"/>
      <number:text> </number:text>
    </number:number-style>
    <number:number-style style:name="N1643">
      <style:text-properties fo:color="#000000"/>
      <number:text>(HK$</number:text>
      <number:number number:decimal-places="0" number:min-integer-digits="1" number:grouping="true"/>
      <number:text>)</number:text>
      <style:map style:condition="value()&gt;=0" style:apply-style-name="N1643P0"/>
    </number:number-style>
    <number:number-style style:name="N1644P0" style:volatile="true">
      <number:text>HK$</number:text>
      <number:number number:decimal-places="2" number:min-integer-digits="1" number:grouping="true"/>
      <number:text> </number:text>
    </number:number-style>
    <number:number-style style:name="N1644">
      <style:text-properties fo:color="#000000"/>
      <number:text>(HK$</number:text>
      <number:number number:decimal-places="2" number:min-integer-digits="1" number:grouping="true"/>
      <number:text>)</number:text>
      <style:map style:condition="value()&gt;=0" style:apply-style-name="N1644P0"/>
    </number:number-style>
    <number:number-style style:name="N1645P0" style:volatile="true">
      <number:number number:decimal-places="15" number:min-integer-digits="1" number:grouping="true"/>
    </number:number-style>
    <number:number-style style:name="N1645">
      <style:text-properties fo:color="#000000"/>
      <number:text>-</number:text>
      <number:number number:decimal-places="15" number:min-integer-digits="1" number:grouping="true"/>
      <style:map style:condition="value()&gt;=0" style:apply-style-name="N1645P0"/>
    </number:number-style>
    <number:number-style style:name="N1646P0" style:volatile="true">
      <number:number number:decimal-places="0" number:min-integer-digits="1" number:grouping="true"/>
      <number:text> days</number:text>
    </number:number-style>
    <number:number-style style:name="N1646">
      <style:text-properties fo:color="#000000"/>
      <number:text>-</number:text>
      <number:number number:decimal-places="0" number:min-integer-digits="1" number:grouping="true"/>
      <style:map style:condition="value()&gt;=0" style:apply-style-name="N1646P0"/>
    </number:number-style>
    <number:currency-style style:name="N1647P0" style:volatile="true">
      <number:number number:decimal-places="1" number:min-integer-digits="1" number:grouping="true"/>
      <number:text> </number:text>
      <number:currency-symbol>GBP</number:currency-symbol>
    </number:currency-style>
    <number:currency-style style:name="N1647">
      <style:text-properties fo:color="#000000"/>
      <number:text>-</number:text>
      <number:number number:decimal-places="1" number:min-integer-digits="1" number:grouping="true"/>
      <number:text> </number:text>
      <number:currency-symbol>GBP</number:currency-symbol>
      <style:map style:condition="value()&gt;=0" style:apply-style-name="N1647P0"/>
    </number:currency-style>
    <number:currency-style style:name="N1648P0" style:volatile="true">
      <number:currency-symbol>$</number:currency-symbol>
      <number:number number:decimal-places="2" number:min-integer-digits="1" number:grouping="true"/>
    </number:currency-style>
    <number:currency-style style:name="N164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648P0"/>
    </number:currency-style>
    <number:number-style style:name="N1649P0" style:volatile="true">
      <number:number number:decimal-places="0" number:min-integer-digits="4" number:grouping="true"/>
    </number:number-style>
    <number:number-style style:name="N1649">
      <style:text-properties fo:color="#ff0000"/>
      <number:text>-</number:text>
      <number:number number:decimal-places="0" number:min-integer-digits="4" number:grouping="true"/>
      <style:map style:condition="value()&gt;=0" style:apply-style-name="N1649P0"/>
    </number:number-style>
    <number:number-style style:name="N1650P0" style:volatile="true">
      <number:number number:decimal-places="0" number:min-integer-digits="1"/>
    </number:number-style>
    <number:number-style style:name="N1650">
      <number:number number:decimal-places="0" number:min-integer-digits="1"/>
      <style:map style:condition="value()&gt;=0" style:apply-style-name="N1650P0"/>
    </number:number-style>
    <number:date-style style:name="N1651">
      <number:month number:style="long" number:textual="true"/>
      <number:text> </number:text>
      <number:year number:style="long"/>
    </number:date-style>
    <number:number-style style:name="N1652P0" style:volatile="true">
      <number:text>$</number:text>
      <number:number number:decimal-places="0" number:min-integer-digits="0" number:grouping="true"/>
    </number:number-style>
    <number:number-style style:name="N1652P1" style:volatile="true">
      <number:text>$(</number:text>
      <number:number number:decimal-places="0" number:min-integer-digits="0" number:grouping="true"/>
      <number:text>)</number:text>
    </number:number-style>
    <number:number-style style:name="N1652">
      <number:text>$-</number:text>
      <number:number number:decimal-places="0" number:min-integer-digits="0"/>
      <style:map style:condition="value()&gt;0" style:apply-style-name="N1652P0"/>
      <style:map style:condition="value()&lt;0" style:apply-style-name="N1652P1"/>
    </number:number-style>
    <number:percentage-style style:name="N1653">
      <number:number number:decimal-places="0" number:min-integer-digits="1" number:grouping="true"/>
      <number:text>%</number:text>
    </number:percentage-style>
    <number:percentage-style style:name="N1654P0" style:volatile="true">
      <number:number number:decimal-places="0" number:min-integer-digits="1" number:grouping="true"/>
      <number:text>%</number:text>
    </number:percentage-style>
    <number:percentage-style style:name="N1654">
      <number:text>-</number:text>
      <number:number number:decimal-places="0" number:min-integer-digits="1" number:grouping="true"/>
      <number:text>%</number:text>
      <style:map style:condition="value()&gt;=0" style:apply-style-name="N1654P0"/>
    </number:percentage-style>
    <number:date-style style:name="N1655">
      <number:day-of-week/>
      <number:text>, </number:text>
      <number:month number:style="long"/>
      <number:text>-</number:text>
      <number:day/>
      <number:text>-</number:text>
      <number:year number:style="long"/>
    </number:date-style>
    <number:date-style style:name="N1656">
      <number:day-of-week/>
      <number:text>, </number:text>
      <number:month number:style="long"/>
      <number:text>-</number:text>
      <number:day/>
      <number:text>-</number:text>
      <number:year/>
    </number:date-style>
    <number:date-style style:name="N1657">
      <number:day-of-week/>
      <number:text>, </number:text>
      <number:month number:style="long"/>
      <number:text>/</number:text>
      <number:day number:style="long"/>
    </number:date-style>
    <number:date-style style:name="N1658">
      <number:day-of-week/>
      <number:text> </number:text>
      <number:month number:style="long"/>
      <number:text>/</number:text>
      <number:day number:style="long"/>
    </number:date-style>
    <number:date-style style:name="N1659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66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660">
      <style:text-properties fo:color="#00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660P0"/>
    </number:currency-style>
    <number:currency-style style:name="N1661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661">
      <style:text-properties fo:color="#00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661P0"/>
    </number:currency-style>
    <number:currency-style style:name="N1662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662">
      <style:text-properties fo:color="#00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662P0"/>
    </number:currency-style>
    <number:number-style style:name="N1663">
      <number:text>$</number:text>
      <number:number number:decimal-places="0" number:min-integer-digits="0"/>
    </number:number-style>
    <number:number-style style:name="N1664">
      <number:number number:decimal-places="3" number:min-integer-digits="0" number:decimal-replacement=""/>
    </number:number-style>
    <number:number-style style:name="N1665P0" style:volatile="true">
      <number:number number:decimal-places="0" number:min-integer-digits="0" number:grouping="true"/>
    </number:number-style>
    <number:number-style style:name="N1665">
      <number:number number:min-integer-digits="1"/>
      <number:text/>
      <style:map style:condition="value()&gt;=0" style:apply-style-name="N1665P0"/>
    </number:number-style>
    <number:number-style style:name="N1666">
      <number:number number:decimal-places="0" number:min-integer-digits="0" number:display-factor="1000"/>
    </number:number-style>
    <number:currency-style style:name="N1667">
      <number:currency-symbol/>
      <number:number number:decimal-places="0" number:min-integer-digits="1" number:display-factor="1000"/>
    </number:currency-style>
    <number:currency-style style:name="N1668">
      <number:currency-symbol/>
      <number:number number:decimal-places="0" number:min-integer-digits="0" number:display-factor="1000"/>
    </number:currency-style>
    <number:currency-style style:name="N1669">
      <number:currency-symbol/>
      <number:number number:decimal-places="0" number:min-integer-digits="0" number:grouping="true"/>
    </number:currency-style>
    <number:currency-style style:name="N1670">
      <number:currency-symbol/>
      <number:number number:decimal-places="0" number:min-integer-digits="0" number:grouping="true" number:display-factor="1000"/>
    </number:currency-style>
    <number:currency-style style:name="N167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67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671P0"/>
    </number:currency-style>
    <number:currency-style style:name="N1672P0" style:volatile="true">
      <number:currency-symbol number:language="en" number:country="CA">$</number:currency-symbol>
      <number:number number:decimal-places="0" number:min-integer-digits="1" number:grouping="true"/>
    </number:currency-style>
    <number:currency-style style:name="N1672">
      <style:text-properties fo:color="#ff0000"/>
      <number:text>-</number:text>
      <number:currency-symbol number:language="en" number:country="CA">$</number:currency-symbol>
      <number:number number:decimal-places="0" number:min-integer-digits="1" number:grouping="true"/>
      <style:map style:condition="value()&gt;=0" style:apply-style-name="N1672P0"/>
    </number:currency-style>
    <number:number-style style:name="N1673P0" style:volatile="true">
      <number:number number:decimal-places="0" number:min-integer-digits="1" number:grouping="true" number:display-factor="1000"/>
    </number:number-style>
    <number:number-style style:name="N1673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673P0"/>
    </number:number-style>
    <number:number-style style:name="N1674P0" style:volatile="true">
      <number:number number:decimal-places="2" number:min-integer-digits="1" number:grouping="true" number:display-factor="1000"/>
    </number:number-style>
    <number:number-style style:name="N1674">
      <style:text-properties fo:color="#ff0000"/>
      <number:text>-</number:text>
      <number:number number:decimal-places="2" number:min-integer-digits="1" number:grouping="true" number:display-factor="1000"/>
      <style:map style:condition="value()&gt;=0" style:apply-style-name="N1674P0"/>
    </number:number-style>
    <number:currency-style style:name="N167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67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675P0"/>
    </number:currency-style>
    <number:currency-style style:name="N1676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676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676P0"/>
    </number:currency-style>
    <number:currency-style style:name="N1677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677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677P0"/>
    </number:currency-style>
    <number:number-style style:name="N1678">
      <number:text>99</number:text>
    </number:number-style>
    <number:currency-style style:name="N1680P0" style:volatile="true">
      <number:number number:decimal-places="0" number:min-integer-digits="1" number:grouping="true"/>
      <number:text> </number:text>
      <number:currency-symbol>€</number:currency-symbol>
    </number:currency-style>
    <number:currency-style style:name="N1680"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1680P0"/>
    </number:currency-style>
    <number:number-style style:name="N1681P0" style:volatile="true">
      <number:number number:decimal-places="0" number:min-integer-digits="1"/>
    </number:number-style>
    <number:number-style style:name="N1681">
      <number:text>+</number:text>
      <number:number number:decimal-places="0" number:min-integer-digits="1"/>
      <style:map style:condition="value()&gt;=0" style:apply-style-name="N1681P0"/>
    </number:number-style>
    <number:date-style style:name="N1682">
      <number:day/>
      <number:text> </number:text>
      <number:month number:textual="true"/>
    </number:date-style>
    <number:date-style style:name="N1683">
      <number:day number:style="long"/>
      <number:text> </number:text>
      <number:month number:textual="true"/>
    </number:date-style>
    <number:date-style style:name="N1684">
      <number:day number:style="long"/>
    </number:date-style>
    <number:date-style style:name="N1685">
      <number:month number:textual="true"/>
      <number:text> </number:text>
      <number:year number:style="long"/>
    </number:date-style>
    <number:number-style style:name="N1687P0" style:volatile="true">
      <number:number number:decimal-places="0" number:min-integer-digits="1" number:grouping="true"/>
      <number:text> ￥</number:text>
    </number:number-style>
    <number:number-style style:name="N1687">
      <number:text>-</number:text>
      <number:number number:decimal-places="0" number:min-integer-digits="1" number:grouping="true"/>
      <number:text> ￥</number:text>
      <style:map style:condition="value()&gt;=0" style:apply-style-name="N1687P0"/>
    </number:number-style>
    <number:number-style style:name="N1689P0" style:volatile="true">
      <number:number number:decimal-places="2" number:min-integer-digits="1" number:grouping="true"/>
      <number:text> ￥</number:text>
    </number:number-style>
    <number:number-style style:name="N1689">
      <number:text>-</number:text>
      <number:number number:decimal-places="2" number:min-integer-digits="1" number:grouping="true"/>
      <number:text> ￥</number:text>
      <style:map style:condition="value()&gt;=0" style:apply-style-name="N1689P0"/>
    </number:number-style>
    <number:number-style style:name="N1693P0" style:volatile="true">
      <number:number number:decimal-places="0" number:min-integer-digits="1" number:grouping="true"/>
      <number:text> ￥ </number:text>
    </number:number-style>
    <number:number-style style:name="N1693P1" style:volatile="true">
      <number:text>-</number:text>
      <number:number number:decimal-places="0" number:min-integer-digits="1" number:grouping="true"/>
      <number:text> ￥ </number:text>
    </number:number-style>
    <number:number-style style:name="N1693P2" style:volatile="true">
      <number:text> - ￥ </number:text>
    </number:number-style>
    <number:text-style style:name="N1693">
      <number:text-content/>
      <number:text> </number:text>
      <style:map style:condition="value()&gt;0" style:apply-style-name="N1693P0"/>
      <style:map style:condition="value()&lt;0" style:apply-style-name="N1693P1"/>
      <style:map style:condition="value()=0" style:apply-style-name="N1693P2"/>
    </number:text-style>
    <number:number-style style:name="N1697P0" style:volatile="true">
      <number:number number:decimal-places="2" number:min-integer-digits="1" number:grouping="true"/>
      <number:text> ￥ </number:text>
    </number:number-style>
    <number:number-style style:name="N1697P1" style:volatile="true">
      <number:text>-</number:text>
      <number:number number:decimal-places="2" number:min-integer-digits="1" number:grouping="true"/>
      <number:text> ￥ </number:text>
    </number:number-style>
    <number:number-style style:name="N1697P2" style:volatile="true">
      <number:text> -</number:text>
      <number:number number:decimal-places="0" number:min-integer-digits="0"/>
      <number:text> ￥ </number:text>
    </number:number-style>
    <number:text-style style:name="N1697">
      <number:text-content/>
      <number:text> </number:text>
      <style:map style:condition="value()&gt;0" style:apply-style-name="N1697P0"/>
      <style:map style:condition="value()&lt;0" style:apply-style-name="N1697P1"/>
      <style:map style:condition="value()=0" style:apply-style-name="N1697P2"/>
    </number:text-style>
    <number:number-style style:name="N1699P0" style:volatile="true">
      <number:number number:decimal-places="0" number:min-integer-digits="1" number:grouping="true"/>
      <number:text> ￦</number:text>
    </number:number-style>
    <number:number-style style:name="N1699">
      <number:text>-</number:text>
      <number:number number:decimal-places="0" number:min-integer-digits="1" number:grouping="true"/>
      <number:text> ￦</number:text>
      <style:map style:condition="value()&gt;=0" style:apply-style-name="N1699P0"/>
    </number:number-style>
    <number:number-style style:name="N1701P0" style:volatile="true">
      <number:number number:decimal-places="2" number:min-integer-digits="1" number:grouping="true"/>
      <number:text> ￦</number:text>
    </number:number-style>
    <number:number-style style:name="N1701">
      <number:text>-</number:text>
      <number:number number:decimal-places="2" number:min-integer-digits="1" number:grouping="true"/>
      <number:text> ￦</number:text>
      <style:map style:condition="value()&gt;=0" style:apply-style-name="N1701P0"/>
    </number:number-style>
    <number:number-style style:name="N1705P0" style:volatile="true">
      <number:number number:decimal-places="0" number:min-integer-digits="1" number:grouping="true"/>
      <number:text> ￦ </number:text>
    </number:number-style>
    <number:number-style style:name="N1705P1" style:volatile="true">
      <number:text>-</number:text>
      <number:number number:decimal-places="0" number:min-integer-digits="1" number:grouping="true"/>
      <number:text> ￦ </number:text>
    </number:number-style>
    <number:number-style style:name="N1705P2" style:volatile="true">
      <number:text> - ￦ </number:text>
    </number:number-style>
    <number:text-style style:name="N1705">
      <number:text-content/>
      <number:text> </number:text>
      <style:map style:condition="value()&gt;0" style:apply-style-name="N1705P0"/>
      <style:map style:condition="value()&lt;0" style:apply-style-name="N1705P1"/>
      <style:map style:condition="value()=0" style:apply-style-name="N1705P2"/>
    </number:text-style>
    <number:number-style style:name="N1709P0" style:volatile="true">
      <number:number number:decimal-places="2" number:min-integer-digits="1" number:grouping="true"/>
      <number:text> ￦ </number:text>
    </number:number-style>
    <number:number-style style:name="N1709P1" style:volatile="true">
      <number:text>-</number:text>
      <number:number number:decimal-places="2" number:min-integer-digits="1" number:grouping="true"/>
      <number:text> ￦ </number:text>
    </number:number-style>
    <number:number-style style:name="N1709P2" style:volatile="true">
      <number:text> -</number:text>
      <number:number number:decimal-places="0" number:min-integer-digits="0"/>
      <number:text> ￦ </number:text>
    </number:number-style>
    <number:text-style style:name="N1709">
      <number:text-content/>
      <number:text> </number:text>
      <style:map style:condition="value()&gt;0" style:apply-style-name="N1709P0"/>
      <style:map style:condition="value()&lt;0" style:apply-style-name="N1709P1"/>
      <style:map style:condition="value()=0" style:apply-style-name="N1709P2"/>
    </number:text-style>
    <number:currency-style style:name="N1711P0" style:volatile="true">
      <number:currency-symbol number:language="zh" number:country="SG">S$</number:currency-symbol>
      <number:number number:decimal-places="2" number:min-integer-digits="1" number:grouping="true"/>
    </number:currency-style>
    <number:currency-style style:name="N1711">
      <number:text>-</number:text>
      <number:currency-symbol number:language="zh" number:country="SG">S$</number:currency-symbol>
      <number:number number:decimal-places="2" number:min-integer-digits="1" number:grouping="true"/>
      <style:map style:condition="value()&gt;=0" style:apply-style-name="N1711P0"/>
    </number:currency-style>
    <number:date-style style:name="N1712P0" style:volatile="true">
      <number:month/>
      <number:text>/</number:text>
      <number:day/>
      <number:text>/</number:text>
      <number:year number:style="long"/>
    </number:date-style>
    <number:text-style style:name="N1712">
      <number:text-content/>
      <style:map style:condition="value()&gt;=0" style:apply-style-name="N1712P0"/>
    </number:text-style>
    <number:number-style style:name="N1715P0" style:volatile="true">
      <number:text> $</number:text>
      <number:number number:decimal-places="20" number:min-integer-digits="1" number:grouping="true"/>
      <number:text> </number:text>
    </number:number-style>
    <number:number-style style:name="N1715P1" style:volatile="true">
      <number:text> $(</number:text>
      <number:number number:decimal-places="20" number:min-integer-digits="1" number:grouping="true"/>
      <number:text>)</number:text>
    </number:number-style>
    <number:number-style style:name="N1715P2" style:volatile="true">
      <number:text> $-</number:text>
      <number:number number:decimal-places="0" number:min-integer-digits="0"/>
      <number:text> </number:text>
    </number:number-style>
    <number:text-style style:name="N1715">
      <number:text-content/>
      <number:text> </number:text>
      <style:map style:condition="value()&gt;0" style:apply-style-name="N1715P0"/>
      <style:map style:condition="value()&lt;0" style:apply-style-name="N1715P1"/>
      <style:map style:condition="value()=0" style:apply-style-name="N1715P2"/>
    </number:text-style>
    <number:percentage-style style:name="N1716">
      <number:number number:decimal-places="2" number:min-integer-digits="1" number:grouping="true"/>
      <number:text>%</number:text>
    </number:percentage-style>
    <number:number-style style:name="N1717">
      <number:number number:decimal-places="3" number:min-integer-digits="0" number:decimal-replacement="" number:display-factor="1000"/>
    </number:number-style>
    <number:number-style style:name="N1718P0" style:volatile="true">
      <number:number number:decimal-places="0" number:min-integer-digits="1" number:grouping="true"/>
      <number:text>   </number:text>
    </number:number-style>
    <number:number-style style:name="N1718">
      <style:text-properties fo:color="#ff00ff"/>
      <number:text>-</number:text>
      <number:number number:decimal-places="0" number:min-integer-digits="1" number:grouping="true"/>
      <number:text>   </number:text>
      <style:map style:condition="value()&gt;=0" style:apply-style-name="N1718P0"/>
    </number:number-style>
    <number:number-style style:name="N1719P0" style:volatile="true">
      <number:number number:decimal-places="2" number:min-integer-digits="1" number:grouping="true"/>
      <number:text>   </number:text>
    </number:number-style>
    <number:number-style style:name="N1719">
      <style:text-properties fo:color="#ff00ff"/>
      <number:text>-</number:text>
      <number:number number:decimal-places="2" number:min-integer-digits="1" number:grouping="true"/>
      <number:text>   </number:text>
      <style:map style:condition="value()&gt;=0" style:apply-style-name="N1719P0"/>
    </number:number-style>
    <number:number-style style:name="N1720P0" style:volatile="true">
      <number:text>$</number:text>
      <number:number number:decimal-places="0" number:min-integer-digits="1" number:grouping="true"/>
      <number:text> </number:text>
    </number:number-style>
    <number:number-style style:name="N1720">
      <style:text-properties fo:color="#ff00ff"/>
      <number:text>($</number:text>
      <number:number number:decimal-places="0" number:min-integer-digits="1" number:grouping="true"/>
      <number:text>)</number:text>
      <style:map style:condition="value()&gt;=0" style:apply-style-name="N1720P0"/>
    </number:number-style>
    <number:number-style style:name="N1721P0" style:volatile="true">
      <number:text>$</number:text>
      <number:number number:decimal-places="2" number:min-integer-digits="1" number:grouping="true"/>
      <number:text> </number:text>
    </number:number-style>
    <number:number-style style:name="N1721">
      <style:text-properties fo:color="#ff00ff"/>
      <number:text>($</number:text>
      <number:number number:decimal-places="2" number:min-integer-digits="1" number:grouping="true"/>
      <number:text>)</number:text>
      <style:map style:condition="value()&gt;=0" style:apply-style-name="N1721P0"/>
    </number:number-style>
    <number:number-style style:name="N1722P0" style:volatile="true">
      <number:number number:decimal-places="0" number:min-integer-digits="1" number:grouping="true"/>
      <number:text> $</number:text>
    </number:number-style>
    <number:number-style style:name="N1722">
      <style:text-properties fo:color="#ff00ff"/>
      <number:text>-</number:text>
      <number:number number:decimal-places="0" number:min-integer-digits="1" number:grouping="true"/>
      <number:text> $</number:text>
      <style:map style:condition="value()&gt;=0" style:apply-style-name="N1722P0"/>
    </number:number-style>
    <number:number-style style:name="N1723P0" style:volatile="true">
      <number:number number:decimal-places="2" number:min-integer-digits="1" number:grouping="true"/>
      <number:text> $</number:text>
    </number:number-style>
    <number:number-style style:name="N1723">
      <style:text-properties fo:color="#ff00ff"/>
      <number:text>-</number:text>
      <number:number number:decimal-places="2" number:min-integer-digits="1" number:grouping="true"/>
      <number:text> $</number:text>
      <style:map style:condition="value()&gt;=0" style:apply-style-name="N1723P0"/>
    </number:number-style>
    <number:number-style style:name="N1724P0" style:volatile="true">
      <number:number number:decimal-places="0" number:min-integer-digits="1"/>
    </number:number-style>
    <number:number-style style:name="N1724">
      <style:text-properties fo:color="#ff0000"/>
      <number:text>+</number:text>
      <number:number number:decimal-places="0" number:min-integer-digits="1"/>
      <style:map style:condition="value()&gt;=0" style:apply-style-name="N1724P0"/>
    </number:number-style>
    <number:number-style style:name="N1725P0" style:volatile="true">
      <number:number number:decimal-places="0" number:min-integer-digits="1"/>
    </number:number-style>
    <number:number-style style:name="N1725">
      <style:text-properties fo:color="#000000"/>
      <number:text>+</number:text>
      <number:number number:decimal-places="0" number:min-integer-digits="1"/>
      <style:map style:condition="value()&gt;=0" style:apply-style-name="N1725P0"/>
    </number:number-style>
    <number:currency-style style:name="N1726P0" style:volatile="true">
      <number:currency-symbol number:language="en">$</number:currency-symbol>
      <number:number number:decimal-places="2" number:min-integer-digits="1" number:grouping="true"/>
    </number:currency-style>
    <number:currency-style style:name="N1726">
      <style:text-properties fo:color="#00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726P0"/>
    </number:currency-style>
    <number:currency-style style:name="N1727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727">
      <style:text-properties fo:color="#ffffff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727P0"/>
    </number:currency-style>
    <number:number-style style:name="N1729P0" style:volatile="true">
      <number:number number:decimal-places="0" number:min-integer-digits="1" number:grouping="true"/>
      <number:text> $</number:text>
    </number:number-style>
    <number:number-style style:name="N1729P1" style:volatile="true">
      <number:text>-</number:text>
      <number:number number:decimal-places="0" number:min-integer-digits="1" number:grouping="true"/>
      <number:text> $</number:text>
    </number:number-style>
    <number:number-style style:name="N1729">
      <number:text>- $</number:text>
      <style:map style:condition="value()&gt;0" style:apply-style-name="N1729P0"/>
      <style:map style:condition="value()&lt;0" style:apply-style-name="N1729P1"/>
    </number:number-style>
    <number:number-style style:name="N1731P0" style:volatile="true">
      <number:number number:decimal-places="2" number:min-integer-digits="1" number:grouping="true"/>
      <number:text> $</number:text>
    </number:number-style>
    <number:number-style style:name="N1731P1" style:volatile="true">
      <number:text>-</number:text>
      <number:number number:decimal-places="2" number:min-integer-digits="1" number:grouping="true"/>
      <number:text> $</number:text>
    </number:number-style>
    <number:number-style style:name="N1731">
      <number:text>-</number:text>
      <number:number number:decimal-places="0" number:min-integer-digits="0"/>
      <number:text> $</number:text>
      <style:map style:condition="value()&gt;0" style:apply-style-name="N1731P0"/>
      <style:map style:condition="value()&lt;0" style:apply-style-name="N1731P1"/>
    </number:number-style>
    <number:number-style style:name="N1732">
      <number:text>1</number:text>
    </number:number-style>
    <number:number-style style:name="N1733">
      <number:number number:decimal-places="0" number:min-integer-digits="10">
        <number:embedded-text number:position="7">-</number:embedded-text>
        <number:embedded-text number:position="4">-</number:embedded-text>
      </number:number>
    </number:number-style>
    <number:number-style style:name="N1734P0" style:volatile="true">
      <number:number number:decimal-places="0" number:min-integer-digits="1" number:grouping="true"/>
      <number:text> € </number:text>
    </number:number-style>
    <number:number-style style:name="N1734P1" style:volatile="true">
      <number:text>-</number:text>
      <number:number number:decimal-places="0" number:min-integer-digits="1" number:grouping="true"/>
      <number:text> € </number:text>
    </number:number-style>
    <number:number-style style:name="N1734">
      <number:text> - € </number:text>
      <style:map style:condition="value()&gt;0" style:apply-style-name="N1734P0"/>
      <style:map style:condition="value()&lt;0" style:apply-style-name="N1734P1"/>
    </number:number-style>
    <number:number-style style:name="N1735P0" style:volatile="true">
      <number:number number:decimal-places="2" number:min-integer-digits="1" number:grouping="true"/>
      <number:text> € </number:text>
    </number:number-style>
    <number:number-style style:name="N1735P1" style:volatile="true">
      <number:text>-</number:text>
      <number:number number:decimal-places="2" number:min-integer-digits="1" number:grouping="true"/>
      <number:text> € </number:text>
    </number:number-style>
    <number:number-style style:name="N1735">
      <number:text> -</number:text>
      <number:number number:decimal-places="0" number:min-integer-digits="0"/>
      <number:text> € </number:text>
      <style:map style:condition="value()&gt;0" style:apply-style-name="N1735P0"/>
      <style:map style:condition="value()&lt;0" style:apply-style-name="N1735P1"/>
    </number:number-style>
    <number:number-style style:name="N1737P0" style:volatile="true">
      <number:text>Ja</number:text>
    </number:number-style>
    <number:number-style style:name="N1737P1" style:volatile="true">
      <number:text>Ja</number:text>
    </number:number-style>
    <number:number-style style:name="N1737">
      <number:text>Nein</number:text>
      <style:map style:condition="value()&gt;0" style:apply-style-name="N1737P0"/>
      <style:map style:condition="value()&lt;0" style:apply-style-name="N1737P1"/>
    </number:number-style>
    <number:number-style style:name="N1739P0" style:volatile="true">
      <number:text>Wahr</number:text>
    </number:number-style>
    <number:number-style style:name="N1739P1" style:volatile="true">
      <number:text>Wahr</number:text>
    </number:number-style>
    <number:number-style style:name="N1739">
      <number:text>Falsch</number:text>
      <style:map style:condition="value()&gt;0" style:apply-style-name="N1739P0"/>
      <style:map style:condition="value()&lt;0" style:apply-style-name="N1739P1"/>
    </number:number-style>
    <number:number-style style:name="N1741P0" style:volatile="true">
      <number:text>Ein</number:text>
    </number:number-style>
    <number:number-style style:name="N1741P1" style:volatile="true">
      <number:text>Ein</number:text>
    </number:number-style>
    <number:number-style style:name="N1741">
      <number:text>Aus</number:text>
      <style:map style:condition="value()&gt;0" style:apply-style-name="N1741P0"/>
      <style:map style:condition="value()&lt;0" style:apply-style-name="N1741P1"/>
    </number:number-style>
    <number:number-style style:name="N1742">
      <number:number number:decimal-places="0" number:min-integer-digits="1">
        <number:embedded-text number:position="3"> </number:embedded-text>
      </number:number>
    </number:number-style>
    <number:number-style style:name="N1743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45P0" style:volatile="true">
      <number:number number:decimal-places="0" number:min-integer-digits="1" number:grouping="true"/>
      <number:text> F</number:text>
    </number:number-style>
    <number:number-style style:name="N1745">
      <number:text>-</number:text>
      <number:number number:decimal-places="0" number:min-integer-digits="1" number:grouping="true"/>
      <number:text> F</number:text>
      <style:map style:condition="value()&gt;=0" style:apply-style-name="N1745P0"/>
    </number:number-style>
    <number:number-style style:name="N1747P0" style:volatile="true">
      <number:number number:decimal-places="2" number:min-integer-digits="1" number:grouping="true"/>
      <number:text> F</number:text>
    </number:number-style>
    <number:number-style style:name="N1747">
      <number:text>-</number:text>
      <number:number number:decimal-places="2" number:min-integer-digits="1" number:grouping="true"/>
      <number:text> F</number:text>
      <style:map style:condition="value()&gt;=0" style:apply-style-name="N1747P0"/>
    </number:number-style>
    <number:number-style style:name="N1751P0" style:volatile="true">
      <number:number number:decimal-places="0" number:min-integer-digits="1" number:grouping="true"/>
      <number:text> F </number:text>
    </number:number-style>
    <number:number-style style:name="N1751P1" style:volatile="true">
      <number:text>-</number:text>
      <number:number number:decimal-places="0" number:min-integer-digits="1" number:grouping="true"/>
      <number:text> F </number:text>
    </number:number-style>
    <number:number-style style:name="N1751P2" style:volatile="true">
      <number:text> - F </number:text>
    </number:number-style>
    <number:text-style style:name="N1751">
      <number:text-content/>
      <number:text> </number:text>
      <style:map style:condition="value()&gt;0" style:apply-style-name="N1751P0"/>
      <style:map style:condition="value()&lt;0" style:apply-style-name="N1751P1"/>
      <style:map style:condition="value()=0" style:apply-style-name="N1751P2"/>
    </number:text-style>
    <number:number-style style:name="N1755P0" style:volatile="true">
      <number:number number:decimal-places="2" number:min-integer-digits="1" number:grouping="true"/>
      <number:text> F </number:text>
    </number:number-style>
    <number:number-style style:name="N1755P1" style:volatile="true">
      <number:text>-</number:text>
      <number:number number:decimal-places="2" number:min-integer-digits="1" number:grouping="true"/>
      <number:text> F </number:text>
    </number:number-style>
    <number:number-style style:name="N1755P2" style:volatile="true">
      <number:text> -</number:text>
      <number:number number:decimal-places="0" number:min-integer-digits="0"/>
      <number:text> F </number:text>
    </number:number-style>
    <number:text-style style:name="N1755">
      <number:text-content/>
      <number:text> </number:text>
      <style:map style:condition="value()&gt;0" style:apply-style-name="N1755P0"/>
      <style:map style:condition="value()&lt;0" style:apply-style-name="N1755P1"/>
      <style:map style:condition="value()=0" style:apply-style-name="N1755P2"/>
    </number:text-style>
    <number:number-style style:name="N1757P0" style:volatile="true">
      <number:text>$</number:text>
      <number:number number:decimal-places="1" number:min-integer-digits="1" number:grouping="true" number:display-factor="1000"/>
    </number:number-style>
    <number:number-style style:name="N1757">
      <number:text>($</number:text>
      <number:number number:decimal-places="1" number:min-integer-digits="1" number:grouping="true"/>
      <number:text>)</number:text>
      <style:map style:condition="value()&gt;=0" style:apply-style-name="N1757P0"/>
    </number:number-style>
    <number:number-style style:name="N1759P0" style:volatile="true">
      <number:number number:decimal-places="0" number:min-integer-digits="1" number:display-factor="1000"/>
    </number:number-style>
    <number:number-style style:name="N1759">
      <number:text>(</number:text>
      <number:number number:decimal-places="0" number:min-integer-digits="1"/>
      <number:text>)</number:text>
      <style:map style:condition="value()&gt;=0" style:apply-style-name="N1759P0"/>
    </number:number-style>
    <number:number-style style:name="N1760">
      <number:number number:decimal-places="2" number:min-integer-digits="1" number:display-factor="1000"/>
    </number:number-style>
    <number:number-style style:name="N1761P0" style:volatile="true">
      <number:number number:decimal-places="2" number:min-integer-digits="1" number:display-factor="1000"/>
    </number:number-style>
    <number:number-style style:name="N1761">
      <number:text>(</number:text>
      <number:number number:decimal-places="2" number:min-integer-digits="1"/>
      <number:text>)</number:text>
      <style:map style:condition="value()&gt;=0" style:apply-style-name="N1761P0"/>
    </number:number-style>
    <number:number-style style:name="N1762P0" style:volatile="true">
      <number:number number:decimal-places="1" number:min-integer-digits="1" number:grouping="true" number:display-factor="1000"/>
    </number:number-style>
    <number:number-style style:name="N1762">
      <number:text>(</number:text>
      <number:number number:decimal-places="1" number:min-integer-digits="1" number:grouping="true"/>
      <number:text>)</number:text>
      <style:map style:condition="value()&gt;=0" style:apply-style-name="N1762P0"/>
    </number:number-style>
    <number:number-style style:name="N1763P0" style:volatile="true">
      <number:number number:decimal-places="3" number:min-integer-digits="1" number:grouping="true" number:display-factor="1000"/>
    </number:number-style>
    <number:number-style style:name="N1763">
      <number:text>(</number:text>
      <number:number number:decimal-places="3" number:min-integer-digits="1" number:grouping="true"/>
      <number:text>)</number:text>
      <style:map style:condition="value()&gt;=0" style:apply-style-name="N1763P0"/>
    </number:number-style>
    <number:number-style style:name="N1765P0" style:volatile="true">
      <number:number number:decimal-places="1" number:min-integer-digits="1" number:display-factor="1000"/>
    </number:number-style>
    <number:number-style style:name="N1765">
      <number:text>(</number:text>
      <number:number number:decimal-places="1" number:min-integer-digits="1"/>
      <number:text>)</number:text>
      <style:map style:condition="value()&gt;=0" style:apply-style-name="N1765P0"/>
    </number:number-style>
    <number:number-style style:name="N1766P0" style:volatile="true">
      <number:number number:decimal-places="3" number:min-integer-digits="1" number:grouping="true" number:display-factor="1000"/>
    </number:number-style>
    <number:number-style style:name="N1766P1" style:volatile="true">
      <number:text> (</number:text>
      <number:number number:decimal-places="3" number:min-integer-digits="1" number:grouping="true"/>
      <number:text>)</number:text>
    </number:number-style>
    <number:number-style style:name="N1766P2" style:volatile="true">
      <number:text> -</number:text>
      <number:number number:decimal-places="0" number:min-integer-digits="0" number:display-factor="1000"/>
    </number:number-style>
    <number:text-style style:name="N1766">
      <number:text-content/>
      <number:text> </number:text>
      <style:map style:condition="value()&gt;0" style:apply-style-name="N1766P0"/>
      <style:map style:condition="value()&lt;0" style:apply-style-name="N1766P1"/>
      <style:map style:condition="value()=0" style:apply-style-name="N1766P2"/>
    </number:text-style>
    <number:number-style style:name="N1768P0" style:volatile="true">
      <number:number number:decimal-places="0" number:min-integer-digits="0" number:grouping="true" number:display-factor="1000"/>
    </number:number-style>
    <number:number-style style:name="N1768P1" style:volatile="true">
      <number:text>(</number:text>
      <number:number number:decimal-places="0" number:min-integer-digits="0" number:grouping="true"/>
      <number:text>)</number:text>
    </number:number-style>
    <number:number-style style:name="N1768">
      <number:text>- </number:text>
      <style:map style:condition="value()&gt;0" style:apply-style-name="N1768P0"/>
      <style:map style:condition="value()&lt;0" style:apply-style-name="N1768P1"/>
    </number:number-style>
    <number:number-style style:name="N1770P0" style:volatile="true">
      <number:text>$</number:text>
      <number:number number:decimal-places="0" number:min-integer-digits="0" number:grouping="true" number:display-factor="1000"/>
    </number:number-style>
    <number:number-style style:name="N1770P1" style:volatile="true">
      <number:text>$(</number:text>
      <number:number number:decimal-places="0" number:min-integer-digits="0" number:grouping="true"/>
      <number:text>)</number:text>
    </number:number-style>
    <number:number-style style:name="N1770">
      <number:text>$- </number:text>
      <style:map style:condition="value()&gt;0" style:apply-style-name="N1770P0"/>
      <style:map style:condition="value()&lt;0" style:apply-style-name="N1770P1"/>
    </number:number-style>
    <number:number-style style:name="N1771P0" style:volatile="true">
      <number:number number:decimal-places="1" number:min-integer-digits="1" number:grouping="true" number:display-factor="1000"/>
    </number:number-style>
    <number:number-style style:name="N1771P1" style:volatile="true">
      <number:text> (</number:text>
      <number:number number:decimal-places="1" number:min-integer-digits="1" number:grouping="true"/>
      <number:text>)</number:text>
    </number:number-style>
    <number:number-style style:name="N1771">
      <number:text> -</number:text>
      <number:number number:decimal-places="0" number:min-integer-digits="0" number:display-factor="1000"/>
      <style:map style:condition="value()&gt;0" style:apply-style-name="N1771P0"/>
      <style:map style:condition="value()&lt;0" style:apply-style-name="N1771P1"/>
    </number:number-style>
    <number:number-style style:name="N1773P0" style:volatile="true">
      <number:text> $</number:text>
      <number:number number:decimal-places="1" number:min-integer-digits="1" number:grouping="true" number:display-factor="1000"/>
    </number:number-style>
    <number:number-style style:name="N1773P1" style:volatile="true">
      <number:text> $(</number:text>
      <number:number number:decimal-places="1" number:min-integer-digits="1" number:grouping="true"/>
      <number:text>)</number:text>
    </number:number-style>
    <number:number-style style:name="N1773">
      <number:text> $-</number:text>
      <number:number number:decimal-places="0" number:min-integer-digits="0" number:display-factor="1000"/>
      <style:map style:condition="value()&gt;0" style:apply-style-name="N1773P0"/>
      <style:map style:condition="value()&lt;0" style:apply-style-name="N1773P1"/>
    </number:number-style>
    <number:number-style style:name="N1774P0" style:volatile="true">
      <number:text> $</number:text>
      <number:number number:decimal-places="0" number:min-integer-digits="1" number:grouping="true" number:display-factor="1000"/>
    </number:number-style>
    <number:number-style style:name="N1774P1" style:volatile="true">
      <number:text> $(</number:text>
      <number:number number:decimal-places="0" number:min-integer-digits="1" number:grouping="true"/>
      <number:text>)</number:text>
    </number:number-style>
    <number:number-style style:name="N1774">
      <number:text> $-</number:text>
      <number:number number:decimal-places="0" number:min-integer-digits="0" number:display-factor="1000"/>
      <style:map style:condition="value()&gt;0" style:apply-style-name="N1774P0"/>
      <style:map style:condition="value()&lt;0" style:apply-style-name="N1774P1"/>
    </number:number-style>
    <number:number-style style:name="N1775P0" style:volatile="true">
      <number:number number:decimal-places="3" number:min-integer-digits="1" number:grouping="true" number:display-factor="1000"/>
    </number:number-style>
    <number:number-style style:name="N1775P1" style:volatile="true">
      <number:text> (</number:text>
      <number:number number:decimal-places="3" number:min-integer-digits="1" number:grouping="true"/>
      <number:text>)</number:text>
    </number:number-style>
    <number:number-style style:name="N1775">
      <number:text> -</number:text>
      <number:number number:decimal-places="0" number:min-integer-digits="0" number:display-factor="1000"/>
      <style:map style:condition="value()&gt;0" style:apply-style-name="N1775P0"/>
      <style:map style:condition="value()&lt;0" style:apply-style-name="N1775P1"/>
    </number:number-style>
    <number:number-style style:name="N1777P0" style:volatile="true">
      <number:number number:decimal-places="4" number:min-integer-digits="1" number:grouping="true" number:display-factor="1000"/>
    </number:number-style>
    <number:number-style style:name="N1777P1" style:volatile="true">
      <number:text> (</number:text>
      <number:number number:decimal-places="4" number:min-integer-digits="1" number:grouping="true"/>
      <number:text>)</number:text>
    </number:number-style>
    <number:number-style style:name="N1777">
      <number:text> -</number:text>
      <number:number number:decimal-places="0" number:min-integer-digits="0" number:display-factor="1000"/>
      <style:map style:condition="value()&gt;0" style:apply-style-name="N1777P0"/>
      <style:map style:condition="value()&lt;0" style:apply-style-name="N1777P1"/>
    </number:number-style>
    <number:number-style style:name="N1779P0" style:volatile="true">
      <number:text>$</number:text>
      <number:number number:decimal-places="4" number:min-integer-digits="1" number:grouping="true" number:display-factor="1000"/>
    </number:number-style>
    <number:number-style style:name="N1779">
      <number:text>($</number:text>
      <number:number number:decimal-places="4" number:min-integer-digits="1" number:grouping="true"/>
      <number:text>)</number:text>
      <style:map style:condition="value()&gt;=0" style:apply-style-name="N1779P0"/>
    </number:number-style>
    <number:number-style style:name="N1781P0" style:volatile="true">
      <number:text>$</number:text>
      <number:number number:decimal-places="3" number:min-integer-digits="1" number:grouping="true" number:display-factor="1000"/>
    </number:number-style>
    <number:number-style style:name="N1781">
      <number:text>($</number:text>
      <number:number number:decimal-places="3" number:min-integer-digits="1" number:grouping="true"/>
      <number:text>)</number:text>
      <style:map style:condition="value()&gt;=0" style:apply-style-name="N1781P0"/>
    </number:number-style>
    <number:number-style style:name="N1784P0" style:volatile="true">
      <number:text> \</number:text>
      <number:number number:decimal-places="0" number:min-integer-digits="1" number:grouping="true" number:display-factor="1000"/>
    </number:number-style>
    <number:number-style style:name="N1784P1" style:volatile="true">
      <number:text> \-</number:text>
      <number:number number:decimal-places="0" number:min-integer-digits="1" number:grouping="true" number:display-factor="1000"/>
    </number:number-style>
    <number:number-style style:name="N1784P2" style:volatile="true">
      <number:text> \- </number:text>
    </number:number-style>
    <number:text-style style:name="N1784">
      <number:text-content/>
      <number:text> </number:text>
      <style:map style:condition="value()&gt;0" style:apply-style-name="N1784P0"/>
      <style:map style:condition="value()&lt;0" style:apply-style-name="N1784P1"/>
      <style:map style:condition="value()=0" style:apply-style-name="N1784P2"/>
    </number:text-style>
    <number:number-style style:name="N1786P0" style:volatile="true">
      <number:number number:decimal-places="0" number:min-integer-digits="1" number:grouping="true" number:display-factor="1000"/>
    </number:number-style>
    <number:number-style style:name="N1786P1" style:volatile="true">
      <number:text> -</number:text>
      <number:number number:decimal-places="0" number:min-integer-digits="1" number:grouping="true" number:display-factor="1000"/>
    </number:number-style>
    <number:number-style style:name="N1786P2" style:volatile="true">
      <number:text> - </number:text>
    </number:number-style>
    <number:text-style style:name="N1786">
      <number:text-content/>
      <number:text> </number:text>
      <style:map style:condition="value()&gt;0" style:apply-style-name="N1786P0"/>
      <style:map style:condition="value()&lt;0" style:apply-style-name="N1786P1"/>
      <style:map style:condition="value()=0" style:apply-style-name="N1786P2"/>
    </number:text-style>
    <number:number-style style:name="N1790P0" style:volatile="true">
      <number:text> \</number:text>
      <number:number number:decimal-places="2" number:min-integer-digits="1" number:grouping="true" number:display-factor="1000"/>
    </number:number-style>
    <number:number-style style:name="N1790P1" style:volatile="true">
      <number:text> \-</number:text>
      <number:number number:decimal-places="2" number:min-integer-digits="1" number:grouping="true" number:display-factor="1000"/>
    </number:number-style>
    <number:number-style style:name="N1790P2" style:volatile="true">
      <number:text> \-</number:text>
      <number:number number:decimal-places="0" number:min-integer-digits="0" number:display-factor="1000"/>
    </number:number-style>
    <number:text-style style:name="N1790">
      <number:text-content/>
      <number:text> </number:text>
      <style:map style:condition="value()&gt;0" style:apply-style-name="N1790P0"/>
      <style:map style:condition="value()&lt;0" style:apply-style-name="N1790P1"/>
      <style:map style:condition="value()=0" style:apply-style-name="N1790P2"/>
    </number:text-style>
    <number:number-style style:name="N1791P0" style:volatile="true">
      <number:number number:decimal-places="2" number:min-integer-digits="1" number:grouping="true" number:display-factor="1000"/>
    </number:number-style>
    <number:number-style style:name="N1791P1" style:volatile="true">
      <number:text> -</number:text>
      <number:number number:decimal-places="2" number:min-integer-digits="1" number:grouping="true" number:display-factor="1000"/>
    </number:number-style>
    <number:number-style style:name="N1791P2" style:volatile="true">
      <number:text> -</number:text>
      <number:number number:decimal-places="0" number:min-integer-digits="0" number:display-factor="1000"/>
    </number:number-style>
    <number:text-style style:name="N1791">
      <number:text-content/>
      <number:text> </number:text>
      <style:map style:condition="value()&gt;0" style:apply-style-name="N1791P0"/>
      <style:map style:condition="value()&lt;0" style:apply-style-name="N1791P1"/>
      <style:map style:condition="value()=0" style:apply-style-name="N1791P2"/>
    </number:text-style>
    <number:currency-style style:name="N1792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792">
      <number:text>-</number:text>
      <number:number number:decimal-places="0" number:min-integer-digits="1" number:grouping="true"/>
      <number:text> </number:text>
      <number:currency-symbol number:language="fr" number:country="FR">K€</number:currency-symbol>
      <style:map style:condition="value()&gt;=0" style:apply-style-name="N1792P0"/>
    </number:currency-style>
    <number:date-style style:name="N1793">
      <number:text>P</number:text>
      <number:year number:style="long"/>
      <number:text>oj</number:text>
      <number:year/>
      <number:text>ct</number:text>
    </number:date-style>
    <number:date-style style:name="N1794">
      <number:day/>
      <number:text>-</number:text>
      <number:month/>
      <number:text>-</number:text>
      <number:year/>
    </number:date-style>
    <number:date-style style:name="N179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797P0" style:volatile="true">
      <number:text>€</number:text>
      <number:number number:decimal-places="0" number:min-integer-digits="1" number:grouping="true"/>
    </number:number-style>
    <number:number-style style:name="N1797">
      <number:text>-€</number:text>
      <number:number number:decimal-places="0" number:min-integer-digits="1" number:grouping="true"/>
      <style:map style:condition="value()&gt;=0" style:apply-style-name="N1797P0"/>
    </number:number-style>
    <number:number-style style:name="N1798">
      <number:text>€</number:text>
      <number:number number:decimal-places="2" number:min-integer-digits="1" number:grouping="true"/>
    </number:number-style>
    <number:number-style style:name="N1799P0" style:volatile="true">
      <number:text>€</number:text>
      <number:number number:decimal-places="2" number:min-integer-digits="1" number:grouping="true"/>
    </number:number-style>
    <number:number-style style:name="N1799">
      <number:text>-€</number:text>
      <number:number number:decimal-places="2" number:min-integer-digits="1" number:grouping="true"/>
      <style:map style:condition="value()&gt;=0" style:apply-style-name="N1799P0"/>
    </number:number-style>
    <number:number-style style:name="N1803P0" style:volatile="true">
      <number:text> €</number:text>
      <number:number number:decimal-places="0" number:min-integer-digits="1" number:grouping="true"/>
      <number:text> </number:text>
    </number:number-style>
    <number:number-style style:name="N1803P1" style:volatile="true">
      <number:text>-€</number:text>
      <number:number number:decimal-places="0" number:min-integer-digits="1" number:grouping="true"/>
      <number:text> </number:text>
    </number:number-style>
    <number:number-style style:name="N1803P2" style:volatile="true">
      <number:text> €- </number:text>
    </number:number-style>
    <number:text-style style:name="N1803">
      <number:text-content/>
      <number:text> </number:text>
      <style:map style:condition="value()&gt;0" style:apply-style-name="N1803P0"/>
      <style:map style:condition="value()&lt;0" style:apply-style-name="N1803P1"/>
      <style:map style:condition="value()=0" style:apply-style-name="N1803P2"/>
    </number:text-style>
    <number:number-style style:name="N1807P0" style:volatile="true">
      <number:text> €</number:text>
      <number:number number:decimal-places="2" number:min-integer-digits="1" number:grouping="true"/>
      <number:text> </number:text>
    </number:number-style>
    <number:number-style style:name="N1807P1" style:volatile="true">
      <number:text>-€</number:text>
      <number:number number:decimal-places="2" number:min-integer-digits="1" number:grouping="true"/>
      <number:text> </number:text>
    </number:number-style>
    <number:number-style style:name="N1807P2" style:volatile="true">
      <number:text> €-</number:text>
      <number:number number:decimal-places="0" number:min-integer-digits="0"/>
      <number:text> </number:text>
    </number:number-style>
    <number:text-style style:name="N1807">
      <number:text-content/>
      <number:text> </number:text>
      <style:map style:condition="value()&gt;0" style:apply-style-name="N1807P0"/>
      <style:map style:condition="value()&lt;0" style:apply-style-name="N1807P1"/>
      <style:map style:condition="value()=0" style:apply-style-name="N1807P2"/>
    </number:text-style>
    <number:date-style style:name="N1808">
      <number:day number:style="long"/>
      <number:text>/</number:text>
      <number:month number:style="long"/>
      <number:text>/</number:text>
      <number:year number:style="long"/>
      <number:text>  </number:text>
      <number:hours number:style="long"/>
      <number:text>:</number:text>
      <number:minutes number:style="long"/>
      <number:text>:</number:text>
      <number:seconds number:style="long"/>
    </number:date-style>
    <number:date-style style:name="N1809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</number:date-style>
    <number:currency-style style:name="N181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10">
      <style:text-properties fo:color="#00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10P0"/>
    </number:currency-style>
    <number:date-style style:name="N1811">
      <number:month/>
      <number:text>/</number:text>
      <number:day number:style="long"/>
      <number:text>/</number:text>
      <number:year/>
    </number:date-style>
    <number:currency-style style:name="N1813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813"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813P0"/>
    </number:currency-style>
    <number:number-style style:name="N1814">
      <number:number number:decimal-places="10" number:min-integer-digits="1" number:grouping="true"/>
    </number:number-style>
    <number:number-style style:name="N1815P0" style:volatile="true">
      <number:number number:decimal-places="2" number:min-integer-digits="1" number:grouping="true"/>
    </number:number-style>
    <number:currency-style style:name="N1815">
      <number:text>-</number:text>
      <number:currency-symbol/>
      <number:number number:decimal-places="2" number:min-integer-digits="1" number:grouping="true"/>
      <style:map style:condition="value()&gt;=0" style:apply-style-name="N1815P0"/>
    </number:currency-style>
    <number:percentage-style style:name="N1817P0" style:volatile="true">
      <number:number number:decimal-places="4" number:min-integer-digits="1"/>
      <number:text>% </number:text>
    </number:percentage-style>
    <number:percentage-style style:name="N1817">
      <number:text>(</number:text>
      <number:number number:decimal-places="4" number:min-integer-digits="1"/>
      <number:text>%)</number:text>
      <style:map style:condition="value()&gt;=0" style:apply-style-name="N1817P0"/>
    </number:percentage-style>
    <number:percentage-style style:name="N1819P0" style:volatile="true">
      <number:number number:decimal-places="2" number:min-integer-digits="1"/>
      <number:text>% </number:text>
    </number:percentage-style>
    <number:percentage-style style:name="N1819">
      <number:text>(</number:text>
      <number:number number:decimal-places="2" number:min-integer-digits="1"/>
      <number:text>%)</number:text>
      <style:map style:condition="value()&gt;=0" style:apply-style-name="N1819P0"/>
    </number:percentage-style>
    <number:number-style style:name="N1820P0" style:volatile="true">
      <number:number number:decimal-places="5" number:min-integer-digits="1" number:grouping="true"/>
      <number:text> </number:text>
    </number:number-style>
    <number:number-style style:name="N1820">
      <number:text>(</number:text>
      <number:number number:decimal-places="5" number:min-integer-digits="1" number:grouping="true"/>
      <number:text>)</number:text>
      <style:map style:condition="value()&gt;=0" style:apply-style-name="N1820P0"/>
    </number:number-style>
    <number:percentage-style style:name="N1822P0" style:volatile="true">
      <number:number number:decimal-places="3" number:min-integer-digits="1"/>
      <number:text>% </number:text>
    </number:percentage-style>
    <number:percentage-style style:name="N1822">
      <number:text>(</number:text>
      <number:number number:decimal-places="3" number:min-integer-digits="1"/>
      <number:text>%)</number:text>
      <style:map style:condition="value()&gt;=0" style:apply-style-name="N1822P0"/>
    </number:percentage-style>
    <number:number-style style:name="N1825P0" style:volatile="true">
      <number:number number:decimal-places="8" number:min-integer-digits="1" number:grouping="true"/>
      <number:text> </number:text>
    </number:number-style>
    <number:number-style style:name="N1825P1" style:volatile="true">
      <number:text> (</number:text>
      <number:number number:decimal-places="8" number:min-integer-digits="1" number:grouping="true"/>
      <number:text>)</number:text>
    </number:number-style>
    <number:number-style style:name="N1825P2" style:volatile="true">
      <number:text> -</number:text>
      <number:number number:decimal-places="0" number:min-integer-digits="0"/>
      <number:text> </number:text>
    </number:number-style>
    <number:text-style style:name="N1825">
      <number:text-content/>
      <number:text> </number:text>
      <style:map style:condition="value()&gt;0" style:apply-style-name="N1825P0"/>
      <style:map style:condition="value()&lt;0" style:apply-style-name="N1825P1"/>
      <style:map style:condition="value()=0" style:apply-style-name="N1825P2"/>
    </number:text-style>
    <number:number-style style:name="N1826">
      <number:number number:decimal-places="4" number:min-integer-digits="1"/>
      <number:text>x</number:text>
    </number:number-style>
    <number:number-style style:name="N1827P0" style:volatile="true">
      <number:number number:decimal-places="8" number:min-integer-digits="1" number:grouping="true"/>
      <number:text> </number:text>
    </number:number-style>
    <number:number-style style:name="N1827">
      <number:text>(</number:text>
      <number:number number:decimal-places="8" number:min-integer-digits="1" number:grouping="true"/>
      <number:text>)</number:text>
      <style:map style:condition="value()&gt;=0" style:apply-style-name="N1827P0"/>
    </number:number-style>
    <number:number-style style:name="N1829P0" style:volatile="true">
      <number:text>SFr. </number:text>
      <number:number number:decimal-places="0" number:min-integer-digits="1" number:grouping="true"/>
    </number:number-style>
    <number:number-style style:name="N1829">
      <number:text>SFr. -</number:text>
      <number:number number:decimal-places="0" number:min-integer-digits="1" number:grouping="true"/>
      <style:map style:condition="value()&gt;=0" style:apply-style-name="N1829P0"/>
    </number:number-style>
    <number:number-style style:name="N1831P0" style:volatile="true">
      <number:text>SFr. </number:text>
      <number:number number:decimal-places="2" number:min-integer-digits="1" number:grouping="true"/>
    </number:number-style>
    <number:number-style style:name="N1831">
      <number:text>SFr. -</number:text>
      <number:number number:decimal-places="2" number:min-integer-digits="1" number:grouping="true"/>
      <style:map style:condition="value()&gt;=0" style:apply-style-name="N1831P0"/>
    </number:number-style>
    <number:number-style style:name="N1835P0" style:volatile="true">
      <number:text> SFr. </number:text>
      <number:number number:decimal-places="0" number:min-integer-digits="1" number:grouping="true"/>
      <number:text> </number:text>
    </number:number-style>
    <number:number-style style:name="N1835P1" style:volatile="true">
      <number:text> SFr. -</number:text>
      <number:number number:decimal-places="0" number:min-integer-digits="1" number:grouping="true"/>
      <number:text> </number:text>
    </number:number-style>
    <number:number-style style:name="N1835P2" style:volatile="true">
      <number:text> SFr. - </number:text>
    </number:number-style>
    <number:text-style style:name="N1835">
      <number:text-content/>
      <number:text> </number:text>
      <style:map style:condition="value()&gt;0" style:apply-style-name="N1835P0"/>
      <style:map style:condition="value()&lt;0" style:apply-style-name="N1835P1"/>
      <style:map style:condition="value()=0" style:apply-style-name="N1835P2"/>
    </number:text-style>
    <number:number-style style:name="N1839P0" style:volatile="true">
      <number:text> SFr. </number:text>
      <number:number number:decimal-places="2" number:min-integer-digits="1" number:grouping="true"/>
      <number:text> </number:text>
    </number:number-style>
    <number:number-style style:name="N1839P1" style:volatile="true">
      <number:text> SFr. -</number:text>
      <number:number number:decimal-places="2" number:min-integer-digits="1" number:grouping="true"/>
      <number:text> </number:text>
    </number:number-style>
    <number:number-style style:name="N1839P2" style:volatile="true">
      <number:text> SFr. -</number:text>
      <number:number number:decimal-places="0" number:min-integer-digits="0"/>
      <number:text> </number:text>
    </number:number-style>
    <number:text-style style:name="N1839">
      <number:text-content/>
      <number:text> </number:text>
      <style:map style:condition="value()&gt;0" style:apply-style-name="N1839P0"/>
      <style:map style:condition="value()&lt;0" style:apply-style-name="N1839P1"/>
      <style:map style:condition="value()=0" style:apply-style-name="N1839P2"/>
    </number:text-style>
    <number:currency-style style:name="N1843P0" style:volatile="true">
      <number:currency-symbol>EUR</number:currency-symbol>
      <number:text> </number:text>
      <number:number number:decimal-places="2" number:min-integer-digits="1" number:grouping="true"/>
      <number:text> </number:text>
    </number:currency-style>
    <number:currency-style style:name="N1843P1" style:volatile="true">
      <number:currency-symbol>EUR</number:currency-symbol>
      <number:text> (</number:text>
      <number:number number:decimal-places="2" number:min-integer-digits="1" number:grouping="true"/>
      <number:text>)</number:text>
    </number:currency-style>
    <number:currency-style style:name="N1843P2" style:volatile="true">
      <number:currency-symbol>EUR</number:currency-symbol>
      <number:text> -</number:text>
      <number:number number:decimal-places="0" number:min-integer-digits="0"/>
      <number:text> </number:text>
    </number:currency-style>
    <number:text-style style:name="N1843">
      <number:text-content/>
      <number:text> </number:text>
      <style:map style:condition="value()&gt;0" style:apply-style-name="N1843P0"/>
      <style:map style:condition="value()&lt;0" style:apply-style-name="N1843P1"/>
      <style:map style:condition="value()=0" style:apply-style-name="N1843P2"/>
    </number:text-style>
    <number:currency-style style:name="N1847P0" style:volatile="true">
      <number:currency-symbol>GBP</number:currency-symbol>
      <number:text> </number:text>
      <number:number number:decimal-places="2" number:min-integer-digits="1" number:grouping="true"/>
      <number:text> </number:text>
    </number:currency-style>
    <number:currency-style style:name="N1847P1" style:volatile="true">
      <number:currency-symbol>GBP</number:currency-symbol>
      <number:text> (</number:text>
      <number:number number:decimal-places="2" number:min-integer-digits="1" number:grouping="true"/>
      <number:text>)</number:text>
    </number:currency-style>
    <number:currency-style style:name="N1847P2" style:volatile="true">
      <number:currency-symbol>GBP</number:currency-symbol>
      <number:text> -</number:text>
      <number:number number:decimal-places="0" number:min-integer-digits="0"/>
      <number:text> </number:text>
    </number:currency-style>
    <number:text-style style:name="N1847">
      <number:text-content/>
      <number:text> </number:text>
      <style:map style:condition="value()&gt;0" style:apply-style-name="N1847P0"/>
      <style:map style:condition="value()&lt;0" style:apply-style-name="N1847P1"/>
      <style:map style:condition="value()=0" style:apply-style-name="N1847P2"/>
    </number:text-style>
    <number:currency-style style:name="N1851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851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851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851">
      <number:text-content/>
      <number:text> </number:text>
      <style:map style:condition="value()&gt;0" style:apply-style-name="N1851P0"/>
      <style:map style:condition="value()&lt;0" style:apply-style-name="N1851P1"/>
      <style:map style:condition="value()=0" style:apply-style-name="N1851P2"/>
    </number:text-style>
    <number:number-style style:name="N1852">
      <number:number number:decimal-places="0" number:min-integer-digits="1"/>
      <number:text> people</number:text>
    </number:number-style>
    <number:currency-style style:name="N1853">
      <number:currency-symbol>EUR</number:currency-symbol>
      <number:text> </number:text>
      <number:number number:decimal-places="2" number:min-integer-digits="1" number:grouping="true"/>
    </number:currency-style>
    <number:date-style style:name="N1854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85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55">
      <number:text-content/>
      <style:map style:condition="value()&gt;=0" style:apply-style-name="N1855P0"/>
    </number:text-style>
    <number:currency-style style:name="N1856">
      <number:currency-symbol>CHF</number:currency-symbol>
      <number:text> </number:text>
      <number:number number:decimal-places="2" number:min-integer-digits="1" number:grouping="true"/>
    </number:currency-style>
    <number:date-style style:name="N1857">
      <number:month number:textual="true"/>
      <number:text>/</number:text>
      <number:year number:style="long"/>
    </number:date-style>
    <number:currency-style style:name="N1859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859P1" style:volatile="true">
      <number:currency-symbol>CHF</number:currency-symbol>
      <number:text> -</number:text>
      <number:number number:decimal-places="2" number:min-integer-digits="1" number:grouping="true"/>
      <number:text> </number:text>
    </number:currency-style>
    <number:currency-style style:name="N1859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859">
      <number:text-content/>
      <number:text> </number:text>
      <style:map style:condition="value()&gt;0" style:apply-style-name="N1859P0"/>
      <style:map style:condition="value()&lt;0" style:apply-style-name="N1859P1"/>
      <style:map style:condition="value()=0" style:apply-style-name="N1859P2"/>
    </number:text-style>
    <number:currency-style style:name="N1861P0" style:volatile="true">
      <number:currency-symbol>GBP</number:currency-symbol>
      <number:text> </number:text>
      <number:number number:decimal-places="2" number:min-integer-digits="1" number:grouping="true"/>
      <number:text> </number:text>
    </number:currency-style>
    <number:currency-style style:name="N1861P1" style:volatile="true">
      <number:currency-symbol>GBP</number:currency-symbol>
      <number:text> -</number:text>
      <number:number number:decimal-places="2" number:min-integer-digits="1" number:grouping="true"/>
      <number:text> </number:text>
    </number:currency-style>
    <number:currency-style style:name="N1861P2" style:volatile="true">
      <number:currency-symbol>GBP</number:currency-symbol>
      <number:text> -</number:text>
      <number:number number:decimal-places="0" number:min-integer-digits="0"/>
      <number:text> </number:text>
    </number:currency-style>
    <number:text-style style:name="N1861">
      <number:text-content/>
      <number:text> </number:text>
      <style:map style:condition="value()&gt;0" style:apply-style-name="N1861P0"/>
      <style:map style:condition="value()&lt;0" style:apply-style-name="N1861P1"/>
      <style:map style:condition="value()=0" style:apply-style-name="N1861P2"/>
    </number:text-style>
    <number:currency-style style:name="N1862">
      <number:currency-symbol>GBP</number:currency-symbol>
      <number:text> </number:text>
      <number:number number:decimal-places="2" number:min-integer-digits="1" number:grouping="true"/>
    </number:currency-style>
    <number:currency-style style:name="N1865P0" style:volatile="true">
      <number:currency-symbol>CHF</number:currency-symbol>
      <number:text> </number:text>
      <number:number number:decimal-places="3" number:min-integer-digits="1" number:grouping="true"/>
      <number:text> </number:text>
    </number:currency-style>
    <number:currency-style style:name="N1865P1" style:volatile="true">
      <number:currency-symbol>CHF</number:currency-symbol>
      <number:text> (</number:text>
      <number:number number:decimal-places="3" number:min-integer-digits="1" number:grouping="true"/>
      <number:text>)</number:text>
    </number:currency-style>
    <number:currency-style style:name="N1865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865">
      <number:text-content/>
      <number:text> </number:text>
      <style:map style:condition="value()&gt;0" style:apply-style-name="N1865P0"/>
      <style:map style:condition="value()&lt;0" style:apply-style-name="N1865P1"/>
      <style:map style:condition="value()=0" style:apply-style-name="N1865P2"/>
    </number:text-style>
    <number:currency-style style:name="N1867P0" style:volatile="true">
      <number:currency-symbol>EUR</number:currency-symbol>
      <number:text> </number:text>
      <number:number number:decimal-places="2" number:min-integer-digits="1" number:grouping="true"/>
      <number:text> </number:text>
    </number:currency-style>
    <number:currency-style style:name="N1867P1" style:volatile="true">
      <number:currency-symbol>EUR</number:currency-symbol>
      <number:text> -</number:text>
      <number:number number:decimal-places="2" number:min-integer-digits="1" number:grouping="true"/>
      <number:text> </number:text>
    </number:currency-style>
    <number:currency-style style:name="N1867P2" style:volatile="true">
      <number:currency-symbol>EUR</number:currency-symbol>
      <number:text> -</number:text>
      <number:number number:decimal-places="0" number:min-integer-digits="0"/>
      <number:text> </number:text>
    </number:currency-style>
    <number:text-style style:name="N1867">
      <number:text-content/>
      <number:text> </number:text>
      <style:map style:condition="value()&gt;0" style:apply-style-name="N1867P0"/>
      <style:map style:condition="value()&lt;0" style:apply-style-name="N1867P1"/>
      <style:map style:condition="value()=0" style:apply-style-name="N1867P2"/>
    </number:text-style>
    <number:currency-style style:name="N1869P0" style:volatile="true">
      <number:currency-symbol>EUR</number:currency-symbol>
      <number:text> </number:text>
      <number:number number:decimal-places="2" number:min-integer-digits="1" number:grouping="true"/>
      <number:text> </number:text>
    </number:currency-style>
    <number:currency-style style:name="N1869P1" style:volatile="true">
      <number:text>-</number:text>
      <number:currency-symbol>EUR</number:currency-symbol>
      <number:text> </number:text>
      <number:number number:decimal-places="2" number:min-integer-digits="1" number:grouping="true"/>
      <number:text> </number:text>
    </number:currency-style>
    <number:currency-style style:name="N1869P2" style:volatile="true">
      <number:currency-symbol>EUR</number:currency-symbol>
      <number:text> -</number:text>
      <number:number number:decimal-places="0" number:min-integer-digits="0"/>
      <number:text> </number:text>
    </number:currency-style>
    <number:text-style style:name="N1869">
      <number:text-content/>
      <number:text> </number:text>
      <style:map style:condition="value()&gt;0" style:apply-style-name="N1869P0"/>
      <style:map style:condition="value()&lt;0" style:apply-style-name="N1869P1"/>
      <style:map style:condition="value()=0" style:apply-style-name="N1869P2"/>
    </number:text-style>
    <number:currency-style style:name="N1873P0" style:volatile="true">
      <number:currency-symbol>CZK</number:currency-symbol>
      <number:text> </number:text>
      <number:number number:decimal-places="2" number:min-integer-digits="1" number:grouping="true"/>
      <number:text> </number:text>
    </number:currency-style>
    <number:currency-style style:name="N1873P1" style:volatile="true">
      <number:currency-symbol>CZK</number:currency-symbol>
      <number:text> (</number:text>
      <number:number number:decimal-places="2" number:min-integer-digits="1" number:grouping="true"/>
      <number:text>)</number:text>
    </number:currency-style>
    <number:currency-style style:name="N1873P2" style:volatile="true">
      <number:currency-symbol>CZK</number:currency-symbol>
      <number:text> -</number:text>
      <number:number number:decimal-places="0" number:min-integer-digits="0"/>
      <number:text> </number:text>
    </number:currency-style>
    <number:text-style style:name="N1873">
      <number:text-content/>
      <number:text> </number:text>
      <style:map style:condition="value()&gt;0" style:apply-style-name="N1873P0"/>
      <style:map style:condition="value()&lt;0" style:apply-style-name="N1873P1"/>
      <style:map style:condition="value()=0" style:apply-style-name="N1873P2"/>
    </number:text-style>
    <number:number-style style:name="N1874P0" style:volatile="true">
      <number:number number:decimal-places="4" number:min-integer-digits="0" number:grouping="true"/>
    </number:number-style>
    <number:number-style style:name="N1874">
      <number:text>-</number:text>
      <number:number number:decimal-places="4" number:min-integer-digits="0" number:grouping="true"/>
      <style:map style:condition="value()&gt;=0" style:apply-style-name="N1874P0"/>
    </number:number-style>
    <number:currency-style style:name="N1876P0" style:volatile="true">
      <number:currency-symbol number:language="de" number:country="LI">CHF</number:currency-symbol>
      <number:text> </number:text>
      <number:number number:decimal-places="2" number:min-integer-digits="1" number:grouping="true"/>
    </number:currency-style>
    <number:currency-style style:name="N1876">
      <number:currency-symbol number:language="de" number:country="LI">CHF</number:currency-symbol>
      <number:text>-</number:text>
      <number:number number:decimal-places="2" number:min-integer-digits="1" number:grouping="true"/>
      <style:map style:condition="value()&gt;=0" style:apply-style-name="N1876P0"/>
    </number:currency-style>
    <number:currency-style style:name="N1878P0" style:volatile="true">
      <number:number number:decimal-places="2" number:min-integer-digits="1" number:grouping="true"/>
      <number:text> </number:text>
      <number:currency-symbol>CAD</number:currency-symbol>
    </number:currency-style>
    <number:currency-style style:name="N1878">
      <number:text>-</number:text>
      <number:number number:decimal-places="2" number:min-integer-digits="1" number:grouping="true"/>
      <number:text> </number:text>
      <number:currency-symbol>CAD</number:currency-symbol>
      <style:map style:condition="value()&gt;=0" style:apply-style-name="N1878P0"/>
    </number:currency-style>
    <number:currency-style style:name="N1882P0" style:volatile="true">
      <number:currency-symbol number:language="es" number:country="AR">$</number:currency-symbol>
      <number:text> </number:text>
      <number:number number:decimal-places="2" number:min-integer-digits="1" number:grouping="true"/>
      <number:text> </number:text>
    </number:currency-style>
    <number:currency-style style:name="N1882P1" style:volatile="true">
      <number:currency-symbol number:language="es" number:country="AR">$</number:currency-symbol>
      <number:text> -</number:text>
      <number:number number:decimal-places="2" number:min-integer-digits="1" number:grouping="true"/>
      <number:text> </number:text>
    </number:currency-style>
    <number:currency-style style:name="N1882P2" style:volatile="true">
      <number:currency-symbol number:language="es" number:country="AR">$</number:currency-symbol>
      <number:text> -</number:text>
      <number:number number:decimal-places="0" number:min-integer-digits="0"/>
      <number:text> </number:text>
    </number:currency-style>
    <number:text-style style:name="N1882">
      <number:text-content/>
      <number:text> </number:text>
      <style:map style:condition="value()&gt;0" style:apply-style-name="N1882P0"/>
      <style:map style:condition="value()&lt;0" style:apply-style-name="N1882P1"/>
      <style:map style:condition="value()=0" style:apply-style-name="N1882P2"/>
    </number:text-style>
    <number:number-style style:name="N1884P0" style:volatile="true">
      <number:text>Rs.</number:text>
      <number:number number:decimal-places="0" number:min-integer-digits="1" number:grouping="true"/>
      <number:text> </number:text>
    </number:number-style>
    <number:number-style style:name="N1884">
      <number:text>(Rs.</number:text>
      <number:number number:decimal-places="0" number:min-integer-digits="1" number:grouping="true"/>
      <number:text>)</number:text>
      <style:map style:condition="value()&gt;=0" style:apply-style-name="N1884P0"/>
    </number:number-style>
    <number:number-style style:name="N1886P0" style:volatile="true">
      <number:text>Rs.</number:text>
      <number:number number:decimal-places="2" number:min-integer-digits="1" number:grouping="true"/>
      <number:text> </number:text>
    </number:number-style>
    <number:number-style style:name="N1886">
      <number:text>(Rs.</number:text>
      <number:number number:decimal-places="2" number:min-integer-digits="1" number:grouping="true"/>
      <number:text>)</number:text>
      <style:map style:condition="value()&gt;=0" style:apply-style-name="N1886P0"/>
    </number:number-style>
    <number:number-style style:name="N1890P0" style:volatile="true">
      <number:text> Rs.</number:text>
      <number:number number:decimal-places="0" number:min-integer-digits="1" number:grouping="true"/>
      <number:text> </number:text>
    </number:number-style>
    <number:number-style style:name="N1890P1" style:volatile="true">
      <number:text> Rs.(</number:text>
      <number:number number:decimal-places="0" number:min-integer-digits="1" number:grouping="true"/>
      <number:text>)</number:text>
    </number:number-style>
    <number:number-style style:name="N1890P2" style:volatile="true">
      <number:text> Rs.- </number:text>
    </number:number-style>
    <number:text-style style:name="N1890">
      <number:text-content/>
      <number:text> </number:text>
      <style:map style:condition="value()&gt;0" style:apply-style-name="N1890P0"/>
      <style:map style:condition="value()&lt;0" style:apply-style-name="N1890P1"/>
      <style:map style:condition="value()=0" style:apply-style-name="N1890P2"/>
    </number:text-style>
    <number:number-style style:name="N1894P0" style:volatile="true">
      <number:text> Rs.</number:text>
      <number:number number:decimal-places="2" number:min-integer-digits="1" number:grouping="true"/>
      <number:text> </number:text>
    </number:number-style>
    <number:number-style style:name="N1894P1" style:volatile="true">
      <number:text> Rs.(</number:text>
      <number:number number:decimal-places="2" number:min-integer-digits="1" number:grouping="true"/>
      <number:text>)</number:text>
    </number:number-style>
    <number:number-style style:name="N1894P2" style:volatile="true">
      <number:text> Rs.-</number:text>
      <number:number number:decimal-places="0" number:min-integer-digits="0"/>
      <number:text> </number:text>
    </number:number-style>
    <number:text-style style:name="N1894">
      <number:text-content/>
      <number:text> </number:text>
      <style:map style:condition="value()&gt;0" style:apply-style-name="N1894P0"/>
      <style:map style:condition="value()&lt;0" style:apply-style-name="N1894P1"/>
      <style:map style:condition="value()=0" style:apply-style-name="N1894P2"/>
    </number:text-style>
    <number:number-style style:name="N1896P0" style:volatile="true">
      <number:text>Rs.</number:text>
      <number:number number:decimal-places="0" number:min-integer-digits="1" number:grouping="true"/>
    </number:number-style>
    <number:number-style style:name="N1896">
      <number:text>-Rs.</number:text>
      <number:number number:decimal-places="0" number:min-integer-digits="1" number:grouping="true"/>
      <style:map style:condition="value()&gt;=0" style:apply-style-name="N1896P0"/>
    </number:number-style>
    <number:number-style style:name="N1898P0" style:volatile="true">
      <number:text>Rs.</number:text>
      <number:number number:decimal-places="2" number:min-integer-digits="1" number:grouping="true"/>
    </number:number-style>
    <number:number-style style:name="N1898">
      <number:text>-Rs.</number:text>
      <number:number number:decimal-places="2" number:min-integer-digits="1" number:grouping="true"/>
      <style:map style:condition="value()&gt;=0" style:apply-style-name="N1898P0"/>
    </number:number-style>
    <number:number-style style:name="N1900P0" style:volatile="true">
      <number:text> Rs.</number:text>
      <number:number number:decimal-places="0" number:min-integer-digits="1" number:grouping="true"/>
      <number:text> </number:text>
    </number:number-style>
    <number:number-style style:name="N1900P1" style:volatile="true">
      <number:text>-Rs.</number:text>
      <number:number number:decimal-places="0" number:min-integer-digits="1" number:grouping="true"/>
      <number:text> </number:text>
    </number:number-style>
    <number:number-style style:name="N1900P2" style:volatile="true">
      <number:text> Rs.- </number:text>
    </number:number-style>
    <number:text-style style:name="N1900">
      <number:text-content/>
      <number:text> </number:text>
      <style:map style:condition="value()&gt;0" style:apply-style-name="N1900P0"/>
      <style:map style:condition="value()&lt;0" style:apply-style-name="N1900P1"/>
      <style:map style:condition="value()=0" style:apply-style-name="N1900P2"/>
    </number:text-style>
    <number:number-style style:name="N1902P0" style:volatile="true">
      <number:text> Rs.</number:text>
      <number:number number:decimal-places="2" number:min-integer-digits="1" number:grouping="true"/>
      <number:text> </number:text>
    </number:number-style>
    <number:number-style style:name="N1902P1" style:volatile="true">
      <number:text>-Rs.</number:text>
      <number:number number:decimal-places="2" number:min-integer-digits="1" number:grouping="true"/>
      <number:text> </number:text>
    </number:number-style>
    <number:number-style style:name="N1902P2" style:volatile="true">
      <number:text> Rs.-</number:text>
      <number:number number:decimal-places="0" number:min-integer-digits="0"/>
      <number:text> </number:text>
    </number:number-style>
    <number:text-style style:name="N1902">
      <number:text-content/>
      <number:text> </number:text>
      <style:map style:condition="value()&gt;0" style:apply-style-name="N1902P0"/>
      <style:map style:condition="value()&lt;0" style:apply-style-name="N1902P1"/>
      <style:map style:condition="value()=0" style:apply-style-name="N1902P2"/>
    </number:text-style>
    <number:date-style style:name="N1903">
      <number:day/>
      <number:text>/</number:text>
      <number:month number:textual="true"/>
      <number:text>/</number:text>
      <number:year/>
    </number:date-style>
    <number:number-style style:name="N1904P0" style:volatile="true">
      <number:number number:decimal-places="0" number:min-integer-digits="1" number:grouping="true"/>
      <number:text>       </number:text>
    </number:number-style>
    <number:number-style style:name="N1904P1" style:volatile="true">
      <number:text>-</number:text>
      <number:number number:decimal-places="0" number:min-integer-digits="1" number:grouping="true"/>
      <number:text>       </number:text>
    </number:number-style>
    <number:number-style style:name="N1904P2" style:volatile="true">
      <number:text> -</number:text>
      <number:number number:decimal-places="0" number:min-integer-digits="0"/>
      <number:text>       </number:text>
    </number:number-style>
    <number:text-style style:name="N1904">
      <number:text-content/>
      <number:text> </number:text>
      <style:map style:condition="value()&gt;0" style:apply-style-name="N1904P0"/>
      <style:map style:condition="value()&lt;0" style:apply-style-name="N1904P1"/>
      <style:map style:condition="value()=0" style:apply-style-name="N1904P2"/>
    </number:text-style>
    <number:text-style style:name="N1905">
      <number:text>RH/</number:text>
      <number:text-content/>
    </number:text-style>
    <number:date-style style:name="N1906">
      <number:text>Payslip for the month of </number:text>
      <number:month number:style="long" number:textual="true"/>
      <number:text>, </number:text>
      <number:year number:style="long"/>
    </number:date-style>
    <number:date-style style:name="N1907">
      <number:text>Please find the details of the Salary for the month of </number:text>
      <number:month number:style="long" number:textual="true"/>
      <number:text>, </number:text>
      <number:year number:style="long"/>
      <number:text> as under:</number:text>
    </number:date-style>
    <number:date-style style:name="N1908">
      <number:month number:style="long" number:textual="true"/>
      <number:text>, </number:text>
      <number:year/>
    </number:date-style>
    <number:number-style style:name="N1909">
      <number:text>Please  debit  our  Account Number  227 205 0000038 for Rs.</number:text>
      <number:number number:decimal-places="0" number:min-integer-digits="1" number:grouping="true"/>
      <number:text>/-</number:text>
    </number:number-style>
    <number:text-style style:name="N1910">
      <number:text>( </number:text>
      <number:text-content/>
      <number:text> ) and credit our </number:text>
    </number:text-style>
    <number:text-style style:name="N1911">
      <number:text>( </number:text>
      <number:text-content/>
      <number:text> ) and credit </number:text>
    </number:text-style>
    <number:date-style style:name="N1912">
      <number:text>Please find the details of the Reimbursements / Prof. fees for the month of </number:text>
      <number:month number:style="long" number:textual="true"/>
      <number:text>, </number:text>
      <number:year number:style="long"/>
    </number:date-style>
    <number:date-style style:name="N1913">
      <number:day number:style="long"/>
      <number:text>-</number:text>
      <number:month number:style="long"/>
      <number:text>-</number:text>
      <number:year/>
    </number:date-style>
    <number:number-style style:name="N1914">
      <number:text>NET  PAY  --  Rs.</number:text>
      <number:number number:decimal-places="2" number:min-integer-digits="1" number:grouping="true"/>
    </number:number-style>
    <number:number-style style:name="N1915">
      <number:text>Please  debit  our  Account Number  227 234 0000039 for Rs.</number:text>
      <number:number number:decimal-places="0" number:min-integer-digits="1" number:grouping="true"/>
      <number:text>/-</number:text>
    </number:number-style>
    <number:date-style style:name="N1916">
      <number:text>Salary Register for the month of </number:text>
      <number:month number:style="long" number:textual="true"/>
      <number:text>, </number:text>
      <number:year number:style="long"/>
    </number:date-style>
    <number:number-style style:name="N1917P0" style:volatile="true">
      <number:number number:decimal-places="1" number:min-integer-digits="1" number:grouping="true"/>
      <number:text> </number:text>
    </number:number-style>
    <number:number-style style:name="N1917P1" style:volatile="true">
      <number:text>-</number:text>
      <number:number number:decimal-places="1" number:min-integer-digits="1" number:grouping="true"/>
      <number:text> </number:text>
    </number:number-style>
    <number:number-style style:name="N1917P2" style:volatile="true">
      <number:text> -</number:text>
      <number:number number:decimal-places="0" number:min-integer-digits="0"/>
      <number:text> </number:text>
    </number:number-style>
    <number:text-style style:name="N1917">
      <number:text-content/>
      <number:text> </number:text>
      <style:map style:condition="value()&gt;0" style:apply-style-name="N1917P0"/>
      <style:map style:condition="value()&lt;0" style:apply-style-name="N1917P1"/>
      <style:map style:condition="value()=0" style:apply-style-name="N1917P2"/>
    </number:text-style>
    <number:date-style style:name="N1918">
      <number:text>Reimbursements for the Month of  </number:text>
      <number:month number:style="long" number:textual="true"/>
      <number:text>, </number:text>
      <number:year number:style="long"/>
    </number:date-style>
    <number:date-style style:name="N1919">
      <number:day number:style="long"/>
      <number:text>-</number:text>
      <number:month number:style="long"/>
      <number:text>-</number:text>
      <number:year number:style="long"/>
    </number:date-style>
    <number:date-style style:name="N1920">
      <number:text>Stipend Slip for the month of </number:text>
      <number:month number:style="long" number:textual="true"/>
      <number:text>, </number:text>
      <number:year number:style="long"/>
    </number:date-style>
    <number:date-style style:name="N1921">
      <number:text>Professional Charges for the month of </number:text>
      <number:month number:style="long" number:textual="true"/>
      <number:text>, </number:text>
      <number:year number:style="long"/>
    </number:date-style>
    <number:number-style style:name="N1922">
      <number:number number:decimal-places="0" number:min-integer-digits="1" number:grouping="true"/>
      <number:text>/- </number:text>
    </number:number-style>
    <number:number-style style:name="N1923">
      <number:text>***</number:text>
      <number:number number:decimal-places="0" number:min-integer-digits="1" number:grouping="true"/>
      <number:text>/- </number:text>
    </number:number-style>
    <number:number-style style:name="N1924">
      <number:number number:decimal-places="0" number:min-integer-digits="1" number:grouping="true"/>
      <number:text>/-</number:text>
    </number:number-style>
    <number:text-style style:name="N1925">
      <number:text>( Amount in words --  </number:text>
      <number:text-content/>
      <number:text> )</number:text>
    </number:text-style>
    <number:date-style style:name="N1926">
      <number:text>Bank Statement -- </number:text>
      <number:month number:textual="true"/>
      <number:text>/</number:text>
      <number:year/>
    </number:date-style>
    <number:date-style style:name="N1927">
      <number:text>Bank Statement (Floppy) -- </number:text>
      <number:month number:textual="true"/>
      <number:text>/</number:text>
      <number:year/>
    </number:date-style>
    <number:date-style style:name="N1928">
      <number:text>Please find the details of the Salary / Stipend / Fees for the month of </number:text>
      <number:month number:style="long" number:textual="true"/>
      <number:text>, </number:text>
      <number:year number:style="long"/>
      <number:text> as under:</number:text>
    </number:date-style>
    <number:date-style style:name="N1929">
      <number:month number:style="long" number:textual="true"/>
      <number:text>, </number:text>
      <number:year number:style="long"/>
    </number:date-style>
    <number:number-style style:name="N1930P0" style:volatile="true">
      <number:number number:decimal-places="2" number:min-integer-digits="1" number:grouping="true"/>
      <number:text> </number:text>
    </number:number-style>
    <number:number-style style:name="N1930P1" style:volatile="true">
      <number:text>-</number:text>
      <number:number number:decimal-places="2" number:min-integer-digits="1" number:grouping="true"/>
      <number:text> </number:text>
    </number:number-style>
    <number:number-style style:name="N1930P2" style:volatile="true">
      <number:text> - </number:text>
    </number:number-style>
    <number:text-style style:name="N1930">
      <number:text-content/>
      <number:text> </number:text>
      <style:map style:condition="value()&gt;0" style:apply-style-name="N1930P0"/>
      <style:map style:condition="value()&lt;0" style:apply-style-name="N1930P1"/>
      <style:map style:condition="value()=0" style:apply-style-name="N1930P2"/>
    </number:text-style>
    <number:text-style style:name="N1931">
      <number:text>MH/BAN/47929/ </number:text>
      <number:text-content/>
    </number:text-style>
    <number:number-style style:name="N1932">
      <number:text>MH/BAN/47929/</number:text>
      <number:number number:decimal-places="0" number:min-integer-digits="0"/>
    </number:number-style>
    <number:number-style style:name="N1933">
      <number:text>MH / BAN / 47929 / </number:text>
      <number:number number:decimal-places="0" number:min-integer-digits="0"/>
    </number:number-style>
    <number:date-style style:name="N1934">
      <number:day/>
      <number:text>. </number:text>
      <number:month number:style="long"/>
      <number:text>. </number:text>
      <number:year/>
    </number:date-style>
    <number:currency-style style:name="N1936P0" style:volatile="true">
      <number:currency-symbol number:language="nl" number:country="NL">€</number:currency-symbol>
      <number:text> </number:text>
      <number:number number:decimal-places="0" number:min-integer-digits="1" number:grouping="true"/>
    </number:currency-style>
    <number:currency-style style:name="N1936">
      <number:currency-symbol number:language="nl" number:country="NL">€</number:currency-symbol>
      <number:text> </number:text>
      <number:number number:decimal-places="0" number:min-integer-digits="1" number:grouping="true"/>
      <number:text>-</number:text>
      <style:map style:condition="value()&gt;=0" style:apply-style-name="N1936P0"/>
    </number:currency-style>
    <number:currency-style style:name="N1938P0" style:volatile="true">
      <number:number number:decimal-places="3" number:min-integer-digits="1" number:grouping="true"/>
      <number:text> </number:text>
      <number:currency-symbol>EUR</number:currency-symbol>
    </number:currency-style>
    <number:currency-style style:name="N1938">
      <number:text>-</number:text>
      <number:number number:decimal-places="3" number:min-integer-digits="1" number:grouping="true"/>
      <number:text> </number:text>
      <number:currency-symbol>EUR</number:currency-symbol>
      <style:map style:condition="value()&gt;=0" style:apply-style-name="N1938P0"/>
    </number:currency-style>
    <number:date-style style:name="N1939">
      <number:month/>
      <number:text>.</number:text>
      <number:day/>
    </number:date-style>
    <number:date-style style:name="N1940">
      <number:year/>
      <number:text>.</number:text>
      <number:month/>
      <number:text>.</number:text>
      <number:day/>
    </number:date-style>
    <number:time-style style:name="N1941" number:truncate-on-overflow="false">
      <number:hours number:style="long"/>
      <number:text>,</number:text>
      <number:minutes number:style="long"/>
      <number:text>,</number:text>
      <number:seconds number:style="long"/>
    </number:time-style>
    <number:number-style style:name="N1943P0" style:volatile="true">
      <number:text>kr</number:text>
      <number:number number:decimal-places="3" number:min-integer-digits="1" number:grouping="true"/>
    </number:number-style>
    <number:number-style style:name="N1943">
      <number:text>-kr</number:text>
      <number:number number:decimal-places="3" number:min-integer-digits="1" number:grouping="true"/>
      <style:map style:condition="value()&gt;=0" style:apply-style-name="N1943P0"/>
    </number:number-style>
    <number:number-style style:name="N1945P0" style:volatile="true">
      <number:text>kr</number:text>
      <number:number number:decimal-places="1" number:min-integer-digits="1" number:grouping="true"/>
    </number:number-style>
    <number:number-style style:name="N1945">
      <number:text>-kr</number:text>
      <number:number number:decimal-places="1" number:min-integer-digits="1" number:grouping="true"/>
      <style:map style:condition="value()&gt;=0" style:apply-style-name="N1945P0"/>
    </number:number-style>
    <number:number-style style:name="N1947P0" style:volatile="true">
      <number:text>kr</number:text>
      <number:number number:decimal-places="0" number:min-integer-digits="1" number:grouping="true" number:display-factor="1000"/>
    </number:number-style>
    <number:number-style style:name="N1947">
      <number:text>(kr</number:text>
      <number:number number:decimal-places="0" number:min-integer-digits="1" number:grouping="true"/>
      <number:text>)</number:text>
      <style:map style:condition="value()&gt;=0" style:apply-style-name="N1947P0"/>
    </number:number-style>
    <number:number-style style:name="N1949P0" style:volatile="true">
      <number:text>kr</number:text>
      <number:number number:decimal-places="2" number:min-integer-digits="1" number:grouping="true" number:display-factor="1000"/>
    </number:number-style>
    <number:number-style style:name="N1949">
      <number:text>(kr</number:text>
      <number:number number:decimal-places="2" number:min-integer-digits="1" number:grouping="true"/>
      <number:text>)</number:text>
      <style:map style:condition="value()&gt;=0" style:apply-style-name="N1949P0"/>
    </number:number-style>
    <number:number-style style:name="N1951P0" style:volatile="true">
      <number:number number:min-integer-digits="1"/>
      <number:text/>
    </number:number-style>
    <number:number-style style:name="N1951P1" style:volatile="true">
      <number:text>kr(</number:text>
      <number:number number:decimal-places="0" number:min-integer-digits="1" number:grouping="true"/>
      <number:text>)</number:text>
    </number:number-style>
    <number:number-style style:name="N1951">
      <number:text>kr- </number:text>
      <style:map style:condition="value()&gt;0" style:apply-style-name="N1951P0"/>
      <style:map style:condition="value()&lt;0" style:apply-style-name="N1951P1"/>
    </number:number-style>
    <number:number-style style:name="N1953P0" style:volatile="true">
      <number:number number:min-integer-digits="1"/>
      <number:text/>
    </number:number-style>
    <number:number-style style:name="N1953P1" style:volatile="true">
      <number:text>kr(</number:text>
      <number:number number:decimal-places="2" number:min-integer-digits="1" number:grouping="true"/>
      <number:text>)</number:text>
    </number:number-style>
    <number:number-style style:name="N1953">
      <number:text>kr-</number:text>
      <number:number number:decimal-places="0" number:min-integer-digits="0" number:display-factor="1000"/>
      <style:map style:condition="value()&gt;0" style:apply-style-name="N1953P0"/>
      <style:map style:condition="value()&lt;0" style:apply-style-name="N1953P1"/>
    </number:number-style>
    <number:number-style style:name="N1955P0" style:volatile="true">
      <number:text>kr</number:text>
      <number:number number:decimal-places="4" number:min-integer-digits="1" number:grouping="true"/>
    </number:number-style>
    <number:number-style style:name="N1955">
      <number:text>-kr</number:text>
      <number:number number:decimal-places="4" number:min-integer-digits="1" number:grouping="true"/>
      <style:map style:condition="value()&gt;=0" style:apply-style-name="N1955P0"/>
    </number:number-style>
    <number:number-style style:name="N1956P0" style:volatile="true">
      <number:number number:decimal-places="5" number:min-integer-digits="1" number:grouping="true"/>
    </number:number-style>
    <number:number-style style:name="N1956">
      <number:text>-</number:text>
      <number:number number:decimal-places="5" number:min-integer-digits="1" number:grouping="true"/>
      <style:map style:condition="value()&gt;=0" style:apply-style-name="N1956P0"/>
    </number:number-style>
    <number:number-style style:name="N1957P0" style:volatile="true">
      <number:number number:decimal-places="6" number:min-integer-digits="1" number:grouping="true"/>
    </number:number-style>
    <number:number-style style:name="N1957">
      <number:text>-</number:text>
      <number:number number:decimal-places="6" number:min-integer-digits="1" number:grouping="true"/>
      <style:map style:condition="value()&gt;=0" style:apply-style-name="N1957P0"/>
    </number:number-style>
    <number:number-style style:name="N1958P0" style:volatile="true">
      <number:number number:decimal-places="7" number:min-integer-digits="1" number:grouping="true"/>
    </number:number-style>
    <number:number-style style:name="N1958">
      <number:text>-</number:text>
      <number:number number:decimal-places="7" number:min-integer-digits="1" number:grouping="true"/>
      <style:map style:condition="value()&gt;=0" style:apply-style-name="N1958P0"/>
    </number:number-style>
    <number:currency-style style:name="N1960P0" style:volatile="true">
      <number:number number:decimal-places="2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960">
      <number:text>-</number:text>
      <number:number number:decimal-places="2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960P0"/>
    </number:currency-style>
    <number:number-style style:name="N1961P0" style:volatile="true">
      <number:number number:decimal-places="0" number:min-integer-digits="1" number:grouping="true"/>
      <number:text> £</number:text>
    </number:number-style>
    <number:number-style style:name="N1961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961P0"/>
    </number:number-style>
    <number:number-style style:name="N1962P0" style:volatile="true">
      <number:number number:decimal-places="2" number:min-integer-digits="1" number:grouping="true"/>
      <number:text> £</number:text>
    </number:number-style>
    <number:number-style style:name="N1962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962P0"/>
    </number:number-style>
    <number:percentage-style style:name="N1963">
      <number:number number:decimal-places="2" number:min-integer-digits="5"/>
      <number:text>%</number:text>
    </number:percentage-style>
    <number:percentage-style style:name="N1964">
      <number:number number:decimal-places="0" number:min-integer-digits="3"/>
      <number:text>%</number:text>
    </number:percentage-style>
    <number:percentage-style style:name="N1965">
      <number:number number:decimal-places="3" number:min-integer-digits="0"/>
      <number:text>%</number:text>
    </number:percentage-style>
    <number:percentage-style style:name="N1966">
      <number:number number:decimal-places="1" number:min-integer-digits="1" number:grouping="true"/>
      <number:text>%</number:text>
    </number:percentage-style>
    <number:currency-style style:name="N1968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968"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968P0"/>
    </number:currency-style>
    <number:percentage-style style:name="N1969">
      <number:number number:decimal-places="2" number:min-integer-digits="3"/>
      <number:text>%</number:text>
    </number:percentage-style>
    <number:percentage-style style:name="N1970">
      <number:number number:decimal-places="2" number:min-integer-digits="0"/>
      <number:text>%</number:text>
    </number:percentage-style>
    <number:currency-style style:name="N1972P0" style:volatile="true">
      <number:currency-symbol number:language="en" number:country="US">$</number:currency-symbol>
      <number:number number:decimal-places="3" number:min-integer-digits="3" number:grouping="true"/>
    </number:currency-style>
    <number:currency-style style:name="N1972">
      <style:text-properties fo:color="#ff0000"/>
      <number:text>-</number:text>
      <number:currency-symbol number:language="en" number:country="US">$</number:currency-symbol>
      <number:number number:decimal-places="3" number:min-integer-digits="3" number:grouping="true"/>
      <style:map style:condition="value()&gt;=0" style:apply-style-name="N1972P0"/>
    </number:currency-style>
    <number:currency-style style:name="N1973P0" style:volatile="true">
      <number:currency-symbol number:language="en" number:country="US">$</number:currency-symbol>
      <number:number number:decimal-places="3" number:min-integer-digits="3" number:grouping="true"/>
    </number:currency-style>
    <number:currency-style style:name="N197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973P0"/>
    </number:currency-style>
    <number:currency-style style:name="N1974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975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975"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975P0"/>
    </number:currency-style>
    <number:number-style style:name="N1976P0" style:volatile="true">
      <number:text>€</number:text>
      <number:number number:decimal-places="0" number:min-integer-digits="1" number:grouping="true"/>
    </number:number-style>
    <number:number-style style:name="N1976">
      <style:text-properties fo:color="#ff0000"/>
      <number:text>-€</number:text>
      <number:number number:decimal-places="0" number:min-integer-digits="1" number:grouping="true"/>
      <style:map style:condition="value()&gt;=0" style:apply-style-name="N1976P0"/>
    </number:number-style>
    <number:number-style style:name="N1977P0" style:volatile="true">
      <number:text>€</number:text>
      <number:number number:decimal-places="2" number:min-integer-digits="1" number:grouping="true"/>
    </number:number-style>
    <number:number-style style:name="N1977">
      <style:text-properties fo:color="#ff0000"/>
      <number:text>-€</number:text>
      <number:number number:decimal-places="2" number:min-integer-digits="1" number:grouping="true"/>
      <style:map style:condition="value()&gt;=0" style:apply-style-name="N1977P0"/>
    </number:number-style>
    <number:number-style style:name="N1978P0" style:volatile="true">
      <number:text>€</number:text>
      <number:number number:decimal-places="0" number:min-integer-digits="1" number:grouping="true"/>
    </number:number-style>
    <number:number-style style:name="N1978">
      <style:text-properties fo:color="#ff0000"/>
      <number:text>€-</number:text>
      <number:number number:decimal-places="0" number:min-integer-digits="1" number:grouping="true"/>
      <style:map style:condition="value()&gt;=0" style:apply-style-name="N1978P0"/>
    </number:number-style>
    <number:number-style style:name="N1979P0" style:volatile="true">
      <number:number number:decimal-places="0" number:min-integer-digits="1" number:grouping="true"/>
      <number:text> £</number:text>
    </number:number-style>
    <number:number-style style:name="N1979">
      <style:text-properties fo:color="#ffffff"/>
      <number:text>-</number:text>
      <number:number number:decimal-places="0" number:min-integer-digits="1" number:grouping="true"/>
      <number:text> £</number:text>
      <style:map style:condition="value()&gt;=0" style:apply-style-name="N1979P0"/>
    </number:number-style>
    <number:number-style style:name="N1980P0" style:volatile="true">
      <number:number number:decimal-places="2" number:min-integer-digits="1" number:grouping="true"/>
      <number:text> £</number:text>
    </number:number-style>
    <number:number-style style:name="N1980">
      <style:text-properties fo:color="#ffffff"/>
      <number:text>-</number:text>
      <number:number number:decimal-places="2" number:min-integer-digits="1" number:grouping="true"/>
      <number:text> £</number:text>
      <style:map style:condition="value()&gt;=0" style:apply-style-name="N1980P0"/>
    </number:number-style>
    <number:number-style style:name="N1981">
      <number:number number:decimal-places="5" number:min-integer-digits="2"/>
    </number:number-style>
    <number:number-style style:name="N1983P0" style:volatile="true">
      <number:number number:decimal-places="0" number:min-integer-digits="0" number:display-factor="1000"/>
      <number:text> </number:text>
    </number:number-style>
    <number:number-style style:name="N1983">
      <number:text>(</number:text>
      <number:number number:decimal-places="0" number:min-integer-digits="0" number:display-factor="1000"/>
      <number:text>)</number:text>
      <style:map style:condition="value()&gt;=0" style:apply-style-name="N1983P0"/>
    </number:number-style>
    <number:number-style style:name="N1985P0" style:volatile="true">
      <number:text> €</number:text>
      <number:number number:decimal-places="0" number:min-integer-digits="1" number:grouping="true"/>
      <number:text> </number:text>
    </number:number-style>
    <number:number-style style:name="N1985P1" style:volatile="true">
      <number:text> €(</number:text>
      <number:number number:decimal-places="0" number:min-integer-digits="1" number:grouping="true"/>
      <number:text>)</number:text>
    </number:number-style>
    <number:number-style style:name="N1985P2" style:volatile="true">
      <number:text> €-</number:text>
      <number:number number:decimal-places="0" number:min-integer-digits="0"/>
      <number:text> </number:text>
    </number:number-style>
    <number:text-style style:name="N1985">
      <number:text-content/>
      <number:text> </number:text>
      <style:map style:condition="value()&gt;0" style:apply-style-name="N1985P0"/>
      <style:map style:condition="value()&lt;0" style:apply-style-name="N1985P1"/>
      <style:map style:condition="value()=0" style:apply-style-name="N1985P2"/>
    </number:text-style>
    <number:number-style style:name="N1987P0" style:volatile="true">
      <number:text>($</number:text>
      <number:number number:decimal-places="0" number:min-integer-digits="1" number:grouping="true"/>
      <number:text> </number:text>
    </number:number-style>
    <number:number-style style:name="N1987P1" style:volatile="true">
      <number:text> $(</number:text>
      <number:number number:decimal-places="0" number:min-integer-digits="1" number:grouping="true"/>
      <number:text>)</number:text>
    </number:number-style>
    <number:number-style style:name="N1987P2" style:volatile="true">
      <number:text> $- </number:text>
    </number:number-style>
    <number:text-style style:name="N1987">
      <number:text-content/>
      <number:text> </number:text>
      <style:map style:condition="value()&gt;0" style:apply-style-name="N1987P0"/>
      <style:map style:condition="value()&lt;0" style:apply-style-name="N1987P1"/>
      <style:map style:condition="value()=0" style:apply-style-name="N1987P2"/>
    </number:text-style>
    <number:number-style style:name="N1989P0" style:volatile="true">
      <number:text> $ </number:text>
      <number:number number:decimal-places="0" number:min-integer-digits="1" number:grouping="true"/>
      <number:text> </number:text>
    </number:number-style>
    <number:number-style style:name="N1989P1" style:volatile="true">
      <number:text> $(</number:text>
      <number:number number:decimal-places="0" number:min-integer-digits="1" number:grouping="true"/>
      <number:text>)</number:text>
    </number:number-style>
    <number:number-style style:name="N1989P2" style:volatile="true">
      <number:text> $- </number:text>
    </number:number-style>
    <number:text-style style:name="N1989">
      <number:text-content/>
      <number:text> </number:text>
      <style:map style:condition="value()&gt;0" style:apply-style-name="N1989P0"/>
      <style:map style:condition="value()&lt;0" style:apply-style-name="N1989P1"/>
      <style:map style:condition="value()=0" style:apply-style-name="N1989P2"/>
    </number:text-style>
    <number:number-style style:name="N1992P0" style:volatile="true">
      <number:text> $ </number:text>
      <number:number number:decimal-places="0" number:min-integer-digits="1" number:grouping="true"/>
      <number:text> </number:text>
    </number:number-style>
    <number:number-style style:name="N1992P1" style:volatile="true">
      <number:text> $ (</number:text>
      <number:number number:decimal-places="0" number:min-integer-digits="1" number:grouping="true"/>
      <number:text>)</number:text>
    </number:number-style>
    <number:number-style style:name="N1992P2" style:volatile="true">
      <number:text> $ - </number:text>
    </number:number-style>
    <number:text-style style:name="N1992">
      <number:text-content/>
      <number:text> </number:text>
      <style:map style:condition="value()&gt;0" style:apply-style-name="N1992P0"/>
      <style:map style:condition="value()&lt;0" style:apply-style-name="N1992P1"/>
      <style:map style:condition="value()=0" style:apply-style-name="N1992P2"/>
    </number:text-style>
    <number:number-style style:name="N1993">
      <number:number number:decimal-places="7" number:min-integer-digits="1" number:grouping="true"/>
      <number:text> </number:text>
    </number:number-style>
    <number:number-style style:name="N1995P0" style:volatile="true">
      <number:number number:decimal-places="7" number:min-integer-digits="1" number:grouping="true"/>
      <number:text> </number:text>
    </number:number-style>
    <number:number-style style:name="N1995P1" style:volatile="true">
      <number:text> (</number:text>
      <number:number number:decimal-places="7" number:min-integer-digits="1" number:grouping="true"/>
      <number:text>)</number:text>
    </number:number-style>
    <number:number-style style:name="N1995P2" style:volatile="true">
      <number:text> -</number:text>
      <number:number number:decimal-places="0" number:min-integer-digits="0"/>
      <number:text> </number:text>
    </number:number-style>
    <number:text-style style:name="N1995">
      <number:text-content/>
      <number:text> </number:text>
      <style:map style:condition="value()&gt;0" style:apply-style-name="N1995P0"/>
      <style:map style:condition="value()&lt;0" style:apply-style-name="N1995P1"/>
      <style:map style:condition="value()=0" style:apply-style-name="N1995P2"/>
    </number:text-style>
    <number:number-style style:name="N1998P0" style:volatile="true">
      <number:number number:decimal-places="9" number:min-integer-digits="1" number:grouping="true"/>
      <number:text> </number:text>
    </number:number-style>
    <number:number-style style:name="N1998P1" style:volatile="true">
      <number:text> (</number:text>
      <number:number number:decimal-places="9" number:min-integer-digits="1" number:grouping="true"/>
      <number:text>)</number:text>
    </number:number-style>
    <number:number-style style:name="N1998P2" style:volatile="true">
      <number:text> -</number:text>
      <number:number number:decimal-places="0" number:min-integer-digits="0"/>
      <number:text> </number:text>
    </number:number-style>
    <number:text-style style:name="N1998">
      <number:text-content/>
      <number:text> </number:text>
      <style:map style:condition="value()&gt;0" style:apply-style-name="N1998P0"/>
      <style:map style:condition="value()&lt;0" style:apply-style-name="N1998P1"/>
      <style:map style:condition="value()=0" style:apply-style-name="N1998P2"/>
    </number:text-style>
    <number:number-style style:name="N2001P0" style:volatile="true">
      <number:number number:decimal-places="10" number:min-integer-digits="1" number:grouping="true"/>
      <number:text> </number:text>
    </number:number-style>
    <number:number-style style:name="N2001P1" style:volatile="true">
      <number:text> (</number:text>
      <number:number number:decimal-places="10" number:min-integer-digits="1" number:grouping="true"/>
      <number:text>)</number:text>
    </number:number-style>
    <number:number-style style:name="N2001P2" style:volatile="true">
      <number:text> -</number:text>
      <number:number number:decimal-places="0" number:min-integer-digits="0"/>
      <number:text> </number:text>
    </number:number-style>
    <number:text-style style:name="N2001">
      <number:text-content/>
      <number:text> </number:text>
      <style:map style:condition="value()&gt;0" style:apply-style-name="N2001P0"/>
      <style:map style:condition="value()&lt;0" style:apply-style-name="N2001P1"/>
      <style:map style:condition="value()=0" style:apply-style-name="N2001P2"/>
    </number:text-style>
    <number:number-style style:name="N2002P0" style:volatile="true">
      <number:number number:decimal-places="3" number:min-integer-digits="1" number:grouping="true"/>
      <number:text> </number:text>
    </number:number-style>
    <number:number-style style:name="N2002">
      <style:text-properties fo:color="#000000"/>
      <number:text>(</number:text>
      <number:number number:decimal-places="3" number:min-integer-digits="1" number:grouping="true"/>
      <number:text>)</number:text>
      <style:map style:condition="value()&gt;=0" style:apply-style-name="N2002P0"/>
    </number:number-style>
    <number:number-style style:name="N2003P0" style:volatile="true">
      <number:number number:decimal-places="4" number:min-integer-digits="1" number:grouping="true"/>
      <number:text> </number:text>
    </number:number-style>
    <number:number-style style:name="N2003">
      <style:text-properties fo:color="#000000"/>
      <number:text>(</number:text>
      <number:number number:decimal-places="4" number:min-integer-digits="1" number:grouping="true"/>
      <number:text>)</number:text>
      <style:map style:condition="value()&gt;=0" style:apply-style-name="N2003P0"/>
    </number:number-style>
    <number:number-style style:name="N2004P0" style:volatile="true">
      <number:number number:decimal-places="5" number:min-integer-digits="1" number:grouping="true"/>
      <number:text> </number:text>
    </number:number-style>
    <number:number-style style:name="N2004">
      <style:text-properties fo:color="#000000"/>
      <number:text>(</number:text>
      <number:number number:decimal-places="5" number:min-integer-digits="1" number:grouping="true"/>
      <number:text>)</number:text>
      <style:map style:condition="value()&gt;=0" style:apply-style-name="N2004P0"/>
    </number:number-style>
    <number:currency-style style:name="N20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06">
      <style:text-properties fo:color="#00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006P0"/>
    </number:currency-style>
    <number:currency-style style:name="N2008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2008">
      <style:text-properties fo:color="#00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2008P0"/>
    </number:currency-style>
    <number:number-style style:name="N2010P0" style:volatile="true">
      <number:text>R$ </number:text>
      <number:number number:decimal-places="0" number:min-integer-digits="1" number:grouping="true"/>
      <number:text> </number:text>
    </number:number-style>
    <number:number-style style:name="N2010">
      <number:text>(R$ </number:text>
      <number:number number:decimal-places="0" number:min-integer-digits="1" number:grouping="true"/>
      <number:text>)</number:text>
      <style:map style:condition="value()&gt;=0" style:apply-style-name="N2010P0"/>
    </number:number-style>
    <number:number-style style:name="N2012P0" style:volatile="true">
      <number:text>R$ </number:text>
      <number:number number:decimal-places="2" number:min-integer-digits="1" number:grouping="true"/>
      <number:text> </number:text>
    </number:number-style>
    <number:number-style style:name="N2012">
      <number:text>(R$ </number:text>
      <number:number number:decimal-places="2" number:min-integer-digits="1" number:grouping="true"/>
      <number:text>)</number:text>
      <style:map style:condition="value()&gt;=0" style:apply-style-name="N2012P0"/>
    </number:number-style>
    <number:number-style style:name="N2016P0" style:volatile="true">
      <number:text> R$ </number:text>
      <number:number number:decimal-places="0" number:min-integer-digits="1" number:grouping="true"/>
      <number:text> </number:text>
    </number:number-style>
    <number:number-style style:name="N2016P1" style:volatile="true">
      <number:text> R$ (</number:text>
      <number:number number:decimal-places="0" number:min-integer-digits="1" number:grouping="true"/>
      <number:text>)</number:text>
    </number:number-style>
    <number:number-style style:name="N2016P2" style:volatile="true">
      <number:text> R$ - </number:text>
    </number:number-style>
    <number:text-style style:name="N2016">
      <number:text-content/>
      <number:text> </number:text>
      <style:map style:condition="value()&gt;0" style:apply-style-name="N2016P0"/>
      <style:map style:condition="value()&lt;0" style:apply-style-name="N2016P1"/>
      <style:map style:condition="value()=0" style:apply-style-name="N2016P2"/>
    </number:text-style>
    <number:number-style style:name="N2020P0" style:volatile="true">
      <number:text> R$ </number:text>
      <number:number number:decimal-places="2" number:min-integer-digits="1" number:grouping="true"/>
      <number:text> </number:text>
    </number:number-style>
    <number:number-style style:name="N2020P1" style:volatile="true">
      <number:text> R$ (</number:text>
      <number:number number:decimal-places="2" number:min-integer-digits="1" number:grouping="true"/>
      <number:text>)</number:text>
    </number:number-style>
    <number:number-style style:name="N2020P2" style:volatile="true">
      <number:text> R$ -</number:text>
      <number:number number:decimal-places="0" number:min-integer-digits="0"/>
      <number:text> </number:text>
    </number:number-style>
    <number:text-style style:name="N2020">
      <number:text-content/>
      <number:text> </number:text>
      <style:map style:condition="value()&gt;0" style:apply-style-name="N2020P0"/>
      <style:map style:condition="value()&lt;0" style:apply-style-name="N2020P1"/>
      <style:map style:condition="value()=0" style:apply-style-name="N2020P2"/>
    </number:text-style>
    <number:number-style style:name="N2022P0" style:volatile="true">
      <number:number number:decimal-places="0" number:min-integer-digits="1" number:grouping="true"/>
      <number:text> Esc.</number:text>
    </number:number-style>
    <number:number-style style:name="N2022">
      <number:text>-</number:text>
      <number:number number:decimal-places="0" number:min-integer-digits="1" number:grouping="true"/>
      <number:text> Esc.</number:text>
      <style:map style:condition="value()&gt;=0" style:apply-style-name="N2022P0"/>
    </number:number-style>
    <number:number-style style:name="N2024P0" style:volatile="true">
      <number:number number:decimal-places="2" number:min-integer-digits="1" number:grouping="true"/>
      <number:text> Esc.</number:text>
    </number:number-style>
    <number:number-style style:name="N2024">
      <number:text>-</number:text>
      <number:number number:decimal-places="2" number:min-integer-digits="1" number:grouping="true"/>
      <number:text> Esc.</number:text>
      <style:map style:condition="value()&gt;=0" style:apply-style-name="N2024P0"/>
    </number:number-style>
    <number:number-style style:name="N2028P0" style:volatile="true">
      <number:number number:decimal-places="0" number:min-integer-digits="1" number:grouping="true"/>
      <number:text> Esc. </number:text>
    </number:number-style>
    <number:number-style style:name="N2028P1" style:volatile="true">
      <number:text>-</number:text>
      <number:number number:decimal-places="0" number:min-integer-digits="1" number:grouping="true"/>
      <number:text> Esc. </number:text>
    </number:number-style>
    <number:number-style style:name="N2028P2" style:volatile="true">
      <number:text> - Esc. </number:text>
    </number:number-style>
    <number:text-style style:name="N2028">
      <number:text-content/>
      <number:text> </number:text>
      <style:map style:condition="value()&gt;0" style:apply-style-name="N2028P0"/>
      <style:map style:condition="value()&lt;0" style:apply-style-name="N2028P1"/>
      <style:map style:condition="value()=0" style:apply-style-name="N2028P2"/>
    </number:text-style>
    <number:number-style style:name="N2032P0" style:volatile="true">
      <number:number number:decimal-places="0" number:min-integer-digits="1" number:grouping="true"/>
      <number:text>         </number:text>
    </number:number-style>
    <number:number-style style:name="N2032P1" style:volatile="true">
      <number:text>-</number:text>
      <number:number number:decimal-places="0" number:min-integer-digits="1" number:grouping="true"/>
      <number:text>         </number:text>
    </number:number-style>
    <number:number-style style:name="N2032P2" style:volatile="true">
      <number:text> -         </number:text>
    </number:number-style>
    <number:text-style style:name="N2032">
      <number:text-content/>
      <number:text> </number:text>
      <style:map style:condition="value()&gt;0" style:apply-style-name="N2032P0"/>
      <style:map style:condition="value()&lt;0" style:apply-style-name="N2032P1"/>
      <style:map style:condition="value()=0" style:apply-style-name="N2032P2"/>
    </number:text-style>
    <number:number-style style:name="N2036P0" style:volatile="true">
      <number:number number:decimal-places="2" number:min-integer-digits="1" number:grouping="true"/>
      <number:text> Esc. </number:text>
    </number:number-style>
    <number:number-style style:name="N2036P1" style:volatile="true">
      <number:text>-</number:text>
      <number:number number:decimal-places="2" number:min-integer-digits="1" number:grouping="true"/>
      <number:text> Esc. </number:text>
    </number:number-style>
    <number:number-style style:name="N2036P2" style:volatile="true">
      <number:text> -</number:text>
      <number:number number:decimal-places="0" number:min-integer-digits="0"/>
      <number:text> Esc. </number:text>
    </number:number-style>
    <number:text-style style:name="N2036">
      <number:text-content/>
      <number:text> </number:text>
      <style:map style:condition="value()&gt;0" style:apply-style-name="N2036P0"/>
      <style:map style:condition="value()&lt;0" style:apply-style-name="N2036P1"/>
      <style:map style:condition="value()=0" style:apply-style-name="N2036P2"/>
    </number:text-style>
    <number:number-style style:name="N2040P0" style:volatile="true">
      <number:number number:decimal-places="2" number:min-integer-digits="1" number:grouping="true"/>
      <number:text>         </number:text>
    </number:number-style>
    <number:number-style style:name="N2040P1" style:volatile="true">
      <number:text>-</number:text>
      <number:number number:decimal-places="2" number:min-integer-digits="1" number:grouping="true"/>
      <number:text>         </number:text>
    </number:number-style>
    <number:number-style style:name="N2040P2" style:volatile="true">
      <number:text> -</number:text>
      <number:number number:decimal-places="0" number:min-integer-digits="0"/>
      <number:text>         </number:text>
    </number:number-style>
    <number:text-style style:name="N2040">
      <number:text-content/>
      <number:text> </number:text>
      <style:map style:condition="value()&gt;0" style:apply-style-name="N2040P0"/>
      <style:map style:condition="value()&lt;0" style:apply-style-name="N2040P1"/>
      <style:map style:condition="value()=0" style:apply-style-name="N2040P2"/>
    </number:text-style>
    <number:number-style style:name="N2041">
      <number:text>R$ </number:text>
      <number:number number:decimal-places="2" number:min-integer-digits="1" number:grouping="true"/>
    </number:number-style>
    <number:currency-style style:name="N204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204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2042P0"/>
    </number:currency-style>
    <number:currency-style style:name="N2044P0" style:volatile="true">
      <number:currency-symbol number:language="es" number:country="DO">RD$</number:currency-symbol>
      <number:text> </number:text>
      <number:number number:decimal-places="2" number:min-integer-digits="1" number:grouping="true"/>
    </number:currency-style>
    <number:currency-style style:name="N2044">
      <number:text>-</number:text>
      <number:currency-symbol number:language="es" number:country="DO">RD$</number:currency-symbol>
      <number:text> </number:text>
      <number:number number:decimal-places="2" number:min-integer-digits="1" number:grouping="true"/>
      <style:map style:condition="value()&gt;=0" style:apply-style-name="N2044P0"/>
    </number:currency-style>
    <number:date-style style:name="N2045">
      <number:day number:style="long"/>
      <number:text>/</number:text>
      <number:month number:textual="true"/>
      <number:text>/</number:text>
      <number:year number:style="long"/>
    </number:date-style>
    <number:currency-style style:name="N204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2047">
      <style:text-properties fo:color="#00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2047P0"/>
    </number:currency-style>
    <number:currency-style style:name="N2048">
      <number:currency-symbol number:language="ja" number:country="JP">¥</number:currency-symbol>
      <number:number number:decimal-places="2" number:min-integer-digits="1" number:grouping="true"/>
    </number:currency-style>
    <number:currency-style style:name="N2049P0" style:volatile="true">
      <number:currency-symbol number:language="ja" number:country="JP">¥</number:currency-symbol>
      <number:number number:decimal-places="2" number:min-integer-digits="1" number:grouping="true"/>
    </number:currency-style>
    <number:currency-style style:name="N2049">
      <number:text>-</number:text>
      <number:currency-symbol number:language="ja" number:country="JP">¥</number:currency-symbol>
      <number:number number:decimal-places="2" number:min-integer-digits="1" number:grouping="true"/>
      <style:map style:condition="value()&gt;=0" style:apply-style-name="N2049P0"/>
    </number:currency-style>
    <number:currency-style style:name="N20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050">
      <number:text>(</number:text>
      <number:currency-symbol number:language="en" number:country="GB">£</number:currency-symbol>
      <number:number number:decimal-places="2" number:min-integer-digits="1" number:grouping="true"/>
      <number:text>)</number:text>
      <style:map style:condition="value()&gt;=0" style:apply-style-name="N2050P0"/>
    </number:currency-style>
    <number:number-style style:name="N2051P0" style:volatile="true">
      <number:number number:decimal-places="4" number:min-integer-digits="1"/>
    </number:number-style>
    <number:number-style style:name="N2051">
      <number:text>-</number:text>
      <number:number number:decimal-places="4" number:min-integer-digits="1"/>
      <style:map style:condition="value()&gt;=0" style:apply-style-name="N2051P0"/>
    </number:number-style>
    <number:percentage-style style:name="N2052P0" style:volatile="true">
      <number:number number:decimal-places="1" number:min-integer-digits="1"/>
      <number:text>%</number:text>
    </number:percentage-style>
    <number:number-style style:name="N2052">
      <number:text>(</number:text>
      <number:number number:decimal-places="1" number:min-integer-digits="1"/>
      <number:text>%)</number:text>
      <style:map style:condition="value()&gt;=0" style:apply-style-name="N2052P0"/>
    </number:number-style>
    <number:currency-style style:name="N205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053">
      <number:text>(</number:text>
      <number:currency-symbol number:language="en" number:country="US">$</number:currency-symbol>
      <number:number number:decimal-places="0" number:min-integer-digits="1" number:grouping="true"/>
      <number:text>)</number:text>
      <style:map style:condition="value()&gt;=0" style:apply-style-name="N2053P0"/>
    </number:currency-style>
    <number:currency-style style:name="N2054P0" style:volatile="true">
      <number:currency-symbol>$</number:currency-symbol>
      <number:number number:decimal-places="2" number:min-integer-digits="1" number:grouping="true"/>
    </number:currency-style>
    <number:currency-style style:name="N2054"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2054P0"/>
    </number:currency-style>
    <number:number-style style:name="N2055P0" style:volatile="true">
      <number:number number:decimal-places="0" number:min-integer-digits="1" number:grouping="true"/>
    </number:number-style>
    <number:currency-style style:name="N2055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55P0"/>
    </number:currency-style>
    <number:date-style style:name="N2056">
      <number:month number:textual="true"/>
      <number:year/>
    </number:date-style>
    <number:percentage-style style:name="N2057">
      <number:number number:decimal-places="1" number:min-integer-digits="0"/>
      <number:text>%</number:text>
    </number:percentage-style>
    <number:number-style style:name="N2058">
      <number:number number:decimal-places="0" number:min-integer-digits="1"/>
      <number:text>5</number:text>
    </number:number-style>
    <number:currency-style style:name="N2059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059">
      <number:text>(</number:text>
      <number:currency-symbol number:language="en" number:country="US">$</number:currency-symbol>
      <number:number number:decimal-places="1" number:min-integer-digits="1" number:grouping="true"/>
      <number:text>)</number:text>
      <style:map style:condition="value()&gt;=0" style:apply-style-name="N2059P0"/>
    </number:currency-style>
    <number:number-style style:name="N2060P0" style:volatile="true">
      <number:number number:decimal-places="1" number:min-integer-digits="0" number:grouping="true"/>
    </number:number-style>
    <number:number-style style:name="N2060">
      <number:text>-</number:text>
      <number:number number:decimal-places="1" number:min-integer-digits="0" number:grouping="true"/>
      <style:map style:condition="value()&gt;=0" style:apply-style-name="N2060P0"/>
    </number:number-style>
    <number:number-style style:name="N2061P0" style:volatile="true">
      <number:text>US$</number:text>
      <number:number number:decimal-places="0" number:min-integer-digits="1" number:grouping="true"/>
    </number:number-style>
    <number:number-style style:name="N2061">
      <number:text>(US$</number:text>
      <number:number number:decimal-places="0" number:min-integer-digits="1" number:grouping="true"/>
      <number:text>)</number:text>
      <style:map style:condition="value()&gt;=0" style:apply-style-name="N2061P0"/>
    </number:number-style>
    <number:date-style style:name="N2062">
      <number:month/>
      <number:text>?</number:text>
      <number:day/>
      <number:text>?</number:text>
    </number:date-style>
    <number:number-style style:name="N2063P0" style:volatile="true">
      <number:number number:decimal-places="4" number:min-integer-digits="1"/>
    </number:number-style>
    <number:number-style style:name="N2063">
      <number:text>(</number:text>
      <number:number number:decimal-places="4" number:min-integer-digits="1"/>
      <number:text>)</number:text>
      <style:map style:condition="value()&gt;=0" style:apply-style-name="N2063P0"/>
    </number:number-style>
    <number:number-style style:name="N2064P0" style:volatile="true">
      <number:number number:decimal-places="3" number:min-integer-digits="1"/>
    </number:number-style>
    <number:number-style style:name="N2064">
      <number:text>(</number:text>
      <number:number number:decimal-places="3" number:min-integer-digits="1"/>
      <number:text>)</number:text>
      <style:map style:condition="value()&gt;=0" style:apply-style-name="N2064P0"/>
    </number:number-style>
    <number:number-style style:name="N2065P0" style:volatile="true">
      <number:text>$</number:text>
      <number:number number:decimal-places="3" number:min-integer-digits="1" number:grouping="true"/>
    </number:number-style>
    <number:number-style style:name="N2065">
      <number:text>-$</number:text>
      <number:number number:decimal-places="3" number:min-integer-digits="1" number:grouping="true"/>
      <style:map style:condition="value()&gt;=0" style:apply-style-name="N2065P0"/>
    </number:number-style>
    <number:number-style style:name="N2066">
      <number:text>NT$</number:text>
      <number:number number:decimal-places="0" number:min-integer-digits="1" number:grouping="true"/>
    </number:number-style>
    <number:number-style style:name="N2067P0" style:volatile="true">
      <number:text>NT$</number:text>
      <number:number number:decimal-places="0" number:min-integer-digits="1" number:grouping="true"/>
    </number:number-style>
    <number:number-style style:name="N2067">
      <number:text>(NT$</number:text>
      <number:number number:decimal-places="0" number:min-integer-digits="1" number:grouping="true"/>
      <number:text>)</number:text>
      <style:map style:condition="value()&gt;=0" style:apply-style-name="N2067P0"/>
    </number:number-style>
    <number:number-style style:name="N2068">
      <number:text>NT$</number:text>
      <number:number number:decimal-places="2" number:min-integer-digits="1" number:grouping="true"/>
    </number:number-style>
    <number:number-style style:name="N2069">
      <number:number number:decimal-places="3" number:min-integer-digits="1" number:grouping="true"/>
      <number:text> Kg</number:text>
    </number:number-style>
    <number:number-style style:name="N2070P0" style:volatile="true">
      <number:text>NT$</number:text>
      <number:number number:decimal-places="2" number:min-integer-digits="1" number:grouping="true"/>
    </number:number-style>
    <number:number-style style:name="N2070">
      <number:text>(NT$</number:text>
      <number:number number:decimal-places="2" number:min-integer-digits="1" number:grouping="true"/>
      <number:text>)</number:text>
      <style:map style:condition="value()&gt;=0" style:apply-style-name="N2070P0"/>
    </number:number-style>
    <number:number-style style:name="N2071">
      <number:text>NT$</number:text>
      <number:number number:decimal-places="1" number:min-integer-digits="1" number:grouping="true"/>
    </number:number-style>
    <number:number-style style:name="N2072P0" style:volatile="true">
      <number:text>NT$</number:text>
      <number:number number:decimal-places="1" number:min-integer-digits="1" number:grouping="true"/>
    </number:number-style>
    <number:number-style style:name="N2072">
      <number:text>(NT$</number:text>
      <number:number number:decimal-places="1" number:min-integer-digits="1" number:grouping="true"/>
      <number:text>)</number:text>
      <style:map style:condition="value()&gt;=0" style:apply-style-name="N2072P0"/>
    </number:number-style>
    <number:number-style style:name="N2073P0" style:volatile="true">
      <number:number number:decimal-places="1" number:min-integer-digits="1"/>
    </number:number-style>
    <number:number-style style:name="N2073">
      <number:text>(</number:text>
      <number:number number:decimal-places="1" number:min-integer-digits="1"/>
      <number:text>)</number:text>
      <style:map style:condition="value()&gt;=0" style:apply-style-name="N2073P0"/>
    </number:number-style>
    <number:date-style style:name="N2074">
      <number:day number:style="long"/>
      <number:text>/</number:text>
      <number:month number:style="long"/>
    </number:date-style>
    <number:number-style style:name="N2075P0" style:volatile="true">
      <number:text>£</number:text>
      <number:number number:decimal-places="0" number:min-integer-digits="1" number:grouping="true"/>
    </number:number-style>
    <number:number-style style:name="N2075">
      <number:text>(£</number:text>
      <number:number number:decimal-places="0" number:min-integer-digits="1" number:grouping="true"/>
      <number:text>)</number:text>
      <style:map style:condition="value()&gt;=0" style:apply-style-name="N2075P0"/>
    </number:number-style>
    <number:number-style style:name="N2076P0" style:volatile="true">
      <number:text>£</number:text>
      <number:number number:decimal-places="2" number:min-integer-digits="1" number:grouping="true"/>
    </number:number-style>
    <number:number-style style:name="N2076">
      <number:text>(£</number:text>
      <number:number number:decimal-places="2" number:min-integer-digits="1" number:grouping="true"/>
      <number:text>)</number:text>
      <style:map style:condition="value()&gt;=0" style:apply-style-name="N2076P0"/>
    </number:number-style>
    <number:number-style style:name="N2077">
      <number:text>£(</number:text>
      <number:number number:decimal-places="0" number:min-integer-digits="1" number:grouping="true"/>
      <number:text>)</number:text>
    </number:number-style>
    <number:number-style style:name="N2078P0" style:volatile="true">
      <number:text>£</number:text>
      <number:number number:decimal-places="0" number:min-integer-digits="1" number:grouping="true"/>
    </number:number-style>
    <number:number-style style:name="N2078P1" style:volatile="true">
      <number:text>£(</number:text>
      <number:number number:decimal-places="0" number:min-integer-digits="1" number:grouping="true"/>
      <number:text>)</number:text>
    </number:number-style>
    <number:number-style style:name="N2078">
      <number:text>£-</number:text>
      <style:map style:condition="value()&gt;0" style:apply-style-name="N2078P0"/>
      <style:map style:condition="value()&lt;0" style:apply-style-name="N2078P1"/>
    </number:number-style>
    <number:number-style style:name="N2079">
      <number:text>£(</number:text>
      <number:number number:decimal-places="2" number:min-integer-digits="1" number:grouping="true"/>
      <number:text>)</number:text>
    </number:number-style>
    <number:number-style style:name="N2080P0" style:volatile="true">
      <number:text>£</number:text>
      <number:number number:decimal-places="2" number:min-integer-digits="1" number:grouping="true"/>
    </number:number-style>
    <number:number-style style:name="N2080P1" style:volatile="true">
      <number:text>£(</number:text>
      <number:number number:decimal-places="2" number:min-integer-digits="1" number:grouping="true"/>
      <number:text>)</number:text>
    </number:number-style>
    <number:number-style style:name="N2080">
      <number:text>£-</number:text>
      <number:number number:decimal-places="0" number:min-integer-digits="0"/>
      <style:map style:condition="value()&gt;0" style:apply-style-name="N2080P0"/>
      <style:map style:condition="value()&lt;0" style:apply-style-name="N2080P1"/>
    </number:number-style>
    <number:number-style style:name="N2082P0" style:volatile="true">
      <number:number number:decimal-places="3" number:min-integer-digits="1" number:grouping="true"/>
      <number:text> </number:text>
    </number:number-style>
    <number:number-style style:name="N2082P1" style:volatile="true">
      <number:text>-</number:text>
      <number:number number:decimal-places="3" number:min-integer-digits="1" number:grouping="true"/>
      <number:text> </number:text>
    </number:number-style>
    <number:number-style style:name="N2082">
      <number:text>-</number:text>
      <number:number number:decimal-places="0" number:min-integer-digits="0"/>
      <number:text> </number:text>
      <style:map style:condition="value()&gt;0" style:apply-style-name="N2082P0"/>
      <style:map style:condition="value()&lt;0" style:apply-style-name="N2082P1"/>
    </number:number-style>
    <number:number-style style:name="N2084P0" style:volatile="true">
      <number:number number:decimal-places="5" number:min-integer-digits="1" number:grouping="true"/>
    </number:number-style>
    <number:number-style style:name="N2084P1" style:volatile="true">
      <number:text>(</number:text>
      <number:number number:decimal-places="5" number:min-integer-digits="1" number:grouping="true"/>
      <number:text>)</number:text>
    </number:number-style>
    <number:number-style style:name="N2084">
      <number:text>-</number:text>
      <number:number number:decimal-places="0" number:min-integer-digits="0"/>
      <style:map style:condition="value()&gt;0" style:apply-style-name="N2084P0"/>
      <style:map style:condition="value()&lt;0" style:apply-style-name="N2084P1"/>
    </number:number-style>
    <number:number-style style:name="N2085">
      <number:number number:decimal-places="3" number:min-integer-digits="1" number:grouping="true"/>
      <number:text> DM</number:text>
    </number:number-style>
    <number:number-style style:name="N2086">
      <number:text>-</number:text>
      <number:number number:decimal-places="3" number:min-integer-digits="1" number:grouping="true"/>
      <number:text> DM</number:text>
    </number:number-style>
    <number:number-style style:name="N2087P0" style:volatile="true">
      <number:number number:decimal-places="3" number:min-integer-digits="1" number:grouping="true"/>
      <number:text> DM</number:text>
    </number:number-style>
    <number:number-style style:name="N2087P1" style:volatile="true">
      <number:text>-</number:text>
      <number:number number:decimal-places="3" number:min-integer-digits="1" number:grouping="true"/>
      <number:text> DM</number:text>
    </number:number-style>
    <number:number-style style:name="N2087">
      <number:text>-</number:text>
      <number:number number:decimal-places="0" number:min-integer-digits="0"/>
      <number:text> DM</number:text>
      <style:map style:condition="value()&gt;0" style:apply-style-name="N2087P0"/>
      <style:map style:condition="value()&lt;0" style:apply-style-name="N2087P1"/>
    </number:number-style>
    <number:number-style style:name="N2088">
      <number:number number:decimal-places="4" number:min-integer-digits="1" number:grouping="true"/>
      <number:text> DM</number:text>
    </number:number-style>
    <number:number-style style:name="N2089">
      <number:text>-</number:text>
      <number:number number:decimal-places="4" number:min-integer-digits="1" number:grouping="true"/>
      <number:text> DM</number:text>
    </number:number-style>
    <number:number-style style:name="N2090P0" style:volatile="true">
      <number:number number:decimal-places="4" number:min-integer-digits="1" number:grouping="true"/>
      <number:text> DM</number:text>
    </number:number-style>
    <number:number-style style:name="N2090P1" style:volatile="true">
      <number:text>-</number:text>
      <number:number number:decimal-places="4" number:min-integer-digits="1" number:grouping="true"/>
      <number:text> DM</number:text>
    </number:number-style>
    <number:number-style style:name="N2090">
      <number:text>-</number:text>
      <number:number number:decimal-places="0" number:min-integer-digits="0"/>
      <number:text> DM</number:text>
      <style:map style:condition="value()&gt;0" style:apply-style-name="N2090P0"/>
      <style:map style:condition="value()&lt;0" style:apply-style-name="N2090P1"/>
    </number:number-style>
    <number:number-style style:name="N2091">
      <number:number number:decimal-places="1" number:min-integer-digits="1" number:grouping="true"/>
      <number:text> DM</number:text>
    </number:number-style>
    <number:number-style style:name="N2092">
      <number:text>-</number:text>
      <number:number number:decimal-places="1" number:min-integer-digits="1" number:grouping="true"/>
      <number:text> DM</number:text>
    </number:number-style>
    <number:number-style style:name="N2093P0" style:volatile="true">
      <number:number number:decimal-places="1" number:min-integer-digits="1" number:grouping="true"/>
      <number:text> DM</number:text>
    </number:number-style>
    <number:number-style style:name="N2093P1" style:volatile="true">
      <number:text>-</number:text>
      <number:number number:decimal-places="1" number:min-integer-digits="1" number:grouping="true"/>
      <number:text> DM</number:text>
    </number:number-style>
    <number:number-style style:name="N2093">
      <number:text>-</number:text>
      <number:number number:decimal-places="0" number:min-integer-digits="0"/>
      <number:text> DM</number:text>
      <style:map style:condition="value()&gt;0" style:apply-style-name="N2093P0"/>
      <style:map style:condition="value()&lt;0" style:apply-style-name="N2093P1"/>
    </number:number-style>
    <number:number-style style:name="N2094P0" style:volatile="true">
      <number:number number:decimal-places="0" number:min-integer-digits="1" number:grouping="true"/>
      <number:text> DM</number:text>
    </number:number-style>
    <number:number-style style:name="N2094P1" style:volatile="true">
      <number:text>-</number:text>
      <number:number number:decimal-places="0" number:min-integer-digits="1" number:grouping="true"/>
      <number:text> DM</number:text>
    </number:number-style>
    <number:number-style style:name="N2094">
      <number:text>-</number:text>
      <number:number number:decimal-places="0" number:min-integer-digits="0"/>
      <number:text> DM</number:text>
      <style:map style:condition="value()&gt;0" style:apply-style-name="N2094P0"/>
      <style:map style:condition="value()&lt;0" style:apply-style-name="N2094P1"/>
    </number:number-style>
    <number:number-style style:name="N2095">
      <number:number number:decimal-places="2" number:min-integer-digits="4"/>
    </number:number-style>
    <number:number-style style:name="N2096">
      <number:number number:decimal-places="2" number:min-integer-digits="2"/>
    </number:number-style>
    <number:number-style style:name="N2097">
      <number:text>US$</number:text>
      <number:number number:decimal-places="4" number:min-integer-digits="1" number:grouping="true"/>
    </number:number-style>
    <number:number-style style:name="N2098P0" style:volatile="true">
      <number:text>US$</number:text>
      <number:number number:decimal-places="4" number:min-integer-digits="1" number:grouping="true"/>
    </number:number-style>
    <number:number-style style:name="N2098">
      <number:text>(US$</number:text>
      <number:number number:decimal-places="4" number:min-integer-digits="1" number:grouping="true"/>
      <number:text>)</number:text>
      <style:map style:condition="value()&gt;=0" style:apply-style-name="N2098P0"/>
    </number:number-style>
    <number:number-style style:name="N2099P0" style:volatile="true">
      <number:text>$</number:text>
      <number:number number:decimal-places="4" number:min-integer-digits="1" number:grouping="true"/>
    </number:number-style>
    <number:number-style style:name="N2099">
      <number:text>-$</number:text>
      <number:number number:decimal-places="4" number:min-integer-digits="1" number:grouping="true"/>
      <style:map style:condition="value()&gt;=0" style:apply-style-name="N2099P0"/>
    </number:number-style>
    <number:number-style style:name="N2100P0" style:volatile="true">
      <number:number number:decimal-places="1" number:min-integer-digits="1" number:grouping="true"/>
    </number:number-style>
    <number:number-style style:name="N2100P1" style:volatile="true">
      <number:text>(</number:text>
      <number:number number:decimal-places="2" number:min-integer-digits="1" number:grouping="true"/>
      <number:text>)</number:text>
    </number:number-style>
    <number:number-style style:name="N2100">
      <number:text>-</number:text>
      <number:number number:decimal-places="0" number:min-integer-digits="0"/>
      <style:map style:condition="value()&gt;0" style:apply-style-name="N2100P0"/>
      <style:map style:condition="value()&lt;0" style:apply-style-name="N2100P1"/>
    </number:number-style>
    <number:number-style style:name="N2102P0" style:volatile="true">
      <number:text>fl</number:text>
      <number:number number:decimal-places="0" number:min-integer-digits="1" number:grouping="true"/>
    </number:number-style>
    <number:number-style style:name="N2102">
      <number:text>(fl</number:text>
      <number:number number:decimal-places="0" number:min-integer-digits="1" number:grouping="true"/>
      <number:text>)</number:text>
      <style:map style:condition="value()&gt;=0" style:apply-style-name="N2102P0"/>
    </number:number-style>
    <number:number-style style:name="N2104P0" style:volatile="true">
      <number:text>fl</number:text>
      <number:number number:decimal-places="2" number:min-integer-digits="1" number:grouping="true"/>
    </number:number-style>
    <number:number-style style:name="N2104">
      <number:text>(fl</number:text>
      <number:number number:decimal-places="2" number:min-integer-digits="1" number:grouping="true"/>
      <number:text>)</number:text>
      <style:map style:condition="value()&gt;=0" style:apply-style-name="N2104P0"/>
    </number:number-style>
    <number:number-style style:name="N2106P0" style:volatile="true">
      <number:text>fl</number:text>
      <number:number number:decimal-places="0" number:min-integer-digits="1" number:grouping="true"/>
    </number:number-style>
    <number:number-style style:name="N2106P1" style:volatile="true">
      <number:text>fl(</number:text>
      <number:number number:decimal-places="0" number:min-integer-digits="1" number:grouping="true"/>
      <number:text>)</number:text>
    </number:number-style>
    <number:number-style style:name="N2106">
      <number:text>fl-</number:text>
      <style:map style:condition="value()&gt;0" style:apply-style-name="N2106P0"/>
      <style:map style:condition="value()&lt;0" style:apply-style-name="N2106P1"/>
    </number:number-style>
    <number:number-style style:name="N2107">
      <number:text>6</number:text>
      <number:number number:decimal-places="0" number:min-integer-digits="1"/>
      <number:text>47:</number:text>
    </number:number-style>
    <number:number-style style:name="N2108P0" style:volatile="true">
      <number:number number:decimal-places="1" number:min-integer-digits="1" number:grouping="true"/>
    </number:number-style>
    <number:number-style style:name="N2108">
      <number:number number:decimal-places="1" number:min-integer-digits="1" number:grouping="true"/>
      <style:map style:condition="value()&gt;=0" style:apply-style-name="N2108P0"/>
    </number:number-style>
    <number:date-style style:name="N2109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AM/PM</number:text>
    </number:date-style>
    <number:currency-style style:name="N2111P0" style:volatile="true">
      <number:currency-symbol number:language="zh" number:country="TW">NT$</number:currency-symbol>
      <number:number number:decimal-places="0" number:min-integer-digits="1" number:grouping="true"/>
    </number:currency-style>
    <number:currency-style style:name="N2111">
      <number:text>-</number:text>
      <number:currency-symbol number:language="zh" number:country="TW">NT$</number:currency-symbol>
      <number:number number:decimal-places="0" number:min-integer-digits="1" number:grouping="true"/>
      <style:map style:condition="value()&gt;=0" style:apply-style-name="N2111P0"/>
    </number:currency-style>
    <number:currency-style style:name="N2112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2112">
      <number:text>-</number:text>
      <number:currency-symbol number:language="zh" number:country="TW">NT$</number:currency-symbol>
      <number:number number:decimal-places="2" number:min-integer-digits="1"/>
      <style:map style:condition="value()&gt;=0" style:apply-style-name="N2112P0"/>
    </number:currency-style>
    <number:currency-style style:name="N2113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2113"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2113P0"/>
    </number:currency-style>
    <number:currency-style style:name="N2115P0" style:volatile="true">
      <number:currency-symbol number:language="zh" number:country="TW">NT$</number:currency-symbol>
      <number:number number:decimal-places="2" number:min-integer-digits="1" number:decimal-replacement="--" number:grouping="true"/>
    </number:currency-style>
    <number:currency-style style:name="N2115">
      <number:text>-</number:text>
      <number:currency-symbol number:language="zh" number:country="TW">NT$</number:currency-symbol>
      <number:number number:decimal-places="2" number:min-integer-digits="1" number:decimal-replacement="--" number:grouping="true"/>
      <style:map style:condition="value()&gt;=0" style:apply-style-name="N2115P0"/>
    </number:currency-style>
    <number:time-style style:name="N2116">
      <number:am-pm/>
      <number:text> </number:text>
      <number:hours number:style="long"/>
      <number:text>?</number:text>
      <number:minutes number:style="long"/>
      <number:text>?</number:text>
    </number:time-style>
    <number:time-style style:name="N2117">
      <number:am-pm/>
      <number:text> </number:text>
      <number:hours number:style="long"/>
      <number:text>?</number:text>
      <number:minutes number:style="long"/>
      <number:text>?</number:text>
      <number:seconds number:style="long"/>
      <number:text>?</number:text>
    </number:time-style>
    <number:time-style style:name="N2118" number:truncate-on-overflow="false">
      <number:hours number:style="long"/>
      <number:text> ?</number:text>
      <number:minutes number:style="long"/>
      <number:text>?</number:text>
      <number:seconds number:style="long"/>
      <number:text>?</number:text>
    </number:time-style>
    <number:date-style style:name="N2119">
      <number:year/>
      <number:text>?</number:text>
      <number:month/>
      <number:text>?</number:text>
      <number:day/>
      <number:text>? </number:text>
      <number:hours number:style="long"/>
      <number:text>?</number:text>
      <number:minutes number:style="long"/>
      <number:text>?</number:text>
      <number:seconds number:style="long"/>
      <number:text>?</number:text>
    </number:date-style>
    <number:date-style style:name="N2120">
      <number:text>GGE?</number:text>
      <number:month/>
      <number:text>?</number:text>
      <number:day/>
      <number:text>? </number:text>
      <number:hours number:style="long"/>
      <number:text>?</number:text>
      <number:minutes number:style="long"/>
      <number:text>?</number:text>
      <number:seconds number:style="long"/>
      <number:text>?</number:text>
    </number:date-style>
    <number:date-style style:name="N2121">
      <number:text>GGGE?</number:text>
      <number:month/>
      <number:text>?</number:text>
      <number:day/>
      <number:text>? </number:text>
      <number:hours number:style="long"/>
      <number:text>?</number:text>
      <number:minutes number:style="long"/>
      <number:text>?</number:text>
      <number:seconds number:style="long"/>
      <number:text>?</number:text>
    </number:date-style>
    <number:date-style style:name="N2122">
      <number:year number:style="long"/>
      <number:text>?</number:text>
      <number:month/>
      <number:text>?</number:text>
      <number:day/>
      <number:text>? </number:text>
      <number:hours number:style="long"/>
      <number:text>?</number:text>
      <number:minutes number:style="long"/>
      <number:text>?</number:text>
      <number:seconds number:style="long"/>
      <number:text>?</number:text>
    </number:date-style>
    <number:date-style style:name="N2123">
      <number:month number:style="long" number:textual="true"/>
      <number:text>  </number:text>
      <number:year/>
    </number:date-style>
    <number:number-style style:name="N2124">
      <number:number number:decimal-places="0" number:min-integer-digits="0" number:grouping="true"/>
      <number:text>-</number:text>
    </number:number-style>
    <number:date-style style:name="N2125">
      <number:era number:calendar="jewish"/>
      <number:year number:calendar="jewish"/>
      <number:text>?</number:text>
      <number:month number:calendar="jewish"/>
      <number:text>?</number:text>
      <number:day number:calendar="jewish"/>
      <number:text>? </number:text>
      <number:hours number:style="long"/>
      <number:text>?</number:text>
      <number:minutes number:style="long"/>
      <number:text>?</number:text>
      <number:seconds number:style="long"/>
      <number:text>?</number:text>
    </number:date-style>
    <number:date-style style:name="N2126">
      <number:era number:calendar="jewish" number:style="long"/>
      <number:year number:calendar="jewish"/>
      <number:text>?</number:text>
      <number:month number:calendar="jewish"/>
      <number:text>?</number:text>
      <number:day number:calendar="jewish"/>
      <number:text>? </number:text>
      <number:hours number:style="long"/>
      <number:text>?</number:text>
      <number:minutes number:style="long"/>
      <number:text>?</number:text>
      <number:seconds number:style="long"/>
      <number:text>?</number:text>
    </number:date-style>
    <number:percentage-style style:name="N2127P0" style:volatile="true">
      <number:number number:decimal-places="2" number:min-integer-digits="1"/>
      <number:text>%</number:text>
    </number:percentage-style>
    <number:percentage-style style:name="N2127">
      <number:text>-</number:text>
      <number:number number:decimal-places="2" number:min-integer-digits="1"/>
      <number:text>%</number:text>
      <style:map style:condition="value()&gt;=0" style:apply-style-name="N2127P0"/>
    </number:percentage-style>
    <number:number-style style:name="N2128P0" style:volatile="true">
      <number:number number:decimal-places="0" number:min-integer-digits="1" number:grouping="true"/>
    </number:number-style>
    <number:number-style style:name="N2128">
      <number:text>($</number:text>
      <number:number number:decimal-places="0" number:min-integer-digits="1" number:grouping="true"/>
      <number:text>)</number:text>
      <style:map style:condition="value()&gt;=0" style:apply-style-name="N2128P0"/>
    </number:number-style>
    <number:number-style style:name="N2129">
      <number:text>+£</number:text>
      <number:number number:decimal-places="0" number:min-integer-digits="1" number:grouping="true"/>
    </number:number-style>
    <number:number-style style:name="N2130">
      <number:text>+£</number:text>
      <number:number number:decimal-places="2" number:min-integer-digits="1" number:grouping="true"/>
    </number:number-style>
    <number:number-style style:name="N2131P0" style:volatile="true">
      <number:number number:decimal-places="0" number:min-integer-digits="1" number:grouping="true"/>
    </number:number-style>
    <number:number-style style:name="N2131">
      <number:text>(£</number:text>
      <number:number number:decimal-places="0" number:min-integer-digits="1" number:grouping="true"/>
      <number:text>)</number:text>
      <style:map style:condition="value()&gt;=0" style:apply-style-name="N2131P0"/>
    </number:number-style>
    <number:number-style style:name="N2132">
      <number:number number:decimal-places="1" number:min-integer-digits="1"/>
      <number:text>pts</number:text>
    </number:number-style>
    <number:number-style style:name="N2133P0" style:volatile="true">
      <number:number number:decimal-places="1" number:min-integer-digits="1"/>
      <number:text>pts</number:text>
    </number:number-style>
    <number:number-style style:name="N2133">
      <number:text>(</number:text>
      <number:number number:decimal-places="1" number:min-integer-digits="1"/>
      <number:text>pts)</number:text>
      <style:map style:condition="value()&gt;=0" style:apply-style-name="N2133P0"/>
    </number:number-style>
    <number:number-style style:name="N2134P0" style:volatile="true">
      <number:text>(</number:text>
      <number:number number:decimal-places="0" number:min-integer-digits="1" number:grouping="true"/>
      <number:text>)</number:text>
    </number:number-style>
    <number:number-style style:name="N2134">
      <number:text>(-</number:text>
      <number:number number:decimal-places="0" number:min-integer-digits="1" number:grouping="true"/>
      <number:text>)</number:text>
      <style:map style:condition="value()&gt;=0" style:apply-style-name="N2134P0"/>
    </number:number-style>
    <number:number-style style:name="N2135P0" style:volatile="true">
      <number:text>(</number:text>
      <number:number number:decimal-places="1" number:min-integer-digits="1" number:grouping="true"/>
      <number:text>)</number:text>
    </number:number-style>
    <number:number-style style:name="N2135">
      <number:text>(-</number:text>
      <number:number number:decimal-places="1" number:min-integer-digits="1" number:grouping="true"/>
      <number:text>)</number:text>
      <style:map style:condition="value()&gt;=0" style:apply-style-name="N2135P0"/>
    </number:number-style>
    <number:number-style style:name="N2136P0" style:volatile="true">
      <number:number number:decimal-places="0" number:min-integer-digits="1"/>
    </number:number-style>
    <number:number-style style:name="N2136">
      <number:text>(</number:text>
      <number:number number:decimal-places="1" number:min-integer-digits="1"/>
      <number:text>)</number:text>
      <style:map style:condition="value()&gt;=0" style:apply-style-name="N2136P0"/>
    </number:number-style>
    <number:currency-style style:name="N213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137">
      <number:text>(</number:text>
      <number:currency-symbol number:language="en" number:country="US">$</number:currency-symbol>
      <number:number number:decimal-places="0" number:min-integer-digits="1" number:grouping="true"/>
      <number:text>)</number:text>
      <style:map style:condition="value()&gt;=0" style:apply-style-name="N2137P0"/>
    </number:currency-style>
    <number:currency-style style:name="N2138">
      <number:currency-symbol number:language="en" number:country="US">$</number:currency-symbol>
      <number:number number:decimal-places="6" number:min-integer-digits="1" number:grouping="true"/>
      <number:text>]££)</number:text>
    </number:currency-style>
    <number:number-style style:name="N2139">
      <number:text>(</number:text>
      <number:number number:min-integer-digits="1"/>
      <number:text>)</number:text>
    </number:number-style>
    <number:number-style style:name="N2140">
      <number:text>(</number:text>
      <number:number number:decimal-places="0" number:min-integer-digits="0" number:grouping="true"/>
      <number:text>-)</number:text>
    </number:number-style>
    <number:currency-style style:name="N2142P0" style:volatile="true">
      <number:number number:decimal-places="0" number:min-integer-digits="1" number:grouping="true"/>
      <number:text> </number:text>
      <number:currency-symbol>$</number:currency-symbol>
    </number:currency-style>
    <number:currency-style style:name="N2142">
      <number:text>-</number:text>
      <number:number number:decimal-places="0" number:min-integer-digits="1" number:grouping="true"/>
      <number:text> </number:text>
      <number:currency-symbol>$</number:currency-symbol>
      <style:map style:condition="value()&gt;=0" style:apply-style-name="N2142P0"/>
    </number:currency-style>
    <number:number-style style:name="N2143">
      <number:text>(</number:text>
      <number:number number:decimal-places="2" number:min-integer-digits="1"/>
      <number:text>)</number:text>
    </number:number-style>
    <number:number-style style:name="N2144P0" style:volatile="true">
      <number:text>(</number:text>
      <number:number number:decimal-places="2" number:min-integer-digits="1"/>
      <number:text>)</number:text>
    </number:number-style>
    <number:number-style style:name="N2144">
      <number:text>(-</number:text>
      <number:number number:decimal-places="2" number:min-integer-digits="1"/>
      <number:text>)</number:text>
      <style:map style:condition="value()&gt;=0" style:apply-style-name="N2144P0"/>
    </number:number-style>
    <number:date-style style:name="N2145">
      <number:month number:style="long"/>
      <number:text>.</number:text>
      <number:day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148P0" style:volatile="true">
      <number:number number:decimal-places="5" number:min-integer-digits="1" number:grouping="true"/>
      <number:text> DM</number:text>
    </number:number-style>
    <number:number-style style:name="N2148P1" style:volatile="true">
      <number:text>-</number:text>
      <number:number number:decimal-places="5" number:min-integer-digits="1" number:grouping="true"/>
      <number:text> DM</number:text>
    </number:number-style>
    <number:number-style style:name="N2148">
      <number:text>-</number:text>
      <number:number number:decimal-places="0" number:min-integer-digits="0"/>
      <number:text> DM</number:text>
      <style:map style:condition="value()&gt;0" style:apply-style-name="N2148P0"/>
      <style:map style:condition="value()&lt;0" style:apply-style-name="N2148P1"/>
    </number:number-style>
    <number:number-style style:name="N2151P0" style:volatile="true">
      <number:number number:decimal-places="6" number:min-integer-digits="1" number:grouping="true"/>
      <number:text> DM</number:text>
    </number:number-style>
    <number:number-style style:name="N2151P1" style:volatile="true">
      <number:text>-</number:text>
      <number:number number:decimal-places="6" number:min-integer-digits="1" number:grouping="true"/>
      <number:text> DM</number:text>
    </number:number-style>
    <number:number-style style:name="N2151">
      <number:text>-</number:text>
      <number:number number:decimal-places="0" number:min-integer-digits="0"/>
      <number:text> DM</number:text>
      <style:map style:condition="value()&gt;0" style:apply-style-name="N2151P0"/>
      <style:map style:condition="value()&lt;0" style:apply-style-name="N2151P1"/>
    </number:number-style>
    <number:number-style style:name="N2154P0" style:volatile="true">
      <number:number number:decimal-places="7" number:min-integer-digits="1" number:grouping="true"/>
      <number:text> DM</number:text>
    </number:number-style>
    <number:number-style style:name="N2154P1" style:volatile="true">
      <number:text>-</number:text>
      <number:number number:decimal-places="7" number:min-integer-digits="1" number:grouping="true"/>
      <number:text> DM</number:text>
    </number:number-style>
    <number:number-style style:name="N2154">
      <number:text>-</number:text>
      <number:number number:decimal-places="0" number:min-integer-digits="0"/>
      <number:text> DM</number:text>
      <style:map style:condition="value()&gt;0" style:apply-style-name="N2154P0"/>
      <style:map style:condition="value()&lt;0" style:apply-style-name="N2154P1"/>
    </number:number-style>
    <number:number-style style:name="N2157P0" style:volatile="true">
      <number:number number:decimal-places="8" number:min-integer-digits="1" number:grouping="true"/>
      <number:text> DM</number:text>
    </number:number-style>
    <number:number-style style:name="N2157P1" style:volatile="true">
      <number:text>-</number:text>
      <number:number number:decimal-places="8" number:min-integer-digits="1" number:grouping="true"/>
      <number:text> DM</number:text>
    </number:number-style>
    <number:number-style style:name="N2157">
      <number:text>-</number:text>
      <number:number number:decimal-places="0" number:min-integer-digits="0"/>
      <number:text> DM</number:text>
      <style:map style:condition="value()&gt;0" style:apply-style-name="N2157P0"/>
      <style:map style:condition="value()&lt;0" style:apply-style-name="N2157P1"/>
    </number:number-style>
    <number:number-style style:name="N2160P0" style:volatile="true">
      <number:number number:decimal-places="9" number:min-integer-digits="1" number:grouping="true"/>
      <number:text> DM</number:text>
    </number:number-style>
    <number:number-style style:name="N2160P1" style:volatile="true">
      <number:text>-</number:text>
      <number:number number:decimal-places="9" number:min-integer-digits="1" number:grouping="true"/>
      <number:text> DM</number:text>
    </number:number-style>
    <number:number-style style:name="N2160">
      <number:text>-</number:text>
      <number:number number:decimal-places="0" number:min-integer-digits="0"/>
      <number:text> DM</number:text>
      <style:map style:condition="value()&gt;0" style:apply-style-name="N2160P0"/>
      <style:map style:condition="value()&lt;0" style:apply-style-name="N2160P1"/>
    </number:number-style>
    <number:number-style style:name="N2163P0" style:volatile="true">
      <number:number number:decimal-places="10" number:min-integer-digits="1" number:grouping="true"/>
      <number:text> DM</number:text>
    </number:number-style>
    <number:number-style style:name="N2163P1" style:volatile="true">
      <number:text>-</number:text>
      <number:number number:decimal-places="10" number:min-integer-digits="1" number:grouping="true"/>
      <number:text> DM</number:text>
    </number:number-style>
    <number:number-style style:name="N2163">
      <number:text>-</number:text>
      <number:number number:decimal-places="0" number:min-integer-digits="0"/>
      <number:text> DM</number:text>
      <style:map style:condition="value()&gt;0" style:apply-style-name="N2163P0"/>
      <style:map style:condition="value()&lt;0" style:apply-style-name="N2163P1"/>
    </number:number-style>
    <number:number-style style:name="N2164">
      <number:text>$</number:text>
      <number:number number:decimal-places="0" number:min-integer-digits="1"/>
    </number:number-style>
    <number:currency-style style:name="N2165">
      <number:currency-symbol number:language="en" number:country="US">$</number:currency-symbol>
      <number:number number:decimal-places="6" number:min-integer-digits="1" number:grouping="true"/>
      <number:text>]($)</number:text>
    </number:currency-style>
    <number:currency-style style:name="N2166">
      <number:currency-symbol number:language="en" number:country="US">$</number:currency-symbol>
      <number:number number:decimal-places="6" number:min-integer-digits="1" number:grouping="true"/>
      <number:text>](£)</number:text>
    </number:currency-style>
    <number:percentage-style style:name="N2167">
      <number:number number:decimal-places="1" number:min-integer-digits="2"/>
      <number:text>%</number:text>
    </number:percentage-style>
    <number:currency-style style:name="N2168">
      <number:currency-symbol number:language="en" number:country="US">$</number:currency-symbol>
      <number:number number:decimal-places="6" number:min-integer-digits="1" number:grouping="true"/>
      <number:text>$$$)</number:text>
    </number:currency-style>
    <number:currency-style style:name="N2169">
      <number:currency-symbol number:language="en" number:country="US">$</number:currency-symbol>
      <number:number number:decimal-places="6" number:min-integer-digits="1" number:grouping="true"/>
      <number:text>$£$)</number:text>
    </number:currency-style>
    <number:number-style style:name="N2170P0" style:volatile="true">
      <number:text>$</number:text>
      <number:number number:decimal-places="0" number:min-integer-digits="0"/>
    </number:number-style>
    <number:number-style style:name="N2170">
      <number:text>($</number:text>
      <number:number number:decimal-places="0" number:min-integer-digits="1" number:grouping="true"/>
      <number:text>)M</number:text>
      <style:map style:condition="value()&gt;=0" style:apply-style-name="N2170P0"/>
    </number:number-style>
    <number:number-style style:name="N2171P0" style:volatile="true">
      <number:text>$</number:text>
      <number:number number:decimal-places="0" number:min-integer-digits="0"/>
    </number:number-style>
    <number:number-style style:name="N2171">
      <number:text>($</number:text>
      <number:number number:decimal-places="0" number:min-integer-digits="0"/>
      <number:text>)M</number:text>
      <style:map style:condition="value()&gt;=0" style:apply-style-name="N2171P0"/>
    </number:number-style>
    <number:number-style style:name="N2172P0" style:volatile="true">
      <number:text>$</number:text>
      <number:number number:decimal-places="0" number:min-integer-digits="1" number:grouping="true"/>
    </number:number-style>
    <number:number-style style:name="N2172">
      <number:text>M</number:text>
      <style:map style:condition="value()&gt;=0" style:apply-style-name="N2172P0"/>
    </number:number-style>
    <number:number-style style:name="N2174P0" style:volatile="true">
      <number:text>$</number:text>
      <number:number number:decimal-places="0" number:min-integer-digits="0"/>
    </number:number-style>
    <number:number-style style:name="N2174P1" style:volatile="true">
      <number:text>($</number:text>
      <number:number number:decimal-places="0" number:min-integer-digits="1" number:grouping="true"/>
      <number:text>)</number:text>
    </number:number-style>
    <number:number-style style:name="N2174">
      <number:text>M</number:text>
      <style:map style:condition="value()&gt;0" style:apply-style-name="N2174P0"/>
      <style:map style:condition="value()&lt;0" style:apply-style-name="N2174P1"/>
    </number:number-style>
    <number:number-style style:name="N2175P0" style:volatile="true">
      <number:text>$</number:text>
      <number:number number:decimal-places="0" number:min-integer-digits="1" number:grouping="true"/>
    </number:number-style>
    <number:number-style style:name="N2175">
      <number:text>($</number:text>
      <number:number number:decimal-places="0" number:min-integer-digits="3" number:grouping="true"/>
      <number:text>)</number:text>
      <style:map style:condition="value()&gt;=0" style:apply-style-name="N2175P0"/>
    </number:number-style>
    <number:number-style style:name="N2176P0" style:volatile="true">
      <number:text>$</number:text>
      <number:number number:decimal-places="0" number:min-integer-digits="1" number:grouping="true"/>
    </number:number-style>
    <number:number-style style:name="N2176">
      <number:text>($</number:text>
      <number:number number:decimal-places="0" number:min-integer-digits="0" number:grouping="true"/>
      <number:text>)</number:text>
      <style:map style:condition="value()&gt;=0" style:apply-style-name="N2176P0"/>
    </number:number-style>
    <number:number-style style:name="N2177">
      <number:text>$</number:text>
      <number:number number:decimal-places="0" number:min-integer-digits="0"/>
      <number:text>M</number:text>
    </number:number-style>
    <number:number-style style:name="N2178">
      <number:text>$</number:text>
      <number:number number:decimal-places="0" number:min-integer-digits="0"/>
      <number:text>[RED]\M</number:text>
    </number:number-style>
    <number:number-style style:name="N2179P0" style:volatile="true">
      <number:text>$</number:text>
      <number:number number:decimal-places="0" number:min-integer-digits="0"/>
      <number:text>M</number:text>
    </number:number-style>
    <number:number-style style:name="N2179" number:title="User-defined">
      <number:text>\</number:text>
      <style:map style:condition="value()&gt;=0" style:apply-style-name="N2179P0"/>
    </number:number-style>
    <number:currency-style style:name="N2180">
      <number:currency-symbol/>
      <number:number number:decimal-places="0" number:min-integer-digits="0"/>
      <number:text>M</number:text>
    </number:currency-style>
    <number:number-style style:name="N2181">
      <number:number number:decimal-places="0" number:min-integer-digits="2" number:grouping="true"/>
    </number:number-style>
    <number:percentage-style style:name="N2182P0" style:volatile="true">
      <number:number number:decimal-places="1" number:min-integer-digits="1" number:grouping="true"/>
      <number:text>%</number:text>
    </number:percentage-style>
    <number:number-style style:name="N2182">
      <number:text>(</number:text>
      <number:number number:decimal-places="1" number:min-integer-digits="1" number:grouping="true"/>
      <number:text>%)</number:text>
      <style:map style:condition="value()&gt;=0" style:apply-style-name="N2182P0"/>
    </number:number-style>
    <number:number-style style:name="N2183">
      <number:text>K</number:text>
    </number:number-style>
    <number:number-style style:name="N2184">
      <number:number number:decimal-places="0" number:min-integer-digits="0"/>
      <number:text>K</number:text>
    </number:number-style>
    <number:currency-style style:name="N2186P0" style:volatile="true">
      <number:currency-symbol number:language="en" number:country="US">$</number:currency-symbol>
      <number:number number:decimal-places="1" number:min-integer-digits="0" number:grouping="true"/>
      <number:text>K</number:text>
    </number:currency-style>
    <number:currency-style style:name="N2186">
      <number:text>-</number:text>
      <number:currency-symbol number:language="en" number:country="US">$</number:currency-symbol>
      <number:number number:decimal-places="1" number:min-integer-digits="0" number:grouping="true"/>
      <number:text>K</number:text>
      <style:map style:condition="value()&gt;=0" style:apply-style-name="N2186P0"/>
    </number:currency-style>
    <number:currency-style style:name="N2188P0" style:volatile="true">
      <number:currency-symbol number:language="en" number:country="US">$</number:currency-symbol>
      <number:number number:decimal-places="0" number:min-integer-digits="0" number:grouping="true"/>
      <number:text>M</number:text>
    </number:currency-style>
    <number:currency-style style:name="N2188">
      <number:text>-</number:text>
      <number:currency-symbol number:language="en" number:country="US">$</number:currency-symbol>
      <number:number number:decimal-places="0" number:min-integer-digits="0" number:grouping="true"/>
      <number:text>M</number:text>
      <style:map style:condition="value()&gt;=0" style:apply-style-name="N2188P0"/>
    </number:currency-style>
    <number:number-style style:name="N2189">
      <number:number number:decimal-places="1" number:min-integer-digits="0"/>
      <number:text>K</number:text>
    </number:number-style>
    <number:number-style style:name="N2190">
      <number:number number:decimal-places="1" number:min-integer-digits="1" number:grouping="true"/>
      <number:text>K</number:text>
    </number:number-style>
    <number:percentage-style style:name="N2191P0" style:volatile="true">
      <number:number number:decimal-places="0" number:min-integer-digits="1"/>
      <number:text>%</number:text>
    </number:percentage-style>
    <number:number-style style:name="N2191">
      <number:text>(</number:text>
      <number:number number:decimal-places="0" number:min-integer-digits="1"/>
      <number:text>%)</number:text>
      <style:map style:condition="value()&gt;=0" style:apply-style-name="N2191P0"/>
    </number:number-style>
    <number:number-style style:name="N2192P0" style:volatile="true">
      <number:number number:decimal-places="0" number:min-integer-digits="1" number:grouping="true"/>
      <number:text> </number:text>
    </number:number-style>
    <number:number-style style:name="N2192">
      <number:text>(</number:text>
      <number:number number:decimal-places="0" number:min-integer-digits="1" number:grouping="true"/>
      <number:text> )</number:text>
      <style:map style:condition="value()&gt;=0" style:apply-style-name="N2192P0"/>
    </number:number-style>
    <number:percentage-style style:name="N2193P0" style:volatile="true">
      <number:number number:decimal-places="1" number:min-integer-digits="1"/>
      <number:text>%</number:text>
    </number:percentage-style>
    <number:number-style style:name="N2193">
      <number:text>(-</number:text>
      <number:number number:decimal-places="1" number:min-integer-digits="1"/>
      <number:text>%)</number:text>
      <style:map style:condition="value()&gt;=0" style:apply-style-name="N2193P0"/>
    </number:number-style>
    <number:number-style style:name="N2194P0" style:volatile="true">
      <number:number number:decimal-places="5" number:min-integer-digits="1"/>
    </number:number-style>
    <number:number-style style:name="N2194">
      <number:text>-</number:text>
      <number:number number:decimal-places="5" number:min-integer-digits="1"/>
      <style:map style:condition="value()&gt;=0" style:apply-style-name="N2194P0"/>
    </number:number-style>
    <number:percentage-style style:name="N2195P0" style:volatile="true">
      <number:number number:decimal-places="2" number:min-integer-digits="1"/>
      <number:text>%</number:text>
    </number:percentage-style>
    <number:number-style style:name="N2195">
      <number:text>(</number:text>
      <number:number number:decimal-places="2" number:min-integer-digits="1"/>
      <number:text>%)</number:text>
      <style:map style:condition="value()&gt;=0" style:apply-style-name="N2195P0"/>
    </number:number-style>
    <number:number-style style:name="N2196">
      <number:number number:decimal-places="0" number:min-integer-digits="1"/>
      <number:text>  WEEKS</number:text>
    </number:number-style>
    <number:number-style style:name="N2198P0" style:volatile="true">
      <number:text>NT$</number:text>
      <number:number number:decimal-places="2" number:min-integer-digits="1" number:grouping="true"/>
      <number:text> </number:text>
    </number:number-style>
    <number:number-style style:name="N2198">
      <number:text>(NT$</number:text>
      <number:number number:decimal-places="2" number:min-integer-digits="1" number:grouping="true"/>
      <number:text>)</number:text>
      <style:map style:condition="value()&gt;=0" style:apply-style-name="N2198P0"/>
    </number:number-style>
    <number:number-style style:name="N2201P0" style:volatile="true">
      <number:text> US$</number:text>
      <number:number number:decimal-places="2" number:min-integer-digits="1" number:grouping="true"/>
      <number:text> </number:text>
    </number:number-style>
    <number:number-style style:name="N2201P1" style:volatile="true">
      <number:text> US$-</number:text>
      <number:number number:decimal-places="2" number:min-integer-digits="1" number:grouping="true"/>
      <number:text> </number:text>
    </number:number-style>
    <number:number-style style:name="N2201">
      <number:text> US$-</number:text>
      <number:number number:decimal-places="0" number:min-integer-digits="0"/>
      <number:text> </number:text>
      <style:map style:condition="value()&gt;0" style:apply-style-name="N2201P0"/>
      <style:map style:condition="value()&lt;0" style:apply-style-name="N2201P1"/>
    </number:number-style>
    <number:number-style style:name="N2202">
      <number:number number:decimal-places="4" number:min-integer-digits="1"/>
      <number:text> </number:text>
    </number:number-style>
    <number:number-style style:name="N2203P0" style:volatile="true">
      <number:number number:decimal-places="4" number:min-integer-digits="1"/>
      <number:text> </number:text>
    </number:number-style>
    <number:number-style style:name="N2203">
      <number:text>(</number:text>
      <number:number number:decimal-places="4" number:min-integer-digits="1"/>
      <number:text>)</number:text>
      <style:map style:condition="value()&gt;=0" style:apply-style-name="N2203P0"/>
    </number:number-style>
    <number:number-style style:name="N2204">
      <number:text>US$</number:text>
      <number:number number:decimal-places="1" number:min-integer-digits="1" number:grouping="true"/>
    </number:number-style>
    <number:number-style style:name="N2205P0" style:volatile="true">
      <number:text>US$</number:text>
      <number:number number:decimal-places="1" number:min-integer-digits="1" number:grouping="true"/>
    </number:number-style>
    <number:number-style style:name="N2205">
      <number:text>-US$</number:text>
      <number:number number:decimal-places="1" number:min-integer-digits="1" number:grouping="true"/>
      <style:map style:condition="value()&gt;=0" style:apply-style-name="N2205P0"/>
    </number:number-style>
    <number:number-style style:name="N2206P0" style:volatile="true">
      <number:text>US$</number:text>
      <number:number number:decimal-places="2" number:min-integer-digits="1" number:grouping="true"/>
    </number:number-style>
    <number:number-style style:name="N2206">
      <number:text>US$</number:text>
      <number:number number:decimal-places="2" number:min-integer-digits="1" number:grouping="true"/>
      <style:map style:condition="value()&gt;=0" style:apply-style-name="N2206P0"/>
    </number:number-style>
    <number:number-style style:name="N2207P0" style:volatile="true">
      <number:number number:min-integer-digits="1"/>
      <number:text/>
    </number:number-style>
    <number:number-style style:name="N2207P1" style:volatile="true">
      <number:text>-</number:text>
      <number:number number:decimal-places="3" number:min-integer-digits="1" number:grouping="true"/>
      <number:text> </number:text>
    </number:number-style>
    <number:number-style style:name="N2207">
      <number:text> -</number:text>
      <number:number number:decimal-places="0" number:min-integer-digits="0"/>
      <number:text> </number:text>
      <style:map style:condition="value()&gt;0" style:apply-style-name="N2207P0"/>
      <style:map style:condition="value()&lt;0" style:apply-style-name="N2207P1"/>
    </number:number-style>
    <number:number-style style:name="N2209P0" style:volatile="true">
      <number:text>US$</number:text>
      <number:number number:decimal-places="2" number:min-integer-digits="1" number:grouping="true"/>
    </number:number-style>
    <number:number-style style:name="N2209P1" style:volatile="true">
      <number:text>US$-</number:text>
      <number:number number:decimal-places="2" number:min-integer-digits="1" number:grouping="true"/>
      <number:text> </number:text>
    </number:number-style>
    <number:number-style style:name="N2209">
      <number:text>US$-</number:text>
      <number:number number:decimal-places="0" number:min-integer-digits="0"/>
      <style:map style:condition="value()&gt;0" style:apply-style-name="N2209P0"/>
      <style:map style:condition="value()&lt;0" style:apply-style-name="N2209P1"/>
    </number:number-style>
    <number:number-style style:name="N2211P0" style:volatile="true">
      <number:number number:decimal-places="0" number:min-integer-digits="0"/>
    </number:number-style>
    <number:number-style style:name="N2211P1" style:volatile="true">
      <number:text>(</number:text>
      <number:number number:decimal-places="0" number:min-integer-digits="0"/>
      <number:text>:)</number:text>
    </number:number-style>
    <number:number-style style:name="N2211">
      <number:text>-</number:text>
      <number:number number:decimal-places="0" number:min-integer-digits="0"/>
      <style:map style:condition="value()&gt;0" style:apply-style-name="N2211P0"/>
      <style:map style:condition="value()&lt;0" style:apply-style-name="N2211P1"/>
    </number:number-style>
    <number:number-style style:name="N2213P0" style:volatile="true">
      <number:number number:decimal-places="0" number:min-integer-digits="0"/>
    </number:number-style>
    <number:number-style style:name="N2213P1" style:volatile="true">
      <number:text>(</number:text>
      <number:number number:decimal-places="0" number:min-integer-digits="0"/>
      <number:text>)</number:text>
    </number:number-style>
    <number:number-style style:name="N2213">
      <number:text>-</number:text>
      <number:number number:decimal-places="0" number:min-integer-digits="0"/>
      <style:map style:condition="value()&gt;0" style:apply-style-name="N2213P0"/>
      <style:map style:condition="value()&lt;0" style:apply-style-name="N2213P1"/>
    </number:number-style>
    <number:number-style style:name="N2214P0" style:volatile="true">
      <number:number number:decimal-places="0" number:min-integer-digits="0"/>
    </number:number-style>
    <number:number-style style:name="N2214">
      <number:text>(</number:text>
      <number:number number:decimal-places="0" number:min-integer-digits="0"/>
      <number:text>)</number:text>
      <style:map style:condition="value()&gt;=0" style:apply-style-name="N2214P0"/>
    </number:number-style>
    <number:number-style style:name="N2215P0" style:volatile="true">
      <number:number number:decimal-places="1" number:min-integer-digits="0"/>
    </number:number-style>
    <number:number-style style:name="N2215">
      <number:text>-</number:text>
      <number:number number:decimal-places="1" number:min-integer-digits="0"/>
      <style:map style:condition="value()&gt;=0" style:apply-style-name="N2215P0"/>
    </number:number-style>
    <number:currency-style style:name="N2216">
      <number:currency-symbol number:language="en" number:country="US">$</number:currency-symbol>
      <number:number number:decimal-places="6" number:min-integer-digits="1" number:grouping="true"/>
      <number:text>£$$)</number:text>
    </number:currency-style>
    <number:date-style style:name="N2217">
      <number:text>GE?</number:text>
      <number:month/>
      <number:text>?</number:text>
      <number:day/>
      <number:text>? </number:text>
      <number:hours number:style="long"/>
      <number:text>?</number:text>
      <number:minutes number:style="long"/>
      <number:text>?</number:text>
      <number:seconds number:style="long"/>
      <number:text>?</number:text>
    </number:date-style>
    <number:number-style style:name="N2219P0" style:volatile="true">
      <number:text>,</number:text>
      <number:number number:decimal-places="0" number:min-integer-digits="1"/>
    </number:number-style>
    <number:number-style style:name="N2219">
      <number:text>(,</number:text>
      <number:number number:decimal-places="0" number:min-integer-digits="1"/>
      <number:text>)</number:text>
      <style:map style:condition="value()&gt;=0" style:apply-style-name="N2219P0"/>
    </number:number-style>
    <number:number-style style:name="N2222P0" style:volatile="true">
      <number:text>,</number:text>
      <number:number number:decimal-places="0" number:min-integer-digits="1" number:grouping="true"/>
    </number:number-style>
    <number:number-style style:name="N2222P1" style:volatile="true">
      <number:text>(,</number:text>
      <number:number number:decimal-places="0" number:min-integer-digits="1" number:grouping="true"/>
      <number:text>)</number:text>
    </number:number-style>
    <number:number-style style:name="N2222">
      <number:text>-</number:text>
      <number:number number:decimal-places="0" number:min-integer-digits="0"/>
      <style:map style:condition="value()&gt;0" style:apply-style-name="N2222P0"/>
      <style:map style:condition="value()&lt;0" style:apply-style-name="N2222P1"/>
    </number:number-style>
    <number:number-style style:name="N2224P0" style:volatile="true">
      <number:text>,</number:text>
      <number:number number:decimal-places="0" number:min-integer-digits="1"/>
    </number:number-style>
    <number:number-style style:name="N2224P1" style:volatile="true">
      <number:text>(,</number:text>
      <number:number number:decimal-places="0" number:min-integer-digits="1"/>
      <number:text>)</number:text>
    </number:number-style>
    <number:number-style style:name="N2224">
      <number:text>-</number:text>
      <number:number number:decimal-places="0" number:min-integer-digits="0"/>
      <style:map style:condition="value()&gt;0" style:apply-style-name="N2224P0"/>
      <style:map style:condition="value()&lt;0" style:apply-style-name="N2224P1"/>
    </number:number-style>
    <number:number-style style:name="N2225">
      <number:text>,</number:text>
      <number:number number:decimal-places="0" number:min-integer-digits="0"/>
    </number:number-style>
    <number:number-style style:name="N2227P0" style:volatile="true">
      <number:text>,</number:text>
      <number:number number:decimal-places="0" number:min-integer-digits="0"/>
    </number:number-style>
    <number:number-style style:name="N2227P1" style:volatile="true">
      <number:text>(,</number:text>
      <number:number number:decimal-places="0" number:min-integer-digits="0"/>
      <number:text>)</number:text>
    </number:number-style>
    <number:number-style style:name="N2227">
      <number:text>-</number:text>
      <number:number number:decimal-places="0" number:min-integer-digits="0"/>
      <style:map style:condition="value()&gt;0" style:apply-style-name="N2227P0"/>
      <style:map style:condition="value()&lt;0" style:apply-style-name="N2227P1"/>
    </number:number-style>
    <number:number-style style:name="N2228P0" style:volatile="true">
      <number:number number:decimal-places="0" number:min-integer-digits="0" number:grouping="true"/>
    </number:number-style>
    <number:number-style style:name="N2228">
      <number:text>(</number:text>
      <number:number number:decimal-places="0" number:min-integer-digits="0" number:grouping="true"/>
      <number:text>)</number:text>
      <style:map style:condition="value()&gt;=0" style:apply-style-name="N2228P0"/>
    </number:number-style>
    <number:number-style style:name="N2229P0" style:volatile="true">
      <number:number number:decimal-places="0" number:min-integer-digits="0" number:grouping="true"/>
    </number:number-style>
    <number:number-style style:name="N2229">
      <number:text>(</number:text>
      <number:number number:decimal-places="0" number:min-integer-digits="0" number:grouping="true"/>
      <number:text>')</number:text>
      <style:map style:condition="value()&gt;=0" style:apply-style-name="N2229P0"/>
    </number:number-style>
    <number:number-style style:name="N2230P0" style:volatile="true">
      <number:number number:decimal-places="0" number:min-integer-digits="0"/>
    </number:number-style>
    <number:number-style style:name="N2230">
      <number:text>-</number:text>
      <number:number number:decimal-places="0" number:min-integer-digits="0"/>
      <style:map style:condition="value()&gt;=0" style:apply-style-name="N2230P0"/>
    </number:number-style>
    <number:number-style style:name="N2231P0" style:volatile="true">
      <number:number number:decimal-places="0" number:min-integer-digits="0"/>
    </number:number-style>
    <number:number-style style:name="N2231">
      <number:text>-(</number:text>
      <number:number number:decimal-places="0" number:min-integer-digits="0"/>
      <number:text>)</number:text>
      <style:map style:condition="value()&gt;=0" style:apply-style-name="N2231P0"/>
    </number:number-style>
    <number:number-style style:name="N2232P0" style:volatile="true">
      <number:number number:decimal-places="0" number:min-integer-digits="0"/>
    </number:number-style>
    <number:number-style style:name="N2232">
      <number:text>(</number:text>
      <number:number number:decimal-places="0" number:min-integer-digits="0"/>
      <number:text>),</number:text>
      <style:map style:condition="value()&gt;=0" style:apply-style-name="N2232P0"/>
    </number:number-style>
    <number:number-style style:name="N2233P0" style:volatile="true">
      <number:text>,</number:text>
      <number:number number:decimal-places="0" number:min-integer-digits="0"/>
    </number:number-style>
    <number:number-style style:name="N2233">
      <number:text>(,</number:text>
      <number:number number:decimal-places="0" number:min-integer-digits="0"/>
      <number:text>)</number:text>
      <style:map style:condition="value()&gt;=0" style:apply-style-name="N2233P0"/>
    </number:number-style>
    <number:number-style style:name="N2234P0" style:volatile="true">
      <number:number number:decimal-places="3" number:min-integer-digits="0" number:grouping="true"/>
    </number:number-style>
    <number:number-style style:name="N2234">
      <number:text>-</number:text>
      <number:number number:decimal-places="3" number:min-integer-digits="0" number:grouping="true"/>
      <style:map style:condition="value()&gt;=0" style:apply-style-name="N2234P0"/>
    </number:number-style>
    <number:number-style style:name="N2235P0" style:volatile="true">
      <number:number number:decimal-places="2" number:min-integer-digits="0"/>
    </number:number-style>
    <number:number-style style:name="N2235" number:title="User-defined">
      <number:text>-</number:text>
      <number:number number:decimal-places="2" number:min-integer-digits="0"/>
      <style:map style:condition="value()&gt;=0" style:apply-style-name="N2235P0"/>
    </number:number-style>
    <number:currency-style style:name="N2236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236" number:title="User-defined">
      <number:text>(</number:text>
      <number:currency-symbol number:language="en" number:country="US">$</number:currency-symbol>
      <number:number number:decimal-places="3" number:min-integer-digits="1" number:grouping="true"/>
      <number:text>)</number:text>
      <style:map style:condition="value()&gt;=0" style:apply-style-name="N2236P0"/>
    </number:currency-style>
    <number:number-style style:name="N2237">
      <number:number number:decimal-places="3" number:min-integer-digits="0"/>
    </number:number-style>
    <number:currency-style style:name="N2239P0" style:volatile="true">
      <number:currency-symbol number:language="nb" number:country="NO">kr</number:currency-symbol>
      <number:text> </number:text>
      <number:number number:decimal-places="2" number:min-integer-digits="1">
        <number:embedded-text number:position="3"> </number:embedded-text>
      </number:number>
    </number:currency-style>
    <number:currency-style style:name="N2239">
      <number:currency-symbol number:language="nb" number:country="NO">kr</number:currency-symbol>
      <number:text> -</number:text>
      <number:number number:decimal-places="2" number:min-integer-digits="1">
        <number:embedded-text number:position="3"> </number:embedded-text>
      </number:number>
      <style:map style:condition="value()&gt;=0" style:apply-style-name="N2239P0"/>
    </number:currency-style>
    <number:currency-style style:name="N2240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240" number:title="User-defined">
      <number:text>(</number:text>
      <number:currency-symbol number:language="en" number:country="US">$</number:currency-symbol>
      <number:number number:decimal-places="5" number:min-integer-digits="1" number:grouping="true"/>
      <number:text>)</number:text>
      <style:map style:condition="value()&gt;=0" style:apply-style-name="N2240P0"/>
    </number:currency-style>
    <number:currency-style style:name="N2241P0" style:volatile="true">
      <number:currency-symbol number:language="en" number:country="US">$</number:currency-symbol>
      <number:number number:decimal-places="8" number:min-integer-digits="1" number:grouping="true"/>
    </number:currency-style>
    <number:currency-style style:name="N2241" number:title="User-defined">
      <number:text>(</number:text>
      <number:currency-symbol number:language="en" number:country="US">$</number:currency-symbol>
      <number:number number:decimal-places="8" number:min-integer-digits="1" number:grouping="true"/>
      <number:text>)</number:text>
      <style:map style:condition="value()&gt;=0" style:apply-style-name="N2241P0"/>
    </number:currency-style>
    <number:currency-style style:name="N2242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2242" number:title="User-defined">
      <number:text>(</number:text>
      <number:currency-symbol number:language="en" number:country="US">$</number:currency-symbol>
      <number:number number:decimal-places="6" number:min-integer-digits="1" number:grouping="true"/>
      <number:text>)</number:text>
      <style:map style:condition="value()&gt;=0" style:apply-style-name="N2242P0"/>
    </number:currency-style>
    <number:currency-style style:name="N2244P0" style:volatile="true">
      <number:currency-symbol number:language="en" number:country="US">$</number:currency-symbol>
      <number:number number:decimal-places="10" number:min-integer-digits="1" number:grouping="true"/>
    </number:currency-style>
    <number:currency-style style:name="N2244" number:title="User-defined">
      <number:text>(</number:text>
      <number:currency-symbol number:language="en" number:country="US">$</number:currency-symbol>
      <number:number number:decimal-places="10" number:min-integer-digits="1" number:grouping="true"/>
      <number:text>)</number:text>
      <style:map style:condition="value()&gt;=0" style:apply-style-name="N2244P0"/>
    </number:currency-style>
    <number:number-style style:name="N2245" number:title="User-defined">
      <number:scientific-number number:decimal-places="3" number:min-integer-digits="1" number:min-exponent-digits="2"/>
    </number:number-style>
    <number:date-style style:name="N2246">
      <number:month number:style="long"/>
      <number:text>/</number:text>
      <number:day number:style="long"/>
      <number:text>/</number:text>
      <number:year/>
      <number:text> </number:text>
      <number:hours number:style="long"/>
      <number:text>:nn AM/PM</number:text>
    </number:date-style>
    <number:number-style style:name="N2247">
      <number:scientific-number number:decimal-places="1" number:min-integer-digits="1" number:min-exponent-digits="2"/>
    </number:number-style>
    <number:number-style style:name="N2248P0" style:volatile="true">
      <number:scientific-number number:decimal-places="1" number:min-integer-digits="1" number:min-exponent-digits="2"/>
    </number:number-style>
    <number:number-style style:name="N2248">
      <number:text>?</number:text>
      <style:map style:condition="value()&gt;=0" style:apply-style-name="N2248P0"/>
    </number:number-style>
    <number:number-style style:name="N2249P0" style:volatile="true">
      <number:scientific-number number:decimal-places="2" number:min-integer-digits="1" number:min-exponent-digits="2"/>
    </number:number-style>
    <number:number-style style:name="N2249">
      <number:text>?</number:text>
      <style:map style:condition="value()&gt;=0" style:apply-style-name="N2249P0"/>
    </number:number-style>
    <number:number-style style:name="N2250P0" style:volatile="true">
      <number:scientific-number number:decimal-places="3" number:min-integer-digits="1" number:min-exponent-digits="2"/>
    </number:number-style>
    <number:number-style style:name="N2250">
      <number:text>?</number:text>
      <style:map style:condition="value()&gt;=0" style:apply-style-name="N2250P0"/>
    </number:number-style>
    <number:number-style style:name="N2251">
      <number:scientific-number number:decimal-places="4" number:min-integer-digits="1" number:min-exponent-digits="2"/>
    </number:number-style>
    <number:number-style style:name="N2252P0" style:volatile="true">
      <number:scientific-number number:decimal-places="4" number:min-integer-digits="1" number:min-exponent-digits="2"/>
    </number:number-style>
    <number:number-style style:name="N2252">
      <number:text>?</number:text>
      <style:map style:condition="value()&gt;=0" style:apply-style-name="N2252P0"/>
    </number:number-style>
    <number:number-style style:name="N2253P0" style:volatile="true">
      <number:number number:min-integer-digits="1"/>
      <number:text/>
    </number:number-style>
    <number:number-style style:name="N2253">
      <number:text>?</number:text>
      <style:map style:condition="value()&gt;=0" style:apply-style-name="N2253P0"/>
    </number:number-style>
    <number:number-style style:name="N2254P0" style:volatile="true">
      <number:text>$</number:text>
      <number:number number:decimal-places="3" number:min-integer-digits="1" number:grouping="true"/>
    </number:number-style>
    <number:number-style style:name="N2254">
      <number:text>$</number:text>
      <number:number number:decimal-places="3" number:min-integer-digits="1" number:grouping="true"/>
      <style:map style:condition="value()&gt;=0" style:apply-style-name="N2254P0"/>
    </number:number-style>
    <number:percentage-style style:name="N2255P0" style:volatile="true">
      <number:number number:decimal-places="3" number:min-integer-digits="1"/>
      <number:text>%</number:text>
    </number:percentage-style>
    <number:number-style style:name="N2255">
      <number:text>(</number:text>
      <number:number number:decimal-places="1" number:min-integer-digits="1"/>
      <number:text>%)</number:text>
      <style:map style:condition="value()&gt;=0" style:apply-style-name="N2255P0"/>
    </number:number-style>
    <number:number-style style:name="N2256P0" style:volatile="true">
      <number:number number:decimal-places="4" number:min-integer-digits="1" number:grouping="true"/>
    </number:number-style>
    <number:number-style style:name="N2256">
      <number:text>(</number:text>
      <number:number number:decimal-places="4" number:min-integer-digits="1" number:grouping="true"/>
      <number:text>)</number:text>
      <style:map style:condition="value()&gt;=0" style:apply-style-name="N2256P0"/>
    </number:number-style>
    <number:number-style style:name="N2258P0" style:volatile="true">
      <number:number number:decimal-places="6" number:min-integer-digits="1" number:grouping="true"/>
    </number:number-style>
    <number:number-style style:name="N2258P1" style:volatile="true">
      <number:text>(</number:text>
      <number:number number:decimal-places="6" number:min-integer-digits="1" number:grouping="true"/>
      <number:text>)</number:text>
    </number:number-style>
    <number:number-style style:name="N2258">
      <number:text>-</number:text>
      <number:number number:decimal-places="0" number:min-integer-digits="0"/>
      <style:map style:condition="value()&gt;0" style:apply-style-name="N2258P0"/>
      <style:map style:condition="value()&lt;0" style:apply-style-name="N2258P1"/>
    </number:number-style>
    <number:date-style style:name="N225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AM/PM</number:text>
    </number:date-style>
    <number:number-style style:name="N2261P0" style:volatile="true">
      <number:text>L</number:text>
      <number:number number:decimal-places="0" number:min-integer-digits="1" number:grouping="true"/>
    </number:number-style>
    <number:number-style style:name="N2261">
      <number:text>(L</number:text>
      <number:number number:decimal-places="0" number:min-integer-digits="1" number:grouping="true"/>
      <number:text>)</number:text>
      <style:map style:condition="value()&gt;=0" style:apply-style-name="N2261P0"/>
    </number:number-style>
    <number:number-style style:name="N2263P0" style:volatile="true">
      <number:text>L</number:text>
      <number:number number:decimal-places="2" number:min-integer-digits="1" number:grouping="true"/>
    </number:number-style>
    <number:number-style style:name="N2263">
      <number:text>(L</number:text>
      <number:number number:decimal-places="2" number:min-integer-digits="1" number:grouping="true"/>
      <number:text>)</number:text>
      <style:map style:condition="value()&gt;=0" style:apply-style-name="N2263P0"/>
    </number:number-style>
    <number:number-style style:name="N2265P0" style:volatile="true">
      <number:text>L</number:text>
      <number:number number:decimal-places="0" number:min-integer-digits="1" number:grouping="true"/>
    </number:number-style>
    <number:number-style style:name="N2265P1" style:volatile="true">
      <number:text>L(</number:text>
      <number:number number:decimal-places="0" number:min-integer-digits="1" number:grouping="true"/>
      <number:text>)</number:text>
    </number:number-style>
    <number:number-style style:name="N2265">
      <number:text>L-</number:text>
      <style:map style:condition="value()&gt;0" style:apply-style-name="N2265P0"/>
      <style:map style:condition="value()&lt;0" style:apply-style-name="N2265P1"/>
    </number:number-style>
    <number:number-style style:name="N2267P0" style:volatile="true">
      <number:text>L</number:text>
      <number:number number:decimal-places="2" number:min-integer-digits="1" number:grouping="true"/>
    </number:number-style>
    <number:number-style style:name="N2267P1" style:volatile="true">
      <number:text>L(</number:text>
      <number:number number:decimal-places="2" number:min-integer-digits="1" number:grouping="true"/>
      <number:text>)</number:text>
    </number:number-style>
    <number:number-style style:name="N2267">
      <number:text>L-</number:text>
      <number:number number:decimal-places="0" number:min-integer-digits="0"/>
      <style:map style:condition="value()&gt;0" style:apply-style-name="N2267P0"/>
      <style:map style:condition="value()&lt;0" style:apply-style-name="N2267P1"/>
    </number:number-style>
    <number:number-style style:name="N2269P0" style:volatile="true">
      <number:text>R </number:text>
      <number:number number:decimal-places="0" number:min-integer-digits="1" number:grouping="true"/>
    </number:number-style>
    <number:number-style style:name="N2269">
      <number:text>R -</number:text>
      <number:number number:decimal-places="0" number:min-integer-digits="1" number:grouping="true"/>
      <style:map style:condition="value()&gt;=0" style:apply-style-name="N2269P0"/>
    </number:number-style>
    <number:number-style style:name="N2271P0" style:volatile="true">
      <number:text>R </number:text>
      <number:number number:decimal-places="2" number:min-integer-digits="1" number:grouping="true"/>
    </number:number-style>
    <number:number-style style:name="N2271">
      <number:text>R -</number:text>
      <number:number number:decimal-places="2" number:min-integer-digits="1" number:grouping="true"/>
      <style:map style:condition="value()&gt;=0" style:apply-style-name="N2271P0"/>
    </number:number-style>
    <number:number-style style:name="N2273P0" style:volatile="true">
      <number:text>R </number:text>
      <number:number number:decimal-places="0" number:min-integer-digits="1" number:grouping="true"/>
    </number:number-style>
    <number:number-style style:name="N2273P1" style:volatile="true">
      <number:text>R -</number:text>
      <number:number number:decimal-places="0" number:min-integer-digits="1" number:grouping="true"/>
    </number:number-style>
    <number:number-style style:name="N2273">
      <number:text>R -</number:text>
      <style:map style:condition="value()&gt;0" style:apply-style-name="N2273P0"/>
      <style:map style:condition="value()&lt;0" style:apply-style-name="N2273P1"/>
    </number:number-style>
    <number:number-style style:name="N2275P0" style:volatile="true">
      <number:text>R </number:text>
      <number:number number:decimal-places="2" number:min-integer-digits="1" number:grouping="true"/>
    </number:number-style>
    <number:number-style style:name="N2275P1" style:volatile="true">
      <number:text>R -</number:text>
      <number:number number:decimal-places="2" number:min-integer-digits="1" number:grouping="true"/>
    </number:number-style>
    <number:number-style style:name="N2275">
      <number:text>R -</number:text>
      <number:number number:decimal-places="0" number:min-integer-digits="0"/>
      <style:map style:condition="value()&gt;0" style:apply-style-name="N2275P0"/>
      <style:map style:condition="value()&lt;0" style:apply-style-name="N2275P1"/>
    </number:number-style>
    <number:number-style style:name="N2276P0" style:volatile="true">
      <number:number number:decimal-places="8" number:min-integer-digits="1" number:grouping="true"/>
    </number:number-style>
    <number:number-style style:name="N2276">
      <number:text>-</number:text>
      <number:number number:decimal-places="8" number:min-integer-digits="1" number:grouping="true"/>
      <style:map style:condition="value()&gt;=0" style:apply-style-name="N2276P0"/>
    </number:number-style>
    <number:number-style style:name="N2277P0" style:volatile="true">
      <number:number number:decimal-places="9" number:min-integer-digits="1" number:grouping="true"/>
    </number:number-style>
    <number:number-style style:name="N2277">
      <number:text>-</number:text>
      <number:number number:decimal-places="9" number:min-integer-digits="1" number:grouping="true"/>
      <style:map style:condition="value()&gt;=0" style:apply-style-name="N2277P0"/>
    </number:number-style>
    <number:number-style style:name="N2278P0" style:volatile="true">
      <number:number number:decimal-places="10" number:min-integer-digits="1" number:grouping="true"/>
    </number:number-style>
    <number:number-style style:name="N2278" number:title="User-defined">
      <number:text>-</number:text>
      <number:number number:decimal-places="10" number:min-integer-digits="1" number:grouping="true"/>
      <style:map style:condition="value()&gt;=0" style:apply-style-name="N2278P0"/>
    </number:number-style>
    <number:number-style style:name="N2279">
      <number:number number:decimal-places="11" number:min-integer-digits="1" number:grouping="true"/>
    </number:number-style>
    <number:number-style style:name="N2280P0" style:volatile="true">
      <number:number number:decimal-places="11" number:min-integer-digits="1" number:grouping="true"/>
    </number:number-style>
    <number:number-style style:name="N2280">
      <number:text>-</number:text>
      <number:number number:decimal-places="11" number:min-integer-digits="1" number:grouping="true"/>
      <style:map style:condition="value()&gt;=0" style:apply-style-name="N2280P0"/>
    </number:number-style>
    <number:number-style style:name="N2281P0" style:volatile="true">
      <number:number number:decimal-places="5" number:min-integer-digits="1" number:grouping="true"/>
    </number:number-style>
    <number:number-style style:name="N2281">
      <number:text>(</number:text>
      <number:number number:decimal-places="5" number:min-integer-digits="1" number:grouping="true"/>
      <number:text>)</number:text>
      <style:map style:condition="value()&gt;=0" style:apply-style-name="N2281P0"/>
    </number:number-style>
    <number:number-style style:name="N2282P0" style:volatile="true">
      <number:number number:decimal-places="6" number:min-integer-digits="1" number:grouping="true"/>
    </number:number-style>
    <number:number-style style:name="N2282">
      <number:text>(</number:text>
      <number:number number:decimal-places="6" number:min-integer-digits="1" number:grouping="true"/>
      <number:text>)</number:text>
      <style:map style:condition="value()&gt;=0" style:apply-style-name="N2282P0"/>
    </number:number-style>
    <number:number-style style:name="N2283P0" style:volatile="true">
      <number:number number:decimal-places="5" number:min-integer-digits="1"/>
    </number:number-style>
    <number:number-style style:name="N2283">
      <number:text>(</number:text>
      <number:number number:decimal-places="5" number:min-integer-digits="1"/>
      <number:text>)</number:text>
      <style:map style:condition="value()&gt;=0" style:apply-style-name="N2283P0"/>
    </number:number-style>
    <number:number-style style:name="N2284P0" style:volatile="true">
      <number:number number:decimal-places="6" number:min-integer-digits="1"/>
    </number:number-style>
    <number:number-style style:name="N2284">
      <number:text>(</number:text>
      <number:number number:decimal-places="6" number:min-integer-digits="1"/>
      <number:text>)</number:text>
      <style:map style:condition="value()&gt;=0" style:apply-style-name="N2284P0"/>
    </number:number-style>
    <number:number-style style:name="N2285P0" style:volatile="true">
      <number:number number:decimal-places="7" number:min-integer-digits="1"/>
    </number:number-style>
    <number:number-style style:name="N2285">
      <number:text>(</number:text>
      <number:number number:decimal-places="7" number:min-integer-digits="1"/>
      <number:text>)</number:text>
      <style:map style:condition="value()&gt;=0" style:apply-style-name="N2285P0"/>
    </number:number-style>
    <number:number-style style:name="N2286P0" style:volatile="true">
      <number:number number:decimal-places="8" number:min-integer-digits="1"/>
    </number:number-style>
    <number:number-style style:name="N2286">
      <number:text>(</number:text>
      <number:number number:decimal-places="8" number:min-integer-digits="1"/>
      <number:text>)</number:text>
      <style:map style:condition="value()&gt;=0" style:apply-style-name="N2286P0"/>
    </number:number-style>
    <number:number-style style:name="N2287P0" style:volatile="true">
      <number:number number:decimal-places="1" number:min-integer-digits="0" number:grouping="true"/>
    </number:number-style>
    <number:number-style style:name="N2287">
      <number:text>(</number:text>
      <number:number number:decimal-places="1" number:min-integer-digits="1" number:grouping="true"/>
      <number:text>)</number:text>
      <style:map style:condition="value()&gt;=0" style:apply-style-name="N2287P0"/>
    </number:number-style>
    <number:number-style style:name="N2288">
      <number:number number:decimal-places="0" number:min-integer-digits="1" number:grouping="true"/>
      <number:text>)</number:text>
    </number:number-style>
    <number:number-style style:name="N2289">
      <number:number number:decimal-places="0" number:min-integer-digits="1"/>
      <number:text>)</number:text>
    </number:number-style>
    <number:number-style style:name="N2290P0" style:volatile="true">
      <number:number number:decimal-places="1" number:min-integer-digits="1" number:grouping="true"/>
    </number:number-style>
    <number:number-style style:name="N2290">
      <number:text>(</number:text>
      <number:number number:decimal-places="2" number:min-integer-digits="1" number:grouping="true"/>
      <number:text>)</number:text>
      <style:map style:condition="value()&gt;=0" style:apply-style-name="N2290P0"/>
    </number:number-style>
    <number:number-style style:name="N2291P0" style:volatile="true">
      <number:number number:decimal-places="2" number:min-integer-digits="0" number:grouping="true"/>
    </number:number-style>
    <number:number-style style:name="N2291">
      <number:text>(</number:text>
      <number:number number:decimal-places="2" number:min-integer-digits="1" number:grouping="true"/>
      <number:text>)</number:text>
      <style:map style:condition="value()&gt;=0" style:apply-style-name="N2291P0"/>
    </number:number-style>
    <number:number-style style:name="N2292P0" style:volatile="true">
      <number:number number:decimal-places="3" number:min-integer-digits="0" number:grouping="true"/>
    </number:number-style>
    <number:number-style style:name="N2292">
      <number:text>(</number:text>
      <number:number number:decimal-places="3" number:min-integer-digits="1" number:grouping="true"/>
      <number:text>)</number:text>
      <style:map style:condition="value()&gt;=0" style:apply-style-name="N2292P0"/>
    </number:number-style>
    <number:number-style style:name="N2294P0" style:volatile="true">
      <number:number number:decimal-places="7" number:min-integer-digits="1" number:grouping="true"/>
    </number:number-style>
    <number:number-style style:name="N2294P1" style:volatile="true">
      <number:text>(</number:text>
      <number:number number:decimal-places="7" number:min-integer-digits="1" number:grouping="true"/>
      <number:text>)</number:text>
    </number:number-style>
    <number:number-style style:name="N2294">
      <number:text>-</number:text>
      <number:number number:decimal-places="0" number:min-integer-digits="0"/>
      <style:map style:condition="value()&gt;0" style:apply-style-name="N2294P0"/>
      <style:map style:condition="value()&lt;0" style:apply-style-name="N2294P1"/>
    </number:number-style>
    <number:number-style style:name="N2296P0" style:volatile="true">
      <number:number number:decimal-places="8" number:min-integer-digits="1" number:grouping="true"/>
    </number:number-style>
    <number:number-style style:name="N2296P1" style:volatile="true">
      <number:text>(</number:text>
      <number:number number:decimal-places="8" number:min-integer-digits="1" number:grouping="true"/>
      <number:text>)</number:text>
    </number:number-style>
    <number:number-style style:name="N2296">
      <number:text>-</number:text>
      <number:number number:decimal-places="0" number:min-integer-digits="0"/>
      <style:map style:condition="value()&gt;0" style:apply-style-name="N2296P0"/>
      <style:map style:condition="value()&lt;0" style:apply-style-name="N2296P1"/>
    </number:number-style>
    <number:number-style style:name="N2298P0" style:volatile="true">
      <number:number number:decimal-places="9" number:min-integer-digits="1" number:grouping="true"/>
    </number:number-style>
    <number:number-style style:name="N2298P1" style:volatile="true">
      <number:text>(</number:text>
      <number:number number:decimal-places="9" number:min-integer-digits="1" number:grouping="true"/>
      <number:text>)</number:text>
    </number:number-style>
    <number:number-style style:name="N2298">
      <number:text>-</number:text>
      <number:number number:decimal-places="0" number:min-integer-digits="0"/>
      <style:map style:condition="value()&gt;0" style:apply-style-name="N2298P0"/>
      <style:map style:condition="value()&lt;0" style:apply-style-name="N2298P1"/>
    </number:number-style>
    <number:number-style style:name="N2300P0" style:volatile="true">
      <number:number number:decimal-places="10" number:min-integer-digits="1" number:grouping="true"/>
    </number:number-style>
    <number:number-style style:name="N2300P1" style:volatile="true">
      <number:text>(</number:text>
      <number:number number:decimal-places="10" number:min-integer-digits="1" number:grouping="true"/>
      <number:text>)</number:text>
    </number:number-style>
    <number:number-style style:name="N2300">
      <number:text>-</number:text>
      <number:number number:decimal-places="0" number:min-integer-digits="0"/>
      <style:map style:condition="value()&gt;0" style:apply-style-name="N2300P0"/>
      <style:map style:condition="value()&lt;0" style:apply-style-name="N2300P1"/>
    </number:number-style>
    <number:number-style style:name="N2302P0" style:volatile="true">
      <number:number number:decimal-places="11" number:min-integer-digits="1" number:grouping="true"/>
    </number:number-style>
    <number:number-style style:name="N2302P1" style:volatile="true">
      <number:text>(</number:text>
      <number:number number:decimal-places="11" number:min-integer-digits="1" number:grouping="true"/>
      <number:text>)</number:text>
    </number:number-style>
    <number:number-style style:name="N2302">
      <number:text>-</number:text>
      <number:number number:decimal-places="0" number:min-integer-digits="0"/>
      <style:map style:condition="value()&gt;0" style:apply-style-name="N2302P0"/>
      <style:map style:condition="value()&lt;0" style:apply-style-name="N2302P1"/>
    </number:number-style>
    <number:number-style style:name="N2303">
      <number:number number:decimal-places="12" number:min-integer-digits="1" number:grouping="true"/>
    </number:number-style>
    <number:number-style style:name="N2305P0" style:volatile="true">
      <number:number number:decimal-places="12" number:min-integer-digits="1" number:grouping="true"/>
    </number:number-style>
    <number:number-style style:name="N2305P1" style:volatile="true">
      <number:text>(</number:text>
      <number:number number:decimal-places="12" number:min-integer-digits="1" number:grouping="true"/>
      <number:text>)</number:text>
    </number:number-style>
    <number:number-style style:name="N2305">
      <number:text>-</number:text>
      <number:number number:decimal-places="0" number:min-integer-digits="0"/>
      <style:map style:condition="value()&gt;0" style:apply-style-name="N2305P0"/>
      <style:map style:condition="value()&lt;0" style:apply-style-name="N2305P1"/>
    </number:number-style>
    <number:number-style style:name="N2306">
      <number:number number:decimal-places="13" number:min-integer-digits="1" number:grouping="true"/>
    </number:number-style>
    <number:number-style style:name="N2308P0" style:volatile="true">
      <number:number number:decimal-places="13" number:min-integer-digits="1" number:grouping="true"/>
    </number:number-style>
    <number:number-style style:name="N2308P1" style:volatile="true">
      <number:text>(</number:text>
      <number:number number:decimal-places="13" number:min-integer-digits="1" number:grouping="true"/>
      <number:text>)</number:text>
    </number:number-style>
    <number:number-style style:name="N2308">
      <number:text>-</number:text>
      <number:number number:decimal-places="0" number:min-integer-digits="0"/>
      <style:map style:condition="value()&gt;0" style:apply-style-name="N2308P0"/>
      <style:map style:condition="value()&lt;0" style:apply-style-name="N2308P1"/>
    </number:number-style>
    <number:number-style style:name="N2310P0" style:volatile="true">
      <number:number number:decimal-places="0" number:min-integer-digits="1"/>
      <number:text>%)</number:text>
    </number:number-style>
    <number:number-style style:name="N2310">
      <number:text>(</number:text>
      <number:number number:decimal-places="0" number:min-integer-digits="1"/>
      <number:text>%)</number:text>
      <style:map style:condition="value()&gt;=0" style:apply-style-name="N2310P0"/>
    </number:number-style>
    <number:number-style style:name="N2311P0" style:volatile="true">
      <number:number number:decimal-places="0" number:min-integer-digits="1"/>
      <number:text>%)</number:text>
    </number:number-style>
    <number:percentage-style style:name="N2311">
      <number:text>(</number:text>
      <number:number number:decimal-places="0" number:min-integer-digits="1"/>
      <number:text>%</number:text>
      <style:map style:condition="value()&gt;=0" style:apply-style-name="N2311P0"/>
    </number:percentage-style>
    <number:date-style style:name="N2312">
      <number:month number:textual="true"/>
      <number:text>. </number:text>
      <number:day/>
      <number:text> '</number:text>
      <number:year/>
      <number:text> at </number:text>
      <number:hours/>
      <number:text>:</number:text>
      <number:minutes number:style="long"/>
    </number:date-style>
    <number:number-style style:name="N2313">
      <number:number number:decimal-places="0" number:min-integer-digits="9">
        <number:embedded-text number:position="6">-</number:embedded-text>
      </number:number>
    </number:number-style>
    <number:number-style style:name="N2315P0" style:volatile="true">
      <number:number number:decimal-places="0" number:min-integer-digits="1" number:grouping="true"/>
      <number:text>£</number:text>
    </number:number-style>
    <number:number-style style:name="N2315">
      <number:text>(</number:text>
      <number:number number:decimal-places="0" number:min-integer-digits="1" number:grouping="true"/>
      <number:text>£)</number:text>
      <style:map style:condition="value()&gt;=0" style:apply-style-name="N2315P0"/>
    </number:number-style>
    <number:number-style style:name="N2317P0" style:volatile="true">
      <number:number number:decimal-places="2" number:min-integer-digits="1" number:grouping="true"/>
      <number:text>£</number:text>
    </number:number-style>
    <number:number-style style:name="N2317">
      <number:text>(</number:text>
      <number:number number:decimal-places="2" number:min-integer-digits="1" number:grouping="true"/>
      <number:text>£)</number:text>
      <style:map style:condition="value()&gt;=0" style:apply-style-name="N2317P0"/>
    </number:number-style>
    <number:number-style style:name="N2319P0" style:volatile="true">
      <number:number number:decimal-places="0" number:min-integer-digits="1" number:grouping="true"/>
      <number:text>£</number:text>
    </number:number-style>
    <number:number-style style:name="N2319P1" style:volatile="true">
      <number:text>(</number:text>
      <number:number number:decimal-places="0" number:min-integer-digits="1" number:grouping="true"/>
      <number:text>)£</number:text>
    </number:number-style>
    <number:number-style style:name="N2319">
      <number:text>-£</number:text>
      <style:map style:condition="value()&gt;0" style:apply-style-name="N2319P0"/>
      <style:map style:condition="value()&lt;0" style:apply-style-name="N2319P1"/>
    </number:number-style>
    <number:number-style style:name="N2321P0" style:volatile="true">
      <number:number number:decimal-places="2" number:min-integer-digits="1" number:grouping="true"/>
      <number:text>£</number:text>
    </number:number-style>
    <number:number-style style:name="N2321P1" style:volatile="true">
      <number:text>(</number:text>
      <number:number number:decimal-places="2" number:min-integer-digits="1" number:grouping="true"/>
      <number:text>)£</number:text>
    </number:number-style>
    <number:number-style style:name="N2321">
      <number:text>-</number:text>
      <number:number number:decimal-places="0" number:min-integer-digits="0"/>
      <number:text>£</number:text>
      <style:map style:condition="value()&gt;0" style:apply-style-name="N2321P0"/>
      <style:map style:condition="value()&lt;0" style:apply-style-name="N2321P1"/>
    </number:number-style>
    <number:number-style style:name="N2323P0" style:volatile="true">
      <number:number number:decimal-places="0" number:min-integer-digits="1" number:grouping="true"/>
      <number:text> F</number:text>
    </number:number-style>
    <number:number-style style:name="N2323P1" style:volatile="true">
      <number:text>-</number:text>
      <number:number number:decimal-places="0" number:min-integer-digits="1" number:grouping="true"/>
      <number:text> F</number:text>
    </number:number-style>
    <number:number-style style:name="N2323">
      <number:text>- F</number:text>
      <style:map style:condition="value()&gt;0" style:apply-style-name="N2323P0"/>
      <style:map style:condition="value()&lt;0" style:apply-style-name="N2323P1"/>
    </number:number-style>
    <number:number-style style:name="N2325P0" style:volatile="true">
      <number:number number:decimal-places="2" number:min-integer-digits="1" number:grouping="true"/>
      <number:text> F</number:text>
    </number:number-style>
    <number:number-style style:name="N2325P1" style:volatile="true">
      <number:text>-</number:text>
      <number:number number:decimal-places="2" number:min-integer-digits="1" number:grouping="true"/>
      <number:text> F</number:text>
    </number:number-style>
    <number:number-style style:name="N2325">
      <number:text>-</number:text>
      <number:number number:decimal-places="0" number:min-integer-digits="0"/>
      <number:text> F</number:text>
      <style:map style:condition="value()&gt;0" style:apply-style-name="N2325P0"/>
      <style:map style:condition="value()&lt;0" style:apply-style-name="N2325P1"/>
    </number:number-style>
    <number:date-style style:name="N2326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number-style style:name="N2327P0" style:volatile="true">
      <number:number number:decimal-places="0" number:min-integer-digits="1" number:grouping="true"/>
      <number:text> F</number:text>
    </number:number-style>
    <number:number-style style:name="N2327">
      <number:text>(</number:text>
      <number:number number:decimal-places="0" number:min-integer-digits="1" number:grouping="true"/>
      <number:text> F)</number:text>
      <style:map style:condition="value()&gt;=0" style:apply-style-name="N2327P0"/>
    </number:number-style>
    <number:number-style style:name="N2328P0" style:volatile="true">
      <number:number number:decimal-places="2" number:min-integer-digits="1" number:grouping="true"/>
      <number:text> F</number:text>
    </number:number-style>
    <number:number-style style:name="N2328">
      <number:text>(</number:text>
      <number:number number:decimal-places="2" number:min-integer-digits="1" number:grouping="true"/>
      <number:text> F)</number:text>
      <style:map style:condition="value()&gt;=0" style:apply-style-name="N2328P0"/>
    </number:number-style>
    <number:date-style style:name="N2329">
      <number:day/>
      <number:text>.</number:text>
      <number:month number:textual="true"/>
      <number:text>.</number:text>
      <number:year/>
    </number:date-style>
    <number:date-style style:name="N2330">
      <number:day/>
      <number:text>.</number:text>
      <number:month number:textual="true"/>
    </number:date-style>
    <number:date-style style:name="N2331">
      <number:month number:textual="true"/>
      <number:text>.</number:text>
      <number:year/>
    </number:date-style>
    <number:date-style style:name="N2332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number-style style:name="N2333">
      <number:number number:decimal-places="0" number:min-integer-digits="1"/>
      <number:text>  </number:text>
    </number:number-style>
    <number:number-style style:name="N2334">
      <number:number number:decimal-places="2" number:min-integer-digits="1"/>
      <number:text>  </number:text>
    </number:number-style>
    <number:number-style style:name="N2335">
      <number:number number:decimal-places="1" number:min-integer-digits="1"/>
      <number:text>  </number:text>
    </number:number-style>
    <number:number-style style:name="N2336">
      <number:number number:decimal-places="3" number:min-integer-digits="1"/>
      <number:text>  </number:text>
    </number:number-style>
    <number:number-style style:name="N2337">
      <number:number number:decimal-places="4" number:min-integer-digits="1"/>
      <number:text>  </number:text>
    </number:number-style>
    <number:number-style style:name="N2338">
      <number:number number:decimal-places="5" number:min-integer-digits="1"/>
      <number:text>  </number:text>
    </number:number-style>
    <number:percentage-style style:name="N2339P0" style:volatile="true">
      <number:number number:decimal-places="0" number:min-integer-digits="1"/>
      <number:text>%</number:text>
    </number:percentage-style>
    <number:time-style style:name="N2339" number:title="User-defined">
      <number:seconds/>
      <number:text>tandard</number:text>
      <style:map style:condition="value()&gt;0.65" style:apply-style-name="N2339P0"/>
    </number:time-style>
    <number:percentage-style style:name="N2340P0" style:volatile="true">
      <number:number number:decimal-places="0" number:min-integer-digits="1"/>
      <number:text>%</number:text>
    </number:percentage-style>
    <number:time-style style:name="N2340" number:title="User-defined">
      <number:seconds/>
      <number:text>tandard</number:text>
      <style:map style:condition="value()&lt;0.65" style:apply-style-name="N2340P0"/>
    </number:time-style>
    <number:percentage-style style:name="N2341P0" style:volatile="true">
      <number:number number:decimal-places="0" number:min-integer-digits="1"/>
      <number:text>%</number:text>
    </number:percentage-style>
    <number:percentage-style style:name="N2341" number:title="Margin65">
      <number:number number:decimal-places="0" number:min-integer-digits="1"/>
      <number:text>%</number:text>
      <style:map style:condition="value()&lt;0.65" style:apply-style-name="N2341P0"/>
    </number:percentage-style>
    <number:percentage-style style:name="N2342P0" style:volatile="true">
      <number:number number:decimal-places="0" number:min-integer-digits="1"/>
      <number:text>%</number:text>
    </number:percentage-style>
    <number:percentage-style style:name="N2342" number:title="Margin68">
      <number:number number:decimal-places="0" number:min-integer-digits="1"/>
      <number:text>%</number:text>
      <style:map style:condition="value()&lt;0.68" style:apply-style-name="N2342P0"/>
    </number:percentage-style>
    <number:percentage-style style:name="N2343P0" style:volatile="true">
      <number:number number:decimal-places="0" number:min-integer-digits="1"/>
      <number:text>%</number:text>
    </number:percentage-style>
    <number:percentage-style style:name="N2343" number:title="Margin72">
      <number:number number:decimal-places="0" number:min-integer-digits="1"/>
      <number:text>%</number:text>
      <style:map style:condition="value()&lt;0.72" style:apply-style-name="N2343P0"/>
    </number:percentage-style>
    <number:percentage-style style:name="N2344P0" style:volatile="true">
      <number:number number:decimal-places="0" number:min-integer-digits="1"/>
      <number:text>%</number:text>
    </number:percentage-style>
    <number:percentage-style style:name="N2344" number:title="Margin78">
      <number:number number:decimal-places="0" number:min-integer-digits="1"/>
      <number:text>%</number:text>
      <style:map style:condition="value()&lt;0.78" style:apply-style-name="N2344P0"/>
    </number:percentage-style>
    <number:percentage-style style:name="N2345P0" style:volatile="true">
      <number:number number:decimal-places="0" number:min-integer-digits="1"/>
      <number:text>%</number:text>
    </number:percentage-style>
    <number:percentage-style style:name="N2345" number:title="Margin70">
      <number:number number:decimal-places="0" number:min-integer-digits="1"/>
      <number:text>%</number:text>
      <style:map style:condition="value()&lt;0.7" style:apply-style-name="N2345P0"/>
    </number:percentage-style>
    <number:percentage-style style:name="N2346P0" style:volatile="true">
      <number:number number:decimal-places="0" number:min-integer-digits="1"/>
      <number:text>%</number:text>
    </number:percentage-style>
    <number:percentage-style style:name="N2346" number:title="Margin80">
      <number:number number:decimal-places="0" number:min-integer-digits="1"/>
      <number:text>%</number:text>
      <style:map style:condition="value()&lt;0.8" style:apply-style-name="N2346P0"/>
    </number:percentage-style>
    <number:percentage-style style:name="N2347P0" style:volatile="true">
      <number:number number:decimal-places="0" number:min-integer-digits="1"/>
      <number:text>%</number:text>
    </number:percentage-style>
    <number:percentage-style style:name="N2347" number:title="Margin74">
      <number:number number:decimal-places="0" number:min-integer-digits="1"/>
      <number:text>%</number:text>
      <style:map style:condition="value()&lt;0.74" style:apply-style-name="N2347P0"/>
    </number:percentage-style>
    <number:percentage-style style:name="N2348P0" style:volatile="true">
      <number:number number:decimal-places="0" number:min-integer-digits="1"/>
      <number:text>%</number:text>
    </number:percentage-style>
    <number:percentage-style style:name="N2348" number:title="Margin82">
      <number:number number:decimal-places="0" number:min-integer-digits="1"/>
      <number:text>%</number:text>
      <style:map style:condition="value()&lt;0.82" style:apply-style-name="N2348P0"/>
    </number:percentage-style>
    <number:percentage-style style:name="N2349P0" style:volatile="true">
      <number:number number:decimal-places="0" number:min-integer-digits="1"/>
      <number:text>%</number:text>
    </number:percentage-style>
    <number:percentage-style style:name="N2349" number:title="Margin55">
      <number:number number:decimal-places="0" number:min-integer-digits="1"/>
      <number:text>%</number:text>
      <style:map style:condition="value()&lt;0.55" style:apply-style-name="N2349P0"/>
    </number:percentage-style>
    <number:percentage-style style:name="N2350P0" style:volatile="true">
      <number:number number:decimal-places="0" number:min-integer-digits="1"/>
      <number:text>%</number:text>
    </number:percentage-style>
    <number:percentage-style style:name="N2350" number:title="Margin60">
      <number:number number:decimal-places="0" number:min-integer-digits="1"/>
      <number:text>%</number:text>
      <style:map style:condition="value()&lt;0.6" style:apply-style-name="N2350P0"/>
    </number:percentage-style>
    <number:currency-style style:name="N2351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2351" number:title="User-defined">
      <number:text>(</number:text>
      <number:currency-symbol number:language="en" number:country="US">$</number:currency-symbol>
      <number:number number:decimal-places="4" number:min-integer-digits="1" number:grouping="true"/>
      <number:text>)</number:text>
      <style:map style:condition="value()&gt;=0" style:apply-style-name="N2351P0"/>
    </number:currency-style>
    <number:currency-style style:name="N2352P0" style:volatile="true">
      <number:currency-symbol number:language="en" number:country="US">$</number:currency-symbol>
      <number:number number:decimal-places="10" number:min-integer-digits="1" number:grouping="true"/>
    </number:currency-style>
    <number:currency-style style:name="N2352">
      <number:text>-</number:text>
      <number:currency-symbol number:language="en" number:country="US">$</number:currency-symbol>
      <number:number number:decimal-places="10" number:min-integer-digits="1" number:grouping="true"/>
      <style:map style:condition="value()&gt;=0" style:apply-style-name="N2352P0"/>
    </number:currency-style>
    <number:currency-style style:name="N2354P0" style:volatile="true">
      <number:currency-symbol number:language="en" number:country="US">$</number:currency-symbol>
      <number:number number:decimal-places="11" number:min-integer-digits="1" number:grouping="true"/>
    </number:currency-style>
    <number:currency-style style:name="N2354">
      <number:text>-</number:text>
      <number:currency-symbol number:language="en" number:country="US">$</number:currency-symbol>
      <number:number number:decimal-places="11" number:min-integer-digits="1" number:grouping="true"/>
      <style:map style:condition="value()&gt;=0" style:apply-style-name="N2354P0"/>
    </number:currency-style>
    <number:currency-style style:name="N2355" number:title="User-defined">
      <number:currency-symbol/>
      <number:number number:decimal-places="0" number:min-integer-digits="1" number:grouping="true"/>
      <number:text>M</number:text>
    </number:currency-style>
    <number:currency-style style:name="N2356" number:title="User-defined">
      <number:currency-symbol/>
      <number:number number:decimal-places="0" number:min-integer-digits="1" number:grouping="true"/>
      <number:text>B</number:text>
    </number:currency-style>
    <number:currency-style style:name="N2357P0" style:volatile="true">
      <number:currency-symbol/>
      <number:number number:decimal-places="1" number:min-integer-digits="1" number:grouping="true"/>
    </number:currency-style>
    <number:currency-style style:name="N2357">
      <number:text>(</number:text>
      <number:currency-symbol/>
      <number:number number:decimal-places="1" number:min-integer-digits="1" number:grouping="true"/>
      <number:text>)</number:text>
      <style:map style:condition="value()&gt;=0" style:apply-style-name="N2357P0"/>
    </number:currency-style>
    <number:currency-style style:name="N2358" number:title="User-defined">
      <number:currency-symbol/>
      <number:number number:decimal-places="1" number:min-integer-digits="1" number:grouping="true"/>
      <number:text>B</number:text>
    </number:currency-style>
    <number:percentage-style style:name="N2359P0" style:volatile="true">
      <number:number number:decimal-places="0" number:min-integer-digits="1"/>
      <number:text>%</number:text>
    </number:percentage-style>
    <number:percentage-style style:name="N2359">
      <number:number number:decimal-places="0" number:min-integer-digits="1"/>
      <number:text>%</number:text>
      <style:map style:condition="value()&lt;0.5" style:apply-style-name="N2359P0"/>
    </number:percentage-style>
    <number:percentage-style style:name="N2360P0" style:volatile="true">
      <number:number number:decimal-places="0" number:min-integer-digits="1"/>
      <number:text>%</number:text>
    </number:percentage-style>
    <number:percentage-style style:name="N2360">
      <number:number number:decimal-places="0" number:min-integer-digits="1"/>
      <number:text>%</number:text>
      <style:map style:condition="value()&lt;0.67" style:apply-style-name="N2360P0"/>
    </number:percentage-style>
    <number:percentage-style style:name="N2361P0" style:volatile="true">
      <number:number number:decimal-places="0" number:min-integer-digits="1"/>
      <number:text>%</number:text>
    </number:percentage-style>
    <number:percentage-style style:name="N2361">
      <number:number number:decimal-places="0" number:min-integer-digits="1"/>
      <number:text>%</number:text>
      <style:map style:condition="value()&lt;0.57" style:apply-style-name="N2361P0"/>
    </number:percentage-style>
    <number:percentage-style style:name="N2362P0" style:volatile="true">
      <number:number number:decimal-places="0" number:min-integer-digits="1"/>
      <number:text>%</number:text>
    </number:percentage-style>
    <number:percentage-style style:name="N2362">
      <number:number number:decimal-places="0" number:min-integer-digits="1"/>
      <number:text>%</number:text>
      <style:map style:condition="value()&lt;0.71" style:apply-style-name="N2362P0"/>
    </number:percentage-style>
    <number:percentage-style style:name="N2363P0" style:volatile="true">
      <number:number number:decimal-places="0" number:min-integer-digits="1"/>
      <number:text>%</number:text>
    </number:percentage-style>
    <number:percentage-style style:name="N2363">
      <number:number number:decimal-places="0" number:min-integer-digits="1"/>
      <number:text>%</number:text>
      <style:map style:condition="value()&lt;0.69" style:apply-style-name="N2363P0"/>
    </number:percentage-style>
    <number:percentage-style style:name="N2364P0" style:volatile="true">
      <number:number number:decimal-places="0" number:min-integer-digits="1"/>
      <number:text>%</number:text>
    </number:percentage-style>
    <number:percentage-style style:name="N2364">
      <number:number number:decimal-places="0" number:min-integer-digits="1"/>
      <number:text>%</number:text>
      <style:map style:condition="value()&lt;0.54" style:apply-style-name="N2364P0"/>
    </number:percentage-style>
    <number:percentage-style style:name="N2365P0" style:volatile="true">
      <number:number number:decimal-places="0" number:min-integer-digits="1"/>
      <number:text>%</number:text>
    </number:percentage-style>
    <number:percentage-style style:name="N2365">
      <number:number number:decimal-places="0" number:min-integer-digits="1"/>
      <number:text>%</number:text>
      <style:map style:condition="value()&lt;0.63" style:apply-style-name="N2365P0"/>
    </number:percentage-style>
    <number:percentage-style style:name="N2366P0" style:volatile="true">
      <number:number number:decimal-places="0" number:min-integer-digits="1"/>
      <number:text>%</number:text>
    </number:percentage-style>
    <number:percentage-style style:name="N2366">
      <number:number number:decimal-places="0" number:min-integer-digits="1"/>
      <number:text>%</number:text>
      <style:map style:condition="value()&lt;0.53" style:apply-style-name="N2366P0"/>
    </number:percentage-style>
    <number:percentage-style style:name="N2367P0" style:volatile="true">
      <number:number number:decimal-places="0" number:min-integer-digits="1"/>
      <number:text>%</number:text>
    </number:percentage-style>
    <number:percentage-style style:name="N2367">
      <number:number number:decimal-places="0" number:min-integer-digits="1"/>
      <number:text>%</number:text>
      <style:map style:condition="value()&lt;0.44" style:apply-style-name="N2367P0"/>
    </number:percentage-style>
    <number:percentage-style style:name="N2368P0" style:volatile="true">
      <number:number number:decimal-places="0" number:min-integer-digits="1"/>
      <number:text>%</number:text>
    </number:percentage-style>
    <number:percentage-style style:name="N2368">
      <number:number number:decimal-places="0" number:min-integer-digits="1"/>
      <number:text>%</number:text>
      <style:map style:condition="value()&lt;0.715" style:apply-style-name="N2368P0"/>
    </number:percentage-style>
    <number:percentage-style style:name="N2369P0" style:volatile="true">
      <number:number number:decimal-places="0" number:min-integer-digits="1"/>
      <number:text>%</number:text>
    </number:percentage-style>
    <number:percentage-style style:name="N2369">
      <number:number number:decimal-places="0" number:min-integer-digits="1"/>
      <number:text>%</number:text>
      <style:map style:condition="value()&lt;0.695" style:apply-style-name="N2369P0"/>
    </number:percentage-style>
    <number:percentage-style style:name="N2370P0" style:volatile="true">
      <number:number number:decimal-places="0" number:min-integer-digits="1"/>
      <number:text>%</number:text>
    </number:percentage-style>
    <number:percentage-style style:name="N2370">
      <number:number number:decimal-places="0" number:min-integer-digits="1"/>
      <number:text>%</number:text>
      <style:map style:condition="value()&lt;0.535" style:apply-style-name="N2370P0"/>
    </number:percentage-style>
    <number:percentage-style style:name="N2371P0" style:volatile="true">
      <number:number number:decimal-places="0" number:min-integer-digits="1"/>
      <number:text>%</number:text>
    </number:percentage-style>
    <number:percentage-style style:name="N2371">
      <number:number number:decimal-places="0" number:min-integer-digits="1"/>
      <number:text>%</number:text>
      <style:map style:condition="value()&lt;0.445" style:apply-style-name="N2371P0"/>
    </number:percentage-style>
    <number:number-style style:name="N2373P0" style:volatile="true">
      <number:number number:decimal-places="4" number:min-integer-digits="1" number:grouping="true"/>
      <number:text> </number:text>
    </number:number-style>
    <number:number-style style:name="N2373P1" style:volatile="true">
      <number:text>-</number:text>
      <number:number number:decimal-places="4" number:min-integer-digits="1" number:grouping="true"/>
      <number:text> </number:text>
    </number:number-style>
    <number:number-style style:name="N2373">
      <number:text>-</number:text>
      <number:number number:decimal-places="0" number:min-integer-digits="0"/>
      <number:text> </number:text>
      <style:map style:condition="value()&gt;0" style:apply-style-name="N2373P0"/>
      <style:map style:condition="value()&lt;0" style:apply-style-name="N2373P1"/>
    </number:number-style>
    <number:number-style style:name="N2375P0" style:volatile="true">
      <number:number number:decimal-places="5" number:min-integer-digits="1" number:grouping="true"/>
      <number:text> </number:text>
    </number:number-style>
    <number:number-style style:name="N2375P1" style:volatile="true">
      <number:text>-</number:text>
      <number:number number:decimal-places="5" number:min-integer-digits="1" number:grouping="true"/>
      <number:text> </number:text>
    </number:number-style>
    <number:number-style style:name="N2375">
      <number:text>-</number:text>
      <number:number number:decimal-places="0" number:min-integer-digits="0"/>
      <number:text> </number:text>
      <style:map style:condition="value()&gt;0" style:apply-style-name="N2375P0"/>
      <style:map style:condition="value()&lt;0" style:apply-style-name="N2375P1"/>
    </number:number-style>
    <number:number-style style:name="N2376P0" style:volatile="true">
      <number:number number:decimal-places="0" number:min-integer-digits="1" number:grouping="true"/>
    </number:number-style>
    <number:number-style style:name="N2376">
      <number:text>-</number:text>
      <number:number number:decimal-places="0" number:min-integer-digits="1" number:grouping="true"/>
      <number:text> </number:text>
      <style:map style:condition="value()&gt;=0" style:apply-style-name="N2376P0"/>
    </number:number-style>
    <number:date-style style:name="N2377">
      <number:month number:style="long"/>
      <number:text>? </number:text>
      <number:day number:style="long"/>
      <number:text>?</number:text>
    </number:date-style>
    <number:number-style style:name="N2378P0" style:volatile="true">
      <number:number number:decimal-places="10" number:min-integer-digits="1"/>
    </number:number-style>
    <number:number-style style:name="N2378">
      <number:text>(</number:text>
      <number:number number:decimal-places="10" number:min-integer-digits="1"/>
      <number:text>)</number:text>
      <style:map style:condition="value()&gt;=0" style:apply-style-name="N2378P0"/>
    </number:number-style>
    <number:number-style style:name="N2379P0" style:volatile="true">
      <number:number number:decimal-places="11" number:min-integer-digits="1"/>
    </number:number-style>
    <number:number-style style:name="N2379">
      <number:text>(</number:text>
      <number:number number:decimal-places="11" number:min-integer-digits="1"/>
      <number:text>)</number:text>
      <style:map style:condition="value()&gt;=0" style:apply-style-name="N2379P0"/>
    </number:number-style>
    <number:number-style style:name="N2380P0" style:volatile="true">
      <number:number number:decimal-places="12" number:min-integer-digits="1"/>
    </number:number-style>
    <number:number-style style:name="N2380">
      <number:text>(</number:text>
      <number:number number:decimal-places="12" number:min-integer-digits="1"/>
      <number:text>)</number:text>
      <style:map style:condition="value()&gt;=0" style:apply-style-name="N2380P0"/>
    </number:number-style>
    <number:number-style style:name="N2381P0" style:volatile="true">
      <number:number number:decimal-places="9" number:min-integer-digits="1"/>
    </number:number-style>
    <number:number-style style:name="N2381">
      <number:text>(</number:text>
      <number:number number:decimal-places="9" number:min-integer-digits="1"/>
      <number:text>)</number:text>
      <style:map style:condition="value()&gt;=0" style:apply-style-name="N2381P0"/>
    </number:number-style>
    <number:number-style style:name="N2382">
      <number:number number:decimal-places="0" number:min-integer-digits="6">
        <number:embedded-text number:position="3">-</number:embedded-text>
      </number:number>
    </number:number-style>
    <number:number-style style:name="N2383P0" style:volatile="true">
      <number:number number:decimal-places="6" number:min-integer-digits="1"/>
    </number:number-style>
    <number:number-style style:name="N2383">
      <number:text>-</number:text>
      <number:number number:decimal-places="6" number:min-integer-digits="1"/>
      <style:map style:condition="value()&gt;=0" style:apply-style-name="N2383P0"/>
    </number:number-style>
    <number:time-style style:name="N2384">
      <number:hours/>
      <number:text>.</number:text>
      <number:minutes number:style="long"/>
      <number:text> </number:text>
      <number:am-pm/>
    </number:time-style>
    <number:time-style style:name="N2385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2386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2388P0" style:volatile="true">
      <number:number number:decimal-places="2" number:min-integer-digits="1" number:grouping="true"/>
      <number:text>.</number:text>
    </number:number-style>
    <number:number-style style:name="N2388">
      <number:text>-</number:text>
      <number:number number:decimal-places="2" number:min-integer-digits="1" number:grouping="true"/>
      <number:text>.</number:text>
      <style:map style:condition="value()&gt;=0" style:apply-style-name="N2388P0"/>
    </number:number-style>
    <number:time-style style:name="N2389">
      <number:minutes number:style="long"/>
      <number:text>.</number:text>
      <number:seconds number:style="long"/>
    </number:time-style>
    <number:time-style style:name="N2390">
      <number:minutes number:style="long"/>
      <number:text>.</number:text>
      <number:seconds number:style="long" number:decimal-places="1"/>
    </number:time-style>
    <number:number-style style:name="N2391P0" style:volatile="true">
      <number:text>NT$</number:text>
      <number:number number:decimal-places="0" number:min-integer-digits="1" number:grouping="true"/>
    </number:number-style>
    <number:number-style style:name="N2391">
      <number:text>-NT$</number:text>
      <number:number number:decimal-places="0" number:min-integer-digits="1" number:grouping="true"/>
      <style:map style:condition="value()&gt;=0" style:apply-style-name="N2391P0"/>
    </number:number-style>
    <number:number-style style:name="N2392P0" style:volatile="true">
      <number:text>NT$</number:text>
      <number:number number:decimal-places="2" number:min-integer-digits="1" number:grouping="true"/>
    </number:number-style>
    <number:number-style style:name="N2392">
      <number:text>-NT$</number:text>
      <number:number number:decimal-places="2" number:min-integer-digits="1" number:grouping="true"/>
      <style:map style:condition="value()&gt;=0" style:apply-style-name="N2392P0"/>
    </number:number-style>
    <number:number-style style:name="N2394P0" style:volatile="true">
      <number:text>NT$</number:text>
      <number:number number:decimal-places="0" number:min-integer-digits="1" number:grouping="true"/>
    </number:number-style>
    <number:number-style style:name="N2394P1" style:volatile="true">
      <number:text>-NT$</number:text>
      <number:number number:decimal-places="0" number:min-integer-digits="1" number:grouping="true"/>
    </number:number-style>
    <number:number-style style:name="N2394">
      <number:text>NT$-</number:text>
      <style:map style:condition="value()&gt;0" style:apply-style-name="N2394P0"/>
      <style:map style:condition="value()&lt;0" style:apply-style-name="N2394P1"/>
    </number:number-style>
    <number:number-style style:name="N2396P0" style:volatile="true">
      <number:text>NT$</number:text>
      <number:number number:decimal-places="2" number:min-integer-digits="1" number:grouping="true"/>
    </number:number-style>
    <number:number-style style:name="N2396P1" style:volatile="true">
      <number:text>-NT$</number:text>
      <number:number number:decimal-places="2" number:min-integer-digits="1" number:grouping="true"/>
    </number:number-style>
    <number:number-style style:name="N2396">
      <number:text>NT$-</number:text>
      <number:number number:decimal-places="0" number:min-integer-digits="0"/>
      <style:map style:condition="value()&gt;0" style:apply-style-name="N2396P0"/>
      <style:map style:condition="value()&lt;0" style:apply-style-name="N2396P1"/>
    </number:number-style>
    <number:number-style style:name="N2398P0" style:volatile="true">
      <number:number number:decimal-places="0" number:min-integer-digits="1" number:grouping="true"/>
      <number:text>$</number:text>
    </number:number-style>
    <number:number-style style:name="N2398">
      <number:text>(</number:text>
      <number:number number:decimal-places="0" number:min-integer-digits="1" number:grouping="true"/>
      <number:text>$)</number:text>
      <style:map style:condition="value()&gt;=0" style:apply-style-name="N2398P0"/>
    </number:number-style>
    <number:number-style style:name="N2400P0" style:volatile="true">
      <number:number number:decimal-places="2" number:min-integer-digits="1" number:grouping="true"/>
      <number:text>$</number:text>
    </number:number-style>
    <number:number-style style:name="N2400">
      <number:text>(</number:text>
      <number:number number:decimal-places="2" number:min-integer-digits="1" number:grouping="true"/>
      <number:text>$)</number:text>
      <style:map style:condition="value()&gt;=0" style:apply-style-name="N2400P0"/>
    </number:number-style>
    <number:number-style style:name="N2402P0" style:volatile="true">
      <number:number number:decimal-places="0" number:min-integer-digits="1" number:grouping="true"/>
      <number:text>$</number:text>
    </number:number-style>
    <number:number-style style:name="N2402P1" style:volatile="true">
      <number:text>(</number:text>
      <number:number number:decimal-places="0" number:min-integer-digits="1" number:grouping="true"/>
      <number:text>)$</number:text>
    </number:number-style>
    <number:number-style style:name="N2402">
      <number:text>-$</number:text>
      <style:map style:condition="value()&gt;0" style:apply-style-name="N2402P0"/>
      <style:map style:condition="value()&lt;0" style:apply-style-name="N2402P1"/>
    </number:number-style>
    <number:number-style style:name="N2404P0" style:volatile="true">
      <number:number number:decimal-places="2" number:min-integer-digits="1" number:grouping="true"/>
      <number:text>$</number:text>
    </number:number-style>
    <number:number-style style:name="N2404P1" style:volatile="true">
      <number:text>(</number:text>
      <number:number number:decimal-places="2" number:min-integer-digits="1" number:grouping="true"/>
      <number:text>)$</number:text>
    </number:number-style>
    <number:number-style style:name="N2404">
      <number:text>-</number:text>
      <number:number number:decimal-places="0" number:min-integer-digits="0"/>
      <number:text>$</number:text>
      <style:map style:condition="value()&gt;0" style:apply-style-name="N2404P0"/>
      <style:map style:condition="value()&lt;0" style:apply-style-name="N2404P1"/>
    </number:number-style>
    <number:number-style style:name="N2406P0" style:volatile="true">
      <number:text>R$ </number:text>
      <number:number number:decimal-places="0" number:min-integer-digits="1" number:grouping="true"/>
    </number:number-style>
    <number:number-style style:name="N2406">
      <number:text>(R$ </number:text>
      <number:number number:decimal-places="0" number:min-integer-digits="1" number:grouping="true"/>
      <number:text>)</number:text>
      <style:map style:condition="value()&gt;=0" style:apply-style-name="N2406P0"/>
    </number:number-style>
    <number:number-style style:name="N2407P0" style:volatile="true">
      <number:text>R$ </number:text>
      <number:number number:decimal-places="2" number:min-integer-digits="1" number:grouping="true"/>
    </number:number-style>
    <number:number-style style:name="N2407">
      <number:text>(R$ </number:text>
      <number:number number:decimal-places="2" number:min-integer-digits="1" number:grouping="true"/>
      <number:text>)</number:text>
      <style:map style:condition="value()&gt;=0" style:apply-style-name="N2407P0"/>
    </number:number-style>
    <number:number-style style:name="N2409P0" style:volatile="true">
      <number:text>R$ </number:text>
      <number:number number:decimal-places="0" number:min-integer-digits="1" number:grouping="true"/>
    </number:number-style>
    <number:number-style style:name="N2409P1" style:volatile="true">
      <number:text>R$ (</number:text>
      <number:number number:decimal-places="0" number:min-integer-digits="1" number:grouping="true"/>
      <number:text>)</number:text>
    </number:number-style>
    <number:number-style style:name="N2409">
      <number:text>R$ -</number:text>
      <style:map style:condition="value()&gt;0" style:apply-style-name="N2409P0"/>
      <style:map style:condition="value()&lt;0" style:apply-style-name="N2409P1"/>
    </number:number-style>
    <number:number-style style:name="N2411P0" style:volatile="true">
      <number:text>R$ </number:text>
      <number:number number:decimal-places="2" number:min-integer-digits="1" number:grouping="true"/>
    </number:number-style>
    <number:number-style style:name="N2411P1" style:volatile="true">
      <number:text>R$ (</number:text>
      <number:number number:decimal-places="2" number:min-integer-digits="1" number:grouping="true"/>
      <number:text>)</number:text>
    </number:number-style>
    <number:number-style style:name="N2411">
      <number:text>R$ -</number:text>
      <number:number number:decimal-places="0" number:min-integer-digits="0"/>
      <style:map style:condition="value()&gt;0" style:apply-style-name="N2411P0"/>
      <style:map style:condition="value()&lt;0" style:apply-style-name="N2411P1"/>
    </number:number-style>
    <number:number-style style:name="N2413P0" style:volatile="true">
      <number:number number:decimal-places="0" number:min-integer-digits="1" number:grouping="true"/>
      <number:text>R$</number:text>
    </number:number-style>
    <number:number-style style:name="N2413">
      <number:text>(</number:text>
      <number:number number:decimal-places="0" number:min-integer-digits="1" number:grouping="true"/>
      <number:text>R$)</number:text>
      <style:map style:condition="value()&gt;=0" style:apply-style-name="N2413P0"/>
    </number:number-style>
    <number:number-style style:name="N2415P0" style:volatile="true">
      <number:number number:decimal-places="2" number:min-integer-digits="1" number:grouping="true"/>
      <number:text>R$</number:text>
    </number:number-style>
    <number:number-style style:name="N2415">
      <number:text>(</number:text>
      <number:number number:decimal-places="2" number:min-integer-digits="1" number:grouping="true"/>
      <number:text>R$)</number:text>
      <style:map style:condition="value()&gt;=0" style:apply-style-name="N2415P0"/>
    </number:number-style>
    <number:number-style style:name="N2417P0" style:volatile="true">
      <number:number number:decimal-places="0" number:min-integer-digits="1" number:grouping="true"/>
      <number:text>R$</number:text>
    </number:number-style>
    <number:number-style style:name="N2417P1" style:volatile="true">
      <number:text>(</number:text>
      <number:number number:decimal-places="0" number:min-integer-digits="1" number:grouping="true"/>
      <number:text>)R$</number:text>
    </number:number-style>
    <number:number-style style:name="N2417">
      <number:text>-R$</number:text>
      <style:map style:condition="value()&gt;0" style:apply-style-name="N2417P0"/>
      <style:map style:condition="value()&lt;0" style:apply-style-name="N2417P1"/>
    </number:number-style>
    <number:number-style style:name="N2419P0" style:volatile="true">
      <number:number number:decimal-places="2" number:min-integer-digits="1" number:grouping="true"/>
      <number:text>R$</number:text>
    </number:number-style>
    <number:number-style style:name="N2419P1" style:volatile="true">
      <number:text>(</number:text>
      <number:number number:decimal-places="2" number:min-integer-digits="1" number:grouping="true"/>
      <number:text>)R$</number:text>
    </number:number-style>
    <number:number-style style:name="N2419">
      <number:text>-</number:text>
      <number:number number:decimal-places="0" number:min-integer-digits="0"/>
      <number:text>R$</number:text>
      <style:map style:condition="value()&gt;0" style:apply-style-name="N2419P0"/>
      <style:map style:condition="value()&lt;0" style:apply-style-name="N2419P1"/>
    </number:number-style>
    <number:number-style style:name="N2421P0" style:volatile="true">
      <number:text>$ </number:text>
      <number:number number:decimal-places="0" number:min-integer-digits="1" number:grouping="true"/>
    </number:number-style>
    <number:number-style style:name="N2421">
      <number:text>($ </number:text>
      <number:number number:decimal-places="0" number:min-integer-digits="1" number:grouping="true"/>
      <number:text>)</number:text>
      <style:map style:condition="value()&gt;=0" style:apply-style-name="N2421P0"/>
    </number:number-style>
    <number:number-style style:name="N2422">
      <number:text>$ </number:text>
      <number:number number:decimal-places="2" number:min-integer-digits="1" number:grouping="true"/>
    </number:number-style>
    <number:number-style style:name="N2423P0" style:volatile="true">
      <number:text>$ </number:text>
      <number:number number:decimal-places="2" number:min-integer-digits="1" number:grouping="true"/>
    </number:number-style>
    <number:number-style style:name="N2423">
      <number:text>($ </number:text>
      <number:number number:decimal-places="2" number:min-integer-digits="1" number:grouping="true"/>
      <number:text>)</number:text>
      <style:map style:condition="value()&gt;=0" style:apply-style-name="N2423P0"/>
    </number:number-style>
    <number:number-style style:name="N2425P0" style:volatile="true">
      <number:text>$ </number:text>
      <number:number number:decimal-places="0" number:min-integer-digits="1" number:grouping="true"/>
    </number:number-style>
    <number:number-style style:name="N2425P1" style:volatile="true">
      <number:text>$ (</number:text>
      <number:number number:decimal-places="0" number:min-integer-digits="1" number:grouping="true"/>
      <number:text>)</number:text>
    </number:number-style>
    <number:number-style style:name="N2425">
      <number:text>$ -</number:text>
      <style:map style:condition="value()&gt;0" style:apply-style-name="N2425P0"/>
      <style:map style:condition="value()&lt;0" style:apply-style-name="N2425P1"/>
    </number:number-style>
    <number:number-style style:name="N2427P0" style:volatile="true">
      <number:text>$ </number:text>
      <number:number number:decimal-places="2" number:min-integer-digits="1" number:grouping="true"/>
    </number:number-style>
    <number:number-style style:name="N2427P1" style:volatile="true">
      <number:text>$ (</number:text>
      <number:number number:decimal-places="2" number:min-integer-digits="1" number:grouping="true"/>
      <number:text>)</number:text>
    </number:number-style>
    <number:number-style style:name="N2427">
      <number:text>$ -</number:text>
      <number:number number:decimal-places="0" number:min-integer-digits="0"/>
      <style:map style:condition="value()&gt;0" style:apply-style-name="N2427P0"/>
      <style:map style:condition="value()&lt;0" style:apply-style-name="N2427P1"/>
    </number:number-style>
    <number:number-style style:name="N2429P0" style:volatile="true">
      <number:text>R$</number:text>
      <number:number number:decimal-places="0" number:min-integer-digits="1" number:grouping="true"/>
    </number:number-style>
    <number:number-style style:name="N2429">
      <number:text>(R$</number:text>
      <number:number number:decimal-places="0" number:min-integer-digits="1" number:grouping="true"/>
      <number:text>)</number:text>
      <style:map style:condition="value()&gt;=0" style:apply-style-name="N2429P0"/>
    </number:number-style>
    <number:number-style style:name="N2431P0" style:volatile="true">
      <number:text>R$</number:text>
      <number:number number:decimal-places="2" number:min-integer-digits="1" number:grouping="true"/>
    </number:number-style>
    <number:number-style style:name="N2431">
      <number:text>(R$</number:text>
      <number:number number:decimal-places="2" number:min-integer-digits="1" number:grouping="true"/>
      <number:text>)</number:text>
      <style:map style:condition="value()&gt;=0" style:apply-style-name="N2431P0"/>
    </number:number-style>
    <number:number-style style:name="N2433P0" style:volatile="true">
      <number:text>R$</number:text>
      <number:number number:decimal-places="0" number:min-integer-digits="1" number:grouping="true"/>
    </number:number-style>
    <number:number-style style:name="N2433P1" style:volatile="true">
      <number:text>R$(</number:text>
      <number:number number:decimal-places="0" number:min-integer-digits="1" number:grouping="true"/>
      <number:text>)</number:text>
    </number:number-style>
    <number:number-style style:name="N2433">
      <number:text>R$-</number:text>
      <style:map style:condition="value()&gt;0" style:apply-style-name="N2433P0"/>
      <style:map style:condition="value()&lt;0" style:apply-style-name="N2433P1"/>
    </number:number-style>
    <number:number-style style:name="N2435P0" style:volatile="true">
      <number:text>R$</number:text>
      <number:number number:decimal-places="2" number:min-integer-digits="1" number:grouping="true"/>
    </number:number-style>
    <number:number-style style:name="N2435P1" style:volatile="true">
      <number:text>R$(</number:text>
      <number:number number:decimal-places="2" number:min-integer-digits="1" number:grouping="true"/>
      <number:text>)</number:text>
    </number:number-style>
    <number:number-style style:name="N2435">
      <number:text>R$-</number:text>
      <number:number number:decimal-places="0" number:min-integer-digits="0"/>
      <style:map style:condition="value()&gt;0" style:apply-style-name="N2435P0"/>
      <style:map style:condition="value()&lt;0" style:apply-style-name="N2435P1"/>
    </number:number-style>
    <number:number-style style:name="N2437P0" style:volatile="true">
      <number:text>fl</number:text>
      <number:number number:decimal-places="2" number:min-integer-digits="1" number:grouping="true"/>
    </number:number-style>
    <number:number-style style:name="N2437P1" style:volatile="true">
      <number:text>fl(</number:text>
      <number:number number:decimal-places="2" number:min-integer-digits="1" number:grouping="true"/>
      <number:text>)</number:text>
    </number:number-style>
    <number:number-style style:name="N2437">
      <number:text>fl-</number:text>
      <number:number number:decimal-places="0" number:min-integer-digits="0"/>
      <style:map style:condition="value()&gt;0" style:apply-style-name="N2437P0"/>
      <style:map style:condition="value()&lt;0" style:apply-style-name="N2437P1"/>
    </number:number-style>
    <number:number-style style:name="N2438P0" style:volatile="true">
      <number:number number:min-integer-digits="1"/>
      <number:text/>
    </number:number-style>
    <number:number-style style:name="N2438">
      <number:text>- </number:text>
      <number:number number:decimal-places="0" number:min-integer-digits="0" number:grouping="true"/>
      <style:map style:condition="value()&gt;=0" style:apply-style-name="N2438P0"/>
    </number:number-style>
    <number:number-style style:name="N2439P0" style:volatile="true">
      <number:number number:min-integer-digits="1"/>
      <number:text/>
    </number:number-style>
    <number:number-style style:name="N2439">
      <number:text>- </number:text>
      <number:number number:decimal-places="0" number:min-integer-digits="1" number:grouping="true"/>
      <style:map style:condition="value()&gt;=0" style:apply-style-name="N2439P0"/>
    </number:number-style>
    <number:number-style style:name="N2440">
      <number:text>55</number:text>
      <number:number number:decimal-places="0" number:min-integer-digits="1"/>
      <number:text>5:</number:text>
    </number:number-style>
    <number:number-style style:name="N2441">
      <number:text>TBA,</number:text>
      <number:number number:decimal-places="0" number:min-integer-digits="1"/>
    </number:number-style>
    <number:number-style style:name="N2442P0" style:volatile="true">
      <number:number number:decimal-places="0" number:min-integer-digits="1"/>
    </number:number-style>
    <number:number-style style:name="N2442">
      <number:text>(</number:text>
      <number:number number:decimal-places="0" number:min-integer-digits="1" number:grouping="true"/>
      <number:text>)</number:text>
      <style:map style:condition="value()&gt;=0" style:apply-style-name="N2442P0"/>
    </number:number-style>
    <number:number-style style:name="N2443">
      <number:text>(</number:text>
      <number:number number:decimal-places="0" number:min-integer-digits="1"/>
      <number:text>)</number:text>
    </number:number-style>
    <number:date-style style:name="N2444">
      <number:day/>
    </number:date-style>
    <number:date-style style:name="N2445">
      <number:month number:textual="true"/>
      <number:text>-</number:text>
      <number:day number:style="long"/>
    </number:date-style>
    <number:number-style style:name="N2446">
      <number:number number:decimal-places="1" number:min-integer-digits="1"/>
      <number:text>.</number:text>
    </number:number-style>
    <number:number-style style:name="N2447">
      <number:text>91</number:text>
      <number:number number:decimal-places="3" number:min-integer-digits="1" number:grouping="true"/>
      <number:text>28</number:text>
    </number:number-style>
    <number:number-style style:name="N2448">
      <number:text>$</number:text>
      <number:number number:decimal-places="0" number:min-integer-digits="4" number:grouping="true"/>
    </number:number-style>
    <number:number-style style:name="N2449P0" style:volatile="true">
      <number:text>$</number:text>
      <number:number number:decimal-places="1" number:min-integer-digits="1" number:grouping="true"/>
    </number:number-style>
    <number:number-style style:name="N2449P1" style:volatile="true">
      <number:text>$(</number:text>
      <number:number number:decimal-places="1" number:min-integer-digits="1" number:grouping="true"/>
      <number:text>)</number:text>
    </number:number-style>
    <number:number-style style:name="N2449">
      <number:text>$-</number:text>
      <style:map style:condition="value()&gt;0" style:apply-style-name="N2449P0"/>
      <style:map style:condition="value()&lt;0" style:apply-style-name="N2449P1"/>
    </number:number-style>
    <number:number-style style:name="N2451P0" style:volatile="true">
      <number:text>$</number:text>
      <number:number number:decimal-places="0" number:min-integer-digits="0"/>
      <number:text>)</number:text>
    </number:number-style>
    <number:number-style style:name="N2451">
      <number:text>($</number:text>
      <number:number number:decimal-places="0" number:min-integer-digits="1" number:grouping="true"/>
      <number:text>)</number:text>
      <style:map style:condition="value()&gt;=0" style:apply-style-name="N2451P0"/>
    </number:number-style>
    <number:number-style style:name="N2452P0" style:volatile="true">
      <number:text>$</number:text>
      <number:number number:decimal-places="0" number:min-integer-digits="0"/>
      <number:text>)</number:text>
    </number:number-style>
    <number:number-style style:name="N2452">
      <number:text>($</number:text>
      <number:number number:decimal-places="0" number:min-integer-digits="0"/>
      <number:text>)</number:text>
      <style:map style:condition="value()&gt;=0" style:apply-style-name="N2452P0"/>
    </number:number-style>
    <number:number-style style:name="N2453P0" style:volatile="true">
      <number:text>$</number:text>
      <number:number number:decimal-places="0" number:min-integer-digits="0"/>
    </number:number-style>
    <number:number-style style:name="N2453">
      <number:text>($</number:text>
      <number:number number:decimal-places="0" number:min-integer-digits="0"/>
      <number:text>)</number:text>
      <style:map style:condition="value()&gt;=0" style:apply-style-name="N2453P0"/>
    </number:number-style>
    <number:number-style style:name="N2454">
      <number:text>$</number:text>
      <number:number number:decimal-places="1" number:min-integer-digits="0"/>
    </number:number-style>
    <number:number-style style:name="N2455P0" style:volatile="true">
      <number:text>$</number:text>
      <number:number number:decimal-places="2" number:min-integer-digits="1" number:grouping="true"/>
    </number:number-style>
    <number:number-style style:name="N2455">
      <number:text>($</number:text>
      <number:number number:decimal-places="3" number:min-integer-digits="0"/>
      <number:text>)</number:text>
      <style:map style:condition="value()&gt;=0" style:apply-style-name="N2455P0"/>
    </number:number-style>
    <number:number-style style:name="N2457P0" style:volatile="true">
      <number:text>$</number:text>
      <number:number number:decimal-places="3" number:min-integer-digits="0"/>
    </number:number-style>
    <number:number-style style:name="N2457">
      <number:text>($</number:text>
      <number:number number:decimal-places="3" number:min-integer-digits="0"/>
      <number:text>)</number:text>
      <style:map style:condition="value()&gt;=0" style:apply-style-name="N2457P0"/>
    </number:number-style>
    <number:number-style style:name="N2459P0" style:volatile="true">
      <number:number number:decimal-places="1" number:min-integer-digits="1" number:grouping="true"/>
      <number:text>)</number:text>
    </number:number-style>
    <number:number-style style:name="N2459">
      <number:text>(</number:text>
      <number:number number:decimal-places="1" number:min-integer-digits="1" number:grouping="true"/>
      <number:text>%)</number:text>
      <style:map style:condition="value()&gt;=0" style:apply-style-name="N2459P0"/>
    </number:number-style>
    <number:number-style style:name="N2460P0" style:volatile="true">
      <number:number number:decimal-places="1" number:min-integer-digits="1" number:grouping="true"/>
    </number:number-style>
    <number:number-style style:name="N2460">
      <number:text>(</number:text>
      <number:number number:decimal-places="1" number:min-integer-digits="1" number:grouping="true"/>
      <number:text>%)</number:text>
      <style:map style:condition="value()&gt;=0" style:apply-style-name="N2460P0"/>
    </number:number-style>
    <number:percentage-style style:name="N2461P0" style:volatile="true">
      <number:number number:decimal-places="2" number:min-integer-digits="1" number:grouping="true"/>
      <number:text>%</number:text>
    </number:percentage-style>
    <number:number-style style:name="N2461">
      <number:text>(</number:text>
      <number:number number:decimal-places="2" number:min-integer-digits="1" number:grouping="true"/>
      <number:text>%)</number:text>
      <style:map style:condition="value()&gt;=0" style:apply-style-name="N2461P0"/>
    </number:number-style>
    <number:number-style style:name="N2462">
      <number:number number:decimal-places="3" number:min-integer-digits="1"/>
      <number:text>%</number:text>
    </number:number-style>
    <number:number-style style:name="N2463">
      <number:number number:decimal-places="1" number:min-integer-digits="1"/>
      <number:text>%</number:text>
    </number:number-style>
    <number:number-style style:name="N2464P0" style:volatile="true">
      <number:text>$</number:text>
      <number:number number:decimal-places="0" number:min-integer-digits="1" number:grouping="true"/>
    </number:number-style>
    <number:number-style style:name="N2464">
      <number:text>($</number:text>
      <number:number number:decimal-places="1" number:min-integer-digits="1" number:grouping="true"/>
      <number:text>)</number:text>
      <style:map style:condition="value()&gt;=0" style:apply-style-name="N2464P0"/>
    </number:number-style>
    <number:number-style style:name="N2465">
      <number:text>$</number:text>
      <number:number number:decimal-places="2" number:min-integer-digits="0"/>
    </number:number-style>
    <number:number-style style:name="N2466P0" style:volatile="true">
      <number:number number:decimal-places="1" number:min-integer-digits="1" number:grouping="true"/>
    </number:number-style>
    <number:number-style style:name="N2466P1" style:volatile="true">
      <number:text>(</number:text>
      <number:number number:decimal-places="1" number:min-integer-digits="1" number:grouping="true"/>
      <number:text>)</number:text>
    </number:number-style>
    <number:number-style style:name="N2466">
      <number:text>-</number:text>
      <style:map style:condition="value()&gt;0" style:apply-style-name="N2466P0"/>
      <style:map style:condition="value()&lt;0" style:apply-style-name="N2466P1"/>
    </number:number-style>
    <number:number-style style:name="N2467P0" style:volatile="true">
      <number:number number:decimal-places="2" number:min-integer-digits="1" number:grouping="true"/>
    </number:number-style>
    <number:number-style style:name="N2467P1" style:volatile="true">
      <number:text>(</number:text>
      <number:number number:decimal-places="2" number:min-integer-digits="1" number:grouping="true"/>
      <number:text>)</number:text>
    </number:number-style>
    <number:number-style style:name="N2467">
      <number:text>-</number:text>
      <style:map style:condition="value()&gt;0" style:apply-style-name="N2467P0"/>
      <style:map style:condition="value()&lt;0" style:apply-style-name="N2467P1"/>
    </number:number-style>
    <number:number-style style:name="N2468P0" style:volatile="true">
      <number:number number:decimal-places="3" number:min-integer-digits="1" number:grouping="true"/>
    </number:number-style>
    <number:number-style style:name="N2468P1" style:volatile="true">
      <number:text>(</number:text>
      <number:number number:decimal-places="3" number:min-integer-digits="1" number:grouping="true"/>
      <number:text>)</number:text>
    </number:number-style>
    <number:number-style style:name="N2468">
      <number:text>-</number:text>
      <style:map style:condition="value()&gt;0" style:apply-style-name="N2468P0"/>
      <style:map style:condition="value()&lt;0" style:apply-style-name="N2468P1"/>
    </number:number-style>
    <number:number-style style:name="N2470P0" style:volatile="true">
      <number:text>SFr.</number:text>
      <number:number number:decimal-places="0" number:min-integer-digits="1" number:grouping="true"/>
    </number:number-style>
    <number:number-style style:name="N2470">
      <number:text>SFr.-</number:text>
      <number:number number:decimal-places="0" number:min-integer-digits="1" number:grouping="true"/>
      <style:map style:condition="value()&gt;=0" style:apply-style-name="N2470P0"/>
    </number:number-style>
    <number:number-style style:name="N2472P0" style:volatile="true">
      <number:text>SFr.</number:text>
      <number:number number:decimal-places="2" number:min-integer-digits="1" number:grouping="true"/>
    </number:number-style>
    <number:number-style style:name="N2472">
      <number:text>SFr.-</number:text>
      <number:number number:decimal-places="2" number:min-integer-digits="1" number:grouping="true"/>
      <style:map style:condition="value()&gt;=0" style:apply-style-name="N2472P0"/>
    </number:number-style>
    <number:number-style style:name="N2474P0" style:volatile="true">
      <number:text>SFr.</number:text>
      <number:number number:decimal-places="0" number:min-integer-digits="1" number:grouping="true"/>
    </number:number-style>
    <number:number-style style:name="N2474P1" style:volatile="true">
      <number:text>SFr.-</number:text>
      <number:number number:decimal-places="0" number:min-integer-digits="1" number:grouping="true"/>
    </number:number-style>
    <number:number-style style:name="N2474">
      <number:text>SFr.-</number:text>
      <style:map style:condition="value()&gt;0" style:apply-style-name="N2474P0"/>
      <style:map style:condition="value()&lt;0" style:apply-style-name="N2474P1"/>
    </number:number-style>
    <number:number-style style:name="N2476P0" style:volatile="true">
      <number:text>SFr.</number:text>
      <number:number number:decimal-places="2" number:min-integer-digits="1" number:grouping="true"/>
    </number:number-style>
    <number:number-style style:name="N2476P1" style:volatile="true">
      <number:text>SFr.-</number:text>
      <number:number number:decimal-places="2" number:min-integer-digits="1" number:grouping="true"/>
    </number:number-style>
    <number:number-style style:name="N2476">
      <number:text>SFr.-</number:text>
      <number:number number:decimal-places="0" number:min-integer-digits="0"/>
      <style:map style:condition="value()&gt;0" style:apply-style-name="N2476P0"/>
      <style:map style:condition="value()&lt;0" style:apply-style-name="N2476P1"/>
    </number:number-style>
    <number:number-style style:name="N2477P0" style:volatile="true">
      <number:number number:decimal-places="0" number:min-integer-digits="1" number:grouping="true"/>
      <number:text> </number:text>
    </number:number-style>
    <number:number-style style:name="N2477">
      <number:text>(</number:text>
      <number:number number:decimal-places="0" number:min-integer-digits="1" number:grouping="true"/>
      <number:text> </number:text>
      <style:map style:condition="value()&gt;=0" style:apply-style-name="N2477P0"/>
    </number:number-style>
    <number:number-style style:name="N2478P0" style:volatile="true">
      <number:number number:decimal-places="2" number:min-integer-digits="1" number:grouping="true"/>
      <number:text> </number:text>
    </number:number-style>
    <number:number-style style:name="N2478">
      <number:text>(</number:text>
      <number:number number:decimal-places="2" number:min-integer-digits="1" number:grouping="true"/>
      <number:text> </number:text>
      <style:map style:condition="value()&gt;=0" style:apply-style-name="N2478P0"/>
    </number:number-style>
    <number:date-style style:name="N2479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2481P0" style:volatile="true">
      <number:currency-symbol number:language="en" number:country="US">$</number:currency-symbol>
      <number:number number:decimal-places="0" number:min-integer-digits="2" number:grouping="true"/>
    </number:currency-style>
    <number:currency-style style:name="N2481" number:title="User-defined">
      <number:text>-</number:text>
      <number:currency-symbol number:language="en" number:country="US">$</number:currency-symbol>
      <number:number number:decimal-places="0" number:min-integer-digits="2" number:grouping="true"/>
      <style:map style:condition="value()&gt;=0" style:apply-style-name="N2481P0"/>
    </number:currency-style>
    <number:currency-style style:name="N2483P0" style:volatile="true">
      <number:currency-symbol number:language="ko" number:country="KR">$</number:currency-symbol>
      <number:number number:decimal-places="0" number:min-integer-digits="1" number:grouping="true"/>
    </number:currency-style>
    <number:currency-style style:name="N2483">
      <number:text>-</number:text>
      <number:currency-symbol number:language="ko" number:country="KR">$</number:currency-symbol>
      <number:number number:decimal-places="0" number:min-integer-digits="1" number:grouping="true"/>
      <style:map style:condition="value()&gt;=0" style:apply-style-name="N2483P0"/>
    </number:currency-style>
    <number:number-style style:name="N2484P0" style:volatile="true">
      <number:number number:decimal-places="0" number:min-integer-digits="1" number:grouping="true"/>
    </number:number-style>
    <number:currency-style style:name="N2484">
      <number:text>-</number:text>
      <number:currency-symbol>-412</number:currency-symbol>
      <number:number number:decimal-places="0" number:min-integer-digits="1" number:grouping="true"/>
      <style:map style:condition="value()&gt;=0" style:apply-style-name="N2484P0"/>
    </number:currency-style>
    <number:number-style style:name="N2486P0" style:volatile="true">
      <number:text>$</number:text>
      <number:number number:decimal-places="2" number:min-integer-digits="1" number:grouping="true"/>
    </number:number-style>
    <number:number-style style:name="N2486P1" style:volatile="true">
      <number:text>$-</number:text>
      <number:number number:decimal-places="2" number:min-integer-digits="1" number:grouping="true"/>
      <number:text> </number:text>
    </number:number-style>
    <number:number-style style:name="N2486">
      <number:text>$-</number:text>
      <number:number number:decimal-places="0" number:min-integer-digits="0"/>
      <style:map style:condition="value()&gt;0" style:apply-style-name="N2486P0"/>
      <style:map style:condition="value()&lt;0" style:apply-style-name="N2486P1"/>
    </number:number-style>
    <number:number-style style:name="N2488P0" style:volatile="true">
      <number:text>$</number:text>
      <number:number number:decimal-places="0" number:min-integer-digits="1" number:grouping="true"/>
    </number:number-style>
    <number:number-style style:name="N2488P1" style:volatile="true">
      <number:text>$-</number:text>
      <number:number number:decimal-places="0" number:min-integer-digits="1" number:grouping="true"/>
      <number:text> </number:text>
    </number:number-style>
    <number:number-style style:name="N2488">
      <number:text>$-</number:text>
      <style:map style:condition="value()&gt;0" style:apply-style-name="N2488P0"/>
      <style:map style:condition="value()&lt;0" style:apply-style-name="N2488P1"/>
    </number:number-style>
    <number:number-style style:name="N2490P0" style:volatile="true">
      <number:text>RM</number:text>
      <number:number number:decimal-places="0" number:min-integer-digits="1" number:grouping="true"/>
    </number:number-style>
    <number:number-style style:name="N2490">
      <number:text>(RM</number:text>
      <number:number number:decimal-places="0" number:min-integer-digits="1" number:grouping="true"/>
      <number:text>)</number:text>
      <style:map style:condition="value()&gt;=0" style:apply-style-name="N2490P0"/>
    </number:number-style>
    <number:number-style style:name="N2492P0" style:volatile="true">
      <number:text>RM</number:text>
      <number:number number:decimal-places="2" number:min-integer-digits="1" number:grouping="true"/>
    </number:number-style>
    <number:number-style style:name="N2492">
      <number:text>(RM</number:text>
      <number:number number:decimal-places="2" number:min-integer-digits="1" number:grouping="true"/>
      <number:text>)</number:text>
      <style:map style:condition="value()&gt;=0" style:apply-style-name="N2492P0"/>
    </number:number-style>
    <number:number-style style:name="N2494P0" style:volatile="true">
      <number:text>RM</number:text>
      <number:number number:decimal-places="0" number:min-integer-digits="1" number:grouping="true"/>
    </number:number-style>
    <number:number-style style:name="N2494P1" style:volatile="true">
      <number:text>RM(</number:text>
      <number:number number:decimal-places="0" number:min-integer-digits="1" number:grouping="true"/>
      <number:text>)</number:text>
    </number:number-style>
    <number:number-style style:name="N2494">
      <number:text>RM-</number:text>
      <style:map style:condition="value()&gt;0" style:apply-style-name="N2494P0"/>
      <style:map style:condition="value()&lt;0" style:apply-style-name="N2494P1"/>
    </number:number-style>
    <number:number-style style:name="N2496P0" style:volatile="true">
      <number:text>RM</number:text>
      <number:number number:decimal-places="2" number:min-integer-digits="1" number:grouping="true"/>
    </number:number-style>
    <number:number-style style:name="N2496P1" style:volatile="true">
      <number:text>RM(</number:text>
      <number:number number:decimal-places="2" number:min-integer-digits="1" number:grouping="true"/>
      <number:text>)</number:text>
    </number:number-style>
    <number:number-style style:name="N2496">
      <number:text>RM-</number:text>
      <number:number number:decimal-places="0" number:min-integer-digits="0"/>
      <style:map style:condition="value()&gt;0" style:apply-style-name="N2496P0"/>
      <style:map style:condition="value()&lt;0" style:apply-style-name="N2496P1"/>
    </number:number-style>
    <number:number-style style:name="N2498P0" style:volatile="true">
      <number:number number:decimal-places="0" number:min-integer-digits="1" number:grouping="true"/>
      <number:text>"</number:text>
    </number:number-style>
    <number:number-style style:name="N2498">
      <number:text>-</number:text>
      <number:number number:decimal-places="0" number:min-integer-digits="1" number:grouping="true"/>
      <number:text>"</number:text>
      <style:map style:condition="value()&gt;=0" style:apply-style-name="N2498P0"/>
    </number:number-style>
    <number:number-style style:name="N2500P0" style:volatile="true">
      <number:number number:decimal-places="2" number:min-integer-digits="1" number:grouping="true"/>
      <number:text>"</number:text>
    </number:number-style>
    <number:number-style style:name="N2500">
      <number:text>-</number:text>
      <number:number number:decimal-places="2" number:min-integer-digits="1" number:grouping="true"/>
      <number:text>"</number:text>
      <style:map style:condition="value()&gt;=0" style:apply-style-name="N2500P0"/>
    </number:number-style>
    <number:number-style style:name="N2502P0" style:volatile="true">
      <number:text>S </number:text>
      <number:number number:decimal-places="0" number:min-integer-digits="1" number:grouping="true"/>
    </number:number-style>
    <number:number-style style:name="N2502">
      <number:text>-S </number:text>
      <number:number number:decimal-places="0" number:min-integer-digits="1" number:grouping="true"/>
      <style:map style:condition="value()&gt;=0" style:apply-style-name="N2502P0"/>
    </number:number-style>
    <number:number-style style:name="N2504P0" style:volatile="true">
      <number:text>S </number:text>
      <number:number number:decimal-places="2" number:min-integer-digits="1" number:grouping="true"/>
    </number:number-style>
    <number:number-style style:name="N2504">
      <number:text>-S </number:text>
      <number:number number:decimal-places="2" number:min-integer-digits="1" number:grouping="true"/>
      <style:map style:condition="value()&gt;=0" style:apply-style-name="N2504P0"/>
    </number:number-style>
    <number:number-style style:name="N2506P0" style:volatile="true">
      <number:text>S </number:text>
      <number:number number:decimal-places="0" number:min-integer-digits="1" number:grouping="true"/>
    </number:number-style>
    <number:number-style style:name="N2506P1" style:volatile="true">
      <number:text>-S </number:text>
      <number:number number:decimal-places="0" number:min-integer-digits="1" number:grouping="true"/>
    </number:number-style>
    <number:number-style style:name="N2506">
      <number:text>S -</number:text>
      <style:map style:condition="value()&gt;0" style:apply-style-name="N2506P0"/>
      <style:map style:condition="value()&lt;0" style:apply-style-name="N2506P1"/>
    </number:number-style>
    <number:number-style style:name="N2508P0" style:volatile="true">
      <number:text>S </number:text>
      <number:number number:decimal-places="2" number:min-integer-digits="1" number:grouping="true"/>
    </number:number-style>
    <number:number-style style:name="N2508P1" style:volatile="true">
      <number:text>-S </number:text>
      <number:number number:decimal-places="2" number:min-integer-digits="1" number:grouping="true"/>
    </number:number-style>
    <number:number-style style:name="N2508">
      <number:text>S -</number:text>
      <number:number number:decimal-places="0" number:min-integer-digits="0"/>
      <style:map style:condition="value()&gt;0" style:apply-style-name="N2508P0"/>
      <style:map style:condition="value()&lt;0" style:apply-style-name="N2508P1"/>
    </number:number-style>
    <number:number-style style:name="N2510P0" style:volatile="true">
      <number:number number:decimal-places="0" number:min-integer-digits="0" number:grouping="true"/>
      <number:text>"</number:text>
    </number:number-style>
    <number:number-style style:name="N2510">
      <number:text>(</number:text>
      <number:number number:decimal-places="0" number:min-integer-digits="0" number:grouping="true"/>
      <number:text>)"</number:text>
      <style:map style:condition="value()&gt;=0" style:apply-style-name="N2510P0"/>
    </number:number-style>
    <number:number-style style:name="N2511P0" style:volatile="true">
      <number:number number:min-integer-digits="1"/>
      <number:text/>
    </number:number-style>
    <number:number-style style:name="N2511">
      <number:text>(</number:text>
      <number:number number:decimal-places="0" number:min-integer-digits="0" number:grouping="true"/>
      <number:text>)"</number:text>
      <style:map style:condition="value()&gt;=0" style:apply-style-name="N2511P0"/>
    </number:number-style>
    <number:number-style style:name="N2513P0" style:volatile="true">
      <number:number number:decimal-places="3" number:min-integer-digits="1" number:grouping="true"/>
      <number:text>"</number:text>
    </number:number-style>
    <number:number-style style:name="N2513">
      <number:text>(</number:text>
      <number:number number:decimal-places="3" number:min-integer-digits="1" number:grouping="true"/>
      <number:text>)"</number:text>
      <style:map style:condition="value()&gt;=0" style:apply-style-name="N2513P0"/>
    </number:number-style>
    <number:date-style style:name="N2514">
      <number:day/>
      <number:text>-</number:text>
      <number:month/>
      <number:text>-</number:text>
      <number:year/>
      <number:text> </number:text>
      <number:hours/>
      <number:text>:</number:text>
      <number:minutes number:style="long"/>
    </number:date-style>
    <number:date-style style:name="N2515">
      <number:month/>
      <number:text>? </number:text>
      <number:day/>
      <number:text>?</number:text>
    </number:date-style>
    <number:number-style style:name="N2516P0" style:volatile="true">
      <number:number number:decimal-places="4" number:min-integer-digits="1" number:grouping="true"/>
    </number:number-style>
    <number:number-style style:name="N2516P1" style:volatile="true">
      <number:text>-</number:text>
      <number:number number:decimal-places="4" number:min-integer-digits="1" number:grouping="true"/>
    </number:number-style>
    <number:number-style style:name="N2516">
      <number:text>-</number:text>
      <style:map style:condition="value()&gt;0" style:apply-style-name="N2516P0"/>
      <style:map style:condition="value()&lt;0" style:apply-style-name="N2516P1"/>
    </number:number-style>
    <number:date-style style:name="N2517">
      <number:day number:style="long"/>
      <number:text>/</number:text>
      <number:month number:textual="true"/>
      <number:text>/</number:text>
      <number:year/>
    </number:date-style>
    <number:date-style style:name="N2518">
      <number:text>(</number:text>
      <number:day number:style="long"/>
      <number:text>/</number:text>
      <number:month number:textual="true"/>
      <number:text>/</number:text>
      <number:year/>
      <number:text>)</number:text>
    </number:date-style>
    <number:date-style style:name="N2519">
      <number:text>(</number:text>
      <number:day number:style="long"/>
      <number:text>/</number:text>
      <number:month number:textual="true"/>
      <number:text>/</number:text>
      <number:year/>
    </number:date-style>
    <number:number-style style:name="N2520P0" style:volatile="true">
      <number:text>\</number:text>
      <number:number number:decimal-places="0" number:min-integer-digits="1" number:grouping="true"/>
    </number:number-style>
    <number:number-style style:name="N2520">
      <number:text>\</number:text>
      <number:number number:decimal-places="0" number:min-integer-digits="1" number:grouping="true"/>
      <style:map style:condition="value()&gt;=0" style:apply-style-name="N2520P0"/>
    </number:number-style>
    <number:number-style style:name="N2521P0" style:volatile="true">
      <number:text>US$</number:text>
      <number:number number:decimal-places="0" number:min-integer-digits="1" number:grouping="true"/>
    </number:number-style>
    <number:number-style style:name="N2521">
      <number:text>US$</number:text>
      <number:number number:decimal-places="0" number:min-integer-digits="1" number:grouping="true"/>
      <style:map style:condition="value()&gt;=0" style:apply-style-name="N2521P0"/>
    </number:number-style>
    <number:number-style style:name="N2522">
      <number:text>\</number:text>
      <number:number number:decimal-places="1" number:min-integer-digits="1" number:grouping="true"/>
    </number:number-style>
    <number:number-style style:name="N2523P0" style:volatile="true">
      <number:text>\</number:text>
      <number:number number:decimal-places="1" number:min-integer-digits="1" number:grouping="true"/>
    </number:number-style>
    <number:number-style style:name="N2523">
      <number:text>(\</number:text>
      <number:number number:decimal-places="1" number:min-integer-digits="1" number:grouping="true"/>
      <number:text>)</number:text>
      <style:map style:condition="value()&gt;=0" style:apply-style-name="N2523P0"/>
    </number:number-style>
    <number:number-style style:name="N2524P0" style:volatile="true">
      <number:text>US$</number:text>
      <number:number number:decimal-places="1" number:min-integer-digits="1" number:grouping="true"/>
    </number:number-style>
    <number:number-style style:name="N2524">
      <number:text>(US$</number:text>
      <number:number number:decimal-places="1" number:min-integer-digits="1" number:grouping="true"/>
      <number:text>)</number:text>
      <style:map style:condition="value()&gt;=0" style:apply-style-name="N2524P0"/>
    </number:number-style>
    <number:number-style style:name="N2525">
      <number:number number:decimal-places="0" number:min-integer-digits="1" number:grouping="true"/>
      <number:text>  </number:text>
    </number:number-style>
    <number:number-style style:name="N2526">
      <number:number number:decimal-places="1" number:min-integer-digits="1"/>
      <number:text>    </number:text>
    </number:number-style>
    <number:number-style style:name="N2527">
      <number:number number:decimal-places="0" number:min-integer-digits="1"/>
      <number:text>    </number:text>
    </number:number-style>
    <number:number-style style:name="N2528">
      <number:number number:decimal-places="1" number:min-integer-digits="1" number:grouping="true"/>
      <number:text>  </number:text>
    </number:number-style>
    <number:number-style style:name="N2529P0" style:volatile="true">
      <number:number number:decimal-places="0" number:min-integer-digits="1" number:grouping="true"/>
    </number:number-style>
    <number:number-style style:name="N2529">
      <number:text>-</number:text>
      <number:number number:decimal-places="0" number:min-integer-digits="1" number:grouping="true"/>
      <number:text>  </number:text>
      <style:map style:condition="value()&gt;=0" style:apply-style-name="N2529P0"/>
    </number:number-style>
    <number:number-style style:name="N2530P0" style:volatile="true">
      <number:number number:decimal-places="0" number:min-integer-digits="1" number:grouping="true"/>
      <number:text>  </number:text>
    </number:number-style>
    <number:number-style style:name="N2530">
      <number:text>-</number:text>
      <number:number number:decimal-places="0" number:min-integer-digits="1" number:grouping="true"/>
      <number:text>  </number:text>
      <style:map style:condition="value()&gt;=0" style:apply-style-name="N2530P0"/>
    </number:number-style>
    <number:number-style style:name="N2531">
      <number:text>(</number:text>
      <number:number number:decimal-places="0" number:min-integer-digits="1" number:grouping="true"/>
      <number:text>) </number:text>
    </number:number-style>
    <number:number-style style:name="N2532">
      <number:number number:decimal-places="0" number:min-integer-digits="1" number:grouping="true"/>
      <number:text>     </number:text>
    </number:number-style>
    <number:number-style style:name="N2533P0" style:volatile="true">
      <number:number number:decimal-places="0" number:min-integer-digits="1" number:grouping="true"/>
      <number:text>     </number:text>
    </number:number-style>
    <number:number-style style:name="N2533">
      <number:text>-</number:text>
      <number:number number:decimal-places="0" number:min-integer-digits="1" number:grouping="true"/>
      <number:text>     </number:text>
      <style:map style:condition="value()&gt;=0" style:apply-style-name="N2533P0"/>
    </number:number-style>
    <number:number-style style:name="N2534P0" style:volatile="true">
      <number:number number:decimal-places="0" number:min-integer-digits="1" number:grouping="true"/>
      <number:text>    </number:text>
    </number:number-style>
    <number:number-style style:name="N2534">
      <number:text>-</number:text>
      <number:number number:decimal-places="0" number:min-integer-digits="1" number:grouping="true"/>
      <number:text>    </number:text>
      <style:map style:condition="value()&gt;=0" style:apply-style-name="N2534P0"/>
    </number:number-style>
    <number:number-style style:name="N2536P0" style:volatile="true">
      <number:text>(</number:text>
      <number:number number:decimal-places="1" number:min-integer-digits="1" number:grouping="true"/>
      <number:text>)  </number:text>
    </number:number-style>
    <number:number-style style:name="N2536">
      <number:text>(-</number:text>
      <number:number number:decimal-places="1" number:min-integer-digits="1" number:grouping="true"/>
      <number:text>)  </number:text>
      <style:map style:condition="value()&gt;=0" style:apply-style-name="N2536P0"/>
    </number:number-style>
    <number:number-style style:name="N2538P0" style:volatile="true">
      <number:text>(</number:text>
      <number:number number:decimal-places="1" number:min-integer-digits="1" number:grouping="true"/>
      <number:text>)   </number:text>
    </number:number-style>
    <number:number-style style:name="N2538">
      <number:text>(-</number:text>
      <number:number number:decimal-places="1" number:min-integer-digits="1" number:grouping="true"/>
      <number:text>)   </number:text>
      <style:map style:condition="value()&gt;=0" style:apply-style-name="N2538P0"/>
    </number:number-style>
    <number:number-style style:name="N2539P0" style:volatile="true">
      <number:text>(</number:text>
      <number:number number:decimal-places="0" number:min-integer-digits="1" number:grouping="true"/>
      <number:text>) </number:text>
    </number:number-style>
    <number:number-style style:name="N2539">
      <number:text>(-</number:text>
      <number:number number:decimal-places="0" number:min-integer-digits="1" number:grouping="true"/>
      <number:text>) </number:text>
      <style:map style:condition="value()&gt;=0" style:apply-style-name="N2539P0"/>
    </number:number-style>
    <number:number-style style:name="N2541P0" style:volatile="true">
      <number:text>(</number:text>
      <number:number number:decimal-places="0" number:min-integer-digits="1" number:grouping="true"/>
      <number:text>)   </number:text>
    </number:number-style>
    <number:number-style style:name="N2541">
      <number:text>(-</number:text>
      <number:number number:decimal-places="0" number:min-integer-digits="1" number:grouping="true"/>
      <number:text>)   </number:text>
      <style:map style:condition="value()&gt;=0" style:apply-style-name="N2541P0"/>
    </number:number-style>
    <number:number-style style:name="N2542">
      <number:text>(</number:text>
      <number:number number:decimal-places="1" number:min-integer-digits="1" number:grouping="true"/>
      <number:text>) </number:text>
    </number:number-style>
    <number:number-style style:name="N2543P0" style:volatile="true">
      <number:text>(</number:text>
      <number:number number:decimal-places="1" number:min-integer-digits="1" number:grouping="true"/>
      <number:text>) </number:text>
    </number:number-style>
    <number:number-style style:name="N2543">
      <number:text>(-</number:text>
      <number:number number:decimal-places="1" number:min-integer-digits="1" number:grouping="true"/>
      <number:text>) </number:text>
      <style:map style:condition="value()&gt;=0" style:apply-style-name="N2543P0"/>
    </number:number-style>
    <number:number-style style:name="N2545P0" style:volatile="true">
      <number:text>(</number:text>
      <number:number number:decimal-places="0" number:min-integer-digits="1" number:grouping="true"/>
      <number:text>)  </number:text>
    </number:number-style>
    <number:number-style style:name="N2545">
      <number:text>(-</number:text>
      <number:number number:decimal-places="0" number:min-integer-digits="1" number:grouping="true"/>
      <number:text>)  </number:text>
      <style:map style:condition="value()&gt;=0" style:apply-style-name="N2545P0"/>
    </number:number-style>
    <number:number-style style:name="N2546">
      <number:text>(</number:text>
      <number:number number:decimal-places="0" number:min-integer-digits="1"/>
      <number:text>%)</number:text>
    </number:number-style>
    <number:number-style style:name="N2547">
      <number:text>(</number:text>
      <number:number number:decimal-places="1" number:min-integer-digits="1"/>
      <number:text>)</number:text>
    </number:number-style>
    <number:number-style style:name="N2548">
      <number:text>(</number:text>
      <number:number number:decimal-places="0" number:min-integer-digits="1" number:grouping="true"/>
      <number:text> )</number:text>
    </number:number-style>
    <number:number-style style:name="N2549">
      <number:text>(</number:text>
      <number:number number:decimal-places="1" number:min-integer-digits="1"/>
      <number:text>)  </number:text>
    </number:number-style>
    <number:number-style style:name="N2550">
      <number:text>(</number:text>
      <number:number number:decimal-places="1" number:min-integer-digits="1"/>
      <number:text>) </number:text>
    </number:number-style>
    <number:number-style style:name="N2551">
      <number:number number:decimal-places="1" number:min-integer-digits="1"/>
      <number:text>     </number:text>
    </number:number-style>
    <number:number-style style:name="N2552">
      <number:text>(</number:text>
      <number:number number:decimal-places="1" number:min-integer-digits="1"/>
      <number:text>)    </number:text>
    </number:number-style>
    <number:number-style style:name="N2553">
      <number:text>(</number:text>
      <number:number number:decimal-places="1" number:min-integer-digits="1"/>
      <number:text>%)</number:text>
    </number:number-style>
    <number:number-style style:name="N2554">
      <number:number number:decimal-places="0" number:min-integer-digits="1" number:grouping="true"/>
      <number:text>      </number:text>
    </number:number-style>
    <number:number-style style:name="N2555">
      <number:text>(</number:text>
      <number:number number:decimal-places="0" number:min-integer-digits="1" number:grouping="true"/>
      <number:text>)     </number:text>
    </number:number-style>
    <number:date-style style:name="N2556">
      <number:month number:style="long"/>
      <number:text>¿ </number:text>
      <number:day number:style="long"/>
    </number:date-style>
    <number:date-style style:name="N2557">
      <number:month/>
      <number:text>¿ </number:text>
      <number:day/>
    </number:date-style>
    <number:number-style style:name="N2558">
      <number:number number:decimal-places="0" number:min-integer-digits="1" number:grouping="true"/>
      <number:text>K</number:text>
    </number:number-style>
    <number:number-style style:name="N2559">
      <number:number number:decimal-places="0" number:min-integer-digits="1"/>
      <number:text>?</number:text>
    </number:number-style>
    <number:number-style style:name="N2560">
      <number:number number:decimal-places="0" number:min-integer-digits="13">
        <number:embedded-text number:position="7">-</number:embedded-text>
      </number:number>
    </number:number-style>
    <number:date-style style:name="N2561">
      <number:day number:style="long"/>
      <number:text>-</number:text>
      <number:month number:style="long" number:textual="true"/>
      <number:text>-</number:text>
      <number:year/>
    </number:date-style>
    <number:number-style style:name="N2562P0" style:volatile="true">
      <number:text>$</number:text>
      <number:number number:decimal-places="2" number:min-integer-digits="1" number:grouping="true"/>
    </number:number-style>
    <number:number-style style:name="N2562">
      <number:text>($-</number:text>
      <number:number number:decimal-places="2" number:min-integer-digits="1" number:grouping="true"/>
      <number:text>)</number:text>
      <style:map style:condition="value()&gt;=0" style:apply-style-name="N2562P0"/>
    </number:number-style>
    <number:number-style style:name="N2564P0" style:volatile="true">
      <number:text>\</number:text>
      <number:number number:decimal-places="0" number:min-integer-digits="1" number:grouping="true"/>
      <number:text>Cr</number:text>
    </number:number-style>
    <number:number-style style:name="N2564">
      <number:text>\-</number:text>
      <number:number number:decimal-places="0" number:min-integer-digits="1" number:grouping="true"/>
      <number:text>Dr</number:text>
      <style:map style:condition="value()&gt;=0" style:apply-style-name="N2564P0"/>
    </number:number-style>
    <number:date-style style:name="N2565">
      <number:year/>
      <number:text>-</number:text>
      <number:month number:style="long" number:textual="true"/>
      <number:text>-</number:text>
      <number:day number:style="long"/>
    </number:date-style>
    <number:number-style style:name="N2566">
      <number:number number:decimal-places="0" number:min-integer-digits="1" number:grouping="true"/>
      <number:text>?</number:text>
    </number:number-style>
    <number:text-style style:name="N2567">
      <number:text-content/>
      <number:text> Kg</number:text>
    </number:text-style>
    <number:number-style style:name="N2568P0" style:volatile="true">
      <number:number number:decimal-places="0" number:min-integer-digits="1" number:grouping="true"/>
    </number:number-style>
    <number:number-style style:name="N2568P1" style:volatile="true">
      <number:text>-</number:text>
      <number:number number:decimal-places="0" number:min-integer-digits="1" number:grouping="true"/>
    </number:number-style>
    <number:number-style style:name="N2568">
      <number:number number:decimal-places="0" number:min-integer-digits="1"/>
      <style:map style:condition="value()&gt;0" style:apply-style-name="N2568P0"/>
      <style:map style:condition="value()&lt;0" style:apply-style-name="N2568P1"/>
    </number:number-style>
    <number:text-style style:name="N2569">
      <number:text-content/>
      <number:text>?</number:text>
    </number:text-style>
    <number:number-style style:name="N2570">
      <number:number number:decimal-places="0" number:min-integer-digits="10">
        <number:embedded-text number:position="7">-</number:embedded-text>
        <number:embedded-text number:position="5">-</number:embedded-text>
      </number:number>
    </number:number-style>
    <number:time-style style:name="N2571">
      <number:seconds/>
      <number:text>tandard?</number:text>
    </number:time-style>
    <number:date-style style:name="N2572">
      <number:day number:style="long"/>
      <number:text>?</number:text>
    </number:date-style>
    <number:date-style style:name="N2573">
      <number:year number:style="long"/>
      <number:text>? </number:text>
      <number:month/>
      <number:text>? </number:text>
      <number:day/>
      <number:text>?</number:text>
    </number:date-style>
    <number:percentage-style style:name="N2574P0" style:volatile="true">
      <number:number number:decimal-places="0" number:min-integer-digits="1"/>
      <number:text>%</number:text>
    </number:percentage-style>
    <number:percentage-style style:name="N2574">
      <number:text>  -</number:text>
      <number:number number:decimal-places="0" number:min-integer-digits="1"/>
      <number:text>%</number:text>
      <style:map style:condition="value()&gt;=0" style:apply-style-name="N2574P0"/>
    </number:percentage-style>
    <number:number-style style:name="N2575P0" style:volatile="true">
      <number:number number:decimal-places="1" number:min-integer-digits="1" number:grouping="true"/>
    </number:number-style>
    <number:number-style style:name="N2575P1" style:volatile="true">
      <number:text>-</number:text>
      <number:number number:decimal-places="1" number:min-integer-digits="1" number:grouping="true"/>
    </number:number-style>
    <number:number-style style:name="N2575">
      <number:text>-</number:text>
      <style:map style:condition="value()&gt;0" style:apply-style-name="N2575P0"/>
      <style:map style:condition="value()&lt;0" style:apply-style-name="N2575P1"/>
    </number:number-style>
    <number:date-style style:name="N257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date-style>
    <number:number-style style:name="N2577P0" style:volatile="true">
      <number:number number:decimal-places="2" number:min-integer-digits="1" number:grouping="true"/>
    </number:number-style>
    <number:number-style style:name="N2577P1" style:volatile="true">
      <number:text>-</number:text>
      <number:number number:decimal-places="2" number:min-integer-digits="1" number:grouping="true"/>
    </number:number-style>
    <number:number-style style:name="N2577">
      <number:text>-</number:text>
      <style:map style:condition="value()&gt;0" style:apply-style-name="N2577P0"/>
      <style:map style:condition="value()&lt;0" style:apply-style-name="N2577P1"/>
    </number:number-style>
    <number:number-style style:name="N2578P0" style:volatile="true">
      <number:number number:decimal-places="3" number:min-integer-digits="1" number:grouping="true"/>
    </number:number-style>
    <number:number-style style:name="N2578P1" style:volatile="true">
      <number:text>-</number:text>
      <number:number number:decimal-places="3" number:min-integer-digits="1" number:grouping="true"/>
    </number:number-style>
    <number:number-style style:name="N2578">
      <number:text>-</number:text>
      <style:map style:condition="value()&gt;0" style:apply-style-name="N2578P0"/>
      <style:map style:condition="value()&lt;0" style:apply-style-name="N2578P1"/>
    </number:number-style>
    <number:number-style style:name="N2580P0" style:volatile="true">
      <number:number number:decimal-places="5" number:min-integer-digits="1" number:grouping="true"/>
    </number:number-style>
    <number:number-style style:name="N2580P1" style:volatile="true">
      <number:text>-</number:text>
      <number:number number:decimal-places="5" number:min-integer-digits="1" number:grouping="true"/>
    </number:number-style>
    <number:number-style style:name="N2580">
      <number:text>-</number:text>
      <style:map style:condition="value()&gt;0" style:apply-style-name="N2580P0"/>
      <style:map style:condition="value()&lt;0" style:apply-style-name="N2580P1"/>
    </number:number-style>
    <number:number-style style:name="N2582P0" style:volatile="true">
      <number:number number:decimal-places="6" number:min-integer-digits="1" number:grouping="true"/>
    </number:number-style>
    <number:number-style style:name="N2582P1" style:volatile="true">
      <number:text>-</number:text>
      <number:number number:decimal-places="6" number:min-integer-digits="1" number:grouping="true"/>
    </number:number-style>
    <number:number-style style:name="N2582">
      <number:text>-</number:text>
      <style:map style:condition="value()&gt;0" style:apply-style-name="N2582P0"/>
      <style:map style:condition="value()&lt;0" style:apply-style-name="N2582P1"/>
    </number:number-style>
    <number:number-style style:name="N2584P0" style:volatile="true">
      <number:number number:decimal-places="7" number:min-integer-digits="1" number:grouping="true"/>
    </number:number-style>
    <number:number-style style:name="N2584P1" style:volatile="true">
      <number:text>-</number:text>
      <number:number number:decimal-places="7" number:min-integer-digits="1" number:grouping="true"/>
    </number:number-style>
    <number:number-style style:name="N2584">
      <number:text>-</number:text>
      <style:map style:condition="value()&gt;0" style:apply-style-name="N2584P0"/>
      <style:map style:condition="value()&lt;0" style:apply-style-name="N2584P1"/>
    </number:number-style>
    <number:number-style style:name="N2586P0" style:volatile="true">
      <number:number number:decimal-places="8" number:min-integer-digits="1" number:grouping="true"/>
    </number:number-style>
    <number:number-style style:name="N2586P1" style:volatile="true">
      <number:text>-</number:text>
      <number:number number:decimal-places="8" number:min-integer-digits="1" number:grouping="true"/>
    </number:number-style>
    <number:number-style style:name="N2586">
      <number:text>-</number:text>
      <style:map style:condition="value()&gt;0" style:apply-style-name="N2586P0"/>
      <style:map style:condition="value()&lt;0" style:apply-style-name="N2586P1"/>
    </number:number-style>
    <number:number-style style:name="N2588P0" style:volatile="true">
      <number:number number:decimal-places="9" number:min-integer-digits="1" number:grouping="true"/>
    </number:number-style>
    <number:number-style style:name="N2588P1" style:volatile="true">
      <number:text>-</number:text>
      <number:number number:decimal-places="9" number:min-integer-digits="1" number:grouping="true"/>
    </number:number-style>
    <number:number-style style:name="N2588">
      <number:text>-</number:text>
      <style:map style:condition="value()&gt;0" style:apply-style-name="N2588P0"/>
      <style:map style:condition="value()&lt;0" style:apply-style-name="N2588P1"/>
    </number:number-style>
    <number:date-style style:name="N2589">
      <number:year number:style="long"/>
      <number:text>? </number:text>
      <number:month/>
      <number:text>?</number:text>
    </number:date-style>
    <number:number-style style:name="N2590">
      <number:number number:decimal-places="0" number:min-integer-digits="1"/>
      <number:text>°³</number:text>
    </number:number-style>
    <number:number-style style:name="N2591">
      <number:number number:decimal-places="0" number:min-integer-digits="1" number:grouping="true"/>
      <number:text>¿ø</number:text>
    </number:number-style>
    <number:text-style style:name="N2592">
      <number:text-content/>
      <number:text>¾¾</number:text>
    </number:text-style>
    <number:time-style style:name="N2593">
      <number:seconds/>
      <number:text>tandard¸</number:text>
    </number:time-style>
    <number:date-style style:name="N2594">
      <number:year number:style="long"/>
      <number:text>³ </number:text>
      <number:month/>
      <number:text>¿ </number:text>
      <number:day/>
    </number:date-style>
    <number:date-style style:name="N2595">
      <number:year number:style="long"/>
      <number:text>³ </number:text>
      <number:month/>
      <number:text>¿</number:text>
    </number:date-style>
    <number:number-style style:name="N2596">
      <number:text>(-</number:text>
      <number:number number:decimal-places="1" number:min-integer-digits="1"/>
      <number:text>)</number:text>
    </number:number-style>
    <number:number-style style:name="N2597">
      <number:text>(--</number:text>
      <number:number number:decimal-places="1" number:min-integer-digits="1"/>
      <number:text>)</number:text>
    </number:number-style>
    <number:date-style style:name="N2598">
      <number:year/>
      <number:text>-</number:text>
      <number:month/>
      <number:text>-</number:text>
      <number:day/>
    </number:date-style>
    <number:number-style style:name="N2599P0" style:volatile="true">
      <number:text>(</number:text>
      <number:number number:decimal-places="1" number:min-integer-digits="1"/>
      <number:text>%)</number:text>
    </number:number-style>
    <number:number-style style:name="N2599">
      <number:text>(-</number:text>
      <number:number number:decimal-places="1" number:min-integer-digits="1"/>
      <number:text>%)</number:text>
      <style:map style:condition="value()&gt;=0" style:apply-style-name="N2599P0"/>
    </number:number-style>
    <number:number-style style:name="N2601P0" style:volatile="true">
      <number:text>-</number:text>
      <number:number number:decimal-places="20" number:min-integer-digits="0"/>
    </number:number-style>
    <number:number-style style:name="N2601">
      <number:number number:decimal-places="0" number:min-integer-digits="0"/>
      <style:map style:condition="value()&gt;=0" style:apply-style-name="N2601P0"/>
    </number:number-style>
    <number:number-style style:name="N2602P0" style:volatile="true">
      <number:text>\</number:text>
      <number:number number:decimal-places="0" number:min-integer-digits="1" number:grouping="true"/>
    </number:number-style>
    <number:number-style style:name="N2602">
      <number:text>\\-</number:text>
      <number:number number:decimal-places="0" number:min-integer-digits="1" number:grouping="true"/>
      <style:map style:condition="value()&gt;=0" style:apply-style-name="N2602P0"/>
    </number:number-style>
    <number:number-style style:name="N2603P0" style:volatile="true">
      <number:text>\</number:text>
      <number:number number:decimal-places="2" number:min-integer-digits="1" number:grouping="true"/>
    </number:number-style>
    <number:number-style style:name="N2603">
      <number:text>\\-</number:text>
      <number:number number:decimal-places="2" number:min-integer-digits="1" number:grouping="true"/>
      <style:map style:condition="value()&gt;=0" style:apply-style-name="N2603P0"/>
    </number:number-style>
    <number:number-style style:name="N2605P0" style:volatile="true">
      <number:text>\</number:text>
      <number:number number:decimal-places="0" number:min-integer-digits="1" number:grouping="true"/>
    </number:number-style>
    <number:number-style style:name="N2605P1" style:volatile="true">
      <number:text>\\-</number:text>
      <number:number number:decimal-places="0" number:min-integer-digits="1" number:grouping="true"/>
    </number:number-style>
    <number:number-style style:name="N2605">
      <number:text>\-</number:text>
      <style:map style:condition="value()&gt;0" style:apply-style-name="N2605P0"/>
      <style:map style:condition="value()&lt;0" style:apply-style-name="N2605P1"/>
    </number:number-style>
    <number:number-style style:name="N2606P0" style:volatile="true">
      <number:number number:decimal-places="0" number:min-integer-digits="1" number:grouping="true"/>
    </number:number-style>
    <number:number-style style:name="N2606P1" style:volatile="true">
      <number:text>\-</number:text>
      <number:number number:decimal-places="0" number:min-integer-digits="1" number:grouping="true"/>
    </number:number-style>
    <number:number-style style:name="N2606">
      <number:text>-</number:text>
      <style:map style:condition="value()&gt;0" style:apply-style-name="N2606P0"/>
      <style:map style:condition="value()&lt;0" style:apply-style-name="N2606P1"/>
    </number:number-style>
    <number:number-style style:name="N2608P0" style:volatile="true">
      <number:text>\</number:text>
      <number:number number:decimal-places="2" number:min-integer-digits="1" number:grouping="true"/>
    </number:number-style>
    <number:number-style style:name="N2608P1" style:volatile="true">
      <number:text>\\-</number:text>
      <number:number number:decimal-places="2" number:min-integer-digits="1" number:grouping="true"/>
    </number:number-style>
    <number:number-style style:name="N2608">
      <number:text>\-</number:text>
      <number:number number:decimal-places="0" number:min-integer-digits="0"/>
      <style:map style:condition="value()&gt;0" style:apply-style-name="N2608P0"/>
      <style:map style:condition="value()&lt;0" style:apply-style-name="N2608P1"/>
    </number:number-style>
    <number:number-style style:name="N2609P0" style:volatile="true">
      <number:number number:decimal-places="2" number:min-integer-digits="1" number:grouping="true"/>
    </number:number-style>
    <number:number-style style:name="N2609P1" style:volatile="true">
      <number:text>\-</number:text>
      <number:number number:decimal-places="2" number:min-integer-digits="1" number:grouping="true"/>
    </number:number-style>
    <number:number-style style:name="N2609">
      <number:text>-</number:text>
      <number:number number:decimal-places="0" number:min-integer-digits="0"/>
      <style:map style:condition="value()&gt;0" style:apply-style-name="N2609P0"/>
      <style:map style:condition="value()&lt;0" style:apply-style-name="N2609P1"/>
    </number:number-style>
    <number:number-style style:name="N2611P0" style:volatile="true">
      <number:text>$</number:text>
      <number:number number:decimal-places="3" number:min-integer-digits="1" number:grouping="true"/>
    </number:number-style>
    <number:number-style style:name="N2611P1" style:volatile="true">
      <number:text>-$</number:text>
      <number:number number:decimal-places="3" number:min-integer-digits="1" number:grouping="true"/>
    </number:number-style>
    <number:number-style style:name="N2611">
      <number:text>$-</number:text>
      <number:number number:decimal-places="0" number:min-integer-digits="0"/>
      <style:map style:condition="value()&gt;0" style:apply-style-name="N2611P0"/>
      <style:map style:condition="value()&lt;0" style:apply-style-name="N2611P1"/>
    </number:number-style>
    <number:number-style style:name="N2613P0" style:volatile="true">
      <number:text>$</number:text>
      <number:number number:decimal-places="4" number:min-integer-digits="1" number:grouping="true"/>
    </number:number-style>
    <number:number-style style:name="N2613P1" style:volatile="true">
      <number:text>-$</number:text>
      <number:number number:decimal-places="4" number:min-integer-digits="1" number:grouping="true"/>
    </number:number-style>
    <number:number-style style:name="N2613">
      <number:text>$-</number:text>
      <number:number number:decimal-places="0" number:min-integer-digits="0"/>
      <style:map style:condition="value()&gt;0" style:apply-style-name="N2613P0"/>
      <style:map style:condition="value()&lt;0" style:apply-style-name="N2613P1"/>
    </number:number-style>
    <number:number-style style:name="N2615P0" style:volatile="true">
      <number:text>$</number:text>
      <number:number number:decimal-places="1" number:min-integer-digits="1" number:grouping="true"/>
    </number:number-style>
    <number:number-style style:name="N2615P1" style:volatile="true">
      <number:text>-$</number:text>
      <number:number number:decimal-places="1" number:min-integer-digits="1" number:grouping="true"/>
    </number:number-style>
    <number:number-style style:name="N2615">
      <number:text>$-</number:text>
      <number:number number:decimal-places="0" number:min-integer-digits="0"/>
      <style:map style:condition="value()&gt;0" style:apply-style-name="N2615P0"/>
      <style:map style:condition="value()&lt;0" style:apply-style-name="N2615P1"/>
    </number:number-style>
    <number:number-style style:name="N2616P0" style:volatile="true">
      <number:number number:decimal-places="3" number:min-integer-digits="1"/>
    </number:number-style>
    <number:number-style style:name="N2616">
      <number:text>-</number:text>
      <number:number number:decimal-places="3" number:min-integer-digits="1"/>
      <number:text> </number:text>
      <style:map style:condition="value()&gt;=0" style:apply-style-name="N2616P0"/>
    </number:number-style>
    <number:number-style style:name="N2617">
      <number:number number:decimal-places="0" number:min-integer-digits="12">
        <number:embedded-text number:position="8">-</number:embedded-text>
        <number:embedded-text number:position="4">-</number:embedded-text>
      </number:number>
    </number:number-style>
    <number:number-style style:name="N2618P0" style:volatile="true">
      <number:number number:decimal-places="1" number:min-integer-digits="1"/>
    </number:number-style>
    <number:number-style style:name="N2618">
      <number:text>-</number:text>
      <number:number number:decimal-places="1" number:min-integer-digits="1"/>
      <number:text> </number:text>
      <style:map style:condition="value()&gt;=0" style:apply-style-name="N2618P0"/>
    </number:number-style>
    <number:number-style style:name="N2619P0" style:volatile="true">
      <number:number number:decimal-places="4" number:min-integer-digits="1"/>
    </number:number-style>
    <number:number-style style:name="N2619">
      <number:text>-</number:text>
      <number:number number:decimal-places="4" number:min-integer-digits="1"/>
      <number:text> </number:text>
      <style:map style:condition="value()&gt;=0" style:apply-style-name="N2619P0"/>
    </number:number-style>
    <number:number-style style:name="N2620P0" style:volatile="true">
      <number:number number:decimal-places="3" number:min-integer-digits="1" number:grouping="true"/>
    </number:number-style>
    <number:number-style style:name="N2620">
      <number:text>-</number:text>
      <number:number number:decimal-places="3" number:min-integer-digits="1" number:grouping="true"/>
      <number:text> </number:text>
      <style:map style:condition="value()&gt;=0" style:apply-style-name="N2620P0"/>
    </number:number-style>
    <number:number-style style:name="N2621P0" style:volatile="true">
      <number:number number:decimal-places="2" number:min-integer-digits="1"/>
    </number:number-style>
    <number:number-style style:name="N2621">
      <number:text>-</number:text>
      <number:number number:decimal-places="2" number:min-integer-digits="1"/>
      <number:text> </number:text>
      <style:map style:condition="value()&gt;=0" style:apply-style-name="N2621P0"/>
    </number:number-style>
    <number:number-style style:name="N2622">
      <number:number number:decimal-places="16" number:min-integer-digits="1"/>
    </number:number-style>
    <number:number-style style:name="N2623P0" style:volatile="true">
      <number:number number:decimal-places="16" number:min-integer-digits="1"/>
    </number:number-style>
    <number:number-style style:name="N2623">
      <number:text>(</number:text>
      <number:number number:decimal-places="16" number:min-integer-digits="1"/>
      <number:text>)</number:text>
      <style:map style:condition="value()&gt;=0" style:apply-style-name="N2623P0"/>
    </number:number-style>
    <number:number-style style:name="N2624P0" style:volatile="true">
      <number:number number:decimal-places="13" number:min-integer-digits="1"/>
    </number:number-style>
    <number:number-style style:name="N2624">
      <number:text>(</number:text>
      <number:number number:decimal-places="13" number:min-integer-digits="1"/>
      <number:text>)</number:text>
      <style:map style:condition="value()&gt;=0" style:apply-style-name="N2624P0"/>
    </number:number-style>
    <number:number-style style:name="N2625P0" style:volatile="true">
      <number:text>£</number:text>
      <number:number number:decimal-places="0" number:min-integer-digits="1" number:grouping="true"/>
    </number:number-style>
    <number:number-style style:name="N2625">
      <number:text>-£</number:text>
      <number:number number:decimal-places="0" number:min-integer-digits="0" number:grouping="true"/>
      <style:map style:condition="value()&gt;=0" style:apply-style-name="N2625P0"/>
    </number:number-style>
    <number:number-style style:name="N2626P0" style:volatile="true">
      <number:text>£</number:text>
      <number:number number:decimal-places="2" number:min-integer-digits="1" number:grouping="true"/>
    </number:number-style>
    <number:number-style style:name="N2626">
      <number:text>-£</number:text>
      <number:number number:decimal-places="0" number:min-integer-digits="1" number:grouping="true"/>
      <style:map style:condition="value()&gt;=0" style:apply-style-name="N2626P0"/>
    </number:number-style>
    <number:number-style style:name="N2627P0" style:volatile="true">
      <number:number number:decimal-places="0" number:min-integer-digits="1" number:grouping="true"/>
      <number:text>£</number:text>
    </number:number-style>
    <number:number-style style:name="N2627">
      <number:text>(</number:text>
      <number:number number:decimal-places="0" number:min-integer-digits="1" number:grouping="true"/>
      <number:text>£</number:text>
      <style:map style:condition="value()&gt;=0" style:apply-style-name="N2627P0"/>
    </number:number-style>
    <number:number-style style:name="N2628P0" style:volatile="true">
      <number:number number:decimal-places="2" number:min-integer-digits="1" number:grouping="true"/>
      <number:text>£</number:text>
    </number:number-style>
    <number:number-style style:name="N2628">
      <number:text>(</number:text>
      <number:number number:decimal-places="2" number:min-integer-digits="1" number:grouping="true"/>
      <number:text>£</number:text>
      <style:map style:condition="value()&gt;=0" style:apply-style-name="N2628P0"/>
    </number:number-style>
    <number:date-style style:name="N2629">
      <number:month number:style="long"/>
      <number:text>? </number:text>
      <number:day number:style="long"/>
    </number:date-style>
    <number:date-style style:name="N2630">
      <number:month/>
      <number:text>? </number:text>
      <number:day/>
    </number:date-style>
    <number:number-style style:name="N2631">
      <number:number number:decimal-places="0" number:min-integer-digits="1"/>
      <number:text>??</number:text>
    </number:number-style>
    <number:text-style style:name="N2632">
      <number:text-content/>
      <number:text>??</number:text>
    </number:text-style>
    <number:date-style style:name="N2633">
      <number:year number:style="long"/>
      <number:text>? </number:text>
      <number:month/>
      <number:text>? </number:text>
      <number:day/>
    </number:date-style>
    <number:number-style style:name="N2635P0" style:volatile="true">
      <number:text>?</number:text>
      <number:number number:decimal-places="0" number:min-integer-digits="1" number:grouping="true"/>
    </number:number-style>
    <number:number-style style:name="N2635">
      <number:text>-?</number:text>
      <number:number number:decimal-places="0" number:min-integer-digits="0" number:grouping="true"/>
      <style:map style:condition="value()&gt;=0" style:apply-style-name="N2635P0"/>
    </number:number-style>
    <number:number-style style:name="N2636">
      <number:text>?</number:text>
      <number:number number:decimal-places="2" number:min-integer-digits="1" number:grouping="true"/>
    </number:number-style>
    <number:number-style style:name="N2637P0" style:volatile="true">
      <number:text>?</number:text>
      <number:number number:decimal-places="2" number:min-integer-digits="1" number:grouping="true"/>
    </number:number-style>
    <number:number-style style:name="N2637">
      <number:text>-?</number:text>
      <number:number number:decimal-places="0" number:min-integer-digits="1" number:grouping="true"/>
      <style:map style:condition="value()&gt;=0" style:apply-style-name="N2637P0"/>
    </number:number-style>
    <number:number-style style:name="N2638P0" style:volatile="true">
      <number:number number:decimal-places="0" number:min-integer-digits="1" number:grouping="true"/>
      <number:text>?</number:text>
    </number:number-style>
    <number:number-style style:name="N2638">
      <number:text>(</number:text>
      <number:number number:decimal-places="0" number:min-integer-digits="1" number:grouping="true"/>
      <number:text>?</number:text>
      <style:map style:condition="value()&gt;=0" style:apply-style-name="N2638P0"/>
    </number:number-style>
    <number:number-style style:name="N2640P0" style:volatile="true">
      <number:number number:decimal-places="2" number:min-integer-digits="1" number:grouping="true"/>
      <number:text>?</number:text>
    </number:number-style>
    <number:number-style style:name="N2640">
      <number:text>(</number:text>
      <number:number number:decimal-places="2" number:min-integer-digits="1" number:grouping="true"/>
      <number:text>?</number:text>
      <style:map style:condition="value()&gt;=0" style:apply-style-name="N2640P0"/>
    </number:number-style>
    <number:date-style style:name="N2641">
      <number:month number:style="long"/>
      <number:text>Â¿ </number:text>
      <number:day number:style="long"/>
    </number:date-style>
    <number:date-style style:name="N2642">
      <number:month/>
      <number:text>Â¿ </number:text>
      <number:day/>
    </number:date-style>
    <number:number-style style:name="N2643">
      <number:number number:decimal-places="0" number:min-integer-digits="1"/>
      <number:text>Â°Â³</number:text>
    </number:number-style>
    <number:number-style style:name="N2644">
      <number:number number:decimal-places="0" number:min-integer-digits="1" number:grouping="true"/>
      <number:text>Â¿Ã¸</number:text>
    </number:number-style>
    <number:text-style style:name="N2645">
      <number:text-content/>
      <number:text>Â¾Â¾</number:text>
    </number:text-style>
    <number:time-style style:name="N2646">
      <number:seconds/>
      <number:text>tandardÂ¸</number:text>
    </number:time-style>
    <number:date-style style:name="N2647">
      <number:year number:style="long"/>
      <number:text>Â³ </number:text>
      <number:month/>
      <number:text>Â¿ </number:text>
      <number:day/>
    </number:date-style>
    <number:date-style style:name="N2648">
      <number:year number:style="long"/>
      <number:text>Â³ </number:text>
      <number:month/>
      <number:text>Â¿</number:text>
    </number:date-style>
    <number:number-style style:name="N2650P0" style:volatile="true">
      <number:text>Â£</number:text>
      <number:number number:decimal-places="0" number:min-integer-digits="1" number:grouping="true"/>
    </number:number-style>
    <number:number-style style:name="N2650">
      <number:text>-Â£</number:text>
      <number:number number:decimal-places="0" number:min-integer-digits="0" number:grouping="true"/>
      <style:map style:condition="value()&gt;=0" style:apply-style-name="N2650P0"/>
    </number:number-style>
    <number:number-style style:name="N2652P0" style:volatile="true">
      <number:text>Â£</number:text>
      <number:number number:decimal-places="2" number:min-integer-digits="1" number:grouping="true"/>
    </number:number-style>
    <number:number-style style:name="N2652">
      <number:text>-Â£</number:text>
      <number:number number:decimal-places="0" number:min-integer-digits="1" number:grouping="true"/>
      <style:map style:condition="value()&gt;=0" style:apply-style-name="N2652P0"/>
    </number:number-style>
    <number:number-style style:name="N2654P0" style:volatile="true">
      <number:number number:decimal-places="0" number:min-integer-digits="1" number:grouping="true"/>
      <number:text>Â£</number:text>
    </number:number-style>
    <number:number-style style:name="N2654">
      <number:text>(</number:text>
      <number:number number:decimal-places="0" number:min-integer-digits="1" number:grouping="true"/>
      <number:text>Â£</number:text>
      <style:map style:condition="value()&gt;=0" style:apply-style-name="N2654P0"/>
    </number:number-style>
    <number:number-style style:name="N2656P0" style:volatile="true">
      <number:number number:decimal-places="2" number:min-integer-digits="1" number:grouping="true"/>
      <number:text>Â£</number:text>
    </number:number-style>
    <number:number-style style:name="N2656">
      <number:text>(</number:text>
      <number:number number:decimal-places="2" number:min-integer-digits="1" number:grouping="true"/>
      <number:text>Â£</number:text>
      <style:map style:condition="value()&gt;=0" style:apply-style-name="N2656P0"/>
    </number:number-style>
    <number:date-style style:name="N2657">
      <number:month number:style="long"/>
      <number:text>Ã,Â¿ </number:text>
      <number:day number:style="long"/>
    </number:date-style>
    <number:date-style style:name="N2658">
      <number:month/>
      <number:text>Ã,Â¿ </number:text>
      <number:day/>
    </number:date-style>
    <number:number-style style:name="N2659">
      <number:number number:decimal-places="0" number:min-integer-digits="1"/>
      <number:text>Ã,Â°Ã,Â³</number:text>
    </number:number-style>
    <number:number-style style:name="N2660">
      <number:number number:decimal-places="0" number:min-integer-digits="1" number:grouping="true"/>
      <number:text>Ã,Â¿Ã?Â¸</number:text>
    </number:number-style>
    <number:text-style style:name="N2661">
      <number:text-content/>
      <number:text>Ã,Â¾Ã,Â¾</number:text>
    </number:text-style>
    <number:time-style style:name="N2662">
      <number:seconds/>
      <number:text>tandardÃ,Â¸</number:text>
    </number:time-style>
    <number:date-style style:name="N2663">
      <number:year number:style="long"/>
      <number:text>Ã,Â³ </number:text>
      <number:month/>
      <number:text>Ã,Â¿ </number:text>
      <number:day/>
    </number:date-style>
    <number:date-style style:name="N2664">
      <number:year number:style="long"/>
      <number:text>Ã,Â³ </number:text>
      <number:month/>
      <number:text>Ã,Â¿</number:text>
    </number:date-style>
    <number:number-style style:name="N2666P0" style:volatile="true">
      <number:text>Ã,Â£</number:text>
      <number:number number:decimal-places="0" number:min-integer-digits="1" number:grouping="true"/>
    </number:number-style>
    <number:number-style style:name="N2666">
      <number:text>-Ã,Â£</number:text>
      <number:number number:decimal-places="0" number:min-integer-digits="0" number:grouping="true"/>
      <style:map style:condition="value()&gt;=0" style:apply-style-name="N2666P0"/>
    </number:number-style>
    <number:number-style style:name="N2668P0" style:volatile="true">
      <number:text>Ã,Â£</number:text>
      <number:number number:decimal-places="2" number:min-integer-digits="1" number:grouping="true"/>
    </number:number-style>
    <number:number-style style:name="N2668">
      <number:text>-Ã,Â£</number:text>
      <number:number number:decimal-places="0" number:min-integer-digits="1" number:grouping="true"/>
      <style:map style:condition="value()&gt;=0" style:apply-style-name="N2668P0"/>
    </number:number-style>
    <number:number-style style:name="N2670P0" style:volatile="true">
      <number:number number:decimal-places="0" number:min-integer-digits="1" number:grouping="true"/>
      <number:text>Ã,Â£</number:text>
    </number:number-style>
    <number:number-style style:name="N2670">
      <number:text>(</number:text>
      <number:number number:decimal-places="0" number:min-integer-digits="1" number:grouping="true"/>
      <number:text>Ã,Â£</number:text>
      <style:map style:condition="value()&gt;=0" style:apply-style-name="N2670P0"/>
    </number:number-style>
    <number:number-style style:name="N2672P0" style:volatile="true">
      <number:number number:decimal-places="2" number:min-integer-digits="1" number:grouping="true"/>
      <number:text>Ã,Â£</number:text>
    </number:number-style>
    <number:number-style style:name="N2672">
      <number:text>(</number:text>
      <number:number number:decimal-places="2" number:min-integer-digits="1" number:grouping="true"/>
      <number:text>Ã,Â£</number:text>
      <style:map style:condition="value()&gt;=0" style:apply-style-name="N2672P0"/>
    </number:number-style>
    <number:time-style style:name="N2673">
      <number:seconds/>
      <number:text>tandard</number:text>
    </number:time-style>
    <number:date-style style:name="N2674">
      <number:month/>
      <number:text> </number:text>
      <number:day/>
      <number:text> </number:text>
    </number:date-style>
    <number:number-style style:name="N2676P0" style:volatile="true">
      <number:text>US$</number:text>
      <number:number number:decimal-places="5" number:min-integer-digits="1" number:grouping="true"/>
    </number:number-style>
    <number:number-style style:name="N2676">
      <number:text>(US$</number:text>
      <number:number number:decimal-places="5" number:min-integer-digits="1" number:grouping="true"/>
      <number:text>)</number:text>
      <style:map style:condition="value()&gt;=0" style:apply-style-name="N2676P0"/>
    </number:number-style>
    <number:number-style style:name="N2677P0" style:volatile="true">
      <number:text>\</number:text>
      <number:number number:decimal-places="0" number:min-integer-digits="1" number:grouping="true"/>
    </number:number-style>
    <number:number-style style:name="N2677">
      <number:text>\\\\-</number:text>
      <number:number number:decimal-places="0" number:min-integer-digits="1" number:grouping="true"/>
      <style:map style:condition="value()&gt;=0" style:apply-style-name="N2677P0"/>
    </number:number-style>
    <number:text-style style:name="N2678">
      <number:text-content/>
      <number:text> ?</number:text>
    </number:text-style>
    <number:number-style style:name="N2679">
      <number:text>Internal Error: Unknown Numberformat!</number:text>
    </number:number-style>
    <number:percentage-style style:name="N2680P0" style:volatile="true">
      <number:number number:decimal-places="0" number:min-integer-digits="1"/>
      <number:text>%</number:text>
    </number:percentage-style>
    <number:percentage-style style:name="N2680">
      <number:text>-1</number:text>
      <number:number number:decimal-places="0" number:min-integer-digits="1"/>
      <number:text>%</number:text>
      <style:map style:condition="value()&gt;=0" style:apply-style-name="N2680P0"/>
    </number:percentage-style>
    <number:number-style style:name="N2682P0" style:volatile="true">
      <number:number number:decimal-places="0" number:min-integer-digits="1"/>
      <number:text>% Over</number:text>
    </number:number-style>
    <number:percentage-style style:name="N2682">
      <number:text>-</number:text>
      <number:number number:decimal-places="0" number:min-integer-digits="1"/>
      <number:text>%</number:text>
      <style:map style:condition="value()&gt;=0" style:apply-style-name="N2682P0"/>
    </number:percentage-style>
    <number:number-style style:name="N2683P0" style:volatile="true">
      <number:number number:decimal-places="0" number:min-integer-digits="1"/>
      <number:text>% Over</number:text>
    </number:number-style>
    <number:number-style style:name="N2683">
      <number:text>-</number:text>
      <number:number number:decimal-places="0" number:min-integer-digits="1"/>
      <number:text>% Under</number:text>
      <style:map style:condition="value()&gt;=0" style:apply-style-name="N2683P0"/>
    </number:number-style>
    <number:number-style style:name="N2685P0" style:volatile="true">
      <number:number number:decimal-places="0" number:min-integer-digits="1"/>
      <number:text>"</number:text>
    </number:number-style>
    <number:number-style style:name="N2685">
      <number:text>"</number:text>
      <style:map style:condition="value()&gt;=0" style:apply-style-name="N2685P0"/>
    </number:number-style>
    <number:number-style style:name="N2686">
      <number:number number:min-integer-digits="1"/>
      <number:text>,</number:text>
    </number:number-style>
    <number:number-style style:name="N2687">
      <number:number number:decimal-places="0" number:min-integer-digits="1"/>
      <number:text>','</number:text>
    </number:number-style>
    <number:number-style style:name="N2688" number:title="User-defined">
      <number:text>.5</number:text>
    </number:number-style>
    <number:number-style style:name="N2689P0" style:volatile="true">
      <number:number number:min-integer-digits="1"/>
      <number:text/>
    </number:number-style>
    <number:number-style style:name="N2689P1" style:volatile="true">
      <number:text>($</number:text>
      <number:number number:decimal-places="0" number:min-integer-digits="1" number:grouping="true"/>
      <number:text>)</number:text>
    </number:number-style>
    <number:number-style style:name="N2689">
      <number:text>-</number:text>
      <number:number number:decimal-places="0" number:min-integer-digits="0"/>
      <style:map style:condition="value()&gt;0" style:apply-style-name="N2689P0"/>
      <style:map style:condition="value()&lt;0" style:apply-style-name="N2689P1"/>
    </number:number-style>
    <number:number-style style:name="N2690P0" style:volatile="true">
      <number:text>$ </number:text>
      <number:number number:decimal-places="0" number:min-integer-digits="1" number:grouping="true"/>
    </number:number-style>
    <number:number-style style:name="N2690">
      <number:text>($</number:text>
      <number:number number:decimal-places="0" number:min-integer-digits="1" number:grouping="true"/>
      <number:text>)</number:text>
      <style:map style:condition="value()&gt;=0" style:apply-style-name="N2690P0"/>
    </number:number-style>
    <number:number-style style:name="N2691P0" style:volatile="true">
      <number:number number:min-integer-digits="1"/>
      <number:text/>
    </number:number-style>
    <number:number-style style:name="N2691P1" style:volatile="true">
      <number:text> (</number:text>
      <number:number number:decimal-places="0" number:min-integer-digits="1" number:grouping="true"/>
      <number:text>)</number:text>
    </number:number-style>
    <number:number-style style:name="N2691">
      <number:text>-</number:text>
      <style:map style:condition="value()&gt;0" style:apply-style-name="N2691P0"/>
      <style:map style:condition="value()&lt;0" style:apply-style-name="N2691P1"/>
    </number:number-style>
    <number:number-style style:name="N2692" number:title="User-defined">
      <number:text>(13</number:text>
      <number:number number:decimal-places="1" number:min-integer-digits="0"/>
      <number:text>%)</number:text>
    </number:number-style>
    <number:number-style style:name="N2693">
      <number:text>+$</number:text>
      <number:number number:decimal-places="0" number:min-integer-digits="1" number:grouping="true"/>
    </number:number-style>
    <number:number-style style:name="N2694">
      <number:text>+$</number:text>
      <number:number number:decimal-places="2" number:min-integer-digits="1" number:grouping="true"/>
    </number:number-style>
    <number:currency-style style:name="N2696P0" style:volatile="true">
      <number:number number:decimal-places="1" number:min-integer-digits="1" number:grouping="true"/>
      <number:text> </number:text>
      <number:currency-symbol>$</number:currency-symbol>
    </number:currency-style>
    <number:currency-style style:name="N2696">
      <number:text>-</number:text>
      <number:number number:decimal-places="1" number:min-integer-digits="1" number:grouping="true"/>
      <number:text> </number:text>
      <number:currency-symbol>$</number:currency-symbol>
      <style:map style:condition="value()&gt;=0" style:apply-style-name="N2696P0"/>
    </number:currency-style>
    <number:currency-style style:name="N2697">
      <number:currency-symbol number:language="en" number:country="US">$</number:currency-symbol>
      <number:number number:decimal-places="6" number:min-integer-digits="1" number:grouping="true"/>
      <number:text>]$£)</number:text>
    </number:currency-style>
    <number:currency-style style:name="N2698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698">
      <number:currency-symbol number:language="en" number:country="US">$</number:currency-symbol>
      <number:number number:decimal-places="3" number:min-integer-digits="1" number:grouping="true"/>
      <style:map style:condition="value()&gt;=0" style:apply-style-name="N2698P0"/>
    </number:currency-style>
    <number:date-style style:name="N2699" number:title="User-defined">
      <number:month number:textual="true"/>
      <number:text> </number:text>
      <number:day number:style="long"/>
      <number:text>, </number:text>
      <number:year number:style="long"/>
    </number:date-style>
    <number:currency-style style:name="N2700P0" style:volatile="true">
      <number:currency-symbol/>
      <number:number number:decimal-places="0" number:min-integer-digits="0" number:grouping="true"/>
    </number:currency-style>
    <number:currency-style style:name="N2700" number:title="User-defined">
      <number:text>-</number:text>
      <number:currency-symbol/>
      <number:number number:decimal-places="0" number:min-integer-digits="0" number:grouping="true"/>
      <style:map style:condition="value()&gt;=0" style:apply-style-name="N2700P0"/>
    </number:currency-style>
    <number:number-style style:name="N2702P0" style:volatile="true">
      <number:text>$</number:text>
      <number:number number:decimal-places="7" number:min-integer-digits="1" number:grouping="true"/>
    </number:number-style>
    <number:number-style style:name="N2702P1" style:volatile="true">
      <number:text>$(</number:text>
      <number:number number:decimal-places="7" number:min-integer-digits="1" number:grouping="true"/>
      <number:text>)</number:text>
    </number:number-style>
    <number:number-style style:name="N2702">
      <number:text>$-</number:text>
      <number:number number:decimal-places="0" number:min-integer-digits="0"/>
      <style:map style:condition="value()&gt;0" style:apply-style-name="N2702P0"/>
      <style:map style:condition="value()&lt;0" style:apply-style-name="N2702P1"/>
    </number:number-style>
    <number:number-style style:name="N2703P0" style:volatile="true">
      <number:text> $</number:text>
      <number:number number:decimal-places="4" number:min-integer-digits="1" number:grouping="true"/>
      <number:text> </number:text>
    </number:number-style>
    <number:number-style style:name="N2703P1" style:volatile="true">
      <number:text> $(</number:text>
      <number:number number:decimal-places="4" number:min-integer-digits="1" number:grouping="true"/>
      <number:text>)</number:text>
    </number:number-style>
    <number:number-style style:name="N2703">
      <number:text> $-</number:text>
      <number:number number:decimal-places="0" number:min-integer-digits="0"/>
      <number:text> </number:text>
      <style:map style:condition="value()&gt;0" style:apply-style-name="N2703P0"/>
      <style:map style:condition="value()&lt;0" style:apply-style-name="N2703P1"/>
    </number:number-style>
    <number:currency-style style:name="N2705P0" style:volatile="true">
      <number:number number:decimal-places="3" number:min-integer-digits="1" number:grouping="true"/>
      <number:text> </number:text>
      <number:currency-symbol>$</number:currency-symbol>
    </number:currency-style>
    <number:currency-style style:name="N2705">
      <number:text>-</number:text>
      <number:number number:decimal-places="3" number:min-integer-digits="1" number:grouping="true"/>
      <number:text> </number:text>
      <number:currency-symbol>$</number:currency-symbol>
      <style:map style:condition="value()&gt;=0" style:apply-style-name="N2705P0"/>
    </number:currency-style>
    <number:currency-style style:name="N2707P0" style:volatile="true">
      <number:number number:decimal-places="2" number:min-integer-digits="1" number:grouping="true"/>
      <number:text> </number:text>
      <number:currency-symbol>$</number:currency-symbol>
    </number:currency-style>
    <number:currency-style style:name="N2707">
      <number:text>-</number:text>
      <number:number number:decimal-places="2" number:min-integer-digits="1" number:grouping="true"/>
      <number:text> </number:text>
      <number:currency-symbol>$</number:currency-symbol>
      <style:map style:condition="value()&gt;=0" style:apply-style-name="N2707P0"/>
    </number:currency-style>
    <number:currency-style style:name="N2708">
      <number:currency-symbol number:language="en" number:country="US">$</number:currency-symbol>
      <number:number number:decimal-places="6" number:min-integer-digits="1" number:grouping="true"/>
      <number:text>££$)</number:text>
    </number:currency-style>
    <number:currency-style style:name="N2710P0" style:volatile="true">
      <number:number number:decimal-places="0" number:min-integer-digits="1" number:grouping="true"/>
      <number:text> </number:text>
      <number:currency-symbol number:language="nl" number:country="BE">BF</number:currency-symbol>
    </number:currency-style>
    <number:currency-style style:name="N2710">
      <number:text>-</number:text>
      <number:number number:decimal-places="0" number:min-integer-digits="1" number:grouping="true"/>
      <number:text> </number:text>
      <number:currency-symbol number:language="nl" number:country="BE">BF</number:currency-symbol>
      <style:map style:condition="value()&gt;=0" style:apply-style-name="N2710P0"/>
    </number:currency-style>
    <number:currency-style style:name="N2712P0" style:volatile="true">
      <number:number number:decimal-places="2" number:min-integer-digits="1" number:grouping="true"/>
      <number:text> </number:text>
      <number:currency-symbol number:language="nl" number:country="BE">BF</number:currency-symbol>
    </number:currency-style>
    <number:currency-style style:name="N2712">
      <number:text>-</number:text>
      <number:number number:decimal-places="2" number:min-integer-digits="1" number:grouping="true"/>
      <number:text> </number:text>
      <number:currency-symbol number:language="nl" number:country="BE">BF</number:currency-symbol>
      <style:map style:condition="value()&gt;=0" style:apply-style-name="N2712P0"/>
    </number:currency-style>
    <number:currency-style style:name="N2714P0" style:volatile="true">
      <number:number number:decimal-places="2" number:min-integer-digits="1" number:decimal-replacement="--" number:grouping="true"/>
      <number:text> </number:text>
      <number:currency-symbol number:language="nl" number:country="BE">BF</number:currency-symbol>
    </number:currency-style>
    <number:currency-style style:name="N2714">
      <number:text>-</number:text>
      <number:number number:decimal-places="2" number:min-integer-digits="1" number:decimal-replacement="--" number:grouping="true"/>
      <number:text> </number:text>
      <number:currency-symbol number:language="nl" number:country="BE">BF</number:currency-symbol>
      <style:map style:condition="value()&gt;=0" style:apply-style-name="N2714P0"/>
    </number:currency-style>
    <number:currency-style style:name="N271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2716"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2716P0"/>
    </number:currency-style>
    <number:time-style style:name="N2717" number:truncate-on-overflow="false">
      <number:hours/>
      <number:minutes number:style="long"/>
      <number:seconds number:style="long"/>
    </number:time-style>
    <number:currency-style style:name="N2718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718">
      <number:text>-</number:text>
      <number:currency-symbol number:language="en" number:country="US">$</number:currency-symbol>
      <number:number number:decimal-places="5" number:min-integer-digits="1" number:grouping="true"/>
      <number:text> </number:text>
      <style:map style:condition="value()&gt;=0" style:apply-style-name="N2718P0"/>
    </number:currency-style>
    <number:number-style style:name="N2720P0" style:volatile="true">
      <number:text>L. </number:text>
      <number:number number:decimal-places="0" number:min-integer-digits="1" number:grouping="true"/>
    </number:number-style>
    <number:number-style style:name="N2720">
      <number:text>-L. </number:text>
      <number:number number:decimal-places="0" number:min-integer-digits="1" number:grouping="true"/>
      <style:map style:condition="value()&gt;=0" style:apply-style-name="N2720P0"/>
    </number:number-style>
    <number:number-style style:name="N2722P0" style:volatile="true">
      <number:text>L. </number:text>
      <number:number number:decimal-places="2" number:min-integer-digits="1" number:grouping="true"/>
    </number:number-style>
    <number:number-style style:name="N2722">
      <number:text>-L. </number:text>
      <number:number number:decimal-places="2" number:min-integer-digits="1" number:grouping="true"/>
      <style:map style:condition="value()&gt;=0" style:apply-style-name="N2722P0"/>
    </number:number-style>
    <number:number-style style:name="N2724P0" style:volatile="true">
      <number:text>L. </number:text>
      <number:number number:decimal-places="0" number:min-integer-digits="1" number:grouping="true"/>
    </number:number-style>
    <number:number-style style:name="N2724P1" style:volatile="true">
      <number:text>-L. </number:text>
      <number:number number:decimal-places="0" number:min-integer-digits="1" number:grouping="true"/>
    </number:number-style>
    <number:number-style style:name="N2724">
      <number:text>L. -</number:text>
      <style:map style:condition="value()&gt;0" style:apply-style-name="N2724P0"/>
      <style:map style:condition="value()&lt;0" style:apply-style-name="N2724P1"/>
    </number:number-style>
    <number:number-style style:name="N2726P0" style:volatile="true">
      <number:text>L. </number:text>
      <number:number number:decimal-places="2" number:min-integer-digits="1" number:grouping="true"/>
    </number:number-style>
    <number:number-style style:name="N2726P1" style:volatile="true">
      <number:text>-L. </number:text>
      <number:number number:decimal-places="2" number:min-integer-digits="1" number:grouping="true"/>
    </number:number-style>
    <number:number-style style:name="N2726">
      <number:text>L. -</number:text>
      <number:number number:decimal-places="0" number:min-integer-digits="0"/>
      <style:map style:condition="value()&gt;0" style:apply-style-name="N2726P0"/>
      <style:map style:condition="value()&lt;0" style:apply-style-name="N2726P1"/>
    </number:number-style>
    <number:number-style style:name="N2727P0" style:volatile="true">
      <number:number number:decimal-places="5" number:min-integer-digits="1" number:grouping="true"/>
    </number:number-style>
    <number:number-style style:name="N2727P1" style:volatile="true">
      <number:text>-</number:text>
      <number:number number:decimal-places="5" number:min-integer-digits="1" number:grouping="true"/>
    </number:number-style>
    <number:number-style style:name="N2727">
      <number:text>-</number:text>
      <number:number number:decimal-places="0" number:min-integer-digits="0"/>
      <style:map style:condition="value()&gt;0" style:apply-style-name="N2727P0"/>
      <style:map style:condition="value()&lt;0" style:apply-style-name="N2727P1"/>
    </number:number-style>
    <number:currency-style style:name="N2728">
      <number:currency-symbol number:language="en" number:country="US">$</number:currency-symbol>
      <number:number number:decimal-places="6" number:min-integer-digits="1" number:grouping="true"/>
      <number:text>$$£$)"</number:text>
    </number:currency-style>
    <number:percentage-style style:name="N2729P0" style:volatile="true">
      <number:number number:decimal-places="1" number:min-integer-digits="0"/>
      <number:text>%</number:text>
    </number:percentage-style>
    <number:percentage-style style:name="N2729">
      <number:text>-</number:text>
      <number:number number:decimal-places="1" number:min-integer-digits="0"/>
      <number:text>%</number:text>
      <style:map style:condition="value()&gt;=0" style:apply-style-name="N2729P0"/>
    </number:percentage-style>
    <number:number-style style:name="N2730" number:title="User-defined">
      <number:number number:decimal-places="7" number:min-integer-digits="0" number:grouping="true"/>
    </number:number-style>
    <number:number-style style:name="N2731" number:title="User-defined">
      <number:number number:decimal-places="11" number:min-integer-digits="0" number:grouping="true"/>
    </number:number-style>
    <number:number-style style:name="N2732" number:title="User-defined">
      <number:number number:decimal-places="5" number:min-integer-digits="0"/>
    </number:number-style>
    <number:number-style style:name="N2733" number:title="User-defined">
      <number:number number:decimal-places="4" number:min-integer-digits="0"/>
    </number:number-style>
    <number:number-style style:name="N2734" number:title="User-defined">
      <number:number number:decimal-places="0" number:min-integer-digits="14"/>
    </number:number-style>
    <number:number-style style:name="N2735" number:title="User-defined">
      <number:number number:decimal-places="7" number:min-integer-digits="0"/>
    </number:number-style>
    <number:number-style style:name="N2736" number:title="User-defined">
      <number:number number:decimal-places="6" number:min-integer-digits="0"/>
    </number:number-style>
    <number:currency-style style:name="N2738P0" style:volatile="true">
      <number:currency-symbol/>
      <number:number number:decimal-places="5" number:min-integer-digits="1" number:grouping="true"/>
    </number:currency-style>
    <number:currency-style style:name="N2738" number:title="User-defined">
      <number:text>-</number:text>
      <number:currency-symbol/>
      <number:number number:decimal-places="5" number:min-integer-digits="1" number:grouping="true"/>
      <style:map style:condition="value()&gt;=0" style:apply-style-name="N2738P0"/>
    </number:currency-style>
    <number:number-style style:name="N2739P0" style:volatile="true">
      <number:text>$</number:text>
      <number:number number:decimal-places="5" number:min-integer-digits="1" number:grouping="true"/>
    </number:number-style>
    <number:number-style style:name="N2739">
      <number:text>-$</number:text>
      <number:number number:decimal-places="5" number:min-integer-digits="1" number:grouping="true"/>
      <style:map style:condition="value()&gt;=0" style:apply-style-name="N2739P0"/>
    </number:number-style>
    <number:date-style style:name="N274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2741">
      <number:text>$(</number:text>
      <number:number number:decimal-places="5" number:min-integer-digits="1" number:grouping="true"/>
      <number:text>)</number:text>
    </number:number-style>
    <number:number-style style:name="N2742P0" style:volatile="true">
      <number:text>$</number:text>
      <number:number number:decimal-places="5" number:min-integer-digits="1" number:grouping="true"/>
    </number:number-style>
    <number:number-style style:name="N2742P1" style:volatile="true">
      <number:text>$(</number:text>
      <number:number number:decimal-places="5" number:min-integer-digits="1" number:grouping="true"/>
      <number:text>)</number:text>
    </number:number-style>
    <number:number-style style:name="N2742">
      <number:text>$-</number:text>
      <number:number number:decimal-places="0" number:min-integer-digits="0"/>
      <style:map style:condition="value()&gt;0" style:apply-style-name="N2742P0"/>
      <style:map style:condition="value()&lt;0" style:apply-style-name="N2742P1"/>
    </number:number-style>
    <number:number-style style:name="N2743P0" style:volatile="true">
      <number:text/>
    </number:number-style>
    <number:number-style style:name="N2743">
      <number:text/>
      <style:map style:condition="value()&gt;=0" style:apply-style-name="N2743P0"/>
    </number:number-style>
    <number:number-style style:name="N2744P0" style:volatile="true">
      <number:number number:decimal-places="1" number:min-integer-digits="1" number:grouping="true"/>
      <number:text> </number:text>
    </number:number-style>
    <number:number-style style:name="N2744">
      <number:text>-</number:text>
      <number:number number:decimal-places="1" number:min-integer-digits="1" number:grouping="true"/>
      <number:text> </number:text>
      <style:map style:condition="value()&gt;=0" style:apply-style-name="N2744P0"/>
    </number:number-style>
    <number:number-style style:name="N2745">
      <number:text>$$$$</number:text>
    </number:number-style>
    <number:currency-style style:name="N2747P0" style:volatile="true">
      <number:currency-symbol number:language="ja" number:country="JP">¥</number:currency-symbol>
      <number:number number:decimal-places="1" number:min-integer-digits="1" number:grouping="true"/>
    </number:currency-style>
    <number:currency-style style:name="N2747">
      <number:text>-</number:text>
      <number:currency-symbol number:language="ja" number:country="JP">¥</number:currency-symbol>
      <number:number number:decimal-places="1" number:min-integer-digits="1" number:grouping="true"/>
      <style:map style:condition="value()&gt;=0" style:apply-style-name="N2747P0"/>
    </number:currency-style>
    <number:number-style style:name="N2749P0" style:volatile="true">
      <number:number number:decimal-places="3" number:min-integer-digits="1" number:grouping="true"/>
      <number:text> $ </number:text>
    </number:number-style>
    <number:number-style style:name="N2749P1" style:volatile="true">
      <number:text>-</number:text>
      <number:number number:decimal-places="3" number:min-integer-digits="1" number:grouping="true"/>
      <number:text> $ </number:text>
    </number:number-style>
    <number:number-style style:name="N2749P2" style:volatile="true">
      <number:text> -</number:text>
      <number:number number:decimal-places="1" number:min-integer-digits="0"/>
      <number:text> $ </number:text>
    </number:number-style>
    <number:text-style style:name="N2749">
      <number:text-content/>
      <number:text> </number:text>
      <style:map style:condition="value()&gt;0" style:apply-style-name="N2749P0"/>
      <style:map style:condition="value()&lt;0" style:apply-style-name="N2749P1"/>
      <style:map style:condition="value()=0" style:apply-style-name="N2749P2"/>
    </number:text-style>
    <number:number-style style:name="N2751P0" style:volatile="true">
      <number:number number:decimal-places="4" number:min-integer-digits="1" number:grouping="true"/>
      <number:text> $ </number:text>
    </number:number-style>
    <number:number-style style:name="N2751P1" style:volatile="true">
      <number:text>-</number:text>
      <number:number number:decimal-places="4" number:min-integer-digits="1" number:grouping="true"/>
      <number:text> $ </number:text>
    </number:number-style>
    <number:number-style style:name="N2751P2" style:volatile="true">
      <number:text> -</number:text>
      <number:number number:decimal-places="2" number:min-integer-digits="0"/>
      <number:text> $ </number:text>
    </number:number-style>
    <number:text-style style:name="N2751">
      <number:text-content/>
      <number:text> </number:text>
      <style:map style:condition="value()&gt;0" style:apply-style-name="N2751P0"/>
      <style:map style:condition="value()&lt;0" style:apply-style-name="N2751P1"/>
      <style:map style:condition="value()=0" style:apply-style-name="N2751P2"/>
    </number:text-style>
    <number:number-style style:name="N2752">
      <number:number number:decimal-places="0" number:min-integer-digits="1" number:grouping="true"/>
      <number:text>K\</number:text>
    </number:number-style>
    <number:number-style style:name="N2753">
      <number:number number:decimal-places="1" number:min-integer-digits="1"/>
      <number:text>TB</number:text>
    </number:number-style>
    <number:number-style style:name="N2754">
      <number:number number:decimal-places="0" number:min-integer-digits="0"/>
      <number:text>% off</number:text>
    </number:number-style>
    <number:date-style style:name="N2755">
      <number:day/>
      <number:text>Efault</number:text>
    </number:date-style>
    <number:number-style style:name="N2757P0" style:volatile="true">
      <number:text>£ </number:text>
      <number:number number:decimal-places="2" number:min-integer-digits="1" number:grouping="true"/>
    </number:number-style>
    <number:number-style style:name="N2757">
      <number:text>-£ </number:text>
      <number:number number:decimal-places="2" number:min-integer-digits="1" number:grouping="true"/>
      <style:map style:condition="value()&gt;=0" style:apply-style-name="N2757P0"/>
    </number:number-style>
    <number:number-style style:name="N2758">
      <number:text>£</number:text>
      <number:number number:decimal-places="4" number:min-integer-digits="1" number:grouping="true"/>
    </number:number-style>
    <number:number-style style:name="N2760P0" style:volatile="true">
      <number:text>£</number:text>
      <number:number number:decimal-places="4" number:min-integer-digits="1" number:grouping="true"/>
    </number:number-style>
    <number:number-style style:name="N2760P1" style:volatile="true">
      <number:text>-£</number:text>
      <number:number number:decimal-places="4" number:min-integer-digits="1" number:grouping="true"/>
    </number:number-style>
    <number:number-style style:name="N2760">
      <number:text>£-</number:text>
      <number:number number:decimal-places="0" number:min-integer-digits="0"/>
      <style:map style:condition="value()&gt;0" style:apply-style-name="N2760P0"/>
      <style:map style:condition="value()&lt;0" style:apply-style-name="N2760P1"/>
    </number:number-style>
    <number:number-style style:name="N2761">
      <number:number number:decimal-places="5" number:min-integer-digits="0" number:grouping="true"/>
      <number:text> DM</number:text>
    </number:number-style>
    <number:number-style style:name="N2762P0" style:volatile="true">
      <number:number number:decimal-places="5" number:min-integer-digits="0" number:grouping="true"/>
      <number:text> DM</number:text>
    </number:number-style>
    <number:number-style style:name="N2762">
      <number:text>-</number:text>
      <number:number number:decimal-places="5" number:min-integer-digits="0" number:grouping="true"/>
      <number:text> DM</number:text>
      <style:map style:condition="value()&gt;=0" style:apply-style-name="N2762P0"/>
    </number:number-style>
    <number:currency-style style:name="N2763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2763">
      <number:text>-</number:text>
      <number:currency-symbol>€</number:currency-symbol>
      <number:text> </number:text>
      <number:number number:decimal-places="2" number:min-integer-digits="1" number:grouping="true"/>
      <style:map style:condition="value()&gt;=0" style:apply-style-name="N2763P0"/>
    </number:currency-style>
    <number:currency-style style:name="N2765P0" style:volatile="true">
      <number:currency-symbol number:language="es" number:country="ES">€</number:currency-symbol>
      <number:text> </number:text>
      <number:number number:decimal-places="2" number:min-integer-digits="1" number:grouping="true"/>
    </number:currency-style>
    <number:currency-style style:name="N2765">
      <number:text>-</number:text>
      <number:currency-symbol number:language="es" number:country="ES">€</number:currency-symbol>
      <number:text> </number:text>
      <number:number number:decimal-places="2" number:min-integer-digits="1" number:grouping="true"/>
      <style:map style:condition="value()&gt;=0" style:apply-style-name="N2765P0"/>
    </number:currency-style>
    <number:number-style style:name="N2767P0" style:volatile="true">
      <number:text>fl </number:text>
      <number:number number:decimal-places="0" number:min-integer-digits="1" number:grouping="true"/>
    </number:number-style>
    <number:number-style style:name="N2767">
      <number:text>fl </number:text>
      <number:number number:decimal-places="0" number:min-integer-digits="1" number:grouping="true"/>
      <number:text>-</number:text>
      <style:map style:condition="value()&gt;=0" style:apply-style-name="N2767P0"/>
    </number:number-style>
    <number:number-style style:name="N2769P0" style:volatile="true">
      <number:text>fl </number:text>
      <number:number number:decimal-places="2" number:min-integer-digits="1" number:grouping="true"/>
    </number:number-style>
    <number:number-style style:name="N2769">
      <number:text>fl </number:text>
      <number:number number:decimal-places="2" number:min-integer-digits="1" number:grouping="true"/>
      <number:text>-</number:text>
      <style:map style:condition="value()&gt;=0" style:apply-style-name="N2769P0"/>
    </number:number-style>
    <number:number-style style:name="N2771P0" style:volatile="true">
      <number:text>fl </number:text>
      <number:number number:decimal-places="0" number:min-integer-digits="1" number:grouping="true"/>
    </number:number-style>
    <number:number-style style:name="N2771P1" style:volatile="true">
      <number:text>fl </number:text>
      <number:number number:decimal-places="0" number:min-integer-digits="1" number:grouping="true"/>
      <number:text>-</number:text>
    </number:number-style>
    <number:number-style style:name="N2771">
      <number:text>fl -</number:text>
      <style:map style:condition="value()&gt;0" style:apply-style-name="N2771P0"/>
      <style:map style:condition="value()&lt;0" style:apply-style-name="N2771P1"/>
    </number:number-style>
    <number:number-style style:name="N2773P0" style:volatile="true">
      <number:number number:decimal-places="0" number:min-integer-digits="1" number:grouping="true"/>
    </number:number-style>
    <number:number-style style:name="N2773P1" style:volatile="true">
      <number:number number:decimal-places="0" number:min-integer-digits="1" number:grouping="true"/>
      <number:text>-</number:text>
    </number:number-style>
    <number:number-style style:name="N2773">
      <number:text>-</number:text>
      <style:map style:condition="value()&gt;0" style:apply-style-name="N2773P0"/>
      <style:map style:condition="value()&lt;0" style:apply-style-name="N2773P1"/>
    </number:number-style>
    <number:number-style style:name="N2775P0" style:volatile="true">
      <number:text>fl </number:text>
      <number:number number:decimal-places="2" number:min-integer-digits="1" number:grouping="true"/>
    </number:number-style>
    <number:number-style style:name="N2775P1" style:volatile="true">
      <number:text>fl </number:text>
      <number:number number:decimal-places="2" number:min-integer-digits="1" number:grouping="true"/>
      <number:text>-</number:text>
    </number:number-style>
    <number:number-style style:name="N2775">
      <number:text>fl -</number:text>
      <number:number number:decimal-places="0" number:min-integer-digits="0"/>
      <style:map style:condition="value()&gt;0" style:apply-style-name="N2775P0"/>
      <style:map style:condition="value()&lt;0" style:apply-style-name="N2775P1"/>
    </number:number-style>
    <number:number-style style:name="N2777P0" style:volatile="true">
      <number:number number:decimal-places="2" number:min-integer-digits="1" number:grouping="true"/>
    </number:number-style>
    <number:number-style style:name="N2777P1" style:volatile="true">
      <number:number number:decimal-places="2" number:min-integer-digits="1" number:grouping="true"/>
      <number:text>-</number:text>
    </number:number-style>
    <number:number-style style:name="N2777">
      <number:text>-</number:text>
      <number:number number:decimal-places="0" number:min-integer-digits="0"/>
      <style:map style:condition="value()&gt;0" style:apply-style-name="N2777P0"/>
      <style:map style:condition="value()&lt;0" style:apply-style-name="N2777P1"/>
    </number:number-style>
    <number:currency-style style:name="N2778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2780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2780P1" style:volatile="true">
      <number:text>-</number:text>
      <number:currency-symbol number:language="en" number:country="CA">$</number:currency-symbol>
      <number:number number:decimal-places="2" number:min-integer-digits="1" number:grouping="true"/>
    </number:currency-style>
    <number:currency-style style:name="N2780">
      <number:currency-symbol number:language="en" number:country="CA">$</number:currency-symbol>
      <number:text>-</number:text>
      <number:number number:decimal-places="0" number:min-integer-digits="0"/>
      <style:map style:condition="value()&gt;0" style:apply-style-name="N2780P0"/>
      <style:map style:condition="value()&lt;0" style:apply-style-name="N2780P1"/>
    </number:currency-style>
    <number:number-style style:name="N2781P0" style:volatile="true">
      <number:number number:decimal-places="1" number:min-integer-digits="1" number:grouping="true"/>
    </number:number-style>
    <number:number-style style:name="N2781" number:title="User-defined">
      <number:text>(</number:text>
      <number:number number:decimal-places="1" number:min-integer-digits="1" number:grouping="true"/>
      <number:text>):-</number:text>
      <style:map style:condition="value()&gt;=0" style:apply-style-name="N2781P0"/>
    </number:number-style>
    <number:currency-style style:name="N2782" number:title="User-defined">
      <number:currency-symbol/>
      <number:number number:decimal-places="0" number:min-integer-digits="1" number:grouping="true"/>
      <number:text>k</number:text>
    </number:currency-style>
    <number:number-style style:name="N2783">
      <number:text>(</number:text>
      <number:number number:decimal-places="2" number:min-integer-digits="1"/>
      <number:text>)%</number:text>
    </number:number-style>
    <number:number-style style:name="N2784">
      <number:text>(</number:text>
      <number:number number:decimal-places="0" number:min-integer-digits="1"/>
      <number:text>)%</number:text>
    </number:number-style>
    <number:number-style style:name="N2785P0" style:volatile="true">
      <number:number number:min-integer-digits="1"/>
      <number:text/>
    </number:number-style>
    <number:number-style style:name="N2785">
      <number:text>-</number:text>
      <number:number number:min-integer-digits="1"/>
      <number:text/>
      <style:map style:condition="value()&gt;=0" style:apply-style-name="N2785P0"/>
    </number:number-style>
    <number:number-style style:name="N2786P0" style:volatile="true">
      <number:text>(</number:text>
      <number:number number:min-integer-digits="1"/>
      <number:text>)</number:text>
    </number:number-style>
    <number:number-style style:name="N2786">
      <number:text>(-</number:text>
      <number:number number:min-integer-digits="1"/>
      <number:text>)</number:text>
      <style:map style:condition="value()&gt;=0" style:apply-style-name="N2786P0"/>
    </number:number-style>
    <number:currency-style style:name="N2788P0" style:volatile="true">
      <number:currency-symbol>?411</number:currency-symbol>
      <number:number number:decimal-places="0" number:min-integer-digits="1" number:grouping="true"/>
    </number:currency-style>
    <number:currency-style style:name="N2788">
      <number:text>-</number:text>
      <number:currency-symbol>?411</number:currency-symbol>
      <number:number number:decimal-places="0" number:min-integer-digits="1" number:grouping="true"/>
      <style:map style:condition="value()&gt;=0" style:apply-style-name="N2788P0"/>
    </number:currency-style>
    <number:date-style style:name="N2789" number:title="User-defined">
      <number:month number:textual="true"/>
      <number:text> </number:text>
      <number:day number:style="long"/>
      <number:text> </number:text>
      <number:year number:style="long"/>
    </number:date-style>
    <number:date-style style:name="N2790" number:title="User-defined">
      <number:day number:style="long"/>
      <number:text> </number:text>
      <number:month number:textual="true"/>
      <number:text> </number:text>
      <number:year number:style="long"/>
    </number:date-style>
    <number:date-style style:name="N2791" number:title="User-defined">
      <number:text>at </number:text>
      <number:day number:style="long"/>
      <number:text> </number:text>
      <number:month number:textual="true"/>
    </number:date-style>
    <number:number-style style:name="N2793P0" style:volatile="true">
      <number:number number:decimal-places="0" number:min-integer-digits="1" number:grouping="true"/>
    </number:number-style>
    <number:number-style style:name="N2793P1" style:volatile="true">
      <number:text>(</number:text>
      <number:number number:decimal-places="0" number:min-integer-digits="1" number:grouping="true"/>
    </number:number-style>
    <number:number-style style:name="N2793" number:title="User-defined">
      <number:text>+- +</number:text>
      <style:map style:condition="value()&gt;0" style:apply-style-name="N2793P0"/>
      <style:map style:condition="value()&lt;0" style:apply-style-name="N2793P1"/>
    </number:number-style>
    <number:number-style style:name="N2794P0" style:volatile="true">
      <number:number number:decimal-places="0" number:min-integer-digits="1" number:grouping="true"/>
    </number:number-style>
    <number:number-style style:name="N2794P1" style:volatile="true">
      <number:text>(</number:text>
      <number:number number:decimal-places="0" number:min-integer-digits="1" number:grouping="true"/>
      <number:text>)</number:text>
    </number:number-style>
    <number:number-style style:name="N2794" number:title="User-defined">
      <number:text>- </number:text>
      <style:map style:condition="value()&gt;0" style:apply-style-name="N2794P0"/>
      <style:map style:condition="value()&lt;0" style:apply-style-name="N2794P1"/>
    </number:number-style>
    <number:number-style style:name="N2795P0" style:volatile="true">
      <number:number number:decimal-places="0" number:min-integer-digits="1" number:grouping="true"/>
      <number:text> </number:text>
    </number:number-style>
    <number:number-style style:name="N2795P1" style:volatile="true">
      <number:text>(</number:text>
      <number:number number:decimal-places="0" number:min-integer-digits="1" number:grouping="true"/>
      <number:text>)</number:text>
    </number:number-style>
    <number:number-style style:name="N2795" number:title="User-defined">
      <number:text>- </number:text>
      <style:map style:condition="value()&gt;0" style:apply-style-name="N2795P0"/>
      <style:map style:condition="value()&lt;0" style:apply-style-name="N2795P1"/>
    </number:number-style>
    <number:number-style style:name="N2796P0" style:volatile="true">
      <number:number number:decimal-places="1" number:min-integer-digits="1" number:grouping="true"/>
      <number:text> </number:text>
    </number:number-style>
    <number:number-style style:name="N2796P1" style:volatile="true">
      <number:text>(</number:text>
      <number:number number:decimal-places="1" number:min-integer-digits="1" number:grouping="true"/>
      <number:text>)</number:text>
    </number:number-style>
    <number:number-style style:name="N2796" number:title="User-defined">
      <number:text>- </number:text>
      <style:map style:condition="value()&gt;0" style:apply-style-name="N2796P0"/>
      <style:map style:condition="value()&lt;0" style:apply-style-name="N2796P1"/>
    </number:number-style>
    <number:number-style style:name="N2797" number:title="User-defined">
      <number:text>Actual vs. Target =</number:text>
    </number:number-style>
    <number:number-style style:name="N2799P0" style:volatile="true">
      <number:text>Actual vs. Target =</number:text>
      <number:number number:decimal-places="0" number:min-integer-digits="3" number:grouping="true"/>
    </number:number-style>
    <number:number-style style:name="N2799" number:title="User-defined">
      <number:text>(</number:text>
      <number:number number:decimal-places="0" number:min-integer-digits="1" number:grouping="true"/>
      <number:text>)</number:text>
      <style:map style:condition="value()&gt;=0" style:apply-style-name="N2799P0"/>
    </number:number-style>
    <number:number-style style:name="N2801P0" style:volatile="true">
      <number:text>Actual vs. Target = </number:text>
      <number:number number:decimal-places="0" number:min-integer-digits="3" number:grouping="true"/>
    </number:number-style>
    <number:number-style style:name="N2801" number:title="User-defined">
      <number:text>(</number:text>
      <number:number number:decimal-places="0" number:min-integer-digits="1" number:grouping="true"/>
      <number:text>)</number:text>
      <style:map style:condition="value()&gt;=0" style:apply-style-name="N2801P0"/>
    </number:number-style>
    <number:number-style style:name="N2802P0" style:volatile="true">
      <number:text>Actual vs. Target = </number:text>
      <number:number number:decimal-places="0" number:min-integer-digits="3" number:grouping="true"/>
    </number:number-style>
    <number:number-style style:name="N2802" number:title="User-defined">
      <number:text>Actual vs. Target = (</number:text>
      <number:number number:decimal-places="0" number:min-integer-digits="1" number:grouping="true"/>
      <number:text>)</number:text>
      <style:map style:condition="value()&gt;=0" style:apply-style-name="N2802P0"/>
    </number:number-style>
    <number:number-style style:name="N2804P0" style:volatile="true">
      <number:text>Actual vs. Target = </number:text>
      <number:number number:decimal-places="0" number:min-integer-digits="3" number:grouping="true"/>
      <number:text>k</number:text>
    </number:number-style>
    <number:number-style style:name="N2804" number:title="User-defined">
      <number:text>Actual vs. Target = (</number:text>
      <number:number number:decimal-places="0" number:min-integer-digits="1" number:grouping="true"/>
      <number:text>k)</number:text>
      <style:map style:condition="value()&gt;=0" style:apply-style-name="N2804P0"/>
    </number:number-style>
    <number:number-style style:name="N2805P0" style:volatile="true">
      <number:text>Actual vs. Target = </number:text>
      <number:number number:decimal-places="0" number:min-integer-digits="3" number:grouping="true"/>
      <number:text>k</number:text>
    </number:number-style>
    <number:currency-style style:name="N2805" number:title="User-defined">
      <number:text>Actual vs Target = (</number:text>
      <number:currency-symbol/>
      <number:number number:decimal-places="4" number:min-integer-digits="0" number:grouping="true"/>
      <number:text>k)</number:text>
      <style:map style:condition="value()&gt;=0" style:apply-style-name="N2805P0"/>
    </number:currency-style>
    <number:date-style style:name="N2806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</number:date-style>
    <number:currency-style style:name="N28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807">
      <number:text>-</number:text>
      <number:currency-symbol number:language="en" number:country="US">$</number:currency-symbol>
      <number:number number:decimal-places="2" number:min-integer-digits="1" number:grouping="true"/>
      <number:text> </number:text>
      <style:map style:condition="value()&gt;=0" style:apply-style-name="N2807P0"/>
    </number:currency-style>
    <number:number-style style:name="N2808P0" style:volatile="true">
      <number:number number:decimal-places="2" number:min-integer-digits="1" number:grouping="true"/>
    </number:number-style>
    <number:number-style style:name="N2808">
      <number:text>-</number:text>
      <number:number number:decimal-places="2" number:min-integer-digits="1" number:grouping="true"/>
      <number:text> </number:text>
      <style:map style:condition="value()&gt;=0" style:apply-style-name="N2808P0"/>
    </number:number-style>
    <number:number-style style:name="N2809P0" style:volatile="true">
      <number:number number:decimal-places="5" number:min-integer-digits="1" number:grouping="true"/>
    </number:number-style>
    <number:number-style style:name="N2809">
      <number:text>-</number:text>
      <number:number number:decimal-places="5" number:min-integer-digits="1" number:grouping="true"/>
      <number:text> </number:text>
      <style:map style:condition="value()&gt;=0" style:apply-style-name="N2809P0"/>
    </number:number-style>
    <number:number-style style:name="N2810P0" style:volatile="true">
      <number:number number:decimal-places="2" number:min-integer-digits="0" number:grouping="true"/>
    </number:number-style>
    <number:number-style style:name="N2810" number:title="User-defined">
      <number:text>(</number:text>
      <number:number number:decimal-places="2" number:min-integer-digits="0" number:grouping="true"/>
      <number:text>)</number:text>
      <style:map style:condition="value()&gt;=0" style:apply-style-name="N2810P0"/>
    </number:number-style>
    <number:number-style style:name="N2811P0" style:volatile="true">
      <number:number number:decimal-places="2" number:min-integer-digits="1" number:grouping="true"/>
    </number:number-style>
    <number:number-style style:name="N2811" number:title="User-defined">
      <number:text>(</number:text>
      <number:number number:decimal-places="4" number:min-integer-digits="1" number:grouping="true"/>
      <number:text>)</number:text>
      <style:map style:condition="value()&gt;=0" style:apply-style-name="N2811P0"/>
    </number:number-style>
    <number:currency-style style:name="N2813P0" style:volatile="true">
      <number:currency-symbol/>
      <number:number number:decimal-places="1" number:min-integer-digits="0" number:grouping="true"/>
    </number:currency-style>
    <number:currency-style style:name="N2813" number:title="User-defined">
      <number:text>-</number:text>
      <number:currency-symbol/>
      <number:number number:decimal-places="1" number:min-integer-digits="0" number:grouping="true"/>
      <style:map style:condition="value()&gt;=0" style:apply-style-name="N2813P0"/>
    </number:currency-style>
    <number:date-style style:name="N28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2816P0" style:volatile="true">
      <number:number number:decimal-places="4" number:min-integer-digits="1" number:grouping="true"/>
      <number:text> </number:text>
      <number:currency-symbol>$</number:currency-symbol>
    </number:currency-style>
    <number:currency-style style:name="N2816">
      <number:text>-</number:text>
      <number:number number:decimal-places="4" number:min-integer-digits="1" number:grouping="true"/>
      <number:text> </number:text>
      <number:currency-symbol>$</number:currency-symbol>
      <style:map style:condition="value()&gt;=0" style:apply-style-name="N2816P0"/>
    </number:currency-style>
    <number:number-style style:name="N2817P0" style:volatile="true">
      <number:text>$</number:text>
      <number:number number:decimal-places="1" number:min-integer-digits="1" number:grouping="true"/>
    </number:number-style>
    <number:number-style style:name="N2817P1" style:volatile="true">
      <number:text>$(</number:text>
      <number:number number:decimal-places="1" number:min-integer-digits="1" number:grouping="true"/>
      <number:text>)</number:text>
    </number:number-style>
    <number:number-style style:name="N2817">
      <number:text>$-</number:text>
      <number:number number:decimal-places="1" number:min-integer-digits="0"/>
      <style:map style:condition="value()&gt;0" style:apply-style-name="N2817P0"/>
      <style:map style:condition="value()&lt;0" style:apply-style-name="N2817P1"/>
    </number:number-style>
    <number:number-style style:name="N2818P0" style:volatile="true">
      <number:text>$</number:text>
      <number:number number:decimal-places="2" number:min-integer-digits="1" number:grouping="true"/>
    </number:number-style>
    <number:number-style style:name="N2818P1" style:volatile="true">
      <number:text>$(</number:text>
      <number:number number:decimal-places="2" number:min-integer-digits="1" number:grouping="true"/>
      <number:text>)</number:text>
    </number:number-style>
    <number:number-style style:name="N2818">
      <number:text>$-</number:text>
      <number:number number:decimal-places="2" number:min-integer-digits="0"/>
      <style:map style:condition="value()&gt;0" style:apply-style-name="N2818P0"/>
      <style:map style:condition="value()&lt;0" style:apply-style-name="N2818P1"/>
    </number:number-style>
    <number:number-style style:name="N2819P0" style:volatile="true">
      <number:text> £</number:text>
      <number:number number:decimal-places="0" number:min-integer-digits="1" number:grouping="true"/>
      <number:text> </number:text>
    </number:number-style>
    <number:number-style style:name="N2819P1" style:volatile="true">
      <number:text>-£</number:text>
      <number:number number:decimal-places="0" number:min-integer-digits="1" number:grouping="true"/>
      <number:text> </number:text>
    </number:number-style>
    <number:number-style style:name="N2819">
      <number:text> £- </number:text>
      <style:map style:condition="value()&gt;0" style:apply-style-name="N2819P0"/>
      <style:map style:condition="value()&lt;0" style:apply-style-name="N2819P1"/>
    </number:number-style>
    <number:number-style style:name="N2820P0" style:volatile="true">
      <number:text> £</number:text>
      <number:number number:decimal-places="2" number:min-integer-digits="1" number:grouping="true"/>
      <number:text> </number:text>
    </number:number-style>
    <number:number-style style:name="N2820P1" style:volatile="true">
      <number:text>-£</number:text>
      <number:number number:decimal-places="2" number:min-integer-digits="1" number:grouping="true"/>
      <number:text> </number:text>
    </number:number-style>
    <number:number-style style:name="N2820">
      <number:text> £-</number:text>
      <number:number number:decimal-places="0" number:min-integer-digits="0"/>
      <number:text> </number:text>
      <style:map style:condition="value()&gt;0" style:apply-style-name="N2820P0"/>
      <style:map style:condition="value()&lt;0" style:apply-style-name="N2820P1"/>
    </number:number-style>
    <number:number-style style:name="N2823P0" style:volatile="true">
      <number:text> £</number:text>
      <number:number number:decimal-places="4" number:min-integer-digits="1" number:grouping="true"/>
      <number:text> </number:text>
    </number:number-style>
    <number:number-style style:name="N2823P1" style:volatile="true">
      <number:text>-£</number:text>
      <number:number number:decimal-places="4" number:min-integer-digits="1" number:grouping="true"/>
      <number:text> </number:text>
    </number:number-style>
    <number:number-style style:name="N2823">
      <number:text> £-</number:text>
      <number:number number:decimal-places="0" number:min-integer-digits="0"/>
      <number:text> </number:text>
      <style:map style:condition="value()&gt;0" style:apply-style-name="N2823P0"/>
      <style:map style:condition="value()&lt;0" style:apply-style-name="N2823P1"/>
    </number:number-style>
    <number:currency-style style:name="N2824">
      <number:currency-symbol number:language="en" number:country="NZ">$</number:currency-symbol>
      <number:number number:decimal-places="4" number:min-integer-digits="1" number:grouping="true"/>
    </number:currency-style>
    <number:number-style style:name="N2825P0" style:volatile="true">
      <number:number number:decimal-places="4" number:min-integer-digits="1" number:grouping="true"/>
      <number:text> </number:text>
    </number:number-style>
    <number:number-style style:name="N2825P1" style:volatile="true">
      <number:text>-</number:text>
      <number:number number:decimal-places="4" number:min-integer-digits="1" number:grouping="true"/>
      <number:text> </number:text>
    </number:number-style>
    <number:number-style style:name="N2825">
      <number:text> -</number:text>
      <number:number number:decimal-places="0" number:min-integer-digits="0"/>
      <number:text> </number:text>
      <style:map style:condition="value()&gt;0" style:apply-style-name="N2825P0"/>
      <style:map style:condition="value()&lt;0" style:apply-style-name="N2825P1"/>
    </number:number-style>
    <number:currency-style style:name="N2826">
      <number:currency-symbol>€</number:currency-symbol>
      <number:text> </number:text>
      <number:number number:decimal-places="4" number:min-integer-digits="1" number:grouping="true"/>
    </number:currency-style>
    <number:number-style style:name="N2827P0" style:volatile="true">
      <number:text>£</number:text>
      <number:number number:decimal-places="4" number:min-integer-digits="1" number:grouping="true"/>
    </number:number-style>
    <number:number-style style:name="N2827">
      <number:text>-£</number:text>
      <number:number number:decimal-places="4" number:min-integer-digits="1" number:grouping="true"/>
      <style:map style:condition="value()&gt;=0" style:apply-style-name="N2827P0"/>
    </number:number-style>
    <number:currency-style style:name="N2829P0" style:volatile="true">
      <number:currency-symbol number:language="en" number:country="US">$</number:currency-symbol>
      <number:number number:decimal-places="4" number:min-integer-digits="1" number:grouping="true"/>
      <number:text> </number:text>
    </number:currency-style>
    <number:currency-style style:name="N2829">
      <number:text>(</number:text>
      <number:currency-symbol number:language="en" number:country="US">$</number:currency-symbol>
      <number:number number:decimal-places="4" number:min-integer-digits="1" number:grouping="true"/>
      <number:text>)</number:text>
      <style:map style:condition="value()&gt;=0" style:apply-style-name="N2829P0"/>
    </number:currency-style>
    <number:currency-style style:name="N2830">
      <number:currency-symbol number:language="en" number:country="NZ">$</number:currency-symbol>
      <number:number number:decimal-places="3" number:min-integer-digits="1" number:grouping="true"/>
    </number:currency-style>
    <number:currency-style style:name="N2831">
      <number:currency-symbol number:language="en" number:country="NZ">$</number:currency-symbol>
      <number:number number:decimal-places="2" number:min-integer-digits="1" number:grouping="true"/>
    </number:currency-style>
    <number:currency-style style:name="N2832">
      <number:currency-symbol number:language="en" number:country="NZ">$</number:currency-symbol>
      <number:number number:decimal-places="1" number:min-integer-digits="1" number:grouping="true"/>
    </number:currency-style>
    <number:currency-style style:name="N2833">
      <number:currency-symbol number:language="en" number:country="NZ">$</number:currency-symbol>
      <number:number number:decimal-places="0" number:min-integer-digits="1" number:grouping="true"/>
    </number:currency-style>
    <number:number-style style:name="N2834P0" style:volatile="true">
      <number:number number:min-integer-digits="1"/>
      <number:text/>
    </number:number-style>
    <number:number-style style:name="N2834P1" style:volatile="true">
      <number:text>-</number:text>
      <number:number number:decimal-places="4" number:min-integer-digits="1" number:grouping="true"/>
      <number:text> </number:text>
    </number:number-style>
    <number:number-style style:name="N2834">
      <number:text> -</number:text>
      <number:number number:decimal-places="0" number:min-integer-digits="0"/>
      <number:text> </number:text>
      <style:map style:condition="value()&gt;0" style:apply-style-name="N2834P0"/>
      <style:map style:condition="value()&lt;0" style:apply-style-name="N2834P1"/>
    </number:number-style>
    <number:number-style style:name="N2835">
      <number:text>(1,234)</number:text>
    </number:number-style>
    <number:number-style style:name="N2836" number:title="User-defined">
      <number:text>(92)</number:text>
    </number:number-style>
    <number:number-style style:name="N2837" number:title="User-defined">
      <number:text>(-1,234)</number:text>
    </number:number-style>
    <number:number-style style:name="N2838" number:title="User-defined">
      <number:text>-(1,234)</number:text>
    </number:number-style>
    <number:number-style style:name="N2839" number:title="User-defined">
      <number:text>-(</number:text>
      <number:number number:decimal-places="0" number:min-integer-digits="1" number:grouping="true"/>
      <number:text>)</number:text>
    </number:number-style>
    <number:currency-style style:name="N2840">
      <number:currency-symbol number:language="en" number:country="US">$</number:currency-symbol>
      <number:number number:decimal-places="0" number:min-integer-digits="0"/>
    </number:currency-style>
    <number:currency-style style:name="N2841P0" style:volatile="true">
      <number:currency-symbol number:language="en" number:country="US">$</number:currency-symbol>
      <number:number number:decimal-places="0" number:min-integer-digits="0"/>
    </number:currency-style>
    <number:number-style style:name="N2841">
      <number:text>(</number:text>
      <number:number number:decimal-places="0" number:min-integer-digits="1" number:grouping="true"/>
      <number:text>)</number:text>
      <style:map style:condition="value()&gt;=0" style:apply-style-name="N2841P0"/>
    </number:number-style>
    <number:number-style style:name="N2842P0" style:volatile="true">
      <number:number number:decimal-places="0" number:min-integer-digits="0"/>
    </number:number-style>
    <number:number-style style:name="N2842" number:title="User-defined">
      <number:text>(</number:text>
      <number:number number:decimal-places="0" number:min-integer-digits="1" number:grouping="true"/>
      <number:text>)</number:text>
      <style:map style:condition="value()&gt;=0" style:apply-style-name="N2842P0"/>
    </number:number-style>
    <number:currency-style style:name="N2843P0" style:volatile="true">
      <number:currency-symbol number:language="en" number:country="US">$</number:currency-symbol>
      <number:number number:decimal-places="0" number:min-integer-digits="0"/>
    </number:currency-style>
    <number:number-style style:name="N2843">
      <number:text>(</number:text>
      <number:number number:decimal-places="1" number:min-integer-digits="1" number:grouping="true"/>
      <number:text>%)</number:text>
      <style:map style:condition="value()&gt;=0" style:apply-style-name="N2843P0"/>
    </number:number-style>
    <number:currency-style style:name="N2844P0" style:volatile="true">
      <number:currency-symbol number:language="en" number:country="US">$</number:currency-symbol>
      <number:number number:decimal-places="0" number:min-integer-digits="0"/>
    </number:currency-style>
    <number:number-style style:name="N2844">
      <number:text>(</number:text>
      <number:number number:decimal-places="0" number:min-integer-digits="1" number:grouping="true"/>
      <number:text>%)</number:text>
      <style:map style:condition="value()&gt;=0" style:apply-style-name="N2844P0"/>
    </number:number-style>
    <number:number-style style:name="N2845">
      <number:number number:decimal-places="0" number:min-integer-digits="1"/>
      <number:text>36</number:text>
    </number:number-style>
    <number:number-style style:name="N2846" number:title="User-defined">
      <number:text>(5652.56)</number:text>
    </number:number-style>
    <number:number-style style:name="N2847P0" style:volatile="true">
      <number:number number:decimal-places="20" number:min-integer-digits="1" number:grouping="true"/>
    </number:number-style>
    <number:number-style style:name="N2847" number:title="User-defined">
      <number:text>-</number:text>
      <number:number number:decimal-places="20" number:min-integer-digits="1" number:grouping="true"/>
      <style:map style:condition="value()&gt;=0" style:apply-style-name="N2847P0"/>
    </number:number-style>
    <number:date-style style:name="N2848" number:title="User-defined">
      <number:month number:style="long"/>
      <number:text>-</number:text>
      <number:year/>
    </number:date-style>
    <number:number-style style:name="N2849P0" style:volatile="true">
      <number:number number:decimal-places="10" number:min-integer-digits="1" number:grouping="true"/>
    </number:number-style>
    <number:number-style style:name="N2849">
      <number:text>-</number:text>
      <number:number number:decimal-places="8" number:min-integer-digits="1" number:grouping="true"/>
      <style:map style:condition="value()&gt;=0" style:apply-style-name="N2849P0"/>
    </number:number-style>
    <number:number-style style:name="N2850P0" style:volatile="true">
      <number:number number:decimal-places="10" number:min-integer-digits="1" number:grouping="true"/>
    </number:number-style>
    <number:number-style style:name="N2850">
      <number:text>-</number:text>
      <number:number number:decimal-places="6" number:min-integer-digits="1" number:grouping="true"/>
      <style:map style:condition="value()&gt;=0" style:apply-style-name="N2850P0"/>
    </number:number-style>
    <number:number-style style:name="N2851P0" style:volatile="true">
      <number:number number:decimal-places="10" number:min-integer-digits="1" number:grouping="true"/>
    </number:number-style>
    <number:number-style style:name="N2851">
      <number:text>-</number:text>
      <number:number number:decimal-places="4" number:min-integer-digits="1" number:grouping="true"/>
      <style:map style:condition="value()&gt;=0" style:apply-style-name="N2851P0"/>
    </number:number-style>
    <number:number-style style:name="N2852P0" style:volatile="true">
      <number:number number:decimal-places="10" number:min-integer-digits="1" number:grouping="true"/>
    </number:number-style>
    <number:number-style style:name="N2852">
      <number:text>-</number:text>
      <number:number number:decimal-places="7" number:min-integer-digits="1" number:grouping="true"/>
      <style:map style:condition="value()&gt;=0" style:apply-style-name="N2852P0"/>
    </number:number-style>
    <number:number-style style:name="N2853P0" style:volatile="true">
      <number:number number:decimal-places="7" number:min-integer-digits="1" number:grouping="true"/>
    </number:number-style>
    <number:number-style style:name="N2853">
      <number:text>-</number:text>
      <number:number number:decimal-places="4" number:min-integer-digits="1" number:grouping="true"/>
      <style:map style:condition="value()&gt;=0" style:apply-style-name="N2853P0"/>
    </number:number-style>
    <number:date-style style:name="N2854">
      <number:year/>
      <number:text>xt</number:text>
      <number:year/>
      <number:text>n</number:text>
      <number:day/>
      <number:year/>
      <number:day/>
      <number:text> A</number:text>
      <number:month/>
      <number:text>oun</number:text>
    </number:date-style>
    <number:number-style style:name="N2855">
      <number:text>(326.34)</number:text>
    </number:number-style>
    <number:currency-style style:name="N2856P0" style:volatile="true">
      <number:currency-symbol>€</number:currency-symbol>
      <number:text> </number:text>
      <number:number number:decimal-places="0" number:min-integer-digits="1" number:grouping="true"/>
    </number:currency-style>
    <number:currency-style style:name="N2856">
      <number:currency-symbol>€</number:currency-symbol>
      <number:text> -</number:text>
      <number:number number:decimal-places="0" number:min-integer-digits="1" number:grouping="true"/>
      <style:map style:condition="value()&gt;=0" style:apply-style-name="N2856P0"/>
    </number:currency-style>
    <number:number-style style:name="N2858P0" style:volatile="true">
      <number:text> US$</number:text>
      <number:number number:decimal-places="2" number:min-integer-digits="1" number:grouping="true"/>
      <number:text> </number:text>
    </number:number-style>
    <number:number-style style:name="N2858P1" style:volatile="true">
      <number:text> US$-</number:text>
      <number:number number:decimal-places="2" number:min-integer-digits="1" number:grouping="true"/>
      <number:text> </number:text>
    </number:number-style>
    <number:number-style style:name="N2858P2" style:volatile="true">
      <number:text> US$-</number:text>
      <number:number number:decimal-places="0" number:min-integer-digits="0"/>
      <number:text> </number:text>
    </number:number-style>
    <number:text-style style:name="N2858">
      <number:text-content/>
      <number:text> </number:text>
      <style:map style:condition="value()&gt;0" style:apply-style-name="N2858P0"/>
      <style:map style:condition="value()&lt;0" style:apply-style-name="N2858P1"/>
      <style:map style:condition="value()=0" style:apply-style-name="N2858P2"/>
    </number:text-style>
    <number:number-style style:name="N2859P0" style:volatile="true">
      <number:number number:decimal-places="12" number:min-integer-digits="1" number:grouping="true"/>
    </number:number-style>
    <number:number-style style:name="N2859">
      <number:text>-</number:text>
      <number:number number:decimal-places="12" number:min-integer-digits="1" number:grouping="true"/>
      <style:map style:condition="value()&gt;=0" style:apply-style-name="N2859P0"/>
    </number:number-style>
    <number:number-style style:name="N2860P0" style:volatile="true">
      <number:text>\</number:text>
      <number:number number:decimal-places="1" number:min-integer-digits="1" number:grouping="true"/>
    </number:number-style>
    <number:number-style style:name="N2860">
      <number:text>\-</number:text>
      <number:number number:decimal-places="1" number:min-integer-digits="1" number:grouping="true"/>
      <style:map style:condition="value()&gt;=0" style:apply-style-name="N2860P0"/>
    </number:number-style>
    <number:currency-style style:name="N2861P0" style:volatile="true">
      <number:currency-symbol>€</number:currency-symbol>
      <number:text> </number:text>
      <number:number number:decimal-places="0" number:min-integer-digits="1" number:grouping="true"/>
    </number:currency-style>
    <number:currency-style style:name="N2861">
      <number:text>-</number:text>
      <number:currency-symbol>€</number:currency-symbol>
      <number:text> </number:text>
      <number:number number:decimal-places="0" number:min-integer-digits="1" number:grouping="true"/>
      <style:map style:condition="value()&gt;=0" style:apply-style-name="N2861P0"/>
    </number:currency-style>
    <number:currency-style style:name="N2862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2862">
      <number:currency-symbol>€</number:currency-symbol>
      <number:text> -</number:text>
      <number:number number:decimal-places="2" number:min-integer-digits="1" number:grouping="true"/>
      <style:map style:condition="value()&gt;=0" style:apply-style-name="N2862P0"/>
    </number:currency-style>
    <number:number-style style:name="N2864P0" style:volatile="true">
      <number:text>€</number:text>
      <number:number number:decimal-places="0" number:min-integer-digits="1" number:grouping="true"/>
    </number:number-style>
    <number:number-style style:name="N2864P1" style:volatile="true">
      <number:text>-€</number:text>
      <number:number number:decimal-places="0" number:min-integer-digits="1" number:grouping="true"/>
    </number:number-style>
    <number:number-style style:name="N2864">
      <number:text>€-</number:text>
      <style:map style:condition="value()&gt;0" style:apply-style-name="N2864P0"/>
      <style:map style:condition="value()&lt;0" style:apply-style-name="N2864P1"/>
    </number:number-style>
    <number:number-style style:name="N2866P0" style:volatile="true">
      <number:text>€</number:text>
      <number:number number:decimal-places="2" number:min-integer-digits="1" number:grouping="true"/>
    </number:number-style>
    <number:number-style style:name="N2866P1" style:volatile="true">
      <number:text>-€</number:text>
      <number:number number:decimal-places="2" number:min-integer-digits="1" number:grouping="true"/>
    </number:number-style>
    <number:number-style style:name="N2866">
      <number:text>€-</number:text>
      <number:number number:decimal-places="0" number:min-integer-digits="0"/>
      <style:map style:condition="value()&gt;0" style:apply-style-name="N2866P0"/>
      <style:map style:condition="value()&lt;0" style:apply-style-name="N2866P1"/>
    </number:number-style>
    <number:number-style style:name="N2867">
      <number:text>€</number:text>
      <number:number number:decimal-places="0" number:min-integer-digits="0" number:grouping="true"/>
      <number:text>k</number:text>
    </number:number-style>
    <number:number-style style:name="N2868">
      <number:number number:decimal-places="0" number:min-integer-digits="1"/>
      <number:text> hrs</number:text>
    </number:number-style>
    <number:number-style style:name="N2869">
      <number:text>Week </number:text>
      <number:number number:decimal-places="0" number:min-integer-digits="1"/>
    </number:number-style>
    <number:number-style style:name="N2870">
      <number:number number:decimal-places="0" number:min-integer-digits="6">
        <number:embedded-text number:position="2">-</number:embedded-text>
      </number:number>
    </number:number-style>
    <number:number-style style:name="N2871">
      <number:text>$</number:text>
      <number:number number:decimal-places="0" number:min-integer-digits="1"/>
      <number:text>k</number:text>
    </number:number-style>
    <number:number-style style:name="N2872">
      <number:number number:decimal-places="0" number:min-integer-digits="1"/>
      <number:text> Days</number:text>
    </number:number-style>
    <number:number-style style:name="N2873P0" style:volatile="true">
      <number:text>$</number:text>
      <number:number number:decimal-places="1" number:min-integer-digits="1" number:grouping="true"/>
    </number:number-style>
    <number:number-style style:name="N2873">
      <number:text>-$</number:text>
      <number:number number:decimal-places="1" number:min-integer-digits="1" number:grouping="true"/>
      <style:map style:condition="value()&gt;=0" style:apply-style-name="N2873P0"/>
    </number:number-style>
    <number:currency-style style:name="N2874P0" style:volatile="true">
      <number:currency-symbol>€</number:currency-symbol>
      <number:text> </number:text>
      <number:number number:decimal-places="1" number:min-integer-digits="1" number:grouping="true"/>
    </number:currency-style>
    <number:currency-style style:name="N2874">
      <number:currency-symbol>€</number:currency-symbol>
      <number:text> -</number:text>
      <number:number number:decimal-places="1" number:min-integer-digits="1" number:grouping="true"/>
      <style:map style:condition="value()&gt;=0" style:apply-style-name="N2874P0"/>
    </number:currency-style>
    <number:number-style style:name="N2875P0" style:volatile="true">
      <number:number number:decimal-places="0" number:min-integer-digits="1" number:grouping="true"/>
      <number:text> </number:text>
    </number:number-style>
    <number:number-style style:name="N2875">
      <number:text>(</number:text>
      <number:number number:decimal-places="0" number:min-integer-digits="1" number:grouping="true"/>
      <number:text>) </number:text>
      <style:map style:condition="value()&gt;=0" style:apply-style-name="N2875P0"/>
    </number:number-style>
    <number:number-style style:name="N2876P0" style:volatile="true">
      <number:number number:decimal-places="1" number:min-integer-digits="1" number:grouping="true"/>
      <number:text> </number:text>
    </number:number-style>
    <number:number-style style:name="N2876">
      <number:text>(</number:text>
      <number:number number:decimal-places="1" number:min-integer-digits="1" number:grouping="true"/>
      <number:text>) </number:text>
      <style:map style:condition="value()&gt;=0" style:apply-style-name="N2876P0"/>
    </number:number-style>
    <number:number-style style:name="N2877P0" style:volatile="true">
      <number:text>(</number:text>
      <number:number number:decimal-places="1" number:min-integer-digits="1"/>
      <number:text>)</number:text>
    </number:number-style>
    <number:number-style style:name="N2877">
      <number:text>(-</number:text>
      <number:number number:decimal-places="1" number:min-integer-digits="1"/>
      <number:text>)</number:text>
      <style:map style:condition="value()&gt;=0" style:apply-style-name="N2877P0"/>
    </number:number-style>
    <number:number-style style:name="N2878">
      <number:number number:decimal-places="1" number:min-integer-digits="4" number:grouping="true"/>
    </number:number-style>
    <number:number-style style:name="N2880P0" style:volatile="true">
      <number:text>(</number:text>
      <number:number number:decimal-places="0" number:min-integer-digits="4" number:grouping="true"/>
      <number:text>)</number:text>
    </number:number-style>
    <number:number-style style:name="N2880">
      <number:text>(-</number:text>
      <number:number number:decimal-places="0" number:min-integer-digits="4" number:grouping="true"/>
      <number:text>)</number:text>
      <style:map style:condition="value()&gt;=0" style:apply-style-name="N2880P0"/>
    </number:number-style>
    <number:number-style style:name="N2881P0" style:volatile="true">
      <number:text>(</number:text>
      <number:number number:decimal-places="1" number:min-integer-digits="1"/>
      <number:text>)</number:text>
    </number:number-style>
    <number:number-style style:name="N2881">
      <number:text>(</number:text>
      <number:number number:decimal-places="1" number:min-integer-digits="1"/>
      <number:text>)</number:text>
      <style:map style:condition="value()&gt;=0" style:apply-style-name="N2881P0"/>
    </number:number-style>
    <number:number-style style:name="N2882P0" style:volatile="true">
      <number:text>(</number:text>
      <number:number number:decimal-places="0" number:min-integer-digits="4" number:grouping="true"/>
      <number:text>)</number:text>
    </number:number-style>
    <number:number-style style:name="N2882">
      <number:text>(</number:text>
      <number:number number:decimal-places="0" number:min-integer-digits="4" number:grouping="true"/>
      <number:text>)</number:text>
      <style:map style:condition="value()&gt;=0" style:apply-style-name="N2882P0"/>
    </number:number-style>
    <number:percentage-style style:name="N2883P0" style:volatile="true">
      <number:number number:decimal-places="1" number:min-integer-digits="1"/>
      <number:text>% </number:text>
    </number:percentage-style>
    <number:number-style style:name="N2883">
      <number:text>(</number:text>
      <number:number number:decimal-places="1" number:min-integer-digits="1"/>
      <number:text>%)</number:text>
      <style:map style:condition="value()&gt;=0" style:apply-style-name="N2883P0"/>
    </number:number-style>
    <number:currency-style style:name="N288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884" number:title="User-defined">
      <number:text>-</number:text>
      <number:currency-symbol number:language="en" number:country="US">$</number:currency-symbol>
      <number:number number:decimal-places="2" number:min-integer-digits="1" number:grouping="true"/>
      <number:text>M</number:text>
      <style:map style:condition="value()&gt;=0" style:apply-style-name="N2884P0"/>
    </number:currency-style>
    <number:currency-style style:name="N2886P0" style:volatile="true">
      <number:currency-symbol number:language="en" number:country="US">$</number:currency-symbol>
      <number:number number:decimal-places="2" number:min-integer-digits="1" number:grouping="true"/>
      <number:text>M</number:text>
    </number:currency-style>
    <number:currency-style style:name="N2886" number:title="User-defined">
      <number:text>-</number:text>
      <number:currency-symbol number:language="en" number:country="US">$</number:currency-symbol>
      <number:number number:decimal-places="2" number:min-integer-digits="1" number:grouping="true"/>
      <number:text>M</number:text>
      <style:map style:condition="value()&gt;=0" style:apply-style-name="N2886P0"/>
    </number:currency-style>
    <number:currency-style style:name="N288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887">
      <number:text>-</number:text>
      <number:currency-symbol number:language="en" number:country="US">$</number:currency-symbol>
      <number:number number:decimal-places="1" number:min-integer-digits="1" number:grouping="true"/>
      <number:text>M</number:text>
      <style:map style:condition="value()&gt;=0" style:apply-style-name="N2887P0"/>
    </number:currency-style>
    <number:currency-style style:name="N2888P0" style:volatile="true">
      <number:currency-symbol number:language="en" number:country="US">$</number:currency-symbol>
      <number:number number:decimal-places="1" number:min-integer-digits="0" number:grouping="true"/>
    </number:currency-style>
    <number:currency-style style:name="N2888">
      <number:text>-</number:text>
      <number:currency-symbol number:language="en" number:country="US">$</number:currency-symbol>
      <number:number number:decimal-places="1" number:min-integer-digits="0" number:grouping="true"/>
      <number:text>M</number:text>
      <style:map style:condition="value()&gt;=0" style:apply-style-name="N2888P0"/>
    </number:currency-style>
    <number:currency-style style:name="N2890P0" style:volatile="true">
      <number:currency-symbol number:language="en" number:country="US">$</number:currency-symbol>
      <number:number number:decimal-places="1" number:min-integer-digits="1" number:grouping="true"/>
      <number:text>M</number:text>
    </number:currency-style>
    <number:currency-style style:name="N2890" number:title="User-defined">
      <number:text>-</number:text>
      <number:currency-symbol number:language="en" number:country="US">$</number:currency-symbol>
      <number:number number:decimal-places="1" number:min-integer-digits="1" number:grouping="true"/>
      <number:text>M</number:text>
      <style:map style:condition="value()&gt;=0" style:apply-style-name="N2890P0"/>
    </number:currency-style>
    <number:currency-style style:name="N2891P0" style:volatile="true">
      <number:currency-symbol/>
      <number:number number:decimal-places="3" number:min-integer-digits="1" number:grouping="true"/>
    </number:currency-style>
    <number:currency-style style:name="N2891">
      <number:text>(</number:text>
      <number:currency-symbol/>
      <number:number number:decimal-places="3" number:min-integer-digits="1" number:grouping="true"/>
      <number:text>)</number:text>
      <style:map style:condition="value()&gt;=0" style:apply-style-name="N2891P0"/>
    </number:currency-style>
    <number:currency-style style:name="N2893P0" style:volatile="true">
      <number:currency-symbol number:language="en" number:country="US">$</number:currency-symbol>
      <number:number number:decimal-places="1" number:min-integer-digits="1"/>
    </number:currency-style>
    <number:currency-style style:name="N2893" number:title="User-defined">
      <number:text>-</number:text>
      <number:currency-symbol number:language="en" number:country="US">$</number:currency-symbol>
      <number:number number:decimal-places="1" number:min-integer-digits="1"/>
      <style:map style:condition="value()&gt;=0" style:apply-style-name="N2893P0"/>
    </number:currency-style>
    <number:currency-style style:name="N289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894" number:title="User-defined"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2894P0"/>
    </number:currency-style>
    <number:currency-style style:name="N2895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895" number:title="User-defined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895P0"/>
    </number:currency-style>
    <number:number-style style:name="N2896">
      <number:number number:decimal-places="6" number:min-integer-digits="1" number:grouping="true"/>
      <number:text> (.)</number:text>
    </number:number-style>
    <number:number-style style:name="N2897P0" style:volatile="true">
      <number:number number:decimal-places="1" number:min-integer-digits="1" number:grouping="true"/>
    </number:number-style>
    <number:number-style style:name="N2897">
      <number:text>(</number:text>
      <number:number number:decimal-places="1" number:min-integer-digits="1"/>
      <number:text>)</number:text>
      <style:map style:condition="value()&gt;=0" style:apply-style-name="N2897P0"/>
    </number:number-style>
    <number:number-style style:name="N2898P0" style:volatile="true">
      <number:number number:decimal-places="1" number:min-integer-digits="1" number:grouping="true"/>
      <number:text> </number:text>
    </number:number-style>
    <number:number-style style:name="N2898">
      <number:text>(</number:text>
      <number:number number:decimal-places="1" number:min-integer-digits="1"/>
      <number:text>)</number:text>
      <style:map style:condition="value()&gt;=0" style:apply-style-name="N2898P0"/>
    </number:number-style>
    <number:currency-style style:name="N289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899">
      <number:text>-(</number:text>
      <number:currency-symbol/>
      <number:text>$-4</number:text>
      <number:number number:decimal-places="2" number:min-integer-digits="2">
        <number:embedded-text number:position="4">9)</number:embedded-text>
      </number:number>
      <style:map style:condition="value()&gt;=0" style:apply-style-name="N2899P0"/>
    </number:currency-style>
    <number:number-style style:name="N2900P0" style:volatile="true">
      <number:number number:decimal-places="2" number:min-integer-digits="1" number:grouping="true"/>
    </number:number-style>
    <number:currency-style style:name="N2900" number:title="User-defined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900P0"/>
    </number:currency-style>
    <number:currency-style style:name="N2901P0" style:volatile="true">
      <number:currency-symbol number:language="en" number:country="US">$</number:currency-symbol>
      <number:number number:decimal-places="2" number:min-integer-digits="1" number:grouping="true"/>
    </number:currency-style>
    <number:number-style style:name="N2901" number:title="User-defined">
      <number:text>(</number:text>
      <number:number number:decimal-places="2" number:min-integer-digits="1" number:grouping="true"/>
      <number:text>)</number:text>
      <style:map style:condition="value()&gt;=0" style:apply-style-name="N2901P0"/>
    </number:number-style>
    <number:currency-style style:name="N2902P0" style:volatile="true">
      <number:currency-symbol number:language="en" number:country="US">$</number:currency-symbol>
      <number:number number:decimal-places="2" number:min-integer-digits="1" number:grouping="true"/>
    </number:currency-style>
    <number:number-style style:name="N2902" number:title="BRACKET in THSDS">
      <number:text>(</number:text>
      <number:number number:decimal-places="0" number:min-integer-digits="1" number:grouping="true"/>
      <number:text>)</number:text>
      <style:map style:condition="value()&gt;=0" style:apply-style-name="N2902P0"/>
    </number:number-style>
    <number:number-style style:name="N2903" number:title="User-defined">
      <number:text>(</number:text>
      <number:number number:decimal-places="2" number:min-integer-digits="2"/>
      <number:text>)</number:text>
    </number:number-style>
    <number:number-style style:name="N2904P0" style:volatile="true">
      <number:number number:decimal-places="2" number:min-integer-digits="1" number:grouping="true"/>
    </number:number-style>
    <number:number-style style:name="N2904">
      <number:text>(</number:text>
      <number:number number:decimal-places="2" number:min-integer-digits="1" number:grouping="true"/>
      <number:text>) </number:text>
      <style:map style:condition="value()&gt;=0" style:apply-style-name="N2904P0"/>
    </number:number-style>
    <number:number-style style:name="N2905">
      <number:number number:decimal-places="16" number:min-integer-digits="1" number:grouping="true"/>
      <number:text>.</number:text>
    </number:number-style>
    <number:currency-style style:name="N2907P0" style:volatile="true">
      <number:currency-symbol number:language="en" number:country="US">$</number:currency-symbol>
      <number:number number:decimal-places="3" number:min-integer-digits="0" number:grouping="true"/>
    </number:currency-style>
    <number:currency-style style:name="N2907">
      <number:text>-</number:text>
      <number:currency-symbol number:language="en" number:country="US">$</number:currency-symbol>
      <number:number number:decimal-places="3" number:min-integer-digits="0" number:grouping="true"/>
      <style:map style:condition="value()&gt;=0" style:apply-style-name="N2907P0"/>
    </number:currency-style>
    <number:currency-style style:name="N2909P0" style:volatile="true">
      <number:currency-symbol number:language="en" number:country="US">$</number:currency-symbol>
      <number:number number:decimal-places="4" number:min-integer-digits="0" number:grouping="true"/>
    </number:currency-style>
    <number:currency-style style:name="N2909">
      <number:text>-</number:text>
      <number:currency-symbol number:language="en" number:country="US">$</number:currency-symbol>
      <number:number number:decimal-places="4" number:min-integer-digits="0" number:grouping="true"/>
      <style:map style:condition="value()&gt;=0" style:apply-style-name="N2909P0"/>
    </number:currency-style>
    <number:date-style style:name="N2910">
      <number:day-of-week/>
      <number:text>, </number:text>
      <number:month number:textual="true"/>
      <number:text> </number:text>
      <number:day/>
      <number:text>, </number:text>
      <number:year number:style="long"/>
    </number:date-style>
    <number:number-style style:name="N2912P0" style:volatile="true">
      <number:text>€</number:text>
      <number:number number:decimal-places="2" number:min-integer-digits="1" number:grouping="true"/>
      <number:text> </number:text>
    </number:number-style>
    <number:number-style style:name="N2912">
      <number:text>(€</number:text>
      <number:number number:decimal-places="2" number:min-integer-digits="1" number:grouping="true"/>
      <number:text>)</number:text>
      <style:map style:condition="value()&gt;=0" style:apply-style-name="N2912P0"/>
    </number:number-style>
    <number:date-style style:name="N2913">
      <number:day number:style="long"/>
      <number:text> </number:text>
      <number:month number:style="long" number:textual="true"/>
      <number:text> </number:text>
      <number:year/>
    </number:date-style>
    <number:number-style style:name="N2914">
      <number:number number:decimal-places="0" number:min-integer-digits="1"/>
      <number:text> %</number:text>
    </number:number-style>
    <number:number-style style:name="N2915">
      <number:number number:decimal-places="2" number:min-integer-digits="1"/>
      <number:text> %</number:text>
    </number:number-style>
    <number:currency-style style:name="N2917P0" style:volatile="true">
      <number:number number:decimal-places="2" number:min-integer-digits="1" number:grouping="true"/>
      <number:text>  </number:text>
      <number:currency-symbol number:language="ar" number:country="SA">€</number:currency-symbol>
    </number:currency-style>
    <number:currency-style style:name="N2917">
      <number:number number:decimal-places="2" number:min-integer-digits="1" number:grouping="true"/>
      <number:text>- </number:text>
      <number:currency-symbol number:language="ar" number:country="SA">€</number:currency-symbol>
      <style:map style:condition="value()&gt;=0" style:apply-style-name="N2917P0"/>
    </number:currency-style>
    <number:currency-style style:name="N2919P0" style:volatile="true">
      <number:currency-symbol>€</number:currency-symbol>
      <number:text> </number:text>
      <number:number number:decimal-places="1" number:min-integer-digits="1" number:grouping="true"/>
      <number:text> </number:text>
    </number:currency-style>
    <number:currency-style style:name="N2919">
      <number:text>(</number:text>
      <number:currency-symbol>€</number:currency-symbol>
      <number:text> </number:text>
      <number:number number:decimal-places="1" number:min-integer-digits="1" number:grouping="true"/>
      <number:text>)</number:text>
      <style:map style:condition="value()&gt;=0" style:apply-style-name="N2919P0"/>
    </number:currency-style>
    <number:date-style style:name="N2920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920">
      <number:text-content/>
      <style:map style:condition="value()&gt;=0" style:apply-style-name="N2920P0"/>
    </number:text-style>
    <number:currency-style style:name="N2922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2922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2922P0"/>
    </number:currency-style>
    <number:date-style style:name="N2923">
      <number:year number:style="long"/>
      <number:text>/</number:text>
      <number:month/>
      <number:text>/</number:text>
      <number:day number:style="long"/>
    </number:date-style>
    <number:currency-style style:name="N2925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2925"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2925P0"/>
    </number:currency-style>
    <number:number-style style:name="N2926">
      <number:text>t</number:text>
    </number:number-style>
    <number:date-style style:name="N2927">
      <number:text>bool</number:text>
      <number:year/>
      <number:text>an</number:text>
    </number:date-style>
    <number:number-style style:name="N2928">
      <number:text>txt</number:text>
    </number:number-style>
    <number:date-style style:name="N2929">
      <number:text>t</number:text>
      <number:year number:style="long"/>
      <number:text>u</number:text>
      <number:year/>
    </number:date-style>
    <number:number-style style:name="N2930">
      <number:number number:decimal-places="0" number:min-integer-digits="2"/>
      <number:text>1</number:text>
    </number:number-style>
    <number:currency-style style:name="N293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932">
      <number:text>-</number:text>
      <number:currency-symbol number:language="en" number:country="US">$</number:currency-symbol>
      <number:number number:decimal-places="2" number:min-integer-digits="1" number:grouping="true"/>
      <number:text> </number:text>
      <style:map style:condition="value()&gt;=0" style:apply-style-name="N2932P0"/>
    </number:currency-style>
    <number:number-style style:name="N2933P0" style:volatile="true">
      <number:number number:decimal-places="5" number:min-integer-digits="1" number:grouping="true"/>
      <number:text> </number:text>
    </number:number-style>
    <number:number-style style:name="N2933P1" style:volatile="true">
      <number:text>-</number:text>
      <number:number number:decimal-places="5" number:min-integer-digits="1" number:grouping="true"/>
      <number:text> </number:text>
    </number:number-style>
    <number:number-style style:name="N2933">
      <number:text> -</number:text>
      <number:number number:decimal-places="0" number:min-integer-digits="0"/>
      <number:text> </number:text>
      <style:map style:condition="value()&gt;0" style:apply-style-name="N2933P0"/>
      <style:map style:condition="value()&lt;0" style:apply-style-name="N2933P1"/>
    </number:number-style>
    <number:number-style style:name="N2934P0" style:volatile="true">
      <number:number number:min-integer-digits="1"/>
      <number:text/>
    </number:number-style>
    <number:number-style style:name="N2934P1" style:volatile="true">
      <number:text>-</number:text>
      <number:number number:decimal-places="5" number:min-integer-digits="1" number:grouping="true"/>
      <number:text> </number:text>
    </number:number-style>
    <number:number-style style:name="N2934">
      <number:text> - </number:text>
      <style:map style:condition="value()&gt;0" style:apply-style-name="N2934P0"/>
      <style:map style:condition="value()&lt;0" style:apply-style-name="N2934P1"/>
    </number:number-style>
    <number:number-style style:name="N2935P0" style:volatile="true">
      <number:number number:decimal-places="2" number:min-integer-digits="4" number:grouping="true"/>
    </number:number-style>
    <number:number-style style:name="N2935">
      <number:text>-</number:text>
      <number:number number:decimal-places="2" number:min-integer-digits="4" number:grouping="true"/>
      <style:map style:condition="value()&gt;=0" style:apply-style-name="N2935P0"/>
    </number:number-style>
    <number:number-style style:name="N2937P0" style:volatile="true">
      <number:text>Fr. </number:text>
      <number:number number:decimal-places="0" number:min-integer-digits="1" number:grouping="true"/>
    </number:number-style>
    <number:number-style style:name="N2937">
      <number:text>Fr. -</number:text>
      <number:number number:decimal-places="0" number:min-integer-digits="1" number:grouping="true"/>
      <style:map style:condition="value()&gt;=0" style:apply-style-name="N2937P0"/>
    </number:number-style>
    <number:number-style style:name="N2939P0" style:volatile="true">
      <number:text>Fr. </number:text>
      <number:number number:decimal-places="2" number:min-integer-digits="1" number:grouping="true"/>
    </number:number-style>
    <number:number-style style:name="N2939">
      <number:text>Fr. -</number:text>
      <number:number number:decimal-places="2" number:min-integer-digits="1" number:grouping="true"/>
      <style:map style:condition="value()&gt;=0" style:apply-style-name="N2939P0"/>
    </number:number-style>
    <number:number-style style:name="N2940">
      <number:number number:min-integer-digits="1"/>
      <number:text> </number:text>
    </number:number-style>
    <number:number-style style:name="N2941">
      <number:number number:decimal-places="20" number:min-integer-digits="1"/>
    </number:number-style>
    <number:percentage-style style:name="N2942">
      <number:text>%</number:text>
    </number:percentage-style>
    <number:date-style style:name="N2943">
      <number:month/>
      <number:text>/</number:text>
      <number:day number:style="long"/>
    </number:date-style>
    <number:date-style style:name="N2944">
      <number:day/>
      <number:text>/</number:text>
      <number:month/>
      <number:text>/yy</number:text>
    </number:date-style>
    <number:currency-style style:name="N2946P0" style:volatile="true">
      <number:number number:decimal-places="2" number:min-integer-digits="1" number:grouping="true"/>
      <number:text> </number:text>
      <number:currency-symbol>NLG</number:currency-symbol>
    </number:currency-style>
    <number:currency-style style:name="N2946" number:title="User-defined">
      <number:text>-</number:text>
      <number:number number:decimal-places="2" number:min-integer-digits="1" number:grouping="true"/>
      <number:text> </number:text>
      <number:currency-symbol>NLG</number:currency-symbol>
      <style:map style:condition="value()&gt;=0" style:apply-style-name="N2946P0"/>
    </number:currency-style>
    <number:currency-style style:name="N2948P0" style:volatile="true">
      <number:number number:decimal-places="4" number:min-integer-digits="1" number:grouping="true"/>
      <number:text> </number:text>
      <number:currency-symbol>NLG</number:currency-symbol>
    </number:currency-style>
    <number:currency-style style:name="N2948" number:title="User-defined">
      <number:text>-</number:text>
      <number:number number:decimal-places="4" number:min-integer-digits="1" number:grouping="true"/>
      <number:text> </number:text>
      <number:currency-symbol>NLG</number:currency-symbol>
      <style:map style:condition="value()&gt;=0" style:apply-style-name="N2948P0"/>
    </number:currency-style>
    <number:currency-style style:name="N2950P0" style:volatile="true">
      <number:number number:decimal-places="3" number:min-integer-digits="1" number:grouping="true"/>
      <number:text> </number:text>
      <number:currency-symbol>NLG</number:currency-symbol>
    </number:currency-style>
    <number:currency-style style:name="N2950">
      <number:text>-</number:text>
      <number:number number:decimal-places="3" number:min-integer-digits="1" number:grouping="true"/>
      <number:text> </number:text>
      <number:currency-symbol>NLG</number:currency-symbol>
      <style:map style:condition="value()&gt;=0" style:apply-style-name="N2950P0"/>
    </number:currency-style>
    <number:number-style style:name="N2951">
      <number:text>-1</number:text>
      <number:number number:decimal-places="2" number:min-integer-digits="0"/>
    </number:number-style>
    <number:number-style style:name="N2952">
      <number:text>-</number:text>
      <number:number number:decimal-places="2" number:min-integer-digits="0" number:grouping="true"/>
    </number:number-style>
    <number:number-style style:name="N2953">
      <number:text>-(</number:text>
      <number:number number:decimal-places="2" number:min-integer-digits="0" number:grouping="true"/>
      <number:text>)</number:text>
    </number:number-style>
    <number:number-style style:name="N2954" number:title="User-defined">
      <number:text>(</number:text>
      <number:number number:decimal-places="2" number:min-integer-digits="1"/>
      <number:text>%)</number:text>
    </number:number-style>
    <number:percentage-style style:name="N2955">
      <number:number number:decimal-places="9" number:min-integer-digits="1"/>
      <number:text>%</number:text>
    </number:percentage-style>
    <number:percentage-style style:name="N2956">
      <number:number number:decimal-places="10" number:min-integer-digits="1"/>
      <number:text>%</number:text>
    </number:percentage-style>
    <number:percentage-style style:name="N2957">
      <number:number number:decimal-places="11" number:min-integer-digits="1"/>
      <number:text>%</number:text>
    </number:percentage-style>
    <number:currency-style style:name="N2959P0" style:volatile="true">
      <number:currency-symbol number:language="en" number:country="GB">£</number:currency-symbol>
      <number:number number:decimal-places="0" number:min-integer-digits="1"/>
    </number:currency-style>
    <number:currency-style style:name="N2959" number:title="User-defined">
      <number:text>-</number:text>
      <number:currency-symbol number:language="en" number:country="GB">£</number:currency-symbol>
      <number:number number:decimal-places="0" number:min-integer-digits="1"/>
      <style:map style:condition="value()&gt;=0" style:apply-style-name="N2959P0"/>
    </number:currency-style>
    <number:currency-style style:name="N2961P0" style:volatile="true">
      <number:currency-symbol number:language="en" number:country="US">$</number:currency-symbol>
      <number:number number:decimal-places="1" number:min-integer-digits="0" number:grouping="true"/>
      <number:text>M</number:text>
    </number:currency-style>
    <number:currency-style style:name="N2961" number:title="User-defined">
      <number:text>-</number:text>
      <number:currency-symbol number:language="en" number:country="US">$</number:currency-symbol>
      <number:number number:decimal-places="1" number:min-integer-digits="0" number:grouping="true"/>
      <number:text>M</number:text>
      <style:map style:condition="value()&gt;=0" style:apply-style-name="N2961P0"/>
    </number:currency-style>
    <number:currency-style style:name="N2962P0" style:volatile="true">
      <number:currency-symbol number:language="en" number:country="US">$</number:currency-symbol>
      <number:number number:decimal-places="1" number:min-integer-digits="1" number:grouping="true"/>
      <number:text>M</number:text>
    </number:currency-style>
    <number:currency-style style:name="N2962" number:title="User-defined">
      <number:text>-</number:text>
      <number:currency-symbol number:language="en" number:country="US">$</number:currency-symbol>
      <number:number number:decimal-places="1" number:min-integer-digits="1" number:grouping="true"/>
      <number:text> M</number:text>
      <style:map style:condition="value()&gt;=0" style:apply-style-name="N2962P0"/>
    </number:currency-style>
    <number:currency-style style:name="N296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963" number:title="User-defined">
      <number:text>-</number:text>
      <number:currency-symbol number:language="en" number:country="US">$</number:currency-symbol>
      <number:number number:decimal-places="2" number:min-integer-digits="1" number:grouping="true"/>
      <number:text> M</number:text>
      <style:map style:condition="value()&gt;=0" style:apply-style-name="N2963P0"/>
    </number:currency-style>
    <number:currency-style style:name="N2964P0" style:volatile="true">
      <number:currency-symbol number:language="en" number:country="US">$</number:currency-symbol>
      <number:number number:decimal-places="0" number:min-integer-digits="0"/>
    </number:currency-style>
    <number:currency-style style:name="N2964" number:title="User-defined">
      <number:text>-</number:text>
      <number:currency-symbol number:language="en" number:country="US">$</number:currency-symbol>
      <number:number number:decimal-places="0" number:min-integer-digits="0"/>
      <style:map style:condition="value()&gt;=0" style:apply-style-name="N2964P0"/>
    </number:currency-style>
    <number:number-style style:name="N2965P0" style:volatile="true">
      <number:number number:decimal-places="0" number:min-integer-digits="1"/>
    </number:number-style>
    <number:number-style style:name="N2965">
      <number:text>(-</number:text>
      <number:number number:decimal-places="0" number:min-integer-digits="1"/>
      <number:text>)</number:text>
      <style:map style:condition="value()&gt;=0" style:apply-style-name="N2965P0"/>
    </number:number-style>
    <number:currency-style style:name="N2967P0" style:volatile="true">
      <number:currency-symbol number:language="en" number:country="US">$</number:currency-symbol>
      <number:number number:decimal-places="1" number:min-integer-digits="2" number:grouping="true"/>
    </number:currency-style>
    <number:currency-style style:name="N2967" number:title="User-defined">
      <number:text>-</number:text>
      <number:currency-symbol number:language="en" number:country="US">$</number:currency-symbol>
      <number:number number:decimal-places="1" number:min-integer-digits="2" number:grouping="true"/>
      <style:map style:condition="value()&gt;=0" style:apply-style-name="N2967P0"/>
    </number:currency-style>
    <number:currency-style style:name="N2969P0" style:volatile="true">
      <number:currency-symbol number:language="en" number:country="US">$</number:currency-symbol>
      <number:number number:decimal-places="1" number:min-integer-digits="0"/>
    </number:currency-style>
    <number:currency-style style:name="N2969" number:title="User-defined">
      <number:text>-</number:text>
      <number:currency-symbol number:language="en" number:country="US">$</number:currency-symbol>
      <number:number number:decimal-places="1" number:min-integer-digits="0"/>
      <style:map style:condition="value()&gt;=0" style:apply-style-name="N2969P0"/>
    </number:currency-style>
    <number:currency-style style:name="N2971P0" style:volatile="true">
      <number:currency-symbol number:language="en" number:country="GB">£</number:currency-symbol>
      <number:number number:decimal-places="0" number:min-integer-digits="0" number:grouping="true"/>
    </number:currency-style>
    <number:currency-style style:name="N2971">
      <number:text>-</number:text>
      <number:currency-symbol number:language="en" number:country="GB">£</number:currency-symbol>
      <number:number number:decimal-places="0" number:min-integer-digits="0" number:grouping="true"/>
      <style:map style:condition="value()&gt;=0" style:apply-style-name="N2971P0"/>
    </number:currency-style>
    <number:currency-style style:name="N2973P0" style:volatile="true">
      <number:text>-</number:text>
      <number:currency-symbol number:language="en" number:country="GB">£</number:currency-symbol>
      <number:number number:decimal-places="0" number:min-integer-digits="1" number:grouping="true"/>
    </number:currency-style>
    <number:currency-style style:name="N2973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2973P0"/>
    </number:currency-style>
    <number:number-style style:name="N2974">
      <number:text>-</number:text>
      <number:number number:decimal-places="2" number:min-integer-digits="1"/>
    </number:number-style>
    <number:currency-style style:name="N2976P0" style:volatile="true">
      <number:text>+</number:text>
      <number:currency-symbol number:language="en" number:country="GB">£</number:currency-symbol>
      <number:number number:decimal-places="0" number:min-integer-digits="1" number:grouping="true"/>
    </number:currency-style>
    <number:currency-style style:name="N2976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2976P0"/>
    </number:currency-style>
    <number:currency-style style:name="N2978P0" style:volatile="true">
      <number:text>+</number:text>
      <number:currency-symbol number:language="en" number:country="GB">£</number:currency-symbol>
      <number:number number:decimal-places="2" number:min-integer-digits="1" number:grouping="true"/>
    </number:currency-style>
    <number:currency-style style:name="N2978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978P0"/>
    </number:currency-style>
    <number:number-style style:name="N2979">
      <number:text>RT# </number:text>
      <number:number number:decimal-places="0" number:min-integer-digits="1"/>
    </number:number-style>
    <number:number-style style:name="N2980">
      <number:text>PS# </number:text>
      <number:number number:decimal-places="0" number:min-integer-digits="1"/>
    </number:number-style>
    <number:number-style style:name="N2981">
      <number:number number:decimal-places="3" number:min-integer-digits="1">
        <number:embedded-text number:position="3">$</number:embedded-text>
      </number:number>
    </number:number-style>
    <number:number-style style:name="N2982P0" style:volatile="true">
      <number:text>\</number:text>
      <number:number number:decimal-places="2" number:min-integer-digits="1" number:grouping="true"/>
    </number:number-style>
    <number:number-style style:name="N2982">
      <number:text>\\\\\\-</number:text>
      <number:number number:decimal-places="2" number:min-integer-digits="1" number:grouping="true"/>
      <style:map style:condition="value()&gt;=0" style:apply-style-name="N2982P0"/>
    </number:number-style>
    <number:number-style style:name="N2984P0" style:volatile="true">
      <number:text>VND</number:text>
      <number:number number:decimal-places="0" number:min-integer-digits="1" number:grouping="true"/>
      <number:text> </number:text>
    </number:number-style>
    <number:number-style style:name="N2984">
      <number:text>(VND</number:text>
      <number:number number:decimal-places="0" number:min-integer-digits="1" number:grouping="true"/>
      <number:text>)</number:text>
      <style:map style:condition="value()&gt;=0" style:apply-style-name="N2984P0"/>
    </number:number-style>
    <number:date-style style:name="N2985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2986" number:title="User-defined" number:truncate-on-overflow="false">
      <number:hours number:style="long"/>
      <number:text>:</number:text>
      <number:minutes number:style="long"/>
    </number:time-style>
    <number:time-style style:name="N2987" number:title="User-defined" number:truncate-on-overflow="false">
      <number:hours number:style="long"/>
    </number:time-style>
    <number:date-style style:name="N2988"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2989">
      <number:month number:textual="true"/>
      <number:text> </number:text>
      <number:day/>
      <number:text> </number:text>
      <number:year/>
      <number:text>  </number:text>
      <number:hours number:style="long"/>
      <number:text>:</number:text>
      <number:minutes number:style="long"/>
    </number:date-style>
    <number:date-style style:name="N2990">
      <number:month number:textual="true"/>
      <number:text> </number:text>
      <number:day/>
      <number:text>  </number:text>
      <number:hours number:style="long"/>
      <number:text>:</number:text>
      <number:minutes number:style="long"/>
      <number:text>:</number:text>
      <number:seconds number:style="long"/>
    </number:date-style>
    <number:date-style style:name="N2991">
      <number:month number:textual="true"/>
      <number:text> </number:text>
      <number:day/>
      <number:text>  </number:text>
      <number:hours number:style="long"/>
      <number:text>:</number:text>
      <number:minutes number:style="long"/>
    </number:date-style>
    <number:time-style style:name="N2992" number:title="User-defined">
      <number:hours number:style="long"/>
    </number:time-style>
    <number:number-style style:name="N2993P0" style:volatile="true">
      <number:number number:decimal-places="9" number:min-integer-digits="1" number:grouping="true"/>
    </number:number-style>
    <number:number-style style:name="N2993">
      <number:text>(</number:text>
      <number:number number:decimal-places="9" number:min-integer-digits="1" number:grouping="true"/>
      <number:text>)</number:text>
      <style:map style:condition="value()&gt;=0" style:apply-style-name="N2993P0"/>
    </number:number-style>
    <number:number-style style:name="N2994">
      <number:scientific-number number:decimal-places="5" number:min-integer-digits="1" number:min-exponent-digits="2"/>
    </number:number-style>
    <number:number-style style:name="N2995">
      <number:scientific-number number:decimal-places="6" number:min-integer-digits="1" number:min-exponent-digits="2"/>
    </number:number-style>
    <number:number-style style:name="N2996">
      <number:scientific-number number:decimal-places="7" number:min-integer-digits="1" number:min-exponent-digits="2"/>
    </number:number-style>
    <number:currency-style style:name="N2997P0" style:volatile="true">
      <number:currency-symbol/>
      <number:number number:decimal-places="4" number:min-integer-digits="1" number:grouping="true"/>
    </number:currency-style>
    <number:currency-style style:name="N2997">
      <number:text>(</number:text>
      <number:currency-symbol/>
      <number:number number:decimal-places="4" number:min-integer-digits="1" number:grouping="true"/>
      <number:text>)</number:text>
      <style:map style:condition="value()&gt;=0" style:apply-style-name="N2997P0"/>
    </number:currency-style>
    <number:currency-style style:name="N2998P0" style:volatile="true">
      <number:currency-symbol/>
      <number:number number:decimal-places="5" number:min-integer-digits="1" number:grouping="true"/>
    </number:currency-style>
    <number:currency-style style:name="N2998">
      <number:text>(</number:text>
      <number:currency-symbol/>
      <number:number number:decimal-places="5" number:min-integer-digits="1" number:grouping="true"/>
      <number:text>)</number:text>
      <style:map style:condition="value()&gt;=0" style:apply-style-name="N2998P0"/>
    </number:currency-style>
    <number:currency-style style:name="N3000P0" style:volatile="true">
      <number:currency-symbol/>
      <number:number number:decimal-places="6" number:min-integer-digits="1" number:grouping="true"/>
    </number:currency-style>
    <number:currency-style style:name="N3000">
      <number:text>(</number:text>
      <number:currency-symbol/>
      <number:number number:decimal-places="6" number:min-integer-digits="1" number:grouping="true"/>
      <number:text>)</number:text>
      <style:map style:condition="value()&gt;=0" style:apply-style-name="N3000P0"/>
    </number:currency-style>
    <number:currency-style style:name="N3002P0" style:volatile="true">
      <number:currency-symbol/>
      <number:number number:decimal-places="7" number:min-integer-digits="1" number:grouping="true"/>
    </number:currency-style>
    <number:currency-style style:name="N3002">
      <number:text>(</number:text>
      <number:currency-symbol/>
      <number:number number:decimal-places="7" number:min-integer-digits="1" number:grouping="true"/>
      <number:text>)</number:text>
      <style:map style:condition="value()&gt;=0" style:apply-style-name="N3002P0"/>
    </number:currency-style>
    <number:date-style style:name="N3003">
      <number:month number:style="long" number:textual="true"/>
      <number:text> </number:text>
      <number:day number:style="long"/>
    </number:date-style>
    <number:date-style style:name="N3004">
      <number:day-of-week number:style="long"/>
    </number:date-style>
    <number:date-style style:name="N3005">
      <number:year/>
    </number:date-style>
    <number:date-style style:name="N3006">
      <number:year number:style="long"/>
    </number:date-style>
    <number:number-style style:name="N3007">
      <number:number number:decimal-places="0" number:min-integer-digits="7"/>
    </number:number-style>
    <number:number-style style:name="N3008P0" style:volatile="true">
      <number:number number:decimal-places="7" number:min-integer-digits="1" number:grouping="true"/>
    </number:number-style>
    <number:number-style style:name="N3008">
      <number:text>(</number:text>
      <number:number number:decimal-places="7" number:min-integer-digits="1" number:grouping="true"/>
      <number:text>)</number:text>
      <style:map style:condition="value()&gt;=0" style:apply-style-name="N3008P0"/>
    </number:number-style>
    <number:currency-style style:name="N3009P0" style:volatile="true">
      <number:currency-symbol number:language="en" number:country="US">$</number:currency-symbol>
      <number:number number:decimal-places="2" number:min-integer-digits="0" number:grouping="true"/>
    </number:currency-style>
    <number:currency-style style:name="N3009" number:title="User-defined">
      <number:text>(</number:text>
      <number:currency-symbol number:language="en" number:country="US">$</number:currency-symbol>
      <number:number number:decimal-places="2" number:min-integer-digits="0" number:grouping="true"/>
      <number:text>)</number:text>
      <style:map style:condition="value()&gt;=0" style:apply-style-name="N3009P0"/>
    </number:currency-style>
    <number:currency-style style:name="N3010P0" style:volatile="true">
      <number:currency-symbol number:language="en" number:country="US">$</number:currency-symbol>
      <number:number number:decimal-places="0" number:min-integer-digits="0" number:grouping="true"/>
    </number:currency-style>
    <number:currency-style style:name="N3010" number:title="User-defined">
      <number:text>(</number:text>
      <number:currency-symbol number:language="en" number:country="US">$</number:currency-symbol>
      <number:number number:decimal-places="0" number:min-integer-digits="0" number:grouping="true"/>
      <number:text>)</number:text>
      <style:map style:condition="value()&gt;=0" style:apply-style-name="N3010P0"/>
    </number:currency-style>
    <number:date-style style:name="N301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AM/PM</number:text>
    </number:date-style>
    <number:date-style style:name="N3012">
      <number:month number:style="long"/>
      <number:text>월 </number:text>
      <number:day number:style="long"/>
      <number:text>일</number:text>
    </number:date-style>
    <number:date-style style:name="N3013">
      <number:year number:style="long"/>
      <number:text>년 </number:text>
      <number:month/>
      <number:text>월 </number:text>
      <number:day/>
      <number:text>일 </number:text>
      <number:day-of-week number:style="long"/>
    </number:date-style>
    <number:time-style style:name="N3014">
      <number:am-pm/>
      <number:text> </number:text>
      <number:hours/>
      <number:text>:</number:text>
      <number:minutes number:style="long"/>
      <number:text>:</number:text>
      <number:seconds number:style="long"/>
    </number:time-style>
    <number:number-style style:name="N3015">
      <number:number number:decimal-places="0" number:min-integer-digits="1"/>
      <number:text> TB</number:text>
    </number:number-style>
    <number:currency-style style:name="N3016">
      <number:currency-symbol>?</number:currency-symbol>
      <number:text> </number:text>
      <number:number number:decimal-places="2" number:min-integer-digits="1" number:grouping="true"/>
    </number:currency-style>
    <number:date-style style:name="N3017P0" style:volatile="true">
      <number:day number:style="long"/>
      <number:text>/</number:text>
      <number:month number:style="long"/>
      <number:text>/</number:text>
      <number:year/>
    </number:date-style>
    <number:text-style style:name="N3017">
      <number:text-content/>
      <style:map style:condition="value()&gt;=0" style:apply-style-name="N3017P0"/>
    </number:text-style>
    <number:number-style style:name="N3018P0" style:volatile="true">
      <number:text> IR£</number:text>
      <number:number number:decimal-places="0" number:min-integer-digits="1" number:grouping="true"/>
      <number:text> </number:text>
    </number:number-style>
    <number:number-style style:name="N3018P1" style:volatile="true">
      <number:text>-IR£</number:text>
      <number:number number:decimal-places="0" number:min-integer-digits="1" number:grouping="true"/>
      <number:text> </number:text>
    </number:number-style>
    <number:number-style style:name="N3018">
      <number:text> IR£- </number:text>
      <style:map style:condition="value()&gt;0" style:apply-style-name="N3018P0"/>
      <style:map style:condition="value()&lt;0" style:apply-style-name="N3018P1"/>
    </number:number-style>
    <number:number-style style:name="N3019P0" style:volatile="true">
      <number:text> IR£</number:text>
      <number:number number:decimal-places="2" number:min-integer-digits="1" number:grouping="true"/>
      <number:text> </number:text>
    </number:number-style>
    <number:number-style style:name="N3019P1" style:volatile="true">
      <number:text>-IR£</number:text>
      <number:number number:decimal-places="2" number:min-integer-digits="1" number:grouping="true"/>
      <number:text> </number:text>
    </number:number-style>
    <number:number-style style:name="N3019">
      <number:text> IR£-</number:text>
      <number:number number:decimal-places="0" number:min-integer-digits="0"/>
      <number:text> </number:text>
      <style:map style:condition="value()&gt;0" style:apply-style-name="N3019P0"/>
      <style:map style:condition="value()&lt;0" style:apply-style-name="N3019P1"/>
    </number:number-style>
    <number:number-style style:name="N3021P0" style:volatile="true">
      <number:text>€</number:text>
      <number:number number:decimal-places="0" number:min-integer-digits="1" number:grouping="true"/>
      <number:text> </number:text>
    </number:number-style>
    <number:number-style style:name="N3021">
      <number:text>(€</number:text>
      <number:number number:decimal-places="0" number:min-integer-digits="1" number:grouping="true"/>
      <number:text>)</number:text>
      <style:map style:condition="value()&gt;=0" style:apply-style-name="N3021P0"/>
    </number:number-style>
    <number:number-style style:name="N3022P0" style:volatile="true">
      <number:text> €</number:text>
      <number:number number:decimal-places="0" number:min-integer-digits="1" number:grouping="true"/>
      <number:text> </number:text>
    </number:number-style>
    <number:number-style style:name="N3022P1" style:volatile="true">
      <number:text> €(</number:text>
      <number:number number:decimal-places="0" number:min-integer-digits="1" number:grouping="true"/>
      <number:text>)</number:text>
    </number:number-style>
    <number:number-style style:name="N3022">
      <number:text> €- </number:text>
      <style:map style:condition="value()&gt;0" style:apply-style-name="N3022P0"/>
      <style:map style:condition="value()&lt;0" style:apply-style-name="N3022P1"/>
    </number:number-style>
    <number:number-style style:name="N3024P0" style:volatile="true">
      <number:text> €</number:text>
      <number:number number:decimal-places="2" number:min-integer-digits="1" number:grouping="true"/>
      <number:text> </number:text>
    </number:number-style>
    <number:number-style style:name="N3024P1" style:volatile="true">
      <number:text> €(</number:text>
      <number:number number:decimal-places="2" number:min-integer-digits="1" number:grouping="true"/>
      <number:text>)</number:text>
    </number:number-style>
    <number:number-style style:name="N3024">
      <number:text> €-</number:text>
      <number:number number:decimal-places="0" number:min-integer-digits="0"/>
      <number:text> </number:text>
      <style:map style:condition="value()&gt;0" style:apply-style-name="N3024P0"/>
      <style:map style:condition="value()&lt;0" style:apply-style-name="N3024P1"/>
    </number:number-style>
    <number:date-style style:name="N302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3026P0" style:volatile="true">
      <number:number number:decimal-places="6" number:min-integer-digits="1" number:grouping="true"/>
      <number:text> </number:text>
    </number:number-style>
    <number:number-style style:name="N3026P1" style:volatile="true">
      <number:text> (</number:text>
      <number:number number:decimal-places="6" number:min-integer-digits="1" number:grouping="true"/>
      <number:text>)</number:text>
    </number:number-style>
    <number:number-style style:name="N3026">
      <number:text> -</number:text>
      <number:number number:decimal-places="0" number:min-integer-digits="0"/>
      <number:text> </number:text>
      <style:map style:condition="value()&gt;0" style:apply-style-name="N3026P0"/>
      <style:map style:condition="value()&lt;0" style:apply-style-name="N3026P1"/>
    </number:number-style>
    <number:number-style style:name="N3027P0" style:volatile="true">
      <number:number number:decimal-places="7" number:min-integer-digits="1" number:grouping="true"/>
      <number:text> </number:text>
    </number:number-style>
    <number:number-style style:name="N3027P1" style:volatile="true">
      <number:text> (</number:text>
      <number:number number:decimal-places="7" number:min-integer-digits="1" number:grouping="true"/>
      <number:text>)</number:text>
    </number:number-style>
    <number:number-style style:name="N3027">
      <number:text> -</number:text>
      <number:number number:decimal-places="0" number:min-integer-digits="0"/>
      <number:text> </number:text>
      <style:map style:condition="value()&gt;0" style:apply-style-name="N3027P0"/>
      <style:map style:condition="value()&lt;0" style:apply-style-name="N3027P1"/>
    </number:number-style>
    <number:number-style style:name="N3028P0" style:volatile="true">
      <number:number number:decimal-places="8" number:min-integer-digits="1" number:grouping="true"/>
      <number:text> </number:text>
    </number:number-style>
    <number:number-style style:name="N3028P1" style:volatile="true">
      <number:text> (</number:text>
      <number:number number:decimal-places="8" number:min-integer-digits="1" number:grouping="true"/>
      <number:text>)</number:text>
    </number:number-style>
    <number:number-style style:name="N3028">
      <number:text> -</number:text>
      <number:number number:decimal-places="0" number:min-integer-digits="0"/>
      <number:text> </number:text>
      <style:map style:condition="value()&gt;0" style:apply-style-name="N3028P0"/>
      <style:map style:condition="value()&lt;0" style:apply-style-name="N3028P1"/>
    </number:number-style>
    <number:number-style style:name="N3029P0" style:volatile="true">
      <number:number number:decimal-places="9" number:min-integer-digits="1" number:grouping="true"/>
      <number:text> </number:text>
    </number:number-style>
    <number:number-style style:name="N3029P1" style:volatile="true">
      <number:text> (</number:text>
      <number:number number:decimal-places="9" number:min-integer-digits="1" number:grouping="true"/>
      <number:text>)</number:text>
    </number:number-style>
    <number:number-style style:name="N3029">
      <number:text> -</number:text>
      <number:number number:decimal-places="0" number:min-integer-digits="0"/>
      <number:text> </number:text>
      <style:map style:condition="value()&gt;0" style:apply-style-name="N3029P0"/>
      <style:map style:condition="value()&lt;0" style:apply-style-name="N3029P1"/>
    </number:number-style>
    <number:number-style style:name="N3030P0" style:volatile="true">
      <number:number number:decimal-places="10" number:min-integer-digits="1" number:grouping="true"/>
      <number:text> </number:text>
    </number:number-style>
    <number:number-style style:name="N3030P1" style:volatile="true">
      <number:text> (</number:text>
      <number:number number:decimal-places="10" number:min-integer-digits="1" number:grouping="true"/>
      <number:text>)</number:text>
    </number:number-style>
    <number:number-style style:name="N3030">
      <number:text> -</number:text>
      <number:number number:decimal-places="0" number:min-integer-digits="0"/>
      <number:text> </number:text>
      <style:map style:condition="value()&gt;0" style:apply-style-name="N3030P0"/>
      <style:map style:condition="value()&lt;0" style:apply-style-name="N3030P1"/>
    </number:number-style>
    <number:number-style style:name="N3033P0" style:volatile="true">
      <number:number number:decimal-places="11" number:min-integer-digits="1" number:grouping="true"/>
      <number:text> </number:text>
    </number:number-style>
    <number:number-style style:name="N3033P1" style:volatile="true">
      <number:text> (</number:text>
      <number:number number:decimal-places="11" number:min-integer-digits="1" number:grouping="true"/>
      <number:text>)</number:text>
    </number:number-style>
    <number:number-style style:name="N3033">
      <number:text> -</number:text>
      <number:number number:decimal-places="0" number:min-integer-digits="0"/>
      <number:text> </number:text>
      <style:map style:condition="value()&gt;0" style:apply-style-name="N3033P0"/>
      <style:map style:condition="value()&lt;0" style:apply-style-name="N3033P1"/>
    </number:number-style>
    <number:number-style style:name="N3034">
      <number:number number:decimal-places="12" number:min-integer-digits="1" number:grouping="true"/>
      <number:text> </number:text>
    </number:number-style>
    <number:number-style style:name="N3036P0" style:volatile="true">
      <number:number number:decimal-places="12" number:min-integer-digits="1" number:grouping="true"/>
      <number:text> </number:text>
    </number:number-style>
    <number:number-style style:name="N3036P1" style:volatile="true">
      <number:text> (</number:text>
      <number:number number:decimal-places="12" number:min-integer-digits="1" number:grouping="true"/>
      <number:text>)</number:text>
    </number:number-style>
    <number:number-style style:name="N3036">
      <number:text> -</number:text>
      <number:number number:decimal-places="0" number:min-integer-digits="0"/>
      <number:text> </number:text>
      <style:map style:condition="value()&gt;0" style:apply-style-name="N3036P0"/>
      <style:map style:condition="value()&lt;0" style:apply-style-name="N3036P1"/>
    </number:number-style>
    <number:number-style style:name="N3039P0" style:volatile="true">
      <number:number number:decimal-places="13" number:min-integer-digits="1" number:grouping="true"/>
      <number:text> </number:text>
    </number:number-style>
    <number:number-style style:name="N3039P1" style:volatile="true">
      <number:text> (</number:text>
      <number:number number:decimal-places="13" number:min-integer-digits="1" number:grouping="true"/>
      <number:text>)</number:text>
    </number:number-style>
    <number:number-style style:name="N3039">
      <number:text> -</number:text>
      <number:number number:decimal-places="0" number:min-integer-digits="0"/>
      <number:text> </number:text>
      <style:map style:condition="value()&gt;0" style:apply-style-name="N3039P0"/>
      <style:map style:condition="value()&lt;0" style:apply-style-name="N3039P1"/>
    </number:number-style>
    <number:number-style style:name="N3042P0" style:volatile="true">
      <number:number number:decimal-places="14" number:min-integer-digits="1" number:grouping="true"/>
      <number:text> </number:text>
    </number:number-style>
    <number:number-style style:name="N3042P1" style:volatile="true">
      <number:text> (</number:text>
      <number:number number:decimal-places="14" number:min-integer-digits="1" number:grouping="true"/>
      <number:text>)</number:text>
    </number:number-style>
    <number:number-style style:name="N3042">
      <number:text> -</number:text>
      <number:number number:decimal-places="0" number:min-integer-digits="0"/>
      <number:text> </number:text>
      <style:map style:condition="value()&gt;0" style:apply-style-name="N3042P0"/>
      <style:map style:condition="value()&lt;0" style:apply-style-name="N3042P1"/>
    </number:number-style>
    <number:number-style style:name="N3045P0" style:volatile="true">
      <number:number number:decimal-places="15" number:min-integer-digits="1" number:grouping="true"/>
      <number:text> </number:text>
    </number:number-style>
    <number:number-style style:name="N3045P1" style:volatile="true">
      <number:text> (</number:text>
      <number:number number:decimal-places="15" number:min-integer-digits="1" number:grouping="true"/>
      <number:text>)</number:text>
    </number:number-style>
    <number:number-style style:name="N3045">
      <number:text> -</number:text>
      <number:number number:decimal-places="0" number:min-integer-digits="0"/>
      <number:text> </number:text>
      <style:map style:condition="value()&gt;0" style:apply-style-name="N3045P0"/>
      <style:map style:condition="value()&lt;0" style:apply-style-name="N3045P1"/>
    </number:number-style>
    <number:number-style style:name="N3048P0" style:volatile="true">
      <number:number number:decimal-places="16" number:min-integer-digits="1" number:grouping="true"/>
      <number:text> </number:text>
    </number:number-style>
    <number:number-style style:name="N3048P1" style:volatile="true">
      <number:text> (</number:text>
      <number:number number:decimal-places="16" number:min-integer-digits="1" number:grouping="true"/>
      <number:text>)</number:text>
    </number:number-style>
    <number:number-style style:name="N3048">
      <number:text> -</number:text>
      <number:number number:decimal-places="0" number:min-integer-digits="0"/>
      <number:text> </number:text>
      <style:map style:condition="value()&gt;0" style:apply-style-name="N3048P0"/>
      <style:map style:condition="value()&lt;0" style:apply-style-name="N3048P1"/>
    </number:number-style>
    <number:number-style style:name="N3049P0" style:volatile="true">
      <number:number number:min-integer-digits="1"/>
      <number:text/>
    </number:number-style>
    <number:number-style style:name="N3049P1" style:volatile="true">
      <number:text> (</number:text>
      <number:number number:decimal-places="5" number:min-integer-digits="1" number:grouping="true"/>
      <number:text>)</number:text>
    </number:number-style>
    <number:number-style style:name="N3049">
      <number:text> -</number:text>
      <number:number number:decimal-places="0" number:min-integer-digits="0"/>
      <number:text> </number:text>
      <style:map style:condition="value()&gt;0" style:apply-style-name="N3049P0"/>
      <style:map style:condition="value()&lt;0" style:apply-style-name="N3049P1"/>
    </number:number-style>
    <number:number-style style:name="N3050P0" style:volatile="true">
      <number:number number:decimal-places="12" number:min-integer-digits="1" number:grouping="true"/>
      <number:text> </number:text>
    </number:number-style>
    <number:number-style style:name="N3050">
      <number:text>(</number:text>
      <number:number number:decimal-places="12" number:min-integer-digits="1" number:grouping="true"/>
      <number:text>)</number:text>
      <style:map style:condition="value()&gt;=0" style:apply-style-name="N3050P0"/>
    </number:number-style>
    <number:number-style style:name="N3051P0" style:volatile="true">
      <number:text>€</number:text>
      <number:number number:decimal-places="0" number:min-integer-digits="1" number:grouping="true"/>
    </number:number-style>
    <number:number-style style:name="N3051">
      <number:text>(€</number:text>
      <number:number number:decimal-places="0" number:min-integer-digits="1" number:grouping="true"/>
      <number:text>)</number:text>
      <style:map style:condition="value()&gt;=0" style:apply-style-name="N3051P0"/>
    </number:number-style>
    <number:number-style style:name="N3052P0" style:volatile="true">
      <number:text>€</number:text>
      <number:number number:decimal-places="2" number:min-integer-digits="1" number:grouping="true"/>
    </number:number-style>
    <number:number-style style:name="N3052">
      <number:text>(€</number:text>
      <number:number number:decimal-places="2" number:min-integer-digits="1" number:grouping="true"/>
      <number:text>)</number:text>
      <style:map style:condition="value()&gt;=0" style:apply-style-name="N3052P0"/>
    </number:number-style>
    <number:number-style style:name="N3054P0" style:volatile="true">
      <number:text>€</number:text>
      <number:number number:decimal-places="0" number:min-integer-digits="1" number:grouping="true"/>
    </number:number-style>
    <number:number-style style:name="N3054P1" style:volatile="true">
      <number:text>€(</number:text>
      <number:number number:decimal-places="0" number:min-integer-digits="1" number:grouping="true"/>
      <number:text>)</number:text>
    </number:number-style>
    <number:number-style style:name="N3054">
      <number:text>€-</number:text>
      <style:map style:condition="value()&gt;0" style:apply-style-name="N3054P0"/>
      <style:map style:condition="value()&lt;0" style:apply-style-name="N3054P1"/>
    </number:number-style>
    <number:number-style style:name="N3056P0" style:volatile="true">
      <number:text>€</number:text>
      <number:number number:decimal-places="2" number:min-integer-digits="1" number:grouping="true"/>
    </number:number-style>
    <number:number-style style:name="N3056P1" style:volatile="true">
      <number:text>€(</number:text>
      <number:number number:decimal-places="2" number:min-integer-digits="1" number:grouping="true"/>
      <number:text>)</number:text>
    </number:number-style>
    <number:number-style style:name="N3056">
      <number:text>€-</number:text>
      <number:number number:decimal-places="0" number:min-integer-digits="0"/>
      <style:map style:condition="value()&gt;0" style:apply-style-name="N3056P0"/>
      <style:map style:condition="value()&lt;0" style:apply-style-name="N3056P1"/>
    </number:number-style>
    <number:number-style style:name="N3057">
      <number:number number:decimal-places="14" number:min-integer-digits="1"/>
    </number:number-style>
    <number:number-style style:name="N3058P0" style:volatile="true">
      <number:number number:decimal-places="0" number:min-integer-digits="1" number:grouping="true"/>
    </number:number-style>
    <number:number-style style:name="N3058">
      <number:text>)</number:text>
      <number:number number:decimal-places="0" number:min-integer-digits="1" number:grouping="true"/>
      <number:text>)</number:text>
      <style:map style:condition="value()&gt;=0" style:apply-style-name="N3058P0"/>
    </number:number-style>
    <number:number-style style:name="N3059P0" style:volatile="true">
      <number:text>(</number:text>
      <number:number number:decimal-places="0" number:min-integer-digits="1" number:grouping="true"/>
    </number:number-style>
    <number:number-style style:name="N3059">
      <number:text>)</number:text>
      <number:number number:decimal-places="0" number:min-integer-digits="1" number:grouping="true"/>
      <number:text>)</number:text>
      <style:map style:condition="value()&gt;=0" style:apply-style-name="N3059P0"/>
    </number:number-style>
    <number:number-style style:name="N3061P0" style:volatile="true">
      <number:number number:decimal-places="1" number:min-integer-digits="1" number:grouping="true"/>
      <number:text> </number:text>
    </number:number-style>
    <number:number-style style:name="N3061P1" style:volatile="true">
      <number:number number:decimal-places="1" number:min-integer-digits="1" number:grouping="true"/>
      <number:text>-</number:text>
    </number:number-style>
    <number:number-style style:name="N3061P2" style:volatile="true">
      <number:text> -</number:text>
      <number:number number:decimal-places="0" number:min-integer-digits="0"/>
      <number:text> </number:text>
    </number:number-style>
    <number:text-style style:name="N3061">
      <number:text-content/>
      <number:text> </number:text>
      <style:map style:condition="value()&gt;0" style:apply-style-name="N3061P0"/>
      <style:map style:condition="value()&lt;0" style:apply-style-name="N3061P1"/>
      <style:map style:condition="value()=0" style:apply-style-name="N3061P2"/>
    </number:text-style>
    <number:currency-style style:name="N3063P0" style:volatile="true">
      <number:currency-symbol number:language="en" number:country="US">$</number:currency-symbol>
      <number:number number:decimal-places="2" number:min-integer-digits="2" number:grouping="true"/>
    </number:currency-style>
    <number:currency-style style:name="N3063" number:title="User-defined">
      <number:text>-</number:text>
      <number:currency-symbol number:language="en" number:country="US">$</number:currency-symbol>
      <number:number number:decimal-places="2" number:min-integer-digits="2" number:grouping="true"/>
      <style:map style:condition="value()&gt;=0" style:apply-style-name="N3063P0"/>
    </number:currency-style>
    <number:number-style style:name="N3066P0" style:volatile="true">
      <number:number number:decimal-places="1" number:min-integer-digits="1" number:grouping="true"/>
      <number:text> DM </number:text>
    </number:number-style>
    <number:number-style style:name="N3066P1" style:volatile="true">
      <number:text>-</number:text>
      <number:number number:decimal-places="1" number:min-integer-digits="1" number:grouping="true"/>
      <number:text> DM </number:text>
    </number:number-style>
    <number:number-style style:name="N3066P2" style:volatile="true">
      <number:text> -</number:text>
      <number:number number:decimal-places="0" number:min-integer-digits="0"/>
      <number:text> DM </number:text>
    </number:number-style>
    <number:text-style style:name="N3066">
      <number:text-content/>
      <number:text> </number:text>
      <style:map style:condition="value()&gt;0" style:apply-style-name="N3066P0"/>
      <style:map style:condition="value()&lt;0" style:apply-style-name="N3066P1"/>
      <style:map style:condition="value()=0" style:apply-style-name="N3066P2"/>
    </number:text-style>
    <number:number-style style:name="N3069P0" style:volatile="true">
      <number:number number:decimal-places="1" number:min-integer-digits="1" number:grouping="true"/>
      <number:text>       </number:text>
    </number:number-style>
    <number:number-style style:name="N3069P1" style:volatile="true">
      <number:text>-</number:text>
      <number:number number:decimal-places="1" number:min-integer-digits="1" number:grouping="true"/>
      <number:text>       </number:text>
    </number:number-style>
    <number:number-style style:name="N3069P2" style:volatile="true">
      <number:text> -</number:text>
      <number:number number:decimal-places="0" number:min-integer-digits="0"/>
      <number:text>       </number:text>
    </number:number-style>
    <number:text-style style:name="N3069">
      <number:text-content/>
      <number:text> </number:text>
      <style:map style:condition="value()&gt;0" style:apply-style-name="N3069P0"/>
      <style:map style:condition="value()&lt;0" style:apply-style-name="N3069P1"/>
      <style:map style:condition="value()=0" style:apply-style-name="N3069P2"/>
    </number:text-style>
    <number:currency-style style:name="N307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3070">
      <number:currency-symbol number:language="en" number:country="US">$</number:currency-symbol>
      <number:number number:decimal-places="4" number:min-integer-digits="1" number:grouping="true"/>
      <style:map style:condition="value()&gt;=0" style:apply-style-name="N3070P0"/>
    </number:currency-style>
    <number:number-style style:name="N3071">
      <number:number number:decimal-places="2" number:min-integer-digits="3"/>
    </number:number-style>
    <number:number-style style:name="N3072P0" style:volatile="true">
      <number:number number:decimal-places="1" number:min-integer-digits="1" number:grouping="true"/>
    </number:number-style>
    <number:number-style style:name="N3072">
      <number:text>(</number:text>
      <number:number number:decimal-places="1" number:min-integer-digits="1" number:grouping="true"/>
      <number:text>) </number:text>
      <style:map style:condition="value()&gt;=0" style:apply-style-name="N3072P0"/>
    </number:number-style>
    <number:number-style style:name="N3073P0" style:volatile="true">
      <number:text/>
    </number:number-style>
    <number:number-style style:name="N3073">
      <number:text>(</number:text>
      <number:number number:decimal-places="0" number:min-integer-digits="4" number:grouping="true"/>
      <number:text>)</number:text>
      <style:map style:condition="value()&gt;=0" style:apply-style-name="N3073P0"/>
    </number:number-style>
    <number:number-style style:name="N3074P0" style:volatile="true">
      <number:number number:decimal-places="0" number:min-integer-digits="4" number:grouping="true"/>
    </number:number-style>
    <number:number-style style:name="N3074">
      <number:text>(</number:text>
      <number:number number:decimal-places="0" number:min-integer-digits="4" number:grouping="true"/>
      <number:text>)</number:text>
      <style:map style:condition="value()&gt;=0" style:apply-style-name="N3074P0"/>
    </number:number-style>
    <number:number-style style:name="N3075P0" style:volatile="true">
      <number:number number:min-integer-digits="1"/>
      <number:text/>
    </number:number-style>
    <number:number-style style:name="N3075P1" style:volatile="true">
      <number:text> (</number:text>
      <number:number number:decimal-places="6" number:min-integer-digits="1" number:grouping="true"/>
      <number:text>)</number:text>
    </number:number-style>
    <number:number-style style:name="N3075">
      <number:text> -</number:text>
      <number:number number:decimal-places="0" number:min-integer-digits="0"/>
      <number:text> </number:text>
      <style:map style:condition="value()&gt;0" style:apply-style-name="N3075P0"/>
      <style:map style:condition="value()&lt;0" style:apply-style-name="N3075P1"/>
    </number:number-style>
    <number:number-style style:name="N3076P0" style:volatile="true">
      <number:number number:min-integer-digits="1"/>
      <number:text/>
    </number:number-style>
    <number:number-style style:name="N3076P1" style:volatile="true">
      <number:text> (</number:text>
      <number:number number:decimal-places="7" number:min-integer-digits="1" number:grouping="true"/>
      <number:text>)</number:text>
    </number:number-style>
    <number:number-style style:name="N3076">
      <number:text> -</number:text>
      <number:number number:decimal-places="0" number:min-integer-digits="0"/>
      <number:text> </number:text>
      <style:map style:condition="value()&gt;0" style:apply-style-name="N3076P0"/>
      <style:map style:condition="value()&lt;0" style:apply-style-name="N3076P1"/>
    </number:number-style>
    <number:number-style style:name="N3077P0" style:volatile="true">
      <number:number number:min-integer-digits="1"/>
      <number:text/>
    </number:number-style>
    <number:number-style style:name="N3077P1" style:volatile="true">
      <number:text> (</number:text>
      <number:number number:decimal-places="8" number:min-integer-digits="1" number:grouping="true"/>
      <number:text>)</number:text>
    </number:number-style>
    <number:number-style style:name="N3077">
      <number:text> -</number:text>
      <number:number number:decimal-places="0" number:min-integer-digits="0"/>
      <number:text> </number:text>
      <style:map style:condition="value()&gt;0" style:apply-style-name="N3077P0"/>
      <style:map style:condition="value()&lt;0" style:apply-style-name="N3077P1"/>
    </number:number-style>
    <number:number-style style:name="N3078P0" style:volatile="true">
      <number:number number:min-integer-digits="1"/>
      <number:text/>
    </number:number-style>
    <number:number-style style:name="N3078P1" style:volatile="true">
      <number:text> (</number:text>
      <number:number number:decimal-places="9" number:min-integer-digits="1" number:grouping="true"/>
      <number:text>)</number:text>
    </number:number-style>
    <number:number-style style:name="N3078">
      <number:text> -</number:text>
      <number:number number:decimal-places="0" number:min-integer-digits="0"/>
      <number:text> </number:text>
      <style:map style:condition="value()&gt;0" style:apply-style-name="N3078P0"/>
      <style:map style:condition="value()&lt;0" style:apply-style-name="N3078P1"/>
    </number:number-style>
    <number:number-style style:name="N3079P0" style:volatile="true">
      <number:number number:min-integer-digits="1"/>
      <number:text/>
    </number:number-style>
    <number:number-style style:name="N3079P1" style:volatile="true">
      <number:text> (</number:text>
      <number:number number:decimal-places="10" number:min-integer-digits="1" number:grouping="true"/>
      <number:text>)</number:text>
    </number:number-style>
    <number:number-style style:name="N3079">
      <number:text> -</number:text>
      <number:number number:decimal-places="0" number:min-integer-digits="0"/>
      <number:text> </number:text>
      <style:map style:condition="value()&gt;0" style:apply-style-name="N3079P0"/>
      <style:map style:condition="value()&lt;0" style:apply-style-name="N3079P1"/>
    </number:number-style>
    <number:number-style style:name="N3080P0" style:volatile="true">
      <number:number number:min-integer-digits="1"/>
      <number:text/>
    </number:number-style>
    <number:number-style style:name="N3080P1" style:volatile="true">
      <number:text> (</number:text>
      <number:number number:decimal-places="11" number:min-integer-digits="1" number:grouping="true"/>
      <number:text>)</number:text>
    </number:number-style>
    <number:number-style style:name="N3080">
      <number:text> -</number:text>
      <number:number number:decimal-places="0" number:min-integer-digits="0"/>
      <number:text> </number:text>
      <style:map style:condition="value()&gt;0" style:apply-style-name="N3080P0"/>
      <style:map style:condition="value()&lt;0" style:apply-style-name="N3080P1"/>
    </number:number-style>
    <number:number-style style:name="N3081P0" style:volatile="true">
      <number:number number:min-integer-digits="1"/>
      <number:text/>
    </number:number-style>
    <number:number-style style:name="N3081P1" style:volatile="true">
      <number:text> (</number:text>
      <number:number number:decimal-places="12" number:min-integer-digits="1" number:grouping="true"/>
      <number:text>)</number:text>
    </number:number-style>
    <number:number-style style:name="N3081">
      <number:text> -</number:text>
      <number:number number:decimal-places="0" number:min-integer-digits="0"/>
      <number:text> </number:text>
      <style:map style:condition="value()&gt;0" style:apply-style-name="N3081P0"/>
      <style:map style:condition="value()&lt;0" style:apply-style-name="N3081P1"/>
    </number:number-style>
    <number:number-style style:name="N3082P0" style:volatile="true">
      <number:number number:min-integer-digits="1"/>
      <number:text/>
    </number:number-style>
    <number:number-style style:name="N3082P1" style:volatile="true">
      <number:text> (</number:text>
      <number:number number:decimal-places="13" number:min-integer-digits="1" number:grouping="true"/>
      <number:text>)</number:text>
    </number:number-style>
    <number:number-style style:name="N3082">
      <number:text> -</number:text>
      <number:number number:decimal-places="0" number:min-integer-digits="0"/>
      <number:text> </number:text>
      <style:map style:condition="value()&gt;0" style:apply-style-name="N3082P0"/>
      <style:map style:condition="value()&lt;0" style:apply-style-name="N3082P1"/>
    </number:number-style>
    <number:number-style style:name="N3083P0" style:volatile="true">
      <number:number number:min-integer-digits="1"/>
      <number:text/>
    </number:number-style>
    <number:number-style style:name="N3083P1" style:volatile="true">
      <number:text> (</number:text>
      <number:number number:decimal-places="14" number:min-integer-digits="1" number:grouping="true"/>
      <number:text>)</number:text>
    </number:number-style>
    <number:number-style style:name="N3083">
      <number:text> -</number:text>
      <number:number number:decimal-places="0" number:min-integer-digits="0"/>
      <number:text> </number:text>
      <style:map style:condition="value()&gt;0" style:apply-style-name="N3083P0"/>
      <style:map style:condition="value()&lt;0" style:apply-style-name="N3083P1"/>
    </number:number-style>
    <number:number-style style:name="N3084P0" style:volatile="true">
      <number:number number:min-integer-digits="1"/>
      <number:text/>
    </number:number-style>
    <number:number-style style:name="N3084P1" style:volatile="true">
      <number:text> (</number:text>
      <number:number number:decimal-places="15" number:min-integer-digits="1" number:grouping="true"/>
      <number:text>)</number:text>
    </number:number-style>
    <number:number-style style:name="N3084">
      <number:text> -</number:text>
      <number:number number:decimal-places="0" number:min-integer-digits="0"/>
      <number:text> </number:text>
      <style:map style:condition="value()&gt;0" style:apply-style-name="N3084P0"/>
      <style:map style:condition="value()&lt;0" style:apply-style-name="N3084P1"/>
    </number:number-style>
    <number:number-style style:name="N3085P0" style:volatile="true">
      <number:number number:min-integer-digits="1"/>
      <number:text/>
    </number:number-style>
    <number:number-style style:name="N3085P1" style:volatile="true">
      <number:text> (</number:text>
      <number:number number:decimal-places="16" number:min-integer-digits="1" number:grouping="true"/>
      <number:text>)</number:text>
    </number:number-style>
    <number:number-style style:name="N3085">
      <number:text> -</number:text>
      <number:number number:decimal-places="0" number:min-integer-digits="0"/>
      <number:text> </number:text>
      <style:map style:condition="value()&gt;0" style:apply-style-name="N3085P0"/>
      <style:map style:condition="value()&lt;0" style:apply-style-name="N3085P1"/>
    </number:number-style>
    <number:number-style style:name="N3086P0" style:volatile="true">
      <number:text> €</number:text>
      <number:number number:decimal-places="0" number:min-integer-digits="1" number:grouping="true"/>
      <number:text> </number:text>
    </number:number-style>
    <number:number-style style:name="N3086P1" style:volatile="true">
      <number:text>-€</number:text>
      <number:number number:decimal-places="0" number:min-integer-digits="1" number:grouping="true"/>
      <number:text> </number:text>
    </number:number-style>
    <number:number-style style:name="N3086">
      <number:text> €- </number:text>
      <style:map style:condition="value()&gt;0" style:apply-style-name="N3086P0"/>
      <style:map style:condition="value()&lt;0" style:apply-style-name="N3086P1"/>
    </number:number-style>
    <number:number-style style:name="N3087P0" style:volatile="true">
      <number:text> €</number:text>
      <number:number number:decimal-places="2" number:min-integer-digits="1" number:grouping="true"/>
      <number:text> </number:text>
    </number:number-style>
    <number:number-style style:name="N3087P1" style:volatile="true">
      <number:text>-€</number:text>
      <number:number number:decimal-places="2" number:min-integer-digits="1" number:grouping="true"/>
      <number:text> </number:text>
    </number:number-style>
    <number:number-style style:name="N3087">
      <number:text> €-</number:text>
      <number:number number:decimal-places="0" number:min-integer-digits="0"/>
      <number:text> </number:text>
      <style:map style:condition="value()&gt;0" style:apply-style-name="N3087P0"/>
      <style:map style:condition="value()&lt;0" style:apply-style-name="N3087P1"/>
    </number:number-style>
    <number:number-style style:name="N3088P0" style:volatile="true">
      <number:text> €</number:text>
      <number:number number:decimal-places="0" number:min-integer-digits="1" number:grouping="true"/>
      <number:text> </number:text>
    </number:number-style>
    <number:number-style style:name="N3088P1" style:volatile="true">
      <number:text> €(</number:text>
      <number:number number:decimal-places="0" number:min-integer-digits="1" number:grouping="true"/>
      <number:text>)</number:text>
    </number:number-style>
    <number:number-style style:name="N3088P2" style:volatile="true">
      <number:text> €- </number:text>
    </number:number-style>
    <number:text-style style:name="N3088">
      <number:text-content/>
      <number:text> </number:text>
      <style:map style:condition="value()&gt;0" style:apply-style-name="N3088P0"/>
      <style:map style:condition="value()&lt;0" style:apply-style-name="N3088P1"/>
      <style:map style:condition="value()=0" style:apply-style-name="N3088P2"/>
    </number:text-style>
    <number:number-style style:name="N3089P0" style:volatile="true">
      <number:text> €</number:text>
      <number:number number:decimal-places="2" number:min-integer-digits="1" number:grouping="true"/>
      <number:text> </number:text>
    </number:number-style>
    <number:number-style style:name="N3089P1" style:volatile="true">
      <number:text> €(</number:text>
      <number:number number:decimal-places="2" number:min-integer-digits="1" number:grouping="true"/>
      <number:text>)</number:text>
    </number:number-style>
    <number:number-style style:name="N3089P2" style:volatile="true">
      <number:text> €-</number:text>
      <number:number number:decimal-places="0" number:min-integer-digits="0"/>
      <number:text> </number:text>
    </number:number-style>
    <number:text-style style:name="N3089">
      <number:text-content/>
      <number:text> </number:text>
      <style:map style:condition="value()&gt;0" style:apply-style-name="N3089P0"/>
      <style:map style:condition="value()&lt;0" style:apply-style-name="N3089P1"/>
      <style:map style:condition="value()=0" style:apply-style-name="N3089P2"/>
    </number:text-style>
    <number:number-style style:name="N3090P0" style:volatile="true">
      <number:number number:decimal-places="11" number:min-integer-digits="1" number:grouping="true"/>
      <number:text> </number:text>
    </number:number-style>
    <number:number-style style:name="N3090P1" style:volatile="true">
      <number:text> (</number:text>
      <number:number number:decimal-places="11" number:min-integer-digits="1" number:grouping="true"/>
      <number:text>)</number:text>
    </number:number-style>
    <number:number-style style:name="N3090P2" style:volatile="true">
      <number:text> -</number:text>
      <number:number number:decimal-places="0" number:min-integer-digits="0"/>
      <number:text> </number:text>
    </number:number-style>
    <number:text-style style:name="N3090">
      <number:text-content/>
      <number:text> </number:text>
      <style:map style:condition="value()&gt;0" style:apply-style-name="N3090P0"/>
      <style:map style:condition="value()&lt;0" style:apply-style-name="N3090P1"/>
      <style:map style:condition="value()=0" style:apply-style-name="N3090P2"/>
    </number:text-style>
    <number:number-style style:name="N3091P0" style:volatile="true">
      <number:number number:decimal-places="12" number:min-integer-digits="1" number:grouping="true"/>
      <number:text> </number:text>
    </number:number-style>
    <number:number-style style:name="N3091P1" style:volatile="true">
      <number:text> (</number:text>
      <number:number number:decimal-places="12" number:min-integer-digits="1" number:grouping="true"/>
      <number:text>)</number:text>
    </number:number-style>
    <number:number-style style:name="N3091P2" style:volatile="true">
      <number:text> -</number:text>
      <number:number number:decimal-places="0" number:min-integer-digits="0"/>
      <number:text> </number:text>
    </number:number-style>
    <number:text-style style:name="N3091">
      <number:text-content/>
      <number:text> </number:text>
      <style:map style:condition="value()&gt;0" style:apply-style-name="N3091P0"/>
      <style:map style:condition="value()&lt;0" style:apply-style-name="N3091P1"/>
      <style:map style:condition="value()=0" style:apply-style-name="N3091P2"/>
    </number:text-style>
    <number:number-style style:name="N3092P0" style:volatile="true">
      <number:number number:decimal-places="13" number:min-integer-digits="1" number:grouping="true"/>
      <number:text> </number:text>
    </number:number-style>
    <number:number-style style:name="N3092P1" style:volatile="true">
      <number:text> (</number:text>
      <number:number number:decimal-places="13" number:min-integer-digits="1" number:grouping="true"/>
      <number:text>)</number:text>
    </number:number-style>
    <number:number-style style:name="N3092P2" style:volatile="true">
      <number:text> -</number:text>
      <number:number number:decimal-places="0" number:min-integer-digits="0"/>
      <number:text> </number:text>
    </number:number-style>
    <number:text-style style:name="N3092">
      <number:text-content/>
      <number:text> </number:text>
      <style:map style:condition="value()&gt;0" style:apply-style-name="N3092P0"/>
      <style:map style:condition="value()&lt;0" style:apply-style-name="N3092P1"/>
      <style:map style:condition="value()=0" style:apply-style-name="N3092P2"/>
    </number:text-style>
    <number:number-style style:name="N3093P0" style:volatile="true">
      <number:number number:decimal-places="14" number:min-integer-digits="1" number:grouping="true"/>
      <number:text> </number:text>
    </number:number-style>
    <number:number-style style:name="N3093P1" style:volatile="true">
      <number:text> (</number:text>
      <number:number number:decimal-places="14" number:min-integer-digits="1" number:grouping="true"/>
      <number:text>)</number:text>
    </number:number-style>
    <number:number-style style:name="N3093P2" style:volatile="true">
      <number:text> -</number:text>
      <number:number number:decimal-places="0" number:min-integer-digits="0"/>
      <number:text> </number:text>
    </number:number-style>
    <number:text-style style:name="N3093">
      <number:text-content/>
      <number:text> </number:text>
      <style:map style:condition="value()&gt;0" style:apply-style-name="N3093P0"/>
      <style:map style:condition="value()&lt;0" style:apply-style-name="N3093P1"/>
      <style:map style:condition="value()=0" style:apply-style-name="N3093P2"/>
    </number:text-style>
    <number:number-style style:name="N3094P0" style:volatile="true">
      <number:number number:decimal-places="15" number:min-integer-digits="1" number:grouping="true"/>
      <number:text> </number:text>
    </number:number-style>
    <number:number-style style:name="N3094P1" style:volatile="true">
      <number:text> (</number:text>
      <number:number number:decimal-places="15" number:min-integer-digits="1" number:grouping="true"/>
      <number:text>)</number:text>
    </number:number-style>
    <number:number-style style:name="N3094P2" style:volatile="true">
      <number:text> -</number:text>
      <number:number number:decimal-places="0" number:min-integer-digits="0"/>
      <number:text> </number:text>
    </number:number-style>
    <number:text-style style:name="N3094">
      <number:text-content/>
      <number:text> </number:text>
      <style:map style:condition="value()&gt;0" style:apply-style-name="N3094P0"/>
      <style:map style:condition="value()&lt;0" style:apply-style-name="N3094P1"/>
      <style:map style:condition="value()=0" style:apply-style-name="N3094P2"/>
    </number:text-style>
    <number:number-style style:name="N3095P0" style:volatile="true">
      <number:number number:decimal-places="16" number:min-integer-digits="1" number:grouping="true"/>
      <number:text> </number:text>
    </number:number-style>
    <number:number-style style:name="N3095P1" style:volatile="true">
      <number:text> (</number:text>
      <number:number number:decimal-places="16" number:min-integer-digits="1" number:grouping="true"/>
      <number:text>)</number:text>
    </number:number-style>
    <number:number-style style:name="N3095P2" style:volatile="true">
      <number:text> -</number:text>
      <number:number number:decimal-places="0" number:min-integer-digits="0"/>
      <number:text> </number:text>
    </number:number-style>
    <number:text-style style:name="N3095">
      <number:text-content/>
      <number:text> </number:text>
      <style:map style:condition="value()&gt;0" style:apply-style-name="N3095P0"/>
      <style:map style:condition="value()&lt;0" style:apply-style-name="N3095P1"/>
      <style:map style:condition="value()=0" style:apply-style-name="N3095P2"/>
    </number:text-style>
    <number:number-style style:name="N3096P0" style:volatile="true">
      <number:number number:decimal-places="0" number:min-integer-digits="1" number:grouping="true"/>
      <number:text> </number:text>
    </number:number-style>
    <number:number-style style:name="N3096P1" style:volatile="true">
      <number:text>-</number:text>
      <number:number number:decimal-places="0" number:min-integer-digits="1" number:grouping="true"/>
      <number:text> </number:text>
    </number:number-style>
    <number:number-style style:name="N3096P2" style:volatile="true">
      <number:text> -</number:text>
      <number:number number:decimal-places="0" number:min-integer-digits="0"/>
      <number:text> </number:text>
    </number:number-style>
    <number:text-style style:name="N3096">
      <number:text-content/>
      <number:text> </number:text>
      <style:map style:condition="value()&gt;0" style:apply-style-name="N3096P0"/>
      <style:map style:condition="value()&lt;0" style:apply-style-name="N3096P1"/>
      <style:map style:condition="value()=0" style:apply-style-name="N3096P2"/>
    </number:text-style>
    <number:date-style style:name="N3097">
      <number:day number:style="long"/>
      <number:text> </number:text>
      <number:month number:textual="true"/>
      <number:text> </number:text>
      <number:year/>
    </number:date-style>
    <number:number-style style:name="N3098P0" style:volatile="true">
      <number:number number:decimal-places="3" number:min-integer-digits="1" number:grouping="true"/>
      <number:text> </number:text>
    </number:number-style>
    <number:number-style style:name="N3098P1" style:volatile="true">
      <number:text>-</number:text>
      <number:number number:decimal-places="3" number:min-integer-digits="1" number:grouping="true"/>
      <number:text> </number:text>
    </number:number-style>
    <number:number-style style:name="N3098P2" style:volatile="true">
      <number:text> -</number:text>
      <number:number number:decimal-places="0" number:min-integer-digits="0"/>
      <number:text> </number:text>
    </number:number-style>
    <number:text-style style:name="N3098">
      <number:text-content/>
      <number:text> </number:text>
      <style:map style:condition="value()&gt;0" style:apply-style-name="N3098P0"/>
      <style:map style:condition="value()&lt;0" style:apply-style-name="N3098P1"/>
      <style:map style:condition="value()=0" style:apply-style-name="N3098P2"/>
    </number:text-style>
    <number:date-style style:name="N3099">
      <number:text>From </number:text>
      <number:day number:style="long"/>
      <number:text>-</number:text>
      <number:month number:textual="true"/>
      <number:text>-</number:text>
      <number:year/>
    </number:date-style>
    <number:date-style style:name="N3100">
      <number:text>to </number:text>
      <number:day number:style="long"/>
      <number:text>-</number:text>
      <number:month number:textual="true"/>
      <number:text>-</number:text>
      <number:year/>
    </number:date-style>
    <number:date-style style:name="N3101">
      <number:day number:style="long"/>
      <number:text>-</number:text>
      <number:month number:textual="true"/>
      <number:text>-</number:text>
      <number:year/>
      <number:text>  </number:text>
      <number:hours number:style="long"/>
      <number:text>:</number:text>
      <number:minutes number:style="long"/>
      <number:text> </number:text>
      <number:am-pm/>
    </number:date-style>
    <number:number-style style:name="N3102P0" style:volatile="true">
      <number:number number:decimal-places="3" number:min-integer-digits="1" number:grouping="true"/>
    </number:number-style>
    <number:number-style style:name="N3102">
      <number:text>(</number:text>
      <number:number number:decimal-places="0" number:min-integer-digits="1" number:grouping="true"/>
      <number:text>)</number:text>
      <style:map style:condition="value()&gt;=0" style:apply-style-name="N3102P0"/>
    </number:number-style>
    <number:number-style style:name="N3103P0" style:volatile="true">
      <number:number number:decimal-places="0" number:min-integer-digits="1" number:grouping="true"/>
    </number:number-style>
    <number:number-style style:name="N3103">
      <number:text>(</number:text>
      <number:number number:decimal-places="0" number:min-integer-digits="1" number:grouping="true"/>
      <number:text>)"</number:text>
      <style:map style:condition="value()&gt;=0" style:apply-style-name="N3103P0"/>
    </number:number-style>
    <number:number-style style:name="N3104P0" style:volatile="true">
      <number:number number:decimal-places="1" number:min-integer-digits="1" number:grouping="true"/>
    </number:number-style>
    <number:number-style style:name="N3104">
      <number:text>(</number:text>
      <number:number number:decimal-places="1" number:min-integer-digits="0" number:grouping="true"/>
      <number:text>)</number:text>
      <style:map style:condition="value()&gt;=0" style:apply-style-name="N3104P0"/>
    </number:number-style>
    <number:date-style style:name="N3105">
      <number:year/>
      <number:month number:style="long"/>
    </number:date-style>
    <number:number-style style:name="N3107P0" style:volatile="true">
      <number:text>£ </number:text>
      <number:number number:decimal-places="0" number:min-integer-digits="1" number:grouping="true"/>
    </number:number-style>
    <number:number-style style:name="N3107">
      <number:text>-£ </number:text>
      <number:number number:decimal-places="0" number:min-integer-digits="1" number:grouping="true"/>
      <style:map style:condition="value()&gt;=0" style:apply-style-name="N3107P0"/>
    </number:number-style>
    <number:number-style style:name="N3110P0" style:volatile="true">
      <number:text> £ </number:text>
      <number:number number:decimal-places="0" number:min-integer-digits="1" number:grouping="true"/>
      <number:text> </number:text>
    </number:number-style>
    <number:number-style style:name="N3110P1" style:volatile="true">
      <number:text>-£ </number:text>
      <number:number number:decimal-places="0" number:min-integer-digits="1" number:grouping="true"/>
      <number:text> </number:text>
    </number:number-style>
    <number:number-style style:name="N3110">
      <number:text> £ - </number:text>
      <style:map style:condition="value()&gt;0" style:apply-style-name="N3110P0"/>
      <style:map style:condition="value()&lt;0" style:apply-style-name="N3110P1"/>
    </number:number-style>
    <number:number-style style:name="N3113P0" style:volatile="true">
      <number:text> £ </number:text>
      <number:number number:decimal-places="2" number:min-integer-digits="1" number:grouping="true"/>
      <number:text> </number:text>
    </number:number-style>
    <number:number-style style:name="N3113P1" style:volatile="true">
      <number:text>-£ </number:text>
      <number:number number:decimal-places="2" number:min-integer-digits="1" number:grouping="true"/>
      <number:text> </number:text>
    </number:number-style>
    <number:number-style style:name="N3113">
      <number:text> £ -</number:text>
      <number:number number:decimal-places="0" number:min-integer-digits="0"/>
      <number:text> </number:text>
      <style:map style:condition="value()&gt;0" style:apply-style-name="N3113P0"/>
      <style:map style:condition="value()&lt;0" style:apply-style-name="N3113P1"/>
    </number:number-style>
    <number:number-style style:name="N3114">
      <number:text>£</number:text>
      <number:number number:decimal-places="4" number:min-integer-digits="1"/>
    </number:number-style>
    <number:number-style style:name="N3115">
      <number:text>£</number:text>
      <number:number number:decimal-places="2" number:min-integer-digits="1"/>
    </number:number-style>
    <number:number-style style:name="N3116">
      <number:text>£</number:text>
      <number:number number:decimal-places="3" number:min-integer-digits="1" number:grouping="true"/>
    </number:number-style>
    <number:number-style style:name="N3117">
      <number:text>£</number:text>
      <number:number number:decimal-places="1" number:min-integer-digits="1" number:grouping="true"/>
    </number:number-style>
    <number:number-style style:name="N3118P0" style:volatile="true">
      <number:text>£</number:text>
      <number:number number:decimal-places="1" number:min-integer-digits="1" number:grouping="true"/>
    </number:number-style>
    <number:number-style style:name="N3118">
      <number:text>-£</number:text>
      <number:number number:decimal-places="1" number:min-integer-digits="1" number:grouping="true"/>
      <style:map style:condition="value()&gt;=0" style:apply-style-name="N3118P0"/>
    </number:number-style>
    <number:number-style style:name="N3119P0" style:volatile="true">
      <number:text>£</number:text>
      <number:number number:decimal-places="3" number:min-integer-digits="1" number:grouping="true"/>
    </number:number-style>
    <number:number-style style:name="N3119">
      <number:text>-£</number:text>
      <number:number number:decimal-places="3" number:min-integer-digits="1" number:grouping="true"/>
      <style:map style:condition="value()&gt;=0" style:apply-style-name="N3119P0"/>
    </number:number-style>
    <number:number-style style:name="N3121P0" style:volatile="true">
      <number:text>Ir£</number:text>
      <number:number number:decimal-places="4" number:min-integer-digits="1" number:grouping="true"/>
    </number:number-style>
    <number:number-style style:name="N3121">
      <number:text>-£</number:text>
      <number:number number:decimal-places="2" number:min-integer-digits="1" number:grouping="true"/>
      <style:map style:condition="value()&gt;=0" style:apply-style-name="N3121P0"/>
    </number:number-style>
    <number:number-style style:name="N3122">
      <number:text>£</number:text>
      <number:number number:decimal-places="5" number:min-integer-digits="1" number:grouping="true"/>
    </number:number-style>
    <number:number-style style:name="N3123">
      <number:text>£</number:text>
      <number:number number:decimal-places="6" number:min-integer-digits="1" number:grouping="true"/>
    </number:number-style>
    <number:number-style style:name="N3124">
      <number:text>£</number:text>
      <number:number number:decimal-places="7" number:min-integer-digits="1" number:grouping="true"/>
    </number:number-style>
    <number:currency-style style:name="N3125">
      <number:currency-symbol number:language="en" number:country="IE">IR£</number:currency-symbol>
      <number:number number:decimal-places="4" number:min-integer-digits="1" number:grouping="true"/>
    </number:currency-style>
    <number:number-style style:name="N3126">
      <number:text>$</number:text>
      <number:number number:decimal-places="2" number:min-integer-digits="1"/>
    </number:number-style>
    <number:number-style style:name="N3127">
      <number:text>IP</number:text>
      <number:number number:decimal-places="2" number:min-integer-digits="1"/>
    </number:number-style>
    <number:number-style style:name="N3128">
      <number:text>IP£</number:text>
      <number:number number:decimal-places="2" number:min-integer-digits="1"/>
    </number:number-style>
    <number:number-style style:name="N3129">
      <number:number number:decimal-places="16" number:min-integer-digits="1" number:grouping="true"/>
    </number:number-style>
    <number:number-style style:name="N3130P0" style:volatile="true">
      <number:text> \</number:text>
      <number:number number:decimal-places="0" number:min-integer-digits="1" number:grouping="true"/>
      <number:text> </number:text>
    </number:number-style>
    <number:number-style style:name="N3130P1" style:volatile="true">
      <number:text> \-</number:text>
      <number:number number:decimal-places="0" number:min-integer-digits="1" number:grouping="true"/>
      <number:text> </number:text>
    </number:number-style>
    <number:number-style style:name="N3130">
      <number:text> \- </number:text>
      <style:map style:condition="value()&gt;0" style:apply-style-name="N3130P0"/>
      <style:map style:condition="value()&lt;0" style:apply-style-name="N3130P1"/>
    </number:number-style>
    <number:number-style style:name="N3131P0" style:volatile="true">
      <number:number number:min-integer-digits="1"/>
      <number:text/>
    </number:number-style>
    <number:number-style style:name="N3131P1" style:volatile="true">
      <number:text> -</number:text>
      <number:number number:decimal-places="0" number:min-integer-digits="1" number:grouping="true"/>
      <number:text> </number:text>
    </number:number-style>
    <number:number-style style:name="N3131">
      <number:text> - </number:text>
      <style:map style:condition="value()&gt;0" style:apply-style-name="N3131P0"/>
      <style:map style:condition="value()&lt;0" style:apply-style-name="N3131P1"/>
    </number:number-style>
    <number:number-style style:name="N3132P0" style:volatile="true">
      <number:text> \</number:text>
      <number:number number:decimal-places="2" number:min-integer-digits="1" number:grouping="true"/>
      <number:text> </number:text>
    </number:number-style>
    <number:number-style style:name="N3132P1" style:volatile="true">
      <number:text> \-</number:text>
      <number:number number:decimal-places="2" number:min-integer-digits="1" number:grouping="true"/>
      <number:text> </number:text>
    </number:number-style>
    <number:number-style style:name="N3132">
      <number:text> \-</number:text>
      <number:number number:decimal-places="0" number:min-integer-digits="0"/>
      <number:text> </number:text>
      <style:map style:condition="value()&gt;0" style:apply-style-name="N3132P0"/>
      <style:map style:condition="value()&lt;0" style:apply-style-name="N3132P1"/>
    </number:number-style>
    <number:percentage-style style:name="N3133P0" style:volatile="true">
      <number:number number:decimal-places="2" number:min-integer-digits="1"/>
      <number:text>%</number:text>
    </number:percentage-style>
    <number:number-style style:name="N3133">
      <number:text>(</number:text>
      <number:number number:decimal-places="2" number:min-integer-digits="1"/>
      <number:text>)%</number:text>
      <style:map style:condition="value()&gt;=0" style:apply-style-name="N3133P0"/>
    </number:number-style>
    <number:date-style style:name="N3134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136P0" style:volatile="true">
      <number:currency-symbol number:language="ko" number:country="KR">$</number:currency-symbol>
      <number:number number:decimal-places="2" number:min-integer-digits="1" number:grouping="true"/>
    </number:currency-style>
    <number:currency-style style:name="N3136">
      <number:text>-</number:text>
      <number:currency-symbol number:language="ko" number:country="KR">$</number:currency-symbol>
      <number:number number:decimal-places="2" number:min-integer-digits="1" number:grouping="true"/>
      <style:map style:condition="value()&gt;=0" style:apply-style-name="N3136P0"/>
    </number:currency-style>
    <number:currency-style style:name="N3138P0" style:volatile="true">
      <number:currency-symbol number:language="ko" number:country="KR">$</number:currency-symbol>
      <number:number number:decimal-places="2" number:min-integer-digits="1" number:decimal-replacement="--" number:grouping="true"/>
    </number:currency-style>
    <number:currency-style style:name="N3138">
      <number:text>-</number:text>
      <number:currency-symbol number:language="ko" number:country="KR">$</number:currency-symbol>
      <number:number number:decimal-places="2" number:min-integer-digits="1" number:decimal-replacement="--" number:grouping="true"/>
      <style:map style:condition="value()&gt;=0" style:apply-style-name="N3138P0"/>
    </number:currency-style>
    <number:currency-style style:name="N3140P0" style:volatile="true">
      <number:currency-symbol number:language="ko" number:country="KR">?</number:currency-symbol>
      <number:number number:decimal-places="0" number:min-integer-digits="1" number:grouping="true"/>
    </number:currency-style>
    <number:currency-style style:name="N3140">
      <number:text>-</number:text>
      <number:currency-symbol number:language="ko" number:country="KR">?</number:currency-symbol>
      <number:number number:decimal-places="0" number:min-integer-digits="1" number:grouping="true"/>
      <style:map style:condition="value()&gt;=0" style:apply-style-name="N3140P0"/>
    </number:currency-style>
    <number:currency-style style:name="N3142P0" style:volatile="true">
      <number:currency-symbol number:language="ko" number:country="KR">?</number:currency-symbol>
      <number:number number:decimal-places="2" number:min-integer-digits="1" number:grouping="true"/>
    </number:currency-style>
    <number:currency-style style:name="N3142">
      <number:text>-</number:text>
      <number:currency-symbol number:language="ko" number:country="KR">?</number:currency-symbol>
      <number:number number:decimal-places="2" number:min-integer-digits="1" number:grouping="true"/>
      <style:map style:condition="value()&gt;=0" style:apply-style-name="N3142P0"/>
    </number:currency-style>
    <number:currency-style style:name="N3144P0" style:volatile="true">
      <number:currency-symbol number:language="ko" number:country="KR">?</number:currency-symbol>
      <number:number number:decimal-places="2" number:min-integer-digits="1" number:decimal-replacement="--" number:grouping="true"/>
    </number:currency-style>
    <number:currency-style style:name="N3144">
      <number:text>-</number:text>
      <number:currency-symbol number:language="ko" number:country="KR">?</number:currency-symbol>
      <number:number number:decimal-places="2" number:min-integer-digits="1" number:decimal-replacement="--" number:grouping="true"/>
      <style:map style:condition="value()&gt;=0" style:apply-style-name="N3144P0"/>
    </number:currency-style>
    <number:date-style style:name="N3145">
      <number:year/>
      <number:text>?</number:text>
      <number:month/>
      <number:text>?</number:text>
    </number:date-style>
    <number:date-style style:name="N3146">
      <number:year number:style="long"/>
      <number:text>?</number:text>
      <number:month/>
      <number:text>?</number:text>
    </number:date-style>
    <number:date-style style:name="N3147">
      <number:year number:style="long"/>
      <number:text>?? ?</number:text>
      <number:quarter/>
      <number:text>/4?</number:text>
    </number:date-style>
    <number:date-style style:name="N3148">
      <number:year/>
      <number:text>?? ?</number:text>
      <number:quarter/>
      <number:text>/4?</number:text>
    </number:date-style>
    <number:date-style style:name="N3149">
      <number:month/>
      <number:text>?</number:text>
    </number:date-style>
    <number:date-style style:name="N3150">
      <number:text>?</number:text>
      <number:week-of-year/>
      <number:text>?</number:text>
    </number:date-style>
    <number:date-style style:name="N3151">
      <number:year/>
      <number:text>-</number:text>
      <number:month/>
    </number:date-style>
    <number:date-style style:name="N3152">
      <number:year number:style="long"/>
      <number:text>-</number:text>
      <number:month/>
    </number:date-style>
    <number:date-style style:name="N3153">
      <number:year/>
      <number:text>/</number:text>
      <number:month/>
      <number:text>/</number:text>
      <number:day/>
      <number:text> </number:text>
      <number:day-of-week number:style="long"/>
      <number:text>, </number:text>
    </number:date-style>
    <number:date-style style:name="N3154">
      <number:year number:style="long"/>
      <number:text>/</number:text>
      <number:month/>
      <number:text>/</number:text>
      <number:day/>
      <number:text> </number:text>
      <number:day-of-week number:style="long"/>
      <number:text>,  </number:text>
    </number:date-style>
    <number:date-style style:name="N3155">
      <number:year/>
      <number:text>/</number:text>
      <number:month/>
    </number:date-style>
    <number:time-style style:name="N3156">
      <number:hours number:style="long"/>
      <number:text>?</number:text>
      <number:minutes number:style="long"/>
      <number:text>?</number:text>
    </number:time-style>
    <number:time-style style:name="N3157">
      <number:hours number:style="long"/>
      <number:text>?</number:text>
      <number:minutes number:style="long"/>
      <number:text>?</number:text>
      <number:seconds number:style="long"/>
      <number:text>?</number:text>
    </number:time-style>
    <number:time-style style:name="N3158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time-style style:name="N3159">
      <number:am-pm/>
      <number:text> </number:text>
      <number:hours number:style="long"/>
      <number:text>:</number:text>
      <number:minutes number:style="long"/>
    </number:time-style>
    <number:date-style style:name="N3160">
      <number:year/>
      <number:text>?</number:text>
      <number:month/>
      <number:text>?</number:text>
      <number:day/>
      <number:text>?</number:text>
      <number:hours number:style="long"/>
      <number:text>?</number:text>
      <number:minutes number:style="long"/>
      <number:text>?</number:text>
      <number:seconds number:style="long"/>
      <number:text>?</number:text>
    </number:date-style>
    <number:date-style style:name="N316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"</number:text>
    </number:date-style>
    <number:date-style style:name="N3162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date-style style:name="N3163">
      <number:year number:style="long"/>
      <number:text>?</number:text>
      <number:month/>
      <number:text>?</number:text>
      <number:day/>
      <number:text>?</number:text>
      <number:hours number:style="long"/>
      <number:text>?</number:text>
      <number:minutes number:style="long"/>
      <number:text>?</number:text>
      <number:seconds number:style="long"/>
      <number:text>?</number:text>
    </number:date-style>
    <number:date-style style:name="N3164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3165">
      <number:year number:style="long"/>
      <number:text>-</number:text>
      <number:month/>
      <number:text>-</number:text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3166">
      <number:month/>
      <number:text>-</number:text>
      <number:day/>
      <number:text>-</number:text>
      <number:year/>
    </number:date-style>
    <number:date-style style:name="N3167">
      <number:month/>
      <number:text>-</number:text>
      <number:day/>
      <number:text>-</number:text>
      <number:year/>
      <number:text> </number:text>
      <number:hours/>
      <number:text>:</number:text>
      <number:minutes number:style="long"/>
    </number:date-style>
    <number:number-style style:name="N3168">
      <number:text>Install &amp; </number:text>
      <number:number number:decimal-places="0" number:min-integer-digits="1"/>
      <number:text>m</number:text>
    </number:number-style>
    <number:percentage-style style:name="N3169">
      <number:text>MMC at </number:text>
      <number:number number:decimal-places="1" number:min-integer-digits="1"/>
      <number:text>%</number:text>
    </number:percentage-style>
    <number:currency-style style:name="N3170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170"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3170P0"/>
    </number:currency-style>
    <number:number-style style:name="N3171P0" style:volatile="true">
      <number:number number:decimal-places="1" number:min-integer-digits="1" number:grouping="true"/>
      <number:text> DM </number:text>
    </number:number-style>
    <number:number-style style:name="N3171P1" style:volatile="true">
      <number:text>-</number:text>
      <number:number number:decimal-places="1" number:min-integer-digits="1" number:grouping="true"/>
      <number:text> DM </number:text>
    </number:number-style>
    <number:number-style style:name="N3171">
      <number:text> -</number:text>
      <number:number number:decimal-places="0" number:min-integer-digits="0"/>
      <number:text> DM </number:text>
      <style:map style:condition="value()&gt;0" style:apply-style-name="N3171P0"/>
      <style:map style:condition="value()&lt;0" style:apply-style-name="N3171P1"/>
    </number:number-style>
    <number:number-style style:name="N3172P0" style:volatile="true">
      <number:number number:min-integer-digits="1"/>
      <number:text/>
    </number:number-style>
    <number:number-style style:name="N3172P1" style:volatile="true">
      <number:text>-</number:text>
      <number:number number:decimal-places="0" number:min-integer-digits="1" number:grouping="true"/>
      <number:text> DM </number:text>
    </number:number-style>
    <number:number-style style:name="N3172">
      <number:text> -</number:text>
      <number:number number:decimal-places="0" number:min-integer-digits="0"/>
      <number:text> DM </number:text>
      <style:map style:condition="value()&gt;0" style:apply-style-name="N3172P0"/>
      <style:map style:condition="value()&lt;0" style:apply-style-name="N3172P1"/>
    </number:number-style>
    <number:number-style style:name="N3174P0" style:volatile="true">
      <number:text>£ </number:text>
      <number:number number:decimal-places="0" number:min-integer-digits="1" number:grouping="true"/>
    </number:number-style>
    <number:number-style style:name="N3174P1" style:volatile="true">
      <number:text>-£ </number:text>
      <number:number number:decimal-places="0" number:min-integer-digits="1" number:grouping="true"/>
    </number:number-style>
    <number:number-style style:name="N3174">
      <number:text>£ -</number:text>
      <style:map style:condition="value()&gt;0" style:apply-style-name="N3174P0"/>
      <style:map style:condition="value()&lt;0" style:apply-style-name="N3174P1"/>
    </number:number-style>
    <number:number-style style:name="N3176P0" style:volatile="true">
      <number:text>£ </number:text>
      <number:number number:decimal-places="2" number:min-integer-digits="1" number:grouping="true"/>
    </number:number-style>
    <number:number-style style:name="N3176P1" style:volatile="true">
      <number:text>-£ </number:text>
      <number:number number:decimal-places="2" number:min-integer-digits="1" number:grouping="true"/>
    </number:number-style>
    <number:number-style style:name="N3176">
      <number:text>£ -</number:text>
      <number:number number:decimal-places="0" number:min-integer-digits="0"/>
      <style:map style:condition="value()&gt;0" style:apply-style-name="N3176P0"/>
      <style:map style:condition="value()&lt;0" style:apply-style-name="N3176P1"/>
    </number:number-style>
    <number:number-style style:name="N3178P0" style:volatile="true">
      <number:text>￥</number:text>
      <number:number number:decimal-places="0" number:min-integer-digits="1" number:grouping="true"/>
    </number:number-style>
    <number:number-style style:name="N3178">
      <number:text>￥-</number:text>
      <number:number number:decimal-places="0" number:min-integer-digits="1" number:grouping="true"/>
      <style:map style:condition="value()&gt;=0" style:apply-style-name="N3178P0"/>
    </number:number-style>
    <number:number-style style:name="N3180P0" style:volatile="true">
      <number:text>￥</number:text>
      <number:number number:decimal-places="2" number:min-integer-digits="1" number:grouping="true"/>
    </number:number-style>
    <number:number-style style:name="N3180">
      <number:text>￥-</number:text>
      <number:number number:decimal-places="2" number:min-integer-digits="1" number:grouping="true"/>
      <style:map style:condition="value()&gt;=0" style:apply-style-name="N3180P0"/>
    </number:number-style>
    <number:number-style style:name="N3183P0" style:volatile="true">
      <number:text> ￥</number:text>
      <number:number number:decimal-places="0" number:min-integer-digits="1" number:grouping="true"/>
      <number:text> </number:text>
    </number:number-style>
    <number:number-style style:name="N3183P1" style:volatile="true">
      <number:text> ￥-</number:text>
      <number:number number:decimal-places="0" number:min-integer-digits="1" number:grouping="true"/>
      <number:text> </number:text>
    </number:number-style>
    <number:number-style style:name="N3183">
      <number:text> ￥- </number:text>
      <style:map style:condition="value()&gt;0" style:apply-style-name="N3183P0"/>
      <style:map style:condition="value()&lt;0" style:apply-style-name="N3183P1"/>
    </number:number-style>
    <number:number-style style:name="N3186P0" style:volatile="true">
      <number:text> ￥</number:text>
      <number:number number:decimal-places="2" number:min-integer-digits="1" number:grouping="true"/>
      <number:text> </number:text>
    </number:number-style>
    <number:number-style style:name="N3186P1" style:volatile="true">
      <number:text> ￥-</number:text>
      <number:number number:decimal-places="2" number:min-integer-digits="1" number:grouping="true"/>
      <number:text> </number:text>
    </number:number-style>
    <number:number-style style:name="N3186">
      <number:text> ￥-</number:text>
      <number:number number:decimal-places="0" number:min-integer-digits="0"/>
      <number:text> </number:text>
      <style:map style:condition="value()&gt;0" style:apply-style-name="N3186P0"/>
      <style:map style:condition="value()&lt;0" style:apply-style-name="N3186P1"/>
    </number:number-style>
    <number:number-style style:name="N3188P0" style:volatile="true">
      <number:text>是</number:text>
    </number:number-style>
    <number:number-style style:name="N3188P1" style:volatile="true">
      <number:text>是</number:text>
    </number:number-style>
    <number:number-style style:name="N3188">
      <number:text>否</number:text>
      <style:map style:condition="value()&gt;0" style:apply-style-name="N3188P0"/>
      <style:map style:condition="value()&lt;0" style:apply-style-name="N3188P1"/>
    </number:number-style>
    <number:number-style style:name="N3190P0" style:volatile="true">
      <number:text>真</number:text>
    </number:number-style>
    <number:number-style style:name="N3190P1" style:volatile="true">
      <number:text>真</number:text>
    </number:number-style>
    <number:number-style style:name="N3190">
      <number:text>假</number:text>
      <style:map style:condition="value()&gt;0" style:apply-style-name="N3190P0"/>
      <style:map style:condition="value()&lt;0" style:apply-style-name="N3190P1"/>
    </number:number-style>
    <number:number-style style:name="N3192P0" style:volatile="true">
      <number:text>开</number:text>
    </number:number-style>
    <number:number-style style:name="N3192P1" style:volatile="true">
      <number:text>开</number:text>
    </number:number-style>
    <number:number-style style:name="N3192">
      <number:text>关</number:text>
      <style:map style:condition="value()&gt;0" style:apply-style-name="N3192P0"/>
      <style:map style:condition="value()&lt;0" style:apply-style-name="N3192P1"/>
    </number:number-style>
    <number:currency-style style:name="N3194P0" style:volatile="true">
      <number:currency-symbol>￥</number:currency-symbol>
      <number:number number:decimal-places="2" number:min-integer-digits="1" number:grouping="true"/>
    </number:currency-style>
    <number:currency-style style:name="N3194">
      <number:text>-</number:text>
      <number:currency-symbol>￥</number:currency-symbol>
      <number:number number:decimal-places="2" number:min-integer-digits="1" number:grouping="true"/>
      <style:map style:condition="value()&gt;=0" style:apply-style-name="N3194P0"/>
    </number:currency-style>
    <number:currency-style style:name="N319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3195" number:title="User-defined">
      <number:text>-</number:text>
      <number:currency-symbol number:language="en" number:country="US">$</number:currency-symbol>
      <number:number number:decimal-places="0" number:min-integer-digits="1" number:grouping="true"/>
      <number:text>'K</number:text>
      <style:map style:condition="value()&gt;=0" style:apply-style-name="N3195P0"/>
    </number:currency-style>
    <number:currency-style style:name="N319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3196" number:title="User-defined">
      <number:text>-</number:text>
      <number:currency-symbol number:language="en" number:country="US">$</number:currency-symbol>
      <number:number number:decimal-places="0" number:min-integer-digits="1" number:grouping="true"/>
      <number:text>K</number:text>
      <style:map style:condition="value()&gt;=0" style:apply-style-name="N3196P0"/>
    </number:currency-style>
    <number:number-style style:name="N3197P0" style:volatile="true">
      <number:number number:decimal-places="5" number:min-integer-digits="1"/>
    </number:number-style>
    <number:number-style style:name="N3197">
      <number:text>-</number:text>
      <number:number number:decimal-places="5" number:min-integer-digits="1"/>
      <number:text> </number:text>
      <style:map style:condition="value()&gt;=0" style:apply-style-name="N3197P0"/>
    </number:number-style>
    <number:number-style style:name="N3198P0" style:volatile="true">
      <number:number number:decimal-places="0" number:min-integer-digits="0">
        <number:embedded-text number:position="4">-</number:embedded-text>
      </number:number>
    </number:number-style>
    <number:number-style style:name="N3198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  <style:map style:condition="value()&lt;=0" style:apply-style-name="N3198P0"/>
    </number:number-style>
    <number:currency-style style:name="N3199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3199"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199P0"/>
    </number:currency-style>
    <number:number-style style:name="N3200">
      <number:text>+fl</number:text>
      <number:number number:decimal-places="0" number:min-integer-digits="1" number:grouping="true"/>
    </number:number-style>
    <number:number-style style:name="N3201">
      <number:text>+fl</number:text>
      <number:number number:decimal-places="2" number:min-integer-digits="1" number:grouping="true"/>
    </number:number-style>
    <number:number-style style:name="N3202P0" style:volatile="true">
      <number:number number:decimal-places="0" number:min-integer-digits="1" number:grouping="true"/>
    </number:number-style>
    <number:number-style style:name="N3202">
      <number:text>(</number:text>
      <number:number number:decimal-places="0" number:min-integer-digits="1" number:grouping="true"/>
      <style:map style:condition="value()&gt;=0" style:apply-style-name="N3202P0"/>
    </number:number-style>
    <number:number-style style:name="N3203P0" style:volatile="true">
      <number:number number:decimal-places="2" number:min-integer-digits="1" number:grouping="true"/>
    </number:number-style>
    <number:number-style style:name="N3203">
      <number:text>(</number:text>
      <number:number number:decimal-places="2" number:min-integer-digits="1" number:grouping="true"/>
      <style:map style:condition="value()&gt;=0" style:apply-style-name="N3203P0"/>
    </number:number-style>
    <number:number-style style:name="N3204P0" style:volatile="true">
      <number:number number:decimal-places="0" number:min-integer-digits="0">
        <number:embedded-text number:position="4">-</number:embedded-text>
      </number:number>
    </number:number-style>
    <number:number-style style:name="N3204">
      <number:text>(</number:text>
      <number:number number:decimal-places="0" number:min-integer-digits="0">
        <number:embedded-text number:position="11">)</number:embedded-text>
        <number:embedded-text number:position="5">-</number:embedded-text>
      </number:number>
      <style:map style:condition="value()&lt;=0" style:apply-style-name="N3204P0"/>
    </number:number-style>
    <number:number-style style:name="N3205P0" style:volatile="true">
      <number:number number:decimal-places="0" number:min-integer-digits="0">
        <number:embedded-text number:position="4">-</number:embedded-text>
      </number:number>
    </number:number-style>
    <number:number-style style:name="N3205">
      <number:text>(</number:text>
      <number:number number:decimal-places="0" number:min-integer-digits="0">
        <number:embedded-text number:position="11">)</number:embedded-text>
        <number:embedded-text number:position="5">-</number:embedded-text>
      </number:number>
      <style:map style:condition="value()&lt;=9999999" style:apply-style-name="N3205P0"/>
    </number:number-style>
    <number:number-style style:name="N3207P0" style:volatile="true">
      <number:text> £</number:text>
      <number:number number:decimal-places="0" number:min-integer-digits="1" number:grouping="true"/>
    </number:number-style>
    <number:number-style style:name="N3207P1" style:volatile="true">
      <number:text>-£</number:text>
      <number:number number:decimal-places="0" number:min-integer-digits="1" number:grouping="true"/>
    </number:number-style>
    <number:number-style style:name="N3207">
      <number:text> £- </number:text>
      <style:map style:condition="value()&gt;0" style:apply-style-name="N3207P0"/>
      <style:map style:condition="value()&lt;0" style:apply-style-name="N3207P1"/>
    </number:number-style>
    <number:number-style style:name="N3208P0" style:volatile="true">
      <number:number number:decimal-places="0" number:min-integer-digits="1" number:grouping="true"/>
    </number:number-style>
    <number:number-style style:name="N3208P1" style:volatile="true">
      <number:text>-</number:text>
      <number:number number:decimal-places="0" number:min-integer-digits="1" number:grouping="true"/>
    </number:number-style>
    <number:number-style style:name="N3208">
      <number:text> - </number:text>
      <style:map style:condition="value()&gt;0" style:apply-style-name="N3208P0"/>
      <style:map style:condition="value()&lt;0" style:apply-style-name="N3208P1"/>
    </number:number-style>
    <number:number-style style:name="N3210P0" style:volatile="true">
      <number:text> £</number:text>
      <number:number number:decimal-places="2" number:min-integer-digits="1" number:grouping="true"/>
    </number:number-style>
    <number:number-style style:name="N3210P1" style:volatile="true">
      <number:text>-£</number:text>
      <number:number number:decimal-places="2" number:min-integer-digits="1" number:grouping="true"/>
    </number:number-style>
    <number:number-style style:name="N3210">
      <number:text> £-</number:text>
      <number:number number:decimal-places="0" number:min-integer-digits="0"/>
      <style:map style:condition="value()&gt;0" style:apply-style-name="N3210P0"/>
      <style:map style:condition="value()&lt;0" style:apply-style-name="N3210P1"/>
    </number:number-style>
    <number:number-style style:name="N3211P0" style:volatile="true">
      <number:number number:decimal-places="2" number:min-integer-digits="1" number:grouping="true"/>
    </number:number-style>
    <number:number-style style:name="N3211P1" style:volatile="true">
      <number:text>-</number:text>
      <number:number number:decimal-places="2" number:min-integer-digits="1" number:grouping="true"/>
    </number:number-style>
    <number:number-style style:name="N3211">
      <number:text> -</number:text>
      <number:number number:decimal-places="0" number:min-integer-digits="0"/>
      <style:map style:condition="value()&gt;0" style:apply-style-name="N3211P0"/>
      <style:map style:condition="value()&lt;0" style:apply-style-name="N3211P1"/>
    </number:number-style>
    <number:number-style style:name="N3212P0" style:volatile="true">
      <number:number number:decimal-places="3" number:min-integer-digits="1"/>
    </number:number-style>
    <number:number-style style:name="N3212">
      <number:text>-</number:text>
      <number:number number:decimal-places="3" number:min-integer-digits="1" number:display-factor="1000"/>
      <style:map style:condition="value()&gt;=0" style:apply-style-name="N3212P0"/>
    </number:number-style>
    <number:number-style style:name="N3213P0" style:volatile="true">
      <number:number number:decimal-places="1" number:min-integer-digits="1"/>
    </number:number-style>
    <number:number-style style:name="N3213">
      <number:text>-</number:text>
      <number:number number:decimal-places="1" number:min-integer-digits="1" number:display-factor="1000"/>
      <style:map style:condition="value()&gt;=0" style:apply-style-name="N3213P0"/>
    </number:number-style>
    <number:number-style style:name="N3214P0" style:volatile="true">
      <number:number number:decimal-places="4" number:min-integer-digits="1"/>
    </number:number-style>
    <number:number-style style:name="N3214">
      <number:text>-</number:text>
      <number:number number:decimal-places="4" number:min-integer-digits="1" number:display-factor="1000"/>
      <style:map style:condition="value()&gt;=0" style:apply-style-name="N3214P0"/>
    </number:number-style>
    <number:number-style style:name="N3215P0" style:volatile="true">
      <number:number number:decimal-places="3" number:min-integer-digits="1" number:grouping="true"/>
    </number:number-style>
    <number:number-style style:name="N3215">
      <number:text>-</number:text>
      <number:number number:decimal-places="3" number:min-integer-digits="1" number:grouping="true" number:display-factor="1000"/>
      <style:map style:condition="value()&gt;=0" style:apply-style-name="N3215P0"/>
    </number:number-style>
    <number:number-style style:name="N3216P0" style:volatile="true">
      <number:number number:decimal-places="2" number:min-integer-digits="1"/>
    </number:number-style>
    <number:number-style style:name="N3216">
      <number:text>-</number:text>
      <number:number number:decimal-places="2" number:min-integer-digits="1" number:display-factor="1000"/>
      <style:map style:condition="value()&gt;=0" style:apply-style-name="N3216P0"/>
    </number:number-style>
    <number:number-style style:name="N3217P0" style:volatile="true">
      <number:number number:decimal-places="0" number:min-integer-digits="1" number:grouping="true"/>
    </number:number-style>
    <number:number-style style:name="N3217">
      <number:text>-</number:text>
      <number:number number:decimal-places="0" number:min-integer-digits="1" number:grouping="true" number:display-factor="1000"/>
      <style:map style:condition="value()&gt;=0" style:apply-style-name="N3217P0"/>
    </number:number-style>
    <number:number-style style:name="N3218P0" style:volatile="true">
      <number:number number:decimal-places="0" number:min-integer-digits="1" number:grouping="true" number:display-factor="1000"/>
    </number:number-style>
    <number:number-style style:name="N3218">
      <number:text>(</number:text>
      <number:number number:decimal-places="0" number:min-integer-digits="1" number:grouping="true" number:display-factor="1000"/>
      <style:map style:condition="value()&gt;=0" style:apply-style-name="N3218P0"/>
    </number:number-style>
    <number:number-style style:name="N3219P0" style:volatile="true">
      <number:number number:decimal-places="2" number:min-integer-digits="1" number:grouping="true" number:display-factor="1000"/>
    </number:number-style>
    <number:number-style style:name="N3219">
      <number:text>(</number:text>
      <number:number number:decimal-places="2" number:min-integer-digits="1" number:grouping="true" number:display-factor="1000"/>
      <style:map style:condition="value()&gt;=0" style:apply-style-name="N3219P0"/>
    </number:number-style>
    <number:number-style style:name="N3220">
      <number:number number:decimal-places="0" number:min-integer-digits="1" number:display-factor="1000000"/>
    </number:number-style>
    <number:number-style style:name="N3221">
      <number:number number:decimal-places="2" number:min-integer-digits="1" number:display-factor="1000000"/>
    </number:number-style>
    <number:number-style style:name="N3222">
      <number:number number:decimal-places="1" number:min-integer-digits="1" number:display-factor="1000000"/>
    </number:number-style>
    <number:number-style style:name="N3223">
      <number:number number:decimal-places="3" number:min-integer-digits="1" number:display-factor="1000000"/>
    </number:number-style>
    <number:number-style style:name="N3224">
      <number:number number:decimal-places="4" number:min-integer-digits="1" number:display-factor="1000000"/>
    </number:number-style>
    <number:number-style style:name="N3225">
      <number:number number:decimal-places="5" number:min-integer-digits="1" number:display-factor="1000000"/>
    </number:number-style>
    <number:number-style style:name="N3226P0" style:volatile="true">
      <number:number number:decimal-places="5" number:min-integer-digits="1"/>
    </number:number-style>
    <number:number-style style:name="N3226">
      <number:text>-</number:text>
      <number:number number:decimal-places="5" number:min-integer-digits="1" number:display-factor="1000"/>
      <style:map style:condition="value()&gt;=0" style:apply-style-name="N3226P0"/>
    </number:number-style>
    <number:currency-style style:name="N322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3227">
      <number:text>-</number:text>
      <number:currency-symbol number:language="en" number:country="US">$</number:currency-symbol>
      <number:number number:decimal-places="2" number:min-integer-digits="1" number:grouping="true" number:display-factor="1000"/>
      <style:map style:condition="value()&gt;=0" style:apply-style-name="N3227P0"/>
    </number:currency-style>
    <number:number-style style:name="N3230P0" style:volatile="true">
      <number:text> £</number:text>
      <number:number number:decimal-places="0" number:min-integer-digits="1" number:grouping="true" number:display-factor="1000"/>
    </number:number-style>
    <number:number-style style:name="N3230P1" style:volatile="true">
      <number:text>-£</number:text>
      <number:number number:decimal-places="0" number:min-integer-digits="1" number:grouping="true" number:display-factor="1000"/>
    </number:number-style>
    <number:number-style style:name="N3230">
      <number:text> £- </number:text>
      <style:map style:condition="value()&gt;0" style:apply-style-name="N3230P0"/>
      <style:map style:condition="value()&lt;0" style:apply-style-name="N3230P1"/>
    </number:number-style>
    <number:number-style style:name="N3231P0" style:volatile="true">
      <number:number number:decimal-places="0" number:min-integer-digits="1" number:grouping="true" number:display-factor="1000"/>
    </number:number-style>
    <number:number-style style:name="N3231P1" style:volatile="true">
      <number:text>-</number:text>
      <number:number number:decimal-places="0" number:min-integer-digits="1" number:grouping="true" number:display-factor="1000"/>
    </number:number-style>
    <number:number-style style:name="N3231">
      <number:text> - </number:text>
      <style:map style:condition="value()&gt;0" style:apply-style-name="N3231P0"/>
      <style:map style:condition="value()&lt;0" style:apply-style-name="N3231P1"/>
    </number:number-style>
    <number:number-style style:name="N3234P0" style:volatile="true">
      <number:text> £</number:text>
      <number:number number:decimal-places="2" number:min-integer-digits="1" number:grouping="true" number:display-factor="1000"/>
    </number:number-style>
    <number:number-style style:name="N3234P1" style:volatile="true">
      <number:text>-£</number:text>
      <number:number number:decimal-places="2" number:min-integer-digits="1" number:grouping="true" number:display-factor="1000"/>
    </number:number-style>
    <number:number-style style:name="N3234">
      <number:text> £-</number:text>
      <number:number number:decimal-places="0" number:min-integer-digits="0" number:display-factor="1000"/>
      <style:map style:condition="value()&gt;0" style:apply-style-name="N3234P0"/>
      <style:map style:condition="value()&lt;0" style:apply-style-name="N3234P1"/>
    </number:number-style>
    <number:number-style style:name="N3235P0" style:volatile="true">
      <number:number number:decimal-places="2" number:min-integer-digits="1" number:grouping="true" number:display-factor="1000"/>
    </number:number-style>
    <number:number-style style:name="N3235P1" style:volatile="true">
      <number:text>-</number:text>
      <number:number number:decimal-places="2" number:min-integer-digits="1" number:grouping="true" number:display-factor="1000"/>
    </number:number-style>
    <number:number-style style:name="N3235">
      <number:text> -</number:text>
      <number:number number:decimal-places="0" number:min-integer-digits="0" number:display-factor="1000"/>
      <style:map style:condition="value()&gt;0" style:apply-style-name="N3235P0"/>
      <style:map style:condition="value()&lt;0" style:apply-style-name="N3235P1"/>
    </number:number-style>
    <number:number-style style:name="N3236P0" style:volatile="true">
      <number:text>SFr.</number:text>
      <number:number number:decimal-places="0" number:min-integer-digits="1" number:grouping="true"/>
    </number:number-style>
    <number:number-style style:name="N3236">
      <number:text>(SFr.</number:text>
      <number:number number:decimal-places="0" number:min-integer-digits="1" number:grouping="true"/>
      <number:text>)</number:text>
      <style:map style:condition="value()&gt;=0" style:apply-style-name="N3236P0"/>
    </number:number-style>
    <number:number-style style:name="N3237P0" style:volatile="true">
      <number:text>SFr.</number:text>
      <number:number number:decimal-places="2" number:min-integer-digits="1" number:grouping="true"/>
    </number:number-style>
    <number:number-style style:name="N3237">
      <number:text>(SFr.</number:text>
      <number:number number:decimal-places="2" number:min-integer-digits="1" number:grouping="true"/>
      <number:text>)</number:text>
      <style:map style:condition="value()&gt;=0" style:apply-style-name="N3237P0"/>
    </number:number-style>
    <number:number-style style:name="N3238">
      <number:text>+SFr.</number:text>
      <number:number number:decimal-places="0" number:min-integer-digits="1" number:grouping="true"/>
    </number:number-style>
    <number:number-style style:name="N3239">
      <number:text>+SFr.</number:text>
      <number:number number:decimal-places="2" number:min-integer-digits="1" number:grouping="true"/>
    </number:number-style>
    <number:number-style style:name="N3241P0" style:volatile="true">
      <number:text>R</number:text>
      <number:number number:decimal-places="0" number:min-integer-digits="1" number:grouping="true"/>
      <number:text> </number:text>
    </number:number-style>
    <number:number-style style:name="N3241">
      <number:text>(R</number:text>
      <number:number number:decimal-places="0" number:min-integer-digits="1" number:grouping="true"/>
      <number:text>)</number:text>
      <style:map style:condition="value()&gt;=0" style:apply-style-name="N3241P0"/>
    </number:number-style>
    <number:number-style style:name="N3243P0" style:volatile="true">
      <number:text>R</number:text>
      <number:number number:decimal-places="2" number:min-integer-digits="1" number:grouping="true"/>
      <number:text> </number:text>
    </number:number-style>
    <number:number-style style:name="N3243">
      <number:text>(R</number:text>
      <number:number number:decimal-places="2" number:min-integer-digits="1" number:grouping="true"/>
      <number:text>)</number:text>
      <style:map style:condition="value()&gt;=0" style:apply-style-name="N3243P0"/>
    </number:number-style>
    <number:number-style style:name="N3246P0" style:volatile="true">
      <number:text> R</number:text>
      <number:number number:decimal-places="0" number:min-integer-digits="1" number:grouping="true"/>
      <number:text> </number:text>
    </number:number-style>
    <number:number-style style:name="N3246P1" style:volatile="true">
      <number:text> R(</number:text>
      <number:number number:decimal-places="0" number:min-integer-digits="1" number:grouping="true"/>
      <number:text>)</number:text>
    </number:number-style>
    <number:number-style style:name="N3246">
      <number:text> R- </number:text>
      <style:map style:condition="value()&gt;0" style:apply-style-name="N3246P0"/>
      <style:map style:condition="value()&lt;0" style:apply-style-name="N3246P1"/>
    </number:number-style>
    <number:number-style style:name="N3249P0" style:volatile="true">
      <number:text> R</number:text>
      <number:number number:decimal-places="2" number:min-integer-digits="1" number:grouping="true"/>
      <number:text> </number:text>
    </number:number-style>
    <number:number-style style:name="N3249P1" style:volatile="true">
      <number:text> R(</number:text>
      <number:number number:decimal-places="2" number:min-integer-digits="1" number:grouping="true"/>
      <number:text>)</number:text>
    </number:number-style>
    <number:number-style style:name="N3249">
      <number:text> R-</number:text>
      <number:number number:decimal-places="0" number:min-integer-digits="0"/>
      <number:text> </number:text>
      <style:map style:condition="value()&gt;0" style:apply-style-name="N3249P0"/>
      <style:map style:condition="value()&lt;0" style:apply-style-name="N3249P1"/>
    </number:number-style>
    <number:currency-style style:name="N3251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3251"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3251P0"/>
    </number:currency-style>
    <number:date-style style:name="N3252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percentage-style style:name="N3253P0" style:volatile="true">
      <number:number number:decimal-places="1" number:min-integer-digits="1"/>
      <number:text>%</number:text>
    </number:percentage-style>
    <number:number-style style:name="N3253">
      <number:text>(</number:text>
      <number:number number:decimal-places="1" number:min-integer-digits="1"/>
      <number:text>)%</number:text>
      <style:map style:condition="value()&gt;=0" style:apply-style-name="N3253P0"/>
    </number:number-style>
    <number:number-style style:name="N3254P0" style:volatile="true">
      <number:number number:decimal-places="1" number:min-integer-digits="1"/>
      <number:text>pts</number:text>
    </number:number-style>
    <number:number-style style:name="N3254">
      <number:text>(</number:text>
      <number:number number:decimal-places="1" number:min-integer-digits="1"/>
      <number:text>)pts</number:text>
      <style:map style:condition="value()&gt;=0" style:apply-style-name="N3254P0"/>
    </number:number-style>
    <number:number-style style:name="N3255">
      <number:number number:decimal-places="2" number:min-integer-digits="5" number:grouping="true"/>
    </number:number-style>
    <number:number-style style:name="N3256">
      <number:number number:decimal-places="2" number:min-integer-digits="6" number:grouping="true"/>
    </number:number-style>
    <number:date-style style:name="N3257" number:title="User-defined">
      <number:month number:style="long" number:textual="true"/>
      <number:text> </number:text>
      <number:day/>
    </number:date-style>
    <number:date-style style:name="N3258" number:title="User-defined">
      <number:month number:textual="true"/>
      <number:text> </number:text>
      <number:day/>
    </number:date-style>
    <number:number-style style:name="N3259" number:title="User-defined">
      <number:number number:decimal-places="0" number:min-integer-digits="1"/>
      <number:text> pts</number:text>
    </number:number-style>
    <number:number-style style:name="N3260" number:title="User-defined">
      <number:number number:decimal-places="0" number:min-integer-digits="0"/>
      <number:text>pts</number:text>
    </number:number-style>
    <number:percentage-style style:name="N3261">
      <number:number number:decimal-places="1" number:min-integer-digits="3"/>
      <number:text>%</number:text>
    </number:percentage-style>
    <number:number-style style:name="N3262P0" style:volatile="true">
      <number:number number:decimal-places="0" number:min-integer-digits="1" number:grouping="true"/>
    </number:number-style>
    <number:currency-style style:name="N3262">
      <number:text>-</number:text>
      <number:currency-symbol>-411</number:currency-symbol>
      <number:number number:decimal-places="0" number:min-integer-digits="1" number:grouping="true"/>
      <style:map style:condition="value()&gt;=0" style:apply-style-name="N3262P0"/>
    </number:currency-style>
    <number:number-style style:name="N3264P0" style:volatile="true">
      <number:text>!r</number:text>
      <number:number number:decimal-places="0" number:min-integer-digits="1" number:grouping="true"/>
    </number:number-style>
    <number:number-style style:name="N3264">
      <number:text>-!r</number:text>
      <number:number number:decimal-places="0" number:min-integer-digits="1" number:grouping="true"/>
      <style:map style:condition="value()&gt;=0" style:apply-style-name="N3264P0"/>
    </number:number-style>
    <number:number-style style:name="N3266P0" style:volatile="true">
      <number:text>!r</number:text>
      <number:number number:decimal-places="2" number:min-integer-digits="1" number:grouping="true"/>
    </number:number-style>
    <number:number-style style:name="N3266">
      <number:text>-!r</number:text>
      <number:number number:decimal-places="2" number:min-integer-digits="1" number:grouping="true"/>
      <style:map style:condition="value()&gt;=0" style:apply-style-name="N3266P0"/>
    </number:number-style>
    <number:number-style style:name="N3268P0" style:volatile="true">
      <number:text>!r</number:text>
      <number:number number:decimal-places="0" number:min-integer-digits="1" number:grouping="true"/>
    </number:number-style>
    <number:number-style style:name="N3268P1" style:volatile="true">
      <number:text>-!r</number:text>
      <number:number number:decimal-places="0" number:min-integer-digits="1" number:grouping="true"/>
    </number:number-style>
    <number:number-style style:name="N3268">
      <number:text>!r-</number:text>
      <style:map style:condition="value()&gt;0" style:apply-style-name="N3268P0"/>
      <style:map style:condition="value()&lt;0" style:apply-style-name="N3268P1"/>
    </number:number-style>
    <number:number-style style:name="N3270P0" style:volatile="true">
      <number:text>!r</number:text>
      <number:number number:decimal-places="2" number:min-integer-digits="1" number:grouping="true"/>
    </number:number-style>
    <number:number-style style:name="N3270P1" style:volatile="true">
      <number:text>-!r</number:text>
      <number:number number:decimal-places="2" number:min-integer-digits="1" number:grouping="true"/>
    </number:number-style>
    <number:number-style style:name="N3270">
      <number:text>!r-</number:text>
      <number:number number:decimal-places="0" number:min-integer-digits="0"/>
      <style:map style:condition="value()&gt;0" style:apply-style-name="N3270P0"/>
      <style:map style:condition="value()&lt;0" style:apply-style-name="N3270P1"/>
    </number:number-style>
    <number:currency-style style:name="N3272P0" style:volatile="true">
      <number:currency-symbol number:language="en" number:country="GB">!r</number:currency-symbol>
      <number:number number:decimal-places="2" number:min-integer-digits="1" number:grouping="true"/>
    </number:currency-style>
    <number:currency-style style:name="N3272">
      <number:text>-</number:text>
      <number:currency-symbol number:language="en" number:country="GB">!r</number:currency-symbol>
      <number:number number:decimal-places="2" number:min-integer-digits="1" number:grouping="true"/>
      <style:map style:condition="value()&gt;=0" style:apply-style-name="N3272P0"/>
    </number:currency-style>
    <number:number-style style:name="N3274P0" style:volatile="true">
      <number:number number:decimal-places="0" number:min-integer-digits="1" number:grouping="true"/>
      <number:text>"</number:text>
    </number:number-style>
    <number:number-style style:name="N3274P1" style:volatile="true">
      <number:text>-</number:text>
      <number:number number:decimal-places="0" number:min-integer-digits="1" number:grouping="true"/>
      <number:text>"</number:text>
    </number:number-style>
    <number:number-style style:name="N3274">
      <number:text>?* -"</number:text>
      <style:map style:condition="value()&gt;0" style:apply-style-name="N3274P0"/>
      <style:map style:condition="value()&lt;0" style:apply-style-name="N3274P1"/>
    </number:number-style>
    <number:number-style style:name="N3276P0" style:volatile="true">
      <number:number number:decimal-places="2" number:min-integer-digits="1" number:grouping="true"/>
      <number:text>"</number:text>
    </number:number-style>
    <number:number-style style:name="N3276P1" style:volatile="true">
      <number:text>-</number:text>
      <number:number number:decimal-places="2" number:min-integer-digits="1" number:grouping="true"/>
      <number:text>"</number:text>
    </number:number-style>
    <number:number-style style:name="N3276">
      <number:text>?* -</number:text>
      <number:number number:decimal-places="0" number:min-integer-digits="0"/>
      <number:text>"</number:text>
      <style:map style:condition="value()&gt;0" style:apply-style-name="N3276P0"/>
      <style:map style:condition="value()&lt;0" style:apply-style-name="N3276P1"/>
    </number:number-style>
    <number:currency-style style:name="N3278P0" style:volatile="true">
      <number:currency-symbol>?809</number:currency-symbol>
      <number:number number:decimal-places="2" number:min-integer-digits="1" number:grouping="true"/>
    </number:currency-style>
    <number:currency-style style:name="N3278">
      <number:text>-</number:text>
      <number:currency-symbol>?809</number:currency-symbol>
      <number:number number:decimal-places="2" number:min-integer-digits="1" number:grouping="true"/>
      <style:map style:condition="value()&gt;=0" style:apply-style-name="N3278P0"/>
    </number:currency-style>
    <number:date-style style:name="N3279">
      <number:month number:style="long"/>
      <number:text>/</number:text>
    </number:date-style>
    <number:date-style style:name="N3280">
      <number:day number:calendar="ROC"/>
      <number:year number:calendar="ROC"/>
      <number:text>fault</number:text>
    </number:date-style>
    <number:currency-style style:name="N3282P0" style:volatile="true">
      <number:currency-symbol number:language="ko" number:country="KR">￦</number:currency-symbol>
      <number:number number:decimal-places="2" number:min-integer-digits="1" number:grouping="true"/>
    </number:currency-style>
    <number:currency-style style:name="N3282">
      <number:text>-</number:text>
      <number:currency-symbol number:language="ko" number:country="KR">￦</number:currency-symbol>
      <number:number number:decimal-places="2" number:min-integer-digits="1" number:grouping="true"/>
      <style:map style:condition="value()&gt;=0" style:apply-style-name="N3282P0"/>
    </number:currency-style>
    <number:date-style style:name="N3283">
      <number:day number:calendar="hanja_yoil"/>
      <number:year number:calendar="hanja_yoil"/>
      <number:text>fault</number:text>
    </number:date-style>
    <number:date-style style:name="N3284">
      <number:day number:style="long"/>
      <number:text>-</number:text>
      <number:month number:style="long"/>
      <number:text>-</number:text>
      <number:year/>
      <number:text> </number:text>
      <number:hours number:style="long"/>
      <number:text>:</number:text>
      <number:minutes number:style="long"/>
    </number:date-style>
    <number:date-style style:name="N3285">
      <number:month number:style="long"/>
      <number:text>-</number:text>
      <number:day number:style="long"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286">
      <number:month number:style="long"/>
      <number:text>-</number:text>
      <number:day number:style="long"/>
      <number:text>-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3287">
      <number:number number:decimal-places="2" number:min-integer-digits="0" number:grouping="true"/>
      <number:text>  </number:text>
    </number:number-style>
    <number:number-style style:name="N3288">
      <number:number number:decimal-places="2" number:min-integer-digits="1" number:grouping="true"/>
      <number:text>  </number:text>
    </number:number-style>
    <number:date-style style:name="N3289">
      <number:year/>
      <number:text>?\\\\\ </number:text>
      <number:month number:style="long"/>
      <number:text>?\\\\\ </number:text>
      <number:day number:style="long"/>
      <number:text>?</number:text>
    </number:date-style>
    <number:number-style style:name="N3290P0" style:volatile="true">
      <number:number number:decimal-places="0" number:min-integer-digits="1" number:grouping="true"/>
    </number:number-style>
    <number:number-style style:name="N3290">
      <number:text>\\\\\\-</number:text>
      <number:number number:decimal-places="0" number:min-integer-digits="1" number:grouping="true"/>
      <style:map style:condition="value()&gt;=0" style:apply-style-name="N3290P0"/>
    </number:number-style>
    <number:number-style style:name="N3291">
      <number:fraction number:min-integer-digits="0" number:min-numerator-digits="3" number:min-denominator-digits="3"/>
      <number:text>\\\\\\\ </number:text>
    </number:number-style>
    <number:time-style style:name="N3292">
      <number:hours/>
      <number:text>?\\\\\\\\\ </number:text>
      <number:minutes number:style="long"/>
      <number:text>?</number:text>
    </number:time-style>
    <number:date-style style:name="N3293">
      <number:year number:style="long"/>
      <number:text>?\\\\\\\\\ </number:text>
      <number:month number:style="long"/>
      <number:text>?\\\\\\\\\ </number:text>
      <number:day number:style="long"/>
      <number:text>?</number:text>
    </number:date-style>
    <number:time-style style:name="N3294">
      <number:hours/>
      <number:text>?\\\\\\\\\\ </number:text>
      <number:minutes number:style="long"/>
      <number:text>?\\\\\\\\\\ </number:text>
      <number:seconds number:style="long"/>
      <number:text>?</number:text>
    </number:time-style>
    <number:number-style style:name="N3296P0" style:volatile="true">
      <number:text>\\\\\\\\\\\\\\\\$</number:text>
      <number:number number:decimal-places="0" number:min-integer-digits="1" number:grouping="true"/>
    </number:number-style>
    <number:number-style style:name="N3296">
      <number:text>\\\\\\\\\\\\\\\\(\\\\\\\\\\\\\\\\$</number:text>
      <number:number number:decimal-places="0" number:min-integer-digits="1" number:grouping="true"/>
      <number:text>\\\\\\\\\\\\\\\\)</number:text>
      <style:map style:condition="value()&gt;=0" style:apply-style-name="N3296P0"/>
    </number:number-style>
    <number:number-style style:name="N3297P0" style:volatile="true">
      <number:text>\</number:text>
      <number:number number:decimal-places="0" number:min-integer-digits="1" number:grouping="true"/>
    </number:number-style>
    <number:number-style style:name="N3297">
      <number:text>\\\\\\\\-</number:text>
      <number:number number:decimal-places="0" number:min-integer-digits="1" number:grouping="true"/>
      <style:map style:condition="value()&gt;=0" style:apply-style-name="N3297P0"/>
    </number:number-style>
    <number:number-style style:name="N3298P0" style:volatile="true">
      <number:text>\</number:text>
      <number:number number:decimal-places="2" number:min-integer-digits="1" number:grouping="true"/>
    </number:number-style>
    <number:number-style style:name="N3298">
      <number:text>\\\\\\\\-</number:text>
      <number:number number:decimal-places="2" number:min-integer-digits="1" number:grouping="true"/>
      <style:map style:condition="value()&gt;=0" style:apply-style-name="N3298P0"/>
    </number:number-style>
    <number:date-style style:name="N3299">
      <number:year number:style="long"/>
      <number:text>-</number:text>
      <number:month/>
      <number:text>-</number:text>
      <number:day/>
      <number:text> </number:text>
      <number:day-of-week number:style="long"/>
      <number:text> </number:text>
    </number:date-style>
    <number:date-style style:name="N3300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  <number:text>"</number:text>
    </number:date-style>
    <number:number-style style:name="N3301P0" style:volatile="true">
      <number:number number:decimal-places="1" number:min-integer-digits="1" number:grouping="true"/>
      <number:text> </number:text>
    </number:number-style>
    <number:number-style style:name="N3301P1" style:volatile="true">
      <number:text>-</number:text>
      <number:number number:decimal-places="1" number:min-integer-digits="1" number:grouping="true"/>
      <number:text> </number:text>
    </number:number-style>
    <number:number-style style:name="N3301">
      <number:text>- </number:text>
      <style:map style:condition="value()&gt;0" style:apply-style-name="N3301P0"/>
      <style:map style:condition="value()&lt;0" style:apply-style-name="N3301P1"/>
    </number:number-style>
    <number:date-style style:name="N3302">
      <number:year number:style="long"/>
      <number:text>/</number:text>
      <number:month/>
    </number:date-style>
    <number:number-style style:name="N3303P0" style:volatile="true">
      <number:text>+</number:text>
      <number:number number:decimal-places="2" number:min-integer-digits="1" number:grouping="true"/>
    </number:number-style>
    <number:number-style style:name="N3303">
      <number:text>-</number:text>
      <number:number number:decimal-places="2" number:min-integer-digits="1" number:grouping="true"/>
      <style:map style:condition="value()&gt;=0" style:apply-style-name="N3303P0"/>
    </number:number-style>
    <number:number-style style:name="N3304P0" style:volatile="true">
      <number:text>+</number:text>
      <number:number number:decimal-places="0" number:min-integer-digits="1" number:grouping="true"/>
    </number:number-style>
    <number:number-style style:name="N3304">
      <number:text>-</number:text>
      <number:number number:decimal-places="0" number:min-integer-digits="1" number:grouping="true"/>
      <style:map style:condition="value()&gt;=0" style:apply-style-name="N3304P0"/>
    </number:number-style>
    <number:date-style style:name="N3305">
      <number:month/>
      <number:text>월 </number:text>
      <number:day/>
      <number:text>일</number:text>
    </number:date-style>
    <number:date-style style:name="N3306">
      <number:year number:style="long"/>
      <number:text>-</number:text>
      <number:month/>
      <number:text>-</number:text>
      <number:day/>
    </number:date-style>
    <number:number-style style:name="N3308P0" style:volatile="true">
      <number:text>참</number:text>
    </number:number-style>
    <number:number-style style:name="N3308P1" style:volatile="true">
      <number:text>참</number:text>
    </number:number-style>
    <number:number-style style:name="N3308">
      <number:text>거짓</number:text>
      <style:map style:condition="value()&gt;0" style:apply-style-name="N3308P0"/>
      <style:map style:condition="value()&lt;0" style:apply-style-name="N3308P1"/>
    </number:number-style>
    <number:number-style style:name="N3310P0" style:volatile="true">
      <number:number number:decimal-places="0" number:min-integer-digits="1" number:grouping="true"/>
    </number:number-style>
    <number:number-style style:name="N3310P1" style:volatile="true">
      <number:text>\!-</number:text>
      <number:number number:decimal-places="0" number:min-integer-digits="1" number:grouping="true"/>
    </number:number-style>
    <number:number-style style:name="N3310">
      <number:text>-</number:text>
      <style:map style:condition="value()&gt;0" style:apply-style-name="N3310P0"/>
      <style:map style:condition="value()&lt;0" style:apply-style-name="N3310P1"/>
    </number:number-style>
    <number:date-style style:name="N3311">
      <number:month number:style="long"/>
      <number:text>-</number:text>
      <number:day number:style="long"/>
      <number:text>-</number:text>
      <number:year/>
      <number:text> </number:text>
      <number:hours number:style="long"/>
      <number:text>:</number:text>
      <number:minutes number:style="long"/>
      <number:text> AM/PM</number:text>
    </number:date-style>
    <number:number-style style:name="N3312">
      <number:number number:decimal-places="2" number:min-integer-digits="0" number:grouping="true"/>
      <number:text> </number:text>
    </number:number-style>
    <number:date-style style:name="N3313">
      <number:month number:textual="true"/>
      <number:text>/</number:text>
      <number:day number:style="long"/>
      <number:text>/</number:text>
      <number:year number:style="long"/>
    </number:date-style>
    <number:number-style style:name="N3314P0" style:volatile="true">
      <number:number number:decimal-places="0" number:min-integer-digits="1"/>
    </number:number-style>
    <number:number-style style:name="N3314">
      <number:text>-1</number:text>
      <style:map style:condition="value()&gt;=0" style:apply-style-name="N3314P0"/>
    </number:number-style>
    <number:number-style style:name="N3315P0" style:volatile="true">
      <number:text>1</number:text>
    </number:number-style>
    <number:number-style style:name="N3315">
      <number:text>-</number:text>
      <number:number number:decimal-places="0" number:min-integer-digits="1"/>
      <style:map style:condition="value()&gt;=0" style:apply-style-name="N3315P0"/>
    </number:number-style>
    <number:number-style style:name="N3316">
      <number:number number:decimal-places="2" number:min-integer-digits="0" number:grouping="true"/>
      <number:text>   </number:text>
    </number:number-style>
    <number:number-style style:name="N3317">
      <number:number number:min-integer-digits="1"/>
      <number:text>  </number:text>
    </number:number-style>
    <number:date-style style:name="N3318">
      <number:year number:style="long"/>
      <number:text>/</number:text>
      <number:month/>
      <number:text>/</number:text>
      <number:day/>
      <number:text>  </number:text>
    </number:date-style>
    <number:number-style style:name="N3319">
      <number:number number:decimal-places="2" number:min-integer-digits="1"/>
      <number:text>   </number:text>
    </number:number-style>
    <number:date-style style:name="N3320">
      <number:year number:style="long"/>
      <number:text>/</number:text>
      <number:month/>
      <number:text>/</number:text>
      <number:day/>
      <number:text>   </number:text>
    </number:date-style>
    <number:date-style style:name="N3321">
      <number:year number:style="long"/>
      <number:text>년 </number:text>
      <number:month/>
      <number:text>월</number:text>
    </number:date-style>
    <number:number-style style:name="N3323P0" style:volatile="true">
      <number:text>$</number:text>
      <number:number number:decimal-places="0" number:min-integer-digits="1" number:grouping="true"/>
    </number:number-style>
    <number:number-style style:name="N3323P1" style:volatile="true">
      <number:text>$\(</number:text>
      <number:number number:decimal-places="0" number:min-integer-digits="1" number:grouping="true"/>
      <number:text>\)</number:text>
    </number:number-style>
    <number:number-style style:name="N3323">
      <number:text>$-</number:text>
      <style:map style:condition="value()&gt;0" style:apply-style-name="N3323P0"/>
      <style:map style:condition="value()&lt;0" style:apply-style-name="N3323P1"/>
    </number:number-style>
    <number:number-style style:name="N3325P0" style:volatile="true">
      <number:number number:decimal-places="0" number:min-integer-digits="1" number:grouping="true"/>
    </number:number-style>
    <number:number-style style:name="N3325P1" style:volatile="true">
      <number:text>\(</number:text>
      <number:number number:decimal-places="0" number:min-integer-digits="1" number:grouping="true"/>
      <number:text>\)</number:text>
    </number:number-style>
    <number:number-style style:name="N3325">
      <number:text>-</number:text>
      <style:map style:condition="value()&gt;0" style:apply-style-name="N3325P0"/>
      <style:map style:condition="value()&lt;0" style:apply-style-name="N3325P1"/>
    </number:number-style>
    <number:number-style style:name="N3327P0" style:volatile="true">
      <number:text>$</number:text>
      <number:number number:decimal-places="2" number:min-integer-digits="1" number:grouping="true"/>
    </number:number-style>
    <number:number-style style:name="N3327P1" style:volatile="true">
      <number:text>$\(</number:text>
      <number:number number:decimal-places="2" number:min-integer-digits="1" number:grouping="true"/>
      <number:text>\)</number:text>
    </number:number-style>
    <number:number-style style:name="N3327">
      <number:text>$-</number:text>
      <number:number number:decimal-places="0" number:min-integer-digits="0"/>
      <style:map style:condition="value()&gt;0" style:apply-style-name="N3327P0"/>
      <style:map style:condition="value()&lt;0" style:apply-style-name="N3327P1"/>
    </number:number-style>
    <number:number-style style:name="N3329P0" style:volatile="true">
      <number:number number:decimal-places="2" number:min-integer-digits="1" number:grouping="true"/>
    </number:number-style>
    <number:number-style style:name="N3329P1" style:volatile="true">
      <number:text>\(</number:text>
      <number:number number:decimal-places="2" number:min-integer-digits="1" number:grouping="true"/>
      <number:text>\)</number:text>
    </number:number-style>
    <number:number-style style:name="N3329">
      <number:text>-</number:text>
      <number:number number:decimal-places="0" number:min-integer-digits="0"/>
      <style:map style:condition="value()&gt;0" style:apply-style-name="N3329P0"/>
      <style:map style:condition="value()&lt;0" style:apply-style-name="N3329P1"/>
    </number:number-style>
    <number:number-style style:name="N3330P0" style:volatile="true">
      <number:text>\</number:text>
      <number:number number:decimal-places="2" number:min-integer-digits="1" number:grouping="true"/>
    </number:number-style>
    <number:number-style style:name="N3330">
      <number:text>\-\</number:text>
      <number:number number:decimal-places="2" number:min-integer-digits="1" number:grouping="true"/>
      <style:map style:condition="value()&gt;=0" style:apply-style-name="N3330P0"/>
    </number:number-style>
    <number:number-style style:name="N3332P0" style:volatile="true">
      <number:text>\</number:text>
      <number:number number:decimal-places="0" number:min-integer-digits="1" number:grouping="true"/>
    </number:number-style>
    <number:number-style style:name="N3332P1" style:volatile="true">
      <number:text>\\\\-</number:text>
      <number:number number:decimal-places="0" number:min-integer-digits="1" number:grouping="true"/>
    </number:number-style>
    <number:number-style style:name="N3332">
      <number:text>\-</number:text>
      <style:map style:condition="value()&gt;0" style:apply-style-name="N3332P0"/>
      <style:map style:condition="value()&lt;0" style:apply-style-name="N3332P1"/>
    </number:number-style>
    <number:number-style style:name="N3334P0" style:volatile="true">
      <number:number number:decimal-places="0" number:min-integer-digits="1" number:grouping="true"/>
    </number:number-style>
    <number:number-style style:name="N3334P1" style:volatile="true">
      <number:text>\\\-</number:text>
      <number:number number:decimal-places="0" number:min-integer-digits="1" number:grouping="true"/>
    </number:number-style>
    <number:number-style style:name="N3334">
      <number:text>-</number:text>
      <style:map style:condition="value()&gt;0" style:apply-style-name="N3334P0"/>
      <style:map style:condition="value()&lt;0" style:apply-style-name="N3334P1"/>
    </number:number-style>
    <number:number-style style:name="N3336P0" style:volatile="true">
      <number:text>\</number:text>
      <number:number number:decimal-places="2" number:min-integer-digits="1" number:grouping="true"/>
    </number:number-style>
    <number:number-style style:name="N3336P1" style:volatile="true">
      <number:text>\\\\-</number:text>
      <number:number number:decimal-places="2" number:min-integer-digits="1" number:grouping="true"/>
    </number:number-style>
    <number:number-style style:name="N3336">
      <number:text>\-</number:text>
      <number:number number:decimal-places="0" number:min-integer-digits="0"/>
      <style:map style:condition="value()&gt;0" style:apply-style-name="N3336P0"/>
      <style:map style:condition="value()&lt;0" style:apply-style-name="N3336P1"/>
    </number:number-style>
    <number:number-style style:name="N3338P0" style:volatile="true">
      <number:number number:decimal-places="2" number:min-integer-digits="1" number:grouping="true"/>
    </number:number-style>
    <number:number-style style:name="N3338P1" style:volatile="true">
      <number:text>\\\-</number:text>
      <number:number number:decimal-places="2" number:min-integer-digits="1" number:grouping="true"/>
    </number:number-style>
    <number:number-style style:name="N3338">
      <number:text>-</number:text>
      <number:number number:decimal-places="0" number:min-integer-digits="0"/>
      <style:map style:condition="value()&gt;0" style:apply-style-name="N3338P0"/>
      <style:map style:condition="value()&lt;0" style:apply-style-name="N3338P1"/>
    </number:number-style>
    <number:number-style style:name="N3339P0" style:volatile="true">
      <number:text>\</number:text>
      <number:number number:decimal-places="0" number:min-integer-digits="1" number:grouping="true"/>
    </number:number-style>
    <number:number-style style:name="N3339">
      <number:text>\\\-\</number:text>
      <number:number number:decimal-places="0" number:min-integer-digits="1" number:grouping="true"/>
      <style:map style:condition="value()&gt;=0" style:apply-style-name="N3339P0"/>
    </number:number-style>
    <number:number-style style:name="N3340P0" style:volatile="true">
      <number:number number:decimal-places="0" number:min-integer-digits="1" number:grouping="true"/>
    </number:number-style>
    <number:number-style style:name="N3340P1" style:volatile="true">
      <number:text>\\\\-</number:text>
      <number:number number:decimal-places="0" number:min-integer-digits="1" number:grouping="true"/>
    </number:number-style>
    <number:number-style style:name="N3340">
      <number:text>-</number:text>
      <style:map style:condition="value()&gt;0" style:apply-style-name="N3340P0"/>
      <style:map style:condition="value()&lt;0" style:apply-style-name="N3340P1"/>
    </number:number-style>
    <number:number-style style:name="N3342P0" style:volatile="true">
      <number:text>\</number:text>
      <number:number number:decimal-places="2" number:min-integer-digits="1" number:grouping="true"/>
    </number:number-style>
    <number:number-style style:name="N3342P1" style:volatile="true">
      <number:text>\\\\-\</number:text>
      <number:number number:decimal-places="2" number:min-integer-digits="1" number:grouping="true"/>
    </number:number-style>
    <number:number-style style:name="N3342">
      <number:text>\-</number:text>
      <number:number number:decimal-places="0" number:min-integer-digits="0"/>
      <style:map style:condition="value()&gt;0" style:apply-style-name="N3342P0"/>
      <style:map style:condition="value()&lt;0" style:apply-style-name="N3342P1"/>
    </number:number-style>
    <number:number-style style:name="N3343P0" style:volatile="true">
      <number:number number:decimal-places="2" number:min-integer-digits="1" number:grouping="true"/>
    </number:number-style>
    <number:number-style style:name="N3343P1" style:volatile="true">
      <number:text>\\\\-</number:text>
      <number:number number:decimal-places="2" number:min-integer-digits="1" number:grouping="true"/>
    </number:number-style>
    <number:number-style style:name="N3343">
      <number:text>-</number:text>
      <number:number number:decimal-places="0" number:min-integer-digits="0"/>
      <style:map style:condition="value()&gt;0" style:apply-style-name="N3343P0"/>
      <style:map style:condition="value()&lt;0" style:apply-style-name="N3343P1"/>
    </number:number-style>
    <number:number-style style:name="N3344P0" style:volatile="true">
      <number:text>\</number:text>
      <number:number number:decimal-places="0" number:min-integer-digits="1" number:grouping="true"/>
    </number:number-style>
    <number:number-style style:name="N3344">
      <number:text>\\\\\\-</number:text>
      <number:number number:decimal-places="0" number:min-integer-digits="1" number:grouping="true"/>
      <style:map style:condition="value()&gt;=0" style:apply-style-name="N3344P0"/>
    </number:number-style>
    <number:number-style style:name="N3346P0" style:volatile="true">
      <number:number number:decimal-places="0" number:min-integer-digits="1" number:grouping="true"/>
    </number:number-style>
    <number:number-style style:name="N3346P1" style:volatile="true">
      <number:text>\\\\\\-</number:text>
      <number:number number:decimal-places="0" number:min-integer-digits="1" number:grouping="true"/>
    </number:number-style>
    <number:number-style style:name="N3346">
      <number:text>-</number:text>
      <style:map style:condition="value()&gt;0" style:apply-style-name="N3346P0"/>
      <style:map style:condition="value()&lt;0" style:apply-style-name="N3346P1"/>
    </number:number-style>
    <number:number-style style:name="N3348P0" style:volatile="true">
      <number:number number:decimal-places="2" number:min-integer-digits="1" number:grouping="true"/>
    </number:number-style>
    <number:number-style style:name="N3348P1" style:volatile="true">
      <number:text>\\\\\\-</number:text>
      <number:number number:decimal-places="2" number:min-integer-digits="1" number:grouping="true"/>
    </number:number-style>
    <number:number-style style:name="N3348">
      <number:text>-</number:text>
      <number:number number:decimal-places="0" number:min-integer-digits="0"/>
      <style:map style:condition="value()&gt;0" style:apply-style-name="N3348P0"/>
      <style:map style:condition="value()&lt;0" style:apply-style-name="N3348P1"/>
    </number:number-style>
    <number:number-style style:name="N3349P0" style:volatile="true">
      <number:text>$</number:text>
      <number:number number:decimal-places="0" number:min-integer-digits="1" number:grouping="true"/>
    </number:number-style>
    <number:number-style style:name="N3349">
      <number:text>\\\\\\($</number:text>
      <number:number number:decimal-places="0" number:min-integer-digits="1" number:grouping="true"/>
      <number:text>\\\\\\)</number:text>
      <style:map style:condition="value()&gt;=0" style:apply-style-name="N3349P0"/>
    </number:number-style>
    <number:number-style style:name="N3350P0" style:volatile="true">
      <number:text>$</number:text>
      <number:number number:decimal-places="2" number:min-integer-digits="1" number:grouping="true"/>
    </number:number-style>
    <number:number-style style:name="N3350">
      <number:text>\\\\\\($</number:text>
      <number:number number:decimal-places="2" number:min-integer-digits="1" number:grouping="true"/>
      <number:text>\\\\\\)</number:text>
      <style:map style:condition="value()&gt;=0" style:apply-style-name="N3350P0"/>
    </number:number-style>
    <number:number-style style:name="N3352P0" style:volatile="true">
      <number:text>$</number:text>
      <number:number number:decimal-places="0" number:min-integer-digits="1" number:grouping="true"/>
    </number:number-style>
    <number:number-style style:name="N3352P1" style:volatile="true">
      <number:text>$\\\\\\(</number:text>
      <number:number number:decimal-places="0" number:min-integer-digits="1" number:grouping="true"/>
      <number:text>\\\\\\)</number:text>
    </number:number-style>
    <number:number-style style:name="N3352">
      <number:text>$-</number:text>
      <style:map style:condition="value()&gt;0" style:apply-style-name="N3352P0"/>
      <style:map style:condition="value()&lt;0" style:apply-style-name="N3352P1"/>
    </number:number-style>
    <number:number-style style:name="N3354P0" style:volatile="true">
      <number:number number:decimal-places="0" number:min-integer-digits="1" number:grouping="true"/>
    </number:number-style>
    <number:number-style style:name="N3354P1" style:volatile="true">
      <number:text>\\\\\\(</number:text>
      <number:number number:decimal-places="0" number:min-integer-digits="1" number:grouping="true"/>
      <number:text>\\\\\\)</number:text>
    </number:number-style>
    <number:number-style style:name="N3354">
      <number:text>-</number:text>
      <style:map style:condition="value()&gt;0" style:apply-style-name="N3354P0"/>
      <style:map style:condition="value()&lt;0" style:apply-style-name="N3354P1"/>
    </number:number-style>
    <number:number-style style:name="N3356P0" style:volatile="true">
      <number:text>$</number:text>
      <number:number number:decimal-places="2" number:min-integer-digits="1" number:grouping="true"/>
    </number:number-style>
    <number:number-style style:name="N3356P1" style:volatile="true">
      <number:text>$\\\\\\(</number:text>
      <number:number number:decimal-places="2" number:min-integer-digits="1" number:grouping="true"/>
      <number:text>\\\\\\)</number:text>
    </number:number-style>
    <number:number-style style:name="N3356">
      <number:text>$-</number:text>
      <number:number number:decimal-places="0" number:min-integer-digits="0"/>
      <style:map style:condition="value()&gt;0" style:apply-style-name="N3356P0"/>
      <style:map style:condition="value()&lt;0" style:apply-style-name="N3356P1"/>
    </number:number-style>
    <number:number-style style:name="N3358P0" style:volatile="true">
      <number:number number:decimal-places="2" number:min-integer-digits="1" number:grouping="true"/>
    </number:number-style>
    <number:number-style style:name="N3358P1" style:volatile="true">
      <number:text>\\\\\\(</number:text>
      <number:number number:decimal-places="2" number:min-integer-digits="1" number:grouping="true"/>
      <number:text>\\\\\\)</number:text>
    </number:number-style>
    <number:number-style style:name="N3358">
      <number:text>-</number:text>
      <number:number number:decimal-places="0" number:min-integer-digits="0"/>
      <style:map style:condition="value()&gt;0" style:apply-style-name="N3358P0"/>
      <style:map style:condition="value()&lt;0" style:apply-style-name="N3358P1"/>
    </number:number-style>
    <number:number-style style:name="N3360P0" style:volatile="true">
      <number:text>$</number:text>
      <number:number number:decimal-places="1" number:min-integer-digits="1" number:grouping="true"/>
    </number:number-style>
    <number:number-style style:name="N3360P1" style:volatile="true">
      <number:text>$\\\\\\(</number:text>
      <number:number number:decimal-places="1" number:min-integer-digits="1" number:grouping="true"/>
      <number:text>\\\\\\)</number:text>
    </number:number-style>
    <number:number-style style:name="N3360">
      <number:text>$-</number:text>
      <style:map style:condition="value()&gt;0" style:apply-style-name="N3360P0"/>
      <style:map style:condition="value()&lt;0" style:apply-style-name="N3360P1"/>
    </number:number-style>
    <number:number-style style:name="N3361P0" style:volatile="true">
      <number:number number:decimal-places="3" number:min-integer-digits="1" number:grouping="true"/>
    </number:number-style>
    <number:number-style style:name="N3361">
      <number:text>\\\\\\(</number:text>
      <number:number number:decimal-places="3" number:min-integer-digits="1" number:grouping="true"/>
      <number:text>\\\\\\)</number:text>
      <style:map style:condition="value()&gt;=0" style:apply-style-name="N3361P0"/>
    </number:number-style>
    <number:number-style style:name="N3363P0" style:volatile="true">
      <number:text>$</number:text>
      <number:number number:decimal-places="0" number:min-integer-digits="0"/>
      <number:text>\\\\\\)</number:text>
    </number:number-style>
    <number:number-style style:name="N3363">
      <number:text>\\\\\\($</number:text>
      <number:number number:decimal-places="0" number:min-integer-digits="1" number:grouping="true"/>
      <number:text>\\\\\\)</number:text>
      <style:map style:condition="value()&gt;=0" style:apply-style-name="N3363P0"/>
    </number:number-style>
    <number:number-style style:name="N3364P0" style:volatile="true">
      <number:text>$</number:text>
      <number:number number:decimal-places="0" number:min-integer-digits="0"/>
      <number:text>\\\\\\)</number:text>
    </number:number-style>
    <number:number-style style:name="N3364">
      <number:text>\\\\\\($</number:text>
      <number:number number:decimal-places="0" number:min-integer-digits="0"/>
      <number:text>\\\\\\)</number:text>
      <style:map style:condition="value()&gt;=0" style:apply-style-name="N3364P0"/>
    </number:number-style>
    <number:number-style style:name="N3365P0" style:volatile="true">
      <number:text>$</number:text>
      <number:number number:decimal-places="0" number:min-integer-digits="0"/>
    </number:number-style>
    <number:number-style style:name="N3365">
      <number:text>\\\\\\($</number:text>
      <number:number number:decimal-places="0" number:min-integer-digits="0"/>
      <number:text>\\\\\\)</number:text>
      <style:map style:condition="value()&gt;=0" style:apply-style-name="N3365P0"/>
    </number:number-style>
    <number:percentage-style style:name="N3366P0" style:volatile="true">
      <number:number number:decimal-places="1" number:min-integer-digits="1" number:grouping="true"/>
      <number:text>%</number:text>
    </number:percentage-style>
    <number:number-style style:name="N3366">
      <number:text>\\\\\\(</number:text>
      <number:number number:decimal-places="1" number:min-integer-digits="1" number:grouping="true"/>
      <number:text>%\\\\\\)</number:text>
      <style:map style:condition="value()&gt;=0" style:apply-style-name="N3366P0"/>
    </number:number-style>
    <number:number-style style:name="N3368P0" style:volatile="true">
      <number:number number:decimal-places="1" number:min-integer-digits="1" number:grouping="true"/>
    </number:number-style>
    <number:number-style style:name="N3368P1" style:volatile="true">
      <number:text>\\\\\\(</number:text>
      <number:number number:decimal-places="1" number:min-integer-digits="1" number:grouping="true"/>
      <number:text>\\\\\\)</number:text>
    </number:number-style>
    <number:number-style style:name="N3368">
      <number:text>-</number:text>
      <style:map style:condition="value()&gt;0" style:apply-style-name="N3368P0"/>
      <style:map style:condition="value()&lt;0" style:apply-style-name="N3368P1"/>
    </number:number-style>
    <number:number-style style:name="N3370P0" style:volatile="true">
      <number:number number:decimal-places="0" number:min-integer-digits="1" number:grouping="true"/>
      <number:text>"</number:text>
    </number:number-style>
    <number:number-style style:name="N3370P1" style:volatile="true">
      <number:text>\\\\\\-</number:text>
      <number:number number:decimal-places="0" number:min-integer-digits="1" number:grouping="true"/>
      <number:text>"</number:text>
    </number:number-style>
    <number:number-style style:name="N3370">
      <number:number number:decimal-places="0" number:min-integer-digits="0"/>
      <number:text>* -"</number:text>
      <style:map style:condition="value()&gt;0" style:apply-style-name="N3370P0"/>
      <style:map style:condition="value()&lt;0" style:apply-style-name="N3370P1"/>
    </number:number-style>
    <number:number-style style:name="N3372P0" style:volatile="true">
      <number:number number:decimal-places="2" number:min-integer-digits="1" number:grouping="true"/>
      <number:text>"</number:text>
    </number:number-style>
    <number:number-style style:name="N3372P1" style:volatile="true">
      <number:text>\\\\\\-</number:text>
      <number:number number:decimal-places="2" number:min-integer-digits="1" number:grouping="true"/>
      <number:text>"</number:text>
    </number:number-style>
    <number:number-style style:name="N3372">
      <number:number number:decimal-places="0" number:min-integer-digits="0">
        <number:embedded-text number:position="2">* -</number:embedded-text>
      </number:number>
      <number:text>"</number:text>
      <style:map style:condition="value()&gt;0" style:apply-style-name="N3372P0"/>
      <style:map style:condition="value()&lt;0" style:apply-style-name="N3372P1"/>
    </number:number-style>
    <number:number-style style:name="N3373P0" style:volatile="true">
      <number:number number:decimal-places="0" number:min-integer-digits="1" number:grouping="true"/>
    </number:number-style>
    <number:number-style style:name="N3373">
      <number:text>\\\\\\(</number:text>
      <number:number number:decimal-places="0" number:min-integer-digits="1" number:grouping="true"/>
      <number:text>\\\\\\)</number:text>
      <style:map style:condition="value()&gt;=0" style:apply-style-name="N3373P0"/>
    </number:number-style>
    <number:number-style style:name="N3375P0" style:volatile="true">
      <number:number number:decimal-places="1" number:min-integer-digits="1" number:grouping="true"/>
    </number:number-style>
    <number:number-style style:name="N3375P1" style:volatile="true">
      <number:text>\\\\\\-</number:text>
      <number:number number:decimal-places="1" number:min-integer-digits="1" number:grouping="true"/>
    </number:number-style>
    <number:number-style style:name="N3375">
      <number:text>-</number:text>
      <number:number number:decimal-places="0" number:min-integer-digits="0"/>
      <style:map style:condition="value()&gt;0" style:apply-style-name="N3375P0"/>
      <style:map style:condition="value()&lt;0" style:apply-style-name="N3375P1"/>
    </number:number-style>
    <number:number-style style:name="N3376P0" style:volatile="true">
      <number:number number:decimal-places="1" number:min-integer-digits="1" number:grouping="true"/>
    </number:number-style>
    <number:number-style style:name="N3376">
      <number:text>\\\\\\(</number:text>
      <number:number number:decimal-places="1" number:min-integer-digits="1" number:grouping="true"/>
      <number:text>\\\\\\)</number:text>
      <style:map style:condition="value()&gt;=0" style:apply-style-name="N3376P0"/>
    </number:number-style>
    <number:percentage-style style:name="N3377P0" style:volatile="true">
      <number:number number:decimal-places="1" number:min-integer-digits="1"/>
      <number:text>%</number:text>
    </number:percentage-style>
    <number:number-style style:name="N3377">
      <number:text>\\\\\\(</number:text>
      <number:number number:decimal-places="1" number:min-integer-digits="1"/>
      <number:text>%\\\\\\)</number:text>
      <style:map style:condition="value()&gt;=0" style:apply-style-name="N3377P0"/>
    </number:number-style>
    <number:number-style style:name="N3378P0" style:volatile="true">
      <number:text>SFr.</number:text>
      <number:number number:decimal-places="0" number:min-integer-digits="1" number:grouping="true"/>
    </number:number-style>
    <number:number-style style:name="N3378">
      <number:text>SFr.\\\\\\-</number:text>
      <number:number number:decimal-places="0" number:min-integer-digits="1" number:grouping="true"/>
      <style:map style:condition="value()&gt;=0" style:apply-style-name="N3378P0"/>
    </number:number-style>
    <number:number-style style:name="N3380P0" style:volatile="true">
      <number:text>SFr.</number:text>
      <number:number number:decimal-places="0" number:min-integer-digits="1" number:grouping="true"/>
    </number:number-style>
    <number:number-style style:name="N3380P1" style:volatile="true">
      <number:text>SFr.\\\\\\-</number:text>
      <number:number number:decimal-places="0" number:min-integer-digits="1" number:grouping="true"/>
    </number:number-style>
    <number:number-style style:name="N3380">
      <number:text>SFr.-</number:text>
      <style:map style:condition="value()&gt;0" style:apply-style-name="N3380P0"/>
      <style:map style:condition="value()&lt;0" style:apply-style-name="N3380P1"/>
    </number:number-style>
    <number:number-style style:name="N3382P0" style:volatile="true">
      <number:text>SFr.</number:text>
      <number:number number:decimal-places="2" number:min-integer-digits="1" number:grouping="true"/>
    </number:number-style>
    <number:number-style style:name="N3382P1" style:volatile="true">
      <number:text>SFr.\\\\\\-</number:text>
      <number:number number:decimal-places="2" number:min-integer-digits="1" number:grouping="true"/>
    </number:number-style>
    <number:number-style style:name="N3382">
      <number:text>SFr.-</number:text>
      <number:number number:decimal-places="0" number:min-integer-digits="0"/>
      <style:map style:condition="value()&gt;0" style:apply-style-name="N3382P0"/>
      <style:map style:condition="value()&lt;0" style:apply-style-name="N3382P1"/>
    </number:number-style>
    <number:number-style style:name="N3383P0" style:volatile="true">
      <number:number number:decimal-places="4" number:min-integer-digits="1" number:grouping="true"/>
    </number:number-style>
    <number:number-style style:name="N3383">
      <number:text>\\\\\\(</number:text>
      <number:number number:decimal-places="4" number:min-integer-digits="1" number:grouping="true"/>
      <number:text>\\\\\\)</number:text>
      <style:map style:condition="value()&gt;=0" style:apply-style-name="N3383P0"/>
    </number:number-style>
    <number:number-style style:name="N3384P0" style:volatile="true">
      <number:number number:decimal-places="3" number:min-integer-digits="1" number:grouping="true"/>
      <number:text>"</number:text>
    </number:number-style>
    <number:number-style style:name="N3384">
      <number:text>\\\\\\(</number:text>
      <number:number number:decimal-places="2" number:min-integer-digits="1"/>
      <number:text>?\\)"</number:text>
      <style:map style:condition="value()&gt;=0" style:apply-style-name="N3384P0"/>
    </number:number-style>
    <number:number-style style:name="N3386P0" style:volatile="true">
      <number:number number:decimal-places="0" number:min-integer-digits="0" number:grouping="true"/>
      <number:text>"</number:text>
    </number:number-style>
    <number:number-style style:name="N3386P1" style:volatile="true">
      <number:text>\\\\\\(</number:text>
      <number:number number:decimal-places="0" number:min-integer-digits="0">
        <number:embedded-text number:position="1">\\\\\\)</number:embedded-text>
      </number:number>
      <number:text>"</number:text>
    </number:number-style>
    <number:number-style style:name="N3386">
      <number:text>\-</number:text>
      <number:number number:decimal-places="0" number:min-integer-digits="0"/>
      <number:text>"</number:text>
      <style:map style:condition="value()&gt;0" style:apply-style-name="N3386P0"/>
      <style:map style:condition="value()&lt;0" style:apply-style-name="N3386P1"/>
    </number:number-style>
    <number:number-style style:name="N3388P0" style:volatile="true">
      <number:number number:decimal-places="3" number:min-integer-digits="1" number:grouping="true"/>
      <number:text>"</number:text>
    </number:number-style>
    <number:number-style style:name="N3388P1" style:volatile="true">
      <number:text>\\\\\\(</number:text>
      <number:number number:decimal-places="3" number:min-integer-digits="1"/>
      <number:text>\\\\\\)"</number:text>
    </number:number-style>
    <number:number-style style:name="N3388">
      <number:text>\-</number:text>
      <number:number number:decimal-places="0" number:min-integer-digits="0"/>
      <number:text>"</number:text>
      <style:map style:condition="value()&gt;0" style:apply-style-name="N3388P0"/>
      <style:map style:condition="value()&lt;0" style:apply-style-name="N3388P1"/>
    </number:number-style>
    <number:number-style style:name="N3390P0" style:volatile="true">
      <number:number number:decimal-places="0" number:min-integer-digits="1" number:grouping="true"/>
      <number:text>\\\\\\ F</number:text>
    </number:number-style>
    <number:number-style style:name="N3390">
      <number:text>\\\\\\-</number:text>
      <number:number number:decimal-places="0" number:min-integer-digits="1" number:grouping="true"/>
      <number:text>\\\\\\ F</number:text>
      <style:map style:condition="value()&gt;=0" style:apply-style-name="N3390P0"/>
    </number:number-style>
    <number:number-style style:name="N3391P0" style:volatile="true">
      <number:number number:decimal-places="6" number:min-integer-digits="1" number:grouping="true"/>
    </number:number-style>
    <number:number-style style:name="N3391P1" style:volatile="true">
      <number:text>-</number:text>
      <number:number number:decimal-places="6" number:min-integer-digits="1" number:grouping="true"/>
    </number:number-style>
    <number:number-style style:name="N3391">
      <number:text>-</number:text>
      <number:number number:decimal-places="0" number:min-integer-digits="0"/>
      <style:map style:condition="value()&gt;0" style:apply-style-name="N3391P0"/>
      <style:map style:condition="value()&lt;0" style:apply-style-name="N3391P1"/>
    </number:number-style>
    <number:number-style style:name="N3392P0" style:volatile="true">
      <number:number number:decimal-places="7" number:min-integer-digits="1" number:grouping="true"/>
    </number:number-style>
    <number:number-style style:name="N3392P1" style:volatile="true">
      <number:text>-</number:text>
      <number:number number:decimal-places="7" number:min-integer-digits="1" number:grouping="true"/>
    </number:number-style>
    <number:number-style style:name="N3392">
      <number:text>-</number:text>
      <number:number number:decimal-places="0" number:min-integer-digits="0"/>
      <style:map style:condition="value()&gt;0" style:apply-style-name="N3392P0"/>
      <style:map style:condition="value()&lt;0" style:apply-style-name="N3392P1"/>
    </number:number-style>
    <number:number-style style:name="N3393P0" style:volatile="true">
      <number:text>$</number:text>
      <number:number number:decimal-places="0" number:min-integer-digits="1" number:grouping="true"/>
    </number:number-style>
    <number:number-style style:name="N3393">
      <number:text>\($</number:text>
      <number:number number:decimal-places="0" number:min-integer-digits="1" number:grouping="true"/>
      <number:text>\)</number:text>
      <style:map style:condition="value()&gt;=0" style:apply-style-name="N3393P0"/>
    </number:number-style>
    <number:number-style style:name="N3394P0" style:volatile="true">
      <number:text>$</number:text>
      <number:number number:decimal-places="2" number:min-integer-digits="1" number:grouping="true"/>
    </number:number-style>
    <number:number-style style:name="N3394">
      <number:text>\($</number:text>
      <number:number number:decimal-places="2" number:min-integer-digits="1" number:grouping="true"/>
      <number:text>\)</number:text>
      <style:map style:condition="value()&gt;=0" style:apply-style-name="N3394P0"/>
    </number:number-style>
    <number:number-style style:name="N3395P0" style:volatile="true">
      <number:text>\</number:text>
      <number:number number:decimal-places="0" number:min-integer-digits="1" number:grouping="true"/>
    </number:number-style>
    <number:number-style style:name="N3395">
      <number:text>\-\</number:text>
      <number:number number:decimal-places="0" number:min-integer-digits="1" number:grouping="true"/>
      <style:map style:condition="value()&gt;=0" style:apply-style-name="N3395P0"/>
    </number:number-style>
    <number:number-style style:name="N3397P0" style:volatile="true">
      <number:text>\</number:text>
      <number:number number:decimal-places="0" number:min-integer-digits="1" number:grouping="true"/>
    </number:number-style>
    <number:number-style style:name="N3397P1" style:volatile="true">
      <number:text>\-\</number:text>
      <number:number number:decimal-places="0" number:min-integer-digits="1" number:grouping="true"/>
    </number:number-style>
    <number:number-style style:name="N3397">
      <number:text>\-</number:text>
      <style:map style:condition="value()&gt;0" style:apply-style-name="N3397P0"/>
      <style:map style:condition="value()&lt;0" style:apply-style-name="N3397P1"/>
    </number:number-style>
    <number:number-style style:name="N3399P0" style:volatile="true">
      <number:text>\</number:text>
      <number:number number:decimal-places="2" number:min-integer-digits="1" number:grouping="true"/>
    </number:number-style>
    <number:number-style style:name="N3399P1" style:volatile="true">
      <number:text>\-\</number:text>
      <number:number number:decimal-places="2" number:min-integer-digits="1" number:grouping="true"/>
    </number:number-style>
    <number:number-style style:name="N3399">
      <number:text>\-</number:text>
      <number:number number:decimal-places="0" number:min-integer-digits="0"/>
      <style:map style:condition="value()&gt;0" style:apply-style-name="N3399P0"/>
      <style:map style:condition="value()&lt;0" style:apply-style-name="N3399P1"/>
    </number:number-style>
    <number:number-style style:name="N3400P0" style:volatile="true">
      <number:text>\</number:text>
      <number:number number:decimal-places="0" number:min-integer-digits="1" number:grouping="true"/>
    </number:number-style>
    <number:number-style style:name="N3400">
      <number:text>\\\-</number:text>
      <number:number number:decimal-places="0" number:min-integer-digits="1" number:grouping="true"/>
      <style:map style:condition="value()&gt;=0" style:apply-style-name="N3400P0"/>
    </number:number-style>
    <number:number-style style:name="N3401P0" style:volatile="true">
      <number:text>\</number:text>
      <number:number number:decimal-places="2" number:min-integer-digits="1" number:grouping="true"/>
    </number:number-style>
    <number:number-style style:name="N3401">
      <number:text>\\\-</number:text>
      <number:number number:decimal-places="2" number:min-integer-digits="1" number:grouping="true"/>
      <style:map style:condition="value()&gt;=0" style:apply-style-name="N3401P0"/>
    </number:number-style>
    <number:number-style style:name="N3402P0" style:volatile="true">
      <number:text>\</number:text>
      <number:number number:decimal-places="0" number:min-integer-digits="1" number:grouping="true"/>
    </number:number-style>
    <number:number-style style:name="N3402P1" style:volatile="true">
      <number:text>\\\-</number:text>
      <number:number number:decimal-places="0" number:min-integer-digits="1" number:grouping="true"/>
    </number:number-style>
    <number:number-style style:name="N3402">
      <number:text>\-</number:text>
      <style:map style:condition="value()&gt;0" style:apply-style-name="N3402P0"/>
      <style:map style:condition="value()&lt;0" style:apply-style-name="N3402P1"/>
    </number:number-style>
    <number:number-style style:name="N3403P0" style:volatile="true">
      <number:number number:decimal-places="0" number:min-integer-digits="1" number:grouping="true"/>
    </number:number-style>
    <number:number-style style:name="N3403P1" style:volatile="true">
      <number:text>\\-</number:text>
      <number:number number:decimal-places="0" number:min-integer-digits="1" number:grouping="true"/>
    </number:number-style>
    <number:number-style style:name="N3403">
      <number:text>-</number:text>
      <style:map style:condition="value()&gt;0" style:apply-style-name="N3403P0"/>
      <style:map style:condition="value()&lt;0" style:apply-style-name="N3403P1"/>
    </number:number-style>
    <number:number-style style:name="N3404P0" style:volatile="true">
      <number:text>\</number:text>
      <number:number number:decimal-places="2" number:min-integer-digits="1" number:grouping="true"/>
    </number:number-style>
    <number:number-style style:name="N3404P1" style:volatile="true">
      <number:text>\\\-</number:text>
      <number:number number:decimal-places="2" number:min-integer-digits="1" number:grouping="true"/>
    </number:number-style>
    <number:number-style style:name="N3404">
      <number:text>\-</number:text>
      <number:number number:decimal-places="0" number:min-integer-digits="0"/>
      <style:map style:condition="value()&gt;0" style:apply-style-name="N3404P0"/>
      <style:map style:condition="value()&lt;0" style:apply-style-name="N3404P1"/>
    </number:number-style>
    <number:number-style style:name="N3405P0" style:volatile="true">
      <number:number number:decimal-places="2" number:min-integer-digits="1" number:grouping="true"/>
    </number:number-style>
    <number:number-style style:name="N3405P1" style:volatile="true">
      <number:text>\\-</number:text>
      <number:number number:decimal-places="2" number:min-integer-digits="1" number:grouping="true"/>
    </number:number-style>
    <number:number-style style:name="N3405">
      <number:text>-</number:text>
      <number:number number:decimal-places="0" number:min-integer-digits="0"/>
      <style:map style:condition="value()&gt;0" style:apply-style-name="N3405P0"/>
      <style:map style:condition="value()&lt;0" style:apply-style-name="N3405P1"/>
    </number:number-style>
    <number:number-style style:name="N3406P0" style:volatile="true">
      <number:text>\</number:text>
      <number:number number:decimal-places="2" number:min-integer-digits="1" number:grouping="true"/>
    </number:number-style>
    <number:number-style style:name="N3406">
      <number:text>\\\\-</number:text>
      <number:number number:decimal-places="2" number:min-integer-digits="1" number:grouping="true"/>
      <style:map style:condition="value()&gt;=0" style:apply-style-name="N3406P0"/>
    </number:number-style>
    <number:number-style style:name="N3407P0" style:volatile="true">
      <number:text>\</number:text>
      <number:number number:decimal-places="2" number:min-integer-digits="1" number:grouping="true"/>
    </number:number-style>
    <number:number-style style:name="N3407">
      <number:text>\\\-\</number:text>
      <number:number number:decimal-places="2" number:min-integer-digits="1" number:grouping="true"/>
      <style:map style:condition="value()&gt;=0" style:apply-style-name="N3407P0"/>
    </number:number-style>
    <number:number-style style:name="N3409P0" style:volatile="true">
      <number:text>\</number:text>
      <number:number number:decimal-places="0" number:min-integer-digits="1" number:grouping="true"/>
    </number:number-style>
    <number:number-style style:name="N3409P1" style:volatile="true">
      <number:text>\\\-\</number:text>
      <number:number number:decimal-places="0" number:min-integer-digits="1" number:grouping="true"/>
    </number:number-style>
    <number:number-style style:name="N3409">
      <number:text>\-</number:text>
      <style:map style:condition="value()&gt;0" style:apply-style-name="N3409P0"/>
      <style:map style:condition="value()&lt;0" style:apply-style-name="N3409P1"/>
    </number:number-style>
    <number:number-style style:name="N3411P0" style:volatile="true">
      <number:text>\</number:text>
      <number:number number:decimal-places="2" number:min-integer-digits="1" number:grouping="true"/>
    </number:number-style>
    <number:number-style style:name="N3411P1" style:volatile="true">
      <number:text>\\\-\</number:text>
      <number:number number:decimal-places="2" number:min-integer-digits="1" number:grouping="true"/>
    </number:number-style>
    <number:number-style style:name="N3411">
      <number:text>\-</number:text>
      <number:number number:decimal-places="0" number:min-integer-digits="0"/>
      <style:map style:condition="value()&gt;0" style:apply-style-name="N3411P0"/>
      <style:map style:condition="value()&lt;0" style:apply-style-name="N3411P1"/>
    </number:number-style>
    <number:number-style style:name="N3412P0" style:volatile="true">
      <number:text>\</number:text>
      <number:number number:decimal-places="0" number:min-integer-digits="1" number:grouping="true"/>
    </number:number-style>
    <number:number-style style:name="N3412">
      <number:text>\\\\-\</number:text>
      <number:number number:decimal-places="0" number:min-integer-digits="1" number:grouping="true"/>
      <style:map style:condition="value()&gt;=0" style:apply-style-name="N3412P0"/>
    </number:number-style>
    <number:number-style style:name="N3413P0" style:volatile="true">
      <number:text>\</number:text>
      <number:number number:decimal-places="2" number:min-integer-digits="1" number:grouping="true"/>
    </number:number-style>
    <number:number-style style:name="N3413">
      <number:text>\\\\-\</number:text>
      <number:number number:decimal-places="2" number:min-integer-digits="1" number:grouping="true"/>
      <style:map style:condition="value()&gt;=0" style:apply-style-name="N3413P0"/>
    </number:number-style>
    <number:number-style style:name="N3415P0" style:volatile="true">
      <number:text>\</number:text>
      <number:number number:decimal-places="0" number:min-integer-digits="1" number:grouping="true"/>
    </number:number-style>
    <number:number-style style:name="N3415P1" style:volatile="true">
      <number:text>\\\\-\</number:text>
      <number:number number:decimal-places="0" number:min-integer-digits="1" number:grouping="true"/>
    </number:number-style>
    <number:number-style style:name="N3415">
      <number:text>\-</number:text>
      <style:map style:condition="value()&gt;0" style:apply-style-name="N3415P0"/>
      <style:map style:condition="value()&lt;0" style:apply-style-name="N3415P1"/>
    </number:number-style>
    <number:number-style style:name="N3416P0" style:volatile="true">
      <number:text>\</number:text>
      <number:number number:decimal-places="0" number:min-integer-digits="1" number:grouping="true"/>
    </number:number-style>
    <number:number-style style:name="N3416P1" style:volatile="true">
      <number:text>\\\\\\-</number:text>
      <number:number number:decimal-places="0" number:min-integer-digits="1" number:grouping="true"/>
    </number:number-style>
    <number:number-style style:name="N3416">
      <number:text>\-</number:text>
      <style:map style:condition="value()&gt;0" style:apply-style-name="N3416P0"/>
      <style:map style:condition="value()&lt;0" style:apply-style-name="N3416P1"/>
    </number:number-style>
    <number:number-style style:name="N3418P0" style:volatile="true">
      <number:number number:decimal-places="0" number:min-integer-digits="1" number:grouping="true"/>
    </number:number-style>
    <number:number-style style:name="N3418P1" style:volatile="true">
      <number:text>\\\\\-</number:text>
      <number:number number:decimal-places="0" number:min-integer-digits="1" number:grouping="true"/>
    </number:number-style>
    <number:number-style style:name="N3418">
      <number:text>-</number:text>
      <style:map style:condition="value()&gt;0" style:apply-style-name="N3418P0"/>
      <style:map style:condition="value()&lt;0" style:apply-style-name="N3418P1"/>
    </number:number-style>
    <number:number-style style:name="N3419P0" style:volatile="true">
      <number:text>\</number:text>
      <number:number number:decimal-places="2" number:min-integer-digits="1" number:grouping="true"/>
    </number:number-style>
    <number:number-style style:name="N3419P1" style:volatile="true">
      <number:text>\\\\\\-</number:text>
      <number:number number:decimal-places="2" number:min-integer-digits="1" number:grouping="true"/>
    </number:number-style>
    <number:number-style style:name="N3419">
      <number:text>\-</number:text>
      <number:number number:decimal-places="0" number:min-integer-digits="0"/>
      <style:map style:condition="value()&gt;0" style:apply-style-name="N3419P0"/>
      <style:map style:condition="value()&lt;0" style:apply-style-name="N3419P1"/>
    </number:number-style>
    <number:number-style style:name="N3421P0" style:volatile="true">
      <number:number number:decimal-places="2" number:min-integer-digits="1" number:grouping="true"/>
    </number:number-style>
    <number:number-style style:name="N3421P1" style:volatile="true">
      <number:text>\\\\\-</number:text>
      <number:number number:decimal-places="2" number:min-integer-digits="1" number:grouping="true"/>
    </number:number-style>
    <number:number-style style:name="N3421">
      <number:text>-</number:text>
      <number:number number:decimal-places="0" number:min-integer-digits="0"/>
      <style:map style:condition="value()&gt;0" style:apply-style-name="N3421P0"/>
      <style:map style:condition="value()&lt;0" style:apply-style-name="N3421P1"/>
    </number:number-style>
    <number:number-style style:name="N3422P0" style:volatile="true">
      <number:text>\</number:text>
      <number:number number:decimal-places="0" number:min-integer-digits="1" number:grouping="true"/>
    </number:number-style>
    <number:number-style style:name="N3422">
      <number:text>\\\\\\\-</number:text>
      <number:number number:decimal-places="0" number:min-integer-digits="1" number:grouping="true"/>
      <style:map style:condition="value()&gt;=0" style:apply-style-name="N3422P0"/>
    </number:number-style>
    <number:number-style style:name="N3423P0" style:volatile="true">
      <number:text>\</number:text>
      <number:number number:decimal-places="2" number:min-integer-digits="1" number:grouping="true"/>
    </number:number-style>
    <number:number-style style:name="N3423">
      <number:text>\\\\\\\-</number:text>
      <number:number number:decimal-places="2" number:min-integer-digits="1" number:grouping="true"/>
      <style:map style:condition="value()&gt;=0" style:apply-style-name="N3423P0"/>
    </number:number-style>
    <number:number-style style:name="N3425P0" style:volatile="true">
      <number:text>\</number:text>
      <number:number number:decimal-places="0" number:min-integer-digits="1" number:grouping="true"/>
    </number:number-style>
    <number:number-style style:name="N3425P1" style:volatile="true">
      <number:text>\\\\\\\-</number:text>
      <number:number number:decimal-places="0" number:min-integer-digits="1" number:grouping="true"/>
    </number:number-style>
    <number:number-style style:name="N3425">
      <number:text>\-</number:text>
      <style:map style:condition="value()&gt;0" style:apply-style-name="N3425P0"/>
      <style:map style:condition="value()&lt;0" style:apply-style-name="N3425P1"/>
    </number:number-style>
    <number:number-style style:name="N3427P0" style:volatile="true">
      <number:text>\</number:text>
      <number:number number:decimal-places="2" number:min-integer-digits="1" number:grouping="true"/>
    </number:number-style>
    <number:number-style style:name="N3427P1" style:volatile="true">
      <number:text>\\\\\\\-</number:text>
      <number:number number:decimal-places="2" number:min-integer-digits="1" number:grouping="true"/>
    </number:number-style>
    <number:number-style style:name="N3427">
      <number:text>\-</number:text>
      <number:number number:decimal-places="0" number:min-integer-digits="0"/>
      <style:map style:condition="value()&gt;0" style:apply-style-name="N3427P0"/>
      <style:map style:condition="value()&lt;0" style:apply-style-name="N3427P1"/>
    </number:number-style>
    <number:number-style style:name="N3429P0" style:volatile="true">
      <number:text>\\\\\\$</number:text>
      <number:number number:decimal-places="0" number:min-integer-digits="1" number:grouping="true"/>
    </number:number-style>
    <number:number-style style:name="N3429">
      <number:text>\\\\\\(\\\\\\$</number:text>
      <number:number number:decimal-places="0" number:min-integer-digits="1" number:grouping="true"/>
      <number:text>\\\\\\)</number:text>
      <style:map style:condition="value()&gt;=0" style:apply-style-name="N3429P0"/>
    </number:number-style>
    <number:number-style style:name="N3431P0" style:volatile="true">
      <number:text>\\\\\\$</number:text>
      <number:number number:decimal-places="2" number:min-integer-digits="1" number:grouping="true"/>
    </number:number-style>
    <number:number-style style:name="N3431">
      <number:text>\\\\\\(\\\\\\$</number:text>
      <number:number number:decimal-places="2" number:min-integer-digits="1" number:grouping="true"/>
      <number:text>\\\\\\)</number:text>
      <style:map style:condition="value()&gt;=0" style:apply-style-name="N3431P0"/>
    </number:number-style>
    <number:number-style style:name="N3432P0" style:volatile="true">
      <number:text>\</number:text>
      <number:number number:decimal-places="0" number:min-integer-digits="1" number:grouping="true"/>
    </number:number-style>
    <number:number-style style:name="N3432">
      <number:text>\\\\\-\</number:text>
      <number:number number:decimal-places="0" number:min-integer-digits="1" number:grouping="true"/>
      <style:map style:condition="value()&gt;=0" style:apply-style-name="N3432P0"/>
    </number:number-style>
    <number:number-style style:name="N3433P0" style:volatile="true">
      <number:text>\</number:text>
      <number:number number:decimal-places="2" number:min-integer-digits="1" number:grouping="true"/>
    </number:number-style>
    <number:number-style style:name="N3433">
      <number:text>\\\\\-\</number:text>
      <number:number number:decimal-places="2" number:min-integer-digits="1" number:grouping="true"/>
      <style:map style:condition="value()&gt;=0" style:apply-style-name="N3433P0"/>
    </number:number-style>
    <number:number-style style:name="N3435P0" style:volatile="true">
      <number:text>\</number:text>
      <number:number number:decimal-places="0" number:min-integer-digits="1" number:grouping="true"/>
    </number:number-style>
    <number:number-style style:name="N3435P1" style:volatile="true">
      <number:text>\\\\\-\</number:text>
      <number:number number:decimal-places="0" number:min-integer-digits="1" number:grouping="true"/>
    </number:number-style>
    <number:number-style style:name="N3435">
      <number:text>\-</number:text>
      <style:map style:condition="value()&gt;0" style:apply-style-name="N3435P0"/>
      <style:map style:condition="value()&lt;0" style:apply-style-name="N3435P1"/>
    </number:number-style>
    <number:number-style style:name="N3437P0" style:volatile="true">
      <number:text>\</number:text>
      <number:number number:decimal-places="2" number:min-integer-digits="1" number:grouping="true"/>
    </number:number-style>
    <number:number-style style:name="N3437P1" style:volatile="true">
      <number:text>\\\\\-\</number:text>
      <number:number number:decimal-places="2" number:min-integer-digits="1" number:grouping="true"/>
    </number:number-style>
    <number:number-style style:name="N3437">
      <number:text>\-</number:text>
      <number:number number:decimal-places="0" number:min-integer-digits="0"/>
      <style:map style:condition="value()&gt;0" style:apply-style-name="N3437P0"/>
      <style:map style:condition="value()&lt;0" style:apply-style-name="N3437P1"/>
    </number:number-style>
    <number:number-style style:name="N3438P0" style:volatile="true">
      <number:number number:decimal-places="0" number:min-integer-digits="1" number:grouping="true"/>
    </number:number-style>
    <number:number-style style:name="N3438P1" style:volatile="true">
      <number:text>\\\\\\-</number:text>
      <number:number number:decimal-places="0" number:min-integer-digits="1" number:grouping="true"/>
    </number:number-style>
    <number:number-style style:name="N3438">
      <number:text>-</number:text>
      <number:number number:decimal-places="0" number:min-integer-digits="0"/>
      <style:map style:condition="value()&gt;0" style:apply-style-name="N3438P0"/>
      <style:map style:condition="value()&lt;0" style:apply-style-name="N3438P1"/>
    </number:number-style>
    <number:number-style style:name="N3440P0" style:volatile="true">
      <number:text>$</number:text>
      <number:number number:decimal-places="1" number:min-integer-digits="1" number:grouping="true"/>
    </number:number-style>
    <number:number-style style:name="N3440P1" style:volatile="true">
      <number:text>\\\\\\-$</number:text>
      <number:number number:decimal-places="1" number:min-integer-digits="1" number:grouping="true"/>
    </number:number-style>
    <number:number-style style:name="N3440">
      <number:text>$-</number:text>
      <number:number number:decimal-places="0" number:min-integer-digits="0"/>
      <style:map style:condition="value()&gt;0" style:apply-style-name="N3440P0"/>
      <style:map style:condition="value()&lt;0" style:apply-style-name="N3440P1"/>
    </number:number-style>
    <number:number-style style:name="N3442P0" style:volatile="true">
      <number:text>$</number:text>
      <number:number number:decimal-places="0" number:min-integer-digits="1" number:grouping="true"/>
    </number:number-style>
    <number:number-style style:name="N3442P1" style:volatile="true">
      <number:text>\\\\\\-$</number:text>
      <number:number number:decimal-places="0" number:min-integer-digits="1" number:grouping="true"/>
    </number:number-style>
    <number:number-style style:name="N3442">
      <number:text>$-</number:text>
      <number:number number:decimal-places="0" number:min-integer-digits="0"/>
      <style:map style:condition="value()&gt;0" style:apply-style-name="N3442P0"/>
      <style:map style:condition="value()&lt;0" style:apply-style-name="N3442P1"/>
    </number:number-style>
    <number:number-style style:name="N3443P0" style:volatile="true">
      <number:text>$</number:text>
      <number:number number:decimal-places="1" number:min-integer-digits="1" number:grouping="true"/>
    </number:number-style>
    <number:number-style style:name="N3443P1" style:volatile="true">
      <number:text>$\\\\\\(</number:text>
      <number:number number:decimal-places="1" number:min-integer-digits="1" number:grouping="true"/>
      <number:text>\\\\\\)</number:text>
    </number:number-style>
    <number:number-style style:name="N3443">
      <number:text>$-</number:text>
      <number:number number:decimal-places="0" number:min-integer-digits="0"/>
      <style:map style:condition="value()&gt;0" style:apply-style-name="N3443P0"/>
      <style:map style:condition="value()&lt;0" style:apply-style-name="N3443P1"/>
    </number:number-style>
    <number:number-style style:name="N3444P0" style:volatile="true">
      <number:text>$</number:text>
      <number:number number:decimal-places="0" number:min-integer-digits="1" number:grouping="true"/>
    </number:number-style>
    <number:number-style style:name="N3444P1" style:volatile="true">
      <number:text>$\\\\\\(</number:text>
      <number:number number:decimal-places="0" number:min-integer-digits="1" number:grouping="true"/>
      <number:text>\\\\\\)</number:text>
    </number:number-style>
    <number:number-style style:name="N3444">
      <number:text>$-</number:text>
      <number:number number:decimal-places="0" number:min-integer-digits="0"/>
      <style:map style:condition="value()&gt;0" style:apply-style-name="N3444P0"/>
      <style:map style:condition="value()&lt;0" style:apply-style-name="N3444P1"/>
    </number:number-style>
    <number:number-style style:name="N3445P0" style:volatile="true">
      <number:text>$</number:text>
      <number:number number:decimal-places="1" number:min-integer-digits="1" number:grouping="true"/>
    </number:number-style>
    <number:number-style style:name="N3445">
      <number:text>\\\\\\($</number:text>
      <number:number number:decimal-places="1" number:min-integer-digits="1" number:grouping="true"/>
      <number:text>\\\\\\)</number:text>
      <style:map style:condition="value()&gt;=0" style:apply-style-name="N3445P0"/>
    </number:number-style>
    <number:number-style style:name="N3446P0" style:volatile="true">
      <number:number number:decimal-places="1" number:min-integer-digits="1" number:grouping="true"/>
    </number:number-style>
    <number:number-style style:name="N3446P1" style:volatile="true">
      <number:text>\\\\\\(</number:text>
      <number:number number:decimal-places="1" number:min-integer-digits="1" number:grouping="true"/>
      <number:text>\\\\\\)</number:text>
    </number:number-style>
    <number:number-style style:name="N3446">
      <number:text>-</number:text>
      <number:number number:decimal-places="0" number:min-integer-digits="0"/>
      <style:map style:condition="value()&gt;0" style:apply-style-name="N3446P0"/>
      <style:map style:condition="value()&lt;0" style:apply-style-name="N3446P1"/>
    </number:number-style>
    <number:number-style style:name="N3447P0" style:volatile="true">
      <number:number number:decimal-places="0" number:min-integer-digits="1" number:grouping="true"/>
    </number:number-style>
    <number:number-style style:name="N3447P1" style:volatile="true">
      <number:text>\\\\\\(</number:text>
      <number:number number:decimal-places="0" number:min-integer-digits="1" number:grouping="true"/>
      <number:text>\\\\\\)</number:text>
    </number:number-style>
    <number:number-style style:name="N3447">
      <number:text>-</number:text>
      <number:number number:decimal-places="0" number:min-integer-digits="0"/>
      <style:map style:condition="value()&gt;0" style:apply-style-name="N3447P0"/>
      <style:map style:condition="value()&lt;0" style:apply-style-name="N3447P1"/>
    </number:number-style>
    <number:time-style style:name="N3448">
      <number:hours number:style="long"/>
      <number:text>:</number:text>
      <number:minutes number:style="long"/>
      <number:text>:</number:text>
      <number:seconds number:style="long"/>
      <number:text>\\\\\\ </number:text>
      <number:am-pm/>
    </number:time-style>
    <number:number-style style:name="N3450P0" style:volatile="true">
      <number:number number:decimal-places="3" number:min-integer-digits="1" number:grouping="true"/>
    </number:number-style>
    <number:number-style style:name="N3450P1" style:volatile="true">
      <number:text>\\\\\\(</number:text>
      <number:number number:decimal-places="3" number:min-integer-digits="1" number:grouping="true"/>
      <number:text>\\\\\\)</number:text>
    </number:number-style>
    <number:number-style style:name="N3450">
      <number:text>-</number:text>
      <number:number number:decimal-places="0" number:min-integer-digits="0"/>
      <style:map style:condition="value()&gt;0" style:apply-style-name="N3450P0"/>
      <style:map style:condition="value()&lt;0" style:apply-style-name="N3450P1"/>
    </number:number-style>
    <number:number-style style:name="N3452P0" style:volatile="true">
      <number:number number:decimal-places="4" number:min-integer-digits="1" number:grouping="true"/>
    </number:number-style>
    <number:number-style style:name="N3452P1" style:volatile="true">
      <number:text>\\\\\\(</number:text>
      <number:number number:decimal-places="4" number:min-integer-digits="1" number:grouping="true"/>
      <number:text>\\\\\\)</number:text>
    </number:number-style>
    <number:number-style style:name="N3452">
      <number:text>-</number:text>
      <number:number number:decimal-places="0" number:min-integer-digits="0"/>
      <style:map style:condition="value()&gt;0" style:apply-style-name="N3452P0"/>
      <style:map style:condition="value()&lt;0" style:apply-style-name="N3452P1"/>
    </number:number-style>
    <number:number-style style:name="N3454P0" style:volatile="true">
      <number:text>$</number:text>
      <number:number number:decimal-places="3" number:min-integer-digits="1" number:grouping="true"/>
    </number:number-style>
    <number:number-style style:name="N3454P1" style:volatile="true">
      <number:text>$\\\\\\(</number:text>
      <number:number number:decimal-places="3" number:min-integer-digits="1" number:grouping="true"/>
      <number:text>\\\\\\)</number:text>
    </number:number-style>
    <number:number-style style:name="N3454">
      <number:text>$-</number:text>
      <number:number number:decimal-places="0" number:min-integer-digits="0"/>
      <style:map style:condition="value()&gt;0" style:apply-style-name="N3454P0"/>
      <style:map style:condition="value()&lt;0" style:apply-style-name="N3454P1"/>
    </number:number-style>
    <number:number-style style:name="N3455P0" style:volatile="true">
      <number:text>$</number:text>
      <number:number number:decimal-places="2" number:min-integer-digits="1" number:grouping="true"/>
    </number:number-style>
    <number:number-style style:name="N3455">
      <number:text>\\\\\\($</number:text>
      <number:number number:decimal-places="3" number:min-integer-digits="0"/>
      <number:text>\\\\\\)</number:text>
      <style:map style:condition="value()&gt;=0" style:apply-style-name="N3455P0"/>
    </number:number-style>
    <number:number-style style:name="N3456P0" style:volatile="true">
      <number:text>$</number:text>
      <number:number number:decimal-places="3" number:min-integer-digits="0"/>
    </number:number-style>
    <number:number-style style:name="N3456">
      <number:text>\\\\\\($</number:text>
      <number:number number:decimal-places="3" number:min-integer-digits="0"/>
      <number:text>\\\\\\)</number:text>
      <style:map style:condition="value()&gt;=0" style:apply-style-name="N3456P0"/>
    </number:number-style>
    <number:number-style style:name="N3458P0" style:volatile="true">
      <number:number number:decimal-places="1" number:min-integer-digits="1" number:grouping="true"/>
      <number:text>\\\\\\)</number:text>
    </number:number-style>
    <number:number-style style:name="N3458">
      <number:text>\\\\\\(</number:text>
      <number:number number:decimal-places="1" number:min-integer-digits="1" number:grouping="true"/>
      <number:text>%\\\\\\)</number:text>
      <style:map style:condition="value()&gt;=0" style:apply-style-name="N3458P0"/>
    </number:number-style>
    <number:number-style style:name="N3459P0" style:volatile="true">
      <number:number number:decimal-places="1" number:min-integer-digits="1" number:grouping="true"/>
    </number:number-style>
    <number:number-style style:name="N3459">
      <number:text>\\\\\\(</number:text>
      <number:number number:decimal-places="1" number:min-integer-digits="1" number:grouping="true"/>
      <number:text>%\\\\\\)</number:text>
      <style:map style:condition="value()&gt;=0" style:apply-style-name="N3459P0"/>
    </number:number-style>
    <number:percentage-style style:name="N3460P0" style:volatile="true">
      <number:number number:decimal-places="2" number:min-integer-digits="1" number:grouping="true"/>
      <number:text>%</number:text>
    </number:percentage-style>
    <number:number-style style:name="N3460">
      <number:text>\\\\\\(</number:text>
      <number:number number:decimal-places="2" number:min-integer-digits="1" number:grouping="true"/>
      <number:text>%\\\\\\)</number:text>
      <style:map style:condition="value()&gt;=0" style:apply-style-name="N3460P0"/>
    </number:number-style>
    <number:number-style style:name="N3461P0" style:volatile="true">
      <number:text>$</number:text>
      <number:number number:decimal-places="0" number:min-integer-digits="1" number:grouping="true"/>
    </number:number-style>
    <number:number-style style:name="N3461">
      <number:text>\\\\\\($</number:text>
      <number:number number:decimal-places="1" number:min-integer-digits="1" number:grouping="true"/>
      <number:text>\\\\\\)</number:text>
      <style:map style:condition="value()&gt;=0" style:apply-style-name="N3461P0"/>
    </number:number-style>
    <number:number-style style:name="N3462P0" style:volatile="true">
      <number:text>$</number:text>
      <number:number number:decimal-places="3" number:min-integer-digits="1" number:grouping="true"/>
    </number:number-style>
    <number:number-style style:name="N3462">
      <number:text>\\\\\\($</number:text>
      <number:number number:decimal-places="3" number:min-integer-digits="1" number:grouping="true"/>
      <number:text>\\\\\\)</number:text>
      <style:map style:condition="value()&gt;=0" style:apply-style-name="N3462P0"/>
    </number:number-style>
    <number:number-style style:name="N3463P0" style:volatile="true">
      <number:text>$</number:text>
      <number:number number:decimal-places="4" number:min-integer-digits="1" number:grouping="true"/>
    </number:number-style>
    <number:number-style style:name="N3463">
      <number:text>\\\\\\($</number:text>
      <number:number number:decimal-places="4" number:min-integer-digits="1" number:grouping="true"/>
      <number:text>\\\\\\)</number:text>
      <style:map style:condition="value()&gt;=0" style:apply-style-name="N3463P0"/>
    </number:number-style>
    <number:number-style style:name="N3464P0" style:volatile="true">
      <number:number number:decimal-places="2" number:min-integer-digits="1" number:grouping="true"/>
    </number:number-style>
    <number:number-style style:name="N3464P1" style:volatile="true">
      <number:text>\\\\\\(</number:text>
      <number:number number:decimal-places="2" number:min-integer-digits="1" number:grouping="true"/>
      <number:text>\\\\\\)</number:text>
    </number:number-style>
    <number:number-style style:name="N3464">
      <number:text>-</number:text>
      <style:map style:condition="value()&gt;0" style:apply-style-name="N3464P0"/>
      <style:map style:condition="value()&lt;0" style:apply-style-name="N3464P1"/>
    </number:number-style>
    <number:number-style style:name="N3465P0" style:volatile="true">
      <number:number number:decimal-places="3" number:min-integer-digits="1" number:grouping="true"/>
    </number:number-style>
    <number:number-style style:name="N3465P1" style:volatile="true">
      <number:text>\\\\\\(</number:text>
      <number:number number:decimal-places="3" number:min-integer-digits="1" number:grouping="true"/>
      <number:text>\\\\\\)</number:text>
    </number:number-style>
    <number:number-style style:name="N3465">
      <number:text>-</number:text>
      <style:map style:condition="value()&gt;0" style:apply-style-name="N3465P0"/>
      <style:map style:condition="value()&lt;0" style:apply-style-name="N3465P1"/>
    </number:number-style>
    <number:number-style style:name="N3466P0" style:volatile="true">
      <number:text>SFr.</number:text>
      <number:number number:decimal-places="2" number:min-integer-digits="1" number:grouping="true"/>
    </number:number-style>
    <number:number-style style:name="N3466">
      <number:text>SFr.\\\\\\-</number:text>
      <number:number number:decimal-places="2" number:min-integer-digits="1" number:grouping="true"/>
      <style:map style:condition="value()&gt;=0" style:apply-style-name="N3466P0"/>
    </number:number-style>
    <number:number-style style:name="N3467P0" style:volatile="true">
      <number:number number:decimal-places="2" number:min-integer-digits="1" number:grouping="true"/>
    </number:number-style>
    <number:number-style style:name="N3467">
      <number:text>\\\\\\(</number:text>
      <number:number number:decimal-places="2" number:min-integer-digits="1" number:grouping="true"/>
      <number:text>\\\\\\)</number:text>
      <style:map style:condition="value()&gt;=0" style:apply-style-name="N3467P0"/>
    </number:number-style>
    <number:date-style style:name="N3468">
      <number:month number:style="long" number:textual="true"/>
      <number:text>\\\\\\-</number:text>
      <number:year/>
    </number:date-style>
    <number:number-style style:name="N3469P0" style:volatile="true">
      <number:number number:decimal-places="0" number:min-integer-digits="0" number:grouping="true"/>
      <number:text>"</number:text>
    </number:number-style>
    <number:number-style style:name="N3469">
      <number:text>\\\\\\(</number:text>
      <number:number number:decimal-places="0" number:min-integer-digits="1" number:grouping="true"/>
      <number:text>?\\)"</number:text>
      <style:map style:condition="value()&gt;=0" style:apply-style-name="N3469P0"/>
    </number:number-style>
    <number:number-style style:name="N3470P0" style:volatile="true">
      <number:number number:min-integer-digits="1"/>
      <number:text/>
    </number:number-style>
    <number:number-style style:name="N3470">
      <number:text>\\\\\\(</number:text>
      <number:number number:decimal-places="0" number:min-integer-digits="1" number:grouping="true"/>
      <number:text>?\\)"</number:text>
      <style:map style:condition="value()&gt;=0" style:apply-style-name="N3470P0"/>
    </number:number-style>
    <number:number-style style:name="N3472P0" style:volatile="true">
      <number:number number:decimal-places="2" number:min-integer-digits="1" number:grouping="true"/>
      <number:text>\\\\\\ F</number:text>
    </number:number-style>
    <number:number-style style:name="N3472">
      <number:text>\\\\\\-</number:text>
      <number:number number:decimal-places="2" number:min-integer-digits="1" number:grouping="true"/>
      <number:text>\\\\\\ F</number:text>
      <style:map style:condition="value()&gt;=0" style:apply-style-name="N3472P0"/>
    </number:number-style>
    <number:date-style style:name="N3473">
      <number:year number:style="long"/>
      <number:text>년 </number:text>
      <number:month/>
      <number:text>월 </number:text>
      <number:day/>
      <number:text>일</number:text>
    </number:date-style>
    <number:number-style style:name="N3475P0" style:volatile="true">
      <number:number number:decimal-places="2" number:min-integer-digits="1" number:grouping="true"/>
    </number:number-style>
    <number:number-style style:name="N3475P1" style:volatile="true">
      <number:text>\!-</number:text>
      <number:number number:decimal-places="2" number:min-integer-digits="1" number:grouping="true"/>
    </number:number-style>
    <number:number-style style:name="N3475">
      <number:text>-</number:text>
      <number:number number:decimal-places="0" number:min-integer-digits="0"/>
      <style:map style:condition="value()&gt;0" style:apply-style-name="N3475P0"/>
      <style:map style:condition="value()&lt;0" style:apply-style-name="N3475P1"/>
    </number:number-style>
    <number:number-style style:name="N3476P0" style:volatile="true">
      <number:number number:decimal-places="0" number:min-integer-digits="1" number:grouping="true"/>
    </number:number-style>
    <number:number-style style:name="N3476P1" style:volatile="true">
      <number:text>\!-</number:text>
      <number:number number:decimal-places="0" number:min-integer-digits="1" number:grouping="true"/>
    </number:number-style>
    <number:number-style style:name="N3476">
      <number:text>-</number:text>
      <number:number number:decimal-places="0" number:min-integer-digits="0"/>
      <style:map style:condition="value()&gt;0" style:apply-style-name="N3476P0"/>
      <style:map style:condition="value()&lt;0" style:apply-style-name="N3476P1"/>
    </number:number-style>
    <number:number-style style:name="N3478P0" style:volatile="true">
      <number:number number:decimal-places="1" number:min-integer-digits="1" number:grouping="true"/>
    </number:number-style>
    <number:number-style style:name="N3478P1" style:volatile="true">
      <number:text>\!-</number:text>
      <number:number number:decimal-places="1" number:min-integer-digits="1" number:grouping="true"/>
    </number:number-style>
    <number:number-style style:name="N3478">
      <number:text>-</number:text>
      <number:number number:decimal-places="0" number:min-integer-digits="0"/>
      <style:map style:condition="value()&gt;0" style:apply-style-name="N3478P0"/>
      <style:map style:condition="value()&lt;0" style:apply-style-name="N3478P1"/>
    </number:number-style>
    <number:number-style style:name="N3480P0" style:volatile="true">
      <number:number number:decimal-places="3" number:min-integer-digits="1" number:grouping="true"/>
    </number:number-style>
    <number:number-style style:name="N3480P1" style:volatile="true">
      <number:text>\!-</number:text>
      <number:number number:decimal-places="3" number:min-integer-digits="1" number:grouping="true"/>
    </number:number-style>
    <number:number-style style:name="N3480">
      <number:text>-</number:text>
      <number:number number:decimal-places="0" number:min-integer-digits="0"/>
      <style:map style:condition="value()&gt;0" style:apply-style-name="N3480P0"/>
      <style:map style:condition="value()&lt;0" style:apply-style-name="N3480P1"/>
    </number:number-style>
    <number:number-style style:name="N3482P0" style:volatile="true">
      <number:text>W</number:text>
      <number:number number:decimal-places="0" number:min-integer-digits="1" number:grouping="true"/>
    </number:number-style>
    <number:number-style style:name="N3482">
      <number:text>-W</number:text>
      <number:number number:decimal-places="0" number:min-integer-digits="1" number:grouping="true"/>
      <style:map style:condition="value()&gt;=0" style:apply-style-name="N3482P0"/>
    </number:number-style>
    <number:number-style style:name="N3484P0" style:volatile="true">
      <number:text>W</number:text>
      <number:number number:decimal-places="2" number:min-integer-digits="1" number:grouping="true"/>
    </number:number-style>
    <number:number-style style:name="N3484">
      <number:text>-W</number:text>
      <number:number number:decimal-places="2" number:min-integer-digits="1" number:grouping="true"/>
      <style:map style:condition="value()&gt;=0" style:apply-style-name="N3484P0"/>
    </number:number-style>
    <number:number-style style:name="N3486P0" style:volatile="true">
      <number:text>W</number:text>
      <number:number number:decimal-places="0" number:min-integer-digits="1" number:grouping="true"/>
    </number:number-style>
    <number:number-style style:name="N3486P1" style:volatile="true">
      <number:text>-W</number:text>
      <number:number number:decimal-places="0" number:min-integer-digits="1" number:grouping="true"/>
    </number:number-style>
    <number:number-style style:name="N3486">
      <number:text>W-</number:text>
      <style:map style:condition="value()&gt;0" style:apply-style-name="N3486P0"/>
      <style:map style:condition="value()&lt;0" style:apply-style-name="N3486P1"/>
    </number:number-style>
    <number:number-style style:name="N3488P0" style:volatile="true">
      <number:text>W</number:text>
      <number:number number:decimal-places="2" number:min-integer-digits="1" number:grouping="true"/>
    </number:number-style>
    <number:number-style style:name="N3488P1" style:volatile="true">
      <number:text>-W</number:text>
      <number:number number:decimal-places="2" number:min-integer-digits="1" number:grouping="true"/>
    </number:number-style>
    <number:number-style style:name="N3488">
      <number:text>W-</number:text>
      <number:number number:decimal-places="0" number:min-integer-digits="0"/>
      <style:map style:condition="value()&gt;0" style:apply-style-name="N3488P0"/>
      <style:map style:condition="value()&lt;0" style:apply-style-name="N3488P1"/>
    </number:number-style>
    <number:number-style style:name="N3490P0" style:volatile="true">
      <number:text>W</number:text>
      <number:number number:decimal-places="0" number:min-integer-digits="1" number:grouping="true"/>
      <number:text> </number:text>
    </number:number-style>
    <number:number-style style:name="N3490">
      <number:text>-W</number:text>
      <number:number number:decimal-places="0" number:min-integer-digits="1" number:grouping="true"/>
      <number:text> </number:text>
      <style:map style:condition="value()&gt;=0" style:apply-style-name="N3490P0"/>
    </number:number-style>
    <number:number-style style:name="N3492P0" style:volatile="true">
      <number:text>W </number:text>
      <number:number number:decimal-places="0" number:min-integer-digits="1" number:grouping="true"/>
      <number:text>  </number:text>
    </number:number-style>
    <number:number-style style:name="N3492">
      <number:text>-W </number:text>
      <number:number number:decimal-places="0" number:min-integer-digits="1" number:grouping="true"/>
      <number:text>  </number:text>
      <style:map style:condition="value()&gt;=0" style:apply-style-name="N3492P0"/>
    </number:number-style>
    <number:number-style style:name="N3494P0" style:volatile="true">
      <number:text>W</number:text>
      <number:number number:decimal-places="1" number:min-integer-digits="1" number:grouping="true"/>
    </number:number-style>
    <number:number-style style:name="N3494">
      <number:text>-W</number:text>
      <number:number number:decimal-places="1" number:min-integer-digits="1" number:grouping="true"/>
      <style:map style:condition="value()&gt;=0" style:apply-style-name="N3494P0"/>
    </number:number-style>
    <number:number-style style:name="N3495P0" style:volatile="true">
      <number:text>\</number:text>
      <number:number number:decimal-places="2" number:min-integer-digits="1" number:grouping="true"/>
    </number:number-style>
    <number:number-style style:name="N3495">
      <number:text>(\</number:text>
      <number:number number:decimal-places="2" number:min-integer-digits="1" number:grouping="true"/>
      <number:text>)</number:text>
      <style:map style:condition="value()&gt;=0" style:apply-style-name="N3495P0"/>
    </number:number-style>
    <number:number-style style:name="N3496">
      <number:text>\</number:text>
      <number:number number:decimal-places="3" number:min-integer-digits="1" number:grouping="true"/>
    </number:number-style>
    <number:number-style style:name="N3497P0" style:volatile="true">
      <number:text>\</number:text>
      <number:number number:decimal-places="3" number:min-integer-digits="1" number:grouping="true"/>
    </number:number-style>
    <number:number-style style:name="N3497">
      <number:text>(\</number:text>
      <number:number number:decimal-places="3" number:min-integer-digits="1" number:grouping="true"/>
      <number:text>)</number:text>
      <style:map style:condition="value()&gt;=0" style:apply-style-name="N3497P0"/>
    </number:number-style>
    <number:number-style style:name="N3499P0" style:volatile="true">
      <number:text>W </number:text>
      <number:number number:decimal-places="1" number:min-integer-digits="1" number:grouping="true"/>
      <number:text>  </number:text>
    </number:number-style>
    <number:number-style style:name="N3499">
      <number:text>-W </number:text>
      <number:number number:decimal-places="1" number:min-integer-digits="1" number:grouping="true"/>
      <number:text>  </number:text>
      <style:map style:condition="value()&gt;=0" style:apply-style-name="N3499P0"/>
    </number:number-style>
    <number:number-style style:name="N3501P0" style:volatile="true">
      <number:text>W </number:text>
      <number:number number:decimal-places="2" number:min-integer-digits="1" number:grouping="true"/>
      <number:text>  </number:text>
    </number:number-style>
    <number:number-style style:name="N3501">
      <number:text>-W </number:text>
      <number:number number:decimal-places="2" number:min-integer-digits="1" number:grouping="true"/>
      <number:text>  </number:text>
      <style:map style:condition="value()&gt;=0" style:apply-style-name="N3501P0"/>
    </number:number-style>
    <number:number-style style:name="N3503P0" style:volatile="true">
      <number:text>W </number:text>
      <number:number number:decimal-places="3" number:min-integer-digits="1" number:grouping="true"/>
      <number:text>  </number:text>
    </number:number-style>
    <number:number-style style:name="N3503">
      <number:text>-W </number:text>
      <number:number number:decimal-places="3" number:min-integer-digits="1" number:grouping="true"/>
      <number:text>  </number:text>
      <style:map style:condition="value()&gt;=0" style:apply-style-name="N3503P0"/>
    </number:number-style>
    <number:number-style style:name="N3505P0" style:volatile="true">
      <number:text>\</number:text>
      <number:number number:decimal-places="0" number:min-integer-digits="0" number:grouping="true"/>
      <number:text>( :V.A.T.  )</number:text>
    </number:number-style>
    <number:number-style style:name="N3505">
      <number:text>-\</number:text>
      <number:number number:decimal-places="0" number:min-integer-digits="0" number:grouping="true"/>
      <number:text>( :V.A.T.  )</number:text>
      <style:map style:condition="value()&gt;=0" style:apply-style-name="N3505P0"/>
    </number:number-style>
    <number:number-style style:name="N3507P0" style:volatile="true">
      <number:text>\</number:text>
      <number:number number:decimal-places="0" number:min-integer-digits="0" number:grouping="true"/>
      <number:text> (V.A.T.  )</number:text>
    </number:number-style>
    <number:number-style style:name="N3507">
      <number:text>-\</number:text>
      <number:number number:decimal-places="0" number:min-integer-digits="0" number:grouping="true"/>
      <number:text> (V.A.T.  )</number:text>
      <style:map style:condition="value()&gt;=0" style:apply-style-name="N3507P0"/>
    </number:number-style>
    <number:number-style style:name="N3509P0" style:volatile="true">
      <number:text>\</number:text>
      <number:number number:decimal-places="0" number:min-integer-digits="0" number:grouping="true"/>
      <number:text>  (V.A.T.  )</number:text>
    </number:number-style>
    <number:number-style style:name="N3509">
      <number:text>-\</number:text>
      <number:number number:decimal-places="0" number:min-integer-digits="0" number:grouping="true"/>
      <number:text>  (V.A.T.  )</number:text>
      <style:map style:condition="value()&gt;=0" style:apply-style-name="N3509P0"/>
    </number:number-style>
    <number:number-style style:name="N3511P0" style:volatile="true">
      <number:text>\</number:text>
      <number:number number:decimal-places="0" number:min-integer-digits="0" number:grouping="true"/>
      <number:text>,000 (V.A.T.  )</number:text>
    </number:number-style>
    <number:number-style style:name="N3511">
      <number:text>-\</number:text>
      <number:number number:decimal-places="0" number:min-integer-digits="0" number:grouping="true"/>
      <number:text>,000 (V.A.T.  )</number:text>
      <style:map style:condition="value()&gt;=0" style:apply-style-name="N3511P0"/>
    </number:number-style>
    <number:date-style style:name="N3512">
      <number:month number:style="long"/>
      <number:text>  </number:text>
      <number:day number:style="long"/>
      <number:text> </number:text>
    </number:date-style>
    <number:date-style style:name="N3513">
      <number:year number:style="long"/>
      <number:text>  </number:text>
      <number:month/>
      <number:text>  </number:text>
      <number:day/>
      <number:text> </number:text>
    </number:date-style>
    <number:number-style style:name="N3514P0" style:volatile="true">
      <number:text>\</number:text>
      <number:number number:decimal-places="0" number:min-integer-digits="0" number:grouping="true"/>
      <number:text>,000 (V.A.T.  )</number:text>
    </number:number-style>
    <number:number-style style:name="N3514">
      <number:text>-\</number:text>
      <number:number number:decimal-places="0" number:min-integer-digits="0" number:grouping="true"/>
      <number:text> (V.A.T.  )</number:text>
      <style:map style:condition="value()&gt;=0" style:apply-style-name="N3514P0"/>
    </number:number-style>
    <number:number-style style:name="N3515P0" style:volatile="true">
      <number:text>\</number:text>
      <number:number number:decimal-places="0" number:min-integer-digits="1" number:grouping="true"/>
    </number:number-style>
    <number:number-style style:name="N3515">
      <number:text>\\\\\-</number:text>
      <number:number number:decimal-places="0" number:min-integer-digits="1" number:grouping="true"/>
      <style:map style:condition="value()&gt;=0" style:apply-style-name="N3515P0"/>
    </number:number-style>
    <number:number-style style:name="N3516P0" style:volatile="true">
      <number:text>\</number:text>
      <number:number number:decimal-places="2" number:min-integer-digits="1" number:grouping="true"/>
    </number:number-style>
    <number:number-style style:name="N3516">
      <number:text>\\\\\-</number:text>
      <number:number number:decimal-places="2" number:min-integer-digits="1" number:grouping="true"/>
      <style:map style:condition="value()&gt;=0" style:apply-style-name="N3516P0"/>
    </number:number-style>
    <number:number-style style:name="N3517P0" style:volatile="true">
      <number:text>\</number:text>
      <number:number number:decimal-places="0" number:min-integer-digits="1" number:grouping="true"/>
    </number:number-style>
    <number:number-style style:name="N3517P1" style:volatile="true">
      <number:text>\\\\\-</number:text>
      <number:number number:decimal-places="0" number:min-integer-digits="1" number:grouping="true"/>
    </number:number-style>
    <number:number-style style:name="N3517">
      <number:text>\-</number:text>
      <style:map style:condition="value()&gt;0" style:apply-style-name="N3517P0"/>
      <style:map style:condition="value()&lt;0" style:apply-style-name="N3517P1"/>
    </number:number-style>
    <number:number-style style:name="N3518P0" style:volatile="true">
      <number:text>\</number:text>
      <number:number number:decimal-places="2" number:min-integer-digits="1" number:grouping="true"/>
    </number:number-style>
    <number:number-style style:name="N3518P1" style:volatile="true">
      <number:text>\\\\\-</number:text>
      <number:number number:decimal-places="2" number:min-integer-digits="1" number:grouping="true"/>
    </number:number-style>
    <number:number-style style:name="N3518">
      <number:text>\-</number:text>
      <number:number number:decimal-places="0" number:min-integer-digits="0"/>
      <style:map style:condition="value()&gt;0" style:apply-style-name="N3518P0"/>
      <style:map style:condition="value()&lt;0" style:apply-style-name="N3518P1"/>
    </number:number-style>
    <number:date-style style:name="N3519">
      <number:year number:style="long"/>
      <number:text>  </number:text>
      <number:month/>
      <number:text> </number:text>
    </number:date-style>
    <number:date-style style:name="N3520">
      <number:seconds/>
      <number:text>tan</number:text>
      <number:day number:calendar="hanja_yoil"/>
      <number:text>a</number:text>
      <number:year number:calendar="hanja_yoil" number:style="long"/>
      <number:day number:calendar="hanja_yoil"/>
    </number:date-style>
    <number:number-style style:name="N3522P0" style:volatile="true">
      <number:number number:decimal-places="0" number:min-integer-digits="1" number:grouping="true"/>
      <number:text>\\\\\\ F</number:text>
    </number:number-style>
    <number:number-style style:name="N3522P1" style:volatile="true">
      <number:text>\\\\\\-</number:text>
      <number:number number:decimal-places="0" number:min-integer-digits="1" number:grouping="true"/>
      <number:text>\\\\\\ F</number:text>
    </number:number-style>
    <number:number-style style:name="N3522">
      <number:text>-\\\\\\ F</number:text>
      <style:map style:condition="value()&gt;0" style:apply-style-name="N3522P0"/>
      <style:map style:condition="value()&lt;0" style:apply-style-name="N3522P1"/>
    </number:number-style>
    <number:number-style style:name="N3525P0" style:volatile="true">
      <number:number number:decimal-places="0" number:min-integer-digits="1" number:grouping="true"/>
      <number:text>\\\\\\ </number:text>
    </number:number-style>
    <number:number-style style:name="N3525P1" style:volatile="true">
      <number:text>\\\\\\-</number:text>
      <number:number number:decimal-places="0" number:min-integer-digits="1" number:grouping="true"/>
      <number:text>\\\\\\ </number:text>
    </number:number-style>
    <number:number-style style:name="N3525">
      <number:text>-\\\\\\ </number:text>
      <style:map style:condition="value()&gt;0" style:apply-style-name="N3525P0"/>
      <style:map style:condition="value()&lt;0" style:apply-style-name="N3525P1"/>
    </number:number-style>
    <number:number-style style:name="N3527P0" style:volatile="true">
      <number:number number:decimal-places="2" number:min-integer-digits="1" number:grouping="true"/>
      <number:text>\\\\\\ F</number:text>
    </number:number-style>
    <number:number-style style:name="N3527P1" style:volatile="true">
      <number:text>\\\\\\-</number:text>
      <number:number number:decimal-places="2" number:min-integer-digits="1" number:grouping="true"/>
      <number:text>\\\\\\ F</number:text>
    </number:number-style>
    <number:number-style style:name="N3527">
      <number:text>-</number:text>
      <number:number number:decimal-places="0" number:min-integer-digits="0"/>
      <number:text>\\\\\\ F</number:text>
      <style:map style:condition="value()&gt;0" style:apply-style-name="N3527P0"/>
      <style:map style:condition="value()&lt;0" style:apply-style-name="N3527P1"/>
    </number:number-style>
    <number:number-style style:name="N3530P0" style:volatile="true">
      <number:number number:decimal-places="2" number:min-integer-digits="1" number:grouping="true"/>
      <number:text>\\\\\\ </number:text>
    </number:number-style>
    <number:number-style style:name="N3530P1" style:volatile="true">
      <number:text>\\\\\\-</number:text>
      <number:number number:decimal-places="2" number:min-integer-digits="1" number:grouping="true"/>
      <number:text>\\\\\\ </number:text>
    </number:number-style>
    <number:number-style style:name="N3530">
      <number:text>-</number:text>
      <number:number number:decimal-places="0" number:min-integer-digits="0"/>
      <number:text>\\\\\\ </number:text>
      <style:map style:condition="value()&gt;0" style:apply-style-name="N3530P0"/>
      <style:map style:condition="value()&lt;0" style:apply-style-name="N3530P1"/>
    </number:number-style>
    <number:date-style style:name="N3531">
      <number:day/>
      <number:text>-</number:text>
      <number:month/>
      <number:text>-</number:text>
      <number:year/>
      <number:text>\\\\\\ </number:text>
      <number:hours/>
      <number:text>:</number:text>
      <number:minutes number:style="long"/>
    </number:date-style>
    <number:percentage-style style:name="N3532">
      <number:number number:decimal-places="3" number:min-integer-digits="2"/>
      <number:text>%</number:text>
    </number:percentage-style>
    <number:number-style style:name="N3534P0" style:volatile="true">
      <number:text>\</number:text>
      <number:number number:decimal-places="1" number:min-integer-digits="1" number:grouping="true"/>
    </number:number-style>
    <number:number-style style:name="N3534P1" style:volatile="true">
      <number:text>-\</number:text>
      <number:number number:decimal-places="1" number:min-integer-digits="1" number:grouping="true"/>
    </number:number-style>
    <number:number-style style:name="N3534">
      <number:text>\-</number:text>
      <number:number number:decimal-places="0" number:min-integer-digits="0"/>
      <style:map style:condition="value()&gt;0" style:apply-style-name="N3534P0"/>
      <style:map style:condition="value()&lt;0" style:apply-style-name="N3534P1"/>
    </number:number-style>
    <number:number-style style:name="N3536P0" style:volatile="true">
      <number:text>$</number:text>
      <number:number number:decimal-places="3" number:min-integer-digits="1" number:grouping="true"/>
    </number:number-style>
    <number:number-style style:name="N3536P1" style:volatile="true">
      <number:text>$-</number:text>
      <number:number number:decimal-places="3" number:min-integer-digits="1" number:grouping="true"/>
      <number:text> </number:text>
    </number:number-style>
    <number:number-style style:name="N3536">
      <number:text>$-</number:text>
      <number:number number:decimal-places="0" number:min-integer-digits="0"/>
      <style:map style:condition="value()&gt;0" style:apply-style-name="N3536P0"/>
      <style:map style:condition="value()&lt;0" style:apply-style-name="N3536P1"/>
    </number:number-style>
    <number:number-style style:name="N3538P0" style:volatile="true">
      <number:text>$</number:text>
      <number:number number:decimal-places="1" number:min-integer-digits="1" number:grouping="true"/>
    </number:number-style>
    <number:number-style style:name="N3538P1" style:volatile="true">
      <number:text>$-</number:text>
      <number:number number:decimal-places="1" number:min-integer-digits="1" number:grouping="true"/>
      <number:text> </number:text>
    </number:number-style>
    <number:number-style style:name="N3538">
      <number:text>$-</number:text>
      <number:number number:decimal-places="0" number:min-integer-digits="0"/>
      <style:map style:condition="value()&gt;0" style:apply-style-name="N3538P0"/>
      <style:map style:condition="value()&lt;0" style:apply-style-name="N3538P1"/>
    </number:number-style>
    <number:number-style style:name="N3539P0" style:volatile="true">
      <number:text>$</number:text>
      <number:number number:decimal-places="0" number:min-integer-digits="1" number:grouping="true"/>
    </number:number-style>
    <number:number-style style:name="N3539P1" style:volatile="true">
      <number:text>$-</number:text>
      <number:number number:decimal-places="0" number:min-integer-digits="1" number:grouping="true"/>
      <number:text> </number:text>
    </number:number-style>
    <number:number-style style:name="N3539">
      <number:text>$-</number:text>
      <number:number number:decimal-places="0" number:min-integer-digits="0"/>
      <style:map style:condition="value()&gt;0" style:apply-style-name="N3539P0"/>
      <style:map style:condition="value()&lt;0" style:apply-style-name="N3539P1"/>
    </number:number-style>
    <number:number-style style:name="N3540P0" style:volatile="true">
      <number:text>\</number:text>
      <number:number number:decimal-places="0" number:min-integer-digits="1" number:grouping="true"/>
    </number:number-style>
    <number:number-style style:name="N3540P1" style:volatile="true">
      <number:text>-\</number:text>
      <number:number number:decimal-places="0" number:min-integer-digits="1" number:grouping="true"/>
    </number:number-style>
    <number:number-style style:name="N3540">
      <number:text>\-</number:text>
      <number:number number:decimal-places="0" number:min-integer-digits="0"/>
      <style:map style:condition="value()&gt;0" style:apply-style-name="N3540P0"/>
      <style:map style:condition="value()&lt;0" style:apply-style-name="N3540P1"/>
    </number:number-style>
    <number:number-style style:name="N3542P0" style:volatile="true">
      <number:text>\</number:text>
      <number:number number:decimal-places="0" number:min-integer-digits="1"/>
    </number:number-style>
    <number:number-style style:name="N3542">
      <number:text>!-\</number:text>
      <number:number number:decimal-places="0" number:min-integer-digits="1"/>
      <style:map style:condition="value()&gt;=0" style:apply-style-name="N3542P0"/>
    </number:number-style>
    <number:number-style style:name="N3543">
      <number:text>\</number:text>
      <number:number number:decimal-places="0" number:min-integer-digits="1"/>
      <number:text>\</number:text>
    </number:number-style>
    <number:number-style style:name="N3545P0" style:volatile="true">
      <number:text>\</number:text>
      <number:number number:decimal-places="0" number:min-integer-digits="1"/>
    </number:number-style>
    <number:number-style style:name="N3545P1" style:volatile="true">
      <number:text>!-\</number:text>
      <number:number number:decimal-places="0" number:min-integer-digits="1"/>
    </number:number-style>
    <number:number-style style:name="N3545">
      <number:text>\-</number:text>
      <style:map style:condition="value()&gt;0" style:apply-style-name="N3545P0"/>
      <style:map style:condition="value()&lt;0" style:apply-style-name="N3545P1"/>
    </number:number-style>
    <number:number-style style:name="N3547P0" style:volatile="true">
      <number:number number:decimal-places="0" number:min-integer-digits="1"/>
    </number:number-style>
    <number:number-style style:name="N3547P1" style:volatile="true">
      <number:text>!-</number:text>
      <number:number number:decimal-places="0" number:min-integer-digits="1"/>
    </number:number-style>
    <number:number-style style:name="N3547">
      <number:text>-</number:text>
      <style:map style:condition="value()&gt;0" style:apply-style-name="N3547P0"/>
      <style:map style:condition="value()&lt;0" style:apply-style-name="N3547P1"/>
    </number:number-style>
    <number:number-style style:name="N3548">
      <number:number number:decimal-places="0" number:min-integer-digits="1"/>
      <number:text>\</number:text>
    </number:number-style>
    <number:number-style style:name="N3550P0" style:volatile="true">
      <number:text>!$</number:text>
      <number:number number:decimal-places="0" number:min-integer-digits="1"/>
    </number:number-style>
    <number:number-style style:name="N3550">
      <number:text>!(!$</number:text>
      <number:number number:decimal-places="0" number:min-integer-digits="1"/>
      <number:text>!)</number:text>
      <style:map style:condition="value()&gt;=0" style:apply-style-name="N3550P0"/>
    </number:number-style>
    <number:number-style style:name="N3551">
      <number:text>!$</number:text>
      <number:number number:decimal-places="0" number:min-integer-digits="1"/>
      <number:text>\</number:text>
    </number:number-style>
    <number:number-style style:name="N3552">
      <number:text>\</number:text>
      <number:number number:decimal-places="0" number:min-integer-digits="1">
        <number:embedded-text number:position="3">!,</number:embedded-text>
      </number:number>
    </number:number-style>
    <number:number-style style:name="N3553P0" style:volatile="true">
      <number:text>\</number:text>
      <number:number number:decimal-places="0" number:min-integer-digits="1">
        <number:embedded-text number:position="3">!,</number:embedded-text>
      </number:number>
    </number:number-style>
    <number:number-style style:name="N3553">
      <number:text>\!-\</number:text>
      <number:number number:decimal-places="0" number:min-integer-digits="1">
        <number:embedded-text number:position="3">!,</number:embedded-text>
      </number:number>
      <style:map style:condition="value()&gt;=0" style:apply-style-name="N3553P0"/>
    </number:number-style>
    <number:number-style style:name="N3555P0" style:volatile="true">
      <number:text>\</number:text>
      <number:number number:decimal-places="2" number:min-integer-digits="1">
        <number:embedded-text number:position="3">!,</number:embedded-text>
      </number:number>
      <number:text>!</number:text>
    </number:number-style>
    <number:number-style style:name="N3555">
      <number:text>\!-\</number:text>
      <number:number number:decimal-places="2" number:min-integer-digits="1">
        <number:embedded-text number:position="3">!,</number:embedded-text>
      </number:number>
      <number:text>!</number:text>
      <style:map style:condition="value()&gt;=0" style:apply-style-name="N3555P0"/>
    </number:number-style>
    <number:number-style style:name="N3557P0" style:volatile="true">
      <number:text>\</number:text>
      <number:number number:decimal-places="0" number:min-integer-digits="1">
        <number:embedded-text number:position="3">!,</number:embedded-text>
      </number:number>
    </number:number-style>
    <number:number-style style:name="N3557P1" style:volatile="true">
      <number:text>\!-\</number:text>
      <number:number number:decimal-places="0" number:min-integer-digits="1">
        <number:embedded-text number:position="3">!,</number:embedded-text>
      </number:number>
    </number:number-style>
    <number:number-style style:name="N3557">
      <number:text>\-</number:text>
      <style:map style:condition="value()&gt;0" style:apply-style-name="N3557P0"/>
      <style:map style:condition="value()&lt;0" style:apply-style-name="N3557P1"/>
    </number:number-style>
    <number:number-style style:name="N3558">
      <number:number number:decimal-places="0" number:min-integer-digits="1">
        <number:embedded-text number:position="3">!,</number:embedded-text>
      </number:number>
    </number:number-style>
    <number:number-style style:name="N3560P0" style:volatile="true">
      <number:number number:decimal-places="0" number:min-integer-digits="1">
        <number:embedded-text number:position="3">!,</number:embedded-text>
      </number:number>
    </number:number-style>
    <number:number-style style:name="N3560P1" style:volatile="true">
      <number:text>\!-</number:text>
      <number:number number:decimal-places="0" number:min-integer-digits="1">
        <number:embedded-text number:position="3">!,</number:embedded-text>
      </number:number>
    </number:number-style>
    <number:number-style style:name="N3560">
      <number:text>-</number:text>
      <style:map style:condition="value()&gt;0" style:apply-style-name="N3560P0"/>
      <style:map style:condition="value()&lt;0" style:apply-style-name="N3560P1"/>
    </number:number-style>
    <number:number-style style:name="N3562P0" style:volatile="true">
      <number:text>\</number:text>
      <number:number number:decimal-places="2" number:min-integer-digits="1">
        <number:embedded-text number:position="3">!,</number:embedded-text>
      </number:number>
      <number:text>!</number:text>
    </number:number-style>
    <number:number-style style:name="N3562P1" style:volatile="true">
      <number:text>\!-\</number:text>
      <number:number number:decimal-places="2" number:min-integer-digits="1">
        <number:embedded-text number:position="3">!,</number:embedded-text>
      </number:number>
      <number:text>!</number:text>
    </number:number-style>
    <number:number-style style:name="N3562">
      <number:text>\-</number:text>
      <number:number number:decimal-places="0" number:min-integer-digits="0"/>
      <style:map style:condition="value()&gt;0" style:apply-style-name="N3562P0"/>
      <style:map style:condition="value()&lt;0" style:apply-style-name="N3562P1"/>
    </number:number-style>
    <number:number-style style:name="N3565P0" style:volatile="true">
      <number:number number:decimal-places="2" number:min-integer-digits="1">
        <number:embedded-text number:position="3">!,</number:embedded-text>
      </number:number>
      <number:text>!</number:text>
    </number:number-style>
    <number:number-style style:name="N3565P1" style:volatile="true">
      <number:text>\!-</number:text>
      <number:number number:decimal-places="2" number:min-integer-digits="1">
        <number:embedded-text number:position="3">!,</number:embedded-text>
      </number:number>
      <number:text>!</number:text>
    </number:number-style>
    <number:number-style style:name="N3565">
      <number:text>-</number:text>
      <number:number number:decimal-places="0" number:min-integer-digits="0"/>
      <style:map style:condition="value()&gt;0" style:apply-style-name="N3565P0"/>
      <style:map style:condition="value()&lt;0" style:apply-style-name="N3565P1"/>
    </number:number-style>
    <number:number-style style:name="N3566">
      <number:text>\!$</number:text>
      <number:number number:decimal-places="0" number:min-integer-digits="1">
        <number:embedded-text number:position="3">!,</number:embedded-text>
      </number:number>
    </number:number-style>
    <number:number-style style:name="N3567P0" style:volatile="true">
      <number:text>\!$</number:text>
      <number:number number:decimal-places="0" number:min-integer-digits="1">
        <number:embedded-text number:position="3">!,</number:embedded-text>
      </number:number>
    </number:number-style>
    <number:number-style style:name="N3567">
      <number:text>\!(\!$</number:text>
      <number:number number:decimal-places="0" number:min-integer-digits="1">
        <number:embedded-text number:position="3">!,</number:embedded-text>
      </number:number>
      <number:text>\!)</number:text>
      <style:map style:condition="value()&gt;=0" style:apply-style-name="N3567P0"/>
    </number:number-style>
    <number:number-style style:name="N3569P0" style:volatile="true">
      <number:text>\!$</number:text>
      <number:number number:decimal-places="2" number:min-integer-digits="1">
        <number:embedded-text number:position="3">!,</number:embedded-text>
      </number:number>
      <number:text>!</number:text>
    </number:number-style>
    <number:number-style style:name="N3569">
      <number:text>\!(\!$</number:text>
      <number:number number:decimal-places="2" number:min-integer-digits="1">
        <number:embedded-text number:position="3">!,</number:embedded-text>
      </number:number>
      <number:text>!\!)</number:text>
      <style:map style:condition="value()&gt;=0" style:apply-style-name="N3569P0"/>
    </number:number-style>
    <number:number-style style:name="N3570">
      <number:number number:decimal-places="1" number:min-integer-digits="1"/>
      <number:text>!</number:text>
    </number:number-style>
    <number:number-style style:name="N3572P0" style:volatile="true">
      <number:number number:decimal-places="2" number:min-integer-digits="1">
        <number:embedded-text number:position="3">!,</number:embedded-text>
      </number:number>
      <number:text>!W</number:text>
    </number:number-style>
    <number:number-style style:name="N3572">
      <number:text>\!(</number:text>
      <number:number number:decimal-places="2" number:min-integer-digits="1">
        <number:embedded-text number:position="3">!,</number:embedded-text>
      </number:number>
      <number:text>!W\!)</number:text>
      <style:map style:condition="value()&gt;=0" style:apply-style-name="N3572P0"/>
    </number:number-style>
    <number:number-style style:name="N3575P0" style:volatile="true">
      <number:number number:decimal-places="0" number:min-integer-digits="1">
        <number:embedded-text number:position="3">!,</number:embedded-text>
      </number:number>
      <number:text>W</number:text>
    </number:number-style>
    <number:number-style style:name="N3575P1" style:volatile="true">
      <number:text>\!(</number:text>
      <number:number number:decimal-places="0" number:min-integer-digits="1">
        <number:embedded-text number:position="3">!,</number:embedded-text>
      </number:number>
      <number:text>\!)W</number:text>
    </number:number-style>
    <number:number-style style:name="N3575">
      <number:text>-W</number:text>
      <style:map style:condition="value()&gt;0" style:apply-style-name="N3575P0"/>
      <style:map style:condition="value()&lt;0" style:apply-style-name="N3575P1"/>
    </number:number-style>
    <number:number-style style:name="N3577P0" style:volatile="true">
      <number:number number:decimal-places="0" number:min-integer-digits="1">
        <number:embedded-text number:position="3">!,</number:embedded-text>
      </number:number>
    </number:number-style>
    <number:number-style style:name="N3577P1" style:volatile="true">
      <number:text>\!(</number:text>
      <number:number number:decimal-places="0" number:min-integer-digits="1">
        <number:embedded-text number:position="3">!,</number:embedded-text>
      </number:number>
      <number:text>\!)</number:text>
    </number:number-style>
    <number:number-style style:name="N3577">
      <number:text>-</number:text>
      <style:map style:condition="value()&gt;0" style:apply-style-name="N3577P0"/>
      <style:map style:condition="value()&lt;0" style:apply-style-name="N3577P1"/>
    </number:number-style>
    <number:number-style style:name="N3579P0" style:volatile="true">
      <number:number number:decimal-places="2" number:min-integer-digits="1">
        <number:embedded-text number:position="3">!,</number:embedded-text>
      </number:number>
      <number:text>!W</number:text>
    </number:number-style>
    <number:number-style style:name="N3579P1" style:volatile="true">
      <number:text>\!(</number:text>
      <number:number number:decimal-places="2" number:min-integer-digits="1">
        <number:embedded-text number:position="3">!,</number:embedded-text>
      </number:number>
      <number:text>!\!)W</number:text>
    </number:number-style>
    <number:number-style style:name="N3579">
      <number:text>-</number:text>
      <number:number number:decimal-places="0" number:min-integer-digits="0"/>
      <number:text>W</number:text>
      <style:map style:condition="value()&gt;0" style:apply-style-name="N3579P0"/>
      <style:map style:condition="value()&lt;0" style:apply-style-name="N3579P1"/>
    </number:number-style>
    <number:number-style style:name="N3580">
      <number:text>\!(\</number:text>
      <number:number number:decimal-places="0" number:min-integer-digits="1">
        <number:embedded-text number:position="3">!,</number:embedded-text>
      </number:number>
      <number:text>\!)</number:text>
    </number:number-style>
    <number:number-style style:name="N3582P0" style:volatile="true">
      <number:text>\</number:text>
      <number:number number:decimal-places="3" number:min-integer-digits="1" number:grouping="true"/>
    </number:number-style>
    <number:number-style style:name="N3582P1" style:volatile="true">
      <number:text>-\</number:text>
      <number:number number:decimal-places="3" number:min-integer-digits="1" number:grouping="true"/>
    </number:number-style>
    <number:number-style style:name="N3582">
      <number:text>\-</number:text>
      <number:number number:decimal-places="0" number:min-integer-digits="0"/>
      <style:map style:condition="value()&gt;0" style:apply-style-name="N3582P0"/>
      <style:map style:condition="value()&lt;0" style:apply-style-name="N3582P1"/>
    </number:number-style>
    <number:number-style style:name="N3585P0" style:volatile="true">
      <number:text>\</number:text>
      <number:number number:decimal-places="4" number:min-integer-digits="1" number:grouping="true"/>
    </number:number-style>
    <number:number-style style:name="N3585P1" style:volatile="true">
      <number:text>-\</number:text>
      <number:number number:decimal-places="4" number:min-integer-digits="1" number:grouping="true"/>
    </number:number-style>
    <number:number-style style:name="N3585">
      <number:text>\-</number:text>
      <number:number number:decimal-places="0" number:min-integer-digits="0"/>
      <style:map style:condition="value()&gt;0" style:apply-style-name="N3585P0"/>
      <style:map style:condition="value()&lt;0" style:apply-style-name="N3585P1"/>
    </number:number-style>
    <number:number-style style:name="N3588P0" style:volatile="true">
      <number:text>\</number:text>
      <number:number number:decimal-places="5" number:min-integer-digits="1" number:grouping="true"/>
    </number:number-style>
    <number:number-style style:name="N3588P1" style:volatile="true">
      <number:text>-\</number:text>
      <number:number number:decimal-places="5" number:min-integer-digits="1" number:grouping="true"/>
    </number:number-style>
    <number:number-style style:name="N3588">
      <number:text>\-</number:text>
      <number:number number:decimal-places="0" number:min-integer-digits="0"/>
      <style:map style:condition="value()&gt;0" style:apply-style-name="N3588P0"/>
      <style:map style:condition="value()&lt;0" style:apply-style-name="N3588P1"/>
    </number:number-style>
    <number:number-style style:name="N3590P0" style:volatile="true">
      <number:number number:decimal-places="2" number:min-integer-digits="1" number:grouping="true"/>
      <number:text>W</number:text>
    </number:number-style>
    <number:number-style style:name="N3590">
      <number:text>(</number:text>
      <number:number number:decimal-places="2" number:min-integer-digits="1" number:grouping="true"/>
      <number:text>W)</number:text>
      <style:map style:condition="value()&gt;=0" style:apply-style-name="N3590P0"/>
    </number:number-style>
    <number:number-style style:name="N3593P0" style:volatile="true">
      <number:number number:decimal-places="0" number:min-integer-digits="1" number:grouping="true"/>
      <number:text>W</number:text>
    </number:number-style>
    <number:number-style style:name="N3593P1" style:volatile="true">
      <number:text>(</number:text>
      <number:number number:decimal-places="0" number:min-integer-digits="1" number:grouping="true"/>
      <number:text>)W</number:text>
    </number:number-style>
    <number:number-style style:name="N3593">
      <number:text>-W</number:text>
      <style:map style:condition="value()&gt;0" style:apply-style-name="N3593P0"/>
      <style:map style:condition="value()&lt;0" style:apply-style-name="N3593P1"/>
    </number:number-style>
    <number:number-style style:name="N3595P0" style:volatile="true">
      <number:number number:decimal-places="2" number:min-integer-digits="1" number:grouping="true"/>
      <number:text>W</number:text>
    </number:number-style>
    <number:number-style style:name="N3595P1" style:volatile="true">
      <number:text>(</number:text>
      <number:number number:decimal-places="2" number:min-integer-digits="1" number:grouping="true"/>
      <number:text>)W</number:text>
    </number:number-style>
    <number:number-style style:name="N3595">
      <number:text>-</number:text>
      <number:number number:decimal-places="0" number:min-integer-digits="0"/>
      <number:text>W</number:text>
      <style:map style:condition="value()&gt;0" style:apply-style-name="N3595P0"/>
      <style:map style:condition="value()&lt;0" style:apply-style-name="N3595P1"/>
    </number:number-style>
    <number:number-style style:name="N3596">
      <number:text>(\</number:text>
      <number:number number:decimal-places="0" number:min-integer-digits="1" number:grouping="true"/>
      <number:text>)</number:text>
    </number:number-style>
    <number:number-style style:name="N3597P0" style:volatile="true">
      <number:number number:min-integer-digits="1"/>
      <number:text/>
    </number:number-style>
    <number:number-style style:name="N3597">
      <number:text>( </number:text>
      <number:number number:decimal-places="0" number:min-integer-digits="1" number:grouping="true"/>
      <number:text>)</number:text>
      <style:map style:condition="value()&gt;=0" style:apply-style-name="N3597P0"/>
    </number:number-style>
    <number:number-style style:name="N3598P0" style:volatile="true">
      <number:number number:min-integer-digits="1"/>
      <number:text/>
    </number:number-style>
    <number:number-style style:name="N3598">
      <number:text>( </number:text>
      <number:number number:decimal-places="2" number:min-integer-digits="1" number:grouping="true"/>
      <number:text>)</number:text>
      <style:map style:condition="value()&gt;=0" style:apply-style-name="N3598P0"/>
    </number:number-style>
    <number:number-style style:name="N3599P0" style:volatile="true">
      <number:number number:min-integer-digits="1"/>
      <number:text/>
    </number:number-style>
    <number:number-style style:name="N3599P1" style:volatile="true">
      <number:text> (</number:text>
      <number:number number:decimal-places="0" number:min-integer-digits="1" number:grouping="true"/>
      <number:text>)</number:text>
    </number:number-style>
    <number:number-style style:name="N3599">
      <number:text> -</number:text>
      <style:map style:condition="value()&gt;0" style:apply-style-name="N3599P0"/>
      <style:map style:condition="value()&lt;0" style:apply-style-name="N3599P1"/>
    </number:number-style>
    <number:number-style style:name="N3600P0" style:volatile="true">
      <number:number number:min-integer-digits="1"/>
      <number:text/>
    </number:number-style>
    <number:number-style style:name="N3600P1" style:volatile="true">
      <number:text> (</number:text>
      <number:number number:decimal-places="2" number:min-integer-digits="1" number:grouping="true"/>
      <number:text>)</number:text>
    </number:number-style>
    <number:number-style style:name="N3600">
      <number:text> -</number:text>
      <number:number number:decimal-places="0" number:min-integer-digits="0"/>
      <style:map style:condition="value()&gt;0" style:apply-style-name="N3600P0"/>
      <style:map style:condition="value()&lt;0" style:apply-style-name="N3600P1"/>
    </number:number-style>
    <number:number-style style:name="N3602P0" style:volatile="true">
      <number:number number:decimal-places="0" number:min-integer-digits="0" number:grouping="true"/>
      <number:text> (V.A.T.  )</number:text>
    </number:number-style>
    <number:number-style style:name="N3602">
      <number:text>-\</number:text>
      <number:number number:decimal-places="0" number:min-integer-digits="0" number:grouping="true"/>
      <number:text> (V.A.T.  )</number:text>
      <style:map style:condition="value()&gt;=0" style:apply-style-name="N3602P0"/>
    </number:number-style>
    <number:number-style style:name="N3603P0" style:volatile="true">
      <number:text>\</number:text>
      <number:number number:decimal-places="0" number:min-integer-digits="1" number:grouping="true"/>
    </number:number-style>
    <number:number-style style:name="N3603">
      <number:text>!-\</number:text>
      <number:number number:decimal-places="0" number:min-integer-digits="1" number:grouping="true"/>
      <style:map style:condition="value()&gt;=0" style:apply-style-name="N3603P0"/>
    </number:number-style>
    <number:number-style style:name="N3604P0" style:volatile="true">
      <number:text>\</number:text>
      <number:number number:decimal-places="2" number:min-integer-digits="1" number:grouping="true"/>
    </number:number-style>
    <number:number-style style:name="N3604">
      <number:text>!-\</number:text>
      <number:number number:decimal-places="2" number:min-integer-digits="1" number:grouping="true"/>
      <style:map style:condition="value()&gt;=0" style:apply-style-name="N3604P0"/>
    </number:number-style>
    <number:number-style style:name="N3606P0" style:volatile="true">
      <number:text>\</number:text>
      <number:number number:decimal-places="0" number:min-integer-digits="1" number:grouping="true"/>
    </number:number-style>
    <number:number-style style:name="N3606P1" style:volatile="true">
      <number:text>!-\</number:text>
      <number:number number:decimal-places="0" number:min-integer-digits="1" number:grouping="true"/>
    </number:number-style>
    <number:number-style style:name="N3606">
      <number:text>\-</number:text>
      <style:map style:condition="value()&gt;0" style:apply-style-name="N3606P0"/>
      <style:map style:condition="value()&lt;0" style:apply-style-name="N3606P1"/>
    </number:number-style>
    <number:number-style style:name="N3608P0" style:volatile="true">
      <number:number number:decimal-places="0" number:min-integer-digits="1" number:grouping="true"/>
    </number:number-style>
    <number:number-style style:name="N3608P1" style:volatile="true">
      <number:text>!-</number:text>
      <number:number number:decimal-places="0" number:min-integer-digits="1" number:grouping="true"/>
    </number:number-style>
    <number:number-style style:name="N3608">
      <number:text>-</number:text>
      <style:map style:condition="value()&gt;0" style:apply-style-name="N3608P0"/>
      <style:map style:condition="value()&lt;0" style:apply-style-name="N3608P1"/>
    </number:number-style>
    <number:number-style style:name="N3610P0" style:volatile="true">
      <number:text>\</number:text>
      <number:number number:decimal-places="2" number:min-integer-digits="1" number:grouping="true"/>
    </number:number-style>
    <number:number-style style:name="N3610P1" style:volatile="true">
      <number:text>!-\</number:text>
      <number:number number:decimal-places="2" number:min-integer-digits="1" number:grouping="true"/>
    </number:number-style>
    <number:number-style style:name="N3610">
      <number:text>\-</number:text>
      <number:number number:decimal-places="0" number:min-integer-digits="0"/>
      <style:map style:condition="value()&gt;0" style:apply-style-name="N3610P0"/>
      <style:map style:condition="value()&lt;0" style:apply-style-name="N3610P1"/>
    </number:number-style>
    <number:number-style style:name="N3612P0" style:volatile="true">
      <number:number number:decimal-places="2" number:min-integer-digits="1" number:grouping="true"/>
    </number:number-style>
    <number:number-style style:name="N3612P1" style:volatile="true">
      <number:text>!-</number:text>
      <number:number number:decimal-places="2" number:min-integer-digits="1" number:grouping="true"/>
    </number:number-style>
    <number:number-style style:name="N3612">
      <number:text>-</number:text>
      <number:number number:decimal-places="0" number:min-integer-digits="0"/>
      <style:map style:condition="value()&gt;0" style:apply-style-name="N3612P0"/>
      <style:map style:condition="value()&lt;0" style:apply-style-name="N3612P1"/>
    </number:number-style>
    <number:number-style style:name="N3614P0" style:volatile="true">
      <number:text>!$</number:text>
      <number:number number:decimal-places="0" number:min-integer-digits="1" number:grouping="true"/>
    </number:number-style>
    <number:number-style style:name="N3614">
      <number:text>!(!$</number:text>
      <number:number number:decimal-places="0" number:min-integer-digits="1" number:grouping="true"/>
      <number:text>!)</number:text>
      <style:map style:condition="value()&gt;=0" style:apply-style-name="N3614P0"/>
    </number:number-style>
    <number:number-style style:name="N3616P0" style:volatile="true">
      <number:text>!$</number:text>
      <number:number number:decimal-places="2" number:min-integer-digits="1" number:grouping="true"/>
    </number:number-style>
    <number:number-style style:name="N3616">
      <number:text>!(!$</number:text>
      <number:number number:decimal-places="2" number:min-integer-digits="1" number:grouping="true"/>
      <number:text>!)</number:text>
      <style:map style:condition="value()&gt;=0" style:apply-style-name="N3616P0"/>
    </number:number-style>
    <number:number-style style:name="N3617P0" style:volatile="true">
      <number:text>\</number:text>
      <number:number number:decimal-places="0" number:min-integer-digits="1" number:grouping="true"/>
    </number:number-style>
    <number:number-style style:name="N3617">
      <number:text>\!-\</number:text>
      <number:number number:decimal-places="0" number:min-integer-digits="1" number:grouping="true"/>
      <style:map style:condition="value()&gt;=0" style:apply-style-name="N3617P0"/>
    </number:number-style>
    <number:number-style style:name="N3618P0" style:volatile="true">
      <number:text>\</number:text>
      <number:number number:decimal-places="2" number:min-integer-digits="1" number:grouping="true"/>
    </number:number-style>
    <number:number-style style:name="N3618">
      <number:text>\!-\</number:text>
      <number:number number:decimal-places="2" number:min-integer-digits="1" number:grouping="true"/>
      <style:map style:condition="value()&gt;=0" style:apply-style-name="N3618P0"/>
    </number:number-style>
    <number:number-style style:name="N3620P0" style:volatile="true">
      <number:text>\</number:text>
      <number:number number:decimal-places="0" number:min-integer-digits="1" number:grouping="true"/>
    </number:number-style>
    <number:number-style style:name="N3620P1" style:volatile="true">
      <number:text>\!-\</number:text>
      <number:number number:decimal-places="0" number:min-integer-digits="1" number:grouping="true"/>
    </number:number-style>
    <number:number-style style:name="N3620">
      <number:text>\-</number:text>
      <style:map style:condition="value()&gt;0" style:apply-style-name="N3620P0"/>
      <style:map style:condition="value()&lt;0" style:apply-style-name="N3620P1"/>
    </number:number-style>
    <number:number-style style:name="N3622P0" style:volatile="true">
      <number:text>\</number:text>
      <number:number number:decimal-places="2" number:min-integer-digits="1" number:grouping="true"/>
    </number:number-style>
    <number:number-style style:name="N3622P1" style:volatile="true">
      <number:text>\!-\</number:text>
      <number:number number:decimal-places="2" number:min-integer-digits="1" number:grouping="true"/>
    </number:number-style>
    <number:number-style style:name="N3622">
      <number:text>\-</number:text>
      <number:number number:decimal-places="0" number:min-integer-digits="0"/>
      <style:map style:condition="value()&gt;0" style:apply-style-name="N3622P0"/>
      <style:map style:condition="value()&lt;0" style:apply-style-name="N3622P1"/>
    </number:number-style>
    <number:number-style style:name="N3624P0" style:volatile="true">
      <number:text>\!$</number:text>
      <number:number number:decimal-places="0" number:min-integer-digits="1" number:grouping="true"/>
    </number:number-style>
    <number:number-style style:name="N3624">
      <number:text>\!(\!$</number:text>
      <number:number number:decimal-places="0" number:min-integer-digits="1" number:grouping="true"/>
      <number:text>\!)</number:text>
      <style:map style:condition="value()&gt;=0" style:apply-style-name="N3624P0"/>
    </number:number-style>
    <number:number-style style:name="N3625">
      <number:text>\!$</number:text>
      <number:number number:decimal-places="2" number:min-integer-digits="1" number:grouping="true"/>
    </number:number-style>
    <number:number-style style:name="N3626P0" style:volatile="true">
      <number:text>\!$</number:text>
      <number:number number:decimal-places="2" number:min-integer-digits="1" number:grouping="true"/>
    </number:number-style>
    <number:number-style style:name="N3626">
      <number:text>\!(\!$</number:text>
      <number:number number:decimal-places="2" number:min-integer-digits="1" number:grouping="true"/>
      <number:text>\!)</number:text>
      <style:map style:condition="value()&gt;=0" style:apply-style-name="N3626P0"/>
    </number:number-style>
    <number:number-style style:name="N3627P0" style:volatile="true">
      <number:number number:decimal-places="1" number:min-integer-digits="1" number:grouping="true"/>
    </number:number-style>
    <number:number-style style:name="N3627P1" style:volatile="true">
      <number:text>\!-</number:text>
      <number:number number:decimal-places="1" number:min-integer-digits="1" number:grouping="true"/>
    </number:number-style>
    <number:number-style style:name="N3627">
      <number:text>-</number:text>
      <style:map style:condition="value()&gt;0" style:apply-style-name="N3627P0"/>
      <style:map style:condition="value()&lt;0" style:apply-style-name="N3627P1"/>
    </number:number-style>
    <number:number-style style:name="N3628P0" style:volatile="true">
      <number:number number:decimal-places="2" number:min-integer-digits="1" number:grouping="true"/>
    </number:number-style>
    <number:number-style style:name="N3628P1" style:volatile="true">
      <number:text>\!-</number:text>
      <number:number number:decimal-places="2" number:min-integer-digits="1" number:grouping="true"/>
    </number:number-style>
    <number:number-style style:name="N3628">
      <number:text>-</number:text>
      <style:map style:condition="value()&gt;0" style:apply-style-name="N3628P0"/>
      <style:map style:condition="value()&lt;0" style:apply-style-name="N3628P1"/>
    </number:number-style>
    <number:number-style style:name="N3629P0" style:volatile="true">
      <number:number number:decimal-places="0" number:min-integer-digits="1" number:grouping="true"/>
    </number:number-style>
    <number:currency-style style:name="N3629">
      <number:text>(</number:text>
      <number:currency-symbol>-412</number:currency-symbol>
      <number:number number:decimal-places="0" number:min-integer-digits="1" number:grouping="true"/>
      <number:text>)</number:text>
      <style:map style:condition="value()&gt;=0" style:apply-style-name="N3629P0"/>
    </number:currency-style>
    <number:number-style style:name="N3630P0" style:volatile="true">
      <number:text>\</number:text>
      <number:number number:decimal-places="2" number:min-integer-digits="1" number:grouping="true"/>
    </number:number-style>
    <number:number-style style:name="N3630">
      <number:text>\\\\\\\\\-</number:text>
      <number:number number:decimal-places="2" number:min-integer-digits="1" number:grouping="true"/>
      <style:map style:condition="value()&gt;=0" style:apply-style-name="N3630P0"/>
    </number:number-style>
    <number:number-style style:name="N3631P0" style:volatile="true">
      <number:number number:decimal-places="0" number:min-integer-digits="1" number:grouping="true"/>
    </number:number-style>
    <number:number-style style:name="N3631">
      <number:text>\-</number:text>
      <number:number number:decimal-places="0" number:min-integer-digits="1" number:grouping="true"/>
      <style:map style:condition="value()&gt;=0" style:apply-style-name="N3631P0"/>
    </number:number-style>
    <number:number-style style:name="N3633P0" style:volatile="true">
      <number:text>\</number:text>
      <number:number number:decimal-places="0" number:min-integer-digits="0" number:grouping="true"/>
      <number:text>?(V.A.T.??)</number:text>
    </number:number-style>
    <number:number-style style:name="N3633">
      <number:text>-\</number:text>
      <number:number number:decimal-places="0" number:min-integer-digits="0" number:grouping="true"/>
      <number:text>?(V.A.T.??)</number:text>
      <style:map style:condition="value()&gt;=0" style:apply-style-name="N3633P0"/>
    </number:number-style>
    <number:date-style style:name="N3634">
      <number:year/>
      <number:text>? </number:text>
      <number:month/>
      <number:text>? </number:text>
      <number:day/>
      <number:text>?</number:text>
    </number:date-style>
    <number:number-style style:name="N3635">
      <number:number number:decimal-places="0" number:min-integer-digits="1" number:grouping="true"/>
      <number:text>kg</number:text>
    </number:number-style>
    <number:date-style style:name="N3636">
      <number:seconds/>
      <number:text>tan</number:text>
      <number:day number:calendar="hanja_yoil"/>
      <number:text>a</number:text>
      <number:year number:calendar="hanja_yoil" number:style="long"/>
      <number:day number:calendar="hanja_yoil"/>
      <number:text> ?</number:text>
    </number:date-style>
    <number:number-style style:name="N3637">
      <number:number number:decimal-places="0" number:min-integer-digits="1" number:grouping="true"/>
      <number:text> kg</number:text>
    </number:number-style>
    <number:number-style style:name="N3638P0" style:volatile="true">
      <number:number number:decimal-places="0" number:min-integer-digits="1" number:grouping="true"/>
    </number:number-style>
    <number:number-style style:name="N3638">
      <number:text>-</number:text>
      <number:number number:decimal-places="0" number:min-integer-digits="1" number:grouping="true"/>
      <number:text> ?/$</number:text>
      <style:map style:condition="value()&gt;=0" style:apply-style-name="N3638P0"/>
    </number:number-style>
    <number:number-style style:name="N3639P0" style:volatile="true">
      <number:number number:decimal-places="0" number:min-integer-digits="1" number:grouping="true"/>
    </number:number-style>
    <number:number-style style:name="N3639">
      <number:text>-</number:text>
      <number:number number:decimal-places="0" number:min-integer-digits="1" number:grouping="true"/>
      <number:text> \/$</number:text>
      <style:map style:condition="value()&gt;=0" style:apply-style-name="N3639P0"/>
    </number:number-style>
    <number:number-style style:name="N3641P0" style:volatile="true">
      <number:number number:decimal-places="0" number:min-integer-digits="1" number:grouping="true"/>
      <number:text> \/$</number:text>
    </number:number-style>
    <number:number-style style:name="N3641">
      <number:text>-</number:text>
      <number:number number:decimal-places="0" number:min-integer-digits="1" number:grouping="true"/>
      <number:text> \/$</number:text>
      <style:map style:condition="value()&gt;=0" style:apply-style-name="N3641P0"/>
    </number:number-style>
    <number:number-style style:name="N3642">
      <number:number number:decimal-places="0" number:min-integer-digits="1"/>
      <number:text> ??</number:text>
    </number:number-style>
    <number:number-style style:name="N3643P0" style:volatile="true">
      <number:text>+</number:text>
      <number:number number:decimal-places="2" number:min-integer-digits="1" number:grouping="true"/>
    </number:number-style>
    <number:number-style style:name="N3643P1" style:volatile="true">
      <number:text>-</number:text>
      <number:number number:decimal-places="2" number:min-integer-digits="1" number:grouping="true"/>
    </number:number-style>
    <number:number-style style:name="N3643">
      <number:number number:decimal-places="2" number:min-integer-digits="1" number:grouping="true"/>
      <style:map style:condition="value()&gt;0" style:apply-style-name="N3643P0"/>
      <style:map style:condition="value()&lt;0" style:apply-style-name="N3643P1"/>
    </number:number-style>
    <number:number-style style:name="N3644P0" style:volatile="true">
      <number:number number:min-integer-digits="1"/>
      <number:text/>
    </number:number-style>
    <number:number-style style:name="N3644P1" style:volatile="true">
      <number:text> (</number:text>
      <number:number number:decimal-places="1" number:min-integer-digits="1" number:grouping="true"/>
      <number:text>)</number:text>
    </number:number-style>
    <number:number-style style:name="N3644">
      <number:text> -</number:text>
      <style:map style:condition="value()&gt;0" style:apply-style-name="N3644P0"/>
      <style:map style:condition="value()&lt;0" style:apply-style-name="N3644P1"/>
    </number:number-style>
    <number:number-style style:name="N3645P0" style:volatile="true">
      <number:number number:min-integer-digits="1"/>
      <number:text/>
    </number:number-style>
    <number:number-style style:name="N3645P1" style:volatile="true">
      <number:text> (</number:text>
      <number:number number:decimal-places="2" number:min-integer-digits="1" number:grouping="true"/>
      <number:text>)</number:text>
    </number:number-style>
    <number:number-style style:name="N3645">
      <number:text> -</number:text>
      <style:map style:condition="value()&gt;0" style:apply-style-name="N3645P0"/>
      <style:map style:condition="value()&lt;0" style:apply-style-name="N3645P1"/>
    </number:number-style>
    <number:number-style style:name="N3648P0" style:volatile="true">
      <number:number number:decimal-places="0" number:min-integer-digits="1" number:grouping="true"/>
      <number:text>\ </number:text>
    </number:number-style>
    <number:number-style style:name="N3648P1" style:volatile="true">
      <number:text>\-</number:text>
      <number:number number:decimal-places="0" number:min-integer-digits="1" number:grouping="true"/>
      <number:text>\ </number:text>
    </number:number-style>
    <number:number-style style:name="N3648">
      <number:text>-\ </number:text>
      <style:map style:condition="value()&gt;0" style:apply-style-name="N3648P0"/>
      <style:map style:condition="value()&lt;0" style:apply-style-name="N3648P1"/>
    </number:number-style>
    <number:number-style style:name="N3649P0" style:volatile="true">
      <number:number number:decimal-places="0" number:min-integer-digits="1" number:grouping="true"/>
    </number:number-style>
    <number:number-style style:name="N3649P1" style:volatile="true">
      <number:text>\-</number:text>
      <number:number number:decimal-places="0" number:min-integer-digits="1" number:grouping="true"/>
    </number:number-style>
    <number:number-style style:name="N3649">
      <number:text>-</number:text>
      <number:number number:decimal-places="0" number:min-integer-digits="0"/>
      <style:map style:condition="value()&gt;0" style:apply-style-name="N3649P0"/>
      <style:map style:condition="value()&lt;0" style:apply-style-name="N3649P1"/>
    </number:number-style>
    <number:number-style style:name="N3651P0" style:volatile="true">
      <number:number number:decimal-places="6" number:min-integer-digits="1" number:grouping="true"/>
    </number:number-style>
    <number:number-style style:name="N3651P1" style:volatile="true">
      <number:text>\-</number:text>
      <number:number number:decimal-places="6" number:min-integer-digits="1" number:grouping="true"/>
    </number:number-style>
    <number:number-style style:name="N3651">
      <number:text>-</number:text>
      <number:number number:decimal-places="0" number:min-integer-digits="0"/>
      <style:map style:condition="value()&gt;0" style:apply-style-name="N3651P0"/>
      <style:map style:condition="value()&lt;0" style:apply-style-name="N3651P1"/>
    </number:number-style>
    <number:number-style style:name="N3654P0" style:volatile="true">
      <number:text>\</number:text>
      <number:number number:decimal-places="7" number:min-integer-digits="1" number:grouping="true"/>
    </number:number-style>
    <number:number-style style:name="N3654P1" style:volatile="true">
      <number:text>\\-</number:text>
      <number:number number:decimal-places="7" number:min-integer-digits="1" number:grouping="true"/>
    </number:number-style>
    <number:number-style style:name="N3654">
      <number:text>\-</number:text>
      <number:number number:decimal-places="0" number:min-integer-digits="0"/>
      <style:map style:condition="value()&gt;0" style:apply-style-name="N3654P0"/>
      <style:map style:condition="value()&lt;0" style:apply-style-name="N3654P1"/>
    </number:number-style>
    <number:percentage-style style:name="N3655P0" style:volatile="true">
      <number:number number:decimal-places="1" number:min-integer-digits="1"/>
      <number:text>%</number:text>
    </number:percentage-style>
    <number:percentage-style style:name="N3655">
      <number:text>?</number:text>
      <number:number number:decimal-places="1" number:min-integer-digits="1"/>
      <number:text>%</number:text>
      <style:map style:condition="value()&gt;=0" style:apply-style-name="N3655P0"/>
    </number:percentage-style>
    <number:number-style style:name="N3656P0" style:volatile="true">
      <number:number number:decimal-places="0" number:min-integer-digits="1" number:grouping="true"/>
    </number:number-style>
    <number:number-style style:name="N3656">
      <number:text>?</number:text>
      <number:number number:decimal-places="0" number:min-integer-digits="1" number:grouping="true"/>
      <style:map style:condition="value()&gt;=0" style:apply-style-name="N3656P0"/>
    </number:number-style>
    <number:number-style style:name="N3657P0" style:volatile="true">
      <number:number number:decimal-places="0" number:min-integer-digits="1" number:grouping="true"/>
      <number:text> F</number:text>
    </number:number-style>
    <number:number-style style:name="N3657">
      <number:text>\\\\\\(</number:text>
      <number:number number:decimal-places="0" number:min-integer-digits="1" number:grouping="true"/>
      <number:text> F\\\\\\)</number:text>
      <style:map style:condition="value()&gt;=0" style:apply-style-name="N3657P0"/>
    </number:number-style>
    <number:number-style style:name="N3658P0" style:volatile="true">
      <number:number number:decimal-places="2" number:min-integer-digits="1" number:grouping="true"/>
      <number:text> F</number:text>
    </number:number-style>
    <number:number-style style:name="N3658">
      <number:text>\\\\\\(</number:text>
      <number:number number:decimal-places="2" number:min-integer-digits="1" number:grouping="true"/>
      <number:text> F\\\\\\)</number:text>
      <style:map style:condition="value()&gt;=0" style:apply-style-name="N3658P0"/>
    </number:number-style>
    <number:number-style style:name="N3659P0" style:volatile="true">
      <number:number number:decimal-places="0" number:min-integer-digits="1" number:grouping="true"/>
      <number:text> $</number:text>
    </number:number-style>
    <number:number-style style:name="N3659">
      <number:text>\\\\\\-</number:text>
      <number:number number:decimal-places="0" number:min-integer-digits="1" number:grouping="true"/>
      <number:text> $</number:text>
      <style:map style:condition="value()&gt;=0" style:apply-style-name="N3659P0"/>
    </number:number-style>
    <number:number-style style:name="N3660P0" style:volatile="true">
      <number:number number:decimal-places="2" number:min-integer-digits="1" number:grouping="true"/>
      <number:text> $</number:text>
    </number:number-style>
    <number:number-style style:name="N3660">
      <number:text>\\\\\\-</number:text>
      <number:number number:decimal-places="2" number:min-integer-digits="1" number:grouping="true"/>
      <number:text> $</number:text>
      <style:map style:condition="value()&gt;=0" style:apply-style-name="N3660P0"/>
    </number:number-style>
    <number:date-style style:name="N3661">
      <number:day/>
      <number:text>\\\\\\.</number:text>
      <number:month/>
      <number:text>\\\\\\.</number:text>
      <number:year/>
    </number:date-style>
    <number:date-style style:name="N3662">
      <number:day/>
      <number:text>\\\\\\.</number:text>
      <number:month number:textual="true"/>
      <number:text>\\\\\\.</number:text>
      <number:year/>
    </number:date-style>
    <number:date-style style:name="N3663">
      <number:day/>
      <number:text>\\\\\\.</number:text>
      <number:month number:textual="true"/>
    </number:date-style>
    <number:date-style style:name="N3664">
      <number:month number:textual="true"/>
      <number:text>\\\\\\.</number:text>
      <number:year/>
    </number:date-style>
    <number:number-style style:name="N3666P0" style:volatile="true">
      <number:text>\</number:text>
      <number:number number:decimal-places="0" number:min-integer-digits="0" number:grouping="true"/>
      <number:text>(?:V.A.T.??)</number:text>
    </number:number-style>
    <number:number-style style:name="N3666">
      <number:text>-\</number:text>
      <number:number number:decimal-places="0" number:min-integer-digits="0" number:grouping="true"/>
      <number:text>(?:V.A.T.??)</number:text>
      <style:map style:condition="value()&gt;=0" style:apply-style-name="N3666P0"/>
    </number:number-style>
    <number:date-style style:name="N3667">
      <number:day/>
      <number:text>-</number:text>
      <number:month number:style="long"/>
      <number:text>-</number:text>
      <number:year/>
    </number:date-style>
    <number:date-style style:name="N3668">
      <number:day/>
      <number:text>-</number:text>
      <number:month number:style="long"/>
      <number:text>-</number:text>
      <number:year/>
      <number:text> </number:text>
      <number:hours/>
      <number:text>:</number:text>
      <number:minutes number:style="long"/>
    </number:date-style>
    <number:number-style style:name="N3670P0" style:volatile="true">
      <number:text>\</number:text>
      <number:number number:decimal-places="0" number:min-integer-digits="1" number:grouping="true"/>
    </number:number-style>
    <number:number-style style:name="N3670P1" style:volatile="true">
      <number:text>\\\\\\\\-</number:text>
      <number:number number:decimal-places="0" number:min-integer-digits="1" number:grouping="true"/>
    </number:number-style>
    <number:number-style style:name="N3670">
      <number:text>\-</number:text>
      <style:map style:condition="value()&gt;0" style:apply-style-name="N3670P0"/>
      <style:map style:condition="value()&lt;0" style:apply-style-name="N3670P1"/>
    </number:number-style>
    <number:number-style style:name="N3671P0" style:volatile="true">
      <number:number number:decimal-places="0" number:min-integer-digits="1" number:grouping="true"/>
    </number:number-style>
    <number:number-style style:name="N3671P1" style:volatile="true">
      <number:text>\\\\\\\-</number:text>
      <number:number number:decimal-places="0" number:min-integer-digits="1" number:grouping="true"/>
    </number:number-style>
    <number:number-style style:name="N3671">
      <number:text>-</number:text>
      <style:map style:condition="value()&gt;0" style:apply-style-name="N3671P0"/>
      <style:map style:condition="value()&lt;0" style:apply-style-name="N3671P1"/>
    </number:number-style>
    <number:number-style style:name="N3673P0" style:volatile="true">
      <number:text>\</number:text>
      <number:number number:decimal-places="2" number:min-integer-digits="1" number:grouping="true"/>
    </number:number-style>
    <number:number-style style:name="N3673P1" style:volatile="true">
      <number:text>\\\\\\\\-</number:text>
      <number:number number:decimal-places="2" number:min-integer-digits="1" number:grouping="true"/>
    </number:number-style>
    <number:number-style style:name="N3673">
      <number:text>\-</number:text>
      <number:number number:decimal-places="0" number:min-integer-digits="0"/>
      <style:map style:condition="value()&gt;0" style:apply-style-name="N3673P0"/>
      <style:map style:condition="value()&lt;0" style:apply-style-name="N3673P1"/>
    </number:number-style>
    <number:number-style style:name="N3674P0" style:volatile="true">
      <number:number number:decimal-places="2" number:min-integer-digits="1" number:grouping="true"/>
    </number:number-style>
    <number:number-style style:name="N3674P1" style:volatile="true">
      <number:text>\\\\\\\-</number:text>
      <number:number number:decimal-places="2" number:min-integer-digits="1" number:grouping="true"/>
    </number:number-style>
    <number:number-style style:name="N3674">
      <number:text>-</number:text>
      <number:number number:decimal-places="0" number:min-integer-digits="0"/>
      <style:map style:condition="value()&gt;0" style:apply-style-name="N3674P0"/>
      <style:map style:condition="value()&lt;0" style:apply-style-name="N3674P1"/>
    </number:number-style>
    <number:number-style style:name="N3675P0" style:volatile="true">
      <number:text>\</number:text>
      <number:number number:decimal-places="0" number:min-integer-digits="1" number:grouping="true"/>
    </number:number-style>
    <number:number-style style:name="N3675">
      <number:text>\\\\\\\\\-</number:text>
      <number:number number:decimal-places="0" number:min-integer-digits="1" number:grouping="true"/>
      <style:map style:condition="value()&gt;=0" style:apply-style-name="N3675P0"/>
    </number:number-style>
    <number:number-style style:name="N3677P0" style:volatile="true">
      <number:text>\</number:text>
      <number:number number:decimal-places="0" number:min-integer-digits="1" number:grouping="true"/>
    </number:number-style>
    <number:number-style style:name="N3677P1" style:volatile="true">
      <number:text>\\\\\\\\\-</number:text>
      <number:number number:decimal-places="0" number:min-integer-digits="1" number:grouping="true"/>
    </number:number-style>
    <number:number-style style:name="N3677">
      <number:text>\-</number:text>
      <style:map style:condition="value()&gt;0" style:apply-style-name="N3677P0"/>
      <style:map style:condition="value()&lt;0" style:apply-style-name="N3677P1"/>
    </number:number-style>
    <number:number-style style:name="N3678P0" style:volatile="true">
      <number:number number:decimal-places="0" number:min-integer-digits="1" number:grouping="true"/>
    </number:number-style>
    <number:number-style style:name="N3678P1" style:volatile="true">
      <number:text>\\\\\\\\-</number:text>
      <number:number number:decimal-places="0" number:min-integer-digits="1" number:grouping="true"/>
    </number:number-style>
    <number:number-style style:name="N3678">
      <number:text>-</number:text>
      <style:map style:condition="value()&gt;0" style:apply-style-name="N3678P0"/>
      <style:map style:condition="value()&lt;0" style:apply-style-name="N3678P1"/>
    </number:number-style>
    <number:number-style style:name="N3680P0" style:volatile="true">
      <number:text>\</number:text>
      <number:number number:decimal-places="2" number:min-integer-digits="1" number:grouping="true"/>
    </number:number-style>
    <number:number-style style:name="N3680P1" style:volatile="true">
      <number:text>\\\\\\\\\-</number:text>
      <number:number number:decimal-places="2" number:min-integer-digits="1" number:grouping="true"/>
    </number:number-style>
    <number:number-style style:name="N3680">
      <number:text>\-</number:text>
      <number:number number:decimal-places="0" number:min-integer-digits="0"/>
      <style:map style:condition="value()&gt;0" style:apply-style-name="N3680P0"/>
      <style:map style:condition="value()&lt;0" style:apply-style-name="N3680P1"/>
    </number:number-style>
    <number:number-style style:name="N3681P0" style:volatile="true">
      <number:number number:decimal-places="2" number:min-integer-digits="1" number:grouping="true"/>
    </number:number-style>
    <number:number-style style:name="N3681P1" style:volatile="true">
      <number:text>\\\\\\\\-</number:text>
      <number:number number:decimal-places="2" number:min-integer-digits="1" number:grouping="true"/>
    </number:number-style>
    <number:number-style style:name="N3681">
      <number:text>-</number:text>
      <number:number number:decimal-places="0" number:min-integer-digits="0"/>
      <style:map style:condition="value()&gt;0" style:apply-style-name="N3681P0"/>
      <style:map style:condition="value()&lt;0" style:apply-style-name="N3681P1"/>
    </number:number-style>
    <number:number-style style:name="N3682P0" style:volatile="true">
      <number:text>\</number:text>
      <number:number number:decimal-places="0" number:min-integer-digits="1" number:grouping="true"/>
    </number:number-style>
    <number:number-style style:name="N3682">
      <number:text>\\\\\\\\\\-</number:text>
      <number:number number:decimal-places="0" number:min-integer-digits="1" number:grouping="true"/>
      <style:map style:condition="value()&gt;=0" style:apply-style-name="N3682P0"/>
    </number:number-style>
    <number:number-style style:name="N3683P0" style:volatile="true">
      <number:text>\</number:text>
      <number:number number:decimal-places="2" number:min-integer-digits="1" number:grouping="true"/>
    </number:number-style>
    <number:number-style style:name="N3683">
      <number:text>\\\\\\\\\\-</number:text>
      <number:number number:decimal-places="2" number:min-integer-digits="1" number:grouping="true"/>
      <style:map style:condition="value()&gt;=0" style:apply-style-name="N3683P0"/>
    </number:number-style>
    <number:number-style style:name="N3685P0" style:volatile="true">
      <number:text>\</number:text>
      <number:number number:decimal-places="0" number:min-integer-digits="1" number:grouping="true"/>
    </number:number-style>
    <number:number-style style:name="N3685P1" style:volatile="true">
      <number:text>\\\\\\\\\\-</number:text>
      <number:number number:decimal-places="0" number:min-integer-digits="1" number:grouping="true"/>
    </number:number-style>
    <number:number-style style:name="N3685">
      <number:text>\-</number:text>
      <style:map style:condition="value()&gt;0" style:apply-style-name="N3685P0"/>
      <style:map style:condition="value()&lt;0" style:apply-style-name="N3685P1"/>
    </number:number-style>
    <number:number-style style:name="N3686P0" style:volatile="true">
      <number:number number:decimal-places="0" number:min-integer-digits="1" number:grouping="true"/>
    </number:number-style>
    <number:number-style style:name="N3686P1" style:volatile="true">
      <number:text>\\\\\\\\\-</number:text>
      <number:number number:decimal-places="0" number:min-integer-digits="1" number:grouping="true"/>
    </number:number-style>
    <number:number-style style:name="N3686">
      <number:text>-</number:text>
      <style:map style:condition="value()&gt;0" style:apply-style-name="N3686P0"/>
      <style:map style:condition="value()&lt;0" style:apply-style-name="N3686P1"/>
    </number:number-style>
    <number:number-style style:name="N3688P0" style:volatile="true">
      <number:text>\</number:text>
      <number:number number:decimal-places="2" number:min-integer-digits="1" number:grouping="true"/>
    </number:number-style>
    <number:number-style style:name="N3688P1" style:volatile="true">
      <number:text>\\\\\\\\\\-</number:text>
      <number:number number:decimal-places="2" number:min-integer-digits="1" number:grouping="true"/>
    </number:number-style>
    <number:number-style style:name="N3688">
      <number:text>\-</number:text>
      <number:number number:decimal-places="0" number:min-integer-digits="0"/>
      <style:map style:condition="value()&gt;0" style:apply-style-name="N3688P0"/>
      <style:map style:condition="value()&lt;0" style:apply-style-name="N3688P1"/>
    </number:number-style>
    <number:number-style style:name="N3689P0" style:volatile="true">
      <number:number number:decimal-places="2" number:min-integer-digits="1" number:grouping="true"/>
    </number:number-style>
    <number:number-style style:name="N3689P1" style:volatile="true">
      <number:text>\\\\\\\\\-</number:text>
      <number:number number:decimal-places="2" number:min-integer-digits="1" number:grouping="true"/>
    </number:number-style>
    <number:number-style style:name="N3689">
      <number:text>-</number:text>
      <number:number number:decimal-places="0" number:min-integer-digits="0"/>
      <style:map style:condition="value()&gt;0" style:apply-style-name="N3689P0"/>
      <style:map style:condition="value()&lt;0" style:apply-style-name="N3689P1"/>
    </number:number-style>
    <number:number-style style:name="N3690P0" style:volatile="true">
      <number:text>\</number:text>
      <number:number number:decimal-places="0" number:min-integer-digits="1" number:grouping="true"/>
    </number:number-style>
    <number:number-style style:name="N3690">
      <number:text>\\\\\\\\\\\-</number:text>
      <number:number number:decimal-places="0" number:min-integer-digits="1" number:grouping="true"/>
      <style:map style:condition="value()&gt;=0" style:apply-style-name="N3690P0"/>
    </number:number-style>
    <number:number-style style:name="N3691P0" style:volatile="true">
      <number:text>\</number:text>
      <number:number number:decimal-places="2" number:min-integer-digits="1" number:grouping="true"/>
    </number:number-style>
    <number:number-style style:name="N3691">
      <number:text>\\\\\\\\\\\-</number:text>
      <number:number number:decimal-places="2" number:min-integer-digits="1" number:grouping="true"/>
      <style:map style:condition="value()&gt;=0" style:apply-style-name="N3691P0"/>
    </number:number-style>
    <number:number-style style:name="N3693P0" style:volatile="true">
      <number:text>\</number:text>
      <number:number number:decimal-places="0" number:min-integer-digits="1" number:grouping="true"/>
    </number:number-style>
    <number:number-style style:name="N3693P1" style:volatile="true">
      <number:text>\\\\\\\\\\\-</number:text>
      <number:number number:decimal-places="0" number:min-integer-digits="1" number:grouping="true"/>
    </number:number-style>
    <number:number-style style:name="N3693">
      <number:text>\-</number:text>
      <style:map style:condition="value()&gt;0" style:apply-style-name="N3693P0"/>
      <style:map style:condition="value()&lt;0" style:apply-style-name="N3693P1"/>
    </number:number-style>
    <number:number-style style:name="N3694P0" style:volatile="true">
      <number:number number:decimal-places="0" number:min-integer-digits="1" number:grouping="true"/>
    </number:number-style>
    <number:number-style style:name="N3694P1" style:volatile="true">
      <number:text>\\\\\\\\\\-</number:text>
      <number:number number:decimal-places="0" number:min-integer-digits="1" number:grouping="true"/>
    </number:number-style>
    <number:number-style style:name="N3694">
      <number:text>-</number:text>
      <style:map style:condition="value()&gt;0" style:apply-style-name="N3694P0"/>
      <style:map style:condition="value()&lt;0" style:apply-style-name="N3694P1"/>
    </number:number-style>
    <number:number-style style:name="N3696P0" style:volatile="true">
      <number:text>\</number:text>
      <number:number number:decimal-places="2" number:min-integer-digits="1" number:grouping="true"/>
    </number:number-style>
    <number:number-style style:name="N3696P1" style:volatile="true">
      <number:text>\\\\\\\\\\\-</number:text>
      <number:number number:decimal-places="2" number:min-integer-digits="1" number:grouping="true"/>
    </number:number-style>
    <number:number-style style:name="N3696">
      <number:text>\-</number:text>
      <number:number number:decimal-places="0" number:min-integer-digits="0"/>
      <style:map style:condition="value()&gt;0" style:apply-style-name="N3696P0"/>
      <style:map style:condition="value()&lt;0" style:apply-style-name="N3696P1"/>
    </number:number-style>
    <number:number-style style:name="N3697P0" style:volatile="true">
      <number:number number:decimal-places="2" number:min-integer-digits="1" number:grouping="true"/>
    </number:number-style>
    <number:number-style style:name="N3697P1" style:volatile="true">
      <number:text>\\\\\\\\\\-</number:text>
      <number:number number:decimal-places="2" number:min-integer-digits="1" number:grouping="true"/>
    </number:number-style>
    <number:number-style style:name="N3697">
      <number:text>-</number:text>
      <number:number number:decimal-places="0" number:min-integer-digits="0"/>
      <style:map style:condition="value()&gt;0" style:apply-style-name="N3697P0"/>
      <style:map style:condition="value()&lt;0" style:apply-style-name="N3697P1"/>
    </number:number-style>
    <number:number-style style:name="N3698P0" style:volatile="true">
      <number:text>\</number:text>
      <number:number number:decimal-places="0" number:min-integer-digits="1" number:grouping="true"/>
    </number:number-style>
    <number:number-style style:name="N3698">
      <number:text>\\\\\\\\\\\\-</number:text>
      <number:number number:decimal-places="0" number:min-integer-digits="1" number:grouping="true"/>
      <style:map style:condition="value()&gt;=0" style:apply-style-name="N3698P0"/>
    </number:number-style>
    <number:number-style style:name="N3699P0" style:volatile="true">
      <number:text>\</number:text>
      <number:number number:decimal-places="2" number:min-integer-digits="1" number:grouping="true"/>
    </number:number-style>
    <number:number-style style:name="N3699">
      <number:text>\\\\\\\\\\\\-</number:text>
      <number:number number:decimal-places="2" number:min-integer-digits="1" number:grouping="true"/>
      <style:map style:condition="value()&gt;=0" style:apply-style-name="N3699P0"/>
    </number:number-style>
    <number:number-style style:name="N3701P0" style:volatile="true">
      <number:text>\</number:text>
      <number:number number:decimal-places="0" number:min-integer-digits="1" number:grouping="true"/>
    </number:number-style>
    <number:number-style style:name="N3701P1" style:volatile="true">
      <number:text>\\\\\\\\\\\\-</number:text>
      <number:number number:decimal-places="0" number:min-integer-digits="1" number:grouping="true"/>
    </number:number-style>
    <number:number-style style:name="N3701">
      <number:text>\-</number:text>
      <style:map style:condition="value()&gt;0" style:apply-style-name="N3701P0"/>
      <style:map style:condition="value()&lt;0" style:apply-style-name="N3701P1"/>
    </number:number-style>
    <number:number-style style:name="N3702P0" style:volatile="true">
      <number:number number:decimal-places="0" number:min-integer-digits="1" number:grouping="true"/>
    </number:number-style>
    <number:number-style style:name="N3702P1" style:volatile="true">
      <number:text>\\\\\\\\\\\-</number:text>
      <number:number number:decimal-places="0" number:min-integer-digits="1" number:grouping="true"/>
    </number:number-style>
    <number:number-style style:name="N3702">
      <number:text>-</number:text>
      <style:map style:condition="value()&gt;0" style:apply-style-name="N3702P0"/>
      <style:map style:condition="value()&lt;0" style:apply-style-name="N3702P1"/>
    </number:number-style>
    <number:number-style style:name="N3704P0" style:volatile="true">
      <number:text>\</number:text>
      <number:number number:decimal-places="2" number:min-integer-digits="1" number:grouping="true"/>
    </number:number-style>
    <number:number-style style:name="N3704P1" style:volatile="true">
      <number:text>\\\\\\\\\\\\-</number:text>
      <number:number number:decimal-places="2" number:min-integer-digits="1" number:grouping="true"/>
    </number:number-style>
    <number:number-style style:name="N3704">
      <number:text>\-</number:text>
      <number:number number:decimal-places="0" number:min-integer-digits="0"/>
      <style:map style:condition="value()&gt;0" style:apply-style-name="N3704P0"/>
      <style:map style:condition="value()&lt;0" style:apply-style-name="N3704P1"/>
    </number:number-style>
    <number:number-style style:name="N3705P0" style:volatile="true">
      <number:number number:decimal-places="2" number:min-integer-digits="1" number:grouping="true"/>
    </number:number-style>
    <number:number-style style:name="N3705P1" style:volatile="true">
      <number:text>\\\\\\\\\\\-</number:text>
      <number:number number:decimal-places="2" number:min-integer-digits="1" number:grouping="true"/>
    </number:number-style>
    <number:number-style style:name="N3705">
      <number:text>-</number:text>
      <number:number number:decimal-places="0" number:min-integer-digits="0"/>
      <style:map style:condition="value()&gt;0" style:apply-style-name="N3705P0"/>
      <style:map style:condition="value()&lt;0" style:apply-style-name="N3705P1"/>
    </number:number-style>
    <number:number-style style:name="N3706P0" style:volatile="true">
      <number:text>$</number:text>
      <number:number number:decimal-places="0" number:min-integer-digits="1" number:grouping="true"/>
    </number:number-style>
    <number:number-style style:name="N3706">
      <number:text>\\\\\\\\\\\\($</number:text>
      <number:number number:decimal-places="0" number:min-integer-digits="1" number:grouping="true"/>
      <number:text>\\\\\\\\\\\\)</number:text>
      <style:map style:condition="value()&gt;=0" style:apply-style-name="N3706P0"/>
    </number:number-style>
    <number:number-style style:name="N3707P0" style:volatile="true">
      <number:text>$</number:text>
      <number:number number:decimal-places="2" number:min-integer-digits="1" number:grouping="true"/>
    </number:number-style>
    <number:number-style style:name="N3707">
      <number:text>\\\\\\\\\\\\($</number:text>
      <number:number number:decimal-places="2" number:min-integer-digits="1" number:grouping="true"/>
      <number:text>\\\\\\\\\\\\)</number:text>
      <style:map style:condition="value()&gt;=0" style:apply-style-name="N3707P0"/>
    </number:number-style>
    <number:number-style style:name="N3709P0" style:volatile="true">
      <number:text>$</number:text>
      <number:number number:decimal-places="0" number:min-integer-digits="1" number:grouping="true"/>
    </number:number-style>
    <number:number-style style:name="N3709P1" style:volatile="true">
      <number:text>$\\\\\\\\\\\\(</number:text>
      <number:number number:decimal-places="0" number:min-integer-digits="1" number:grouping="true"/>
      <number:text>\\\\\\\\\\\\)</number:text>
    </number:number-style>
    <number:number-style style:name="N3709">
      <number:text>$-</number:text>
      <style:map style:condition="value()&gt;0" style:apply-style-name="N3709P0"/>
      <style:map style:condition="value()&lt;0" style:apply-style-name="N3709P1"/>
    </number:number-style>
    <number:number-style style:name="N3711P0" style:volatile="true">
      <number:number number:decimal-places="0" number:min-integer-digits="1" number:grouping="true"/>
    </number:number-style>
    <number:number-style style:name="N3711P1" style:volatile="true">
      <number:text>\\\\\\\\\\\\(</number:text>
      <number:number number:decimal-places="0" number:min-integer-digits="1" number:grouping="true"/>
      <number:text>\\\\\\\\\\\\)</number:text>
    </number:number-style>
    <number:number-style style:name="N3711">
      <number:text>-</number:text>
      <style:map style:condition="value()&gt;0" style:apply-style-name="N3711P0"/>
      <style:map style:condition="value()&lt;0" style:apply-style-name="N3711P1"/>
    </number:number-style>
    <number:number-style style:name="N3713P0" style:volatile="true">
      <number:text>$</number:text>
      <number:number number:decimal-places="2" number:min-integer-digits="1" number:grouping="true"/>
    </number:number-style>
    <number:number-style style:name="N3713P1" style:volatile="true">
      <number:text>$\\\\\\\\\\\\(</number:text>
      <number:number number:decimal-places="2" number:min-integer-digits="1" number:grouping="true"/>
      <number:text>\\\\\\\\\\\\)</number:text>
    </number:number-style>
    <number:number-style style:name="N3713">
      <number:text>$-</number:text>
      <number:number number:decimal-places="0" number:min-integer-digits="0"/>
      <style:map style:condition="value()&gt;0" style:apply-style-name="N3713P0"/>
      <style:map style:condition="value()&lt;0" style:apply-style-name="N3713P1"/>
    </number:number-style>
    <number:number-style style:name="N3715P0" style:volatile="true">
      <number:number number:decimal-places="2" number:min-integer-digits="1" number:grouping="true"/>
    </number:number-style>
    <number:number-style style:name="N3715P1" style:volatile="true">
      <number:text>\\\\\\\\\\\\(</number:text>
      <number:number number:decimal-places="2" number:min-integer-digits="1" number:grouping="true"/>
      <number:text>\\\\\\\\\\\\)</number:text>
    </number:number-style>
    <number:number-style style:name="N3715">
      <number:text>-</number:text>
      <number:number number:decimal-places="0" number:min-integer-digits="0"/>
      <style:map style:condition="value()&gt;0" style:apply-style-name="N3715P0"/>
      <style:map style:condition="value()&lt;0" style:apply-style-name="N3715P1"/>
    </number:number-style>
    <number:number-style style:name="N3716P0" style:volatile="true">
      <number:text>\</number:text>
      <number:number number:decimal-places="0" number:min-integer-digits="1" number:grouping="true"/>
    </number:number-style>
    <number:number-style style:name="N3716">
      <number:text>\\\\\\\\\\\\\-</number:text>
      <number:number number:decimal-places="0" number:min-integer-digits="1" number:grouping="true"/>
      <style:map style:condition="value()&gt;=0" style:apply-style-name="N3716P0"/>
    </number:number-style>
    <number:number-style style:name="N3717P0" style:volatile="true">
      <number:text>\</number:text>
      <number:number number:decimal-places="2" number:min-integer-digits="1" number:grouping="true"/>
    </number:number-style>
    <number:number-style style:name="N3717">
      <number:text>\\\\\\\\\\\\\-</number:text>
      <number:number number:decimal-places="2" number:min-integer-digits="1" number:grouping="true"/>
      <style:map style:condition="value()&gt;=0" style:apply-style-name="N3717P0"/>
    </number:number-style>
    <number:number-style style:name="N3719P0" style:volatile="true">
      <number:text>\</number:text>
      <number:number number:decimal-places="0" number:min-integer-digits="1" number:grouping="true"/>
    </number:number-style>
    <number:number-style style:name="N3719P1" style:volatile="true">
      <number:text>\\\\\\\\\\\\\-</number:text>
      <number:number number:decimal-places="0" number:min-integer-digits="1" number:grouping="true"/>
    </number:number-style>
    <number:number-style style:name="N3719">
      <number:text>\-</number:text>
      <style:map style:condition="value()&gt;0" style:apply-style-name="N3719P0"/>
      <style:map style:condition="value()&lt;0" style:apply-style-name="N3719P1"/>
    </number:number-style>
    <number:number-style style:name="N3720P0" style:volatile="true">
      <number:number number:decimal-places="0" number:min-integer-digits="1" number:grouping="true"/>
    </number:number-style>
    <number:number-style style:name="N3720P1" style:volatile="true">
      <number:text>\\\\\\\\\\\\-</number:text>
      <number:number number:decimal-places="0" number:min-integer-digits="1" number:grouping="true"/>
    </number:number-style>
    <number:number-style style:name="N3720">
      <number:text>-</number:text>
      <style:map style:condition="value()&gt;0" style:apply-style-name="N3720P0"/>
      <style:map style:condition="value()&lt;0" style:apply-style-name="N3720P1"/>
    </number:number-style>
    <number:number-style style:name="N3722P0" style:volatile="true">
      <number:text>\</number:text>
      <number:number number:decimal-places="2" number:min-integer-digits="1" number:grouping="true"/>
    </number:number-style>
    <number:number-style style:name="N3722P1" style:volatile="true">
      <number:text>\\\\\\\\\\\\\-</number:text>
      <number:number number:decimal-places="2" number:min-integer-digits="1" number:grouping="true"/>
    </number:number-style>
    <number:number-style style:name="N3722">
      <number:text>\-</number:text>
      <number:number number:decimal-places="0" number:min-integer-digits="0"/>
      <style:map style:condition="value()&gt;0" style:apply-style-name="N3722P0"/>
      <style:map style:condition="value()&lt;0" style:apply-style-name="N3722P1"/>
    </number:number-style>
    <number:number-style style:name="N3723P0" style:volatile="true">
      <number:number number:decimal-places="2" number:min-integer-digits="1" number:grouping="true"/>
    </number:number-style>
    <number:number-style style:name="N3723P1" style:volatile="true">
      <number:text>\\\\\\\\\\\\-</number:text>
      <number:number number:decimal-places="2" number:min-integer-digits="1" number:grouping="true"/>
    </number:number-style>
    <number:number-style style:name="N3723">
      <number:text>-</number:text>
      <number:number number:decimal-places="0" number:min-integer-digits="0"/>
      <style:map style:condition="value()&gt;0" style:apply-style-name="N3723P0"/>
      <style:map style:condition="value()&lt;0" style:apply-style-name="N3723P1"/>
    </number:number-style>
    <number:number-style style:name="N3724P0" style:volatile="true">
      <number:text>\</number:text>
      <number:number number:decimal-places="0" number:min-integer-digits="1" number:grouping="true"/>
    </number:number-style>
    <number:number-style style:name="N3724">
      <number:text>\\\\\\\\\\\\\\-</number:text>
      <number:number number:decimal-places="0" number:min-integer-digits="1" number:grouping="true"/>
      <style:map style:condition="value()&gt;=0" style:apply-style-name="N3724P0"/>
    </number:number-style>
    <number:number-style style:name="N3725P0" style:volatile="true">
      <number:text>\</number:text>
      <number:number number:decimal-places="2" number:min-integer-digits="1" number:grouping="true"/>
    </number:number-style>
    <number:number-style style:name="N3725">
      <number:text>\\\\\\\\\\\\\\-</number:text>
      <number:number number:decimal-places="2" number:min-integer-digits="1" number:grouping="true"/>
      <style:map style:condition="value()&gt;=0" style:apply-style-name="N3725P0"/>
    </number:number-style>
    <number:number-style style:name="N3727P0" style:volatile="true">
      <number:text>\</number:text>
      <number:number number:decimal-places="0" number:min-integer-digits="1" number:grouping="true"/>
    </number:number-style>
    <number:number-style style:name="N3727P1" style:volatile="true">
      <number:text>\\\\\\\\\\\\\\-</number:text>
      <number:number number:decimal-places="0" number:min-integer-digits="1" number:grouping="true"/>
    </number:number-style>
    <number:number-style style:name="N3727">
      <number:text>\-</number:text>
      <style:map style:condition="value()&gt;0" style:apply-style-name="N3727P0"/>
      <style:map style:condition="value()&lt;0" style:apply-style-name="N3727P1"/>
    </number:number-style>
    <number:number-style style:name="N3728P0" style:volatile="true">
      <number:number number:decimal-places="0" number:min-integer-digits="1" number:grouping="true"/>
    </number:number-style>
    <number:number-style style:name="N3728P1" style:volatile="true">
      <number:text>\\\\\\\\\\\\\-</number:text>
      <number:number number:decimal-places="0" number:min-integer-digits="1" number:grouping="true"/>
    </number:number-style>
    <number:number-style style:name="N3728">
      <number:text>-</number:text>
      <style:map style:condition="value()&gt;0" style:apply-style-name="N3728P0"/>
      <style:map style:condition="value()&lt;0" style:apply-style-name="N3728P1"/>
    </number:number-style>
    <number:number-style style:name="N3730P0" style:volatile="true">
      <number:text>\</number:text>
      <number:number number:decimal-places="2" number:min-integer-digits="1" number:grouping="true"/>
    </number:number-style>
    <number:number-style style:name="N3730P1" style:volatile="true">
      <number:text>\\\\\\\\\\\\\\-</number:text>
      <number:number number:decimal-places="2" number:min-integer-digits="1" number:grouping="true"/>
    </number:number-style>
    <number:number-style style:name="N3730">
      <number:text>\-</number:text>
      <number:number number:decimal-places="0" number:min-integer-digits="0"/>
      <style:map style:condition="value()&gt;0" style:apply-style-name="N3730P0"/>
      <style:map style:condition="value()&lt;0" style:apply-style-name="N3730P1"/>
    </number:number-style>
    <number:number-style style:name="N3731P0" style:volatile="true">
      <number:number number:decimal-places="2" number:min-integer-digits="1" number:grouping="true"/>
    </number:number-style>
    <number:number-style style:name="N3731P1" style:volatile="true">
      <number:text>\\\\\\\\\\\\\-</number:text>
      <number:number number:decimal-places="2" number:min-integer-digits="1" number:grouping="true"/>
    </number:number-style>
    <number:number-style style:name="N3731">
      <number:text>-</number:text>
      <number:number number:decimal-places="0" number:min-integer-digits="0"/>
      <style:map style:condition="value()&gt;0" style:apply-style-name="N3731P0"/>
      <style:map style:condition="value()&lt;0" style:apply-style-name="N3731P1"/>
    </number:number-style>
    <number:number-style style:name="N3732P0" style:volatile="true">
      <number:text>\</number:text>
      <number:number number:decimal-places="0" number:min-integer-digits="1" number:grouping="true"/>
    </number:number-style>
    <number:number-style style:name="N3732">
      <number:text>\\\\\\\\\\\\\\\-</number:text>
      <number:number number:decimal-places="0" number:min-integer-digits="1" number:grouping="true"/>
      <style:map style:condition="value()&gt;=0" style:apply-style-name="N3732P0"/>
    </number:number-style>
    <number:number-style style:name="N3733P0" style:volatile="true">
      <number:text>\</number:text>
      <number:number number:decimal-places="2" number:min-integer-digits="1" number:grouping="true"/>
    </number:number-style>
    <number:number-style style:name="N3733">
      <number:text>\\\\\\\\\\\\\\\-</number:text>
      <number:number number:decimal-places="2" number:min-integer-digits="1" number:grouping="true"/>
      <style:map style:condition="value()&gt;=0" style:apply-style-name="N3733P0"/>
    </number:number-style>
    <number:number-style style:name="N3735P0" style:volatile="true">
      <number:text>\</number:text>
      <number:number number:decimal-places="0" number:min-integer-digits="1" number:grouping="true"/>
    </number:number-style>
    <number:number-style style:name="N3735P1" style:volatile="true">
      <number:text>\\\\\\\\\\\\\\\-</number:text>
      <number:number number:decimal-places="0" number:min-integer-digits="1" number:grouping="true"/>
    </number:number-style>
    <number:number-style style:name="N3735">
      <number:text>\-</number:text>
      <style:map style:condition="value()&gt;0" style:apply-style-name="N3735P0"/>
      <style:map style:condition="value()&lt;0" style:apply-style-name="N3735P1"/>
    </number:number-style>
    <number:number-style style:name="N3736P0" style:volatile="true">
      <number:number number:decimal-places="0" number:min-integer-digits="1" number:grouping="true"/>
    </number:number-style>
    <number:number-style style:name="N3736P1" style:volatile="true">
      <number:text>\\\\\\\\\\\\\\-</number:text>
      <number:number number:decimal-places="0" number:min-integer-digits="1" number:grouping="true"/>
    </number:number-style>
    <number:number-style style:name="N3736">
      <number:text>-</number:text>
      <style:map style:condition="value()&gt;0" style:apply-style-name="N3736P0"/>
      <style:map style:condition="value()&lt;0" style:apply-style-name="N3736P1"/>
    </number:number-style>
    <number:number-style style:name="N3738P0" style:volatile="true">
      <number:text>\</number:text>
      <number:number number:decimal-places="2" number:min-integer-digits="1" number:grouping="true"/>
    </number:number-style>
    <number:number-style style:name="N3738P1" style:volatile="true">
      <number:text>\\\\\\\\\\\\\\\-</number:text>
      <number:number number:decimal-places="2" number:min-integer-digits="1" number:grouping="true"/>
    </number:number-style>
    <number:number-style style:name="N3738">
      <number:text>\-</number:text>
      <number:number number:decimal-places="0" number:min-integer-digits="0"/>
      <style:map style:condition="value()&gt;0" style:apply-style-name="N3738P0"/>
      <style:map style:condition="value()&lt;0" style:apply-style-name="N3738P1"/>
    </number:number-style>
    <number:number-style style:name="N3739P0" style:volatile="true">
      <number:number number:decimal-places="2" number:min-integer-digits="1" number:grouping="true"/>
    </number:number-style>
    <number:number-style style:name="N3739P1" style:volatile="true">
      <number:text>\\\\\\\\\\\\\\-</number:text>
      <number:number number:decimal-places="2" number:min-integer-digits="1" number:grouping="true"/>
    </number:number-style>
    <number:number-style style:name="N3739">
      <number:text>-</number:text>
      <number:number number:decimal-places="0" number:min-integer-digits="0"/>
      <style:map style:condition="value()&gt;0" style:apply-style-name="N3739P0"/>
      <style:map style:condition="value()&lt;0" style:apply-style-name="N3739P1"/>
    </number:number-style>
    <number:number-style style:name="N3740P0" style:volatile="true">
      <number:text>\</number:text>
      <number:number number:decimal-places="0" number:min-integer-digits="1" number:grouping="true"/>
    </number:number-style>
    <number:number-style style:name="N3740">
      <number:text>\\\\\\\\\\\\\\\\-</number:text>
      <number:number number:decimal-places="0" number:min-integer-digits="1" number:grouping="true"/>
      <style:map style:condition="value()&gt;=0" style:apply-style-name="N3740P0"/>
    </number:number-style>
    <number:number-style style:name="N3741P0" style:volatile="true">
      <number:text>\</number:text>
      <number:number number:decimal-places="2" number:min-integer-digits="1" number:grouping="true"/>
    </number:number-style>
    <number:number-style style:name="N3741">
      <number:text>\\\\\\\\\\\\\\\\-</number:text>
      <number:number number:decimal-places="2" number:min-integer-digits="1" number:grouping="true"/>
      <style:map style:condition="value()&gt;=0" style:apply-style-name="N3741P0"/>
    </number:number-style>
    <number:number-style style:name="N3743P0" style:volatile="true">
      <number:text>\</number:text>
      <number:number number:decimal-places="0" number:min-integer-digits="1" number:grouping="true"/>
    </number:number-style>
    <number:number-style style:name="N3743P1" style:volatile="true">
      <number:text>\\\\\\\\\\\\\\\\-</number:text>
      <number:number number:decimal-places="0" number:min-integer-digits="1" number:grouping="true"/>
    </number:number-style>
    <number:number-style style:name="N3743">
      <number:text>\-</number:text>
      <style:map style:condition="value()&gt;0" style:apply-style-name="N3743P0"/>
      <style:map style:condition="value()&lt;0" style:apply-style-name="N3743P1"/>
    </number:number-style>
    <number:number-style style:name="N3744P0" style:volatile="true">
      <number:number number:decimal-places="0" number:min-integer-digits="1" number:grouping="true"/>
    </number:number-style>
    <number:number-style style:name="N3744P1" style:volatile="true">
      <number:text>\\\\\\\\\\\\\\\-</number:text>
      <number:number number:decimal-places="0" number:min-integer-digits="1" number:grouping="true"/>
    </number:number-style>
    <number:number-style style:name="N3744">
      <number:text>-</number:text>
      <style:map style:condition="value()&gt;0" style:apply-style-name="N3744P0"/>
      <style:map style:condition="value()&lt;0" style:apply-style-name="N3744P1"/>
    </number:number-style>
    <number:number-style style:name="N3746P0" style:volatile="true">
      <number:text>\</number:text>
      <number:number number:decimal-places="2" number:min-integer-digits="1" number:grouping="true"/>
    </number:number-style>
    <number:number-style style:name="N3746P1" style:volatile="true">
      <number:text>\\\\\\\\\\\\\\\\-</number:text>
      <number:number number:decimal-places="2" number:min-integer-digits="1" number:grouping="true"/>
    </number:number-style>
    <number:number-style style:name="N3746">
      <number:text>\-</number:text>
      <number:number number:decimal-places="0" number:min-integer-digits="0"/>
      <style:map style:condition="value()&gt;0" style:apply-style-name="N3746P0"/>
      <style:map style:condition="value()&lt;0" style:apply-style-name="N3746P1"/>
    </number:number-style>
    <number:number-style style:name="N3747P0" style:volatile="true">
      <number:number number:decimal-places="2" number:min-integer-digits="1" number:grouping="true"/>
    </number:number-style>
    <number:number-style style:name="N3747P1" style:volatile="true">
      <number:text>\\\\\\\\\\\\\\\-</number:text>
      <number:number number:decimal-places="2" number:min-integer-digits="1" number:grouping="true"/>
    </number:number-style>
    <number:number-style style:name="N3747">
      <number:text>-</number:text>
      <number:number number:decimal-places="0" number:min-integer-digits="0"/>
      <style:map style:condition="value()&gt;0" style:apply-style-name="N3747P0"/>
      <style:map style:condition="value()&lt;0" style:apply-style-name="N3747P1"/>
    </number:number-style>
    <number:number-style style:name="N3748P0" style:volatile="true">
      <number:text>\</number:text>
      <number:number number:decimal-places="0" number:min-integer-digits="1" number:grouping="true"/>
    </number:number-style>
    <number:number-style style:name="N3748">
      <number:text>\\\\\\\\\\\\\\\\\-</number:text>
      <number:number number:decimal-places="0" number:min-integer-digits="1" number:grouping="true"/>
      <style:map style:condition="value()&gt;=0" style:apply-style-name="N3748P0"/>
    </number:number-style>
    <number:number-style style:name="N3749P0" style:volatile="true">
      <number:text>\</number:text>
      <number:number number:decimal-places="2" number:min-integer-digits="1" number:grouping="true"/>
    </number:number-style>
    <number:number-style style:name="N3749">
      <number:text>\\\\\\\\\\\\\\\\\-</number:text>
      <number:number number:decimal-places="2" number:min-integer-digits="1" number:grouping="true"/>
      <style:map style:condition="value()&gt;=0" style:apply-style-name="N3749P0"/>
    </number:number-style>
    <number:number-style style:name="N3751P0" style:volatile="true">
      <number:text>\</number:text>
      <number:number number:decimal-places="0" number:min-integer-digits="1" number:grouping="true"/>
    </number:number-style>
    <number:number-style style:name="N3751P1" style:volatile="true">
      <number:text>\\\\\\\\\\\\\\\\\-</number:text>
      <number:number number:decimal-places="0" number:min-integer-digits="1" number:grouping="true"/>
    </number:number-style>
    <number:number-style style:name="N3751">
      <number:text>\-</number:text>
      <style:map style:condition="value()&gt;0" style:apply-style-name="N3751P0"/>
      <style:map style:condition="value()&lt;0" style:apply-style-name="N3751P1"/>
    </number:number-style>
    <number:number-style style:name="N3752P0" style:volatile="true">
      <number:number number:decimal-places="0" number:min-integer-digits="1" number:grouping="true"/>
    </number:number-style>
    <number:number-style style:name="N3752P1" style:volatile="true">
      <number:text>\\\\\\\\\\\\\\\\-</number:text>
      <number:number number:decimal-places="0" number:min-integer-digits="1" number:grouping="true"/>
    </number:number-style>
    <number:number-style style:name="N3752">
      <number:text>-</number:text>
      <style:map style:condition="value()&gt;0" style:apply-style-name="N3752P0"/>
      <style:map style:condition="value()&lt;0" style:apply-style-name="N3752P1"/>
    </number:number-style>
    <number:number-style style:name="N3754P0" style:volatile="true">
      <number:text>\</number:text>
      <number:number number:decimal-places="2" number:min-integer-digits="1" number:grouping="true"/>
    </number:number-style>
    <number:number-style style:name="N3754P1" style:volatile="true">
      <number:text>\\\\\\\\\\\\\\\\\-</number:text>
      <number:number number:decimal-places="2" number:min-integer-digits="1" number:grouping="true"/>
    </number:number-style>
    <number:number-style style:name="N3754">
      <number:text>\-</number:text>
      <number:number number:decimal-places="0" number:min-integer-digits="0"/>
      <style:map style:condition="value()&gt;0" style:apply-style-name="N3754P0"/>
      <style:map style:condition="value()&lt;0" style:apply-style-name="N3754P1"/>
    </number:number-style>
    <number:number-style style:name="N3755P0" style:volatile="true">
      <number:number number:decimal-places="2" number:min-integer-digits="1" number:grouping="true"/>
    </number:number-style>
    <number:number-style style:name="N3755P1" style:volatile="true">
      <number:text>\\\\\\\\\\\\\\\\-</number:text>
      <number:number number:decimal-places="2" number:min-integer-digits="1" number:grouping="true"/>
    </number:number-style>
    <number:number-style style:name="N3755">
      <number:text>-</number:text>
      <number:number number:decimal-places="0" number:min-integer-digits="0"/>
      <style:map style:condition="value()&gt;0" style:apply-style-name="N3755P0"/>
      <style:map style:condition="value()&lt;0" style:apply-style-name="N3755P1"/>
    </number:number-style>
    <number:number-style style:name="N3756P0" style:volatile="true">
      <number:text>\</number:text>
      <number:number number:decimal-places="0" number:min-integer-digits="1" number:grouping="true"/>
    </number:number-style>
    <number:number-style style:name="N3756">
      <number:text>\\\\\\\\\\\\\\\\\\-</number:text>
      <number:number number:decimal-places="0" number:min-integer-digits="1" number:grouping="true"/>
      <style:map style:condition="value()&gt;=0" style:apply-style-name="N3756P0"/>
    </number:number-style>
    <number:number-style style:name="N3757P0" style:volatile="true">
      <number:text>\</number:text>
      <number:number number:decimal-places="2" number:min-integer-digits="1" number:grouping="true"/>
    </number:number-style>
    <number:number-style style:name="N3757">
      <number:text>\\\\\\\\\\\\\\\\\\-</number:text>
      <number:number number:decimal-places="2" number:min-integer-digits="1" number:grouping="true"/>
      <style:map style:condition="value()&gt;=0" style:apply-style-name="N3757P0"/>
    </number:number-style>
    <number:number-style style:name="N3759P0" style:volatile="true">
      <number:text>\</number:text>
      <number:number number:decimal-places="0" number:min-integer-digits="1" number:grouping="true"/>
    </number:number-style>
    <number:number-style style:name="N3759P1" style:volatile="true">
      <number:text>\\\\\\\\\\\\\\\\\\-</number:text>
      <number:number number:decimal-places="0" number:min-integer-digits="1" number:grouping="true"/>
    </number:number-style>
    <number:number-style style:name="N3759">
      <number:text>\-</number:text>
      <style:map style:condition="value()&gt;0" style:apply-style-name="N3759P0"/>
      <style:map style:condition="value()&lt;0" style:apply-style-name="N3759P1"/>
    </number:number-style>
    <number:number-style style:name="N3760P0" style:volatile="true">
      <number:number number:decimal-places="0" number:min-integer-digits="1" number:grouping="true"/>
    </number:number-style>
    <number:number-style style:name="N3760P1" style:volatile="true">
      <number:text>\\\\\\\\\\\\\\\\\-</number:text>
      <number:number number:decimal-places="0" number:min-integer-digits="1" number:grouping="true"/>
    </number:number-style>
    <number:number-style style:name="N3760">
      <number:text>-</number:text>
      <style:map style:condition="value()&gt;0" style:apply-style-name="N3760P0"/>
      <style:map style:condition="value()&lt;0" style:apply-style-name="N3760P1"/>
    </number:number-style>
    <number:number-style style:name="N3762P0" style:volatile="true">
      <number:text>\</number:text>
      <number:number number:decimal-places="2" number:min-integer-digits="1" number:grouping="true"/>
    </number:number-style>
    <number:number-style style:name="N3762P1" style:volatile="true">
      <number:text>\\\\\\\\\\\\\\\\\\-</number:text>
      <number:number number:decimal-places="2" number:min-integer-digits="1" number:grouping="true"/>
    </number:number-style>
    <number:number-style style:name="N3762">
      <number:text>\-</number:text>
      <number:number number:decimal-places="0" number:min-integer-digits="0"/>
      <style:map style:condition="value()&gt;0" style:apply-style-name="N3762P0"/>
      <style:map style:condition="value()&lt;0" style:apply-style-name="N3762P1"/>
    </number:number-style>
    <number:number-style style:name="N3763P0" style:volatile="true">
      <number:number number:decimal-places="2" number:min-integer-digits="1" number:grouping="true"/>
    </number:number-style>
    <number:number-style style:name="N3763P1" style:volatile="true">
      <number:text>\\\\\\\\\\\\\\\\\-</number:text>
      <number:number number:decimal-places="2" number:min-integer-digits="1" number:grouping="true"/>
    </number:number-style>
    <number:number-style style:name="N3763">
      <number:text>-</number:text>
      <number:number number:decimal-places="0" number:min-integer-digits="0"/>
      <style:map style:condition="value()&gt;0" style:apply-style-name="N3763P0"/>
      <style:map style:condition="value()&lt;0" style:apply-style-name="N3763P1"/>
    </number:number-style>
    <number:number-style style:name="N3764P0" style:volatile="true">
      <number:text>\</number:text>
      <number:number number:decimal-places="0" number:min-integer-digits="1" number:grouping="true"/>
    </number:number-style>
    <number:number-style style:name="N3764">
      <number:text>\\\\\\\\\\\\\\\\\\\-</number:text>
      <number:number number:decimal-places="0" number:min-integer-digits="1" number:grouping="true"/>
      <style:map style:condition="value()&gt;=0" style:apply-style-name="N3764P0"/>
    </number:number-style>
    <number:number-style style:name="N3765P0" style:volatile="true">
      <number:text>\</number:text>
      <number:number number:decimal-places="2" number:min-integer-digits="1" number:grouping="true"/>
    </number:number-style>
    <number:number-style style:name="N3765">
      <number:text>\\\\\\\\\\\\\\\\\\\-</number:text>
      <number:number number:decimal-places="2" number:min-integer-digits="1" number:grouping="true"/>
      <style:map style:condition="value()&gt;=0" style:apply-style-name="N3765P0"/>
    </number:number-style>
    <number:number-style style:name="N3767P0" style:volatile="true">
      <number:text>\</number:text>
      <number:number number:decimal-places="0" number:min-integer-digits="1" number:grouping="true"/>
    </number:number-style>
    <number:number-style style:name="N3767P1" style:volatile="true">
      <number:text>\\\\\\\\\\\\\\\\\\\-</number:text>
      <number:number number:decimal-places="0" number:min-integer-digits="1" number:grouping="true"/>
    </number:number-style>
    <number:number-style style:name="N3767">
      <number:text>\-</number:text>
      <style:map style:condition="value()&gt;0" style:apply-style-name="N3767P0"/>
      <style:map style:condition="value()&lt;0" style:apply-style-name="N3767P1"/>
    </number:number-style>
    <number:number-style style:name="N3768P0" style:volatile="true">
      <number:number number:decimal-places="0" number:min-integer-digits="1" number:grouping="true"/>
    </number:number-style>
    <number:number-style style:name="N3768P1" style:volatile="true">
      <number:text>\\\\\\\\\\\\\\\\\\-</number:text>
      <number:number number:decimal-places="0" number:min-integer-digits="1" number:grouping="true"/>
    </number:number-style>
    <number:number-style style:name="N3768">
      <number:text>-</number:text>
      <style:map style:condition="value()&gt;0" style:apply-style-name="N3768P0"/>
      <style:map style:condition="value()&lt;0" style:apply-style-name="N3768P1"/>
    </number:number-style>
    <number:number-style style:name="N3770P0" style:volatile="true">
      <number:text>\</number:text>
      <number:number number:decimal-places="2" number:min-integer-digits="1" number:grouping="true"/>
    </number:number-style>
    <number:number-style style:name="N3770P1" style:volatile="true">
      <number:text>\\\\\\\\\\\\\\\\\\\-</number:text>
      <number:number number:decimal-places="2" number:min-integer-digits="1" number:grouping="true"/>
    </number:number-style>
    <number:number-style style:name="N3770">
      <number:text>\-</number:text>
      <number:number number:decimal-places="0" number:min-integer-digits="0"/>
      <style:map style:condition="value()&gt;0" style:apply-style-name="N3770P0"/>
      <style:map style:condition="value()&lt;0" style:apply-style-name="N3770P1"/>
    </number:number-style>
    <number:number-style style:name="N3771P0" style:volatile="true">
      <number:number number:decimal-places="2" number:min-integer-digits="1" number:grouping="true"/>
    </number:number-style>
    <number:number-style style:name="N3771P1" style:volatile="true">
      <number:text>\\\\\\\\\\\\\\\\\\-</number:text>
      <number:number number:decimal-places="2" number:min-integer-digits="1" number:grouping="true"/>
    </number:number-style>
    <number:number-style style:name="N3771">
      <number:text>-</number:text>
      <number:number number:decimal-places="0" number:min-integer-digits="0"/>
      <style:map style:condition="value()&gt;0" style:apply-style-name="N3771P0"/>
      <style:map style:condition="value()&lt;0" style:apply-style-name="N3771P1"/>
    </number:number-style>
    <number:number-style style:name="N3772P0" style:volatile="true">
      <number:text>\!$</number:text>
      <number:number number:decimal-places="2" number:min-integer-digits="1" number:grouping="true"/>
    </number:number-style>
    <number:number-style style:name="N3772">
      <number:text>\!$</number:text>
      <number:number number:decimal-places="2" number:min-integer-digits="1" number:grouping="true"/>
      <style:map style:condition="value()&gt;=0" style:apply-style-name="N3772P0"/>
    </number:number-style>
    <number:number-style style:name="N3773">
      <number:text>\</number:text>
      <number:number number:decimal-places="0" number:min-integer-digits="3"/>
    </number:number-style>
    <number:number-style style:name="N3774">
      <number:text>\</number:text>
      <number:number number:decimal-places="0" number:min-integer-digits="4" number:grouping="true"/>
    </number:number-style>
    <number:number-style style:name="N3775">
      <number:text>\</number:text>
      <number:number number:decimal-places="0" number:min-integer-digits="5" number:grouping="true"/>
    </number:number-style>
    <number:number-style style:name="N3776">
      <number:text>\</number:text>
      <number:number number:decimal-places="0" number:min-integer-digits="6" number:grouping="true"/>
    </number:number-style>
    <number:number-style style:name="N3778P0" style:volatile="true">
      <number:text>\</number:text>
      <number:number number:decimal-places="2" number:min-integer-digits="1" number:grouping="true"/>
    </number:number-style>
    <number:number-style style:name="N3778P1" style:volatile="true">
      <number:text>\\-\</number:text>
      <number:number number:decimal-places="2" number:min-integer-digits="1" number:grouping="true"/>
    </number:number-style>
    <number:number-style style:name="N3778">
      <number:text>\-</number:text>
      <number:number number:decimal-places="0" number:min-integer-digits="0"/>
      <style:map style:condition="value()&gt;0" style:apply-style-name="N3778P0"/>
      <style:map style:condition="value()&lt;0" style:apply-style-name="N3778P1"/>
    </number:number-style>
    <number:number-style style:name="N3780P0" style:volatile="true">
      <number:text>\</number:text>
      <number:number number:decimal-places="1" number:min-integer-digits="1" number:grouping="true"/>
    </number:number-style>
    <number:number-style style:name="N3780P1" style:volatile="true">
      <number:text>\-</number:text>
      <number:number number:decimal-places="1" number:min-integer-digits="1" number:grouping="true"/>
    </number:number-style>
    <number:number-style style:name="N3780">
      <number:text>\-</number:text>
      <style:map style:condition="value()&gt;0" style:apply-style-name="N3780P0"/>
      <style:map style:condition="value()&lt;0" style:apply-style-name="N3780P1"/>
    </number:number-style>
    <number:number-style style:name="N3781P0" style:volatile="true">
      <number:text>\</number:text>
      <number:number number:decimal-places="1" number:min-integer-digits="1" number:grouping="true"/>
    </number:number-style>
    <number:number-style style:name="N3781P1" style:volatile="true">
      <number:text>-\</number:text>
      <number:number number:decimal-places="1" number:min-integer-digits="1" number:grouping="true"/>
    </number:number-style>
    <number:number-style style:name="N3781">
      <number:text>\-</number:text>
      <style:map style:condition="value()&gt;0" style:apply-style-name="N3781P0"/>
      <style:map style:condition="value()&lt;0" style:apply-style-name="N3781P1"/>
    </number:number-style>
    <number:date-style style:name="N3782">
      <number:month number:style="long"/>
      <number:text>?\ </number:text>
      <number:day number:style="long"/>
      <number:text>?</number:text>
    </number:date-style>
    <number:number-style style:name="N3784P0" style:volatile="true">
      <number:number number:decimal-places="11" number:min-integer-digits="1" number:grouping="true"/>
    </number:number-style>
    <number:number-style style:name="N3784P1" style:volatile="true">
      <number:text>-</number:text>
      <number:number number:decimal-places="11" number:min-integer-digits="1" number:grouping="true"/>
    </number:number-style>
    <number:number-style style:name="N3784">
      <number:text>-</number:text>
      <number:number number:decimal-places="0" number:min-integer-digits="0"/>
      <style:map style:condition="value()&gt;0" style:apply-style-name="N3784P0"/>
      <style:map style:condition="value()&lt;0" style:apply-style-name="N3784P1"/>
    </number:number-style>
    <number:number-style style:name="N3785P0" style:volatile="true">
      <number:number number:decimal-places="2" number:min-integer-digits="1" number:grouping="true"/>
    </number:number-style>
    <number:currency-style style:name="N3785">
      <number:text>(</number:text>
      <number:currency-symbol>-412</number:currency-symbol>
      <number:number number:decimal-places="2" number:min-integer-digits="1" number:grouping="true"/>
      <number:text>)</number:text>
      <style:map style:condition="value()&gt;=0" style:apply-style-name="N3785P0"/>
    </number:currency-style>
    <number:number-style style:name="N3786P0" style:volatile="true">
      <number:number number:decimal-places="3" number:min-integer-digits="1" number:grouping="true"/>
    </number:number-style>
    <number:number-style style:name="N3786">
      <number:number number:decimal-places="3" number:min-integer-digits="1" number:grouping="true"/>
      <style:map style:condition="value()&gt;=0" style:apply-style-name="N3786P0"/>
    </number:number-style>
    <number:number-style style:name="N3787">
      <number:text>\ </number:text>
      <number:number number:decimal-places="0" number:min-integer-digits="1" number:grouping="true"/>
      <number:text> ???</number:text>
    </number:number-style>
    <number:number-style style:name="N3789P0" style:volatile="true">
      <number:text>\</number:text>
      <number:number number:decimal-places="0" number:min-integer-digits="0" number:grouping="true"/>
      <number:text>원(V.A.T.포함)</number:text>
    </number:number-style>
    <number:number-style style:name="N3789">
      <number:text>-\</number:text>
      <number:number number:decimal-places="0" number:min-integer-digits="0" number:grouping="true"/>
      <number:text>원(V.A.T.별도)</number:text>
      <style:map style:condition="value()&gt;=0" style:apply-style-name="N3789P0"/>
    </number:number-style>
    <number:number-style style:name="N3791P0" style:volatile="true">
      <number:text>\</number:text>
      <number:number number:decimal-places="0" number:min-integer-digits="0" number:grouping="true"/>
      <number:text>원(V.A.T.별도)</number:text>
    </number:number-style>
    <number:number-style style:name="N3791">
      <number:text>-\</number:text>
      <number:number number:decimal-places="0" number:min-integer-digits="0" number:grouping="true"/>
      <number:text>원(V.A.T.별도)</number:text>
      <style:map style:condition="value()&gt;=0" style:apply-style-name="N3791P0"/>
    </number:number-style>
    <number:number-style style:name="N3793P0" style:volatile="true">
      <number:number number:decimal-places="0" number:min-integer-digits="0" number:grouping="true"/>
      <number:text>,000원(V.A.T.별도)</number:text>
    </number:number-style>
    <number:number-style style:name="N3793">
      <number:text>-\</number:text>
      <number:number number:decimal-places="0" number:min-integer-digits="0" number:grouping="true"/>
      <number:text>원(V.A.T.별도)</number:text>
      <style:map style:condition="value()&gt;=0" style:apply-style-name="N3793P0"/>
    </number:number-style>
    <number:number-style style:name="N3794">
      <number:number number:decimal-places="0" number:min-integer-digits="0" number:grouping="true"/>
      <number:text>,000</number:text>
    </number:number-style>
    <number:number-style style:name="N3796P0" style:volatile="true">
      <number:number number:decimal-places="0" number:min-integer-digits="0" number:grouping="true"/>
      <number:text>원(V.A.T.별도)</number:text>
    </number:number-style>
    <number:number-style style:name="N3796">
      <number:text>-\</number:text>
      <number:number number:decimal-places="0" number:min-integer-digits="0" number:grouping="true"/>
      <number:text>원(V.A.T.별도)</number:text>
      <style:map style:condition="value()&gt;=0" style:apply-style-name="N3796P0"/>
    </number:number-style>
    <number:number-style style:name="N3798P0" style:volatile="true">
      <number:number number:decimal-places="0" number:min-integer-digits="0"/>
      <number:text>,000원(V.A.T.별도)</number:text>
    </number:number-style>
    <number:number-style style:name="N3798">
      <number:text>-\</number:text>
      <number:number number:decimal-places="0" number:min-integer-digits="0" number:grouping="true"/>
      <number:text>원(V.A.T.별도)</number:text>
      <style:map style:condition="value()&gt;=0" style:apply-style-name="N3798P0"/>
    </number:number-style>
    <number:percentage-style style:name="N3799P0" style:volatile="true">
      <number:number number:decimal-places="2" number:min-integer-digits="1" number:grouping="true"/>
      <number:text>%</number:text>
    </number:percentage-style>
    <number:percentage-style style:name="N3799">
      <number:text>-</number:text>
      <number:number number:decimal-places="2" number:min-integer-digits="1" number:grouping="true"/>
      <number:text>%</number:text>
      <style:map style:condition="value()&gt;=0" style:apply-style-name="N3799P0"/>
    </number:percentage-style>
    <number:date-style style:name="N3800">
      <number:year/>
      <number:text>년</number:text>
      <number:month number:style="long"/>
      <number:text>월</number:text>
      <number:day number:style="long"/>
      <number:text>일</number:text>
    </number:date-style>
    <number:date-style style:name="N3801">
      <number:year/>
      <number:text>년\\\\\ </number:text>
      <number:month number:style="long"/>
      <number:text>월\\\\\ </number:text>
      <number:day number:style="long"/>
      <number:text>일</number:text>
    </number:date-style>
    <number:time-style style:name="N3802">
      <number:hours/>
      <number:text>시\\\\\\\\\ </number:text>
      <number:minutes number:style="long"/>
      <number:text>분</number:text>
    </number:time-style>
    <number:date-style style:name="N3803">
      <number:year number:style="long"/>
      <number:text>年\\\\\\\\\ </number:text>
      <number:month number:style="long"/>
      <number:text>月\\\\\\\\\ </number:text>
      <number:day number:style="long"/>
      <number:text>日</number:text>
    </number:date-style>
    <number:number-style style:name="N3805P0" style:volatile="true">
      <number:number number:decimal-places="10" number:min-integer-digits="1" number:grouping="true"/>
    </number:number-style>
    <number:number-style style:name="N3805P1" style:volatile="true">
      <number:text>-</number:text>
      <number:number number:decimal-places="10" number:min-integer-digits="1" number:grouping="true"/>
    </number:number-style>
    <number:number-style style:name="N3805">
      <number:text>-</number:text>
      <style:map style:condition="value()&gt;0" style:apply-style-name="N3805P0"/>
      <style:map style:condition="value()&lt;0" style:apply-style-name="N3805P1"/>
    </number:number-style>
    <number:number-style style:name="N3806P0" style:volatile="true">
      <number:number number:decimal-places="11" number:min-integer-digits="1" number:grouping="true"/>
    </number:number-style>
    <number:number-style style:name="N3806P1" style:volatile="true">
      <number:text>-</number:text>
      <number:number number:decimal-places="11" number:min-integer-digits="1" number:grouping="true"/>
    </number:number-style>
    <number:number-style style:name="N3806">
      <number:text>-</number:text>
      <style:map style:condition="value()&gt;0" style:apply-style-name="N3806P0"/>
      <style:map style:condition="value()&lt;0" style:apply-style-name="N3806P1"/>
    </number:number-style>
    <number:number-style style:name="N3808P0" style:volatile="true">
      <number:number number:decimal-places="12" number:min-integer-digits="1" number:grouping="true"/>
    </number:number-style>
    <number:number-style style:name="N3808P1" style:volatile="true">
      <number:text>-</number:text>
      <number:number number:decimal-places="12" number:min-integer-digits="1" number:grouping="true"/>
    </number:number-style>
    <number:number-style style:name="N3808">
      <number:text>-</number:text>
      <style:map style:condition="value()&gt;0" style:apply-style-name="N3808P0"/>
      <style:map style:condition="value()&lt;0" style:apply-style-name="N3808P1"/>
    </number:number-style>
    <number:number-style style:name="N3810P0" style:volatile="true">
      <number:number number:decimal-places="13" number:min-integer-digits="1" number:grouping="true"/>
    </number:number-style>
    <number:number-style style:name="N3810P1" style:volatile="true">
      <number:text>-</number:text>
      <number:number number:decimal-places="13" number:min-integer-digits="1" number:grouping="true"/>
    </number:number-style>
    <number:number-style style:name="N3810">
      <number:text>-</number:text>
      <style:map style:condition="value()&gt;0" style:apply-style-name="N3810P0"/>
      <style:map style:condition="value()&lt;0" style:apply-style-name="N3810P1"/>
    </number:number-style>
    <number:number-style style:name="N3811">
      <number:number number:decimal-places="14" number:min-integer-digits="1" number:grouping="true"/>
    </number:number-style>
    <number:number-style style:name="N3813P0" style:volatile="true">
      <number:number number:decimal-places="14" number:min-integer-digits="1" number:grouping="true"/>
    </number:number-style>
    <number:number-style style:name="N3813P1" style:volatile="true">
      <number:text>-</number:text>
      <number:number number:decimal-places="14" number:min-integer-digits="1" number:grouping="true"/>
    </number:number-style>
    <number:number-style style:name="N3813">
      <number:text>-</number:text>
      <style:map style:condition="value()&gt;0" style:apply-style-name="N3813P0"/>
      <style:map style:condition="value()&lt;0" style:apply-style-name="N3813P1"/>
    </number:number-style>
    <number:number-style style:name="N3815P0" style:volatile="true">
      <number:number number:decimal-places="15" number:min-integer-digits="1" number:grouping="true"/>
    </number:number-style>
    <number:number-style style:name="N3815P1" style:volatile="true">
      <number:text>-</number:text>
      <number:number number:decimal-places="15" number:min-integer-digits="1" number:grouping="true"/>
    </number:number-style>
    <number:number-style style:name="N3815">
      <number:text>-</number:text>
      <style:map style:condition="value()&gt;0" style:apply-style-name="N3815P0"/>
      <style:map style:condition="value()&lt;0" style:apply-style-name="N3815P1"/>
    </number:number-style>
    <number:number-style style:name="N3817P0" style:volatile="true">
      <number:number number:decimal-places="16" number:min-integer-digits="1" number:grouping="true"/>
    </number:number-style>
    <number:number-style style:name="N3817P1" style:volatile="true">
      <number:text>-</number:text>
      <number:number number:decimal-places="16" number:min-integer-digits="1" number:grouping="true"/>
    </number:number-style>
    <number:number-style style:name="N3817">
      <number:text>-</number:text>
      <style:map style:condition="value()&gt;0" style:apply-style-name="N3817P0"/>
      <style:map style:condition="value()&lt;0" style:apply-style-name="N3817P1"/>
    </number:number-style>
    <number:number-style style:name="N3818">
      <number:number number:decimal-places="17" number:min-integer-digits="1" number:grouping="true"/>
    </number:number-style>
    <number:number-style style:name="N3820P0" style:volatile="true">
      <number:number number:decimal-places="17" number:min-integer-digits="1" number:grouping="true"/>
    </number:number-style>
    <number:number-style style:name="N3820P1" style:volatile="true">
      <number:text>-</number:text>
      <number:number number:decimal-places="17" number:min-integer-digits="1" number:grouping="true"/>
    </number:number-style>
    <number:number-style style:name="N3820">
      <number:text>-</number:text>
      <style:map style:condition="value()&gt;0" style:apply-style-name="N3820P0"/>
      <style:map style:condition="value()&lt;0" style:apply-style-name="N3820P1"/>
    </number:number-style>
    <number:number-style style:name="N3823P0" style:volatile="true">
      <number:number number:decimal-places="18" number:min-integer-digits="1" number:grouping="true"/>
    </number:number-style>
    <number:number-style style:name="N3823P1" style:volatile="true">
      <number:text>-</number:text>
      <number:number number:decimal-places="18" number:min-integer-digits="1" number:grouping="true"/>
    </number:number-style>
    <number:number-style style:name="N3823">
      <number:text>-</number:text>
      <style:map style:condition="value()&gt;0" style:apply-style-name="N3823P0"/>
      <style:map style:condition="value()&lt;0" style:apply-style-name="N3823P1"/>
    </number:number-style>
    <number:number-style style:name="N3825P0" style:volatile="true">
      <number:number number:decimal-places="20" number:min-integer-digits="1" number:grouping="true"/>
    </number:number-style>
    <number:number-style style:name="N3825P1" style:volatile="true">
      <number:text>-</number:text>
      <number:number number:decimal-places="20" number:min-integer-digits="1" number:grouping="true"/>
    </number:number-style>
    <number:number-style style:name="N3825">
      <number:text>-</number:text>
      <style:map style:condition="value()&gt;0" style:apply-style-name="N3825P0"/>
      <style:map style:condition="value()&lt;0" style:apply-style-name="N3825P1"/>
    </number:number-style>
    <number:date-style style:name="N3826">
      <number:year number:style="long"/>
      <number:text>/</number:text>
      <number:month number:style="long"/>
      <number:text>/</number:text>
      <number:day number:style="long"/>
    </number:date-style>
    <number:number-style style:name="N3827P0" style:volatile="true">
      <number:number number:decimal-places="0" number:min-integer-digits="1" number:grouping="true"/>
      <number:text> </number:text>
    </number:number-style>
    <number:number-style style:name="N3827P1" style:volatile="true">
      <number:text>(</number:text>
      <number:number number:decimal-places="0" number:min-integer-digits="1" number:grouping="true"/>
      <number:text>) </number:text>
    </number:number-style>
    <number:number-style style:name="N3827">
      <number:text>- </number:text>
      <style:map style:condition="value()&gt;0" style:apply-style-name="N3827P0"/>
      <style:map style:condition="value()&lt;0" style:apply-style-name="N3827P1"/>
    </number:number-style>
    <number:number-style style:name="N3829P0" style:volatile="true">
      <number:number number:decimal-places="2" number:min-integer-digits="1" number:grouping="true"/>
      <number:text> </number:text>
    </number:number-style>
    <number:number-style style:name="N3829P1" style:volatile="true">
      <number:text>(</number:text>
      <number:number number:decimal-places="2" number:min-integer-digits="1" number:grouping="true"/>
      <number:text>) </number:text>
    </number:number-style>
    <number:number-style style:name="N3829">
      <number:text>-</number:text>
      <number:number number:decimal-places="0" number:min-integer-digits="0"/>
      <number:text> </number:text>
      <style:map style:condition="value()&gt;0" style:apply-style-name="N3829P0"/>
      <style:map style:condition="value()&lt;0" style:apply-style-name="N3829P1"/>
    </number:number-style>
    <number:number-style style:name="N3831P0" style:volatile="true">
      <number:number number:decimal-places="0" number:min-integer-digits="1" number:grouping="true"/>
      <number:text> $</number:text>
    </number:number-style>
    <number:number-style style:name="N3831P1" style:volatile="true">
      <number:text>(</number:text>
      <number:number number:decimal-places="0" number:min-integer-digits="1" number:grouping="true"/>
      <number:text>) $</number:text>
    </number:number-style>
    <number:number-style style:name="N3831">
      <number:text>- $</number:text>
      <style:map style:condition="value()&gt;0" style:apply-style-name="N3831P0"/>
      <style:map style:condition="value()&lt;0" style:apply-style-name="N3831P1"/>
    </number:number-style>
    <number:number-style style:name="N3833P0" style:volatile="true">
      <number:number number:decimal-places="2" number:min-integer-digits="1" number:grouping="true"/>
      <number:text> $</number:text>
    </number:number-style>
    <number:number-style style:name="N3833P1" style:volatile="true">
      <number:text>(</number:text>
      <number:number number:decimal-places="2" number:min-integer-digits="1" number:grouping="true"/>
      <number:text>) $</number:text>
    </number:number-style>
    <number:number-style style:name="N3833">
      <number:text>-</number:text>
      <number:number number:decimal-places="0" number:min-integer-digits="0"/>
      <number:text> $</number:text>
      <style:map style:condition="value()&gt;0" style:apply-style-name="N3833P0"/>
      <style:map style:condition="value()&lt;0" style:apply-style-name="N3833P1"/>
    </number:number-style>
    <number:number-style style:name="N3834">
      <number:text>US$</number:text>
      <number:number number:decimal-places="3" number:min-integer-digits="1" number:grouping="true"/>
    </number:number-style>
    <number:number-style style:name="N3835">
      <number:text>US$</number:text>
      <number:number number:decimal-places="7" number:min-integer-digits="1" number:grouping="true"/>
    </number:number-style>
    <number:number-style style:name="N3837P0" style:volatile="true">
      <number:text>₩</number:text>
      <number:number number:decimal-places="0" number:min-integer-digits="1" number:grouping="true"/>
    </number:number-style>
    <number:number-style style:name="N3837">
      <number:text>₩-</number:text>
      <number:number number:decimal-places="0" number:min-integer-digits="1" number:grouping="true"/>
      <style:map style:condition="value()&gt;=0" style:apply-style-name="N3837P0"/>
    </number:number-style>
    <number:number-style style:name="N3839P0" style:volatile="true">
      <number:text>₩</number:text>
      <number:number number:decimal-places="2" number:min-integer-digits="1" number:grouping="true"/>
    </number:number-style>
    <number:number-style style:name="N3839">
      <number:text>₩-</number:text>
      <number:number number:decimal-places="2" number:min-integer-digits="1" number:grouping="true"/>
      <style:map style:condition="value()&gt;=0" style:apply-style-name="N3839P0"/>
    </number:number-style>
    <number:number-style style:name="N3841P0" style:volatile="true">
      <number:text>₩</number:text>
      <number:number number:decimal-places="0" number:min-integer-digits="1" number:grouping="true"/>
    </number:number-style>
    <number:number-style style:name="N3841P1" style:volatile="true">
      <number:text>₩-</number:text>
      <number:number number:decimal-places="0" number:min-integer-digits="1" number:grouping="true"/>
    </number:number-style>
    <number:number-style style:name="N3841">
      <number:text>₩-</number:text>
      <style:map style:condition="value()&gt;0" style:apply-style-name="N3841P0"/>
      <style:map style:condition="value()&lt;0" style:apply-style-name="N3841P1"/>
    </number:number-style>
    <number:number-style style:name="N3843P0" style:volatile="true">
      <number:text>₩</number:text>
      <number:number number:decimal-places="2" number:min-integer-digits="1" number:grouping="true"/>
    </number:number-style>
    <number:number-style style:name="N3843P1" style:volatile="true">
      <number:text>₩-</number:text>
      <number:number number:decimal-places="2" number:min-integer-digits="1" number:grouping="true"/>
    </number:number-style>
    <number:number-style style:name="N3843">
      <number:text>₩-</number:text>
      <number:number number:decimal-places="0" number:min-integer-digits="0"/>
      <style:map style:condition="value()&gt;0" style:apply-style-name="N3843P0"/>
      <style:map style:condition="value()&lt;0" style:apply-style-name="N3843P1"/>
    </number:number-style>
    <number:number-style style:name="N3844P0" style:volatile="true">
      <number:text>¥</number:text>
      <number:number number:decimal-places="0" number:min-integer-digits="1" number:grouping="true"/>
    </number:number-style>
    <number:number-style style:name="N3844">
      <number:text>(¥</number:text>
      <number:number number:decimal-places="0" number:min-integer-digits="1" number:grouping="true"/>
      <number:text>)</number:text>
      <style:map style:condition="value()&gt;=0" style:apply-style-name="N3844P0"/>
    </number:number-style>
    <number:date-style style:name="N3845">
      <number:seconds/>
      <number:text>tan</number:text>
      <number:day/>
      <number:text>a</number:text>
      <number:year number:style="long"/>
      <number:day/>
    </number:date-style>
    <number:number-style style:name="N3847P0" style:volatile="true">
      <number:number number:decimal-places="2" number:min-integer-digits="1" number:grouping="true"/>
    </number:number-style>
    <number:currency-style style:name="N3847P1" style:volatile="true">
      <number:text>-</number:text>
      <number:currency-symbol>-412</number:currency-symbol>
      <number:number number:decimal-places="2" number:min-integer-digits="1" number:grouping="true"/>
    </number:currency-style>
    <number:number-style style:name="N3847">
      <number:text>-</number:text>
      <number:number number:decimal-places="0" number:min-integer-digits="0"/>
      <style:map style:condition="value()&gt;0" style:apply-style-name="N3847P0"/>
      <style:map style:condition="value()&lt;0" style:apply-style-name="N3847P1"/>
    </number:number-style>
    <number:number-style style:name="N3849P0" style:volatile="true">
      <number:text>#,</number:text>
      <number:number number:decimal-places="0" number:min-integer-digits="1"/>
      <number:text>--</number:text>
    </number:number-style>
    <number:number-style style:name="N3849">
      <number:text>-#,</number:text>
      <number:number number:decimal-places="0" number:min-integer-digits="1"/>
      <number:text>--</number:text>
      <style:map style:condition="value()&gt;=0" style:apply-style-name="N3849P0"/>
    </number:number-style>
    <number:date-style style:name="N3850">
      <number:year number:style="long"/>
      <number:text>? </number:text>
      <number:month number:style="long"/>
      <number:text>? </number:text>
      <number:day number:style="long"/>
      <number:text>?</number:text>
    </number:date-style>
    <number:number-style style:name="N3851P0" style:volatile="true">
      <number:number number:decimal-places="1" number:min-integer-digits="1"/>
    </number:number-style>
    <number:number-style style:name="N3851">
      <number:number number:decimal-places="1" number:min-integer-digits="1"/>
      <style:map style:condition="value()&gt;=0" style:apply-style-name="N3851P0"/>
    </number:number-style>
    <number:number-style style:name="N3852">
      <number:text>\ </number:text>
      <number:number number:decimal-places="0" number:min-integer-digits="1" number:grouping="true"/>
      <number:text> 천원정</number:text>
    </number:number-style>
    <number:number-style style:name="N3854P0" style:volatile="true">
      <number:number number:decimal-places="0" number:min-integer-digits="0" number:grouping="true"/>
      <number:text>,000?(V.A.T.??)</number:text>
    </number:number-style>
    <number:number-style style:name="N3854">
      <number:text>-\</number:text>
      <number:number number:decimal-places="0" number:min-integer-digits="0" number:grouping="true"/>
      <number:text>?(V.A.T.??)</number:text>
      <style:map style:condition="value()&gt;=0" style:apply-style-name="N3854P0"/>
    </number:number-style>
    <number:number-style style:name="N3856P0" style:volatile="true">
      <number:number number:decimal-places="0" number:min-integer-digits="0" number:grouping="true"/>
      <number:text>?(V.A.T.??)</number:text>
    </number:number-style>
    <number:number-style style:name="N3856">
      <number:text>-\</number:text>
      <number:number number:decimal-places="0" number:min-integer-digits="0" number:grouping="true"/>
      <number:text>?(V.A.T.??)</number:text>
      <style:map style:condition="value()&gt;=0" style:apply-style-name="N3856P0"/>
    </number:number-style>
    <number:number-style style:name="N3858P0" style:volatile="true">
      <number:number number:decimal-places="0" number:min-integer-digits="0"/>
      <number:text>,000?(V.A.T.??)</number:text>
    </number:number-style>
    <number:number-style style:name="N3858">
      <number:text>-\</number:text>
      <number:number number:decimal-places="0" number:min-integer-digits="0" number:grouping="true"/>
      <number:text>?(V.A.T.??)</number:text>
      <style:map style:condition="value()&gt;=0" style:apply-style-name="N3858P0"/>
    </number:number-style>
    <number:number-style style:name="N3860P0" style:volatile="true">
      <number:text>SKDH2001</number:text>
    </number:number-style>
    <number:number-style style:name="N3860">
      <number:number number:decimal-places="2" number:min-integer-digits="0"/>
      <style:map style:condition="value()&gt;=0" style:apply-style-name="N3860P0"/>
    </number:number-style>
    <number:date-style style:name="N3861">
      <number:text>~  </number:text>
      <number:month number:style="long"/>
      <number:text>?</number:text>
      <number:day number:style="long"/>
      <number:text>?</number:text>
    </number:date-style>
    <number:date-style style:name="N3862">
      <number:month/>
      <number:text>/</number:text>
      <number:day number:style="long"/>
      <number:text>      </number:text>
    </number:date-style>
    <number:currency-style style:name="N3863P0" style:volatile="true">
      <number:currency-symbol>?</number:currency-symbol>
      <number:text> </number:text>
      <number:number number:decimal-places="2" number:min-integer-digits="1" number:grouping="true"/>
    </number:currency-style>
    <number:currency-style style:name="N3863">
      <number:text>(</number:text>
      <number:currency-symbol>?</number:currency-symbol>
      <number:text> </number:text>
      <number:number number:decimal-places="2" number:min-integer-digits="1" number:grouping="true"/>
      <number:text>)</number:text>
      <style:map style:condition="value()&gt;=0" style:apply-style-name="N3863P0"/>
    </number:currency-style>
    <number:date-style style:name="N3864">
      <number:month number:style="long"/>
      <number:day number:style="long"/>
    </number:date-style>
    <number:number-style style:name="N3865">
      <number:number number:decimal-places="0" number:min-integer-digits="0"/>
      <number:text>?</number:text>
    </number:number-style>
    <number:number-style style:name="N3866">
      <number:number number:decimal-places="0" number:min-integer-digits="0"/>
      <number:text>GB</number:text>
    </number:number-style>
    <number:number-style style:name="N3867">
      <number:number number:decimal-places="0" number:min-integer-digits="0" number:grouping="true"/>
      <number:text>MB</number:text>
    </number:number-style>
    <number:number-style style:name="N3868">
      <number:number number:decimal-places="0" number:min-integer-digits="0"/>
      <number:text>-port</number:text>
    </number:number-style>
    <number:number-style style:name="N3869">
      <number:number number:decimal-places="0" number:min-integer-digits="0" number:grouping="true"/>
      <number:text>GB</number:text>
    </number:number-style>
    <number:number-style style:name="N3870">
      <number:text>(?????)</number:text>
    </number:number-style>
    <number:number-style style:name="N3871">
      <number:number number:decimal-places="0" number:min-integer-digits="0"/>
      <number:text>MB</number:text>
    </number:number-style>
    <number:date-style style:name="N3872">
      <number:year/>
      <number:text>년 </number:text>
      <number:month/>
      <number:text>월 </number:text>
      <number:day number:style="long"/>
      <number:text>일</number:text>
    </number:date-style>
    <number:number-style style:name="N3873">
      <number:number number:decimal-places="0" number:min-integer-digits="0">
        <number:embedded-text number:position="8">) </number:embedded-text>
        <number:embedded-text number:position="4"> - </number:embedded-text>
      </number:number>
    </number:number-style>
    <number:number-style style:name="N3874P0" style:volatile="true">
      <number:text>¥</number:text>
      <number:number number:decimal-places="0" number:min-integer-digits="1" number:grouping="true"/>
    </number:number-style>
    <number:number-style style:name="N3874">
      <number:text>¥-</number:text>
      <number:number number:decimal-places="0" number:min-integer-digits="1" number:grouping="true"/>
      <style:map style:condition="value()&gt;=0" style:apply-style-name="N3874P0"/>
    </number:number-style>
    <number:number-style style:name="N3875">
      <number:text>¥</number:text>
      <number:number number:decimal-places="1" number:min-integer-digits="1" number:grouping="true"/>
    </number:number-style>
    <number:number-style style:name="N3876P0" style:volatile="true">
      <number:text>¥</number:text>
      <number:number number:decimal-places="0" number:min-integer-digits="1" number:grouping="true"/>
    </number:number-style>
    <number:number-style style:name="N3876">
      <number:text>¥</number:text>
      <number:number number:decimal-places="0" number:min-integer-digits="1" number:grouping="true"/>
      <style:map style:condition="value()&gt;=0" style:apply-style-name="N3876P0"/>
    </number:number-style>
    <number:number-style style:name="N3877P0" style:volatile="true">
      <number:text>¥</number:text>
      <number:number number:decimal-places="2" number:min-integer-digits="1" number:grouping="true"/>
    </number:number-style>
    <number:number-style style:name="N3877">
      <number:text>(¥</number:text>
      <number:number number:decimal-places="2" number:min-integer-digits="1" number:grouping="true"/>
      <number:text>)</number:text>
      <style:map style:condition="value()&gt;=0" style:apply-style-name="N3877P0"/>
    </number:number-style>
    <number:number-style style:name="N3878P0" style:volatile="true">
      <number:text>¥</number:text>
      <number:number number:decimal-places="0" number:min-integer-digits="1" number:grouping="true"/>
    </number:number-style>
    <number:number-style style:name="N3878">
      <number:text>¥¥¥¥¥¥¥¥-</number:text>
      <number:number number:decimal-places="0" number:min-integer-digits="1" number:grouping="true"/>
      <style:map style:condition="value()&gt;=0" style:apply-style-name="N3878P0"/>
    </number:number-style>
    <number:number-style style:name="N3879P0" style:volatile="true">
      <number:text>¥</number:text>
      <number:number number:decimal-places="2" number:min-integer-digits="1" number:grouping="true"/>
    </number:number-style>
    <number:number-style style:name="N3879">
      <number:text>¥¥¥¥¥¥¥¥-</number:text>
      <number:number number:decimal-places="2" number:min-integer-digits="1" number:grouping="true"/>
      <style:map style:condition="value()&gt;=0" style:apply-style-name="N3879P0"/>
    </number:number-style>
    <number:number-style style:name="N3880P0" style:volatile="true">
      <number:number number:decimal-places="2" number:min-integer-digits="1" number:grouping="true"/>
    </number:number-style>
    <number:currency-style style:name="N3880">
      <number:text>-</number:text>
      <number:currency-symbol>-412</number:currency-symbol>
      <number:number number:decimal-places="2" number:min-integer-digits="1" number:grouping="true"/>
      <style:map style:condition="value()&gt;=0" style:apply-style-name="N3880P0"/>
    </number:currency-style>
    <number:percentage-style style:name="N3881P0" style:volatile="true">
      <number:number number:decimal-places="1" number:min-integer-digits="1"/>
      <number:text>%</number:text>
    </number:percentage-style>
    <number:percentage-style style:name="N3881">
      <number:text>△</number:text>
      <number:number number:decimal-places="1" number:min-integer-digits="1"/>
      <number:text>%</number:text>
      <style:map style:condition="value()&gt;=0" style:apply-style-name="N3881P0"/>
    </number:percentage-style>
    <number:number-style style:name="N3882P0" style:volatile="true">
      <number:number number:decimal-places="0" number:min-integer-digits="1" number:grouping="true"/>
    </number:number-style>
    <number:number-style style:name="N3882">
      <number:text>△</number:text>
      <number:number number:decimal-places="0" number:min-integer-digits="1" number:grouping="true"/>
      <style:map style:condition="value()&gt;=0" style:apply-style-name="N3882P0"/>
    </number:number-style>
    <number:number-style style:name="N3884P0" style:volatile="true">
      <number:text>\</number:text>
      <number:number number:decimal-places="0" number:min-integer-digits="1" number:grouping="true"/>
    </number:number-style>
    <number:number-style style:name="N3884P1" style:volatile="true">
      <number:text>\\\\\\\\\\\\-\</number:text>
      <number:number number:decimal-places="0" number:min-integer-digits="1" number:grouping="true"/>
    </number:number-style>
    <number:number-style style:name="N3884">
      <number:text>\-</number:text>
      <style:map style:condition="value()&gt;0" style:apply-style-name="N3884P0"/>
      <style:map style:condition="value()&lt;0" style:apply-style-name="N3884P1"/>
    </number:number-style>
    <number:number-style style:name="N3885P0" style:volatile="true">
      <number:text>\</number:text>
      <number:number number:decimal-places="0" number:min-integer-digits="1" number:grouping="true"/>
    </number:number-style>
    <number:number-style style:name="N3885">
      <number:text>\\\\\\\\\\\\\-\</number:text>
      <number:number number:decimal-places="0" number:min-integer-digits="1" number:grouping="true"/>
      <style:map style:condition="value()&gt;=0" style:apply-style-name="N3885P0"/>
    </number:number-style>
    <number:number-style style:name="N3887P0" style:volatile="true">
      <number:text>\</number:text>
      <number:number number:decimal-places="2" number:min-integer-digits="1" number:grouping="true"/>
    </number:number-style>
    <number:number-style style:name="N3887P1" style:volatile="true">
      <number:text>\\\\\\\\\\\\\\\\-\</number:text>
      <number:number number:decimal-places="2" number:min-integer-digits="1" number:grouping="true"/>
    </number:number-style>
    <number:number-style style:name="N3887">
      <number:text>\-</number:text>
      <number:number number:decimal-places="0" number:min-integer-digits="0"/>
      <style:map style:condition="value()&gt;0" style:apply-style-name="N3887P0"/>
      <style:map style:condition="value()&lt;0" style:apply-style-name="N3887P1"/>
    </number:number-style>
    <number:number-style style:name="N3888P0" style:volatile="true">
      <number:text>\</number:text>
      <number:number number:decimal-places="0" number:min-integer-digits="1" number:grouping="true"/>
    </number:number-style>
    <number:number-style style:name="N3888">
      <number:text>\\\\\\\\\\\\\\\\\-\</number:text>
      <number:number number:decimal-places="0" number:min-integer-digits="1" number:grouping="true"/>
      <style:map style:condition="value()&gt;=0" style:apply-style-name="N3888P0"/>
    </number:number-style>
    <number:number-style style:name="N3889">
      <number:text>\</number:text>
      <number:number number:decimal-places="0" number:min-integer-digits="1" number:grouping="true"/>
      <number:text>-</number:text>
    </number:number-style>
    <number:number-style style:name="N3890">
      <number:number number:decimal-places="0" number:min-integer-digits="1" number:grouping="true"/>
      <number:text> %</number:text>
    </number:number-style>
    <number:number-style style:name="N3891P0" style:volatile="true">
      <number:number number:decimal-places="0" number:min-integer-digits="1" number:grouping="true"/>
      <number:text> %</number:text>
    </number:number-style>
    <number:number-style style:name="N3891P1" style:volatile="true">
      <number:text>-</number:text>
      <number:number number:decimal-places="0" number:min-integer-digits="1" number:grouping="true"/>
    </number:number-style>
    <number:number-style style:name="N3891">
      <number:text>-</number:text>
      <style:map style:condition="value()&gt;0" style:apply-style-name="N3891P0"/>
      <style:map style:condition="value()&lt;0" style:apply-style-name="N3891P1"/>
    </number:number-style>
    <number:number-style style:name="N3892">
      <number:number number:decimal-places="1" number:min-integer-digits="1" number:grouping="true"/>
      <number:text> %</number:text>
    </number:number-style>
    <number:number-style style:name="N3893P0" style:volatile="true">
      <number:number number:decimal-places="1" number:min-integer-digits="1" number:grouping="true"/>
      <number:text> %</number:text>
    </number:number-style>
    <number:number-style style:name="N3893P1" style:volatile="true">
      <number:text>-</number:text>
      <number:number number:decimal-places="1" number:min-integer-digits="1" number:grouping="true"/>
    </number:number-style>
    <number:number-style style:name="N3893">
      <number:text>-</number:text>
      <style:map style:condition="value()&gt;0" style:apply-style-name="N3893P0"/>
      <style:map style:condition="value()&lt;0" style:apply-style-name="N3893P1"/>
    </number:number-style>
    <number:number-style style:name="N3894">
      <number:text>( )</number:text>
    </number:number-style>
    <number:date-style style:name="N3895">
      <number:year number:style="long"/>
      <number:text>?</number:text>
      <number:month/>
      <number:text>?</number:text>
      <number:day/>
      <number:text>?</number:text>
    </number:date-style>
    <number:date-style style:name="N3896">
      <number:year/>
      <number:text>?</number:text>
      <number:month/>
      <number:text>?</number:text>
      <number:day/>
      <number:text>?</number:text>
    </number:date-style>
    <number:date-style style:name="N3897">
      <number:year/>
      <number:text>년 </number:text>
      <number:month/>
      <number:text>월 </number:text>
      <number:day/>
      <number:text>일</number:text>
    </number:date-style>
    <number:date-style style:name="N3898">
      <number:year number:style="long"/>
      <number:text>년 </number:text>
      <number:month number:style="long"/>
      <number:text>월 </number:text>
      <number:day number:style="long"/>
      <number:text>일</number:text>
    </number:date-style>
    <number:percentage-style style:name="N3899">
      <number:text>%</number:text>
      <number:number number:decimal-places="2" number:min-integer-digits="0"/>
    </number:percentage-style>
    <number:date-style style:name="N3900">
      <number:month/>
      <number:text>ont</number:text>
      <number:hours/>
      <number:text> </number:text>
      <number:day/>
      <number:text>, </number:text>
      <number:year number:style="long"/>
    </number:date-style>
    <number:number-style style:name="N3901P0" style:volatile="true">
      <number:text>\</number:text>
      <number:number number:decimal-places="1" number:min-integer-digits="1" number:grouping="true"/>
    </number:number-style>
    <number:number-style style:name="N3901">
      <number:text>-\</number:text>
      <number:number number:decimal-places="1" number:min-integer-digits="1" number:grouping="true"/>
      <style:map style:condition="value()&gt;=0" style:apply-style-name="N3901P0"/>
    </number:number-style>
    <number:number-style style:name="N3902P0" style:volatile="true">
      <number:number number:decimal-places="1" number:min-integer-digits="1" number:grouping="true"/>
    </number:number-style>
    <number:number-style style:name="N3902">
      <number:text>-</number:text>
      <number:number number:decimal-places="1" number:min-integer-digits="1" number:grouping="true"/>
      <number:text> </number:text>
      <style:map style:condition="value()&gt;=0" style:apply-style-name="N3902P0"/>
    </number:number-style>
    <number:number-style style:name="N3903">
      <number:number number:decimal-places="0" number:min-integer-digits="1" number:grouping="true"/>
      <number:text>식</number:text>
    </number:number-style>
    <number:number-style style:name="N3905P0" style:volatile="true">
      <number:number number:decimal-places="0" number:min-integer-digits="1"/>
    </number:number-style>
    <number:number-style style:name="N3905P1" style:volatile="true">
      <number:text>\\\!!!!-</number:text>
      <number:number number:decimal-places="0" number:min-integer-digits="1"/>
    </number:number-style>
    <number:number-style style:name="N3905">
      <number:text>-</number:text>
      <style:map style:condition="value()&gt;0" style:apply-style-name="N3905P0"/>
      <style:map style:condition="value()&lt;0" style:apply-style-name="N3905P1"/>
    </number:number-style>
    <number:number-style style:name="N3906">
      <number:number number:decimal-places="0" number:min-integer-digits="2"/>
      <number:text>식</number:text>
    </number:number-style>
    <number:number-style style:name="N3908P0" style:volatile="true">
      <number:text>Rp</number:text>
      <number:number number:decimal-places="0" number:min-integer-digits="1" number:grouping="true"/>
    </number:number-style>
    <number:number-style style:name="N3908">
      <number:text>(Rp</number:text>
      <number:number number:decimal-places="0" number:min-integer-digits="1" number:grouping="true"/>
      <number:text>)</number:text>
      <style:map style:condition="value()&gt;=0" style:apply-style-name="N3908P0"/>
    </number:number-style>
    <number:number-style style:name="N3910P0" style:volatile="true">
      <number:text>Rp</number:text>
      <number:number number:decimal-places="2" number:min-integer-digits="1" number:grouping="true"/>
    </number:number-style>
    <number:number-style style:name="N3910">
      <number:text>(Rp</number:text>
      <number:number number:decimal-places="2" number:min-integer-digits="1" number:grouping="true"/>
      <number:text>)</number:text>
      <style:map style:condition="value()&gt;=0" style:apply-style-name="N3910P0"/>
    </number:number-style>
    <number:number-style style:name="N3911P0" style:volatile="true">
      <number:text>\</number:text>
      <number:number number:decimal-places="1" number:min-integer-digits="1" number:grouping="true"/>
    </number:number-style>
    <number:number-style style:name="N3911">
      <number:text>\</number:text>
      <number:number number:decimal-places="1" number:min-integer-digits="1" number:grouping="true"/>
      <style:map style:condition="value()&gt;=0" style:apply-style-name="N3911P0"/>
    </number:number-style>
    <number:number-style style:name="N3912P0" style:volatile="true">
      <number:text>\</number:text>
      <number:number number:decimal-places="2" number:min-integer-digits="1" number:grouping="true"/>
    </number:number-style>
    <number:number-style style:name="N3912">
      <number:text>\</number:text>
      <number:number number:decimal-places="2" number:min-integer-digits="1" number:grouping="true"/>
      <style:map style:condition="value()&gt;=0" style:apply-style-name="N3912P0"/>
    </number:number-style>
    <number:number-style style:name="N3914P0" style:volatile="true">
      <number:number number:decimal-places="0" number:min-integer-digits="0" number:grouping="true"/>
      <number:text>천원(V.A.T.별도)</number:text>
    </number:number-style>
    <number:number-style style:name="N3914">
      <number:text>-\</number:text>
      <number:number number:decimal-places="0" number:min-integer-digits="0" number:grouping="true"/>
      <number:text>원(V.A.T.별도)</number:text>
      <style:map style:condition="value()&gt;=0" style:apply-style-name="N3914P0"/>
    </number:number-style>
    <number:number-style style:name="N3916P0" style:volatile="true">
      <number:number number:decimal-places="0" number:min-integer-digits="0" number:grouping="true"/>
      <number:text>000원(V.A.T.별도)</number:text>
    </number:number-style>
    <number:number-style style:name="N3916">
      <number:text>-\</number:text>
      <number:number number:decimal-places="0" number:min-integer-digits="0" number:grouping="true"/>
      <number:text>원(V.A.T.별도)</number:text>
      <style:map style:condition="value()&gt;=0" style:apply-style-name="N3916P0"/>
    </number:number-style>
    <number:number-style style:name="N3918P0" style:volatile="true">
      <number:number number:decimal-places="0" number:min-integer-digits="3" number:grouping="true"/>
      <number:text>천원(V.A.T.별도)</number:text>
    </number:number-style>
    <number:number-style style:name="N3918">
      <number:text>-\</number:text>
      <number:number number:decimal-places="0" number:min-integer-digits="0" number:grouping="true"/>
      <number:text>원(V.A.T.별도)</number:text>
      <style:map style:condition="value()&gt;=0" style:apply-style-name="N3918P0"/>
    </number:number-style>
    <number:number-style style:name="N3919P0" style:volatile="true">
      <number:text>US$</number:text>
      <number:number number:decimal-places="1" number:min-integer-digits="1" number:grouping="true"/>
    </number:number-style>
    <number:number-style style:name="N3919">
      <number:text>US$</number:text>
      <number:number number:decimal-places="1" number:min-integer-digits="1" number:grouping="true"/>
      <style:map style:condition="value()&gt;=0" style:apply-style-name="N3919P0"/>
    </number:number-style>
    <number:number-style style:name="N3921P0" style:volatile="true">
      <number:text>US$</number:text>
      <number:number number:decimal-places="2" number:min-integer-digits="1" number:grouping="true"/>
    </number:number-style>
    <number:number-style style:name="N3921P1" style:volatile="true">
      <number:text>US$(</number:text>
      <number:number number:decimal-places="2" number:min-integer-digits="1" number:grouping="true"/>
      <number:text>)</number:text>
    </number:number-style>
    <number:number-style style:name="N3921">
      <number:text>US$-</number:text>
      <number:number number:decimal-places="0" number:min-integer-digits="0"/>
      <style:map style:condition="value()&gt;0" style:apply-style-name="N3921P0"/>
      <style:map style:condition="value()&lt;0" style:apply-style-name="N3921P1"/>
    </number:number-style>
    <number:number-style style:name="N3922P0" style:volatile="true">
      <number:text>US$</number:text>
      <number:number number:decimal-places="3" number:min-integer-digits="1" number:grouping="true"/>
    </number:number-style>
    <number:number-style style:name="N3922">
      <number:text>US$</number:text>
      <number:number number:decimal-places="3" number:min-integer-digits="1" number:grouping="true"/>
      <style:map style:condition="value()&gt;=0" style:apply-style-name="N3922P0"/>
    </number:number-style>
    <number:number-style style:name="N3923">
      <number:number number:decimal-places="0" number:min-integer-digits="1" number:grouping="true"/>
      <number:text> 원정 &lt;VAT 포함가&gt; </number:text>
    </number:number-style>
    <number:number-style style:name="N3924">
      <number:number number:decimal-places="0" number:min-integer-digits="1" number:grouping="true"/>
      <number:text>원정&lt;VAT 포함가&gt; </number:text>
    </number:number-style>
    <number:number-style style:name="N3925P0" style:volatile="true">
      <number:number number:decimal-places="0" number:min-integer-digits="0">
        <number:embedded-text number:position="4">-</number:embedded-text>
      </number:number>
    </number:number-style>
    <number:number-style style:name="N3925">
      <number:text>(</number:text>
      <number:number number:decimal-places="0" number:min-integer-digits="1">
        <number:embedded-text number:position="7">) </number:embedded-text>
        <number:embedded-text number:position="4">-</number:embedded-text>
      </number:number>
      <style:map style:condition="value()&lt;=9999999" style:apply-style-name="N3925P0"/>
    </number:number-style>
    <number:number-style style:name="N3927P0" style:volatile="true">
      <number:text>\</number:text>
      <number:number number:decimal-places="2" number:min-integer-digits="1" number:grouping="true"/>
    </number:number-style>
    <number:number-style style:name="N3927P1" style:volatile="true">
      <number:text>\\\\\!-</number:text>
      <number:number number:decimal-places="2" number:min-integer-digits="1" number:grouping="true"/>
    </number:number-style>
    <number:number-style style:name="N3927">
      <number:text>\-</number:text>
      <number:number number:decimal-places="0" number:min-integer-digits="0"/>
      <style:map style:condition="value()&gt;0" style:apply-style-name="N3927P0"/>
      <style:map style:condition="value()&lt;0" style:apply-style-name="N3927P1"/>
    </number:number-style>
    <number:number-style style:name="N3929P0" style:volatile="true">
      <number:number number:decimal-places="2" number:min-integer-digits="1" number:grouping="true"/>
    </number:number-style>
    <number:number-style style:name="N3929P1" style:volatile="true">
      <number:text>\\\\!-</number:text>
      <number:number number:decimal-places="2" number:min-integer-digits="1" number:grouping="true"/>
    </number:number-style>
    <number:number-style style:name="N3929">
      <number:text>-</number:text>
      <number:number number:decimal-places="0" number:min-integer-digits="0"/>
      <style:map style:condition="value()&gt;0" style:apply-style-name="N3929P0"/>
      <style:map style:condition="value()&lt;0" style:apply-style-name="N3929P1"/>
    </number:number-style>
    <number:number-style style:name="N3930P0" style:volatile="true">
      <number:text>\</number:text>
      <number:number number:decimal-places="0" number:min-integer-digits="1" number:grouping="true"/>
    </number:number-style>
    <number:number-style style:name="N3930">
      <number:text>\\\\!-\</number:text>
      <number:number number:decimal-places="0" number:min-integer-digits="1" number:grouping="true"/>
      <style:map style:condition="value()&gt;=0" style:apply-style-name="N3930P0"/>
    </number:number-style>
    <number:number-style style:name="N3932P0" style:volatile="true">
      <number:text>\</number:text>
      <number:number number:decimal-places="0" number:min-integer-digits="1" number:grouping="true"/>
    </number:number-style>
    <number:number-style style:name="N3932P1" style:volatile="true">
      <number:text>\(</number:text>
      <number:number number:decimal-places="0" number:min-integer-digits="1" number:grouping="true"/>
      <number:text>)</number:text>
    </number:number-style>
    <number:number-style style:name="N3932">
      <number:text>\-</number:text>
      <style:map style:condition="value()&gt;0" style:apply-style-name="N3932P0"/>
      <style:map style:condition="value()&lt;0" style:apply-style-name="N3932P1"/>
    </number:number-style>
    <number:number-style style:name="N3934P0" style:volatile="true">
      <number:text>\</number:text>
      <number:number number:decimal-places="2" number:min-integer-digits="1" number:grouping="true"/>
    </number:number-style>
    <number:number-style style:name="N3934P1" style:volatile="true">
      <number:text>\(</number:text>
      <number:number number:decimal-places="2" number:min-integer-digits="1" number:grouping="true"/>
      <number:text>)</number:text>
    </number:number-style>
    <number:number-style style:name="N3934">
      <number:text>\-</number:text>
      <number:number number:decimal-places="0" number:min-integer-digits="0"/>
      <style:map style:condition="value()&gt;0" style:apply-style-name="N3934P0"/>
      <style:map style:condition="value()&lt;0" style:apply-style-name="N3934P1"/>
    </number:number-style>
    <number:date-style style:name="N3935">
      <number:year number:style="long"/>
      <number:text>년 </number:text>
      <number:month number:style="long"/>
      <number:text>월</number:text>
    </number:date-style>
    <number:number-style style:name="N3936">
      <number:number number:decimal-places="0" number:min-integer-digits="0"/>
      <number:text>원</number:text>
    </number:number-style>
    <number:number-style style:name="N3937">
      <number:text>Won</number:text>
      <number:number number:decimal-places="2" number:min-integer-digits="1" number:grouping="true"/>
    </number:number-style>
    <number:number-style style:name="N3938P0" style:volatile="true">
      <number:text>\</number:text>
      <number:number number:decimal-places="2" number:min-integer-digits="1" number:grouping="true"/>
    </number:number-style>
    <number:number-style style:name="N3938P1" style:volatile="true">
      <number:text>-\</number:text>
      <number:number number:decimal-places="2" number:min-integer-digits="1" number:grouping="true"/>
    </number:number-style>
    <number:number-style style:name="N3938">
      <number:text>\-</number:text>
      <style:map style:condition="value()&gt;0" style:apply-style-name="N3938P0"/>
      <style:map style:condition="value()&lt;0" style:apply-style-name="N3938P1"/>
    </number:number-style>
    <number:number-style style:name="N3939P0" style:volatile="true">
      <number:text>\</number:text>
      <number:number number:decimal-places="3" number:min-integer-digits="1" number:grouping="true"/>
    </number:number-style>
    <number:number-style style:name="N3939P1" style:volatile="true">
      <number:text>-\</number:text>
      <number:number number:decimal-places="3" number:min-integer-digits="1" number:grouping="true"/>
    </number:number-style>
    <number:number-style style:name="N3939">
      <number:text>\-</number:text>
      <style:map style:condition="value()&gt;0" style:apply-style-name="N3939P0"/>
      <style:map style:condition="value()&lt;0" style:apply-style-name="N3939P1"/>
    </number:number-style>
    <number:number-style style:name="N3940P0" style:volatile="true">
      <number:text>\</number:text>
      <number:number number:decimal-places="4" number:min-integer-digits="1" number:grouping="true"/>
    </number:number-style>
    <number:number-style style:name="N3940P1" style:volatile="true">
      <number:text>-\</number:text>
      <number:number number:decimal-places="4" number:min-integer-digits="1" number:grouping="true"/>
    </number:number-style>
    <number:number-style style:name="N3940">
      <number:text>\-</number:text>
      <style:map style:condition="value()&gt;0" style:apply-style-name="N3940P0"/>
      <style:map style:condition="value()&lt;0" style:apply-style-name="N3940P1"/>
    </number:number-style>
    <number:number-style style:name="N3942P0" style:volatile="true">
      <number:text>U$</number:text>
      <number:number number:decimal-places="0" number:min-integer-digits="1" number:grouping="true"/>
    </number:number-style>
    <number:number-style style:name="N3942">
      <number:text>(U$</number:text>
      <number:number number:decimal-places="0" number:min-integer-digits="1" number:grouping="true"/>
      <style:map style:condition="value()&gt;=0" style:apply-style-name="N3942P0"/>
    </number:number-style>
    <number:number-style style:name="N3943">
      <number:text>\ </number:text>
      <number:number number:decimal-places="0" number:min-integer-digits="1" number:grouping="true"/>
    </number:number-style>
    <number:number-style style:name="N3944">
      <number:text>\ </number:text>
      <number:number number:decimal-places="0" number:min-integer-digits="1" number:grouping="true"/>
      <number:text> (부가세포함)</number:text>
    </number:number-style>
    <number:number-style style:name="N3945">
      <number:text>\ </number:text>
      <number:number number:decimal-places="0" number:min-integer-digits="1" number:grouping="true"/>
      <number:text>   (부가세포함)</number:text>
    </number:number-style>
    <number:number-style style:name="N3946P0" style:volatile="true">
      <number:text>\</number:text>
      <number:number number:decimal-places="0" number:min-integer-digits="1" number:grouping="true"/>
    </number:number-style>
    <number:number-style style:name="N3946">
      <number:text>-</number:text>
      <number:number number:decimal-places="0" number:min-integer-digits="1" number:grouping="true"/>
      <style:map style:condition="value()&gt;=0" style:apply-style-name="N3946P0"/>
    </number:number-style>
    <number:number-style style:name="N3947">
      <number:number number:decimal-places="0" number:min-integer-digits="0" number:grouping="true"/>
      <number:text>000</number:text>
    </number:number-style>
    <number:number-style style:name="N3948">
      <number:text>\ </number:text>
      <number:number number:decimal-places="0" number:min-integer-digits="0" number:grouping="true"/>
      <number:text>,000 (부가세포함)</number:text>
    </number:number-style>
    <number:number-style style:name="N3949">
      <number:number number:decimal-places="0" number:min-integer-digits="0">
        <number:embedded-text number:position="7">-</number:embedded-text>
      </number:number>
    </number:number-style>
    <number:number-style style:name="N3950">
      <number:number number:decimal-places="0" number:min-integer-digits="1" number:grouping="true"/>
      <number:text>              </number:text>
    </number:number-style>
    <number:number-style style:name="N3951">
      <number:text>(\</number:text>
      <number:number number:decimal-places="0" number:min-integer-digits="0" number:grouping="true"/>
      <number:text>)</number:text>
    </number:number-style>
    <number:currency-style style:name="N395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3953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3953">
      <number:currency-symbol number:language="en" number:country="US">$</number:currency-symbol>
      <number:text>-</number:text>
      <number:number number:decimal-places="0" number:min-integer-digits="0"/>
      <style:map style:condition="value()&gt;0" style:apply-style-name="N3953P0"/>
      <style:map style:condition="value()&lt;0" style:apply-style-name="N3953P1"/>
    </number:currency-style>
    <number:number-style style:name="N3954P0" style:volatile="true">
      <number:number number:decimal-places="8" number:min-integer-digits="1" number:grouping="true"/>
    </number:number-style>
    <number:number-style style:name="N3954P1" style:volatile="true">
      <number:text>-</number:text>
      <number:number number:decimal-places="8" number:min-integer-digits="1" number:grouping="true"/>
    </number:number-style>
    <number:number-style style:name="N3954">
      <number:text>-</number:text>
      <number:number number:decimal-places="0" number:min-integer-digits="0"/>
      <style:map style:condition="value()&gt;0" style:apply-style-name="N3954P0"/>
      <style:map style:condition="value()&lt;0" style:apply-style-name="N3954P1"/>
    </number:number-style>
    <number:number-style style:name="N3955P0" style:volatile="true">
      <number:number number:decimal-places="9" number:min-integer-digits="1" number:grouping="true"/>
    </number:number-style>
    <number:number-style style:name="N3955P1" style:volatile="true">
      <number:text>-</number:text>
      <number:number number:decimal-places="9" number:min-integer-digits="1" number:grouping="true"/>
    </number:number-style>
    <number:number-style style:name="N3955">
      <number:text>-</number:text>
      <number:number number:decimal-places="0" number:min-integer-digits="0"/>
      <style:map style:condition="value()&gt;0" style:apply-style-name="N3955P0"/>
      <style:map style:condition="value()&lt;0" style:apply-style-name="N3955P1"/>
    </number:number-style>
    <number:number-style style:name="N3956P0" style:volatile="true">
      <number:number number:decimal-places="10" number:min-integer-digits="1" number:grouping="true"/>
    </number:number-style>
    <number:number-style style:name="N3956P1" style:volatile="true">
      <number:text>-</number:text>
      <number:number number:decimal-places="10" number:min-integer-digits="1" number:grouping="true"/>
    </number:number-style>
    <number:number-style style:name="N3956">
      <number:text>-</number:text>
      <number:number number:decimal-places="0" number:min-integer-digits="0"/>
      <style:map style:condition="value()&gt;0" style:apply-style-name="N3956P0"/>
      <style:map style:condition="value()&lt;0" style:apply-style-name="N3956P1"/>
    </number:number-style>
    <number:number-style style:name="N3957P0" style:volatile="true">
      <number:number number:decimal-places="12" number:min-integer-digits="1" number:grouping="true"/>
    </number:number-style>
    <number:number-style style:name="N3957P1" style:volatile="true">
      <number:text>-</number:text>
      <number:number number:decimal-places="12" number:min-integer-digits="1" number:grouping="true"/>
    </number:number-style>
    <number:number-style style:name="N3957">
      <number:text>-</number:text>
      <number:number number:decimal-places="0" number:min-integer-digits="0"/>
      <style:map style:condition="value()&gt;0" style:apply-style-name="N3957P0"/>
      <style:map style:condition="value()&lt;0" style:apply-style-name="N3957P1"/>
    </number:number-style>
    <number:number-style style:name="N3958P0" style:volatile="true">
      <number:number number:decimal-places="13" number:min-integer-digits="1" number:grouping="true"/>
    </number:number-style>
    <number:number-style style:name="N3958P1" style:volatile="true">
      <number:text>-</number:text>
      <number:number number:decimal-places="13" number:min-integer-digits="1" number:grouping="true"/>
    </number:number-style>
    <number:number-style style:name="N3958">
      <number:text>-</number:text>
      <number:number number:decimal-places="0" number:min-integer-digits="0"/>
      <style:map style:condition="value()&gt;0" style:apply-style-name="N3958P0"/>
      <style:map style:condition="value()&lt;0" style:apply-style-name="N3958P1"/>
    </number:number-style>
    <number:number-style style:name="N3959P0" style:volatile="true">
      <number:number number:decimal-places="14" number:min-integer-digits="1" number:grouping="true"/>
    </number:number-style>
    <number:number-style style:name="N3959P1" style:volatile="true">
      <number:text>-</number:text>
      <number:number number:decimal-places="14" number:min-integer-digits="1" number:grouping="true"/>
    </number:number-style>
    <number:number-style style:name="N3959">
      <number:text>-</number:text>
      <number:number number:decimal-places="0" number:min-integer-digits="0"/>
      <style:map style:condition="value()&gt;0" style:apply-style-name="N3959P0"/>
      <style:map style:condition="value()&lt;0" style:apply-style-name="N3959P1"/>
    </number:number-style>
    <number:number-style style:name="N3960P0" style:volatile="true">
      <number:number number:decimal-places="15" number:min-integer-digits="1" number:grouping="true"/>
    </number:number-style>
    <number:number-style style:name="N3960P1" style:volatile="true">
      <number:text>-</number:text>
      <number:number number:decimal-places="15" number:min-integer-digits="1" number:grouping="true"/>
    </number:number-style>
    <number:number-style style:name="N3960">
      <number:text>-</number:text>
      <number:number number:decimal-places="0" number:min-integer-digits="0"/>
      <style:map style:condition="value()&gt;0" style:apply-style-name="N3960P0"/>
      <style:map style:condition="value()&lt;0" style:apply-style-name="N3960P1"/>
    </number:number-style>
    <number:number-style style:name="N3961P0" style:volatile="true">
      <number:number number:decimal-places="16" number:min-integer-digits="1" number:grouping="true"/>
    </number:number-style>
    <number:number-style style:name="N3961P1" style:volatile="true">
      <number:text>-</number:text>
      <number:number number:decimal-places="16" number:min-integer-digits="1" number:grouping="true"/>
    </number:number-style>
    <number:number-style style:name="N3961">
      <number:text>-</number:text>
      <number:number number:decimal-places="0" number:min-integer-digits="0"/>
      <style:map style:condition="value()&gt;0" style:apply-style-name="N3961P0"/>
      <style:map style:condition="value()&lt;0" style:apply-style-name="N3961P1"/>
    </number:number-style>
    <number:date-style style:name="N3962">
      <number:year/>
      <number:text>Ò´ </number:text>
      <number:month/>
      <number:text>êÅ </number:text>
      <number:day/>
      <number:text>ìí</number:text>
    </number:date-style>
    <number:date-style style:name="N3963">
      <number:year number:style="long"/>
      <number:text>³â </number:text>
      <number:month/>
      <number:text>¿ù </number:text>
      <number:day/>
      <number:text>ÀÏ</number:text>
    </number:date-style>
    <number:date-style style:name="N3964">
      <number:month number:style="long"/>
      <number:text>¿ù </number:text>
      <number:day number:style="long"/>
      <number:text>ÀÏ</number:text>
    </number:date-style>
    <number:date-style style:name="N3965">
      <number:year number:style="long"/>
      <number:text>³â </number:text>
      <number:month/>
      <number:text>¿ù</number:text>
    </number:date-style>
    <number:number-style style:name="N3966P0" style:volatile="true">
      <number:text>$</number:text>
      <number:number number:decimal-places="2" number:min-integer-digits="1" number:grouping="true"/>
    </number:number-style>
    <number:number-style style:name="N3966P1" style:volatile="true">
      <number:text>$(</number:text>
      <number:number number:decimal-places="2" number:min-integer-digits="1" number:grouping="true"/>
      <number:text>)</number:text>
    </number:number-style>
    <number:number-style style:name="N3966">
      <number:text>$-</number:text>
      <style:map style:condition="value()&gt;0" style:apply-style-name="N3966P0"/>
      <style:map style:condition="value()&lt;0" style:apply-style-name="N3966P1"/>
    </number:number-style>
    <number:number-style style:name="N3968P0" style:volatile="true">
      <number:number number:decimal-places="0" number:min-integer-digits="1" number:grouping="true"/>
    </number:number-style>
    <number:number-style style:name="N3968P1" style:volatile="true">
      <number:text>\!(</number:text>
      <number:number number:decimal-places="0" number:min-integer-digits="1" number:grouping="true"/>
      <number:text>\!)</number:text>
    </number:number-style>
    <number:number-style style:name="N3968">
      <number:text>-</number:text>
      <style:map style:condition="value()&gt;0" style:apply-style-name="N3968P0"/>
      <style:map style:condition="value()&lt;0" style:apply-style-name="N3968P1"/>
    </number:number-style>
    <number:number-style style:name="N3970P0" style:volatile="true">
      <number:text>$</number:text>
      <number:number number:decimal-places="0" number:min-integer-digits="1" number:grouping="true"/>
    </number:number-style>
    <number:number-style style:name="N3970P1" style:volatile="true">
      <number:text>$\!(</number:text>
      <number:number number:decimal-places="0" number:min-integer-digits="1" number:grouping="true"/>
      <number:text>\!)</number:text>
    </number:number-style>
    <number:number-style style:name="N3970">
      <number:text>$-</number:text>
      <style:map style:condition="value()&gt;0" style:apply-style-name="N3970P0"/>
      <style:map style:condition="value()&lt;0" style:apply-style-name="N3970P1"/>
    </number:number-style>
    <number:number-style style:name="N3972P0" style:volatile="true">
      <number:text>$</number:text>
      <number:number number:decimal-places="2" number:min-integer-digits="1" number:grouping="true"/>
    </number:number-style>
    <number:number-style style:name="N3972P1" style:volatile="true">
      <number:text>$\!(</number:text>
      <number:number number:decimal-places="2" number:min-integer-digits="1" number:grouping="true"/>
      <number:text>\!)</number:text>
    </number:number-style>
    <number:number-style style:name="N3972">
      <number:text>$-</number:text>
      <number:number number:decimal-places="0" number:min-integer-digits="0"/>
      <style:map style:condition="value()&gt;0" style:apply-style-name="N3972P0"/>
      <style:map style:condition="value()&lt;0" style:apply-style-name="N3972P1"/>
    </number:number-style>
    <number:number-style style:name="N3974P0" style:volatile="true">
      <number:number number:decimal-places="2" number:min-integer-digits="1" number:grouping="true"/>
    </number:number-style>
    <number:number-style style:name="N3974P1" style:volatile="true">
      <number:text>\!(</number:text>
      <number:number number:decimal-places="2" number:min-integer-digits="1" number:grouping="true"/>
      <number:text>\!)</number:text>
    </number:number-style>
    <number:number-style style:name="N3974">
      <number:text>-</number:text>
      <number:number number:decimal-places="0" number:min-integer-digits="0"/>
      <style:map style:condition="value()&gt;0" style:apply-style-name="N3974P0"/>
      <style:map style:condition="value()&lt;0" style:apply-style-name="N3974P1"/>
    </number:number-style>
    <number:number-style style:name="N3976P0" style:volatile="true">
      <number:text>++</number:text>
      <number:number number:decimal-places="0" number:min-integer-digits="1" number:grouping="true"/>
    </number:number-style>
    <number:number-style style:name="N3976">
      <number:text>-</number:text>
      <number:number number:decimal-places="0" number:min-integer-digits="1" number:grouping="true"/>
      <style:map style:condition="value()&gt;=0" style:apply-style-name="N3976P0"/>
    </number:number-style>
    <number:number-style style:name="N3977P0" style:volatile="true">
      <number:number number:decimal-places="0" number:min-integer-digits="1">
        <number:embedded-text number:position="3">!,</number:embedded-text>
      </number:number>
    </number:number-style>
    <number:number-style style:name="N3977">
      <number:text>\!(</number:text>
      <number:number number:decimal-places="0" number:min-integer-digits="1">
        <number:embedded-text number:position="3">!,</number:embedded-text>
      </number:number>
      <number:text>\!)</number:text>
      <style:map style:condition="value()&gt;=0" style:apply-style-name="N3977P0"/>
    </number:number-style>
    <number:number-style style:name="N3978">
      <number:text>%</number:text>
    </number:number-style>
    <number:number-style style:name="N3979">
      <number:text>$</number:text>
      <number:number number:decimal-places="11" number:min-integer-digits="1" number:grouping="true"/>
    </number:number-style>
    <number:number-style style:name="N3981P0" style:volatile="true">
      <number:text> \</number:text>
      <number:number number:decimal-places="0" number:min-integer-digits="1" number:grouping="true"/>
      <number:text> </number:text>
    </number:number-style>
    <number:number-style style:name="N3981P1" style:volatile="true">
      <number:text>-\</number:text>
      <number:number number:decimal-places="0" number:min-integer-digits="1" number:grouping="true"/>
      <number:text> </number:text>
    </number:number-style>
    <number:number-style style:name="N3981">
      <number:text> \- </number:text>
      <style:map style:condition="value()&gt;0" style:apply-style-name="N3981P0"/>
      <style:map style:condition="value()&lt;0" style:apply-style-name="N3981P1"/>
    </number:number-style>
    <number:number-style style:name="N3983P0" style:volatile="true">
      <number:text> \</number:text>
      <number:number number:decimal-places="2" number:min-integer-digits="1" number:grouping="true"/>
      <number:text> </number:text>
    </number:number-style>
    <number:number-style style:name="N3983P1" style:volatile="true">
      <number:text>-\</number:text>
      <number:number number:decimal-places="2" number:min-integer-digits="1" number:grouping="true"/>
      <number:text> </number:text>
    </number:number-style>
    <number:number-style style:name="N3983">
      <number:text> \-</number:text>
      <number:number number:decimal-places="0" number:min-integer-digits="0"/>
      <number:text> </number:text>
      <style:map style:condition="value()&gt;0" style:apply-style-name="N3983P0"/>
      <style:map style:condition="value()&lt;0" style:apply-style-name="N3983P1"/>
    </number:number-style>
    <number:number-style style:name="N3985P0" style:volatile="true">
      <number:number number:decimal-places="6" number:min-integer-digits="1" number:grouping="true"/>
      <number:text> </number:text>
    </number:number-style>
    <number:number-style style:name="N3985P1" style:volatile="true">
      <number:text>-</number:text>
      <number:number number:decimal-places="6" number:min-integer-digits="1" number:grouping="true"/>
      <number:text> </number:text>
    </number:number-style>
    <number:number-style style:name="N3985">
      <number:text> -</number:text>
      <number:number number:decimal-places="0" number:min-integer-digits="0"/>
      <number:text> </number:text>
      <style:map style:condition="value()&gt;0" style:apply-style-name="N3985P0"/>
      <style:map style:condition="value()&lt;0" style:apply-style-name="N3985P1"/>
    </number:number-style>
    <number:date-style style:name="N3986">
      <number:year number:style="long"/>
      <number:text>³â </number:text>
      <number:month number:style="long"/>
      <number:text>¿ù</number:text>
    </number:date-style>
    <number:number-style style:name="N3987">
      <number:number number:decimal-places="0" number:min-integer-digits="0"/>
      <number:text>¿ø</number:text>
    </number:number-style>
    <number:number-style style:name="N3989P0" style:volatile="true">
      <number:text>\</number:text>
      <number:number number:decimal-places="0" number:min-integer-digits="0" number:grouping="true"/>
      <number:text>¿ø(V.A.T.Æ÷ÇÔ)</number:text>
    </number:number-style>
    <number:number-style style:name="N3989">
      <number:text>-\</number:text>
      <number:number number:decimal-places="0" number:min-integer-digits="0" number:grouping="true"/>
      <number:text>¿ø(V.A.T.º°µµ)</number:text>
      <style:map style:condition="value()&gt;=0" style:apply-style-name="N3989P0"/>
    </number:number-style>
    <number:number-style style:name="N3991P0" style:volatile="true">
      <number:text>\</number:text>
      <number:number number:decimal-places="0" number:min-integer-digits="0" number:grouping="true"/>
      <number:text>¿ø(V.A.T.º°µµ)</number:text>
    </number:number-style>
    <number:number-style style:name="N3991">
      <number:text>-\</number:text>
      <number:number number:decimal-places="0" number:min-integer-digits="0" number:grouping="true"/>
      <number:text>¿ø(V.A.T.º°µµ)</number:text>
      <style:map style:condition="value()&gt;=0" style:apply-style-name="N3991P0"/>
    </number:number-style>
    <number:number-style style:name="N3993P0" style:volatile="true">
      <number:text>\</number:text>
      <number:number number:decimal-places="2" number:min-integer-digits="1" number:grouping="true"/>
      <number:text> </number:text>
    </number:number-style>
    <number:number-style style:name="N3993">
      <number:text>(\</number:text>
      <number:number number:decimal-places="2" number:min-integer-digits="1" number:grouping="true"/>
      <number:text>)</number:text>
      <style:map style:condition="value()&gt;=0" style:apply-style-name="N3993P0"/>
    </number:number-style>
    <number:number-style style:name="N3995P0" style:volatile="true">
      <number:text>\</number:text>
      <number:number number:decimal-places="1" number:min-integer-digits="1" number:grouping="true"/>
      <number:text> </number:text>
    </number:number-style>
    <number:number-style style:name="N3995">
      <number:text>(\</number:text>
      <number:number number:decimal-places="1" number:min-integer-digits="1" number:grouping="true"/>
      <number:text>)</number:text>
      <style:map style:condition="value()&gt;=0" style:apply-style-name="N3995P0"/>
    </number:number-style>
    <number:number-style style:name="N3997P0" style:volatile="true">
      <number:text>\</number:text>
      <number:number number:decimal-places="3" number:min-integer-digits="1" number:grouping="true"/>
      <number:text> </number:text>
    </number:number-style>
    <number:number-style style:name="N3997">
      <number:text>(\</number:text>
      <number:number number:decimal-places="3" number:min-integer-digits="1" number:grouping="true"/>
      <number:text>)</number:text>
      <style:map style:condition="value()&gt;=0" style:apply-style-name="N3997P0"/>
    </number:number-style>
    <number:number-style style:name="N3998P0" style:volatile="true">
      <number:text>$</number:text>
      <number:number number:decimal-places="0" number:min-integer-digits="1" number:grouping="true"/>
      <number:text> </number:text>
    </number:number-style>
    <number:number-style style:name="N3998">
      <number:text>\\\\\($</number:text>
      <number:number number:decimal-places="0" number:min-integer-digits="1" number:grouping="true"/>
      <number:text>\\\\\)</number:text>
      <style:map style:condition="value()&gt;=0" style:apply-style-name="N3998P0"/>
    </number:number-style>
    <number:date-style style:name="N3999">
      <number:day/>
      <number:text>\\\\\-</number:text>
      <number:month/>
    </number:date-style>
    <number:number-style style:name="N4001P0" style:volatile="true">
      <number:number number:min-integer-digits="1"/>
      <number:text/>
    </number:number-style>
    <number:number-style style:name="N4001P1" style:volatile="true">
      <number:text> \\\\(</number:text>
      <number:number number:decimal-places="0" number:min-integer-digits="1" number:grouping="true"/>
      <number:text>\\\\)</number:text>
    </number:number-style>
    <number:number-style style:name="N4001">
      <number:text> -</number:text>
      <number:number number:decimal-places="0" number:min-integer-digits="0"/>
      <number:text> </number:text>
      <style:map style:condition="value()&gt;0" style:apply-style-name="N4001P0"/>
      <style:map style:condition="value()&lt;0" style:apply-style-name="N4001P1"/>
    </number:number-style>
    <number:number-style style:name="N4002P0" style:volatile="true">
      <number:text>$</number:text>
      <number:number number:decimal-places="3" number:min-integer-digits="1" number:grouping="true"/>
      <number:text> </number:text>
    </number:number-style>
    <number:number-style style:name="N4002">
      <number:text>\\\\($</number:text>
      <number:number number:decimal-places="3" number:min-integer-digits="1" number:grouping="true"/>
      <number:text>\\\\)</number:text>
      <style:map style:condition="value()&gt;=0" style:apply-style-name="N4002P0"/>
    </number:number-style>
    <number:date-style style:name="N4003">
      <number:year/>
      <number:text> - </number:text>
      <number:month number:style="long"/>
      <number:text> - </number:text>
      <number:day number:style="long"/>
      <number:text> - </number:text>
    </number:date-style>
    <number:time-style style:name="N4004">
      <number:hours number:style="long"/>
      <number:text> -  </number:text>
      <number:minutes number:style="long"/>
      <number:text> -  </number:text>
      <number:seconds number:style="long"/>
    </number:time-style>
    <number:date-style style:name="N4005">
      <number:year/>
      <number:text>³â</number:text>
      <number:month number:style="long"/>
      <number:text>¿ù</number:text>
      <number:day number:style="long"/>
      <number:text>ÀÏ</number:text>
    </number:date-style>
    <number:date-style style:name="N4006">
      <number:year/>
      <number:text>³â\\\\\ </number:text>
      <number:month number:style="long"/>
      <number:text>¿ù\\\\\ </number:text>
      <number:day number:style="long"/>
      <number:text>ÀÏ</number:text>
    </number:date-style>
    <number:time-style style:name="N4007">
      <number:hours/>
      <number:text>½Ã\\\\\\\\\ </number:text>
      <number:minutes number:style="long"/>
      <number:text>ºÐ</number:text>
    </number:time-style>
    <number:date-style style:name="N4008">
      <number:year number:style="long"/>
      <number:text>Ò´\\\\\\\\\ </number:text>
      <number:month number:style="long"/>
      <number:text>êÅ\\\\\\\\\ </number:text>
      <number:day number:style="long"/>
      <number:text>ìí</number:text>
    </number:date-style>
    <number:number-style style:name="N4009P0" style:volatile="true">
      <number:text>$</number:text>
      <number:number number:decimal-places="0" number:min-integer-digits="1" number:grouping="true"/>
      <number:text> </number:text>
    </number:number-style>
    <number:number-style style:name="N4009">
      <number:text>\\\\\\($</number:text>
      <number:number number:decimal-places="1" number:min-integer-digits="1" number:grouping="true"/>
      <number:text>\\\\\\)</number:text>
      <style:map style:condition="value()&gt;=0" style:apply-style-name="N4009P0"/>
    </number:number-style>
    <number:number-style style:name="N4010P0" style:volatile="true">
      <number:number number:decimal-places="3" number:min-integer-digits="1" number:grouping="true"/>
      <number:text> </number:text>
    </number:number-style>
    <number:number-style style:name="N4010P1" style:volatile="true">
      <number:text>-</number:text>
      <number:number number:decimal-places="3" number:min-integer-digits="1" number:grouping="true"/>
      <number:text> </number:text>
    </number:number-style>
    <number:number-style style:name="N4010">
      <number:text> -</number:text>
      <number:number number:decimal-places="0" number:min-integer-digits="0"/>
      <number:text> </number:text>
      <style:map style:condition="value()&gt;0" style:apply-style-name="N4010P0"/>
      <style:map style:condition="value()&lt;0" style:apply-style-name="N4010P1"/>
    </number:number-style>
    <number:number-style style:name="N4011P0" style:volatile="true">
      <number:number number:min-integer-digits="1"/>
      <number:text/>
    </number:number-style>
    <number:number-style style:name="N4011P1" style:volatile="true">
      <number:text>-</number:text>
      <number:number number:decimal-places="1" number:min-integer-digits="1" number:grouping="true"/>
      <number:text> </number:text>
    </number:number-style>
    <number:number-style style:name="N4011">
      <number:text> - </number:text>
      <style:map style:condition="value()&gt;0" style:apply-style-name="N4011P0"/>
      <style:map style:condition="value()&lt;0" style:apply-style-name="N4011P1"/>
    </number:number-style>
    <number:number-style style:name="N4012P0" style:volatile="true">
      <number:number number:min-integer-digits="1"/>
      <number:text/>
    </number:number-style>
    <number:number-style style:name="N4012P1" style:volatile="true">
      <number:text> -</number:text>
      <number:number number:decimal-places="1" number:min-integer-digits="1" number:grouping="true"/>
      <number:text> </number:text>
    </number:number-style>
    <number:number-style style:name="N4012">
      <number:text> - </number:text>
      <style:map style:condition="value()&gt;0" style:apply-style-name="N4012P0"/>
      <style:map style:condition="value()&lt;0" style:apply-style-name="N4012P1"/>
    </number:number-style>
    <number:number-style style:name="N4013P0" style:volatile="true">
      <number:number number:min-integer-digits="1"/>
      <number:text/>
    </number:number-style>
    <number:number-style style:name="N4013P1" style:volatile="true">
      <number:text> -</number:text>
      <number:number number:decimal-places="2" number:min-integer-digits="1" number:grouping="true"/>
      <number:text> </number:text>
    </number:number-style>
    <number:number-style style:name="N4013">
      <number:text> - </number:text>
      <style:map style:condition="value()&gt;0" style:apply-style-name="N4013P0"/>
      <style:map style:condition="value()&lt;0" style:apply-style-name="N4013P1"/>
    </number:number-style>
    <number:number-style style:name="N4014P0" style:volatile="true">
      <number:number number:min-integer-digits="1"/>
      <number:text/>
    </number:number-style>
    <number:number-style style:name="N4014P1" style:volatile="true">
      <number:text> (</number:text>
      <number:number number:decimal-places="2" number:min-integer-digits="1" number:grouping="true"/>
      <number:text>)</number:text>
    </number:number-style>
    <number:number-style style:name="N4014">
      <number:text> - </number:text>
      <style:map style:condition="value()&gt;0" style:apply-style-name="N4014P0"/>
      <style:map style:condition="value()&lt;0" style:apply-style-name="N4014P1"/>
    </number:number-style>
    <number:number-style style:name="N4016P0" style:volatile="true">
      <number:number number:decimal-places="0" number:min-integer-digits="0" number:grouping="true"/>
      <number:text>,000¿ø(V.A.T.º°µµ)</number:text>
    </number:number-style>
    <number:number-style style:name="N4016">
      <number:text>-\</number:text>
      <number:number number:decimal-places="0" number:min-integer-digits="0" number:grouping="true"/>
      <number:text>¿ø(V.A.T.º°µµ)</number:text>
      <style:map style:condition="value()&gt;=0" style:apply-style-name="N4016P0"/>
    </number:number-style>
    <number:number-style style:name="N4018P0" style:volatile="true">
      <number:number number:decimal-places="0" number:min-integer-digits="0" number:grouping="true"/>
      <number:text>¿ø(V.A.T.º°µµ)</number:text>
    </number:number-style>
    <number:number-style style:name="N4018">
      <number:text>-\</number:text>
      <number:number number:decimal-places="0" number:min-integer-digits="0" number:grouping="true"/>
      <number:text>¿ø(V.A.T.º°µµ)</number:text>
      <style:map style:condition="value()&gt;=0" style:apply-style-name="N4018P0"/>
    </number:number-style>
    <number:number-style style:name="N4020P0" style:volatile="true">
      <number:number number:decimal-places="0" number:min-integer-digits="0"/>
      <number:text>,000¿ø(V.A.T.º°µµ)</number:text>
    </number:number-style>
    <number:number-style style:name="N4020">
      <number:text>-\</number:text>
      <number:number number:decimal-places="0" number:min-integer-digits="0" number:grouping="true"/>
      <number:text>¿ø(V.A.T.º°µµ)</number:text>
      <style:map style:condition="value()&gt;=0" style:apply-style-name="N4020P0"/>
    </number:number-style>
    <number:number-style style:name="N4021P0" style:volatile="true">
      <number:text>-</number:text>
      <number:number number:decimal-places="0" number:min-integer-digits="1" number:grouping="true"/>
    </number:number-style>
    <number:number-style style:name="N4021">
      <number:number number:decimal-places="0" number:min-integer-digits="1" number:grouping="true"/>
      <style:map style:condition="value()&gt;=0" style:apply-style-name="N4021P0"/>
    </number:number-style>
    <number:number-style style:name="N4022P0" style:volatile="true">
      <number:text>-</number:text>
      <number:number number:decimal-places="2" number:min-integer-digits="1" number:grouping="true"/>
    </number:number-style>
    <number:number-style style:name="N4022">
      <number:number number:decimal-places="2" number:min-integer-digits="1" number:grouping="true"/>
      <style:map style:condition="value()&gt;=0" style:apply-style-name="N4022P0"/>
    </number:number-style>
    <number:number-style style:name="N4023P0" style:volatile="true">
      <number:number number:decimal-places="0" number:min-integer-digits="1" number:grouping="true"/>
      <number:text> </number:text>
    </number:number-style>
    <number:number-style style:name="N4023">
      <number:text>( </number:text>
      <number:number number:decimal-places="0" number:min-integer-digits="1" number:grouping="true"/>
      <number:text>)</number:text>
      <style:map style:condition="value()&gt;=0" style:apply-style-name="N4023P0"/>
    </number:number-style>
    <number:number-style style:name="N4024P0" style:volatile="true">
      <number:number number:decimal-places="2" number:min-integer-digits="1" number:grouping="true"/>
      <number:text> </number:text>
    </number:number-style>
    <number:number-style style:name="N4024">
      <number:text>( </number:text>
      <number:number number:decimal-places="2" number:min-integer-digits="1" number:grouping="true"/>
      <number:text>)</number:text>
      <style:map style:condition="value()&gt;=0" style:apply-style-name="N4024P0"/>
    </number:number-style>
    <number:number-style style:name="N4026P0" style:volatile="true">
      <number:number number:decimal-places="0" number:min-integer-digits="1" number:grouping="true"/>
      <number:text> ￦</number:text>
    </number:number-style>
    <number:number-style style:name="N4026P1" style:volatile="true">
      <number:text>-</number:text>
      <number:number number:decimal-places="0" number:min-integer-digits="1" number:grouping="true"/>
      <number:text> ￦</number:text>
    </number:number-style>
    <number:number-style style:name="N4026">
      <number:text>- ￦</number:text>
      <style:map style:condition="value()&gt;0" style:apply-style-name="N4026P0"/>
      <style:map style:condition="value()&lt;0" style:apply-style-name="N4026P1"/>
    </number:number-style>
    <number:number-style style:name="N4028P0" style:volatile="true">
      <number:number number:decimal-places="2" number:min-integer-digits="1" number:grouping="true"/>
      <number:text> ￦</number:text>
    </number:number-style>
    <number:number-style style:name="N4028P1" style:volatile="true">
      <number:text>-</number:text>
      <number:number number:decimal-places="2" number:min-integer-digits="1" number:grouping="true"/>
      <number:text> ￦</number:text>
    </number:number-style>
    <number:number-style style:name="N4028">
      <number:text>-</number:text>
      <number:number number:decimal-places="0" number:min-integer-digits="0"/>
      <number:text> ￦</number:text>
      <style:map style:condition="value()&gt;0" style:apply-style-name="N4028P0"/>
      <style:map style:condition="value()&lt;0" style:apply-style-name="N4028P1"/>
    </number:number-style>
    <number:date-style style:name="N4029">
      <number:year/>
      <number:text>³â </number:text>
      <number:month/>
      <number:text>¿ù </number:text>
      <number:day/>
      <number:text>ÀÏ</number:text>
    </number:date-style>
    <number:date-style style:name="N4030">
      <number:month/>
      <number:text>¿ù </number:text>
      <number:day/>
      <number:text>ÀÏ</number:text>
    </number:date-style>
    <number:date-style style:name="N4031">
      <number:year number:calendar="hanja_yoil" number:style="long"/>
      <number:text>/</number:text>
      <number:month number:calendar="hanja_yoil"/>
      <number:text>/</number:text>
      <number:day number:calendar="hanja_yoil"/>
      <number:text> </number:text>
      <number:day-of-week number:calendar="hanja_yoil" number:style="long"/>
    </number:date-style>
    <number:number-style style:name="N4033P0" style:volatile="true">
      <number:text>\!$</number:text>
      <number:number number:decimal-places="0" number:min-integer-digits="1">
        <number:embedded-text number:position="3">!,</number:embedded-text>
      </number:number>
    </number:number-style>
    <number:number-style style:name="N4033P1" style:volatile="true">
      <number:text>\!$\!-</number:text>
      <number:number number:decimal-places="0" number:min-integer-digits="1">
        <number:embedded-text number:position="3">!,</number:embedded-text>
      </number:number>
      <number:text>\! </number:text>
    </number:number-style>
    <number:number-style style:name="N4033">
      <number:text>\!$-</number:text>
      <style:map style:condition="value()&gt;0" style:apply-style-name="N4033P0"/>
      <style:map style:condition="value()&lt;0" style:apply-style-name="N4033P1"/>
    </number:number-style>
    <number:number-style style:name="N4034P0" style:volatile="true">
      <number:number number:decimal-places="0" number:min-integer-digits="1">
        <number:embedded-text number:position="3">!,</number:embedded-text>
      </number:number>
    </number:number-style>
    <number:number-style style:name="N4034">
      <number:text>\!-</number:text>
      <number:number number:decimal-places="0" number:min-integer-digits="1">
        <number:embedded-text number:position="3">!,</number:embedded-text>
      </number:number>
      <number:text>\! </number:text>
      <style:map style:condition="value()&gt;=0" style:apply-style-name="N4034P0"/>
    </number:number-style>
    <number:number-style style:name="N4035">
      <number:text>\\! </number:text>
      <number:number number:decimal-places="0" number:min-integer-digits="1">
        <number:embedded-text number:position="3">!,</number:embedded-text>
      </number:number>
      <number:text>\! \!(VAT\! º°µµ\!)</number:text>
    </number:number-style>
    <number:number-style style:name="N4036">
      <number:text>\\! ÇÕ\! \! \! \! \! \! \! °è\! \! \!(VAT\! º°µµ\!)</number:text>
    </number:number-style>
    <number:number-style style:name="N4037">
      <number:number number:decimal-places="0" number:min-integer-digits="0" number:grouping="true"/>
      <number:text> \ (VAT º°µµ)</number:text>
    </number:number-style>
    <number:number-style style:name="N4038">
      <number:text>\ </number:text>
      <number:number number:decimal-places="0" number:min-integer-digits="1" number:grouping="true"/>
      <number:text>(VAT º°µµ)</number:text>
    </number:number-style>
    <number:number-style style:name="N4039">
      <number:number number:decimal-places="0" number:min-integer-digits="0" number:grouping="true"/>
      <number:text> $ (VAT º°µµ)</number:text>
    </number:number-style>
    <number:number-style style:name="N4040">
      <number:text>\ </number:text>
      <number:number number:decimal-places="0" number:min-integer-digits="0" number:grouping="true"/>
      <number:text>  (VAT º°µµ)</number:text>
    </number:number-style>
    <number:number-style style:name="N4041">
      <number:text>\ </number:text>
      <number:number number:decimal-places="0" number:min-integer-digits="0" number:grouping="true"/>
      <number:text> (VATÆ÷ÇÔ)</number:text>
    </number:number-style>
    <number:number-style style:name="N4042">
      <number:number number:decimal-places="0" number:min-integer-digits="0"/>
      <number:text>±¹</number:text>
    </number:number-style>
    <number:number-style style:name="N4043">
      <number:number number:decimal-places="0" number:min-integer-digits="0"/>
      <number:text>¸í</number:text>
    </number:number-style>
    <number:number-style style:name="N4044">
      <number:number number:min-integer-digits="1"/>
      <number:text>¸í</number:text>
    </number:number-style>
    <number:date-style style:name="N4045">
      <number:year number:style="long"/>
      <number:text>.</number:text>
      <number:month number:style="long"/>
      <number:text>.</number:text>
      <number:day number:style="long"/>
    </number:date-style>
    <number:number-style style:name="N4047P0" style:volatile="true">
      <number:number number:min-integer-digits="1"/>
      <number:text/>
    </number:number-style>
    <number:number-style style:name="N4047P1" style:volatile="true">
      <number:text>  (</number:text>
      <number:number number:decimal-places="0" number:min-integer-digits="1" number:grouping="true"/>
      <number:text>)</number:text>
    </number:number-style>
    <number:number-style style:name="N4047">
      <number:text>  - </number:text>
      <style:map style:condition="value()&gt;0" style:apply-style-name="N4047P0"/>
      <style:map style:condition="value()&lt;0" style:apply-style-name="N4047P1"/>
    </number:number-style>
    <number:number-style style:name="N4049P0" style:volatile="true">
      <number:number number:min-integer-digits="1"/>
      <number:text/>
    </number:number-style>
    <number:number-style style:name="N4049P1" style:volatile="true">
      <number:text>  (</number:text>
      <number:number number:decimal-places="2" number:min-integer-digits="1" number:grouping="true"/>
      <number:text>)</number:text>
    </number:number-style>
    <number:number-style style:name="N4049">
      <number:text>  -</number:text>
      <number:number number:decimal-places="0" number:min-integer-digits="0"/>
      <number:text> </number:text>
      <style:map style:condition="value()&gt;0" style:apply-style-name="N4049P0"/>
      <style:map style:condition="value()&lt;0" style:apply-style-name="N4049P1"/>
    </number:number-style>
    <number:number-style style:name="N4050P0" style:volatile="true">
      <number:number number:decimal-places="1" number:min-integer-digits="1" number:grouping="true"/>
      <number:text> </number:text>
    </number:number-style>
    <number:number-style style:name="N4050P1" style:volatile="true">
      <number:text> (</number:text>
      <number:number number:decimal-places="1" number:min-integer-digits="1" number:grouping="true"/>
      <number:text>)</number:text>
    </number:number-style>
    <number:number-style style:name="N4050">
      <number:text> - </number:text>
      <style:map style:condition="value()&gt;0" style:apply-style-name="N4050P0"/>
      <style:map style:condition="value()&lt;0" style:apply-style-name="N4050P1"/>
    </number:number-style>
    <number:number-style style:name="N4051P0" style:volatile="true">
      <number:number number:min-integer-digits="1"/>
      <number:text/>
    </number:number-style>
    <number:number-style style:name="N4051P1" style:volatile="true">
      <number:text>-</number:text>
      <number:number number:decimal-places="2" number:min-integer-digits="1" number:grouping="true"/>
      <number:text> </number:text>
    </number:number-style>
    <number:number-style style:name="N4051">
      <number:text> - </number:text>
      <style:map style:condition="value()&gt;0" style:apply-style-name="N4051P0"/>
      <style:map style:condition="value()&lt;0" style:apply-style-name="N4051P1"/>
    </number:number-style>
    <number:number-style style:name="N4052">
      <number:text> (</number:text>
      <number:number number:decimal-places="2" number:min-integer-digits="1"/>
      <number:text>%)</number:text>
    </number:number-style>
    <number:number-style style:name="N4054P0" style:volatile="true">
      <number:text>$</number:text>
      <number:number number:decimal-places="4" number:min-integer-digits="1" number:grouping="true"/>
    </number:number-style>
    <number:number-style style:name="N4054P1" style:volatile="true">
      <number:text>$-</number:text>
      <number:number number:decimal-places="4" number:min-integer-digits="1" number:grouping="true"/>
      <number:text> </number:text>
    </number:number-style>
    <number:number-style style:name="N4054">
      <number:text>$-</number:text>
      <number:number number:decimal-places="0" number:min-integer-digits="0"/>
      <style:map style:condition="value()&gt;0" style:apply-style-name="N4054P0"/>
      <style:map style:condition="value()&lt;0" style:apply-style-name="N4054P1"/>
    </number:number-style>
    <number:number-style style:name="N4055">
      <number:text>°ßÀû±Ý¾× : </number:text>
      <number:number number:decimal-places="0" number:min-integer-digits="1" number:grouping="true"/>
      <number:text>¿ø(VATÆ÷ÇÔ)</number:text>
    </number:number-style>
    <number:number-style style:name="N4056">
      <number:number number:decimal-places="0" number:min-integer-digits="1" number:grouping="true"/>
      <number:text>¿ø(VATÆ÷ÇÔ)</number:text>
    </number:number-style>
    <number:number-style style:name="N4057">
      <number:number number:min-integer-digits="1"/>
      <number:text>  ±ÍÁß</number:text>
    </number:number-style>
    <number:text-style style:name="N4058">
      <number:text-content/>
      <number:text>   ±ÍÁß</number:text>
    </number:text-style>
    <number:text-style style:name="N4059">
      <number:text-content/>
      <number:text>  ±ÍÁß</number:text>
    </number:text-style>
    <number:number-style style:name="N4060P0" style:volatile="true">
      <number:text>-</number:text>
      <number:number number:decimal-places="0" number:min-integer-digits="1" number:grouping="true"/>
    </number:number-style>
    <number:number-style style:name="N4060">
      <number:text>(</number:text>
      <number:number number:decimal-places="0" number:min-integer-digits="1" number:grouping="true"/>
      <number:text>)</number:text>
      <style:map style:condition="value()&gt;=0" style:apply-style-name="N4060P0"/>
    </number:number-style>
    <number:number-style style:name="N4061">
      <number:text>\</number:text>
      <number:number number:decimal-places="0" number:min-integer-digits="1" number:grouping="true"/>
      <number:text>¿ø(VATÆ÷ÇÔ)</number:text>
    </number:number-style>
    <number:number-style style:name="N4062">
      <number:text>±Ý</number:text>
      <number:number number:decimal-places="0" number:min-integer-digits="1" number:grouping="true"/>
      <number:text>¿ø(VATÆ÷ÇÔ)</number:text>
    </number:number-style>
    <number:number-style style:name="N4063">
      <number:text>\</number:text>
      <number:number number:decimal-places="0" number:min-integer-digits="0" number:grouping="true"/>
    </number:number-style>
    <number:number-style style:name="N4064">
      <number:text>Alex_cell</number:text>
    </number:number-style>
    <number:number-style style:name="N4065P0" style:volatile="true">
      <number:text>$</number:text>
      <number:number number:decimal-places="2" number:min-integer-digits="1" number:grouping="true"/>
      <number:text> </number:text>
    </number:number-style>
    <number:number-style style:name="N4065">
      <number:text>(</number:text>
      <number:number number:decimal-places="2" number:min-integer-digits="1" number:grouping="true"/>
      <number:text>)</number:text>
      <style:map style:condition="value()&gt;=0" style:apply-style-name="N4065P0"/>
    </number:number-style>
    <number:percentage-style style:name="N4066P0" style:volatile="true">
      <number:number number:decimal-places="6" number:min-integer-digits="1"/>
      <number:text>%</number:text>
    </number:percentage-style>
    <number:percentage-style style:name="N4066">
      <number:text>-</number:text>
      <number:number number:decimal-places="6" number:min-integer-digits="1"/>
      <number:text>%</number:text>
      <style:map style:condition="value()&gt;=0" style:apply-style-name="N4066P0"/>
    </number:percentage-style>
    <number:number-style style:name="N4068P0" style:volatile="true">
      <number:text>$  </number:text>
      <number:number number:decimal-places="0" number:min-integer-digits="1" number:grouping="true"/>
      <number:text> </number:text>
    </number:number-style>
    <number:number-style style:name="N4068">
      <number:text>($  ,</number:text>
      <number:number number:decimal-places="0" number:min-integer-digits="1"/>
      <number:text>)</number:text>
      <style:map style:condition="value()&gt;=0" style:apply-style-name="N4068P0"/>
    </number:number-style>
    <number:number-style style:name="N4070P0" style:volatile="true">
      <number:text>$    </number:text>
      <number:number number:decimal-places="0" number:min-integer-digits="1"/>
      <number:text> </number:text>
    </number:number-style>
    <number:number-style style:name="N4070">
      <number:text>($    </number:text>
      <number:number number:decimal-places="0" number:min-integer-digits="1"/>
      <number:text>)</number:text>
      <style:map style:condition="value()&gt;=0" style:apply-style-name="N4070P0"/>
    </number:number-style>
    <number:number-style style:name="N4072P0" style:volatile="true">
      <number:text>฿</number:text>
      <number:number number:decimal-places="0" number:min-integer-digits="1" number:grouping="true"/>
    </number:number-style>
    <number:number-style style:name="N4072">
      <number:text>-฿</number:text>
      <number:number number:decimal-places="0" number:min-integer-digits="1" number:grouping="true"/>
      <style:map style:condition="value()&gt;=0" style:apply-style-name="N4072P0"/>
    </number:number-style>
    <number:number-style style:name="N4074P0" style:volatile="true">
      <number:text>฿</number:text>
      <number:number number:decimal-places="2" number:min-integer-digits="1" number:grouping="true"/>
    </number:number-style>
    <number:number-style style:name="N4074">
      <number:text>-฿</number:text>
      <number:number number:decimal-places="2" number:min-integer-digits="1" number:grouping="true"/>
      <style:map style:condition="value()&gt;=0" style:apply-style-name="N4074P0"/>
    </number:number-style>
    <number:number-style style:name="N4078P0" style:volatile="true">
      <number:text> ฿</number:text>
      <number:number number:decimal-places="0" number:min-integer-digits="1" number:grouping="true"/>
      <number:text> </number:text>
    </number:number-style>
    <number:number-style style:name="N4078P1" style:volatile="true">
      <number:text>-฿</number:text>
      <number:number number:decimal-places="0" number:min-integer-digits="1" number:grouping="true"/>
      <number:text> </number:text>
    </number:number-style>
    <number:number-style style:name="N4078P2" style:volatile="true">
      <number:text> ฿- </number:text>
    </number:number-style>
    <number:text-style style:name="N4078">
      <number:text-content/>
      <number:text> </number:text>
      <style:map style:condition="value()&gt;0" style:apply-style-name="N4078P0"/>
      <style:map style:condition="value()&lt;0" style:apply-style-name="N4078P1"/>
      <style:map style:condition="value()=0" style:apply-style-name="N4078P2"/>
    </number:text-style>
    <number:number-style style:name="N4082P0" style:volatile="true">
      <number:text> ฿</number:text>
      <number:number number:decimal-places="2" number:min-integer-digits="1" number:grouping="true"/>
      <number:text> </number:text>
    </number:number-style>
    <number:number-style style:name="N4082P1" style:volatile="true">
      <number:text>-฿</number:text>
      <number:number number:decimal-places="2" number:min-integer-digits="1" number:grouping="true"/>
      <number:text> </number:text>
    </number:number-style>
    <number:number-style style:name="N4082P2" style:volatile="true">
      <number:text> ฿-</number:text>
      <number:number number:decimal-places="0" number:min-integer-digits="0"/>
      <number:text> </number:text>
    </number:number-style>
    <number:text-style style:name="N4082">
      <number:text-content/>
      <number:text> </number:text>
      <style:map style:condition="value()&gt;0" style:apply-style-name="N4082P0"/>
      <style:map style:condition="value()&lt;0" style:apply-style-name="N4082P1"/>
      <style:map style:condition="value()=0" style:apply-style-name="N4082P2"/>
    </number:text-style>
    <number:number-style style:name="N4084P0" style:volatile="true">
      <number:text>t฿</number:text>
      <number:number number:decimal-places="0" number:min-integer-digits="1" number:grouping="true"/>
      <number:text> </number:text>
    </number:number-style>
    <number:number-style style:name="N4084">
      <number:text>(t฿</number:text>
      <number:number number:decimal-places="0" number:min-integer-digits="1" number:grouping="true"/>
      <number:text>)</number:text>
      <style:map style:condition="value()&gt;=0" style:apply-style-name="N4084P0"/>
    </number:number-style>
    <number:number-style style:name="N4086P0" style:volatile="true">
      <number:text>t฿</number:text>
      <number:number number:decimal-places="2" number:min-integer-digits="1" number:grouping="true"/>
      <number:text> </number:text>
    </number:number-style>
    <number:number-style style:name="N4086">
      <number:text>(t฿</number:text>
      <number:number number:decimal-places="2" number:min-integer-digits="1" number:grouping="true"/>
      <number:text>)</number:text>
      <style:map style:condition="value()&gt;=0" style:apply-style-name="N4086P0"/>
    </number:number-style>
    <number:currency-style style:name="N4088P0" style:volatile="true">
      <number:currency-symbol number:language="en" number:country="US">$</number:currency-symbol>
      <number:number number:decimal-places="0" number:min-integer-digits="1" number:grouping="true"/>
      <number:text> </number:text>
    </number:currency-style>
    <number:currency-style style:name="N4088">
      <number:text>-</number:text>
      <number:currency-symbol number:language="en" number:country="US">$</number:currency-symbol>
      <number:number number:decimal-places="0" number:min-integer-digits="1" number:grouping="true"/>
      <number:text> </number:text>
      <style:map style:condition="value()&gt;=0" style:apply-style-name="N4088P0"/>
    </number:currency-style>
    <number:number-style style:name="N4090P0" style:volatile="true">
      <number:text>t$</number:text>
      <number:number number:decimal-places="0" number:min-integer-digits="1" number:grouping="true"/>
      <number:text> </number:text>
    </number:number-style>
    <number:number-style style:name="N4090">
      <number:text>(t$</number:text>
      <number:number number:decimal-places="0" number:min-integer-digits="1" number:grouping="true"/>
      <number:text>)</number:text>
      <style:map style:condition="value()&gt;=0" style:apply-style-name="N4090P0"/>
    </number:number-style>
    <number:number-style style:name="N4092P0" style:volatile="true">
      <number:text>t$</number:text>
      <number:number number:decimal-places="2" number:min-integer-digits="1" number:grouping="true"/>
      <number:text> </number:text>
    </number:number-style>
    <number:number-style style:name="N4092">
      <number:text>(t$</number:text>
      <number:number number:decimal-places="2" number:min-integer-digits="1" number:grouping="true"/>
      <number:text>)</number:text>
      <style:map style:condition="value()&gt;=0" style:apply-style-name="N4092P0"/>
    </number:number-style>
    <number:number-style style:name="N4093P0" style:volatile="true">
      <number:number number:decimal-places="4" number:min-integer-digits="1" number:grouping="true"/>
      <number:text> </number:text>
    </number:number-style>
    <number:number-style style:name="N4093P1" style:volatile="true">
      <number:text>-</number:text>
      <number:number number:decimal-places="4" number:min-integer-digits="1" number:grouping="true"/>
      <number:text> </number:text>
    </number:number-style>
    <number:number-style style:name="N4093P2" style:volatile="true">
      <number:text> -</number:text>
      <number:number number:decimal-places="0" number:min-integer-digits="0"/>
      <number:text> </number:text>
    </number:number-style>
    <number:text-style style:name="N4093">
      <number:text-content/>
      <number:text> </number:text>
      <style:map style:condition="value()&gt;0" style:apply-style-name="N4093P0"/>
      <style:map style:condition="value()&lt;0" style:apply-style-name="N4093P1"/>
      <style:map style:condition="value()=0" style:apply-style-name="N4093P2"/>
    </number:text-style>
    <number:number-style style:name="N4094P0" style:volatile="true">
      <number:number number:decimal-places="4" number:min-integer-digits="1" number:grouping="true"/>
      <number:text> </number:text>
    </number:number-style>
    <number:number-style style:name="N4094">
      <number:text>-</number:text>
      <number:number number:decimal-places="4" number:min-integer-digits="1" number:grouping="true"/>
      <number:text> </number:text>
      <style:map style:condition="value()&gt;=0" style:apply-style-name="N4094P0"/>
    </number:number-style>
    <number:number-style style:name="N4095P0" style:volatile="true">
      <number:number number:decimal-places="5" number:min-integer-digits="1" number:grouping="true"/>
      <number:text> </number:text>
    </number:number-style>
    <number:number-style style:name="N4095P1" style:volatile="true">
      <number:text>-</number:text>
      <number:number number:decimal-places="5" number:min-integer-digits="1" number:grouping="true"/>
      <number:text> </number:text>
    </number:number-style>
    <number:number-style style:name="N4095P2" style:volatile="true">
      <number:text> -</number:text>
      <number:number number:decimal-places="0" number:min-integer-digits="0"/>
      <number:text> </number:text>
    </number:number-style>
    <number:text-style style:name="N4095">
      <number:text-content/>
      <number:text> </number:text>
      <style:map style:condition="value()&gt;0" style:apply-style-name="N4095P0"/>
      <style:map style:condition="value()&lt;0" style:apply-style-name="N4095P1"/>
      <style:map style:condition="value()=0" style:apply-style-name="N4095P2"/>
    </number:text-style>
    <number:number-style style:name="N4096P0" style:volatile="true">
      <number:number number:decimal-places="3" number:min-integer-digits="1"/>
      <number:text> </number:text>
    </number:number-style>
    <number:number-style style:name="N4096">
      <number:text>(</number:text>
      <number:number number:decimal-places="3" number:min-integer-digits="1"/>
      <number:text>)</number:text>
      <style:map style:condition="value()&gt;=0" style:apply-style-name="N4096P0"/>
    </number:number-style>
    <number:number-style style:name="N4097">
      <number:number number:decimal-places="5" number:min-integer-digits="1"/>
      <number:text> </number:text>
    </number:number-style>
    <number:number-style style:name="N4098P0" style:volatile="true">
      <number:number number:decimal-places="5" number:min-integer-digits="1"/>
      <number:text> </number:text>
    </number:number-style>
    <number:number-style style:name="N4098">
      <number:text>(</number:text>
      <number:number number:decimal-places="5" number:min-integer-digits="1"/>
      <number:text>)</number:text>
      <style:map style:condition="value()&gt;=0" style:apply-style-name="N4098P0"/>
    </number:number-style>
    <number:number-style style:name="N4099P0" style:volatile="true">
      <number:number number:decimal-places="3" number:min-integer-digits="1" number:grouping="true"/>
      <number:text> </number:text>
    </number:number-style>
    <number:number-style style:name="N4099">
      <number:text>-</number:text>
      <number:number number:decimal-places="3" number:min-integer-digits="1" number:grouping="true"/>
      <number:text> </number:text>
      <style:map style:condition="value()&gt;=0" style:apply-style-name="N4099P0"/>
    </number:number-style>
    <number:percentage-style style:name="N4100">
      <number:number number:decimal-places="13" number:min-integer-digits="1"/>
      <number:text>%</number:text>
    </number:percentage-style>
    <number:percentage-style style:name="N4101">
      <number:number number:decimal-places="12" number:min-integer-digits="1"/>
      <number:text>%</number:text>
    </number:percentage-style>
    <number:number-style style:name="N4102P0" style:volatile="true">
      <number:text> $</number:text>
      <number:number number:decimal-places="0" number:min-integer-digits="1" number:grouping="true"/>
      <number:text> </number:text>
    </number:number-style>
    <number:number-style style:name="N4102P1" style:volatile="true">
      <number:text>-$</number:text>
      <number:number number:decimal-places="0" number:min-integer-digits="1" number:grouping="true"/>
      <number:text> </number:text>
    </number:number-style>
    <number:number-style style:name="N4102P2" style:volatile="true">
      <number:text> $-</number:text>
      <number:number number:decimal-places="0" number:min-integer-digits="0"/>
      <number:text> </number:text>
    </number:number-style>
    <number:text-style style:name="N4102">
      <number:text-content/>
      <number:text> </number:text>
      <style:map style:condition="value()&gt;0" style:apply-style-name="N4102P0"/>
      <style:map style:condition="value()&lt;0" style:apply-style-name="N4102P1"/>
      <style:map style:condition="value()=0" style:apply-style-name="N4102P2"/>
    </number:text-style>
    <number:number-style style:name="N4103">
      <number:fraction number:min-integer-digits="0" number:min-numerator-digits="4" number:min-denominator-digits="4"/>
    </number:number-style>
    <number:currency-style style:name="N4106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4106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4106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4106">
      <number:text-content/>
      <number:text> </number:text>
      <style:map style:condition="value()&gt;0" style:apply-style-name="N4106P0"/>
      <style:map style:condition="value()&lt;0" style:apply-style-name="N4106P1"/>
      <style:map style:condition="value()=0" style:apply-style-name="N4106P2"/>
    </number:text-style>
    <number:number-style style:name="N4107">
      <number:number number:decimal-places="2" number:min-integer-digits="1"/>
      <number:text> hr</number:text>
    </number:number-style>
    <number:currency-style style:name="N4109P0" style:volatile="true">
      <number:currency-symbol number:language="en" number:country="US">$</number:currency-symbol>
      <number:number number:decimal-places="3" number:min-integer-digits="1" number:grouping="true"/>
      <number:text> </number:text>
    </number:currency-style>
    <number:currency-style style:name="N4109">
      <number:text>-</number:text>
      <number:currency-symbol number:language="en" number:country="US">$</number:currency-symbol>
      <number:number number:decimal-places="3" number:min-integer-digits="1" number:grouping="true"/>
      <number:text> </number:text>
      <style:map style:condition="value()&gt;=0" style:apply-style-name="N4109P0"/>
    </number:currency-style>
    <number:number-style style:name="N4110P0" style:volatile="true">
      <number:text> $</number:text>
      <number:number number:decimal-places="1" number:min-integer-digits="1" number:grouping="true"/>
      <number:text> </number:text>
    </number:number-style>
    <number:number-style style:name="N4110P1" style:volatile="true">
      <number:text> $(</number:text>
      <number:number number:decimal-places="1" number:min-integer-digits="1" number:grouping="true"/>
      <number:text>)</number:text>
    </number:number-style>
    <number:number-style style:name="N4110P2" style:volatile="true">
      <number:text> $- </number:text>
    </number:number-style>
    <number:text-style style:name="N4110">
      <number:text-content/>
      <number:text> </number:text>
      <style:map style:condition="value()&gt;0" style:apply-style-name="N4110P0"/>
      <style:map style:condition="value()&lt;0" style:apply-style-name="N4110P1"/>
      <style:map style:condition="value()=0" style:apply-style-name="N4110P2"/>
    </number:text-style>
    <number:number-style style:name="N4111P0" style:volatile="true">
      <number:text> $</number:text>
      <number:number number:decimal-places="2" number:min-integer-digits="1" number:grouping="true"/>
      <number:text> </number:text>
    </number:number-style>
    <number:number-style style:name="N4111P1" style:volatile="true">
      <number:text> $(</number:text>
      <number:number number:decimal-places="2" number:min-integer-digits="1" number:grouping="true"/>
      <number:text>)</number:text>
    </number:number-style>
    <number:number-style style:name="N4111P2" style:volatile="true">
      <number:text> $- </number:text>
    </number:number-style>
    <number:text-style style:name="N4111">
      <number:text-content/>
      <number:text> </number:text>
      <style:map style:condition="value()&gt;0" style:apply-style-name="N4111P0"/>
      <style:map style:condition="value()&lt;0" style:apply-style-name="N4111P1"/>
      <style:map style:condition="value()=0" style:apply-style-name="N4111P2"/>
    </number:text-style>
    <number:currency-style style:name="N411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4114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411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4114P0"/>
      <style:map style:condition="value()&lt;0" style:apply-style-name="N4114P1"/>
    </number:currency-style>
    <number:number-style style:name="N4115P0" style:volatile="true">
      <number:number number:decimal-places="0" number:min-integer-digits="1"/>
    </number:number-style>
    <number:number-style style:name="N4115">
      <number:number number:decimal-places="0" number:min-integer-digits="1"/>
      <number:text> %</number:text>
      <style:map style:condition="value()&gt;=0" style:apply-style-name="N4115P0"/>
    </number:number-style>
    <number:number-style style:name="N4116">
      <number:number number:decimal-places="1" number:min-integer-digits="1"/>
      <number:text> %</number:text>
    </number:number-style>
    <number:date-style style:name="N4117">
      <number:month number:style="long" number:textual="true"/>
      <number:text> </number:text>
      <number:year/>
    </number:date-style>
    <number:date-style style:name="N4118P0" style:volatile="true">
      <number:month number:style="long" number:textual="true"/>
      <number:text> </number:text>
      <number:year/>
    </number:date-style>
    <number:text-style style:name="N4118">
      <number:text-content/>
      <style:map style:condition="value()&gt;=0" style:apply-style-name="N4118P0"/>
    </number:text-style>
    <number:currency-style style:name="N4120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4120"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4120P0"/>
    </number:currency-style>
    <number:date-style style:name="N4121">
      <number:day/>
      <number:text> </number:text>
      <number:month/>
      <number:text> Y</number:text>
    </number:date-style>
    <number:number-style style:name="N4122P0" style:volatile="true">
      <number:text>\</number:text>
      <number:number number:decimal-places="0" number:min-integer-digits="1"/>
    </number:number-style>
    <number:number-style style:name="N4122">
      <number:text>\-</number:text>
      <number:number number:decimal-places="0" number:min-integer-digits="1"/>
      <style:map style:condition="value()&gt;=0" style:apply-style-name="N4122P0"/>
    </number:number-style>
    <number:currency-style style:name="N4123P0" style:volatile="true">
      <number:currency-symbol>JPY</number:currency-symbol>
      <number:text> </number:text>
      <number:number number:decimal-places="0" number:min-integer-digits="1" number:grouping="true"/>
    </number:currency-style>
    <number:currency-style style:name="N4123">
      <number:currency-symbol>JPY</number:currency-symbol>
      <number:text> -</number:text>
      <number:number number:decimal-places="0" number:min-integer-digits="1" number:grouping="true"/>
      <style:map style:condition="value()&gt;=0" style:apply-style-name="N4123P0"/>
    </number:currency-style>
    <number:number-style style:name="N4124P0" style:volatile="true">
      <number:number number:decimal-places="0" number:min-integer-digits="3" number:grouping="true"/>
    </number:number-style>
    <number:number-style style:name="N4124">
      <number:text>(</number:text>
      <number:number number:decimal-places="0" number:min-integer-digits="3" number:grouping="true"/>
      <number:text>)</number:text>
      <style:map style:condition="value()&gt;=0" style:apply-style-name="N4124P0"/>
    </number:number-style>
    <number:date-style style:name="N4125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4125">
      <number:text-content/>
      <style:map style:condition="value()&gt;=0" style:apply-style-name="N4125P0"/>
    </number:text-style>
    <number:number-style style:name="N4127P0" style:volatile="true">
      <number:text> €</number:text>
      <number:number number:decimal-places="0" number:min-integer-digits="1" number:grouping="true"/>
      <number:text> </number:text>
    </number:number-style>
    <number:number-style style:name="N4127P1" style:volatile="true">
      <number:text> (€</number:text>
      <number:number number:decimal-places="0" number:min-integer-digits="1" number:grouping="true"/>
      <number:text>)</number:text>
    </number:number-style>
    <number:number-style style:name="N4127P2" style:volatile="true">
      <number:text> -</number:text>
      <number:number number:decimal-places="0" number:min-integer-digits="0"/>
      <number:text> </number:text>
    </number:number-style>
    <number:text-style style:name="N4127">
      <number:text-content/>
      <number:text> </number:text>
      <style:map style:condition="value()&gt;0" style:apply-style-name="N4127P0"/>
      <style:map style:condition="value()&lt;0" style:apply-style-name="N4127P1"/>
      <style:map style:condition="value()=0" style:apply-style-name="N4127P2"/>
    </number:text-style>
    <number:number-style style:name="N4129P0" style:volatile="true">
      <number:text> $</number:text>
      <number:number number:decimal-places="0" number:min-integer-digits="1" number:grouping="true"/>
      <number:text> </number:text>
    </number:number-style>
    <number:number-style style:name="N4129P1" style:volatile="true">
      <number:text> ($</number:text>
      <number:number number:decimal-places="0" number:min-integer-digits="1" number:grouping="true"/>
      <number:text>)</number:text>
    </number:number-style>
    <number:number-style style:name="N4129P2" style:volatile="true">
      <number:text> -</number:text>
      <number:number number:decimal-places="0" number:min-integer-digits="0"/>
      <number:text> </number:text>
    </number:number-style>
    <number:text-style style:name="N4129">
      <number:text-content/>
      <number:text> </number:text>
      <style:map style:condition="value()&gt;0" style:apply-style-name="N4129P0"/>
      <style:map style:condition="value()&lt;0" style:apply-style-name="N4129P1"/>
      <style:map style:condition="value()=0" style:apply-style-name="N4129P2"/>
    </number:text-style>
    <number:text-style style:name="N4130">
      <number:text>   </number:text>
      <number:text-content/>
    </number:text-style>
    <number:currency-style style:name="N4132P0" style:volatile="true">
      <number:currency-symbol number:language="es" number:country="PR">$</number:currency-symbol>
      <number:text> </number:text>
      <number:number number:decimal-places="2" number:min-integer-digits="1" number:grouping="true"/>
    </number:currency-style>
    <number:currency-style style:name="N4132">
      <number:currency-symbol number:language="es" number:country="PR">$</number:currency-symbol>
      <number:text> </number:text>
      <number:number number:decimal-places="2" number:min-integer-digits="1" number:grouping="true"/>
      <style:map style:condition="value()&gt;=0" style:apply-style-name="N4132P0"/>
    </number:currency-style>
    <number:currency-style style:name="N4134P0" style:volatile="true">
      <number:currency-symbol number:language="en" number:country="US">$</number:currency-symbol>
      <number:number number:decimal-places="1" number:min-integer-digits="4" number:grouping="true"/>
    </number:currency-style>
    <number:currency-style style:name="N4134" number:title="User-defined">
      <number:text>-</number:text>
      <number:currency-symbol number:language="en" number:country="US">$</number:currency-symbol>
      <number:number number:decimal-places="1" number:min-integer-digits="4" number:grouping="true"/>
      <style:map style:condition="value()&gt;=0" style:apply-style-name="N4134P0"/>
    </number:currency-style>
    <number:number-style style:name="N4135P0" style:volatile="true">
      <number:scientific-number number:decimal-places="6" number:min-integer-digits="1" number:min-exponent-digits="2"/>
    </number:number-style>
    <number:number-style style:name="N4135">
      <number:text>?</number:text>
      <style:map style:condition="value()&gt;=0" style:apply-style-name="N4135P0"/>
    </number:number-style>
    <number:number-style style:name="N4136P0" style:volatile="true">
      <number:scientific-number number:decimal-places="7" number:min-integer-digits="1" number:min-exponent-digits="2"/>
    </number:number-style>
    <number:number-style style:name="N4136">
      <number:text>?</number:text>
      <style:map style:condition="value()&gt;=0" style:apply-style-name="N4136P0"/>
    </number:number-style>
    <number:number-style style:name="N4138P0" style:volatile="true">
      <number:scientific-number number:decimal-places="8" number:min-integer-digits="1" number:min-exponent-digits="2"/>
    </number:number-style>
    <number:number-style style:name="N4138">
      <number:text>?</number:text>
      <style:map style:condition="value()&gt;=0" style:apply-style-name="N4138P0"/>
    </number:number-style>
    <number:number-style style:name="N4139P0" style:volatile="true">
      <number:scientific-number number:decimal-places="5" number:min-integer-digits="1" number:min-exponent-digits="2"/>
    </number:number-style>
    <number:number-style style:name="N4139">
      <number:text>?</number:text>
      <style:map style:condition="value()&gt;=0" style:apply-style-name="N4139P0"/>
    </number:number-style>
    <number:number-style style:name="N4141P0" style:volatile="true">
      <number:scientific-number number:decimal-places="9" number:min-integer-digits="1" number:min-exponent-digits="2"/>
    </number:number-style>
    <number:number-style style:name="N4141">
      <number:text>?</number:text>
      <style:map style:condition="value()&gt;=0" style:apply-style-name="N4141P0"/>
    </number:number-style>
    <number:number-style style:name="N4143P0" style:volatile="true">
      <number:scientific-number number:decimal-places="10" number:min-integer-digits="1" number:min-exponent-digits="2"/>
    </number:number-style>
    <number:number-style style:name="N4143">
      <number:text>?</number:text>
      <style:map style:condition="value()&gt;=0" style:apply-style-name="N4143P0"/>
    </number:number-style>
    <number:number-style style:name="N4145P0" style:volatile="true">
      <number:scientific-number number:decimal-places="11" number:min-integer-digits="1" number:min-exponent-digits="2"/>
    </number:number-style>
    <number:number-style style:name="N4145">
      <number:text>?</number:text>
      <style:map style:condition="value()&gt;=0" style:apply-style-name="N4145P0"/>
    </number:number-style>
    <number:number-style style:name="N4147P0" style:volatile="true">
      <number:scientific-number number:decimal-places="12" number:min-integer-digits="1" number:min-exponent-digits="2"/>
    </number:number-style>
    <number:number-style style:name="N4147">
      <number:text>?</number:text>
      <style:map style:condition="value()&gt;=0" style:apply-style-name="N4147P0"/>
    </number:number-style>
    <number:number-style style:name="N4149P0" style:volatile="true">
      <number:scientific-number number:decimal-places="13" number:min-integer-digits="1" number:min-exponent-digits="2"/>
    </number:number-style>
    <number:number-style style:name="N4149">
      <number:text>?</number:text>
      <style:map style:condition="value()&gt;=0" style:apply-style-name="N4149P0"/>
    </number:number-style>
    <number:number-style style:name="N4150">
      <number:text>$</number:text>
      <number:number number:decimal-places="4" number:min-integer-digits="1"/>
    </number:number-style>
    <number:percentage-style style:name="N4151P0" style:volatile="true">
      <number:number number:decimal-places="3" number:min-integer-digits="1"/>
      <number:text>%</number:text>
    </number:percentage-style>
    <number:percentage-style style:name="N4151">
      <number:text>-</number:text>
      <number:number number:decimal-places="3" number:min-integer-digits="1"/>
      <number:text>%</number:text>
      <style:map style:condition="value()&gt;=0" style:apply-style-name="N4151P0"/>
    </number:percentage-style>
    <number:currency-style style:name="N4153P0" style:volatile="true">
      <number:currency-symbol number:language="en" number:country="US">$</number:currency-symbol>
      <number:number number:decimal-places="12" number:min-integer-digits="1" number:grouping="true"/>
    </number:currency-style>
    <number:currency-style style:name="N4153">
      <number:text>-</number:text>
      <number:currency-symbol number:language="en" number:country="US">$</number:currency-symbol>
      <number:number number:decimal-places="12" number:min-integer-digits="1" number:grouping="true"/>
      <style:map style:condition="value()&gt;=0" style:apply-style-name="N4153P0"/>
    </number:currency-style>
    <number:currency-style style:name="N4155P0" style:volatile="true">
      <number:currency-symbol number:language="en" number:country="US">$</number:currency-symbol>
      <number:number number:decimal-places="13" number:min-integer-digits="1" number:grouping="true"/>
    </number:currency-style>
    <number:currency-style style:name="N4155">
      <number:text>-</number:text>
      <number:currency-symbol number:language="en" number:country="US">$</number:currency-symbol>
      <number:number number:decimal-places="13" number:min-integer-digits="1" number:grouping="true"/>
      <style:map style:condition="value()&gt;=0" style:apply-style-name="N4155P0"/>
    </number:currency-style>
    <number:currency-style style:name="N4157P0" style:volatile="true">
      <number:currency-symbol number:language="en" number:country="US">$</number:currency-symbol>
      <number:number number:decimal-places="14" number:min-integer-digits="1" number:grouping="true"/>
    </number:currency-style>
    <number:currency-style style:name="N4157">
      <number:text>-</number:text>
      <number:currency-symbol number:language="en" number:country="US">$</number:currency-symbol>
      <number:number number:decimal-places="14" number:min-integer-digits="1" number:grouping="true"/>
      <style:map style:condition="value()&gt;=0" style:apply-style-name="N4157P0"/>
    </number:currency-style>
    <number:number-style style:name="N4158P0" style:volatile="true">
      <number:text>$</number:text>
      <number:number number:decimal-places="7" number:min-integer-digits="1" number:grouping="true"/>
    </number:number-style>
    <number:number-style style:name="N4158">
      <number:text>($</number:text>
      <number:number number:decimal-places="7" number:min-integer-digits="1" number:grouping="true"/>
      <number:text>)</number:text>
      <style:map style:condition="value()&gt;=0" style:apply-style-name="N4158P0"/>
    </number:number-style>
    <number:number-style style:name="N4159P0" style:volatile="true">
      <number:number number:decimal-places="3" number:min-integer-digits="0"/>
    </number:number-style>
    <number:number-style style:name="N4159">
      <number:text>-</number:text>
      <number:number number:decimal-places="3" number:min-integer-digits="0"/>
      <style:map style:condition="value()&gt;=0" style:apply-style-name="N4159P0"/>
    </number:number-style>
    <number:currency-style style:name="N4161P0" style:volatile="true">
      <number:number number:decimal-places="5" number:min-integer-digits="1" number:grouping="true"/>
      <number:text> </number:text>
      <number:currency-symbol>$</number:currency-symbol>
    </number:currency-style>
    <number:currency-style style:name="N4161">
      <number:text>-</number:text>
      <number:number number:decimal-places="5" number:min-integer-digits="1" number:grouping="true"/>
      <number:text> </number:text>
      <number:currency-symbol>$</number:currency-symbol>
      <style:map style:condition="value()&gt;=0" style:apply-style-name="N4161P0"/>
    </number:currency-style>
    <number:currency-style style:name="N4162P0" style:volatile="true">
      <number:currency-symbol number:language="en" number:country="US">$</number:currency-symbol>
      <number:number number:decimal-places="1" number:min-integer-digits="1" number:grouping="true"/>
      <number:text>M</number:text>
    </number:currency-style>
    <number:currency-style style:name="N4162">
      <number:text>-</number:text>
      <number:currency-symbol number:language="en" number:country="US">$</number:currency-symbol>
      <number:number number:decimal-places="1" number:min-integer-digits="1" number:grouping="true"/>
      <number:text>K</number:text>
      <style:map style:condition="value()&gt;=0" style:apply-style-name="N4162P0"/>
    </number:currency-style>
    <number:currency-style style:name="N4164P0" style:volatile="true">
      <number:currency-symbol number:language="en" number:country="US">$</number:currency-symbol>
      <number:number number:decimal-places="1" number:min-integer-digits="1" number:grouping="true"/>
      <number:text>K</number:text>
    </number:currency-style>
    <number:currency-style style:name="N4164">
      <number:text>-</number:text>
      <number:currency-symbol number:language="en" number:country="US">$</number:currency-symbol>
      <number:number number:decimal-places="1" number:min-integer-digits="1" number:grouping="true"/>
      <number:text>K</number:text>
      <style:map style:condition="value()&gt;=0" style:apply-style-name="N4164P0"/>
    </number:currency-style>
    <number:currency-style style:name="N4166P0" style:volatile="true">
      <number:currency-symbol number:language="en" number:country="US">$</number:currency-symbol>
      <number:number number:decimal-places="0" number:min-integer-digits="1" number:grouping="true"/>
      <number:text>K</number:text>
    </number:currency-style>
    <number:currency-style style:name="N4166">
      <number:text>-</number:text>
      <number:currency-symbol number:language="en" number:country="US">$</number:currency-symbol>
      <number:number number:decimal-places="0" number:min-integer-digits="1" number:grouping="true"/>
      <number:text>K</number:text>
      <style:map style:condition="value()&gt;=0" style:apply-style-name="N4166P0"/>
    </number:currency-style>
    <number:date-style style:name="N4167">
      <number:month/>
      <number:text>ON-</number:text>
      <number:day number:style="long"/>
      <number:text>-</number:text>
      <number:year number:style="long"/>
    </number:date-style>
    <number:number-style style:name="N4168P0" style:volatile="true">
      <number:text> £</number:text>
      <number:number number:decimal-places="4" number:min-integer-digits="1" number:grouping="true"/>
      <number:text> </number:text>
    </number:number-style>
    <number:number-style style:name="N4168P1" style:volatile="true">
      <number:text>-£</number:text>
      <number:number number:decimal-places="4" number:min-integer-digits="1" number:grouping="true"/>
      <number:text> </number:text>
    </number:number-style>
    <number:number-style style:name="N4168P2" style:volatile="true">
      <number:text> £-</number:text>
      <number:number number:decimal-places="0" number:min-integer-digits="0"/>
      <number:text> </number:text>
    </number:number-style>
    <number:text-style style:name="N4168">
      <number:text-content/>
      <number:text> </number:text>
      <style:map style:condition="value()&gt;0" style:apply-style-name="N4168P0"/>
      <style:map style:condition="value()&lt;0" style:apply-style-name="N4168P1"/>
      <style:map style:condition="value()=0" style:apply-style-name="N4168P2"/>
    </number:text-style>
    <number:currency-style style:name="N4170P0" style:volatile="true">
      <number:currency-symbol>$</number:currency-symbol>
      <number:number number:decimal-places="4" number:min-integer-digits="1" number:grouping="true"/>
    </number:currency-style>
    <number:currency-style style:name="N4170">
      <number:text>-</number:text>
      <number:currency-symbol>$</number:currency-symbol>
      <number:number number:decimal-places="4" number:min-integer-digits="1" number:grouping="true"/>
      <style:map style:condition="value()&gt;=0" style:apply-style-name="N4170P0"/>
    </number:currency-style>
    <number:currency-style style:name="N4171P0" style:volatile="true">
      <number:currency-symbol number:language="es" number:country="PR">$</number:currency-symbol>
      <number:text> </number:text>
      <number:number number:decimal-places="2" number:min-integer-digits="1" number:grouping="true"/>
    </number:currency-style>
    <number:currency-style style:name="N4171">
      <number:currency-symbol number:language="es" number:country="PR">$</number:currency-symbol>
      <number:text> -</number:text>
      <number:number number:decimal-places="2" number:min-integer-digits="1" number:grouping="true"/>
      <style:map style:condition="value()&gt;=0" style:apply-style-name="N4171P0"/>
    </number:currency-style>
    <number:number-style style:name="N4173P0" style:volatile="true">
      <number:number number:decimal-places="0" number:min-integer-digits="1" number:grouping="true"/>
      <number:text> $ </number:text>
    </number:number-style>
    <number:number-style style:name="N4173P1" style:volatile="true">
      <number:text> (</number:text>
      <number:number number:decimal-places="0" number:min-integer-digits="1" number:grouping="true"/>
      <number:text>)$ </number:text>
    </number:number-style>
    <number:number-style style:name="N4173P2" style:volatile="true">
      <number:text> - $ </number:text>
    </number:number-style>
    <number:text-style style:name="N4173">
      <number:text-content/>
      <number:text> </number:text>
      <style:map style:condition="value()&gt;0" style:apply-style-name="N4173P0"/>
      <style:map style:condition="value()&lt;0" style:apply-style-name="N4173P1"/>
      <style:map style:condition="value()=0" style:apply-style-name="N4173P2"/>
    </number:text-style>
    <number:number-style style:name="N4174">
      <number:number number:decimal-places="3" number:min-integer-digits="3"/>
    </number:number-style>
    <number:number-style style:name="N4176P0" style:volatile="true">
      <number:number number:decimal-places="13" number:min-integer-digits="1"/>
      <number:text> </number:text>
    </number:number-style>
    <number:number-style style:name="N4176">
      <number:text>(</number:text>
      <number:number number:decimal-places="13" number:min-integer-digits="1"/>
      <number:text>)</number:text>
      <style:map style:condition="value()&gt;=0" style:apply-style-name="N4176P0"/>
    </number:number-style>
    <number:number-style style:name="N4177P0" style:volatile="true">
      <number:number number:decimal-places="0" number:min-integer-digits="1"/>
      <number:text> </number:text>
    </number:number-style>
    <number:number-style style:name="N4177">
      <number:text>-</number:text>
      <number:number number:decimal-places="0" number:min-integer-digits="1"/>
      <number:text> </number:text>
      <style:map style:condition="value()&gt;=0" style:apply-style-name="N4177P0"/>
    </number:number-style>
    <number:number-style style:name="N4178P0" style:volatile="true">
      <number:number number:decimal-places="2" number:min-integer-digits="1"/>
      <number:text> </number:text>
    </number:number-style>
    <number:number-style style:name="N4178">
      <number:text>-</number:text>
      <number:number number:decimal-places="2" number:min-integer-digits="1"/>
      <number:text> </number:text>
      <style:map style:condition="value()&gt;=0" style:apply-style-name="N4178P0"/>
    </number:number-style>
    <number:number-style style:name="N4180P0" style:volatile="true">
      <number:number number:decimal-places="8" number:min-integer-digits="1"/>
      <number:text> </number:text>
    </number:number-style>
    <number:number-style style:name="N4180">
      <number:text>(</number:text>
      <number:number number:decimal-places="8" number:min-integer-digits="1"/>
      <number:text>)</number:text>
      <style:map style:condition="value()&gt;=0" style:apply-style-name="N4180P0"/>
    </number:number-style>
    <number:number-style style:name="N4181" number:title="User-defined">
      <number:number number:decimal-places="8" number:min-integer-digits="0"/>
    </number:number-style>
    <number:number-style style:name="N4182" number:title="User-defined">
      <number:number number:decimal-places="10" number:min-integer-digits="0"/>
    </number:number-style>
    <number:number-style style:name="N4183" number:title="User-defined">
      <number:number number:decimal-places="17" number:min-integer-digits="1"/>
    </number:number-style>
    <number:date-style style:name="N4184">
      <number:day number:style="long"/>
      <number:text>/</number:text>
      <number:month/>
      <number:day/>
      <number:text>/</number:text>
      <number:year/>
    </number:date-style>
    <number:date-style style:name="N4185">
      <number:day number:style="long"/>
      <number:month number:style="long"/>
      <number:year/>
    </number:date-style>
    <number:date-style style:name="N4186">
      <number:day/>
      <number:month number:textual="true"/>
      <number:year number:style="long"/>
    </number:date-style>
    <number:number-style style:name="N4188P0" style:volatile="true">
      <number:text>US$</number:text>
      <number:number number:decimal-places="5" number:min-integer-digits="1" number:grouping="true"/>
      <number:text> </number:text>
    </number:number-style>
    <number:number-style style:name="N4188">
      <number:text>(US$</number:text>
      <number:number number:decimal-places="5" number:min-integer-digits="1" number:grouping="true"/>
      <number:text>)</number:text>
      <style:map style:condition="value()&gt;=0" style:apply-style-name="N4188P0"/>
    </number:number-style>
    <number:number-style style:name="N4190P0" style:volatile="true">
      <number:text>US$</number:text>
      <number:number number:decimal-places="4" number:min-integer-digits="1" number:grouping="true"/>
      <number:text> </number:text>
    </number:number-style>
    <number:number-style style:name="N4190">
      <number:text>(US$</number:text>
      <number:number number:decimal-places="4" number:min-integer-digits="1" number:grouping="true"/>
      <number:text>)</number:text>
      <style:map style:condition="value()&gt;=0" style:apply-style-name="N4190P0"/>
    </number:number-style>
    <number:date-style style:name="N4191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percentage-style style:name="N4192P0" style:volatile="true">
      <number:number number:decimal-places="0" number:min-integer-digits="1"/>
      <number:text>%</number:text>
    </number:percentage-style>
    <number:percentage-style style:name="N4192P1" style:volatile="true">
      <number:number number:decimal-places="0" number:min-integer-digits="1"/>
      <number:text>%</number:text>
    </number:percentage-style>
    <number:number-style style:name="N4192">
      <number:text/>
      <style:map style:condition="value()&gt;0" style:apply-style-name="N4192P0"/>
      <style:map style:condition="value()&lt;0" style:apply-style-name="N4192P1"/>
    </number:number-style>
    <number:number-style style:name="N4194P0" style:volatile="true">
      <number:number number:decimal-places="0" number:min-integer-digits="1" number:grouping="true"/>
      <number:text> NT$</number:text>
    </number:number-style>
    <number:number-style style:name="N4194">
      <number:text>-</number:text>
      <number:number number:decimal-places="0" number:min-integer-digits="1" number:grouping="true"/>
      <number:text> NT$</number:text>
      <style:map style:condition="value()&gt;=0" style:apply-style-name="N4194P0"/>
    </number:number-style>
    <number:number-style style:name="N4196P0" style:volatile="true">
      <number:number number:decimal-places="2" number:min-integer-digits="1" number:grouping="true"/>
      <number:text> NT$</number:text>
    </number:number-style>
    <number:number-style style:name="N4196">
      <number:text>-</number:text>
      <number:number number:decimal-places="2" number:min-integer-digits="1" number:grouping="true"/>
      <number:text> NT$</number:text>
      <style:map style:condition="value()&gt;=0" style:apply-style-name="N4196P0"/>
    </number:number-style>
    <number:number-style style:name="N4200P0" style:volatile="true">
      <number:number number:decimal-places="0" number:min-integer-digits="1" number:grouping="true"/>
      <number:text> NT$ </number:text>
    </number:number-style>
    <number:number-style style:name="N4200P1" style:volatile="true">
      <number:text>-</number:text>
      <number:number number:decimal-places="0" number:min-integer-digits="1" number:grouping="true"/>
      <number:text> NT$ </number:text>
    </number:number-style>
    <number:number-style style:name="N4200P2" style:volatile="true">
      <number:text> - NT$ </number:text>
    </number:number-style>
    <number:text-style style:name="N4200">
      <number:text-content/>
      <number:text> </number:text>
      <style:map style:condition="value()&gt;0" style:apply-style-name="N4200P0"/>
      <style:map style:condition="value()&lt;0" style:apply-style-name="N4200P1"/>
      <style:map style:condition="value()=0" style:apply-style-name="N4200P2"/>
    </number:text-style>
    <number:number-style style:name="N4204P0" style:volatile="true">
      <number:number number:decimal-places="2" number:min-integer-digits="1" number:grouping="true"/>
      <number:text> NT$ </number:text>
    </number:number-style>
    <number:number-style style:name="N4204P1" style:volatile="true">
      <number:text>-</number:text>
      <number:number number:decimal-places="2" number:min-integer-digits="1" number:grouping="true"/>
      <number:text> NT$ </number:text>
    </number:number-style>
    <number:number-style style:name="N4204P2" style:volatile="true">
      <number:text> -</number:text>
      <number:number number:decimal-places="0" number:min-integer-digits="0"/>
      <number:text> NT$ </number:text>
    </number:number-style>
    <number:text-style style:name="N4204">
      <number:text-content/>
      <number:text> </number:text>
      <style:map style:condition="value()&gt;0" style:apply-style-name="N4204P0"/>
      <style:map style:condition="value()&lt;0" style:apply-style-name="N4204P1"/>
      <style:map style:condition="value()=0" style:apply-style-name="N4204P2"/>
    </number:text-style>
    <number:number-style style:name="N4205P0" style:volatile="true">
      <number:number number:decimal-places="1" number:min-integer-digits="1" number:grouping="true"/>
      <number:text> </number:text>
    </number:number-style>
    <number:number-style style:name="N4205P1" style:volatile="true">
      <number:text> (</number:text>
      <number:number number:decimal-places="2" number:min-integer-digits="1" number:grouping="true"/>
      <number:text>)</number:text>
    </number:number-style>
    <number:number-style style:name="N4205P2" style:volatile="true">
      <number:text> -</number:text>
      <number:number number:decimal-places="0" number:min-integer-digits="0"/>
      <number:text> </number:text>
    </number:number-style>
    <number:text-style style:name="N4205">
      <number:text-content/>
      <number:text> </number:text>
      <style:map style:condition="value()&gt;0" style:apply-style-name="N4205P0"/>
      <style:map style:condition="value()&lt;0" style:apply-style-name="N4205P1"/>
      <style:map style:condition="value()=0" style:apply-style-name="N4205P2"/>
    </number:text-style>
    <number:number-style style:name="N4207P0" style:volatile="true">
      <number:text>fl</number:text>
      <number:number number:decimal-places="0" number:min-integer-digits="1" number:grouping="true"/>
      <number:text> </number:text>
    </number:number-style>
    <number:number-style style:name="N4207">
      <number:text>(fl</number:text>
      <number:number number:decimal-places="0" number:min-integer-digits="1" number:grouping="true"/>
      <number:text>)</number:text>
      <style:map style:condition="value()&gt;=0" style:apply-style-name="N4207P0"/>
    </number:number-style>
    <number:number-style style:name="N4209P0" style:volatile="true">
      <number:text>fl</number:text>
      <number:number number:decimal-places="2" number:min-integer-digits="1" number:grouping="true"/>
      <number:text> </number:text>
    </number:number-style>
    <number:number-style style:name="N4209">
      <number:text>(fl</number:text>
      <number:number number:decimal-places="2" number:min-integer-digits="1" number:grouping="true"/>
      <number:text>)</number:text>
      <style:map style:condition="value()&gt;=0" style:apply-style-name="N4209P0"/>
    </number:number-style>
    <number:number-style style:name="N4213P0" style:volatile="true">
      <number:text> fl</number:text>
      <number:number number:decimal-places="0" number:min-integer-digits="1" number:grouping="true"/>
      <number:text> </number:text>
    </number:number-style>
    <number:number-style style:name="N4213P1" style:volatile="true">
      <number:text> fl(</number:text>
      <number:number number:decimal-places="0" number:min-integer-digits="1" number:grouping="true"/>
      <number:text>)</number:text>
    </number:number-style>
    <number:number-style style:name="N4213P2" style:volatile="true">
      <number:text> fl- </number:text>
    </number:number-style>
    <number:text-style style:name="N4213">
      <number:text-content/>
      <number:text> </number:text>
      <style:map style:condition="value()&gt;0" style:apply-style-name="N4213P0"/>
      <style:map style:condition="value()&lt;0" style:apply-style-name="N4213P1"/>
      <style:map style:condition="value()=0" style:apply-style-name="N4213P2"/>
    </number:text-style>
    <number:number-style style:name="N4215P0" style:volatile="true">
      <number:number number:decimal-places="10" number:min-integer-digits="1"/>
      <number:text> </number:text>
    </number:number-style>
    <number:number-style style:name="N4215">
      <number:text>(</number:text>
      <number:number number:decimal-places="10" number:min-integer-digits="1"/>
      <number:text>)</number:text>
      <style:map style:condition="value()&gt;=0" style:apply-style-name="N4215P0"/>
    </number:number-style>
    <number:number-style style:name="N4217P0" style:volatile="true">
      <number:number number:decimal-places="9" number:min-integer-digits="1"/>
      <number:text> </number:text>
    </number:number-style>
    <number:number-style style:name="N4217">
      <number:text>(</number:text>
      <number:number number:decimal-places="9" number:min-integer-digits="1"/>
      <number:text>)</number:text>
      <style:map style:condition="value()&gt;=0" style:apply-style-name="N4217P0"/>
    </number:number-style>
    <number:number-style style:name="N4219P0" style:volatile="true">
      <number:number number:decimal-places="7" number:min-integer-digits="1"/>
      <number:text> </number:text>
    </number:number-style>
    <number:number-style style:name="N4219">
      <number:text>(</number:text>
      <number:number number:decimal-places="7" number:min-integer-digits="1"/>
      <number:text>)</number:text>
      <style:map style:condition="value()&gt;=0" style:apply-style-name="N4219P0"/>
    </number:number-style>
    <number:number-style style:name="N4220">
      <number:number number:decimal-places="6" number:min-integer-digits="1"/>
      <number:text> </number:text>
    </number:number-style>
    <number:number-style style:name="N4221P0" style:volatile="true">
      <number:number number:decimal-places="6" number:min-integer-digits="1"/>
      <number:text> </number:text>
    </number:number-style>
    <number:number-style style:name="N4221">
      <number:text>(</number:text>
      <number:number number:decimal-places="6" number:min-integer-digits="1"/>
      <number:text>)</number:text>
      <style:map style:condition="value()&gt;=0" style:apply-style-name="N4221P0"/>
    </number:number-style>
    <number:number-style style:name="N4222P0" style:volatile="true">
      <number:number number:min-integer-digits="1"/>
      <number:text/>
    </number:number-style>
    <number:number-style style:name="N4222P1" style:volatile="true">
      <number:text>-</number:text>
      <number:number number:decimal-places="0" number:min-integer-digits="1" number:grouping="true"/>
      <number:text>    </number:text>
    </number:number-style>
    <number:number-style style:name="N4222">
      <number:text> -</number:text>
      <number:number number:decimal-places="0" number:min-integer-digits="0"/>
      <number:text>    </number:text>
      <style:map style:condition="value()&gt;0" style:apply-style-name="N4222P0"/>
      <style:map style:condition="value()&lt;0" style:apply-style-name="N4222P1"/>
    </number:number-style>
    <number:number-style style:name="N4223P0" style:volatile="true">
      <number:number number:decimal-places="1" number:min-integer-digits="1" number:grouping="true"/>
      <number:text>    </number:text>
    </number:number-style>
    <number:number-style style:name="N4223P1" style:volatile="true">
      <number:text>-</number:text>
      <number:number number:decimal-places="1" number:min-integer-digits="1" number:grouping="true"/>
      <number:text>    </number:text>
    </number:number-style>
    <number:number-style style:name="N4223">
      <number:text> -</number:text>
      <number:number number:decimal-places="0" number:min-integer-digits="0"/>
      <number:text>    </number:text>
      <style:map style:condition="value()&gt;0" style:apply-style-name="N4223P0"/>
      <style:map style:condition="value()&lt;0" style:apply-style-name="N4223P1"/>
    </number:number-style>
    <number:currency-style style:name="N4225P0" style:volatile="true">
      <number:currency-symbol>$</number:currency-symbol>
      <number:number number:decimal-places="1" number:min-integer-digits="1" number:grouping="true"/>
    </number:currency-style>
    <number:currency-style style:name="N4225">
      <number:text>-</number:text>
      <number:currency-symbol>$</number:currency-symbol>
      <number:number number:decimal-places="1" number:min-integer-digits="1" number:grouping="true"/>
      <style:map style:condition="value()&gt;=0" style:apply-style-name="N4225P0"/>
    </number:currency-style>
    <number:currency-style style:name="N4227P0" style:volatile="true">
      <number:currency-symbol>$</number:currency-symbol>
      <number:number number:decimal-places="0" number:min-integer-digits="1" number:grouping="true"/>
    </number:currency-style>
    <number:currency-style style:name="N4227">
      <number:text>-</number:text>
      <number:currency-symbol>$</number:currency-symbol>
      <number:number number:decimal-places="0" number:min-integer-digits="1" number:grouping="true"/>
      <style:map style:condition="value()&gt;=0" style:apply-style-name="N4227P0"/>
    </number:currency-style>
    <number:number-style style:name="N4229P0" style:volatile="true">
      <number:text>\\\\\$</number:text>
      <number:number number:decimal-places="0" number:min-integer-digits="1" number:grouping="true"/>
      <number:text> </number:text>
    </number:number-style>
    <number:number-style style:name="N4229">
      <number:text>\\\\\(\\\\\$</number:text>
      <number:number number:decimal-places="0" number:min-integer-digits="1" number:grouping="true"/>
      <number:text>\\\\\)</number:text>
      <style:map style:condition="value()&gt;=0" style:apply-style-name="N4229P0"/>
    </number:number-style>
    <number:currency-style style:name="N4231P0" style:volatile="true">
      <number:currency-symbol number:language="es" number:country="PR">$</number:currency-symbol>
      <number:text> </number:text>
      <number:number number:decimal-places="1" number:min-integer-digits="1" number:grouping="true"/>
    </number:currency-style>
    <number:currency-style style:name="N4231">
      <number:currency-symbol number:language="es" number:country="PR">$</number:currency-symbol>
      <number:text> </number:text>
      <number:number number:decimal-places="1" number:min-integer-digits="1" number:grouping="true"/>
      <style:map style:condition="value()&gt;=0" style:apply-style-name="N4231P0"/>
    </number:currency-style>
    <number:currency-style style:name="N4233P0" style:volatile="true">
      <number:currency-symbol number:language="es" number:country="PR">$</number:currency-symbol>
      <number:text> </number:text>
      <number:number number:decimal-places="0" number:min-integer-digits="1" number:grouping="true"/>
    </number:currency-style>
    <number:currency-style style:name="N4233">
      <number:currency-symbol number:language="es" number:country="PR">$</number:currency-symbol>
      <number:text> </number:text>
      <number:number number:decimal-places="0" number:min-integer-digits="1" number:grouping="true"/>
      <style:map style:condition="value()&gt;=0" style:apply-style-name="N4233P0"/>
    </number:currency-style>
    <number:number-style style:name="N4236P0" style:volatile="true">
      <number:number number:decimal-places="3" number:min-integer-digits="1" number:grouping="true"/>
      <number:text>    </number:text>
    </number:number-style>
    <number:number-style style:name="N4236P1" style:volatile="true">
      <number:text>-</number:text>
      <number:number number:decimal-places="3" number:min-integer-digits="1" number:grouping="true"/>
      <number:text>    </number:text>
    </number:number-style>
    <number:number-style style:name="N4236P2" style:volatile="true">
      <number:text> -</number:text>
      <number:number number:decimal-places="0" number:min-integer-digits="0"/>
      <number:text>    </number:text>
    </number:number-style>
    <number:text-style style:name="N4236">
      <number:text-content/>
      <number:text> </number:text>
      <style:map style:condition="value()&gt;0" style:apply-style-name="N4236P0"/>
      <style:map style:condition="value()&lt;0" style:apply-style-name="N4236P1"/>
      <style:map style:condition="value()=0" style:apply-style-name="N4236P2"/>
    </number:text-style>
    <number:number-style style:name="N4237">
      <number:text>$</number:text>
      <number:number number:decimal-places="9" number:min-integer-digits="1" number:grouping="true"/>
    </number:number-style>
    <number:number-style style:name="N4238P0" style:volatile="true">
      <number:number number:decimal-places="2" number:min-integer-digits="1" number:grouping="true"/>
    </number:number-style>
    <number:number-style style:name="N4238">
      <number:text>(</number:text>
      <number:number number:decimal-places="0" number:min-integer-digits="1" number:grouping="true"/>
      <number:text>)</number:text>
      <style:map style:condition="value()&gt;=0" style:apply-style-name="N4238P0"/>
    </number:number-style>
    <number:number-style style:name="N4239P0" style:volatile="true">
      <number:number number:decimal-places="1" number:min-integer-digits="1" number:grouping="true"/>
    </number:number-style>
    <number:number-style style:name="N4239">
      <number:text>(</number:text>
      <number:number number:decimal-places="0" number:min-integer-digits="1" number:grouping="true"/>
      <number:text>)</number:text>
      <style:map style:condition="value()&gt;=0" style:apply-style-name="N4239P0"/>
    </number:number-style>
    <number:number-style style:name="N4240P0" style:volatile="true">
      <number:number number:decimal-places="3" number:min-integer-digits="1" number:grouping="true"/>
    </number:number-style>
    <number:number-style style:name="N4240">
      <number:text>(</number:text>
      <number:number number:decimal-places="1" number:min-integer-digits="1" number:grouping="true"/>
      <number:text>)</number:text>
      <style:map style:condition="value()&gt;=0" style:apply-style-name="N4240P0"/>
    </number:number-style>
    <number:number-style style:name="N4241">
      <number:number number:decimal-places="0" number:min-integer-digits="1" number:grouping="true"/>
      <number:text> EA</number:text>
    </number:number-style>
    <number:number-style style:name="N4242">
      <number:text>$ </number:text>
      <number:number number:decimal-places="2" number:min-integer-digits="1" number:grouping="true"/>
      <number:text> /EA</number:text>
    </number:number-style>
    <number:percentage-style style:name="N4243">
      <number:text>(Lin=</number:text>
      <number:number number:decimal-places="0" number:min-integer-digits="1"/>
      <number:text>%)</number:text>
    </number:percentage-style>
    <number:number-style style:name="N4244P0" style:volatile="true">
      <number:number number:decimal-places="1" number:min-integer-digits="0" number:grouping="true"/>
    </number:number-style>
    <number:number-style style:name="N4244">
      <number:text>(</number:text>
      <number:number number:decimal-places="1" number:min-integer-digits="0" number:grouping="true"/>
      <number:text>)</number:text>
      <style:map style:condition="value()&gt;=0" style:apply-style-name="N4244P0"/>
    </number:number-style>
    <number:number-style style:name="N4245">
      <number:text>(</number:text>
      <number:number number:decimal-places="1" number:min-integer-digits="0"/>
      <number:text>%)</number:text>
    </number:number-style>
    <number:number-style style:name="N4246">
      <number:text>(</number:text>
      <number:number number:decimal-places="1" number:min-integer-digits="0"/>
      <number:text>)%</number:text>
    </number:number-style>
    <number:currency-style style:name="N4248P0" style:volatile="true">
      <number:text>(</number:text>
      <number:currency-symbol number:language="en" number:country="US">$</number:currency-symbol>
      <number:number number:decimal-places="0" number:min-integer-digits="1" number:grouping="true"/>
      <number:text>)</number:text>
    </number:currency-style>
    <number:currency-style style:name="N4248">
      <number:text>(</number:text>
      <number:currency-symbol number:language="en" number:country="US">$</number:currency-symbol>
      <number:number number:decimal-places="0" number:min-integer-digits="1" number:grouping="true"/>
      <number:text>)</number:text>
      <style:map style:condition="value()&gt;=0" style:apply-style-name="N4248P0"/>
    </number:currency-style>
    <number:number-style style:name="N4249P0" style:volatile="true">
      <number:number number:decimal-places="1" number:min-integer-digits="1"/>
    </number:number-style>
    <number:number-style style:name="N4249">
      <number:text>(</number:text>
      <number:number number:decimal-places="1" number:min-integer-digits="0" number:grouping="true"/>
      <number:text>)</number:text>
      <style:map style:condition="value()&gt;=0" style:apply-style-name="N4249P0"/>
    </number:number-style>
    <number:number-style style:name="N4250P0" style:volatile="true">
      <number:number number:decimal-places="1" number:min-integer-digits="1"/>
    </number:number-style>
    <number:number-style style:name="N4250">
      <number:text>(</number:text>
      <number:number number:decimal-places="0" number:min-integer-digits="0" number:grouping="true"/>
      <number:text>)</number:text>
      <style:map style:condition="value()&gt;=0" style:apply-style-name="N4250P0"/>
    </number:number-style>
    <number:number-style style:name="N4251P0" style:volatile="true">
      <number:number number:decimal-places="0" number:min-integer-digits="1"/>
    </number:number-style>
    <number:number-style style:name="N4251">
      <number:text>(</number:text>
      <number:number number:decimal-places="0" number:min-integer-digits="0" number:grouping="true"/>
      <number:text>)</number:text>
      <style:map style:condition="value()&gt;=0" style:apply-style-name="N4251P0"/>
    </number:number-style>
    <number:percentage-style style:name="N4252P0" style:volatile="true">
      <number:number number:decimal-places="1" number:min-integer-digits="1"/>
      <number:text>%</number:text>
    </number:percentage-style>
    <number:number-style style:name="N4252">
      <number:text>(</number:text>
      <number:number number:decimal-places="1" number:min-integer-digits="0" number:grouping="true"/>
      <number:text>%)</number:text>
      <style:map style:condition="value()&gt;=0" style:apply-style-name="N4252P0"/>
    </number:number-style>
    <number:percentage-style style:name="N4253P0" style:volatile="true">
      <number:number number:decimal-places="1" number:min-integer-digits="1"/>
      <number:text>%</number:text>
    </number:percentage-style>
    <number:number-style style:name="N4253">
      <number:text>(</number:text>
      <number:number number:decimal-places="1" number:min-integer-digits="1" number:grouping="true"/>
      <number:text>)%</number:text>
      <style:map style:condition="value()&gt;=0" style:apply-style-name="N4253P0"/>
    </number:number-style>
    <number:number-style style:name="N4254P0" style:volatile="true">
      <number:number number:decimal-places="2" number:min-integer-digits="1"/>
    </number:number-style>
    <number:number-style style:name="N4254">
      <number:text>(</number:text>
      <number:number number:decimal-places="2" number:min-integer-digits="0" number:grouping="true"/>
      <number:text>)</number:text>
      <style:map style:condition="value()&gt;=0" style:apply-style-name="N4254P0"/>
    </number:number-style>
    <number:currency-style style:name="N425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4255">
      <number:currency-symbol number:language="en" number:country="US">$</number:currency-symbol>
      <number:text>(</number:text>
      <number:number number:decimal-places="2" number:min-integer-digits="1" number:grouping="true"/>
      <number:text>)</number:text>
      <style:map style:condition="value()&gt;=0" style:apply-style-name="N4255P0"/>
    </number:currency-style>
    <number:number-style style:name="N4256P0" style:volatile="true">
      <number:number number:decimal-places="1" number:min-integer-digits="1"/>
    </number:number-style>
    <number:number-style style:name="N4256">
      <number:text>(</number:text>
      <number:number number:decimal-places="1" number:min-integer-digits="1"/>
      <number:text>%)</number:text>
      <style:map style:condition="value()&gt;=0" style:apply-style-name="N4256P0"/>
    </number:number-style>
    <number:percentage-style style:name="N4257P0" style:volatile="true">
      <number:number number:decimal-places="1" number:min-integer-digits="1"/>
      <number:text>%</number:text>
    </number:percentage-style>
    <number:number-style style:name="N4257">
      <number:text>(</number:text>
      <number:number number:decimal-places="1" number:min-integer-digits="0" number:grouping="true"/>
      <number:text>))</number:text>
      <style:map style:condition="value()&gt;=0" style:apply-style-name="N4257P0"/>
    </number:number-style>
    <number:percentage-style style:name="N4258P0" style:volatile="true">
      <number:number number:decimal-places="1" number:min-integer-digits="1"/>
      <number:text>%</number:text>
    </number:percentage-style>
    <number:number-style style:name="N4258">
      <number:text>(</number:text>
      <number:number number:decimal-places="0" number:min-integer-digits="0" number:grouping="true"/>
      <number:text>0)%</number:text>
      <style:map style:condition="value()&gt;=0" style:apply-style-name="N4258P0"/>
    </number:number-style>
    <number:percentage-style style:name="N4259P0" style:volatile="true">
      <number:number number:decimal-places="1" number:min-integer-digits="1"/>
      <number:text>%</number:text>
    </number:percentage-style>
    <number:number-style style:name="N4259">
      <number:text>(</number:text>
      <number:number number:decimal-places="1" number:min-integer-digits="0" number:grouping="true"/>
      <number:text>0)%</number:text>
      <style:map style:condition="value()&gt;=0" style:apply-style-name="N4259P0"/>
    </number:number-style>
    <number:percentage-style style:name="N4260P0" style:volatile="true">
      <number:number number:decimal-places="1" number:min-integer-digits="1"/>
      <number:text>%</number:text>
    </number:percentage-style>
    <number:number-style style:name="N4260">
      <number:text>(</number:text>
      <number:number number:decimal-places="1" number:min-integer-digits="0" number:grouping="true"/>
      <number:text>)%</number:text>
      <style:map style:condition="value()&gt;=0" style:apply-style-name="N4260P0"/>
    </number:number-style>
    <number:number-style style:name="N4261P0" style:volatile="true">
      <number:number number:decimal-places="1" number:min-integer-digits="1"/>
    </number:number-style>
    <number:number-style style:name="N4261">
      <number:text>(</number:text>
      <number:number number:decimal-places="1" number:min-integer-digits="1" number:grouping="true"/>
      <number:text>)</number:text>
      <style:map style:condition="value()&gt;=0" style:apply-style-name="N4261P0"/>
    </number:number-style>
    <number:number-style style:name="N4262P0" style:volatile="true">
      <number:number number:decimal-places="0" number:min-integer-digits="1"/>
    </number:number-style>
    <number:number-style style:name="N4262">
      <number:text>(</number:text>
      <number:number number:decimal-places="1" number:min-integer-digits="0" number:grouping="true"/>
      <number:text>)</number:text>
      <style:map style:condition="value()&gt;=0" style:apply-style-name="N4262P0"/>
    </number:number-style>
    <number:number-style style:name="N4263P0" style:volatile="true">
      <number:number number:decimal-places="0" number:min-integer-digits="1"/>
    </number:number-style>
    <number:number-style style:name="N4263">
      <number:text>(</number:text>
      <number:number number:decimal-places="1" number:min-integer-digits="1" number:grouping="true"/>
      <number:text>)</number:text>
      <style:map style:condition="value()&gt;=0" style:apply-style-name="N4263P0"/>
    </number:number-style>
    <number:number-style style:name="N4264P0" style:volatile="true">
      <number:number number:decimal-places="0" number:min-integer-digits="1"/>
    </number:number-style>
    <number:number-style style:name="N4264">
      <number:text>(</number:text>
      <number:number number:decimal-places="2" number:min-integer-digits="1" number:grouping="true"/>
      <number:text>)</number:text>
      <style:map style:condition="value()&gt;=0" style:apply-style-name="N4264P0"/>
    </number:number-style>
    <number:number-style style:name="N4265">
      <number:text>(</number:text>
      <number:number number:decimal-places="2" number:min-integer-digits="1"/>
      <number:text>)'</number:text>
    </number:number-style>
    <number:percentage-style style:name="N4266P0" style:volatile="true">
      <number:number number:decimal-places="1" number:min-integer-digits="0"/>
      <number:text>%</number:text>
    </number:percentage-style>
    <number:number-style style:name="N4266">
      <number:text>(</number:text>
      <number:number number:decimal-places="1" number:min-integer-digits="0"/>
      <number:text>%)</number:text>
      <style:map style:condition="value()&gt;=0" style:apply-style-name="N4266P0"/>
    </number:number-style>
    <number:number-style style:name="N4267">
      <number:text>$</number:text>
      <number:number number:decimal-places="0" number:min-integer-digits="1" number:grouping="true"/>
      <number:text>K</number:text>
    </number:number-style>
    <number:number-style style:name="N4268">
      <number:text>$(</number:text>
      <number:number number:decimal-places="0" number:min-integer-digits="1" number:grouping="true"/>
      <number:text>K)</number:text>
    </number:number-style>
    <number:number-style style:name="N4269P0" style:volatile="true">
      <number:text>$</number:text>
      <number:number number:decimal-places="0" number:min-integer-digits="1" number:grouping="true"/>
      <number:text>K</number:text>
    </number:number-style>
    <number:number-style style:name="N4269P1" style:volatile="true">
      <number:text>$(</number:text>
      <number:number number:decimal-places="0" number:min-integer-digits="1" number:grouping="true"/>
      <number:text>K)</number:text>
    </number:number-style>
    <number:number-style style:name="N4269">
      <number:text>$-)</number:text>
      <style:map style:condition="value()&gt;0" style:apply-style-name="N4269P0"/>
      <style:map style:condition="value()&lt;0" style:apply-style-name="N4269P1"/>
    </number:number-style>
    <number:number-style style:name="N4270P0" style:volatile="true">
      <number:number number:decimal-places="0" number:min-integer-digits="1" number:grouping="true"/>
    </number:number-style>
    <number:number-style style:name="N4270P1" style:volatile="true">
      <number:text>(</number:text>
      <number:number number:decimal-places="0" number:min-integer-digits="1" number:grouping="true"/>
      <number:text>)</number:text>
    </number:number-style>
    <number:number-style style:name="N4270">
      <number:text>k</number:text>
      <style:map style:condition="value()&gt;0" style:apply-style-name="N4270P0"/>
      <style:map style:condition="value()&lt;0" style:apply-style-name="N4270P1"/>
    </number:number-style>
    <number:number-style style:name="N4271" number:title="User-defined">
      <number:text>(</number:text>
      <number:number number:decimal-places="2" number:min-integer-digits="0"/>
      <number:text>)</number:text>
    </number:number-style>
    <number:number-style style:name="N4272P0" style:volatile="true">
      <number:number number:decimal-places="2" number:min-integer-digits="4"/>
    </number:number-style>
    <number:number-style style:name="N4272" number:title="User-defined">
      <number:text>-</number:text>
      <number:number number:decimal-places="2" number:min-integer-digits="4"/>
      <style:map style:condition="value()&gt;=0" style:apply-style-name="N4272P0"/>
    </number:number-style>
    <number:number-style style:name="N4273">
      <number:number number:decimal-places="5" number:min-integer-digits="4"/>
    </number:number-style>
    <number:number-style style:name="N4274P0" style:volatile="true">
      <number:number number:decimal-places="5" number:min-integer-digits="4"/>
    </number:number-style>
    <number:number-style style:name="N4274" number:title="User-defined">
      <number:text>-</number:text>
      <number:number number:decimal-places="5" number:min-integer-digits="4"/>
      <style:map style:condition="value()&gt;=0" style:apply-style-name="N4274P0"/>
    </number:number-style>
    <number:number-style style:name="N4275">
      <number:text>$(</number:text>
      <number:number number:decimal-places="6" number:min-integer-digits="1" number:grouping="true"/>
      <number:text>)</number:text>
    </number:number-style>
    <number:number-style style:name="N4276P0" style:volatile="true">
      <number:text>$</number:text>
      <number:number number:decimal-places="6" number:min-integer-digits="1" number:grouping="true"/>
    </number:number-style>
    <number:number-style style:name="N4276P1" style:volatile="true">
      <number:text>$(</number:text>
      <number:number number:decimal-places="6" number:min-integer-digits="1" number:grouping="true"/>
      <number:text>)</number:text>
    </number:number-style>
    <number:number-style style:name="N4276">
      <number:text>$-</number:text>
      <number:number number:decimal-places="0" number:min-integer-digits="0"/>
      <style:map style:condition="value()&gt;0" style:apply-style-name="N4276P0"/>
      <style:map style:condition="value()&lt;0" style:apply-style-name="N4276P1"/>
    </number:number-style>
    <number:currency-style style:name="N4277">
      <number:currency-symbol/>
      <number:text> 1,234 K</number:text>
    </number:currency-style>
    <number:currency-style style:name="N4278">
      <number:currency-symbol/>
      <number:text> </number:text>
      <number:number number:decimal-places="0" number:min-integer-digits="4" number:grouping="true"/>
      <number:text> K</number:text>
    </number:currency-style>
    <number:currency-style style:name="N4279" number:title="User-defined">
      <number:currency-symbol/>
      <number:number number:decimal-places="0" number:min-integer-digits="1" number:grouping="true"/>
      <number:text> K</number:text>
    </number:currency-style>
    <number:currency-style style:name="N4281P0" style:volatile="true">
      <number:currency-symbol/>
      <number:number number:decimal-places="0" number:min-integer-digits="1"/>
    </number:currency-style>
    <number:currency-style style:name="N4281" number:title="User-defined">
      <number:text>(</number:text>
      <number:currency-symbol/>
      <number:number number:decimal-places="0" number:min-integer-digits="1"/>
      <number:text>)</number:text>
      <style:map style:condition="value()&gt;=0" style:apply-style-name="N4281P0"/>
    </number:currency-style>
    <number:date-style style:name="N4282">
      <number:day number:style="long"/>
      <number:text>-</number:text>
      <number:month number:textual="true"/>
      <number:text>-</number:text>
      <number:year number:style="long"/>
      <number:text> </number:text>
    </number:date-style>
    <number:date-style style:name="N4283">
      <number:text>TT.</number:text>
      <number:month number:style="long"/>
      <number:text>.JJJJ</number:text>
    </number:date-style>
    <number:number-style style:name="N4284" number:title="User-defined">
      <number:number number:decimal-places="0" number:min-integer-digits="0">
        <number:embedded-text number:position="7">-</number:embedded-text>
        <number:embedded-text number:position="4">-</number:embedded-text>
      </number:number>
    </number:number-style>
    <number:date-style style:name="N4285" number:title="User-defined">
      <number:month number:style="long"/>
      <number:text>/</number:text>
      <number:day/>
      <number:text>/</number:text>
      <number:year/>
    </number:date-style>
    <number:number-style style:name="N4286" number:title="User-defined">
      <number:text>AAAAAAAA</number:text>
    </number:number-style>
    <number:number-style style:name="N4287" number:title="User-defined">
      <number:text>AAAAA</number:text>
    </number:number-style>
    <number:number-style style:name="N4288" number:title="User-defined">
      <number:text>UPPER</number:text>
    </number:number-style>
    <number:text-style style:name="N4289">
      <number:text>UPPER</number:text>
      <number:text-content/>
    </number:text-style>
    <number:text-style style:name="N4290" number:title="User-defined">
      <number:text>=(UPPER)</number:text>
      <number:text-content/>
    </number:text-style>
    <number:date-style style:name="N4291" number:title="User-defined">
      <number:month number:textual="true"/>
      <number:text>/</number:text>
      <number:year/>
    </number:date-style>
    <number:date-style style:name="N4292" number:title="User-defined">
      <number:month number:textual="true"/>
      <number:text>   </number:text>
      <number:year/>
    </number:date-style>
    <number:currency-style style:name="N4293P0" style:volatile="true">
      <number:currency-symbol>$</number:currency-symbol>
      <number:number number:decimal-places="1" number:min-integer-digits="1" number:grouping="true"/>
    </number:currency-style>
    <number:currency-style style:name="N4293">
      <number:text>(</number:text>
      <number:currency-symbol>$</number:currency-symbol>
      <number:number number:decimal-places="1" number:min-integer-digits="1" number:grouping="true"/>
      <number:text>)</number:text>
      <style:map style:condition="value()&gt;=0" style:apply-style-name="N4293P0"/>
    </number:currency-style>
    <number:currency-style style:name="N4295P0" style:volatile="true">
      <number:currency-symbol/>
      <number:number number:decimal-places="2" number:min-integer-digits="0" number:grouping="true"/>
    </number:currency-style>
    <number:currency-style style:name="N4295">
      <number:currency-symbol/>
      <number:text>(</number:text>
      <number:number number:decimal-places="3" number:min-integer-digits="0" number:grouping="true"/>
      <number:text>)</number:text>
      <style:map style:condition="value()&gt;=0" style:apply-style-name="N4295P0"/>
    </number:currency-style>
    <number:currency-style style:name="N4296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296">
      <number:currency-symbol number:language="en" number:country="US">$</number:currency-symbol>
      <number:text>(</number:text>
      <number:number number:decimal-places="1" number:min-integer-digits="1" number:grouping="true"/>
      <number:text>)</number:text>
      <style:map style:condition="value()&gt;=0" style:apply-style-name="N4296P0"/>
    </number:currency-style>
    <number:currency-style style:name="N429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429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4297">
      <number:currency-symbol number:language="en" number:country="US">$</number:currency-symbol>
      <number:text>-</number:text>
      <number:number number:decimal-places="0" number:min-integer-digits="0"/>
      <style:map style:condition="value()&gt;0" style:apply-style-name="N4297P0"/>
      <style:map style:condition="value()&lt;0" style:apply-style-name="N4297P1"/>
    </number:currency-style>
    <number:percentage-style style:name="N4298">
      <number:number number:decimal-places="17" number:min-integer-digits="1"/>
      <number:text>%</number:text>
    </number:percentage-style>
    <number:number-style style:name="N4301P0" style:volatile="true">
      <number:number number:decimal-places="3" number:min-integer-digits="1" number:grouping="true"/>
      <number:text>       </number:text>
    </number:number-style>
    <number:number-style style:name="N4301P1" style:volatile="true">
      <number:text>-</number:text>
      <number:number number:decimal-places="3" number:min-integer-digits="1" number:grouping="true"/>
      <number:text>       </number:text>
    </number:number-style>
    <number:number-style style:name="N4301P2" style:volatile="true">
      <number:text> -</number:text>
      <number:number number:decimal-places="0" number:min-integer-digits="0"/>
      <number:text>       </number:text>
    </number:number-style>
    <number:text-style style:name="N4301">
      <number:text-content/>
      <number:text> </number:text>
      <style:map style:condition="value()&gt;0" style:apply-style-name="N4301P0"/>
      <style:map style:condition="value()&lt;0" style:apply-style-name="N4301P1"/>
      <style:map style:condition="value()=0" style:apply-style-name="N4301P2"/>
    </number:text-style>
    <number:percentage-style style:name="N4302P0" style:volatile="true">
      <number:number number:decimal-places="0" number:min-integer-digits="1"/>
      <number:text>%</number:text>
    </number:percentage-style>
    <number:number-style style:name="N4302" number:title="Brackets">
      <number:text>(</number:text>
      <number:number number:decimal-places="0" number:min-integer-digits="1"/>
      <number:text>)%</number:text>
      <style:map style:condition="value()&gt;=0" style:apply-style-name="N4302P0"/>
    </number:number-style>
    <number:number-style style:name="N4304P0" style:volatile="true">
      <number:number number:decimal-places="0" number:min-integer-digits="1"/>
      <number:text>%</number:text>
    </number:number-style>
    <number:number-style style:name="N4304">
      <number:text>(</number:text>
      <number:number number:decimal-places="0" number:min-integer-digits="1"/>
      <number:text>)%</number:text>
      <style:map style:condition="value()&gt;=0" style:apply-style-name="N4304P0"/>
    </number:number-style>
    <number:number-style style:name="N4305P0" style:volatile="true">
      <number:number number:decimal-places="0" number:min-integer-digits="0" number:grouping="true"/>
    </number:number-style>
    <number:number-style style:name="N4305P1" style:volatile="true">
      <number:text>(</number:text>
      <number:number number:decimal-places="0" number:min-integer-digits="0" number:grouping="true"/>
      <number:text>)</number:text>
    </number:number-style>
    <number:number-style style:name="N4305">
      <number:text>0</number:text>
      <style:map style:condition="value()&gt;0" style:apply-style-name="N4305P0"/>
      <style:map style:condition="value()&lt;0" style:apply-style-name="N4305P1"/>
    </number:number-style>
    <number:number-style style:name="N4306P0" style:volatile="true">
      <number:number number:decimal-places="1" number:min-integer-digits="0" number:grouping="true"/>
    </number:number-style>
    <number:number-style style:name="N4306P1" style:volatile="true">
      <number:text>(</number:text>
      <number:number number:decimal-places="1" number:min-integer-digits="0" number:grouping="true"/>
      <number:text>)</number:text>
    </number:number-style>
    <number:number-style style:name="N4306">
      <number:text>0</number:text>
      <style:map style:condition="value()&gt;0" style:apply-style-name="N4306P0"/>
      <style:map style:condition="value()&lt;0" style:apply-style-name="N4306P1"/>
    </number:number-style>
    <number:number-style style:name="N4307P0" style:volatile="true">
      <number:number number:decimal-places="2" number:min-integer-digits="0" number:grouping="true"/>
    </number:number-style>
    <number:number-style style:name="N4307P1" style:volatile="true">
      <number:text>(</number:text>
      <number:number number:decimal-places="2" number:min-integer-digits="0" number:grouping="true"/>
      <number:text>)</number:text>
    </number:number-style>
    <number:number-style style:name="N4307">
      <number:text>0</number:text>
      <style:map style:condition="value()&gt;0" style:apply-style-name="N4307P0"/>
      <style:map style:condition="value()&lt;0" style:apply-style-name="N4307P1"/>
    </number:number-style>
    <number:number-style style:name="N4309P0" style:volatile="true">
      <number:number number:decimal-places="3" number:min-integer-digits="0" number:grouping="true"/>
    </number:number-style>
    <number:number-style style:name="N4309P1" style:volatile="true">
      <number:text>(</number:text>
      <number:number number:decimal-places="3" number:min-integer-digits="0" number:grouping="true"/>
      <number:text>)</number:text>
    </number:number-style>
    <number:number-style style:name="N4309">
      <number:text>0</number:text>
      <style:map style:condition="value()&gt;0" style:apply-style-name="N4309P0"/>
      <style:map style:condition="value()&lt;0" style:apply-style-name="N4309P1"/>
    </number:number-style>
    <number:number-style style:name="N4311P0" style:volatile="true">
      <number:text>(</number:text>
      <number:number number:decimal-places="0" number:min-integer-digits="1" number:grouping="true"/>
      <number:text>)%</number:text>
    </number:number-style>
    <number:number-style style:name="N4311">
      <number:text>(</number:text>
      <number:number number:decimal-places="0" number:min-integer-digits="1" number:grouping="true"/>
      <number:text>)%</number:text>
      <style:map style:condition="value()&gt;=0" style:apply-style-name="N4311P0"/>
    </number:number-style>
    <number:percentage-style style:name="N4312P0" style:volatile="true">
      <number:number number:decimal-places="0" number:min-integer-digits="1" number:grouping="true"/>
      <number:text>%</number:text>
    </number:percentage-style>
    <number:number-style style:name="N4312">
      <number:text>(</number:text>
      <number:number number:decimal-places="0" number:min-integer-digits="1" number:grouping="true"/>
      <number:text>)%</number:text>
      <style:map style:condition="value()&gt;=0" style:apply-style-name="N4312P0"/>
    </number:number-style>
    <number:percentage-style style:name="N4313P0" style:volatile="true">
      <number:number number:decimal-places="0" number:min-integer-digits="1"/>
      <number:text>%</number:text>
    </number:percentage-style>
    <number:number-style style:name="N4313">
      <number:text>(</number:text>
      <number:number number:decimal-places="0" number:min-integer-digits="1"/>
      <number:text>) %</number:text>
      <style:map style:condition="value()&gt;=0" style:apply-style-name="N4313P0"/>
    </number:number-style>
    <number:number-style style:name="N4314P0" style:volatile="true">
      <number:number number:decimal-places="0" number:min-integer-digits="1" number:grouping="true"/>
    </number:number-style>
    <number:number-style style:name="N4314">
      <number:text>(</number:text>
      <number:number number:decimal-places="0" number:min-integer-digits="1" number:grouping="true"/>
      <number:text>)%</number:text>
      <style:map style:condition="value()&gt;=0" style:apply-style-name="N4314P0"/>
    </number:number-style>
    <number:number-style style:name="N4316P0" style:volatile="true">
      <number:number number:decimal-places="0" number:min-integer-digits="1" number:grouping="true"/>
      <number:text>%</number:text>
    </number:number-style>
    <number:number-style style:name="N4316">
      <number:text>(</number:text>
      <number:number number:decimal-places="0" number:min-integer-digits="1" number:grouping="true"/>
      <number:text>)%</number:text>
      <style:map style:condition="value()&gt;=0" style:apply-style-name="N4316P0"/>
    </number:number-style>
    <number:percentage-style style:name="N4318P0" style:volatile="true">
      <number:number number:decimal-places="0" number:min-integer-digits="0" number:grouping="true"/>
      <number:text>%</number:text>
    </number:percentage-style>
    <number:percentage-style style:name="N4318">
      <number:text>-</number:text>
      <number:number number:decimal-places="0" number:min-integer-digits="0" number:grouping="true"/>
      <number:text>%</number:text>
      <style:map style:condition="value()&gt;=0" style:apply-style-name="N4318P0"/>
    </number:percentage-style>
    <number:number-style style:name="N4319P0" style:volatile="true">
      <number:number number:decimal-places="1" number:min-integer-digits="1" number:grouping="true"/>
    </number:number-style>
    <number:number-style style:name="N4319">
      <number:number number:decimal-places="1" number:min-integer-digits="1" number:grouping="true"/>
      <number:text>)</number:text>
      <style:map style:condition="value()&gt;=0" style:apply-style-name="N4319P0"/>
    </number:number-style>
    <number:number-style style:name="N4320P0" style:volatile="true">
      <number:text/>
    </number:number-style>
    <number:number-style style:name="N4320">
      <number:number number:decimal-places="3" number:min-integer-digits="1"/>
      <style:map style:condition="value()&gt;=0" style:apply-style-name="N4320P0"/>
    </number:number-style>
    <number:number-style style:name="N4321P0" style:volatile="true">
      <number:text/>
    </number:number-style>
    <number:number-style style:name="N4321">
      <number:text>(</number:text>
      <number:number number:decimal-places="3" number:min-integer-digits="1"/>
      <number:text>)</number:text>
      <style:map style:condition="value()&gt;=0" style:apply-style-name="N4321P0"/>
    </number:number-style>
    <number:number-style style:name="N4322P0" style:volatile="true">
      <number:text>$</number:text>
      <number:number number:decimal-places="2" number:min-integer-digits="1" number:grouping="true"/>
    </number:number-style>
    <number:number-style style:name="N4322">
      <number:text>($</number:text>
      <number:number number:decimal-places="1" number:min-integer-digits="1" number:grouping="true"/>
      <number:text>)</number:text>
      <style:map style:condition="value()&gt;=0" style:apply-style-name="N4322P0"/>
    </number:number-style>
    <number:number-style style:name="N4324P0" style:volatile="true">
      <number:number number:decimal-places="0" number:min-integer-digits="0" number:grouping="true"/>
      <number:text> </number:text>
    </number:number-style>
    <number:number-style style:name="N4324P1" style:volatile="true">
      <number:text> (</number:text>
      <number:number number:decimal-places="0" number:min-integer-digits="0" number:grouping="true"/>
      <number:text>)</number:text>
    </number:number-style>
    <number:number-style style:name="N4324">
      <number:text> 0 </number:text>
      <style:map style:condition="value()&gt;0" style:apply-style-name="N4324P0"/>
      <style:map style:condition="value()&lt;0" style:apply-style-name="N4324P1"/>
    </number:number-style>
    <number:number-style style:name="N4327P0" style:volatile="true">
      <number:number number:decimal-places="1" number:min-integer-digits="0" number:grouping="true"/>
      <number:text> </number:text>
    </number:number-style>
    <number:number-style style:name="N4327P1" style:volatile="true">
      <number:text> (</number:text>
      <number:number number:decimal-places="1" number:min-integer-digits="0" number:grouping="true"/>
      <number:text>)</number:text>
    </number:number-style>
    <number:number-style style:name="N4327">
      <number:text> 0 </number:text>
      <style:map style:condition="value()&gt;0" style:apply-style-name="N4327P0"/>
      <style:map style:condition="value()&lt;0" style:apply-style-name="N4327P1"/>
    </number:number-style>
    <number:number-style style:name="N4329P0" style:volatile="true">
      <number:number number:decimal-places="2" number:min-integer-digits="0" number:grouping="true"/>
      <number:text> </number:text>
    </number:number-style>
    <number:number-style style:name="N4329P1" style:volatile="true">
      <number:text> (</number:text>
      <number:number number:decimal-places="2" number:min-integer-digits="0" number:grouping="true"/>
      <number:text>)</number:text>
    </number:number-style>
    <number:number-style style:name="N4329">
      <number:text> 0 </number:text>
      <style:map style:condition="value()&gt;0" style:apply-style-name="N4329P0"/>
      <style:map style:condition="value()&lt;0" style:apply-style-name="N4329P1"/>
    </number:number-style>
    <number:number-style style:name="N4332P0" style:volatile="true">
      <number:number number:decimal-places="3" number:min-integer-digits="0" number:grouping="true"/>
      <number:text> </number:text>
    </number:number-style>
    <number:number-style style:name="N4332P1" style:volatile="true">
      <number:text> (</number:text>
      <number:number number:decimal-places="3" number:min-integer-digits="0" number:grouping="true"/>
      <number:text>)</number:text>
    </number:number-style>
    <number:number-style style:name="N4332">
      <number:text> 0 </number:text>
      <style:map style:condition="value()&gt;0" style:apply-style-name="N4332P0"/>
      <style:map style:condition="value()&lt;0" style:apply-style-name="N4332P1"/>
    </number:number-style>
    <number:percentage-style style:name="N4333P0" style:volatile="true">
      <number:number number:decimal-places="0" number:min-integer-digits="1"/>
      <number:text>%</number:text>
    </number:percentage-style>
    <number:percentage-style style:name="N4333">
      <number:text>(</number:text>
      <number:number number:decimal-places="0" number:min-integer-digits="1"/>
      <number:text>)%</number:text>
      <style:map style:condition="value()&gt;=0" style:apply-style-name="N4333P0"/>
    </number:percentage-style>
    <number:currency-style style:name="N4335P0" style:volatile="true">
      <number:currency-symbol number:language="en" number:country="US">$</number:currency-symbol>
      <number:text>  </number:text>
      <number:number number:decimal-places="0" number:min-integer-digits="1" number:grouping="true"/>
    </number:currency-style>
    <number:currency-style style:name="N4335">
      <number:currency-symbol number:language="en" number:country="US">$</number:currency-symbol>
      <number:text>  (</number:text>
      <number:number number:decimal-places="0" number:min-integer-digits="1" number:grouping="true"/>
      <number:text>)</number:text>
      <style:map style:condition="value()&gt;=0" style:apply-style-name="N4335P0"/>
    </number:currency-style>
    <number:number-style style:name="N4337P0" style:volatile="true">
      <number:number number:decimal-places="2" number:min-integer-digits="1" number:grouping="true"/>
      <number:text>%</number:text>
    </number:number-style>
    <number:number-style style:name="N4337">
      <number:text>(</number:text>
      <number:number number:decimal-places="2" number:min-integer-digits="1" number:grouping="true"/>
      <number:text>)%</number:text>
      <style:map style:condition="value()&gt;=0" style:apply-style-name="N4337P0"/>
    </number:number-style>
    <number:number-style style:name="N4338P0" style:volatile="true">
      <number:text>(</number:text>
      <number:number number:decimal-places="0" number:min-integer-digits="1" number:grouping="true"/>
      <number:text>)</number:text>
    </number:number-style>
    <number:number-style style:name="N4338">
      <number:text>(</number:text>
      <number:number number:decimal-places="0" number:min-integer-digits="1" number:grouping="true"/>
      <number:text>)</number:text>
      <style:map style:condition="value()&gt;=0" style:apply-style-name="N4338P0"/>
    </number:number-style>
    <number:number-style style:name="N4339P0" style:volatile="true">
      <number:text>(</number:text>
      <number:number number:decimal-places="0" number:min-integer-digits="1" number:grouping="true"/>
      <number:text>)</number:text>
    </number:number-style>
    <number:number-style style:name="N4339">
      <number:text>(</number:text>
      <number:number number:decimal-places="1" number:min-integer-digits="1" number:grouping="true"/>
      <number:text>)</number:text>
      <style:map style:condition="value()&gt;=0" style:apply-style-name="N4339P0"/>
    </number:number-style>
    <number:number-style style:name="N4340P0" style:volatile="true">
      <number:text>(</number:text>
      <number:number number:decimal-places="0" number:min-integer-digits="1" number:grouping="true"/>
      <number:text>)</number:text>
    </number:number-style>
    <number:number-style style:name="N4340">
      <number:text>(</number:text>
      <number:number number:decimal-places="2" number:min-integer-digits="1" number:grouping="true"/>
      <number:text>)</number:text>
      <style:map style:condition="value()&gt;=0" style:apply-style-name="N4340P0"/>
    </number:number-style>
    <number:currency-style style:name="N434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4341">
      <number:currency-symbol number:language="en" number:country="US">$</number:currency-symbol>
      <number:text>(</number:text>
      <number:number number:decimal-places="0" number:min-integer-digits="1" number:grouping="true"/>
      <number:text>)</number:text>
      <style:map style:condition="value()&gt;=0" style:apply-style-name="N4341P0"/>
    </number:currency-style>
    <number:number-style style:name="N4342">
      <number:text>€€</number:text>
    </number:number-style>
    <number:number-style style:name="N4344P0" style:volatile="true">
      <number:number number:decimal-places="0" number:min-integer-digits="1" number:grouping="true"/>
      <number:text> pta</number:text>
    </number:number-style>
    <number:number-style style:name="N4344P1" style:volatile="true">
      <number:text>-</number:text>
      <number:number number:decimal-places="0" number:min-integer-digits="1" number:grouping="true"/>
      <number:text> pta</number:text>
    </number:number-style>
    <number:number-style style:name="N4344">
      <number:text>- pta</number:text>
      <style:map style:condition="value()&gt;0" style:apply-style-name="N4344P0"/>
      <style:map style:condition="value()&lt;0" style:apply-style-name="N4344P1"/>
    </number:number-style>
    <number:number-style style:name="N4346P0" style:volatile="true">
      <number:number number:decimal-places="2" number:min-integer-digits="1" number:grouping="true"/>
      <number:text> pta</number:text>
    </number:number-style>
    <number:number-style style:name="N4346P1" style:volatile="true">
      <number:text>-</number:text>
      <number:number number:decimal-places="2" number:min-integer-digits="1" number:grouping="true"/>
      <number:text> pta</number:text>
    </number:number-style>
    <number:number-style style:name="N4346">
      <number:text>-</number:text>
      <number:number number:decimal-places="0" number:min-integer-digits="0"/>
      <number:text> pta</number:text>
      <style:map style:condition="value()&gt;0" style:apply-style-name="N4346P0"/>
      <style:map style:condition="value()&lt;0" style:apply-style-name="N4346P1"/>
    </number:number-style>
    <number:date-style style:name="N4347">
      <number:month/>
      <number:text>-</number:text>
      <number:day/>
      <number:text>-</number:text>
      <number:year number:style="long"/>
    </number:date-style>
    <number:currency-style style:name="N4349P0" style:volatile="true">
      <number:number number:decimal-places="2" number:min-integer-digits="1" number:grouping="true"/>
      <number:currency-symbol number:language="ru" number:country="RU">р.</number:currency-symbol>
    </number:currency-style>
    <number:currency-style style:name="N4349">
      <number:text>-</number:text>
      <number:number number:decimal-places="2" number:min-integer-digits="1" number:grouping="true"/>
      <number:currency-symbol number:language="ru" number:country="RU">р.</number:currency-symbol>
      <style:map style:condition="value()&gt;=0" style:apply-style-name="N4349P0"/>
    </number:currency-style>
    <number:currency-style style:name="N4351P0" style:volatile="true">
      <number:currency-symbol number:language="ja" number:country="JP">¥</number:currency-symbol>
      <number:number number:decimal-places="2" number:min-integer-digits="1" number:decimal-replacement="--" number:grouping="true"/>
    </number:currency-style>
    <number:currency-style style:name="N4351">
      <number:text>-</number:text>
      <number:currency-symbol number:language="ja" number:country="JP">¥</number:currency-symbol>
      <number:number number:decimal-places="2" number:min-integer-digits="1" number:decimal-replacement="--" number:grouping="true"/>
      <style:map style:condition="value()&gt;=0" style:apply-style-name="N4351P0"/>
    </number:currency-style>
    <number:date-style style:name="N4352">
      <number:day number:style="long"/>
      <number:month number:textual="true"/>
      <number:year/>
    </number:date-style>
    <number:date-style style:name="N4353" number:title="User-defined">
      <number:day number:style="long"/>
      <number:month number:textual="true"/>
    </number:date-style>
    <number:currency-style style:name="N4355P0" style:volatile="true">
      <number:currency-symbol number:language="en" number:country="US">$</number:currency-symbol>
      <number:number number:decimal-places="0" number:min-integer-digits="0"/>
      <number:text>K</number:text>
    </number:currency-style>
    <number:currency-style style:name="N4355" number:title="User-defined">
      <number:text>(</number:text>
      <number:currency-symbol number:language="en" number:country="US">$</number:currency-symbol>
      <number:number number:decimal-places="0" number:min-integer-digits="0"/>
      <number:text>K)</number:text>
      <style:map style:condition="value()&gt;=0" style:apply-style-name="N4355P0"/>
    </number:currency-style>
    <number:date-style style:name="N4356" number:title="User-defined">
      <number:month number:textual="true"/>
      <number:year number:style="long"/>
    </number:date-style>
    <number:date-style style:name="N4357">
      <number:day/>
      <number:month number:textual="true"/>
      <number:year/>
    </number:date-style>
    <number:date-style style:name="N4358" number:title="User-defined">
      <number:day number:style="long"/>
      <number:month number:textual="true"/>
      <number:year number:style="long"/>
    </number:date-style>
    <number:date-style style:name="N4359" number:title="User-defined">
      <number:month number:style="long"/>
      <number:text>/</number:text>
      <number:year number:style="long"/>
    </number:date-style>
    <number:date-style style:name="N4360">
      <number:day/>
      <number:text>. </number:text>
      <number:month number:textual="true"/>
      <number:text>.</number:text>
      <number:year/>
      <number:text>Y</number:text>
    </number:date-style>
    <number:date-style style:name="N4361">
      <number:day/>
      <number:text>. </number:text>
      <number:month number:textual="true"/>
      <number:text>.</number:text>
      <number:year/>
    </number:date-style>
    <number:currency-style style:name="N436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4363P1" style:volatile="true">
      <number:text>-</number:text>
      <number:currency-symbol number:language="en" number:country="US">$</number:currency-symbol>
      <number:number number:decimal-places="3" number:min-integer-digits="1" number:grouping="true"/>
    </number:currency-style>
    <number:number-style style:name="N4363">
      <number:text>-</number:text>
      <style:map style:condition="value()&gt;0" style:apply-style-name="N4363P0"/>
      <style:map style:condition="value()&lt;0" style:apply-style-name="N4363P1"/>
    </number:number-style>
    <number:number-style style:name="N4365P0" style:volatile="true">
      <number:number number:decimal-places="0" number:min-integer-digits="1" number:grouping="true"/>
    </number:number-style>
    <number:currency-style style:name="N4365P1" style:volatile="true">
      <number:text>-</number:text>
      <number:currency-symbol>-409</number:currency-symbol>
      <number:number number:decimal-places="0" number:min-integer-digits="1" number:grouping="true"/>
    </number:currency-style>
    <number:number-style style:name="N4365">
      <number:text>-</number:text>
      <style:map style:condition="value()&gt;0" style:apply-style-name="N4365P0"/>
      <style:map style:condition="value()&lt;0" style:apply-style-name="N4365P1"/>
    </number:number-style>
    <number:number-style style:name="N4367P0" style:volatile="true">
      <number:number number:decimal-places="2" number:min-integer-digits="1" number:grouping="true"/>
    </number:number-style>
    <number:currency-style style:name="N4367P1" style:volatile="true">
      <number:text>-</number:text>
      <number:currency-symbol>-409</number:currency-symbol>
      <number:number number:decimal-places="2" number:min-integer-digits="1" number:grouping="true"/>
    </number:currency-style>
    <number:number-style style:name="N4367">
      <number:text>-</number:text>
      <style:map style:condition="value()&gt;0" style:apply-style-name="N4367P0"/>
      <style:map style:condition="value()&lt;0" style:apply-style-name="N4367P1"/>
    </number:number-style>
    <number:currency-style style:name="N436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4369P1" style:volatile="true">
      <number:text>-</number:text>
      <number:currency-symbol number:language="en" number:country="US">$</number:currency-symbol>
      <number:number number:decimal-places="2" number:min-integer-digits="1" number:grouping="true"/>
    </number:currency-style>
    <number:number-style style:name="N4369">
      <number:text>-</number:text>
      <style:map style:condition="value()&gt;0" style:apply-style-name="N4369P0"/>
      <style:map style:condition="value()&lt;0" style:apply-style-name="N4369P1"/>
    </number:number-style>
    <number:currency-style style:name="N4371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4371P1" style:volatile="true">
      <number:text>-</number:text>
      <number:currency-symbol number:language="en" number:country="US">$</number:currency-symbol>
      <number:number number:decimal-places="4" number:min-integer-digits="1" number:grouping="true"/>
    </number:currency-style>
    <number:number-style style:name="N4371">
      <number:text>-</number:text>
      <style:map style:condition="value()&gt;0" style:apply-style-name="N4371P0"/>
      <style:map style:condition="value()&lt;0" style:apply-style-name="N4371P1"/>
    </number:number-style>
    <number:currency-style style:name="N4372">
      <number:currency-symbol>JPY</number:currency-symbol>
      <number:text> </number:text>
      <number:number number:decimal-places="2" number:min-integer-digits="1" number:grouping="true"/>
    </number:currency-style>
    <number:currency-style style:name="N4373P0" style:volatile="true">
      <number:currency-symbol>JPY</number:currency-symbol>
      <number:text> </number:text>
      <number:number number:decimal-places="2" number:min-integer-digits="1" number:grouping="true"/>
    </number:currency-style>
    <number:currency-style style:name="N4373">
      <number:currency-symbol>JPY</number:currency-symbol>
      <number:text> -</number:text>
      <number:number number:decimal-places="2" number:min-integer-digits="1" number:grouping="true"/>
      <style:map style:condition="value()&gt;=0" style:apply-style-name="N4373P0"/>
    </number:currency-style>
    <number:currency-style style:name="N4375P0" style:volatile="true">
      <number:currency-symbol>JPY</number:currency-symbol>
      <number:text> </number:text>
      <number:number number:decimal-places="1" number:min-integer-digits="1" number:grouping="true"/>
    </number:currency-style>
    <number:currency-style style:name="N4375">
      <number:currency-symbol>JPY</number:currency-symbol>
      <number:text> -</number:text>
      <number:number number:decimal-places="1" number:min-integer-digits="1" number:grouping="true"/>
      <style:map style:condition="value()&gt;=0" style:apply-style-name="N4375P0"/>
    </number:currency-style>
    <number:number-style style:name="N4377P0" style:volatile="true">
      <number:number number:decimal-places="1" number:min-integer-digits="1" number:grouping="true"/>
      <number:text>    </number:text>
    </number:number-style>
    <number:number-style style:name="N4377P1" style:volatile="true">
      <number:text>-</number:text>
      <number:number number:decimal-places="1" number:min-integer-digits="1" number:grouping="true"/>
      <number:text>    </number:text>
    </number:number-style>
    <number:number-style style:name="N4377P2" style:volatile="true">
      <number:text> -</number:text>
      <number:number number:decimal-places="1" number:min-integer-digits="0"/>
      <number:text>    </number:text>
    </number:number-style>
    <number:text-style style:name="N4377">
      <number:text-content/>
      <number:text> </number:text>
      <style:map style:condition="value()&gt;0" style:apply-style-name="N4377P0"/>
      <style:map style:condition="value()&lt;0" style:apply-style-name="N4377P1"/>
      <style:map style:condition="value()=0" style:apply-style-name="N4377P2"/>
    </number:text-style>
    <number:currency-style style:name="N4379P0" style:volatile="true">
      <number:number number:decimal-places="2" number:min-integer-digits="1" number:grouping="true"/>
      <number:currency-symbol number:language="ru" number:country="RU">?.</number:currency-symbol>
    </number:currency-style>
    <number:currency-style style:name="N4379">
      <number:text>-</number:text>
      <number:number number:decimal-places="2" number:min-integer-digits="1" number:grouping="true"/>
      <number:currency-symbol number:language="ru" number:country="RU">?.</number:currency-symbol>
      <style:map style:condition="value()&gt;=0" style:apply-style-name="N4379P0"/>
    </number:currency-style>
    <number:number-style style:name="N4380P0" style:volatile="true">
      <number:text>?</number:text>
      <number:number number:decimal-places="0" number:min-integer-digits="1" number:grouping="true"/>
    </number:number-style>
    <number:number-style style:name="N4380">
      <number:text>-?</number:text>
      <number:number number:decimal-places="0" number:min-integer-digits="1" number:grouping="true"/>
      <style:map style:condition="value()&gt;=0" style:apply-style-name="N4380P0"/>
    </number:number-style>
    <number:number-style style:name="N4381P0" style:volatile="true">
      <number:text>?</number:text>
      <number:number number:decimal-places="2" number:min-integer-digits="1" number:grouping="true"/>
    </number:number-style>
    <number:number-style style:name="N4381">
      <number:text>-?</number:text>
      <number:number number:decimal-places="2" number:min-integer-digits="1" number:grouping="true"/>
      <style:map style:condition="value()&gt;=0" style:apply-style-name="N4381P0"/>
    </number:number-style>
    <number:number-style style:name="N4383P0" style:volatile="true">
      <number:text>?</number:text>
      <number:number number:decimal-places="0" number:min-integer-digits="1" number:grouping="true"/>
    </number:number-style>
    <number:number-style style:name="N4383P1" style:volatile="true">
      <number:text>-?</number:text>
      <number:number number:decimal-places="0" number:min-integer-digits="1" number:grouping="true"/>
    </number:number-style>
    <number:number-style style:name="N4383">
      <number:text>?-</number:text>
      <style:map style:condition="value()&gt;0" style:apply-style-name="N4383P0"/>
      <style:map style:condition="value()&lt;0" style:apply-style-name="N4383P1"/>
    </number:number-style>
    <number:number-style style:name="N4385P0" style:volatile="true">
      <number:text>?</number:text>
      <number:number number:decimal-places="2" number:min-integer-digits="1" number:grouping="true"/>
    </number:number-style>
    <number:number-style style:name="N4385P1" style:volatile="true">
      <number:text>-?</number:text>
      <number:number number:decimal-places="2" number:min-integer-digits="1" number:grouping="true"/>
    </number:number-style>
    <number:number-style style:name="N4385">
      <number:text>?-</number:text>
      <number:number number:decimal-places="0" number:min-integer-digits="0"/>
      <style:map style:condition="value()&gt;0" style:apply-style-name="N4385P0"/>
      <style:map style:condition="value()&lt;0" style:apply-style-name="N4385P1"/>
    </number:number-style>
    <number:number-style style:name="N4387P0" style:volatile="true">
      <number:text>t?</number:text>
      <number:number number:decimal-places="0" number:min-integer-digits="1" number:grouping="true"/>
    </number:number-style>
    <number:number-style style:name="N4387">
      <number:text>(t?</number:text>
      <number:number number:decimal-places="0" number:min-integer-digits="1" number:grouping="true"/>
      <number:text>)</number:text>
      <style:map style:condition="value()&gt;=0" style:apply-style-name="N4387P0"/>
    </number:number-style>
    <number:number-style style:name="N4389P0" style:volatile="true">
      <number:text>t?</number:text>
      <number:number number:decimal-places="2" number:min-integer-digits="1" number:grouping="true"/>
    </number:number-style>
    <number:number-style style:name="N4389">
      <number:text>(t?</number:text>
      <number:number number:decimal-places="2" number:min-integer-digits="1" number:grouping="true"/>
      <number:text>)</number:text>
      <style:map style:condition="value()&gt;=0" style:apply-style-name="N4389P0"/>
    </number:number-style>
    <number:number-style style:name="N4391P0" style:volatile="true">
      <number:text>t$</number:text>
      <number:number number:decimal-places="0" number:min-integer-digits="1" number:grouping="true"/>
    </number:number-style>
    <number:number-style style:name="N4391">
      <number:text>(t$</number:text>
      <number:number number:decimal-places="0" number:min-integer-digits="1" number:grouping="true"/>
      <number:text>)</number:text>
      <style:map style:condition="value()&gt;=0" style:apply-style-name="N4391P0"/>
    </number:number-style>
    <number:number-style style:name="N4393P0" style:volatile="true">
      <number:text>t$</number:text>
      <number:number number:decimal-places="2" number:min-integer-digits="1" number:grouping="true"/>
    </number:number-style>
    <number:number-style style:name="N4393">
      <number:text>(t$</number:text>
      <number:number number:decimal-places="2" number:min-integer-digits="1" number:grouping="true"/>
      <number:text>)</number:text>
      <style:map style:condition="value()&gt;=0" style:apply-style-name="N4393P0"/>
    </number:number-style>
    <number:date-style style:name="N439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AM/PM</number:text>
    </number:date-style>
    <number:number-style style:name="N4395P0" style:volatile="true">
      <number:text>$</number:text>
      <number:number number:decimal-places="1" number:min-integer-digits="1" number:grouping="true"/>
    </number:number-style>
    <number:number-style style:name="N4395">
      <number:text>$-</number:text>
      <number:number number:decimal-places="1" number:min-integer-digits="1" number:grouping="true"/>
      <style:map style:condition="value()&gt;=0" style:apply-style-name="N4395P0"/>
    </number:number-style>
    <number:number-style style:name="N4397P0" style:volatile="true">
      <number:text>€ </number:text>
      <number:number number:decimal-places="0" number:min-integer-digits="1" number:grouping="true"/>
    </number:number-style>
    <number:number-style style:name="N4397">
      <number:text>-€ </number:text>
      <number:number number:decimal-places="0" number:min-integer-digits="1" number:grouping="true"/>
      <style:map style:condition="value()&gt;=0" style:apply-style-name="N4397P0"/>
    </number:number-style>
    <number:number-style style:name="N4399P0" style:volatile="true">
      <number:text>€ </number:text>
      <number:number number:decimal-places="2" number:min-integer-digits="1" number:grouping="true"/>
    </number:number-style>
    <number:number-style style:name="N4399">
      <number:text>-€ </number:text>
      <number:number number:decimal-places="2" number:min-integer-digits="1" number:grouping="true"/>
      <style:map style:condition="value()&gt;=0" style:apply-style-name="N4399P0"/>
    </number:number-style>
    <number:number-style style:name="N4402P0" style:volatile="true">
      <number:text> € </number:text>
      <number:number number:decimal-places="0" number:min-integer-digits="1" number:grouping="true"/>
      <number:text> </number:text>
    </number:number-style>
    <number:number-style style:name="N4402P1" style:volatile="true">
      <number:text>-€ </number:text>
      <number:number number:decimal-places="0" number:min-integer-digits="1" number:grouping="true"/>
      <number:text> </number:text>
    </number:number-style>
    <number:number-style style:name="N4402">
      <number:text> € - </number:text>
      <style:map style:condition="value()&gt;0" style:apply-style-name="N4402P0"/>
      <style:map style:condition="value()&lt;0" style:apply-style-name="N4402P1"/>
    </number:number-style>
    <number:number-style style:name="N4405P0" style:volatile="true">
      <number:text> € </number:text>
      <number:number number:decimal-places="2" number:min-integer-digits="1" number:grouping="true"/>
      <number:text> </number:text>
    </number:number-style>
    <number:number-style style:name="N4405P1" style:volatile="true">
      <number:text>-€ </number:text>
      <number:number number:decimal-places="2" number:min-integer-digits="1" number:grouping="true"/>
      <number:text> </number:text>
    </number:number-style>
    <number:number-style style:name="N4405">
      <number:text> € -</number:text>
      <number:number number:decimal-places="0" number:min-integer-digits="0"/>
      <number:text> </number:text>
      <style:map style:condition="value()&gt;0" style:apply-style-name="N4405P0"/>
      <style:map style:condition="value()&lt;0" style:apply-style-name="N4405P1"/>
    </number:number-style>
    <number:currency-style style:name="N4407P0" style:volatile="true">
      <number:currency-symbol number:language="en" number:country="CA">$</number:currency-symbol>
      <number:number number:decimal-places="1" number:min-integer-digits="1" number:grouping="true"/>
    </number:currency-style>
    <number:currency-style style:name="N4407">
      <number:text>-</number:text>
      <number:currency-symbol number:language="en" number:country="CA">$</number:currency-symbol>
      <number:number number:decimal-places="1" number:min-integer-digits="1" number:grouping="true"/>
      <style:map style:condition="value()&gt;=0" style:apply-style-name="N4407P0"/>
    </number:currency-style>
    <number:currency-style style:name="N4409P0" style:volatile="true">
      <number:currency-symbol number:language="en" number:country="CA">$</number:currency-symbol>
      <number:number number:decimal-places="3" number:min-integer-digits="1" number:grouping="true"/>
    </number:currency-style>
    <number:currency-style style:name="N4409">
      <number:text>-</number:text>
      <number:currency-symbol number:language="en" number:country="CA">$</number:currency-symbol>
      <number:number number:decimal-places="3" number:min-integer-digits="1" number:grouping="true"/>
      <style:map style:condition="value()&gt;=0" style:apply-style-name="N4409P0"/>
    </number:currency-style>
    <number:currency-style style:name="N4410">
      <number:currency-symbol number:language="en" number:country="CA">$</number:currency-symbol>
      <number:number number:decimal-places="4" number:min-integer-digits="1" number:grouping="true"/>
    </number:currency-style>
    <number:currency-style style:name="N4411P0" style:volatile="true">
      <number:currency-symbol number:language="en" number:country="CA">$</number:currency-symbol>
      <number:number number:decimal-places="4" number:min-integer-digits="1" number:grouping="true"/>
    </number:currency-style>
    <number:currency-style style:name="N4411">
      <number:text>-</number:text>
      <number:currency-symbol number:language="en" number:country="CA">$</number:currency-symbol>
      <number:number number:decimal-places="4" number:min-integer-digits="1" number:grouping="true"/>
      <style:map style:condition="value()&gt;=0" style:apply-style-name="N4411P0"/>
    </number:currency-style>
    <number:percentage-style style:name="N4412" number:title="User-defined">
      <number:number number:decimal-places="0" number:min-integer-digits="4"/>
      <number:text>%</number:text>
    </number:percentage-style>
    <number:date-style style:name="N44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currency-style style:name="N4416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4416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4416">
      <number:currency-symbol>JPY</number:currency-symbol>
      <number:text> -</number:text>
      <number:number number:decimal-places="0" number:min-integer-digits="0"/>
      <number:text> </number:text>
      <style:map style:condition="value()&gt;0" style:apply-style-name="N4416P0"/>
      <style:map style:condition="value()&lt;0" style:apply-style-name="N4416P1"/>
    </number:currency-style>
    <number:number-style style:name="N4417">
      <number:number number:decimal-places="3" number:min-integer-digits="1" number:decimal-replacement="" number:grouping="true"/>
    </number:number-style>
    <number:number-style style:name="N4418">
      <number:number number:decimal-places="6" number:min-integer-digits="1" number:decimal-replacement="" number:grouping="true"/>
    </number:number-style>
    <number:currency-style style:name="N4420P0" style:volatile="true">
      <number:currency-symbol number:language="en" number:country="US">$</number:currency-symbol>
      <number:number number:decimal-places="2" number:min-integer-digits="1"/>
    </number:currency-style>
    <number:currency-style style:name="N4420P1" style:volatile="true">
      <number:text>-</number:text>
      <number:currency-symbol number:language="en" number:country="US">$</number:currency-symbol>
      <number:number number:decimal-places="2" number:min-integer-digits="1"/>
    </number:currency-style>
    <number:number-style style:name="N4420">
      <number:text>-</number:text>
      <style:map style:condition="value()&gt;0" style:apply-style-name="N4420P0"/>
      <style:map style:condition="value()&lt;0" style:apply-style-name="N4420P1"/>
    </number:number-style>
    <number:number-style style:name="N4421P0" style:volatile="true">
      <number:number number:decimal-places="0" number:min-integer-digits="1" number:grouping="true"/>
      <number:text> </number:text>
    </number:number-style>
    <number:number-style style:name="N4421P1" style:volatile="true">
      <number:text>(</number:text>
      <number:number number:decimal-places="0" number:min-integer-digits="1" number:grouping="true"/>
      <number:text>)</number:text>
    </number:number-style>
    <number:number-style style:name="N4421">
      <number:text>-</number:text>
      <style:map style:condition="value()&gt;0" style:apply-style-name="N4421P0"/>
      <style:map style:condition="value()&lt;0" style:apply-style-name="N4421P1"/>
    </number:number-style>
    <number:number-style style:name="N4423P0" style:volatile="true">
      <number:text>$</number:text>
      <number:number number:decimal-places="3" number:min-integer-digits="1" number:grouping="true"/>
      <number:text> </number:text>
    </number:number-style>
    <number:number-style style:name="N4423P1" style:volatile="true">
      <number:text>($</number:text>
      <number:number number:decimal-places="3" number:min-integer-digits="1" number:grouping="true"/>
      <number:text>)</number:text>
    </number:number-style>
    <number:number-style style:name="N4423">
      <number:text>-</number:text>
      <style:map style:condition="value()&gt;0" style:apply-style-name="N4423P0"/>
      <style:map style:condition="value()&lt;0" style:apply-style-name="N4423P1"/>
    </number:number-style>
    <number:number-style style:name="N4425P0" style:volatile="true">
      <number:text>$</number:text>
      <number:number number:decimal-places="4" number:min-integer-digits="1" number:grouping="true"/>
      <number:text> </number:text>
    </number:number-style>
    <number:number-style style:name="N4425P1" style:volatile="true">
      <number:text>($</number:text>
      <number:number number:decimal-places="4" number:min-integer-digits="1" number:grouping="true"/>
      <number:text>)</number:text>
    </number:number-style>
    <number:number-style style:name="N4425">
      <number:text>-</number:text>
      <style:map style:condition="value()&gt;0" style:apply-style-name="N4425P0"/>
      <style:map style:condition="value()&lt;0" style:apply-style-name="N4425P1"/>
    </number:number-style>
    <number:currency-style style:name="N4426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4426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4426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4426">
      <number:text-content/>
      <number:text> </number:text>
      <style:map style:condition="value()&gt;0" style:apply-style-name="N4426P0"/>
      <style:map style:condition="value()&lt;0" style:apply-style-name="N4426P1"/>
      <style:map style:condition="value()=0" style:apply-style-name="N4426P2"/>
    </number:text-style>
    <number:number-style style:name="N4427P0" style:volatile="true">
      <number:text>$</number:text>
      <number:number number:decimal-places="3" number:min-integer-digits="1" number:grouping="true"/>
    </number:number-style>
    <number:number-style style:name="N4427P1" style:volatile="true">
      <number:text>($</number:text>
      <number:number number:decimal-places="3" number:min-integer-digits="1" number:grouping="true"/>
      <number:text>)</number:text>
    </number:number-style>
    <number:number-style style:name="N4427">
      <number:text>-</number:text>
      <style:map style:condition="value()&gt;0" style:apply-style-name="N4427P0"/>
      <style:map style:condition="value()&lt;0" style:apply-style-name="N4427P1"/>
    </number:number-style>
    <number:currency-style style:name="N4428P0" style:volatile="true">
      <number:currency-symbol number:language="en" number:country="US">$</number:currency-symbol>
      <number:number number:decimal-places="0" number:min-integer-digits="1" number:grouping="true"/>
      <number:text> </number:text>
    </number:currency-style>
    <number:currency-style style:name="N4428">
      <number:text>(</number:text>
      <number:currency-symbol number:language="en" number:country="US">$</number:currency-symbol>
      <number:number number:decimal-places="0" number:min-integer-digits="1" number:grouping="true"/>
      <number:text>)</number:text>
      <style:map style:condition="value()&gt;=0" style:apply-style-name="N4428P0"/>
    </number:currency-style>
    <number:number-style style:name="N4429P0" style:volatile="true">
      <number:number number:decimal-places="1" number:min-integer-digits="1" number:grouping="true"/>
      <number:text>       </number:text>
    </number:number-style>
    <number:number-style style:name="N4429P1" style:volatile="true">
      <number:text>-</number:text>
      <number:number number:decimal-places="1" number:min-integer-digits="1" number:grouping="true"/>
      <number:text>       </number:text>
    </number:number-style>
    <number:number-style style:name="N4429">
      <number:text> -</number:text>
      <number:number number:decimal-places="0" number:min-integer-digits="0"/>
      <number:text>       </number:text>
      <style:map style:condition="value()&gt;0" style:apply-style-name="N4429P0"/>
      <style:map style:condition="value()&lt;0" style:apply-style-name="N4429P1"/>
    </number:number-style>
    <number:number-style style:name="N4430P0" style:volatile="true">
      <number:number number:min-integer-digits="1"/>
      <number:text/>
    </number:number-style>
    <number:number-style style:name="N4430P1" style:volatile="true">
      <number:text>-</number:text>
      <number:number number:decimal-places="0" number:min-integer-digits="1" number:grouping="true"/>
      <number:text>       </number:text>
    </number:number-style>
    <number:number-style style:name="N4430">
      <number:text> -</number:text>
      <number:number number:decimal-places="0" number:min-integer-digits="0"/>
      <number:text>       </number:text>
      <style:map style:condition="value()&gt;0" style:apply-style-name="N4430P0"/>
      <style:map style:condition="value()&lt;0" style:apply-style-name="N4430P1"/>
    </number:number-style>
    <number:percentage-style style:name="N4431P0" style:volatile="true">
      <number:number number:decimal-places="1" number:min-integer-digits="1" number:grouping="true"/>
      <number:text>%</number:text>
    </number:percentage-style>
    <number:percentage-style style:name="N4431">
      <number:text>-</number:text>
      <number:number number:decimal-places="1" number:min-integer-digits="1" number:grouping="true"/>
      <number:text>%</number:text>
      <style:map style:condition="value()&gt;=0" style:apply-style-name="N4431P0"/>
    </number:percentage-style>
    <number:percentage-style style:name="N4432P0" style:volatile="true">
      <number:number number:decimal-places="2" number:min-integer-digits="0"/>
      <number:text>%</number:text>
    </number:percentage-style>
    <number:percentage-style style:name="N4432">
      <number:text>-</number:text>
      <number:number number:decimal-places="2" number:min-integer-digits="0"/>
      <number:text>%</number:text>
      <style:map style:condition="value()&gt;=0" style:apply-style-name="N4432P0"/>
    </number:percentage-style>
    <number:percentage-style style:name="N4434P0" style:volatile="true">
      <number:number number:decimal-places="1" number:min-integer-digits="0" number:grouping="true"/>
      <number:text>%</number:text>
    </number:percentage-style>
    <number:percentage-style style:name="N4434">
      <number:text>-</number:text>
      <number:number number:decimal-places="1" number:min-integer-digits="0" number:grouping="true"/>
      <number:text>%</number:text>
      <style:map style:condition="value()&gt;=0" style:apply-style-name="N4434P0"/>
    </number:percentage-style>
    <number:date-style style:name="N4435">
      <number:month number:textual="true"/>
      <number:text>  </number:text>
      <number:year/>
    </number:date-style>
    <number:number-style style:name="N4436P0" style:volatile="true">
      <number:number number:decimal-places="12" number:min-integer-digits="1" number:grouping="true"/>
    </number:number-style>
    <number:number-style style:name="N4436">
      <number:text>-</number:text>
      <number:number number:decimal-places="12" number:min-integer-digits="1" number:grouping="true"/>
      <number:text> </number:text>
      <style:map style:condition="value()&gt;=0" style:apply-style-name="N4436P0"/>
    </number:number-style>
    <number:number-style style:name="N4437P0" style:volatile="true">
      <number:number number:decimal-places="11" number:min-integer-digits="1" number:grouping="true"/>
    </number:number-style>
    <number:number-style style:name="N4437">
      <number:text>-</number:text>
      <number:number number:decimal-places="11" number:min-integer-digits="1" number:grouping="true"/>
      <number:text> </number:text>
      <style:map style:condition="value()&gt;=0" style:apply-style-name="N4437P0"/>
    </number:number-style>
    <number:number-style style:name="N4438P0" style:volatile="true">
      <number:number number:decimal-places="10" number:min-integer-digits="1" number:grouping="true"/>
    </number:number-style>
    <number:number-style style:name="N4438">
      <number:text>-</number:text>
      <number:number number:decimal-places="10" number:min-integer-digits="1" number:grouping="true"/>
      <number:text> </number:text>
      <style:map style:condition="value()&gt;=0" style:apply-style-name="N4438P0"/>
    </number:number-style>
    <number:number-style style:name="N4439P0" style:volatile="true">
      <number:number number:decimal-places="9" number:min-integer-digits="1" number:grouping="true"/>
    </number:number-style>
    <number:number-style style:name="N4439">
      <number:text>-</number:text>
      <number:number number:decimal-places="9" number:min-integer-digits="1" number:grouping="true"/>
      <number:text> </number:text>
      <style:map style:condition="value()&gt;=0" style:apply-style-name="N4439P0"/>
    </number:number-style>
    <number:number-style style:name="N4440P0" style:volatile="true">
      <number:number number:decimal-places="8" number:min-integer-digits="1" number:grouping="true"/>
    </number:number-style>
    <number:number-style style:name="N4440">
      <number:text>-</number:text>
      <number:number number:decimal-places="8" number:min-integer-digits="1" number:grouping="true"/>
      <number:text> </number:text>
      <style:map style:condition="value()&gt;=0" style:apply-style-name="N4440P0"/>
    </number:number-style>
    <number:number-style style:name="N4441P0" style:volatile="true">
      <number:number number:decimal-places="7" number:min-integer-digits="1" number:grouping="true"/>
    </number:number-style>
    <number:number-style style:name="N4441">
      <number:text>-</number:text>
      <number:number number:decimal-places="7" number:min-integer-digits="1" number:grouping="true"/>
      <number:text> </number:text>
      <style:map style:condition="value()&gt;=0" style:apply-style-name="N4441P0"/>
    </number:number-style>
    <number:number-style style:name="N4442P0" style:volatile="true">
      <number:number number:decimal-places="6" number:min-integer-digits="1" number:grouping="true"/>
    </number:number-style>
    <number:number-style style:name="N4442">
      <number:text>-</number:text>
      <number:number number:decimal-places="6" number:min-integer-digits="1" number:grouping="true"/>
      <number:text> </number:text>
      <style:map style:condition="value()&gt;=0" style:apply-style-name="N4442P0"/>
    </number:number-style>
    <number:number-style style:name="N4443P0" style:volatile="true">
      <number:number number:decimal-places="4" number:min-integer-digits="1" number:grouping="true"/>
    </number:number-style>
    <number:number-style style:name="N4443">
      <number:text>-</number:text>
      <number:number number:decimal-places="4" number:min-integer-digits="1" number:grouping="true"/>
      <number:text> </number:text>
      <style:map style:condition="value()&gt;=0" style:apply-style-name="N4443P0"/>
    </number:number-style>
    <number:text-style style:name="N4444">
      <number:text-content/>
      <number:text> 명</number:text>
    </number:text-style>
    <number:number-style style:name="N4445P0" style:volatile="true">
      <number:number number:decimal-places="0" number:min-integer-digits="1" number:grouping="true"/>
    </number:number-style>
    <number:number-style style:name="N4445">
      <number:text>-</number:text>
      <number:number number:decimal-places="4" number:min-integer-digits="1" number:grouping="true"/>
      <style:map style:condition="value()&gt;=0" style:apply-style-name="N4445P0"/>
    </number:number-style>
    <number:currency-style style:name="N4447P0" style:volatile="true">
      <number:currency-symbol number:language="en" number:country="GB">$</number:currency-symbol>
      <number:number number:decimal-places="2" number:min-integer-digits="1" number:grouping="true"/>
    </number:currency-style>
    <number:currency-style style:name="N4447">
      <number:text>-</number:text>
      <number:currency-symbol number:language="en" number:country="GB">$</number:currency-symbol>
      <number:number number:decimal-places="2" number:min-integer-digits="1" number:grouping="true"/>
      <style:map style:condition="value()&gt;=0" style:apply-style-name="N4447P0"/>
    </number:currency-style>
    <number:number-style style:name="N4449P0" style:volatile="true">
      <number:number number:decimal-places="14" number:min-integer-digits="1"/>
      <number:text> </number:text>
    </number:number-style>
    <number:number-style style:name="N4449">
      <number:text>(</number:text>
      <number:number number:decimal-places="14" number:min-integer-digits="1"/>
      <number:text>)</number:text>
      <style:map style:condition="value()&gt;=0" style:apply-style-name="N4449P0"/>
    </number:number-style>
    <number:number-style style:name="N4451P0" style:volatile="true">
      <number:number number:decimal-places="15" number:min-integer-digits="1"/>
      <number:text> </number:text>
    </number:number-style>
    <number:number-style style:name="N4451">
      <number:text>(</number:text>
      <number:number number:decimal-places="15" number:min-integer-digits="1"/>
      <number:text>)</number:text>
      <style:map style:condition="value()&gt;=0" style:apply-style-name="N4451P0"/>
    </number:number-style>
    <number:number-style style:name="N4452P0" style:volatile="true">
      <number:number number:decimal-places="16" number:min-integer-digits="1"/>
      <number:text> </number:text>
    </number:number-style>
    <number:number-style style:name="N4452">
      <number:text>(</number:text>
      <number:number number:decimal-places="16" number:min-integer-digits="1"/>
      <number:text>)</number:text>
      <style:map style:condition="value()&gt;=0" style:apply-style-name="N4452P0"/>
    </number:number-style>
    <number:number-style style:name="N4454P0" style:volatile="true">
      <number:number number:decimal-places="17" number:min-integer-digits="1"/>
      <number:text> </number:text>
    </number:number-style>
    <number:number-style style:name="N4454">
      <number:text>(</number:text>
      <number:number number:decimal-places="17" number:min-integer-digits="1"/>
      <number:text>)</number:text>
      <style:map style:condition="value()&gt;=0" style:apply-style-name="N4454P0"/>
    </number:number-style>
    <number:number-style style:name="N4456P0" style:volatile="true">
      <number:number number:decimal-places="18" number:min-integer-digits="1"/>
      <number:text> </number:text>
    </number:number-style>
    <number:number-style style:name="N4456">
      <number:text>(</number:text>
      <number:number number:decimal-places="18" number:min-integer-digits="1"/>
      <number:text>)</number:text>
      <style:map style:condition="value()&gt;=0" style:apply-style-name="N4456P0"/>
    </number:number-style>
    <number:number-style style:name="N4458P0" style:volatile="true">
      <number:number number:decimal-places="19" number:min-integer-digits="1"/>
      <number:text> </number:text>
    </number:number-style>
    <number:number-style style:name="N4458">
      <number:text>(</number:text>
      <number:number number:decimal-places="19" number:min-integer-digits="1"/>
      <number:text>)</number:text>
      <style:map style:condition="value()&gt;=0" style:apply-style-name="N4458P0"/>
    </number:number-style>
    <number:number-style style:name="N4460P0" style:volatile="true">
      <number:number number:decimal-places="20" number:min-integer-digits="1"/>
      <number:text> </number:text>
    </number:number-style>
    <number:number-style style:name="N4460">
      <number:text>(</number:text>
      <number:number number:decimal-places="20" number:min-integer-digits="1"/>
      <number:text>)</number:text>
      <style:map style:condition="value()&gt;=0" style:apply-style-name="N4460P0"/>
    </number:number-style>
    <number:number-style style:name="N4462P0" style:volatile="true">
      <number:number number:decimal-places="12" number:min-integer-digits="1"/>
      <number:text> </number:text>
    </number:number-style>
    <number:number-style style:name="N4462">
      <number:text>(</number:text>
      <number:number number:decimal-places="12" number:min-integer-digits="1"/>
      <number:text>)</number:text>
      <style:map style:condition="value()&gt;=0" style:apply-style-name="N4462P0"/>
    </number:number-style>
    <number:number-style style:name="N4464P0" style:volatile="true">
      <number:number number:decimal-places="11" number:min-integer-digits="1"/>
      <number:text> </number:text>
    </number:number-style>
    <number:number-style style:name="N4464">
      <number:text>(</number:text>
      <number:number number:decimal-places="11" number:min-integer-digits="1"/>
      <number:text>)</number:text>
      <style:map style:condition="value()&gt;=0" style:apply-style-name="N4464P0"/>
    </number:number-style>
    <number:number-style style:name="N4466P0" style:volatile="true">
      <number:text>US$</number:text>
      <number:number number:decimal-places="3" number:min-integer-digits="1" number:grouping="true"/>
      <number:text> </number:text>
    </number:number-style>
    <number:number-style style:name="N4466">
      <number:text>(US$</number:text>
      <number:number number:decimal-places="3" number:min-integer-digits="1" number:grouping="true"/>
      <number:text>)</number:text>
      <style:map style:condition="value()&gt;=0" style:apply-style-name="N4466P0"/>
    </number:number-style>
    <number:currency-style style:name="N4468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4468P1" style:volatile="true">
      <number:currency-symbol number:language="en" number:country="US">$</number:currency-symbol>
      <number:text>(</number:text>
      <number:number number:decimal-places="4" number:min-integer-digits="1" number:grouping="true"/>
      <number:text>)</number:text>
    </number:currency-style>
    <number:currency-style style:name="N4468">
      <number:currency-symbol number:language="en" number:country="US">$</number:currency-symbol>
      <number:text>-</number:text>
      <number:number number:decimal-places="0" number:min-integer-digits="0"/>
      <style:map style:condition="value()&gt;0" style:apply-style-name="N4468P0"/>
      <style:map style:condition="value()&lt;0" style:apply-style-name="N4468P1"/>
    </number:currency-style>
    <number:number-style style:name="N4469P0" style:volatile="true">
      <number:number number:decimal-places="3" number:min-integer-digits="1" number:grouping="true"/>
      <number:text>       </number:text>
    </number:number-style>
    <number:number-style style:name="N4469P1" style:volatile="true">
      <number:text>-</number:text>
      <number:number number:decimal-places="3" number:min-integer-digits="1" number:grouping="true"/>
      <number:text>       </number:text>
    </number:number-style>
    <number:number-style style:name="N4469">
      <number:text> -</number:text>
      <number:number number:decimal-places="0" number:min-integer-digits="0"/>
      <number:text>       </number:text>
      <style:map style:condition="value()&gt;0" style:apply-style-name="N4469P0"/>
      <style:map style:condition="value()&lt;0" style:apply-style-name="N4469P1"/>
    </number:number-style>
    <number:number-style style:name="N4470P0" style:volatile="true">
      <number:number number:min-integer-digits="1"/>
      <number:text/>
    </number:number-style>
    <number:number-style style:name="N4470P1" style:volatile="true">
      <number:text> (</number:text>
      <number:number number:decimal-places="1" number:min-integer-digits="1" number:grouping="true"/>
      <number:text>)</number:text>
    </number:number-style>
    <number:number-style style:name="N4470">
      <number:text> - </number:text>
      <style:map style:condition="value()&gt;0" style:apply-style-name="N4470P0"/>
      <style:map style:condition="value()&lt;0" style:apply-style-name="N4470P1"/>
    </number:number-style>
    <number:number-style style:name="N4471P0" style:volatile="true">
      <number:number number:min-integer-digits="1"/>
      <number:text/>
    </number:number-style>
    <number:number-style style:name="N4471P1" style:volatile="true">
      <number:text> (</number:text>
      <number:number number:decimal-places="3" number:min-integer-digits="1" number:grouping="true"/>
      <number:text>)</number:text>
    </number:number-style>
    <number:number-style style:name="N4471">
      <number:text> - </number:text>
      <style:map style:condition="value()&gt;0" style:apply-style-name="N4471P0"/>
      <style:map style:condition="value()&lt;0" style:apply-style-name="N4471P1"/>
    </number:number-style>
    <number:number-style style:name="N4472P0" style:volatile="true">
      <number:number number:decimal-places="3" number:min-integer-digits="1" number:grouping="true"/>
      <number:text> </number:text>
    </number:number-style>
    <number:number-style style:name="N4472P1" style:volatile="true">
      <number:text> (</number:text>
      <number:number number:decimal-places="3" number:min-integer-digits="1" number:grouping="true"/>
      <number:text>)</number:text>
    </number:number-style>
    <number:number-style style:name="N4472">
      <number:text> - </number:text>
      <style:map style:condition="value()&gt;0" style:apply-style-name="N4472P0"/>
      <style:map style:condition="value()&lt;0" style:apply-style-name="N4472P1"/>
    </number:number-style>
    <number:number-style style:name="N4473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4473">
      <number:text>-</number:text>
      <number:number number:decimal-places="0" number:min-integer-digits="1">
        <number:embedded-text number:position="3"> </number:embedded-text>
      </number:number>
      <style:map style:condition="value()&gt;=0" style:apply-style-name="N4473P0"/>
    </number:number-style>
    <number:number-style style:name="N4474P0" style:volatile="true">
      <number:number number:decimal-places="7" number:min-integer-digits="1"/>
    </number:number-style>
    <number:number-style style:name="N4474">
      <number:text>-</number:text>
      <number:number number:decimal-places="7" number:min-integer-digits="1"/>
      <style:map style:condition="value()&gt;=0" style:apply-style-name="N4474P0"/>
    </number:number-style>
    <number:number-style style:name="N4475P0" style:volatile="true">
      <number:number number:decimal-places="1" number:min-integer-digits="1" number:grouping="true"/>
      <number:text> </number:text>
    </number:number-style>
    <number:number-style style:name="N4475P1" style:volatile="true">
      <number:text> (</number:text>
      <number:number number:decimal-places="2" number:min-integer-digits="1" number:grouping="true"/>
      <number:text>)</number:text>
    </number:number-style>
    <number:number-style style:name="N4475">
      <number:text> -</number:text>
      <number:number number:decimal-places="0" number:min-integer-digits="0"/>
      <number:text> </number:text>
      <style:map style:condition="value()&gt;0" style:apply-style-name="N4475P0"/>
      <style:map style:condition="value()&lt;0" style:apply-style-name="N4475P1"/>
    </number:number-style>
    <number:number-style style:name="N4476P0" style:volatile="true">
      <number:text> fl</number:text>
      <number:number number:decimal-places="0" number:min-integer-digits="1" number:grouping="true"/>
      <number:text> </number:text>
    </number:number-style>
    <number:number-style style:name="N4476P1" style:volatile="true">
      <number:text> fl(</number:text>
      <number:number number:decimal-places="0" number:min-integer-digits="1" number:grouping="true"/>
      <number:text>)</number:text>
    </number:number-style>
    <number:number-style style:name="N4476">
      <number:text> fl- </number:text>
      <style:map style:condition="value()&gt;0" style:apply-style-name="N4476P0"/>
      <style:map style:condition="value()&lt;0" style:apply-style-name="N4476P1"/>
    </number:number-style>
    <number:number-style style:name="N4478P0" style:volatile="true">
      <number:text>NT$</number:text>
      <number:number number:decimal-places="0" number:min-integer-digits="1" number:grouping="true"/>
      <number:text> </number:text>
    </number:number-style>
    <number:number-style style:name="N4478">
      <number:text>(NT$</number:text>
      <number:number number:decimal-places="0" number:min-integer-digits="1" number:grouping="true"/>
      <number:text>)</number:text>
      <style:map style:condition="value()&gt;=0" style:apply-style-name="N4478P0"/>
    </number:number-style>
    <number:number-style style:name="N4480P0" style:volatile="true">
      <number:text>NT$</number:text>
      <number:number number:decimal-places="1" number:min-integer-digits="1" number:grouping="true"/>
      <number:text> </number:text>
    </number:number-style>
    <number:number-style style:name="N4480">
      <number:text>(NT$</number:text>
      <number:number number:decimal-places="1" number:min-integer-digits="1" number:grouping="true"/>
      <number:text>)</number:text>
      <style:map style:condition="value()&gt;=0" style:apply-style-name="N4480P0"/>
    </number:number-style>
    <number:number-style style:name="N4482P0" style:volatile="true">
      <number:text>£</number:text>
      <number:number number:decimal-places="0" number:min-integer-digits="1" number:grouping="true"/>
      <number:text> </number:text>
    </number:number-style>
    <number:number-style style:name="N4482">
      <number:text>(£</number:text>
      <number:number number:decimal-places="0" number:min-integer-digits="1" number:grouping="true"/>
      <number:text>)</number:text>
      <style:map style:condition="value()&gt;=0" style:apply-style-name="N4482P0"/>
    </number:number-style>
    <number:number-style style:name="N4484P0" style:volatile="true">
      <number:text>£</number:text>
      <number:number number:decimal-places="2" number:min-integer-digits="1" number:grouping="true"/>
      <number:text> </number:text>
    </number:number-style>
    <number:number-style style:name="N4484">
      <number:text>(£</number:text>
      <number:number number:decimal-places="2" number:min-integer-digits="1" number:grouping="true"/>
      <number:text>)</number:text>
      <style:map style:condition="value()&gt;=0" style:apply-style-name="N4484P0"/>
    </number:number-style>
    <number:number-style style:name="N4486P0" style:volatile="true">
      <number:text> £</number:text>
      <number:number number:decimal-places="0" number:min-integer-digits="1" number:grouping="true"/>
      <number:text> </number:text>
    </number:number-style>
    <number:number-style style:name="N4486P1" style:volatile="true">
      <number:text> £(</number:text>
      <number:number number:decimal-places="0" number:min-integer-digits="1" number:grouping="true"/>
      <number:text>)</number:text>
    </number:number-style>
    <number:number-style style:name="N4486">
      <number:text> £- </number:text>
      <style:map style:condition="value()&gt;0" style:apply-style-name="N4486P0"/>
      <style:map style:condition="value()&lt;0" style:apply-style-name="N4486P1"/>
    </number:number-style>
    <number:number-style style:name="N4488P0" style:volatile="true">
      <number:text> £</number:text>
      <number:number number:decimal-places="2" number:min-integer-digits="1" number:grouping="true"/>
      <number:text> </number:text>
    </number:number-style>
    <number:number-style style:name="N4488P1" style:volatile="true">
      <number:text> £(</number:text>
      <number:number number:decimal-places="2" number:min-integer-digits="1" number:grouping="true"/>
      <number:text>)</number:text>
    </number:number-style>
    <number:number-style style:name="N4488">
      <number:text> £-</number:text>
      <number:number number:decimal-places="0" number:min-integer-digits="0"/>
      <number:text> </number:text>
      <style:map style:condition="value()&gt;0" style:apply-style-name="N4488P0"/>
      <style:map style:condition="value()&lt;0" style:apply-style-name="N4488P1"/>
    </number:number-style>
    <number:currency-style style:name="N4490P0" style:volatile="true">
      <number:currency-symbol number:language="en" number:country="US">$</number:currency-symbol>
      <number:number number:decimal-places="1" number:min-integer-digits="1" number:grouping="true"/>
      <number:text> </number:text>
    </number:currency-style>
    <number:currency-style style:name="N4490">
      <number:text>(</number:text>
      <number:currency-symbol number:language="en" number:country="US">$</number:currency-symbol>
      <number:number number:decimal-places="1" number:min-integer-digits="1" number:grouping="true"/>
      <number:text>)</number:text>
      <style:map style:condition="value()&gt;=0" style:apply-style-name="N4490P0"/>
    </number:currency-style>
    <number:number-style style:name="N4493P0" style:volatile="true">
      <number:number number:decimal-places="3" number:min-integer-digits="1" number:grouping="true"/>
      <number:text> DM </number:text>
    </number:number-style>
    <number:number-style style:name="N4493P1" style:volatile="true">
      <number:text>-</number:text>
      <number:number number:decimal-places="3" number:min-integer-digits="1" number:grouping="true"/>
      <number:text> DM </number:text>
    </number:number-style>
    <number:number-style style:name="N4493">
      <number:text> -</number:text>
      <number:number number:decimal-places="0" number:min-integer-digits="0"/>
      <number:text> DM </number:text>
      <style:map style:condition="value()&gt;0" style:apply-style-name="N4493P0"/>
      <style:map style:condition="value()&lt;0" style:apply-style-name="N4493P1"/>
    </number:number-style>
    <number:number-style style:name="N4496P0" style:volatile="true">
      <number:number number:decimal-places="4" number:min-integer-digits="1" number:grouping="true"/>
      <number:text> DM </number:text>
    </number:number-style>
    <number:number-style style:name="N4496P1" style:volatile="true">
      <number:text>-</number:text>
      <number:number number:decimal-places="4" number:min-integer-digits="1" number:grouping="true"/>
      <number:text> DM </number:text>
    </number:number-style>
    <number:number-style style:name="N4496">
      <number:text> -</number:text>
      <number:number number:decimal-places="0" number:min-integer-digits="0"/>
      <number:text> DM </number:text>
      <style:map style:condition="value()&gt;0" style:apply-style-name="N4496P0"/>
      <style:map style:condition="value()&lt;0" style:apply-style-name="N4496P1"/>
    </number:number-style>
    <number:currency-style style:name="N4497">
      <number:currency-symbol number:language="en" number:country="US">$</number:currency-symbol>
      <number:number number:decimal-places="6" number:min-integer-digits="1" number:grouping="true"/>
      <number:text>$$$$)"</number:text>
    </number:currency-style>
    <number:currency-style style:name="N4498">
      <number:currency-symbol number:language="en" number:country="US">$</number:currency-symbol>
      <number:number number:decimal-places="6" number:min-integer-digits="1" number:grouping="true"/>
      <number:text>$$£$£)</number:text>
    </number:currency-style>
    <number:number-style style:name="N4499">
      <number:number number:decimal-places="0" number:min-integer-digits="2">
        <number:embedded-text number:position="1">(((</number:embedded-text>
      </number:number>
      <number:text>)</number:text>
    </number:number-style>
    <number:number-style style:name="N4500">
      <number:number number:decimal-places="0" number:min-integer-digits="1">
        <number:embedded-text number:position="1">(((</number:embedded-text>
      </number:number>
      <number:text>)</number:text>
    </number:number-style>
    <number:number-style style:name="N4501">
      <number:number number:decimal-places="0" number:min-integer-digits="0"/>
      <number:text> </number:text>
    </number:number-style>
    <number:number-style style:name="N4503P0" style:volatile="true">
      <number:text>M$</number:text>
      <number:number number:decimal-places="0" number:min-integer-digits="1" number:grouping="true"/>
      <number:text> </number:text>
    </number:number-style>
    <number:number-style style:name="N4503">
      <number:text>($</number:text>
      <number:number number:decimal-places="0" number:min-integer-digits="1" number:grouping="true"/>
      <number:text>)</number:text>
      <style:map style:condition="value()&gt;=0" style:apply-style-name="N4503P0"/>
    </number:number-style>
    <number:number-style style:name="N4505P0" style:volatile="true">
      <number:text>$</number:text>
      <number:number number:decimal-places="0" number:min-integer-digits="1" number:grouping="true"/>
      <number:text>M </number:text>
    </number:number-style>
    <number:number-style style:name="N4505">
      <number:text>($</number:text>
      <number:number number:decimal-places="0" number:min-integer-digits="1" number:grouping="true"/>
      <number:text>)</number:text>
      <style:map style:condition="value()&gt;=0" style:apply-style-name="N4505P0"/>
    </number:number-style>
    <number:number-style style:name="N4506P0" style:volatile="true">
      <number:number number:decimal-places="1" number:min-integer-digits="1"/>
    </number:number-style>
    <number:number-style style:name="N4506">
      <number:text>-</number:text>
      <number:number number:decimal-places="4" number:min-integer-digits="1"/>
      <style:map style:condition="value()&gt;=0" style:apply-style-name="N4506P0"/>
    </number:number-style>
    <number:currency-style style:name="N450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4507">
      <number:text>-</number:text>
      <number:currency-symbol number:language="en" number:country="US">$</number:currency-symbol>
      <number:number number:decimal-places="0" number:min-integer-digits="1">
        <number:embedded-text number:position="4">/1</number:embedded-text>
      </number:number>
      <style:map style:condition="value()&gt;=0" style:apply-style-name="N4507P0"/>
    </number:currency-style>
    <number:number-style style:name="N4508P0" style:volatile="true">
      <number:text>+</number:text>
      <number:number number:decimal-places="2" number:min-integer-digits="1"/>
    </number:number-style>
    <number:number-style style:name="N4508">
      <number:text>-</number:text>
      <number:number number:decimal-places="2" number:min-integer-digits="1"/>
      <style:map style:condition="value()&gt;=0" style:apply-style-name="N4508P0"/>
    </number:number-style>
    <number:number-style style:name="N4509">
      <number:number number:decimal-places="0" number:min-integer-digits="0" number:display-factor="1000000"/>
    </number:number-style>
    <number:currency-style style:name="N4511P0" style:volatile="true">
      <number:currency-symbol number:language="en" number:country="US">$</number:currency-symbol>
      <number:number number:decimal-places="0" number:min-integer-digits="0" number:display-factor="1000000"/>
      <number:text>M</number:text>
    </number:currency-style>
    <number:currency-style style:name="N4511">
      <number:text>-</number:text>
      <number:currency-symbol number:language="en" number:country="US">$</number:currency-symbol>
      <number:number number:decimal-places="0" number:min-integer-digits="0" number:display-factor="1000000"/>
      <number:text>M</number:text>
      <style:map style:condition="value()&gt;=0" style:apply-style-name="N4511P0"/>
    </number:currency-style>
    <number:number-style style:name="N4513P0" style:volatile="true">
      <number:number number:decimal-places="0" number:min-integer-digits="0" number:display-factor="1000000"/>
      <number:text>M</number:text>
    </number:number-style>
    <number:currency-style style:name="N4513">
      <number:text>-</number:text>
      <number:currency-symbol number:language="en" number:country="US">$</number:currency-symbol>
      <number:number number:decimal-places="0" number:min-integer-digits="0" number:display-factor="1000000"/>
      <number:text>M</number:text>
      <style:map style:condition="value()&gt;=0" style:apply-style-name="N4513P0"/>
    </number:currency-style>
    <number:number-style style:name="N4514P0" style:volatile="true">
      <number:number number:min-integer-digits="1"/>
      <number:text/>
    </number:number-style>
    <number:number-style style:name="N4514P1" style:volatile="true">
      <number:text>-</number:text>
      <number:number number:decimal-places="1" number:min-integer-digits="1" number:grouping="true"/>
      <number:text>       </number:text>
    </number:number-style>
    <number:number-style style:name="N4514">
      <number:text> -</number:text>
      <number:number number:decimal-places="0" number:min-integer-digits="0"/>
      <number:text>       </number:text>
      <style:map style:condition="value()&gt;0" style:apply-style-name="N4514P0"/>
      <style:map style:condition="value()&lt;0" style:apply-style-name="N4514P1"/>
    </number:number-style>
    <number:number-style style:name="N4515P0" style:volatile="true">
      <number:number number:min-integer-digits="1"/>
      <number:text/>
    </number:number-style>
    <number:number-style style:name="N4515P1" style:volatile="true">
      <number:text>-</number:text>
      <number:number number:decimal-places="3" number:min-integer-digits="1" number:grouping="true"/>
      <number:text>       </number:text>
    </number:number-style>
    <number:number-style style:name="N4515">
      <number:text> -</number:text>
      <number:number number:decimal-places="0" number:min-integer-digits="0"/>
      <number:text>       </number:text>
      <style:map style:condition="value()&gt;0" style:apply-style-name="N4515P0"/>
      <style:map style:condition="value()&lt;0" style:apply-style-name="N4515P1"/>
    </number:number-style>
    <number:date-style style:name="N4516">
      <number:text>$1,333</number:text>
      <number:month/>
    </number:date-style>
    <number:currency-style style:name="N451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517">
      <number:text>(</number:text>
      <number:currency-symbol number:language="en" number:country="US">$</number:currency-symbol>
      <number:number number:decimal-places="0" number:min-integer-digits="1" number:grouping="true"/>
      <number:text>)</number:text>
      <style:map style:condition="value()&gt;=0" style:apply-style-name="N4517P0"/>
    </number:currency-style>
    <number:date-style style:name="N4518">
      <number:month number:style="long"/>
      <number:text>/</number:text>
      <number:day number:style="long"/>
      <number:text>/</number:text>
      <number:year/>
      <number:text> </number:text>
      <number:hours number:style="long"/>
      <number:text>:nn </number:text>
      <number:am-pm/>
    </number:date-style>
    <number:currency-style style:name="N4519">
      <number:currency-symbol/>
      <number:number number:decimal-places="0" number:min-integer-digits="0" number:grouping="true"/>
      <number:text>M</number:text>
    </number:currency-style>
    <number:number-style style:name="N4521P0" style:volatile="true">
      <number:text>£</number:text>
      <number:number number:decimal-places="1" number:min-integer-digits="1" number:grouping="true"/>
      <number:text> </number:text>
    </number:number-style>
    <number:number-style style:name="N4521">
      <number:text>(£</number:text>
      <number:number number:decimal-places="1" number:min-integer-digits="1" number:grouping="true"/>
      <number:text>)</number:text>
      <style:map style:condition="value()&gt;=0" style:apply-style-name="N4521P0"/>
    </number:number-style>
    <number:number-style style:name="N4523P0" style:volatile="true">
      <number:text>£</number:text>
      <number:number number:decimal-places="3" number:min-integer-digits="1" number:grouping="true"/>
      <number:text> </number:text>
    </number:number-style>
    <number:number-style style:name="N4523">
      <number:text>(£</number:text>
      <number:number number:decimal-places="3" number:min-integer-digits="1" number:grouping="true"/>
      <number:text>)</number:text>
      <style:map style:condition="value()&gt;=0" style:apply-style-name="N4523P0"/>
    </number:number-style>
    <number:number-style style:name="N4525P0" style:volatile="true">
      <number:text>£</number:text>
      <number:number number:decimal-places="4" number:min-integer-digits="1" number:grouping="true"/>
      <number:text> </number:text>
    </number:number-style>
    <number:number-style style:name="N4525">
      <number:text>(£</number:text>
      <number:number number:decimal-places="4" number:min-integer-digits="1" number:grouping="true"/>
      <number:text>)</number:text>
      <style:map style:condition="value()&gt;=0" style:apply-style-name="N4525P0"/>
    </number:number-style>
    <number:number-style style:name="N4527P0" style:volatile="true">
      <number:text>£</number:text>
      <number:number number:decimal-places="5" number:min-integer-digits="1" number:grouping="true"/>
      <number:text> </number:text>
    </number:number-style>
    <number:number-style style:name="N4527">
      <number:text>(£</number:text>
      <number:number number:decimal-places="5" number:min-integer-digits="1" number:grouping="true"/>
      <number:text>)</number:text>
      <style:map style:condition="value()&gt;=0" style:apply-style-name="N4527P0"/>
    </number:number-style>
    <number:number-style style:name="N4528">
      <number:text>£</number:text>
      <number:number number:decimal-places="3" number:min-integer-digits="1"/>
    </number:number-style>
    <number:number-style style:name="N4530P0" style:volatile="true">
      <number:number number:decimal-places="0" number:min-integer-digits="1" number:grouping="true"/>
      <number:text> BF</number:text>
    </number:number-style>
    <number:number-style style:name="N4530">
      <number:text>-</number:text>
      <number:number number:decimal-places="0" number:min-integer-digits="1" number:grouping="true"/>
      <number:text> BF</number:text>
      <style:map style:condition="value()&gt;=0" style:apply-style-name="N4530P0"/>
    </number:number-style>
    <number:number-style style:name="N4532P0" style:volatile="true">
      <number:number number:decimal-places="2" number:min-integer-digits="1" number:grouping="true"/>
      <number:text> BF</number:text>
    </number:number-style>
    <number:number-style style:name="N4532">
      <number:text>-</number:text>
      <number:number number:decimal-places="2" number:min-integer-digits="1" number:grouping="true"/>
      <number:text> BF</number:text>
      <style:map style:condition="value()&gt;=0" style:apply-style-name="N4532P0"/>
    </number:number-style>
    <number:number-style style:name="N4535P0" style:volatile="true">
      <number:number number:decimal-places="0" number:min-integer-digits="1" number:grouping="true"/>
      <number:text> BF </number:text>
    </number:number-style>
    <number:number-style style:name="N4535P1" style:volatile="true">
      <number:text>-</number:text>
      <number:number number:decimal-places="0" number:min-integer-digits="1" number:grouping="true"/>
      <number:text> BF </number:text>
    </number:number-style>
    <number:number-style style:name="N4535">
      <number:text> - BF </number:text>
      <style:map style:condition="value()&gt;0" style:apply-style-name="N4535P0"/>
      <style:map style:condition="value()&lt;0" style:apply-style-name="N4535P1"/>
    </number:number-style>
    <number:number-style style:name="N4537P0" style:volatile="true">
      <number:number number:decimal-places="0" number:min-integer-digits="1" number:grouping="true"/>
      <number:text>      </number:text>
    </number:number-style>
    <number:number-style style:name="N4537P1" style:volatile="true">
      <number:text>-</number:text>
      <number:number number:decimal-places="0" number:min-integer-digits="1" number:grouping="true"/>
      <number:text>      </number:text>
    </number:number-style>
    <number:number-style style:name="N4537">
      <number:text> -      </number:text>
      <style:map style:condition="value()&gt;0" style:apply-style-name="N4537P0"/>
      <style:map style:condition="value()&lt;0" style:apply-style-name="N4537P1"/>
    </number:number-style>
    <number:number-style style:name="N4540P0" style:volatile="true">
      <number:number number:decimal-places="2" number:min-integer-digits="1" number:grouping="true"/>
      <number:text> BF </number:text>
    </number:number-style>
    <number:number-style style:name="N4540P1" style:volatile="true">
      <number:text>-</number:text>
      <number:number number:decimal-places="2" number:min-integer-digits="1" number:grouping="true"/>
      <number:text> BF </number:text>
    </number:number-style>
    <number:number-style style:name="N4540">
      <number:text> -</number:text>
      <number:number number:decimal-places="0" number:min-integer-digits="0"/>
      <number:text> BF </number:text>
      <style:map style:condition="value()&gt;0" style:apply-style-name="N4540P0"/>
      <style:map style:condition="value()&lt;0" style:apply-style-name="N4540P1"/>
    </number:number-style>
    <number:number-style style:name="N4543P0" style:volatile="true">
      <number:number number:decimal-places="2" number:min-integer-digits="1" number:grouping="true"/>
      <number:text>      </number:text>
    </number:number-style>
    <number:number-style style:name="N4543P1" style:volatile="true">
      <number:text>-</number:text>
      <number:number number:decimal-places="2" number:min-integer-digits="1" number:grouping="true"/>
      <number:text>      </number:text>
    </number:number-style>
    <number:number-style style:name="N4543">
      <number:text> -</number:text>
      <number:number number:decimal-places="0" number:min-integer-digits="0"/>
      <number:text>      </number:text>
      <style:map style:condition="value()&gt;0" style:apply-style-name="N4543P0"/>
      <style:map style:condition="value()&lt;0" style:apply-style-name="N4543P1"/>
    </number:number-style>
    <number:number-style style:name="N4544P0" style:volatile="true">
      <number:number number:decimal-places="0" number:min-integer-digits="1" number:grouping="true"/>
    </number:number-style>
    <number:number-style style:name="N4544">
      <number:text>(-</number:text>
      <number:number number:decimal-places="0" number:min-integer-digits="1" number:grouping="true"/>
      <number:text>)</number:text>
      <style:map style:condition="value()&gt;=0" style:apply-style-name="N4544P0"/>
    </number:number-style>
    <number:number-style style:name="N4545P0" style:volatile="true">
      <number:number number:decimal-places="1" number:min-integer-digits="1" number:grouping="true"/>
    </number:number-style>
    <number:number-style style:name="N4545">
      <number:text>(-</number:text>
      <number:number number:decimal-places="1" number:min-integer-digits="1" number:grouping="true"/>
      <number:text>)</number:text>
      <style:map style:condition="value()&gt;=0" style:apply-style-name="N4545P0"/>
    </number:number-style>
    <number:number-style style:name="N4546P0" style:volatile="true">
      <number:number number:decimal-places="2" number:min-integer-digits="1" number:grouping="true"/>
    </number:number-style>
    <number:number-style style:name="N4546">
      <number:text>(-</number:text>
      <number:number number:decimal-places="2" number:min-integer-digits="1" number:grouping="true"/>
      <number:text>)</number:text>
      <style:map style:condition="value()&gt;=0" style:apply-style-name="N4546P0"/>
    </number:number-style>
    <number:number-style style:name="N4547P0" style:volatile="true">
      <number:number number:decimal-places="3" number:min-integer-digits="1" number:grouping="true"/>
    </number:number-style>
    <number:number-style style:name="N4547">
      <number:text>(-</number:text>
      <number:number number:decimal-places="3" number:min-integer-digits="1" number:grouping="true"/>
      <number:text>)</number:text>
      <style:map style:condition="value()&gt;=0" style:apply-style-name="N4547P0"/>
    </number:number-style>
    <number:number-style style:name="N4549P0" style:volatile="true">
      <number:text>Rp.</number:text>
      <number:number number:decimal-places="0" number:min-integer-digits="1" number:grouping="true"/>
      <number:text> </number:text>
    </number:number-style>
    <number:number-style style:name="N4549">
      <number:text>(Rp.</number:text>
      <number:number number:decimal-places="0" number:min-integer-digits="1" number:grouping="true"/>
      <number:text>)</number:text>
      <style:map style:condition="value()&gt;=0" style:apply-style-name="N4549P0"/>
    </number:number-style>
    <number:number-style style:name="N4551P0" style:volatile="true">
      <number:text>Rp.</number:text>
      <number:number number:decimal-places="2" number:min-integer-digits="1" number:grouping="true"/>
      <number:text> </number:text>
    </number:number-style>
    <number:number-style style:name="N4551">
      <number:text>(Rp.</number:text>
      <number:number number:decimal-places="2" number:min-integer-digits="1" number:grouping="true"/>
      <number:text>)</number:text>
      <style:map style:condition="value()&gt;=0" style:apply-style-name="N4551P0"/>
    </number:number-style>
    <number:number-style style:name="N4554P0" style:volatile="true">
      <number:text> Rp.</number:text>
      <number:number number:decimal-places="0" number:min-integer-digits="1" number:grouping="true"/>
      <number:text> </number:text>
    </number:number-style>
    <number:number-style style:name="N4554P1" style:volatile="true">
      <number:text> Rp.(</number:text>
      <number:number number:decimal-places="0" number:min-integer-digits="1" number:grouping="true"/>
      <number:text>)</number:text>
    </number:number-style>
    <number:number-style style:name="N4554">
      <number:text> Rp.- </number:text>
      <style:map style:condition="value()&gt;0" style:apply-style-name="N4554P0"/>
      <style:map style:condition="value()&lt;0" style:apply-style-name="N4554P1"/>
    </number:number-style>
    <number:number-style style:name="N4557P0" style:volatile="true">
      <number:text> Rp.</number:text>
      <number:number number:decimal-places="2" number:min-integer-digits="1" number:grouping="true"/>
      <number:text> </number:text>
    </number:number-style>
    <number:number-style style:name="N4557P1" style:volatile="true">
      <number:text> Rp.(</number:text>
      <number:number number:decimal-places="2" number:min-integer-digits="1" number:grouping="true"/>
      <number:text>)</number:text>
    </number:number-style>
    <number:number-style style:name="N4557">
      <number:text> Rp.-</number:text>
      <number:number number:decimal-places="0" number:min-integer-digits="0"/>
      <number:text> </number:text>
      <style:map style:condition="value()&gt;0" style:apply-style-name="N4557P0"/>
      <style:map style:condition="value()&lt;0" style:apply-style-name="N4557P1"/>
    </number:number-style>
    <number:number-style style:name="N4559P0" style:volatile="true">
      <number:text>Rp</number:text>
      <number:number number:decimal-places="0" number:min-integer-digits="1" number:grouping="true"/>
      <number:text> </number:text>
    </number:number-style>
    <number:number-style style:name="N4559">
      <number:text>(Rp</number:text>
      <number:number number:decimal-places="0" number:min-integer-digits="1" number:grouping="true"/>
      <number:text>)</number:text>
      <style:map style:condition="value()&gt;=0" style:apply-style-name="N4559P0"/>
    </number:number-style>
    <number:number-style style:name="N4561P0" style:volatile="true">
      <number:text>Rp</number:text>
      <number:number number:decimal-places="2" number:min-integer-digits="1" number:grouping="true"/>
      <number:text> </number:text>
    </number:number-style>
    <number:number-style style:name="N4561">
      <number:text>(Rp</number:text>
      <number:number number:decimal-places="2" number:min-integer-digits="1" number:grouping="true"/>
      <number:text>)</number:text>
      <style:map style:condition="value()&gt;=0" style:apply-style-name="N4561P0"/>
    </number:number-style>
    <number:number-style style:name="N4564P0" style:volatile="true">
      <number:text> Rp</number:text>
      <number:number number:decimal-places="0" number:min-integer-digits="1" number:grouping="true"/>
      <number:text> </number:text>
    </number:number-style>
    <number:number-style style:name="N4564P1" style:volatile="true">
      <number:text> Rp(</number:text>
      <number:number number:decimal-places="0" number:min-integer-digits="1" number:grouping="true"/>
      <number:text>)</number:text>
    </number:number-style>
    <number:number-style style:name="N4564">
      <number:text> Rp- </number:text>
      <style:map style:condition="value()&gt;0" style:apply-style-name="N4564P0"/>
      <style:map style:condition="value()&lt;0" style:apply-style-name="N4564P1"/>
    </number:number-style>
    <number:number-style style:name="N4567P0" style:volatile="true">
      <number:text> Rp</number:text>
      <number:number number:decimal-places="2" number:min-integer-digits="1" number:grouping="true"/>
      <number:text> </number:text>
    </number:number-style>
    <number:number-style style:name="N4567P1" style:volatile="true">
      <number:text> Rp(</number:text>
      <number:number number:decimal-places="2" number:min-integer-digits="1" number:grouping="true"/>
      <number:text>)</number:text>
    </number:number-style>
    <number:number-style style:name="N4567">
      <number:text> Rp-</number:text>
      <number:number number:decimal-places="0" number:min-integer-digits="0"/>
      <number:text> </number:text>
      <style:map style:condition="value()&gt;0" style:apply-style-name="N4567P0"/>
      <style:map style:condition="value()&lt;0" style:apply-style-name="N4567P1"/>
    </number:number-style>
    <number:number-style style:name="N4569P0" style:volatile="true">
      <number:text>Rp </number:text>
      <number:number number:decimal-places="0" number:min-integer-digits="1" number:grouping="true"/>
      <number:text> </number:text>
    </number:number-style>
    <number:number-style style:name="N4569">
      <number:text>(Rp </number:text>
      <number:number number:decimal-places="0" number:min-integer-digits="1" number:grouping="true"/>
      <number:text>)</number:text>
      <style:map style:condition="value()&gt;=0" style:apply-style-name="N4569P0"/>
    </number:number-style>
    <number:number-style style:name="N4571P0" style:volatile="true">
      <number:text>Rp </number:text>
      <number:number number:decimal-places="2" number:min-integer-digits="1" number:grouping="true"/>
      <number:text> </number:text>
    </number:number-style>
    <number:number-style style:name="N4571">
      <number:text>(Rp </number:text>
      <number:number number:decimal-places="2" number:min-integer-digits="1" number:grouping="true"/>
      <number:text>)</number:text>
      <style:map style:condition="value()&gt;=0" style:apply-style-name="N4571P0"/>
    </number:number-style>
    <number:number-style style:name="N4574P0" style:volatile="true">
      <number:text> Rp </number:text>
      <number:number number:decimal-places="0" number:min-integer-digits="1" number:grouping="true"/>
      <number:text> </number:text>
    </number:number-style>
    <number:number-style style:name="N4574P1" style:volatile="true">
      <number:text> Rp (</number:text>
      <number:number number:decimal-places="0" number:min-integer-digits="1" number:grouping="true"/>
      <number:text>)</number:text>
    </number:number-style>
    <number:number-style style:name="N4574">
      <number:text> Rp - </number:text>
      <style:map style:condition="value()&gt;0" style:apply-style-name="N4574P0"/>
      <style:map style:condition="value()&lt;0" style:apply-style-name="N4574P1"/>
    </number:number-style>
    <number:number-style style:name="N4577P0" style:volatile="true">
      <number:text> Rp </number:text>
      <number:number number:decimal-places="2" number:min-integer-digits="1" number:grouping="true"/>
      <number:text> </number:text>
    </number:number-style>
    <number:number-style style:name="N4577P1" style:volatile="true">
      <number:text> Rp (</number:text>
      <number:number number:decimal-places="2" number:min-integer-digits="1" number:grouping="true"/>
      <number:text>)</number:text>
    </number:number-style>
    <number:number-style style:name="N4577">
      <number:text> Rp -</number:text>
      <number:number number:decimal-places="0" number:min-integer-digits="0"/>
      <number:text> </number:text>
      <style:map style:condition="value()&gt;0" style:apply-style-name="N4577P0"/>
      <style:map style:condition="value()&lt;0" style:apply-style-name="N4577P1"/>
    </number:number-style>
    <number:number-style style:name="N4579P0" style:volatile="true">
      <number:number number:decimal-places="3" number:min-integer-digits="0"/>
      <number:text> </number:text>
    </number:number-style>
    <number:number-style style:name="N4579">
      <number:text>(</number:text>
      <number:number number:decimal-places="3" number:min-integer-digits="0"/>
      <number:text>)</number:text>
      <style:map style:condition="value()&gt;=0" style:apply-style-name="N4579P0"/>
    </number:number-style>
    <number:number-style style:name="N4581P0" style:volatile="true">
      <number:text>Rp </number:text>
      <number:number number:decimal-places="0" number:min-integer-digits="1" number:grouping="true"/>
    </number:number-style>
    <number:number-style style:name="N4581">
      <number:text>Rp -</number:text>
      <number:number number:decimal-places="0" number:min-integer-digits="1" number:grouping="true"/>
      <style:map style:condition="value()&gt;=0" style:apply-style-name="N4581P0"/>
    </number:number-style>
    <number:number-style style:name="N4583P0" style:volatile="true">
      <number:text>Rp </number:text>
      <number:number number:decimal-places="2" number:min-integer-digits="1" number:grouping="true"/>
    </number:number-style>
    <number:number-style style:name="N4583">
      <number:text>Rp -</number:text>
      <number:number number:decimal-places="2" number:min-integer-digits="1" number:grouping="true"/>
      <style:map style:condition="value()&gt;=0" style:apply-style-name="N4583P0"/>
    </number:number-style>
    <number:number-style style:name="N4585P0" style:volatile="true">
      <number:text> Rp </number:text>
      <number:number number:decimal-places="0" number:min-integer-digits="1" number:grouping="true"/>
      <number:text> </number:text>
    </number:number-style>
    <number:number-style style:name="N4585P1" style:volatile="true">
      <number:text> Rp -</number:text>
      <number:number number:decimal-places="0" number:min-integer-digits="1" number:grouping="true"/>
      <number:text> </number:text>
    </number:number-style>
    <number:number-style style:name="N4585">
      <number:text> Rp - </number:text>
      <style:map style:condition="value()&gt;0" style:apply-style-name="N4585P0"/>
      <style:map style:condition="value()&lt;0" style:apply-style-name="N4585P1"/>
    </number:number-style>
    <number:number-style style:name="N4587P0" style:volatile="true">
      <number:text> Rp </number:text>
      <number:number number:decimal-places="2" number:min-integer-digits="1" number:grouping="true"/>
      <number:text> </number:text>
    </number:number-style>
    <number:number-style style:name="N4587P1" style:volatile="true">
      <number:text> Rp -</number:text>
      <number:number number:decimal-places="2" number:min-integer-digits="1" number:grouping="true"/>
      <number:text> </number:text>
    </number:number-style>
    <number:number-style style:name="N4587">
      <number:text> Rp -</number:text>
      <number:number number:decimal-places="0" number:min-integer-digits="0"/>
      <number:text> </number:text>
      <style:map style:condition="value()&gt;0" style:apply-style-name="N4587P0"/>
      <style:map style:condition="value()&lt;0" style:apply-style-name="N4587P1"/>
    </number:number-style>
    <number:number-style style:name="N4588P0" style:volatile="true">
      <number:number number:decimal-places="6" number:min-integer-digits="1" number:grouping="true"/>
      <number:text> </number:text>
    </number:number-style>
    <number:number-style style:name="N4588">
      <number:text>(</number:text>
      <number:number number:decimal-places="6" number:min-integer-digits="1" number:grouping="true"/>
      <number:text>)</number:text>
      <style:map style:condition="value()&gt;=0" style:apply-style-name="N4588P0"/>
    </number:number-style>
    <number:number-style style:name="N4589P0" style:volatile="true">
      <number:number number:decimal-places="7" number:min-integer-digits="1" number:grouping="true"/>
      <number:text> </number:text>
    </number:number-style>
    <number:number-style style:name="N4589">
      <number:text>(</number:text>
      <number:number number:decimal-places="7" number:min-integer-digits="1" number:grouping="true"/>
      <number:text>)</number:text>
      <style:map style:condition="value()&gt;=0" style:apply-style-name="N4589P0"/>
    </number:number-style>
    <number:number-style style:name="N4590P0" style:volatile="true">
      <number:number number:decimal-places="9" number:min-integer-digits="1" number:grouping="true"/>
      <number:text> </number:text>
    </number:number-style>
    <number:number-style style:name="N4590">
      <number:text>(</number:text>
      <number:number number:decimal-places="9" number:min-integer-digits="1" number:grouping="true"/>
      <number:text>)</number:text>
      <style:map style:condition="value()&gt;=0" style:apply-style-name="N4590P0"/>
    </number:number-style>
    <number:number-style style:name="N4591P0" style:volatile="true">
      <number:number number:decimal-places="10" number:min-integer-digits="1" number:grouping="true"/>
      <number:text> </number:text>
    </number:number-style>
    <number:number-style style:name="N4591">
      <number:text>(</number:text>
      <number:number number:decimal-places="10" number:min-integer-digits="1" number:grouping="true"/>
      <number:text>)</number:text>
      <style:map style:condition="value()&gt;=0" style:apply-style-name="N4591P0"/>
    </number:number-style>
    <number:number-style style:name="N4592P0" style:volatile="true">
      <number:number number:decimal-places="11" number:min-integer-digits="1" number:grouping="true"/>
      <number:text> </number:text>
    </number:number-style>
    <number:number-style style:name="N4592">
      <number:text>(</number:text>
      <number:number number:decimal-places="11" number:min-integer-digits="1" number:grouping="true"/>
      <number:text>)</number:text>
      <style:map style:condition="value()&gt;=0" style:apply-style-name="N4592P0"/>
    </number:number-style>
    <number:number-style style:name="N4593P0" style:volatile="true">
      <number:number number:decimal-places="13" number:min-integer-digits="1" number:grouping="true"/>
      <number:text> </number:text>
    </number:number-style>
    <number:number-style style:name="N4593">
      <number:text>(</number:text>
      <number:number number:decimal-places="13" number:min-integer-digits="1" number:grouping="true"/>
      <number:text>)</number:text>
      <style:map style:condition="value()&gt;=0" style:apply-style-name="N4593P0"/>
    </number:number-style>
    <number:number-style style:name="N4594P0" style:volatile="true">
      <number:number number:decimal-places="14" number:min-integer-digits="1" number:grouping="true"/>
      <number:text> </number:text>
    </number:number-style>
    <number:number-style style:name="N4594">
      <number:text>(</number:text>
      <number:number number:decimal-places="14" number:min-integer-digits="1" number:grouping="true"/>
      <number:text>)</number:text>
      <style:map style:condition="value()&gt;=0" style:apply-style-name="N4594P0"/>
    </number:number-style>
    <number:number-style style:name="N4595P0" style:volatile="true">
      <number:number number:decimal-places="15" number:min-integer-digits="1" number:grouping="true"/>
      <number:text> </number:text>
    </number:number-style>
    <number:number-style style:name="N4595">
      <number:text>(</number:text>
      <number:number number:decimal-places="15" number:min-integer-digits="1" number:grouping="true"/>
      <number:text>)</number:text>
      <style:map style:condition="value()&gt;=0" style:apply-style-name="N4595P0"/>
    </number:number-style>
    <number:number-style style:name="N4596P0" style:volatile="true">
      <number:number number:decimal-places="16" number:min-integer-digits="1" number:grouping="true"/>
      <number:text> </number:text>
    </number:number-style>
    <number:number-style style:name="N4596">
      <number:text>(</number:text>
      <number:number number:decimal-places="16" number:min-integer-digits="1" number:grouping="true"/>
      <number:text>)</number:text>
      <style:map style:condition="value()&gt;=0" style:apply-style-name="N4596P0"/>
    </number:number-style>
    <number:number-style style:name="N4597P0" style:volatile="true">
      <number:number number:min-integer-digits="1"/>
      <number:text/>
    </number:number-style>
    <number:number-style style:name="N4597P1" style:volatile="true">
      <number:text> (</number:text>
      <number:number number:decimal-places="4" number:min-integer-digits="1" number:grouping="true"/>
      <number:text>)</number:text>
    </number:number-style>
    <number:number-style style:name="N4597">
      <number:text> - </number:text>
      <style:map style:condition="value()&gt;0" style:apply-style-name="N4597P0"/>
      <style:map style:condition="value()&lt;0" style:apply-style-name="N4597P1"/>
    </number:number-style>
    <number:number-style style:name="N4598P0" style:volatile="true">
      <number:number number:min-integer-digits="1"/>
      <number:text/>
    </number:number-style>
    <number:number-style style:name="N4598P1" style:volatile="true">
      <number:text> (</number:text>
      <number:number number:decimal-places="5" number:min-integer-digits="1" number:grouping="true"/>
      <number:text>)</number:text>
    </number:number-style>
    <number:number-style style:name="N4598">
      <number:text> - </number:text>
      <style:map style:condition="value()&gt;0" style:apply-style-name="N4598P0"/>
      <style:map style:condition="value()&lt;0" style:apply-style-name="N4598P1"/>
    </number:number-style>
    <number:number-style style:name="N4599P0" style:volatile="true">
      <number:number number:min-integer-digits="1"/>
      <number:text/>
    </number:number-style>
    <number:number-style style:name="N4599P1" style:volatile="true">
      <number:text> (</number:text>
      <number:number number:decimal-places="6" number:min-integer-digits="1" number:grouping="true"/>
      <number:text>)</number:text>
    </number:number-style>
    <number:number-style style:name="N4599">
      <number:text> - </number:text>
      <style:map style:condition="value()&gt;0" style:apply-style-name="N4599P0"/>
      <style:map style:condition="value()&lt;0" style:apply-style-name="N4599P1"/>
    </number:number-style>
    <number:number-style style:name="N4600P0" style:volatile="true">
      <number:number number:min-integer-digits="1"/>
      <number:text/>
    </number:number-style>
    <number:number-style style:name="N4600P1" style:volatile="true">
      <number:text> (</number:text>
      <number:number number:decimal-places="7" number:min-integer-digits="1" number:grouping="true"/>
      <number:text>)</number:text>
    </number:number-style>
    <number:number-style style:name="N4600">
      <number:text> - </number:text>
      <style:map style:condition="value()&gt;0" style:apply-style-name="N4600P0"/>
      <style:map style:condition="value()&lt;0" style:apply-style-name="N4600P1"/>
    </number:number-style>
    <number:number-style style:name="N4601P0" style:volatile="true">
      <number:number number:min-integer-digits="1"/>
      <number:text/>
    </number:number-style>
    <number:number-style style:name="N4601P1" style:volatile="true">
      <number:text> (</number:text>
      <number:number number:decimal-places="8" number:min-integer-digits="1" number:grouping="true"/>
      <number:text>)</number:text>
    </number:number-style>
    <number:number-style style:name="N4601">
      <number:text> - </number:text>
      <style:map style:condition="value()&gt;0" style:apply-style-name="N4601P0"/>
      <style:map style:condition="value()&lt;0" style:apply-style-name="N4601P1"/>
    </number:number-style>
    <number:number-style style:name="N4602P0" style:volatile="true">
      <number:number number:min-integer-digits="1"/>
      <number:text/>
    </number:number-style>
    <number:number-style style:name="N4602P1" style:volatile="true">
      <number:text> (</number:text>
      <number:number number:decimal-places="9" number:min-integer-digits="1" number:grouping="true"/>
      <number:text>)</number:text>
    </number:number-style>
    <number:number-style style:name="N4602">
      <number:text> - </number:text>
      <style:map style:condition="value()&gt;0" style:apply-style-name="N4602P0"/>
      <style:map style:condition="value()&lt;0" style:apply-style-name="N4602P1"/>
    </number:number-style>
    <number:number-style style:name="N4603P0" style:volatile="true">
      <number:number number:min-integer-digits="1"/>
      <number:text/>
    </number:number-style>
    <number:number-style style:name="N4603P1" style:volatile="true">
      <number:text> (</number:text>
      <number:number number:decimal-places="10" number:min-integer-digits="1" number:grouping="true"/>
      <number:text>)</number:text>
    </number:number-style>
    <number:number-style style:name="N4603">
      <number:text> - </number:text>
      <style:map style:condition="value()&gt;0" style:apply-style-name="N4603P0"/>
      <style:map style:condition="value()&lt;0" style:apply-style-name="N4603P1"/>
    </number:number-style>
    <number:number-style style:name="N4604P0" style:volatile="true">
      <number:number number:min-integer-digits="1"/>
      <number:text/>
    </number:number-style>
    <number:number-style style:name="N4604P1" style:volatile="true">
      <number:text> (</number:text>
      <number:number number:decimal-places="11" number:min-integer-digits="1" number:grouping="true"/>
      <number:text>)</number:text>
    </number:number-style>
    <number:number-style style:name="N4604">
      <number:text> - </number:text>
      <style:map style:condition="value()&gt;0" style:apply-style-name="N4604P0"/>
      <style:map style:condition="value()&lt;0" style:apply-style-name="N4604P1"/>
    </number:number-style>
    <number:number-style style:name="N4605P0" style:volatile="true">
      <number:number number:min-integer-digits="1"/>
      <number:text/>
    </number:number-style>
    <number:number-style style:name="N4605P1" style:volatile="true">
      <number:text> (</number:text>
      <number:number number:decimal-places="12" number:min-integer-digits="1" number:grouping="true"/>
      <number:text>)</number:text>
    </number:number-style>
    <number:number-style style:name="N4605">
      <number:text> - </number:text>
      <style:map style:condition="value()&gt;0" style:apply-style-name="N4605P0"/>
      <style:map style:condition="value()&lt;0" style:apply-style-name="N4605P1"/>
    </number:number-style>
    <number:number-style style:name="N4606P0" style:volatile="true">
      <number:number number:min-integer-digits="1"/>
      <number:text/>
    </number:number-style>
    <number:number-style style:name="N4606P1" style:volatile="true">
      <number:text> (</number:text>
      <number:number number:decimal-places="13" number:min-integer-digits="1" number:grouping="true"/>
      <number:text>)</number:text>
    </number:number-style>
    <number:number-style style:name="N4606">
      <number:text> - </number:text>
      <style:map style:condition="value()&gt;0" style:apply-style-name="N4606P0"/>
      <style:map style:condition="value()&lt;0" style:apply-style-name="N4606P1"/>
    </number:number-style>
    <number:number-style style:name="N4607P0" style:volatile="true">
      <number:number number:min-integer-digits="1"/>
      <number:text/>
    </number:number-style>
    <number:number-style style:name="N4607P1" style:volatile="true">
      <number:text> (</number:text>
      <number:number number:decimal-places="14" number:min-integer-digits="1" number:grouping="true"/>
      <number:text>)</number:text>
    </number:number-style>
    <number:number-style style:name="N4607">
      <number:text> - </number:text>
      <style:map style:condition="value()&gt;0" style:apply-style-name="N4607P0"/>
      <style:map style:condition="value()&lt;0" style:apply-style-name="N4607P1"/>
    </number:number-style>
    <number:number-style style:name="N4609P0" style:volatile="true">
      <number:text>Rp. </number:text>
      <number:number number:decimal-places="0" number:min-integer-digits="1" number:grouping="true"/>
      <number:text> </number:text>
    </number:number-style>
    <number:number-style style:name="N4609">
      <number:text>(Rp. </number:text>
      <number:number number:decimal-places="0" number:min-integer-digits="1" number:grouping="true"/>
      <number:text>)</number:text>
      <style:map style:condition="value()&gt;=0" style:apply-style-name="N4609P0"/>
    </number:number-style>
    <number:number-style style:name="N4611P0" style:volatile="true">
      <number:text>Rp. </number:text>
      <number:number number:decimal-places="2" number:min-integer-digits="1" number:grouping="true"/>
      <number:text> </number:text>
    </number:number-style>
    <number:number-style style:name="N4611">
      <number:text>(Rp. </number:text>
      <number:number number:decimal-places="2" number:min-integer-digits="1" number:grouping="true"/>
      <number:text>)</number:text>
      <style:map style:condition="value()&gt;=0" style:apply-style-name="N4611P0"/>
    </number:number-style>
    <number:number-style style:name="N4614P0" style:volatile="true">
      <number:text> Rp. </number:text>
      <number:number number:decimal-places="0" number:min-integer-digits="1" number:grouping="true"/>
      <number:text> </number:text>
    </number:number-style>
    <number:number-style style:name="N4614P1" style:volatile="true">
      <number:text> Rp. (</number:text>
      <number:number number:decimal-places="0" number:min-integer-digits="1" number:grouping="true"/>
      <number:text>)</number:text>
    </number:number-style>
    <number:number-style style:name="N4614">
      <number:text> Rp. - </number:text>
      <style:map style:condition="value()&gt;0" style:apply-style-name="N4614P0"/>
      <style:map style:condition="value()&lt;0" style:apply-style-name="N4614P1"/>
    </number:number-style>
    <number:number-style style:name="N4617P0" style:volatile="true">
      <number:text> Rp. </number:text>
      <number:number number:decimal-places="2" number:min-integer-digits="1" number:grouping="true"/>
      <number:text> </number:text>
    </number:number-style>
    <number:number-style style:name="N4617P1" style:volatile="true">
      <number:text> Rp. (</number:text>
      <number:number number:decimal-places="2" number:min-integer-digits="1" number:grouping="true"/>
      <number:text>)</number:text>
    </number:number-style>
    <number:number-style style:name="N4617">
      <number:text> Rp. -</number:text>
      <number:number number:decimal-places="0" number:min-integer-digits="0"/>
      <number:text> </number:text>
      <style:map style:condition="value()&gt;0" style:apply-style-name="N4617P0"/>
      <style:map style:condition="value()&lt;0" style:apply-style-name="N4617P1"/>
    </number:number-style>
    <number:number-style style:name="N4619P0" style:volatile="true">
      <number:text>US$ </number:text>
      <number:number number:decimal-places="0" number:min-integer-digits="1" number:grouping="true"/>
      <number:text> </number:text>
    </number:number-style>
    <number:number-style style:name="N4619">
      <number:text>(US$ </number:text>
      <number:number number:decimal-places="0" number:min-integer-digits="1" number:grouping="true"/>
      <number:text>)</number:text>
      <style:map style:condition="value()&gt;=0" style:apply-style-name="N4619P0"/>
    </number:number-style>
    <number:number-style style:name="N4621P0" style:volatile="true">
      <number:text>US$ </number:text>
      <number:number number:decimal-places="2" number:min-integer-digits="1" number:grouping="true"/>
      <number:text> </number:text>
    </number:number-style>
    <number:number-style style:name="N4621">
      <number:text>(US$ </number:text>
      <number:number number:decimal-places="2" number:min-integer-digits="1" number:grouping="true"/>
      <number:text>)</number:text>
      <style:map style:condition="value()&gt;=0" style:apply-style-name="N4621P0"/>
    </number:number-style>
    <number:number-style style:name="N4624P0" style:volatile="true">
      <number:text> US$ </number:text>
      <number:number number:decimal-places="0" number:min-integer-digits="1" number:grouping="true"/>
      <number:text> </number:text>
    </number:number-style>
    <number:number-style style:name="N4624P1" style:volatile="true">
      <number:text> US$ (</number:text>
      <number:number number:decimal-places="0" number:min-integer-digits="1" number:grouping="true"/>
      <number:text>)</number:text>
    </number:number-style>
    <number:number-style style:name="N4624">
      <number:text> US$ - </number:text>
      <style:map style:condition="value()&gt;0" style:apply-style-name="N4624P0"/>
      <style:map style:condition="value()&lt;0" style:apply-style-name="N4624P1"/>
    </number:number-style>
    <number:number-style style:name="N4627P0" style:volatile="true">
      <number:text> US$ </number:text>
      <number:number number:decimal-places="2" number:min-integer-digits="1" number:grouping="true"/>
      <number:text> </number:text>
    </number:number-style>
    <number:number-style style:name="N4627P1" style:volatile="true">
      <number:text> US$ (</number:text>
      <number:number number:decimal-places="2" number:min-integer-digits="1" number:grouping="true"/>
      <number:text>)</number:text>
    </number:number-style>
    <number:number-style style:name="N4627">
      <number:text> US$ -</number:text>
      <number:number number:decimal-places="0" number:min-integer-digits="0"/>
      <number:text> </number:text>
      <style:map style:condition="value()&gt;0" style:apply-style-name="N4627P0"/>
      <style:map style:condition="value()&lt;0" style:apply-style-name="N4627P1"/>
    </number:number-style>
    <number:number-style style:name="N4628P0" style:volatile="true">
      <number:number number:decimal-places="0" number:min-integer-digits="1" number:grouping="true"/>
      <number:text> F </number:text>
    </number:number-style>
    <number:number-style style:name="N4628P1" style:volatile="true">
      <number:text>-</number:text>
      <number:number number:decimal-places="0" number:min-integer-digits="1" number:grouping="true"/>
      <number:text> F </number:text>
    </number:number-style>
    <number:number-style style:name="N4628">
      <number:text> - F </number:text>
      <style:map style:condition="value()&gt;0" style:apply-style-name="N4628P0"/>
      <style:map style:condition="value()&lt;0" style:apply-style-name="N4628P1"/>
    </number:number-style>
    <number:number-style style:name="N4629P0" style:volatile="true">
      <number:number number:decimal-places="2" number:min-integer-digits="1" number:grouping="true"/>
      <number:text> F </number:text>
    </number:number-style>
    <number:number-style style:name="N4629P1" style:volatile="true">
      <number:text>-</number:text>
      <number:number number:decimal-places="2" number:min-integer-digits="1" number:grouping="true"/>
      <number:text> F </number:text>
    </number:number-style>
    <number:number-style style:name="N4629">
      <number:text> -</number:text>
      <number:number number:decimal-places="0" number:min-integer-digits="0"/>
      <number:text> F </number:text>
      <style:map style:condition="value()&gt;0" style:apply-style-name="N4629P0"/>
      <style:map style:condition="value()&lt;0" style:apply-style-name="N4629P1"/>
    </number:number-style>
    <number:date-style style:name="N4630">
      <number:day-of-week/>
      <number:text>-</number:text>
      <number:month number:textual="true"/>
      <number:text>-</number:text>
      <number:year number:style="long"/>
    </number:date-style>
    <number:number-style style:name="N4632P0" style:volatile="true">
      <number:text>$  ,</number:text>
      <number:number number:decimal-places="0" number:min-integer-digits="1"/>
      <number:text> </number:text>
    </number:number-style>
    <number:number-style style:name="N4632">
      <number:text>($  ,</number:text>
      <number:number number:decimal-places="0" number:min-integer-digits="1"/>
      <number:text>)</number:text>
      <style:map style:condition="value()&gt;=0" style:apply-style-name="N4632P0"/>
    </number:number-style>
    <number:number-style style:name="N4634P0" style:volatile="true">
      <number:text>$  ,</number:text>
      <number:number number:decimal-places="0" number:min-integer-digits="1"/>
      <number:text>)</number:text>
    </number:number-style>
    <number:number-style style:name="N4634">
      <number:text>($  ,</number:text>
      <number:number number:decimal-places="0" number:min-integer-digits="1"/>
      <number:text>)</number:text>
      <style:map style:condition="value()&gt;=0" style:apply-style-name="N4634P0"/>
    </number:number-style>
    <number:number-style style:name="N4635P0" style:volatile="true">
      <number:text>$  ,</number:text>
      <number:number number:decimal-places="0" number:min-integer-digits="1"/>
      <number:text> </number:text>
    </number:number-style>
    <number:number-style style:name="N4635">
      <number:text>($</number:text>
      <number:number number:decimal-places="0" number:min-integer-digits="1" number:grouping="true"/>
      <number:text>)</number:text>
      <style:map style:condition="value()&gt;=0" style:apply-style-name="N4635P0"/>
    </number:number-style>
    <number:number-style style:name="N4636P0" style:volatile="true">
      <number:text>$</number:text>
      <number:number number:decimal-places="0" number:min-integer-digits="1" number:grouping="true"/>
      <number:text> </number:text>
    </number:number-style>
    <number:number-style style:name="N4636">
      <number:text>($  ,</number:text>
      <number:number number:decimal-places="0" number:min-integer-digits="1"/>
      <number:text>)</number:text>
      <style:map style:condition="value()&gt;=0" style:apply-style-name="N4636P0"/>
    </number:number-style>
    <number:number-style style:name="N4637P0" style:volatile="true">
      <number:text>$-</number:text>
      <number:number number:decimal-places="0" number:min-integer-digits="1" number:grouping="true"/>
      <number:text> </number:text>
    </number:number-style>
    <number:number-style style:name="N4637">
      <number:text>($</number:text>
      <number:number number:decimal-places="0" number:min-integer-digits="1" number:grouping="true"/>
      <number:text>)</number:text>
      <style:map style:condition="value()&gt;=0" style:apply-style-name="N4637P0"/>
    </number:number-style>
    <number:number-style style:name="N4638P0" style:volatile="true">
      <number:text>$  </number:text>
      <number:number number:decimal-places="0" number:min-integer-digits="1" number:grouping="true"/>
      <number:text> </number:text>
    </number:number-style>
    <number:number-style style:name="N4638">
      <number:text>($  </number:text>
      <number:number number:decimal-places="0" number:min-integer-digits="1" number:grouping="true"/>
      <number:text>)</number:text>
      <style:map style:condition="value()&gt;=0" style:apply-style-name="N4638P0"/>
    </number:number-style>
    <number:number-style style:name="N4640P0" style:volatile="true">
      <number:text>$    ,</number:text>
      <number:number number:decimal-places="0" number:min-integer-digits="1"/>
      <number:text> </number:text>
    </number:number-style>
    <number:number-style style:name="N4640">
      <number:text>($    ,</number:text>
      <number:number number:decimal-places="0" number:min-integer-digits="1"/>
      <number:text>)</number:text>
      <style:map style:condition="value()&gt;=0" style:apply-style-name="N4640P0"/>
    </number:number-style>
    <number:number-style style:name="N4642P0" style:volatile="true">
      <number:text>$ </number:text>
      <number:number number:decimal-places="0" number:min-integer-digits="1"/>
      <number:text> </number:text>
    </number:number-style>
    <number:number-style style:name="N4642">
      <number:text>($ </number:text>
      <number:number number:decimal-places="0" number:min-integer-digits="1"/>
      <number:text>)</number:text>
      <style:map style:condition="value()&gt;=0" style:apply-style-name="N4642P0"/>
    </number:number-style>
    <number:number-style style:name="N4643P0" style:volatile="true">
      <number:text>$  </number:text>
      <number:number number:decimal-places="0" number:min-integer-digits="1" number:grouping="true"/>
      <number:text> </number:text>
    </number:number-style>
    <number:number-style style:name="N4643">
      <number:text>($</number:text>
      <number:number number:decimal-places="0" number:min-integer-digits="1" number:grouping="true"/>
      <number:text>)</number:text>
      <style:map style:condition="value()&gt;=0" style:apply-style-name="N4643P0"/>
    </number:number-style>
    <number:currency-style style:name="N4644">
      <number:currency-symbol number:language="en" number:country="IE">IR£</number:currency-symbol>
      <number:number number:decimal-places="2" number:min-integer-digits="1" number:grouping="true"/>
    </number:currency-style>
    <number:currency-style style:name="N4645">
      <number:currency-symbol number:language="en" number:country="IE">IR£</number:currency-symbol>
      <number:number number:decimal-places="1" number:min-integer-digits="1" number:grouping="true"/>
    </number:currency-style>
    <number:currency-style style:name="N4646">
      <number:currency-symbol number:language="en" number:country="IE">IR£</number:currency-symbol>
      <number:number number:decimal-places="0" number:min-integer-digits="1" number:grouping="true"/>
    </number:currency-style>
    <number:number-style style:name="N4647">
      <number:text>++++</number:text>
    </number:number-style>
    <number:number-style style:name="N4648P0" style:volatile="true">
      <number:text>$ </number:text>
      <number:number number:decimal-places="2" number:min-integer-digits="1" number:grouping="true"/>
    </number:number-style>
    <number:number-style style:name="N4648">
      <number:text>$ -</number:text>
      <number:number number:decimal-places="2" number:min-integer-digits="1" number:grouping="true"/>
      <style:map style:condition="value()&gt;=0" style:apply-style-name="N4648P0"/>
    </number:number-style>
    <number:number-style style:name="N4650P0" style:volatile="true">
      <number:text>$ </number:text>
      <number:number number:decimal-places="1" number:min-integer-digits="1" number:grouping="true"/>
    </number:number-style>
    <number:number-style style:name="N4650">
      <number:text>$ -</number:text>
      <number:number number:decimal-places="1" number:min-integer-digits="1" number:grouping="true"/>
      <style:map style:condition="value()&gt;=0" style:apply-style-name="N4650P0"/>
    </number:number-style>
    <number:number-style style:name="N4651P0" style:volatile="true">
      <number:text>$ </number:text>
      <number:number number:decimal-places="0" number:min-integer-digits="1" number:grouping="true"/>
    </number:number-style>
    <number:number-style style:name="N4651">
      <number:text>$ -</number:text>
      <number:number number:decimal-places="0" number:min-integer-digits="1" number:grouping="true"/>
      <style:map style:condition="value()&gt;=0" style:apply-style-name="N4651P0"/>
    </number:number-style>
    <number:number-style style:name="N4653P0" style:volatile="true">
      <number:text>F </number:text>
      <number:number number:decimal-places="0" number:min-integer-digits="1" number:grouping="true"/>
    </number:number-style>
    <number:number-style style:name="N4653">
      <number:text>F </number:text>
      <number:number number:decimal-places="0" number:min-integer-digits="1" number:grouping="true"/>
      <number:text>-</number:text>
      <style:map style:condition="value()&gt;=0" style:apply-style-name="N4653P0"/>
    </number:number-style>
    <number:number-style style:name="N4655P0" style:volatile="true">
      <number:text>F </number:text>
      <number:number number:decimal-places="2" number:min-integer-digits="1" number:grouping="true"/>
    </number:number-style>
    <number:number-style style:name="N4655">
      <number:text>F </number:text>
      <number:number number:decimal-places="2" number:min-integer-digits="1" number:grouping="true"/>
      <number:text>-</number:text>
      <style:map style:condition="value()&gt;=0" style:apply-style-name="N4655P0"/>
    </number:number-style>
    <number:number-style style:name="N4657P0" style:volatile="true">
      <number:text>F </number:text>
      <number:number number:decimal-places="0" number:min-integer-digits="1" number:grouping="true"/>
    </number:number-style>
    <number:number-style style:name="N4657P1" style:volatile="true">
      <number:text>F </number:text>
      <number:number number:decimal-places="0" number:min-integer-digits="1" number:grouping="true"/>
      <number:text>-</number:text>
    </number:number-style>
    <number:number-style style:name="N4657">
      <number:text>F -</number:text>
      <style:map style:condition="value()&gt;0" style:apply-style-name="N4657P0"/>
      <style:map style:condition="value()&lt;0" style:apply-style-name="N4657P1"/>
    </number:number-style>
    <number:number-style style:name="N4659P0" style:volatile="true">
      <number:text>F </number:text>
      <number:number number:decimal-places="2" number:min-integer-digits="1" number:grouping="true"/>
    </number:number-style>
    <number:number-style style:name="N4659P1" style:volatile="true">
      <number:text>F </number:text>
      <number:number number:decimal-places="2" number:min-integer-digits="1" number:grouping="true"/>
      <number:text>-</number:text>
    </number:number-style>
    <number:number-style style:name="N4659">
      <number:text>F -</number:text>
      <number:number number:decimal-places="0" number:min-integer-digits="0"/>
      <style:map style:condition="value()&gt;0" style:apply-style-name="N4659P0"/>
      <style:map style:condition="value()&lt;0" style:apply-style-name="N4659P1"/>
    </number:number-style>
    <number:number-style style:name="N4660P0" style:volatile="true">
      <number:number number:decimal-places="2" number:min-integer-digits="1" number:grouping="true"/>
    </number:number-style>
    <number:number-style style:name="N4660">
      <number:text>(</number:text>
      <number:number number:decimal-places="1" number:min-integer-digits="1" number:grouping="true"/>
      <number:text>)</number:text>
      <style:map style:condition="value()&gt;=0" style:apply-style-name="N4660P0"/>
    </number:number-style>
    <number:number-style style:name="N4661P0" style:volatile="true">
      <number:text>+</number:text>
      <number:number number:decimal-places="0" number:min-integer-digits="1" number:grouping="true"/>
    </number:number-style>
    <number:number-style style:name="N4661">
      <number:text>$-</number:text>
      <style:map style:condition="value()&gt;=0" style:apply-style-name="N4661P0"/>
    </number:number-style>
    <number:number-style style:name="N4662P0" style:volatile="true">
      <number:text>+</number:text>
      <number:number number:decimal-places="0" number:min-integer-digits="1" number:grouping="true"/>
    </number:number-style>
    <number:number-style style:name="N4662">
      <number:text>(-</number:text>
      <number:number number:decimal-places="0" number:min-integer-digits="0"/>
      <number:text>)</number:text>
      <style:map style:condition="value()&gt;=0" style:apply-style-name="N4662P0"/>
    </number:number-style>
    <number:number-style style:name="N4663P0" style:volatile="true">
      <number:text>+</number:text>
      <number:number number:decimal-places="0" number:min-integer-digits="1" number:grouping="true"/>
    </number:number-style>
    <number:number-style style:name="N4663">
      <number:text>-</number:text>
      <number:number number:decimal-places="0" number:min-integer-digits="0"/>
      <style:map style:condition="value()&gt;=0" style:apply-style-name="N4663P0"/>
    </number:number-style>
    <number:number-style style:name="N4665P0" style:volatile="true">
      <number:text>+</number:text>
      <number:number number:decimal-places="0" number:min-integer-digits="0"/>
    </number:number-style>
    <number:number-style style:name="N4665">
      <number:text>-</number:text>
      <number:number number:decimal-places="0" number:min-integer-digits="0"/>
      <style:map style:condition="value()&gt;=0" style:apply-style-name="N4665P0"/>
    </number:number-style>
    <number:date-style style:name="N4666">
      <number:text>WK </number:text>
      <number:month number:style="long"/>
      <number:text>/</number:text>
      <number:day number:style="long"/>
    </number:date-style>
    <number:number-style style:name="N4667">
      <number:text>-</number:text>
    </number:number-style>
    <number:text-style style:name="N4668">
      <number:text-content/>
      <number:text>-</number:text>
    </number:text-style>
    <number:date-style style:name="N4669">
      <number:text>(</number:text>
      <number:month/>
      <number:text>/</number:text>
      <number:day/>
      <number:text>/</number:text>
      <number:year/>
      <number:text>)</number:text>
    </number:date-style>
    <number:percentage-style style:name="N4670P0" style:volatile="true">
      <number:number number:decimal-places="0" number:min-integer-digits="1"/>
      <number:text>%</number:text>
    </number:percentage-style>
    <number:percentage-style style:name="N4670">
      <number:number number:decimal-places="0" number:min-integer-digits="1"/>
      <number:text>%</number:text>
      <style:map style:condition="value()&lt;0.595" style:apply-style-name="N4670P0"/>
    </number:percentage-style>
    <number:percentage-style style:name="N4671P0" style:volatile="true">
      <number:number number:decimal-places="0" number:min-integer-digits="1"/>
      <number:text>%</number:text>
    </number:percentage-style>
    <number:percentage-style style:name="N4671">
      <number:number number:decimal-places="0" number:min-integer-digits="1"/>
      <number:text>%</number:text>
      <style:map style:condition="value()&lt;0.615" style:apply-style-name="N4671P0"/>
    </number:percentage-style>
    <number:percentage-style style:name="N4672P0" style:volatile="true">
      <number:number number:decimal-places="0" number:min-integer-digits="1"/>
      <number:text>%</number:text>
    </number:percentage-style>
    <number:percentage-style style:name="N4672">
      <number:number number:decimal-places="0" number:min-integer-digits="1"/>
      <number:text>%</number:text>
      <style:map style:condition="value()&lt;0.679" style:apply-style-name="N4672P0"/>
    </number:percentage-style>
    <number:percentage-style style:name="N4673P0" style:volatile="true">
      <number:number number:decimal-places="0" number:min-integer-digits="1"/>
      <number:text>%</number:text>
    </number:percentage-style>
    <number:percentage-style style:name="N4673">
      <number:number number:decimal-places="0" number:min-integer-digits="1"/>
      <number:text>%</number:text>
      <style:map style:condition="value()&lt;0.599" style:apply-style-name="N4673P0"/>
    </number:percentage-style>
    <number:percentage-style style:name="N4674P0" style:volatile="true">
      <number:number number:decimal-places="0" number:min-integer-digits="1"/>
      <number:text>%</number:text>
    </number:percentage-style>
    <number:percentage-style style:name="N4674">
      <number:number number:decimal-places="0" number:min-integer-digits="1"/>
      <number:text>%</number:text>
      <style:map style:condition="value()&lt;0.619" style:apply-style-name="N4674P0"/>
    </number:percentage-style>
    <number:number-style style:name="N4676P0" style:volatile="true">
      <number:text>$</number:text>
      <number:number number:decimal-places="5" number:min-integer-digits="1" number:grouping="true"/>
    </number:number-style>
    <number:number-style style:name="N4676P1" style:volatile="true">
      <number:text>-$</number:text>
      <number:number number:decimal-places="5" number:min-integer-digits="1" number:grouping="true"/>
    </number:number-style>
    <number:number-style style:name="N4676">
      <number:text>$-</number:text>
      <number:number number:decimal-places="0" number:min-integer-digits="0"/>
      <style:map style:condition="value()&gt;0" style:apply-style-name="N4676P0"/>
      <style:map style:condition="value()&lt;0" style:apply-style-name="N4676P1"/>
    </number:number-style>
    <number:number-style style:name="N4677P0" style:volatile="true">
      <number:text>$</number:text>
      <number:number number:decimal-places="3" number:min-integer-digits="1" number:grouping="true"/>
    </number:number-style>
    <number:number-style style:name="N4677P1" style:volatile="true">
      <number:text>-$</number:text>
      <number:number number:decimal-places="3" number:min-integer-digits="1" number:grouping="true"/>
    </number:number-style>
    <number:number-style style:name="N4677">
      <number:text>$-</number:text>
      <number:number number:decimal-places="1" number:min-integer-digits="0"/>
      <style:map style:condition="value()&gt;0" style:apply-style-name="N4677P0"/>
      <style:map style:condition="value()&lt;0" style:apply-style-name="N4677P1"/>
    </number:number-style>
    <number:currency-style style:name="N4679P0" style:volatile="true">
      <number:currency-symbol number:language="nb" number:country="NO">kr</number:currency-symbol>
      <number:text> </number:text>
      <number:number number:decimal-places="2" number:min-integer-digits="0"/>
    </number:currency-style>
    <number:currency-style style:name="N4679">
      <number:currency-symbol number:language="nb" number:country="NO">kr</number:currency-symbol>
      <number:text> -</number:text>
      <number:number number:decimal-places="2" number:min-integer-digits="0"/>
      <style:map style:condition="value()&gt;=0" style:apply-style-name="N4679P0"/>
    </number:currency-style>
    <number:number-style style:name="N4680P0" style:volatile="true">
      <number:number number:decimal-places="0" number:min-integer-digits="1" number:grouping="true"/>
      <number:text>  </number:text>
    </number:number-style>
    <number:number-style style:name="N4680">
      <number:text>(</number:text>
      <number:number number:decimal-places="0" number:min-integer-digits="1" number:grouping="true"/>
      <number:text>)  </number:text>
      <style:map style:condition="value()&gt;=0" style:apply-style-name="N4680P0"/>
    </number:number-style>
    <number:number-style style:name="N4682P0" style:volatile="true">
      <number:text>NLG </number:text>
      <number:number number:decimal-places="0" number:min-integer-digits="1" number:grouping="true"/>
    </number:number-style>
    <number:number-style style:name="N4682">
      <number:text>NLG </number:text>
      <number:number number:decimal-places="0" number:min-integer-digits="1" number:grouping="true"/>
      <number:text>-</number:text>
      <style:map style:condition="value()&gt;=0" style:apply-style-name="N4682P0"/>
    </number:number-style>
    <number:number-style style:name="N4684P0" style:volatile="true">
      <number:text>NLG </number:text>
      <number:number number:decimal-places="2" number:min-integer-digits="1" number:grouping="true"/>
    </number:number-style>
    <number:number-style style:name="N4684">
      <number:text>NLG </number:text>
      <number:number number:decimal-places="2" number:min-integer-digits="1" number:grouping="true"/>
      <number:text>-</number:text>
      <style:map style:condition="value()&gt;=0" style:apply-style-name="N4684P0"/>
    </number:number-style>
    <number:number-style style:name="N4686P0" style:volatile="true">
      <number:text>NLG </number:text>
      <number:number number:decimal-places="0" number:min-integer-digits="1" number:grouping="true"/>
    </number:number-style>
    <number:number-style style:name="N4686P1" style:volatile="true">
      <number:text>NLG </number:text>
      <number:number number:decimal-places="0" number:min-integer-digits="1" number:grouping="true"/>
      <number:text>-</number:text>
    </number:number-style>
    <number:number-style style:name="N4686">
      <number:text>NLG -</number:text>
      <style:map style:condition="value()&gt;0" style:apply-style-name="N4686P0"/>
      <style:map style:condition="value()&lt;0" style:apply-style-name="N4686P1"/>
    </number:number-style>
    <number:number-style style:name="N4688P0" style:volatile="true">
      <number:text>NLG </number:text>
      <number:number number:decimal-places="2" number:min-integer-digits="1" number:grouping="true"/>
    </number:number-style>
    <number:number-style style:name="N4688P1" style:volatile="true">
      <number:text>NLG </number:text>
      <number:number number:decimal-places="2" number:min-integer-digits="1" number:grouping="true"/>
      <number:text>-</number:text>
    </number:number-style>
    <number:number-style style:name="N4688">
      <number:text>NLG -</number:text>
      <number:number number:decimal-places="0" number:min-integer-digits="0"/>
      <style:map style:condition="value()&gt;0" style:apply-style-name="N4688P0"/>
      <style:map style:condition="value()&lt;0" style:apply-style-name="N4688P1"/>
    </number:number-style>
    <number:number-style style:name="N4690P0" style:volatile="true">
      <number:text>NLG</number:text>
      <number:number number:decimal-places="0" number:min-integer-digits="1" number:grouping="true"/>
    </number:number-style>
    <number:number-style style:name="N4690">
      <number:text>(NLG</number:text>
      <number:number number:decimal-places="0" number:min-integer-digits="1" number:grouping="true"/>
      <number:text>)</number:text>
      <style:map style:condition="value()&gt;=0" style:apply-style-name="N4690P0"/>
    </number:number-style>
    <number:number-style style:name="N4692P0" style:volatile="true">
      <number:text>NLG</number:text>
      <number:number number:decimal-places="2" number:min-integer-digits="1" number:grouping="true"/>
    </number:number-style>
    <number:number-style style:name="N4692">
      <number:text>(NLG</number:text>
      <number:number number:decimal-places="2" number:min-integer-digits="1" number:grouping="true"/>
      <number:text>)</number:text>
      <style:map style:condition="value()&gt;=0" style:apply-style-name="N4692P0"/>
    </number:number-style>
    <number:number-style style:name="N4694P0" style:volatile="true">
      <number:text>NLG</number:text>
      <number:number number:decimal-places="0" number:min-integer-digits="1" number:grouping="true"/>
    </number:number-style>
    <number:number-style style:name="N4694P1" style:volatile="true">
      <number:text>NLG(</number:text>
      <number:number number:decimal-places="0" number:min-integer-digits="1" number:grouping="true"/>
      <number:text>)</number:text>
    </number:number-style>
    <number:number-style style:name="N4694">
      <number:text>NLG-</number:text>
      <style:map style:condition="value()&gt;0" style:apply-style-name="N4694P0"/>
      <style:map style:condition="value()&lt;0" style:apply-style-name="N4694P1"/>
    </number:number-style>
    <number:number-style style:name="N4696P0" style:volatile="true">
      <number:text>NLG</number:text>
      <number:number number:decimal-places="2" number:min-integer-digits="1" number:grouping="true"/>
    </number:number-style>
    <number:number-style style:name="N4696P1" style:volatile="true">
      <number:text>NLG(</number:text>
      <number:number number:decimal-places="2" number:min-integer-digits="1" number:grouping="true"/>
      <number:text>)</number:text>
    </number:number-style>
    <number:number-style style:name="N4696">
      <number:text>NLG-</number:text>
      <number:number number:decimal-places="0" number:min-integer-digits="0"/>
      <style:map style:condition="value()&gt;0" style:apply-style-name="N4696P0"/>
      <style:map style:condition="value()&lt;0" style:apply-style-name="N4696P1"/>
    </number:number-style>
    <number:number-style style:name="N4698P0" style:volatile="true">
      <number:text>$</number:text>
      <number:number number:decimal-places="6" number:min-integer-digits="1" number:grouping="true"/>
    </number:number-style>
    <number:number-style style:name="N4698P1" style:volatile="true">
      <number:text>-$</number:text>
      <number:number number:decimal-places="6" number:min-integer-digits="1" number:grouping="true"/>
    </number:number-style>
    <number:number-style style:name="N4698">
      <number:text>$-</number:text>
      <number:number number:decimal-places="0" number:min-integer-digits="0"/>
      <style:map style:condition="value()&gt;0" style:apply-style-name="N4698P0"/>
      <style:map style:condition="value()&lt;0" style:apply-style-name="N4698P1"/>
    </number:number-style>
    <number:number-style style:name="N4700P0" style:volatile="true">
      <number:text>? </number:text>
      <number:number number:decimal-places="0" number:min-integer-digits="1" number:grouping="true"/>
    </number:number-style>
    <number:number-style style:name="N4700">
      <number:text>? -</number:text>
      <number:number number:decimal-places="0" number:min-integer-digits="1" number:grouping="true"/>
      <style:map style:condition="value()&gt;=0" style:apply-style-name="N4700P0"/>
    </number:number-style>
    <number:number-style style:name="N4702P0" style:volatile="true">
      <number:text>? </number:text>
      <number:number number:decimal-places="2" number:min-integer-digits="1" number:grouping="true"/>
    </number:number-style>
    <number:number-style style:name="N4702">
      <number:text>? -</number:text>
      <number:number number:decimal-places="2" number:min-integer-digits="1" number:grouping="true"/>
      <style:map style:condition="value()&gt;=0" style:apply-style-name="N4702P0"/>
    </number:number-style>
    <number:number-style style:name="N4704P0" style:volatile="true">
      <number:text>? </number:text>
      <number:number number:decimal-places="0" number:min-integer-digits="1" number:grouping="true"/>
    </number:number-style>
    <number:number-style style:name="N4704P1" style:volatile="true">
      <number:text>? -</number:text>
      <number:number number:decimal-places="0" number:min-integer-digits="1" number:grouping="true"/>
    </number:number-style>
    <number:number-style style:name="N4704">
      <number:text>? -</number:text>
      <style:map style:condition="value()&gt;0" style:apply-style-name="N4704P0"/>
      <style:map style:condition="value()&lt;0" style:apply-style-name="N4704P1"/>
    </number:number-style>
    <number:number-style style:name="N4706P0" style:volatile="true">
      <number:text>? </number:text>
      <number:number number:decimal-places="2" number:min-integer-digits="1" number:grouping="true"/>
    </number:number-style>
    <number:number-style style:name="N4706P1" style:volatile="true">
      <number:text>? -</number:text>
      <number:number number:decimal-places="2" number:min-integer-digits="1" number:grouping="true"/>
    </number:number-style>
    <number:number-style style:name="N4706">
      <number:text>? -</number:text>
      <number:number number:decimal-places="0" number:min-integer-digits="0"/>
      <style:map style:condition="value()&gt;0" style:apply-style-name="N4706P0"/>
      <style:map style:condition="value()&lt;0" style:apply-style-name="N4706P1"/>
    </number:number-style>
    <number:number-style style:name="N4709P0" style:volatile="true">
      <number:text> ?</number:text>
      <number:number number:decimal-places="0" number:min-integer-digits="1" number:grouping="true"/>
      <number:text> </number:text>
    </number:number-style>
    <number:number-style style:name="N4709P1" style:volatile="true">
      <number:text>-?</number:text>
      <number:number number:decimal-places="0" number:min-integer-digits="1" number:grouping="true"/>
      <number:text> </number:text>
    </number:number-style>
    <number:number-style style:name="N4709">
      <number:text> ?- </number:text>
      <style:map style:condition="value()&gt;0" style:apply-style-name="N4709P0"/>
      <style:map style:condition="value()&lt;0" style:apply-style-name="N4709P1"/>
    </number:number-style>
    <number:number-style style:name="N4712P0" style:volatile="true">
      <number:text> ?</number:text>
      <number:number number:decimal-places="2" number:min-integer-digits="1" number:grouping="true"/>
      <number:text> </number:text>
    </number:number-style>
    <number:number-style style:name="N4712P1" style:volatile="true">
      <number:text>-?</number:text>
      <number:number number:decimal-places="2" number:min-integer-digits="1" number:grouping="true"/>
      <number:text> </number:text>
    </number:number-style>
    <number:number-style style:name="N4712">
      <number:text> ?-</number:text>
      <number:number number:decimal-places="0" number:min-integer-digits="0"/>
      <number:text> </number:text>
      <style:map style:condition="value()&gt;0" style:apply-style-name="N4712P0"/>
      <style:map style:condition="value()&lt;0" style:apply-style-name="N4712P1"/>
    </number:number-style>
    <number:number-style style:name="N4714P0" style:volatile="true">
      <number:text>t?</number:text>
      <number:number number:decimal-places="0" number:min-integer-digits="1" number:grouping="true"/>
      <number:text> </number:text>
    </number:number-style>
    <number:number-style style:name="N4714">
      <number:text>(t?</number:text>
      <number:number number:decimal-places="0" number:min-integer-digits="1" number:grouping="true"/>
      <number:text>)</number:text>
      <style:map style:condition="value()&gt;=0" style:apply-style-name="N4714P0"/>
    </number:number-style>
    <number:number-style style:name="N4716P0" style:volatile="true">
      <number:text>t?</number:text>
      <number:number number:decimal-places="2" number:min-integer-digits="1" number:grouping="true"/>
      <number:text> </number:text>
    </number:number-style>
    <number:number-style style:name="N4716">
      <number:text>(t?</number:text>
      <number:number number:decimal-places="2" number:min-integer-digits="1" number:grouping="true"/>
      <number:text>)</number:text>
      <style:map style:condition="value()&gt;=0" style:apply-style-name="N4716P0"/>
    </number:number-style>
    <number:number-style style:name="N4717P0" style:volatile="true">
      <number:text>€ </number:text>
      <number:number number:decimal-places="0" number:min-integer-digits="1" number:grouping="true"/>
    </number:number-style>
    <number:number-style style:name="N4717">
      <number:text>€ </number:text>
      <number:number number:decimal-places="0" number:min-integer-digits="1" number:grouping="true"/>
      <number:text>-</number:text>
      <style:map style:condition="value()&gt;=0" style:apply-style-name="N4717P0"/>
    </number:number-style>
    <number:number-style style:name="N4718P0" style:volatile="true">
      <number:text>€ </number:text>
      <number:number number:decimal-places="2" number:min-integer-digits="1" number:grouping="true"/>
    </number:number-style>
    <number:number-style style:name="N4718">
      <number:text>€ </number:text>
      <number:number number:decimal-places="2" number:min-integer-digits="1" number:grouping="true"/>
      <number:text>-</number:text>
      <style:map style:condition="value()&gt;=0" style:apply-style-name="N4718P0"/>
    </number:number-style>
    <number:number-style style:name="N4720P0" style:volatile="true">
      <number:text>€ </number:text>
      <number:number number:decimal-places="0" number:min-integer-digits="1" number:grouping="true"/>
    </number:number-style>
    <number:number-style style:name="N4720P1" style:volatile="true">
      <number:text>€ </number:text>
      <number:number number:decimal-places="0" number:min-integer-digits="1" number:grouping="true"/>
      <number:text>-</number:text>
    </number:number-style>
    <number:number-style style:name="N4720">
      <number:text>€ -</number:text>
      <style:map style:condition="value()&gt;0" style:apply-style-name="N4720P0"/>
      <style:map style:condition="value()&lt;0" style:apply-style-name="N4720P1"/>
    </number:number-style>
    <number:number-style style:name="N4722P0" style:volatile="true">
      <number:text>€ </number:text>
      <number:number number:decimal-places="2" number:min-integer-digits="1" number:grouping="true"/>
    </number:number-style>
    <number:number-style style:name="N4722P1" style:volatile="true">
      <number:text>€ </number:text>
      <number:number number:decimal-places="2" number:min-integer-digits="1" number:grouping="true"/>
      <number:text>-</number:text>
    </number:number-style>
    <number:number-style style:name="N4722">
      <number:text>€ -</number:text>
      <number:number number:decimal-places="0" number:min-integer-digits="0"/>
      <style:map style:condition="value()&gt;0" style:apply-style-name="N4722P0"/>
      <style:map style:condition="value()&lt;0" style:apply-style-name="N4722P1"/>
    </number:number-style>
    <number:number-style style:name="N4723P0" style:volatile="true">
      <number:text> $</number:text>
      <number:number number:decimal-places="5" number:min-integer-digits="1" number:grouping="true"/>
      <number:text> </number:text>
    </number:number-style>
    <number:number-style style:name="N4723P1" style:volatile="true">
      <number:text> $(</number:text>
      <number:number number:decimal-places="5" number:min-integer-digits="1" number:grouping="true"/>
      <number:text>)</number:text>
    </number:number-style>
    <number:number-style style:name="N4723">
      <number:text> $-</number:text>
      <number:number number:decimal-places="0" number:min-integer-digits="0"/>
      <number:text> </number:text>
      <style:map style:condition="value()&gt;0" style:apply-style-name="N4723P0"/>
      <style:map style:condition="value()&lt;0" style:apply-style-name="N4723P1"/>
    </number:number-style>
    <number:number-style style:name="N4725P0" style:volatile="true">
      <number:text> $</number:text>
      <number:number number:decimal-places="4" number:min-integer-digits="1" number:grouping="true"/>
      <number:text> </number:text>
    </number:number-style>
    <number:number-style style:name="N4725P1" style:volatile="true">
      <number:text>-$</number:text>
      <number:number number:decimal-places="4" number:min-integer-digits="1" number:grouping="true"/>
      <number:text> </number:text>
    </number:number-style>
    <number:number-style style:name="N4725">
      <number:text> $-</number:text>
      <number:number number:decimal-places="0" number:min-integer-digits="0"/>
      <number:text> </number:text>
      <style:map style:condition="value()&gt;0" style:apply-style-name="N4725P0"/>
      <style:map style:condition="value()&lt;0" style:apply-style-name="N4725P1"/>
    </number:number-style>
    <number:number-style style:name="N4728P0" style:volatile="true">
      <number:text> $</number:text>
      <number:number number:decimal-places="6" number:min-integer-digits="1" number:grouping="true"/>
      <number:text> </number:text>
    </number:number-style>
    <number:number-style style:name="N4728P1" style:volatile="true">
      <number:text> $(</number:text>
      <number:number number:decimal-places="6" number:min-integer-digits="1" number:grouping="true"/>
      <number:text>)</number:text>
    </number:number-style>
    <number:number-style style:name="N4728">
      <number:text> $-</number:text>
      <number:number number:decimal-places="0" number:min-integer-digits="0"/>
      <number:text> </number:text>
      <style:map style:condition="value()&gt;0" style:apply-style-name="N4728P0"/>
      <style:map style:condition="value()&lt;0" style:apply-style-name="N4728P1"/>
    </number:number-style>
    <number:number-style style:name="N4729P0" style:volatile="true">
      <number:number number:min-integer-digits="1"/>
      <number:text/>
    </number:number-style>
    <number:number-style style:name="N4729P1" style:volatile="true">
      <number:text>-</number:text>
      <number:number number:decimal-places="5" number:min-integer-digits="1" number:grouping="true"/>
      <number:text> </number:text>
    </number:number-style>
    <number:number-style style:name="N4729">
      <number:text> -</number:text>
      <number:number number:decimal-places="0" number:min-integer-digits="0"/>
      <number:text> </number:text>
      <style:map style:condition="value()&gt;0" style:apply-style-name="N4729P0"/>
      <style:map style:condition="value()&lt;0" style:apply-style-name="N4729P1"/>
    </number:number-style>
    <number:number-style style:name="N4730P0" style:volatile="true">
      <number:number number:decimal-places="1" number:min-integer-digits="1" number:grouping="true"/>
      <number:text> </number:text>
    </number:number-style>
    <number:number-style style:name="N4730P1" style:volatile="true">
      <number:text>-</number:text>
      <number:number number:decimal-places="1" number:min-integer-digits="1" number:grouping="true"/>
      <number:text> </number:text>
    </number:number-style>
    <number:number-style style:name="N4730">
      <number:text> -</number:text>
      <number:number number:decimal-places="0" number:min-integer-digits="0"/>
      <number:text> </number:text>
      <style:map style:condition="value()&gt;0" style:apply-style-name="N4730P0"/>
      <style:map style:condition="value()&lt;0" style:apply-style-name="N4730P1"/>
    </number:number-style>
    <number:number-style style:name="N4732P0" style:volatile="true">
      <number:text> $</number:text>
      <number:number number:decimal-places="1" number:min-integer-digits="1" number:grouping="true"/>
      <number:text> </number:text>
    </number:number-style>
    <number:number-style style:name="N4732P1" style:volatile="true">
      <number:text>-$</number:text>
      <number:number number:decimal-places="1" number:min-integer-digits="1" number:grouping="true"/>
      <number:text> </number:text>
    </number:number-style>
    <number:number-style style:name="N4732">
      <number:text> $-</number:text>
      <number:number number:decimal-places="0" number:min-integer-digits="0"/>
      <number:text> </number:text>
      <style:map style:condition="value()&gt;0" style:apply-style-name="N4732P0"/>
      <style:map style:condition="value()&lt;0" style:apply-style-name="N4732P1"/>
    </number:number-style>
    <number:number-style style:name="N4733P0" style:volatile="true">
      <number:text> $</number:text>
      <number:number number:decimal-places="0" number:min-integer-digits="1" number:grouping="true"/>
      <number:text> </number:text>
    </number:number-style>
    <number:number-style style:name="N4733P1" style:volatile="true">
      <number:text>-$</number:text>
      <number:number number:decimal-places="0" number:min-integer-digits="1" number:grouping="true"/>
      <number:text> </number:text>
    </number:number-style>
    <number:number-style style:name="N4733">
      <number:text> $-</number:text>
      <number:number number:decimal-places="0" number:min-integer-digits="0"/>
      <number:text> </number:text>
      <style:map style:condition="value()&gt;0" style:apply-style-name="N4733P0"/>
      <style:map style:condition="value()&lt;0" style:apply-style-name="N4733P1"/>
    </number:number-style>
    <number:number-style style:name="N4735P0" style:volatile="true">
      <number:text>€ </number:text>
      <number:number number:decimal-places="0" number:min-integer-digits="1" number:grouping="true"/>
      <number:text> </number:text>
    </number:number-style>
    <number:number-style style:name="N4735">
      <number:text>€ </number:text>
      <number:number number:decimal-places="0" number:min-integer-digits="1" number:grouping="true"/>
      <number:text>-</number:text>
      <style:map style:condition="value()&gt;=0" style:apply-style-name="N4735P0"/>
    </number:number-style>
    <number:number-style style:name="N4737P0" style:volatile="true">
      <number:text>€ </number:text>
      <number:number number:decimal-places="2" number:min-integer-digits="1" number:grouping="true"/>
      <number:text> </number:text>
    </number:number-style>
    <number:number-style style:name="N4737">
      <number:text>€ </number:text>
      <number:number number:decimal-places="2" number:min-integer-digits="1" number:grouping="true"/>
      <number:text>-</number:text>
      <style:map style:condition="value()&gt;=0" style:apply-style-name="N4737P0"/>
    </number:number-style>
    <number:number-style style:name="N4739P0" style:volatile="true">
      <number:text> € </number:text>
      <number:number number:decimal-places="0" number:min-integer-digits="1" number:grouping="true"/>
      <number:text> </number:text>
    </number:number-style>
    <number:number-style style:name="N4739P1" style:volatile="true">
      <number:text> € </number:text>
      <number:number number:decimal-places="0" number:min-integer-digits="1" number:grouping="true"/>
      <number:text>-</number:text>
    </number:number-style>
    <number:number-style style:name="N4739">
      <number:text> € - </number:text>
      <style:map style:condition="value()&gt;0" style:apply-style-name="N4739P0"/>
      <style:map style:condition="value()&lt;0" style:apply-style-name="N4739P1"/>
    </number:number-style>
    <number:number-style style:name="N4740P0" style:volatile="true">
      <number:number number:decimal-places="0" number:min-integer-digits="1" number:grouping="true"/>
      <number:text> </number:text>
    </number:number-style>
    <number:number-style style:name="N4740P1" style:volatile="true">
      <number:number number:decimal-places="0" number:min-integer-digits="1" number:grouping="true"/>
      <number:text>-</number:text>
    </number:number-style>
    <number:number-style style:name="N4740">
      <number:text> - </number:text>
      <style:map style:condition="value()&gt;0" style:apply-style-name="N4740P0"/>
      <style:map style:condition="value()&lt;0" style:apply-style-name="N4740P1"/>
    </number:number-style>
    <number:number-style style:name="N4742P0" style:volatile="true">
      <number:text> € </number:text>
      <number:number number:decimal-places="2" number:min-integer-digits="1" number:grouping="true"/>
      <number:text> </number:text>
    </number:number-style>
    <number:number-style style:name="N4742P1" style:volatile="true">
      <number:text> € </number:text>
      <number:number number:decimal-places="2" number:min-integer-digits="1" number:grouping="true"/>
      <number:text>-</number:text>
    </number:number-style>
    <number:number-style style:name="N4742">
      <number:text> € -</number:text>
      <number:number number:decimal-places="0" number:min-integer-digits="0"/>
      <number:text> </number:text>
      <style:map style:condition="value()&gt;0" style:apply-style-name="N4742P0"/>
      <style:map style:condition="value()&lt;0" style:apply-style-name="N4742P1"/>
    </number:number-style>
    <number:number-style style:name="N4743P0" style:volatile="true">
      <number:number number:decimal-places="2" number:min-integer-digits="1" number:grouping="true"/>
      <number:text> </number:text>
    </number:number-style>
    <number:number-style style:name="N4743P1" style:volatile="true">
      <number:number number:decimal-places="2" number:min-integer-digits="1" number:grouping="true"/>
      <number:text>-</number:text>
    </number:number-style>
    <number:number-style style:name="N4743">
      <number:text> -</number:text>
      <number:number number:decimal-places="0" number:min-integer-digits="0"/>
      <number:text> </number:text>
      <style:map style:condition="value()&gt;0" style:apply-style-name="N4743P0"/>
      <style:map style:condition="value()&lt;0" style:apply-style-name="N4743P1"/>
    </number:number-style>
    <number:number-style style:name="N4744P0" style:volatile="true">
      <number:text>¥</number:text>
      <number:number number:decimal-places="2" number:min-integer-digits="1" number:grouping="true"/>
    </number:number-style>
    <number:number-style style:name="N4744">
      <number:text>¥-</number:text>
      <number:number number:decimal-places="2" number:min-integer-digits="1" number:grouping="true"/>
      <style:map style:condition="value()&gt;=0" style:apply-style-name="N4744P0"/>
    </number:number-style>
    <number:number-style style:name="N4746P0" style:volatile="true">
      <number:text> ¥</number:text>
      <number:number number:decimal-places="0" number:min-integer-digits="1" number:grouping="true"/>
      <number:text> </number:text>
    </number:number-style>
    <number:number-style style:name="N4746P1" style:volatile="true">
      <number:text> ¥-</number:text>
      <number:number number:decimal-places="0" number:min-integer-digits="1" number:grouping="true"/>
      <number:text> </number:text>
    </number:number-style>
    <number:number-style style:name="N4746">
      <number:text> ¥- </number:text>
      <style:map style:condition="value()&gt;0" style:apply-style-name="N4746P0"/>
      <style:map style:condition="value()&lt;0" style:apply-style-name="N4746P1"/>
    </number:number-style>
    <number:number-style style:name="N4748P0" style:volatile="true">
      <number:text> ¥</number:text>
      <number:number number:decimal-places="2" number:min-integer-digits="1" number:grouping="true"/>
      <number:text> </number:text>
    </number:number-style>
    <number:number-style style:name="N4748P1" style:volatile="true">
      <number:text> ¥-</number:text>
      <number:number number:decimal-places="2" number:min-integer-digits="1" number:grouping="true"/>
      <number:text> </number:text>
    </number:number-style>
    <number:number-style style:name="N4748">
      <number:text> ¥-</number:text>
      <number:number number:decimal-places="0" number:min-integer-digits="0"/>
      <number:text> </number:text>
      <style:map style:condition="value()&gt;0" style:apply-style-name="N4748P0"/>
      <style:map style:condition="value()&lt;0" style:apply-style-name="N4748P1"/>
    </number:number-style>
    <number:currency-style style:name="N4750P0" style:volatile="true">
      <number:currency-symbol number:language="es" number:country="EC">S/</number:currency-symbol>
      <number:number number:decimal-places="2" number:min-integer-digits="1" number:grouping="true"/>
    </number:currency-style>
    <number:currency-style style:name="N4750">
      <number:currency-symbol number:language="es" number:country="EC">S/</number:currency-symbol>
      <number:text>-</number:text>
      <number:number number:decimal-places="2" number:min-integer-digits="1" number:grouping="true"/>
      <style:map style:condition="value()&gt;=0" style:apply-style-name="N4750P0"/>
    </number:currency-style>
    <number:currency-style style:name="N475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4751">
      <number:text>(</number:text>
      <number:currency-symbol number:language="en" number:country="US">$</number:currency-symbol>
      <number:number number:decimal-places="1" number:min-integer-digits="1" number:grouping="true"/>
      <number:text>)</number:text>
      <style:map style:condition="value()&gt;=0" style:apply-style-name="N4751P0"/>
    </number:currency-style>
    <number:percentage-style style:name="N4752P0" style:volatile="true">
      <number:number number:decimal-places="0" number:min-integer-digits="1"/>
      <number:text>%</number:text>
    </number:percentage-style>
    <number:number-style style:name="N4752">
      <number:text>(</number:text>
      <number:number number:decimal-places="1" number:min-integer-digits="1"/>
      <number:text>)%</number:text>
      <style:map style:condition="value()&gt;=0" style:apply-style-name="N4752P0"/>
    </number:number-style>
    <number:percentage-style style:name="N4754P0" style:volatile="true">
      <number:number number:decimal-places="8" number:min-integer-digits="1" number:grouping="true"/>
      <number:text>%</number:text>
    </number:percentage-style>
    <number:percentage-style style:name="N4754">
      <number:text>-</number:text>
      <number:number number:decimal-places="8" number:min-integer-digits="1" number:grouping="true"/>
      <number:text>%</number:text>
      <style:map style:condition="value()&gt;=0" style:apply-style-name="N4754P0"/>
    </number:percentage-style>
    <number:number-style style:name="N4755P0" style:volatile="true">
      <number:text> \</number:text>
      <number:number number:decimal-places="0" number:min-integer-digits="1" number:grouping="true"/>
      <number:text> </number:text>
    </number:number-style>
    <number:number-style style:name="N4755P1" style:volatile="true">
      <number:text>-\</number:text>
      <number:number number:decimal-places="0" number:min-integer-digits="1" number:grouping="true"/>
      <number:text> </number:text>
    </number:number-style>
    <number:number-style style:name="N4755P2" style:volatile="true">
      <number:text> \- </number:text>
    </number:number-style>
    <number:text-style style:name="N4755">
      <number:text-content/>
      <number:text> </number:text>
      <style:map style:condition="value()&gt;0" style:apply-style-name="N4755P0"/>
      <style:map style:condition="value()&lt;0" style:apply-style-name="N4755P1"/>
      <style:map style:condition="value()=0" style:apply-style-name="N4755P2"/>
    </number:text-style>
    <number:number-style style:name="N4756P0" style:volatile="true">
      <number:text> \</number:text>
      <number:number number:decimal-places="2" number:min-integer-digits="1" number:grouping="true"/>
      <number:text> </number:text>
    </number:number-style>
    <number:number-style style:name="N4756P1" style:volatile="true">
      <number:text>-\</number:text>
      <number:number number:decimal-places="2" number:min-integer-digits="1" number:grouping="true"/>
      <number:text> </number:text>
    </number:number-style>
    <number:number-style style:name="N4756P2" style:volatile="true">
      <number:text> \-</number:text>
      <number:number number:decimal-places="0" number:min-integer-digits="0"/>
      <number:text> </number:text>
    </number:number-style>
    <number:text-style style:name="N4756">
      <number:text-content/>
      <number:text> </number:text>
      <style:map style:condition="value()&gt;0" style:apply-style-name="N4756P0"/>
      <style:map style:condition="value()&lt;0" style:apply-style-name="N4756P1"/>
      <style:map style:condition="value()=0" style:apply-style-name="N4756P2"/>
    </number:text-style>
    <number:date-style style:name="N4757">
      <number:month number:style="long"/>
      <number:text>-</number:text>
      <number:year number:style="long"/>
    </number:date-style>
    <number:date-style style:name="N4758">
      <number:month/>
      <number:text>-</number:text>
      <number:year number:style="long"/>
    </number:date-style>
    <number:number-style style:name="N4759">
      <number:text>##,###,</number:text>
    </number:number-style>
    <number:number-style style:name="N4760P0" style:volatile="true">
      <number:number number:decimal-places="0" number:min-integer-digits="0" number:grouping="true"/>
    </number:number-style>
    <number:number-style style:name="N4760P1" style:volatile="true">
      <number:number number:decimal-places="0" number:min-integer-digits="0" number:grouping="true"/>
    </number:number-style>
    <number:number-style style:name="N4760">
      <number:number number:decimal-places="0" number:min-integer-digits="0" number:grouping="true"/>
      <style:map style:condition="value()&gt;100000000" style:apply-style-name="N4760P0"/>
      <style:map style:condition="value()&gt;10000000" style:apply-style-name="N4760P1"/>
    </number:number-style>
    <number:currency-style style:name="N4761">
      <number:currency-symbol number:language="en" number:country="US">$</number:currency-symbol>
      <number:number number:decimal-places="6" number:min-integer-digits="1" number:grouping="true"/>
      <number:text>£$$$)"</number:text>
    </number:currency-style>
    <number:currency-style style:name="N4762">
      <number:currency-symbol number:language="en" number:country="US">$</number:currency-symbol>
      <number:number number:decimal-places="6" number:min-integer-digits="1" number:grouping="true"/>
      <number:text>$£$£)"</number:text>
    </number:currency-style>
    <number:currency-style style:name="N4763">
      <number:currency-symbol number:language="en" number:country="US">$</number:currency-symbol>
      <number:number number:decimal-places="6" number:min-integer-digits="1" number:grouping="true"/>
      <number:text>££$$)"</number:text>
    </number:currency-style>
    <number:currency-style style:name="N4764">
      <number:currency-symbol number:language="en" number:country="US">$</number:currency-symbol>
      <number:number number:decimal-places="6" number:min-integer-digits="1" number:grouping="true"/>
      <number:text>£££$)"</number:text>
    </number:currency-style>
    <number:currency-style style:name="N4765">
      <number:currency-symbol number:language="en" number:country="US">$</number:currency-symbol>
      <number:number number:decimal-places="6" number:min-integer-digits="1" number:grouping="true"/>
      <number:text>£££)</number:text>
    </number:currency-style>
    <number:currency-style style:name="N4766">
      <number:currency-symbol number:language="en" number:country="US">$</number:currency-symbol>
      <number:number number:decimal-places="6" number:min-integer-digits="1" number:grouping="true"/>
      <number:text>££$$$)</number:text>
    </number:currency-style>
    <number:currency-style style:name="N4767">
      <number:currency-symbol number:language="en" number:country="US">$</number:currency-symbol>
      <number:number number:decimal-places="6" number:min-integer-digits="1" number:grouping="true"/>
      <number:text>£££$£)</number:text>
    </number:currency-style>
    <number:percentage-style style:name="N4768">
      <number:number number:decimal-places="2" number:min-integer-digits="4"/>
      <number:text>%</number:text>
    </number:percentage-style>
    <number:number-style style:name="N4770P0" style:volatile="true">
      <number:number number:decimal-places="0" number:min-integer-digits="1" number:grouping="true"/>
      <number:text> BF</number:text>
    </number:number-style>
    <number:number-style style:name="N4770P1" style:volatile="true">
      <number:text>-</number:text>
      <number:number number:decimal-places="0" number:min-integer-digits="1" number:grouping="true"/>
      <number:text> BF</number:text>
    </number:number-style>
    <number:number-style style:name="N4770">
      <number:text>- BF</number:text>
      <style:map style:condition="value()&gt;0" style:apply-style-name="N4770P0"/>
      <style:map style:condition="value()&lt;0" style:apply-style-name="N4770P1"/>
    </number:number-style>
    <number:number-style style:name="N4772P0" style:volatile="true">
      <number:number number:decimal-places="2" number:min-integer-digits="1" number:grouping="true"/>
      <number:text> BF</number:text>
    </number:number-style>
    <number:number-style style:name="N4772P1" style:volatile="true">
      <number:text>-</number:text>
      <number:number number:decimal-places="2" number:min-integer-digits="1" number:grouping="true"/>
      <number:text> BF</number:text>
    </number:number-style>
    <number:number-style style:name="N4772">
      <number:text>-</number:text>
      <number:number number:decimal-places="0" number:min-integer-digits="0"/>
      <number:text> BF</number:text>
      <style:map style:condition="value()&gt;0" style:apply-style-name="N4772P0"/>
      <style:map style:condition="value()&lt;0" style:apply-style-name="N4772P1"/>
    </number:number-style>
    <number:date-style style:name="N4773">
      <number:day number:style="long"/>
      <number:text>. </number:text>
      <number:month number:textual="true"/>
      <number:text>. </number:text>
      <number:year number:style="long"/>
    </number:date-style>
    <number:date-style style:name="N4774">
      <number:day-of-week number:style="long"/>
      <number:text>, </number:text>
      <number:day-of-week/>
    </number:date-style>
    <number:date-style style:name="N4775">
      <number:day-of-week number:style="long"/>
      <number:text>A</number:text>
    </number:date-style>
    <number:date-style style:name="N4776">
      <number:text>UPP</number:text>
      <number:year number:style="long"/>
      <number:year/>
    </number:date-style>
    <number:number-style style:name="N4777">
      <number:number number:decimal-places="0" number:min-integer-digits="0"/>
      <number:text>-333</number:text>
    </number:number-style>
    <number:time-style style:name="N4778">
      <number:hours number:style="long"/>
      <number:text>:</number:text>
      <number:minutes number:style="long"/>
      <number:text> </number:text>
      <number:am-pm/>
      <number:text> PST</number:text>
    </number:time-style>
    <number:time-style style:name="N4779">
      <number:hours/>
      <number:text>:</number:text>
      <number:minutes number:style="long"/>
      <number:text> </number:text>
      <number:am-pm/>
      <number:text> PST</number:text>
    </number:time-style>
    <number:number-style style:name="N4780">
      <number:number number:decimal-places="2" number:min-integer-digits="1"/>
      <number:text>.</number:text>
    </number:number-style>
    <number:number-style style:name="N4782P0" style:volatile="true">
      <number:text>₪ </number:text>
      <number:number number:decimal-places="0" number:min-integer-digits="1" number:grouping="true"/>
    </number:number-style>
    <number:number-style style:name="N4782">
      <number:text>₪ -</number:text>
      <number:number number:decimal-places="0" number:min-integer-digits="1" number:grouping="true"/>
      <style:map style:condition="value()&gt;=0" style:apply-style-name="N4782P0"/>
    </number:number-style>
    <number:number-style style:name="N4784P0" style:volatile="true">
      <number:text>₪ </number:text>
      <number:number number:decimal-places="2" number:min-integer-digits="1" number:grouping="true"/>
    </number:number-style>
    <number:number-style style:name="N4784">
      <number:text>₪ -</number:text>
      <number:number number:decimal-places="2" number:min-integer-digits="1" number:grouping="true"/>
      <style:map style:condition="value()&gt;=0" style:apply-style-name="N4784P0"/>
    </number:number-style>
    <number:number-style style:name="N4786P0" style:volatile="true">
      <number:text>₪ </number:text>
      <number:number number:decimal-places="0" number:min-integer-digits="1" number:grouping="true"/>
    </number:number-style>
    <number:number-style style:name="N4786P1" style:volatile="true">
      <number:text>₪ -</number:text>
      <number:number number:decimal-places="0" number:min-integer-digits="1" number:grouping="true"/>
    </number:number-style>
    <number:number-style style:name="N4786">
      <number:text>₪ -</number:text>
      <style:map style:condition="value()&gt;0" style:apply-style-name="N4786P0"/>
      <style:map style:condition="value()&lt;0" style:apply-style-name="N4786P1"/>
    </number:number-style>
    <number:number-style style:name="N4788P0" style:volatile="true">
      <number:text>₪ </number:text>
      <number:number number:decimal-places="2" number:min-integer-digits="1" number:grouping="true"/>
    </number:number-style>
    <number:number-style style:name="N4788P1" style:volatile="true">
      <number:text>₪ -</number:text>
      <number:number number:decimal-places="2" number:min-integer-digits="1" number:grouping="true"/>
    </number:number-style>
    <number:number-style style:name="N4788">
      <number:text>₪ -</number:text>
      <number:number number:decimal-places="0" number:min-integer-digits="0"/>
      <style:map style:condition="value()&gt;0" style:apply-style-name="N4788P0"/>
      <style:map style:condition="value()&lt;0" style:apply-style-name="N4788P1"/>
    </number:number-style>
    <number:number-style style:name="N4789P0" style:volatile="true">
      <number:text> ฿</number:text>
      <number:number number:decimal-places="0" number:min-integer-digits="1" number:grouping="true"/>
      <number:text> </number:text>
    </number:number-style>
    <number:number-style style:name="N4789P1" style:volatile="true">
      <number:text>-฿</number:text>
      <number:number number:decimal-places="0" number:min-integer-digits="1" number:grouping="true"/>
      <number:text> </number:text>
    </number:number-style>
    <number:number-style style:name="N4789">
      <number:text> ฿- </number:text>
      <style:map style:condition="value()&gt;0" style:apply-style-name="N4789P0"/>
      <style:map style:condition="value()&lt;0" style:apply-style-name="N4789P1"/>
    </number:number-style>
    <number:number-style style:name="N4790P0" style:volatile="true">
      <number:text> ฿</number:text>
      <number:number number:decimal-places="2" number:min-integer-digits="1" number:grouping="true"/>
      <number:text> </number:text>
    </number:number-style>
    <number:number-style style:name="N4790P1" style:volatile="true">
      <number:text>-฿</number:text>
      <number:number number:decimal-places="2" number:min-integer-digits="1" number:grouping="true"/>
      <number:text> </number:text>
    </number:number-style>
    <number:number-style style:name="N4790">
      <number:text> ฿-</number:text>
      <number:number number:decimal-places="0" number:min-integer-digits="0"/>
      <number:text> </number:text>
      <style:map style:condition="value()&gt;0" style:apply-style-name="N4790P0"/>
      <style:map style:condition="value()&lt;0" style:apply-style-name="N4790P1"/>
    </number:number-style>
    <number:date-style style:name="N4791">
      <number:day-of-week/>
      <number:text>, </number:text>
      <number:month/>
      <number:text>/</number:text>
      <number:day/>
      <number:text>/</number:text>
      <number:year/>
    </number:date-style>
    <number:number-style style:name="N4792">
      <number:number number:decimal-places="0" number:min-integer-digits="9">
        <number:embedded-text number:position="6">-</number:embedded-text>
        <number:embedded-text number:position="4">-</number:embedded-text>
      </number:number>
    </number:number-style>
    <number:number-style style:name="N4793P0" style:volatile="true">
      <number:text>$</number:text>
      <number:number number:decimal-places="0" number:min-integer-digits="1" number:grouping="true"/>
    </number:number-style>
    <number:number-style style:name="N4793">
      <number:text>($,</number:text>
      <number:number number:decimal-places="0" number:min-integer-digits="1"/>
      <number:text>)</number:text>
      <style:map style:condition="value()&gt;=0" style:apply-style-name="N4793P0"/>
    </number:number-style>
    <number:number-style style:name="N4794P0" style:volatile="true">
      <number:text>$</number:text>
      <number:number number:decimal-places="0" number:min-integer-digits="1"/>
    </number:number-style>
    <number:number-style style:name="N4794">
      <number:text>($</number:text>
      <number:number number:decimal-places="0" number:min-integer-digits="1"/>
      <number:text>)</number:text>
      <style:map style:condition="value()&gt;=0" style:apply-style-name="N4794P0"/>
    </number:number-style>
    <number:number-style style:name="N4795P0" style:volatile="true">
      <number:number number:min-integer-digits="1"/>
      <number:text/>
    </number:number-style>
    <number:number-style style:name="N4795P1" style:volatile="true">
      <number:number number:min-integer-digits="1"/>
      <number:text/>
    </number:number-style>
    <number:number-style style:name="N4795">
      <number:number number:min-integer-digits="1"/>
      <number:text/>
      <style:map style:condition="value()&lt;&gt;0" style:apply-style-name="N4795P0"/>
      <style:map style:condition="value()=0" style:apply-style-name="N4795P1"/>
    </number:number-style>
    <number:text-style style:name="N4796" number:title="User-defined">
      <number:text>00</number:text>
      <number:text-content/>
    </number:text-style>
    <number:number-style style:name="N4797P0" style:volatile="true">
      <number:text>$</number:text>
      <number:number number:decimal-places="0" number:min-integer-digits="1" number:grouping="true"/>
    </number:number-style>
    <number:number-style style:name="N4797P1" style:volatile="true">
      <number:text>$ (</number:text>
      <number:number number:decimal-places="0" number:min-integer-digits="1" number:grouping="true"/>
      <number:text>)</number:text>
    </number:number-style>
    <number:number-style style:name="N4797">
      <number:text>$-</number:text>
      <number:number number:decimal-places="0" number:min-integer-digits="0"/>
      <style:map style:condition="value()&gt;0" style:apply-style-name="N4797P0"/>
      <style:map style:condition="value()&lt;0" style:apply-style-name="N4797P1"/>
    </number:number-style>
    <number:currency-style style:name="N4798">
      <number:currency-symbol>CAD</number:currency-symbol>
      <number:text> </number:text>
      <number:number number:decimal-places="2" number:min-integer-digits="1" number:grouping="true"/>
    </number:currency-style>
    <number:currency-style style:name="N4800P0" style:volatile="true">
      <number:currency-symbol>CAD</number:currency-symbol>
      <number:text> </number:text>
      <number:number number:decimal-places="2" number:min-integer-digits="1" number:grouping="true"/>
    </number:currency-style>
    <number:currency-style style:name="N4800P1" style:volatile="true">
      <number:currency-symbol>CAD</number:currency-symbol>
      <number:text> (</number:text>
      <number:number number:decimal-places="2" number:min-integer-digits="1" number:grouping="true"/>
      <number:text>)</number:text>
    </number:currency-style>
    <number:currency-style style:name="N4800">
      <number:currency-symbol>CAD</number:currency-symbol>
      <number:text> -</number:text>
      <number:number number:decimal-places="0" number:min-integer-digits="0"/>
      <style:map style:condition="value()&gt;0" style:apply-style-name="N4800P0"/>
      <style:map style:condition="value()&lt;0" style:apply-style-name="N4800P1"/>
    </number:currency-style>
    <number:currency-style style:name="N4802P0" style:volatile="true">
      <number:currency-symbol number:language="es" number:country="PR">$</number:currency-symbol>
      <number:text> </number:text>
      <number:number number:decimal-places="4" number:min-integer-digits="1" number:grouping="true"/>
    </number:currency-style>
    <number:currency-style style:name="N4802">
      <number:currency-symbol number:language="es" number:country="PR">$</number:currency-symbol>
      <number:text> -</number:text>
      <number:number number:decimal-places="4" number:min-integer-digits="1" number:grouping="true"/>
      <style:map style:condition="value()&gt;=0" style:apply-style-name="N4802P0"/>
    </number:currency-style>
    <number:currency-style style:name="N4803P0" style:volatile="true">
      <number:currency-symbol number:language="en" number:country="US">$</number:currency-symbol>
      <number:number number:decimal-places="4" number:min-integer-digits="1" number:grouping="true"/>
      <number:text> </number:text>
    </number:currency-style>
    <number:currency-style style:name="N4803">
      <number:text>-</number:text>
      <number:currency-symbol number:language="en" number:country="US">$</number:currency-symbol>
      <number:number number:decimal-places="4" number:min-integer-digits="1" number:grouping="true"/>
      <number:text> </number:text>
      <style:map style:condition="value()&gt;=0" style:apply-style-name="N4803P0"/>
    </number:currency-style>
    <number:date-style style:name="N4804">
      <number:day/>
      <number:text>. </number:text>
      <number:month number:textual="true"/>
      <number:text>. </number:text>
      <number:year/>
    </number:date-style>
    <number:number-style style:name="N4805P0" style:volatile="true">
      <number:number number:decimal-places="0" number:min-integer-digits="1"/>
    </number:number-style>
    <number:number-style style:name="N4805">
      <number:text>-15</number:text>
      <style:map style:condition="value()&gt;=0" style:apply-style-name="N4805P0"/>
    </number:number-style>
    <number:number-style style:name="N4806P0" style:volatile="true">
      <number:number number:decimal-places="0" number:min-integer-digits="1"/>
    </number:number-style>
    <number:number-style style:name="N4806">
      <number:text>=15</number:text>
      <style:map style:condition="value()&gt;=0" style:apply-style-name="N4806P0"/>
    </number:number-style>
    <number:currency-style style:name="N4807P0" style:volatile="true">
      <number:currency-symbol number:language="en" number:country="US">$</number:currency-symbol>
      <number:number number:decimal-places="0" number:min-integer-digits="1"/>
    </number:currency-style>
    <number:currency-style style:name="N4807" number:title="~User-defined">
      <number:text>(</number:text>
      <number:currency-symbol number:language="en" number:country="US">$</number:currency-symbol>
      <number:number number:decimal-places="0" number:min-integer-digits="1"/>
      <number:text>)</number:text>
      <style:map style:condition="value()&gt;=0" style:apply-style-name="N4807P0"/>
    </number:currency-style>
    <number:currency-style style:name="N4808P0" style:volatile="true">
      <number:currency-symbol number:language="en" number:country="US">$</number:currency-symbol>
      <number:number number:decimal-places="0" number:min-integer-digits="1"/>
    </number:currency-style>
    <number:currency-style style:name="N4808" number:title="User-defined">
      <number:text>(</number:text>
      <number:currency-symbol number:language="en" number:country="US">$</number:currency-symbol>
      <number:number number:decimal-places="0" number:min-integer-digits="1"/>
      <number:text>)M</number:text>
      <style:map style:condition="value()&gt;=0" style:apply-style-name="N4808P0"/>
    </number:currency-style>
    <number:date-style style:name="N4809" number:title="User-defined">
      <number:text>$</number:text>
      <number:month/>
    </number:date-style>
    <number:number-style style:name="N4810">
      <number:number number:decimal-places="18" number:min-integer-digits="1"/>
    </number:number-style>
    <number:number-style style:name="N4811">
      <number:number number:decimal-places="19" number:min-integer-digits="1"/>
    </number:number-style>
    <number:number-style style:name="N4812P0" style:volatile="true">
      <number:text>$</number:text>
      <number:number number:decimal-places="1" number:min-integer-digits="1" number:grouping="true"/>
    </number:number-style>
    <number:number-style style:name="N4812">
      <number:text>($</number:text>
      <number:number number:decimal-places="2" number:min-integer-digits="1" number:grouping="true"/>
      <number:text>)</number:text>
      <style:map style:condition="value()&gt;=0" style:apply-style-name="N4812P0"/>
    </number:number-style>
    <number:number-style style:name="N4813">
      <number:text>$</number:text>
      <number:number number:decimal-places="1" number:min-integer-digits="1"/>
    </number:number-style>
    <number:percentage-style style:name="N4814">
      <number:text>%</number:text>
      <number:number number:decimal-places="0" number:min-integer-digits="1"/>
    </number:percentage-style>
    <number:number-style style:name="N4815">
      <number:text>:::</number:text>
    </number:number-style>
    <number:date-style style:name="N4816">
      <number:month number:textual="true"/>
      <number:text>-</number:text>
      <number:day/>
    </number:date-style>
    <number:number-style style:name="N4817P0" style:volatile="true">
      <number:text>$</number:text>
      <number:number number:decimal-places="8" number:min-integer-digits="1" number:grouping="true"/>
    </number:number-style>
    <number:number-style style:name="N4817">
      <number:text>($</number:text>
      <number:number number:decimal-places="8" number:min-integer-digits="1" number:grouping="true"/>
      <number:text>)</number:text>
      <style:map style:condition="value()&gt;=0" style:apply-style-name="N4817P0"/>
    </number:number-style>
    <number:percentage-style style:name="N4818">
      <number:number number:decimal-places="18" number:min-integer-digits="1"/>
      <number:text>%</number:text>
    </number:percentage-style>
    <number:percentage-style style:name="N4819">
      <number:number number:decimal-places="19" number:min-integer-digits="1"/>
      <number:text>%</number:text>
    </number:percentage-style>
    <number:percentage-style style:name="N4820">
      <number:number number:decimal-places="20" number:min-integer-digits="1"/>
      <number:text>%</number:text>
    </number:percentage-style>
    <number:date-style style:name="N4821">
      <number:month number:textual="true"/>
      <number:text>-</number:text>
      <number:day/>
      <number:text>-</number:text>
      <number:year/>
    </number:date-style>
    <number:date-style style:name="N4822">
      <number:month number:textual="true"/>
      <number:text> </number:text>
      <number:day/>
      <number:text> </number:text>
      <number:year/>
    </number:date-style>
    <number:number-style style:name="N4823">
      <number:text>$</number:text>
      <number:number number:decimal-places="3" number:min-integer-digits="1"/>
    </number:number-style>
    <number:number-style style:name="N4824P0" style:volatile="true">
      <number:number number:decimal-places="0" number:min-integer-digits="1" number:grouping="true"/>
    </number:number-style>
    <number:number-style style:name="N4824">
      <number:text>-(</number:text>
      <number:number number:decimal-places="0" number:min-integer-digits="1" number:grouping="true"/>
      <number:text>)</number:text>
      <style:map style:condition="value()&gt;=0" style:apply-style-name="N4824P0"/>
    </number:number-style>
    <number:number-style style:name="N4825">
      <number:text>1</number:text>
      <number:number number:decimal-places="0" number:min-integer-digits="4"/>
    </number:number-style>
    <number:number-style style:name="N4826">
      <number:text>1</number:text>
      <number:number number:decimal-places="0" number:min-integer-digits="7"/>
    </number:number-style>
    <number:date-style style:name="N4827">
      <number:year/>
      <number:month number:style="long"/>
      <number:day number:style="long"/>
    </number:date-style>
    <number:date-style style:name="N4828">
      <number:month number:style="long"/>
      <number:day number:style="long"/>
      <number:year number:style="long"/>
    </number:date-style>
    <number:date-style style:name="N4829">
      <number:day number:style="long"/>
      <number:month number:style="long"/>
      <number:year number:style="long"/>
    </number:date-style>
    <number:date-style style:name="N4830">
      <number:month number:style="long"/>
      <number:day number:style="long"/>
      <number:year/>
    </number:date-style>
    <number:date-style style:name="N4831">
      <number:year number:style="long"/>
      <number:day number:style="long"/>
      <number:month number:style="long"/>
    </number:date-style>
    <number:date-style style:name="N4832">
      <number:year/>
      <number:day number:style="long"/>
      <number:month number:style="long"/>
    </number:date-style>
    <number:date-style style:name="N4833">
      <number:year number:style="long"/>
      <number:month number:textual="true"/>
      <number:day number:style="long"/>
    </number:date-style>
    <number:date-style style:name="N4834">
      <number:month number:textual="true"/>
      <number:day number:style="long"/>
      <number:year number:style="long"/>
    </number:date-style>
    <number:date-style style:name="N4835">
      <number:year/>
      <number:month number:textual="true"/>
      <number:day number:style="long"/>
    </number:date-style>
    <number:date-style style:name="N4836">
      <number:month number:textual="true"/>
      <number:day number:style="long"/>
      <number:year/>
    </number:date-style>
    <number:date-style style:name="N4837">
      <number:year number:style="long"/>
      <number:day number:style="long"/>
      <number:month number:textual="true"/>
    </number:date-style>
    <number:date-style style:name="N4838">
      <number:year/>
      <number:day number:style="long"/>
      <number:month number:textual="true"/>
    </number:date-style>
    <number:date-style style:name="N4839">
      <number:year number:style="long"/>
      <number:month number:style="long" number:textual="true"/>
      <number:day number:style="long"/>
    </number:date-style>
    <number:date-style style:name="N4840">
      <number:month number:style="long" number:textual="true"/>
      <number:day number:style="long"/>
      <number:year number:style="long"/>
    </number:date-style>
    <number:date-style style:name="N4841">
      <number:day number:style="long"/>
      <number:month number:style="long" number:textual="true"/>
      <number:year number:style="long"/>
    </number:date-style>
    <number:date-style style:name="N4842">
      <number:year/>
      <number:month number:style="long" number:textual="true"/>
      <number:day number:style="long"/>
    </number:date-style>
    <number:date-style style:name="N4843">
      <number:month number:style="long" number:textual="true"/>
      <number:day number:style="long"/>
      <number:year/>
    </number:date-style>
    <number:date-style style:name="N4844">
      <number:day number:style="long"/>
      <number:month number:style="long" number:textual="true"/>
      <number:year/>
    </number:date-style>
    <number:date-style style:name="N4845">
      <number:year number:style="long"/>
      <number:day number:style="long"/>
      <number:month number:style="long" number:textual="true"/>
    </number:date-style>
    <number:date-style style:name="N4846">
      <number:year/>
      <number:day number:style="long"/>
      <number:month number:style="long" number:textual="true"/>
    </number:date-style>
    <number:date-style style:name="N4847">
      <number:day number:calendar="gengou"/>
      <number:year number:calendar="gengou"/>
      <number:text>fault</number:text>
    </number:date-style>
    <number:date-style style:name="N4848">
      <number:month/>
      <number:text>/</number:text>
      <number:day/>
      <number:text>/</number:text>
      <number:year number:style="long"/>
      <number:text>  </number:text>
      <number:hours/>
      <number:text>:</number:text>
      <number:minutes number:style="long"/>
    </number:date-style>
    <number:date-style style:name="N484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currency-style style:name="N4851P0" style:volatile="true">
      <number:currency-symbol/>
      <number:text> </number:text>
      <number:number number:decimal-places="0" number:min-integer-digits="1" number:grouping="true"/>
    </number:currency-style>
    <number:currency-style style:name="N4851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851P0"/>
    </number:currency-style>
    <number:currency-style style:name="N4853P0" style:volatile="true">
      <number:currency-symbol/>
      <number:text> </number:text>
      <number:number number:decimal-places="2" number:min-integer-digits="1" number:grouping="true"/>
    </number:currency-style>
    <number:currency-style style:name="N4853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853P0"/>
    </number:currency-style>
    <number:time-style style:name="N4854">
      <number:hours/>
      <number:text>:</number:text>
      <number:minutes number:style="long"/>
      <number:text> AMPM</number:text>
    </number:time-style>
    <number:number-style style:name="N4855P0" style:volatile="true">
      <number:number number:decimal-places="4" number:min-integer-digits="1"/>
    </number:number-style>
    <number:number-style style:name="N4855">
      <number:number number:decimal-places="4" number:min-integer-digits="1"/>
      <style:map style:condition="value()&gt;=0" style:apply-style-name="N4855P0"/>
    </number:number-style>
    <number:number-style style:name="N4856P0" style:volatile="true">
      <number:number number:decimal-places="3" number:min-integer-digits="1"/>
    </number:number-style>
    <number:number-style style:name="N4856">
      <number:number number:decimal-places="3" number:min-integer-digits="1"/>
      <style:map style:condition="value()&gt;=0" style:apply-style-name="N4856P0"/>
    </number:number-style>
    <number:number-style style:name="N4857P0" style:volatile="true">
      <number:text>$ </number:text>
      <number:number number:decimal-places="2" number:min-integer-digits="1" number:grouping="true"/>
    </number:number-style>
    <number:number-style style:name="N4857">
      <number:text>($</number:text>
      <number:number number:decimal-places="2" number:min-integer-digits="1" number:grouping="true"/>
      <number:text>)</number:text>
      <style:map style:condition="value()&gt;=0" style:apply-style-name="N4857P0"/>
    </number:number-style>
    <number:date-style style:name="N4858">
      <number:hours/>
      <number:text>:</number:text>
      <number:minutes number:style="long"/>
      <number:text> A</number:text>
      <number:month/>
      <number:text>P</number:text>
      <number:month/>
    </number:date-style>
    <number:currency-style style:name="N4859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4859">
      <number:text>-</number:text>
      <number:currency-symbol number:language="en" number:country="US">$</number:currency-symbol>
      <number:number number:decimal-places="4" number:min-integer-digits="1" number:grouping="true"/>
      <number:text> </number:text>
      <style:map style:condition="value()&gt;=0" style:apply-style-name="N4859P0"/>
    </number:currency-style>
    <number:number-style style:name="N4860P0" style:volatile="true">
      <number:number number:min-integer-digits="1"/>
      <number:text/>
    </number:number-style>
    <number:number-style style:name="N4860P1" style:volatile="true">
      <number:number number:min-integer-digits="1"/>
      <number:text/>
    </number:number-style>
    <number:number-style style:name="N4860">
      <number:text> - </number:text>
      <style:map style:condition="value()&gt;0" style:apply-style-name="N4860P0"/>
      <style:map style:condition="value()&lt;0" style:apply-style-name="N4860P1"/>
    </number:number-style>
    <number:number-style style:name="N4861P0" style:volatile="true">
      <number:number number:min-integer-digits="1"/>
      <number:text/>
    </number:number-style>
    <number:number-style style:name="N4861P1" style:volatile="true">
      <number:number number:min-integer-digits="1"/>
      <number:text/>
    </number:number-style>
    <number:number-style style:name="N4861">
      <number:text> -</number:text>
      <number:number number:decimal-places="0" number:min-integer-digits="0"/>
      <number:text> </number:text>
      <style:map style:condition="value()&gt;0" style:apply-style-name="N4861P0"/>
      <style:map style:condition="value()&lt;0" style:apply-style-name="N4861P1"/>
    </number:number-style>
    <number:number-style style:name="N4863P0" style:volatile="true">
      <number:text>Kč</number:text>
      <number:number number:decimal-places="1" number:min-integer-digits="1" number:grouping="true"/>
    </number:number-style>
    <number:number-style style:name="N4863">
      <number:text>(Kč</number:text>
      <number:number number:decimal-places="1" number:min-integer-digits="1" number:grouping="true"/>
      <number:text>)</number:text>
      <style:map style:condition="value()&gt;=0" style:apply-style-name="N4863P0"/>
    </number:number-style>
    <number:number-style style:name="N4864P0" style:volatile="true">
      <number:text>Kč</number:text>
      <number:number number:decimal-places="1" number:min-integer-digits="1" number:grouping="true"/>
    </number:number-style>
    <number:number-style style:name="N4864">
      <number:text>-Kč</number:text>
      <number:number number:decimal-places="1" number:min-integer-digits="1" number:grouping="true"/>
      <style:map style:condition="value()&gt;=0" style:apply-style-name="N4864P0"/>
    </number:number-style>
    <number:date-style style:name="N4865P0" style:volatile="true">
      <number:day/>
      <number:text>. </number:text>
      <number:month number:style="long" number:textual="true"/>
      <number:text> </number:text>
      <number:year number:style="long"/>
    </number:date-style>
    <number:text-style style:name="N4865">
      <number:text-content/>
      <style:map style:condition="value()&gt;=0" style:apply-style-name="N4865P0"/>
    </number:text-style>
    <number:currency-style style:name="N4866P0" style:volatile="true">
      <number:currency-symbol number:language="en" number:country="US">$</number:currency-symbol>
      <number:number number:decimal-places="3" number:min-integer-digits="1" number:grouping="true"/>
      <number:text> </number:text>
    </number:currency-style>
    <number:currency-style style:name="N4866">
      <number:text>(</number:text>
      <number:currency-symbol number:language="en" number:country="US">$</number:currency-symbol>
      <number:number number:decimal-places="3" number:min-integer-digits="1" number:grouping="true"/>
      <number:text>)</number:text>
      <style:map style:condition="value()&gt;=0" style:apply-style-name="N4866P0"/>
    </number:currency-style>
    <number:number-style style:name="N4867P0" style:volatile="true">
      <number:number number:decimal-places="4" number:min-integer-digits="1" number:grouping="true"/>
    </number:number-style>
    <number:number-style style:name="N4867">
      <number:number number:decimal-places="4" number:min-integer-digits="1" number:grouping="true"/>
      <style:map style:condition="value()&gt;=0" style:apply-style-name="N4867P0"/>
    </number:number-style>
    <number:number-style style:name="N4869P0" style:volatile="true">
      <number:text>NLG </number:text>
      <number:number number:decimal-places="0" number:min-integer-digits="1" number:grouping="true"/>
      <number:text> </number:text>
    </number:number-style>
    <number:number-style style:name="N4869">
      <number:text>NLG </number:text>
      <number:number number:decimal-places="0" number:min-integer-digits="1" number:grouping="true"/>
      <number:text>-</number:text>
      <style:map style:condition="value()&gt;=0" style:apply-style-name="N4869P0"/>
    </number:number-style>
    <number:number-style style:name="N4871P0" style:volatile="true">
      <number:text>NLG </number:text>
      <number:number number:decimal-places="2" number:min-integer-digits="1" number:grouping="true"/>
      <number:text> </number:text>
    </number:number-style>
    <number:number-style style:name="N4871">
      <number:text>NLG </number:text>
      <number:number number:decimal-places="2" number:min-integer-digits="1" number:grouping="true"/>
      <number:text>-</number:text>
      <style:map style:condition="value()&gt;=0" style:apply-style-name="N4871P0"/>
    </number:number-style>
    <number:number-style style:name="N4874P0" style:volatile="true">
      <number:text> NLG </number:text>
      <number:number number:decimal-places="0" number:min-integer-digits="1" number:grouping="true"/>
      <number:text> </number:text>
    </number:number-style>
    <number:number-style style:name="N4874P1" style:volatile="true">
      <number:text> NLG </number:text>
      <number:number number:decimal-places="0" number:min-integer-digits="1" number:grouping="true"/>
      <number:text>-</number:text>
    </number:number-style>
    <number:number-style style:name="N4874">
      <number:text> NLG - </number:text>
      <style:map style:condition="value()&gt;0" style:apply-style-name="N4874P0"/>
      <style:map style:condition="value()&lt;0" style:apply-style-name="N4874P1"/>
    </number:number-style>
    <number:number-style style:name="N4877P0" style:volatile="true">
      <number:text> NLG </number:text>
      <number:number number:decimal-places="2" number:min-integer-digits="1" number:grouping="true"/>
      <number:text> </number:text>
    </number:number-style>
    <number:number-style style:name="N4877P1" style:volatile="true">
      <number:text> NLG </number:text>
      <number:number number:decimal-places="2" number:min-integer-digits="1" number:grouping="true"/>
      <number:text>-</number:text>
    </number:number-style>
    <number:number-style style:name="N4877">
      <number:text> NLG -</number:text>
      <number:number number:decimal-places="0" number:min-integer-digits="0"/>
      <number:text> </number:text>
      <style:map style:condition="value()&gt;0" style:apply-style-name="N4877P0"/>
      <style:map style:condition="value()&lt;0" style:apply-style-name="N4877P1"/>
    </number:number-style>
    <number:number-style style:name="N4879P0" style:volatile="true">
      <number:text>NLG</number:text>
      <number:number number:decimal-places="0" number:min-integer-digits="1" number:grouping="true"/>
      <number:text> </number:text>
    </number:number-style>
    <number:number-style style:name="N4879">
      <number:text>(NLG</number:text>
      <number:number number:decimal-places="0" number:min-integer-digits="1" number:grouping="true"/>
      <number:text>)</number:text>
      <style:map style:condition="value()&gt;=0" style:apply-style-name="N4879P0"/>
    </number:number-style>
    <number:number-style style:name="N4881P0" style:volatile="true">
      <number:text>NLG</number:text>
      <number:number number:decimal-places="2" number:min-integer-digits="1" number:grouping="true"/>
      <number:text> </number:text>
    </number:number-style>
    <number:number-style style:name="N4881">
      <number:text>(NLG</number:text>
      <number:number number:decimal-places="2" number:min-integer-digits="1" number:grouping="true"/>
      <number:text>)</number:text>
      <style:map style:condition="value()&gt;=0" style:apply-style-name="N4881P0"/>
    </number:number-style>
    <number:number-style style:name="N4884P0" style:volatile="true">
      <number:text> NLG</number:text>
      <number:number number:decimal-places="0" number:min-integer-digits="1" number:grouping="true"/>
      <number:text> </number:text>
    </number:number-style>
    <number:number-style style:name="N4884P1" style:volatile="true">
      <number:text> NLG(</number:text>
      <number:number number:decimal-places="0" number:min-integer-digits="1" number:grouping="true"/>
      <number:text>)</number:text>
    </number:number-style>
    <number:number-style style:name="N4884">
      <number:text> NLG- </number:text>
      <style:map style:condition="value()&gt;0" style:apply-style-name="N4884P0"/>
      <style:map style:condition="value()&lt;0" style:apply-style-name="N4884P1"/>
    </number:number-style>
    <number:number-style style:name="N4887P0" style:volatile="true">
      <number:text> NLG</number:text>
      <number:number number:decimal-places="2" number:min-integer-digits="1" number:grouping="true"/>
      <number:text> </number:text>
    </number:number-style>
    <number:number-style style:name="N4887P1" style:volatile="true">
      <number:text> NLG(</number:text>
      <number:number number:decimal-places="2" number:min-integer-digits="1" number:grouping="true"/>
      <number:text>)</number:text>
    </number:number-style>
    <number:number-style style:name="N4887">
      <number:text> NLG-</number:text>
      <number:number number:decimal-places="0" number:min-integer-digits="0"/>
      <number:text> </number:text>
      <style:map style:condition="value()&gt;0" style:apply-style-name="N4887P0"/>
      <style:map style:condition="value()&lt;0" style:apply-style-name="N4887P1"/>
    </number:number-style>
    <number:number-style style:name="N4889P0" style:volatile="true">
      <number:text> € </number:text>
      <number:number number:decimal-places="0" number:min-integer-digits="1" number:grouping="true"/>
      <number:text> </number:text>
    </number:number-style>
    <number:number-style style:name="N4889P1" style:volatile="true">
      <number:text> € </number:text>
      <number:number number:decimal-places="0" number:min-integer-digits="1" number:grouping="true"/>
      <number:text>-</number:text>
    </number:number-style>
    <number:number-style style:name="N4889P2" style:volatile="true">
      <number:text> € - </number:text>
    </number:number-style>
    <number:text-style style:name="N4889">
      <number:text-content/>
      <number:text> </number:text>
      <style:map style:condition="value()&gt;0" style:apply-style-name="N4889P0"/>
      <style:map style:condition="value()&lt;0" style:apply-style-name="N4889P1"/>
      <style:map style:condition="value()=0" style:apply-style-name="N4889P2"/>
    </number:text-style>
    <number:number-style style:name="N4890P0" style:volatile="true">
      <number:number number:decimal-places="0" number:min-integer-digits="1" number:grouping="true"/>
      <number:text> </number:text>
    </number:number-style>
    <number:number-style style:name="N4890P1" style:volatile="true">
      <number:number number:decimal-places="0" number:min-integer-digits="1" number:grouping="true"/>
      <number:text>-</number:text>
    </number:number-style>
    <number:number-style style:name="N4890P2" style:volatile="true">
      <number:text> - </number:text>
    </number:number-style>
    <number:text-style style:name="N4890">
      <number:text-content/>
      <number:text> </number:text>
      <style:map style:condition="value()&gt;0" style:apply-style-name="N4890P0"/>
      <style:map style:condition="value()&lt;0" style:apply-style-name="N4890P1"/>
      <style:map style:condition="value()=0" style:apply-style-name="N4890P2"/>
    </number:text-style>
    <number:number-style style:name="N4892P0" style:volatile="true">
      <number:text> € </number:text>
      <number:number number:decimal-places="2" number:min-integer-digits="1" number:grouping="true"/>
      <number:text> </number:text>
    </number:number-style>
    <number:number-style style:name="N4892P1" style:volatile="true">
      <number:text> € </number:text>
      <number:number number:decimal-places="2" number:min-integer-digits="1" number:grouping="true"/>
      <number:text>-</number:text>
    </number:number-style>
    <number:number-style style:name="N4892P2" style:volatile="true">
      <number:text> € -</number:text>
      <number:number number:decimal-places="0" number:min-integer-digits="0"/>
      <number:text> </number:text>
    </number:number-style>
    <number:text-style style:name="N4892">
      <number:text-content/>
      <number:text> </number:text>
      <style:map style:condition="value()&gt;0" style:apply-style-name="N4892P0"/>
      <style:map style:condition="value()&lt;0" style:apply-style-name="N4892P1"/>
      <style:map style:condition="value()=0" style:apply-style-name="N4892P2"/>
    </number:text-style>
    <number:number-style style:name="N4893P0" style:volatile="true">
      <number:number number:decimal-places="2" number:min-integer-digits="1" number:grouping="true"/>
      <number:text> </number:text>
    </number:number-style>
    <number:number-style style:name="N4893P1" style:volatile="true">
      <number:number number:decimal-places="2" number:min-integer-digits="1" number:grouping="true"/>
      <number:text>-</number:text>
    </number:number-style>
    <number:number-style style:name="N4893P2" style:volatile="true">
      <number:text> -</number:text>
      <number:number number:decimal-places="0" number:min-integer-digits="0"/>
      <number:text> </number:text>
    </number:number-style>
    <number:text-style style:name="N4893">
      <number:text-content/>
      <number:text> </number:text>
      <style:map style:condition="value()&gt;0" style:apply-style-name="N4893P0"/>
      <style:map style:condition="value()&lt;0" style:apply-style-name="N4893P1"/>
      <style:map style:condition="value()=0" style:apply-style-name="N4893P2"/>
    </number:text-style>
    <number:number-style style:name="N4895P0" style:volatile="true">
      <number:text> NLG </number:text>
      <number:number number:decimal-places="0" number:min-integer-digits="1" number:grouping="true"/>
      <number:text> </number:text>
    </number:number-style>
    <number:number-style style:name="N4895P1" style:volatile="true">
      <number:text> NLG </number:text>
      <number:number number:decimal-places="0" number:min-integer-digits="1" number:grouping="true"/>
      <number:text>-</number:text>
    </number:number-style>
    <number:number-style style:name="N4895P2" style:volatile="true">
      <number:text> NLG - </number:text>
    </number:number-style>
    <number:text-style style:name="N4895">
      <number:text-content/>
      <number:text> </number:text>
      <style:map style:condition="value()&gt;0" style:apply-style-name="N4895P0"/>
      <style:map style:condition="value()&lt;0" style:apply-style-name="N4895P1"/>
      <style:map style:condition="value()=0" style:apply-style-name="N4895P2"/>
    </number:text-style>
    <number:number-style style:name="N4897P0" style:volatile="true">
      <number:text> NLG </number:text>
      <number:number number:decimal-places="2" number:min-integer-digits="1" number:grouping="true"/>
      <number:text> </number:text>
    </number:number-style>
    <number:number-style style:name="N4897P1" style:volatile="true">
      <number:text> NLG </number:text>
      <number:number number:decimal-places="2" number:min-integer-digits="1" number:grouping="true"/>
      <number:text>-</number:text>
    </number:number-style>
    <number:number-style style:name="N4897P2" style:volatile="true">
      <number:text> NLG -</number:text>
      <number:number number:decimal-places="0" number:min-integer-digits="0"/>
      <number:text> </number:text>
    </number:number-style>
    <number:text-style style:name="N4897">
      <number:text-content/>
      <number:text> </number:text>
      <style:map style:condition="value()&gt;0" style:apply-style-name="N4897P0"/>
      <style:map style:condition="value()&lt;0" style:apply-style-name="N4897P1"/>
      <style:map style:condition="value()=0" style:apply-style-name="N4897P2"/>
    </number:text-style>
    <number:number-style style:name="N4899P0" style:volatile="true">
      <number:text> NLG</number:text>
      <number:number number:decimal-places="0" number:min-integer-digits="1" number:grouping="true"/>
      <number:text> </number:text>
    </number:number-style>
    <number:number-style style:name="N4899P1" style:volatile="true">
      <number:text> NLG(</number:text>
      <number:number number:decimal-places="0" number:min-integer-digits="1" number:grouping="true"/>
      <number:text>)</number:text>
    </number:number-style>
    <number:number-style style:name="N4899P2" style:volatile="true">
      <number:text> NLG- </number:text>
    </number:number-style>
    <number:text-style style:name="N4899">
      <number:text-content/>
      <number:text> </number:text>
      <style:map style:condition="value()&gt;0" style:apply-style-name="N4899P0"/>
      <style:map style:condition="value()&lt;0" style:apply-style-name="N4899P1"/>
      <style:map style:condition="value()=0" style:apply-style-name="N4899P2"/>
    </number:text-style>
    <number:number-style style:name="N4901P0" style:volatile="true">
      <number:text> NLG</number:text>
      <number:number number:decimal-places="2" number:min-integer-digits="1" number:grouping="true"/>
      <number:text> </number:text>
    </number:number-style>
    <number:number-style style:name="N4901P1" style:volatile="true">
      <number:text> NLG(</number:text>
      <number:number number:decimal-places="2" number:min-integer-digits="1" number:grouping="true"/>
      <number:text>)</number:text>
    </number:number-style>
    <number:number-style style:name="N4901P2" style:volatile="true">
      <number:text> NLG-</number:text>
      <number:number number:decimal-places="0" number:min-integer-digits="0"/>
      <number:text> </number:text>
    </number:number-style>
    <number:text-style style:name="N4901">
      <number:text-content/>
      <number:text> </number:text>
      <style:map style:condition="value()&gt;0" style:apply-style-name="N4901P0"/>
      <style:map style:condition="value()&lt;0" style:apply-style-name="N4901P1"/>
      <style:map style:condition="value()=0" style:apply-style-name="N4901P2"/>
    </number:text-style>
    <number:percentage-style style:name="N4902">
      <number:text>(</number:text>
      <number:number number:decimal-places="2" number:min-integer-digits="1"/>
      <number:text>%</number:text>
    </number:percentage-style>
    <number:number-style style:name="N4903">
      <number:text>+</number:text>
      <number:number number:decimal-places="2" number:min-integer-digits="1"/>
      <number:text>%+</number:text>
    </number:number-style>
    <number:number-style style:name="N4904">
      <number:number number:decimal-places="2" number:min-integer-digits="1"/>
      <number:text>%)</number:text>
    </number:number-style>
    <number:date-style style:name="N4905">
      <number:month/>
      <number:text>/</number:text>
      <number:day/>
      <number:text>/</number:text>
      <number:year number:style="long"/>
      <number:text>  </number:text>
      <number:hours/>
      <number:text>:</number:text>
      <number:minutes number:style="long"/>
      <number:text>:</number:text>
      <number:seconds number:style="long"/>
      <number:text> AM/PM</number:text>
    </number:date-style>
    <number:date-style style:name="N4906">
      <number:text>B2</number:text>
      <number:month/>
      <number:text>/</number:text>
      <number:day/>
      <number:text>/</number:text>
      <number:year number:style="long"/>
    </number:date-style>
    <number:date-style style:name="N4907">
      <number:day/>
      <number:text>-</number:text>
      <number:month number:style="long" number:textual="true"/>
      <number:text>-</number:text>
      <number:year/>
    </number:date-style>
    <number:number-style style:name="N4908P0" style:volatile="true">
      <number:text>$</number:text>
      <number:number number:decimal-places="2" number:min-integer-digits="1" number:grouping="true"/>
    </number:number-style>
    <number:number-style style:name="N4908">
      <number:text>-£</number:text>
      <number:number number:decimal-places="2" number:min-integer-digits="1" number:grouping="true"/>
      <style:map style:condition="value()&gt;=0" style:apply-style-name="N4908P0"/>
    </number:number-style>
    <number:number-style style:name="N4909P0" style:volatile="true">
      <number:text>$</number:text>
      <number:number number:decimal-places="0" number:min-integer-digits="1" number:grouping="true"/>
    </number:number-style>
    <number:number-style style:name="N4909">
      <number:text>-£</number:text>
      <number:number number:decimal-places="0" number:min-integer-digits="1" number:grouping="true"/>
      <style:map style:condition="value()&gt;=0" style:apply-style-name="N4909P0"/>
    </number:number-style>
    <number:number-style style:name="N4910P0" style:volatile="true">
      <number:text>£ </number:text>
      <number:number number:decimal-places="2" number:min-integer-digits="1" number:grouping="true"/>
    </number:number-style>
    <number:number-style style:name="N4910P1" style:volatile="true">
      <number:text>-£</number:text>
      <number:number number:decimal-places="2" number:min-integer-digits="1" number:grouping="true"/>
    </number:number-style>
    <number:number-style style:name="N4910">
      <number:text>£-</number:text>
      <number:number number:decimal-places="0" number:min-integer-digits="0"/>
      <style:map style:condition="value()&gt;0" style:apply-style-name="N4910P0"/>
      <style:map style:condition="value()&lt;0" style:apply-style-name="N4910P1"/>
    </number:number-style>
    <number:number-style style:name="N4911">
      <number:text>£</number:text>
      <number:number number:decimal-places="1" number:min-integer-digits="1"/>
    </number:number-style>
    <number:number-style style:name="N4912">
      <number:text>£</number:text>
      <number:number number:decimal-places="0" number:min-integer-digits="1"/>
    </number:number-style>
    <number:number-style style:name="N4913P0" style:volatile="true">
      <number:text>£ </number:text>
      <number:number number:decimal-places="0" number:min-integer-digits="1" number:grouping="true"/>
    </number:number-style>
    <number:number-style style:name="N4913P1" style:volatile="true">
      <number:text>-£</number:text>
      <number:number number:decimal-places="0" number:min-integer-digits="1" number:grouping="true"/>
    </number:number-style>
    <number:number-style style:name="N4913">
      <number:text>£-</number:text>
      <style:map style:condition="value()&gt;0" style:apply-style-name="N4913P0"/>
      <style:map style:condition="value()&lt;0" style:apply-style-name="N4913P1"/>
    </number:number-style>
    <number:number-style style:name="N4914P0" style:volatile="true">
      <number:text>£ </number:text>
      <number:number number:decimal-places="2" number:min-integer-digits="1" number:grouping="true"/>
    </number:number-style>
    <number:number-style style:name="N4914P1" style:volatile="true">
      <number:text>-£</number:text>
      <number:number number:decimal-places="2" number:min-integer-digits="1" number:grouping="true"/>
    </number:number-style>
    <number:number-style style:name="N4914">
      <number:text>£-</number:text>
      <style:map style:condition="value()&gt;0" style:apply-style-name="N4914P0"/>
      <style:map style:condition="value()&lt;0" style:apply-style-name="N4914P1"/>
    </number:number-style>
    <number:currency-style style:name="N491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4915">
      <number:text>-</number:text>
      <number:currency-symbol number:language="en" number:country="US">$</number:currency-symbol>
      <number:number number:decimal-places="0" number:min-integer-digits="1" number:grouping="true"/>
      <number:text> </number:text>
      <style:map style:condition="value()&gt;=0" style:apply-style-name="N4915P0"/>
    </number:currency-style>
    <number:currency-style style:name="N491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4917P1" style:volatile="true">
      <number:currency-symbol number:language="en" number:country="US">$</number:currency-symbol>
      <number:text>-</number:text>
      <number:number number:decimal-places="0" number:min-integer-digits="1" number:grouping="true"/>
      <number:text> </number:text>
    </number:currency-style>
    <number:currency-style style:name="N4917">
      <number:currency-symbol number:language="en" number:country="US">$</number:currency-symbol>
      <number:text>-</number:text>
      <style:map style:condition="value()&gt;0" style:apply-style-name="N4917P0"/>
      <style:map style:condition="value()&lt;0" style:apply-style-name="N4917P1"/>
    </number:currency-style>
    <number:currency-style style:name="N4918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918">
      <number:text>-</number:text>
      <number:currency-symbol number:language="en" number:country="US">$</number:currency-symbol>
      <number:number number:decimal-places="1" number:min-integer-digits="1" number:grouping="true"/>
      <number:text> </number:text>
      <style:map style:condition="value()&gt;=0" style:apply-style-name="N4918P0"/>
    </number:currency-style>
    <number:number-style style:name="N4919P0" style:volatile="true">
      <number:number number:decimal-places="17" number:min-integer-digits="1" number:grouping="true"/>
    </number:number-style>
    <number:number-style style:name="N4919P1" style:volatile="true">
      <number:text>-</number:text>
      <number:number number:decimal-places="17" number:min-integer-digits="1" number:grouping="true"/>
    </number:number-style>
    <number:number-style style:name="N4919">
      <number:text>-</number:text>
      <number:number number:decimal-places="0" number:min-integer-digits="0"/>
      <style:map style:condition="value()&gt;0" style:apply-style-name="N4919P0"/>
      <style:map style:condition="value()&lt;0" style:apply-style-name="N4919P1"/>
    </number:number-style>
    <number:number-style style:name="N4920P0" style:volatile="true">
      <number:number number:decimal-places="18" number:min-integer-digits="1" number:grouping="true"/>
    </number:number-style>
    <number:number-style style:name="N4920P1" style:volatile="true">
      <number:text>-</number:text>
      <number:number number:decimal-places="18" number:min-integer-digits="1" number:grouping="true"/>
    </number:number-style>
    <number:number-style style:name="N4920">
      <number:text>-</number:text>
      <number:number number:decimal-places="0" number:min-integer-digits="0"/>
      <style:map style:condition="value()&gt;0" style:apply-style-name="N4920P0"/>
      <style:map style:condition="value()&lt;0" style:apply-style-name="N4920P1"/>
    </number:number-style>
    <number:number-style style:name="N4923P0" style:volatile="true">
      <number:number number:decimal-places="19" number:min-integer-digits="1" number:grouping="true"/>
    </number:number-style>
    <number:number-style style:name="N4923P1" style:volatile="true">
      <number:text>-</number:text>
      <number:number number:decimal-places="19" number:min-integer-digits="1" number:grouping="true"/>
    </number:number-style>
    <number:number-style style:name="N4923">
      <number:text>-</number:text>
      <number:number number:decimal-places="0" number:min-integer-digits="0"/>
      <style:map style:condition="value()&gt;0" style:apply-style-name="N4923P0"/>
      <style:map style:condition="value()&lt;0" style:apply-style-name="N4923P1"/>
    </number:number-style>
    <number:number-style style:name="N4924P0" style:volatile="true">
      <number:number number:decimal-places="20" number:min-integer-digits="1" number:grouping="true"/>
    </number:number-style>
    <number:number-style style:name="N4924P1" style:volatile="true">
      <number:text>-</number:text>
      <number:number number:decimal-places="20" number:min-integer-digits="1" number:grouping="true"/>
    </number:number-style>
    <number:number-style style:name="N4924">
      <number:text>-</number:text>
      <number:number number:decimal-places="0" number:min-integer-digits="0"/>
      <style:map style:condition="value()&gt;0" style:apply-style-name="N4924P0"/>
      <style:map style:condition="value()&lt;0" style:apply-style-name="N4924P1"/>
    </number:number-style>
    <number:currency-style style:name="N492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92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925P0"/>
    </number:currency-style>
    <number:number-style style:name="N4926P0" style:volatile="true">
      <number:number number:decimal-places="1" number:min-integer-digits="0"/>
    </number:number-style>
    <number:number-style style:name="N4926">
      <number:text>(,</number:text>
      <number:number number:decimal-places="0" number:min-integer-digits="1"/>
      <number:text>)</number:text>
      <style:map style:condition="value()&gt;=0" style:apply-style-name="N4926P0"/>
    </number:number-style>
    <number:number-style style:name="N4928P0" style:volatile="true">
      <number:number number:decimal-places="4" number:min-integer-digits="0" number:decimal-replacement=""/>
    </number:number-style>
    <number:number-style style:name="N4928P1" style:volatile="true">
      <number:text>(,</number:text>
      <number:number number:decimal-places="0" number:min-integer-digits="1" number:grouping="true"/>
      <number:text>)</number:text>
    </number:number-style>
    <number:number-style style:name="N4928">
      <number:text>-</number:text>
      <number:number number:decimal-places="0" number:min-integer-digits="0"/>
      <style:map style:condition="value()&gt;0" style:apply-style-name="N4928P0"/>
      <style:map style:condition="value()&lt;0" style:apply-style-name="N4928P1"/>
    </number:number-style>
    <number:number-style style:name="N4929P0" style:volatile="true">
      <number:number number:decimal-places="1" number:min-integer-digits="0"/>
    </number:number-style>
    <number:number-style style:name="N4929P1" style:volatile="true">
      <number:text>(,</number:text>
      <number:number number:decimal-places="0" number:min-integer-digits="1"/>
      <number:text>)</number:text>
    </number:number-style>
    <number:number-style style:name="N4929">
      <number:text>-</number:text>
      <number:number number:decimal-places="0" number:min-integer-digits="0"/>
      <style:map style:condition="value()&gt;0" style:apply-style-name="N4929P0"/>
      <style:map style:condition="value()&lt;0" style:apply-style-name="N4929P1"/>
    </number:number-style>
    <number:number-style style:name="N4930">
      <number:number number:decimal-places="1" number:min-integer-digits="0" number:decimal-replacement=""/>
    </number:number-style>
    <number:number-style style:name="N4931P0" style:volatile="true">
      <number:number number:decimal-places="1" number:min-integer-digits="0" number:decimal-replacement=""/>
    </number:number-style>
    <number:number-style style:name="N4931P1" style:volatile="true">
      <number:text>(,</number:text>
      <number:number number:decimal-places="0" number:min-integer-digits="0"/>
      <number:text>)</number:text>
    </number:number-style>
    <number:number-style style:name="N4931">
      <number:text>-</number:text>
      <number:number number:decimal-places="0" number:min-integer-digits="0"/>
      <style:map style:condition="value()&gt;0" style:apply-style-name="N4931P0"/>
      <style:map style:condition="value()&lt;0" style:apply-style-name="N4931P1"/>
    </number:number-style>
    <number:number-style style:name="N4932P0" style:volatile="true">
      <number:number number:decimal-places="1" number:min-integer-digits="0" number:decimal-replacement=""/>
    </number:number-style>
    <number:number-style style:name="N4932">
      <number:text>(,</number:text>
      <number:number number:decimal-places="0" number:min-integer-digits="0"/>
      <number:text>)</number:text>
      <style:map style:condition="value()&gt;=0" style:apply-style-name="N4932P0"/>
    </number:number-style>
    <number:number-style style:name="N4934P0" style:volatile="true">
      <number:number number:decimal-places="0" number:min-integer-digits="1" number:grouping="true"/>
      <number:text> </number:text>
    </number:number-style>
    <number:number-style style:name="N4934P1" style:volatile="true">
      <number:text>(</number:text>
      <number:number number:decimal-places="0" number:min-integer-digits="1" number:grouping="true"/>
      <number:text>)</number:text>
    </number:number-style>
    <number:number-style style:name="N4934P2" style:volatile="true">
      <number:text>- </number:text>
    </number:number-style>
    <number:text-style style:name="N4934">
      <number:text-content/>
      <number:text> </number:text>
      <style:map style:condition="value()&gt;0" style:apply-style-name="N4934P0"/>
      <style:map style:condition="value()&lt;0" style:apply-style-name="N4934P1"/>
      <style:map style:condition="value()=0" style:apply-style-name="N4934P2"/>
    </number:text-style>
    <number:number-style style:name="N4936P0" style:volatile="true">
      <number:number number:decimal-places="2" number:min-integer-digits="1" number:grouping="true"/>
      <number:text> </number:text>
    </number:number-style>
    <number:number-style style:name="N4936P1" style:volatile="true">
      <number:text>(</number:text>
      <number:number number:decimal-places="2" number:min-integer-digits="1" number:grouping="true"/>
      <number:text>)</number:text>
    </number:number-style>
    <number:number-style style:name="N4936P2" style:volatile="true">
      <number:text>-</number:text>
      <number:number number:decimal-places="0" number:min-integer-digits="0"/>
      <number:text> </number:text>
    </number:number-style>
    <number:text-style style:name="N4936">
      <number:text-content/>
      <number:text> </number:text>
      <style:map style:condition="value()&gt;0" style:apply-style-name="N4936P0"/>
      <style:map style:condition="value()&lt;0" style:apply-style-name="N4936P1"/>
      <style:map style:condition="value()=0" style:apply-style-name="N4936P2"/>
    </number:text-style>
    <number:currency-style style:name="N4938P0" style:volatile="true">
      <number:currency-symbol number:language="en" number:country="GB">£ </number:currency-symbol>
      <number:number number:decimal-places="0" number:min-integer-digits="1" number:grouping="true"/>
    </number:currency-style>
    <number:currency-style style:name="N4938">
      <style:text-properties fo:color="#000000"/>
      <number:text>-</number:text>
      <number:currency-symbol number:language="en" number:country="GB">£ </number:currency-symbol>
      <number:number number:decimal-places="0" number:min-integer-digits="1" number:grouping="true"/>
      <style:map style:condition="value()&gt;=0" style:apply-style-name="N4938P0"/>
    </number:currency-style>
    <number:currency-style style:name="N4940P0" style:volatile="true">
      <number:currency-symbol number:language="en" number:country="IE">£</number:currency-symbol>
      <number:number number:decimal-places="0" number:min-integer-digits="1" number:grouping="true"/>
    </number:currency-style>
    <number:currency-style style:name="N4940">
      <style:text-properties fo:color="#ff0000"/>
      <number:text>-</number:text>
      <number:currency-symbol number:language="en" number:country="IE">£</number:currency-symbol>
      <number:number number:decimal-places="0" number:min-integer-digits="1" number:grouping="true"/>
      <style:map style:condition="value()&gt;=0" style:apply-style-name="N4940P0"/>
    </number:currency-style>
    <number:currency-style style:name="N4941P0" style:volatile="true">
      <number:currency-symbol number:language="nl" number:country="NL">€</number:currency-symbol>
      <number:text> </number:text>
      <number:number number:decimal-places="0" number:min-integer-digits="1" number:grouping="true"/>
    </number:currency-style>
    <number:currency-style style:name="N4941">
      <style:text-properties fo:color="#ff0000"/>
      <number:currency-symbol number:language="nl" number:country="NL">€</number:currency-symbol>
      <number:text> </number:text>
      <number:number number:decimal-places="0" number:min-integer-digits="1" number:grouping="true"/>
      <number:text>-</number:text>
      <style:map style:condition="value()&gt;=0" style:apply-style-name="N4941P0"/>
    </number:currency-style>
    <number:currency-style style:name="N4942P0" style:volatile="true">
      <number:currency-symbol/>
      <number:number number:decimal-places="0" number:min-integer-digits="1" number:grouping="true"/>
      <number:text> </number:text>
    </number:currency-style>
    <number:number-style style:name="N49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4942P0"/>
    </number:number-style>
    <number:currency-style style:name="N4943P0" style:volatile="true">
      <number:currency-symbol/>
      <number:number number:decimal-places="2" number:min-integer-digits="1" number:grouping="true"/>
      <number:text> </number:text>
    </number:currency-style>
    <number:number-style style:name="N49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943P0"/>
    </number:number-style>
    <number:number-style style:name="N4946P0" style:volatile="true">
      <number:text> $</number:text>
      <number:number number:decimal-places="0" number:min-integer-digits="1" number:grouping="true"/>
      <number:text> </number:text>
    </number:number-style>
    <number:number-style style:name="N4946P1" style:volatile="true">
      <number:text> $(</number:text>
      <number:number number:decimal-places="0" number:min-integer-digits="1" number:grouping="true"/>
      <number:text>)</number:text>
    </number:number-style>
    <number:number-style style:name="N4946P2" style:volatile="true">
      <number:text> $- </number:text>
    </number:number-style>
    <number:text-style style:name="N4946">
      <number:text-content/>
      <number:text> </number:text>
      <style:map style:condition="value()&gt;0" style:apply-style-name="N4946P0"/>
      <style:map style:condition="value()&lt;0" style:apply-style-name="N4946P1"/>
      <style:map style:condition="value()=0" style:apply-style-name="N4946P2"/>
    </number:text-style>
    <number:number-style style:name="N4949P0" style:volatile="true">
      <number:text> $</number:text>
      <number:number number:decimal-places="2" number:min-integer-digits="1" number:grouping="true"/>
      <number:text> </number:text>
    </number:number-style>
    <number:number-style style:name="N4949P1" style:volatile="true">
      <number:text> $(</number:text>
      <number:number number:decimal-places="2" number:min-integer-digits="1" number:grouping="true"/>
      <number:text>)</number:text>
    </number:number-style>
    <number:number-style style:name="N4949P2" style:volatile="true">
      <number:text> $-</number:text>
      <number:number number:decimal-places="0" number:min-integer-digits="0"/>
      <number:text> </number:text>
    </number:number-style>
    <number:text-style style:name="N4949">
      <number:text-content/>
      <number:text> </number:text>
      <style:map style:condition="value()&gt;0" style:apply-style-name="N4949P0"/>
      <style:map style:condition="value()&lt;0" style:apply-style-name="N4949P1"/>
      <style:map style:condition="value()=0" style:apply-style-name="N4949P2"/>
    </number:text-style>
    <number:currency-style style:name="N495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495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951P0"/>
    </number:currency-style>
    <number:currency-style style:name="N4953P0" style:volatile="true">
      <number:number number:decimal-places="2" number:min-integer-digits="1" number:grouping="true"/>
      <number:text> </number:text>
      <number:currency-symbol>THB</number:currency-symbol>
    </number:currency-style>
    <number:currency-style style:name="N4953">
      <style:text-properties fo:color="#ff0000"/>
      <number:text>-</number:text>
      <number:number number:decimal-places="2" number:min-integer-digits="1" number:grouping="true"/>
      <number:text> </number:text>
      <number:currency-symbol>THB</number:currency-symbol>
      <style:map style:condition="value()&gt;=0" style:apply-style-name="N4953P0"/>
    </number:currency-style>
    <number:currency-style style:name="N4955P0" style:volatile="true">
      <number:number number:decimal-places="0" number:min-integer-digits="1" number:grouping="true"/>
      <number:text> </number:text>
      <number:currency-symbol>THB</number:currency-symbol>
    </number:currency-style>
    <number:currency-style style:name="N4955">
      <style:text-properties fo:color="#ff0000"/>
      <number:text>-</number:text>
      <number:number number:decimal-places="0" number:min-integer-digits="1" number:grouping="true"/>
      <number:text> </number:text>
      <number:currency-symbol>THB</number:currency-symbol>
      <style:map style:condition="value()&gt;=0" style:apply-style-name="N4955P0"/>
    </number:currency-style>
    <number:currency-style style:name="N4957P0" style:volatile="true">
      <number:currency-symbol number:language="en" number:country="PH">Php</number:currency-symbol>
      <number:number number:decimal-places="0" number:min-integer-digits="1" number:grouping="true"/>
    </number:currency-style>
    <number:currency-style style:name="N4957">
      <style:text-properties fo:color="#ff0000"/>
      <number:text>-</number:text>
      <number:currency-symbol number:language="en" number:country="PH">Php</number:currency-symbol>
      <number:number number:decimal-places="0" number:min-integer-digits="1" number:grouping="true"/>
      <style:map style:condition="value()&gt;=0" style:apply-style-name="N4957P0"/>
    </number:currency-style>
    <number:currency-style style:name="N4959P0" style:volatile="true">
      <number:number number:decimal-places="0" number:min-integer-digits="1" number:grouping="true"/>
      <number:text> </number:text>
      <number:currency-symbol>IDR</number:currency-symbol>
    </number:currency-style>
    <number:currency-style style:name="N4959">
      <style:text-properties fo:color="#ff0000"/>
      <number:text>-</number:text>
      <number:number number:decimal-places="0" number:min-integer-digits="1" number:grouping="true"/>
      <number:text> </number:text>
      <number:currency-symbol>IDR</number:currency-symbol>
      <style:map style:condition="value()&gt;=0" style:apply-style-name="N4959P0"/>
    </number:currency-style>
    <number:currency-style style:name="N4960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4960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960P0"/>
    </number:currency-style>
    <number:currency-style style:name="N4962P0" style:volatile="true">
      <number:number number:decimal-places="2" number:min-integer-digits="1" number:grouping="true"/>
      <number:text> </number:text>
      <number:currency-symbol>PHP</number:currency-symbol>
    </number:currency-style>
    <number:currency-style style:name="N4962">
      <style:text-properties fo:color="#ff0000"/>
      <number:text>-</number:text>
      <number:number number:decimal-places="2" number:min-integer-digits="1" number:grouping="true"/>
      <number:text> </number:text>
      <number:currency-symbol>PHP</number:currency-symbol>
      <style:map style:condition="value()&gt;=0" style:apply-style-name="N4962P0"/>
    </number:currency-style>
    <number:currency-style style:name="N4964P0" style:volatile="true">
      <number:number number:decimal-places="0" number:min-integer-digits="1" number:grouping="true"/>
      <number:text> </number:text>
      <number:currency-symbol>PHP</number:currency-symbol>
    </number:currency-style>
    <number:currency-style style:name="N4964">
      <style:text-properties fo:color="#ff0000"/>
      <number:text>-</number:text>
      <number:number number:decimal-places="0" number:min-integer-digits="1" number:grouping="true"/>
      <number:text> </number:text>
      <number:currency-symbol>PHP</number:currency-symbol>
      <style:map style:condition="value()&gt;=0" style:apply-style-name="N4964P0"/>
    </number:currency-style>
    <number:currency-style style:name="N4965P0" style:volatile="true">
      <number:currency-symbol number:language="en" number:country="US">$</number:currency-symbol>
      <number:number number:decimal-places="0" number:min-integer-digits="2" number:grouping="true"/>
    </number:currency-style>
    <number:currency-style style:name="N4965">
      <style:text-properties fo:color="#ff0000"/>
      <number:text>-</number:text>
      <number:currency-symbol number:language="en" number:country="US">$</number:currency-symbol>
      <number:number number:decimal-places="0" number:min-integer-digits="2" number:grouping="true"/>
      <style:map style:condition="value()&gt;=0" style:apply-style-name="N4965P0"/>
    </number:currency-style>
    <number:currency-style style:name="N4966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4966">
      <style:text-properties fo:color="#00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966P0"/>
    </number:currency-style>
    <number:currency-style style:name="N4967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4967">
      <style:text-properties fo:color="#00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4967P0"/>
    </number:currency-style>
    <number:currency-style style:name="N4969P0" style:volatile="true">
      <number:currency-symbol number:language="zh" number:country="TW">HKD</number:currency-symbol>
      <number:number number:decimal-places="2" number:min-integer-digits="1" number:grouping="true"/>
    </number:currency-style>
    <number:currency-style style:name="N4969">
      <style:text-properties fo:color="#00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4969P0"/>
    </number:currency-style>
    <number:currency-style style:name="N4971P0" style:volatile="true">
      <number:currency-symbol number:language="zh" number:country="TW">HKD </number:currency-symbol>
      <number:number number:decimal-places="2" number:min-integer-digits="1" number:grouping="true"/>
    </number:currency-style>
    <number:currency-style style:name="N4971">
      <style:text-properties fo:color="#00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4971P0"/>
    </number:currency-style>
    <number:number-style style:name="N4972P0" style:volatile="true">
      <number:number number:decimal-places="2" number:min-integer-digits="1" number:grouping="true"/>
      <number:text>    </number:text>
    </number:number-style>
    <number:number-style style:name="N4972P1" style:volatile="true">
      <number:text>-</number:text>
      <number:number number:decimal-places="2" number:min-integer-digits="1" number:grouping="true"/>
      <number:text>    </number:text>
    </number:number-style>
    <number:number-style style:name="N4972P2" style:volatile="true">
      <number:text> -    </number:text>
    </number:number-style>
    <number:text-style style:name="N4972">
      <number:text-content/>
      <number:text> </number:text>
      <style:map style:condition="value()&gt;0" style:apply-style-name="N4972P0"/>
      <style:map style:condition="value()&lt;0" style:apply-style-name="N4972P1"/>
      <style:map style:condition="value()=0" style:apply-style-name="N4972P2"/>
    </number:text-style>
    <number:number-style style:name="N4973">
      <number:number number:decimal-places="0" number:min-integer-digits="0"/>
      <number:text>月</number:text>
    </number:number-style>
    <number:number-style style:name="N4974P0" style:volatile="true">
      <number:number number:decimal-places="0" number:min-integer-digits="1" number:grouping="true"/>
    </number:number-style>
    <number:number-style style:name="N4974">
      <number:text>△ </number:text>
      <number:number number:decimal-places="0" number:min-integer-digits="1" number:grouping="true"/>
      <style:map style:condition="value()&gt;=0" style:apply-style-name="N4974P0"/>
    </number:number-style>
    <number:number-style style:name="N4975P0" style:volatile="true">
      <number:number number:decimal-places="1" number:min-integer-digits="1" number:grouping="true"/>
    </number:number-style>
    <number:number-style style:name="N4975">
      <number:text>△ </number:text>
      <number:number number:decimal-places="1" number:min-integer-digits="1" number:grouping="true"/>
      <style:map style:condition="value()&gt;=0" style:apply-style-name="N4975P0"/>
    </number:number-style>
    <number:number-style style:name="N4976P0" style:volatile="true">
      <number:number number:decimal-places="2" number:min-integer-digits="1" number:grouping="true"/>
    </number:number-style>
    <number:number-style style:name="N4976">
      <number:text>△ </number:text>
      <number:number number:decimal-places="2" number:min-integer-digits="1" number:grouping="true"/>
      <style:map style:condition="value()&gt;=0" style:apply-style-name="N4976P0"/>
    </number:number-style>
    <number:number-style style:name="N4977P0" style:volatile="true">
      <number:number number:decimal-places="3" number:min-integer-digits="1" number:grouping="true"/>
    </number:number-style>
    <number:number-style style:name="N4977">
      <number:text>△ </number:text>
      <number:number number:decimal-places="3" number:min-integer-digits="1" number:grouping="true"/>
      <style:map style:condition="value()&gt;=0" style:apply-style-name="N4977P0"/>
    </number:number-style>
    <number:number-style style:name="N4978P0" style:volatile="true">
      <number:number number:decimal-places="4" number:min-integer-digits="1" number:grouping="true"/>
    </number:number-style>
    <number:number-style style:name="N4978">
      <number:text>△ </number:text>
      <number:number number:decimal-places="4" number:min-integer-digits="1" number:grouping="true"/>
      <style:map style:condition="value()&gt;=0" style:apply-style-name="N4978P0"/>
    </number:number-style>
    <number:number-style style:name="N4979P0" style:volatile="true">
      <number:number number:decimal-places="5" number:min-integer-digits="1" number:grouping="true"/>
    </number:number-style>
    <number:number-style style:name="N4979">
      <number:text>△ </number:text>
      <number:number number:decimal-places="5" number:min-integer-digits="1" number:grouping="true"/>
      <style:map style:condition="value()&gt;=0" style:apply-style-name="N4979P0"/>
    </number:number-style>
    <number:number-style style:name="N4980P0" style:volatile="true">
      <number:number number:decimal-places="6" number:min-integer-digits="1" number:grouping="true"/>
    </number:number-style>
    <number:number-style style:name="N4980">
      <number:text>△ </number:text>
      <number:number number:decimal-places="6" number:min-integer-digits="1" number:grouping="true"/>
      <style:map style:condition="value()&gt;=0" style:apply-style-name="N4980P0"/>
    </number:number-style>
    <number:number-style style:name="N4981P0" style:volatile="true">
      <number:number number:decimal-places="1" number:min-integer-digits="1" number:grouping="true"/>
      <number:text>   </number:text>
    </number:number-style>
    <number:number-style style:name="N4981">
      <style:text-properties fo:color="#ff0000"/>
      <number:text>-</number:text>
      <number:number number:decimal-places="1" number:min-integer-digits="1" number:grouping="true"/>
      <number:text>   </number:text>
      <style:map style:condition="value()&gt;=0" style:apply-style-name="N4981P0"/>
    </number:number-style>
    <number:number-style style:name="N4982P0" style:volatile="true">
      <number:number number:decimal-places="1" number:min-integer-digits="1" number:grouping="true"/>
      <number:text>    </number:text>
    </number:number-style>
    <number:number-style style:name="N4982P1" style:volatile="true">
      <number:text>-</number:text>
      <number:number number:decimal-places="1" number:min-integer-digits="1" number:grouping="true"/>
      <number:text>    </number:text>
    </number:number-style>
    <number:number-style style:name="N4982P2" style:volatile="true">
      <number:text> -    </number:text>
    </number:number-style>
    <number:text-style style:name="N4982">
      <number:text-content/>
      <number:text> </number:text>
      <style:map style:condition="value()&gt;0" style:apply-style-name="N4982P0"/>
      <style:map style:condition="value()&lt;0" style:apply-style-name="N4982P1"/>
      <style:map style:condition="value()=0" style:apply-style-name="N4982P2"/>
    </number:text-style>
    <number:currency-style style:name="N4983P0" style:volatile="true">
      <number:currency-symbol number:language="zh" number:country="SG">S$</number:currency-symbol>
      <number:number number:decimal-places="2" number:min-integer-digits="1" number:grouping="true"/>
    </number:currency-style>
    <number:currency-style style:name="N4983">
      <style:text-properties fo:color="#ff0000"/>
      <number:text>-</number:text>
      <number:currency-symbol number:language="zh" number:country="SG">S$</number:currency-symbol>
      <number:number number:decimal-places="2" number:min-integer-digits="1" number:grouping="true"/>
      <style:map style:condition="value()&gt;=0" style:apply-style-name="N4983P0"/>
    </number:currency-style>
    <number:number-style style:name="N4984P0" style:volatile="true">
      <number:text>￥</number:text>
      <number:number number:decimal-places="0" number:min-integer-digits="1" number:grouping="true"/>
    </number:number-style>
    <number:number-style style:name="N4984">
      <style:text-properties fo:color="#ff0000"/>
      <number:text>￥-</number:text>
      <number:number number:decimal-places="0" number:min-integer-digits="1" number:grouping="true"/>
      <style:map style:condition="value()&gt;=0" style:apply-style-name="N4984P0"/>
    </number:number-style>
    <number:number-style style:name="N4985P0" style:volatile="true">
      <number:text>￥</number:text>
      <number:number number:decimal-places="2" number:min-integer-digits="1" number:grouping="true"/>
    </number:number-style>
    <number:number-style style:name="N4985">
      <style:text-properties fo:color="#ff0000"/>
      <number:text>￥-</number:text>
      <number:number number:decimal-places="2" number:min-integer-digits="1" number:grouping="true"/>
      <style:map style:condition="value()&gt;=0" style:apply-style-name="N4985P0"/>
    </number:number-style>
    <number:number-style style:name="N4987P0" style:volatile="true">
      <number:text> ￥</number:text>
      <number:number number:decimal-places="0" number:min-integer-digits="1" number:grouping="true"/>
      <number:text> </number:text>
    </number:number-style>
    <number:number-style style:name="N4987P1" style:volatile="true">
      <number:text> ￥-</number:text>
      <number:number number:decimal-places="0" number:min-integer-digits="1" number:grouping="true"/>
      <number:text> </number:text>
    </number:number-style>
    <number:number-style style:name="N4987P2" style:volatile="true">
      <number:text> ￥- </number:text>
    </number:number-style>
    <number:text-style style:name="N4987">
      <number:text-content/>
      <number:text> </number:text>
      <style:map style:condition="value()&gt;0" style:apply-style-name="N4987P0"/>
      <style:map style:condition="value()&lt;0" style:apply-style-name="N4987P1"/>
      <style:map style:condition="value()=0" style:apply-style-name="N4987P2"/>
    </number:text-style>
    <number:number-style style:name="N4989P0" style:volatile="true">
      <number:text> ￥</number:text>
      <number:number number:decimal-places="2" number:min-integer-digits="1" number:grouping="true"/>
      <number:text> </number:text>
    </number:number-style>
    <number:number-style style:name="N4989P1" style:volatile="true">
      <number:text> ￥-</number:text>
      <number:number number:decimal-places="2" number:min-integer-digits="1" number:grouping="true"/>
      <number:text> </number:text>
    </number:number-style>
    <number:number-style style:name="N4989P2" style:volatile="true">
      <number:text> ￥-</number:text>
      <number:number number:decimal-places="0" number:min-integer-digits="0"/>
      <number:text> </number:text>
    </number:number-style>
    <number:text-style style:name="N4989">
      <number:text-content/>
      <number:text> </number:text>
      <style:map style:condition="value()&gt;0" style:apply-style-name="N4989P0"/>
      <style:map style:condition="value()&lt;0" style:apply-style-name="N4989P1"/>
      <style:map style:condition="value()=0" style:apply-style-name="N4989P2"/>
    </number:text-style>
    <number:date-style style:name="N4990">
      <number:day/>
      <number:text> </number:text>
      <number:month number:textual="true"/>
      <number:text> </number:text>
      <number:year number:style="long"/>
    </number:date-style>
    <number:number-style style:name="N4992P0" style:volatile="true">
      <number:number number:decimal-places="4" number:min-integer-digits="1" number:grouping="true"/>
      <number:text> </number:text>
    </number:number-style>
    <number:number-style style:name="N4992P1" style:volatile="true">
      <number:text> -</number:text>
      <number:number number:decimal-places="4" number:min-integer-digits="1" number:grouping="true"/>
      <number:text> </number:text>
    </number:number-style>
    <number:number-style style:name="N4992P2" style:volatile="true">
      <number:text> -</number:text>
      <number:number number:decimal-places="0" number:min-integer-digits="0"/>
      <number:text> </number:text>
    </number:number-style>
    <number:text-style style:name="N4992">
      <number:text-content/>
      <number:text> </number:text>
      <style:map style:condition="value()&gt;0" style:apply-style-name="N4992P0"/>
      <style:map style:condition="value()&lt;0" style:apply-style-name="N4992P1"/>
      <style:map style:condition="value()=0" style:apply-style-name="N4992P2"/>
    </number:text-style>
    <number:number-style style:name="N4993">
      <number:number number:min-integer-digits="1"/>
      <number:text> days</number:text>
    </number:number-style>
    <number:date-style style:name="N4994P0" style:volatile="true">
      <number:month number:textual="true"/>
      <number:text>/</number:text>
      <number:year/>
    </number:date-style>
    <number:text-style style:name="N4994">
      <number:text-content/>
      <style:map style:condition="value()&gt;=0" style:apply-style-name="N4994P0"/>
    </number:text-style>
    <number:date-style style:name="N4995P0" style:volatile="true">
      <number:day/>
      <number:text>/</number:text>
      <number:month number:textual="true"/>
      <number:text>/</number:text>
      <number:year/>
    </number:date-style>
    <number:text-style style:name="N4995">
      <number:text-content/>
      <style:map style:condition="value()&gt;=0" style:apply-style-name="N4995P0"/>
    </number:text-style>
    <number:currency-style style:name="N4997P0" style:volatile="true">
      <number:currency-symbol number:language="en" number:country="US">K$</number:currency-symbol>
      <number:number number:decimal-places="2" number:min-integer-digits="1" number:grouping="true"/>
    </number:currency-style>
    <number:currency-style style:name="N4997">
      <number:text>-</number:text>
      <number:currency-symbol number:language="en" number:country="US">K$</number:currency-symbol>
      <number:number number:decimal-places="2" number:min-integer-digits="1" number:grouping="true"/>
      <style:map style:condition="value()&gt;=0" style:apply-style-name="N4997P0"/>
    </number:currency-style>
    <number:currency-style style:name="N4998P0" style:volatile="true">
      <number:currency-symbol number:language="en" number:country="US">K$</number:currency-symbol>
      <number:number number:decimal-places="2" number:min-integer-digits="1" number:grouping="true"/>
    </number:currency-style>
    <number:currency-style style:name="N4998">
      <number:text>-</number:text>
      <number:currency-symbol number:language="en" number:country="US">K$</number:currency-symbol>
      <number:number number:decimal-places="2" number:min-integer-digits="1" number:decimal-replacement="--" number:grouping="true"/>
      <style:map style:condition="value()&gt;=0" style:apply-style-name="N4998P0"/>
    </number:currency-style>
    <number:currency-style style:name="N5000P0" style:volatile="true">
      <number:currency-symbol number:language="en" number:country="US">K$</number:currency-symbol>
      <number:number number:decimal-places="0" number:min-integer-digits="1" number:grouping="true"/>
    </number:currency-style>
    <number:currency-style style:name="N5000">
      <number:text>-</number:text>
      <number:currency-symbol number:language="en" number:country="US">K$</number:currency-symbol>
      <number:number number:decimal-places="0" number:min-integer-digits="0"/>
      <style:map style:condition="value()&gt;=0" style:apply-style-name="N5000P0"/>
    </number:currency-style>
    <number:number-style style:name="N5001P0" style:volatile="true">
      <number:number number:decimal-places="0" number:min-integer-digits="1" number:grouping="true"/>
      <number:text>   </number:text>
    </number:number-style>
    <number:number-style style:name="N5001">
      <style:text-properties fo:color="#00ffff"/>
      <number:text>-</number:text>
      <number:number number:decimal-places="0" number:min-integer-digits="1" number:grouping="true"/>
      <number:text>   </number:text>
      <style:map style:condition="value()&gt;=0" style:apply-style-name="N5001P0"/>
    </number:number-style>
    <number:number-style style:name="N5002P0" style:volatile="true">
      <number:number number:decimal-places="2" number:min-integer-digits="1" number:grouping="true"/>
      <number:text>   </number:text>
    </number:number-style>
    <number:number-style style:name="N5002">
      <style:text-properties fo:color="#00ffff"/>
      <number:text>-</number:text>
      <number:number number:decimal-places="2" number:min-integer-digits="1" number:grouping="true"/>
      <number:text>   </number:text>
      <style:map style:condition="value()&gt;=0" style:apply-style-name="N5002P0"/>
    </number:number-style>
    <number:number-style style:name="N5003P0" style:volatile="true">
      <number:text>$</number:text>
      <number:number number:decimal-places="0" number:min-integer-digits="1" number:grouping="true"/>
      <number:text> </number:text>
    </number:number-style>
    <number:number-style style:name="N5003">
      <style:text-properties fo:color="#00ffff"/>
      <number:text>($</number:text>
      <number:number number:decimal-places="0" number:min-integer-digits="1" number:grouping="true"/>
      <number:text>)</number:text>
      <style:map style:condition="value()&gt;=0" style:apply-style-name="N5003P0"/>
    </number:number-style>
    <number:number-style style:name="N5004P0" style:volatile="true">
      <number:text>$</number:text>
      <number:number number:decimal-places="2" number:min-integer-digits="1" number:grouping="true"/>
      <number:text> </number:text>
    </number:number-style>
    <number:number-style style:name="N5004">
      <style:text-properties fo:color="#00ffff"/>
      <number:text>($</number:text>
      <number:number number:decimal-places="2" number:min-integer-digits="1" number:grouping="true"/>
      <number:text>)</number:text>
      <style:map style:condition="value()&gt;=0" style:apply-style-name="N5004P0"/>
    </number:number-style>
    <number:currency-style style:name="N5005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5005">
      <style:text-properties fo:color="#00ffff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5005P0"/>
    </number:currency-style>
    <number:number-style style:name="N5006P0" style:volatile="true">
      <number:number number:decimal-places="0" number:min-integer-digits="1" number:grouping="true"/>
      <number:text>   </number:text>
    </number:number-style>
    <number:number-style style:name="N5006">
      <style:text-properties fo:color="#00ff00"/>
      <number:text>-</number:text>
      <number:number number:decimal-places="0" number:min-integer-digits="1" number:grouping="true"/>
      <number:text>   </number:text>
      <style:map style:condition="value()&gt;=0" style:apply-style-name="N5006P0"/>
    </number:number-style>
    <number:number-style style:name="N5007P0" style:volatile="true">
      <number:number number:decimal-places="2" number:min-integer-digits="1" number:grouping="true"/>
      <number:text>   </number:text>
    </number:number-style>
    <number:number-style style:name="N5007">
      <style:text-properties fo:color="#00ff00"/>
      <number:text>-</number:text>
      <number:number number:decimal-places="2" number:min-integer-digits="1" number:grouping="true"/>
      <number:text>   </number:text>
      <style:map style:condition="value()&gt;=0" style:apply-style-name="N5007P0"/>
    </number:number-style>
    <number:number-style style:name="N5008P0" style:volatile="true">
      <number:text>$</number:text>
      <number:number number:decimal-places="0" number:min-integer-digits="1" number:grouping="true"/>
      <number:text> </number:text>
    </number:number-style>
    <number:number-style style:name="N5008">
      <style:text-properties fo:color="#00ff00"/>
      <number:text>($</number:text>
      <number:number number:decimal-places="0" number:min-integer-digits="1" number:grouping="true"/>
      <number:text>)</number:text>
      <style:map style:condition="value()&gt;=0" style:apply-style-name="N5008P0"/>
    </number:number-style>
    <number:number-style style:name="N5009P0" style:volatile="true">
      <number:text>$</number:text>
      <number:number number:decimal-places="2" number:min-integer-digits="1" number:grouping="true"/>
      <number:text> </number:text>
    </number:number-style>
    <number:number-style style:name="N5009">
      <style:text-properties fo:color="#00ff00"/>
      <number:text>($</number:text>
      <number:number number:decimal-places="2" number:min-integer-digits="1" number:grouping="true"/>
      <number:text>)</number:text>
      <style:map style:condition="value()&gt;=0" style:apply-style-name="N5009P0"/>
    </number:number-style>
    <number:number-style style:name="N5010P0" style:volatile="true">
      <number:number number:decimal-places="0" number:min-integer-digits="1" number:grouping="true"/>
      <number:text> $</number:text>
    </number:number-style>
    <number:number-style style:name="N5010">
      <style:text-properties fo:color="#00ffff"/>
      <number:text>-</number:text>
      <number:number number:decimal-places="0" number:min-integer-digits="1" number:grouping="true"/>
      <number:text> $</number:text>
      <style:map style:condition="value()&gt;=0" style:apply-style-name="N5010P0"/>
    </number:number-style>
    <number:number-style style:name="N5011P0" style:volatile="true">
      <number:number number:decimal-places="2" number:min-integer-digits="1" number:grouping="true"/>
      <number:text> $</number:text>
    </number:number-style>
    <number:number-style style:name="N5011">
      <style:text-properties fo:color="#00ffff"/>
      <number:text>-</number:text>
      <number:number number:decimal-places="2" number:min-integer-digits="1" number:grouping="true"/>
      <number:text> $</number:text>
      <style:map style:condition="value()&gt;=0" style:apply-style-name="N5011P0"/>
    </number:number-style>
    <number:currency-style style:name="N5012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5012">
      <style:text-properties fo:color="#00ffff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5012P0"/>
    </number:currency-style>
    <number:currency-style style:name="N5013P0" style:volatile="true">
      <number:number number:decimal-places="0" number:min-integer-digits="1" number:grouping="true"/>
      <number:text> </number:text>
      <number:currency-symbol>EUR</number:currency-symbol>
    </number:currency-style>
    <number:currency-style style:name="N5013">
      <style:text-properties fo:color="#00ffff"/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5013P0"/>
    </number:currency-style>
    <number:currency-style style:name="N5014P0" style:volatile="true">
      <number:number number:decimal-places="0" number:min-integer-digits="1" number:grouping="true"/>
      <number:text> </number:text>
      <number:currency-symbol>GBP</number:currency-symbol>
    </number:currency-style>
    <number:currency-style style:name="N5014">
      <style:text-properties fo:color="#00ffff"/>
      <number:text>-</number:text>
      <number:number number:decimal-places="0" number:min-integer-digits="1" number:grouping="true"/>
      <number:text> </number:text>
      <number:currency-symbol>GBP</number:currency-symbol>
      <style:map style:condition="value()&gt;=0" style:apply-style-name="N5014P0"/>
    </number:currency-style>
    <number:number-style style:name="N5015P0" style:volatile="true">
      <number:number number:decimal-places="0" number:min-integer-digits="1" number:grouping="true"/>
      <number:text> $</number:text>
    </number:number-style>
    <number:number-style style:name="N5015">
      <style:text-properties fo:color="#00ff00"/>
      <number:text>-</number:text>
      <number:number number:decimal-places="0" number:min-integer-digits="1" number:grouping="true"/>
      <number:text> $</number:text>
      <style:map style:condition="value()&gt;=0" style:apply-style-name="N5015P0"/>
    </number:number-style>
    <number:number-style style:name="N5016P0" style:volatile="true">
      <number:number number:decimal-places="2" number:min-integer-digits="1" number:grouping="true"/>
      <number:text> $</number:text>
    </number:number-style>
    <number:number-style style:name="N5016">
      <style:text-properties fo:color="#00ff00"/>
      <number:text>-</number:text>
      <number:number number:decimal-places="2" number:min-integer-digits="1" number:grouping="true"/>
      <number:text> $</number:text>
      <style:map style:condition="value()&gt;=0" style:apply-style-name="N5016P0"/>
    </number:number-style>
    <number:currency-style style:name="N5017P0" style:volatile="true">
      <number:currency-symbol number:language="de" number:country="LI">CHF</number:currency-symbol>
      <number:text> </number:text>
      <number:number number:decimal-places="2" number:min-integer-digits="1" number:grouping="true"/>
    </number:currency-style>
    <number:currency-style style:name="N5017">
      <style:text-properties fo:color="#00ff00"/>
      <number:currency-symbol number:language="de" number:country="LI">CHF</number:currency-symbol>
      <number:text>-</number:text>
      <number:number number:decimal-places="2" number:min-integer-digits="1" number:grouping="true"/>
      <style:map style:condition="value()&gt;=0" style:apply-style-name="N5017P0"/>
    </number:currency-style>
    <number:number-style style:name="N5018P0" style:volatile="true">
      <number:text>£</number:text>
      <number:number number:decimal-places="0" number:min-integer-digits="1" number:grouping="true"/>
    </number:number-style>
    <number:number-style style:name="N5018">
      <style:text-properties fo:color="#00ffff"/>
      <number:text>-£</number:text>
      <number:number number:decimal-places="0" number:min-integer-digits="1" number:grouping="true"/>
      <style:map style:condition="value()&gt;=0" style:apply-style-name="N5018P0"/>
    </number:number-style>
    <number:number-style style:name="N5019P0" style:volatile="true">
      <number:text>£</number:text>
      <number:number number:decimal-places="2" number:min-integer-digits="1" number:grouping="true"/>
    </number:number-style>
    <number:number-style style:name="N5019">
      <style:text-properties fo:color="#00ffff"/>
      <number:text>-£</number:text>
      <number:number number:decimal-places="2" number:min-integer-digits="1" number:grouping="true"/>
      <style:map style:condition="value()&gt;=0" style:apply-style-name="N5019P0"/>
    </number:number-style>
    <number:number-style style:name="N5020P0" style:volatile="true">
      <number:text>SFr. </number:text>
      <number:number number:decimal-places="0" number:min-integer-digits="1" number:grouping="true"/>
    </number:number-style>
    <number:number-style style:name="N5020">
      <style:text-properties fo:color="#00ffff"/>
      <number:text>SFr. -</number:text>
      <number:number number:decimal-places="0" number:min-integer-digits="1" number:grouping="true"/>
      <style:map style:condition="value()&gt;=0" style:apply-style-name="N5020P0"/>
    </number:number-style>
    <number:number-style style:name="N5021P0" style:volatile="true">
      <number:text>SFr. </number:text>
      <number:number number:decimal-places="2" number:min-integer-digits="1" number:grouping="true"/>
    </number:number-style>
    <number:number-style style:name="N5021">
      <style:text-properties fo:color="#00ffff"/>
      <number:text>SFr. -</number:text>
      <number:number number:decimal-places="2" number:min-integer-digits="1" number:grouping="true"/>
      <style:map style:condition="value()&gt;=0" style:apply-style-name="N5021P0"/>
    </number:number-style>
    <number:currency-style style:name="N502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5022">
      <style:text-properties fo:color="#00ffff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5022P0"/>
    </number:currency-style>
    <number:number-style style:name="N5023P0" style:volatile="true">
      <number:text>£</number:text>
      <number:number number:decimal-places="0" number:min-integer-digits="1" number:grouping="true"/>
    </number:number-style>
    <number:number-style style:name="N5023">
      <style:text-properties fo:color="#00ff00"/>
      <number:text>-£</number:text>
      <number:number number:decimal-places="0" number:min-integer-digits="1" number:grouping="true"/>
      <style:map style:condition="value()&gt;=0" style:apply-style-name="N5023P0"/>
    </number:number-style>
    <number:number-style style:name="N5024P0" style:volatile="true">
      <number:text>£</number:text>
      <number:number number:decimal-places="2" number:min-integer-digits="1" number:grouping="true"/>
    </number:number-style>
    <number:number-style style:name="N5024">
      <style:text-properties fo:color="#00ff00"/>
      <number:text>-£</number:text>
      <number:number number:decimal-places="2" number:min-integer-digits="1" number:grouping="true"/>
      <style:map style:condition="value()&gt;=0" style:apply-style-name="N5024P0"/>
    </number:number-style>
    <number:number-style style:name="N5025P0" style:volatile="true">
      <number:text>SFr. </number:text>
      <number:number number:decimal-places="0" number:min-integer-digits="1" number:grouping="true"/>
    </number:number-style>
    <number:number-style style:name="N5025">
      <style:text-properties fo:color="#00ff00"/>
      <number:text>SFr. -</number:text>
      <number:number number:decimal-places="0" number:min-integer-digits="1" number:grouping="true"/>
      <style:map style:condition="value()&gt;=0" style:apply-style-name="N5025P0"/>
    </number:number-style>
    <number:number-style style:name="N5026P0" style:volatile="true">
      <number:text>SFr. </number:text>
      <number:number number:decimal-places="2" number:min-integer-digits="1" number:grouping="true"/>
    </number:number-style>
    <number:number-style style:name="N5026">
      <style:text-properties fo:color="#00ff00"/>
      <number:text>SFr. -</number:text>
      <number:number number:decimal-places="2" number:min-integer-digits="1" number:grouping="true"/>
      <style:map style:condition="value()&gt;=0" style:apply-style-name="N5026P0"/>
    </number:number-style>
    <number:currency-style style:name="N502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5027">
      <style:text-properties fo:color="#00ff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5027P0"/>
    </number:currency-style>
    <number:currency-style style:name="N502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5028">
      <style:text-properties fo:color="#00ffff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5028P0"/>
    </number:currency-style>
    <number:number-style style:name="N5029P0" style:volatile="true">
      <number:number number:decimal-places="0" number:min-integer-digits="1" number:grouping="true"/>
    </number:number-style>
    <number:number-style style:name="N5029">
      <style:text-properties fo:color="#00ffff"/>
      <number:text>-</number:text>
      <number:number number:decimal-places="0" number:min-integer-digits="1" number:grouping="true"/>
      <style:map style:condition="value()&gt;=0" style:apply-style-name="N5029P0"/>
    </number:number-style>
    <number:currency-style style:name="N5030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5030">
      <style:text-properties fo:color="#00ffff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5030P0"/>
    </number:currency-style>
    <number:currency-style style:name="N5031P0" style:volatile="true">
      <number:number number:decimal-places="2" number:min-integer-digits="1" number:grouping="true"/>
      <number:text> </number:text>
      <number:currency-symbol>CAD</number:currency-symbol>
    </number:currency-style>
    <number:currency-style style:name="N5031">
      <style:text-properties fo:color="#00ffff"/>
      <number:text>-</number:text>
      <number:number number:decimal-places="2" number:min-integer-digits="1" number:grouping="true"/>
      <number:text> </number:text>
      <number:currency-symbol>CAD</number:currency-symbol>
      <style:map style:condition="value()&gt;=0" style:apply-style-name="N5031P0"/>
    </number:currency-style>
    <number:currency-style style:name="N5032P0" style:volatile="true">
      <number:number number:decimal-places="2" number:min-integer-digits="1" number:grouping="true"/>
      <number:text> </number:text>
      <number:currency-symbol>INR</number:currency-symbol>
    </number:currency-style>
    <number:currency-style style:name="N5032">
      <style:text-properties fo:color="#00ffff"/>
      <number:text>-</number:text>
      <number:number number:decimal-places="2" number:min-integer-digits="1" number:grouping="true"/>
      <number:text> </number:text>
      <number:currency-symbol>INR</number:currency-symbol>
      <style:map style:condition="value()&gt;=0" style:apply-style-name="N5032P0"/>
    </number:currency-style>
    <number:currency-style style:name="N5033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5033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5033P0"/>
    </number:currency-style>
    <number:currency-style style:name="N5034P0" style:volatile="true">
      <number:currency-symbol number:language="en" number:country="AU">$</number:currency-symbol>
      <number:number number:decimal-places="3" number:min-integer-digits="1" number:grouping="true"/>
    </number:currency-style>
    <number:currency-style style:name="N5034">
      <style:text-properties fo:color="#ff0000"/>
      <number:text>-</number:text>
      <number:currency-symbol number:language="en" number:country="AU">$</number:currency-symbol>
      <number:number number:decimal-places="3" number:min-integer-digits="1" number:grouping="true"/>
      <style:map style:condition="value()&gt;=0" style:apply-style-name="N5034P0"/>
    </number:currency-style>
    <number:number-style style:name="N5035P0" style:volatile="true">
      <number:text>$</number:text>
      <number:number number:decimal-places="0" number:min-integer-digits="1" number:grouping="true" number:display-factor="1000"/>
    </number:number-style>
    <number:number-style style:name="N50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035P0"/>
    </number:number-style>
    <number:number-style style:name="N5036P0" style:volatile="true">
      <number:text>$</number:text>
      <number:number number:decimal-places="2" number:min-integer-digits="1" number:grouping="true" number:display-factor="1000"/>
    </number:number-style>
    <number:number-style style:name="N50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036P0"/>
    </number:number-style>
    <number:number-style style:name="N5037P0" style:volatile="true">
      <number:number number:decimal-places="0" number:min-integer-digits="1" number:grouping="true" number:display-factor="1000"/>
    </number:number-style>
    <number:number-style style:name="N5037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037P0"/>
    </number:number-style>
    <number:number-style style:name="N5038">
      <number:text>USD(</number:text>
      <number:number number:decimal-places="2" number:min-integer-digits="1"/>
      <number:text>)</number:text>
    </number:number-style>
    <number:number-style style:name="N5039">
      <number:text>USD (</number:text>
      <number:number number:decimal-places="2" number:min-integer-digits="1"/>
      <number:text>)</number:text>
    </number:number-style>
    <number:currency-style style:name="N5040P0" style:volatile="true">
      <number:currency-symbol number:language="en">$</number:currency-symbol>
      <number:number number:decimal-places="0" number:min-integer-digits="1" number:grouping="true"/>
    </number:currency-style>
    <number:currency-style style:name="N5040">
      <style:text-properties fo:color="#000000"/>
      <number:text>-</number:text>
      <number:currency-symbol number:language="en">$</number:currency-symbol>
      <number:number number:decimal-places="0" number:min-integer-digits="1" number:grouping="true"/>
      <style:map style:condition="value()&gt;=0" style:apply-style-name="N5040P0"/>
    </number:currency-style>
    <number:currency-style style:name="N504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5041">
      <style:text-properties fo:color="#00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5041P0"/>
    </number:currency-style>
    <number:currency-style style:name="N5042P0" style:volatile="true">
      <number:number number:decimal-places="0" number:min-integer-digits="1" number:grouping="true"/>
      <number:text> </number:text>
      <number:currency-symbol number:language="ca" number:country="ES">€</number:currency-symbol>
    </number:currency-style>
    <number:currency-style style:name="N5042">
      <style:text-properties fo:color="#000000"/>
      <number:text>-</number:text>
      <number:number number: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5042P0"/>
    </number:currency-style>
    <number:currency-style style:name="N5043P0" style:volatile="true">
      <number:currency-symbol number:language="en" number:country="US">$</number:currency-symbol>
      <number:number number:decimal-places="1" number:min-integer-digits="0" number:grouping="true"/>
    </number:currency-style>
    <number:currency-style style:name="N5043">
      <style:text-properties fo:color="#000000"/>
      <number:text>-</number:text>
      <number:currency-symbol number:language="en" number:country="US">$</number:currency-symbol>
      <number:number number:decimal-places="1" number:min-integer-digits="0" number:grouping="true"/>
      <style:map style:condition="value()&gt;=0" style:apply-style-name="N5043P0"/>
    </number:currency-style>
    <number:number-style style:name="N5044P0" style:volatile="true">
      <number:number number:decimal-places="0" number:min-integer-digits="0"/>
    </number:number-style>
    <number:number-style style:name="N5044">
      <style:text-properties fo:color="#000000"/>
      <number:text>-</number:text>
      <number:number number:decimal-places="0" number:min-integer-digits="0"/>
      <style:map style:condition="value()&gt;=0" style:apply-style-name="N5044P0"/>
    </number:number-style>
    <number:number-style style:name="N5045P0" style:volatile="true">
      <number:number number:decimal-places="3" number:min-integer-digits="1"/>
    </number:number-style>
    <number:number-style style:name="N5045">
      <style:text-properties fo:color="#000000"/>
      <number:text>-</number:text>
      <number:number number:decimal-places="3" number:min-integer-digits="1"/>
      <style:map style:condition="value()&gt;=0" style:apply-style-name="N5045P0"/>
    </number:number-style>
    <number:number-style style:name="N5046P0" style:volatile="true">
      <number:number number:decimal-places="4" number:min-integer-digits="1"/>
    </number:number-style>
    <number:number-style style:name="N5046">
      <style:text-properties fo:color="#000000"/>
      <number:text>-</number:text>
      <number:number number:decimal-places="4" number:min-integer-digits="1"/>
      <style:map style:condition="value()&gt;=0" style:apply-style-name="N5046P0"/>
    </number:number-style>
    <number:percentage-style style:name="N5047P0" style:volatile="true">
      <number:number number:decimal-places="0" number:min-integer-digits="1"/>
      <number:text>%</number:text>
    </number:percentage-style>
    <number:percentage-style style:name="N5047">
      <style:text-properties fo:color="#000000"/>
      <number:text>-</number:text>
      <number:number number:decimal-places="0" number:min-integer-digits="1"/>
      <number:text>%</number:text>
      <style:map style:condition="value()&gt;=0" style:apply-style-name="N5047P0"/>
    </number:percentage-style>
    <number:number-style style:name="N5051P0" style:volatile="true">
      <number:number number:decimal-places="2" number:min-integer-digits="1" number:grouping="true"/>
      <number:text> ฿ </number:text>
    </number:number-style>
    <number:number-style style:name="N5051P1" style:volatile="true">
      <number:text>-</number:text>
      <number:number number:decimal-places="2" number:min-integer-digits="1" number:grouping="true"/>
      <number:text> ฿ </number:text>
    </number:number-style>
    <number:number-style style:name="N5051P2" style:volatile="true">
      <number:text> -</number:text>
      <number:number number:decimal-places="0" number:min-integer-digits="0"/>
      <number:text> ฿ </number:text>
    </number:number-style>
    <number:text-style style:name="N5051">
      <number:text-content/>
      <number:text> </number:text>
      <style:map style:condition="value()&gt;0" style:apply-style-name="N5051P0"/>
      <style:map style:condition="value()&lt;0" style:apply-style-name="N5051P1"/>
      <style:map style:condition="value()=0" style:apply-style-name="N5051P2"/>
    </number:text-style>
    <number:number-style style:name="N5053P0" style:volatile="true">
      <number:number number:decimal-places="0" number:min-integer-digits="1" number:grouping="true"/>
      <number:text> ฿</number:text>
    </number:number-style>
    <number:number-style style:name="N5053">
      <number:text>-</number:text>
      <number:number number:decimal-places="0" number:min-integer-digits="1" number:grouping="true"/>
      <number:text> ฿</number:text>
      <style:map style:condition="value()&gt;=0" style:apply-style-name="N5053P0"/>
    </number:number-style>
    <number:number-style style:name="N5055P0" style:volatile="true">
      <number:number number:decimal-places="2" number:min-integer-digits="1" number:grouping="true"/>
      <number:text> ฿</number:text>
    </number:number-style>
    <number:number-style style:name="N5055">
      <number:text>-</number:text>
      <number:number number:decimal-places="2" number:min-integer-digits="1" number:grouping="true"/>
      <number:text> ฿</number:text>
      <style:map style:condition="value()&gt;=0" style:apply-style-name="N5055P0"/>
    </number:number-style>
    <number:number-style style:name="N5059P0" style:volatile="true">
      <number:number number:decimal-places="0" number:min-integer-digits="1" number:grouping="true"/>
      <number:text> ฿ </number:text>
    </number:number-style>
    <number:number-style style:name="N5059P1" style:volatile="true">
      <number:text>-</number:text>
      <number:number number:decimal-places="0" number:min-integer-digits="1" number:grouping="true"/>
      <number:text> ฿ </number:text>
    </number:number-style>
    <number:number-style style:name="N5059P2" style:volatile="true">
      <number:text> - ฿ </number:text>
    </number:number-style>
    <number:text-style style:name="N5059">
      <number:text-content/>
      <number:text> </number:text>
      <style:map style:condition="value()&gt;0" style:apply-style-name="N5059P0"/>
      <style:map style:condition="value()&lt;0" style:apply-style-name="N5059P1"/>
      <style:map style:condition="value()=0" style:apply-style-name="N5059P2"/>
    </number:text-style>
    <number:number-style style:name="N5061P0" style:volatile="true">
      <number:text>ฃ</number:text>
      <number:number number:decimal-places="0" number:min-integer-digits="1" number:grouping="true"/>
    </number:number-style>
    <number:number-style style:name="N5061">
      <number:text>-ฃ</number:text>
      <number:number number:decimal-places="0" number:min-integer-digits="1" number:grouping="true"/>
      <style:map style:condition="value()&gt;=0" style:apply-style-name="N5061P0"/>
    </number:number-style>
    <number:number-style style:name="N5063P0" style:volatile="true">
      <number:text>ฃ</number:text>
      <number:number number:decimal-places="2" number:min-integer-digits="1" number:grouping="true"/>
    </number:number-style>
    <number:number-style style:name="N5063">
      <number:text>-ฃ</number:text>
      <number:number number:decimal-places="2" number:min-integer-digits="1" number:grouping="true"/>
      <style:map style:condition="value()&gt;=0" style:apply-style-name="N5063P0"/>
    </number:number-style>
    <number:number-style style:name="N5067P0" style:volatile="true">
      <number:text> ฃ</number:text>
      <number:number number:decimal-places="0" number:min-integer-digits="1" number:grouping="true"/>
      <number:text> </number:text>
    </number:number-style>
    <number:number-style style:name="N5067P1" style:volatile="true">
      <number:text>-ฃ</number:text>
      <number:number number:decimal-places="0" number:min-integer-digits="1" number:grouping="true"/>
      <number:text> </number:text>
    </number:number-style>
    <number:number-style style:name="N5067P2" style:volatile="true">
      <number:text> ฃ- </number:text>
    </number:number-style>
    <number:text-style style:name="N5067">
      <number:text-content/>
      <number:text> </number:text>
      <style:map style:condition="value()&gt;0" style:apply-style-name="N5067P0"/>
      <style:map style:condition="value()&lt;0" style:apply-style-name="N5067P1"/>
      <style:map style:condition="value()=0" style:apply-style-name="N5067P2"/>
    </number:text-style>
    <number:number-style style:name="N5071P0" style:volatile="true">
      <number:text> ฃ</number:text>
      <number:number number:decimal-places="2" number:min-integer-digits="1" number:grouping="true"/>
      <number:text> </number:text>
    </number:number-style>
    <number:number-style style:name="N5071P1" style:volatile="true">
      <number:text>-ฃ</number:text>
      <number:number number:decimal-places="2" number:min-integer-digits="1" number:grouping="true"/>
      <number:text> </number:text>
    </number:number-style>
    <number:number-style style:name="N5071P2" style:volatile="true">
      <number:text> ฃ-</number:text>
      <number:number number:decimal-places="0" number:min-integer-digits="0"/>
      <number:text> </number:text>
    </number:number-style>
    <number:text-style style:name="N5071">
      <number:text-content/>
      <number:text> </number:text>
      <style:map style:condition="value()&gt;0" style:apply-style-name="N5071P0"/>
      <style:map style:condition="value()&lt;0" style:apply-style-name="N5071P1"/>
      <style:map style:condition="value()=0" style:apply-style-name="N5071P2"/>
    </number:text-style>
    <number:date-style style:name="N5073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5073">
      <number:text-content/>
      <style:map style:condition="value()&gt;=0" style:apply-style-name="N5073P0"/>
    </number:text-style>
    <number:date-style style:name="N5074">
      <number:text>B1</number:text>
      <number:day/>
      <number:text>-</number:text>
      <number:month number:textual="true"/>
    </number:date-style>
    <number:date-style style:name="N5075">
      <number:text>B1</number:text>
      <number:day/>
      <number:text>-</number:text>
      <number:month number:textual="true"/>
      <number:text>-</number:text>
      <number:year/>
    </number:date-style>
    <number:date-style style:name="N5076">
      <number:day number:calendar="buddhist" number:style="long"/>
      <number:text>/</number:text>
      <number:month number:calendar="buddhist" number:style="long"/>
      <number:text>/</number:text>
      <number:year number:calendar="buddhist"/>
    </number:date-style>
    <number:date-style style:name="N5077">
      <number:day number:calendar="buddhist" number:style="long"/>
      <number:text>/</number:text>
      <number:month number:calendar="buddhist" number:style="long"/>
      <number:text>/</number:text>
      <number:year number:calendar="buddhist" number:style="long"/>
    </number:date-style>
    <number:currency-style style:name="N5079P0" style:volatile="true">
      <number:number number:decimal-places="3" number:min-integer-digits="1" number:grouping="true"/>
      <number:text> </number:text>
      <number:currency-symbol>SGD</number:currency-symbol>
    </number:currency-style>
    <number:currency-style style:name="N5079">
      <number:text>-</number:text>
      <number:number number:decimal-places="3" number:min-integer-digits="1" number:grouping="true"/>
      <number:text> </number:text>
      <number:currency-symbol>SGD</number:currency-symbol>
      <style:map style:condition="value()&gt;=0" style:apply-style-name="N5079P0"/>
    </number:currency-style>
    <number:currency-style style:name="N508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5080"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5080P0"/>
    </number:currency-style>
    <number:currency-style style:name="N5082P0" style:volatile="true">
      <number:number number:decimal-places="2" number:min-integer-digits="1" number:grouping="true"/>
      <number:text> </number:text>
      <number:currency-symbol>MYR</number:currency-symbol>
    </number:currency-style>
    <number:currency-style style:name="N5082">
      <style:text-properties fo:color="#000000"/>
      <number:text>-</number:text>
      <number:number number:decimal-places="2" number:min-integer-digits="1" number:grouping="true"/>
      <number:text> </number:text>
      <number:currency-symbol>MYR</number:currency-symbol>
      <style:map style:condition="value()&gt;=0" style:apply-style-name="N5082P0"/>
    </number:currency-style>
    <number:currency-style style:name="N5084P0" style:volatile="true">
      <number:number number:decimal-places="1" number:min-integer-digits="1" number:grouping="true"/>
      <number:text> </number:text>
      <number:currency-symbol>MYR</number:currency-symbol>
    </number:currency-style>
    <number:currency-style style:name="N5084">
      <style:text-properties fo:color="#000000"/>
      <number:text>-</number:text>
      <number:number number:decimal-places="1" number:min-integer-digits="1" number:grouping="true"/>
      <number:text> </number:text>
      <number:currency-symbol>MYR</number:currency-symbol>
      <style:map style:condition="value()&gt;=0" style:apply-style-name="N5084P0"/>
    </number:currency-style>
    <number:currency-style style:name="N5086P0" style:volatile="true">
      <number:number number:decimal-places="0" number:min-integer-digits="1" number:grouping="true"/>
      <number:text> </number:text>
      <number:currency-symbol>MYR</number:currency-symbol>
    </number:currency-style>
    <number:currency-style style:name="N5086">
      <style:text-properties fo:color="#000000"/>
      <number:text>-</number:text>
      <number:number number:decimal-places="0" number:min-integer-digits="1" number:grouping="true"/>
      <number:text> </number:text>
      <number:currency-symbol>MYR</number:currency-symbol>
      <style:map style:condition="value()&gt;=0" style:apply-style-name="N5086P0"/>
    </number:currency-style>
    <number:number-style style:name="N5087P0" style:volatile="true">
      <number:number number:decimal-places="3" number:min-integer-digits="1" number:grouping="true"/>
      <number:text> </number:text>
    </number:number-style>
    <number:number-style style:name="N5087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5087P0"/>
    </number:number-style>
    <number:number-style style:name="N5088P0" style:volatile="true">
      <number:number number:decimal-places="4" number:min-integer-digits="1" number:grouping="true"/>
      <number:text> </number:text>
    </number:number-style>
    <number:number-style style:name="N508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5088P0"/>
    </number:number-style>
    <number:number-style style:name="N5089P0" style:volatile="true">
      <number:number number:decimal-places="5" number:min-integer-digits="1" number:grouping="true"/>
      <number:text> </number:text>
    </number:number-style>
    <number:number-style style:name="N5089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5089P0"/>
    </number:number-style>
    <number:number-style style:name="N5090P0" style:volatile="true">
      <number:number number:decimal-places="0" number:min-integer-digits="1" number:grouping="true"/>
      <number:text> \</number:text>
    </number:number-style>
    <number:number-style style:name="N5090">
      <style:text-properties fo:color="#ff0000"/>
      <number:text>-</number:text>
      <number:number number:decimal-places="0" number:min-integer-digits="1" number:grouping="true"/>
      <number:text> \</number:text>
      <style:map style:condition="value()&gt;=0" style:apply-style-name="N5090P0"/>
    </number:number-style>
    <number:number-style style:name="N5091P0" style:volatile="true">
      <number:number number:decimal-places="2" number:min-integer-digits="1" number:grouping="true"/>
      <number:text> \</number:text>
    </number:number-style>
    <number:number-style style:name="N5091">
      <style:text-properties fo:color="#ff0000"/>
      <number:text>-</number:text>
      <number:number number:decimal-places="2" number:min-integer-digits="1" number:grouping="true"/>
      <number:text> \</number:text>
      <style:map style:condition="value()&gt;=0" style:apply-style-name="N5091P0"/>
    </number:number-style>
    <number:currency-style style:name="N5092P0" style:volatile="true">
      <number:currency-symbol number:language="en">$</number:currency-symbol>
      <number:number number:decimal-places="2" number:min-integer-digits="1" number:grouping="true"/>
    </number:currency-style>
    <number:currency-style style:name="N5092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5092P0"/>
    </number:currency-style>
    <number:currency-style style:name="N5093P0" style:volatile="true">
      <number:currency-symbol number:language="en">$</number:currency-symbol>
      <number:number number:decimal-places="0" number:min-integer-digits="1" number:grouping="true"/>
    </number:currency-style>
    <number:currency-style style:name="N5093">
      <style:text-properties fo:color="#ff0000"/>
      <number:text>-</number:text>
      <number:currency-symbol number:language="en">$</number:currency-symbol>
      <number:number number:decimal-places="0" number:min-integer-digits="1" number:grouping="true"/>
      <style:map style:condition="value()&gt;=0" style:apply-style-name="N5093P0"/>
    </number:currency-style>
    <number:currency-style style:name="N509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509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5094P0"/>
    </number:currency-style>
    <number:currency-style style:name="N5095P0" style:volatile="true">
      <number:number number:decimal-places="0" number:min-integer-digits="1" number:grouping="true"/>
      <number:text> </number:text>
      <number:currency-symbol number:language="ca" number:country="ES">€</number:currency-symbol>
    </number:currency-style>
    <number:currency-style style:name="N5095">
      <style:text-properties fo:color="#ff0000"/>
      <number:text>-</number:text>
      <number:number number: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5095P0"/>
    </number:currency-style>
    <number:number-style style:name="N5096P0" style:volatile="true">
      <number:number number:decimal-places="1" number:min-integer-digits="1" number:grouping="true"/>
      <number:text> </number:text>
    </number:number-style>
    <number:number-style style:name="N5096">
      <number:text>(</number:text>
      <number:number number:decimal-places="0" number:min-integer-digits="1" number:grouping="true"/>
      <number:text>)</number:text>
      <style:map style:condition="value()&gt;=0" style:apply-style-name="N5096P0"/>
    </number:number-style>
    <number:currency-style style:name="N5098P0" style:volatile="true">
      <number:currency-symbol number:language="nl" number:country="NL">€</number:currency-symbol>
      <number:text> </number:text>
      <number:number number:decimal-places="1" number:min-integer-digits="1" number:grouping="true"/>
    </number:currency-style>
    <number:currency-style style:name="N5098">
      <style:text-properties fo:color="#ff0000"/>
      <number:currency-symbol number:language="nl" number:country="NL">€</number:currency-symbol>
      <number:text> </number:text>
      <number:number number:decimal-places="1" number:min-integer-digits="1" number:grouping="true"/>
      <number:text>-</number:text>
      <style:map style:condition="value()&gt;=0" style:apply-style-name="N5098P0"/>
    </number:currency-style>
    <number:currency-style style:name="N5100P0" style:volatile="true">
      <number:currency-symbol number:language="nl" number:country="NL">€</number:currency-symbol>
      <number:text> </number:text>
      <number:number number:decimal-places="3" number:min-integer-digits="1" number:grouping="true"/>
    </number:currency-style>
    <number:currency-style style:name="N5100">
      <style:text-properties fo:color="#ff0000"/>
      <number:currency-symbol number:language="nl" number:country="NL">€</number:currency-symbol>
      <number:text> </number:text>
      <number:number number:decimal-places="3" number:min-integer-digits="1" number:grouping="true"/>
      <number:text>-</number:text>
      <style:map style:condition="value()&gt;=0" style:apply-style-name="N5100P0"/>
    </number:currency-style>
    <number:currency-style style:name="N5102P0" style:volatile="true">
      <number:currency-symbol number:language="nl" number:country="NL">€</number:currency-symbol>
      <number:text> </number:text>
      <number:number number:decimal-places="4" number:min-integer-digits="1" number:grouping="true"/>
    </number:currency-style>
    <number:currency-style style:name="N5102">
      <style:text-properties fo:color="#ff0000"/>
      <number:currency-symbol number:language="nl" number:country="NL">€</number:currency-symbol>
      <number:text> </number:text>
      <number:number number:decimal-places="4" number:min-integer-digits="1" number:grouping="true"/>
      <number:text>-</number:text>
      <style:map style:condition="value()&gt;=0" style:apply-style-name="N5102P0"/>
    </number:currency-style>
    <number:currency-style style:name="N5104P0" style:volatile="true">
      <number:currency-symbol number:language="nl" number:country="NL">€</number:currency-symbol>
      <number:text> </number:text>
      <number:number number:decimal-places="5" number:min-integer-digits="1" number:grouping="true"/>
    </number:currency-style>
    <number:currency-style style:name="N5104">
      <style:text-properties fo:color="#ff0000"/>
      <number:currency-symbol number:language="nl" number:country="NL">€</number:currency-symbol>
      <number:text> </number:text>
      <number:number number:decimal-places="5" number:min-integer-digits="1" number:grouping="true"/>
      <number:text>-</number:text>
      <style:map style:condition="value()&gt;=0" style:apply-style-name="N5104P0"/>
    </number:currency-style>
    <number:number-style style:name="N5105P0" style:volatile="true">
      <number:number number:decimal-places="0" number:min-integer-digits="1" number:grouping="true"/>
      <number:text> </number:text>
    </number:number-style>
    <number:number-style style:name="N5105P1" style:volatile="true">
      <number:text> (</number:text>
      <number:number number:decimal-places="0" number:min-integer-digits="1" number:grouping="true"/>
      <number:text>)</number:text>
    </number:number-style>
    <number:number-style style:name="N5105P2" style:volatile="true">
      <number:text/>
    </number:number-style>
    <number:text-style style:name="N5105">
      <number:text/>
      <style:map style:condition="value()&gt;0" style:apply-style-name="N5105P0"/>
      <style:map style:condition="value()&lt;0" style:apply-style-name="N5105P1"/>
      <style:map style:condition="value()=0" style:apply-style-name="N5105P2"/>
    </number:text-style>
    <number:number-style style:name="N5107P0" style:volatile="true">
      <number:number number:decimal-places="0" number:min-integer-digits="1" number:grouping="true"/>
      <number:text> </number:text>
    </number:number-style>
    <number:number-style style:name="N5107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5107P2" style:volatile="true">
      <number:text/>
    </number:number-style>
    <number:text-style style:name="N5107">
      <number:text/>
      <style:map style:condition="value()&gt;0" style:apply-style-name="N5107P0"/>
      <style:map style:condition="value()&lt;0" style:apply-style-name="N5107P1"/>
      <style:map style:condition="value()=0" style:apply-style-name="N5107P2"/>
    </number:text-style>
    <number:number-style style:name="N5109P0" style:volatile="true">
      <number:number number:decimal-places="2" number:min-integer-digits="1" number:grouping="true"/>
      <number:text> </number:text>
    </number:number-style>
    <number:number-style style:name="N5109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5109P2" style:volatile="true">
      <number:text/>
    </number:number-style>
    <number:text-style style:name="N5109">
      <number:text/>
      <style:map style:condition="value()&gt;0" style:apply-style-name="N5109P0"/>
      <style:map style:condition="value()&lt;0" style:apply-style-name="N5109P1"/>
      <style:map style:condition="value()=0" style:apply-style-name="N5109P2"/>
    </number:text-style>
    <number:number-style style:name="N5110P0" style:volatile="true">
      <number:text>$</number:text>
      <number:number number:decimal-places="5" number:min-integer-digits="1" number:grouping="true"/>
      <number:text> </number:text>
    </number:number-style>
    <number:number-style style:name="N5110">
      <style:text-properties fo:color="#ff0000"/>
      <number:text>($</number:text>
      <number:number number:decimal-places="5" number:min-integer-digits="1" number:grouping="true"/>
      <number:text>)</number:text>
      <style:map style:condition="value()&gt;=0" style:apply-style-name="N5110P0"/>
    </number:number-style>
    <number:number-style style:name="N5111P0" style:volatile="true">
      <number:text>$</number:text>
      <number:number number:decimal-places="6" number:min-integer-digits="1" number:grouping="true"/>
      <number:text> </number:text>
    </number:number-style>
    <number:number-style style:name="N5111">
      <style:text-properties fo:color="#ff0000"/>
      <number:text>($</number:text>
      <number:number number:decimal-places="6" number:min-integer-digits="1" number:grouping="true"/>
      <number:text>)</number:text>
      <style:map style:condition="value()&gt;=0" style:apply-style-name="N5111P0"/>
    </number:number-style>
    <number:number-style style:name="N5113P0" style:volatile="true">
      <number:text>$</number:text>
      <number:number number:decimal-places="7" number:min-integer-digits="1" number:grouping="true"/>
      <number:text> </number:text>
    </number:number-style>
    <number:number-style style:name="N5113">
      <style:text-properties fo:color="#ff0000"/>
      <number:text>($</number:text>
      <number:number number:decimal-places="7" number:min-integer-digits="1" number:grouping="true"/>
      <number:text>)</number:text>
      <style:map style:condition="value()&gt;=0" style:apply-style-name="N5113P0"/>
    </number:number-style>
    <number:number-style style:name="N5115P0" style:volatile="true">
      <number:text>$</number:text>
      <number:number number:decimal-places="8" number:min-integer-digits="1" number:grouping="true"/>
      <number:text> </number:text>
    </number:number-style>
    <number:number-style style:name="N5115">
      <style:text-properties fo:color="#ff0000"/>
      <number:text>($</number:text>
      <number:number number:decimal-places="8" number:min-integer-digits="1" number:grouping="true"/>
      <number:text>)</number:text>
      <style:map style:condition="value()&gt;=0" style:apply-style-name="N5115P0"/>
    </number:number-style>
    <number:number-style style:name="N5117P0" style:volatile="true">
      <number:text>$</number:text>
      <number:number number:decimal-places="9" number:min-integer-digits="1" number:grouping="true"/>
      <number:text> </number:text>
    </number:number-style>
    <number:number-style style:name="N5117">
      <style:text-properties fo:color="#ff0000"/>
      <number:text>($</number:text>
      <number:number number:decimal-places="9" number:min-integer-digits="1" number:grouping="true"/>
      <number:text>)</number:text>
      <style:map style:condition="value()&gt;=0" style:apply-style-name="N5117P0"/>
    </number:number-style>
    <number:number-style style:name="N5119P0" style:volatile="true">
      <number:text>$</number:text>
      <number:number number:decimal-places="10" number:min-integer-digits="1" number:grouping="true"/>
      <number:text> </number:text>
    </number:number-style>
    <number:number-style style:name="N5119">
      <style:text-properties fo:color="#ff0000"/>
      <number:text>($</number:text>
      <number:number number:decimal-places="10" number:min-integer-digits="1" number:grouping="true"/>
      <number:text>)</number:text>
      <style:map style:condition="value()&gt;=0" style:apply-style-name="N5119P0"/>
    </number:number-style>
    <number:number-style style:name="N5121P0" style:volatile="true">
      <number:text>$</number:text>
      <number:number number:decimal-places="11" number:min-integer-digits="1" number:grouping="true"/>
      <number:text> </number:text>
    </number:number-style>
    <number:number-style style:name="N5121">
      <style:text-properties fo:color="#ff0000"/>
      <number:text>($</number:text>
      <number:number number:decimal-places="11" number:min-integer-digits="1" number:grouping="true"/>
      <number:text>)</number:text>
      <style:map style:condition="value()&gt;=0" style:apply-style-name="N5121P0"/>
    </number:number-style>
    <number:number-style style:name="N5122P0" style:volatile="true">
      <number:number number:decimal-places="2" number:min-integer-digits="1" number:grouping="true"/>
      <number:text> </number:text>
    </number:number-style>
    <number:number-style style:name="N5122P1" style:volatile="true">
      <number:text> (</number:text>
      <number:number number:decimal-places="2" number:min-integer-digits="1" number:grouping="true"/>
      <number:text>)</number:text>
    </number:number-style>
    <number:number-style style:name="N5122P2" style:volatile="true">
      <number:text/>
    </number:number-style>
    <number:text-style style:name="N5122">
      <number:text/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currency-style style:name="N5123P0" style:volatile="true">
      <number:currency-symbol/>
      <number:number number:decimal-places="1" number:min-integer-digits="1" number:grouping="true"/>
    </number:currency-style>
    <number:currency-style style:name="N5123">
      <style:text-properties fo:color="#ff0000"/>
      <number:text>-</number:text>
      <number:currency-symbol/>
      <number:number number:decimal-places="1" number:min-integer-digits="1" number:grouping="true"/>
      <style:map style:condition="value()&gt;=0" style:apply-style-name="N5123P0"/>
    </number:currency-style>
    <number:number-style style:name="N5125P0" style:volatile="true">
      <number:number number:decimal-places="2" number:min-integer-digits="1" number:grouping="true"/>
      <number:text> </number:text>
    </number:number-style>
    <number:number-style style:name="N5125P1" style:volatile="true">
      <style:text-properties fo:color="#000000"/>
      <number:text> (</number:text>
      <number:number number:decimal-places="2" number:min-integer-digits="1" number:grouping="true"/>
      <number:text>)</number:text>
    </number:number-style>
    <number:number-style style:name="N5125P2" style:volatile="true">
      <number:text/>
    </number:number-style>
    <number:text-style style:name="N5125">
      <number:text/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percentage-style style:name="N5126P0" style:volatile="true">
      <number:number number:decimal-places="0" number:min-integer-digits="1"/>
      <number:text>%</number:text>
    </number:percentage-style>
    <number:percentage-style style:name="N5126">
      <style:text-properties fo:color="#ff0000"/>
      <number:text>-</number:text>
      <number:number number:decimal-places="0" number:min-integer-digits="1"/>
      <number:text>%</number:text>
      <style:map style:condition="value()&gt;=0" style:apply-style-name="N5126P0"/>
    </number:percentage-style>
    <number:currency-style style:name="N5128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5128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5128P0"/>
    </number:currency-style>
    <number:currency-style style:name="N5130P0" style:volatile="true">
      <number:currency-symbol number:language="en" number:country="US">$</number:currency-symbol>
      <number:number number:decimal-places="0" number:min-integer-digits="1" number:grouping="true"/>
      <number:text> K</number:text>
    </number:currency-style>
    <number:currency-style style:name="N5130">
      <number:text>-</number:text>
      <number:currency-symbol number:language="en" number:country="US">$</number:currency-symbol>
      <number:number number:decimal-places="0" number:min-integer-digits="1" number:grouping="true"/>
      <number:text> K</number:text>
      <style:map style:condition="value()&gt;=0" style:apply-style-name="N5130P0"/>
    </number:currency-style>
    <number:number-style style:name="N5131">
      <number:number number:decimal-places="0" number:min-integer-digits="1"/>
      <number:text>W</number:text>
    </number:number-style>
    <number:number-style style:name="N5132P0" style:volatile="true">
      <number:number number:decimal-places="0" number:min-integer-digits="1"/>
      <number:text>W</number:text>
    </number:number-style>
    <number:number-style style:name="N5132">
      <number:text>-</number:text>
      <number:number number:decimal-places="0" number:min-integer-digits="1"/>
      <number:text>W</number:text>
      <style:map style:condition="value()&gt;=0" style:apply-style-name="N5132P0"/>
    </number:number-style>
    <number:number-style style:name="N5133">
      <number:text>W</number:text>
      <number:number number:decimal-places="0" number:min-integer-digits="1"/>
    </number:number-style>
    <number:number-style style:name="N5134P0" style:volatile="true">
      <number:text>W</number:text>
      <number:number number:decimal-places="0" number:min-integer-digits="1"/>
    </number:number-style>
    <number:number-style style:name="N5134">
      <number:text>-W</number:text>
      <number:number number:decimal-places="0" number:min-integer-digits="1"/>
      <style:map style:condition="value()&gt;=0" style:apply-style-name="N5134P0"/>
    </number:number-style>
    <number:number-style style:name="N5135">
      <number:text>FY07Q4W</number:text>
      <number:number number:decimal-places="0" number:min-integer-digits="1"/>
    </number:number-style>
    <number:number-style style:name="N5136">
      <number:text>FY07Q4 W</number:text>
      <number:number number:decimal-places="0" number:min-integer-digits="1"/>
    </number:number-style>
    <number:number-style style:name="N5137">
      <number:number number:decimal-places="2" number:min-integer-digits="1"/>
      <number:text> JPY/USD</number:text>
    </number:number-style>
    <number:date-style style:name="N5138">
      <number:month/>
      <number:text>月分</number:text>
    </number:date-style>
    <number:date-style style:name="N5139">
      <number:month/>
      <number:text>月</number:text>
    </number:date-style>
    <number:number-style style:name="N5140">
      <number:number number:decimal-places="0" number:min-integer-digits="1"/>
      <number:text>月分</number:text>
    </number:number-style>
    <number:number-style style:name="N5141">
      <number:text>W</number:text>
      <number:number number:decimal-places="0" number:min-integer-digits="1"/>
      <number:text> 迄の期間</number:text>
    </number:number-style>
    <number:number-style style:name="N5142">
      <number:text>W</number:text>
      <number:number number:decimal-places="0" number:min-integer-digits="1"/>
      <number:text> 迄</number:text>
    </number:number-style>
    <number:number-style style:name="N5143">
      <number:text>W</number:text>
      <number:number number:decimal-places="0" number:min-integer-digits="1"/>
      <number:text>迄</number:text>
    </number:number-style>
    <number:number-style style:name="N5144">
      <number:text>左記よりW</number:text>
      <number:number number:decimal-places="0" number:min-integer-digits="1"/>
      <number:text>迄</number:text>
    </number:number-style>
    <number:number-style style:name="N5145">
      <number:text>〜W</number:text>
      <number:number number:decimal-places="0" number:min-integer-digits="1"/>
      <number:text>迄</number:text>
    </number:number-style>
    <number:number-style style:name="N5146">
      <number:text>〜W</number:text>
      <number:number number:decimal-places="0" number:min-integer-digits="1"/>
    </number:number-style>
    <number:number-style style:name="N5147">
      <number:text>W1〜W</number:text>
      <number:number number:decimal-places="0" number:min-integer-digits="1"/>
    </number:number-style>
    <number:number-style style:name="N5148">
      <number:text>W5〜W</number:text>
      <number:number number:decimal-places="0" number:min-integer-digits="1"/>
    </number:number-style>
    <number:number-style style:name="N5149">
      <number:text>W9〜W</number:text>
      <number:number number:decimal-places="0" number:min-integer-digits="1"/>
    </number:number-style>
    <number:number-style style:name="N5150">
      <number:text>W1〜 W</number:text>
      <number:number number:decimal-places="0" number:min-integer-digits="1"/>
    </number:number-style>
    <number:number-style style:name="N5151">
      <number:text>W5〜 W</number:text>
      <number:number number:decimal-places="0" number:min-integer-digits="1"/>
    </number:number-style>
    <number:number-style style:name="N5152">
      <number:text>W9〜 W</number:text>
      <number:number number:decimal-places="0" number:min-integer-digits="1"/>
    </number:number-style>
    <number:date-style style:name="N5153">
      <number:month number:style="long"/>
      <number:text>月</number:text>
      <number:day number:style="long"/>
      <number:text>日</number:text>
    </number:date-style>
    <number:number-style style:name="N5154">
      <number:text>W</number:text>
      <number:number number:decimal-places="0" number:min-integer-digits="2"/>
    </number:number-style>
    <number:number-style style:name="N5155">
      <number:text>W01〜 W</number:text>
      <number:number number:decimal-places="0" number:min-integer-digits="2"/>
    </number:number-style>
    <number:number-style style:name="N5156">
      <number:text>W05〜 W</number:text>
      <number:number number:decimal-places="0" number:min-integer-digits="2"/>
    </number:number-style>
    <number:number-style style:name="N5157">
      <number:text>W09〜 W</number:text>
      <number:number number:decimal-places="0" number:min-integer-digits="2"/>
    </number:number-style>
    <number:number-style style:name="N5158">
      <number:text>(繰越数:</number:text>
      <number:number number:decimal-places="0" number:min-integer-digits="1"/>
      <number:text>)</number:text>
    </number:number-style>
    <number:number-style style:name="N5159">
      <number:text>(繰越:</number:text>
      <number:number number:decimal-places="0" number:min-integer-digits="1"/>
      <number:text>)</number:text>
    </number:number-style>
    <number:number-style style:name="N5160">
      <number:text>(前期:</number:text>
      <number:number number:decimal-places="0" number:min-integer-digits="1"/>
      <number:text>)</number:text>
    </number:number-style>
    <number:currency-style style:name="N5161P0" style:volatile="true">
      <number:currency-symbol number:language="ja" number:country="JP">¥</number:currency-symbol>
      <number:number number:decimal-places="2" number:min-integer-digits="1" number:decimal-replacement="--" number:grouping="true"/>
    </number:currency-style>
    <number:currency-style style:name="N5161">
      <style:text-properties fo:color="#ff0000"/>
      <number:text>-</number:text>
      <number:currency-symbol number:language="ja" number:country="JP">¥</number:currency-symbol>
      <number:number number:decimal-places="2" number:min-integer-digits="1" number:decimal-replacement="--" number:grouping="true"/>
      <style:map style:condition="value()&gt;=0" style:apply-style-name="N5161P0"/>
    </number:currency-style>
    <number:number-style style:name="N5162">
      <number:text>WEEK </number:text>
      <number:number number:decimal-places="0" number:min-integer-digits="1"/>
    </number:number-style>
    <number:number-style style:name="N5165P0" style:volatile="true">
      <number:number number:decimal-places="0" number:min-integer-digits="1" number:grouping="true"/>
      <number:text>   </number:text>
    </number:number-style>
    <number:number-style style:name="N5165P1" style:volatile="true">
      <number:text>-</number:text>
      <number:number number:decimal-places="0" number:min-integer-digits="1" number:grouping="true"/>
      <number:text>   </number:text>
    </number:number-style>
    <number:number-style style:name="N5165P2" style:volatile="true">
      <number:text> -   </number:text>
    </number:number-style>
    <number:text-style style:name="N5165">
      <number:text-content/>
      <number:text> </number:text>
      <style:map style:condition="value()&gt;0" style:apply-style-name="N5165P0"/>
      <style:map style:condition="value()&lt;0" style:apply-style-name="N5165P1"/>
      <style:map style:condition="value()=0" style:apply-style-name="N5165P2"/>
    </number:text-style>
    <number:number-style style:name="N5168P0" style:volatile="true">
      <number:number number:decimal-places="2" number:min-integer-digits="1" number:grouping="true"/>
      <number:text>   </number:text>
    </number:number-style>
    <number:number-style style:name="N5168P1" style:volatile="true">
      <number:text>-</number:text>
      <number:number number:decimal-places="2" number:min-integer-digits="1" number:grouping="true"/>
      <number:text>   </number:text>
    </number:number-style>
    <number:number-style style:name="N5168P2" style:volatile="true">
      <number:text> -</number:text>
      <number:number number:decimal-places="0" number:min-integer-digits="0"/>
      <number:text>   </number:text>
    </number:number-style>
    <number:text-style style:name="N5168">
      <number:text-content/>
      <number:text> </number:text>
      <style:map style:condition="value()&gt;0" style:apply-style-name="N5168P0"/>
      <style:map style:condition="value()&lt;0" style:apply-style-name="N5168P1"/>
      <style:map style:condition="value()=0" style:apply-style-name="N5168P2"/>
    </number:text-style>
    <number:currency-style style:name="N5169P0" style:volatile="true">
      <number:number number:decimal-places="1" number:min-integer-digits="1" number:grouping="true"/>
      <number:text> </number:text>
      <number:currency-symbol>KRW</number:currency-symbol>
    </number:currency-style>
    <number:currency-style style:name="N5169">
      <number:text>-</number:text>
      <number:number number:decimal-places="1" number:min-integer-digits="1" number:grouping="true"/>
      <number:text> </number:text>
      <number:currency-symbol>KRW</number:currency-symbol>
      <style:map style:condition="value()&gt;=0" style:apply-style-name="N5169P0"/>
    </number:currency-style>
    <number:currency-style style:name="N5170P0" style:volatile="true">
      <number:number number:decimal-places="2" number:min-integer-digits="1" number:grouping="true"/>
      <number:text> </number:text>
      <number:currency-symbol>KRW</number:currency-symbol>
    </number:currency-style>
    <number:currency-style style:name="N5170">
      <number:text>-</number:text>
      <number:number number:decimal-places="2" number:min-integer-digits="1" number:grouping="true"/>
      <number:text> </number:text>
      <number:currency-symbol>KRW</number:currency-symbol>
      <style:map style:condition="value()&gt;=0" style:apply-style-name="N5170P0"/>
    </number:currency-style>
    <number:date-style style:name="N5171P0" style:volatile="true">
      <number:year number:style="long"/>
      <number:text>년 </number:text>
      <number:month/>
      <number:text>월 </number:text>
      <number:day/>
      <number:text>일</number:text>
    </number:date-style>
    <number:text-style style:name="N5171">
      <number:text-content/>
      <style:map style:condition="value()&gt;=0" style:apply-style-name="N5171P0"/>
    </number:text-style>
    <number:number-style style:name="N5173P0" style:volatile="true">
      <number:text> \</number:text>
      <number:number number:decimal-places="0" number:min-integer-digits="1" number:grouping="true"/>
      <number:text> </number:text>
    </number:number-style>
    <number:number-style style:name="N5173P1" style:volatile="true">
      <number:text> \(</number:text>
      <number:number number:decimal-places="0" number:min-integer-digits="1" number:grouping="true"/>
      <number:text>)</number:text>
    </number:number-style>
    <number:number-style style:name="N5173P2" style:volatile="true">
      <number:text> \-</number:text>
      <number:number number:decimal-places="0" number:min-integer-digits="0"/>
      <number:text> </number:text>
    </number:number-style>
    <number:text-style style:name="N5173">
      <number:text-content/>
      <number:text> </number:text>
      <style:map style:condition="value()&gt;0" style:apply-style-name="N5173P0"/>
      <style:map style:condition="value()&lt;0" style:apply-style-name="N5173P1"/>
      <style:map style:condition="value()=0" style:apply-style-name="N5173P2"/>
    </number:text-style>
    <number:number-style style:name="N5174P0" style:volatile="true">
      <number:text> \</number:text>
      <number:number number:decimal-places="0" number:min-integer-digits="1" number:grouping="true"/>
      <number:text> </number:text>
    </number:number-style>
    <number:number-style style:name="N5174P1" style:volatile="true">
      <number:text> \(</number:text>
      <number:number number:decimal-places="0" number:min-integer-digits="1" number:grouping="true"/>
      <number:text>)</number:text>
    </number:number-style>
    <number:number-style style:name="N5174P2" style:volatile="true">
      <number:text> \- </number:text>
    </number:number-style>
    <number:text-style style:name="N5174">
      <number:text-content/>
      <number:text> </number:text>
      <style:map style:condition="value()&gt;0" style:apply-style-name="N5174P0"/>
      <style:map style:condition="value()&lt;0" style:apply-style-name="N5174P1"/>
      <style:map style:condition="value()=0" style:apply-style-name="N5174P2"/>
    </number:text-style>
    <number:date-style style:name="N5175P0" style:volatile="true">
      <number:year number:style="long"/>
      <number:text>년 </number:text>
      <number:month/>
      <number:text>월</number:text>
    </number:date-style>
    <number:text-style style:name="N5175">
      <number:text-content/>
      <style:map style:condition="value()&gt;=0" style:apply-style-name="N5175P0"/>
    </number:text-style>
    <number:date-style style:name="N5176P0" style:volatile="true">
      <number:year/>
      <number:text>年 </number:text>
      <number:month/>
      <number:text>月 </number:text>
      <number:day/>
      <number:text>日</number:text>
    </number:date-style>
    <number:text-style style:name="N5176">
      <number:text-content/>
      <style:map style:condition="value()&gt;=0" style:apply-style-name="N5176P0"/>
    </number:text-style>
    <number:number-style style:name="N5178P0" style:volatile="true">
      <number:text> ¥</number:text>
      <number:number number:decimal-places="0" number:min-integer-digits="1" number:grouping="true"/>
      <number:text> </number:text>
    </number:number-style>
    <number:number-style style:name="N5178P1" style:volatile="true">
      <number:text>-¥</number:text>
      <number:number number:decimal-places="0" number:min-integer-digits="1" number:grouping="true"/>
      <number:text> </number:text>
    </number:number-style>
    <number:number-style style:name="N5178P2" style:volatile="true">
      <number:text> ¥- </number:text>
    </number:number-style>
    <number:text-style style:name="N5178">
      <number:text-content/>
      <number:text> </number:text>
      <style:map style:condition="value()&gt;0" style:apply-style-name="N5178P0"/>
      <style:map style:condition="value()&lt;0" style:apply-style-name="N5178P1"/>
      <style:map style:condition="value()=0" style:apply-style-name="N5178P2"/>
    </number:text-style>
    <number:number-style style:name="N5180P0" style:volatile="true">
      <number:text> ¥</number:text>
      <number:number number:decimal-places="2" number:min-integer-digits="1" number:grouping="true"/>
      <number:text> </number:text>
    </number:number-style>
    <number:number-style style:name="N5180P1" style:volatile="true">
      <number:text>-¥</number:text>
      <number:number number:decimal-places="2" number:min-integer-digits="1" number:grouping="true"/>
      <number:text> </number:text>
    </number:number-style>
    <number:number-style style:name="N5180P2" style:volatile="true">
      <number:text> ¥-</number:text>
      <number:number number:decimal-places="0" number:min-integer-digits="0"/>
      <number:text> </number:text>
    </number:number-style>
    <number:text-style style:name="N5180">
      <number:text-content/>
      <number:text> </number:text>
      <style:map style:condition="value()&gt;0" style:apply-style-name="N5180P0"/>
      <style:map style:condition="value()&lt;0" style:apply-style-name="N5180P1"/>
      <style:map style:condition="value()=0" style:apply-style-name="N5180P2"/>
    </number:text-style>
    <number:number-style style:name="N5181P0" style:volatile="true">
      <number:number number:decimal-places="1" number:min-integer-digits="1" number:grouping="true"/>
      <number:text> </number:text>
    </number:number-style>
    <number:number-style style:name="N5181P1" style:volatile="true">
      <number:text>-</number:text>
      <number:number number:decimal-places="1" number:min-integer-digits="1" number:grouping="true"/>
      <number:text> </number:text>
    </number:number-style>
    <number:number-style style:name="N5181P2" style:volatile="true">
      <number:text> - </number:text>
    </number:number-style>
    <number:text-style style:name="N5181">
      <number:text-content/>
      <number:text> </number:text>
      <style:map style:condition="value()&gt;0" style:apply-style-name="N5181P0"/>
      <style:map style:condition="value()&lt;0" style:apply-style-name="N5181P1"/>
      <style:map style:condition="value()=0" style:apply-style-name="N5181P2"/>
    </number:text-style>
    <number:date-style style:name="N5182P0" style:volatile="true">
      <number:year/>
      <number:text>/</number:text>
      <number:month/>
      <number:text>/</number:text>
      <number:day/>
    </number:date-style>
    <number:text-style style:name="N5182">
      <number:text-content/>
      <style:map style:condition="value()&gt;=0" style:apply-style-name="N5182P0"/>
    </number:text-style>
    <number:number-style style:name="N5183P0" style:volatile="true">
      <number:number number:decimal-places="3" number:min-integer-digits="1" number:grouping="true"/>
      <number:text> </number:text>
    </number:number-style>
    <number:number-style style:name="N5183P1" style:volatile="true">
      <number:text>-</number:text>
      <number:number number:decimal-places="3" number:min-integer-digits="1" number:grouping="true"/>
      <number:text> </number:text>
    </number:number-style>
    <number:number-style style:name="N5183P2" style:volatile="true">
      <number:text> - </number:text>
    </number:number-style>
    <number:text-style style:name="N5183">
      <number:text-content/>
      <number:text> </number:text>
      <style:map style:condition="value()&gt;0" style:apply-style-name="N5183P0"/>
      <style:map style:condition="value()&lt;0" style:apply-style-name="N5183P1"/>
      <style:map style:condition="value()=0" style:apply-style-name="N5183P2"/>
    </number:text-style>
    <number:date-style style:name="N5184P0" style:volatile="true">
      <number:month/>
      <number:text>월 </number:text>
      <number:day/>
      <number:text>일</number:text>
    </number:date-style>
    <number:text-style style:name="N5184">
      <number:text-content/>
      <style:map style:condition="value()&gt;=0" style:apply-style-name="N5184P0"/>
    </number:text-style>
    <number:date-style style:name="N5185">
      <number:year number:style="long"/>
      <number:text>년 </number:text>
      <number:month/>
      <number:text>월 </number:text>
      <number:day/>
      <number:text>일 </number:text>
      <number:hours/>
      <number:text>시 </number:text>
      <number:minutes/>
      <number:text>분 </number:text>
      <number:seconds/>
      <number:text>초</number:text>
    </number:date-style>
    <number:date-style style:name="N5186">
      <number:year/>
      <number:text>年 </number:text>
      <number:month/>
      <number:text>月</number:text>
    </number:date-style>
    <number:date-style style:name="N5187">
      <number:year number:style="long"/>
      <number:text>年 </number:text>
      <number:month/>
      <number:text>月</number:text>
    </number:date-style>
    <number:date-style style:name="N5188">
      <number:year/>
      <number:text>/</number:text>
      <number:month/>
      <number:text>/</number:text>
      <number:day/>
      <number:text> </number:text>
      <number:day-of-week number:style="long"/>
    </number:date-style>
    <number:date-style style:name="N5189">
      <number:year number:style="long"/>
      <number:text>/</number:text>
      <number:month/>
      <number:text>/</number:text>
      <number:day/>
      <number:text> </number:text>
      <number:day-of-week number:style="long"/>
      <number:text> </number:text>
    </number:date-style>
    <number:time-style style:name="N5190">
      <number:hours/>
      <number:text>時 </number:text>
      <number:minutes/>
      <number:text>分</number:text>
    </number:time-style>
    <number:time-style style:name="N5191">
      <number:hours/>
      <number:text>時 </number:text>
      <number:minutes/>
      <number:text>分 </number:text>
      <number:seconds/>
      <number:text>秒</number:text>
    </number:time-style>
    <number:time-style style:name="N5192">
      <number:am-pm/>
      <number:text> </number:text>
      <number:hours/>
      <number:text>時 </number:text>
      <number:minutes/>
      <number:text>分 </number:text>
      <number:seconds/>
      <number:text>秒</number:text>
    </number:time-style>
    <number:time-style style:name="N5193">
      <number:am-pm/>
      <number:text> </number:text>
      <number:hours/>
      <number:text>時 </number:text>
      <number:minutes/>
      <number:text>分</number:text>
    </number:time-style>
    <number:date-style style:name="N5194">
      <number:year/>
      <number:text>年 </number:text>
      <number:month/>
      <number:text>月 </number:text>
      <number:day/>
      <number:text>日 </number:text>
      <number:hours/>
      <number:text>時 </number:text>
      <number:minutes/>
      <number:text>分 </number:text>
      <number:seconds/>
      <number:text>秒</number:text>
    </number:date-style>
    <number:date-style style:name="N5195">
      <number:year number:style="long"/>
      <number:text>年 </number:text>
      <number:month/>
      <number:text>月 </number:text>
      <number:day/>
      <number:text>日 </number:text>
      <number:hours/>
      <number:text>時 </number:text>
      <number:minutes/>
      <number:text>分 </number:text>
      <number:seconds/>
      <number:text>秒</number:text>
    </number:date-style>
    <number:date-style style:name="N5196">
      <number:year number:style="long"/>
      <number:text>. </number:text>
      <number:month/>
      <number:text>. </number:text>
      <number:day/>
      <number:text>. (</number:text>
      <number:day-of-week/>
      <number:text>)</number:text>
    </number:date-style>
    <number:date-style style:name="N5197">
      <number:year number:style="long"/>
      <number:text>. </number:text>
      <number:month/>
      <number:text>. </number:text>
      <number:day/>
      <number:text>. </number:text>
      <number:day-of-week number:style="long"/>
    </number:date-style>
    <number:date-style style:name="N5198">
      <number:year number:calendar="hanja" number:style="long"/>
      <number:text>. </number:text>
      <number:month number:calendar="hanja"/>
      <number:text>. </number:text>
      <number:day number:calendar="hanja"/>
      <number:text>. (</number:text>
      <number:day-of-week number:calendar="hanja"/>
      <number:text>)</number:text>
    </number:date-style>
    <number:date-style style:name="N5199">
      <number:year number:calendar="hanja" number:style="long"/>
      <number:text>. </number:text>
      <number:month number:calendar="hanja"/>
      <number:text>. </number:text>
      <number:day number:calendar="hanja"/>
      <number:text>. </number:text>
      <number:day-of-week number:calendar="hanja" number:style="long"/>
    </number:date-style>
    <number:date-style style:name="N5200">
      <number:year/>
      <number:text>. </number:text>
      <number:month/>
      <number:text>. </number:text>
      <number:day/>
      <number:text>. (</number:text>
      <number:day-of-week/>
      <number:text>)</number:text>
    </number:date-style>
    <number:date-style style:name="N5201">
      <number:year/>
      <number:text>. </number:text>
      <number:month/>
      <number:text>. </number:text>
      <number:day/>
      <number:text>. </number:text>
      <number:day-of-week number:style="long"/>
    </number:date-style>
    <number:date-style style:name="N5202">
      <number:year number:calendar="hanja"/>
      <number:text>. </number:text>
      <number:month number:calendar="hanja"/>
      <number:text>. </number:text>
      <number:day number:calendar="hanja"/>
      <number:text>. (</number:text>
      <number:day-of-week number:calendar="hanja"/>
      <number:text>)</number:text>
    </number:date-style>
    <number:date-style style:name="N5203">
      <number:year number:calendar="hanja"/>
      <number:text>. </number:text>
      <number:month number:calendar="hanja"/>
      <number:text>. </number:text>
      <number:day number:calendar="hanja"/>
      <number:text>. </number:text>
      <number:day-of-week number:calendar="hanja" number:style="long"/>
    </number:date-style>
    <number:date-style style:name="N5204">
      <number:year/>
      <number:text>년 </number:text>
      <number:month/>
      <number:text>월 </number:text>
      <number:day/>
      <number:text>일 (</number:text>
      <number:day-of-week/>
      <number:text>)</number:text>
    </number:date-style>
    <number:date-style style:name="N5205">
      <number:year number:style="long"/>
      <number:text>년 </number:text>
      <number:month/>
      <number:text>월 </number:text>
      <number:day/>
      <number:text>일 (</number:text>
      <number:day-of-week/>
      <number:text>)</number:text>
    </number:date-style>
    <number:date-style style:name="N5206">
      <number:year number:calendar="hanja" number:style="long"/>
      <number:text>年 </number:text>
      <number:month number:calendar="hanja"/>
      <number:text>月 </number:text>
      <number:day number:calendar="hanja"/>
      <number:text>日 (</number:text>
      <number:day-of-week number:calendar="hanja"/>
      <number:text>)</number:text>
    </number:date-style>
    <number:date-style style:name="N5207">
      <number:year number:calendar="hanja"/>
      <number:text>年 </number:text>
      <number:month number:calendar="hanja"/>
      <number:text>月 </number:text>
      <number:day number:calendar="hanja"/>
      <number:text>日 (</number:text>
      <number:day-of-week number:calendar="hanja"/>
      <number:text>)</number:text>
    </number:date-style>
    <number:date-style style:name="N5208P0" style:volatile="true">
      <number:year number:calendar="hanja_yoil" number:style="long"/>
      <number:text>/</number:text>
      <number:month number:calendar="hanja_yoil"/>
      <number:text>/</number:text>
      <number:day number:calendar="hanja_yoil"/>
      <number:text> </number:text>
      <number:day-of-week number:calendar="hanja_yoil" number:style="long"/>
    </number:date-style>
    <number:text-style style:name="N5208">
      <number:text-content/>
      <style:map style:condition="value()&gt;=0" style:apply-style-name="N5208P0"/>
    </number:text-style>
    <number:number-style style:name="N5209P0" style:volatile="true">
      <number:text>US$</number:text>
      <number:number number:decimal-places="2" number:min-integer-digits="1" number:grouping="true"/>
    </number:number-style>
    <number:number-style style:name="N5209">
      <style:text-properties fo:color="#000000"/>
      <number:text>-US$</number:text>
      <number:number number:decimal-places="2" number:min-integer-digits="1" number:grouping="true"/>
      <style:map style:condition="value()&gt;=0" style:apply-style-name="N5209P0"/>
    </number:number-style>
    <number:number-style style:name="N5210P0" style:volatile="true">
      <number:number number:decimal-places="0" number:min-integer-digits="1" number:grouping="true"/>
    </number:number-style>
    <number:number-style style:name="N5210">
      <style:text-properties fo:color="#000000"/>
      <number:text>\-</number:text>
      <number:number number:decimal-places="0" number:min-integer-digits="1" number:grouping="true"/>
      <style:map style:condition="value()&gt;=0" style:apply-style-name="N5210P0"/>
    </number:number-style>
    <number:number-style style:name="N5211P0" style:volatile="true">
      <number:text>NT$</number:text>
      <number:number number:decimal-places="0" number:min-integer-digits="1" number:grouping="true"/>
    </number:number-style>
    <number:number-style style:name="N5211">
      <style:text-properties fo:color="#000000"/>
      <number:text>-NT$</number:text>
      <number:number number:decimal-places="0" number:min-integer-digits="1" number:grouping="true"/>
      <style:map style:condition="value()&gt;=0" style:apply-style-name="N5211P0"/>
    </number:number-style>
    <number:number-style style:name="N5212P0" style:volatile="true">
      <number:text>NT$</number:text>
      <number:number number:decimal-places="2" number:min-integer-digits="1" number:grouping="true"/>
    </number:number-style>
    <number:number-style style:name="N5212">
      <style:text-properties fo:color="#000000"/>
      <number:text>-NT$</number:text>
      <number:number number:decimal-places="2" number:min-integer-digits="1" number:grouping="true"/>
      <style:map style:condition="value()&gt;=0" style:apply-style-name="N5212P0"/>
    </number:number-style>
    <number:number-style style:name="N5216P0" style:volatile="true">
      <number:text> NT$</number:text>
      <number:number number:decimal-places="0" number:min-integer-digits="1" number:grouping="true"/>
      <number:text> </number:text>
    </number:number-style>
    <number:number-style style:name="N5216P1" style:volatile="true">
      <number:text>-NT$</number:text>
      <number:number number:decimal-places="0" number:min-integer-digits="1" number:grouping="true"/>
      <number:text> </number:text>
    </number:number-style>
    <number:number-style style:name="N5216P2" style:volatile="true">
      <number:text> NT$- </number:text>
    </number:number-style>
    <number:text-style style:name="N5216">
      <number:text-content/>
      <number:text> </number:text>
      <style:map style:condition="value()&gt;0" style:apply-style-name="N5216P0"/>
      <style:map style:condition="value()&lt;0" style:apply-style-name="N5216P1"/>
      <style:map style:condition="value()=0" style:apply-style-name="N5216P2"/>
    </number:text-style>
    <number:number-style style:name="N5220P0" style:volatile="true">
      <number:text> NT$</number:text>
      <number:number number:decimal-places="2" number:min-integer-digits="1" number:grouping="true"/>
      <number:text> </number:text>
    </number:number-style>
    <number:number-style style:name="N5220P1" style:volatile="true">
      <number:text>-NT$</number:text>
      <number:number number:decimal-places="2" number:min-integer-digits="1" number:grouping="true"/>
      <number:text> </number:text>
    </number:number-style>
    <number:number-style style:name="N5220P2" style:volatile="true">
      <number:text> NT$-</number:text>
      <number:number number:decimal-places="0" number:min-integer-digits="0"/>
      <number:text> </number:text>
    </number:number-style>
    <number:text-style style:name="N5220">
      <number:text-content/>
      <number:text> </number:text>
      <style:map style:condition="value()&gt;0" style:apply-style-name="N5220P0"/>
      <style:map style:condition="value()&lt;0" style:apply-style-name="N5220P1"/>
      <style:map style:condition="value()=0" style:apply-style-name="N5220P2"/>
    </number:text-style>
    <number:date-style style:name="N5221">
      <number:month/>
      <number:text>月 </number:text>
      <number:day/>
      <number:text>日</number:text>
    </number:date-style>
    <number:currency-style style:name="N5223P0" style:volatile="true">
      <number:number number:decimal-places="0" number:min-integer-digits="0" number:grouping="true"/>
      <number:text> </number:text>
      <number:currency-symbol>USD</number:currency-symbol>
    </number:currency-style>
    <number:currency-style style:name="N5223">
      <number:text>-</number:text>
      <number:number number:decimal-places="0" number:min-integer-digits="0" number:grouping="true"/>
      <number:text> </number:text>
      <number:currency-symbol>USD</number:currency-symbol>
      <style:map style:condition="value()&gt;=0" style:apply-style-name="N5223P0"/>
    </number:currency-style>
    <number:currency-style style:name="N5225P0" style:volatile="true">
      <number:number number:decimal-places="1" number:min-integer-digits="0" number:grouping="true"/>
      <number:text> </number:text>
      <number:currency-symbol>USD</number:currency-symbol>
    </number:currency-style>
    <number:currency-style style:name="N5225">
      <number:text>-</number:text>
      <number:number number:decimal-places="1" number:min-integer-digits="0" number:grouping="true"/>
      <number:text> </number:text>
      <number:currency-symbol>USD</number:currency-symbol>
      <style:map style:condition="value()&gt;=0" style:apply-style-name="N5225P0"/>
    </number:currency-style>
    <number:number-style style:name="N5226P0" style:volatile="true">
      <number:number number:decimal-places="0" number:min-integer-digits="1" number:grouping="true"/>
      <number:text> ￦</number:text>
    </number:number-style>
    <number:number-style style:name="N5226">
      <style:text-properties fo:color="#000000"/>
      <number:text>-</number:text>
      <number:number number:decimal-places="0" number:min-integer-digits="1" number:grouping="true"/>
      <number:text> ￦</number:text>
      <style:map style:condition="value()&gt;=0" style:apply-style-name="N5226P0"/>
    </number:number-style>
    <number:number-style style:name="N5227P0" style:volatile="true">
      <number:number number:decimal-places="2" number:min-integer-digits="1" number:grouping="true"/>
      <number:text> ￦</number:text>
    </number:number-style>
    <number:number-style style:name="N5227">
      <style:text-properties fo:color="#000000"/>
      <number:text>-</number:text>
      <number:number number:decimal-places="2" number:min-integer-digits="1" number:grouping="true"/>
      <number:text> ￦</number:text>
      <style:map style:condition="value()&gt;=0" style:apply-style-name="N5227P0"/>
    </number:number-style>
    <number:number-style style:name="N5228">
      <number:text>   </number:text>
      <number:number number:decimal-places="0" number:min-integer-digits="1"/>
    </number:number-style>
    <number:number-style style:name="N5229">
      <number:text>   </number:text>
      <number:number number:decimal-places="0" number:min-integer-digits="0"/>
    </number:number-style>
    <number:date-style style:name="N5230">
      <number:year number:style="long"/>
      <number:text>年 </number:text>
      <number:month/>
      <number:text>月 </number:text>
      <number:day/>
      <number:text>日</number:text>
    </number:date-style>
    <number:number-style style:name="N5231P0" style:volatile="true">
      <number:number number:decimal-places="0" number:min-integer-digits="1" number:grouping="true"/>
      <number:text> ￦</number:text>
    </number:number-style>
    <number:number-style style:name="N5231">
      <style:text-properties fo:color="#ff0000"/>
      <number:text>-</number:text>
      <number:number number:decimal-places="0" number:min-integer-digits="1" number:grouping="true"/>
      <number:text> ￦</number:text>
      <style:map style:condition="value()&gt;=0" style:apply-style-name="N5231P0"/>
    </number:number-style>
    <number:number-style style:name="N5232P0" style:volatile="true">
      <number:number number:decimal-places="2" number:min-integer-digits="1" number:grouping="true"/>
      <number:text> ￦</number:text>
    </number:number-style>
    <number:number-style style:name="N5232">
      <style:text-properties fo:color="#ff0000"/>
      <number:text>-</number:text>
      <number:number number:decimal-places="2" number:min-integer-digits="1" number:grouping="true"/>
      <number:text> ￦</number:text>
      <style:map style:condition="value()&gt;=0" style:apply-style-name="N5232P0"/>
    </number:number-style>
    <number:currency-style style:name="N5233P0" style:volatile="true">
      <number:number number:decimal-places="0" number:min-integer-digits="0" number:grouping="true"/>
      <number:text> </number:text>
      <number:currency-symbol>USD</number:currency-symbol>
    </number:currency-style>
    <number:currency-style style:name="N5233">
      <style:text-properties fo:color="#ff0000"/>
      <number:text>-</number:text>
      <number:number number:decimal-places="0" number:min-integer-digits="0" number:grouping="true"/>
      <number:text> </number:text>
      <number:currency-symbol>USD</number:currency-symbol>
      <style:map style:condition="value()&gt;=0" style:apply-style-name="N5233P0"/>
    </number:currency-style>
    <number:currency-style style:name="N5234P0" style:volatile="true">
      <number:number number:decimal-places="1" number:min-integer-digits="0" number:grouping="true"/>
      <number:text> </number:text>
      <number:currency-symbol>USD</number:currency-symbol>
    </number:currency-style>
    <number:currency-style style:name="N5234">
      <style:text-properties fo:color="#ff0000"/>
      <number:text>-</number:text>
      <number:number number:decimal-places="1" number:min-integer-digits="0" number:grouping="true"/>
      <number:text> </number:text>
      <number:currency-symbol>USD</number:currency-symbol>
      <style:map style:condition="value()&gt;=0" style:apply-style-name="N5234P0"/>
    </number:currency-style>
    <number:number-style style:name="N5235P0" style:volatile="true">
      <number:number number:decimal-places="0" number:min-integer-digits="0" number:grouping="true"/>
    </number:number-style>
    <number:number-style style:name="N5235">
      <style:text-properties fo:color="#ff0000"/>
      <number:text>-</number:text>
      <number:number number:decimal-places="0" number:min-integer-digits="0" number:grouping="true"/>
      <style:map style:condition="value()&gt;=0" style:apply-style-name="N5235P0"/>
    </number:number-style>
    <number:number-style style:name="N5236P0" style:volatile="true">
      <number:number number:decimal-places="1" number:min-integer-digits="0" number:grouping="true"/>
    </number:number-style>
    <number:number-style style:name="N5236">
      <style:text-properties fo:color="#ff0000"/>
      <number:text>-</number:text>
      <number:number number:decimal-places="1" number:min-integer-digits="0" number:grouping="true"/>
      <style:map style:condition="value()&gt;=0" style:apply-style-name="N5236P0"/>
    </number:number-style>
    <number:percentage-style style:name="N5237P0" style:volatile="true">
      <number:number number:decimal-places="2" number:min-integer-digits="0"/>
      <number:text>%</number:text>
    </number:percentage-style>
    <number:percentage-style style:name="N5237">
      <style:text-properties fo:color="#ff0000"/>
      <number:text>-</number:text>
      <number:number number:decimal-places="2" number:min-integer-digits="0"/>
      <number:text>%</number:text>
      <style:map style:condition="value()&gt;=0" style:apply-style-name="N5237P0"/>
    </number:percentage-style>
    <number:currency-style style:name="N5239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5239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5239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5239P0"/>
      <style:map style:condition="value()&lt;0" style:apply-style-name="N5239P1"/>
    </number:currency-style>
    <number:currency-style style:name="N5241P0" style:volatile="true">
      <number:currency-symbol number:language="zh" number:country="HK">HK$</number:currency-symbol>
      <number:number number:decimal-places="2" number:min-integer-digits="1" number:grouping="true"/>
      <number:text> </number:text>
    </number:currency-style>
    <number:currency-style style:name="N5241">
      <number:text>(</number:text>
      <number:currency-symbol number:language="zh" number:country="HK">HK$</number:currency-symbol>
      <number:number number:decimal-places="2" number:min-integer-digits="1" number:grouping="true"/>
      <number:text>)</number:text>
      <style:map style:condition="value()&gt;=0" style:apply-style-name="N5241P0"/>
    </number:currency-style>
    <number:date-style style:name="N5242">
      <number:year number:style="long"/>
      <number:text>-</number:text>
      <number:month number:style="long"/>
    </number:date-style>
    <number:number-style style:name="N5244P0" style:volatile="true">
      <number:number number:decimal-places="0" number:min-integer-digits="1" number:grouping="true"/>
      <number:text> </number:text>
    </number:number-style>
    <number:number-style style:name="N5244P1" style:volatile="true">
      <number:text>\!-</number:text>
      <number:number number:decimal-places="0" number:min-integer-digits="1" number:grouping="true"/>
      <number:text> </number:text>
    </number:number-style>
    <number:number-style style:name="N5244P2" style:volatile="true">
      <number:text> - </number:text>
    </number:number-style>
    <number:text-style style:name="N5244">
      <number:text-content/>
      <number:text> </number:text>
      <style:map style:condition="value()&gt;0" style:apply-style-name="N5244P0"/>
      <style:map style:condition="value()&lt;0" style:apply-style-name="N5244P1"/>
      <style:map style:condition="value()=0" style:apply-style-name="N5244P2"/>
    </number:text-style>
    <number:number-style style:name="N5246P0" style:volatile="true">
      <number:text> \</number:text>
      <number:number number:decimal-places="0" number:min-integer-digits="1" number:grouping="true"/>
      <number:text> </number:text>
    </number:number-style>
    <number:number-style style:name="N5246P1" style:volatile="true">
      <number:text>\!-\</number:text>
      <number:number number:decimal-places="0" number:min-integer-digits="1" number:grouping="true"/>
      <number:text> </number:text>
    </number:number-style>
    <number:number-style style:name="N5246P2" style:volatile="true">
      <number:text> \- </number:text>
    </number:number-style>
    <number:text-style style:name="N5246">
      <number:text-content/>
      <number:text> </number:text>
      <style:map style:condition="value()&gt;0" style:apply-style-name="N5246P0"/>
      <style:map style:condition="value()&lt;0" style:apply-style-name="N5246P1"/>
      <style:map style:condition="value()=0" style:apply-style-name="N5246P2"/>
    </number:text-style>
    <number:number-style style:name="N5247">
      <number:text>-</number:text>
      <number:number number:decimal-places="0" number:min-integer-digits="1"/>
      <number:text>-</number:text>
    </number:number-style>
    <number:date-style style:name="N5248">
      <number:day/>
      <number:text>/</number:text>
      <number:month number:style="long"/>
      <number:text>/</number:text>
      <number:year/>
    </number:date-style>
    <number:number-style style:name="N5249P0" style:volatile="true">
      <number:text>t$</number:text>
      <number:number number:decimal-places="0" number:min-integer-digits="1" number:grouping="true"/>
      <number:text> </number:text>
    </number:number-style>
    <number:number-style style:name="N5249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5249P0"/>
    </number:number-style>
    <number:number-style style:name="N5250P0" style:volatile="true">
      <number:text>t$</number:text>
      <number:number number:decimal-places="2" number:min-integer-digits="1" number:grouping="true"/>
      <number:text> </number:text>
    </number:number-style>
    <number:number-style style:name="N5250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5250P0"/>
    </number:number-style>
    <number:number-style style:name="N5251P0" style:volatile="true">
      <number:number number:decimal-places="0" number:min-integer-digits="1" number:grouping="true"/>
      <number:text> ฿</number:text>
    </number:number-style>
    <number:number-style style:name="N5251">
      <style:text-properties fo:color="#ff0000"/>
      <number:text>-</number:text>
      <number:number number:decimal-places="0" number:min-integer-digits="1" number:grouping="true"/>
      <number:text> ฿</number:text>
      <style:map style:condition="value()&gt;=0" style:apply-style-name="N5251P0"/>
    </number:number-style>
    <number:number-style style:name="N5252P0" style:volatile="true">
      <number:number number:decimal-places="2" number:min-integer-digits="1" number:grouping="true"/>
      <number:text> ฿</number:text>
    </number:number-style>
    <number:number-style style:name="N5252">
      <style:text-properties fo:color="#ff0000"/>
      <number:text>-</number:text>
      <number:number number:decimal-places="2" number:min-integer-digits="1" number:grouping="true"/>
      <number:text> ฿</number:text>
      <style:map style:condition="value()&gt;=0" style:apply-style-name="N5252P0"/>
    </number:number-style>
    <number:number-style style:name="N5253P0" style:volatile="true">
      <number:text>฿</number:text>
      <number:number number:decimal-places="0" number:min-integer-digits="1" number:grouping="true"/>
    </number:number-style>
    <number:number-style style:name="N5253">
      <style:text-properties fo:color="#ff0000"/>
      <number:text>-฿</number:text>
      <number:number number:decimal-places="0" number:min-integer-digits="1" number:grouping="true"/>
      <style:map style:condition="value()&gt;=0" style:apply-style-name="N5253P0"/>
    </number:number-style>
    <number:number-style style:name="N5254P0" style:volatile="true">
      <number:text>฿</number:text>
      <number:number number:decimal-places="2" number:min-integer-digits="1" number:grouping="true"/>
    </number:number-style>
    <number:number-style style:name="N5254">
      <style:text-properties fo:color="#ff0000"/>
      <number:text>-฿</number:text>
      <number:number number:decimal-places="2" number:min-integer-digits="1" number:grouping="true"/>
      <style:map style:condition="value()&gt;=0" style:apply-style-name="N5254P0"/>
    </number:number-style>
    <number:number-style style:name="N5255P0" style:volatile="true">
      <number:text>t฿</number:text>
      <number:number number:decimal-places="0" number:min-integer-digits="1" number:grouping="true"/>
      <number:text> </number:text>
    </number:number-style>
    <number:number-style style:name="N5255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5255P0"/>
    </number:number-style>
    <number:number-style style:name="N5256P0" style:volatile="true">
      <number:text>t฿</number:text>
      <number:number number:decimal-places="2" number:min-integer-digits="1" number:grouping="true"/>
      <number:text> </number:text>
    </number:number-style>
    <number:number-style style:name="N5256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5256P0"/>
    </number:number-style>
    <number:number-style style:name="N5257P0" style:volatile="true">
      <number:text>ฃ</number:text>
      <number:number number:decimal-places="0" number:min-integer-digits="1" number:grouping="true"/>
    </number:number-style>
    <number:number-style style:name="N5257">
      <style:text-properties fo:color="#ff0000"/>
      <number:text>-ฃ</number:text>
      <number:number number:decimal-places="0" number:min-integer-digits="1" number:grouping="true"/>
      <style:map style:condition="value()&gt;=0" style:apply-style-name="N5257P0"/>
    </number:number-style>
    <number:number-style style:name="N5258P0" style:volatile="true">
      <number:text>ฃ</number:text>
      <number:number number:decimal-places="2" number:min-integer-digits="1" number:grouping="true"/>
    </number:number-style>
    <number:number-style style:name="N5258">
      <style:text-properties fo:color="#ff0000"/>
      <number:text>-ฃ</number:text>
      <number:number number:decimal-places="2" number:min-integer-digits="1" number:grouping="true"/>
      <style:map style:condition="value()&gt;=0" style:apply-style-name="N5258P0"/>
    </number:number-style>
    <number:number-style style:name="N5259P0" style:volatile="true">
      <number:text>ฃ</number:text>
      <number:number number:decimal-places="0" number:min-integer-digits="1" number:grouping="true"/>
    </number:number-style>
    <number:number-style style:name="N5259">
      <style:text-properties fo:color="#000000"/>
      <number:text>-ฃ</number:text>
      <number:number number:decimal-places="0" number:min-integer-digits="1" number:grouping="true"/>
      <style:map style:condition="value()&gt;=0" style:apply-style-name="N5259P0"/>
    </number:number-style>
    <number:number-style style:name="N5260P0" style:volatile="true">
      <number:text>ฃ</number:text>
      <number:number number:decimal-places="2" number:min-integer-digits="1" number:grouping="true"/>
    </number:number-style>
    <number:number-style style:name="N5260">
      <style:text-properties fo:color="#000000"/>
      <number:text>-ฃ</number:text>
      <number:number number:decimal-places="2" number:min-integer-digits="1" number:grouping="true"/>
      <style:map style:condition="value()&gt;=0" style:apply-style-name="N5260P0"/>
    </number:number-style>
    <number:currency-style style:name="N5262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5262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5262P0"/>
    </number:currency-style>
    <number:currency-style style:name="N5264P0" style:volatile="true">
      <number:currency-symbol number:language="id" number:country="ID">Rp</number:currency-symbol>
      <number:number number:decimal-places="1" number:min-integer-digits="1" number:grouping="true"/>
    </number:currency-style>
    <number:currency-style style:name="N5264">
      <style:text-properties fo:color="#ff0000"/>
      <number:text>-</number:text>
      <number:currency-symbol number:language="id" number:country="ID">Rp</number:currency-symbol>
      <number:number number:decimal-places="1" number:min-integer-digits="1" number:grouping="true"/>
      <style:map style:condition="value()&gt;=0" style:apply-style-name="N5264P0"/>
    </number:currency-style>
    <number:currency-style style:name="N5266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5266">
      <style:text-properties fo:color="#ff0000"/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5266P0"/>
    </number:currency-style>
    <number:currency-style style:name="N5267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5267"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5267P0"/>
    </number:currency-style>
    <number:number-style style:name="N5268">
      <number:number number:decimal-places="3" number:min-integer-digits="2"/>
    </number:number-style>
    <number:date-style style:name="N5269P0" style:volatile="true">
      <number:day/>
      <number:text>/</number:text>
      <number:month number:style="long"/>
      <number:text>/</number:text>
      <number:year number:style="long"/>
    </number:date-style>
    <number:text-style style:name="N5269">
      <number:text-content/>
      <style:map style:condition="value()&gt;=0" style:apply-style-name="N5269P0"/>
    </number:text-style>
    <number:date-style style:name="N5270P0" style:volatile="true">
      <number:day/>
      <number:text>/</number:text>
      <number:month number:style="long"/>
      <number:text>/</number:text>
      <number:year/>
    </number:date-style>
    <number:text-style style:name="N5270">
      <number:text-content/>
      <style:map style:condition="value()&gt;=0" style:apply-style-name="N5270P0"/>
    </number:text-style>
    <number:date-style style:name="N5271P0" style:volatile="true">
      <number:day/>
      <number:text>/</number:text>
      <number:month/>
      <number:text>/</number:text>
      <number:year/>
    </number:date-style>
    <number:text-style style:name="N5271">
      <number:text-content/>
      <style:map style:condition="value()&gt;=0" style:apply-style-name="N5271P0"/>
    </number:text-style>
    <number:number-style style:name="N5272P0" style:volatile="true">
      <number:text>t$</number:text>
      <number:number number:decimal-places="0" number:min-integer-digits="1" number:grouping="true"/>
      <number:text> </number:text>
    </number:number-style>
    <number:number-style style:name="N5272">
      <style:text-properties fo:color="#000000"/>
      <number:text>(t$</number:text>
      <number:number number:decimal-places="0" number:min-integer-digits="1" number:grouping="true"/>
      <number:text>)</number:text>
      <style:map style:condition="value()&gt;=0" style:apply-style-name="N5272P0"/>
    </number:number-style>
    <number:number-style style:name="N5273P0" style:volatile="true">
      <number:text>t$</number:text>
      <number:number number:decimal-places="2" number:min-integer-digits="1" number:grouping="true"/>
      <number:text> </number:text>
    </number:number-style>
    <number:number-style style:name="N5273">
      <style:text-properties fo:color="#000000"/>
      <number:text>(t$</number:text>
      <number:number number:decimal-places="2" number:min-integer-digits="1" number:grouping="true"/>
      <number:text>)</number:text>
      <style:map style:condition="value()&gt;=0" style:apply-style-name="N5273P0"/>
    </number:number-style>
    <number:number-style style:name="N5274P0" style:volatile="true">
      <number:number number:decimal-places="0" number:min-integer-digits="1" number:grouping="true"/>
      <number:text> ฿</number:text>
    </number:number-style>
    <number:number-style style:name="N5274">
      <style:text-properties fo:color="#000000"/>
      <number:text>-</number:text>
      <number:number number:decimal-places="0" number:min-integer-digits="1" number:grouping="true"/>
      <number:text> ฿</number:text>
      <style:map style:condition="value()&gt;=0" style:apply-style-name="N5274P0"/>
    </number:number-style>
    <number:number-style style:name="N5275P0" style:volatile="true">
      <number:number number:decimal-places="2" number:min-integer-digits="1" number:grouping="true"/>
      <number:text> ฿</number:text>
    </number:number-style>
    <number:number-style style:name="N5275">
      <style:text-properties fo:color="#000000"/>
      <number:text>-</number:text>
      <number:number number:decimal-places="2" number:min-integer-digits="1" number:grouping="true"/>
      <number:text> ฿</number:text>
      <style:map style:condition="value()&gt;=0" style:apply-style-name="N5275P0"/>
    </number:number-style>
    <number:number-style style:name="N5276P0" style:volatile="true">
      <number:text>฿</number:text>
      <number:number number:decimal-places="0" number:min-integer-digits="1" number:grouping="true"/>
    </number:number-style>
    <number:number-style style:name="N5276">
      <style:text-properties fo:color="#000000"/>
      <number:text>-฿</number:text>
      <number:number number:decimal-places="0" number:min-integer-digits="1" number:grouping="true"/>
      <style:map style:condition="value()&gt;=0" style:apply-style-name="N5276P0"/>
    </number:number-style>
    <number:number-style style:name="N5277P0" style:volatile="true">
      <number:text>฿</number:text>
      <number:number number:decimal-places="2" number:min-integer-digits="1" number:grouping="true"/>
    </number:number-style>
    <number:number-style style:name="N5277">
      <style:text-properties fo:color="#000000"/>
      <number:text>-฿</number:text>
      <number:number number:decimal-places="2" number:min-integer-digits="1" number:grouping="true"/>
      <style:map style:condition="value()&gt;=0" style:apply-style-name="N5277P0"/>
    </number:number-style>
    <number:number-style style:name="N5278P0" style:volatile="true">
      <number:text>t฿</number:text>
      <number:number number:decimal-places="0" number:min-integer-digits="1" number:grouping="true"/>
      <number:text> </number:text>
    </number:number-style>
    <number:number-style style:name="N5278">
      <style:text-properties fo:color="#000000"/>
      <number:text>(t฿</number:text>
      <number:number number:decimal-places="0" number:min-integer-digits="1" number:grouping="true"/>
      <number:text>)</number:text>
      <style:map style:condition="value()&gt;=0" style:apply-style-name="N5278P0"/>
    </number:number-style>
    <number:number-style style:name="N5279P0" style:volatile="true">
      <number:text>t฿</number:text>
      <number:number number:decimal-places="2" number:min-integer-digits="1" number:grouping="true"/>
      <number:text> </number:text>
    </number:number-style>
    <number:number-style style:name="N5279">
      <style:text-properties fo:color="#000000"/>
      <number:text>(t฿</number:text>
      <number:number number:decimal-places="2" number:min-integer-digits="1" number:grouping="true"/>
      <number:text>)</number:text>
      <style:map style:condition="value()&gt;=0" style:apply-style-name="N5279P0"/>
    </number:number-style>
    <number:currency-style style:name="N5280P0" style:volatile="true">
      <number:number number:decimal-places="3" number:min-integer-digits="1" number:grouping="true"/>
      <number:text> </number:text>
      <number:currency-symbol>JPY</number:currency-symbol>
    </number:currency-style>
    <number:currency-style style:name="N5280">
      <number:text>-</number:text>
      <number:number number:decimal-places="3" number:min-integer-digits="1" number:grouping="true"/>
      <number:text> </number:text>
      <number:currency-symbol>JPY</number:currency-symbol>
      <style:map style:condition="value()&gt;=0" style:apply-style-name="N5280P0"/>
    </number:currency-style>
    <number:date-style style:name="N5281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currency-style style:name="N5282P0" style:volatile="true">
      <number:text>(</number:text>
      <number:currency-symbol number:language="en" number:country="US">$</number:currency-symbol>
      <number:number number:decimal-places="0" number:min-integer-digits="1" number:grouping="true"/>
      <number:text>)</number:text>
    </number:currency-style>
    <number:currency-style style:name="N528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5282P0"/>
    </number:currency-style>
    <number:number-style style:name="N5283">
      <number:number number:decimal-places="0" number:min-integer-digits="2"/>
      <number:text> JPY/USD</number:text>
    </number:number-style>
    <number:percentage-style style:name="N10118" number:language="en" number:country="US">
      <number:number number:decimal-places="1" number:min-integer-digits="1"/>
      <number:text>%</number:text>
    </number:percentag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 number:style="long"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9P0"/>
    </number:currency-style>
    <number:currency-style style:name="N1014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2P0"/>
    </number:currency-style>
    <number:currency-style style:name="N10143" number:language="en" number:country="US">
      <number:number number:decimal-places="2" number:min-integer-digits="1" number:grouping="true"/>
      <number:text> </number:text>
      <number:currency-symbol>EUR</number:currency-symbol>
    </number:currency-style>
    <number:currency-style style:name="N10145P0" style:volatile="true" number:language="en" number:country="US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145" number:language="en" number:country="US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145P0"/>
    </number:currency-style>
    <number:currency-style style:name="N10147P0" style:volatile="true" number:language="en" number:country="US">
      <number:number number:decimal-places="2" number:min-integer-digits="1"/>
      <number:text> </number:text>
      <number:currency-symbol>USD</number:currency-symbol>
    </number:currency-style>
    <number:currency-style style:name="N10147" number:language="en" number:country="US">
      <number:text>-</number:text>
      <number:number number:decimal-places="2" number:min-integer-digits="1"/>
      <number:text> </number:text>
      <number:currency-symbol>USD</number:currency-symbol>
      <style:map style:condition="value()&gt;=0" style:apply-style-name="N10147P0"/>
    </number:currency-style>
    <number:currency-style style:name="N10149P0" style:volatile="true" number:language="en" number:country="US">
      <number:number number:decimal-places="0" number:min-integer-digits="1" number:grouping="true"/>
      <number:text> </number:text>
      <number:currency-symbol>USD</number:currency-symbol>
    </number:currency-style>
    <number:currency-style style:name="N10149" number:language="en" number:country="US">
      <number:text>-</number:text>
      <number:number number:decimal-places="0" number:min-integer-digits="1" number:grouping="true"/>
      <number:text> </number:text>
      <number:currency-symbol>USD</number:currency-symbol>
      <style:map style:condition="value()&gt;=0" style:apply-style-name="N10149P0"/>
    </number:currency-style>
    <number:currency-style style:name="N10150" number:language="en" number:country="US">
      <number:number number:decimal-places="2" number:min-integer-digits="1" number:grouping="true"/>
      <number:text> </number:text>
      <number:currency-symbol>JPY</number:currency-symbol>
    </number:currency-style>
    <number:currency-style style:name="N10151" number:language="en" number:country="US">
      <number:number number:decimal-places="2" number:min-integer-digits="1" number:grouping="true"/>
      <number:text> </number:text>
      <number:currency-symbol>SGD</number:currency-symbol>
    </number:currency-style>
    <number:currency-style style:name="N10152" number:language="en" number:country="US">
      <number:number number:decimal-places="2" number:min-integer-digits="1" number:grouping="true"/>
      <number:text> </number:text>
      <number:currency-symbol>USD</number:currency-symbol>
    </number:currency-style>
    <number:number-style style:name="N10153P0" style:volatile="true" number:language="en" number:country="US">
      <number:number number:decimal-places="0" number:min-integer-digits="1" number:grouping="true"/>
      <number:text> </number:text>
    </number:number-style>
    <number:number-style style:name="N10153" number:language="en" number:country="US">
      <style:text-properties fo:color="#000000"/>
      <number:text>(</number:text>
      <number:number number:decimal-places="0" number:min-integer-digits="1" number:grouping="true"/>
      <number:text>)</number:text>
      <style:map style:condition="value()&gt;=0" style:apply-style-name="N10153P0"/>
    </number:number-style>
    <number:number-style style:name="N10154P0" style:volatile="true" number:language="en" number:country="US">
      <number:number number:decimal-places="2" number:min-integer-digits="1" number:grouping="true"/>
      <number:text> </number:text>
    </number:number-style>
    <number:number-style style:name="N10154" number:language="en" number:country="US">
      <style:text-properties fo:color="#000000"/>
      <number:text>(</number:text>
      <number:number number:decimal-places="2" number:min-integer-digits="1" number:grouping="true"/>
      <number:text>)</number:text>
      <style:map style:condition="value()&gt;=0" style:apply-style-name="N10154P0"/>
    </number:number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style:text-properties fo:color="#00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6" number:language="en" number:country="US">
      <style:text-properties fo:color="#00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6P0"/>
    </number:currency-style>
    <number:currency-style style:name="N10158P0" style:volatile="true" number:language="en" number:country="US">
      <number:number number:decimal-places="2" number:min-integer-digits="1" number:grouping="true"/>
      <number:text> </number:text>
      <number:currency-symbol>AUD</number:currency-symbol>
    </number:currency-style>
    <number:currency-style style:name="N10158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>AUD</number:currency-symbol>
      <style:map style:condition="value()&gt;=0" style:apply-style-name="N10158P0"/>
    </number:currency-style>
    <number:currency-style style:name="N10159P0" style:volatile="true" number:language="en" number:country="US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159" number:language="en" number:country="US">
      <style:text-properties fo:color="#00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159P0"/>
    </number:currency-style>
    <number:percentage-style style:name="N10160" number:language="en" number:country="US">
      <number:number number:decimal-places="3" number:min-integer-digits="1"/>
      <number:text>%</number:text>
    </number:percentage-style>
    <number:number-style style:name="N10161" number:language="en" number:country="US" number:title="User-defined">
      <number:number number:decimal-places="0" number:min-integer-digits="3"/>
    </number:number-style>
    <number:number-style style:name="N10162P0" style:volatile="true" number:language="en" number:country="US">
      <number:number number:decimal-places="0" number:min-integer-digits="3"/>
    </number:number-style>
    <number:number-style style:name="N10162" number:language="en" number:country="US" number:title="User-defined">
      <number:text>-</number:text>
      <number:number number:decimal-places="0" number:min-integer-digits="3"/>
      <style:map style:condition="value()&gt;=0" style:apply-style-name="N10162P0"/>
    </number:number-style>
    <number:date-style style:name="N10163" number:language="en" number:country="US" number:title="User-defined">
      <number:month number:textual="true"/>
      <number:text> </number:text>
      <number:day number:style="long"/>
      <number:text>, </number:text>
      <number:year number:style="long"/>
    </number:date-style>
    <number:number-style style:name="N10164" number:language="en" number:country="US">
      <number:number number:decimal-places="3" number:min-integer-digits="1"/>
    </number:number-style>
    <number:number-style style:name="N10165" number:language="en" number:country="US">
      <number:number number:decimal-places="4" number:min-integer-digits="1"/>
    </number:number-style>
    <number:number-style style:name="N10166" number:language="en" number:country="US">
      <number:number number:decimal-places="1" number:min-integer-digits="1"/>
    </number:number-style>
    <number:number-style style:name="N10167" number:language="en" number:country="US">
      <number:number number:decimal-places="1" number:min-integer-digits="1" number:grouping="true"/>
    </number:number-style>
    <number:currency-style style:name="N10169P0" style:volatile="true" number:language="en" number:country="US">
      <number:currency-symbol number:language="en" number:country="US">$</number:currency-symbol>
      <number:number number:decimal-places="1" number:min-integer-digits="1" number:grouping="true"/>
    </number:currency-style>
    <number:currency-style style:name="N10169" number:language="en" number:country="US"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0169P0"/>
    </number:currency-style>
    <number:currency-style style:name="N10170" number:language="en" number:country="US">
      <number:number number:decimal-places="2" number:min-integer-digits="1" number:grouping="true"/>
      <number:text> </number:text>
      <number:currency-symbol>GBP</number:currency-symbol>
    </number:currency-style>
    <number:number-style style:name="N10171P0" style:volatile="true" number:language="en" number:country="US">
      <number:number number:decimal-places="0" number:min-integer-digits="1"/>
    </number:number-style>
    <number:number-style style:name="N10171" number:language="en" number:country="US">
      <number:text>-</number:text>
      <number:number number:decimal-places="0" number:min-integer-digits="1"/>
      <style:map style:condition="value()&gt;=0" style:apply-style-name="N10171P0"/>
    </number:number-style>
    <number:percentage-style style:name="N10172" number:language="en" number:country="US">
      <number:number number:decimal-places="1" number:min-integer-digits="0"/>
      <number:text>%</number:text>
    </number:percentage-style>
    <number:percentage-style style:name="N10173" number:language="en" number:country="US">
      <number:number number:decimal-places="0" number:min-integer-digits="0"/>
      <number:text>%</number:text>
    </number:percentage-style>
    <number:percentage-style style:name="N10174" number:language="en" number:country="US">
      <number:number number:decimal-places="0" number:min-integer-digits="2"/>
      <number:text>%</number:text>
    </number:percentage-style>
    <number:percentage-style style:name="N10175" number:language="en" number:country="US">
      <number:number number:decimal-places="0" number:min-integer-digits="3"/>
      <number:text>%</number:text>
    </number:percentage-style>
    <number:number-style style:name="N10176" number:language="en" number:country="US">
      <number:number number:decimal-places="1" number:min-integer-digits="2"/>
    </number:number-style>
    <number:date-style style:name="N10177" number:language="en" number:country="US">
      <number:day number:style="long"/>
      <number:text>- </number:text>
      <number:month number:textual="true"/>
      <number:text>-</number:text>
      <number:year/>
    </number:date-style>
    <number:number-style style:name="N10178" number:language="en" number:country="US" number:title="User-defined">
      <number:number number:decimal-places="0" number:min-integer-digits="0"/>
    </number:number-style>
    <number:number-style style:name="N10179P0" style:volatile="true" number:language="en" number:country="US">
      <number:number number:decimal-places="2" number:min-integer-digits="1" number:grouping="true"/>
    </number:number-style>
    <number:number-style style:name="N10179" number:language="en" number:country="US" number:title="User-defined">
      <number:text>-</number:text>
      <number:number number:decimal-places="2" number:min-integer-digits="1" number:grouping="true"/>
      <style:map style:condition="value()&gt;=0" style:apply-style-name="N10179P0"/>
    </number:number-style>
    <number:number-style style:name="N10180P0" style:volatile="true" number:language="en" number:country="US">
      <number:number number:decimal-places="2" number:min-integer-digits="1"/>
    </number:number-style>
    <number:number-style style:name="N10180" number:language="en" number:country="US" number:title="User-defined">
      <number:text>-</number:text>
      <number:number number:decimal-places="2" number:min-integer-digits="1"/>
      <style:map style:condition="value()&gt;=0" style:apply-style-name="N10180P0"/>
    </number:number-style>
    <number:percentage-style style:name="N10182P0" style:volatile="true" number:language="en" number:country="US">
      <number:number number:decimal-places="2" number:min-integer-digits="1" number:grouping="true"/>
      <number:text>%</number:text>
    </number:percentage-style>
    <number:percentage-style style:name="N10182" number:language="en" number:country="US">
      <number:text>-</number:text>
      <number:number number:decimal-places="2" number:min-integer-digits="1" number:grouping="true"/>
      <number:text>%</number:text>
      <style:map style:condition="value()&gt;=0" style:apply-style-name="N10182P0"/>
    </number:percentage-style>
    <number:percentage-style style:name="N10184P0" style:volatile="true" number:language="en" number:country="US">
      <number:number number:decimal-places="1" number:min-integer-digits="1" number:grouping="true"/>
      <number:text>%</number:text>
    </number:percentage-style>
    <number:percentage-style style:name="N10184" number:language="en" number:country="US">
      <number:text>-</number:text>
      <number:number number:decimal-places="1" number:min-integer-digits="1" number:grouping="true"/>
      <number:text>%</number:text>
      <style:map style:condition="value()&gt;=0" style:apply-style-name="N10184P0"/>
    </number:percentage-style>
    <number:percentage-style style:name="N10186P0" style:volatile="true" number:language="en" number:country="US">
      <number:number number:decimal-places="0" number:min-integer-digits="1" number:grouping="true"/>
      <number:text>%</number:text>
    </number:percentage-style>
    <number:percentage-style style:name="N10186" number:language="en" number:country="US">
      <number:text>-</number:text>
      <number:number number:decimal-places="0" number:min-integer-digits="1" number:grouping="true"/>
      <number:text>%</number:text>
      <style:map style:condition="value()&gt;=0" style:apply-style-name="N10186P0"/>
    </number:percentage-style>
    <number:number-style style:name="N10187P0" style:volatile="true" number:language="en" number:country="US">
      <number:number number:decimal-places="0" number:min-integer-digits="1" number:grouping="true"/>
    </number:number-style>
    <number:number-style style:name="N10187" number:language="en" number:country="US">
      <number:text>-</number:text>
      <number:number number:decimal-places="0" number:min-integer-digits="1" number:grouping="true"/>
      <style:map style:condition="value()&gt;=0" style:apply-style-name="N10187P0"/>
    </number:number-style>
    <number:number-style style:name="N10188P0" style:volatile="true" number:language="en" number:country="US">
      <number:number number:decimal-places="0" number:min-integer-digits="1" number:grouping="true"/>
    </number:number-style>
    <number:number-style style:name="N1018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88P0"/>
    </number:number-style>
    <number:number-style style:name="N10189P0" style:volatile="true" number:language="en" number:country="US">
      <number:number number:decimal-places="2" number:min-integer-digits="1" number:grouping="true"/>
    </number:number-style>
    <number:number-style style:name="N1018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89P0"/>
    </number:number-style>
    <number:number-style style:name="N10191P0" style:volatile="true" number:language="en" number:country="US">
      <number:text>$</number:text>
      <number:number number:decimal-places="0" number:min-integer-digits="1" number:grouping="true"/>
    </number:number-style>
    <number:number-style style:name="N10191" number:language="en" number:country="US">
      <number:text>($</number:text>
      <number:number number:decimal-places="0" number:min-integer-digits="1" number:grouping="true"/>
      <number:text>)</number:text>
      <style:map style:condition="value()&gt;=0" style:apply-style-name="N10191P0"/>
    </number:number-style>
    <number:number-style style:name="N10193P0" style:volatile="true" number:language="en" number:country="US">
      <number:text>$</number:text>
      <number:number number:decimal-places="2" number:min-integer-digits="1" number:grouping="true"/>
    </number:number-style>
    <number:number-style style:name="N10193" number:language="en" number:country="US">
      <number:text>($</number:text>
      <number:number number:decimal-places="2" number:min-integer-digits="1" number:grouping="true"/>
      <number:text>)</number:text>
      <style:map style:condition="value()&gt;=0" style:apply-style-name="N10193P0"/>
    </number:number-style>
    <number:number-style style:name="N10194" number:language="en" number:country="US">
      <number:fraction number:min-integer-digits="0" number:min-numerator-digits="3" number:min-denominator-digits="3"/>
    </number:number-style>
    <number:date-style style:name="N10195" number:language="en" number:country="US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0196" number:language="en" number:country="US">
      <number:scientific-number number:decimal-places="1" number:min-integer-digits="1" number:min-exponent-digits="1"/>
    </number:number-style>
    <number:time-style style:name="N10197" number:language="en" number:country="US">
      <number:minutes number:style="long"/>
      <number:text>:</number:text>
      <number:seconds number:style="long"/>
    </number:time-style>
    <number:number-style style:name="N10199P0" style:volatile="true" number:language="en" number:country="US">
      <number:text>$</number:text>
      <number:number number:decimal-places="0" number:min-integer-digits="1" number:grouping="true"/>
    </number:number-style>
    <number:number-style style:name="N10199P1" style:volatile="true" number:language="en" number:country="US">
      <number:text>$(</number:text>
      <number:number number:decimal-places="0" number:min-integer-digits="1" number:grouping="true"/>
      <number:text>)</number:text>
    </number:number-style>
    <number:number-style style:name="N10199" number:language="en" number:country="US">
      <number:text>$-</number:text>
      <style:map style:condition="value()&gt;0" style:apply-style-name="N10199P0"/>
      <style:map style:condition="value()&lt;0" style:apply-style-name="N10199P1"/>
    </number:number-style>
    <number:number-style style:name="N10201P0" style:volatile="true" number:language="en" number:country="US">
      <number:number number:decimal-places="0" number:min-integer-digits="1" number:grouping="true"/>
    </number:number-style>
    <number:number-style style:name="N1020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201" number:language="en" number:country="US">
      <number:text>-</number:text>
      <style:map style:condition="value()&gt;0" style:apply-style-name="N10201P0"/>
      <style:map style:condition="value()&lt;0" style:apply-style-name="N10201P1"/>
    </number:number-style>
    <number:number-style style:name="N10203P0" style:volatile="true" number:language="en" number:country="US">
      <number:text>$</number:text>
      <number:number number:decimal-places="2" number:min-integer-digits="1" number:grouping="true"/>
    </number:number-style>
    <number:number-style style:name="N10203P1" style:volatile="true" number:language="en" number:country="US">
      <number:text>$(</number:text>
      <number:number number:decimal-places="2" number:min-integer-digits="1" number:grouping="true"/>
      <number:text>)</number:text>
    </number:number-style>
    <number:number-style style:name="N10203" number:language="en" number:country="US">
      <number:text>$-</number:text>
      <number:number number:decimal-places="0" number:min-integer-digits="0"/>
      <style:map style:condition="value()&gt;0" style:apply-style-name="N10203P0"/>
      <style:map style:condition="value()&lt;0" style:apply-style-name="N10203P1"/>
    </number:number-style>
    <number:number-style style:name="N10205P0" style:volatile="true" number:language="en" number:country="US">
      <number:number number:decimal-places="2" number:min-integer-digits="1" number:grouping="true"/>
    </number:number-style>
    <number:number-style style:name="N10205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205" number:language="en" number:country="US">
      <number:text>-</number:text>
      <number:number number:decimal-places="0" number:min-integer-digits="0"/>
      <style:map style:condition="value()&gt;0" style:apply-style-name="N10205P0"/>
      <style:map style:condition="value()&lt;0" style:apply-style-name="N10205P1"/>
    </number:number-style>
    <number:number-style style:name="N10206" number:language="en" number:country="US" number:title="User-defined">
      <number:number number:decimal-places="0" number:min-integer-digits="2"/>
    </number:number-style>
    <number:date-style style:name="N10207" number:language="en" number:country="US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0208" number:language="en" number:country="US">
      <number:number number:decimal-places="5" number:min-integer-digits="1"/>
    </number:number-style>
    <number:date-style style:name="N10209" number:language="en" number:country="US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AM/PM</number:text>
    </number:date-style>
    <number:currency-style style:name="N10210" number:language="en" number:country="US">
      <number:number number:decimal-places="2" number:min-integer-digits="1" number:grouping="true"/>
      <number:text> </number:text>
      <number:currency-symbol>MXP</number:currency-symbol>
    </number:currency-style>
    <number:date-style style:name="N10211" number:language="en" number:country="US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213P0" style:volatile="true" number:language="en" number:country="US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213" number:language="en" number:country="US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213P0"/>
    </number:currency-style>
    <number:currency-style style:name="N10215P0" style:volatile="true" number:language="en" number:country="US">
      <number:number number:decimal-places="3" number:min-integer-digits="0"/>
      <number:text> </number:text>
      <number:currency-symbol number:language="de" number:country="DE">€</number:currency-symbol>
    </number:currency-style>
    <number:currency-style style:name="N10215" number:language="en" number:country="US">
      <number:text>-</number:text>
      <number:number number:decimal-places="3" number:min-integer-digits="0"/>
      <number:text> </number:text>
      <number:currency-symbol number:language="de" number:country="DE">€</number:currency-symbol>
      <style:map style:condition="value()&gt;=0" style:apply-style-name="N10215P0"/>
    </number:currency-style>
    <number:currency-style style:name="N10217P0" style:volatile="true" number:language="en" number:country="US">
      <number:currency-symbol number:language="en" number:country="US">$</number:currency-symbol>
      <number:number number:decimal-places="3" number:min-integer-digits="1" number:grouping="true"/>
    </number:currency-style>
    <number:currency-style style:name="N10217" number:language="en" number:country="US"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0217P0"/>
    </number:currency-style>
    <number:currency-style style:name="N10218" number:language="en" number:country="US">
      <number:number number:decimal-places="0" number:min-integer-digits="3"/>
      <number:text> </number:text>
      <number:currency-symbol>USD</number:currency-symbol>
    </number:currency-style>
    <number:currency-style style:name="N10220P0" style:volatile="true" number:language="en" number:country="US">
      <number:currency-symbol>US$ </number:currency-symbol>
      <number:number number:decimal-places="0" number:min-integer-digits="1" number:grouping="true"/>
    </number:currency-style>
    <number:currency-style style:name="N10220" number:language="en" number:country="US" number:title="User-defined">
      <number:text>-</number:text>
      <number:currency-symbol>R$ </number:currency-symbol>
      <number:number number:decimal-places="0" number:min-integer-digits="1" number:grouping="true"/>
      <style:map style:condition="value()&gt;=0" style:apply-style-name="N10220P0"/>
    </number:currency-style>
    <number:number-style style:name="N10221" number:language="en" number:country="US">
      <number:number number:decimal-places="3" number:min-integer-digits="1" number:grouping="true"/>
    </number:number-style>
    <number:number-style style:name="N10222" number:language="en" number:country="US">
      <number:number number:decimal-places="6" number:min-integer-digits="1"/>
    </number:number-style>
    <number:number-style style:name="N10224P0" style:volatile="true" number:language="en" number:country="US">
      <number:text>$</number:text>
      <number:number number:decimal-places="1" number:min-integer-digits="1" number:grouping="true"/>
    </number:number-style>
    <number:number-style style:name="N10224" number:language="en" number:country="US">
      <number:text>($</number:text>
      <number:number number:decimal-places="1" number:min-integer-digits="1" number:grouping="true"/>
      <number:text>)</number:text>
      <style:map style:condition="value()&gt;=0" style:apply-style-name="N10224P0"/>
    </number:number-style>
    <number:number-style style:name="N10226P0" style:volatile="true" number:language="en" number:country="US">
      <number:text>$</number:text>
      <number:number number:decimal-places="3" number:min-integer-digits="1" number:grouping="true"/>
    </number:number-style>
    <number:number-style style:name="N10226" number:language="en" number:country="US">
      <number:text>($</number:text>
      <number:number number:decimal-places="3" number:min-integer-digits="1" number:grouping="true"/>
      <number:text>)</number:text>
      <style:map style:condition="value()&gt;=0" style:apply-style-name="N10226P0"/>
    </number:number-style>
    <number:number-style style:name="N10228P0" style:volatile="true" number:language="en" number:country="US">
      <number:text>$</number:text>
      <number:number number:decimal-places="4" number:min-integer-digits="1" number:grouping="true"/>
    </number:number-style>
    <number:number-style style:name="N10228" number:language="en" number:country="US">
      <number:text>($</number:text>
      <number:number number:decimal-places="4" number:min-integer-digits="1" number:grouping="true"/>
      <number:text>)</number:text>
      <style:map style:condition="value()&gt;=0" style:apply-style-name="N10228P0"/>
    </number:number-style>
    <number:number-style style:name="N10230P0" style:volatile="true" number:language="en" number:country="US">
      <number:text>$</number:text>
      <number:number number:decimal-places="5" number:min-integer-digits="1" number:grouping="true"/>
    </number:number-style>
    <number:number-style style:name="N10230" number:language="en" number:country="US">
      <number:text>($</number:text>
      <number:number number:decimal-places="5" number:min-integer-digits="1" number:grouping="true"/>
      <number:text>)</number:text>
      <style:map style:condition="value()&gt;=0" style:apply-style-name="N10230P0"/>
    </number:number-style>
    <number:number-style style:name="N10232P0" style:volatile="true" number:language="en" number:country="US">
      <number:text>$</number:text>
      <number:number number:decimal-places="6" number:min-integer-digits="1" number:grouping="true"/>
    </number:number-style>
    <number:number-style style:name="N10232" number:language="en" number:country="US">
      <number:text>($</number:text>
      <number:number number:decimal-places="6" number:min-integer-digits="1" number:grouping="true"/>
      <number:text>)</number:text>
      <style:map style:condition="value()&gt;=0" style:apply-style-name="N10232P0"/>
    </number:number-style>
    <number:number-style style:name="N10233" number:language="en" number:country="US">
      <number:number number:decimal-places="4" number:min-integer-digits="1" number:grouping="true"/>
    </number:number-style>
    <number:number-style style:name="N10234" number:language="en" number:country="US">
      <number:number number:decimal-places="5" number:min-integer-digits="1" number:grouping="true"/>
    </number:number-style>
    <number:number-style style:name="N10235" number:language="en" number:country="US">
      <number:number number:decimal-places="6" number:min-integer-digits="1" number:grouping="true"/>
    </number:number-style>
    <number:percentage-style style:name="N10236" number:language="en" number:country="US">
      <number:number number:decimal-places="4" number:min-integer-digits="1"/>
      <number:text>%</number:text>
    </number:percentage-style>
    <number:percentage-style style:name="N10237" number:language="en" number:country="US">
      <number:number number:decimal-places="5" number:min-integer-digits="1"/>
      <number:text>%</number:text>
    </number:percentage-style>
    <number:percentage-style style:name="N10238" number:language="en" number:country="US">
      <number:number number:decimal-places="6" number:min-integer-digits="1"/>
      <number:text>%</number:text>
    </number:percentage-style>
    <number:date-style style:name="N10239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240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241" number:language="en" number:country="US" number:title="User-defined">
      <number:currency-symbol/>
      <number:number number:decimal-places="0" number:min-integer-digits="1" number:grouping="true"/>
    </number:currency-style>
    <number:currency-style style:name="N10242P0" style:volatile="true" number:language="en" number:country="US">
      <number:currency-symbol/>
      <number:number number:decimal-places="0" number:min-integer-digits="1" number:grouping="true"/>
    </number:currency-style>
    <number:currency-style style:name="N1024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242P0"/>
    </number:currency-style>
    <number:currency-style style:name="N10244P0" style:volatile="true" number:language="en" number:country="US">
      <number:currency-symbol/>
      <number:number number:decimal-places="2" number:min-integer-digits="1" number:grouping="true"/>
    </number:currency-style>
    <number:currency-style style:name="N1024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244P0"/>
    </number:currency-style>
    <number:currency-style style:name="N10246P0" style:volatile="true" number:language="en" number:country="US">
      <number:currency-symbol>$</number:currency-symbol>
      <number:number number:decimal-places="2" number:min-integer-digits="1" number:grouping="true"/>
    </number:currency-style>
    <number:currency-style style:name="N10246" number:language="en" number:country="US">
      <number:text>-</number:text>
      <number:currency-symbol>$</number:currency-symbol>
      <number:number number:decimal-places="2" number:min-integer-digits="1" number:grouping="true"/>
      <style:map style:condition="value()&gt;=0" style:apply-style-name="N10246P0"/>
    </number:currency-style>
    <number:currency-style style:name="N10248P0" style:volatile="true" number:language="en" number:country="US">
      <number:currency-symbol number:language="en" number:country="AU">$</number:currency-symbol>
      <number:number number:decimal-places="2" number:min-integer-digits="1" number:grouping="true"/>
    </number:currency-style>
    <number:currency-style style:name="N10248" number:language="en" number:country="US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248P0"/>
    </number:currency-style>
    <number:number-style style:name="N10249P0" style:volatile="true" number:language="en" number:country="US">
      <number:number number:decimal-places="3" number:min-integer-digits="1" number:grouping="true"/>
    </number:number-style>
    <number:number-style style:name="N10249" number:language="en" number:country="US">
      <number:text>(</number:text>
      <number:number number:decimal-places="3" number:min-integer-digits="1" number:grouping="true"/>
      <number:text>)</number:text>
      <style:map style:condition="value()&gt;=0" style:apply-style-name="N10249P0"/>
    </number:number-style>
    <number:number-style style:name="N10250P0" style:volatile="true" number:language="en" number:country="US">
      <number:number number:decimal-places="1" number:min-integer-digits="1" number:grouping="true"/>
    </number:number-style>
    <number:number-style style:name="N10250" number:language="en" number:country="US">
      <number:text>(</number:text>
      <number:number number:decimal-places="1" number:min-integer-digits="1" number:grouping="true"/>
      <number:text>)</number:text>
      <style:map style:condition="value()&gt;=0" style:apply-style-name="N10250P0"/>
    </number:number-style>
    <number:number-style style:name="N10251" number:language="en" number:country="US">
      <number:number number:decimal-places="7" number:min-integer-digits="1"/>
    </number:number-style>
    <number:number-style style:name="N10252" number:language="en" number:country="US">
      <number:number number:decimal-places="1" number:min-integer-digits="1" number:display-factor="1000000"/>
    </number:number-style>
    <number:currency-style style:name="N10254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254" number:language="en" number:country="US"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254P0"/>
    </number:currency-style>
    <number:currency-style style:name="N10256P0" style:volatile="true" number:language="en" number:country="US">
      <number:currency-symbol number:language="ko" number:country="KR">￦</number:currency-symbol>
      <number:number number:decimal-places="0" number:min-integer-digits="1" number:grouping="true"/>
    </number:currency-style>
    <number:currency-style style:name="N10256" number:language="en" number:country="US"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256P0"/>
    </number:currency-style>
    <number:currency-style style:name="N10257P0" style:volatile="true" number:language="en" number:country="US">
      <number:number number:decimal-places="2" number:min-integer-digits="1" number:grouping="true"/>
      <number:text> </number:text>
      <number:currency-symbol>USD</number:currency-symbol>
    </number:currency-style>
    <number:currency-style style:name="N10257" number:language="en" number:country="US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0257P0"/>
    </number:currency-style>
    <number:currency-style style:name="N10259P0" style:volatile="true" number:language="en" number:country="US">
      <number:currency-symbol>USD</number:currency-symbol>
      <number:text>, </number:text>
      <number:number number:decimal-places="0" number:min-integer-digits="1" number:grouping="true"/>
      <number:text> USD</number:text>
    </number:currency-style>
    <number:number-style style:name="N10259" number:language="en" number:country="US">
      <number:text>-</number:text>
      <number:number number:decimal-places="0" number:min-integer-digits="1" number:grouping="true"/>
      <number:text> </number:text>
      <style:map style:condition="value()&gt;=0" style:apply-style-name="N10259P0"/>
    </number:number-style>
    <number:currency-style style:name="N10261P0" style:volatile="true" number:language="en" number:country="US">
      <number:currency-symbol>USD</number:currency-symbol>
      <number:text>, </number:text>
      <number:number number:decimal-places="0" number:min-integer-digits="1" number:grouping="true"/>
      <number:text> </number:text>
    </number:currency-style>
    <number:number-style style:name="N10261" number:language="en" number:country="US">
      <number:text>-</number:text>
      <number:number number:decimal-places="0" number:min-integer-digits="1" number:grouping="true"/>
      <number:text> </number:text>
      <style:map style:condition="value()&gt;=0" style:apply-style-name="N10261P0"/>
    </number:number-style>
    <number:currency-style style:name="N10263P0" style:volatile="true" number:language="en" number:country="US">
      <number:currency-symbol>USD</number:currency-symbol>
      <number:text> </number:text>
      <number:number number:decimal-places="0" number:min-integer-digits="1" number:grouping="true"/>
      <number:text> </number:text>
    </number:currency-style>
    <number:number-style style:name="N10263" number:language="en" number:country="US">
      <number:text>-</number:text>
      <number:number number:decimal-places="0" number:min-integer-digits="1" number:grouping="true"/>
      <number:text> </number:text>
      <style:map style:condition="value()&gt;=0" style:apply-style-name="N10263P0"/>
    </number:number-style>
    <number:currency-style style:name="N10265P0" style:volatile="true" number:language="en" number:country="US">
      <number:currency-symbol>USD$</number:currency-symbol>
      <number:text> </number:text>
      <number:number number:decimal-places="0" number:min-integer-digits="1" number:grouping="true"/>
      <number:text> </number:text>
    </number:currency-style>
    <number:number-style style:name="N10265" number:language="en" number:country="US">
      <number:text>-</number:text>
      <number:number number:decimal-places="0" number:min-integer-digits="1" number:grouping="true"/>
      <number:text> </number:text>
      <style:map style:condition="value()&gt;=0" style:apply-style-name="N10265P0"/>
    </number:number-style>
    <number:currency-style style:name="N10267P0" style:volatile="true" number:language="en" number:country="US">
      <number:text>US</number:text>
      <number:currency-symbol/>
      <number:number number:decimal-places="2" number:min-integer-digits="1" number:grouping="true"/>
    </number:currency-style>
    <number:currency-style style:name="N10267" number:language="en" number:country="US">
      <number:text>-</number:text>
      <number:currency-symbol/>
      <number:number number:decimal-places="2" number:min-integer-digits="1" number:grouping="true"/>
      <style:map style:condition="value()&gt;=0" style:apply-style-name="N10267P0"/>
    </number:currency-style>
    <number:date-style style:name="N10268" number:language="en" number:country="US" number:title="User-defined">
      <number:month/>
      <number:text>/</number:text>
      <number:day/>
    </number:date-style>
    <number:number-style style:name="N10269P0" style:volatile="true" number:language="en" number:country="US">
      <number:number number:decimal-places="2" number:min-integer-digits="1" number:grouping="true"/>
    </number:number-style>
    <number:currency-style style:name="N10269" number:language="en" number:country="US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69P0"/>
    </number:currency-style>
    <number:currency-style style:name="N10271P0" style:volatile="true" number:language="en" number:country="US">
      <number:currency-symbol number:language="en" number:country="US">$</number:currency-symbol>
      <number:number number:decimal-places="5" number:min-integer-digits="1" number:grouping="true"/>
    </number:currency-style>
    <number:currency-style style:name="N10271" number:language="en" number:country="US"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0271P0"/>
    </number:currency-style>
    <number:currency-style style:name="N10273P0" style:volatile="true" number:language="en" number:country="US">
      <number:currency-symbol number:language="en" number:country="US">$</number:currency-symbol>
      <number:number number:decimal-places="6" number:min-integer-digits="1" number:grouping="true"/>
    </number:currency-style>
    <number:currency-style style:name="N10273" number:language="en" number:country="US"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0273P0"/>
    </number:currency-style>
    <number:currency-style style:name="N10275P0" style:volatile="true" number:language="en" number:country="US">
      <number:currency-symbol number:language="en" number:country="US">$</number:currency-symbol>
      <number:number number:decimal-places="7" number:min-integer-digits="1" number:grouping="true"/>
    </number:currency-style>
    <number:currency-style style:name="N10275" number:language="en" number:country="US">
      <number:text>-</number:text>
      <number:currency-symbol number:language="en" number:country="US">$</number:currency-symbol>
      <number:number number:decimal-places="7" number:min-integer-digits="1" number:grouping="true"/>
      <style:map style:condition="value()&gt;=0" style:apply-style-name="N10275P0"/>
    </number:currency-style>
    <number:date-style style:name="N10276" number:language="en" number:country="US" number:title="User-defined">
      <number:month number:textual="true"/>
      <number:text> </number:text>
      <number:day/>
      <number:text> </number:text>
      <number:year number:style="long"/>
    </number:date-style>
    <number:date-style style:name="N10277" number:language="en" number:country="US" number:title="User-defined">
      <number:month number:textual="true"/>
      <number:text> </number:text>
      <number:day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AM/PM</number:text>
    </number:date-style>
    <number:date-style style:name="N10278" number:language="en" number:country="US" number:title="User-defined">
      <number:month number:textual="true"/>
      <number:text> </number:text>
      <number:day/>
      <number:text> </number:text>
      <number:year number:style="long"/>
      <number:text> </number:text>
      <number:hours number:style="long"/>
      <number:text>:</number:text>
      <number:minutes number:style="long"/>
      <number:text> AM/PM</number:text>
    </number:date-style>
    <number:date-style style:name="N10279" number:language="en" number:country="US" number:title="Oracle Format">
      <number:day number:style="long"/>
      <number:text>-</number:text>
      <number:month number:textual="true"/>
      <number:text>-</number:text>
      <number:year number:style="long"/>
    </number:date-style>
    <number:currency-style style:name="N10281P0" style:volatile="true" number:language="en" number:country="US">
      <number:number number:decimal-places="3" number:min-integer-digits="1" number:grouping="true"/>
      <number:text> </number:text>
      <number:currency-symbol>EUR</number:currency-symbol>
    </number:currency-style>
    <number:currency-style style:name="N10281" number:language="en" number:country="US">
      <number:text>-</number:text>
      <number:number number:decimal-places="3" number:min-integer-digits="1" number:grouping="true"/>
      <number:text> </number:text>
      <number:currency-symbol>EUR</number:currency-symbol>
      <style:map style:condition="value()&gt;=0" style:apply-style-name="N10281P0"/>
    </number:currency-style>
    <number:currency-style style:name="N10282P0" style:volatile="true" number:language="en" number:country="US">
      <number:number number:decimal-places="2" number:min-integer-digits="1" number:grouping="true"/>
      <number:text> </number:text>
      <number:currency-symbol>EUR</number:currency-symbol>
    </number:currency-style>
    <number:currency-style style:name="N10282" number:language="en" number:country="US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0282P0"/>
    </number:currency-style>
    <number:currency-style style:name="N10284P0" style:volatile="true" number:language="en" number:country="US">
      <number:number number:decimal-places="1" number:min-integer-digits="1" number:grouping="true"/>
      <number:text> </number:text>
      <number:currency-symbol>EUR</number:currency-symbol>
    </number:currency-style>
    <number:currency-style style:name="N10284" number:language="en" number:country="US">
      <number:text>-</number:text>
      <number:number number:decimal-places="1" number:min-integer-digits="1" number:grouping="true"/>
      <number:text> </number:text>
      <number:currency-symbol>EUR</number:currency-symbol>
      <style:map style:condition="value()&gt;=0" style:apply-style-name="N10284P0"/>
    </number:currency-style>
    <number:currency-style style:name="N10286P0" style:volatile="true" number:language="en" number:country="US">
      <number:number number:decimal-places="0" number:min-integer-digits="1" number:grouping="true"/>
      <number:text> </number:text>
      <number:currency-symbol>EUR</number:currency-symbol>
    </number:currency-style>
    <number:currency-style style:name="N10286" number:language="en" number:country="US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10286P0"/>
    </number:currency-style>
    <number:number-style style:name="N10287" number:language="en" number:country="US">
      <number:number number:decimal-places="2" number:min-integer-digits="2"/>
    </number:number-style>
    <number:number-style style:name="N10288" number:language="en" number:country="US" number:title="User-defined">
      <number:number number:decimal-places="0" number:min-integer-digits="0" number:grouping="true"/>
    </number:number-style>
    <number:percentage-style style:name="N10289P0" style:volatile="true" number:language="en" number:country="US">
      <number:number number:decimal-places="0" number:min-integer-digits="1"/>
      <number:text>%</number:text>
    </number:percentage-style>
    <number:percentage-style style:name="N10289" number:language="en" number:country="US">
      <number:text>-</number:text>
      <number:number number:decimal-places="0" number:min-integer-digits="1"/>
      <number:text>%</number:text>
      <style:map style:condition="value()&gt;=0" style:apply-style-name="N10289P0"/>
    </number:percentage-style>
    <number:number-style style:name="N10290" number:language="en" number:country="US">
      <number:number number:decimal-places="8" number:min-integer-digits="1"/>
    </number:number-style>
    <number:currency-style style:name="N10292P0" style:volatile="true" number:language="en" number:country="US">
      <number:currency-symbol number:language="en" number:country="AU">$</number:currency-symbol>
      <number:number number:decimal-places="0" number:min-integer-digits="1" number:grouping="true"/>
    </number:currency-style>
    <number:currency-style style:name="N10292" number:language="en" number:country="US"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0292P0"/>
    </number:currency-style>
    <number:number-style style:name="N10293P0" style:volatile="true" number:language="en" number:country="US">
      <number:number number:decimal-places="1" number:min-integer-digits="1" number:grouping="true"/>
    </number:number-style>
    <number:number-style style:name="N10293" number:language="en" number:country="US">
      <number:text>-</number:text>
      <number:number number:decimal-places="1" number:min-integer-digits="1" number:grouping="true"/>
      <style:map style:condition="value()&gt;=0" style:apply-style-name="N10293P0"/>
    </number:number-style>
    <number:currency-style style:name="N10295P0" style:volatile="true" number:language="en" number:country="US">
      <number:currency-symbol number:language="zh" number:country="CN">￥</number:currency-symbol>
      <number:number number:decimal-places="0" number:min-integer-digits="1" number:grouping="true"/>
    </number:currency-style>
    <number:currency-style style:name="N10295" number:language="en" number:country="US">
      <number:text>-</number:text>
      <number:currency-symbol number:language="zh" number:country="CN">￥</number:currency-symbol>
      <number:number number:decimal-places="0" number:min-integer-digits="1" number:grouping="true"/>
      <style:map style:condition="value()&gt;=0" style:apply-style-name="N10295P0"/>
    </number:currency-style>
    <number:number-style style:name="N10296P0" style:volatile="true" number:language="en" number:country="US">
      <number:number number:decimal-places="3" number:min-integer-digits="1" number:grouping="true"/>
    </number:number-style>
    <number:number-style style:name="N10296" number:language="en" number:country="US">
      <number:text>-</number:text>
      <number:number number:decimal-places="3" number:min-integer-digits="1" number:grouping="true"/>
      <style:map style:condition="value()&gt;=0" style:apply-style-name="N10296P0"/>
    </number:number-style>
    <number:number-style style:name="N10297P0" style:volatile="true" number:language="en" number:country="US">
      <number:number number:decimal-places="4" number:min-integer-digits="1" number:grouping="true"/>
    </number:number-style>
    <number:number-style style:name="N10297" number:language="en" number:country="US">
      <number:text>-</number:text>
      <number:number number:decimal-places="4" number:min-integer-digits="1" number:grouping="true"/>
      <style:map style:condition="value()&gt;=0" style:apply-style-name="N10297P0"/>
    </number:number-style>
    <number:number-style style:name="N10298P0" style:volatile="true" number:language="en" number:country="US">
      <number:number number:decimal-places="5" number:min-integer-digits="1" number:grouping="true"/>
    </number:number-style>
    <number:number-style style:name="N10298" number:language="en" number:country="US">
      <number:text>-</number:text>
      <number:number number:decimal-places="5" number:min-integer-digits="1" number:grouping="true"/>
      <style:map style:condition="value()&gt;=0" style:apply-style-name="N10298P0"/>
    </number:number-style>
    <number:number-style style:name="N10299P0" style:volatile="true" number:language="en" number:country="US">
      <number:number number:decimal-places="6" number:min-integer-digits="1" number:grouping="true"/>
    </number:number-style>
    <number:number-style style:name="N10299" number:language="en" number:country="US">
      <number:text>-</number:text>
      <number:number number:decimal-places="6" number:min-integer-digits="1" number:grouping="true"/>
      <style:map style:condition="value()&gt;=0" style:apply-style-name="N10299P0"/>
    </number:number-style>
    <number:number-style style:name="N10301P0" style:volatile="true" number:language="en" number:country="US">
      <number:number number:decimal-places="7" number:min-integer-digits="1" number:grouping="true"/>
    </number:number-style>
    <number:number-style style:name="N10301" number:language="en" number:country="US">
      <number:text>-</number:text>
      <number:number number:decimal-places="7" number:min-integer-digits="1" number:grouping="true"/>
      <style:map style:condition="value()&gt;=0" style:apply-style-name="N10301P0"/>
    </number:number-style>
    <number:number-style style:name="N10302" number:language="en" number:country="US">
      <number:number number:decimal-places="1" number:min-integer-digits="0" number:grouping="true"/>
    </number:number-style>
    <number:date-style style:name="N10303" number:language="en" number:country="US">
      <number:day-of-week/>
      <number:text> </number:text>
      <number:day number:style="long"/>
      <number:text> </number:text>
      <number:month number:textual="true"/>
    </number:date-style>
    <number:date-style style:name="N10304" number:language="en" number:country="US">
      <number:day-of-week/>
      <number:text> </number:text>
      <number:month number:textual="true"/>
      <number:text> </number:text>
      <number:day/>
      <number:text>, </number:text>
    </number:date-style>
    <number:currency-style style:name="N10306P0" style:volatile="true" number:language="en" number:country="US">
      <number:currency-symbol number:language="en" number:country="US">$ </number:currency-symbol>
      <number:number number:decimal-places="0" number:min-integer-digits="1" number:grouping="true"/>
    </number:currency-style>
    <number:currency-style style:name="N10306" number:language="en" number:country="US">
      <number:text>-</number:text>
      <number:currency-symbol number:language="en" number:country="US">$ </number:currency-symbol>
      <number:number number:decimal-places="0" number:min-integer-digits="1" number:grouping="true"/>
      <style:map style:condition="value()&gt;=0" style:apply-style-name="N10306P0"/>
    </number:currency-style>
    <number:currency-style style:name="N10308P0" style:volatile="true" number:language="en" number:country="US">
      <number:currency-symbol number:language="en" number:country="US"> $</number:currency-symbol>
      <number:number number:decimal-places="2" number:min-integer-digits="1" number:grouping="true"/>
    </number:currency-style>
    <number:currency-style style:name="N10308" number:language="en" number:country="US">
      <number:text>-</number:text>
      <number:currency-symbol number:language="en" number:country="US"> $</number:currency-symbol>
      <number:number number:decimal-places="2" number:min-integer-digits="1" number:grouping="true"/>
      <style:map style:condition="value()&gt;=0" style:apply-style-name="N10308P0"/>
    </number:currency-style>
    <number:date-style style:name="N10309" number:language="en" number:country="US">
      <number:month number:textual="true"/>
      <number:text>-</number:text>
      <number:year number:style="long"/>
    </number:date-style>
    <number:currency-style style:name="N10310P0" style:volatile="true" number:language="en" number:country="US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310" number:language="en" number:country="US">
      <style:text-properties fo:color="#ffffff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310P0"/>
    </number:currency-style>
    <number:currency-style style:name="N10311P0" style:volatile="true" number:language="en" number:country="US">
      <number:number number:decimal-places="2" number:min-integer-digits="1" number:grouping="true"/>
      <number:text> </number:text>
      <number:currency-symbol>EUR</number:currency-symbol>
    </number:currency-style>
    <number:currency-style style:name="N10311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0311P0"/>
    </number:currency-style>
    <number:currency-style style:name="N10312P0" style:volatile="true" number:language="en" number:country="US">
      <number:number number:decimal-places="1" number:min-integer-digits="1" number:grouping="true"/>
      <number:text> </number:text>
      <number:currency-symbol>EUR</number:currency-symbol>
    </number:currency-style>
    <number:currency-style style:name="N10312" number:language="en" number:country="US">
      <style:text-properties fo:color="#ff0000"/>
      <number:text>-</number:text>
      <number:number number:decimal-places="1" number:min-integer-digits="1" number:grouping="true"/>
      <number:text> </number:text>
      <number:currency-symbol>EUR</number:currency-symbol>
      <style:map style:condition="value()&gt;=0" style:apply-style-name="N10312P0"/>
    </number:currency-style>
    <number:currency-style style:name="N10313P0" style:volatile="true" number:language="en" number:country="US">
      <number:number number:decimal-places="0" number:min-integer-digits="1" number:grouping="true"/>
      <number:text> </number:text>
      <number:currency-symbol>EUR</number:currency-symbol>
    </number:currency-style>
    <number:currency-style style:name="N10313" number:language="en" number:country="US">
      <style:text-properties fo:color="#ff0000"/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10313P0"/>
    </number:currency-style>
    <number:number-style style:name="N10316P0" style:volatile="true" number:language="en" number:country="US">
      <number:number number:decimal-places="0" number:min-integer-digits="1" number:grouping="true"/>
      <number:text> </number:text>
    </number:number-style>
    <number:number-style style:name="N10316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316P2" style:volatile="true" number:language="en" number:country="US">
      <number:text> - </number:text>
    </number:number-style>
    <number:text-style style:name="N10316" number:language="en" number:country="US">
      <number:text-content/>
      <number:text> </number:text>
      <style:map style:condition="value()&gt;0" style:apply-style-name="N10316P0"/>
      <style:map style:condition="value()&lt;0" style:apply-style-name="N10316P1"/>
      <style:map style:condition="value()=0" style:apply-style-name="N10316P2"/>
    </number:text-style>
    <number:currency-style style:name="N103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319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319P2" style:volatile="true" number:language="en" number:country="US">
      <number:currency-symbol/>
      <number:text>- </number:text>
    </number:currency-style>
    <number:text-style style:name="N10319" number:language="en" number:country="US">
      <number:text-content/>
      <number:text> </number:text>
      <style:map style:condition="value()&gt;0" style:apply-style-name="N10319P0"/>
      <style:map style:condition="value()&lt;0" style:apply-style-name="N10319P1"/>
      <style:map style:condition="value()=0" style:apply-style-name="N10319P2"/>
    </number:text-style>
    <number:number-style style:name="N10322P0" style:volatile="true" number:language="en" number:country="US">
      <number:number number:decimal-places="2" number:min-integer-digits="1" number:grouping="true"/>
      <number:text> </number:text>
    </number:number-style>
    <number:number-style style:name="N1032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32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322" number:language="en" number:country="US">
      <number:text-content/>
      <number:text> </number:text>
      <style:map style:condition="value()&gt;0" style:apply-style-name="N10322P0"/>
      <style:map style:condition="value()&lt;0" style:apply-style-name="N10322P1"/>
      <style:map style:condition="value()=0" style:apply-style-name="N10322P2"/>
    </number:text-style>
    <number:currency-style style:name="N103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32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32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325" number:language="en" number:country="US">
      <number:text-content/>
      <number:text> </number:text>
      <style:map style:condition="value()&gt;0" style:apply-style-name="N10325P0"/>
      <style:map style:condition="value()&lt;0" style:apply-style-name="N10325P1"/>
      <style:map style:condition="value()=0" style:apply-style-name="N10325P2"/>
    </number:text-style>
    <number:number-style style:name="N10326" number:language="en" number:country="US">
      <number:scientific-number number:decimal-places="1" number:min-integer-digits="3" number:min-exponent-digits="1"/>
    </number:number-style>
    <number:currency-style style:name="N10328P0" style:volatile="true" number:language="en" number:country="US">
      <number:currency-symbol number:language="en" number:country="US">$</number:currency-symbol>
      <number:number number:decimal-places="0" number:min-integer-digits="1" number:grouping="true"/>
    </number:currency-style>
    <number:currency-style style:name="N10328" number:language="en" number:country="US">
      <number:currency-symbol number:language="en" number:country="US">$</number:currency-symbol>
      <number:text>(</number:text>
      <number:number number:decimal-places="0" number:min-integer-digits="1" number:grouping="true"/>
      <number:text>)</number:text>
      <style:map style:condition="value()&gt;=0" style:apply-style-name="N10328P0"/>
    </number:currency-style>
    <number:currency-style style:name="N10330P0" style:volatile="true" number:language="en" number:country="US">
      <number:currency-symbol/>
      <number:number number:decimal-places="1" number:min-integer-digits="1" number:grouping="true" number:display-factor="1000000"/>
    </number:currency-style>
    <number:currency-style style:name="N10330" number:language="en" number:country="US">
      <number:currency-symbol/>
      <number:text>(</number:text>
      <number:number number:decimal-places="1" number:min-integer-digits="1" number:grouping="true" number:display-factor="1000000"/>
      <number:text>)</number:text>
      <style:map style:condition="value()&gt;=0" style:apply-style-name="N10330P0"/>
    </number:currency-style>
    <number:number-style style:name="N10332P0" style:volatile="true" number:language="en" number:country="US">
      <number:number number:decimal-places="1" number:min-integer-digits="1" number:grouping="true" number:display-factor="1000000"/>
    </number:number-style>
    <number:number-style style:name="N10332" number:language="en" number:country="US">
      <number:text>(</number:text>
      <number:number number:decimal-places="1" number:min-integer-digits="1" number:grouping="true" number:display-factor="1000000"/>
      <number:text>)</number:text>
      <style:map style:condition="value()&gt;=0" style:apply-style-name="N10332P0"/>
    </number:number-style>
    <number:currency-style style:name="N10334P0" style:volatile="true" number:language="en" number:country="US">
      <number:currency-symbol number:language="de" number:country="DE">€</number:currency-symbol>
      <number:number number:decimal-places="0" number:min-integer-digits="1" number:grouping="true"/>
    </number:currency-style>
    <number:currency-style style:name="N10334" number:language="en" number:country="US">
      <number:currency-symbol number:language="de" number:country="DE">€</number:currency-symbol>
      <number:text>(</number:text>
      <number:number number:decimal-places="0" number:min-integer-digits="1" number:grouping="true"/>
      <number:text>)</number:text>
      <style:map style:condition="value()&gt;=0" style:apply-style-name="N10334P0"/>
    </number:currency-style>
    <number:currency-style style:name="N10336P0" style:volatile="true" number:language="en" number:country="US">
      <number:currency-symbol number:language="de" number:country="DE">€</number:currency-symbol>
      <number:number number:decimal-places="1" number:min-integer-digits="1" number:grouping="true" number:display-factor="1000000"/>
    </number:currency-style>
    <number:currency-style style:name="N10336" number:language="en" number:country="US">
      <number:currency-symbol number:language="de" number:country="DE">€</number:currency-symbol>
      <number:text>(</number:text>
      <number:number number:decimal-places="1" number:min-integer-digits="1" number:grouping="true" number:display-factor="1000000"/>
      <number:text>)</number:text>
      <style:map style:condition="value()&gt;=0" style:apply-style-name="N10336P0"/>
    </number:currency-style>
    <number:number-style style:name="N10338P0" style:volatile="true" number:language="en" number:country="US">
      <number:number number:decimal-places="0" number:min-integer-digits="1" number:grouping="true" number:display-factor="1000"/>
    </number:number-style>
    <number:number-style style:name="N10338" number:language="en" number:country="US">
      <number:text>(</number:text>
      <number:number number:decimal-places="0" number:min-integer-digits="1" number:grouping="true" number:display-factor="1000"/>
      <number:text>)</number:text>
      <style:map style:condition="value()&gt;=0" style:apply-style-name="N10338P0"/>
    </number:number-style>
    <number:currency-style style:name="N10339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341P0" style:volatile="true" number:language="en" number:country="US">
      <number:number number:decimal-places="0" number:min-integer-digits="1" number:grouping="true"/>
      <number:text> </number:text>
    </number:number-style>
    <number:number-style style:name="N103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341P2" style:volatile="true" number:language="en" number:country="US">
      <number:text>- </number:text>
    </number:number-style>
    <number:text-style style:name="N10341" number:language="en" number:country="US">
      <number:text-content/>
      <number:text> </number:text>
      <style:map style:condition="value()&gt;0" style:apply-style-name="N10341P0"/>
      <style:map style:condition="value()&lt;0" style:apply-style-name="N10341P1"/>
      <style:map style:condition="value()=0" style:apply-style-name="N10341P2"/>
    </number:text-style>
    <number:number-style style:name="N10343P0" style:volatile="true" number:language="en" number:country="US">
      <number:number number:decimal-places="2" number:min-integer-digits="1" number:grouping="true"/>
      <number:text> </number:text>
    </number:number-style>
    <number:number-style style:name="N103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3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343" number:language="en" number:country="US">
      <number:text-content/>
      <number:text> </number:text>
      <style:map style:condition="value()&gt;0" style:apply-style-name="N10343P0"/>
      <style:map style:condition="value()&lt;0" style:apply-style-name="N10343P1"/>
      <style:map style:condition="value()=0" style:apply-style-name="N10343P2"/>
    </number:text-style>
    <number:currency-style style:name="N10345P0" style:volatile="true" number:language="en" number:country="US">
      <number:number number:decimal-places="2" number:min-integer-digits="1" number:grouping="true"/>
      <number:text> </number:text>
      <number:currency-symbol number:language="lb" number:country="LU">€</number:currency-symbol>
    </number:currency-style>
    <number:currency-style style:name="N10345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lb" number:country="LU">€</number:currency-symbol>
      <style:map style:condition="value()&gt;=0" style:apply-style-name="N10345P0"/>
    </number:currency-style>
    <number:date-style style:name="N10346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346" number:language="en" number:country="US">
      <number:text-content/>
      <style:map style:condition="value()&gt;=0" style:apply-style-name="N10346P0"/>
    </number:text-style>
    <number:number-style style:name="N10347P0" style:volatile="true" number:language="en" number:country="US">
      <number:number number:decimal-places="0" number:min-integer-digits="1" number:grouping="true"/>
      <number:text> </number:text>
    </number:number-style>
    <number:number-style style:name="N10347" number:language="en" number:country="US">
      <style:text-properties fo:color="#ffffff"/>
      <number:text>(</number:text>
      <number:number number:decimal-places="0" number:min-integer-digits="1" number:grouping="true"/>
      <number:text>)</number:text>
      <style:map style:condition="value()&gt;=0" style:apply-style-name="N10347P0"/>
    </number:number-style>
    <number:number-style style:name="N10348P0" style:volatile="true" number:language="en" number:country="US">
      <number:number number:decimal-places="2" number:min-integer-digits="1" number:grouping="true"/>
      <number:text> </number:text>
    </number:number-style>
    <number:number-style style:name="N10348" number:language="en" number:country="US">
      <style:text-properties fo:color="#ffffff"/>
      <number:text>(</number:text>
      <number:number number:decimal-places="2" number:min-integer-digits="1" number:grouping="true"/>
      <number:text>)</number:text>
      <style:map style:condition="value()&gt;=0" style:apply-style-name="N10348P0"/>
    </number:number-style>
    <number:currency-style style:name="N1034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349" number:language="en" number:country="US">
      <style:text-properties fo:color="#ffffff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349P0"/>
    </number:currency-style>
    <number:currency-style style:name="N103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350" number:language="en" number:country="US">
      <style:text-properties fo:color="#ffffff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350P0"/>
    </number:currency-style>
    <number:currency-style style:name="N10352P0" style:volatile="true" number:language="en" number:country="US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0352" number:language="en" number:country="US"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0352P0"/>
    </number:currency-style>
    <number:currency-style style:name="N10354P0" style:volatile="true" number:language="en" number:country="US">
      <number:currency-symbol number:language="en" number:country="IE">€</number:currency-symbol>
      <number:number number:decimal-places="2" number:min-integer-digits="1" number:grouping="true"/>
    </number:currency-style>
    <number:currency-style style:name="N10354" number:language="en" number:country="US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354P0"/>
    </number:currency-style>
    <number:currency-style style:name="N10355P0" style:volatile="true" number:language="en" number:country="US">
      <number:currency-symbol number:language="en" number:country="US">$</number:currency-symbol>
      <number:number number:decimal-places="1" number:min-integer-digits="1" number:grouping="true"/>
    </number:currency-style>
    <number:currency-style style:name="N10355" number:language="en" number:country="US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0355P0"/>
    </number:currency-style>
    <number:number-style style:name="N10356P0" style:volatile="true" number:language="en" number:country="US">
      <number:number number:decimal-places="1" number:min-integer-digits="1" number:grouping="true"/>
    </number:number-style>
    <number:number-style style:name="N10356" number:language="en" number:country="US">
      <style:text-properties fo:color="#ff0000"/>
      <number:text>-</number:text>
      <number:number number:decimal-places="1" number:min-integer-digits="1" number:grouping="true"/>
      <style:map style:condition="value()&gt;=0" style:apply-style-name="N10356P0"/>
    </number:number-style>
    <number:number-style style:name="N10357P0" style:volatile="true" number:language="en" number:country="US">
      <number:number number:decimal-places="0" number:min-integer-digits="1" number:grouping="true"/>
    </number:number-style>
    <number:number-style style:name="N10357" number:language="en" number:country="US">
      <style:text-properties fo:color="#ff0000"/>
      <number:text>-</number:text>
      <number:number number:decimal-places="0" number:min-integer-digits="1" number:grouping="true"/>
      <style:map style:condition="value()&gt;=0" style:apply-style-name="N10357P0"/>
    </number:number-style>
    <number:currency-style style:name="N10358" number:language="en" number:country="US">
      <number:number number:decimal-places="2" number:min-integer-digits="1" number:grouping="true"/>
      <number:text> </number:text>
      <number:currency-symbol>IDR</number:currency-symbol>
    </number:currency-style>
    <number:currency-style style:name="N10359P0" style:volatile="true" number:language="en" number:country="US">
      <number:number number:decimal-places="2" number:min-integer-digits="1" number:grouping="true"/>
      <number:text> </number:text>
      <number:currency-symbol>EUR</number:currency-symbol>
    </number:currency-style>
    <number:currency-style style:name="N10359" number:language="en" number:country="US">
      <style:text-properties fo:color="#00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0359P0"/>
    </number:currency-style>
    <number:currency-style style:name="N10360P0" style:volatile="true" number:language="en" number:country="US">
      <number:number number:decimal-places="1" number:min-integer-digits="1" number:grouping="true"/>
      <number:text> </number:text>
      <number:currency-symbol>EUR</number:currency-symbol>
    </number:currency-style>
    <number:currency-style style:name="N10360" number:language="en" number:country="US">
      <style:text-properties fo:color="#000000"/>
      <number:text>-</number:text>
      <number:number number:decimal-places="1" number:min-integer-digits="1" number:grouping="true"/>
      <number:text> </number:text>
      <number:currency-symbol>EUR</number:currency-symbol>
      <style:map style:condition="value()&gt;=0" style:apply-style-name="N10360P0"/>
    </number:currency-style>
    <number:currency-style style:name="N10361P0" style:volatile="true" number:language="en" number:country="US">
      <number:number number:decimal-places="0" number:min-integer-digits="1" number:grouping="true"/>
      <number:text> </number:text>
      <number:currency-symbol>EUR</number:currency-symbol>
    </number:currency-style>
    <number:currency-style style:name="N10361" number:language="en" number:country="US">
      <style:text-properties fo:color="#000000"/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10361P0"/>
    </number:currency-style>
    <number:number-style style:name="N10362P0" style:volatile="true" number:language="en" number:country="US">
      <number:number number:decimal-places="3" number:min-integer-digits="1" number:grouping="true"/>
    </number:number-style>
    <number:number-style style:name="N10362" number:language="en" number:country="US">
      <style:text-properties fo:color="#ff0000"/>
      <number:text>-</number:text>
      <number:number number:decimal-places="3" number:min-integer-digits="1" number:grouping="true"/>
      <style:map style:condition="value()&gt;=0" style:apply-style-name="N10362P0"/>
    </number:number-style>
    <number:number-style style:name="N10363P0" style:volatile="true" number:language="en" number:country="US">
      <number:number number:decimal-places="2" number:min-integer-digits="1" number:grouping="true"/>
    </number:number-style>
    <number:number-style style:name="N10363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10363P0"/>
    </number:number-style>
    <number:currency-style style:name="N10364" number:language="en" number:country="US">
      <number:number number:decimal-places="2" number:min-integer-digits="1" number:grouping="true"/>
      <number:text> </number:text>
      <number:currency-symbol>$</number:currency-symbol>
    </number:currency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20109P0" style:volatile="true" number:language="de" number:country="D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0109" number:language="de" number:country="D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0109P0"/>
    </number:currency-style>
    <number:currency-style style:name="N20110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10" number:language="de" number:country="DE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10P0"/>
    </number:currency-style>
    <number:number-style style:name="N20111P0" style:volatile="true" number:language="de" number:country="DE">
      <number:number number:decimal-places="2" number:min-integer-digits="1" number:grouping="true"/>
    </number:number-style>
    <number:number-style style:name="N20111" number:language="de" number:country="DE"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de" number:country="DE">
      <number:number number:decimal-places="2" number:min-integer-digits="0" number:grouping="true"/>
    </number:number-style>
    <number:number-style style:name="N20112" number:language="de" number:country="DE">
      <number:text>-</number:text>
      <number:number number:decimal-places="2" number:min-integer-digits="0" number:grouping="true"/>
      <style:map style:condition="value()&gt;=0" style:apply-style-name="N20112P0"/>
    </number:number-style>
    <number:number-style style:name="N20113P0" style:volatile="true" number:language="de" number:country="DE">
      <number:number number:decimal-places="2" number:min-integer-digits="1"/>
    </number:number-style>
    <number:number-style style:name="N20113" number:language="de" number:country="DE">
      <number:text>-</number:text>
      <number:number number:decimal-places="2" number:min-integer-digits="1"/>
      <style:map style:condition="value()&gt;=0" style:apply-style-name="N20113P0"/>
    </number:number-style>
    <number:currency-style style:name="N20115P0" style:volatile="true" number:language="de" number:country="DE">
      <number:number number:decimal-places="2" number:min-integer-digits="1" number:grouping="true"/>
      <number:text> </number:text>
      <number:currency-symbol>EUR</number:currency-symbol>
    </number:currency-style>
    <number:currency-style style:name="N20115" number:language="de" number:country="DE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20115P0"/>
    </number:currency-style>
    <number:currency-style style:name="N20117P0" style:volatile="true" number:language="de" number:country="DE">
      <number:number number:decimal-places="0" number:min-integer-digits="1" number:grouping="true"/>
      <number:text> </number:text>
      <number:currency-symbol>EUR</number:currency-symbol>
    </number:currency-style>
    <number:currency-style style:name="N20117" number:language="de" number:country="DE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20117P0"/>
    </number:currency-style>
    <number:date-style style:name="N2011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9" number:language="de" number:country="DE">
      <number:day number:style="long"/>
      <number:text>. </number:text>
      <number:month number:textual="true"/>
    </number:date-style>
    <number:date-style style:name="N20120" number:language="de" number:country="DE">
      <number:month number:textual="true"/>
      <number:text> </number:text>
      <number:year/>
    </number:date-style>
    <number:time-style style:name="N20121" number:language="de" number:country="DE">
      <number:hours/>
      <number:text>:</number:text>
      <number:minutes number:style="long"/>
      <number:text> </number:text>
      <number:am-pm/>
    </number:time-style>
    <number:time-style style:name="N2012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2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25P0" style:volatile="true" number:language="de" number:country="DE">
      <number:number number:decimal-places="0" number:min-integer-digits="1" number:grouping="true"/>
      <number:text>   </number:text>
    </number:number-style>
    <number:number-style style:name="N2012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25P0"/>
    </number:number-style>
    <number:number-style style:name="N20127P0" style:volatile="true" number:language="de" number:country="DE">
      <number:number number:decimal-places="2" number:min-integer-digits="1" number:grouping="true"/>
      <number:text>   </number:text>
    </number:number-style>
    <number:number-style style:name="N20127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27P0"/>
    </number:number-style>
    <number:currency-style style:name="N2012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2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28P0"/>
    </number:currency-style>
    <number:currency-style style:name="N20129P0" style:volatile="true" number:language="de" number:country="D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0129" number:language="de" number:country="DE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0129P0"/>
    </number:currency-style>
    <number:time-style style:name="N20130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1" number:language="de" number:country="DE">
      <number:minutes number:style="long"/>
      <number:text>:</number:text>
      <number:seconds number:style="long" number:decimal-places="1"/>
    </number:time-style>
    <number:number-style style:name="N20132P0" style:volatile="true" number:language="de" number:country="DE">
      <number:number number:decimal-places="2" number:min-integer-digits="1" number:grouping="true"/>
    </number:number-style>
    <number:number-style style:name="N20132" number:language="de" number:country="DE">
      <style:text-properties fo:color="#000000"/>
      <number:text>-</number:text>
      <number:number number:decimal-places="2" number:min-integer-digits="1" number:grouping="true"/>
      <style:map style:condition="value()&gt;=0" style:apply-style-name="N20132P0"/>
    </number:number-style>
    <number:number-style style:name="N20133P0" style:volatile="true" number:language="de" number:country="DE">
      <number:number number:decimal-places="2" number:min-integer-digits="0" number:grouping="true"/>
    </number:number-style>
    <number:number-style style:name="N20133" number:language="de" number:country="DE">
      <style:text-properties fo:color="#000000"/>
      <number:text>-</number:text>
      <number:number number:decimal-places="2" number:min-integer-digits="0" number:grouping="true"/>
      <style:map style:condition="value()&gt;=0" style:apply-style-name="N20133P0"/>
    </number:number-style>
    <number:currency-style style:name="N20134P0" style:volatile="true" number:language="de" number:country="D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0134" number:language="de" number:country="DE">
      <style:text-properties fo:color="#00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0134P0"/>
    </number:currency-style>
    <number:currency-style style:name="N20136P0" style:volatile="true" number:language="de" number:country="DE">
      <number:currency-symbol number:language="de" number:country="AT">€</number:currency-symbol>
      <number:text> </number:text>
      <number:number number:decimal-places="0" number:min-integer-digits="1" number:grouping="true"/>
    </number:currency-style>
    <number:currency-style style:name="N20136" number:language="de" number:country="DE">
      <style:text-properties fo:color="#000000"/>
      <number:text>-</number:text>
      <number:currency-symbol number:language="de" number:country="AT">€</number:currency-symbol>
      <number:text> </number:text>
      <number:number number:decimal-places="0" number:min-integer-digits="1" number:grouping="true"/>
      <style:map style:condition="value()&gt;=0" style:apply-style-name="N20136P0"/>
    </number:currency-style>
    <number:number-style style:name="N20137P0" style:volatile="true" number:language="de" number:country="DE">
      <number:number number:decimal-places="0" number:min-integer-digits="1" number:grouping="true"/>
    </number:number-style>
    <number:number-style style:name="N20137" number:language="de" number:country="DE">
      <style:text-properties fo:color="#000000"/>
      <number:text>-</number:text>
      <number:number number:decimal-places="0" number:min-integer-digits="1" number:grouping="true"/>
      <style:map style:condition="value()&gt;=0" style:apply-style-name="N20137P0"/>
    </number:number-style>
    <number:currency-style style:name="N20138P0" style:volatile="true" number:language="de" number:country="DE">
      <number:currency-symbol number:language="de" number:country="AT">€</number:currency-symbol>
      <number:text> </number:text>
      <number:number number:decimal-places="0" number:min-integer-digits="1" number:grouping="true"/>
    </number:currency-style>
    <number:currency-style style:name="N20138" number:language="de" number:country="DE">
      <number:text>-</number:text>
      <number:currency-symbol number:language="de" number:country="AT">€</number:currency-symbol>
      <number:text> </number:text>
      <number:number number:decimal-places="0" number:min-integer-digits="1" number:grouping="true"/>
      <style:map style:condition="value()&gt;=0" style:apply-style-name="N20138P0"/>
    </number:currency-style>
    <number:number-style style:name="N20139P0" style:volatile="true" number:language="de" number:country="DE">
      <number:number number:decimal-places="0" number:min-integer-digits="1" number:grouping="true"/>
    </number:number-style>
    <number:number-style style:name="N20139" number:language="de" number:country="DE">
      <number:text>-</number:text>
      <number:number number:decimal-places="0" number:min-integer-digits="1" number:grouping="true"/>
      <style:map style:condition="value()&gt;=0" style:apply-style-name="N20139P0"/>
    </number:number-style>
    <number:number-style style:name="N20141P0" style:volatile="true" number:language="de" number:country="DE">
      <number:number number:decimal-places="0" number:min-integer-digits="1" number:grouping="true"/>
      <number:text> </number:text>
    </number:number-style>
    <number:number-style style:name="N20141" number:language="de" number:country="DE">
      <number:text>-</number:text>
      <number:number number:decimal-places="0" number:min-integer-digits="1" number:grouping="true"/>
      <number:text> </number:text>
      <style:map style:condition="value()&gt;=0" style:apply-style-name="N20141P0"/>
    </number:number-style>
    <number:number-style style:name="N20143P0" style:volatile="true" number:language="de" number:country="DE">
      <number:number number:decimal-places="2" number:min-integer-digits="1" number:grouping="true"/>
      <number:text> </number:text>
    </number:number-style>
    <number:number-style style:name="N20143" number:language="de" number:country="DE">
      <number:text>-</number:text>
      <number:number number:decimal-places="2" number:min-integer-digits="1" number:grouping="true"/>
      <number:text> </number:text>
      <style:map style:condition="value()&gt;=0" style:apply-style-name="N20143P0"/>
    </number:number-style>
    <number:number-style style:name="N20144" number:language="de" number:country="DE">
      <number:number number:decimal-places="0" number:min-integer-digits="1" number:grouping="true"/>
      <number:text> DM</number:text>
    </number:number-style>
    <number:number-style style:name="N20145P0" style:volatile="true" number:language="de" number:country="DE">
      <number:number number:decimal-places="0" number:min-integer-digits="1" number:grouping="true"/>
      <number:text> DM</number:text>
    </number:number-style>
    <number:number-style style:name="N20145" number:language="de" number:country="DE">
      <number:text>-</number:text>
      <number:number number:decimal-places="0" number:min-integer-digits="1" number:grouping="true"/>
      <number:text> DM</number:text>
      <style:map style:condition="value()&gt;=0" style:apply-style-name="N20145P0"/>
    </number:number-style>
    <number:number-style style:name="N20147P0" style:volatile="true" number:language="de" number:country="DE">
      <number:number number:decimal-places="2" number:min-integer-digits="1" number:grouping="true"/>
      <number:text> DM</number:text>
    </number:number-style>
    <number:number-style style:name="N20147" number:language="de" number:country="DE">
      <number:text>-</number:text>
      <number:number number:decimal-places="2" number:min-integer-digits="1" number:grouping="true"/>
      <number:text> DM</number:text>
      <style:map style:condition="value()&gt;=0" style:apply-style-name="N20147P0"/>
    </number:number-style>
    <number:number-style style:name="N20148" number:language="de" number:country="DE">
      <number:fraction number:min-integer-digits="0" number:min-numerator-digits="3" number:min-denominator-digits="3"/>
    </number:number-style>
    <number:number-style style:name="N20149" number:language="de" number:country="DE">
      <number:number number:decimal-places="3" number:min-integer-digits="0"/>
    </number:number-style>
    <number:number-style style:name="N20150" number:language="de" number:country="DE">
      <number:number number:decimal-places="5" number:min-integer-digits="0"/>
    </number:number-style>
    <number:number-style style:name="N20151" number:language="de" number:country="DE">
      <number:scientific-number number:decimal-places="1" number:min-integer-digits="1" number:min-exponent-digits="1"/>
    </number:number-style>
    <number:time-style style:name="N20152" number:language="de" number:country="DE">
      <number:minutes number:style="long"/>
      <number:text>:</number:text>
      <number:seconds number:style="long"/>
    </number:time-style>
    <number:number-style style:name="N20154P0" style:volatile="true" number:language="de" number:country="DE">
      <number:number number:decimal-places="0" number:min-integer-digits="1" number:grouping="true"/>
      <number:text> DM</number:text>
    </number:number-style>
    <number:number-style style:name="N20154P1" style:volatile="true" number:language="de" number:country="DE">
      <number:text>-</number:text>
      <number:number number:decimal-places="0" number:min-integer-digits="1" number:grouping="true"/>
      <number:text> DM</number:text>
    </number:number-style>
    <number:number-style style:name="N20154" number:language="de" number:country="DE">
      <number:text>- DM</number:text>
      <style:map style:condition="value()&gt;0" style:apply-style-name="N20154P0"/>
      <style:map style:condition="value()&lt;0" style:apply-style-name="N20154P1"/>
    </number:number-style>
    <number:number-style style:name="N20156P0" style:volatile="true" number:language="de" number:country="DE">
      <number:number number:decimal-places="0" number:min-integer-digits="1" number:grouping="true"/>
      <number:text> </number:text>
    </number:number-style>
    <number:number-style style:name="N20156P1" style:volatile="true" number:language="de" number:country="DE">
      <number:text>-</number:text>
      <number:number number:decimal-places="0" number:min-integer-digits="1" number:grouping="true"/>
      <number:text> </number:text>
    </number:number-style>
    <number:number-style style:name="N20156" number:language="de" number:country="DE">
      <number:text>- </number:text>
      <style:map style:condition="value()&gt;0" style:apply-style-name="N20156P0"/>
      <style:map style:condition="value()&lt;0" style:apply-style-name="N20156P1"/>
    </number:number-style>
    <number:number-style style:name="N20158P0" style:volatile="true" number:language="de" number:country="DE">
      <number:number number:decimal-places="2" number:min-integer-digits="1" number:grouping="true"/>
      <number:text> DM</number:text>
    </number:number-style>
    <number:number-style style:name="N20158P1" style:volatile="true" number:language="de" number:country="DE">
      <number:text>-</number:text>
      <number:number number:decimal-places="2" number:min-integer-digits="1" number:grouping="true"/>
      <number:text> DM</number:text>
    </number:number-style>
    <number:number-style style:name="N20158" number:language="de" number:country="DE">
      <number:text>-</number:text>
      <number:number number:decimal-places="0" number:min-integer-digits="0"/>
      <number:text> DM</number:text>
      <style:map style:condition="value()&gt;0" style:apply-style-name="N20158P0"/>
      <style:map style:condition="value()&lt;0" style:apply-style-name="N20158P1"/>
    </number:number-style>
    <number:number-style style:name="N20160P0" style:volatile="true" number:language="de" number:country="DE">
      <number:number number:decimal-places="2" number:min-integer-digits="1" number:grouping="true"/>
      <number:text> </number:text>
    </number:number-style>
    <number:number-style style:name="N20160P1" style:volatile="true" number:language="de" number:country="DE">
      <number:text>-</number:text>
      <number:number number:decimal-places="2" number:min-integer-digits="1" number:grouping="true"/>
      <number:text> </number:text>
    </number:number-style>
    <number:number-style style:name="N20160" number:language="de" number:country="DE">
      <number:text>-</number:text>
      <number:number number:decimal-places="0" number:min-integer-digits="0"/>
      <number:text> </number:text>
      <style:map style:condition="value()&gt;0" style:apply-style-name="N20160P0"/>
      <style:map style:condition="value()&lt;0" style:apply-style-name="N20160P1"/>
    </number:number-style>
    <number:currency-style style:name="N20162P0" style:volatile="true" number:language="de" number:country="DE">
      <number:number number:decimal-places="2" number:min-integer-digits="1" number:grouping="true"/>
      <number:text> </number:text>
      <number:currency-symbol number:language="de" number:country="DE">EURO </number:currency-symbol>
    </number:currency-style>
    <number:currency-style style:name="N20162" number:language="de" number:country="DE">
      <number:text>-</number:text>
      <number:number number:decimal-places="2" number:min-integer-digits="1" number:grouping="true"/>
      <number:text> </number:text>
      <number:currency-symbol number:language="de" number:country="DE">EURO </number:currency-symbol>
      <style:map style:condition="value()&gt;=0" style:apply-style-name="N20162P0"/>
    </number:currency-style>
    <number:currency-style style:name="N20164P0" style:volatile="true" number:language="de" number:country="DE">
      <number:number number:decimal-places="1" number:min-integer-digits="1" number:grouping="true"/>
      <number:text> </number:text>
      <number:currency-symbol number:language="de" number:country="DE">EURO </number:currency-symbol>
    </number:currency-style>
    <number:currency-style style:name="N20164" number:language="de" number:country="DE">
      <number:text>-</number:text>
      <number:number number:decimal-places="1" number:min-integer-digits="1" number:grouping="true"/>
      <number:text> </number:text>
      <number:currency-symbol number:language="de" number:country="DE">EURO </number:currency-symbol>
      <style:map style:condition="value()&gt;=0" style:apply-style-name="N20164P0"/>
    </number:currency-style>
    <number:currency-style style:name="N20166P0" style:volatile="true" number:language="de" number:country="DE">
      <number:number number:decimal-places="0" number:min-integer-digits="1" number:grouping="true"/>
      <number:text> </number:text>
      <number:currency-symbol number:language="de" number:country="DE">EURO </number:currency-symbol>
    </number:currency-style>
    <number:currency-style style:name="N20166" number:language="de" number:country="DE">
      <number:text>-</number:text>
      <number:number number:decimal-places="0" number:min-integer-digits="1" number:grouping="true"/>
      <number:text> </number:text>
      <number:currency-symbol number:language="de" number:country="DE">EURO </number:currency-symbol>
      <style:map style:condition="value()&gt;=0" style:apply-style-name="N20166P0"/>
    </number:currency-style>
    <number:currency-style style:name="N20167" number:language="de" number:country="D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20168" number:language="de" number:country="D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number-style style:name="N20169" number:language="de" number:country="DE">
      <number:number number:decimal-places="2" number:min-integer-digits="1" number:grouping="true"/>
      <number:text> EUR</number:text>
    </number:number-style>
    <number:number-style style:name="N20170P0" style:volatile="true" number:language="de" number:country="DE">
      <number:number number:decimal-places="2" number:min-integer-digits="1" number:grouping="true"/>
      <number:text> EUR</number:text>
    </number:number-style>
    <number:number-style style:name="N20170" number:language="de" number:country="DE">
      <number:text>-</number:text>
      <number:number number:decimal-places="2" number:min-integer-digits="1" number:grouping="true"/>
      <number:text> EUR</number:text>
      <style:map style:condition="value()&gt;=0" style:apply-style-name="N20170P0"/>
    </number:number-style>
    <number:currency-style style:name="N20171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20172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20172" number:language="de" number:country="DE" number:title="Benutzerdefiniert"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172P0"/>
    </number:currency-style>
    <number:currency-style style:name="N20173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20174P0" style:volatile="true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20174" number:language="de" number:country="DE" number:title="Benutzerdefiniert"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20174P0"/>
    </number:currency-style>
    <number:date-style style:name="N20175" number:language="de" number:country="DE" number:title="Benutzerdefiniert">
      <number:month number:style="long"/>
      <number:text>.</number:text>
      <number:day number:style="long"/>
      <number:text>.</number:text>
      <number:year number:style="long"/>
    </number:date-style>
    <number:date-style style:name="N20176" number:language="de" number:country="DE">
      <number:day-of-week/>
      <number:text>, </number:text>
      <number:day number:style="long"/>
      <number:text>.</number:text>
      <number:month number:style="long"/>
      <number:text>.</number:text>
      <number:year/>
    </number:date-style>
    <number:date-style style:name="N20177" number:language="de" number:country="DE" number:title="Benutzerdefiniert">
      <number:quarter/>
      <number:text> </number:text>
      <number:year/>
    </number:date-style>
    <number:date-style style:name="N20178" number:language="de" number:country="DE" number:title="Benutzerdefiniert">
      <number:month number:style="long" number:textual="true"/>
      <number:text> </number:text>
      <number:year number:style="long"/>
    </number:date-style>
    <number:date-style style:name="N20179" number:language="de" number:country="DE" number:title="Benutzerdefiniert">
      <number:year number:style="long"/>
    </number:date-style>
    <number:date-style style:name="N20180" number:language="de" number:country="DE" number:title="Benutzerdefiniert">
      <number:month number:textual="true"/>
    </number:date-style>
    <number:date-style style:name="N20181" number:language="de" number:country="DE" number:title="Benutzerdefiniert">
      <number:month number:style="long" number:textual="true"/>
      <number:text>/</number:text>
      <number:year number:style="long"/>
    </number:date-style>
    <number:percentage-style style:name="N20182" number:language="de" number:country="DE">
      <number:number number:decimal-places="1" number:min-integer-digits="1"/>
      <number:text>%</number:text>
    </number:percentage-style>
    <number:currency-style style:name="N20184P0" style:volatile="true" number:language="de" number:country="DE">
      <number:number number:decimal-places="2" number:min-integer-digits="1" number:grouping="true"/>
      <number:text> </number:text>
      <number:currency-symbol>?</number:currency-symbol>
    </number:currency-style>
    <number:currency-style style:name="N20184" number:language="de" number:country="DE" number:title="Benutzerdefiniert">
      <number:text>-</number:text>
      <number:number number:decimal-places="2" number:min-integer-digits="1" number:grouping="true"/>
      <number:text> </number:text>
      <number:currency-symbol>?</number:currency-symbol>
      <style:map style:condition="value()&gt;=0" style:apply-style-name="N20184P0"/>
    </number:currency-style>
    <number:currency-style style:name="N20186P0" style:volatile="true" number:language="de" number:country="DE">
      <number:number number:decimal-places="2" number:min-integer-digits="1" number:grouping="true"/>
      <number:text> </number:text>
      <number:currency-symbol number:language="de" number:country="DE">?</number:currency-symbol>
    </number:currency-style>
    <number:currency-style style:name="N20186" number:language="de" number:country="DE">
      <number:text>-</number:text>
      <number:number number:decimal-places="2" number:min-integer-digits="1" number:grouping="true"/>
      <number:text> </number:text>
      <number:currency-symbol number:language="de" number:country="DE">?</number:currency-symbol>
      <style:map style:condition="value()&gt;=0" style:apply-style-name="N20186P0"/>
    </number:currency-style>
    <number:number-style style:name="N20187" number:language="de" number:country="DE">
      <number:number number:decimal-places="0" number:min-integer-digits="0" number:grouping="true"/>
    </number:number-style>
    <number:number-style style:name="N20188" number:language="de" number:country="DE">
      <number:number number:decimal-places="1" number:min-integer-digits="1"/>
    </number:number-style>
    <number:currency-style style:name="N20190P0" style:volatile="true" number:language="de" number:country="DE">
      <number:number number:decimal-places="0" number:min-integer-digits="1" number:grouping="true"/>
      <number:text> </number:text>
      <number:currency-symbol number:language="de" number:country="DE">?</number:currency-symbol>
    </number:currency-style>
    <number:currency-style style:name="N20190" number:language="de" number:country="DE">
      <number:text>-</number:text>
      <number:number number:decimal-places="0" number:min-integer-digits="1" number:grouping="true"/>
      <number:text> </number:text>
      <number:currency-symbol number:language="de" number:country="DE">?</number:currency-symbol>
      <style:map style:condition="value()&gt;=0" style:apply-style-name="N20190P0"/>
    </number:currency-style>
    <number:number-style style:name="N20192P0" style:volatile="true" number:language="de" number:country="DE">
      <number:number number:decimal-places="0" number:min-integer-digits="1" number:grouping="true"/>
      <number:text>      </number:text>
    </number:number-style>
    <number:number-style style:name="N20192" number:language="de" number:country="DE">
      <number:text>-</number:text>
      <number:number number:decimal-places="0" number:min-integer-digits="1" number:grouping="true"/>
      <number:text>      </number:text>
      <style:map style:condition="value()&gt;=0" style:apply-style-name="N20192P0"/>
    </number:number-style>
    <number:number-style style:name="N20194P0" style:volatile="true" number:language="de" number:country="DE">
      <number:number number:decimal-places="2" number:min-integer-digits="1" number:grouping="true"/>
      <number:text>      </number:text>
    </number:number-style>
    <number:number-style style:name="N20194" number:language="de" number:country="DE">
      <number:text>-</number:text>
      <number:number number:decimal-places="2" number:min-integer-digits="1" number:grouping="true"/>
      <number:text>      </number:text>
      <style:map style:condition="value()&gt;=0" style:apply-style-name="N20194P0"/>
    </number:number-style>
    <number:number-style style:name="N20197P0" style:volatile="true" number:language="de" number:country="DE">
      <number:number number:decimal-places="0" number:min-integer-digits="1" number:grouping="true"/>
      <number:text> DM </number:text>
    </number:number-style>
    <number:number-style style:name="N20197P1" style:volatile="true" number:language="de" number:country="DE">
      <number:text>-</number:text>
      <number:number number:decimal-places="0" number:min-integer-digits="1" number:grouping="true"/>
      <number:text> DM </number:text>
    </number:number-style>
    <number:number-style style:name="N20197" number:language="de" number:country="DE">
      <number:text> - DM </number:text>
      <style:map style:condition="value()&gt;0" style:apply-style-name="N20197P0"/>
      <style:map style:condition="value()&lt;0" style:apply-style-name="N20197P1"/>
    </number:number-style>
    <number:number-style style:name="N20200P0" style:volatile="true" number:language="de" number:country="DE">
      <number:number number:decimal-places="0" number:min-integer-digits="1" number:grouping="true"/>
      <number:text>       </number:text>
    </number:number-style>
    <number:number-style style:name="N20200P1" style:volatile="true" number:language="de" number:country="DE">
      <number:text>-</number:text>
      <number:number number:decimal-places="0" number:min-integer-digits="1" number:grouping="true"/>
      <number:text>       </number:text>
    </number:number-style>
    <number:number-style style:name="N20200" number:language="de" number:country="DE">
      <number:text> -       </number:text>
      <style:map style:condition="value()&gt;0" style:apply-style-name="N20200P0"/>
      <style:map style:condition="value()&lt;0" style:apply-style-name="N20200P1"/>
    </number:number-style>
    <number:number-style style:name="N20203P0" style:volatile="true" number:language="de" number:country="DE">
      <number:number number:decimal-places="2" number:min-integer-digits="1" number:grouping="true"/>
      <number:text> DM </number:text>
    </number:number-style>
    <number:number-style style:name="N20203P1" style:volatile="true" number:language="de" number:country="DE">
      <number:text>-</number:text>
      <number:number number:decimal-places="2" number:min-integer-digits="1" number:grouping="true"/>
      <number:text> DM </number:text>
    </number:number-style>
    <number:number-style style:name="N20203" number:language="de" number:country="DE">
      <number:text> -</number:text>
      <number:number number:decimal-places="0" number:min-integer-digits="0"/>
      <number:text> DM </number:text>
      <style:map style:condition="value()&gt;0" style:apply-style-name="N20203P0"/>
      <style:map style:condition="value()&lt;0" style:apply-style-name="N20203P1"/>
    </number:number-style>
    <number:number-style style:name="N20206P0" style:volatile="true" number:language="de" number:country="DE">
      <number:number number:decimal-places="2" number:min-integer-digits="1" number:grouping="true"/>
      <number:text>       </number:text>
    </number:number-style>
    <number:number-style style:name="N20206P1" style:volatile="true" number:language="de" number:country="DE">
      <number:text>-</number:text>
      <number:number number:decimal-places="2" number:min-integer-digits="1" number:grouping="true"/>
      <number:text>       </number:text>
    </number:number-style>
    <number:number-style style:name="N20206" number:language="de" number:country="DE">
      <number:text> -</number:text>
      <number:number number:decimal-places="0" number:min-integer-digits="0"/>
      <number:text>       </number:text>
      <style:map style:condition="value()&gt;0" style:apply-style-name="N20206P0"/>
      <style:map style:condition="value()&lt;0" style:apply-style-name="N20206P1"/>
    </number:number-style>
    <number:number-style style:name="N20207P0" style:volatile="true" number:language="de" number:country="DE">
      <number:number number:min-integer-digits="1"/>
      <number:text/>
    </number:number-style>
    <number:number-style style:name="N20207P1" style:volatile="true" number:language="de" number:country="DE">
      <number:text>-</number:text>
      <number:number number:decimal-places="0" number:min-integer-digits="1" number:grouping="true"/>
      <number:text> DM </number:text>
    </number:number-style>
    <number:number-style style:name="N20207" number:language="de" number:country="DE">
      <number:text> - DM </number:text>
      <style:map style:condition="value()&gt;0" style:apply-style-name="N20207P0"/>
      <style:map style:condition="value()&lt;0" style:apply-style-name="N20207P1"/>
    </number:number-style>
    <number:number-style style:name="N20208P0" style:volatile="true" number:language="de" number:country="DE">
      <number:number number:min-integer-digits="1"/>
      <number:text/>
    </number:number-style>
    <number:number-style style:name="N20208P1" style:volatile="true" number:language="de" number:country="DE">
      <number:text>-</number:text>
      <number:number number:decimal-places="0" number:min-integer-digits="1" number:grouping="true"/>
      <number:text>       </number:text>
    </number:number-style>
    <number:number-style style:name="N20208" number:language="de" number:country="DE">
      <number:text> -       </number:text>
      <style:map style:condition="value()&gt;0" style:apply-style-name="N20208P0"/>
      <style:map style:condition="value()&lt;0" style:apply-style-name="N20208P1"/>
    </number:number-style>
    <number:number-style style:name="N20209P0" style:volatile="true" number:language="de" number:country="DE">
      <number:number number:min-integer-digits="1"/>
      <number:text/>
    </number:number-style>
    <number:number-style style:name="N20209P1" style:volatile="true" number:language="de" number:country="DE">
      <number:text>-</number:text>
      <number:number number:decimal-places="2" number:min-integer-digits="1" number:grouping="true"/>
      <number:text> DM </number:text>
    </number:number-style>
    <number:number-style style:name="N20209" number:language="de" number:country="DE">
      <number:text> -</number:text>
      <number:number number:decimal-places="0" number:min-integer-digits="0"/>
      <number:text> DM </number:text>
      <style:map style:condition="value()&gt;0" style:apply-style-name="N20209P0"/>
      <style:map style:condition="value()&lt;0" style:apply-style-name="N20209P1"/>
    </number:number-style>
    <number:number-style style:name="N20210P0" style:volatile="true" number:language="de" number:country="DE">
      <number:number number:min-integer-digits="1"/>
      <number:text/>
    </number:number-style>
    <number:number-style style:name="N20210P1" style:volatile="true" number:language="de" number:country="DE">
      <number:text>-</number:text>
      <number:number number:decimal-places="2" number:min-integer-digits="1" number:grouping="true"/>
      <number:text>       </number:text>
    </number:number-style>
    <number:number-style style:name="N20210" number:language="de" number:country="DE">
      <number:text> -</number:text>
      <number:number number:decimal-places="0" number:min-integer-digits="0"/>
      <number:text>       </number:text>
      <style:map style:condition="value()&gt;0" style:apply-style-name="N20210P0"/>
      <style:map style:condition="value()&lt;0" style:apply-style-name="N20210P1"/>
    </number:number-style>
    <number:number-style style:name="N20211" number:language="de" number:country="DE">
      <number:number number:decimal-places="0" number:min-integer-digits="0"/>
    </number:number-style>
    <number:date-style style:name="N20212" number:language="de" number:country="DE">
      <number:day/>
      <number:text>.</number:text>
      <number:month/>
      <number:text>.</number:text>
      <number:year/>
    </number:date-style>
    <number:currency-style style:name="N20213" number:language="de" number:country="DE">
      <number:number number:decimal-places="2" number:min-integer-digits="1" number:grouping="true"/>
      <number:text> </number:text>
      <number:currency-symbol>USD</number:currency-symbol>
    </number:currency-style>
    <number:currency-style style:name="N20214P0" style:volatile="true" number:language="de" number:country="DE">
      <number:currency-symbol number:language="de" number:country="AT">€</number:currency-symbol>
      <number:text> </number:text>
      <number:number number:decimal-places="0" number:min-integer-digits="1" number:grouping="true"/>
    </number:currency-style>
    <number:currency-style style:name="N20214" number:language="de" number:country="DE">
      <style:text-properties fo:color="#ffffff"/>
      <number:text>-</number:text>
      <number:currency-symbol number:language="de" number:country="AT">€</number:currency-symbol>
      <number:text> </number:text>
      <number:number number:decimal-places="0" number:min-integer-digits="1" number:grouping="true"/>
      <style:map style:condition="value()&gt;=0" style:apply-style-name="N20214P0"/>
    </number:currency-style>
    <number:number-style style:name="N20215P0" style:volatile="true" number:language="de" number:country="DE">
      <number:number number:decimal-places="0" number:min-integer-digits="1" number:grouping="true"/>
    </number:number-style>
    <number:number-style style:name="N20215" number:language="de" number:country="DE">
      <style:text-properties fo:color="#ffffff"/>
      <number:text>-</number:text>
      <number:number number:decimal-places="0" number:min-integer-digits="1" number:grouping="true"/>
      <style:map style:condition="value()&gt;=0" style:apply-style-name="N20215P0"/>
    </number:number-style>
    <number:currency-style style:name="N20216P0" style:volatile="true" number:language="de" number:country="DE">
      <number:currency-symbol number:language="de" number:country="AT">€</number:currency-symbol>
      <number:text> </number:text>
      <number:number number:decimal-places="0" number:min-integer-digits="1" number:grouping="true"/>
    </number:currency-style>
    <number:currency-style style:name="N20216" number:language="de" number:country="DE">
      <style:text-properties fo:color="#ff0000"/>
      <number:text>-</number:text>
      <number:currency-symbol number:language="de" number:country="AT">€</number:currency-symbol>
      <number:text> </number:text>
      <number:number number:decimal-places="0" number:min-integer-digits="1" number:grouping="true"/>
      <style:map style:condition="value()&gt;=0" style:apply-style-name="N20216P0"/>
    </number:currency-style>
    <number:number-style style:name="N20217P0" style:volatile="true" number:language="de" number:country="DE">
      <number:number number:decimal-places="0" number:min-integer-digits="1" number:grouping="true"/>
    </number:number-style>
    <number:number-style style:name="N20217" number:language="de" number:country="DE">
      <style:text-properties fo:color="#ff0000"/>
      <number:text>-</number:text>
      <number:number number:decimal-places="0" number:min-integer-digits="1" number:grouping="true"/>
      <style:map style:condition="value()&gt;=0" style:apply-style-name="N20217P0"/>
    </number:number-style>
    <number:currency-style style:name="N20219P0" style:volatile="true" number:language="de" number:country="DE">
      <number:currency-symbol number:language="en" number:country="US">$</number:currency-symbol>
      <number:number number:decimal-places="2" number:min-integer-digits="1" number:grouping="true"/>
    </number:currency-style>
    <number:currency-style style:name="N20219" number:language="de" number:country="D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0219P0"/>
    </number:currency-style>
    <number:currency-style style:name="N20221P0" style:volatile="true" number:language="de" number:country="DE">
      <number:currency-symbol number:language="en" number:country="US">$</number:currency-symbol>
      <number:number number:decimal-places="0" number:min-integer-digits="1" number:grouping="true"/>
    </number:currency-style>
    <number:currency-style style:name="N20221" number:language="de" number:country="DE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0221P0"/>
    </number:currency-style>
    <number:currency-style style:name="N20222P0" style:volatile="true" number:language="de" number:country="DE">
      <number:number number:decimal-places="2" number:min-integer-digits="1" number:grouping="true"/>
      <number:text> </number:text>
      <number:currency-symbol>EUR</number:currency-symbol>
    </number:currency-style>
    <number:currency-style style:name="N20222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20222P0"/>
    </number:currency-style>
    <number:currency-style style:name="N20223P0" style:volatile="true" number:language="de" number:country="DE">
      <number:number number:decimal-places="0" number:min-integer-digits="1" number:grouping="true"/>
      <number:text> </number:text>
      <number:currency-symbol>EUR</number:currency-symbol>
    </number:currency-style>
    <number:currency-style style:name="N20223" number:language="de" number:country="DE">
      <style:text-properties fo:color="#ff0000"/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20223P0"/>
    </number:currency-style>
    <number:number-style style:name="N20224P0" style:volatile="true" number:language="de" number:country="DE">
      <number:number number:decimal-places="0" number:min-integer-digits="1" number:grouping="true"/>
      <number:text>   </number:text>
    </number:number-style>
    <number:number-style style:name="N2022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224P0"/>
    </number:number-style>
    <number:number-style style:name="N20225P0" style:volatile="true" number:language="de" number:country="DE">
      <number:number number:decimal-places="2" number:min-integer-digits="1" number:grouping="true"/>
      <number:text>   </number:text>
    </number:number-style>
    <number:number-style style:name="N2022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225P0"/>
    </number:number-style>
    <number:number-style style:name="N20227P0" style:volatile="true" number:language="de" number:country="DE">
      <number:number number:decimal-places="0" number:min-integer-digits="1" number:grouping="true"/>
      <number:text> €</number:text>
    </number:number-style>
    <number:number-style style:name="N2022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227P0"/>
    </number:number-style>
    <number:number-style style:name="N20228P0" style:volatile="true" number:language="de" number:country="DE">
      <number:number number:decimal-places="0" number:min-integer-digits="1" number:grouping="true"/>
      <number:text> €</number:text>
    </number:number-style>
    <number:number-style style:name="N2022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28P0"/>
    </number:number-style>
    <number:number-style style:name="N20230P0" style:volatile="true" number:language="de" number:country="DE">
      <number:number number:decimal-places="2" number:min-integer-digits="1" number:grouping="true"/>
      <number:text> €</number:text>
    </number:number-style>
    <number:number-style style:name="N2023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230P0"/>
    </number:number-style>
    <number:number-style style:name="N20231P0" style:volatile="true" number:language="de" number:country="DE">
      <number:number number:decimal-places="2" number:min-integer-digits="1" number:grouping="true"/>
      <number:text> €</number:text>
    </number:number-style>
    <number:number-style style:name="N2023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231P0"/>
    </number:number-style>
    <number:number-style style:name="N20232P0" style:volatile="true" number:language="de" number:country="DE">
      <number:number number:decimal-places="0" number:min-integer-digits="1" number:grouping="true"/>
      <number:text>   </number:text>
    </number:number-style>
    <number:number-style style:name="N20232" number:language="de" number:country="DE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20232P0"/>
    </number:number-style>
    <number:number-style style:name="N20233P0" style:volatile="true" number:language="de" number:country="DE">
      <number:number number:decimal-places="2" number:min-integer-digits="1" number:grouping="true"/>
      <number:text>   </number:text>
    </number:number-style>
    <number:number-style style:name="N20233" number:language="de" number:country="DE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20233P0"/>
    </number:number-style>
    <number:number-style style:name="N20234P0" style:volatile="true" number:language="de" number:country="DE">
      <number:number number:decimal-places="0" number:min-integer-digits="1" number:grouping="true"/>
      <number:text> €</number:text>
    </number:number-style>
    <number:number-style style:name="N20234" number:language="de" number:country="DE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20234P0"/>
    </number:number-style>
    <number:number-style style:name="N20235P0" style:volatile="true" number:language="de" number:country="DE">
      <number:number number:decimal-places="2" number:min-integer-digits="1" number:grouping="true"/>
      <number:text> €</number:text>
    </number:number-style>
    <number:number-style style:name="N20235" number:language="de" number:country="DE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20235P0"/>
    </number:number-style>
    <number:currency-style style:name="N20237P0" style:volatile="true" number:language="de" number:country="DE">
      <number:currency-symbol number:language="de" number:country="AT">€</number:currency-symbol>
      <number:text> </number:text>
      <number:number number:decimal-places="1" number:min-integer-digits="1" number:grouping="true"/>
    </number:currency-style>
    <number:currency-style style:name="N20237" number:language="de" number:country="DE">
      <style:text-properties fo:color="#ff0000"/>
      <number:text>-</number:text>
      <number:currency-symbol number:language="de" number:country="AT">€</number:currency-symbol>
      <number:text> </number:text>
      <number:number number:decimal-places="1" number:min-integer-digits="1" number:grouping="true"/>
      <style:map style:condition="value()&gt;=0" style:apply-style-name="N20237P0"/>
    </number:currency-style>
    <number:currency-style style:name="N20239P0" style:volatile="true" number:language="de" number:country="D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20239" number:language="de" number:country="DE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20239P0"/>
    </number:currency-style>
    <number:currency-style style:name="N20241P0" style:volatile="true" number:language="de" number:country="DE">
      <number:currency-symbol number:language="de" number:country="AT">€</number:currency-symbol>
      <number:text> </number:text>
      <number:number number:decimal-places="3" number:min-integer-digits="1" number:grouping="true"/>
    </number:currency-style>
    <number:currency-style style:name="N20241" number:language="de" number:country="DE">
      <style:text-properties fo:color="#ff0000"/>
      <number:text>-</number:text>
      <number:currency-symbol number:language="de" number:country="AT">€</number:currency-symbol>
      <number:text> </number:text>
      <number:number number:decimal-places="3" number:min-integer-digits="1" number:grouping="true"/>
      <style:map style:condition="value()&gt;=0" style:apply-style-name="N20241P0"/>
    </number:currency-style>
    <number:currency-style style:name="N20243P0" style:volatile="true" number:language="de" number:country="DE">
      <number:currency-symbol number:language="de" number:country="AT">€</number:currency-symbol>
      <number:text> </number:text>
      <number:number number:decimal-places="4" number:min-integer-digits="1" number:grouping="true"/>
    </number:currency-style>
    <number:currency-style style:name="N20243" number:language="de" number:country="DE">
      <style:text-properties fo:color="#ff0000"/>
      <number:text>-</number:text>
      <number:currency-symbol number:language="de" number:country="AT">€</number:currency-symbol>
      <number:text> </number:text>
      <number:number number:decimal-places="4" number:min-integer-digits="1" number:grouping="true"/>
      <style:map style:condition="value()&gt;=0" style:apply-style-name="N20243P0"/>
    </number:currency-style>
    <number:currency-style style:name="N20245P0" style:volatile="true" number:language="de" number:country="DE">
      <number:currency-symbol number:language="de" number:country="AT">€</number:currency-symbol>
      <number:text> </number:text>
      <number:number number:decimal-places="5" number:min-integer-digits="1" number:grouping="true"/>
    </number:currency-style>
    <number:currency-style style:name="N20245" number:language="de" number:country="DE">
      <style:text-properties fo:color="#ff0000"/>
      <number:text>-</number:text>
      <number:currency-symbol number:language="de" number:country="AT">€</number:currency-symbol>
      <number:text> </number:text>
      <number:number number:decimal-places="5" number:min-integer-digits="1" number:grouping="true"/>
      <style:map style:condition="value()&gt;=0" style:apply-style-name="N20245P0"/>
    </number:currency-style>
    <number:currency-style style:name="N30111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0111" number:language="en" number:country="IE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0111P0"/>
    </number:currency-style>
    <number:currency-style style:name="N30113P0" style:volatile="true" number:language="en" number:country="IE">
      <number:currency-symbol number:language="en" number:country="IE">€</number:currency-symbol>
      <number:number number:decimal-places="0" number:min-integer-digits="1" number:grouping="true"/>
    </number:currency-style>
    <number:currency-style style:name="N30113" number:language="en" number:country="IE">
      <number:text>-</number:text>
      <number:currency-symbol number:language="en" number:country="IE">€</number:currency-symbol>
      <number:number number:decimal-places="0" number:min-integer-digits="1" number:grouping="true"/>
      <style:map style:condition="value()&gt;=0" style:apply-style-name="N30113P0"/>
    </number:currency-style>
    <number:currency-style style:name="N30114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0114" number:language="en" number:country="IE">
      <style:text-properties fo:color="#00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0114P0"/>
    </number:currency-style>
    <number:currency-style style:name="N30115P0" style:volatile="true" number:language="en" number:country="IE">
      <number:currency-symbol number:language="en" number:country="IE">€</number:currency-symbol>
      <number:number number:decimal-places="0" number:min-integer-digits="1" number:grouping="true"/>
    </number:currency-style>
    <number:currency-style style:name="N30115" number:language="en" number:country="IE">
      <style:text-properties fo:color="#000000"/>
      <number:text>-</number:text>
      <number:currency-symbol number:language="en" number:country="IE">€</number:currency-symbol>
      <number:number number:decimal-places="0" number:min-integer-digits="1" number:grouping="true"/>
      <style:map style:condition="value()&gt;=0" style:apply-style-name="N30115P0"/>
    </number:currency-style>
    <number:currency-style style:name="N30117P0" style:volatile="true" number:language="en" number:country="IE">
      <number:number number:decimal-places="2" number:min-integer-digits="1" number:grouping="true"/>
      <number:text> </number:text>
      <number:currency-symbol>EUR</number:currency-symbol>
    </number:currency-style>
    <number:currency-style style:name="N30117" number:language="en" number:country="IE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30117P0"/>
    </number:currency-style>
    <number:currency-style style:name="N30119P0" style:volatile="true" number:language="en" number:country="IE">
      <number:currency-symbol number:language="en" number:country="IE">€</number:currency-symbol>
      <number:number number:decimal-places="2" number:min-integer-digits="1" number:decimal-replacement="--" number:grouping="true"/>
    </number:currency-style>
    <number:currency-style style:name="N30119" number:language="en" number:country="IE">
      <number:text>-</number:text>
      <number:currency-symbol number:language="en" number:country="IE">€</number:currency-symbol>
      <number:number number:decimal-places="2" number:min-integer-digits="1" number:decimal-replacement="--" number:grouping="true"/>
      <style:map style:condition="value()&gt;=0" style:apply-style-name="N30119P0"/>
    </number:currency-style>
    <number:currency-style style:name="N30121P0" style:volatile="true" number:language="en" number:country="IE">
      <number:currency-symbol number:language="en" number:country="IE">€</number:currency-symbol>
      <number:number number:decimal-places="1" number:min-integer-digits="1" number:grouping="true"/>
    </number:currency-style>
    <number:currency-style style:name="N30121" number:language="en" number:country="IE">
      <number:text>-</number:text>
      <number:currency-symbol number:language="en" number:country="IE">€</number:currency-symbol>
      <number:number number:decimal-places="1" number:min-integer-digits="1" number:grouping="true"/>
      <style:map style:condition="value()&gt;=0" style:apply-style-name="N30121P0"/>
    </number:currency-style>
    <number:currency-style style:name="N30123P0" style:volatile="true" number:language="en" number:country="IE">
      <number:currency-symbol number:language="en" number:country="IE">€</number:currency-symbol>
      <number:number number:decimal-places="3" number:min-integer-digits="1" number:grouping="true"/>
    </number:currency-style>
    <number:currency-style style:name="N30123" number:language="en" number:country="IE"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30123P0"/>
    </number:currency-style>
    <number:currency-style style:name="N30125P0" style:volatile="true" number:language="en" number:country="IE">
      <number:currency-symbol number:language="en" number:country="IE">€</number:currency-symbol>
      <number:number number:decimal-places="4" number:min-integer-digits="1" number:grouping="true"/>
    </number:currency-style>
    <number:currency-style style:name="N30125" number:language="en" number:country="IE">
      <number:text>-</number:text>
      <number:currency-symbol number:language="en" number:country="IE">€</number:currency-symbol>
      <number:number number:decimal-places="4" number:min-integer-digits="1" number:grouping="true"/>
      <style:map style:condition="value()&gt;=0" style:apply-style-name="N30125P0"/>
    </number:currency-style>
    <number:currency-style style:name="N30127P0" style:volatile="true" number:language="en" number:country="IE">
      <number:number number:decimal-places="0" number:min-integer-digits="1" number:grouping="true"/>
      <number:text> </number:text>
      <number:currency-symbol>EUR</number:currency-symbol>
    </number:currency-style>
    <number:currency-style style:name="N30127" number:language="en" number:country="IE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30127P0"/>
    </number:currency-style>
    <number:currency-style style:name="N30129P0" style:volatile="true" number:language="en" number:country="IE">
      <number:number number:decimal-places="2" number:min-integer-digits="1" number:grouping="true"/>
      <number:text> </number:text>
      <number:currency-symbol>GBP</number:currency-symbol>
    </number:currency-style>
    <number:currency-style style:name="N30129" number:language="en" number:country="IE">
      <number:text>-</number:text>
      <number:number number:decimal-places="2" number:min-integer-digits="1" number:grouping="true"/>
      <number:text> </number:text>
      <number:currency-symbol>GBP</number:currency-symbol>
      <style:map style:condition="value()&gt;=0" style:apply-style-name="N30129P0"/>
    </number:currency-style>
    <number:currency-style style:name="N30130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0130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0130P0"/>
    </number:currency-style>
    <number:currency-style style:name="N30131P0" style:volatile="true" number:language="en" number:country="IE">
      <number:currency-symbol number:language="en" number:country="IE">€</number:currency-symbol>
      <number:number number:decimal-places="0" number:min-integer-digits="1" number:grouping="true"/>
    </number:currency-style>
    <number:currency-style style:name="N30131" number:language="en" number:country="IE">
      <style:text-properties fo:color="#ff0000"/>
      <number:text>-</number:text>
      <number:currency-symbol number:language="en" number:country="IE">€</number:currency-symbol>
      <number:number number:decimal-places="0" number:min-integer-digits="1" number:grouping="true"/>
      <style:map style:condition="value()&gt;=0" style:apply-style-name="N30131P0"/>
    </number:currency-style>
    <number:currency-style style:name="N30132P0" style:volatile="true" number:language="en" number:country="IE">
      <number:currency-symbol number:language="en" number:country="IE">€</number:currency-symbol>
      <number:number number:decimal-places="2" number:min-integer-digits="1" number:decimal-replacement="--" number:grouping="true"/>
    </number:currency-style>
    <number:currency-style style:name="N30132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decimal-replacement="--" number:grouping="true"/>
      <style:map style:condition="value()&gt;=0" style:apply-style-name="N30132P0"/>
    </number:currency-style>
    <number:currency-style style:name="N30133P0" style:volatile="true" number:language="en" number:country="IE">
      <number:currency-symbol number:language="en" number:country="IE">€</number:currency-symbol>
      <number:number number:decimal-places="1" number:min-integer-digits="1" number:grouping="true"/>
    </number:currency-style>
    <number:currency-style style:name="N30133" number:language="en" number:country="IE">
      <style:text-properties fo:color="#ff0000"/>
      <number:text>-</number:text>
      <number:currency-symbol number:language="en" number:country="IE">€</number:currency-symbol>
      <number:number number:decimal-places="1" number:min-integer-digits="1" number:grouping="true"/>
      <style:map style:condition="value()&gt;=0" style:apply-style-name="N30133P0"/>
    </number:currency-style>
    <number:currency-style style:name="N30134P0" style:volatile="true" number:language="en" number:country="IE">
      <number:currency-symbol number:language="en" number:country="IE">€</number:currency-symbol>
      <number:number number:decimal-places="3" number:min-integer-digits="1" number:grouping="true"/>
    </number:currency-style>
    <number:currency-style style:name="N30134" number:language="en" number:country="IE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30134P0"/>
    </number:currency-style>
    <number:currency-style style:name="N30135P0" style:volatile="true" number:language="en" number:country="IE">
      <number:currency-symbol number:language="en" number:country="IE">€</number:currency-symbol>
      <number:number number:decimal-places="4" number:min-integer-digits="1" number:grouping="true"/>
    </number:currency-style>
    <number:currency-style style:name="N30135" number:language="en" number:country="IE">
      <style:text-properties fo:color="#ff0000"/>
      <number:text>-</number:text>
      <number:currency-symbol number:language="en" number:country="IE">€</number:currency-symbol>
      <number:number number:decimal-places="4" number:min-integer-digits="1" number:grouping="true"/>
      <style:map style:condition="value()&gt;=0" style:apply-style-name="N30135P0"/>
    </number:currency-style>
    <number:currency-style style:name="N30136" number:language="en" number:country="IE">
      <number:number number:decimal-places="2" number:min-integer-digits="1" number:grouping="true"/>
      <number:text> </number:text>
      <number:currency-symbol>USD</number:currency-symbol>
    </number:currency-style>
    <number:currency-style style:name="N30137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0137" number:language="en" number:country="IE">
      <style:text-properties fo:color="#ffffff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0137P0"/>
    </number:currency-style>
    <number:currency-style style:name="N30139P0" style:volatile="true" number:language="en" number:country="IE">
      <number:currency-symbol number:language="en" number:country="GB">£</number:currency-symbol>
      <number:number number:decimal-places="2" number:min-integer-digits="1" number:grouping="true"/>
    </number:currency-style>
    <number:currency-style style:name="N30139" number:language="en" number:country="IE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0139P0"/>
    </number:currency-style>
    <number:currency-style style:name="N30141P0" style:volatile="true" number:language="en" number:country="IE">
      <number:currency-symbol number:language="en" number:country="IE">£</number:currency-symbol>
      <number:number number:decimal-places="2" number:min-integer-digits="1" number:grouping="true"/>
    </number:currency-style>
    <number:currency-style style:name="N30141" number:language="en" number:country="IE"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30141P0"/>
    </number:currency-style>
    <number:currency-style style:name="N30143P0" style:volatile="true" number:language="en" number:country="IE">
      <number:currency-symbol number:language="en" number:country="IE">£</number:currency-symbol>
      <number:number number:decimal-places="0" number:min-integer-digits="1" number:grouping="true"/>
    </number:currency-style>
    <number:currency-style style:name="N30143" number:language="en" number:country="IE">
      <number:text>-</number:text>
      <number:currency-symbol number:language="en" number:country="IE">£</number:currency-symbol>
      <number:number number:decimal-places="0" number:min-integer-digits="1" number:grouping="true"/>
      <style:map style:condition="value()&gt;=0" style:apply-style-name="N30143P0"/>
    </number:currency-style>
    <number:currency-style style:name="N30144P0" style:volatile="true" number:language="en" number:country="IE">
      <number:currency-symbol number:language="en" number:country="GB">£</number:currency-symbol>
      <number:number number:decimal-places="2" number:min-integer-digits="1" number:grouping="true"/>
    </number:currency-style>
    <number:currency-style style:name="N30144" number:language="en" number:country="IE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0144P0"/>
    </number:currency-style>
    <number:currency-style style:name="N40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40107" number:language="de" number:country="AT"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40107P0"/>
    </number:currency-style>
    <number:currency-style style:name="N40108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40108" number:language="de" number:country="AT">
      <style:text-properties fo:color="#00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40108P0"/>
    </number:currency-style>
    <number:currency-style style:name="N40109" number:language="de" number:country="AT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40110P0" style:volatile="true" number:language="de" number:country="AT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40110" number:language="de" number:country="AT" number:title="Benutzerdefiniert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40110P0"/>
    </number:currency-style>
    <number:currency-style style:name="N40111" number:language="de" number:country="AT">
      <number:number number:decimal-places="1" number:min-integer-digits="1" number:grouping="true"/>
      <number:text> </number:text>
      <number:currency-symbol number:language="de" number:country="DE">DM</number:currency-symbol>
    </number:currency-style>
    <number:currency-style style:name="N40112P0" style:volatile="true" number:language="de" number:country="AT">
      <number:number number:decimal-places="1" number:min-integer-digits="1" number:grouping="true"/>
      <number:text> </number:text>
      <number:currency-symbol number:language="de" number:country="DE">DM</number:currency-symbol>
    </number:currency-style>
    <number:currency-style style:name="N40112" number:language="de" number:country="AT">
      <number:text>-</number:text>
      <number:number number:decimal-places="1" number:min-integer-digits="1" number:grouping="true"/>
      <number:text> </number:text>
      <number:currency-symbol number:language="de" number:country="DE">DM</number:currency-symbol>
      <style:map style:condition="value()&gt;=0" style:apply-style-name="N40112P0"/>
    </number:currency-style>
    <number:currency-style style:name="N40113" number:language="de" number:country="AT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40114P0" style:volatile="true" number:language="de" number:country="AT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40114" number:language="de" number:country="AT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40114P0"/>
    </number:currency-style>
    <number:number-style style:name="N40115P0" style:volatile="true" number:language="de" number:country="AT">
      <number:number number:decimal-places="2" number:min-integer-digits="0" number:grouping="true"/>
    </number:number-style>
    <number:number-style style:name="N40115" number:language="de" number:country="AT">
      <number:text>-</number:text>
      <number:number number:decimal-places="2" number:min-integer-digits="0" number:grouping="true"/>
      <style:map style:condition="value()&gt;=0" style:apply-style-name="N40115P0"/>
    </number:number-style>
    <number:currency-style style:name="N40116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40116" number:language="de" number:country="AT">
      <style:text-properties fo:color="#ffffff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40116P0"/>
    </number:currency-style>
    <number:currency-style style:name="N4011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4011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40117P0"/>
    </number:currency-style>
    <number:currency-style style:name="N40119P0" style:volatile="true" number:language="de" number:country="AT">
      <number:currency-symbol number:language="de" number:country="AT">€</number:currency-symbol>
      <number:text> </number:text>
      <number:number number:decimal-places="0" number:min-integer-digits="1" number:grouping="true"/>
    </number:currency-style>
    <number:currency-style style:name="N40119" number:language="de" number:country="AT">
      <number:text>-</number:text>
      <number:currency-symbol number:language="de" number:country="AT">€</number:currency-symbol>
      <number:text> </number:text>
      <number:number number:decimal-places="0" number:min-integer-digits="1" number:grouping="true"/>
      <style:map style:condition="value()&gt;=0" style:apply-style-name="N40119P0"/>
    </number:currency-style>
    <number:number-style style:name="N50106P0" style:volatile="true" number:language="de" number:country="LI">
      <number:number number:decimal-places="2" number:min-integer-digits="0" number:grouping="true"/>
    </number:number-style>
    <number:number-style style:name="N50106" number:language="de" number:country="LI">
      <number:text>-</number:text>
      <number:number number:decimal-places="2" number:min-integer-digits="0" number:grouping="true"/>
      <style:map style:condition="value()&gt;=0" style:apply-style-name="N50106P0"/>
    </number:number-style>
    <number:number-style style:name="N50107P0" style:volatile="true" number:language="de" number:country="LI">
      <number:number number:decimal-places="2" number:min-integer-digits="0" number:grouping="true"/>
    </number:number-style>
    <number:number-style style:name="N50107" number:language="de" number:country="LI">
      <style:text-properties fo:color="#000000"/>
      <number:text>-</number:text>
      <number:number number:decimal-places="2" number:min-integer-digits="0" number:grouping="true"/>
      <style:map style:condition="value()&gt;=0" style:apply-style-name="N50107P0"/>
    </number:number-style>
    <number:date-style style:name="N60109" number:language="ja" number:country="JP">
      <number:day/>
      <number:text>/</number:text>
      <number:month/>
      <number:text>/</number:text>
      <number:year/>
    </number:date-style>
    <number:date-style style:name="N6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6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60112" number:language="ja" number:country="JP">
      <number:month/>
      <number:text>月</number:text>
      <number:day/>
      <number:text>日</number:text>
    </number:date-style>
    <number:date-style style:name="N6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6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60115" number:language="ja" number:country="JP">
      <number:month/>
      <number:text>/</number:text>
      <number:day/>
      <number:text>/</number:text>
      <number:year/>
    </number:date-style>
    <number:time-style style:name="N60116" number:language="ja" number:country="JP">
      <number:hours number:style="long"/>
      <number:text>時</number:text>
      <number:minutes number:style="long"/>
      <number:text>分</number:text>
    </number:time-style>
    <number:date-style style:name="N60117" number:language="ja" number:country="JP">
      <number:year number:style="long"/>
      <number:text>年</number:text>
      <number:month/>
      <number:text>月</number:text>
    </number:date-style>
    <number:currency-style style:name="N60118" number:language="ja" number:country="JP">
      <number:number number:decimal-places="2" number:min-integer-digits="1" number:grouping="true"/>
      <number:text> </number:text>
      <number:currency-symbol>JPY</number:currency-symbol>
    </number:currency-style>
    <number:date-style style:name="N60119" number:language="ja" number:country="JP">
      <number:year number:style="long"/>
      <number:text>/</number:text>
      <number:month/>
      <number:text>/</number:text>
      <number:day/>
    </number:date-style>
    <number:date-style style:name="N60120" number:language="ja" number:country="JP">
      <number:day/>
      <number:text>-</number:text>
      <number:month number:textual="true"/>
      <number:text>-</number:text>
      <number:year/>
    </number:date-style>
    <number:date-style style:name="N60121" number:language="ja" number:country="JP">
      <number:day/>
      <number:text>-</number:text>
      <number:month number:textual="true"/>
    </number:date-style>
    <number:date-style style:name="N60122" number:language="ja" number:country="JP">
      <number:month number:textual="true"/>
      <number:text>-</number:text>
      <number:year/>
    </number:date-style>
    <number:time-style style:name="N60123" number:language="ja" number:country="JP">
      <number:hours/>
      <number:text>:</number:text>
      <number:minutes number:style="long"/>
      <number:text> </number:text>
      <number:am-pm/>
    </number:time-style>
    <number:time-style style:name="N6012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0125" number:language="ja" number:country="JP">
      <number:hours/>
      <number:text>:</number:text>
      <number:minutes number:style="long"/>
      <number:text>:</number:text>
      <number:seconds number:style="long"/>
    </number:time-style>
    <number:time-style style:name="N60126" number:language="ja" number:country="JP">
      <number:hours/>
      <number:text>時</number:text>
      <number:minutes number:style="long"/>
      <number:text>分</number:text>
    </number:time-style>
    <number:time-style style:name="N60127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number-style style:name="N60129P0" style:volatile="true" number:language="ja" number:country="JP">
      <number:text>¥</number:text>
      <number:number number:decimal-places="0" number:min-integer-digits="1" number:grouping="true"/>
    </number:number-style>
    <number:number-style style:name="N60129" number:language="ja" number:country="JP">
      <number:text>-¥</number:text>
      <number:number number:decimal-places="0" number:min-integer-digits="1" number:grouping="true"/>
      <style:map style:condition="value()&gt;=0" style:apply-style-name="N60129P0"/>
    </number:number-style>
    <number:number-style style:name="N60130P0" style:volatile="true" number:language="ja" number:country="JP">
      <number:text>¥</number:text>
      <number:number number:decimal-places="0" number:min-integer-digits="1" number:grouping="true"/>
    </number:number-style>
    <number:number-style style:name="N6013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60130P0"/>
    </number:number-style>
    <number:number-style style:name="N60132P0" style:volatile="true" number:language="ja" number:country="JP">
      <number:text>¥</number:text>
      <number:number number:decimal-places="2" number:min-integer-digits="1" number:grouping="true"/>
    </number:number-style>
    <number:number-style style:name="N60132" number:language="ja" number:country="JP">
      <number:text>-¥</number:text>
      <number:number number:decimal-places="2" number:min-integer-digits="1" number:grouping="true"/>
      <style:map style:condition="value()&gt;=0" style:apply-style-name="N60132P0"/>
    </number:number-style>
    <number:number-style style:name="N60133P0" style:volatile="true" number:language="ja" number:country="JP">
      <number:text>¥</number:text>
      <number:number number:decimal-places="2" number:min-integer-digits="1" number:grouping="true"/>
    </number:number-style>
    <number:number-style style:name="N6013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60133P0"/>
    </number:number-style>
    <number:number-style style:name="N6013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6013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60135P0"/>
    </number:number-style>
    <number:number-style style:name="N6013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6013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60136P0"/>
    </number:number-style>
    <number:number-style style:name="N6013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60138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60138P0"/>
    </number:number-style>
    <number:number-style style:name="N6013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60139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60139P0"/>
    </number:number-style>
    <number:date-style style:name="N60140" number:language="ja" number:country="JP">
      <number:year number:style="long"/>
      <number:text>?</number:text>
      <number:month/>
      <number:text>?</number:text>
      <number:day/>
      <number:text>?</number:text>
    </number:date-style>
    <number:time-style style:name="N60141" number:language="ja" number:country="JP">
      <number:hours number:style="long"/>
      <number:text>?</number:text>
      <number:minutes number:style="long"/>
      <number:text>?</number:text>
      <number:seconds number:style="long"/>
      <number:text>?</number:text>
    </number:time-style>
    <number:date-style style:name="N60142" number:language="ja" number:country="JP">
      <number:month/>
      <number:text>?</number:text>
      <number:day/>
      <number:text>?</number:text>
    </number:date-style>
    <number:date-style style:name="N60143" number:language="ja" number:country="JP">
      <number:text>GE.</number:text>
      <number:month/>
      <number:text>.</number:text>
      <number:day/>
    </number:date-style>
    <number:date-style style:name="N60144" number:language="ja" number:country="JP">
      <number:text>GGGE?</number:text>
      <number:month/>
      <number:text>?</number:text>
      <number:day/>
      <number:text>?</number:text>
    </number:date-style>
    <number:currency-style style:name="N60145" number:language="ja" number:country="JP">
      <number:number number:decimal-places="2" number:min-integer-digits="1" number:grouping="true"/>
      <number:text> </number:text>
      <number:currency-symbol>USD</number:currency-symbol>
    </number:currency-style>
    <number:date-style style:name="N60146" number:language="ja" number:country="JP">
      <number:text>GGGE?</number:text>
      <number:month number:calendar="gengou"/>
      <number:text>?</number:text>
      <number:day number:calendar="gengou"/>
      <number:text>?</number:text>
    </number:date-style>
    <number:date-style style:name="N60147" number:language="ja" number:country="JP">
      <number:text>GE.</number:text>
      <number:month number:calendar="gengou"/>
      <number:text>.</number:text>
      <number:day number:calendar="gengou"/>
    </number:date-style>
    <number:number-style style:name="N60148" number:language="ja" number:country="JP">
      <number:number number:decimal-places="3" number:min-integer-digits="1"/>
    </number:number-style>
    <number:currency-style style:name="N60149" number:language="ja" number:country="JP">
      <number:number number:decimal-places="2" number:min-integer-digits="1" number:grouping="true"/>
      <number:text> </number:text>
      <number:currency-symbol>￥</number:currency-symbol>
    </number:currency-style>
    <number:currency-style style:name="N60151P0" style:volatile="true" number:language="ja" number:country="JP">
      <number:currency-symbol number:language="ja" number:country="JP">¥</number:currency-symbol>
      <number:number number:decimal-places="0" number:min-integer-digits="1" number:grouping="true"/>
    </number:currency-style>
    <number:currency-style style:name="N60151" number:language="ja" number:country="JP"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60151P0"/>
    </number:currency-style>
    <number:number-style style:name="N6015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60152" number:language="ja" number:country="JP">
      <style:text-properties fo:color="#000000"/>
      <number:text>($</number:text>
      <number:number number:decimal-places="0" number:min-integer-digits="1" number:grouping="true"/>
      <number:text>)</number:text>
      <style:map style:condition="value()&gt;=0" style:apply-style-name="N60152P0"/>
    </number:number-style>
    <number:number-style style:name="N6015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60153" number:language="ja" number:country="JP">
      <style:text-properties fo:color="#000000"/>
      <number:text>($</number:text>
      <number:number number:decimal-places="2" number:min-integer-digits="1" number:grouping="true"/>
      <number:text>)</number:text>
      <style:map style:condition="value()&gt;=0" style:apply-style-name="N60153P0"/>
    </number:number-style>
    <number:number-style style:name="N60154P0" style:volatile="true" number:language="ja" number:country="JP">
      <number:text>¥</number:text>
      <number:number number:decimal-places="0" number:min-integer-digits="1" number:grouping="true"/>
    </number:number-style>
    <number:number-style style:name="N60154" number:language="ja" number:country="JP">
      <style:text-properties fo:color="#000000"/>
      <number:text>-¥</number:text>
      <number:number number:decimal-places="0" number:min-integer-digits="1" number:grouping="true"/>
      <style:map style:condition="value()&gt;=0" style:apply-style-name="N60154P0"/>
    </number:number-style>
    <number:number-style style:name="N60155P0" style:volatile="true" number:language="ja" number:country="JP">
      <number:text>¥</number:text>
      <number:number number:decimal-places="2" number:min-integer-digits="1" number:grouping="true"/>
    </number:number-style>
    <number:number-style style:name="N60155" number:language="ja" number:country="JP">
      <style:text-properties fo:color="#000000"/>
      <number:text>-¥</number:text>
      <number:number number:decimal-places="2" number:min-integer-digits="1" number:grouping="true"/>
      <style:map style:condition="value()&gt;=0" style:apply-style-name="N60155P0"/>
    </number:number-style>
    <number:currency-style style:name="N70111P0" style:volatile="true" number:language="en" number:country="GB">
      <number:number number:decimal-places="2" number:min-integer-digits="1" number:grouping="true"/>
      <number:text> </number:text>
      <number:currency-symbol>EUR</number:currency-symbol>
    </number:currency-style>
    <number:currency-style style:name="N70111" number:language="en" number:country="GB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70111P0"/>
    </number:currency-style>
    <number:date-style style:name="N7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70113" number:language="en" number:country="GB">
      <number:day number:style="long"/>
      <number:text>-</number:text>
      <number:month number:textual="true"/>
    </number:date-style>
    <number:date-style style:name="N70114" number:language="en" number:country="GB">
      <number:month number:textual="true"/>
      <number:text>-</number:text>
      <number:year/>
    </number:date-style>
    <number:time-style style:name="N70115" number:language="en" number:country="GB">
      <number:hours/>
      <number:text>:</number:text>
      <number:minutes number:style="long"/>
      <number:text> </number:text>
      <number:am-pm/>
    </number:time-style>
    <number:time-style style:name="N7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0117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70119P0" style:volatile="true" number:language="en" number:country="GB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70119" number:language="en" number:country="GB"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70119P0"/>
    </number:currency-style>
    <number:number-style style:name="N70120" number:language="en" number:country="GB">
      <number:number number:decimal-places="1" number:min-integer-digits="1" number:grouping="true"/>
    </number:number-style>
    <number:currency-style style:name="N70121" number:language="en" number:country="GB">
      <number:number number:decimal-places="2" number:min-integer-digits="1" number:grouping="true"/>
      <number:text> </number:text>
      <number:currency-symbol>USD</number:currency-symbol>
    </number:currency-style>
    <number:number-style style:name="N70122P0" style:volatile="true" number:language="en" number:country="GB">
      <number:number number:decimal-places="0" number:min-integer-digits="1" number:grouping="true"/>
    </number:number-style>
    <number:number-style style:name="N70122" number:language="en" number:country="GB">
      <number:text>-</number:text>
      <number:number number:decimal-places="0" number:min-integer-digits="1" number:grouping="true"/>
      <style:map style:condition="value()&gt;=0" style:apply-style-name="N70122P0"/>
    </number:number-style>
    <number:currency-style style:name="N70123" number:language="en" number:country="GB">
      <number:currency-symbol number:language="en" number:country="US">$</number:currency-symbol>
      <number:number number:decimal-places="2" number:min-integer-digits="1" number:grouping="true"/>
    </number:currency-style>
    <number:currency-style style:name="N70124P0" style:volatile="true" number:language="en" number:country="GB">
      <number:currency-symbol number:language="en" number:country="US">$</number:currency-symbol>
      <number:number number:decimal-places="2" number:min-integer-digits="1" number:grouping="true"/>
    </number:currency-style>
    <number:currency-style style:name="N70124" number:language="en" number:country="GB" number:title="User-defined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70124P0"/>
    </number:currency-style>
    <number:currency-style style:name="N70125" number:language="en" number:country="GB">
      <number:currency-symbol number:language="en" number:country="GB">£</number:currency-symbol>
      <number:number number:decimal-places="1" number:min-integer-digits="1" number:grouping="true"/>
    </number:currency-style>
    <number:currency-style style:name="N70126P0" style:volatile="true" number:language="en" number:country="GB">
      <number:currency-symbol number:language="en" number:country="GB">£</number:currency-symbol>
      <number:number number:decimal-places="1" number:min-integer-digits="1" number:grouping="true"/>
    </number:currency-style>
    <number:currency-style style:name="N70126" number:language="en" number:country="GB">
      <number:text>-</number:text>
      <number:currency-symbol number:language="en" number:country="GB">£</number:currency-symbol>
      <number:number number:decimal-places="1" number:min-integer-digits="1" number:grouping="true"/>
      <style:map style:condition="value()&gt;=0" style:apply-style-name="N70126P0"/>
    </number:currency-style>
    <number:currency-style style:name="N70127" number:language="en" number:country="GB">
      <number:number number:decimal-places="2" number:min-integer-digits="1" number:grouping="true"/>
      <number:text> </number:text>
      <number:currency-symbol>CHF</number:currency-symbol>
    </number:currency-style>
    <number:currency-style style:name="N70128P0" style:volatile="true" number:language="en" number:country="GB">
      <number:number number:decimal-places="2" number:min-integer-digits="1" number:grouping="true"/>
      <number:text> </number:text>
      <number:currency-symbol>CHF</number:currency-symbol>
    </number:currency-style>
    <number:currency-style style:name="N70128" number:language="en" number:country="GB" number:title="User-defined"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70128P0"/>
    </number:currency-style>
    <number:currency-style style:name="N70129" number:language="en" number:country="GB">
      <number:number number:decimal-places="1" number:min-integer-digits="1" number:grouping="true"/>
      <number:text> </number:text>
      <number:currency-symbol>CHF</number:currency-symbol>
    </number:currency-style>
    <number:currency-style style:name="N70130P0" style:volatile="true" number:language="en" number:country="GB">
      <number:number number:decimal-places="1" number:min-integer-digits="1" number:grouping="true"/>
      <number:text> </number:text>
      <number:currency-symbol>CHF</number:currency-symbol>
    </number:currency-style>
    <number:currency-style style:name="N70130" number:language="en" number:country="GB">
      <number:text>-</number:text>
      <number:number number:decimal-places="1" number:min-integer-digits="1" number:grouping="true"/>
      <number:text> </number:text>
      <number:currency-symbol>CHF</number:currency-symbol>
      <style:map style:condition="value()&gt;=0" style:apply-style-name="N70130P0"/>
    </number:currency-style>
    <number:currency-style style:name="N70131" number:language="en" number:country="GB">
      <number:number number:decimal-places="0" number:min-integer-digits="1" number:grouping="true"/>
      <number:text> </number:text>
      <number:currency-symbol>CHF</number:currency-symbol>
    </number:currency-style>
    <number:currency-style style:name="N70132P0" style:volatile="true" number:language="en" number:country="GB">
      <number:number number:decimal-places="0" number:min-integer-digits="1" number:grouping="true"/>
      <number:text> </number:text>
      <number:currency-symbol>CHF</number:currency-symbol>
    </number:currency-style>
    <number:currency-style style:name="N70132" number:language="en" number:country="GB">
      <number:text>-</number:text>
      <number:number number:decimal-places="0" number:min-integer-digits="1" number:grouping="true"/>
      <number:text> </number:text>
      <number:currency-symbol>CHF</number:currency-symbol>
      <style:map style:condition="value()&gt;=0" style:apply-style-name="N70132P0"/>
    </number:currency-style>
    <number:date-style style:name="N70133" number:language="en" number:country="GB" number:title="User-defined">
      <number:month number:textual="true"/>
      <number:text>/</number:text>
      <number:year/>
    </number:date-style>
    <number:number-style style:name="N70134" number:language="en" number:country="GB" number:title="User-defined">
      <number:number number:decimal-places="1" number:min-integer-digits="1"/>
    </number:number-style>
    <number:number-style style:name="N70135" number:language="en" number:country="GB" number:title="User-defined">
      <number:number number:decimal-places="0" number:min-integer-digits="4"/>
    </number:number-style>
    <number:number-style style:name="N70136" number:language="en" number:country="GB" number:title="User-defined">
      <number:number number:decimal-places="0" number:min-integer-digits="5"/>
    </number:number-style>
    <number:currency-style style:name="N70137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70138" number:language="en" number:country="GB">
      <number:day number:style="long"/>
      <number:text> </number:text>
      <number:month number:style="long"/>
      <number:text> </number:text>
      <number:year number:style="long"/>
    </number:date-style>
    <number:number-style style:name="N70139" number:language="en" number:country="GB">
      <number:number number:decimal-places="3" number:min-integer-digits="1"/>
    </number:number-style>
    <number:number-style style:name="N70140" number:language="en" number:country="GB">
      <number:number number:decimal-places="4" number:min-integer-digits="1"/>
    </number:number-style>
    <number:number-style style:name="N70141P0" style:volatile="true" number:language="en" number:country="GB">
      <number:number number:decimal-places="2" number:min-integer-digits="1" number:grouping="true"/>
    </number:number-style>
    <number:currency-style style:name="N70141" number:language="en" number:country="GB" number:title="User-defined">
      <number:text>-</number:text>
      <number:currency-symbol/>
      <number:number number:decimal-places="2" number:min-integer-digits="1" number:grouping="true"/>
      <style:map style:condition="value()&gt;=0" style:apply-style-name="N70141P0"/>
    </number:currency-style>
    <number:number-style style:name="N70142P0" style:volatile="true" number:language="en" number:country="GB">
      <number:number number:decimal-places="2" number:min-integer-digits="1" number:grouping="true"/>
    </number:number-style>
    <number:number-style style:name="N70142" number:language="en" number:country="GB" number:title="User-defined">
      <number:text>-</number:text>
      <number:number number:decimal-places="2" number:min-integer-digits="1" number:grouping="true"/>
      <style:map style:condition="value()&gt;=0" style:apply-style-name="N70142P0"/>
    </number:number-style>
    <number:date-style style:name="N70143" number:language="en" number:country="GB" number:title="User-defined">
      <number:month number:style="long" number:textual="true"/>
      <number:text>/</number:text>
      <number:year number:style="long"/>
    </number:date-style>
    <number:date-style style:name="N70144" number:language="en" number:country="GB" number:title="User-defined">
      <number:month number:style="long" number:textual="true"/>
      <number:text> </number:text>
      <number:year number:style="long"/>
    </number:date-style>
    <number:number-style style:name="N70145P0" style:volatile="true" number:language="en" number:country="GB">
      <number:number number:decimal-places="2" number:min-integer-digits="1" number:grouping="true"/>
    </number:number-style>
    <number:number-style style:name="N70145" number:language="en" number:country="GB" number:title="User-defined">
      <number:text>-?</number:text>
      <number:number number:decimal-places="2" number:min-integer-digits="1" number:grouping="true"/>
      <style:map style:condition="value()&gt;=0" style:apply-style-name="N70145P0"/>
    </number:number-style>
    <number:number-style style:name="N70146P0" style:volatile="true" number:language="en" number:country="GB">
      <number:number number:decimal-places="2" number:min-integer-digits="1" number:grouping="true"/>
    </number:number-style>
    <number:number-style style:name="N70146" number:language="en" number:country="GB" number:title="User-defined">
      <number:text>-!r</number:text>
      <number:number number:decimal-places="2" number:min-integer-digits="1" number:grouping="true"/>
      <style:map style:condition="value()&gt;=0" style:apply-style-name="N70146P0"/>
    </number:number-style>
    <number:currency-style style:name="N70147P0" style:volatile="true" number:language="en" number:country="GB">
      <number:number number:decimal-places="2" number:min-integer-digits="1" number:grouping="true"/>
      <number:text> </number:text>
      <number:currency-symbol>USD</number:currency-symbol>
    </number:currency-style>
    <number:currency-style style:name="N70147" number:language="en" number:country="GB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0147P0"/>
    </number:currency-style>
    <number:currency-style style:name="N70149P0" style:volatile="true" number:language="en" number:country="GB">
      <number:currency-symbol number:language="en" number:country="GB">¢FFG</number:currency-symbol>
      <number:number number:decimal-places="2" number:min-integer-digits="1" number:grouping="true"/>
    </number:currency-style>
    <number:currency-style style:name="N70149" number:language="en" number:country="GB" number:title="User-defined">
      <number:text>-</number:text>
      <number:currency-symbol number:language="en" number:country="GB">¢FFG</number:currency-symbol>
      <number:number number:decimal-places="2" number:min-integer-digits="1" number:grouping="true"/>
      <style:map style:condition="value()&gt;=0" style:apply-style-name="N70149P0"/>
    </number:currency-style>
    <number:currency-style style:name="N70151P0" style:volatile="true" number:language="en" number:country="GB">
      <number:currency-symbol number:language="en" number:country="GB">¢FFG</number:currency-symbol>
      <number:number number:decimal-places="1" number:min-integer-digits="1" number:grouping="true"/>
    </number:currency-style>
    <number:currency-style style:name="N70151" number:language="en" number:country="GB">
      <number:text>-</number:text>
      <number:currency-symbol number:language="en" number:country="GB">¢FFG</number:currency-symbol>
      <number:number number:decimal-places="1" number:min-integer-digits="1" number:grouping="true"/>
      <style:map style:condition="value()&gt;=0" style:apply-style-name="N70151P0"/>
    </number:currency-style>
    <number:currency-style style:name="N70153P0" style:volatile="true" number:language="en" number:country="GB">
      <number:currency-symbol number:language="en" number:country="GB">¢FFG</number:currency-symbol>
      <number:number number:decimal-places="0" number:min-integer-digits="1" number:grouping="true"/>
    </number:currency-style>
    <number:currency-style style:name="N70153" number:language="en" number:country="GB">
      <number:text>-</number:text>
      <number:currency-symbol number:language="en" number:country="GB">¢FFG</number:currency-symbol>
      <number:number number:decimal-places="0" number:min-integer-digits="1" number:grouping="true"/>
      <style:map style:condition="value()&gt;=0" style:apply-style-name="N70153P0"/>
    </number:currency-style>
    <number:currency-style style:name="N70155P0" style:volatile="true" number:language="en" number:country="GB">
      <number:currency-symbol number:language="en" number:country="GB">?</number:currency-symbol>
      <number:number number:decimal-places="2" number:min-integer-digits="1" number:grouping="true"/>
    </number:currency-style>
    <number:currency-style style:name="N70155" number:language="en" number:country="GB" number:title="User-defined">
      <number:text>-</number:text>
      <number:currency-symbol number:language="en" number:country="GB">?</number:currency-symbol>
      <number:number number:decimal-places="2" number:min-integer-digits="1" number:grouping="true"/>
      <style:map style:condition="value()&gt;=0" style:apply-style-name="N70155P0"/>
    </number:currency-style>
    <number:currency-style style:name="N70157P0" style:volatile="true" number:language="en" number:country="GB">
      <number:currency-symbol number:language="en" number:country="GB">?</number:currency-symbol>
      <number:number number:decimal-places="1" number:min-integer-digits="1" number:grouping="true"/>
    </number:currency-style>
    <number:currency-style style:name="N70157" number:language="en" number:country="GB">
      <number:text>-</number:text>
      <number:currency-symbol number:language="en" number:country="GB">?</number:currency-symbol>
      <number:number number:decimal-places="1" number:min-integer-digits="1" number:grouping="true"/>
      <style:map style:condition="value()&gt;=0" style:apply-style-name="N70157P0"/>
    </number:currency-style>
    <number:currency-style style:name="N70159P0" style:volatile="true" number:language="en" number:country="GB">
      <number:currency-symbol number:language="en" number:country="GB">?</number:currency-symbol>
      <number:number number:decimal-places="0" number:min-integer-digits="1" number:grouping="true"/>
    </number:currency-style>
    <number:currency-style style:name="N70159" number:language="en" number:country="GB">
      <number:text>-</number:text>
      <number:currency-symbol number:language="en" number:country="GB">?</number:currency-symbol>
      <number:number number:decimal-places="0" number:min-integer-digits="1" number:grouping="true"/>
      <style:map style:condition="value()&gt;=0" style:apply-style-name="N70159P0"/>
    </number:currency-style>
    <number:currency-style style:name="N70161P0" style:volatile="true" number:language="en" number:country="GB">
      <number:currency-symbol number:language="en" number:country="GB">¢FG</number:currency-symbol>
      <number:number number:decimal-places="2" number:min-integer-digits="1" number:grouping="true"/>
    </number:currency-style>
    <number:currency-style style:name="N70161" number:language="en" number:country="GB" number:title="User-defined">
      <number:text>-</number:text>
      <number:currency-symbol number:language="en" number:country="GB">¢FG</number:currency-symbol>
      <number:number number:decimal-places="2" number:min-integer-digits="1" number:grouping="true"/>
      <style:map style:condition="value()&gt;=0" style:apply-style-name="N70161P0"/>
    </number:currency-style>
    <number:currency-style style:name="N70163P0" style:volatile="true" number:language="en" number:country="GB">
      <number:currency-symbol number:language="en" number:country="GB">¢FG</number:currency-symbol>
      <number:number number:decimal-places="1" number:min-integer-digits="1" number:grouping="true"/>
    </number:currency-style>
    <number:currency-style style:name="N70163" number:language="en" number:country="GB">
      <number:text>-</number:text>
      <number:currency-symbol number:language="en" number:country="GB">¢FG</number:currency-symbol>
      <number:number number:decimal-places="1" number:min-integer-digits="1" number:grouping="true"/>
      <style:map style:condition="value()&gt;=0" style:apply-style-name="N70163P0"/>
    </number:currency-style>
    <number:currency-style style:name="N70165P0" style:volatile="true" number:language="en" number:country="GB">
      <number:currency-symbol number:language="en" number:country="GB">¢FG</number:currency-symbol>
      <number:number number:decimal-places="0" number:min-integer-digits="1" number:grouping="true"/>
    </number:currency-style>
    <number:currency-style style:name="N70165" number:language="en" number:country="GB">
      <number:text>-</number:text>
      <number:currency-symbol number:language="en" number:country="GB">¢FG</number:currency-symbol>
      <number:number number:decimal-places="0" number:min-integer-digits="1" number:grouping="true"/>
      <style:map style:condition="value()&gt;=0" style:apply-style-name="N70165P0"/>
    </number:currency-style>
    <number:currency-style style:name="N70167P0" style:volatile="true" number:language="en" number:country="GB">
      <number:currency-symbol/>
      <number:number number:decimal-places="1" number:min-integer-digits="1" number:grouping="true"/>
    </number:currency-style>
    <number:currency-style style:name="N70167" number:language="en" number:country="GB">
      <number:text>-</number:text>
      <number:currency-symbol/>
      <number:number number:decimal-places="1" number:min-integer-digits="1" number:grouping="true"/>
      <style:map style:condition="value()&gt;=0" style:apply-style-name="N70167P0"/>
    </number:currency-style>
    <number:date-style style:name="N70168" number:language="en" number:country="GB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0169" number:language="en" number:country="GB">
      <number:month number:style="long"/>
      <number:text>/</number:text>
      <number:day number:style="long"/>
      <number:text>/</number:text>
      <number:year/>
    </number:date-style>
    <number:date-style style:name="N70170" number:language="en" number:country="GB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70171" number:language="en" number:country="GB">
      <number:day number:style="long"/>
      <number:text> </number:text>
      <number:month number:textual="true"/>
      <number:text> </number:text>
      <number:year/>
    </number:date-style>
    <number:date-style style:name="N70172" number:language="en" number:country="GB">
      <number:month number:textual="true"/>
      <number:text> </number:text>
      <number:day number:style="long"/>
      <number:text> </number:text>
      <number:year/>
    </number:date-style>
    <number:date-style style:name="N70173" number:language="en" number:country="GB">
      <number:day number:style="long"/>
      <number:text>-</number:text>
      <number:month number:style="long"/>
      <number:text>-</number:text>
      <number:year/>
    </number:date-style>
    <number:date-style style:name="N70174" number:language="en" number:country="GB">
      <number:day number:style="long"/>
      <number:text>- </number:text>
      <number:month number:style="long"/>
      <number:text>- </number:text>
      <number:year/>
    </number:date-style>
    <number:date-style style:name="N70175" number:language="en" number:country="GB">
      <number:day number:style="long"/>
      <number:text>- </number:text>
      <number:month number:textual="true"/>
      <number:text> -</number:text>
      <number:year/>
    </number:date-style>
    <number:date-style style:name="N70176" number:language="en" number:country="GB">
      <number:day number:style="long"/>
      <number:text>- </number:text>
      <number:month number:textual="true"/>
      <number:text>- </number:text>
      <number:year number:style="long"/>
    </number:date-style>
    <number:date-style style:name="N70177" number:language="en" number:country="GB">
      <number:day number:style="long"/>
      <number:text>- </number:text>
      <number:month number:textual="true"/>
      <number:text>- </number:text>
      <number:year/>
    </number:date-style>
    <number:date-style style:name="N70178" number:language="en" number:country="GB">
      <number:day-of-week number:style="long"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</number:date-style>
    <number:date-style style:name="N70179" number:language="en" number:country="GB">
      <number:day-of-week number:style="long"/>
      <number:text> </number:text>
      <number:day/>
      <number:text> </number:text>
      <number:month number:textual="true"/>
      <number:text> </number:text>
      <number:year/>
    </number:date-style>
    <number:date-style style:name="N70180" number:language="en" number:country="GB">
      <number:day-of-week number:style="long"/>
      <number:text> </number:text>
      <number:month number:style="long" number:textual="true"/>
      <number:text> </number:text>
      <number:day number:style="long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</number:date-style>
    <number:date-style style:name="N70181" number:language="en" number:country="GB" number:title="DavesDateFOrmat">
      <number:day-of-week/>
      <number:text> </number:text>
      <number:month number:textual="true"/>
      <number:text> </number:text>
      <number:day number:style="long"/>
      <number:text> </number:text>
      <number:year number:style="long"/>
      <number:text> </number:text>
      <number:hours number:style="long"/>
      <number:text>:</number:text>
      <number:minutes number:style="long"/>
    </number:date-style>
    <number:currency-style style:name="N70183P0" style:volatile="true" number:language="en" number:country="GB">
      <number:currency-symbol number:language="en" number:country="IE">€</number:currency-symbol>
      <number:number number:decimal-places="2" number:min-integer-digits="1" number:grouping="true"/>
    </number:currency-style>
    <number:currency-style style:name="N70183" number:language="en" number:country="GB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70183P0"/>
    </number:currency-style>
    <number:currency-style style:name="N70185P0" style:volatile="true" number:language="en" number:country="GB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70185" number:language="en" number:country="GB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70185P0"/>
    </number:currency-style>
    <number:currency-style style:name="N70187P0" style:volatile="true" number:language="en" number:country="GB">
      <number:currency-symbol number:language="ga" number:country="IE">€</number:currency-symbol>
      <number:number number:decimal-places="2" number:min-integer-digits="1" number:grouping="true"/>
    </number:currency-style>
    <number:currency-style style:name="N70187" number:language="en" number:country="GB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70187P0"/>
    </number:currency-style>
    <number:currency-style style:name="N70188P0" style:volatile="true" number:language="en" number:country="GB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70188" number:language="en" number:country="GB">
      <style:text-properties fo:color="#00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70188P0"/>
    </number:currency-style>
    <number:currency-style style:name="N70189P0" style:volatile="true" number:language="en" number:country="GB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70189" number:language="en" number:country="GB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70189P0"/>
    </number:currency-style>
    <number:currency-style style:name="N70191P0" style:volatile="true" number:language="en" number:country="GB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70191" number:language="en" number:country="GB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0191P0"/>
    </number:currency-style>
    <number:currency-style style:name="N70193P0" style:volatile="true" number:language="en" number:country="GB">
      <number:currency-symbol number:language="ga" number:country="IE">€</number:currency-symbol>
      <number:number number:decimal-places="1" number:min-integer-digits="1" number:grouping="true"/>
    </number:currency-style>
    <number:currency-style style:name="N70193" number:language="en" number:country="GB">
      <style:text-properties fo:color="#ff0000"/>
      <number:text>-</number:text>
      <number:currency-symbol number:language="ga" number:country="IE">€</number:currency-symbol>
      <number:number number:decimal-places="1" number:min-integer-digits="1" number:grouping="true"/>
      <style:map style:condition="value()&gt;=0" style:apply-style-name="N70193P0"/>
    </number:currency-style>
    <number:currency-style style:name="N70195P0" style:volatile="true" number:language="en" number:country="GB">
      <number:currency-symbol number:language="ga" number:country="IE">€</number:currency-symbol>
      <number:number number:decimal-places="0" number:min-integer-digits="1" number:grouping="true"/>
    </number:currency-style>
    <number:currency-style style:name="N70195" number:language="en" number:country="GB">
      <style:text-properties fo:color="#ff0000"/>
      <number:text>-</number:text>
      <number:currency-symbol number:language="ga" number:country="IE">€</number:currency-symbol>
      <number:number number:decimal-places="0" number:min-integer-digits="1" number:grouping="true"/>
      <style:map style:condition="value()&gt;=0" style:apply-style-name="N70195P0"/>
    </number:currency-style>
    <number:currency-style style:name="N70197P0" style:volatile="true" number:language="en" number:country="GB">
      <number:currency-symbol number:language="en" number:country="US">$</number:currency-symbol>
      <number:number number:decimal-places="0" number:min-integer-digits="1" number:grouping="true"/>
    </number:currency-style>
    <number:currency-style style:name="N70197" number:language="en" number:country="GB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70197P0"/>
    </number:currency-style>
    <number:currency-style style:name="N70198P0" style:volatile="true" number:language="en" number:country="GB">
      <number:currency-symbol number:language="ga" number:country="IE">€</number:currency-symbol>
      <number:number number:decimal-places="0" number:min-integer-digits="1" number:grouping="true"/>
    </number:currency-style>
    <number:currency-style style:name="N70198" number:language="en" number:country="GB">
      <number:text>-</number:text>
      <number:currency-symbol number:language="ga" number:country="IE">€</number:currency-symbol>
      <number:number number:decimal-places="0" number:min-integer-digits="1" number:grouping="true"/>
      <style:map style:condition="value()&gt;=0" style:apply-style-name="N70198P0"/>
    </number:currency-style>
    <number:percentage-style style:name="N70199" number:language="en" number:country="GB">
      <number:number number:decimal-places="1" number:min-integer-digits="1"/>
      <number:text>%</number:text>
    </number:percentage-style>
    <number:currency-style style:name="N80109P0" style:volatile="true" number:language="en" number:country="NZ">
      <number:currency-symbol number:language="en" number:country="GB">£</number:currency-symbol>
      <number:number number:decimal-places="0" number:min-integer-digits="1" number:grouping="true"/>
    </number:currency-style>
    <number:currency-style style:name="N80109" number:language="en" number:country="NZ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80109P0"/>
    </number:currency-style>
    <number:currency-style style:name="N90109P0" style:volatile="true" number:language="en" number:country="ZA">
      <number:currency-symbol number:language="en" number:country="ZA">R</number:currency-symbol>
      <number:number number:decimal-places="2" number:min-integer-digits="1" number:grouping="true"/>
    </number:currency-style>
    <number:currency-style style:name="N90109" number:language="en" number:country="ZA"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90109P0"/>
    </number:currency-style>
    <number:currency-style style:name="N100107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0107" number:language="fr" number:country="BE"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0107P0"/>
    </number:currency-style>
    <number:currency-style style:name="N100109P0" style:volatile="true" number:language="fr" number:country="BE">
      <number:number number:decimal-places="0" number:min-integer-digits="1" number:grouping="true"/>
      <number:text> </number:text>
      <number:currency-symbol number:language="fr" number:country="BE">€</number:currency-symbol>
    </number:currency-style>
    <number:currency-style style:name="N100109" number:language="fr" number:country="BE">
      <number:text>-</number:text>
      <number:number number:decimal-places="0" number:min-integer-digits="1" number:grouping="true"/>
      <number:text> </number:text>
      <number:currency-symbol number:language="fr" number:country="BE">€</number:currency-symbol>
      <style:map style:condition="value()&gt;=0" style:apply-style-name="N100109P0"/>
    </number:currency-style>
    <number:currency-style style:name="N100110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0110" number:language="fr" number:country="BE">
      <style:text-properties fo:color="#00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0110P0"/>
    </number:currency-style>
    <number:currency-style style:name="N100111P0" style:volatile="true" number:language="fr" number:country="BE">
      <number:number number:decimal-places="0" number:min-integer-digits="1" number:grouping="true"/>
      <number:text> </number:text>
      <number:currency-symbol number:language="fr" number:country="BE">€</number:currency-symbol>
    </number:currency-style>
    <number:currency-style style:name="N100111" number:language="fr" number:country="BE">
      <style:text-properties fo:color="#000000"/>
      <number:text>-</number:text>
      <number:number number:decimal-places="0" number:min-integer-digits="1" number:grouping="true"/>
      <number:text> </number:text>
      <number:currency-symbol number:language="fr" number:country="BE">€</number:currency-symbol>
      <style:map style:condition="value()&gt;=0" style:apply-style-name="N100111P0"/>
    </number:currency-style>
    <number:currency-style style:name="N100112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0112" number:language="fr" number:country="BE">
      <style:text-properties fo:color="#ffffff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0112P0"/>
    </number:currency-style>
    <number:currency-style style:name="N100113P0" style:volatile="true" number:language="fr" number:country="BE">
      <number:number number:decimal-places="0" number:min-integer-digits="1" number:grouping="true"/>
      <number:text> </number:text>
      <number:currency-symbol number:language="fr" number:country="BE">€</number:currency-symbol>
    </number:currency-style>
    <number:currency-style style:name="N100113" number:language="fr" number:country="BE">
      <style:text-properties fo:color="#ffffff"/>
      <number:text>-</number:text>
      <number:number number:decimal-places="0" number:min-integer-digits="1" number:grouping="true"/>
      <number:text> </number:text>
      <number:currency-symbol number:language="fr" number:country="BE">€</number:currency-symbol>
      <style:map style:condition="value()&gt;=0" style:apply-style-name="N100113P0"/>
    </number:currency-style>
    <number:currency-style style:name="N100114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0114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0114P0"/>
    </number:currency-style>
    <number:currency-style style:name="N100115P0" style:volatile="true" number:language="fr" number:country="BE">
      <number:number number:decimal-places="0" number:min-integer-digits="1" number:grouping="true"/>
      <number:text> </number:text>
      <number:currency-symbol number:language="fr" number:country="BE">€</number:currency-symbol>
    </number:currency-style>
    <number:currency-style style:name="N100115" number:language="fr" number:country="BE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BE">€</number:currency-symbol>
      <style:map style:condition="value()&gt;=0" style:apply-style-name="N100115P0"/>
    </number:currency-style>
    <number:currency-style style:name="N1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107" number:language="fr" number:country="FR">
      <style:text-properties fo:color="#00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107P0"/>
    </number:currency-style>
    <number:currency-style style:name="N110109P0" style:volatile="true" number:language="fr" number:country="FR">
      <number:number number:decimal-places="2" number:min-integer-digits="1" number:grouping="true"/>
      <number:text> </number:text>
      <number:currency-symbol>EUR</number:currency-symbol>
    </number:currency-style>
    <number:currency-style style:name="N110109" number:language="fr" number:country="FR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0109P0"/>
    </number:currency-style>
    <number:currency-style style:name="N110110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110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110P0"/>
    </number:currency-style>
    <number:currency-style style:name="N110111" number:language="fr" number:country="FR">
      <number:number number:decimal-places="2" number:min-integer-digits="1" number:grouping="true"/>
      <number:text> </number:text>
      <number:currency-symbol>USD</number:currency-symbol>
    </number:currency-style>
    <number:currency-style style:name="N110112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112" number:language="fr" number:country="FR">
      <style:text-properties fo:color="#ffffff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112P0"/>
    </number:currency-style>
    <number:currency-style style:name="N110113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113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113P0"/>
    </number:currency-style>
    <number:date-style style:name="N1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10115" number:language="fr" number:country="FR">
      <number:day number:style="long"/>
      <number:text>-</number:text>
      <number:month number:textual="true"/>
    </number:date-style>
    <number:date-style style:name="N110116" number:language="fr" number:country="FR">
      <number:month number:textual="true"/>
      <number:text>-</number:text>
      <number:year/>
    </number:date-style>
    <number:time-style style:name="N110117" number:language="fr" number:country="FR">
      <number:hours/>
      <number:text>:</number:text>
      <number:minutes number:style="long"/>
      <number:text> </number:text>
      <number:am-pm/>
    </number:time-style>
    <number:time-style style:name="N1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0119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0121P0" style:volatile="true" number:language="fr" number:country="FR">
      <number:number number:decimal-places="0" number:min-integer-digits="1" number:grouping="true"/>
      <number:text>   </number:text>
    </number:number-style>
    <number:number-style style:name="N110121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10121P0"/>
    </number:number-style>
    <number:number-style style:name="N110122P0" style:volatile="true" number:language="fr" number:country="FR">
      <number:number number:decimal-places="0" number:min-integer-digits="1" number:grouping="true"/>
      <number:text>   </number:text>
    </number:number-style>
    <number:number-style style:name="N110122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122P0"/>
    </number:number-style>
    <number:number-style style:name="N110124P0" style:volatile="true" number:language="fr" number:country="FR">
      <number:number number:decimal-places="2" number:min-integer-digits="1" number:grouping="true"/>
      <number:text>   </number:text>
    </number:number-style>
    <number:number-style style:name="N11012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10124P0"/>
    </number:number-style>
    <number:number-style style:name="N110125P0" style:volatile="true" number:language="fr" number:country="FR">
      <number:number number:decimal-places="2" number:min-integer-digits="1" number:grouping="true"/>
      <number:text>   </number:text>
    </number:number-style>
    <number:number-style style:name="N11012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0125P0"/>
    </number:number-style>
    <number:number-style style:name="N110127P0" style:volatile="true" number:language="fr" number:country="FR">
      <number:number number:decimal-places="0" number:min-integer-digits="1" number:grouping="true"/>
      <number:text> €</number:text>
    </number:number-style>
    <number:number-style style:name="N11012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10127P0"/>
    </number:number-style>
    <number:number-style style:name="N110128P0" style:volatile="true" number:language="fr" number:country="FR">
      <number:number number:decimal-places="0" number:min-integer-digits="1" number:grouping="true"/>
      <number:text> €</number:text>
    </number:number-style>
    <number:number-style style:name="N11012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128P0"/>
    </number:number-style>
    <number:number-style style:name="N110130P0" style:volatile="true" number:language="fr" number:country="FR">
      <number:number number:decimal-places="2" number:min-integer-digits="1" number:grouping="true"/>
      <number:text> €</number:text>
    </number:number-style>
    <number:number-style style:name="N110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10130P0"/>
    </number:number-style>
    <number:number-style style:name="N110131P0" style:volatile="true" number:language="fr" number:country="FR">
      <number:number number:decimal-places="2" number:min-integer-digits="1" number:grouping="true"/>
      <number:text> €</number:text>
    </number:number-style>
    <number:number-style style:name="N110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131P0"/>
    </number:number-style>
    <number:currency-style style:name="N110133P0" style:volatile="true" number:language="fr" number:country="FR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133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133P0"/>
    </number:currency-style>
    <number:currency-style style:name="N110135P0" style:volatile="true" number:language="fr" number:country="FR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0135" number:language="fr" number:country="FR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0135P0"/>
    </number:currency-style>
    <number:currency-style style:name="N110137P0" style:volatile="true" number:language="fr" number:country="FR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0137" number:language="fr" number:country="FR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0137P0"/>
    </number:currency-style>
    <number:number-style style:name="N110138" number:language="fr" number:country="FR">
      <number:number number:decimal-places="3" number:min-integer-digits="1"/>
    </number:number-style>
    <number:number-style style:name="N110139" number:language="fr" number:country="FR">
      <number:number number:decimal-places="1" number:min-integer-digits="1"/>
    </number:number-style>
    <number:currency-style style:name="N110140P0" style:volatile="true" number:language="fr" number:country="FR">
      <number:number number:decimal-places="2" number:min-integer-digits="1" number:grouping="true"/>
      <number:text> </number:text>
      <number:currency-symbol>EUR</number:currency-symbol>
    </number:currency-style>
    <number:currency-style style:name="N1101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0140P0"/>
    </number:currency-style>
    <number:currency-style style:name="N110142P0" style:volatile="true" number:language="fr" number:country="FR">
      <number:number number:decimal-places="2" number:min-integer-digits="1" number:grouping="true"/>
      <number:text> </number:text>
      <number:currency-symbol number:language="ia">€</number:currency-symbol>
    </number:currency-style>
    <number:currency-style style:name="N110142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ia">€</number:currency-symbol>
      <style:map style:condition="value()&gt;=0" style:apply-style-name="N110142P0"/>
    </number:currency-style>
    <number:currency-style style:name="N120107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0107" number:language="nl" number:country="BE">
      <style:text-properties fo:color="#00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0107P0"/>
    </number:currency-style>
    <number:currency-style style:name="N120109P0" style:volatile="true" number:language="nl" number:country="BE">
      <number:number number:decimal-places="2" number:min-integer-digits="1" number:grouping="true"/>
      <number:text> </number:text>
      <number:currency-symbol>EUR</number:currency-symbol>
    </number:currency-style>
    <number:currency-style style:name="N120109" number:language="nl" number:country="BE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109P0"/>
    </number:currency-style>
    <number:currency-style style:name="N120111P0" style:volatile="true" number:language="nl" number:country="BE">
      <number:number number:decimal-places="0" number:min-integer-digits="1" number:grouping="true"/>
      <number:text> </number:text>
      <number:currency-symbol>EUR</number:currency-symbol>
    </number:currency-style>
    <number:currency-style style:name="N120111" number:language="nl" number:country="BE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120111P0"/>
    </number:currency-style>
    <number:currency-style style:name="N120113P0" style:volatile="true" number:language="nl" number:country="BE">
      <number:number number:decimal-places="0" number:min-integer-digits="1" number:grouping="true"/>
      <number:text> </number:text>
      <number:currency-symbol number:language="nl" number:country="BE">€</number:currency-symbol>
    </number:currency-style>
    <number:currency-style style:name="N120113" number:language="nl" number:country="BE">
      <style:text-properties fo:color="#000000"/>
      <number:text>-</number:text>
      <number:number number:decimal-places="0" number:min-integer-digits="1" number:grouping="true"/>
      <number:text> </number:text>
      <number:currency-symbol number:language="nl" number:country="BE">€</number:currency-symbol>
      <style:map style:condition="value()&gt;=0" style:apply-style-name="N120113P0"/>
    </number:currency-style>
    <number:currency-style style:name="N120114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0114" number:language="nl" number:country="BE"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0114P0"/>
    </number:currency-style>
    <number:currency-style style:name="N120115P0" style:volatile="true" number:language="nl" number:country="BE">
      <number:number number:decimal-places="0" number:min-integer-digits="1" number:grouping="true"/>
      <number:text> </number:text>
      <number:currency-symbol number:language="nl" number:country="BE">€</number:currency-symbol>
    </number:currency-style>
    <number:currency-style style:name="N120115" number:language="nl" number:country="BE">
      <number:text>-</number:text>
      <number:number number:decimal-places="0" number:min-integer-digits="1" number:grouping="true"/>
      <number:text> </number:text>
      <number:currency-symbol number:language="nl" number:country="BE">€</number:currency-symbol>
      <style:map style:condition="value()&gt;=0" style:apply-style-name="N120115P0"/>
    </number:currency-style>
    <number:currency-style style:name="N120116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0116" number:language="nl" number:country="BE">
      <style:text-properties fo:color="#ffffff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0116P0"/>
    </number:currency-style>
    <number:currency-style style:name="N120117P0" style:volatile="true" number:language="nl" number:country="BE">
      <number:number number:decimal-places="0" number:min-integer-digits="1" number:grouping="true"/>
      <number:text> </number:text>
      <number:currency-symbol number:language="nl" number:country="BE">€</number:currency-symbol>
    </number:currency-style>
    <number:currency-style style:name="N120117" number:language="nl" number:country="BE">
      <style:text-properties fo:color="#ffffff"/>
      <number:text>-</number:text>
      <number:number number:decimal-places="0" number:min-integer-digits="1" number:grouping="true"/>
      <number:text> </number:text>
      <number:currency-symbol number:language="nl" number:country="BE">€</number:currency-symbol>
      <style:map style:condition="value()&gt;=0" style:apply-style-name="N120117P0"/>
    </number:currency-style>
    <number:currency-style style:name="N120118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0118" number:language="nl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0118P0"/>
    </number:currency-style>
    <number:currency-style style:name="N120119P0" style:volatile="true" number:language="nl" number:country="BE">
      <number:number number:decimal-places="0" number:min-integer-digits="1" number:grouping="true"/>
      <number:text> </number:text>
      <number:currency-symbol number:language="nl" number:country="BE">€</number:currency-symbol>
    </number:currency-style>
    <number:currency-style style:name="N120119" number:language="nl" number:country="BE">
      <style:text-properties fo:color="#ff0000"/>
      <number:text>-</number:text>
      <number:number number:decimal-places="0" number:min-integer-digits="1" number:grouping="true"/>
      <number:text> </number:text>
      <number:currency-symbol number:language="nl" number:country="BE">€</number:currency-symbol>
      <style:map style:condition="value()&gt;=0" style:apply-style-name="N120119P0"/>
    </number:currency-style>
    <number:currency-style style:name="N130107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30107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30107P0"/>
    </number:currency-style>
    <number:currency-style style:name="N130109P0" style:volatile="true" number:language="nl" number:country="NL">
      <number:currency-symbol number:language="nl" number:country="NL">€</number:currency-symbol>
      <number:text> </number:text>
      <number:number number:decimal-places="0" number:min-integer-digits="1" number:grouping="true"/>
    </number:currency-style>
    <number:currency-style style:name="N130109" number:language="nl" number:country="NL">
      <number:currency-symbol number:language="nl" number:country="NL">€</number:currency-symbol>
      <number:text> </number:text>
      <number:number number:decimal-places="0" number:min-integer-digits="1" number:grouping="true"/>
      <number:text>-</number:text>
      <style:map style:condition="value()&gt;=0" style:apply-style-name="N130109P0"/>
    </number:currency-style>
    <number:currency-style style:name="N130111P0" style:volatile="true" number:language="nl" number:country="NL">
      <number:number number:decimal-places="2" number:min-integer-digits="1" number:grouping="true"/>
      <number:text> </number:text>
      <number:currency-symbol>EUR</number:currency-symbol>
    </number:currency-style>
    <number:currency-style style:name="N130111" number:language="nl" number:country="NL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0111P0"/>
    </number:currency-style>
    <number:currency-style style:name="N130113P0" style:volatile="true" number:language="nl" number:country="NL">
      <number:number number:decimal-places="0" number:min-integer-digits="1" number:grouping="true"/>
      <number:text> </number:text>
      <number:currency-symbol>EUR</number:currency-symbol>
    </number:currency-style>
    <number:currency-style style:name="N130113" number:language="nl" number:country="NL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130113P0"/>
    </number:currency-style>
    <number:currency-style style:name="N130115P0" style:volatile="true" number:language="nl" number:country="NL">
      <number:currency-symbol number:language="en" number:country="US">$</number:currency-symbol>
      <number:number number:decimal-places="2" number:min-integer-digits="1" number:grouping="true"/>
    </number:currency-style>
    <number:currency-style style:name="N130115" number:language="nl" number:country="NL" number:title="User-defined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0115P0"/>
    </number:currency-style>
    <number:currency-style style:name="N130117P0" style:volatile="true" number:language="nl" number:country="NL">
      <number:number number:decimal-places="2" number:min-integer-digits="1" number:grouping="true"/>
      <number:text> </number:text>
      <number:currency-symbol>NLG</number:currency-symbol>
    </number:currency-style>
    <number:currency-style style:name="N130117" number:language="nl" number:country="NL" number:title="User-defined">
      <number:text>-</number:text>
      <number:number number:decimal-places="2" number:min-integer-digits="1" number:grouping="true"/>
      <number:text> </number:text>
      <number:currency-symbol>NLG</number:currency-symbol>
      <style:map style:condition="value()&gt;=0" style:apply-style-name="N130117P0"/>
    </number:currency-style>
    <number:currency-style style:name="N130118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30118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30118P0"/>
    </number:currency-style>
    <number:currency-style style:name="N130120P0" style:volatile="true" number:language="nl" number:country="NL">
      <number:currency-symbol number:language="nl" number:country="NL">€</number:currency-symbol>
      <number:text> </number:text>
      <number:number number:decimal-places="1" number:min-integer-digits="1" number:grouping="true"/>
    </number:currency-style>
    <number:currency-style style:name="N130120" number:language="nl" number:country="NL">
      <number:currency-symbol number:language="nl" number:country="NL">€</number:currency-symbol>
      <number:text> </number:text>
      <number:number number:decimal-places="1" number:min-integer-digits="1" number:grouping="true"/>
      <number:text>-</number:text>
      <style:map style:condition="value()&gt;=0" style:apply-style-name="N130120P0"/>
    </number:currency-style>
    <number:currency-style style:name="N130122P0" style:volatile="true" number:language="nl" number:country="NL">
      <number:currency-symbol number:language="nl" number:country="NL">€</number:currency-symbol>
      <number:text> </number:text>
      <number:number number:decimal-places="3" number:min-integer-digits="1" number:grouping="true"/>
    </number:currency-style>
    <number:currency-style style:name="N130122" number:language="nl" number:country="NL">
      <number:currency-symbol number:language="nl" number:country="NL">€</number:currency-symbol>
      <number:text> </number:text>
      <number:number number:decimal-places="3" number:min-integer-digits="1" number:grouping="true"/>
      <number:text>-</number:text>
      <style:map style:condition="value()&gt;=0" style:apply-style-name="N130122P0"/>
    </number:currency-style>
    <number:currency-style style:name="N130124P0" style:volatile="true" number:language="nl" number:country="NL">
      <number:currency-symbol number:language="nl" number:country="NL">€</number:currency-symbol>
      <number:text> </number:text>
      <number:number number:decimal-places="4" number:min-integer-digits="1" number:grouping="true"/>
    </number:currency-style>
    <number:currency-style style:name="N130124" number:language="nl" number:country="NL">
      <number:currency-symbol number:language="nl" number:country="NL">€</number:currency-symbol>
      <number:text> </number:text>
      <number:number number:decimal-places="4" number:min-integer-digits="1" number:grouping="true"/>
      <number:text>-</number:text>
      <style:map style:condition="value()&gt;=0" style:apply-style-name="N130124P0"/>
    </number:currency-style>
    <number:currency-style style:name="N130125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30125" number:language="nl" number:country="NL">
      <style:text-properties fo:color="#00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30125P0"/>
    </number:currency-style>
    <number:currency-style style:name="N130126P0" style:volatile="true" number:language="nl" number:country="NL">
      <number:currency-symbol number:language="nl" number:country="NL">€</number:currency-symbol>
      <number:text> </number:text>
      <number:number number:decimal-places="0" number:min-integer-digits="1" number:grouping="true"/>
    </number:currency-style>
    <number:currency-style style:name="N130126" number:language="nl" number:country="NL">
      <style:text-properties fo:color="#000000"/>
      <number:currency-symbol number:language="nl" number:country="NL">€</number:currency-symbol>
      <number:text> </number:text>
      <number:number number:decimal-places="0" number:min-integer-digits="1" number:grouping="true"/>
      <number:text>-</number:text>
      <style:map style:condition="value()&gt;=0" style:apply-style-name="N130126P0"/>
    </number:currency-style>
    <number:currency-style style:name="N130127P0" style:volatile="true" number:language="nl" number:country="NL">
      <number:currency-symbol number:language="nl" number:country="NL">€</number:currency-symbol>
      <number:text> </number:text>
      <number:number number:decimal-places="0" number:min-integer-digits="1" number:grouping="true"/>
    </number:currency-style>
    <number:currency-style style:name="N130127" number:language="nl" number:country="NL">
      <style:text-properties fo:color="#ff0000"/>
      <number:currency-symbol number:language="nl" number:country="NL">€</number:currency-symbol>
      <number:text> </number:text>
      <number:number number:decimal-places="0" number:min-integer-digits="1" number:grouping="true"/>
      <number:text>-</number:text>
      <style:map style:condition="value()&gt;=0" style:apply-style-name="N130127P0"/>
    </number:currency-style>
    <number:currency-style style:name="N140145" number:language="ko" number:country="KR">
      <number:number number:decimal-places="2" number:min-integer-digits="1" number:grouping="true"/>
      <number:text> </number:text>
      <number:currency-symbol>USD</number:currency-symbol>
    </number:currency-style>
    <number:date-style style:name="N140146" number:language="ko" number:country="KR">
      <number:month/>
      <number:text>-</number:text>
      <number:day/>
      <number:text>-</number:text>
      <number:year/>
    </number:date-style>
    <number:date-style style:name="N140147" number:language="ko" number:country="KR">
      <number:year number:style="long"/>
      <number:text>년 </number:text>
      <number:month/>
      <number:text>월 </number:text>
      <number:day/>
      <number:text>일</number:text>
    </number:date-style>
    <number:time-style style:name="N140148" number:language="ko" number:country="KR">
      <number:hours/>
      <number:text>시 </number:text>
      <number:minutes number:style="long"/>
      <number:text>분</number:text>
    </number:time-style>
    <number:time-style style:name="N140149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40150" number:language="ko" number:country="KR">
      <number:year number:style="long"/>
      <number:text>-</number:text>
      <number:month/>
      <number:text>-</number:text>
      <number:day/>
    </number:date-style>
    <number:date-style style:name="N140151" number:language="ko" number:country="KR">
      <number:year number:style="long"/>
      <number:text>年 </number:text>
      <number:month/>
      <number:text>月 </number:text>
      <number:day/>
      <number:text>日</number:text>
    </number:date-style>
    <number:currency-style style:name="N140152P0" style:volatile="true" number:language="ko" number:country="KR">
      <number:number number:decimal-places="2" number:min-integer-digits="1" number:grouping="true"/>
      <number:text> </number:text>
      <number:currency-symbol>USD</number:currency-symbol>
    </number:currency-style>
    <number:currency-style style:name="N140152" number:language="ko" number:country="KR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40152P0"/>
    </number:currency-style>
    <number:date-style style:name="N140153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40154" number:language="ko" number:country="KR">
      <number:day number:style="long"/>
      <number:text>-</number:text>
      <number:month number:textual="true"/>
    </number:date-style>
    <number:date-style style:name="N140155" number:language="ko" number:country="KR">
      <number:month number:textual="true"/>
      <number:text>-</number:text>
      <number:year/>
    </number:date-style>
    <number:time-style style:name="N140156" number:language="ko" number:country="KR">
      <number:hours/>
      <number:text>:</number:text>
      <number:minutes number:style="long"/>
      <number:text> </number:text>
      <number:am-pm/>
    </number:time-style>
    <number:time-style style:name="N140157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158" number:language="ko" number:country="KR">
      <number:hours/>
      <number:text>:</number:text>
      <number:minutes number:style="long"/>
    </number:time-style>
    <number:time-style style:name="N140159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40160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40161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40162" number:language="ko" number:country="KR">
      <number:month number:style="long"/>
      <number:text>-</number:text>
      <number:day number:style="long"/>
    </number:date-style>
    <number:date-style style:name="N140163" number:language="ko" number:country="KR">
      <number:month number:style="long"/>
      <number:text>-</number:text>
      <number:day number:style="long"/>
      <number:text>-</number:text>
      <number:year/>
    </number:date-style>
    <number:date-style style:name="N140164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40165" number:language="ko" number:country="KR">
      <number:year number:style="long"/>
      <number:text>/</number:text>
      <number:month number:style="long"/>
      <number:text>/</number:text>
      <number:day number:style="long"/>
    </number:date-style>
    <number:date-style style:name="N140166" number:language="ko" number:country="KR">
      <number:year/>
      <number:text>년 </number:text>
      <number:month/>
      <number:text>월 </number:text>
      <number:day/>
      <number:text>일 </number:text>
      <number:hours/>
      <number:text>시 </number:text>
      <number:minutes/>
      <number:text>분</number:text>
    </number:date-style>
    <number:number-style style:name="N140168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40168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40168P0"/>
    </number:number-style>
    <number:number-style style:name="N140169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40169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169P0"/>
    </number:number-style>
    <number:number-style style:name="N140171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40171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40171P0"/>
    </number:number-style>
    <number:number-style style:name="N140172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40172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172P0"/>
    </number:number-style>
    <number:date-style style:name="N140173" number:language="ko" number:country="KR">
      <number:year/>
      <number:text>年 </number:text>
      <number:month/>
      <number:text>月 </number:text>
      <number:day/>
      <number:text>日</number:text>
    </number:date-style>
    <number:number-style style:name="N150110P0" style:volatile="true" number:language="en" number:country="PH">
      <number:number number:decimal-places="0" number:min-integer-digits="1" number:grouping="true"/>
    </number:number-style>
    <number:number-style style:name="N150110" number:language="en" number:country="PH">
      <number:text>-</number:text>
      <number:number number:decimal-places="0" number:min-integer-digits="1" number:grouping="true"/>
      <style:map style:condition="value()&gt;=0" style:apply-style-name="N150110P0"/>
    </number:number-style>
    <number:number-style style:name="N160108P0" style:volatile="true" number:language="en" number:country="AU">
      <number:number number:decimal-places="0" number:min-integer-digits="1" number:grouping="true"/>
    </number:number-style>
    <number:number-style style:name="N160108" number:language="en" number:country="AU">
      <number:text>-</number:text>
      <number:number number:decimal-places="0" number:min-integer-digits="1" number:grouping="true"/>
      <style:map style:condition="value()&gt;=0" style:apply-style-name="N160108P0"/>
    </number:number-style>
    <number:percentage-style style:name="N160110P0" style:volatile="true" number:language="en" number:country="AU">
      <number:number number:decimal-places="0" number:min-integer-digits="1" number:grouping="true"/>
      <number:text>%</number:text>
    </number:percentage-style>
    <number:percentage-style style:name="N160110" number:language="en" number:country="AU">
      <number:text>-</number:text>
      <number:number number:decimal-places="0" number:min-integer-digits="1" number:grouping="true"/>
      <number:text>%</number:text>
      <style:map style:condition="value()&gt;=0" style:apply-style-name="N160110P0"/>
    </number:percentage-style>
    <number:number-style style:name="N160111" number:language="en" number:country="AU">
      <number:text>(</number:text>
      <number:number number:decimal-places="0" number:min-integer-digits="1" number:grouping="true"/>
      <number:text>)</number:text>
    </number:number-style>
    <number:number-style style:name="N160112" number:language="en" number:country="AU">
      <number:text>-(</number:text>
      <number:number number:decimal-places="0" number:min-integer-digits="1" number:grouping="true"/>
      <number:text>)</number:text>
    </number:number-style>
    <number:number-style style:name="N160113P0" style:volatile="true" number:language="en" number:country="AU">
      <number:text>(</number:text>
      <number:number number:decimal-places="0" number:min-integer-digits="1" number:grouping="true"/>
      <number:text>)</number:text>
    </number:number-style>
    <number:number-style style:name="N160113" number:language="en" number:country="AU">
      <number:text>(</number:text>
      <number:number number:decimal-places="0" number:min-integer-digits="0" number:grouping="true"/>
      <number:text>)</number:text>
      <style:map style:condition="value()&gt;=0" style:apply-style-name="N160113P0"/>
    </number:number-style>
    <number:currency-style style:name="N160115P0" style:volatile="true" number:language="en" number:country="AU">
      <number:number number:decimal-places="2" number:min-integer-digits="1" number:grouping="true"/>
      <number:text> </number:text>
      <number:currency-symbol>AUD</number:currency-symbol>
    </number:currency-style>
    <number:currency-style style:name="N160115" number:language="en" number:country="AU">
      <number:text>-</number:text>
      <number:number number:decimal-places="2" number:min-integer-digits="1" number:grouping="true"/>
      <number:text> </number:text>
      <number:currency-symbol>AUD</number:currency-symbol>
      <style:map style:condition="value()&gt;=0" style:apply-style-name="N160115P0"/>
    </number:currency-style>
    <number:currency-style style:name="N160117P0" style:volatile="true" number:language="en" number:country="AU">
      <number:number number:decimal-places="1" number:min-integer-digits="1" number:grouping="true"/>
      <number:text> </number:text>
      <number:currency-symbol>AUD</number:currency-symbol>
    </number:currency-style>
    <number:currency-style style:name="N160117" number:language="en" number:country="AU">
      <number:text>-</number:text>
      <number:number number:decimal-places="1" number:min-integer-digits="1" number:grouping="true"/>
      <number:text> </number:text>
      <number:currency-symbol>AUD</number:currency-symbol>
      <style:map style:condition="value()&gt;=0" style:apply-style-name="N160117P0"/>
    </number:currency-style>
    <number:currency-style style:name="N160119P0" style:volatile="true" number:language="en" number:country="AU">
      <number:number number:decimal-places="0" number:min-integer-digits="1" number:grouping="true"/>
      <number:text> </number:text>
      <number:currency-symbol>AUD</number:currency-symbol>
    </number:currency-style>
    <number:currency-style style:name="N160119" number:language="en" number:country="AU">
      <number:text>-</number:text>
      <number:number number:decimal-places="0" number:min-integer-digits="1" number:grouping="true"/>
      <number:text> </number:text>
      <number:currency-symbol>AUD</number:currency-symbol>
      <style:map style:condition="value()&gt;=0" style:apply-style-name="N160119P0"/>
    </number:currency-style>
    <number:date-style style:name="N160120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0121" number:language="en" number:country="AU">
      <number:day/>
      <number:text>-</number:text>
      <number:month number:textual="true"/>
      <number:text>-</number:text>
      <number:year/>
    </number:date-style>
    <number:date-style style:name="N160122" number:language="en" number:country="AU">
      <number:day/>
      <number:text>-</number:text>
      <number:month number:textual="true"/>
    </number:date-style>
    <number:date-style style:name="N160123" number:language="en" number:country="AU">
      <number:month number:textual="true"/>
      <number:text>-</number:text>
      <number:year/>
    </number:date-style>
    <number:time-style style:name="N160124" number:language="en" number:country="AU">
      <number:hours/>
      <number:text>:</number:text>
      <number:minutes number:style="long"/>
      <number:text> </number:text>
      <number:am-pm/>
    </number:time-style>
    <number:time-style style:name="N16012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0126" number:language="en" number:country="AU">
      <number:hours/>
      <number:text>:</number:text>
      <number:minutes number:style="long"/>
    </number:time-style>
    <number:time-style style:name="N16012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012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60129" number:language="en" number:country="AU">
      <number:day number:style="long"/>
      <number:text>-</number:text>
      <number:month number:textual="true"/>
      <number:text>-</number:text>
      <number:year/>
    </number:date-style>
    <number:date-style style:name="N160130" number:language="en" number:country="AU">
      <number:day number:style="long"/>
      <number:text>-</number:text>
      <number:month number:style="long"/>
      <number:text>-</number:text>
      <number:year/>
    </number:date-style>
    <number:currency-style style:name="N160131" number:language="en" number:country="AU">
      <number:number number:decimal-places="2" number:min-integer-digits="1" number:grouping="true"/>
      <number:text> </number:text>
      <number:currency-symbol>USD</number:currency-symbol>
    </number:currency-style>
    <number:date-style style:name="N160132" number:language="en" number:country="AU">
      <number:month number:style="long"/>
      <number:text>/</number:text>
      <number:day number:style="long"/>
      <number:text>/</number:text>
      <number:year/>
    </number:date-style>
    <number:date-style style:name="N160133" number:language="en" number:country="AU">
      <number:day/>
      <number:text>/</number:text>
      <number:month/>
      <number:text>/</number:text>
      <number:year/>
    </number:date-style>
    <number:currency-style style:name="N160135P0" style:volatile="true" number:language="en" number:country="AU">
      <number:currency-symbol number:language="en" number:country="AU">$</number:currency-symbol>
      <number:number number:decimal-places="1" number:min-integer-digits="1" number:grouping="true"/>
    </number:currency-style>
    <number:currency-style style:name="N160135" number:language="en" number:country="AU">
      <number:text>-</number:text>
      <number:currency-symbol number:language="en" number:country="AU">$</number:currency-symbol>
      <number:number number:decimal-places="1" number:min-integer-digits="1" number:grouping="true"/>
      <style:map style:condition="value()&gt;=0" style:apply-style-name="N160135P0"/>
    </number:currency-style>
    <number:currency-style style:name="N160136P0" style:volatile="true" number:language="en" number:country="AU">
      <number:number number:decimal-places="2" number:min-integer-digits="1" number:grouping="true"/>
      <number:text> </number:text>
      <number:currency-symbol>USD</number:currency-symbol>
    </number:currency-style>
    <number:currency-style style:name="N160136" number:language="en" number:country="AU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60136P0"/>
    </number:currency-style>
    <number:currency-style style:name="N160138P0" style:volatile="true" number:language="en" number:country="AU">
      <number:number number:decimal-places="0" number:min-integer-digits="1" number:grouping="true"/>
      <number:text> </number:text>
      <number:currency-symbol>USD</number:currency-symbol>
    </number:currency-style>
    <number:currency-style style:name="N160138" number:language="en" number:country="AU">
      <number:text>-</number:text>
      <number:number number:decimal-places="0" number:min-integer-digits="1" number:grouping="true"/>
      <number:text> </number:text>
      <number:currency-symbol>USD</number:currency-symbol>
      <style:map style:condition="value()&gt;=0" style:apply-style-name="N160138P0"/>
    </number:currency-style>
    <number:currency-style style:name="N160140P0" style:volatile="true" number:language="en" number:country="AU">
      <number:currency-symbol number:language="zh" number:country="CN">￥</number:currency-symbol>
      <number:number number:decimal-places="2" number:min-integer-digits="1" number:grouping="true"/>
    </number:currency-style>
    <number:currency-style style:name="N160140" number:language="en" number:country="AU"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60140P0"/>
    </number:currency-style>
    <number:currency-style style:name="N160142P0" style:volatile="true" number:language="en" number:country="AU">
      <number:currency-symbol number:language="en" number:country="CA">$</number:currency-symbol>
      <number:number number:decimal-places="2" number:min-integer-digits="1" number:grouping="true"/>
    </number:currency-style>
    <number:currency-style style:name="N160142" number:language="en" number:country="AU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60142P0"/>
    </number:currency-style>
    <number:currency-style style:name="N160144P0" style:volatile="true" number:language="en" number:country="AU">
      <number:currency-symbol number:language="en" number:country="CA">$</number:currency-symbol>
      <number:number number:decimal-places="0" number:min-integer-digits="1" number:grouping="true"/>
    </number:currency-style>
    <number:currency-style style:name="N160144" number:language="en" number:country="AU">
      <number:text>-</number:text>
      <number:currency-symbol number:language="en" number:country="CA">$</number:currency-symbol>
      <number:number number:decimal-places="0" number:min-integer-digits="1" number:grouping="true"/>
      <style:map style:condition="value()&gt;=0" style:apply-style-name="N160144P0"/>
    </number:currency-style>
    <number:currency-style style:name="N160146P0" style:volatile="true" number:language="en" number:country="AU">
      <number:currency-symbol number:language="zh" number:country="CN">￥</number:currency-symbol>
      <number:number number:decimal-places="0" number:min-integer-digits="1" number:grouping="true"/>
    </number:currency-style>
    <number:currency-style style:name="N160146" number:language="en" number:country="AU">
      <number:text>-</number:text>
      <number:currency-symbol number:language="zh" number:country="CN">￥</number:currency-symbol>
      <number:number number:decimal-places="0" number:min-integer-digits="1" number:grouping="true"/>
      <style:map style:condition="value()&gt;=0" style:apply-style-name="N160146P0"/>
    </number:currency-style>
    <number:currency-style style:name="N160148P0" style:volatile="true" number:language="en" number:country="AU">
      <number:currency-symbol number:language="en" number:country="AU">$</number:currency-symbol>
      <number:number number:decimal-places="3" number:min-integer-digits="1" number:grouping="true"/>
    </number:currency-style>
    <number:currency-style style:name="N160148" number:language="en" number:country="AU">
      <number:text>-</number:text>
      <number:currency-symbol number:language="en" number:country="AU">$</number:currency-symbol>
      <number:number number:decimal-places="3" number:min-integer-digits="1" number:grouping="true"/>
      <style:map style:condition="value()&gt;=0" style:apply-style-name="N160148P0"/>
    </number:currency-style>
    <number:currency-style style:name="N160150P0" style:volatile="true" number:language="en" number:country="AU">
      <number:currency-symbol number:language="en" number:country="AU">$</number:currency-symbol>
      <number:number number:decimal-places="4" number:min-integer-digits="1" number:grouping="true"/>
    </number:currency-style>
    <number:currency-style style:name="N160150" number:language="en" number:country="AU">
      <number:text>-</number:text>
      <number:currency-symbol number:language="en" number:country="AU">$</number:currency-symbol>
      <number:number number:decimal-places="4" number:min-integer-digits="1" number:grouping="true"/>
      <style:map style:condition="value()&gt;=0" style:apply-style-name="N160150P0"/>
    </number:currency-style>
    <number:currency-style style:name="N160152P0" style:volatile="true" number:language="en" number:country="AU">
      <number:currency-symbol number:language="en" number:country="AU">$</number:currency-symbol>
      <number:number number:decimal-places="5" number:min-integer-digits="1" number:grouping="true"/>
    </number:currency-style>
    <number:currency-style style:name="N160152" number:language="en" number:country="AU">
      <number:text>-</number:text>
      <number:currency-symbol number:language="en" number:country="AU">$</number:currency-symbol>
      <number:number number:decimal-places="5" number:min-integer-digits="1" number:grouping="true"/>
      <style:map style:condition="value()&gt;=0" style:apply-style-name="N160152P0"/>
    </number:currency-style>
    <number:percentage-style style:name="N160153" number:language="en" number:country="AU">
      <number:number number:decimal-places="3" number:min-integer-digits="1"/>
      <number:text>%</number:text>
    </number:percentage-style>
    <number:percentage-style style:name="N160154" number:language="en" number:country="AU">
      <number:number number:decimal-places="1" number:min-integer-digits="1"/>
      <number:text>%</number:text>
    </number:percentage-style>
    <number:currency-style style:name="N160156P0" style:volatile="true" number:language="en" number:country="AU">
      <number:currency-symbol number:language="en" number:country="US">$</number:currency-symbol>
      <number:number number:decimal-places="2" number:min-integer-digits="1" number:grouping="true"/>
    </number:currency-style>
    <number:currency-style style:name="N160156" number:language="en" number:country="AU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0156P0"/>
    </number:currency-style>
    <number:currency-style style:name="N160158P0" style:volatile="true" number:language="en" number:country="AU">
      <number:currency-symbol number:language="en" number:country="US">$</number:currency-symbol>
      <number:number number:decimal-places="0" number:min-integer-digits="1" number:grouping="true"/>
    </number:currency-style>
    <number:currency-style style:name="N160158" number:language="en" number:country="AU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60158P0"/>
    </number:currency-style>
    <number:number-style style:name="N170106P0" style:volatile="true" number:language="no" number:country="NO">
      <number:number number:decimal-places="0" number:min-integer-digits="1" number:grouping="true"/>
    </number:number-style>
    <number:number-style style:name="N170106" number:language="no" number:country="NO">
      <number:text>-</number:text>
      <number:number number:decimal-places="0" number:min-integer-digits="1" number:grouping="true"/>
      <style:map style:condition="value()&gt;=0" style:apply-style-name="N170106P0"/>
    </number:number-style>
    <number:currency-style style:name="N170108P0" style:volatile="true" number:language="no" number:country="NO">
      <number:currency-symbol number:language="en" number:country="GB">£</number:currency-symbol>
      <number:number number:decimal-places="2" number:min-integer-digits="1" number:grouping="true"/>
    </number:currency-style>
    <number:currency-style style:name="N170108" number:language="no" number:country="NO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70108P0"/>
    </number:currency-style>
    <number:currency-style style:name="N180107P0" style:volatile="true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80107" number:language="fi" number:country="FI"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80107P0"/>
    </number:currency-style>
    <number:date-style style:name="N190106" number:language="pt" number:country="BR" number:title="BRASIL DEFAULT">
      <number:day number:style="long"/>
      <number:text>.</number:text>
      <number:month number:style="long"/>
      <number:text>.</number:text>
      <number:year number:style="long"/>
    </number:date-style>
    <number:number-style style:name="N190107" number:language="pt" number:country="BR" number:title="export">
      <number:text>yyyymmdd</number:text>
    </number:number-style>
    <number:date-style style:name="N190108" number:language="pt" number:country="BR" number:title="User-defined">
      <number:year number:style="long"/>
      <number:month number:style="long"/>
      <number:day number:style="long"/>
    </number:date-style>
    <number:number-style style:name="N190109P0" style:volatile="true" number:language="pt" number:country="BR">
      <number:number number:decimal-places="2" number:min-integer-digits="1" number:grouping="true"/>
    </number:number-style>
    <number:number-style style:name="N19010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90109P0"/>
    </number:number-style>
    <number:number-style style:name="N190110" number:language="pt" number:country="BR" number:title="User-defined">
      <number:number number:decimal-places="1" number:min-integer-digits="1"/>
    </number:number-style>
    <number:time-style style:name="N190111" number:language="pt" number:country="BR" number:title="User-defined" number:truncate-on-overflow="false">
      <number:hours number:style="long"/>
      <number:text>:</number:text>
      <number:minutes number:style="long"/>
    </number:time-style>
    <number:currency-style style:name="N190112" number:language="pt" number:country="BR">
      <number:number number:decimal-places="2" number:min-integer-digits="1" number:grouping="true"/>
      <number:text> </number:text>
      <number:currency-symbol>USD</number:currency-symbol>
    </number:currency-style>
    <number:currency-style style:name="N200113" number:language="zh" number:country="CN">
      <number:number number:decimal-places="2" number:min-integer-digits="1" number:grouping="true"/>
      <number:text> </number:text>
      <number:currency-symbol>USD</number:currency-symbol>
    </number:currency-style>
    <number:currency-style style:name="N200115P0" style:volatile="true" number:language="zh" number:country="CN">
      <number:currency-symbol>$</number:currency-symbol>
      <number:number number:decimal-places="2" number:min-integer-digits="1" number:grouping="true"/>
    </number:currency-style>
    <number:currency-style style:name="N200115" number:language="zh" number:country="CN">
      <number:text>-</number:text>
      <number:currency-symbol>$</number:currency-symbol>
      <number:number number:decimal-places="2" number:min-integer-digits="1" number:grouping="true"/>
      <style:map style:condition="value()&gt;=0" style:apply-style-name="N200115P0"/>
    </number:currency-style>
    <number:currency-style style:name="N200117P0" style:volatile="true" number:language="zh" number:country="CN">
      <number:currency-symbol number:language="en" number:country="US">$</number:currency-symbol>
      <number:number number:decimal-places="2" number:min-integer-digits="1" number:grouping="true"/>
    </number:currency-style>
    <number:currency-style style:name="N200117" number:language="zh" number:country="CN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00117P0"/>
    </number:currency-style>
    <number:currency-style style:name="N200119P0" style:volatile="true" number:language="zh" number:country="CN">
      <number:number number:decimal-places="2" number:min-integer-digits="1" number:grouping="true"/>
      <number:text> </number:text>
      <number:currency-symbol>CNY</number:currency-symbol>
    </number:currency-style>
    <number:currency-style style:name="N200119" number:language="zh" number:country="CN">
      <number:text>-</number:text>
      <number:number number:decimal-places="2" number:min-integer-digits="1" number:grouping="true"/>
      <number:text> </number:text>
      <number:currency-symbol>CNY</number:currency-symbol>
      <style:map style:condition="value()&gt;=0" style:apply-style-name="N200119P0"/>
    </number:currency-style>
    <number:date-style style:name="N200120" number:language="zh" number:country="CN">
      <number:month/>
      <number:text>／</number:text>
      <number:day/>
      <number:text>／</number:text>
      <number:year/>
    </number:date-style>
    <number:date-style style:name="N200121" number:language="zh" number:country="CN">
      <number:year number:style="long"/>
      <number:text>年</number:text>
      <number:month/>
      <number:text>日</number:text>
    </number:date-style>
    <number:date-style style:name="N200122" number:language="zh" number:country="CN">
      <number:year/>
      <number:text>／</number:text>
      <number:month/>
      <number:text>／</number:text>
      <number:day/>
    </number:date-style>
    <number:date-style style:name="N200123" number:language="zh" number:country="CN">
      <number:year number:style="long"/>
      <number:text>／</number:text>
      <number:month/>
      <number:text>／</number:text>
      <number:day/>
    </number:date-style>
    <number:currency-style style:name="N200125P0" style:volatile="true" number:language="zh" number:country="CN">
      <number:currency-symbol number:language="en" number:country="US">$</number:currency-symbol>
      <number:number number:decimal-places="1" number:min-integer-digits="1" number:grouping="true"/>
    </number:currency-style>
    <number:currency-style style:name="N200125" number:language="zh" number:country="CN"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200125P0"/>
    </number:currency-style>
    <number:currency-style style:name="N200127P0" style:volatile="true" number:language="zh" number:country="CN">
      <number:currency-symbol number:language="en" number:country="US">$</number:currency-symbol>
      <number:number number:decimal-places="0" number:min-integer-digits="1" number:grouping="true"/>
    </number:currency-style>
    <number:currency-style style:name="N200127" number:language="zh" number:country="CN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00127P0"/>
    </number:currency-style>
    <number:currency-style style:name="N200128P0" style:volatile="true" number:language="zh" number:country="CN">
      <number:number number:decimal-places="2" number:min-integer-digits="1" number:grouping="true"/>
      <number:text> </number:text>
      <number:currency-symbol>USD</number:currency-symbol>
    </number:currency-style>
    <number:currency-style style:name="N200128" number:language="zh" number:country="CN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200128P0"/>
    </number:currency-style>
    <number:currency-style style:name="N200130P0" style:volatile="true" number:language="zh" number:country="CN">
      <number:currency-symbol number:language="en" number:country="CA">$</number:currency-symbol>
      <number:number number:decimal-places="2" number:min-integer-digits="1" number:grouping="true"/>
    </number:currency-style>
    <number:currency-style style:name="N200130" number:language="zh" number:country="CN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200130P0"/>
    </number:currency-style>
    <number:currency-style style:name="N200132P0" style:volatile="true" number:language="zh" number:country="CN">
      <number:currency-symbol number:language="en" number:country="CA">$</number:currency-symbol>
      <number:number number:decimal-places="0" number:min-integer-digits="1" number:grouping="true"/>
    </number:currency-style>
    <number:currency-style style:name="N200132" number:language="zh" number:country="CN">
      <number:text>-</number:text>
      <number:currency-symbol number:language="en" number:country="CA">$</number:currency-symbol>
      <number:number number:decimal-places="0" number:min-integer-digits="1" number:grouping="true"/>
      <style:map style:condition="value()&gt;=0" style:apply-style-name="N200132P0"/>
    </number:currency-style>
    <number:date-style style:name="N200133" number:language="zh" number:country="CN">
      <number:year number:style="long"/>
      <number:text>-</number:text>
      <number:month/>
      <number:text>-</number:text>
      <number:day/>
    </number:date-style>
    <number:date-style style:name="N200134" number:language="zh" number:country="CN">
      <number:day/>
      <number:text>-</number:text>
      <number:month number:textual="true"/>
      <number:text>-</number:text>
      <number:year/>
    </number:date-style>
    <number:date-style style:name="N200135" number:language="zh" number:country="CN">
      <number:day/>
      <number:text>-</number:text>
      <number:month number:textual="true"/>
    </number:date-style>
    <number:date-style style:name="N200136" number:language="zh" number:country="CN">
      <number:month number:textual="true"/>
      <number:text>-</number:text>
      <number:year/>
    </number:date-style>
    <number:time-style style:name="N200137" number:language="zh" number:country="CN">
      <number:hours/>
      <number:text>:</number:text>
      <number:minutes number:style="long"/>
      <number:text> </number:text>
      <number:am-pm/>
    </number:time-style>
    <number:time-style style:name="N200138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0139" number:language="zh" number:country="CN">
      <number:hours/>
      <number:text>:</number:text>
      <number:minutes number:style="long"/>
    </number:time-style>
    <number:time-style style:name="N200140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200141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200143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00143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200143P0"/>
    </number:number-style>
    <number:number-style style:name="N200144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00144" number:language="zh" number:country="CN">
      <style:text-properties fo:color="#000000"/>
      <number:text>($</number:text>
      <number:number number:decimal-places="0" number:min-integer-digits="1" number:grouping="true"/>
      <number:text>)</number:text>
      <style:map style:condition="value()&gt;=0" style:apply-style-name="N200144P0"/>
    </number:number-style>
    <number:number-style style:name="N200146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00146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200146P0"/>
    </number:number-style>
    <number:number-style style:name="N200147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00147" number:language="zh" number:country="CN">
      <style:text-properties fo:color="#000000"/>
      <number:text>($</number:text>
      <number:number number:decimal-places="2" number:min-integer-digits="1" number:grouping="true"/>
      <number:text>)</number:text>
      <style:map style:condition="value()&gt;=0" style:apply-style-name="N200147P0"/>
    </number:number-style>
    <number:date-style style:name="N200148" number:language="zh" number:country="CN">
      <number:month/>
      <number:text>-</number:text>
      <number:day/>
      <number:text>-</number:text>
      <number:year/>
    </number:date-style>
    <number:time-style style:name="N200149" number:language="zh" number:country="CN">
      <number:hours/>
      <number:text>时</number:text>
      <number:minutes number:style="long"/>
      <number:text>分</number:text>
    </number:time-style>
    <number:time-style style:name="N20015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200151" number:language="zh" number:country="CN">
      <number:am-pm/>
      <number:hours/>
      <number:text>时</number:text>
      <number:minutes number:style="long"/>
      <number:text>分</number:text>
    </number:time-style>
    <number:time-style style:name="N20015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200154P0" style:volatile="true" number:language="zh" number:country="CN">
      <number:text>￥</number:text>
      <number:number number:decimal-places="2" number:min-integer-digits="1" number:grouping="true"/>
    </number:number-style>
    <number:number-style style:name="N200154" number:language="zh" number:country="CN">
      <number:text>-￥</number:text>
      <number:number number:decimal-places="2" number:min-integer-digits="1" number:grouping="true"/>
      <style:map style:condition="value()&gt;=0" style:apply-style-name="N200154P0"/>
    </number:number-style>
    <number:number-style style:name="N20015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00155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0155P0"/>
    </number:number-style>
    <number:number-style style:name="N200156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00156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0156P0"/>
    </number:number-style>
    <number:currency-style style:name="N210106" number:language="fr" number:country="CA">
      <number:number number:decimal-places="2" number:min-integer-digits="1" number:grouping="true"/>
      <number:text> </number:text>
      <number:currency-symbol>USD</number:currency-symbol>
    </number:currency-style>
    <number:currency-style style:name="N220106" number:language="es" number:country="MX">
      <number:number number:decimal-places="2" number:min-integer-digits="1" number:grouping="true"/>
      <number:text> </number:text>
      <number:currency-symbol>USD</number:currency-symbol>
    </number:currency-style>
    <number:number-style style:name="N230104P0" style:volatile="true" number:language="es" number:country="ES">
      <number:text>Pts </number:text>
      <number:number number:decimal-places="0" number:min-integer-digits="1" number:grouping="true"/>
    </number:number-style>
    <number:number-style style:name="N230104" number:language="es" number:country="ES">
      <number:text>-Pts </number:text>
      <number:number number:decimal-places="0" number:min-integer-digits="1" number:grouping="true"/>
      <style:map style:condition="value()&gt;=0" style:apply-style-name="N230104P0"/>
    </number:number-style>
    <number:currency-style style:name="N230106P0" style:volatile="true" number:language="es" number:country="ES">
      <number:currency-symbol number:language="es" number:country="ES">€</number:currency-symbol>
      <number:text> </number:text>
      <number:number number:decimal-places="2" number:min-integer-digits="1" number:grouping="true"/>
    </number:currency-style>
    <number:currency-style style:name="N230106" number:language="es" number:country="ES">
      <number:text>-</number:text>
      <number:currency-symbol number:language="es" number:country="ES">€</number:currency-symbol>
      <number:text> </number:text>
      <number:number number:decimal-places="2" number:min-integer-digits="1" number:grouping="true"/>
      <style:map style:condition="value()&gt;=0" style:apply-style-name="N230106P0"/>
    </number:currency-style>
    <number:percentage-style style:name="N230107" number:language="es" number:country="ES">
      <number:number number:decimal-places="0" number:min-integer-digits="0"/>
      <number:text>%</number:text>
    </number:percentage-style>
    <number:currency-style style:name="N230109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010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0109P0"/>
    </number:currency-style>
    <number:number-style style:name="N240104P0" style:volatile="true" number:language="it" number:country="IT">
      <number:text>L. </number:text>
      <number:number number:decimal-places="0" number:min-integer-digits="1" number:grouping="true"/>
    </number:number-style>
    <number:number-style style:name="N240104" number:language="it" number:country="IT">
      <number:text>-L. </number:text>
      <number:number number:decimal-places="0" number:min-integer-digits="1" number:grouping="true"/>
      <style:map style:condition="value()&gt;=0" style:apply-style-name="N240104P0"/>
    </number:number-style>
    <number:number-style style:name="N240106P0" style:volatile="true" number:language="it" number:country="IT">
      <number:text>L. </number:text>
      <number:number number:decimal-places="2" number:min-integer-digits="1" number:grouping="true"/>
    </number:number-style>
    <number:number-style style:name="N240106" number:language="it" number:country="IT">
      <number:text>-L. </number:text>
      <number:number number:decimal-places="2" number:min-integer-digits="1" number:grouping="true"/>
      <style:map style:condition="value()&gt;=0" style:apply-style-name="N240106P0"/>
    </number:number-style>
    <number:number-style style:name="N240107" number:language="it" number:country="IT">
      <number:fraction number:min-integer-digits="0" number:min-numerator-digits="3" number:min-denominator-digits="3"/>
    </number:number-style>
    <number:date-style style:name="N24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40109" number:language="it" number:country="IT">
      <number:day number:style="long"/>
      <number:text>-</number:text>
      <number:month number:textual="true"/>
    </number:date-style>
    <number:date-style style:name="N240110" number:language="it" number:country="IT">
      <number:month number:textual="true"/>
      <number:text>-</number:text>
      <number:year/>
    </number:date-style>
    <number:time-style style:name="N240111" number:language="it" number:country="IT">
      <number:hours/>
      <number:text>.</number:text>
      <number:minutes number:style="long"/>
      <number:text> </number:text>
      <number:am-pm/>
    </number:time-style>
    <number:time-style style:name="N24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40113" number:language="it" number:country="IT">
      <number:hours/>
      <number:text>.</number:text>
      <number:minutes number:style="long"/>
    </number:time-style>
    <number:time-style style:name="N24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40115" number:language="it" number:country="IT">
      <number:day number:style="long"/>
      <number:text>/</number:text>
      <number:month number:style="long"/>
      <number:text>/</number:text>
      <number:year/>
      <number:text> </number:text>
      <number:hours/>
      <number:text>.</number:text>
      <number:minutes number:style="long"/>
    </number:date-style>
    <number:number-style style:name="N240116P0" style:volatile="true" number:language="it" number:country="IT">
      <number:number number:decimal-places="0" number:min-integer-digits="1" number:grouping="true"/>
    </number:number-style>
    <number:number-style style:name="N240116" number:language="it" number:country="IT">
      <number:text>-</number:text>
      <number:number number:decimal-places="0" number:min-integer-digits="1" number:grouping="true"/>
      <style:map style:condition="value()&gt;=0" style:apply-style-name="N240116P0"/>
    </number:number-style>
    <number:number-style style:name="N240117P0" style:volatile="true" number:language="it" number:country="IT">
      <number:number number:decimal-places="2" number:min-integer-digits="1" number:grouping="true"/>
    </number:number-style>
    <number:number-style style:name="N240117" number:language="it" number:country="IT" number:title="User-defined">
      <number:text>-</number:text>
      <number:number number:decimal-places="2" number:min-integer-digits="1" number:grouping="true"/>
      <style:map style:condition="value()&gt;=0" style:apply-style-name="N240117P0"/>
    </number:number-style>
    <number:number-style style:name="N240118" number:language="it" number:country="IT">
      <number:scientific-number number:decimal-places="1" number:min-integer-digits="1" number:min-exponent-digits="1"/>
    </number:number-style>
    <number:time-style style:name="N240119" number:language="it" number:country="IT">
      <number:minutes number:style="long"/>
      <number:text>.</number:text>
      <number:seconds number:style="long"/>
    </number:time-style>
    <number:number-style style:name="N240121P0" style:volatile="true" number:language="it" number:country="IT">
      <number:text>L. </number:text>
      <number:number number:decimal-places="0" number:min-integer-digits="1" number:grouping="true"/>
    </number:number-style>
    <number:number-style style:name="N240121P1" style:volatile="true" number:language="it" number:country="IT">
      <number:text>-L. </number:text>
      <number:number number:decimal-places="0" number:min-integer-digits="1" number:grouping="true"/>
    </number:number-style>
    <number:number-style style:name="N240121" number:language="it" number:country="IT">
      <number:text>L. -</number:text>
      <style:map style:condition="value()&gt;0" style:apply-style-name="N240121P0"/>
      <style:map style:condition="value()&lt;0" style:apply-style-name="N240121P1"/>
    </number:number-style>
    <number:number-style style:name="N240123P0" style:volatile="true" number:language="it" number:country="IT">
      <number:number number:decimal-places="0" number:min-integer-digits="1" number:grouping="true"/>
    </number:number-style>
    <number:number-style style:name="N240123P1" style:volatile="true" number:language="it" number:country="IT">
      <number:text>-</number:text>
      <number:number number:decimal-places="0" number:min-integer-digits="1" number:grouping="true"/>
    </number:number-style>
    <number:number-style style:name="N240123" number:language="it" number:country="IT">
      <number:text>-</number:text>
      <style:map style:condition="value()&gt;0" style:apply-style-name="N240123P0"/>
      <style:map style:condition="value()&lt;0" style:apply-style-name="N240123P1"/>
    </number:number-style>
    <number:number-style style:name="N240125P0" style:volatile="true" number:language="it" number:country="IT">
      <number:text>L. </number:text>
      <number:number number:decimal-places="2" number:min-integer-digits="1" number:grouping="true"/>
    </number:number-style>
    <number:number-style style:name="N240125P1" style:volatile="true" number:language="it" number:country="IT">
      <number:text>-L. </number:text>
      <number:number number:decimal-places="2" number:min-integer-digits="1" number:grouping="true"/>
    </number:number-style>
    <number:number-style style:name="N240125" number:language="it" number:country="IT">
      <number:text>L. -</number:text>
      <number:number number:decimal-places="0" number:min-integer-digits="0"/>
      <style:map style:condition="value()&gt;0" style:apply-style-name="N240125P0"/>
      <style:map style:condition="value()&lt;0" style:apply-style-name="N240125P1"/>
    </number:number-style>
    <number:number-style style:name="N240127P0" style:volatile="true" number:language="it" number:country="IT">
      <number:number number:decimal-places="2" number:min-integer-digits="1" number:grouping="true"/>
    </number:number-style>
    <number:number-style style:name="N240127P1" style:volatile="true" number:language="it" number:country="IT">
      <number:text>-</number:text>
      <number:number number:decimal-places="2" number:min-integer-digits="1" number:grouping="true"/>
    </number:number-style>
    <number:number-style style:name="N240127" number:language="it" number:country="IT">
      <number:text>-</number:text>
      <number:number number:decimal-places="0" number:min-integer-digits="0"/>
      <style:map style:condition="value()&gt;0" style:apply-style-name="N240127P0"/>
      <style:map style:condition="value()&lt;0" style:apply-style-name="N240127P1"/>
    </number:number-style>
    <number:percentage-style style:name="N240128" number:language="it" number:country="IT">
      <number:number number:decimal-places="1" number:min-integer-digits="1"/>
      <number:text>%</number:text>
    </number:percentage-style>
    <number:percentage-style style:name="N240129" number:language="it" number:country="IT">
      <number:number number:decimal-places="3" number:min-integer-digits="1"/>
      <number:text>%</number:text>
    </number:percentage-style>
    <number:currency-style style:name="N240131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40131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40131P0"/>
    </number:currency-style>
    <number:currency-style style:name="N240133P0" style:volatile="true" number:language="it" number:country="IT">
      <number:number number:decimal-places="2" number:min-integer-digits="1" number:grouping="true"/>
      <number:text> </number:text>
      <number:currency-symbol>EUR</number:currency-symbol>
    </number:currency-style>
    <number:currency-style style:name="N240133" number:language="it" number:country="IT" number:title="User-defined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240133P0"/>
    </number:currency-style>
    <number:currency-style style:name="N240135P0" style:volatile="true" number:language="it" number:country="IT">
      <number:number number:decimal-places="2" number:min-integer-digits="1" number:grouping="true"/>
      <number:text> </number:text>
      <number:currency-symbol>€</number:currency-symbol>
    </number:currency-style>
    <number:currency-style style:name="N240135" number:language="it" number:country="IT" number:title="User-defined"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40135P0"/>
    </number:currency-style>
    <number:percentage-style style:name="N240136P0" style:volatile="true" number:language="it" number:country="IT">
      <number:number number:decimal-places="2" number:min-integer-digits="1"/>
      <number:text>%</number:text>
    </number:percentage-style>
    <number:percentage-style style:name="N240136" number:language="it" number:country="IT">
      <number:text>-</number:text>
      <number:number number:decimal-places="2" number:min-integer-digits="1"/>
      <number:text>%</number:text>
      <style:map style:condition="value()&gt;=0" style:apply-style-name="N240136P0"/>
    </number:percentage-style>
    <number:currency-style style:name="N240138P0" style:volatile="true" number:language="it" number:country="IT">
      <number:number number:decimal-places="0" number:min-integer-digits="1" number:grouping="true"/>
      <number:text> </number:text>
      <number:currency-symbol>ITL</number:currency-symbol>
    </number:currency-style>
    <number:currency-style style:name="N240138" number:language="it" number:country="IT">
      <number:text>-</number:text>
      <number:number number:decimal-places="0" number:min-integer-digits="1" number:grouping="true"/>
      <number:text> </number:text>
      <number:currency-symbol>ITL</number:currency-symbol>
      <style:map style:condition="value()&gt;=0" style:apply-style-name="N240138P0"/>
    </number:currency-style>
    <number:currency-style style:name="N240140P0" style:volatile="true" number:language="it" number:country="IT">
      <number:number number:decimal-places="0" number:min-integer-digits="1" number:grouping="true"/>
      <number:text> </number:text>
      <number:currency-symbol>€</number:currency-symbol>
    </number:currency-style>
    <number:currency-style style:name="N240140" number:language="it" number:country="IT"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240140P0"/>
    </number:currency-style>
    <number:currency-style style:name="N240141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40141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40141P0"/>
    </number:currency-style>
    <number:currency-style style:name="N240143P0" style:volatile="true" number:language="it" number:country="IT">
      <number:number number:decimal-places="2" number:min-integer-digits="1" number:grouping="true"/>
      <number:text> </number:text>
      <number:currency-symbol number:language="sr" number:country="ME">€</number:currency-symbol>
    </number:currency-style>
    <number:currency-style style:name="N240143" number:language="it" number:country="IT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country="ME">€</number:currency-symbol>
      <style:map style:condition="value()&gt;=0" style:apply-style-name="N240143P0"/>
    </number:currency-style>
    <number:currency-style style:name="N240145P0" style:volatile="true" number:language="it" number:country="IT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240145" number:language="it" number:country="IT"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240145P0"/>
    </number:currency-style>
    <number:currency-style style:name="N240146P0" style:volatile="true" number:language="it" number:country="IT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24014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240146P0"/>
    </number:currency-style>
    <number:currency-style style:name="N240148P0" style:volatile="true" number:language="it" number:country="IT">
      <number:currency-symbol number:language="en" number:country="US">$</number:currency-symbol>
      <number:number number:decimal-places="2" number:min-integer-digits="1" number:grouping="true"/>
    </number:currency-style>
    <number:currency-style style:name="N240148" number:language="it" number:country="IT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40148P0"/>
    </number:currency-style>
    <number:currency-style style:name="N240150P0" style:volatile="true" number:language="it" number:country="IT">
      <number:number number:decimal-places="0" number:min-integer-digits="1" number:grouping="true"/>
      <number:text> </number:text>
      <number:currency-symbol>EUR</number:currency-symbol>
    </number:currency-style>
    <number:currency-style style:name="N240150" number:language="it" number:country="IT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240150P0"/>
    </number:currency-style>
    <number:currency-style style:name="N240151P0" style:volatile="true" number:language="it" number:country="IT">
      <number:number number:decimal-places="2" number:min-integer-digits="1" number:grouping="true"/>
      <number:text> </number:text>
      <number:currency-symbol>EUR</number:currency-symbol>
    </number:currency-style>
    <number:currency-style style:name="N240151" number:language="it" number:country="IT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240151P0"/>
    </number:currency-style>
    <number:currency-style style:name="N240152P0" style:volatile="true" number:language="it" number:country="IT">
      <number:number number:decimal-places="0" number:min-integer-digits="1" number:grouping="true"/>
      <number:text> </number:text>
      <number:currency-symbol>EUR</number:currency-symbol>
    </number:currency-style>
    <number:currency-style style:name="N240152" number:language="it" number:country="IT">
      <style:text-properties fo:color="#ff0000"/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240152P0"/>
    </number:currency-style>
    <number:currency-style style:name="N250107P0" style:volatile="true" number:language="el" number:country="GR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250107" number:language="el" number:country="GR"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250107P0"/>
    </number:currency-style>
    <number:currency-style style:name="N260114P0" style:volatile="true" number:language="zh" number:country="SG">
      <number:currency-symbol number:language="en" number:country="US">$</number:currency-symbol>
      <number:number number:decimal-places="2" number:min-integer-digits="1" number:grouping="true"/>
    </number:currency-style>
    <number:currency-style style:name="N260114" number:language="zh" number:country="SG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60114P0"/>
    </number:currency-style>
    <number:currency-style style:name="N270134" number:language="zh" number:country="TW">
      <number:number number:decimal-places="2" number:min-integer-digits="1" number:grouping="true"/>
      <number:text> </number:text>
      <number:currency-symbol>USD</number:currency-symbol>
    </number:currency-style>
    <number:date-style style:name="N270135" number:language="zh" number:country="TW">
      <number:month/>
      <number:text>/</number:text>
      <number:day/>
      <number:text>/</number:text>
      <number:year/>
    </number:date-style>
    <number:currency-style style:name="N270137P0" style:volatile="true" number:language="zh" number:country="TW">
      <number:currency-symbol number:language="en" number:country="US">$</number:currency-symbol>
      <number:number number:decimal-places="0" number:min-integer-digits="1" number:grouping="true"/>
    </number:currency-style>
    <number:currency-style style:name="N270137" number:language="zh" number:country="TW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70137P0"/>
    </number:currency-style>
    <number:currency-style style:name="N270139P0" style:volatile="true" number:language="zh" number:country="TW">
      <number:number number:decimal-places="1" number:min-integer-digits="1" number:grouping="true"/>
      <number:text> </number:text>
      <number:currency-symbol>USD</number:currency-symbol>
    </number:currency-style>
    <number:currency-style style:name="N270139" number:language="zh" number:country="TW">
      <number:text>-</number:text>
      <number:number number:decimal-places="1" number:min-integer-digits="1" number:grouping="true"/>
      <number:text> </number:text>
      <number:currency-symbol>USD</number:currency-symbol>
      <style:map style:condition="value()&gt;=0" style:apply-style-name="N270139P0"/>
    </number:currency-style>
    <number:currency-style style:name="N270141P0" style:volatile="true" number:language="zh" number:country="TW">
      <number:number number:decimal-places="0" number:min-integer-digits="1" number:grouping="true"/>
      <number:text> </number:text>
      <number:currency-symbol>USD</number:currency-symbol>
    </number:currency-style>
    <number:currency-style style:name="N270141" number:language="zh" number:country="TW">
      <number:text>-</number:text>
      <number:number number:decimal-places="0" number:min-integer-digits="1" number:grouping="true"/>
      <number:text> </number:text>
      <number:currency-symbol>USD</number:currency-symbol>
      <style:map style:condition="value()&gt;=0" style:apply-style-name="N270141P0"/>
    </number:currency-style>
    <number:currency-style style:name="N270143P0" style:volatile="true" number:language="zh" number:country="TW">
      <number:currency-symbol number:language="en" number:country="US">$</number:currency-symbol>
      <number:number number:decimal-places="2" number:min-integer-digits="1" number:grouping="true"/>
    </number:currency-style>
    <number:currency-style style:name="N270143" number:language="zh" number:country="TW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70143P0"/>
    </number:currency-style>
    <number:date-style style:name="N270144" number:language="zh" number:country="TW">
      <number:day/>
      <number:text>-</number:text>
      <number:month number:textual="true"/>
      <number:text>-</number:text>
      <number:year/>
    </number:date-style>
    <number:date-style style:name="N270145" number:language="zh" number:country="TW">
      <number:day/>
      <number:text>-</number:text>
      <number:month number:textual="true"/>
    </number:date-style>
    <number:date-style style:name="N270146" number:language="zh" number:country="TW">
      <number:month number:textual="true"/>
      <number:text>-</number:text>
      <number:year/>
    </number:date-style>
    <number:time-style style:name="N270147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270148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70149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270150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time-style style:name="N270151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270152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percentage-style style:name="N280106" number:language="nb" number:country="NO">
      <number:number number:decimal-places="0" number:min-integer-digits="3">
        <number:embedded-text number:position="2">.</number:embedded-text>
      </number:number>
      <number:text>%</number:text>
    </number:percentage-style>
    <number:currency-style style:name="N290114P0" style:volatile="true" number:language="zh" number:country="MO">
      <number:currency-symbol number:language="zh" number:country="MO">P</number:currency-symbol>
      <number:number number:decimal-places="2" number:min-integer-digits="1" number:grouping="true"/>
    </number:currency-style>
    <number:currency-style style:name="N290114" number:language="zh" number:country="MO">
      <number:text>-</number:text>
      <number:currency-symbol number:language="zh" number:country="MO">P</number:currency-symbol>
      <number:number number:decimal-places="2" number:min-integer-digits="1" number:grouping="true"/>
      <style:map style:condition="value()&gt;=0" style:apply-style-name="N290114P0"/>
    </number:currency-style>
    <number:currency-style style:name="N300107P0" style:volatile="true" number:language="es" number:country="AR">
      <number:currency-symbol number:language="en" number:country="US">$</number:currency-symbol>
      <number:number number:decimal-places="2" number:min-integer-digits="1" number:grouping="true"/>
    </number:currency-style>
    <number:currency-style style:name="N300107" number:language="es" number:country="AR" number:title="User-defined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00107P0"/>
    </number:currency-style>
    <number:currency-style style:name="N310113" number:language="zh">
      <number:number number:decimal-places="2" number:min-integer-digits="1" number:grouping="true"/>
      <number:text> </number:text>
      <number:currency-symbol>USD</number:currency-symbol>
    </number:currency-style>
    <number:currency-style style:name="N320109P0" style:volatile="true" number:language="en" number:country="CA">
      <number:currency-symbol number:language="en" number:country="CA">$</number:currency-symbol>
      <number:number number:decimal-places="1" number:min-integer-digits="1" number:grouping="true"/>
    </number:currency-style>
    <number:currency-style style:name="N320109" number:language="en" number:country="CA">
      <number:text>-</number:text>
      <number:currency-symbol number:language="en" number:country="CA">$</number:currency-symbol>
      <number:number number:decimal-places="1" number:min-integer-digits="1" number:grouping="true"/>
      <style:map style:condition="value()&gt;=0" style:apply-style-name="N320109P0"/>
    </number:currency-style>
    <number:currency-style style:name="N320111P0" style:volatile="true" number:language="en" number:country="CA">
      <number:currency-symbol number:language="en" number:country="CA">$</number:currency-symbol>
      <number:number number:decimal-places="3" number:min-integer-digits="1" number:grouping="true"/>
    </number:currency-style>
    <number:currency-style style:name="N320111" number:language="en" number:country="CA">
      <number:text>-</number:text>
      <number:currency-symbol number:language="en" number:country="CA">$</number:currency-symbol>
      <number:number number:decimal-places="3" number:min-integer-digits="1" number:grouping="true"/>
      <style:map style:condition="value()&gt;=0" style:apply-style-name="N320111P0"/>
    </number:currency-style>
    <number:currency-style style:name="N320113P0" style:volatile="true" number:language="en" number:country="CA">
      <number:number number:decimal-places="2" number:min-integer-digits="1" number:grouping="true"/>
      <number:text> </number:text>
      <number:currency-symbol>CAD</number:currency-symbol>
    </number:currency-style>
    <number:currency-style style:name="N320113" number:language="en" number:country="CA">
      <number:text>-</number:text>
      <number:number number:decimal-places="2" number:min-integer-digits="1" number:grouping="true"/>
      <number:text> </number:text>
      <number:currency-symbol>CAD</number:currency-symbol>
      <style:map style:condition="value()&gt;=0" style:apply-style-name="N320113P0"/>
    </number:currency-style>
    <number:number-style style:name="N320114" number:language="en" number:country="CA">
      <number:number number:decimal-places="3" number:min-integer-digits="1" number:grouping="true"/>
    </number:number-style>
    <number:number-style style:name="N320115" number:language="en" number:country="CA">
      <number:number number:decimal-places="1" number:min-integer-digits="1" number:grouping="true"/>
    </number:number-style>
    <number:currency-style style:name="N320116P0" style:volatile="true" number:language="en" number:country="CA">
      <number:number number:decimal-places="2" number:min-integer-digits="1" number:grouping="true"/>
      <number:text> </number:text>
      <number:currency-symbol>CAD</number:currency-symbol>
    </number:currency-style>
    <number:currency-style style:name="N320116" number:language="en" number:country="CA">
      <style:text-properties fo:color="#ff0000"/>
      <number:text>-</number:text>
      <number:number number:decimal-places="2" number:min-integer-digits="1" number:grouping="true"/>
      <number:text> </number:text>
      <number:currency-symbol>CAD</number:currency-symbol>
      <style:map style:condition="value()&gt;=0" style:apply-style-name="N320116P0"/>
    </number:currency-style>
    <number:currency-style style:name="N320118P0" style:volatile="true" number:language="en" number:country="CA">
      <number:number number:decimal-places="3" number:min-integer-digits="1" number:grouping="true"/>
      <number:text> </number:text>
      <number:currency-symbol>CAD</number:currency-symbol>
    </number:currency-style>
    <number:currency-style style:name="N320118" number:language="en" number:country="CA">
      <style:text-properties fo:color="#ff0000"/>
      <number:text>-</number:text>
      <number:number number:decimal-places="3" number:min-integer-digits="1" number:grouping="true"/>
      <number:text> </number:text>
      <number:currency-symbol>CAD</number:currency-symbol>
      <style:map style:condition="value()&gt;=0" style:apply-style-name="N320118P0"/>
    </number:currency-style>
    <number:currency-style style:name="N320120P0" style:volatile="true" number:language="en" number:country="CA">
      <number:number number:decimal-places="1" number:min-integer-digits="1" number:grouping="true"/>
      <number:text> </number:text>
      <number:currency-symbol>CAD</number:currency-symbol>
    </number:currency-style>
    <number:currency-style style:name="N320120" number:language="en" number:country="CA">
      <style:text-properties fo:color="#ff0000"/>
      <number:text>-</number:text>
      <number:number number:decimal-places="1" number:min-integer-digits="1" number:grouping="true"/>
      <number:text> </number:text>
      <number:currency-symbol>CAD</number:currency-symbol>
      <style:map style:condition="value()&gt;=0" style:apply-style-name="N320120P0"/>
    </number:currency-style>
    <number:currency-style style:name="N320122P0" style:volatile="true" number:language="en" number:country="CA">
      <number:number number:decimal-places="0" number:min-integer-digits="1" number:grouping="true"/>
      <number:text> </number:text>
      <number:currency-symbol>CAD</number:currency-symbol>
    </number:currency-style>
    <number:currency-style style:name="N320122" number:language="en" number:country="CA">
      <style:text-properties fo:color="#ff0000"/>
      <number:text>-</number:text>
      <number:number number:decimal-places="0" number:min-integer-digits="1" number:grouping="true"/>
      <number:text> </number:text>
      <number:currency-symbol>CAD</number:currency-symbol>
      <style:map style:condition="value()&gt;=0" style:apply-style-name="N320122P0"/>
    </number:currency-style>
    <number:number-style style:name="N320123" number:language="en" number:country="CA">
      <number:number number:decimal-places="1" number:min-integer-digits="1"/>
    </number:number-style>
    <number:number-style style:name="N320124" number:language="en" number:country="CA">
      <number:number number:decimal-places="3" number:min-integer-digits="1"/>
    </number:number-style>
    <number:number-style style:name="N320125" number:language="en" number:country="CA">
      <number:number number:decimal-places="4" number:min-integer-digits="1"/>
    </number:number-style>
    <number:percentage-style style:name="N320126" number:language="en" number:country="CA">
      <number:number number:decimal-places="3" number:min-integer-digits="1"/>
      <number:text>%</number:text>
    </number:percentage-style>
    <number:percentage-style style:name="N320127" number:language="en" number:country="CA">
      <number:number number:decimal-places="4" number:min-integer-digits="1"/>
      <number:text>%</number:text>
    </number:percentage-style>
    <number:percentage-style style:name="N320128" number:language="en" number:country="CA">
      <number:number number:decimal-places="1" number:min-integer-digits="1"/>
      <number:text>%</number:text>
    </number:percentage-style>
    <number:date-style style:name="N33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330107" number:language="sv" number:country="SE">
      <number:day number:style="long"/>
      <number:text>-</number:text>
      <number:month number:textual="true"/>
    </number:date-style>
    <number:date-style style:name="N330108" number:language="sv" number:country="SE">
      <number:month number:textual="true"/>
      <number:text>-</number:text>
      <number:year/>
    </number:date-style>
    <number:time-style style:name="N330109" number:language="sv" number:country="SE">
      <number:hours/>
      <number:text>:</number:text>
      <number:minutes number:style="long"/>
      <number:text> </number:text>
      <number:am-pm/>
    </number:time-style>
    <number:time-style style:name="N33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3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330113P0" style:volatile="true" number:language="sv" number:country="SE">
      <number:number number:decimal-places="0" number:min-integer-digits="1" number:grouping="true"/>
      <number:text>    </number:text>
    </number:number-style>
    <number:number-style style:name="N33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330113P0"/>
    </number:number-style>
    <number:number-style style:name="N330114P0" style:volatile="true" number:language="sv" number:country="SE">
      <number:number number:decimal-places="0" number:min-integer-digits="1" number:grouping="true"/>
      <number:text>    </number:text>
    </number:number-style>
    <number:number-style style:name="N33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330114P0"/>
    </number:number-style>
    <number:number-style style:name="N330116P0" style:volatile="true" number:language="sv" number:country="SE">
      <number:number number:decimal-places="2" number:min-integer-digits="1" number:grouping="true"/>
      <number:text>    </number:text>
    </number:number-style>
    <number:number-style style:name="N33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330116P0"/>
    </number:number-style>
    <number:number-style style:name="N330117P0" style:volatile="true" number:language="sv" number:country="SE">
      <number:number number:decimal-places="2" number:min-integer-digits="1" number:grouping="true"/>
      <number:text>    </number:text>
    </number:number-style>
    <number:number-style style:name="N33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330117P0"/>
    </number:number-style>
    <number:number-style style:name="N330119P0" style:volatile="true" number:language="sv" number:country="SE">
      <number:number number:decimal-places="0" number:min-integer-digits="1" number:grouping="true"/>
      <number:text> kr</number:text>
    </number:number-style>
    <number:number-style style:name="N33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330119P0"/>
    </number:number-style>
    <number:number-style style:name="N330120P0" style:volatile="true" number:language="sv" number:country="SE">
      <number:number number:decimal-places="0" number:min-integer-digits="1" number:grouping="true"/>
      <number:text> kr</number:text>
    </number:number-style>
    <number:number-style style:name="N33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30120P0"/>
    </number:number-style>
    <number:number-style style:name="N330122P0" style:volatile="true" number:language="sv" number:country="SE">
      <number:number number:decimal-places="2" number:min-integer-digits="1" number:grouping="true"/>
      <number:text> kr</number:text>
    </number:number-style>
    <number:number-style style:name="N33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330122P0"/>
    </number:number-style>
    <number:number-style style:name="N330123P0" style:volatile="true" number:language="sv" number:country="SE">
      <number:number number:decimal-places="2" number:min-integer-digits="1" number:grouping="true"/>
      <number:text> kr</number:text>
    </number:number-style>
    <number:number-style style:name="N33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30123P0"/>
    </number:number-style>
    <number:currency-style style:name="N330125P0" style:volatile="true" number:language="sv" number:country="SE">
      <number:number number:decimal-places="2" number:min-integer-digits="1" number:grouping="true"/>
      <number:text> </number:text>
      <number:currency-symbol>SEK</number:currency-symbol>
    </number:currency-style>
    <number:currency-style style:name="N330125" number:language="sv" number:country="SE">
      <style:text-properties fo:color="#000000"/>
      <number:text>-</number:text>
      <number:number number:decimal-places="2" number:min-integer-digits="1" number:grouping="true"/>
      <number:text> </number:text>
      <number:currency-symbol>SEK</number:currency-symbol>
      <style:map style:condition="value()&gt;=0" style:apply-style-name="N330125P0"/>
    </number:currency-style>
    <number:currency-style style:name="N340104P0" style:volatile="true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340104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340104P0"/>
    </number:currency-style>
    <number:currency-style style:name="N350109P0" style:volatile="true" number:language="en" number:country="GH">
      <number:currency-symbol number:language="en" number:country="GH">GH₵</number:currency-symbol>
      <number:number number:decimal-places="2" number:min-integer-digits="1" number:grouping="true"/>
    </number:currency-style>
    <number:currency-style style:name="N350109" number:language="en" number:country="GH">
      <style:text-properties fo:color="#ff0000"/>
      <number:text>-</number:text>
      <number:currency-symbol number:language="en" number:country="GH">GH₵</number:currency-symbol>
      <number:number number:decimal-places="2" number:min-integer-digits="1" number:grouping="true"/>
      <style:map style:condition="value()&gt;=0" style:apply-style-name="N350109P0"/>
    </number:currency-style>
    <number:currency-style style:name="N360111P0" style:volatile="true" number:language="ga" number:country="IE">
      <number:currency-symbol number:language="ga" number:country="IE">€</number:currency-symbol>
      <number:number number:decimal-places="2" number:min-integer-digits="1" number:grouping="true"/>
    </number:currency-style>
    <number:currency-style style:name="N360111" number:language="ga" number:country="IE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360111P0"/>
    </number:currency-style>
    <number:currency-style style:name="N360113P0" style:volatile="true" number:language="ga" number:country="IE">
      <number:currency-symbol number:language="en" number:country="US">$</number:currency-symbol>
      <number:number number:decimal-places="2" number:min-integer-digits="1" number:grouping="true"/>
    </number:currency-style>
    <number:currency-style style:name="N360113" number:language="ga" number:country="I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0113P0"/>
    </number:currency-style>
    <number:currency-style style:name="N370107P0" style:volatile="true" number:language="ug" number:country="CN">
      <number:currency-symbol number:language="ug" number:country="CN">￥</number:currency-symbol>
      <number:number number:decimal-places="2" number:min-integer-digits="1" number:grouping="true"/>
    </number:currency-style>
    <number:currency-style style:name="N370107" number:language="ug" number:country="CN">
      <style:text-properties fo:color="#ff0000"/>
      <number:currency-symbol number:language="ug" number:country="CN">￥</number:currency-symbol>
      <number:text>-</number:text>
      <number:number number:decimal-places="2" number:min-integer-digits="1" number:grouping="true"/>
      <style:map style:condition="value()&gt;=0" style:apply-style-name="N370107P0"/>
    </number:currency-style>
    <number:currency-style style:name="N380107P0" style:volatile="true" number:language="da" number:country="DK">
      <number:currency-symbol number:language="en" number:country="US">$</number:currency-symbol>
      <number:number number:decimal-places="2" number:min-integer-digits="1" number:grouping="true"/>
    </number:currency-style>
    <number:currency-style style:name="N380107" number:language="da" number:country="DK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0107P0"/>
    </number:currency-style>
    <number:currency-style style:name="N390118" number:language="en" number:country="SG">
      <number:number number:decimal-places="2" number:min-integer-digits="1" number:grouping="true"/>
      <number:text> </number:text>
      <number:currency-symbol>$</number:currency-symbol>
    </number:currency-style>
    <number:currency-style style:name="N400118" number:language="en">
      <number:number number:decimal-places="2" number:min-integer-digits="1" number:grouping="true"/>
      <number:text> </number:text>
      <number:currency-symbol>$</number:currency-symbol>
    </number:currency-style>
    <number:currency-style style:name="N410107P0" style:volatile="true" number:language="fr" number:country="LU">
      <number:number number:decimal-places="2" number:min-integer-digits="1" number:grouping="true"/>
      <number:text> </number:text>
      <number:currency-symbol number:language="fr" number:country="LU">€</number:currency-symbol>
    </number:currency-style>
    <number:currency-style style:name="N410107" number:language="fr" number:country="LU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LU">€</number:currency-symbol>
      <style:map style:condition="value()&gt;=0" style:apply-style-name="N410107P0"/>
    </number:currency-style>
    <number:currency-style style:name="N410109P0" style:volatile="true" number:language="fr" number:country="LU">
      <number:currency-symbol number:language="en" number:country="IE">€</number:currency-symbol>
      <number:number number:decimal-places="0" number:min-integer-digits="1" number:grouping="true"/>
    </number:currency-style>
    <number:currency-style style:name="N410109" number:language="fr" number:country="LU">
      <style:text-properties fo:color="#ff0000"/>
      <number:text>-</number:text>
      <number:currency-symbol number:language="en" number:country="IE">€</number:currency-symbol>
      <number:number number:decimal-places="0" number:min-integer-digits="1" number:grouping="true"/>
      <style:map style:condition="value()&gt;=0" style:apply-style-name="N410109P0"/>
    </number:currency-style>
    <number:currency-style style:name="N410111P0" style:volatile="true" number:language="fr" number:country="LU"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410111" number:language="fr" number:country="LU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style:map style:condition="value()&gt;=0" style:apply-style-name="N410111P0"/>
    </number:currency-style>
    <number:currency-style style:name="N410113P0" style:volatile="true" number:language="fr" number:country="LU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410113" number:language="fr" number:country="LU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410113P0"/>
    </number:currency-style>
    <number:currency-style style:name="N420109P0" style:volatile="true" number:language="en" number:country="JM">
      <number:currency-symbol number:language="en" number:country="IE">€</number:currency-symbol>
      <number:number number:decimal-places="0" number:min-integer-digits="1" number:grouping="true"/>
    </number:currency-style>
    <number:currency-style style:name="N420109" number:language="en" number:country="JM">
      <number:text>-</number:text>
      <number:currency-symbol number:language="en" number:country="IE">€</number:currency-symbol>
      <number:number number:decimal-places="0" number:min-integer-digits="1" number:grouping="true"/>
      <style:map style:condition="value()&gt;=0" style:apply-style-name="N420109P0"/>
    </number:currency-style>
    <number:date-style style:name="N430140" number:language="th" number:country="TH">
      <number:day/>
      <number:text>/</number:text>
      <number:month/>
      <number:text>/</number:text>
      <number:year number:style="long"/>
    </number:date-style>
    <number:date-style style:name="N430141" number:language="th" number:country="TH">
      <number:day/>
      <number:text>-</number:text>
      <number:month number:textual="true"/>
      <number:text>-</number:text>
      <number:year/>
    </number:date-style>
    <number:date-style style:name="N430142" number:language="th" number:country="TH">
      <number:day/>
      <number:text>-</number:text>
      <number:month number:textual="true"/>
    </number:date-style>
    <number:date-style style:name="N430143" number:language="th" number:country="TH">
      <number:month number:textual="true"/>
      <number:text>-</number:text>
      <number:year/>
    </number:date-style>
    <number:time-style style:name="N430144" number:language="th" number:country="TH">
      <number:hours/>
      <number:text>:</number:text>
      <number:minutes number:style="long"/>
      <number:text> </number:text>
      <number:am-pm/>
    </number:time-style>
    <number:time-style style:name="N430145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30146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430147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430148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430149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430150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430151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430152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430153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43015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43015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430156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430157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430158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currency-style style:name="N440107P0" style:volatile="true" number:language="es" number:country="CO">
      <number:number number:decimal-places="2" number:min-integer-digits="1" number:grouping="true"/>
      <number:text> </number:text>
      <number:currency-symbol>COP</number:currency-symbol>
    </number:currency-style>
    <number:currency-style style:name="N440107" number:language="es" number:country="CO">
      <number:text>-</number:text>
      <number:number number:decimal-places="2" number:min-integer-digits="1" number:grouping="true"/>
      <number:text> </number:text>
      <number:currency-symbol>COP</number:currency-symbol>
      <style:map style:condition="value()&gt;=0" style:apply-style-name="N440107P0"/>
    </number:currency-style>
    <number:currency-style style:name="N450107P0" style:volatile="true" number:language="lv" number:country="LV">
      <number:currency-symbol number:language="en" number:country="US">$</number:currency-symbol>
      <number:number number:decimal-places="0" number:min-integer-digits="1" number:grouping="true"/>
    </number:currency-style>
    <number:currency-style style:name="N450107" number:language="lv" number:country="LV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450107P0"/>
    </number:currency-style>
    <number:currency-style style:name="N46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6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60104P0"/>
    </number:currency-style>
    <number:date-style style:name="N470110" number:language="pt" number:country="PT">
      <number:day number:style="long"/>
      <number:text>.</number:text>
      <number:month number:style="long"/>
      <number:text>.</number:text>
      <number:year number:style="long"/>
    </number:date-style>
    <number:date-style style:name="N470111" number:language="pt" number:country="PT" number:title="User-defined">
      <number:day/>
      <number:text>ataport</number:text>
    </number:date-style>
    <number:time-style style:name="N480109" number:language="tr" number:country="TR" number:title="User-defined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0000-00-00T16:47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bie II</meta:initial-creator>
    <meta:creation-date>2013-03-20T13:28:44</meta:creation-date>
    <dc:date>2014-11-28T16:53:28</dc:date>
    <dc:creator>root </dc:creator>
    <meta:editing-duration>PT11H14M4S</meta:editing-duration>
    <meta:editing-cycles>73</meta:editing-cycles>
    <meta:generator>LibreOffice/4.0.2.2$Linux_X86_64 LibreOffice_project/4c82dcdd6efcd48b1d8bba66bfe1989deee49c3</meta:generator>
    <meta:document-statistic meta:table-count="3" meta:cell-count="1223" meta:object-count="0"/>
  </office:meta>
</office:document-meta>
</file>